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igh_mutation" table:style-name="ta1">
        <table:table-column table:style-name="co1" table:number-columns-repeated="37" table:default-cell-style-name="Default"/>
        <table:table-row table:style-name="ro1">
          <table:table-cell table:style-name="ce6" office:value-type="string" calcext:value-type="string">
            <text:p>mu=5x10-7</text:p>
          </table:table-cell>
          <table:table-cell table:number-columns-repeated="36"/>
        </table:table-row>
        <table:table-row table:style-name="ro1">
          <table:table-cell table:style-name="ce7" office:value-type="string" calcext:value-type="string" table:number-columns-spanned="6" table:number-rows-spanned="1">
            <text:p>Bottleneck</text:p>
          </table:table-cell>
          <table:covered-table-cell table:number-columns-repeated="5"/>
          <table:table-cell table:number-columns-repeated="2"/>
          <table:table-cell table:style-name="ce7" office:value-type="string" calcext:value-type="string" table:number-columns-spanned="9" table:number-rows-spanned="1">
            <text:p>Bot-Bot</text:p>
          </table:table-cell>
          <table:covered-table-cell table:number-columns-repeated="8"/>
          <table:table-cell table:number-columns-repeated="2"/>
          <table:table-cell table:style-name="ce7" office:value-type="string" calcext:value-type="string" table:number-columns-spanned="6" table:number-rows-spanned="1">
            <text:p>Expansion</text:p>
          </table:table-cell>
          <table:covered-table-cell table:number-columns-repeated="5"/>
          <table:table-cell table:number-columns-repeated="12"/>
        </table:table-row>
        <table:table-row table:style-name="ro1">
          <table:table-cell office:value-type="float" office:value="80375" calcext:value-type="float">
            <text:p>80375</text:p>
          </table:table-cell>
          <table:table-cell office:value-type="float" office:value="156927" calcext:value-type="float">
            <text:p>156927</text:p>
          </table:table-cell>
          <table:table-cell office:value-type="float" office:value="10.1292761" calcext:value-type="float">
            <text:p>10.1292761</text:p>
          </table:table-cell>
          <table:table-cell office:value-type="float" office:value="814140" calcext:value-type="float">
            <text:p>814140</text:p>
          </table:table-cell>
          <table:table-cell office:value-type="float" office:value="-34515.385" calcext:value-type="float">
            <text:p>-34515.385</text:p>
          </table:table-cell>
          <table:table-cell office:value-type="float" office:value="-31292.901" calcext:value-type="float">
            <text:p>-31292.901</text:p>
          </table:table-cell>
          <table:table-cell table:formula="of:=[.F3]-[.E3]" office:value-type="float" office:value="3222.484" calcext:value-type="float">
            <text:p>3222.484</text:p>
          </table:table-cell>
          <table:table-cell/>
          <table:table-cell office:value-type="float" office:value="80390" calcext:value-type="float">
            <text:p>80390</text:p>
          </table:table-cell>
          <table:table-cell office:value-type="float" office:value="151493" calcext:value-type="float">
            <text:p>151493</text:p>
          </table:table-cell>
          <table:table-cell office:value-type="float" office:value="10" calcext:value-type="float">
            <text:p>10</text:p>
          </table:table-cell>
          <table:table-cell office:value-type="float" office:value="5029" calcext:value-type="float">
            <text:p>5029</text:p>
          </table:table-cell>
          <table:table-cell office:value-type="float" office:value="10.1829618" calcext:value-type="float">
            <text:p>10.1829618</text:p>
          </table:table-cell>
          <table:table-cell office:value-type="float" office:value="818608" calcext:value-type="float">
            <text:p>818608</text:p>
          </table:table-cell>
          <table:table-cell office:value-type="float" office:value="8186080" calcext:value-type="float">
            <text:p>8186080</text:p>
          </table:table-cell>
          <table:table-cell office:value-type="float" office:value="-363150.238" calcext:value-type="float">
            <text:p>-363150.238</text:p>
          </table:table-cell>
          <table:table-cell office:value-type="float" office:value="-31292.901" calcext:value-type="float">
            <text:p>-31292.901</text:p>
          </table:table-cell>
          <table:table-cell table:formula="of:=[.Q3]-[.P3]" office:value-type="float" office:value="331857.337" calcext:value-type="float">
            <text:p>331857.337</text:p>
          </table:table-cell>
          <table:table-cell/>
          <table:table-cell office:value-type="float" office:value="80664" calcext:value-type="float">
            <text:p>80664</text:p>
          </table:table-cell>
          <table:table-cell office:value-type="float" office:value="68" calcext:value-type="float">
            <text:p>68</text:p>
          </table:table-cell>
          <table:table-cell office:value-type="float" office:value="0.7138414" calcext:value-type="float">
            <text:p>0.7138414</text:p>
          </table:table-cell>
          <table:table-cell office:value-type="float" office:value="57581" calcext:value-type="float">
            <text:p>57581</text:p>
          </table:table-cell>
          <table:table-cell office:value-type="float" office:value="-32016.34" calcext:value-type="float">
            <text:p>-32016.34</text:p>
          </table:table-cell>
          <table:table-cell office:value-type="float" office:value="-31292.901" calcext:value-type="float">
            <text:p>-31292.901</text:p>
          </table:table-cell>
          <table:table-cell table:formula="of:=[.Y3]-[.X3]" office:value-type="float" office:value="723.438999999999" calcext:value-type="float">
            <text:p>723.438999999999</text:p>
          </table:table-cell>
          <table:table-cell/>
          <table:table-cell office:value-type="float" office:value="83716" calcext:value-type="float">
            <text:p>83716</text:p>
          </table:table-cell>
          <table:table-cell office:value-type="float" office:value="111" calcext:value-type="float">
            <text:p>111</text:p>
          </table:table-cell>
          <table:table-cell office:value-type="float" office:value="0.1642573" calcext:value-type="float">
            <text:p>0.1642573</text:p>
          </table:table-cell>
          <table:table-cell office:value-type="float" office:value="19245" calcext:value-type="float">
            <text:p>19245</text:p>
          </table:table-cell>
          <table:table-cell office:value-type="float" office:value="20.2344349" calcext:value-type="float">
            <text:p>20.2344349</text:p>
          </table:table-cell>
          <table:table-cell office:value-type="float" office:value="1693945" calcext:value-type="float">
            <text:p>1693945</text:p>
          </table:table-cell>
          <table:table-cell office:value-type="float" office:value="34276019" calcext:value-type="float">
            <text:p>34276019</text:p>
          </table:table-cell>
          <table:table-cell office:value-type="float" office:value="-32147.465" calcext:value-type="float">
            <text:p>-32147.465</text:p>
          </table:table-cell>
          <table:table-cell office:value-type="float" office:value="-31292.901" calcext:value-type="float">
            <text:p>-31292.901</text:p>
          </table:table-cell>
          <table:table-cell table:formula="of:=[.AJ3]-[.AI3]" office:value-type="float" office:value="854.563999999998" calcext:value-type="float">
            <text:p>854.563999999998</text:p>
          </table:table-cell>
        </table:table-row>
        <table:table-row table:style-name="ro1">
          <table:table-cell office:value-type="float" office:value="80788" calcext:value-type="float">
            <text:p>80788</text:p>
          </table:table-cell>
          <table:table-cell office:value-type="float" office:value="155884" calcext:value-type="float">
            <text:p>155884</text:p>
          </table:table-cell>
          <table:table-cell office:value-type="float" office:value="10.1723007" calcext:value-type="float">
            <text:p>10.1723007</text:p>
          </table:table-cell>
          <table:table-cell office:value-type="float" office:value="821799" calcext:value-type="float">
            <text:p>821799</text:p>
          </table:table-cell>
          <table:table-cell office:value-type="float" office:value="-34667.242" calcext:value-type="float">
            <text:p>-34667.242</text:p>
          </table:table-cell>
          <table:table-cell office:value-type="float" office:value="-31292.901" calcext:value-type="float">
            <text:p>-31292.901</text:p>
          </table:table-cell>
          <table:table-cell table:formula="of:=[.F4]-[.E4]" office:value-type="float" office:value="3374.341" calcext:value-type="float">
            <text:p>3374.341</text:p>
          </table:table-cell>
          <table:table-cell/>
          <table:table-cell office:value-type="float" office:value="80299" calcext:value-type="float">
            <text:p>80299</text:p>
          </table:table-cell>
          <table:table-cell office:value-type="float" office:value="149761" calcext:value-type="float">
            <text:p>149761</text:p>
          </table:table-cell>
          <table:table-cell office:value-type="float" office:value="10" calcext:value-type="float">
            <text:p>10</text:p>
          </table:table-cell>
          <table:table-cell office:value-type="float" office:value="4955" calcext:value-type="float">
            <text:p>4955</text:p>
          </table:table-cell>
          <table:table-cell office:value-type="float" office:value="10.171474" calcext:value-type="float">
            <text:p>10.171474</text:p>
          </table:table-cell>
          <table:table-cell office:value-type="float" office:value="816759" calcext:value-type="float">
            <text:p>816759</text:p>
          </table:table-cell>
          <table:table-cell office:value-type="float" office:value="8167590" calcext:value-type="float">
            <text:p>8167590</text:p>
          </table:table-cell>
          <table:table-cell office:value-type="float" office:value="-363650.659" calcext:value-type="float">
            <text:p>-363650.659</text:p>
          </table:table-cell>
          <table:table-cell office:value-type="float" office:value="-31292.901" calcext:value-type="float">
            <text:p>-31292.901</text:p>
          </table:table-cell>
          <table:table-cell table:formula="of:=[.Q4]-[.P4]" office:value-type="float" office:value="332357.758" calcext:value-type="float">
            <text:p>332357.758</text:p>
          </table:table-cell>
          <table:table-cell/>
          <table:table-cell office:value-type="float" office:value="81950" calcext:value-type="float">
            <text:p>81950</text:p>
          </table:table-cell>
          <table:table-cell office:value-type="float" office:value="56" calcext:value-type="float">
            <text:p>56</text:p>
          </table:table-cell>
          <table:table-cell office:value-type="float" office:value="0.6998055" calcext:value-type="float">
            <text:p>0.6998055</text:p>
          </table:table-cell>
          <table:table-cell office:value-type="float" office:value="57349" calcext:value-type="float">
            <text:p>57349</text:p>
          </table:table-cell>
          <table:table-cell office:value-type="float" office:value="-32016.047" calcext:value-type="float">
            <text:p>-32016.047</text:p>
          </table:table-cell>
          <table:table-cell office:value-type="float" office:value="-31292.901" calcext:value-type="float">
            <text:p>-31292.901</text:p>
          </table:table-cell>
          <table:table-cell table:formula="of:=[.Y4]-[.X4]" office:value-type="float" office:value="723.145999999997" calcext:value-type="float">
            <text:p>723.145999999997</text:p>
          </table:table-cell>
          <table:table-cell/>
          <table:table-cell office:value-type="float" office:value="85588" calcext:value-type="float">
            <text:p>85588</text:p>
          </table:table-cell>
          <table:table-cell office:value-type="float" office:value="121" calcext:value-type="float">
            <text:p>121</text:p>
          </table:table-cell>
          <table:table-cell office:value-type="float" office:value="0.1389147" calcext:value-type="float">
            <text:p>0.1389147</text:p>
          </table:table-cell>
          <table:table-cell office:value-type="float" office:value="15121" calcext:value-type="float">
            <text:p>15121</text:p>
          </table:table-cell>
          <table:table-cell office:value-type="float" office:value="20.3370405" calcext:value-type="float">
            <text:p>20.3370405</text:p>
          </table:table-cell>
          <table:table-cell office:value-type="float" office:value="1740606" calcext:value-type="float">
            <text:p>1740606</text:p>
          </table:table-cell>
          <table:table-cell office:value-type="float" office:value="35398774" calcext:value-type="float">
            <text:p>35398774</text:p>
          </table:table-cell>
          <table:table-cell office:value-type="float" office:value="-32225.15" calcext:value-type="float">
            <text:p>-32225.15</text:p>
          </table:table-cell>
          <table:table-cell office:value-type="float" office:value="-31292.901" calcext:value-type="float">
            <text:p>-31292.901</text:p>
          </table:table-cell>
          <table:table-cell table:formula="of:=[.AJ4]-[.AI4]" office:value-type="float" office:value="932.249" calcext:value-type="float">
            <text:p>932.249</text:p>
          </table:table-cell>
        </table:table-row>
        <table:table-row table:style-name="ro1">
          <table:table-cell office:value-type="float" office:value="80350" calcext:value-type="float">
            <text:p>80350</text:p>
          </table:table-cell>
          <table:table-cell office:value-type="float" office:value="156082" calcext:value-type="float">
            <text:p>156082</text:p>
          </table:table-cell>
          <table:table-cell office:value-type="float" office:value="10.1601878" calcext:value-type="float">
            <text:p>10.1601878</text:p>
          </table:table-cell>
          <table:table-cell office:value-type="float" office:value="816371" calcext:value-type="float">
            <text:p>816371</text:p>
          </table:table-cell>
          <table:table-cell office:value-type="float" office:value="-34597.519" calcext:value-type="float">
            <text:p>-34597.519</text:p>
          </table:table-cell>
          <table:table-cell office:value-type="float" office:value="-31292.901" calcext:value-type="float">
            <text:p>-31292.901</text:p>
          </table:table-cell>
          <table:table-cell table:formula="of:=[.F5]-[.E5]" office:value-type="float" office:value="3304.618" calcext:value-type="float">
            <text:p>3304.618</text:p>
          </table:table-cell>
          <table:table-cell/>
          <table:table-cell office:value-type="float" office:value="80645" calcext:value-type="float">
            <text:p>80645</text:p>
          </table:table-cell>
          <table:table-cell office:value-type="float" office:value="151554" calcext:value-type="float">
            <text:p>151554</text:p>
          </table:table-cell>
          <table:table-cell office:value-type="float" office:value="10" calcext:value-type="float">
            <text:p>10</text:p>
          </table:table-cell>
          <table:table-cell office:value-type="float" office:value="5027" calcext:value-type="float">
            <text:p>5027</text:p>
          </table:table-cell>
          <table:table-cell office:value-type="float" office:value="10.144874" calcext:value-type="float">
            <text:p>10.144874</text:p>
          </table:table-cell>
          <table:table-cell office:value-type="float" office:value="818133" calcext:value-type="float">
            <text:p>818133</text:p>
          </table:table-cell>
          <table:table-cell office:value-type="float" office:value="8181330" calcext:value-type="float">
            <text:p>8181330</text:p>
          </table:table-cell>
          <table:table-cell office:value-type="float" office:value="-362900.403" calcext:value-type="float">
            <text:p>-362900.403</text:p>
          </table:table-cell>
          <table:table-cell office:value-type="float" office:value="-31292.901" calcext:value-type="float">
            <text:p>-31292.901</text:p>
          </table:table-cell>
          <table:table-cell table:formula="of:=[.Q5]-[.P5]" office:value-type="float" office:value="331607.502" calcext:value-type="float">
            <text:p>331607.502</text:p>
          </table:table-cell>
          <table:table-cell/>
          <table:table-cell office:value-type="float" office:value="81504" calcext:value-type="float">
            <text:p>81504</text:p>
          </table:table-cell>
          <table:table-cell office:value-type="float" office:value="68" calcext:value-type="float">
            <text:p>68</text:p>
          </table:table-cell>
          <table:table-cell office:value-type="float" office:value="0.6847427" calcext:value-type="float">
            <text:p>0.6847427</text:p>
          </table:table-cell>
          <table:table-cell office:value-type="float" office:value="55809" calcext:value-type="float">
            <text:p>55809</text:p>
          </table:table-cell>
          <table:table-cell office:value-type="float" office:value="-32016.07" calcext:value-type="float">
            <text:p>-32016.07</text:p>
          </table:table-cell>
          <table:table-cell office:value-type="float" office:value="-31292.901" calcext:value-type="float">
            <text:p>-31292.901</text:p>
          </table:table-cell>
          <table:table-cell table:formula="of:=[.Y5]-[.X5]" office:value-type="float" office:value="723.168999999998" calcext:value-type="float">
            <text:p>723.168999999998</text:p>
          </table:table-cell>
          <table:table-cell/>
          <table:table-cell office:value-type="float" office:value="84823" calcext:value-type="float">
            <text:p>84823</text:p>
          </table:table-cell>
          <table:table-cell office:value-type="float" office:value="88" calcext:value-type="float">
            <text:p>88</text:p>
          </table:table-cell>
          <table:table-cell office:value-type="float" office:value="0.1861455" calcext:value-type="float">
            <text:p>0.1861455</text:p>
          </table:table-cell>
          <table:table-cell office:value-type="float" office:value="26308" calcext:value-type="float">
            <text:p>26308</text:p>
          </table:table-cell>
          <table:table-cell office:value-type="float" office:value="20.4416765" calcext:value-type="float">
            <text:p>20.4416765</text:p>
          </table:table-cell>
          <table:table-cell office:value-type="float" office:value="1733924" calcext:value-type="float">
            <text:p>1733924</text:p>
          </table:table-cell>
          <table:table-cell office:value-type="float" office:value="35444313" calcext:value-type="float">
            <text:p>35444313</text:p>
          </table:table-cell>
          <table:table-cell office:value-type="float" office:value="-32059.65" calcext:value-type="float">
            <text:p>-32059.65</text:p>
          </table:table-cell>
          <table:table-cell office:value-type="float" office:value="-31292.901" calcext:value-type="float">
            <text:p>-31292.901</text:p>
          </table:table-cell>
          <table:table-cell table:formula="of:=[.AJ5]-[.AI5]" office:value-type="float" office:value="766.749" calcext:value-type="float">
            <text:p>766.749</text:p>
          </table:table-cell>
        </table:table-row>
        <table:table-row table:style-name="ro1">
          <table:table-cell office:value-type="float" office:value="80798" calcext:value-type="float">
            <text:p>80798</text:p>
          </table:table-cell>
          <table:table-cell office:value-type="float" office:value="156615" calcext:value-type="float">
            <text:p>156615</text:p>
          </table:table-cell>
          <table:table-cell office:value-type="float" office:value="10.165121" calcext:value-type="float">
            <text:p>10.165121</text:p>
          </table:table-cell>
          <table:table-cell office:value-type="float" office:value="821321" calcext:value-type="float">
            <text:p>821321</text:p>
          </table:table-cell>
          <table:table-cell office:value-type="float" office:value="-34658.091" calcext:value-type="float">
            <text:p>-34658.091</text:p>
          </table:table-cell>
          <table:table-cell office:value-type="float" office:value="-31292.901" calcext:value-type="float">
            <text:p>-31292.901</text:p>
          </table:table-cell>
          <table:table-cell table:formula="of:=[.F6]-[.E6]" office:value-type="float" office:value="3365.19" calcext:value-type="float">
            <text:p>3365.19</text:p>
          </table:table-cell>
          <table:table-cell/>
          <table:table-cell office:value-type="float" office:value="79894" calcext:value-type="float">
            <text:p>79894</text:p>
          </table:table-cell>
          <table:table-cell office:value-type="float" office:value="151623" calcext:value-type="float">
            <text:p>151623</text:p>
          </table:table-cell>
          <table:table-cell office:value-type="float" office:value="10" calcext:value-type="float">
            <text:p>10</text:p>
          </table:table-cell>
          <table:table-cell office:value-type="float" office:value="5028" calcext:value-type="float">
            <text:p>5028</text:p>
          </table:table-cell>
          <table:table-cell office:value-type="float" office:value="10.1569176" calcext:value-type="float">
            <text:p>10.1569176</text:p>
          </table:table-cell>
          <table:table-cell office:value-type="float" office:value="811476" calcext:value-type="float">
            <text:p>811476</text:p>
          </table:table-cell>
          <table:table-cell office:value-type="float" office:value="8114760" calcext:value-type="float">
            <text:p>8114760</text:p>
          </table:table-cell>
          <table:table-cell office:value-type="float" office:value="-359099.968" calcext:value-type="float">
            <text:p>-359099.968</text:p>
          </table:table-cell>
          <table:table-cell office:value-type="float" office:value="-31292.901" calcext:value-type="float">
            <text:p>-31292.901</text:p>
          </table:table-cell>
          <table:table-cell table:formula="of:=[.Q6]-[.P6]" office:value-type="float" office:value="327807.067" calcext:value-type="float">
            <text:p>327807.067</text:p>
          </table:table-cell>
          <table:table-cell/>
          <table:table-cell office:value-type="float" office:value="80884" calcext:value-type="float">
            <text:p>80884</text:p>
          </table:table-cell>
          <table:table-cell office:value-type="float" office:value="107" calcext:value-type="float">
            <text:p>107</text:p>
          </table:table-cell>
          <table:table-cell office:value-type="float" office:value="0.7068124" calcext:value-type="float">
            <text:p>0.7068124</text:p>
          </table:table-cell>
          <table:table-cell office:value-type="float" office:value="57169" calcext:value-type="float">
            <text:p>57169</text:p>
          </table:table-cell>
          <table:table-cell office:value-type="float" office:value="-32016" calcext:value-type="float">
            <text:p>-32016</text:p>
          </table:table-cell>
          <table:table-cell office:value-type="float" office:value="-31292.901" calcext:value-type="float">
            <text:p>-31292.901</text:p>
          </table:table-cell>
          <table:table-cell table:formula="of:=[.Y6]-[.X6]" office:value-type="float" office:value="723.098999999998" calcext:value-type="float">
            <text:p>723.098999999998</text:p>
          </table:table-cell>
          <table:table-cell/>
          <table:table-cell office:value-type="float" office:value="84149" calcext:value-type="float">
            <text:p>84149</text:p>
          </table:table-cell>
          <table:table-cell office:value-type="float" office:value="94" calcext:value-type="float">
            <text:p>94</text:p>
          </table:table-cell>
          <table:table-cell office:value-type="float" office:value="0.1577462" calcext:value-type="float">
            <text:p>0.1577462</text:p>
          </table:table-cell>
          <table:table-cell office:value-type="float" office:value="19354" calcext:value-type="float">
            <text:p>19354</text:p>
          </table:table-cell>
          <table:table-cell office:value-type="float" office:value="20.4304376" calcext:value-type="float">
            <text:p>20.4304376</text:p>
          </table:table-cell>
          <table:table-cell office:value-type="float" office:value="1719200" calcext:value-type="float">
            <text:p>1719200</text:p>
          </table:table-cell>
          <table:table-cell office:value-type="float" office:value="35124008" calcext:value-type="float">
            <text:p>35124008</text:p>
          </table:table-cell>
          <table:table-cell office:value-type="float" office:value="-32169.187" calcext:value-type="float">
            <text:p>-32169.187</text:p>
          </table:table-cell>
          <table:table-cell office:value-type="float" office:value="-31292.901" calcext:value-type="float">
            <text:p>-31292.901</text:p>
          </table:table-cell>
          <table:table-cell table:formula="of:=[.AJ6]-[.AI6]" office:value-type="float" office:value="876.286" calcext:value-type="float">
            <text:p>876.286</text:p>
          </table:table-cell>
        </table:table-row>
        <table:table-row table:style-name="ro1">
          <table:table-cell office:value-type="float" office:value="80577" calcext:value-type="float">
            <text:p>80577</text:p>
          </table:table-cell>
          <table:table-cell office:value-type="float" office:value="156159" calcext:value-type="float">
            <text:p>156159</text:p>
          </table:table-cell>
          <table:table-cell office:value-type="float" office:value="10.1329918" calcext:value-type="float">
            <text:p>10.1329918</text:p>
          </table:table-cell>
          <table:table-cell office:value-type="float" office:value="816486" calcext:value-type="float">
            <text:p>816486</text:p>
          </table:table-cell>
          <table:table-cell office:value-type="float" office:value="-34608.062" calcext:value-type="float">
            <text:p>-34608.062</text:p>
          </table:table-cell>
          <table:table-cell office:value-type="float" office:value="-31292.901" calcext:value-type="float">
            <text:p>-31292.901</text:p>
          </table:table-cell>
          <table:table-cell table:formula="of:=[.F7]-[.E7]" office:value-type="float" office:value="3315.161" calcext:value-type="float">
            <text:p>3315.161</text:p>
          </table:table-cell>
          <table:table-cell/>
          <table:table-cell office:value-type="float" office:value="80913" calcext:value-type="float">
            <text:p>80913</text:p>
          </table:table-cell>
          <table:table-cell office:value-type="float" office:value="149761" calcext:value-type="float">
            <text:p>149761</text:p>
          </table:table-cell>
          <table:table-cell office:value-type="float" office:value="10" calcext:value-type="float">
            <text:p>10</text:p>
          </table:table-cell>
          <table:table-cell office:value-type="float" office:value="5012" calcext:value-type="float">
            <text:p>5012</text:p>
          </table:table-cell>
          <table:table-cell office:value-type="float" office:value="10.1078612" calcext:value-type="float">
            <text:p>10.1078612</text:p>
          </table:table-cell>
          <table:table-cell office:value-type="float" office:value="817857" calcext:value-type="float">
            <text:p>817857</text:p>
          </table:table-cell>
          <table:table-cell office:value-type="float" office:value="8178570" calcext:value-type="float">
            <text:p>8178570</text:p>
          </table:table-cell>
          <table:table-cell office:value-type="float" office:value="-364058.306" calcext:value-type="float">
            <text:p>-364058.306</text:p>
          </table:table-cell>
          <table:table-cell office:value-type="float" office:value="-31292.901" calcext:value-type="float">
            <text:p>-31292.901</text:p>
          </table:table-cell>
          <table:table-cell table:formula="of:=[.Q7]-[.P7]" office:value-type="float" office:value="332765.405" calcext:value-type="float">
            <text:p>332765.405</text:p>
          </table:table-cell>
          <table:table-cell/>
          <table:table-cell office:value-type="float" office:value="80351" calcext:value-type="float">
            <text:p>80351</text:p>
          </table:table-cell>
          <table:table-cell office:value-type="float" office:value="67" calcext:value-type="float">
            <text:p>67</text:p>
          </table:table-cell>
          <table:table-cell office:value-type="float" office:value="0.7159415" calcext:value-type="float">
            <text:p>0.7159415</text:p>
          </table:table-cell>
          <table:table-cell office:value-type="float" office:value="57526" calcext:value-type="float">
            <text:p>57526</text:p>
          </table:table-cell>
          <table:table-cell office:value-type="float" office:value="-32011.845" calcext:value-type="float">
            <text:p>-32011.845</text:p>
          </table:table-cell>
          <table:table-cell office:value-type="float" office:value="-31292.901" calcext:value-type="float">
            <text:p>-31292.901</text:p>
          </table:table-cell>
          <table:table-cell table:formula="of:=[.Y7]-[.X7]" office:value-type="float" office:value="718.944" calcext:value-type="float">
            <text:p>718.944</text:p>
          </table:table-cell>
          <table:table-cell/>
          <table:table-cell office:value-type="float" office:value="83940" calcext:value-type="float">
            <text:p>83940</text:p>
          </table:table-cell>
          <table:table-cell office:value-type="float" office:value="83" calcext:value-type="float">
            <text:p>83</text:p>
          </table:table-cell>
          <table:table-cell office:value-type="float" office:value="0.1828146" calcext:value-type="float">
            <text:p>0.1828146</text:p>
          </table:table-cell>
          <table:table-cell office:value-type="float" office:value="25859" calcext:value-type="float">
            <text:p>25859</text:p>
          </table:table-cell>
          <table:table-cell office:value-type="float" office:value="21.7220778" calcext:value-type="float">
            <text:p>21.7220778</text:p>
          </table:table-cell>
          <table:table-cell office:value-type="float" office:value="1823351" calcext:value-type="float">
            <text:p>1823351</text:p>
          </table:table-cell>
          <table:table-cell office:value-type="float" office:value="39606972" calcext:value-type="float">
            <text:p>39606972</text:p>
          </table:table-cell>
          <table:table-cell office:value-type="float" office:value="-32077.787" calcext:value-type="float">
            <text:p>-32077.787</text:p>
          </table:table-cell>
          <table:table-cell office:value-type="float" office:value="-31292.901" calcext:value-type="float">
            <text:p>-31292.901</text:p>
          </table:table-cell>
          <table:table-cell table:formula="of:=[.AJ7]-[.AI7]" office:value-type="float" office:value="784.885999999999" calcext:value-type="float">
            <text:p>784.885999999999</text:p>
          </table:table-cell>
        </table:table-row>
        <table:table-row table:style-name="ro1">
          <table:table-cell office:value-type="float" office:value="80682" calcext:value-type="float">
            <text:p>80682</text:p>
          </table:table-cell>
          <table:table-cell office:value-type="float" office:value="156554" calcext:value-type="float">
            <text:p>156554</text:p>
          </table:table-cell>
          <table:table-cell office:value-type="float" office:value="10.138948" calcext:value-type="float">
            <text:p>10.138948</text:p>
          </table:table-cell>
          <table:table-cell office:value-type="float" office:value="818030" calcext:value-type="float">
            <text:p>818030</text:p>
          </table:table-cell>
          <table:table-cell office:value-type="float" office:value="-34617.502" calcext:value-type="float">
            <text:p>-34617.502</text:p>
          </table:table-cell>
          <table:table-cell office:value-type="float" office:value="-31292.901" calcext:value-type="float">
            <text:p>-31292.901</text:p>
          </table:table-cell>
          <table:table-cell table:formula="of:=[.F8]-[.E8]" office:value-type="float" office:value="3324.601" calcext:value-type="float">
            <text:p>3324.601</text:p>
          </table:table-cell>
          <table:table-cell/>
          <table:table-cell office:value-type="float" office:value="80923" calcext:value-type="float">
            <text:p>80923</text:p>
          </table:table-cell>
          <table:table-cell office:value-type="float" office:value="149761" calcext:value-type="float">
            <text:p>149761</text:p>
          </table:table-cell>
          <table:table-cell office:value-type="float" office:value="10" calcext:value-type="float">
            <text:p>10</text:p>
          </table:table-cell>
          <table:table-cell office:value-type="float" office:value="4955" calcext:value-type="float">
            <text:p>4955</text:p>
          </table:table-cell>
          <table:table-cell office:value-type="float" office:value="10.1519876" calcext:value-type="float">
            <text:p>10.1519876</text:p>
          </table:table-cell>
          <table:table-cell office:value-type="float" office:value="821529" calcext:value-type="float">
            <text:p>821529</text:p>
          </table:table-cell>
          <table:table-cell office:value-type="float" office:value="8215290" calcext:value-type="float">
            <text:p>8215290</text:p>
          </table:table-cell>
          <table:table-cell office:value-type="float" office:value="-366420.141" calcext:value-type="float">
            <text:p>-366420.141</text:p>
          </table:table-cell>
          <table:table-cell office:value-type="float" office:value="-31292.901" calcext:value-type="float">
            <text:p>-31292.901</text:p>
          </table:table-cell>
          <table:table-cell table:formula="of:=[.Q8]-[.P8]" office:value-type="float" office:value="335127.24" calcext:value-type="float">
            <text:p>335127.24</text:p>
          </table:table-cell>
          <table:table-cell/>
          <table:table-cell office:value-type="float" office:value="81254" calcext:value-type="float">
            <text:p>81254</text:p>
          </table:table-cell>
          <table:table-cell office:value-type="float" office:value="82" calcext:value-type="float">
            <text:p>82</text:p>
          </table:table-cell>
          <table:table-cell office:value-type="float" office:value="0.7126048" calcext:value-type="float">
            <text:p>0.7126048</text:p>
          </table:table-cell>
          <table:table-cell office:value-type="float" office:value="57901" calcext:value-type="float">
            <text:p>57901</text:p>
          </table:table-cell>
          <table:table-cell office:value-type="float" office:value="-32016.407" calcext:value-type="float">
            <text:p>-32016.407</text:p>
          </table:table-cell>
          <table:table-cell office:value-type="float" office:value="-31292.901" calcext:value-type="float">
            <text:p>-31292.901</text:p>
          </table:table-cell>
          <table:table-cell table:formula="of:=[.Y8]-[.X8]" office:value-type="float" office:value="723.505999999998" calcext:value-type="float">
            <text:p>723.505999999998</text:p>
          </table:table-cell>
          <table:table-cell/>
          <table:table-cell office:value-type="float" office:value="85617" calcext:value-type="float">
            <text:p>85617</text:p>
          </table:table-cell>
          <table:table-cell office:value-type="float" office:value="135" calcext:value-type="float">
            <text:p>135</text:p>
          </table:table-cell>
          <table:table-cell office:value-type="float" office:value="0.167663" calcext:value-type="float">
            <text:p>0.167663</text:p>
          </table:table-cell>
          <table:table-cell office:value-type="float" office:value="22326" calcext:value-type="float">
            <text:p>22326</text:p>
          </table:table-cell>
          <table:table-cell office:value-type="float" office:value="20.8476394" calcext:value-type="float">
            <text:p>20.8476394</text:p>
          </table:table-cell>
          <table:table-cell office:value-type="float" office:value="1784912" calcext:value-type="float">
            <text:p>1784912</text:p>
          </table:table-cell>
          <table:table-cell office:value-type="float" office:value="37211201" calcext:value-type="float">
            <text:p>37211201</text:p>
          </table:table-cell>
          <table:table-cell office:value-type="float" office:value="-32097.125" calcext:value-type="float">
            <text:p>-32097.125</text:p>
          </table:table-cell>
          <table:table-cell office:value-type="float" office:value="-31292.901" calcext:value-type="float">
            <text:p>-31292.901</text:p>
          </table:table-cell>
          <table:table-cell table:formula="of:=[.AJ8]-[.AI8]" office:value-type="float" office:value="804.223999999998" calcext:value-type="float">
            <text:p>804.223999999998</text:p>
          </table:table-cell>
        </table:table-row>
        <table:table-row table:style-name="ro1">
          <table:table-cell office:value-type="float" office:value="80716" calcext:value-type="float">
            <text:p>80716</text:p>
          </table:table-cell>
          <table:table-cell office:value-type="float" office:value="156657" calcext:value-type="float">
            <text:p>156657</text:p>
          </table:table-cell>
          <table:table-cell office:value-type="float" office:value="10.1864533" calcext:value-type="float">
            <text:p>10.1864533</text:p>
          </table:table-cell>
          <table:table-cell office:value-type="float" office:value="822209" calcext:value-type="float">
            <text:p>822209</text:p>
          </table:table-cell>
          <table:table-cell office:value-type="float" office:value="-34586.439" calcext:value-type="float">
            <text:p>-34586.439</text:p>
          </table:table-cell>
          <table:table-cell office:value-type="float" office:value="-31292.901" calcext:value-type="float">
            <text:p>-31292.901</text:p>
          </table:table-cell>
          <table:table-cell table:formula="of:=[.F9]-[.E9]" office:value-type="float" office:value="3293.538" calcext:value-type="float">
            <text:p>3293.538</text:p>
          </table:table-cell>
          <table:table-cell/>
          <table:table-cell office:value-type="float" office:value="80774" calcext:value-type="float">
            <text:p>80774</text:p>
          </table:table-cell>
          <table:table-cell office:value-type="float" office:value="152121" calcext:value-type="float">
            <text:p>152121</text:p>
          </table:table-cell>
          <table:table-cell office:value-type="float" office:value="10" calcext:value-type="float">
            <text:p>10</text:p>
          </table:table-cell>
          <table:table-cell office:value-type="float" office:value="5040" calcext:value-type="float">
            <text:p>5040</text:p>
          </table:table-cell>
          <table:table-cell office:value-type="float" office:value="10.1097592" calcext:value-type="float">
            <text:p>10.1097592</text:p>
          </table:table-cell>
          <table:table-cell office:value-type="float" office:value="816605" calcext:value-type="float">
            <text:p>816605</text:p>
          </table:table-cell>
          <table:table-cell office:value-type="float" office:value="8166050" calcext:value-type="float">
            <text:p>8166050</text:p>
          </table:table-cell>
          <table:table-cell office:value-type="float" office:value="-361925.924" calcext:value-type="float">
            <text:p>-361925.924</text:p>
          </table:table-cell>
          <table:table-cell office:value-type="float" office:value="-31292.901" calcext:value-type="float">
            <text:p>-31292.901</text:p>
          </table:table-cell>
          <table:table-cell table:formula="of:=[.Q9]-[.P9]" office:value-type="float" office:value="330633.023" calcext:value-type="float">
            <text:p>330633.023</text:p>
          </table:table-cell>
          <table:table-cell/>
          <table:table-cell office:value-type="float" office:value="83123" calcext:value-type="float">
            <text:p>83123</text:p>
          </table:table-cell>
          <table:table-cell office:value-type="float" office:value="77" calcext:value-type="float">
            <text:p>77</text:p>
          </table:table-cell>
          <table:table-cell office:value-type="float" office:value="0.6868764" calcext:value-type="float">
            <text:p>0.6868764</text:p>
          </table:table-cell>
          <table:table-cell office:value-type="float" office:value="57095" calcext:value-type="float">
            <text:p>57095</text:p>
          </table:table-cell>
          <table:table-cell office:value-type="float" office:value="-32016.151" calcext:value-type="float">
            <text:p>-32016.151</text:p>
          </table:table-cell>
          <table:table-cell office:value-type="float" office:value="-31292.901" calcext:value-type="float">
            <text:p>-31292.901</text:p>
          </table:table-cell>
          <table:table-cell table:formula="of:=[.Y9]-[.X9]" office:value-type="float" office:value="723.25" calcext:value-type="float">
            <text:p>723.25</text:p>
          </table:table-cell>
          <table:table-cell/>
          <table:table-cell office:value-type="float" office:value="85442" calcext:value-type="float">
            <text:p>85442</text:p>
          </table:table-cell>
          <table:table-cell office:value-type="float" office:value="105" calcext:value-type="float">
            <text:p>105</text:p>
          </table:table-cell>
          <table:table-cell office:value-type="float" office:value="0.1612889" calcext:value-type="float">
            <text:p>0.1612889</text:p>
          </table:table-cell>
          <table:table-cell office:value-type="float" office:value="20656" calcext:value-type="float">
            <text:p>20656</text:p>
          </table:table-cell>
          <table:table-cell office:value-type="float" office:value="20.9691908" calcext:value-type="float">
            <text:p>20.9691908</text:p>
          </table:table-cell>
          <table:table-cell office:value-type="float" office:value="1791649" calcext:value-type="float">
            <text:p>1791649</text:p>
          </table:table-cell>
          <table:table-cell office:value-type="float" office:value="37569429" calcext:value-type="float">
            <text:p>37569429</text:p>
          </table:table-cell>
          <table:table-cell office:value-type="float" office:value="-32138.817" calcext:value-type="float">
            <text:p>-32138.817</text:p>
          </table:table-cell>
          <table:table-cell office:value-type="float" office:value="-31292.901" calcext:value-type="float">
            <text:p>-31292.901</text:p>
          </table:table-cell>
          <table:table-cell table:formula="of:=[.AJ9]-[.AI9]" office:value-type="float" office:value="845.915999999997" calcext:value-type="float">
            <text:p>845.915999999997</text:p>
          </table:table-cell>
        </table:table-row>
        <table:table-row table:style-name="ro1">
          <table:table-cell office:value-type="float" office:value="80889" calcext:value-type="float">
            <text:p>80889</text:p>
          </table:table-cell>
          <table:table-cell office:value-type="float" office:value="156614" calcext:value-type="float">
            <text:p>156614</text:p>
          </table:table-cell>
          <table:table-cell office:value-type="float" office:value="10.1493721" calcext:value-type="float">
            <text:p>10.1493721</text:p>
          </table:table-cell>
          <table:table-cell office:value-type="float" office:value="820972" calcext:value-type="float">
            <text:p>820972</text:p>
          </table:table-cell>
          <table:table-cell office:value-type="float" office:value="-34658.154" calcext:value-type="float">
            <text:p>-34658.154</text:p>
          </table:table-cell>
          <table:table-cell office:value-type="float" office:value="-31292.901" calcext:value-type="float">
            <text:p>-31292.901</text:p>
          </table:table-cell>
          <table:table-cell table:formula="of:=[.F10]-[.E10]" office:value-type="float" office:value="3365.253" calcext:value-type="float">
            <text:p>3365.253</text:p>
          </table:table-cell>
          <table:table-cell/>
          <table:table-cell office:value-type="float" office:value="80756" calcext:value-type="float">
            <text:p>80756</text:p>
          </table:table-cell>
          <table:table-cell office:value-type="float" office:value="151614" calcext:value-type="float">
            <text:p>151614</text:p>
          </table:table-cell>
          <table:table-cell office:value-type="float" office:value="10" calcext:value-type="float">
            <text:p>10</text:p>
          </table:table-cell>
          <table:table-cell office:value-type="float" office:value="5053" calcext:value-type="float">
            <text:p>5053</text:p>
          </table:table-cell>
          <table:table-cell office:value-type="float" office:value="10.191546" calcext:value-type="float">
            <text:p>10.191546</text:p>
          </table:table-cell>
          <table:table-cell office:value-type="float" office:value="823028" calcext:value-type="float">
            <text:p>823028</text:p>
          </table:table-cell>
          <table:table-cell office:value-type="float" office:value="8230280" calcext:value-type="float">
            <text:p>8230280</text:p>
          </table:table-cell>
          <table:table-cell office:value-type="float" office:value="-365340.895" calcext:value-type="float">
            <text:p>-365340.895</text:p>
          </table:table-cell>
          <table:table-cell office:value-type="float" office:value="-31292.901" calcext:value-type="float">
            <text:p>-31292.901</text:p>
          </table:table-cell>
          <table:table-cell table:formula="of:=[.Q10]-[.P10]" office:value-type="float" office:value="334047.994" calcext:value-type="float">
            <text:p>334047.994</text:p>
          </table:table-cell>
          <table:table-cell/>
          <table:table-cell office:value-type="float" office:value="82030" calcext:value-type="float">
            <text:p>82030</text:p>
          </table:table-cell>
          <table:table-cell office:value-type="float" office:value="114" calcext:value-type="float">
            <text:p>114</text:p>
          </table:table-cell>
          <table:table-cell office:value-type="float" office:value="0.7182053" calcext:value-type="float">
            <text:p>0.7182053</text:p>
          </table:table-cell>
          <table:table-cell office:value-type="float" office:value="58914" calcext:value-type="float">
            <text:p>58914</text:p>
          </table:table-cell>
          <table:table-cell office:value-type="float" office:value="-32016.045" calcext:value-type="float">
            <text:p>-32016.045</text:p>
          </table:table-cell>
          <table:table-cell office:value-type="float" office:value="-31292.901" calcext:value-type="float">
            <text:p>-31292.901</text:p>
          </table:table-cell>
          <table:table-cell table:formula="of:=[.Y10]-[.X10]" office:value-type="float" office:value="723.143999999997" calcext:value-type="float">
            <text:p>723.143999999997</text:p>
          </table:table-cell>
          <table:table-cell/>
          <table:table-cell office:value-type="float" office:value="85750" calcext:value-type="float">
            <text:p>85750</text:p>
          </table:table-cell>
          <table:table-cell office:value-type="float" office:value="116" calcext:value-type="float">
            <text:p>116</text:p>
          </table:table-cell>
          <table:table-cell office:value-type="float" office:value="0.1580642" calcext:value-type="float">
            <text:p>0.1580642</text:p>
          </table:table-cell>
          <table:table-cell office:value-type="float" office:value="20366" calcext:value-type="float">
            <text:p>20366</text:p>
          </table:table-cell>
          <table:table-cell office:value-type="float" office:value="21.6466782" calcext:value-type="float">
            <text:p>21.6466782</text:p>
          </table:table-cell>
          <table:table-cell office:value-type="float" office:value="1856202" calcext:value-type="float">
            <text:p>1856202</text:p>
          </table:table-cell>
          <table:table-cell office:value-type="float" office:value="40180607" calcext:value-type="float">
            <text:p>40180607</text:p>
          </table:table-cell>
          <table:table-cell office:value-type="float" office:value="-32134.235" calcext:value-type="float">
            <text:p>-32134.235</text:p>
          </table:table-cell>
          <table:table-cell office:value-type="float" office:value="-31292.901" calcext:value-type="float">
            <text:p>-31292.901</text:p>
          </table:table-cell>
          <table:table-cell table:formula="of:=[.AJ10]-[.AI10]" office:value-type="float" office:value="841.333999999999" calcext:value-type="float">
            <text:p>841.333999999999</text:p>
          </table:table-cell>
        </table:table-row>
        <table:table-row table:style-name="ro1">
          <table:table-cell office:value-type="float" office:value="80725" calcext:value-type="float">
            <text:p>80725</text:p>
          </table:table-cell>
          <table:table-cell office:value-type="float" office:value="156667" calcext:value-type="float">
            <text:p>156667</text:p>
          </table:table-cell>
          <table:table-cell office:value-type="float" office:value="10.1688889" calcext:value-type="float">
            <text:p>10.1688889</text:p>
          </table:table-cell>
          <table:table-cell office:value-type="float" office:value="820883" calcext:value-type="float">
            <text:p>820883</text:p>
          </table:table-cell>
          <table:table-cell office:value-type="float" office:value="-34623.112" calcext:value-type="float">
            <text:p>-34623.112</text:p>
          </table:table-cell>
          <table:table-cell office:value-type="float" office:value="-31292.901" calcext:value-type="float">
            <text:p>-31292.901</text:p>
          </table:table-cell>
          <table:table-cell table:formula="of:=[.F11]-[.E11]" office:value-type="float" office:value="3330.211" calcext:value-type="float">
            <text:p>3330.211</text:p>
          </table:table-cell>
          <table:table-cell/>
          <table:table-cell office:value-type="float" office:value="80852" calcext:value-type="float">
            <text:p>80852</text:p>
          </table:table-cell>
          <table:table-cell office:value-type="float" office:value="151491" calcext:value-type="float">
            <text:p>151491</text:p>
          </table:table-cell>
          <table:table-cell office:value-type="float" office:value="10" calcext:value-type="float">
            <text:p>10</text:p>
          </table:table-cell>
          <table:table-cell office:value-type="float" office:value="5042" calcext:value-type="float">
            <text:p>5042</text:p>
          </table:table-cell>
          <table:table-cell office:value-type="float" office:value="10.1029909" calcext:value-type="float">
            <text:p>10.1029909</text:p>
          </table:table-cell>
          <table:table-cell office:value-type="float" office:value="816847" calcext:value-type="float">
            <text:p>816847</text:p>
          </table:table-cell>
          <table:table-cell office:value-type="float" office:value="8168470" calcext:value-type="float">
            <text:p>8168470</text:p>
          </table:table-cell>
          <table:table-cell office:value-type="float" office:value="-362461.571" calcext:value-type="float">
            <text:p>-362461.571</text:p>
          </table:table-cell>
          <table:table-cell office:value-type="float" office:value="-31292.901" calcext:value-type="float">
            <text:p>-31292.901</text:p>
          </table:table-cell>
          <table:table-cell table:formula="of:=[.Q11]-[.P11]" office:value-type="float" office:value="331168.67" calcext:value-type="float">
            <text:p>331168.67</text:p>
          </table:table-cell>
          <table:table-cell/>
          <table:table-cell office:value-type="float" office:value="83296" calcext:value-type="float">
            <text:p>83296</text:p>
          </table:table-cell>
          <table:table-cell office:value-type="float" office:value="65" calcext:value-type="float">
            <text:p>65</text:p>
          </table:table-cell>
          <table:table-cell office:value-type="float" office:value="0.6894098" calcext:value-type="float">
            <text:p>0.6894098</text:p>
          </table:table-cell>
          <table:table-cell office:value-type="float" office:value="57425" calcext:value-type="float">
            <text:p>57425</text:p>
          </table:table-cell>
          <table:table-cell office:value-type="float" office:value="-32018.203" calcext:value-type="float">
            <text:p>-32018.203</text:p>
          </table:table-cell>
          <table:table-cell office:value-type="float" office:value="-31292.901" calcext:value-type="float">
            <text:p>-31292.901</text:p>
          </table:table-cell>
          <table:table-cell table:formula="of:=[.Y11]-[.X11]" office:value-type="float" office:value="725.302" calcext:value-type="float">
            <text:p>725.302</text:p>
          </table:table-cell>
          <table:table-cell/>
          <table:table-cell office:value-type="float" office:value="85370" calcext:value-type="float">
            <text:p>85370</text:p>
          </table:table-cell>
          <table:table-cell office:value-type="float" office:value="161" calcext:value-type="float">
            <text:p>161</text:p>
          </table:table-cell>
          <table:table-cell office:value-type="float" office:value="0.1407323" calcext:value-type="float">
            <text:p>0.1407323</text:p>
          </table:table-cell>
          <table:table-cell office:value-type="float" office:value="15745" calcext:value-type="float">
            <text:p>15745</text:p>
          </table:table-cell>
          <table:table-cell office:value-type="float" office:value="20.7808491" calcext:value-type="float">
            <text:p>20.7808491</text:p>
          </table:table-cell>
          <table:table-cell office:value-type="float" office:value="1774061" calcext:value-type="float">
            <text:p>1774061</text:p>
          </table:table-cell>
          <table:table-cell office:value-type="float" office:value="36866493" calcext:value-type="float">
            <text:p>36866493</text:p>
          </table:table-cell>
          <table:table-cell office:value-type="float" office:value="-32184.034" calcext:value-type="float">
            <text:p>-32184.034</text:p>
          </table:table-cell>
          <table:table-cell office:value-type="float" office:value="-31292.901" calcext:value-type="float">
            <text:p>-31292.901</text:p>
          </table:table-cell>
          <table:table-cell table:formula="of:=[.AJ11]-[.AI11]" office:value-type="float" office:value="891.132999999998" calcext:value-type="float">
            <text:p>891.132999999998</text:p>
          </table:table-cell>
        </table:table-row>
        <table:table-row table:style-name="ro1">
          <table:table-cell office:value-type="float" office:value="80966" calcext:value-type="float">
            <text:p>80966</text:p>
          </table:table-cell>
          <table:table-cell office:value-type="float" office:value="156395" calcext:value-type="float">
            <text:p>156395</text:p>
          </table:table-cell>
          <table:table-cell office:value-type="float" office:value="10.1967738" calcext:value-type="float">
            <text:p>10.1967738</text:p>
          </table:table-cell>
          <table:table-cell office:value-type="float" office:value="825591" calcext:value-type="float">
            <text:p>825591</text:p>
          </table:table-cell>
          <table:table-cell office:value-type="float" office:value="-34671.896" calcext:value-type="float">
            <text:p>-34671.896</text:p>
          </table:table-cell>
          <table:table-cell office:value-type="float" office:value="-31292.901" calcext:value-type="float">
            <text:p>-31292.901</text:p>
          </table:table-cell>
          <table:table-cell table:formula="of:=[.F12]-[.E12]" office:value-type="float" office:value="3378.995" calcext:value-type="float">
            <text:p>3378.995</text:p>
          </table:table-cell>
          <table:table-cell/>
          <table:table-cell office:value-type="float" office:value="80692" calcext:value-type="float">
            <text:p>80692</text:p>
          </table:table-cell>
          <table:table-cell office:value-type="float" office:value="152136" calcext:value-type="float">
            <text:p>152136</text:p>
          </table:table-cell>
          <table:table-cell office:value-type="float" office:value="10" calcext:value-type="float">
            <text:p>10</text:p>
          </table:table-cell>
          <table:table-cell office:value-type="float" office:value="5026" calcext:value-type="float">
            <text:p>5026</text:p>
          </table:table-cell>
          <table:table-cell office:value-type="float" office:value="10.1161386" calcext:value-type="float">
            <text:p>10.1161386</text:p>
          </table:table-cell>
          <table:table-cell office:value-type="float" office:value="816291" calcext:value-type="float">
            <text:p>816291</text:p>
          </table:table-cell>
          <table:table-cell office:value-type="float" office:value="8162910" calcext:value-type="float">
            <text:p>8162910</text:p>
          </table:table-cell>
          <table:table-cell office:value-type="float" office:value="-361707.917" calcext:value-type="float">
            <text:p>-361707.917</text:p>
          </table:table-cell>
          <table:table-cell office:value-type="float" office:value="-31292.901" calcext:value-type="float">
            <text:p>-31292.901</text:p>
          </table:table-cell>
          <table:table-cell table:formula="of:=[.Q12]-[.P12]" office:value-type="float" office:value="330415.016" calcext:value-type="float">
            <text:p>330415.016</text:p>
          </table:table-cell>
          <table:table-cell/>
          <table:table-cell office:value-type="float" office:value="82274" calcext:value-type="float">
            <text:p>82274</text:p>
          </table:table-cell>
          <table:table-cell office:value-type="float" office:value="104" calcext:value-type="float">
            <text:p>104</text:p>
          </table:table-cell>
          <table:table-cell office:value-type="float" office:value="0.7133391" calcext:value-type="float">
            <text:p>0.7133391</text:p>
          </table:table-cell>
          <table:table-cell office:value-type="float" office:value="58689" calcext:value-type="float">
            <text:p>58689</text:p>
          </table:table-cell>
          <table:table-cell office:value-type="float" office:value="-32016.795" calcext:value-type="float">
            <text:p>-32016.795</text:p>
          </table:table-cell>
          <table:table-cell office:value-type="float" office:value="-31292.901" calcext:value-type="float">
            <text:p>-31292.901</text:p>
          </table:table-cell>
          <table:table-cell table:formula="of:=[.Y12]-[.X12]" office:value-type="float" office:value="723.893999999997" calcext:value-type="float">
            <text:p>723.893999999997</text:p>
          </table:table-cell>
          <table:table-cell/>
          <table:table-cell office:value-type="float" office:value="84471" calcext:value-type="float">
            <text:p>84471</text:p>
          </table:table-cell>
          <table:table-cell office:value-type="float" office:value="126" calcext:value-type="float">
            <text:p>126</text:p>
          </table:table-cell>
          <table:table-cell office:value-type="float" office:value="0.1725841" calcext:value-type="float">
            <text:p>0.1725841</text:p>
          </table:table-cell>
          <table:table-cell office:value-type="float" office:value="22581" calcext:value-type="float">
            <text:p>22581</text:p>
          </table:table-cell>
          <table:table-cell office:value-type="float" office:value="20.3919152" calcext:value-type="float">
            <text:p>20.3919152</text:p>
          </table:table-cell>
          <table:table-cell office:value-type="float" office:value="1722525" calcext:value-type="float">
            <text:p>1722525</text:p>
          </table:table-cell>
          <table:table-cell office:value-type="float" office:value="35125583" calcext:value-type="float">
            <text:p>35125583</text:p>
          </table:table-cell>
          <table:table-cell office:value-type="float" office:value="-32087.252" calcext:value-type="float">
            <text:p>-32087.252</text:p>
          </table:table-cell>
          <table:table-cell office:value-type="float" office:value="-31292.901" calcext:value-type="float">
            <text:p>-31292.901</text:p>
          </table:table-cell>
          <table:table-cell table:formula="of:=[.AJ12]-[.AI12]" office:value-type="float" office:value="794.350999999999" calcext:value-type="float">
            <text:p>794.350999999999</text:p>
          </table:table-cell>
        </table:table-row>
        <table:table-row table:style-name="ro1">
          <table:table-cell office:value-type="float" office:value="80892" calcext:value-type="float">
            <text:p>80892</text:p>
          </table:table-cell>
          <table:table-cell office:value-type="float" office:value="156659" calcext:value-type="float">
            <text:p>156659</text:p>
          </table:table-cell>
          <table:table-cell office:value-type="float" office:value="10.1956594" calcext:value-type="float">
            <text:p>10.1956594</text:p>
          </table:table-cell>
          <table:table-cell office:value-type="float" office:value="824747" calcext:value-type="float">
            <text:p>824747</text:p>
          </table:table-cell>
          <table:table-cell office:value-type="float" office:value="-34672.894" calcext:value-type="float">
            <text:p>-34672.894</text:p>
          </table:table-cell>
          <table:table-cell office:value-type="float" office:value="-31292.901" calcext:value-type="float">
            <text:p>-31292.901</text:p>
          </table:table-cell>
          <table:table-cell table:formula="of:=[.F13]-[.E13]" office:value-type="float" office:value="3379.993" calcext:value-type="float">
            <text:p>3379.993</text:p>
          </table:table-cell>
          <table:table-cell/>
          <table:table-cell office:value-type="float" office:value="80876" calcext:value-type="float">
            <text:p>80876</text:p>
          </table:table-cell>
          <table:table-cell office:value-type="float" office:value="151574" calcext:value-type="float">
            <text:p>151574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10.1857029" calcext:value-type="float">
            <text:p>10.1857029</text:p>
          </table:table-cell>
          <table:table-cell office:value-type="float" office:value="823778" calcext:value-type="float">
            <text:p>823778</text:p>
          </table:table-cell>
          <table:table-cell office:value-type="float" office:value="8237780" calcext:value-type="float">
            <text:p>8237780</text:p>
          </table:table-cell>
          <table:table-cell office:value-type="float" office:value="-366474.658" calcext:value-type="float">
            <text:p>-366474.658</text:p>
          </table:table-cell>
          <table:table-cell office:value-type="float" office:value="-31292.901" calcext:value-type="float">
            <text:p>-31292.901</text:p>
          </table:table-cell>
          <table:table-cell table:formula="of:=[.Q13]-[.P13]" office:value-type="float" office:value="335181.757" calcext:value-type="float">
            <text:p>335181.757</text:p>
          </table:table-cell>
          <table:table-cell/>
          <table:table-cell office:value-type="float" office:value="84242" calcext:value-type="float">
            <text:p>84242</text:p>
          </table:table-cell>
          <table:table-cell office:value-type="float" office:value="70" calcext:value-type="float">
            <text:p>70</text:p>
          </table:table-cell>
          <table:table-cell office:value-type="float" office:value="0.6904921" calcext:value-type="float">
            <text:p>0.6904921</text:p>
          </table:table-cell>
          <table:table-cell office:value-type="float" office:value="58168" calcext:value-type="float">
            <text:p>58168</text:p>
          </table:table-cell>
          <table:table-cell office:value-type="float" office:value="-32015.965" calcext:value-type="float">
            <text:p>-32015.965</text:p>
          </table:table-cell>
          <table:table-cell office:value-type="float" office:value="-31292.901" calcext:value-type="float">
            <text:p>-31292.901</text:p>
          </table:table-cell>
          <table:table-cell table:formula="of:=[.Y13]-[.X13]" office:value-type="float" office:value="723.063999999999" calcext:value-type="float">
            <text:p>723.063999999999</text:p>
          </table:table-cell>
          <table:table-cell/>
          <table:table-cell office:value-type="float" office:value="85352" calcext:value-type="float">
            <text:p>85352</text:p>
          </table:table-cell>
          <table:table-cell office:value-type="float" office:value="73" calcext:value-type="float">
            <text:p>73</text:p>
          </table:table-cell>
          <table:table-cell office:value-type="float" office:value="0.184091" calcext:value-type="float">
            <text:p>0.184091</text:p>
          </table:table-cell>
          <table:table-cell office:value-type="float" office:value="26383" calcext:value-type="float">
            <text:p>26383</text:p>
          </table:table-cell>
          <table:table-cell office:value-type="float" office:value="21.1278621" calcext:value-type="float">
            <text:p>21.1278621</text:p>
          </table:table-cell>
          <table:table-cell office:value-type="float" office:value="1803305" calcext:value-type="float">
            <text:p>1803305</text:p>
          </table:table-cell>
          <table:table-cell office:value-type="float" office:value="38099979" calcext:value-type="float">
            <text:p>38099979</text:p>
          </table:table-cell>
          <table:table-cell office:value-type="float" office:value="-32072.382" calcext:value-type="float">
            <text:p>-32072.382</text:p>
          </table:table-cell>
          <table:table-cell office:value-type="float" office:value="-31292.901" calcext:value-type="float">
            <text:p>-31292.901</text:p>
          </table:table-cell>
          <table:table-cell table:formula="of:=[.AJ13]-[.AI13]" office:value-type="float" office:value="779.481" calcext:value-type="float">
            <text:p>779.481</text:p>
          </table:table-cell>
        </table:table-row>
        <table:table-row table:style-name="ro1">
          <table:table-cell office:value-type="float" office:value="80419" calcext:value-type="float">
            <text:p>80419</text:p>
          </table:table-cell>
          <table:table-cell office:value-type="float" office:value="156626" calcext:value-type="float">
            <text:p>156626</text:p>
          </table:table-cell>
          <table:table-cell office:value-type="float" office:value="10.1654977" calcext:value-type="float">
            <text:p>10.1654977</text:p>
          </table:table-cell>
          <table:table-cell office:value-type="float" office:value="817499" calcext:value-type="float">
            <text:p>817499</text:p>
          </table:table-cell>
          <table:table-cell office:value-type="float" office:value="-34566.914" calcext:value-type="float">
            <text:p>-34566.914</text:p>
          </table:table-cell>
          <table:table-cell office:value-type="float" office:value="-31292.901" calcext:value-type="float">
            <text:p>-31292.901</text:p>
          </table:table-cell>
          <table:table-cell table:formula="of:=[.F14]-[.E14]" office:value-type="float" office:value="3274.013" calcext:value-type="float">
            <text:p>3274.013</text:p>
          </table:table-cell>
          <table:table-cell/>
          <table:table-cell office:value-type="float" office:value="80800" calcext:value-type="float">
            <text:p>80800</text:p>
          </table:table-cell>
          <table:table-cell office:value-type="float" office:value="151549" calcext:value-type="float">
            <text:p>151549</text:p>
          </table:table-cell>
          <table:table-cell office:value-type="float" office:value="10" calcext:value-type="float">
            <text:p>10</text:p>
          </table:table-cell>
          <table:table-cell office:value-type="float" office:value="5016" calcext:value-type="float">
            <text:p>5016</text:p>
          </table:table-cell>
          <table:table-cell office:value-type="float" office:value="10.1872337" calcext:value-type="float">
            <text:p>10.1872337</text:p>
          </table:table-cell>
          <table:table-cell office:value-type="float" office:value="823128" calcext:value-type="float">
            <text:p>823128</text:p>
          </table:table-cell>
          <table:table-cell office:value-type="float" office:value="8231280" calcext:value-type="float">
            <text:p>8231280</text:p>
          </table:table-cell>
          <table:table-cell office:value-type="float" office:value="-365766.99" calcext:value-type="float">
            <text:p>-365766.99</text:p>
          </table:table-cell>
          <table:table-cell office:value-type="float" office:value="-31292.901" calcext:value-type="float">
            <text:p>-31292.901</text:p>
          </table:table-cell>
          <table:table-cell table:formula="of:=[.Q14]-[.P14]" office:value-type="float" office:value="334474.089" calcext:value-type="float">
            <text:p>334474.089</text:p>
          </table:table-cell>
          <table:table-cell/>
          <table:table-cell office:value-type="float" office:value="82576" calcext:value-type="float">
            <text:p>82576</text:p>
          </table:table-cell>
          <table:table-cell office:value-type="float" office:value="97" calcext:value-type="float">
            <text:p>97</text:p>
          </table:table-cell>
          <table:table-cell office:value-type="float" office:value="0.686914" calcext:value-type="float">
            <text:p>0.686914</text:p>
          </table:table-cell>
          <table:table-cell office:value-type="float" office:value="56722" calcext:value-type="float">
            <text:p>56722</text:p>
          </table:table-cell>
          <table:table-cell office:value-type="float" office:value="-32015.696" calcext:value-type="float">
            <text:p>-32015.696</text:p>
          </table:table-cell>
          <table:table-cell office:value-type="float" office:value="-31292.901" calcext:value-type="float">
            <text:p>-31292.901</text:p>
          </table:table-cell>
          <table:table-cell table:formula="of:=[.Y14]-[.X14]" office:value-type="float" office:value="722.794999999998" calcext:value-type="float">
            <text:p>722.794999999998</text:p>
          </table:table-cell>
          <table:table-cell/>
          <table:table-cell office:value-type="float" office:value="82757" calcext:value-type="float">
            <text:p>82757</text:p>
          </table:table-cell>
          <table:table-cell office:value-type="float" office:value="71" calcext:value-type="float">
            <text:p>71</text:p>
          </table:table-cell>
          <table:table-cell office:value-type="float" office:value="0.1572311" calcext:value-type="float">
            <text:p>0.1572311</text:p>
          </table:table-cell>
          <table:table-cell office:value-type="float" office:value="18938" calcext:value-type="float">
            <text:p>18938</text:p>
          </table:table-cell>
          <table:table-cell office:value-type="float" office:value="20.7735129" calcext:value-type="float">
            <text:p>20.7735129</text:p>
          </table:table-cell>
          <table:table-cell office:value-type="float" office:value="1719153" calcext:value-type="float">
            <text:p>1719153</text:p>
          </table:table-cell>
          <table:table-cell office:value-type="float" office:value="35712847" calcext:value-type="float">
            <text:p>35712847</text:p>
          </table:table-cell>
          <table:table-cell office:value-type="float" office:value="-32197.677" calcext:value-type="float">
            <text:p>-32197.677</text:p>
          </table:table-cell>
          <table:table-cell office:value-type="float" office:value="-31292.901" calcext:value-type="float">
            <text:p>-31292.901</text:p>
          </table:table-cell>
          <table:table-cell table:formula="of:=[.AJ14]-[.AI14]" office:value-type="float" office:value="904.775999999998" calcext:value-type="float">
            <text:p>904.775999999998</text:p>
          </table:table-cell>
        </table:table-row>
        <table:table-row table:style-name="ro1">
          <table:table-cell office:value-type="float" office:value="80702" calcext:value-type="float">
            <text:p>80702</text:p>
          </table:table-cell>
          <table:table-cell office:value-type="float" office:value="157530" calcext:value-type="float">
            <text:p>157530</text:p>
          </table:table-cell>
          <table:table-cell office:value-type="float" office:value="10.194656" calcext:value-type="float">
            <text:p>10.194656</text:p>
          </table:table-cell>
          <table:table-cell office:value-type="float" office:value="822729" calcext:value-type="float">
            <text:p>822729</text:p>
          </table:table-cell>
          <table:table-cell office:value-type="float" office:value="-34575.981" calcext:value-type="float">
            <text:p>-34575.981</text:p>
          </table:table-cell>
          <table:table-cell office:value-type="float" office:value="-31292.901" calcext:value-type="float">
            <text:p>-31292.901</text:p>
          </table:table-cell>
          <table:table-cell table:formula="of:=[.F15]-[.E15]" office:value-type="float" office:value="3283.08" calcext:value-type="float">
            <text:p>3283.08</text:p>
          </table:table-cell>
          <table:table-cell/>
          <table:table-cell office:value-type="float" office:value="80281" calcext:value-type="float">
            <text:p>80281</text:p>
          </table:table-cell>
          <table:table-cell office:value-type="float" office:value="151547" calcext:value-type="float">
            <text:p>151547</text:p>
          </table:table-cell>
          <table:table-cell office:value-type="float" office:value="10" calcext:value-type="float">
            <text:p>10</text:p>
          </table:table-cell>
          <table:table-cell office:value-type="float" office:value="5052" calcext:value-type="float">
            <text:p>5052</text:p>
          </table:table-cell>
          <table:table-cell office:value-type="float" office:value="10.1311399" calcext:value-type="float">
            <text:p>10.1311399</text:p>
          </table:table-cell>
          <table:table-cell office:value-type="float" office:value="813338" calcext:value-type="float">
            <text:p>813338</text:p>
          </table:table-cell>
          <table:table-cell office:value-type="float" office:value="8133380" calcext:value-type="float">
            <text:p>8133380</text:p>
          </table:table-cell>
          <table:table-cell office:value-type="float" office:value="-360199.287" calcext:value-type="float">
            <text:p>-360199.287</text:p>
          </table:table-cell>
          <table:table-cell office:value-type="float" office:value="-31292.901" calcext:value-type="float">
            <text:p>-31292.901</text:p>
          </table:table-cell>
          <table:table-cell table:formula="of:=[.Q15]-[.P15]" office:value-type="float" office:value="328906.386" calcext:value-type="float">
            <text:p>328906.386</text:p>
          </table:table-cell>
          <table:table-cell/>
          <table:table-cell office:value-type="float" office:value="83884" calcext:value-type="float">
            <text:p>83884</text:p>
          </table:table-cell>
          <table:table-cell office:value-type="float" office:value="64" calcext:value-type="float">
            <text:p>64</text:p>
          </table:table-cell>
          <table:table-cell office:value-type="float" office:value="0.6861824" calcext:value-type="float">
            <text:p>0.6861824</text:p>
          </table:table-cell>
          <table:table-cell office:value-type="float" office:value="57559" calcext:value-type="float">
            <text:p>57559</text:p>
          </table:table-cell>
          <table:table-cell office:value-type="float" office:value="-32013.182" calcext:value-type="float">
            <text:p>-32013.182</text:p>
          </table:table-cell>
          <table:table-cell office:value-type="float" office:value="-31292.901" calcext:value-type="float">
            <text:p>-31292.901</text:p>
          </table:table-cell>
          <table:table-cell table:formula="of:=[.Y15]-[.X15]" office:value-type="float" office:value="720.280999999999" calcext:value-type="float">
            <text:p>720.280999999999</text:p>
          </table:table-cell>
          <table:table-cell/>
          <table:table-cell office:value-type="float" office:value="84540" calcext:value-type="float">
            <text:p>84540</text:p>
          </table:table-cell>
          <table:table-cell office:value-type="float" office:value="113" calcext:value-type="float">
            <text:p>113</text:p>
          </table:table-cell>
          <table:table-cell office:value-type="float" office:value="0.1487766" calcext:value-type="float">
            <text:p>0.1487766</text:p>
          </table:table-cell>
          <table:table-cell office:value-type="float" office:value="16769" calcext:value-type="float">
            <text:p>16769</text:p>
          </table:table-cell>
          <table:table-cell office:value-type="float" office:value="20.5887267" calcext:value-type="float">
            <text:p>20.5887267</text:p>
          </table:table-cell>
          <table:table-cell office:value-type="float" office:value="1740570" calcext:value-type="float">
            <text:p>1740570</text:p>
          </table:table-cell>
          <table:table-cell office:value-type="float" office:value="35836120" calcext:value-type="float">
            <text:p>35836120</text:p>
          </table:table-cell>
          <table:table-cell office:value-type="float" office:value="-32194.493" calcext:value-type="float">
            <text:p>-32194.493</text:p>
          </table:table-cell>
          <table:table-cell office:value-type="float" office:value="-31292.901" calcext:value-type="float">
            <text:p>-31292.901</text:p>
          </table:table-cell>
          <table:table-cell table:formula="of:=[.AJ15]-[.AI15]" office:value-type="float" office:value="901.591999999997" calcext:value-type="float">
            <text:p>901.591999999997</text:p>
          </table:table-cell>
        </table:table-row>
        <table:table-row table:style-name="ro1">
          <table:table-cell office:value-type="float" office:value="80705" calcext:value-type="float">
            <text:p>80705</text:p>
          </table:table-cell>
          <table:table-cell office:value-type="float" office:value="157559" calcext:value-type="float">
            <text:p>157559</text:p>
          </table:table-cell>
          <table:table-cell office:value-type="float" office:value="10.1126616" calcext:value-type="float">
            <text:p>10.1126616</text:p>
          </table:table-cell>
          <table:table-cell office:value-type="float" office:value="816142" calcext:value-type="float">
            <text:p>816142</text:p>
          </table:table-cell>
          <table:table-cell office:value-type="float" office:value="-34561.149" calcext:value-type="float">
            <text:p>-34561.149</text:p>
          </table:table-cell>
          <table:table-cell office:value-type="float" office:value="-31292.901" calcext:value-type="float">
            <text:p>-31292.901</text:p>
          </table:table-cell>
          <table:table-cell table:formula="of:=[.F16]-[.E16]" office:value-type="float" office:value="3268.248" calcext:value-type="float">
            <text:p>3268.248</text:p>
          </table:table-cell>
          <table:table-cell/>
          <table:table-cell office:value-type="float" office:value="80947" calcext:value-type="float">
            <text:p>80947</text:p>
          </table:table-cell>
          <table:table-cell office:value-type="float" office:value="151483" calcext:value-type="float">
            <text:p>151483</text:p>
          </table:table-cell>
          <table:table-cell office:value-type="float" office:value="10" calcext:value-type="float">
            <text:p>10</text:p>
          </table:table-cell>
          <table:table-cell office:value-type="float" office:value="5016" calcext:value-type="float">
            <text:p>5016</text:p>
          </table:table-cell>
          <table:table-cell office:value-type="float" office:value="10.1980493" calcext:value-type="float">
            <text:p>10.1980493</text:p>
          </table:table-cell>
          <table:table-cell office:value-type="float" office:value="825501" calcext:value-type="float">
            <text:p>825501</text:p>
          </table:table-cell>
          <table:table-cell office:value-type="float" office:value="8255010" calcext:value-type="float">
            <text:p>8255010</text:p>
          </table:table-cell>
          <table:table-cell office:value-type="float" office:value="-367061.182" calcext:value-type="float">
            <text:p>-367061.182</text:p>
          </table:table-cell>
          <table:table-cell office:value-type="float" office:value="-31292.901" calcext:value-type="float">
            <text:p>-31292.901</text:p>
          </table:table-cell>
          <table:table-cell table:formula="of:=[.Q16]-[.P16]" office:value-type="float" office:value="335768.281" calcext:value-type="float">
            <text:p>335768.281</text:p>
          </table:table-cell>
          <table:table-cell/>
          <table:table-cell office:value-type="float" office:value="84123" calcext:value-type="float">
            <text:p>84123</text:p>
          </table:table-cell>
          <table:table-cell office:value-type="float" office:value="107" calcext:value-type="float">
            <text:p>107</text:p>
          </table:table-cell>
          <table:table-cell office:value-type="float" office:value="0.6856274" calcext:value-type="float">
            <text:p>0.6856274</text:p>
          </table:table-cell>
          <table:table-cell office:value-type="float" office:value="57677" calcext:value-type="float">
            <text:p>57677</text:p>
          </table:table-cell>
          <table:table-cell office:value-type="float" office:value="-32013.192" calcext:value-type="float">
            <text:p>-32013.192</text:p>
          </table:table-cell>
          <table:table-cell office:value-type="float" office:value="-31292.901" calcext:value-type="float">
            <text:p>-31292.901</text:p>
          </table:table-cell>
          <table:table-cell table:formula="of:=[.Y16]-[.X16]" office:value-type="float" office:value="720.290999999997" calcext:value-type="float">
            <text:p>720.290999999997</text:p>
          </table:table-cell>
          <table:table-cell/>
          <table:table-cell office:value-type="float" office:value="85488" calcext:value-type="float">
            <text:p>85488</text:p>
          </table:table-cell>
          <table:table-cell office:value-type="float" office:value="128" calcext:value-type="float">
            <text:p>128</text:p>
          </table:table-cell>
          <table:table-cell office:value-type="float" office:value="0.1349243" calcext:value-type="float">
            <text:p>0.1349243</text:p>
          </table:table-cell>
          <table:table-cell office:value-type="float" office:value="14504" calcext:value-type="float">
            <text:p>14504</text:p>
          </table:table-cell>
          <table:table-cell office:value-type="float" office:value="20.6516659" calcext:value-type="float">
            <text:p>20.6516659</text:p>
          </table:table-cell>
          <table:table-cell office:value-type="float" office:value="1765469" calcext:value-type="float">
            <text:p>1765469</text:p>
          </table:table-cell>
          <table:table-cell office:value-type="float" office:value="36459875" calcext:value-type="float">
            <text:p>36459875</text:p>
          </table:table-cell>
          <table:table-cell office:value-type="float" office:value="-32229.492" calcext:value-type="float">
            <text:p>-32229.492</text:p>
          </table:table-cell>
          <table:table-cell office:value-type="float" office:value="-31292.901" calcext:value-type="float">
            <text:p>-31292.901</text:p>
          </table:table-cell>
          <table:table-cell table:formula="of:=[.AJ16]-[.AI16]" office:value-type="float" office:value="936.590999999997" calcext:value-type="float">
            <text:p>936.590999999997</text:p>
          </table:table-cell>
        </table:table-row>
        <table:table-row table:style-name="ro1">
          <table:table-cell office:value-type="float" office:value="80213" calcext:value-type="float">
            <text:p>80213</text:p>
          </table:table-cell>
          <table:table-cell office:value-type="float" office:value="156546" calcext:value-type="float">
            <text:p>156546</text:p>
          </table:table-cell>
          <table:table-cell office:value-type="float" office:value="10.1727866" calcext:value-type="float">
            <text:p>10.1727866</text:p>
          </table:table-cell>
          <table:table-cell office:value-type="float" office:value="815989" calcext:value-type="float">
            <text:p>815989</text:p>
          </table:table-cell>
          <table:table-cell office:value-type="float" office:value="-34533.028" calcext:value-type="float">
            <text:p>-34533.028</text:p>
          </table:table-cell>
          <table:table-cell office:value-type="float" office:value="-31292.901" calcext:value-type="float">
            <text:p>-31292.901</text:p>
          </table:table-cell>
          <table:table-cell table:formula="of:=[.F17]-[.E17]" office:value-type="float" office:value="3240.127" calcext:value-type="float">
            <text:p>3240.127</text:p>
          </table:table-cell>
          <table:table-cell/>
          <table:table-cell office:value-type="float" office:value="80776" calcext:value-type="float">
            <text:p>80776</text:p>
          </table:table-cell>
          <table:table-cell office:value-type="float" office:value="149761" calcext:value-type="float">
            <text:p>149761</text:p>
          </table:table-cell>
          <table:table-cell office:value-type="float" office:value="10" calcext:value-type="float">
            <text:p>10</text:p>
          </table:table-cell>
          <table:table-cell office:value-type="float" office:value="5003" calcext:value-type="float">
            <text:p>5003</text:p>
          </table:table-cell>
          <table:table-cell office:value-type="float" office:value="10.1284783" calcext:value-type="float">
            <text:p>10.1284783</text:p>
          </table:table-cell>
          <table:table-cell office:value-type="float" office:value="818137" calcext:value-type="float">
            <text:p>818137</text:p>
          </table:table-cell>
          <table:table-cell office:value-type="float" office:value="8181370" calcext:value-type="float">
            <text:p>8181370</text:p>
          </table:table-cell>
          <table:table-cell office:value-type="float" office:value="-364239.618" calcext:value-type="float">
            <text:p>-364239.618</text:p>
          </table:table-cell>
          <table:table-cell office:value-type="float" office:value="-31292.901" calcext:value-type="float">
            <text:p>-31292.901</text:p>
          </table:table-cell>
          <table:table-cell table:formula="of:=[.Q17]-[.P17]" office:value-type="float" office:value="332946.717" calcext:value-type="float">
            <text:p>332946.717</text:p>
          </table:table-cell>
          <table:table-cell/>
          <table:table-cell office:value-type="float" office:value="80869" calcext:value-type="float">
            <text:p>80869</text:p>
          </table:table-cell>
          <table:table-cell office:value-type="float" office:value="67" calcext:value-type="float">
            <text:p>67</text:p>
          </table:table-cell>
          <table:table-cell office:value-type="float" office:value="0.7220532" calcext:value-type="float">
            <text:p>0.7220532</text:p>
          </table:table-cell>
          <table:table-cell office:value-type="float" office:value="58391" calcext:value-type="float">
            <text:p>58391</text:p>
          </table:table-cell>
          <table:table-cell office:value-type="float" office:value="-32015.655" calcext:value-type="float">
            <text:p>-32015.655</text:p>
          </table:table-cell>
          <table:table-cell office:value-type="float" office:value="-31292.901" calcext:value-type="float">
            <text:p>-31292.901</text:p>
          </table:table-cell>
          <table:table-cell table:formula="of:=[.Y17]-[.X17]" office:value-type="float" office:value="722.753999999997" calcext:value-type="float">
            <text:p>722.753999999997</text:p>
          </table:table-cell>
          <table:table-cell/>
          <table:table-cell office:value-type="float" office:value="85422" calcext:value-type="float">
            <text:p>85422</text:p>
          </table:table-cell>
          <table:table-cell office:value-type="float" office:value="64" calcext:value-type="float">
            <text:p>64</text:p>
          </table:table-cell>
          <table:table-cell office:value-type="float" office:value="0.1641903" calcext:value-type="float">
            <text:p>0.1641903</text:p>
          </table:table-cell>
          <table:table-cell office:value-type="float" office:value="20845" calcext:value-type="float">
            <text:p>20845</text:p>
          </table:table-cell>
          <table:table-cell office:value-type="float" office:value="20.2162474" calcext:value-type="float">
            <text:p>20.2162474</text:p>
          </table:table-cell>
          <table:table-cell office:value-type="float" office:value="1726912" calcext:value-type="float">
            <text:p>1726912</text:p>
          </table:table-cell>
          <table:table-cell office:value-type="float" office:value="34911680" calcext:value-type="float">
            <text:p>34911680</text:p>
          </table:table-cell>
          <table:table-cell office:value-type="float" office:value="-32161.979" calcext:value-type="float">
            <text:p>-32161.979</text:p>
          </table:table-cell>
          <table:table-cell office:value-type="float" office:value="-31292.901" calcext:value-type="float">
            <text:p>-31292.901</text:p>
          </table:table-cell>
          <table:table-cell table:formula="of:=[.AJ17]-[.AI17]" office:value-type="float" office:value="869.077999999998" calcext:value-type="float">
            <text:p>869.077999999998</text:p>
          </table:table-cell>
        </table:table-row>
        <table:table-row table:style-name="ro1">
          <table:table-cell office:value-type="float" office:value="80987" calcext:value-type="float">
            <text:p>80987</text:p>
          </table:table-cell>
          <table:table-cell office:value-type="float" office:value="155506" calcext:value-type="float">
            <text:p>155506</text:p>
          </table:table-cell>
          <table:table-cell office:value-type="float" office:value="10.1092229" calcext:value-type="float">
            <text:p>10.1092229</text:p>
          </table:table-cell>
          <table:table-cell office:value-type="float" office:value="818715" calcext:value-type="float">
            <text:p>818715</text:p>
          </table:table-cell>
          <table:table-cell office:value-type="float" office:value="-34711.999" calcext:value-type="float">
            <text:p>-34711.999</text:p>
          </table:table-cell>
          <table:table-cell office:value-type="float" office:value="-31292.901" calcext:value-type="float">
            <text:p>-31292.901</text:p>
          </table:table-cell>
          <table:table-cell table:formula="of:=[.F18]-[.E18]" office:value-type="float" office:value="3419.098" calcext:value-type="float">
            <text:p>3419.098</text:p>
          </table:table-cell>
          <table:table-cell/>
          <table:table-cell office:value-type="float" office:value="80347" calcext:value-type="float">
            <text:p>80347</text:p>
          </table:table-cell>
          <table:table-cell office:value-type="float" office:value="151595" calcext:value-type="float">
            <text:p>151595</text:p>
          </table:table-cell>
          <table:table-cell office:value-type="float" office:value="10" calcext:value-type="float">
            <text:p>10</text:p>
          </table:table-cell>
          <table:table-cell office:value-type="float" office:value="5038" calcext:value-type="float">
            <text:p>5038</text:p>
          </table:table-cell>
          <table:table-cell office:value-type="float" office:value="10.1131121" calcext:value-type="float">
            <text:p>10.1131121</text:p>
          </table:table-cell>
          <table:table-cell office:value-type="float" office:value="812558" calcext:value-type="float">
            <text:p>812558</text:p>
          </table:table-cell>
          <table:table-cell office:value-type="float" office:value="8125580" calcext:value-type="float">
            <text:p>8125580</text:p>
          </table:table-cell>
          <table:table-cell office:value-type="float" office:value="-359952.836" calcext:value-type="float">
            <text:p>-359952.836</text:p>
          </table:table-cell>
          <table:table-cell office:value-type="float" office:value="-31292.901" calcext:value-type="float">
            <text:p>-31292.901</text:p>
          </table:table-cell>
          <table:table-cell table:formula="of:=[.Q18]-[.P18]" office:value-type="float" office:value="328659.935" calcext:value-type="float">
            <text:p>328659.935</text:p>
          </table:table-cell>
          <table:table-cell/>
          <table:table-cell office:value-type="float" office:value="80813" calcext:value-type="float">
            <text:p>80813</text:p>
          </table:table-cell>
          <table:table-cell office:value-type="float" office:value="65" calcext:value-type="float">
            <text:p>65</text:p>
          </table:table-cell>
          <table:table-cell office:value-type="float" office:value="0.7297434" calcext:value-type="float">
            <text:p>0.7297434</text:p>
          </table:table-cell>
          <table:table-cell office:value-type="float" office:value="58972" calcext:value-type="float">
            <text:p>58972</text:p>
          </table:table-cell>
          <table:table-cell office:value-type="float" office:value="-32015.419" calcext:value-type="float">
            <text:p>-32015.419</text:p>
          </table:table-cell>
          <table:table-cell office:value-type="float" office:value="-31292.901" calcext:value-type="float">
            <text:p>-31292.901</text:p>
          </table:table-cell>
          <table:table-cell table:formula="of:=[.Y18]-[.X18]" office:value-type="float" office:value="722.518" calcext:value-type="float">
            <text:p>722.518</text:p>
          </table:table-cell>
          <table:table-cell/>
          <table:table-cell office:value-type="float" office:value="85352" calcext:value-type="float">
            <text:p>85352</text:p>
          </table:table-cell>
          <table:table-cell office:value-type="float" office:value="59" calcext:value-type="float">
            <text:p>59</text:p>
          </table:table-cell>
          <table:table-cell office:value-type="float" office:value="0.1753009" calcext:value-type="float">
            <text:p>0.1753009</text:p>
          </table:table-cell>
          <table:table-cell office:value-type="float" office:value="23623" calcext:value-type="float">
            <text:p>23623</text:p>
          </table:table-cell>
          <table:table-cell office:value-type="float" office:value="20.430079" calcext:value-type="float">
            <text:p>20.430079</text:p>
          </table:table-cell>
          <table:table-cell office:value-type="float" office:value="1743748" calcext:value-type="float">
            <text:p>1743748</text:p>
          </table:table-cell>
          <table:table-cell office:value-type="float" office:value="35624909" calcext:value-type="float">
            <text:p>35624909</text:p>
          </table:table-cell>
          <table:table-cell office:value-type="float" office:value="-32108.341" calcext:value-type="float">
            <text:p>-32108.341</text:p>
          </table:table-cell>
          <table:table-cell office:value-type="float" office:value="-31292.901" calcext:value-type="float">
            <text:p>-31292.901</text:p>
          </table:table-cell>
          <table:table-cell table:formula="of:=[.AJ18]-[.AI18]" office:value-type="float" office:value="815.439999999999" calcext:value-type="float">
            <text:p>815.439999999999</text:p>
          </table:table-cell>
        </table:table-row>
        <table:table-row table:style-name="ro1">
          <table:table-cell office:value-type="float" office:value="80815" calcext:value-type="float">
            <text:p>80815</text:p>
          </table:table-cell>
          <table:table-cell office:value-type="float" office:value="156218" calcext:value-type="float">
            <text:p>156218</text:p>
          </table:table-cell>
          <table:table-cell office:value-type="float" office:value="10.1199421" calcext:value-type="float">
            <text:p>10.1199421</text:p>
          </table:table-cell>
          <table:table-cell office:value-type="float" office:value="817843" calcext:value-type="float">
            <text:p>817843</text:p>
          </table:table-cell>
          <table:table-cell office:value-type="float" office:value="-34639.538" calcext:value-type="float">
            <text:p>-34639.538</text:p>
          </table:table-cell>
          <table:table-cell office:value-type="float" office:value="-31292.901" calcext:value-type="float">
            <text:p>-31292.901</text:p>
          </table:table-cell>
          <table:table-cell table:formula="of:=[.F19]-[.E19]" office:value-type="float" office:value="3346.637" calcext:value-type="float">
            <text:p>3346.637</text:p>
          </table:table-cell>
          <table:table-cell/>
          <table:table-cell office:value-type="float" office:value="80558" calcext:value-type="float">
            <text:p>80558</text:p>
          </table:table-cell>
          <table:table-cell office:value-type="float" office:value="151592" calcext:value-type="float">
            <text:p>151592</text:p>
          </table:table-cell>
          <table:table-cell office:value-type="float" office:value="10" calcext:value-type="float">
            <text:p>10</text:p>
          </table:table-cell>
          <table:table-cell office:value-type="float" office:value="5014" calcext:value-type="float">
            <text:p>5014</text:p>
          </table:table-cell>
          <table:table-cell office:value-type="float" office:value="10.1756045" calcext:value-type="float">
            <text:p>10.1756045</text:p>
          </table:table-cell>
          <table:table-cell office:value-type="float" office:value="819726" calcext:value-type="float">
            <text:p>819726</text:p>
          </table:table-cell>
          <table:table-cell office:value-type="float" office:value="8197260" calcext:value-type="float">
            <text:p>8197260</text:p>
          </table:table-cell>
          <table:table-cell office:value-type="float" office:value="-363748.447" calcext:value-type="float">
            <text:p>-363748.447</text:p>
          </table:table-cell>
          <table:table-cell office:value-type="float" office:value="-31292.901" calcext:value-type="float">
            <text:p>-31292.901</text:p>
          </table:table-cell>
          <table:table-cell table:formula="of:=[.Q19]-[.P19]" office:value-type="float" office:value="332455.546" calcext:value-type="float">
            <text:p>332455.546</text:p>
          </table:table-cell>
          <table:table-cell/>
          <table:table-cell office:value-type="float" office:value="80835" calcext:value-type="float">
            <text:p>80835</text:p>
          </table:table-cell>
          <table:table-cell office:value-type="float" office:value="76" calcext:value-type="float">
            <text:p>76</text:p>
          </table:table-cell>
          <table:table-cell office:value-type="float" office:value="0.7133175" calcext:value-type="float">
            <text:p>0.7133175</text:p>
          </table:table-cell>
          <table:table-cell office:value-type="float" office:value="57661" calcext:value-type="float">
            <text:p>57661</text:p>
          </table:table-cell>
          <table:table-cell office:value-type="float" office:value="-32015.034" calcext:value-type="float">
            <text:p>-32015.034</text:p>
          </table:table-cell>
          <table:table-cell office:value-type="float" office:value="-31292.901" calcext:value-type="float">
            <text:p>-31292.901</text:p>
          </table:table-cell>
          <table:table-cell table:formula="of:=[.Y19]-[.X19]" office:value-type="float" office:value="722.132999999998" calcext:value-type="float">
            <text:p>722.132999999998</text:p>
          </table:table-cell>
          <table:table-cell/>
          <table:table-cell office:value-type="float" office:value="83115" calcext:value-type="float">
            <text:p>83115</text:p>
          </table:table-cell>
          <table:table-cell office:value-type="float" office:value="82" calcext:value-type="float">
            <text:p>82</text:p>
          </table:table-cell>
          <table:table-cell office:value-type="float" office:value="0.1549837" calcext:value-type="float">
            <text:p>0.1549837</text:p>
          </table:table-cell>
          <table:table-cell office:value-type="float" office:value="17809" calcext:value-type="float">
            <text:p>17809</text:p>
          </table:table-cell>
          <table:table-cell office:value-type="float" office:value="20.3593779" calcext:value-type="float">
            <text:p>20.3593779</text:p>
          </table:table-cell>
          <table:table-cell office:value-type="float" office:value="1692169" calcext:value-type="float">
            <text:p>1692169</text:p>
          </table:table-cell>
          <table:table-cell office:value-type="float" office:value="34451508" calcext:value-type="float">
            <text:p>34451508</text:p>
          </table:table-cell>
          <table:table-cell office:value-type="float" office:value="-32202.202" calcext:value-type="float">
            <text:p>-32202.202</text:p>
          </table:table-cell>
          <table:table-cell office:value-type="float" office:value="-31292.901" calcext:value-type="float">
            <text:p>-31292.901</text:p>
          </table:table-cell>
          <table:table-cell table:formula="of:=[.AJ19]-[.AI19]" office:value-type="float" office:value="909.300999999999" calcext:value-type="float">
            <text:p>909.300999999999</text:p>
          </table:table-cell>
        </table:table-row>
        <table:table-row table:style-name="ro1">
          <table:table-cell office:value-type="float" office:value="80491" calcext:value-type="float">
            <text:p>80491</text:p>
          </table:table-cell>
          <table:table-cell office:value-type="float" office:value="157052" calcext:value-type="float">
            <text:p>157052</text:p>
          </table:table-cell>
          <table:table-cell office:value-type="float" office:value="10.175498" calcext:value-type="float">
            <text:p>10.175498</text:p>
          </table:table-cell>
          <table:table-cell office:value-type="float" office:value="819036" calcext:value-type="float">
            <text:p>819036</text:p>
          </table:table-cell>
          <table:table-cell office:value-type="float" office:value="-34602.422" calcext:value-type="float">
            <text:p>-34602.422</text:p>
          </table:table-cell>
          <table:table-cell office:value-type="float" office:value="-31292.901" calcext:value-type="float">
            <text:p>-31292.901</text:p>
          </table:table-cell>
          <table:table-cell table:formula="of:=[.F20]-[.E20]" office:value-type="float" office:value="3309.521" calcext:value-type="float">
            <text:p>3309.521</text:p>
          </table:table-cell>
          <table:table-cell/>
          <table:table-cell office:value-type="float" office:value="80276" calcext:value-type="float">
            <text:p>80276</text:p>
          </table:table-cell>
          <table:table-cell office:value-type="float" office:value="151532" calcext:value-type="float">
            <text:p>151532</text:p>
          </table:table-cell>
          <table:table-cell office:value-type="float" office:value="10" calcext:value-type="float">
            <text:p>10</text:p>
          </table:table-cell>
          <table:table-cell office:value-type="float" office:value="5009" calcext:value-type="float">
            <text:p>5009</text:p>
          </table:table-cell>
          <table:table-cell office:value-type="float" office:value="10.1253714" calcext:value-type="float">
            <text:p>10.1253714</text:p>
          </table:table-cell>
          <table:table-cell office:value-type="float" office:value="812824" calcext:value-type="float">
            <text:p>812824</text:p>
          </table:table-cell>
          <table:table-cell office:value-type="float" office:value="8128240" calcext:value-type="float">
            <text:p>8128240</text:p>
          </table:table-cell>
          <table:table-cell office:value-type="float" office:value="-360265.952" calcext:value-type="float">
            <text:p>-360265.952</text:p>
          </table:table-cell>
          <table:table-cell office:value-type="float" office:value="-31292.901" calcext:value-type="float">
            <text:p>-31292.901</text:p>
          </table:table-cell>
          <table:table-cell table:formula="of:=[.Q20]-[.P20]" office:value-type="float" office:value="328973.051" calcext:value-type="float">
            <text:p>328973.051</text:p>
          </table:table-cell>
          <table:table-cell/>
          <table:table-cell office:value-type="float" office:value="83437" calcext:value-type="float">
            <text:p>83437</text:p>
          </table:table-cell>
          <table:table-cell office:value-type="float" office:value="60" calcext:value-type="float">
            <text:p>60</text:p>
          </table:table-cell>
          <table:table-cell office:value-type="float" office:value="0.6932131" calcext:value-type="float">
            <text:p>0.6932131</text:p>
          </table:table-cell>
          <table:table-cell office:value-type="float" office:value="57839" calcext:value-type="float">
            <text:p>57839</text:p>
          </table:table-cell>
          <table:table-cell office:value-type="float" office:value="-32015.245" calcext:value-type="float">
            <text:p>-32015.245</text:p>
          </table:table-cell>
          <table:table-cell office:value-type="float" office:value="-31292.901" calcext:value-type="float">
            <text:p>-31292.901</text:p>
          </table:table-cell>
          <table:table-cell table:formula="of:=[.Y20]-[.X20]" office:value-type="float" office:value="722.343999999997" calcext:value-type="float">
            <text:p>722.343999999997</text:p>
          </table:table-cell>
          <table:table-cell/>
          <table:table-cell office:value-type="float" office:value="80811" calcext:value-type="float">
            <text:p>80811</text:p>
          </table:table-cell>
          <table:table-cell office:value-type="float" office:value="42" calcext:value-type="float">
            <text:p>42</text:p>
          </table:table-cell>
          <table:table-cell office:value-type="float" office:value="0.1932736" calcext:value-type="float">
            <text:p>0.1932736</text:p>
          </table:table-cell>
          <table:table-cell office:value-type="float" office:value="24800" calcext:value-type="float">
            <text:p>24800</text:p>
          </table:table-cell>
          <table:table-cell office:value-type="float" office:value="20.4746862" calcext:value-type="float">
            <text:p>20.4746862</text:p>
          </table:table-cell>
          <table:table-cell office:value-type="float" office:value="1654579" calcext:value-type="float">
            <text:p>1654579</text:p>
          </table:table-cell>
          <table:table-cell office:value-type="float" office:value="33876985" calcext:value-type="float">
            <text:p>33876985</text:p>
          </table:table-cell>
          <table:table-cell office:value-type="float" office:value="-32104.036" calcext:value-type="float">
            <text:p>-32104.036</text:p>
          </table:table-cell>
          <table:table-cell office:value-type="float" office:value="-31292.901" calcext:value-type="float">
            <text:p>-31292.901</text:p>
          </table:table-cell>
          <table:table-cell table:formula="of:=[.AJ20]-[.AI20]" office:value-type="float" office:value="811.134999999998" calcext:value-type="float">
            <text:p>811.134999999998</text:p>
          </table:table-cell>
        </table:table-row>
        <table:table-row table:style-name="ro1">
          <table:table-cell office:value-type="float" office:value="81004" calcext:value-type="float">
            <text:p>81004</text:p>
          </table:table-cell>
          <table:table-cell office:value-type="float" office:value="156015" calcext:value-type="float">
            <text:p>156015</text:p>
          </table:table-cell>
          <table:table-cell office:value-type="float" office:value="10.1601699" calcext:value-type="float">
            <text:p>10.1601699</text:p>
          </table:table-cell>
          <table:table-cell office:value-type="float" office:value="823014" calcext:value-type="float">
            <text:p>823014</text:p>
          </table:table-cell>
          <table:table-cell office:value-type="float" office:value="-34674.707" calcext:value-type="float">
            <text:p>-34674.707</text:p>
          </table:table-cell>
          <table:table-cell office:value-type="float" office:value="-31292.901" calcext:value-type="float">
            <text:p>-31292.901</text:p>
          </table:table-cell>
          <table:table-cell table:formula="of:=[.F21]-[.E21]" office:value-type="float" office:value="3381.806" calcext:value-type="float">
            <text:p>3381.806</text:p>
          </table:table-cell>
          <table:table-cell/>
          <table:table-cell office:value-type="float" office:value="80779" calcext:value-type="float">
            <text:p>80779</text:p>
          </table:table-cell>
          <table:table-cell office:value-type="float" office:value="149761" calcext:value-type="float">
            <text:p>149761</text:p>
          </table:table-cell>
          <table:table-cell office:value-type="float" office:value="10" calcext:value-type="float">
            <text:p>10</text:p>
          </table:table-cell>
          <table:table-cell office:value-type="float" office:value="5012" calcext:value-type="float">
            <text:p>5012</text:p>
          </table:table-cell>
          <table:table-cell office:value-type="float" office:value="10.151074" calcext:value-type="float">
            <text:p>10.151074</text:p>
          </table:table-cell>
          <table:table-cell office:value-type="float" office:value="819993" calcext:value-type="float">
            <text:p>819993</text:p>
          </table:table-cell>
          <table:table-cell office:value-type="float" office:value="8199930" calcext:value-type="float">
            <text:p>8199930</text:p>
          </table:table-cell>
          <table:table-cell office:value-type="float" office:value="-364947.091" calcext:value-type="float">
            <text:p>-364947.091</text:p>
          </table:table-cell>
          <table:table-cell office:value-type="float" office:value="-31292.901" calcext:value-type="float">
            <text:p>-31292.901</text:p>
          </table:table-cell>
          <table:table-cell table:formula="of:=[.Q21]-[.P21]" office:value-type="float" office:value="333654.19" calcext:value-type="float">
            <text:p>333654.19</text:p>
          </table:table-cell>
          <table:table-cell/>
          <table:table-cell office:value-type="float" office:value="80861" calcext:value-type="float">
            <text:p>80861</text:p>
          </table:table-cell>
          <table:table-cell office:value-type="float" office:value="97" calcext:value-type="float">
            <text:p>97</text:p>
          </table:table-cell>
          <table:table-cell office:value-type="float" office:value="0.7164621" calcext:value-type="float">
            <text:p>0.7164621</text:p>
          </table:table-cell>
          <table:table-cell office:value-type="float" office:value="57933" calcext:value-type="float">
            <text:p>57933</text:p>
          </table:table-cell>
          <table:table-cell office:value-type="float" office:value="-32016.002" calcext:value-type="float">
            <text:p>-32016.002</text:p>
          </table:table-cell>
          <table:table-cell office:value-type="float" office:value="-31292.901" calcext:value-type="float">
            <text:p>-31292.901</text:p>
          </table:table-cell>
          <table:table-cell table:formula="of:=[.Y21]-[.X21]" office:value-type="float" office:value="723.100999999999" calcext:value-type="float">
            <text:p>723.100999999999</text:p>
          </table:table-cell>
          <table:table-cell/>
          <table:table-cell office:value-type="float" office:value="85523" calcext:value-type="float">
            <text:p>85523</text:p>
          </table:table-cell>
          <table:table-cell office:value-type="float" office:value="87" calcext:value-type="float">
            <text:p>87</text:p>
          </table:table-cell>
          <table:table-cell office:value-type="float" office:value="0.1902887" calcext:value-type="float">
            <text:p>0.1902887</text:p>
          </table:table-cell>
          <table:table-cell office:value-type="float" office:value="27865" calcext:value-type="float">
            <text:p>27865</text:p>
          </table:table-cell>
          <table:table-cell office:value-type="float" office:value="20.8052828" calcext:value-type="float">
            <text:p>20.8052828</text:p>
          </table:table-cell>
          <table:table-cell office:value-type="float" office:value="1779330" calcext:value-type="float">
            <text:p>1779330</text:p>
          </table:table-cell>
          <table:table-cell office:value-type="float" office:value="37019463" calcext:value-type="float">
            <text:p>37019463</text:p>
          </table:table-cell>
          <table:table-cell office:value-type="float" office:value="-32039.128" calcext:value-type="float">
            <text:p>-32039.128</text:p>
          </table:table-cell>
          <table:table-cell office:value-type="float" office:value="-31292.901" calcext:value-type="float">
            <text:p>-31292.901</text:p>
          </table:table-cell>
          <table:table-cell table:formula="of:=[.AJ21]-[.AI21]" office:value-type="float" office:value="746.226999999999" calcext:value-type="float">
            <text:p>746.226999999999</text:p>
          </table:table-cell>
        </table:table-row>
        <table:table-row table:style-name="ro1">
          <table:table-cell office:value-type="float" office:value="80856" calcext:value-type="float">
            <text:p>80856</text:p>
          </table:table-cell>
          <table:table-cell office:value-type="float" office:value="156557" calcext:value-type="float">
            <text:p>156557</text:p>
          </table:table-cell>
          <table:table-cell office:value-type="float" office:value="10.1489504" calcext:value-type="float">
            <text:p>10.1489504</text:p>
          </table:table-cell>
          <table:table-cell office:value-type="float" office:value="820603" calcext:value-type="float">
            <text:p>820603</text:p>
          </table:table-cell>
          <table:table-cell office:value-type="float" office:value="-34646.151" calcext:value-type="float">
            <text:p>-34646.151</text:p>
          </table:table-cell>
          <table:table-cell office:value-type="float" office:value="-31292.901" calcext:value-type="float">
            <text:p>-31292.901</text:p>
          </table:table-cell>
          <table:table-cell table:formula="of:=[.F22]-[.E22]" office:value-type="float" office:value="3353.25" calcext:value-type="float">
            <text:p>3353.25</text:p>
          </table:table-cell>
          <table:table-cell/>
          <table:table-cell office:value-type="float" office:value="80800" calcext:value-type="float">
            <text:p>80800</text:p>
          </table:table-cell>
          <table:table-cell office:value-type="float" office:value="146432" calcext:value-type="float">
            <text:p>146432</text:p>
          </table:table-cell>
          <table:table-cell office:value-type="float" office:value="10" calcext:value-type="float">
            <text:p>10</text:p>
          </table:table-cell>
          <table:table-cell office:value-type="float" office:value="5006" calcext:value-type="float">
            <text:p>5006</text:p>
          </table:table-cell>
          <table:table-cell office:value-type="float" office:value="10.1693711" calcext:value-type="float">
            <text:p>10.1693711</text:p>
          </table:table-cell>
          <table:table-cell office:value-type="float" office:value="821685" calcext:value-type="float">
            <text:p>821685</text:p>
          </table:table-cell>
          <table:table-cell office:value-type="float" office:value="8216850" calcext:value-type="float">
            <text:p>8216850</text:p>
          </table:table-cell>
          <table:table-cell office:value-type="float" office:value="-367929.44" calcext:value-type="float">
            <text:p>-367929.44</text:p>
          </table:table-cell>
          <table:table-cell office:value-type="float" office:value="-31292.901" calcext:value-type="float">
            <text:p>-31292.901</text:p>
          </table:table-cell>
          <table:table-cell table:formula="of:=[.Q22]-[.P22]" office:value-type="float" office:value="336636.539" calcext:value-type="float">
            <text:p>336636.539</text:p>
          </table:table-cell>
          <table:table-cell/>
          <table:table-cell office:value-type="float" office:value="82829" calcext:value-type="float">
            <text:p>82829</text:p>
          </table:table-cell>
          <table:table-cell office:value-type="float" office:value="68" calcext:value-type="float">
            <text:p>68</text:p>
          </table:table-cell>
          <table:table-cell office:value-type="float" office:value="0.6968547" calcext:value-type="float">
            <text:p>0.6968547</text:p>
          </table:table-cell>
          <table:table-cell office:value-type="float" office:value="57719" calcext:value-type="float">
            <text:p>57719</text:p>
          </table:table-cell>
          <table:table-cell office:value-type="float" office:value="-32013.073" calcext:value-type="float">
            <text:p>-32013.073</text:p>
          </table:table-cell>
          <table:table-cell office:value-type="float" office:value="-31292.901" calcext:value-type="float">
            <text:p>-31292.901</text:p>
          </table:table-cell>
          <table:table-cell table:formula="of:=[.Y22]-[.X22]" office:value-type="float" office:value="720.171999999999" calcext:value-type="float">
            <text:p>720.171999999999</text:p>
          </table:table-cell>
          <table:table-cell/>
          <table:table-cell office:value-type="float" office:value="84521" calcext:value-type="float">
            <text:p>84521</text:p>
          </table:table-cell>
          <table:table-cell office:value-type="float" office:value="99" calcext:value-type="float">
            <text:p>99</text:p>
          </table:table-cell>
          <table:table-cell office:value-type="float" office:value="0.1861754" calcext:value-type="float">
            <text:p>0.1861754</text:p>
          </table:table-cell>
          <table:table-cell office:value-type="float" office:value="25106" calcext:value-type="float">
            <text:p>25106</text:p>
          </table:table-cell>
          <table:table-cell office:value-type="float" office:value="20.682918" calcext:value-type="float">
            <text:p>20.682918</text:p>
          </table:table-cell>
          <table:table-cell office:value-type="float" office:value="1748140" calcext:value-type="float">
            <text:p>1748140</text:p>
          </table:table-cell>
          <table:table-cell office:value-type="float" office:value="36156636" calcext:value-type="float">
            <text:p>36156636</text:p>
          </table:table-cell>
          <table:table-cell office:value-type="float" office:value="-32063.253" calcext:value-type="float">
            <text:p>-32063.253</text:p>
          </table:table-cell>
          <table:table-cell office:value-type="float" office:value="-31292.901" calcext:value-type="float">
            <text:p>-31292.901</text:p>
          </table:table-cell>
          <table:table-cell table:formula="of:=[.AJ22]-[.AI22]" office:value-type="float" office:value="770.351999999999" calcext:value-type="float">
            <text:p>770.351999999999</text:p>
          </table:table-cell>
        </table:table-row>
        <table:table-row table:style-name="ro1">
          <table:table-cell office:value-type="float" office:value="80865" calcext:value-type="float">
            <text:p>80865</text:p>
          </table:table-cell>
          <table:table-cell office:value-type="float" office:value="156569" calcext:value-type="float">
            <text:p>156569</text:p>
          </table:table-cell>
          <table:table-cell office:value-type="float" office:value="10.171348" calcext:value-type="float">
            <text:p>10.171348</text:p>
          </table:table-cell>
          <table:table-cell office:value-type="float" office:value="822506" calcext:value-type="float">
            <text:p>822506</text:p>
          </table:table-cell>
          <table:table-cell office:value-type="float" office:value="-34645.134" calcext:value-type="float">
            <text:p>-34645.134</text:p>
          </table:table-cell>
          <table:table-cell office:value-type="float" office:value="-31292.901" calcext:value-type="float">
            <text:p>-31292.901</text:p>
          </table:table-cell>
          <table:table-cell table:formula="of:=[.F23]-[.E23]" office:value-type="float" office:value="3352.233" calcext:value-type="float">
            <text:p>3352.233</text:p>
          </table:table-cell>
          <table:table-cell/>
          <table:table-cell office:value-type="float" office:value="80949" calcext:value-type="float">
            <text:p>80949</text:p>
          </table:table-cell>
          <table:table-cell office:value-type="float" office:value="151569" calcext:value-type="float">
            <text:p>151569</text:p>
          </table:table-cell>
          <table:table-cell office:value-type="float" office:value="10" calcext:value-type="float">
            <text:p>10</text:p>
          </table:table-cell>
          <table:table-cell office:value-type="float" office:value="5023" calcext:value-type="float">
            <text:p>5023</text:p>
          </table:table-cell>
          <table:table-cell office:value-type="float" office:value="10.1200794" calcext:value-type="float">
            <text:p>10.1200794</text:p>
          </table:table-cell>
          <table:table-cell office:value-type="float" office:value="819210" calcext:value-type="float">
            <text:p>819210</text:p>
          </table:table-cell>
          <table:table-cell office:value-type="float" office:value="8192100" calcext:value-type="float">
            <text:p>8192100</text:p>
          </table:table-cell>
          <table:table-cell office:value-type="float" office:value="-363799.686" calcext:value-type="float">
            <text:p>-363799.686</text:p>
          </table:table-cell>
          <table:table-cell office:value-type="float" office:value="-31292.901" calcext:value-type="float">
            <text:p>-31292.901</text:p>
          </table:table-cell>
          <table:table-cell table:formula="of:=[.Q23]-[.P23]" office:value-type="float" office:value="332506.785" calcext:value-type="float">
            <text:p>332506.785</text:p>
          </table:table-cell>
          <table:table-cell/>
          <table:table-cell office:value-type="float" office:value="81347" calcext:value-type="float">
            <text:p>81347</text:p>
          </table:table-cell>
          <table:table-cell office:value-type="float" office:value="62" calcext:value-type="float">
            <text:p>62</text:p>
          </table:table-cell>
          <table:table-cell office:value-type="float" office:value="0.7188442" calcext:value-type="float">
            <text:p>0.7188442</text:p>
          </table:table-cell>
          <table:table-cell office:value-type="float" office:value="58475" calcext:value-type="float">
            <text:p>58475</text:p>
          </table:table-cell>
          <table:table-cell office:value-type="float" office:value="-32013.884" calcext:value-type="float">
            <text:p>-32013.884</text:p>
          </table:table-cell>
          <table:table-cell office:value-type="float" office:value="-31292.901" calcext:value-type="float">
            <text:p>-31292.901</text:p>
          </table:table-cell>
          <table:table-cell table:formula="of:=[.Y23]-[.X23]" office:value-type="float" office:value="720.982999999997" calcext:value-type="float">
            <text:p>720.982999999997</text:p>
          </table:table-cell>
          <table:table-cell/>
          <table:table-cell office:value-type="float" office:value="85782" calcext:value-type="float">
            <text:p>85782</text:p>
          </table:table-cell>
          <table:table-cell office:value-type="float" office:value="144" calcext:value-type="float">
            <text:p>144</text:p>
          </table:table-cell>
          <table:table-cell office:value-type="float" office:value="0.1510289" calcext:value-type="float">
            <text:p>0.1510289</text:p>
          </table:table-cell>
          <table:table-cell office:value-type="float" office:value="18870" calcext:value-type="float">
            <text:p>18870</text:p>
          </table:table-cell>
          <table:table-cell office:value-type="float" office:value="21.5454485" calcext:value-type="float">
            <text:p>21.5454485</text:p>
          </table:table-cell>
          <table:table-cell office:value-type="float" office:value="1848211" calcext:value-type="float">
            <text:p>1848211</text:p>
          </table:table-cell>
          <table:table-cell office:value-type="float" office:value="39820534" calcext:value-type="float">
            <text:p>39820534</text:p>
          </table:table-cell>
          <table:table-cell office:value-type="float" office:value="-32144.918" calcext:value-type="float">
            <text:p>-32144.918</text:p>
          </table:table-cell>
          <table:table-cell office:value-type="float" office:value="-31292.901" calcext:value-type="float">
            <text:p>-31292.901</text:p>
          </table:table-cell>
          <table:table-cell table:formula="of:=[.AJ23]-[.AI23]" office:value-type="float" office:value="852.017" calcext:value-type="float">
            <text:p>852.017</text:p>
          </table:table-cell>
        </table:table-row>
        <table:table-row table:style-name="ro1">
          <table:table-cell office:value-type="float" office:value="80297" calcext:value-type="float">
            <text:p>80297</text:p>
          </table:table-cell>
          <table:table-cell office:value-type="float" office:value="156672" calcext:value-type="float">
            <text:p>156672</text:p>
          </table:table-cell>
          <table:table-cell office:value-type="float" office:value="10.1474472" calcext:value-type="float">
            <text:p>10.1474472</text:p>
          </table:table-cell>
          <table:table-cell office:value-type="float" office:value="814809" calcext:value-type="float">
            <text:p>814809</text:p>
          </table:table-cell>
          <table:table-cell office:value-type="float" office:value="-34543.361" calcext:value-type="float">
            <text:p>-34543.361</text:p>
          </table:table-cell>
          <table:table-cell office:value-type="float" office:value="-31292.901" calcext:value-type="float">
            <text:p>-31292.901</text:p>
          </table:table-cell>
          <table:table-cell table:formula="of:=[.F24]-[.E24]" office:value-type="float" office:value="3250.46" calcext:value-type="float">
            <text:p>3250.46</text:p>
          </table:table-cell>
          <table:table-cell/>
          <table:table-cell office:value-type="float" office:value="80943" calcext:value-type="float">
            <text:p>80943</text:p>
          </table:table-cell>
          <table:table-cell office:value-type="float" office:value="151489" calcext:value-type="float">
            <text:p>151489</text:p>
          </table:table-cell>
          <table:table-cell office:value-type="float" office:value="10" calcext:value-type="float">
            <text:p>10</text:p>
          </table:table-cell>
          <table:table-cell office:value-type="float" office:value="5034" calcext:value-type="float">
            <text:p>5034</text:p>
          </table:table-cell>
          <table:table-cell office:value-type="float" office:value="10.1756585" calcext:value-type="float">
            <text:p>10.1756585</text:p>
          </table:table-cell>
          <table:table-cell office:value-type="float" office:value="823648" calcext:value-type="float">
            <text:p>823648</text:p>
          </table:table-cell>
          <table:table-cell office:value-type="float" office:value="8236480" calcext:value-type="float">
            <text:p>8236480</text:p>
          </table:table-cell>
          <table:table-cell office:value-type="float" office:value="-365906.544" calcext:value-type="float">
            <text:p>-365906.544</text:p>
          </table:table-cell>
          <table:table-cell office:value-type="float" office:value="-31292.901" calcext:value-type="float">
            <text:p>-31292.901</text:p>
          </table:table-cell>
          <table:table-cell table:formula="of:=[.Q24]-[.P24]" office:value-type="float" office:value="334613.643" calcext:value-type="float">
            <text:p>334613.643</text:p>
          </table:table-cell>
          <table:table-cell/>
          <table:table-cell office:value-type="float" office:value="80650" calcext:value-type="float">
            <text:p>80650</text:p>
          </table:table-cell>
          <table:table-cell office:value-type="float" office:value="61" calcext:value-type="float">
            <text:p>61</text:p>
          </table:table-cell>
          <table:table-cell office:value-type="float" office:value="0.7267481" calcext:value-type="float">
            <text:p>0.7267481</text:p>
          </table:table-cell>
          <table:table-cell office:value-type="float" office:value="58612" calcext:value-type="float">
            <text:p>58612</text:p>
          </table:table-cell>
          <table:table-cell office:value-type="float" office:value="-32013.603" calcext:value-type="float">
            <text:p>-32013.603</text:p>
          </table:table-cell>
          <table:table-cell office:value-type="float" office:value="-31292.901" calcext:value-type="float">
            <text:p>-31292.901</text:p>
          </table:table-cell>
          <table:table-cell table:formula="of:=[.Y24]-[.X24]" office:value-type="float" office:value="720.701999999998" calcext:value-type="float">
            <text:p>720.701999999998</text:p>
          </table:table-cell>
          <table:table-cell/>
          <table:table-cell office:value-type="float" office:value="85433" calcext:value-type="float">
            <text:p>85433</text:p>
          </table:table-cell>
          <table:table-cell office:value-type="float" office:value="109" calcext:value-type="float">
            <text:p>109</text:p>
          </table:table-cell>
          <table:table-cell office:value-type="float" office:value="0.1748516" calcext:value-type="float">
            <text:p>0.1748516</text:p>
          </table:table-cell>
          <table:table-cell office:value-type="float" office:value="23216" calcext:value-type="float">
            <text:p>23216</text:p>
          </table:table-cell>
          <table:table-cell office:value-type="float" office:value="20.3418552" calcext:value-type="float">
            <text:p>20.3418552</text:p>
          </table:table-cell>
          <table:table-cell office:value-type="float" office:value="1737865" calcext:value-type="float">
            <text:p>1737865</text:p>
          </table:table-cell>
          <table:table-cell office:value-type="float" office:value="35351398" calcext:value-type="float">
            <text:p>35351398</text:p>
          </table:table-cell>
          <table:table-cell office:value-type="float" office:value="-32085.919" calcext:value-type="float">
            <text:p>-32085.919</text:p>
          </table:table-cell>
          <table:table-cell office:value-type="float" office:value="-31292.901" calcext:value-type="float">
            <text:p>-31292.901</text:p>
          </table:table-cell>
          <table:table-cell table:formula="of:=[.AJ24]-[.AI24]" office:value-type="float" office:value="793.018" calcext:value-type="float">
            <text:p>793.018</text:p>
          </table:table-cell>
        </table:table-row>
        <table:table-row table:style-name="ro1">
          <table:table-cell office:value-type="float" office:value="80203" calcext:value-type="float">
            <text:p>80203</text:p>
          </table:table-cell>
          <table:table-cell office:value-type="float" office:value="156026" calcext:value-type="float">
            <text:p>156026</text:p>
          </table:table-cell>
          <table:table-cell office:value-type="float" office:value="10.1434497" calcext:value-type="float">
            <text:p>10.1434497</text:p>
          </table:table-cell>
          <table:table-cell office:value-type="float" office:value="813535" calcext:value-type="float">
            <text:p>813535</text:p>
          </table:table-cell>
          <table:table-cell office:value-type="float" office:value="-34574.086" calcext:value-type="float">
            <text:p>-34574.086</text:p>
          </table:table-cell>
          <table:table-cell office:value-type="float" office:value="-31292.901" calcext:value-type="float">
            <text:p>-31292.901</text:p>
          </table:table-cell>
          <table:table-cell table:formula="of:=[.F25]-[.E25]" office:value-type="float" office:value="3281.185" calcext:value-type="float">
            <text:p>3281.185</text:p>
          </table:table-cell>
          <table:table-cell/>
          <table:table-cell office:value-type="float" office:value="80613" calcext:value-type="float">
            <text:p>80613</text:p>
          </table:table-cell>
          <table:table-cell office:value-type="float" office:value="151547" calcext:value-type="float">
            <text:p>151547</text:p>
          </table:table-cell>
          <table:table-cell office:value-type="float" office:value="10" calcext:value-type="float">
            <text:p>10</text:p>
          </table:table-cell>
          <table:table-cell office:value-type="float" office:value="5040" calcext:value-type="float">
            <text:p>5040</text:p>
          </table:table-cell>
          <table:table-cell office:value-type="float" office:value="10.2023725" calcext:value-type="float">
            <text:p>10.2023725</text:p>
          </table:table-cell>
          <table:table-cell office:value-type="float" office:value="822443" calcext:value-type="float">
            <text:p>822443</text:p>
          </table:table-cell>
          <table:table-cell office:value-type="float" office:value="8224430" calcext:value-type="float">
            <text:p>8224430</text:p>
          </table:table-cell>
          <table:table-cell office:value-type="float" office:value="-365148.653" calcext:value-type="float">
            <text:p>-365148.653</text:p>
          </table:table-cell>
          <table:table-cell office:value-type="float" office:value="-31292.901" calcext:value-type="float">
            <text:p>-31292.901</text:p>
          </table:table-cell>
          <table:table-cell table:formula="of:=[.Q25]-[.P25]" office:value-type="float" office:value="333855.752" calcext:value-type="float">
            <text:p>333855.752</text:p>
          </table:table-cell>
          <table:table-cell/>
          <table:table-cell office:value-type="float" office:value="80414" calcext:value-type="float">
            <text:p>80414</text:p>
          </table:table-cell>
          <table:table-cell office:value-type="float" office:value="109" calcext:value-type="float">
            <text:p>109</text:p>
          </table:table-cell>
          <table:table-cell office:value-type="float" office:value="0.714113" calcext:value-type="float">
            <text:p>0.714113</text:p>
          </table:table-cell>
          <table:table-cell office:value-type="float" office:value="57424" calcext:value-type="float">
            <text:p>57424</text:p>
          </table:table-cell>
          <table:table-cell office:value-type="float" office:value="-32013.696" calcext:value-type="float">
            <text:p>-32013.696</text:p>
          </table:table-cell>
          <table:table-cell office:value-type="float" office:value="-31292.901" calcext:value-type="float">
            <text:p>-31292.901</text:p>
          </table:table-cell>
          <table:table-cell table:formula="of:=[.Y25]-[.X25]" office:value-type="float" office:value="720.794999999998" calcext:value-type="float">
            <text:p>720.794999999998</text:p>
          </table:table-cell>
          <table:table-cell/>
          <table:table-cell office:value-type="float" office:value="85806" calcext:value-type="float">
            <text:p>85806</text:p>
          </table:table-cell>
          <table:table-cell office:value-type="float" office:value="91" calcext:value-type="float">
            <text:p>91</text:p>
          </table:table-cell>
          <table:table-cell office:value-type="float" office:value="0.1715597" calcext:value-type="float">
            <text:p>0.1715597</text:p>
          </table:table-cell>
          <table:table-cell office:value-type="float" office:value="23450" calcext:value-type="float">
            <text:p>23450</text:p>
          </table:table-cell>
          <table:table-cell office:value-type="float" office:value="21.9103072" calcext:value-type="float">
            <text:p>21.9103072</text:p>
          </table:table-cell>
          <table:table-cell office:value-type="float" office:value="1880035" calcext:value-type="float">
            <text:p>1880035</text:p>
          </table:table-cell>
          <table:table-cell office:value-type="float" office:value="41192144" calcext:value-type="float">
            <text:p>41192144</text:p>
          </table:table-cell>
          <table:table-cell office:value-type="float" office:value="-32109.383" calcext:value-type="float">
            <text:p>-32109.383</text:p>
          </table:table-cell>
          <table:table-cell office:value-type="float" office:value="-31292.901" calcext:value-type="float">
            <text:p>-31292.901</text:p>
          </table:table-cell>
          <table:table-cell table:formula="of:=[.AJ25]-[.AI25]" office:value-type="float" office:value="816.482" calcext:value-type="float">
            <text:p>816.482</text:p>
          </table:table-cell>
        </table:table-row>
        <table:table-row table:style-name="ro1">
          <table:table-cell office:value-type="float" office:value="80506" calcext:value-type="float">
            <text:p>80506</text:p>
          </table:table-cell>
          <table:table-cell office:value-type="float" office:value="154752" calcext:value-type="float">
            <text:p>154752</text:p>
          </table:table-cell>
          <table:table-cell office:value-type="float" office:value="10.1821441" calcext:value-type="float">
            <text:p>10.1821441</text:p>
          </table:table-cell>
          <table:table-cell office:value-type="float" office:value="819723" calcext:value-type="float">
            <text:p>819723</text:p>
          </table:table-cell>
          <table:table-cell office:value-type="float" office:value="-34695.845" calcext:value-type="float">
            <text:p>-34695.845</text:p>
          </table:table-cell>
          <table:table-cell office:value-type="float" office:value="-31292.901" calcext:value-type="float">
            <text:p>-31292.901</text:p>
          </table:table-cell>
          <table:table-cell table:formula="of:=[.F26]-[.E26]" office:value-type="float" office:value="3402.944" calcext:value-type="float">
            <text:p>3402.944</text:p>
          </table:table-cell>
          <table:table-cell/>
          <table:table-cell office:value-type="float" office:value="80839" calcext:value-type="float">
            <text:p>80839</text:p>
          </table:table-cell>
          <table:table-cell office:value-type="float" office:value="151623" calcext:value-type="float">
            <text:p>151623</text:p>
          </table:table-cell>
          <table:table-cell office:value-type="float" office:value="10" calcext:value-type="float">
            <text:p>10</text:p>
          </table:table-cell>
          <table:table-cell office:value-type="float" office:value="5004" calcext:value-type="float">
            <text:p>5004</text:p>
          </table:table-cell>
          <table:table-cell office:value-type="float" office:value="10.1116745" calcext:value-type="float">
            <text:p>10.1116745</text:p>
          </table:table-cell>
          <table:table-cell office:value-type="float" office:value="817417" calcext:value-type="float">
            <text:p>817417</text:p>
          </table:table-cell>
          <table:table-cell office:value-type="float" office:value="8174170" calcext:value-type="float">
            <text:p>8174170</text:p>
          </table:table-cell>
          <table:table-cell office:value-type="float" office:value="-362866.713" calcext:value-type="float">
            <text:p>-362866.713</text:p>
          </table:table-cell>
          <table:table-cell office:value-type="float" office:value="-31292.901" calcext:value-type="float">
            <text:p>-31292.901</text:p>
          </table:table-cell>
          <table:table-cell table:formula="of:=[.Q26]-[.P26]" office:value-type="float" office:value="331573.812" calcext:value-type="float">
            <text:p>331573.812</text:p>
          </table:table-cell>
          <table:table-cell/>
          <table:table-cell office:value-type="float" office:value="83669" calcext:value-type="float">
            <text:p>83669</text:p>
          </table:table-cell>
          <table:table-cell office:value-type="float" office:value="83" calcext:value-type="float">
            <text:p>83</text:p>
          </table:table-cell>
          <table:table-cell office:value-type="float" office:value="0.7006889" calcext:value-type="float">
            <text:p>0.7006889</text:p>
          </table:table-cell>
          <table:table-cell office:value-type="float" office:value="58625" calcext:value-type="float">
            <text:p>58625</text:p>
          </table:table-cell>
          <table:table-cell office:value-type="float" office:value="-32018.012" calcext:value-type="float">
            <text:p>-32018.012</text:p>
          </table:table-cell>
          <table:table-cell office:value-type="float" office:value="-31292.901" calcext:value-type="float">
            <text:p>-31292.901</text:p>
          </table:table-cell>
          <table:table-cell table:formula="of:=[.Y26]-[.X26]" office:value-type="float" office:value="725.110999999997" calcext:value-type="float">
            <text:p>725.110999999997</text:p>
          </table:table-cell>
          <table:table-cell table:number-columns-repeated="10"/>
          <table:table-cell table:formula="of:=AVERAGE([.AK3:.AK25])" office:value-type="float" office:value="839.007913043477" calcext:value-type="float">
            <text:p>839.007913043477</text:p>
          </table:table-cell>
        </table:table-row>
        <table:table-row table:style-name="ro1">
          <table:table-cell office:value-type="float" office:value="80770" calcext:value-type="float">
            <text:p>80770</text:p>
          </table:table-cell>
          <table:table-cell office:value-type="float" office:value="156429" calcext:value-type="float">
            <text:p>156429</text:p>
          </table:table-cell>
          <table:table-cell office:value-type="float" office:value="10.1543301" calcext:value-type="float">
            <text:p>10.1543301</text:p>
          </table:table-cell>
          <table:table-cell office:value-type="float" office:value="820165" calcext:value-type="float">
            <text:p>820165</text:p>
          </table:table-cell>
          <table:table-cell office:value-type="float" office:value="-34626.354" calcext:value-type="float">
            <text:p>-34626.354</text:p>
          </table:table-cell>
          <table:table-cell office:value-type="float" office:value="-31292.901" calcext:value-type="float">
            <text:p>-31292.901</text:p>
          </table:table-cell>
          <table:table-cell table:formula="of:=[.F27]-[.E27]" office:value-type="float" office:value="3333.453" calcext:value-type="float">
            <text:p>3333.453</text:p>
          </table:table-cell>
          <table:table-cell/>
          <table:table-cell office:value-type="float" office:value="80797" calcext:value-type="float">
            <text:p>80797</text:p>
          </table:table-cell>
          <table:table-cell office:value-type="float" office:value="149761" calcext:value-type="float">
            <text:p>149761</text:p>
          </table:table-cell>
          <table:table-cell office:value-type="float" office:value="10" calcext:value-type="float">
            <text:p>10</text:p>
          </table:table-cell>
          <table:table-cell office:value-type="float" office:value="4955" calcext:value-type="float">
            <text:p>4955</text:p>
          </table:table-cell>
          <table:table-cell office:value-type="float" office:value="10.1614452" calcext:value-type="float">
            <text:p>10.1614452</text:p>
          </table:table-cell>
          <table:table-cell office:value-type="float" office:value="821014" calcext:value-type="float">
            <text:p>821014</text:p>
          </table:table-cell>
          <table:table-cell office:value-type="float" office:value="8210140" calcext:value-type="float">
            <text:p>8210140</text:p>
          </table:table-cell>
          <table:table-cell office:value-type="float" office:value="-365988.857" calcext:value-type="float">
            <text:p>-365988.857</text:p>
          </table:table-cell>
          <table:table-cell office:value-type="float" office:value="-31292.901" calcext:value-type="float">
            <text:p>-31292.901</text:p>
          </table:table-cell>
          <table:table-cell table:formula="of:=[.Q27]-[.P27]" office:value-type="float" office:value="334695.956" calcext:value-type="float">
            <text:p>334695.956</text:p>
          </table:table-cell>
          <table:table-cell/>
          <table:table-cell office:value-type="float" office:value="80867" calcext:value-type="float">
            <text:p>80867</text:p>
          </table:table-cell>
          <table:table-cell office:value-type="float" office:value="67" calcext:value-type="float">
            <text:p>67</text:p>
          </table:table-cell>
          <table:table-cell office:value-type="float" office:value="0.716228" calcext:value-type="float">
            <text:p>0.716228</text:p>
          </table:table-cell>
          <table:table-cell office:value-type="float" office:value="57919" calcext:value-type="float">
            <text:p>57919</text:p>
          </table:table-cell>
          <table:table-cell office:value-type="float" office:value="-32014.956" calcext:value-type="float">
            <text:p>-32014.956</text:p>
          </table:table-cell>
          <table:table-cell office:value-type="float" office:value="-31292.901" calcext:value-type="float">
            <text:p>-31292.901</text:p>
          </table:table-cell>
          <table:table-cell table:formula="of:=[.Y27]-[.X27]" office:value-type="float" office:value="722.054999999997" calcext:value-type="float">
            <text:p>722.054999999997</text:p>
          </table:table-cell>
          <table:table-cell table:number-columns-repeated="11"/>
        </table:table-row>
        <table:table-row table:style-name="ro1">
          <table:table-cell table:number-columns-repeated="6"/>
          <table:table-cell table:formula="of:=AVERAGE([.G3:.G27])" office:value-type="float" office:value="3326.0176" calcext:value-type="float">
            <text:p>3326.0176</text:p>
          </table:table-cell>
          <table:table-cell table:number-columns-repeated="10"/>
          <table:table-cell table:formula="of:=AVERAGE([.R3:.R27])" office:value-type="float" office:value="332507.57804" calcext:value-type="float">
            <text:p>332507.57804</text:p>
          </table:table-cell>
          <table:table-cell table:number-columns-repeated="7"/>
          <table:table-cell table:formula="of:=AVERAGE([.Z3:.Z27])" office:value-type="float" office:value="722.399679999998" calcext:value-type="float">
            <text:p>722.399679999998</text:p>
          </table:table-cell>
          <table:table-cell table:number-columns-repeated="11"/>
        </table:table-row>
      </table:table>
      <table:table table:name="low_mutation" table:style-name="ta1">
        <table:table-column table:style-name="co1" table:number-columns-repeated="37" table:default-cell-style-name="Default"/>
        <table:table-row table:style-name="ro1">
          <table:table-cell table:style-name="ce6" office:value-type="string" calcext:value-type="string">
            <text:p>mu=1x10-8</text:p>
          </table:table-cell>
          <table:table-cell table:number-columns-repeated="36"/>
        </table:table-row>
        <table:table-row table:style-name="ro1">
          <table:table-cell table:style-name="ce7" office:value-type="string" calcext:value-type="string" table:number-columns-spanned="6" table:number-rows-spanned="1">
            <text:p>Bottleneck</text:p>
          </table:table-cell>
          <table:covered-table-cell table:number-columns-repeated="5"/>
          <table:table-cell table:number-columns-repeated="2"/>
          <table:table-cell table:style-name="ce7" office:value-type="string" calcext:value-type="string" table:number-columns-spanned="9" table:number-rows-spanned="1">
            <text:p>Bot-Bot</text:p>
          </table:table-cell>
          <table:covered-table-cell table:number-columns-repeated="8"/>
          <table:table-cell table:number-columns-repeated="2"/>
          <table:table-cell table:style-name="ce7" office:value-type="string" calcext:value-type="string" table:number-columns-spanned="6" table:number-rows-spanned="1">
            <text:p>Exp</text:p>
          </table:table-cell>
          <table:covered-table-cell table:number-columns-repeated="5"/>
          <table:table-cell table:number-columns-repeated="2"/>
          <table:table-cell table:style-name="ce7" office:value-type="string" calcext:value-type="string" table:number-columns-spanned="9" table:number-rows-spanned="1">
            <text:p>Bot-Exp</text:p>
          </table:table-cell>
          <table:covered-table-cell table:number-columns-repeated="8"/>
          <table:table-cell/>
        </table:table-row>
        <table:table-row table:style-name="ro1">
          <table:table-cell office:value-type="float" office:value="82039" calcext:value-type="float">
            <text:p>82039</text:p>
          </table:table-cell>
          <table:table-cell office:value-type="float" office:value="1434" calcext:value-type="float">
            <text:p>1434</text:p>
          </table:table-cell>
          <table:table-cell office:value-type="float" office:value="38.569917" calcext:value-type="float">
            <text:p>38.569917</text:p>
          </table:table-cell>
          <table:table-cell office:value-type="float" office:value="3164237" calcext:value-type="float">
            <text:p>3164237</text:p>
          </table:table-cell>
          <table:table-cell office:value-type="float" office:value="-31948.445" calcext:value-type="float">
            <text:p>-31948.445</text:p>
          </table:table-cell>
          <table:table-cell office:value-type="float" office:value="-31292.901" calcext:value-type="float">
            <text:p>-31292.901</text:p>
          </table:table-cell>
          <table:table-cell table:formula="of:=[.F3]-[.E3]" office:value-type="float" office:value="655.543999999998" calcext:value-type="float">
            <text:p>655.543999999998</text:p>
          </table:table-cell>
          <table:table-cell/>
          <table:table-cell office:value-type="float" office:value="80846" calcext:value-type="float">
            <text:p>80846</text:p>
          </table:table-cell>
          <table:table-cell office:value-type="float" office:value="143637" calcext:value-type="float">
            <text:p>143637</text:p>
          </table:table-cell>
          <table:table-cell office:value-type="float" office:value="10" calcext:value-type="float">
            <text:p>10</text:p>
          </table:table-cell>
          <table:table-cell office:value-type="float" office:value="1898" calcext:value-type="float">
            <text:p>1898</text:p>
          </table:table-cell>
          <table:table-cell office:value-type="float" office:value="10.1538281" calcext:value-type="float">
            <text:p>10.1538281</text:p>
          </table:table-cell>
          <table:table-cell office:value-type="float" office:value="820896" calcext:value-type="float">
            <text:p>820896</text:p>
          </table:table-cell>
          <table:table-cell office:value-type="float" office:value="8208960" calcext:value-type="float">
            <text:p>8208960</text:p>
          </table:table-cell>
          <table:table-cell office:value-type="float" office:value="-33121.811" calcext:value-type="float">
            <text:p>-33121.811</text:p>
          </table:table-cell>
          <table:table-cell office:value-type="float" office:value="-31292.901" calcext:value-type="float">
            <text:p>-31292.901</text:p>
          </table:table-cell>
          <table:table-cell table:formula="of:=[.Q3]-[.P3]" office:value-type="float" office:value="1828.91" calcext:value-type="float">
            <text:p>1828.91</text:p>
          </table:table-cell>
          <table:table-cell/>
          <table:table-cell office:value-type="float" office:value="85686" calcext:value-type="float">
            <text:p>85686</text:p>
          </table:table-cell>
          <table:table-cell office:value-type="float" office:value="15975" calcext:value-type="float">
            <text:p>15975</text:p>
          </table:table-cell>
          <table:table-cell office:value-type="float" office:value="0.9878656" calcext:value-type="float">
            <text:p>0.9878656</text:p>
          </table:table-cell>
          <table:table-cell office:value-type="float" office:value="84646" calcext:value-type="float">
            <text:p>84646</text:p>
          </table:table-cell>
          <table:table-cell office:value-type="float" office:value="-45123.168" calcext:value-type="float">
            <text:p>-45123.168</text:p>
          </table:table-cell>
          <table:table-cell office:value-type="float" office:value="-31292.901" calcext:value-type="float">
            <text:p>-31292.901</text:p>
          </table:table-cell>
          <table:table-cell table:formula="of:=[.Y3]-[.X3]" office:value-type="float" office:value="13830.267" calcext:value-type="float">
            <text:p>13830.267</text:p>
          </table:table-cell>
          <table:table-cell/>
          <table:table-cell office:value-type="float" office:value="85347" calcext:value-type="float">
            <text:p>85347</text:p>
          </table:table-cell>
          <table:table-cell office:value-type="float" office:value="45" calcext:value-type="float">
            <text:p>45</text:p>
          </table:table-cell>
          <table:table-cell office:value-type="float" office:value="0.1432331" calcext:value-type="float">
            <text:p>0.1432331</text:p>
          </table:table-cell>
          <table:table-cell office:value-type="float" office:value="456" calcext:value-type="float">
            <text:p>456</text:p>
          </table:table-cell>
          <table:table-cell office:value-type="float" office:value="283.0424331" calcext:value-type="float">
            <text:p>283.0424331</text:p>
          </table:table-cell>
          <table:table-cell office:value-type="float" office:value="24156822" calcext:value-type="float">
            <text:p>2415682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-31978.368" calcext:value-type="float">
            <text:p>-31978.368</text:p>
          </table:table-cell>
          <table:table-cell office:value-type="float" office:value="-31292.901" calcext:value-type="float">
            <text:p>-31292.901</text:p>
          </table:table-cell>
          <table:table-cell table:formula="of:=[.AJ3]-[.AI3]" office:value-type="float" office:value="685.466999999997" calcext:value-type="float">
            <text:p>685.466999999997</text:p>
          </table:table-cell>
        </table:table-row>
        <table:table-row table:style-name="ro1">
          <table:table-cell office:value-type="float" office:value="82445" calcext:value-type="float">
            <text:p>82445</text:p>
          </table:table-cell>
          <table:table-cell office:value-type="float" office:value="1324" calcext:value-type="float">
            <text:p>1324</text:p>
          </table:table-cell>
          <table:table-cell office:value-type="float" office:value="39.1396356" calcext:value-type="float">
            <text:p>39.1396356</text:p>
          </table:table-cell>
          <table:table-cell office:value-type="float" office:value="3226867" calcext:value-type="float">
            <text:p>3226867</text:p>
          </table:table-cell>
          <table:table-cell office:value-type="float" office:value="-31949.695" calcext:value-type="float">
            <text:p>-31949.695</text:p>
          </table:table-cell>
          <table:table-cell office:value-type="float" office:value="-31292.901" calcext:value-type="float">
            <text:p>-31292.901</text:p>
          </table:table-cell>
          <table:table-cell table:formula="of:=[.F4]-[.E4]" office:value-type="float" office:value="656.793999999998" calcext:value-type="float">
            <text:p>656.793999999998</text:p>
          </table:table-cell>
          <table:table-cell/>
          <table:table-cell office:value-type="float" office:value="80787" calcext:value-type="float">
            <text:p>80787</text:p>
          </table:table-cell>
          <table:table-cell office:value-type="float" office:value="135374" calcext:value-type="float">
            <text:p>135374</text:p>
          </table:table-cell>
          <table:table-cell office:value-type="float" office:value="10" calcext:value-type="float">
            <text:p>10</text:p>
          </table:table-cell>
          <table:table-cell office:value-type="float" office:value="1189" calcext:value-type="float">
            <text:p>1189</text:p>
          </table:table-cell>
          <table:table-cell office:value-type="float" office:value="10.0191591" calcext:value-type="float">
            <text:p>10.0191591</text:p>
          </table:table-cell>
          <table:table-cell office:value-type="float" office:value="809417" calcext:value-type="float">
            <text:p>809417</text:p>
          </table:table-cell>
          <table:table-cell office:value-type="float" office:value="8094170" calcext:value-type="float">
            <text:p>8094170</text:p>
          </table:table-cell>
          <table:table-cell office:value-type="float" office:value="-33116.087" calcext:value-type="float">
            <text:p>-33116.087</text:p>
          </table:table-cell>
          <table:table-cell office:value-type="float" office:value="-31292.901" calcext:value-type="float">
            <text:p>-31292.901</text:p>
          </table:table-cell>
          <table:table-cell table:formula="of:=[.Q4]-[.P4]" office:value-type="float" office:value="1823.186" calcext:value-type="float">
            <text:p>1823.186</text:p>
          </table:table-cell>
          <table:table-cell/>
          <table:table-cell office:value-type="float" office:value="86704" calcext:value-type="float">
            <text:p>86704</text:p>
          </table:table-cell>
          <table:table-cell office:value-type="float" office:value="14946" calcext:value-type="float">
            <text:p>14946</text:p>
          </table:table-cell>
          <table:table-cell office:value-type="float" office:value="0.9874098" calcext:value-type="float">
            <text:p>0.9874098</text:p>
          </table:table-cell>
          <table:table-cell office:value-type="float" office:value="85612" calcext:value-type="float">
            <text:p>85612</text:p>
          </table:table-cell>
          <table:table-cell office:value-type="float" office:value="-45065.997" calcext:value-type="float">
            <text:p>-45065.997</text:p>
          </table:table-cell>
          <table:table-cell office:value-type="float" office:value="-31292.901" calcext:value-type="float">
            <text:p>-31292.901</text:p>
          </table:table-cell>
          <table:table-cell table:formula="of:=[.Y4]-[.X4]" office:value-type="float" office:value="13773.096" calcext:value-type="float">
            <text:p>13773.096</text:p>
          </table:table-cell>
          <table:table-cell/>
          <table:table-cell office:value-type="float" office:value="82503" calcext:value-type="float">
            <text:p>82503</text:p>
          </table:table-cell>
          <table:table-cell office:value-type="float" office:value="52" calcext:value-type="float">
            <text:p>52</text:p>
          </table:table-cell>
          <table:table-cell office:value-type="float" office:value="0.144779" calcext:value-type="float">
            <text:p>0.144779</text:p>
          </table:table-cell>
          <table:table-cell office:value-type="float" office:value="465" calcext:value-type="float">
            <text:p>465</text:p>
          </table:table-cell>
          <table:table-cell office:value-type="float" office:value="293.7729516" calcext:value-type="float">
            <text:p>293.7729516</text:p>
          </table:table-cell>
          <table:table-cell office:value-type="float" office:value="24237149" calcext:value-type="float">
            <text:p>2423714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-31981.404" calcext:value-type="float">
            <text:p>-31981.404</text:p>
          </table:table-cell>
          <table:table-cell office:value-type="float" office:value="-31292.901" calcext:value-type="float">
            <text:p>-31292.901</text:p>
          </table:table-cell>
          <table:table-cell table:formula="of:=[.AJ4]-[.AI4]" office:value-type="float" office:value="688.502999999997" calcext:value-type="float">
            <text:p>688.502999999997</text:p>
          </table:table-cell>
        </table:table-row>
        <table:table-row table:style-name="ro1">
          <table:table-cell office:value-type="float" office:value="80719" calcext:value-type="float">
            <text:p>80719</text:p>
          </table:table-cell>
          <table:table-cell office:value-type="float" office:value="1632" calcext:value-type="float">
            <text:p>1632</text:p>
          </table:table-cell>
          <table:table-cell office:value-type="float" office:value="40.1264631" calcext:value-type="float">
            <text:p>40.1264631</text:p>
          </table:table-cell>
          <table:table-cell office:value-type="float" office:value="3238967" calcext:value-type="float">
            <text:p>3238967</text:p>
          </table:table-cell>
          <table:table-cell office:value-type="float" office:value="-31947.977" calcext:value-type="float">
            <text:p>-31947.977</text:p>
          </table:table-cell>
          <table:table-cell office:value-type="float" office:value="-31292.901" calcext:value-type="float">
            <text:p>-31292.901</text:p>
          </table:table-cell>
          <table:table-cell table:formula="of:=[.F5]-[.E5]" office:value-type="float" office:value="655.075999999997" calcext:value-type="float">
            <text:p>655.075999999997</text:p>
          </table:table-cell>
          <table:table-cell/>
          <table:table-cell office:value-type="float" office:value="80863" calcext:value-type="float">
            <text:p>80863</text:p>
          </table:table-cell>
          <table:table-cell office:value-type="float" office:value="146069" calcext:value-type="float">
            <text:p>146069</text:p>
          </table:table-cell>
          <table:table-cell office:value-type="float" office:value="10" calcext:value-type="float">
            <text:p>10</text:p>
          </table:table-cell>
          <table:table-cell office:value-type="float" office:value="706" calcext:value-type="float">
            <text:p>706</text:p>
          </table:table-cell>
          <table:table-cell office:value-type="float" office:value="10.143877" calcext:value-type="float">
            <text:p>10.143877</text:p>
          </table:table-cell>
          <table:table-cell office:value-type="float" office:value="820264" calcext:value-type="float">
            <text:p>820264</text:p>
          </table:table-cell>
          <table:table-cell office:value-type="float" office:value="8202640" calcext:value-type="float">
            <text:p>8202640</text:p>
          </table:table-cell>
          <table:table-cell office:value-type="float" office:value="-33125.461" calcext:value-type="float">
            <text:p>-33125.461</text:p>
          </table:table-cell>
          <table:table-cell office:value-type="float" office:value="-31292.901" calcext:value-type="float">
            <text:p>-31292.901</text:p>
          </table:table-cell>
          <table:table-cell table:formula="of:=[.Q5]-[.P5]" office:value-type="float" office:value="1832.56" calcext:value-type="float">
            <text:p>1832.56</text:p>
          </table:table-cell>
          <table:table-cell/>
          <table:table-cell office:value-type="float" office:value="85221" calcext:value-type="float">
            <text:p>85221</text:p>
          </table:table-cell>
          <table:table-cell office:value-type="float" office:value="14513" calcext:value-type="float">
            <text:p>14513</text:p>
          </table:table-cell>
          <table:table-cell office:value-type="float" office:value="0.9867168" calcext:value-type="float">
            <text:p>0.9867168</text:p>
          </table:table-cell>
          <table:table-cell office:value-type="float" office:value="84088" calcext:value-type="float">
            <text:p>84088</text:p>
          </table:table-cell>
          <table:table-cell office:value-type="float" office:value="-45153.917" calcext:value-type="float">
            <text:p>-45153.917</text:p>
          </table:table-cell>
          <table:table-cell office:value-type="float" office:value="-31292.901" calcext:value-type="float">
            <text:p>-31292.901</text:p>
          </table:table-cell>
          <table:table-cell table:formula="of:=[.Y5]-[.X5]" office:value-type="float" office:value="13861.016" calcext:value-type="float">
            <text:p>13861.016</text:p>
          </table:table-cell>
          <table:table-cell/>
          <table:table-cell office:value-type="float" office:value="85408" calcext:value-type="float">
            <text:p>85408</text:p>
          </table:table-cell>
          <table:table-cell office:value-type="float" office:value="49" calcext:value-type="float">
            <text:p>49</text:p>
          </table:table-cell>
          <table:table-cell office:value-type="float" office:value="0.1266278" calcext:value-type="float">
            <text:p>0.1266278</text:p>
          </table:table-cell>
          <table:table-cell office:value-type="float" office:value="455" calcext:value-type="float">
            <text:p>455</text:p>
          </table:table-cell>
          <table:table-cell office:value-type="float" office:value="322.9819899" calcext:value-type="float">
            <text:p>322.9819899</text:p>
          </table:table-cell>
          <table:table-cell office:value-type="float" office:value="27585245" calcext:value-type="float">
            <text:p>2758524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-31989.687" calcext:value-type="float">
            <text:p>-31989.687</text:p>
          </table:table-cell>
          <table:table-cell office:value-type="float" office:value="-31292.901" calcext:value-type="float">
            <text:p>-31292.901</text:p>
          </table:table-cell>
          <table:table-cell table:formula="of:=[.AJ5]-[.AI5]" office:value-type="float" office:value="696.786" calcext:value-type="float">
            <text:p>696.786</text:p>
          </table:table-cell>
        </table:table-row>
        <table:table-row table:style-name="ro1">
          <table:table-cell office:value-type="float" office:value="84662" calcext:value-type="float">
            <text:p>84662</text:p>
          </table:table-cell>
          <table:table-cell office:value-type="float" office:value="1691" calcext:value-type="float">
            <text:p>1691</text:p>
          </table:table-cell>
          <table:table-cell office:value-type="float" office:value="38.7421849" calcext:value-type="float">
            <text:p>38.7421849</text:p>
          </table:table-cell>
          <table:table-cell office:value-type="float" office:value="3279990" calcext:value-type="float">
            <text:p>3279990</text:p>
          </table:table-cell>
          <table:table-cell office:value-type="float" office:value="-31951.018" calcext:value-type="float">
            <text:p>-31951.018</text:p>
          </table:table-cell>
          <table:table-cell office:value-type="float" office:value="-31292.901" calcext:value-type="float">
            <text:p>-31292.901</text:p>
          </table:table-cell>
          <table:table-cell table:formula="of:=[.F6]-[.E6]" office:value-type="float" office:value="658.116999999998" calcext:value-type="float">
            <text:p>658.116999999998</text:p>
          </table:table-cell>
          <table:table-cell/>
          <table:table-cell office:value-type="float" office:value="80907" calcext:value-type="float">
            <text:p>80907</text:p>
          </table:table-cell>
          <table:table-cell office:value-type="float" office:value="140943" calcext:value-type="float">
            <text:p>140943</text:p>
          </table:table-cell>
          <table:table-cell office:value-type="float" office:value="10" calcext:value-type="float">
            <text:p>10</text:p>
          </table:table-cell>
          <table:table-cell office:value-type="float" office:value="1759" calcext:value-type="float">
            <text:p>1759</text:p>
          </table:table-cell>
          <table:table-cell office:value-type="float" office:value="10.1799707" calcext:value-type="float">
            <text:p>10.1799707</text:p>
          </table:table-cell>
          <table:table-cell office:value-type="float" office:value="823630" calcext:value-type="float">
            <text:p>823630</text:p>
          </table:table-cell>
          <table:table-cell office:value-type="float" office:value="8236300" calcext:value-type="float">
            <text:p>8236300</text:p>
          </table:table-cell>
          <table:table-cell office:value-type="float" office:value="-33145.136" calcext:value-type="float">
            <text:p>-33145.136</text:p>
          </table:table-cell>
          <table:table-cell office:value-type="float" office:value="-31292.901" calcext:value-type="float">
            <text:p>-31292.901</text:p>
          </table:table-cell>
          <table:table-cell table:formula="of:=[.Q6]-[.P6]" office:value-type="float" office:value="1852.235" calcext:value-type="float">
            <text:p>1852.235</text:p>
          </table:table-cell>
          <table:table-cell/>
          <table:table-cell office:value-type="float" office:value="85963" calcext:value-type="float">
            <text:p>85963</text:p>
          </table:table-cell>
          <table:table-cell office:value-type="float" office:value="20656" calcext:value-type="float">
            <text:p>20656</text:p>
          </table:table-cell>
          <table:table-cell office:value-type="float" office:value="0.9864555" calcext:value-type="float">
            <text:p>0.9864555</text:p>
          </table:table-cell>
          <table:table-cell office:value-type="float" office:value="84798" calcext:value-type="float">
            <text:p>84798</text:p>
          </table:table-cell>
          <table:table-cell office:value-type="float" office:value="-45108.186" calcext:value-type="float">
            <text:p>-45108.186</text:p>
          </table:table-cell>
          <table:table-cell office:value-type="float" office:value="-31292.901" calcext:value-type="float">
            <text:p>-31292.901</text:p>
          </table:table-cell>
          <table:table-cell table:formula="of:=[.Y6]-[.X6]" office:value-type="float" office:value="13815.285" calcext:value-type="float">
            <text:p>13815.285</text:p>
          </table:table-cell>
          <table:table-cell/>
          <table:table-cell office:value-type="float" office:value="85770" calcext:value-type="float">
            <text:p>85770</text:p>
          </table:table-cell>
          <table:table-cell office:value-type="float" office:value="35" calcext:value-type="float">
            <text:p>35</text:p>
          </table:table-cell>
          <table:table-cell office:value-type="float" office:value="0.1671236" calcext:value-type="float">
            <text:p>0.1671236</text:p>
          </table:table-cell>
          <table:table-cell office:value-type="float" office:value="454" calcext:value-type="float">
            <text:p>454</text:p>
          </table:table-cell>
          <table:table-cell office:value-type="float" office:value="240.764442" calcext:value-type="float">
            <text:p>240.764442</text:p>
          </table:table-cell>
          <table:table-cell office:value-type="float" office:value="20650366" calcext:value-type="float">
            <text:p>2065036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-31966.868" calcext:value-type="float">
            <text:p>-31966.868</text:p>
          </table:table-cell>
          <table:table-cell office:value-type="float" office:value="-31292.901" calcext:value-type="float">
            <text:p>-31292.901</text:p>
          </table:table-cell>
          <table:table-cell table:formula="of:=[.AJ6]-[.AI6]" office:value-type="float" office:value="673.966999999997" calcext:value-type="float">
            <text:p>673.966999999997</text:p>
          </table:table-cell>
        </table:table-row>
        <table:table-row table:style-name="ro1">
          <table:table-cell office:value-type="float" office:value="83239" calcext:value-type="float">
            <text:p>83239</text:p>
          </table:table-cell>
          <table:table-cell office:value-type="float" office:value="1399" calcext:value-type="float">
            <text:p>1399</text:p>
          </table:table-cell>
          <table:table-cell office:value-type="float" office:value="37.6112718" calcext:value-type="float">
            <text:p>37.6112718</text:p>
          </table:table-cell>
          <table:table-cell office:value-type="float" office:value="3130724" calcext:value-type="float">
            <text:p>3130724</text:p>
          </table:table-cell>
          <table:table-cell office:value-type="float" office:value="-31950.245" calcext:value-type="float">
            <text:p>-31950.245</text:p>
          </table:table-cell>
          <table:table-cell office:value-type="float" office:value="-31292.901" calcext:value-type="float">
            <text:p>-31292.901</text:p>
          </table:table-cell>
          <table:table-cell table:formula="of:=[.F7]-[.E7]" office:value-type="float" office:value="657.343999999997" calcext:value-type="float">
            <text:p>657.343999999997</text:p>
          </table:table-cell>
          <table:table-cell/>
          <table:table-cell office:value-type="float" office:value="80742" calcext:value-type="float">
            <text:p>80742</text:p>
          </table:table-cell>
          <table:table-cell office:value-type="float" office:value="137163" calcext:value-type="float">
            <text:p>137163</text:p>
          </table:table-cell>
          <table:table-cell office:value-type="float" office:value="10" calcext:value-type="float">
            <text:p>10</text:p>
          </table:table-cell>
          <table:table-cell office:value-type="float" office:value="1657" calcext:value-type="float">
            <text:p>1657</text:p>
          </table:table-cell>
          <table:table-cell office:value-type="float" office:value="10.1134854" calcext:value-type="float">
            <text:p>10.1134854</text:p>
          </table:table-cell>
          <table:table-cell office:value-type="float" office:value="816583" calcext:value-type="float">
            <text:p>816583</text:p>
          </table:table-cell>
          <table:table-cell office:value-type="float" office:value="8165830" calcext:value-type="float">
            <text:p>8165830</text:p>
          </table:table-cell>
          <table:table-cell office:value-type="float" office:value="-33134.528" calcext:value-type="float">
            <text:p>-33134.528</text:p>
          </table:table-cell>
          <table:table-cell office:value-type="float" office:value="-31292.901" calcext:value-type="float">
            <text:p>-31292.901</text:p>
          </table:table-cell>
          <table:table-cell table:formula="of:=[.Q7]-[.P7]" office:value-type="float" office:value="1841.627" calcext:value-type="float">
            <text:p>1841.627</text:p>
          </table:table-cell>
          <table:table-cell/>
          <table:table-cell office:value-type="float" office:value="85701" calcext:value-type="float">
            <text:p>85701</text:p>
          </table:table-cell>
          <table:table-cell office:value-type="float" office:value="20130" calcext:value-type="float">
            <text:p>20130</text:p>
          </table:table-cell>
          <table:table-cell office:value-type="float" office:value="0.9861909" calcext:value-type="float">
            <text:p>0.9861909</text:p>
          </table:table-cell>
          <table:table-cell office:value-type="float" office:value="84517" calcext:value-type="float">
            <text:p>84517</text:p>
          </table:table-cell>
          <table:table-cell office:value-type="float" office:value="-45127.446" calcext:value-type="float">
            <text:p>-45127.446</text:p>
          </table:table-cell>
          <table:table-cell office:value-type="float" office:value="-31292.901" calcext:value-type="float">
            <text:p>-31292.901</text:p>
          </table:table-cell>
          <table:table-cell table:formula="of:=[.Y7]-[.X7]" office:value-type="float" office:value="13834.545" calcext:value-type="float">
            <text:p>13834.545</text:p>
          </table:table-cell>
          <table:table-cell/>
          <table:table-cell office:value-type="float" office:value="85305" calcext:value-type="float">
            <text:p>85305</text:p>
          </table:table-cell>
          <table:table-cell office:value-type="float" office:value="32" calcext:value-type="float">
            <text:p>32</text:p>
          </table:table-cell>
          <table:table-cell office:value-type="float" office:value="0.172977" calcext:value-type="float">
            <text:p>0.172977</text:p>
          </table:table-cell>
          <table:table-cell office:value-type="float" office:value="457" calcext:value-type="float">
            <text:p>457</text:p>
          </table:table-cell>
          <table:table-cell office:value-type="float" office:value="233.7001128" calcext:value-type="float">
            <text:p>233.7001128</text:p>
          </table:table-cell>
          <table:table-cell office:value-type="float" office:value="19935788" calcext:value-type="float">
            <text:p>1993578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-31966.789" calcext:value-type="float">
            <text:p>-31966.789</text:p>
          </table:table-cell>
          <table:table-cell office:value-type="float" office:value="-31292.901" calcext:value-type="float">
            <text:p>-31292.901</text:p>
          </table:table-cell>
          <table:table-cell table:formula="of:=[.AJ7]-[.AI7]" office:value-type="float" office:value="673.887999999999" calcext:value-type="float">
            <text:p>673.887999999999</text:p>
          </table:table-cell>
        </table:table-row>
        <table:table-row table:style-name="ro1">
          <table:table-cell office:value-type="float" office:value="82844" calcext:value-type="float">
            <text:p>82844</text:p>
          </table:table-cell>
          <table:table-cell office:value-type="float" office:value="1255" calcext:value-type="float">
            <text:p>1255</text:p>
          </table:table-cell>
          <table:table-cell office:value-type="float" office:value="37.1986962" calcext:value-type="float">
            <text:p>37.1986962</text:p>
          </table:table-cell>
          <table:table-cell office:value-type="float" office:value="3081688" calcext:value-type="float">
            <text:p>3081688</text:p>
          </table:table-cell>
          <table:table-cell office:value-type="float" office:value="-31949.068" calcext:value-type="float">
            <text:p>-31949.068</text:p>
          </table:table-cell>
          <table:table-cell office:value-type="float" office:value="-31292.901" calcext:value-type="float">
            <text:p>-31292.901</text:p>
          </table:table-cell>
          <table:table-cell table:formula="of:=[.F8]-[.E8]" office:value-type="float" office:value="656.166999999998" calcext:value-type="float">
            <text:p>656.166999999998</text:p>
          </table:table-cell>
          <table:table-cell/>
          <table:table-cell office:value-type="float" office:value="80323" calcext:value-type="float">
            <text:p>80323</text:p>
          </table:table-cell>
          <table:table-cell office:value-type="float" office:value="145811" calcext:value-type="float">
            <text:p>145811</text:p>
          </table:table-cell>
          <table:table-cell office:value-type="float" office:value="10" calcext:value-type="float">
            <text:p>10</text:p>
          </table:table-cell>
          <table:table-cell office:value-type="float" office:value="2211" calcext:value-type="float">
            <text:p>2211</text:p>
          </table:table-cell>
          <table:table-cell office:value-type="float" office:value="10.2005379" calcext:value-type="float">
            <text:p>10.2005379</text:p>
          </table:table-cell>
          <table:table-cell office:value-type="float" office:value="819337" calcext:value-type="float">
            <text:p>819337</text:p>
          </table:table-cell>
          <table:table-cell office:value-type="float" office:value="8193370" calcext:value-type="float">
            <text:p>8193370</text:p>
          </table:table-cell>
          <table:table-cell office:value-type="float" office:value="-33103.114" calcext:value-type="float">
            <text:p>-33103.114</text:p>
          </table:table-cell>
          <table:table-cell office:value-type="float" office:value="-31292.901" calcext:value-type="float">
            <text:p>-31292.901</text:p>
          </table:table-cell>
          <table:table-cell table:formula="of:=[.Q8]-[.P8]" office:value-type="float" office:value="1810.213" calcext:value-type="float">
            <text:p>1810.213</text:p>
          </table:table-cell>
          <table:table-cell/>
          <table:table-cell office:value-type="float" office:value="85186" calcext:value-type="float">
            <text:p>85186</text:p>
          </table:table-cell>
          <table:table-cell office:value-type="float" office:value="22067" calcext:value-type="float">
            <text:p>22067</text:p>
          </table:table-cell>
          <table:table-cell office:value-type="float" office:value="0.983476" calcext:value-type="float">
            <text:p>0.983476</text:p>
          </table:table-cell>
          <table:table-cell office:value-type="float" office:value="83778" calcext:value-type="float">
            <text:p>83778</text:p>
          </table:table-cell>
          <table:table-cell office:value-type="float" office:value="-45163.958" calcext:value-type="float">
            <text:p>-45163.958</text:p>
          </table:table-cell>
          <table:table-cell office:value-type="float" office:value="-31292.901" calcext:value-type="float">
            <text:p>-31292.901</text:p>
          </table:table-cell>
          <table:table-cell table:formula="of:=[.Y8]-[.X8]" office:value-type="float" office:value="13871.057" calcext:value-type="float">
            <text:p>13871.057</text:p>
          </table:table-cell>
          <table:table-cell/>
          <table:table-cell office:value-type="float" office:value="85190" calcext:value-type="float">
            <text:p>85190</text:p>
          </table:table-cell>
          <table:table-cell office:value-type="float" office:value="32" calcext:value-type="float">
            <text:p>32</text:p>
          </table:table-cell>
          <table:table-cell office:value-type="float" office:value="0.1523271" calcext:value-type="float">
            <text:p>0.1523271</text:p>
          </table:table-cell>
          <table:table-cell office:value-type="float" office:value="456" calcext:value-type="float">
            <text:p>456</text:p>
          </table:table-cell>
          <table:table-cell office:value-type="float" office:value="267.5525951" calcext:value-type="float">
            <text:p>267.5525951</text:p>
          </table:table-cell>
          <table:table-cell office:value-type="float" office:value="22792805" calcext:value-type="float">
            <text:p>2279280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-31974.799" calcext:value-type="float">
            <text:p>-31974.799</text:p>
          </table:table-cell>
          <table:table-cell office:value-type="float" office:value="-31292.901" calcext:value-type="float">
            <text:p>-31292.901</text:p>
          </table:table-cell>
          <table:table-cell table:formula="of:=[.AJ8]-[.AI8]" office:value-type="float" office:value="681.897999999997" calcext:value-type="float">
            <text:p>681.897999999997</text:p>
          </table:table-cell>
        </table:table-row>
        <table:table-row table:style-name="ro1">
          <table:table-cell office:value-type="float" office:value="83745" calcext:value-type="float">
            <text:p>83745</text:p>
          </table:table-cell>
          <table:table-cell office:value-type="float" office:value="1358" calcext:value-type="float">
            <text:p>1358</text:p>
          </table:table-cell>
          <table:table-cell office:value-type="float" office:value="38.0268949" calcext:value-type="float">
            <text:p>38.0268949</text:p>
          </table:table-cell>
          <table:table-cell office:value-type="float" office:value="3184562" calcext:value-type="float">
            <text:p>3184562</text:p>
          </table:table-cell>
          <table:table-cell office:value-type="float" office:value="-31946.691" calcext:value-type="float">
            <text:p>-31946.691</text:p>
          </table:table-cell>
          <table:table-cell office:value-type="float" office:value="-31292.901" calcext:value-type="float">
            <text:p>-31292.901</text:p>
          </table:table-cell>
          <table:table-cell table:formula="of:=[.F9]-[.E9]" office:value-type="float" office:value="653.789999999997" calcext:value-type="float">
            <text:p>653.789999999997</text:p>
          </table:table-cell>
          <table:table-cell/>
          <table:table-cell office:value-type="float" office:value="79499" calcext:value-type="float">
            <text:p>79499</text:p>
          </table:table-cell>
          <table:table-cell office:value-type="float" office:value="141995" calcext:value-type="float">
            <text:p>141995</text:p>
          </table:table-cell>
          <table:table-cell office:value-type="float" office:value="10" calcext:value-type="float">
            <text:p>10</text:p>
          </table:table-cell>
          <table:table-cell office:value-type="float" office:value="642" calcext:value-type="float">
            <text:p>642</text:p>
          </table:table-cell>
          <table:table-cell office:value-type="float" office:value="10.1238053" calcext:value-type="float">
            <text:p>10.1238053</text:p>
          </table:table-cell>
          <table:table-cell office:value-type="float" office:value="804832" calcext:value-type="float">
            <text:p>804832</text:p>
          </table:table-cell>
          <table:table-cell office:value-type="float" office:value="8048320" calcext:value-type="float">
            <text:p>8048320</text:p>
          </table:table-cell>
          <table:table-cell office:value-type="float" office:value="-33065.764" calcext:value-type="float">
            <text:p>-33065.764</text:p>
          </table:table-cell>
          <table:table-cell office:value-type="float" office:value="-31292.901" calcext:value-type="float">
            <text:p>-31292.901</text:p>
          </table:table-cell>
          <table:table-cell table:formula="of:=[.Q9]-[.P9]" office:value-type="float" office:value="1772.863" calcext:value-type="float">
            <text:p>1772.863</text:p>
          </table:table-cell>
          <table:table-cell/>
          <table:table-cell office:value-type="float" office:value="85393" calcext:value-type="float">
            <text:p>85393</text:p>
          </table:table-cell>
          <table:table-cell office:value-type="float" office:value="12465" calcext:value-type="float">
            <text:p>12465</text:p>
          </table:table-cell>
          <table:table-cell office:value-type="float" office:value="0.9881627" calcext:value-type="float">
            <text:p>0.9881627</text:p>
          </table:table-cell>
          <table:table-cell office:value-type="float" office:value="84382" calcext:value-type="float">
            <text:p>84382</text:p>
          </table:table-cell>
          <table:table-cell office:value-type="float" office:value="-45137.152" calcext:value-type="float">
            <text:p>-45137.152</text:p>
          </table:table-cell>
          <table:table-cell office:value-type="float" office:value="-31292.901" calcext:value-type="float">
            <text:p>-31292.901</text:p>
          </table:table-cell>
          <table:table-cell table:formula="of:=[.Y9]-[.X9]" office:value-type="float" office:value="13844.251" calcext:value-type="float">
            <text:p>13844.251</text:p>
          </table:table-cell>
          <table:table-cell/>
          <table:table-cell office:value-type="float" office:value="82794" calcext:value-type="float">
            <text:p>82794</text:p>
          </table:table-cell>
          <table:table-cell office:value-type="float" office:value="50" calcext:value-type="float">
            <text:p>50</text:p>
          </table:table-cell>
          <table:table-cell office:value-type="float" office:value="0.156714" calcext:value-type="float">
            <text:p>0.156714</text:p>
          </table:table-cell>
          <table:table-cell office:value-type="float" office:value="461" calcext:value-type="float">
            <text:p>461</text:p>
          </table:table-cell>
          <table:table-cell office:value-type="float" office:value="265.4377428" calcext:value-type="float">
            <text:p>265.4377428</text:p>
          </table:table-cell>
          <table:table-cell office:value-type="float" office:value="21976652" calcext:value-type="float">
            <text:p>2197665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-31971.132" calcext:value-type="float">
            <text:p>-31971.132</text:p>
          </table:table-cell>
          <table:table-cell office:value-type="float" office:value="-31292.901" calcext:value-type="float">
            <text:p>-31292.901</text:p>
          </table:table-cell>
          <table:table-cell table:formula="of:=[.AJ9]-[.AI9]" office:value-type="float" office:value="678.231" calcext:value-type="float">
            <text:p>678.231</text:p>
          </table:table-cell>
        </table:table-row>
        <table:table-row table:style-name="ro1">
          <table:table-cell office:value-type="float" office:value="83025" calcext:value-type="float">
            <text:p>83025</text:p>
          </table:table-cell>
          <table:table-cell office:value-type="float" office:value="1477" calcext:value-type="float">
            <text:p>1477</text:p>
          </table:table-cell>
          <table:table-cell office:value-type="float" office:value="38.907572" calcext:value-type="float">
            <text:p>38.907572</text:p>
          </table:table-cell>
          <table:table-cell office:value-type="float" office:value="3230301" calcext:value-type="float">
            <text:p>3230301</text:p>
          </table:table-cell>
          <table:table-cell office:value-type="float" office:value="-31950.693" calcext:value-type="float">
            <text:p>-31950.693</text:p>
          </table:table-cell>
          <table:table-cell office:value-type="float" office:value="-31292.901" calcext:value-type="float">
            <text:p>-31292.901</text:p>
          </table:table-cell>
          <table:table-cell table:formula="of:=[.F10]-[.E10]" office:value-type="float" office:value="657.791999999998" calcext:value-type="float">
            <text:p>657.791999999998</text:p>
          </table:table-cell>
          <table:table-cell/>
          <table:table-cell office:value-type="float" office:value="80407" calcext:value-type="float">
            <text:p>80407</text:p>
          </table:table-cell>
          <table:table-cell office:value-type="float" office:value="135182" calcext:value-type="float">
            <text:p>135182</text:p>
          </table:table-cell>
          <table:table-cell office:value-type="float" office:value="10" calcext:value-type="float">
            <text:p>10</text:p>
          </table:table-cell>
          <table:table-cell office:value-type="float" office:value="2117" calcext:value-type="float">
            <text:p>2117</text:p>
          </table:table-cell>
          <table:table-cell office:value-type="float" office:value="10.1623527" calcext:value-type="float">
            <text:p>10.1623527</text:p>
          </table:table-cell>
          <table:table-cell office:value-type="float" office:value="817124" calcext:value-type="float">
            <text:p>817124</text:p>
          </table:table-cell>
          <table:table-cell office:value-type="float" office:value="8171240" calcext:value-type="float">
            <text:p>8171240</text:p>
          </table:table-cell>
          <table:table-cell office:value-type="float" office:value="-33135.077" calcext:value-type="float">
            <text:p>-33135.077</text:p>
          </table:table-cell>
          <table:table-cell office:value-type="float" office:value="-31292.901" calcext:value-type="float">
            <text:p>-31292.901</text:p>
          </table:table-cell>
          <table:table-cell table:formula="of:=[.Q10]-[.P10]" office:value-type="float" office:value="1842.176" calcext:value-type="float">
            <text:p>1842.176</text:p>
          </table:table-cell>
          <table:table-cell/>
          <table:table-cell office:value-type="float" office:value="85970" calcext:value-type="float">
            <text:p>85970</text:p>
          </table:table-cell>
          <table:table-cell office:value-type="float" office:value="20507" calcext:value-type="float">
            <text:p>20507</text:p>
          </table:table-cell>
          <table:table-cell office:value-type="float" office:value="0.9835768" calcext:value-type="float">
            <text:p>0.9835768</text:p>
          </table:table-cell>
          <table:table-cell office:value-type="float" office:value="84558" calcext:value-type="float">
            <text:p>84558</text:p>
          </table:table-cell>
          <table:table-cell office:value-type="float" office:value="-45119.889" calcext:value-type="float">
            <text:p>-45119.889</text:p>
          </table:table-cell>
          <table:table-cell office:value-type="float" office:value="-31292.901" calcext:value-type="float">
            <text:p>-31292.901</text:p>
          </table:table-cell>
          <table:table-cell table:formula="of:=[.Y10]-[.X10]" office:value-type="float" office:value="13826.988" calcext:value-type="float">
            <text:p>13826.988</text:p>
          </table:table-cell>
          <table:table-cell/>
          <table:table-cell office:value-type="float" office:value="84925" calcext:value-type="float">
            <text:p>84925</text:p>
          </table:table-cell>
          <table:table-cell office:value-type="float" office:value="48" calcext:value-type="float">
            <text:p>48</text:p>
          </table:table-cell>
          <table:table-cell office:value-type="float" office:value="0.1312189" calcext:value-type="float">
            <text:p>0.1312189</text:p>
          </table:table-cell>
          <table:table-cell office:value-type="float" office:value="457" calcext:value-type="float">
            <text:p>457</text:p>
          </table:table-cell>
          <table:table-cell office:value-type="float" office:value="320.3750091" calcext:value-type="float">
            <text:p>320.3750091</text:p>
          </table:table-cell>
          <table:table-cell office:value-type="float" office:value="27207847" calcext:value-type="float">
            <text:p>2720784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-31986.58" calcext:value-type="float">
            <text:p>-31986.58</text:p>
          </table:table-cell>
          <table:table-cell office:value-type="float" office:value="-31292.901" calcext:value-type="float">
            <text:p>-31292.901</text:p>
          </table:table-cell>
          <table:table-cell table:formula="of:=[.AJ10]-[.AI10]" office:value-type="float" office:value="693.679" calcext:value-type="float">
            <text:p>693.679</text:p>
          </table:table-cell>
        </table:table-row>
        <table:table-row table:style-name="ro1">
          <table:table-cell office:value-type="float" office:value="82652" calcext:value-type="float">
            <text:p>82652</text:p>
          </table:table-cell>
          <table:table-cell office:value-type="float" office:value="1383" calcext:value-type="float">
            <text:p>1383</text:p>
          </table:table-cell>
          <table:table-cell office:value-type="float" office:value="38.1769151" calcext:value-type="float">
            <text:p>38.1769151</text:p>
          </table:table-cell>
          <table:table-cell office:value-type="float" office:value="3155398" calcext:value-type="float">
            <text:p>3155398</text:p>
          </table:table-cell>
          <table:table-cell office:value-type="float" office:value="-31949.016" calcext:value-type="float">
            <text:p>-31949.016</text:p>
          </table:table-cell>
          <table:table-cell office:value-type="float" office:value="-31292.901" calcext:value-type="float">
            <text:p>-31292.901</text:p>
          </table:table-cell>
          <table:table-cell table:formula="of:=[.F11]-[.E11]" office:value-type="float" office:value="656.114999999998" calcext:value-type="float">
            <text:p>656.114999999998</text:p>
          </table:table-cell>
          <table:table-cell/>
          <table:table-cell office:value-type="float" office:value="80325" calcext:value-type="float">
            <text:p>80325</text:p>
          </table:table-cell>
          <table:table-cell office:value-type="float" office:value="140291" calcext:value-type="float">
            <text:p>140291</text:p>
          </table:table-cell>
          <table:table-cell office:value-type="float" office:value="10" calcext:value-type="float">
            <text:p>10</text:p>
          </table:table-cell>
          <table:table-cell office:value-type="float" office:value="1614" calcext:value-type="float">
            <text:p>1614</text:p>
          </table:table-cell>
          <table:table-cell office:value-type="float" office:value="10.1740242" calcext:value-type="float">
            <text:p>10.1740242</text:p>
          </table:table-cell>
          <table:table-cell office:value-type="float" office:value="817228" calcext:value-type="float">
            <text:p>817228</text:p>
          </table:table-cell>
          <table:table-cell office:value-type="float" office:value="8172280" calcext:value-type="float">
            <text:p>8172280</text:p>
          </table:table-cell>
          <table:table-cell office:value-type="float" office:value="-33122.981" calcext:value-type="float">
            <text:p>-33122.981</text:p>
          </table:table-cell>
          <table:table-cell office:value-type="float" office:value="-31292.901" calcext:value-type="float">
            <text:p>-31292.901</text:p>
          </table:table-cell>
          <table:table-cell table:formula="of:=[.Q11]-[.P11]" office:value-type="float" office:value="1830.08" calcext:value-type="float">
            <text:p>1830.08</text:p>
          </table:table-cell>
          <table:table-cell/>
          <table:table-cell office:value-type="float" office:value="85920" calcext:value-type="float">
            <text:p>85920</text:p>
          </table:table-cell>
          <table:table-cell office:value-type="float" office:value="17173" calcext:value-type="float">
            <text:p>17173</text:p>
          </table:table-cell>
          <table:table-cell office:value-type="float" office:value="0.9872738" calcext:value-type="float">
            <text:p>0.9872738</text:p>
          </table:table-cell>
          <table:table-cell office:value-type="float" office:value="84826" calcext:value-type="float">
            <text:p>84826</text:p>
          </table:table-cell>
          <table:table-cell office:value-type="float" office:value="-45114.951" calcext:value-type="float">
            <text:p>-45114.951</text:p>
          </table:table-cell>
          <table:table-cell office:value-type="float" office:value="-31292.901" calcext:value-type="float">
            <text:p>-31292.901</text:p>
          </table:table-cell>
          <table:table-cell table:formula="of:=[.Y11]-[.X11]" office:value-type="float" office:value="13822.05" calcext:value-type="float">
            <text:p>13822.05</text:p>
          </table:table-cell>
          <table:table-cell/>
          <table:table-cell office:value-type="float" office:value="84561" calcext:value-type="float">
            <text:p>84561</text:p>
          </table:table-cell>
          <table:table-cell office:value-type="float" office:value="52" calcext:value-type="float">
            <text:p>52</text:p>
          </table:table-cell>
          <table:table-cell office:value-type="float" office:value="0.1430416" calcext:value-type="float">
            <text:p>0.1430416</text:p>
          </table:table-cell>
          <table:table-cell office:value-type="float" office:value="458" calcext:value-type="float">
            <text:p>458</text:p>
          </table:table-cell>
          <table:table-cell office:value-type="float" office:value="290.0795402" calcext:value-type="float">
            <text:p>290.0795402</text:p>
          </table:table-cell>
          <table:table-cell office:value-type="float" office:value="24529415" calcext:value-type="float">
            <text:p>2452941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-31980.558" calcext:value-type="float">
            <text:p>-31980.558</text:p>
          </table:table-cell>
          <table:table-cell office:value-type="float" office:value="-31292.901" calcext:value-type="float">
            <text:p>-31292.901</text:p>
          </table:table-cell>
          <table:table-cell table:formula="of:=[.AJ11]-[.AI11]" office:value-type="float" office:value="687.656999999999" calcext:value-type="float">
            <text:p>687.656999999999</text:p>
          </table:table-cell>
        </table:table-row>
        <table:table-row table:style-name="ro1">
          <table:table-cell office:value-type="float" office:value="83316" calcext:value-type="float">
            <text:p>83316</text:p>
          </table:table-cell>
          <table:table-cell office:value-type="float" office:value="1490" calcext:value-type="float">
            <text:p>1490</text:p>
          </table:table-cell>
          <table:table-cell office:value-type="float" office:value="37.7042741" calcext:value-type="float">
            <text:p>37.7042741</text:p>
          </table:table-cell>
          <table:table-cell office:value-type="float" office:value="3141369" calcext:value-type="float">
            <text:p>3141369</text:p>
          </table:table-cell>
          <table:table-cell office:value-type="float" office:value="-31951.252" calcext:value-type="float">
            <text:p>-31951.252</text:p>
          </table:table-cell>
          <table:table-cell office:value-type="float" office:value="-31292.901" calcext:value-type="float">
            <text:p>-31292.901</text:p>
          </table:table-cell>
          <table:table-cell table:formula="of:=[.F12]-[.E12]" office:value-type="float" office:value="658.350999999999" calcext:value-type="float">
            <text:p>658.350999999999</text:p>
          </table:table-cell>
          <table:table-cell/>
          <table:table-cell office:value-type="float" office:value="79972" calcext:value-type="float">
            <text:p>79972</text:p>
          </table:table-cell>
          <table:table-cell office:value-type="float" office:value="138016" calcext:value-type="float">
            <text:p>138016</text:p>
          </table:table-cell>
          <table:table-cell office:value-type="float" office:value="10" calcext:value-type="float">
            <text:p>10</text:p>
          </table:table-cell>
          <table:table-cell office:value-type="float" office:value="2255" calcext:value-type="float">
            <text:p>2255</text:p>
          </table:table-cell>
          <table:table-cell office:value-type="float" office:value="10.179696" calcext:value-type="float">
            <text:p>10.179696</text:p>
          </table:table-cell>
          <table:table-cell office:value-type="float" office:value="814090" calcext:value-type="float">
            <text:p>814090</text:p>
          </table:table-cell>
          <table:table-cell office:value-type="float" office:value="8140900" calcext:value-type="float">
            <text:p>8140900</text:p>
          </table:table-cell>
          <table:table-cell office:value-type="float" office:value="-33107.753" calcext:value-type="float">
            <text:p>-33107.753</text:p>
          </table:table-cell>
          <table:table-cell office:value-type="float" office:value="-31292.901" calcext:value-type="float">
            <text:p>-31292.901</text:p>
          </table:table-cell>
          <table:table-cell table:formula="of:=[.Q12]-[.P12]" office:value-type="float" office:value="1814.852" calcext:value-type="float">
            <text:p>1814.852</text:p>
          </table:table-cell>
          <table:table-cell/>
          <table:table-cell office:value-type="float" office:value="85269" calcext:value-type="float">
            <text:p>85269</text:p>
          </table:table-cell>
          <table:table-cell office:value-type="float" office:value="16719" calcext:value-type="float">
            <text:p>16719</text:p>
          </table:table-cell>
          <table:table-cell office:value-type="float" office:value="0.9855162" calcext:value-type="float">
            <text:p>0.9855162</text:p>
          </table:table-cell>
          <table:table-cell office:value-type="float" office:value="84033" calcext:value-type="float">
            <text:p>84033</text:p>
          </table:table-cell>
          <table:table-cell office:value-type="float" office:value="-45154.874" calcext:value-type="float">
            <text:p>-45154.874</text:p>
          </table:table-cell>
          <table:table-cell office:value-type="float" office:value="-31292.901" calcext:value-type="float">
            <text:p>-31292.901</text:p>
          </table:table-cell>
          <table:table-cell table:formula="of:=[.Y12]-[.X12]" office:value-type="float" office:value="13861.973" calcext:value-type="float">
            <text:p>13861.973</text:p>
          </table:table-cell>
          <table:table-cell/>
          <table:table-cell office:value-type="float" office:value="80897" calcext:value-type="float">
            <text:p>80897</text:p>
          </table:table-cell>
          <table:table-cell office:value-type="float" office:value="53" calcext:value-type="float">
            <text:p>53</text:p>
          </table:table-cell>
          <table:table-cell office:value-type="float" office:value="0.1498825" calcext:value-type="float">
            <text:p>0.1498825</text:p>
          </table:table-cell>
          <table:table-cell office:value-type="float" office:value="457" calcext:value-type="float">
            <text:p>457</text:p>
          </table:table-cell>
          <table:table-cell office:value-type="float" office:value="286.1200565" calcext:value-type="float">
            <text:p>286.1200565</text:p>
          </table:table-cell>
          <table:table-cell office:value-type="float" office:value="23146254" calcext:value-type="float">
            <text:p>2314625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-31978.4" calcext:value-type="float">
            <text:p>-31978.4</text:p>
          </table:table-cell>
          <table:table-cell office:value-type="float" office:value="-31292.901" calcext:value-type="float">
            <text:p>-31292.901</text:p>
          </table:table-cell>
          <table:table-cell table:formula="of:=[.AJ12]-[.AI12]" office:value-type="float" office:value="685.499" calcext:value-type="float">
            <text:p>685.499</text:p>
          </table:table-cell>
        </table:table-row>
        <table:table-row table:style-name="ro1">
          <table:table-cell office:value-type="float" office:value="80496" calcext:value-type="float">
            <text:p>80496</text:p>
          </table:table-cell>
          <table:table-cell office:value-type="float" office:value="1348" calcext:value-type="float">
            <text:p>1348</text:p>
          </table:table-cell>
          <table:table-cell office:value-type="float" office:value="39.926738" calcext:value-type="float">
            <text:p>39.926738</text:p>
          </table:table-cell>
          <table:table-cell office:value-type="float" office:value="3213942" calcext:value-type="float">
            <text:p>3213942</text:p>
          </table:table-cell>
          <table:table-cell office:value-type="float" office:value="-31949.278" calcext:value-type="float">
            <text:p>-31949.278</text:p>
          </table:table-cell>
          <table:table-cell office:value-type="float" office:value="-31292.901" calcext:value-type="float">
            <text:p>-31292.901</text:p>
          </table:table-cell>
          <table:table-cell table:formula="of:=[.F13]-[.E13]" office:value-type="float" office:value="656.376999999997" calcext:value-type="float">
            <text:p>656.376999999997</text:p>
          </table:table-cell>
          <table:table-cell/>
          <table:table-cell office:value-type="float" office:value="79507" calcext:value-type="float">
            <text:p>79507</text:p>
          </table:table-cell>
          <table:table-cell office:value-type="float" office:value="137338" calcext:value-type="float">
            <text:p>137338</text:p>
          </table:table-cell>
          <table:table-cell office:value-type="float" office:value="10" calcext:value-type="float">
            <text:p>10</text:p>
          </table:table-cell>
          <table:table-cell office:value-type="float" office:value="1917" calcext:value-type="float">
            <text:p>1917</text:p>
          </table:table-cell>
          <table:table-cell office:value-type="float" office:value="10.157521" calcext:value-type="float">
            <text:p>10.157521</text:p>
          </table:table-cell>
          <table:table-cell office:value-type="float" office:value="807594" calcext:value-type="float">
            <text:p>807594</text:p>
          </table:table-cell>
          <table:table-cell office:value-type="float" office:value="8075940" calcext:value-type="float">
            <text:p>8075940</text:p>
          </table:table-cell>
          <table:table-cell office:value-type="float" office:value="-33080.693" calcext:value-type="float">
            <text:p>-33080.693</text:p>
          </table:table-cell>
          <table:table-cell office:value-type="float" office:value="-31292.901" calcext:value-type="float">
            <text:p>-31292.901</text:p>
          </table:table-cell>
          <table:table-cell table:formula="of:=[.Q13]-[.P13]" office:value-type="float" office:value="1787.792" calcext:value-type="float">
            <text:p>1787.792</text:p>
          </table:table-cell>
          <table:table-cell/>
          <table:table-cell office:value-type="float" office:value="85397" calcext:value-type="float">
            <text:p>85397</text:p>
          </table:table-cell>
          <table:table-cell office:value-type="float" office:value="20434" calcext:value-type="float">
            <text:p>20434</text:p>
          </table:table-cell>
          <table:table-cell office:value-type="float" office:value="0.980953" calcext:value-type="float">
            <text:p>0.980953</text:p>
          </table:table-cell>
          <table:table-cell office:value-type="float" office:value="83770" calcext:value-type="float">
            <text:p>83770</text:p>
          </table:table-cell>
          <table:table-cell office:value-type="float" office:value="-45158.71" calcext:value-type="float">
            <text:p>-45158.71</text:p>
          </table:table-cell>
          <table:table-cell office:value-type="float" office:value="-31292.901" calcext:value-type="float">
            <text:p>-31292.901</text:p>
          </table:table-cell>
          <table:table-cell table:formula="of:=[.Y13]-[.X13]" office:value-type="float" office:value="13865.809" calcext:value-type="float">
            <text:p>13865.809</text:p>
          </table:table-cell>
          <table:table-cell/>
          <table:table-cell office:value-type="float" office:value="85365" calcext:value-type="float">
            <text:p>85365</text:p>
          </table:table-cell>
          <table:table-cell office:value-type="float" office:value="40" calcext:value-type="float">
            <text:p>40</text:p>
          </table:table-cell>
          <table:table-cell office:value-type="float" office:value="0.1781276" calcext:value-type="float">
            <text:p>0.1781276</text:p>
          </table:table-cell>
          <table:table-cell office:value-type="float" office:value="472" calcext:value-type="float">
            <text:p>472</text:p>
          </table:table-cell>
          <table:table-cell office:value-type="float" office:value="221.6208351" calcext:value-type="float">
            <text:p>221.6208351</text:p>
          </table:table-cell>
          <table:table-cell office:value-type="float" office:value="18918662" calcext:value-type="float">
            <text:p>1891866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-31965.838" calcext:value-type="float">
            <text:p>-31965.838</text:p>
          </table:table-cell>
          <table:table-cell office:value-type="float" office:value="-31292.901" calcext:value-type="float">
            <text:p>-31292.901</text:p>
          </table:table-cell>
          <table:table-cell table:formula="of:=[.AJ13]-[.AI13]" office:value-type="float" office:value="672.936999999998" calcext:value-type="float">
            <text:p>672.936999999998</text:p>
          </table:table-cell>
        </table:table-row>
        <table:table-row table:style-name="ro1">
          <table:table-cell office:value-type="float" office:value="80773" calcext:value-type="float">
            <text:p>80773</text:p>
          </table:table-cell>
          <table:table-cell office:value-type="float" office:value="1424" calcext:value-type="float">
            <text:p>1424</text:p>
          </table:table-cell>
          <table:table-cell office:value-type="float" office:value="39.7271473" calcext:value-type="float">
            <text:p>39.7271473</text:p>
          </table:table-cell>
          <table:table-cell office:value-type="float" office:value="3208880" calcext:value-type="float">
            <text:p>3208880</text:p>
          </table:table-cell>
          <table:table-cell office:value-type="float" office:value="-31946.952" calcext:value-type="float">
            <text:p>-31946.952</text:p>
          </table:table-cell>
          <table:table-cell office:value-type="float" office:value="-31292.901" calcext:value-type="float">
            <text:p>-31292.901</text:p>
          </table:table-cell>
          <table:table-cell table:formula="of:=[.F14]-[.E14]" office:value-type="float" office:value="654.051" calcext:value-type="float">
            <text:p>654.051</text:p>
          </table:table-cell>
          <table:table-cell/>
          <table:table-cell office:value-type="float" office:value="80368" calcext:value-type="float">
            <text:p>80368</text:p>
          </table:table-cell>
          <table:table-cell office:value-type="float" office:value="119348" calcext:value-type="float">
            <text:p>119348</text:p>
          </table:table-cell>
          <table:table-cell office:value-type="float" office:value="10" calcext:value-type="float">
            <text:p>10</text:p>
          </table:table-cell>
          <table:table-cell office:value-type="float" office:value="1967" calcext:value-type="float">
            <text:p>1967</text:p>
          </table:table-cell>
          <table:table-cell office:value-type="float" office:value="10.1718833" calcext:value-type="float">
            <text:p>10.1718833</text:p>
          </table:table-cell>
          <table:table-cell office:value-type="float" office:value="817493" calcext:value-type="float">
            <text:p>817493</text:p>
          </table:table-cell>
          <table:table-cell office:value-type="float" office:value="8174930" calcext:value-type="float">
            <text:p>8174930</text:p>
          </table:table-cell>
          <table:table-cell office:value-type="float" office:value="-33224.376" calcext:value-type="float">
            <text:p>-33224.376</text:p>
          </table:table-cell>
          <table:table-cell office:value-type="float" office:value="-31292.901" calcext:value-type="float">
            <text:p>-31292.901</text:p>
          </table:table-cell>
          <table:table-cell table:formula="of:=[.Q14]-[.P14]" office:value-type="float" office:value="1931.475" calcext:value-type="float">
            <text:p>1931.475</text:p>
          </table:table-cell>
          <table:table-cell/>
          <table:table-cell office:value-type="float" office:value="85358" calcext:value-type="float">
            <text:p>85358</text:p>
          </table:table-cell>
          <table:table-cell office:value-type="float" office:value="17502" calcext:value-type="float">
            <text:p>17502</text:p>
          </table:table-cell>
          <table:table-cell office:value-type="float" office:value="0.9879795" calcext:value-type="float">
            <text:p>0.9879795</text:p>
          </table:table-cell>
          <table:table-cell office:value-type="float" office:value="84331" calcext:value-type="float">
            <text:p>84331</text:p>
          </table:table-cell>
          <table:table-cell office:value-type="float" office:value="-45142.945" calcext:value-type="float">
            <text:p>-45142.945</text:p>
          </table:table-cell>
          <table:table-cell office:value-type="float" office:value="-31292.901" calcext:value-type="float">
            <text:p>-31292.901</text:p>
          </table:table-cell>
          <table:table-cell table:formula="of:=[.Y14]-[.X14]" office:value-type="float" office:value="13850.044" calcext:value-type="float">
            <text:p>13850.044</text:p>
          </table:table-cell>
          <table:table-cell/>
          <table:table-cell office:value-type="float" office:value="82853" calcext:value-type="float">
            <text:p>82853</text:p>
          </table:table-cell>
          <table:table-cell office:value-type="float" office:value="37" calcext:value-type="float">
            <text:p>37</text:p>
          </table:table-cell>
          <table:table-cell office:value-type="float" office:value="0.1502063" calcext:value-type="float">
            <text:p>0.1502063</text:p>
          </table:table-cell>
          <table:table-cell office:value-type="float" office:value="455" calcext:value-type="float">
            <text:p>455</text:p>
          </table:table-cell>
          <table:table-cell office:value-type="float" office:value="280.3618509" calcext:value-type="float">
            <text:p>280.3618509</text:p>
          </table:table-cell>
          <table:table-cell office:value-type="float" office:value="23228820" calcext:value-type="float">
            <text:p>2322882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-31979.395" calcext:value-type="float">
            <text:p>-31979.395</text:p>
          </table:table-cell>
          <table:table-cell office:value-type="float" office:value="-31292.901" calcext:value-type="float">
            <text:p>-31292.901</text:p>
          </table:table-cell>
          <table:table-cell table:formula="of:=[.AJ14]-[.AI14]" office:value-type="float" office:value="686.493999999999" calcext:value-type="float">
            <text:p>686.493999999999</text:p>
          </table:table-cell>
        </table:table-row>
        <table:table-row table:style-name="ro1">
          <table:table-cell office:value-type="float" office:value="81174" calcext:value-type="float">
            <text:p>81174</text:p>
          </table:table-cell>
          <table:table-cell office:value-type="float" office:value="1269" calcext:value-type="float">
            <text:p>1269</text:p>
          </table:table-cell>
          <table:table-cell office:value-type="float" office:value="38.9123495" calcext:value-type="float">
            <text:p>38.9123495</text:p>
          </table:table-cell>
          <table:table-cell office:value-type="float" office:value="3158671" calcext:value-type="float">
            <text:p>3158671</text:p>
          </table:table-cell>
          <table:table-cell office:value-type="float" office:value="-31950.114" calcext:value-type="float">
            <text:p>-31950.114</text:p>
          </table:table-cell>
          <table:table-cell office:value-type="float" office:value="-31292.901" calcext:value-type="float">
            <text:p>-31292.901</text:p>
          </table:table-cell>
          <table:table-cell table:formula="of:=[.F15]-[.E15]" office:value-type="float" office:value="657.213" calcext:value-type="float">
            <text:p>657.213</text:p>
          </table:table-cell>
          <table:table-cell/>
          <table:table-cell office:value-type="float" office:value="80612" calcext:value-type="float">
            <text:p>80612</text:p>
          </table:table-cell>
          <table:table-cell office:value-type="float" office:value="141349" calcext:value-type="float">
            <text:p>141349</text:p>
          </table:table-cell>
          <table:table-cell office:value-type="float" office:value="10" calcext:value-type="float">
            <text:p>10</text:p>
          </table:table-cell>
          <table:table-cell office:value-type="float" office:value="1726" calcext:value-type="float">
            <text:p>1726</text:p>
          </table:table-cell>
          <table:table-cell office:value-type="float" office:value="10.1943216" calcext:value-type="float">
            <text:p>10.1943216</text:p>
          </table:table-cell>
          <table:table-cell office:value-type="float" office:value="821784" calcext:value-type="float">
            <text:p>821784</text:p>
          </table:table-cell>
          <table:table-cell office:value-type="float" office:value="8217840" calcext:value-type="float">
            <text:p>8217840</text:p>
          </table:table-cell>
          <table:table-cell office:value-type="float" office:value="-33140.955" calcext:value-type="float">
            <text:p>-33140.955</text:p>
          </table:table-cell>
          <table:table-cell office:value-type="float" office:value="-31292.901" calcext:value-type="float">
            <text:p>-31292.901</text:p>
          </table:table-cell>
          <table:table-cell table:formula="of:=[.Q15]-[.P15]" office:value-type="float" office:value="1848.054" calcext:value-type="float">
            <text:p>1848.054</text:p>
          </table:table-cell>
          <table:table-cell/>
          <table:table-cell office:value-type="float" office:value="85625" calcext:value-type="float">
            <text:p>85625</text:p>
          </table:table-cell>
          <table:table-cell office:value-type="float" office:value="14692" calcext:value-type="float">
            <text:p>14692</text:p>
          </table:table-cell>
          <table:table-cell office:value-type="float" office:value="0.9840009" calcext:value-type="float">
            <text:p>0.9840009</text:p>
          </table:table-cell>
          <table:table-cell office:value-type="float" office:value="84255" calcext:value-type="float">
            <text:p>84255</text:p>
          </table:table-cell>
          <table:table-cell office:value-type="float" office:value="-45138.5" calcext:value-type="float">
            <text:p>-45138.5</text:p>
          </table:table-cell>
          <table:table-cell office:value-type="float" office:value="-31292.901" calcext:value-type="float">
            <text:p>-31292.901</text:p>
          </table:table-cell>
          <table:table-cell table:formula="of:=[.Y15]-[.X15]" office:value-type="float" office:value="13845.599" calcext:value-type="float">
            <text:p>13845.599</text:p>
          </table:table-cell>
          <table:table-cell/>
          <table:table-cell office:value-type="float" office:value="84559" calcext:value-type="float">
            <text:p>84559</text:p>
          </table:table-cell>
          <table:table-cell office:value-type="float" office:value="23" calcext:value-type="float">
            <text:p>23</text:p>
          </table:table-cell>
          <table:table-cell office:value-type="float" office:value="0.1831144" calcext:value-type="float">
            <text:p>0.1831144</text:p>
          </table:table-cell>
          <table:table-cell office:value-type="float" office:value="476" calcext:value-type="float">
            <text:p>476</text:p>
          </table:table-cell>
          <table:table-cell office:value-type="float" office:value="215.2070637" calcext:value-type="float">
            <text:p>215.2070637</text:p>
          </table:table-cell>
          <table:table-cell office:value-type="float" office:value="18197694" calcext:value-type="float">
            <text:p>1819769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-31967.88" calcext:value-type="float">
            <text:p>-31967.88</text:p>
          </table:table-cell>
          <table:table-cell office:value-type="float" office:value="-31292.901" calcext:value-type="float">
            <text:p>-31292.901</text:p>
          </table:table-cell>
          <table:table-cell table:formula="of:=[.AJ15]-[.AI15]" office:value-type="float" office:value="674.978999999999" calcext:value-type="float">
            <text:p>674.978999999999</text:p>
          </table:table-cell>
        </table:table-row>
        <table:table-row table:style-name="ro1">
          <table:table-cell office:value-type="float" office:value="81594" calcext:value-type="float">
            <text:p>81594</text:p>
          </table:table-cell>
          <table:table-cell office:value-type="float" office:value="1582" calcext:value-type="float">
            <text:p>1582</text:p>
          </table:table-cell>
          <table:table-cell office:value-type="float" office:value="39.1214228" calcext:value-type="float">
            <text:p>39.1214228</text:p>
          </table:table-cell>
          <table:table-cell office:value-type="float" office:value="3192073" calcext:value-type="float">
            <text:p>3192073</text:p>
          </table:table-cell>
          <table:table-cell office:value-type="float" office:value="-31948.86" calcext:value-type="float">
            <text:p>-31948.86</text:p>
          </table:table-cell>
          <table:table-cell office:value-type="float" office:value="-31292.901" calcext:value-type="float">
            <text:p>-31292.901</text:p>
          </table:table-cell>
          <table:table-cell table:formula="of:=[.F16]-[.E16]" office:value-type="float" office:value="655.958999999999" calcext:value-type="float">
            <text:p>655.958999999999</text:p>
          </table:table-cell>
          <table:table-cell/>
          <table:table-cell office:value-type="float" office:value="80376" calcext:value-type="float">
            <text:p>80376</text:p>
          </table:table-cell>
          <table:table-cell office:value-type="float" office:value="145509" calcext:value-type="float">
            <text:p>145509</text:p>
          </table:table-cell>
          <table:table-cell office:value-type="float" office:value="10" calcext:value-type="float">
            <text:p>10</text:p>
          </table:table-cell>
          <table:table-cell office:value-type="float" office:value="689" calcext:value-type="float">
            <text:p>689</text:p>
          </table:table-cell>
          <table:table-cell office:value-type="float" office:value="10.1337182" calcext:value-type="float">
            <text:p>10.1337182</text:p>
          </table:table-cell>
          <table:table-cell office:value-type="float" office:value="814507" calcext:value-type="float">
            <text:p>814507</text:p>
          </table:table-cell>
          <table:table-cell office:value-type="float" office:value="8145070" calcext:value-type="float">
            <text:p>8145070</text:p>
          </table:table-cell>
          <table:table-cell office:value-type="float" office:value="-33096.771" calcext:value-type="float">
            <text:p>-33096.771</text:p>
          </table:table-cell>
          <table:table-cell office:value-type="float" office:value="-31292.901" calcext:value-type="float">
            <text:p>-31292.901</text:p>
          </table:table-cell>
          <table:table-cell table:formula="of:=[.Q16]-[.P16]" office:value-type="float" office:value="1803.87" calcext:value-type="float">
            <text:p>1803.87</text:p>
          </table:table-cell>
          <table:table-cell/>
          <table:table-cell office:value-type="float" office:value="85193" calcext:value-type="float">
            <text:p>85193</text:p>
          </table:table-cell>
          <table:table-cell office:value-type="float" office:value="14438" calcext:value-type="float">
            <text:p>14438</text:p>
          </table:table-cell>
          <table:table-cell office:value-type="float" office:value="0.9874355" calcext:value-type="float">
            <text:p>0.9874355</text:p>
          </table:table-cell>
          <table:table-cell office:value-type="float" office:value="84122" calcext:value-type="float">
            <text:p>84122</text:p>
          </table:table-cell>
          <table:table-cell office:value-type="float" office:value="-45156.923" calcext:value-type="float">
            <text:p>-45156.923</text:p>
          </table:table-cell>
          <table:table-cell office:value-type="float" office:value="-31292.901" calcext:value-type="float">
            <text:p>-31292.901</text:p>
          </table:table-cell>
          <table:table-cell table:formula="of:=[.Y16]-[.X16]" office:value-type="float" office:value="13864.022" calcext:value-type="float">
            <text:p>13864.022</text:p>
          </table:table-cell>
          <table:table-cell/>
          <table:table-cell office:value-type="float" office:value="81363" calcext:value-type="float">
            <text:p>81363</text:p>
          </table:table-cell>
          <table:table-cell office:value-type="float" office:value="17" calcext:value-type="float">
            <text:p>17</text:p>
          </table:table-cell>
          <table:table-cell office:value-type="float" office:value="0.2574209" calcext:value-type="float">
            <text:p>0.2574209</text:p>
          </table:table-cell>
          <table:table-cell office:value-type="float" office:value="473" calcext:value-type="float">
            <text:p>473</text:p>
          </table:table-cell>
          <table:table-cell office:value-type="float" office:value="162.3244869" calcext:value-type="float">
            <text:p>162.3244869</text:p>
          </table:table-cell>
          <table:table-cell office:value-type="float" office:value="13207207" calcext:value-type="float">
            <text:p>13207207</text:p>
          </table:table-cell>
          <table:table-cell office:value-type="float" office:value="2143853099" calcext:value-type="float">
            <text:p>2143853099</text:p>
          </table:table-cell>
          <table:table-cell office:value-type="float" office:value="-31955.422" calcext:value-type="float">
            <text:p>-31955.422</text:p>
          </table:table-cell>
          <table:table-cell office:value-type="float" office:value="-31292.901" calcext:value-type="float">
            <text:p>-31292.901</text:p>
          </table:table-cell>
          <table:table-cell table:formula="of:=[.AJ16]-[.AI16]" office:value-type="float" office:value="662.520999999997" calcext:value-type="float">
            <text:p>662.520999999997</text:p>
          </table:table-cell>
        </table:table-row>
        <table:table-row table:style-name="ro1">
          <table:table-cell office:value-type="float" office:value="83774" calcext:value-type="float">
            <text:p>83774</text:p>
          </table:table-cell>
          <table:table-cell office:value-type="float" office:value="1308" calcext:value-type="float">
            <text:p>1308</text:p>
          </table:table-cell>
          <table:table-cell office:value-type="float" office:value="37.7018814" calcext:value-type="float">
            <text:p>37.7018814</text:p>
          </table:table-cell>
          <table:table-cell office:value-type="float" office:value="3158437" calcext:value-type="float">
            <text:p>3158437</text:p>
          </table:table-cell>
          <table:table-cell office:value-type="float" office:value="-31949.061" calcext:value-type="float">
            <text:p>-31949.061</text:p>
          </table:table-cell>
          <table:table-cell office:value-type="float" office:value="-31292.901" calcext:value-type="float">
            <text:p>-31292.901</text:p>
          </table:table-cell>
          <table:table-cell table:formula="of:=[.F17]-[.E17]" office:value-type="float" office:value="656.16" calcext:value-type="float">
            <text:p>656.16</text:p>
          </table:table-cell>
          <table:table-cell/>
          <table:table-cell office:value-type="float" office:value="79703" calcext:value-type="float">
            <text:p>79703</text:p>
          </table:table-cell>
          <table:table-cell office:value-type="float" office:value="138885" calcext:value-type="float">
            <text:p>138885</text:p>
          </table:table-cell>
          <table:table-cell office:value-type="float" office:value="10" calcext:value-type="float">
            <text:p>10</text:p>
          </table:table-cell>
          <table:table-cell office:value-type="float" office:value="1194" calcext:value-type="float">
            <text:p>1194</text:p>
          </table:table-cell>
          <table:table-cell office:value-type="float" office:value="10.1825933" calcext:value-type="float">
            <text:p>10.1825933</text:p>
          </table:table-cell>
          <table:table-cell office:value-type="float" office:value="811583" calcext:value-type="float">
            <text:p>811583</text:p>
          </table:table-cell>
          <table:table-cell office:value-type="float" office:value="8115830" calcext:value-type="float">
            <text:p>8115830</text:p>
          </table:table-cell>
          <table:table-cell office:value-type="float" office:value="-33111.62" calcext:value-type="float">
            <text:p>-33111.62</text:p>
          </table:table-cell>
          <table:table-cell office:value-type="float" office:value="-31292.901" calcext:value-type="float">
            <text:p>-31292.901</text:p>
          </table:table-cell>
          <table:table-cell table:formula="of:=[.Q17]-[.P17]" office:value-type="float" office:value="1818.719" calcext:value-type="float">
            <text:p>1818.719</text:p>
          </table:table-cell>
          <table:table-cell/>
          <table:table-cell office:value-type="float" office:value="85565" calcext:value-type="float">
            <text:p>85565</text:p>
          </table:table-cell>
          <table:table-cell office:value-type="float" office:value="19259" calcext:value-type="float">
            <text:p>19259</text:p>
          </table:table-cell>
          <table:table-cell office:value-type="float" office:value="0.9860518" calcext:value-type="float">
            <text:p>0.9860518</text:p>
          </table:table-cell>
          <table:table-cell office:value-type="float" office:value="84371" calcext:value-type="float">
            <text:p>84371</text:p>
          </table:table-cell>
          <table:table-cell office:value-type="float" office:value="-45134.558" calcext:value-type="float">
            <text:p>-45134.558</text:p>
          </table:table-cell>
          <table:table-cell office:value-type="float" office:value="-31292.901" calcext:value-type="float">
            <text:p>-31292.901</text:p>
          </table:table-cell>
          <table:table-cell table:formula="of:=[.Y17]-[.X17]" office:value-type="float" office:value="13841.657" calcext:value-type="float">
            <text:p>13841.657</text:p>
          </table:table-cell>
          <table:table-cell/>
          <table:table-cell office:value-type="float" office:value="83204" calcext:value-type="float">
            <text:p>83204</text:p>
          </table:table-cell>
          <table:table-cell office:value-type="float" office:value="44" calcext:value-type="float">
            <text:p>44</text:p>
          </table:table-cell>
          <table:table-cell office:value-type="float" office:value="0.2820224" calcext:value-type="float">
            <text:p>0.2820224</text:p>
          </table:table-cell>
          <table:table-cell office:value-type="float" office:value="521" calcext:value-type="float">
            <text:p>521</text:p>
          </table:table-cell>
          <table:table-cell office:value-type="float" office:value="138.8893121" calcext:value-type="float">
            <text:p>138.8893121</text:p>
          </table:table-cell>
          <table:table-cell office:value-type="float" office:value="11556146" calcext:value-type="float">
            <text:p>11556146</text:p>
          </table:table-cell>
          <table:table-cell office:value-type="float" office:value="1605025168" calcext:value-type="float">
            <text:p>1605025168</text:p>
          </table:table-cell>
          <table:table-cell office:value-type="float" office:value="-31952.611" calcext:value-type="float">
            <text:p>-31952.611</text:p>
          </table:table-cell>
          <table:table-cell office:value-type="float" office:value="-31292.901" calcext:value-type="float">
            <text:p>-31292.901</text:p>
          </table:table-cell>
          <table:table-cell table:formula="of:=[.AJ17]-[.AI17]" office:value-type="float" office:value="659.709999999999" calcext:value-type="float">
            <text:p>659.709999999999</text:p>
          </table:table-cell>
        </table:table-row>
        <table:table-row table:style-name="ro1">
          <table:table-cell office:value-type="float" office:value="83506" calcext:value-type="float">
            <text:p>83506</text:p>
          </table:table-cell>
          <table:table-cell office:value-type="float" office:value="1184" calcext:value-type="float">
            <text:p>1184</text:p>
          </table:table-cell>
          <table:table-cell office:value-type="float" office:value="37.8374571" calcext:value-type="float">
            <text:p>37.8374571</text:p>
          </table:table-cell>
          <table:table-cell office:value-type="float" office:value="3159654" calcext:value-type="float">
            <text:p>3159654</text:p>
          </table:table-cell>
          <table:table-cell office:value-type="float" office:value="-31948.911" calcext:value-type="float">
            <text:p>-31948.911</text:p>
          </table:table-cell>
          <table:table-cell office:value-type="float" office:value="-31292.901" calcext:value-type="float">
            <text:p>-31292.901</text:p>
          </table:table-cell>
          <table:table-cell table:formula="of:=[.F18]-[.E18]" office:value-type="float" office:value="656.009999999998" calcext:value-type="float">
            <text:p>656.009999999998</text:p>
          </table:table-cell>
          <table:table-cell/>
          <table:table-cell office:value-type="float" office:value="80953" calcext:value-type="float">
            <text:p>80953</text:p>
          </table:table-cell>
          <table:table-cell office:value-type="float" office:value="127179" calcext:value-type="float">
            <text:p>127179</text:p>
          </table:table-cell>
          <table:table-cell office:value-type="float" office:value="10" calcext:value-type="float">
            <text:p>10</text:p>
          </table:table-cell>
          <table:table-cell office:value-type="float" office:value="2484" calcext:value-type="float">
            <text:p>2484</text:p>
          </table:table-cell>
          <table:table-cell office:value-type="float" office:value="10.1943325" calcext:value-type="float">
            <text:p>10.1943325</text:p>
          </table:table-cell>
          <table:table-cell office:value-type="float" office:value="825261" calcext:value-type="float">
            <text:p>825261</text:p>
          </table:table-cell>
          <table:table-cell office:value-type="float" office:value="8252610" calcext:value-type="float">
            <text:p>8252610</text:p>
          </table:table-cell>
          <table:table-cell office:value-type="float" office:value="-33208.507" calcext:value-type="float">
            <text:p>-33208.507</text:p>
          </table:table-cell>
          <table:table-cell office:value-type="float" office:value="-31292.901" calcext:value-type="float">
            <text:p>-31292.901</text:p>
          </table:table-cell>
          <table:table-cell table:formula="of:=[.Q18]-[.P18]" office:value-type="float" office:value="1915.606" calcext:value-type="float">
            <text:p>1915.606</text:p>
          </table:table-cell>
          <table:table-cell/>
          <table:table-cell office:value-type="float" office:value="85649" calcext:value-type="float">
            <text:p>85649</text:p>
          </table:table-cell>
          <table:table-cell office:value-type="float" office:value="15031" calcext:value-type="float">
            <text:p>15031</text:p>
          </table:table-cell>
          <table:table-cell office:value-type="float" office:value="0.9856254" calcext:value-type="float">
            <text:p>0.9856254</text:p>
          </table:table-cell>
          <table:table-cell office:value-type="float" office:value="84417" calcext:value-type="float">
            <text:p>84417</text:p>
          </table:table-cell>
          <table:table-cell office:value-type="float" office:value="-45135.068" calcext:value-type="float">
            <text:p>-45135.068</text:p>
          </table:table-cell>
          <table:table-cell office:value-type="float" office:value="-31292.901" calcext:value-type="float">
            <text:p>-31292.901</text:p>
          </table:table-cell>
          <table:table-cell table:formula="of:=[.Y18]-[.X18]" office:value-type="float" office:value="13842.167" calcext:value-type="float">
            <text:p>13842.167</text:p>
          </table:table-cell>
          <table:table-cell/>
          <table:table-cell office:value-type="float" office:value="83624" calcext:value-type="float">
            <text:p>83624</text:p>
          </table:table-cell>
          <table:table-cell office:value-type="float" office:value="52" calcext:value-type="float">
            <text:p>52</text:p>
          </table:table-cell>
          <table:table-cell office:value-type="float" office:value="0.1279895" calcext:value-type="float">
            <text:p>0.1279895</text:p>
          </table:table-cell>
          <table:table-cell office:value-type="float" office:value="459" calcext:value-type="float">
            <text:p>459</text:p>
          </table:table-cell>
          <table:table-cell office:value-type="float" office:value="331.8975556" calcext:value-type="float">
            <text:p>331.8975556</text:p>
          </table:table-cell>
          <table:table-cell office:value-type="float" office:value="27754601" calcext:value-type="float">
            <text:p>2775460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-31993.463" calcext:value-type="float">
            <text:p>-31993.463</text:p>
          </table:table-cell>
          <table:table-cell office:value-type="float" office:value="-31292.901" calcext:value-type="float">
            <text:p>-31292.901</text:p>
          </table:table-cell>
          <table:table-cell table:formula="of:=[.AJ18]-[.AI18]" office:value-type="float" office:value="700.561999999998" calcext:value-type="float">
            <text:p>700.561999999998</text:p>
          </table:table-cell>
        </table:table-row>
        <table:table-row table:style-name="ro1">
          <table:table-cell office:value-type="float" office:value="85373" calcext:value-type="float">
            <text:p>85373</text:p>
          </table:table-cell>
          <table:table-cell office:value-type="float" office:value="1552" calcext:value-type="float">
            <text:p>1552</text:p>
          </table:table-cell>
          <table:table-cell office:value-type="float" office:value="38.0409098" calcext:value-type="float">
            <text:p>38.0409098</text:p>
          </table:table-cell>
          <table:table-cell office:value-type="float" office:value="3247666" calcext:value-type="float">
            <text:p>3247666</text:p>
          </table:table-cell>
          <table:table-cell office:value-type="float" office:value="-31948.436" calcext:value-type="float">
            <text:p>-31948.436</text:p>
          </table:table-cell>
          <table:table-cell office:value-type="float" office:value="-31292.901" calcext:value-type="float">
            <text:p>-31292.901</text:p>
          </table:table-cell>
          <table:table-cell table:formula="of:=[.F19]-[.E19]" office:value-type="float" office:value="655.535" calcext:value-type="float">
            <text:p>655.535</text:p>
          </table:table-cell>
          <table:table-cell/>
          <table:table-cell office:value-type="float" office:value="79889" calcext:value-type="float">
            <text:p>79889</text:p>
          </table:table-cell>
          <table:table-cell office:value-type="float" office:value="135837" calcext:value-type="float">
            <text:p>135837</text:p>
          </table:table-cell>
          <table:table-cell office:value-type="float" office:value="10" calcext:value-type="float">
            <text:p>10</text:p>
          </table:table-cell>
          <table:table-cell office:value-type="float" office:value="1408" calcext:value-type="float">
            <text:p>1408</text:p>
          </table:table-cell>
          <table:table-cell office:value-type="float" office:value="10.1108605" calcext:value-type="float">
            <text:p>10.1108605</text:p>
          </table:table-cell>
          <table:table-cell office:value-type="float" office:value="807746" calcext:value-type="float">
            <text:p>807746</text:p>
          </table:table-cell>
          <table:table-cell office:value-type="float" office:value="8077460" calcext:value-type="float">
            <text:p>8077460</text:p>
          </table:table-cell>
          <table:table-cell office:value-type="float" office:value="-33099.689" calcext:value-type="float">
            <text:p>-33099.689</text:p>
          </table:table-cell>
          <table:table-cell office:value-type="float" office:value="-31292.901" calcext:value-type="float">
            <text:p>-31292.901</text:p>
          </table:table-cell>
          <table:table-cell table:formula="of:=[.Q19]-[.P19]" office:value-type="float" office:value="1806.788" calcext:value-type="float">
            <text:p>1806.788</text:p>
          </table:table-cell>
          <table:table-cell/>
          <table:table-cell office:value-type="float" office:value="85587" calcext:value-type="float">
            <text:p>85587</text:p>
          </table:table-cell>
          <table:table-cell office:value-type="float" office:value="19406" calcext:value-type="float">
            <text:p>19406</text:p>
          </table:table-cell>
          <table:table-cell office:value-type="float" office:value="0.9817388" calcext:value-type="float">
            <text:p>0.9817388</text:p>
          </table:table-cell>
          <table:table-cell office:value-type="float" office:value="84024" calcext:value-type="float">
            <text:p>84024</text:p>
          </table:table-cell>
          <table:table-cell office:value-type="float" office:value="-45150.354" calcext:value-type="float">
            <text:p>-45150.354</text:p>
          </table:table-cell>
          <table:table-cell office:value-type="float" office:value="-31292.901" calcext:value-type="float">
            <text:p>-31292.901</text:p>
          </table:table-cell>
          <table:table-cell table:formula="of:=[.Y19]-[.X19]" office:value-type="float" office:value="13857.453" calcext:value-type="float">
            <text:p>13857.453</text:p>
          </table:table-cell>
          <table:table-cell/>
          <table:table-cell office:value-type="float" office:value="82270" calcext:value-type="float">
            <text:p>82270</text:p>
          </table:table-cell>
          <table:table-cell office:value-type="float" office:value="27" calcext:value-type="float">
            <text:p>27</text:p>
          </table:table-cell>
          <table:table-cell office:value-type="float" office:value="0.1702153" calcext:value-type="float">
            <text:p>0.1702153</text:p>
          </table:table-cell>
          <table:table-cell office:value-type="float" office:value="457" calcext:value-type="float">
            <text:p>457</text:p>
          </table:table-cell>
          <table:table-cell office:value-type="float" office:value="247.0065967" calcext:value-type="float">
            <text:p>247.0065967</text:p>
          </table:table-cell>
          <table:table-cell office:value-type="float" office:value="20321232" calcext:value-type="float">
            <text:p>2032123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-31971.639" calcext:value-type="float">
            <text:p>-31971.639</text:p>
          </table:table-cell>
          <table:table-cell office:value-type="float" office:value="-31292.901" calcext:value-type="float">
            <text:p>-31292.901</text:p>
          </table:table-cell>
          <table:table-cell table:formula="of:=[.AJ19]-[.AI19]" office:value-type="float" office:value="678.737999999998" calcext:value-type="float">
            <text:p>678.737999999998</text:p>
          </table:table-cell>
        </table:table-row>
        <table:table-row table:style-name="ro1">
          <table:table-cell office:value-type="float" office:value="80464" calcext:value-type="float">
            <text:p>80464</text:p>
          </table:table-cell>
          <table:table-cell office:value-type="float" office:value="1556" calcext:value-type="float">
            <text:p>1556</text:p>
          </table:table-cell>
          <table:table-cell office:value-type="float" office:value="41.0296733" calcext:value-type="float">
            <text:p>41.0296733</text:p>
          </table:table-cell>
          <table:table-cell office:value-type="float" office:value="3301411" calcext:value-type="float">
            <text:p>3301411</text:p>
          </table:table-cell>
          <table:table-cell office:value-type="float" office:value="-31950.829" calcext:value-type="float">
            <text:p>-31950.829</text:p>
          </table:table-cell>
          <table:table-cell office:value-type="float" office:value="-31292.901" calcext:value-type="float">
            <text:p>-31292.901</text:p>
          </table:table-cell>
          <table:table-cell table:formula="of:=[.F20]-[.E20]" office:value-type="float" office:value="657.928" calcext:value-type="float">
            <text:p>657.928</text:p>
          </table:table-cell>
          <table:table-cell/>
          <table:table-cell office:value-type="float" office:value="80265" calcext:value-type="float">
            <text:p>80265</text:p>
          </table:table-cell>
          <table:table-cell office:value-type="float" office:value="131198" calcext:value-type="float">
            <text:p>131198</text:p>
          </table:table-cell>
          <table:table-cell office:value-type="float" office:value="10" calcext:value-type="float">
            <text:p>10</text:p>
          </table:table-cell>
          <table:table-cell office:value-type="float" office:value="1873" calcext:value-type="float">
            <text:p>1873</text:p>
          </table:table-cell>
          <table:table-cell office:value-type="float" office:value="10.153595" calcext:value-type="float">
            <text:p>10.153595</text:p>
          </table:table-cell>
          <table:table-cell office:value-type="float" office:value="814978" calcext:value-type="float">
            <text:p>814978</text:p>
          </table:table-cell>
          <table:table-cell office:value-type="float" office:value="8149780" calcext:value-type="float">
            <text:p>8149780</text:p>
          </table:table-cell>
          <table:table-cell office:value-type="float" office:value="-33156.096" calcext:value-type="float">
            <text:p>-33156.096</text:p>
          </table:table-cell>
          <table:table-cell office:value-type="float" office:value="-31292.901" calcext:value-type="float">
            <text:p>-31292.901</text:p>
          </table:table-cell>
          <table:table-cell table:formula="of:=[.Q20]-[.P20]" office:value-type="float" office:value="1863.195" calcext:value-type="float">
            <text:p>1863.195</text:p>
          </table:table-cell>
          <table:table-cell/>
          <table:table-cell office:value-type="float" office:value="85760" calcext:value-type="float">
            <text:p>85760</text:p>
          </table:table-cell>
          <table:table-cell office:value-type="float" office:value="25967" calcext:value-type="float">
            <text:p>25967</text:p>
          </table:table-cell>
          <table:table-cell office:value-type="float" office:value="0.9827923" calcext:value-type="float">
            <text:p>0.9827923</text:p>
          </table:table-cell>
          <table:table-cell office:value-type="float" office:value="84284" calcext:value-type="float">
            <text:p>84284</text:p>
          </table:table-cell>
          <table:table-cell office:value-type="float" office:value="-45130.234" calcext:value-type="float">
            <text:p>-45130.234</text:p>
          </table:table-cell>
          <table:table-cell office:value-type="float" office:value="-31292.901" calcext:value-type="float">
            <text:p>-31292.901</text:p>
          </table:table-cell>
          <table:table-cell table:formula="of:=[.Y20]-[.X20]" office:value-type="float" office:value="13837.333" calcext:value-type="float">
            <text:p>13837.333</text:p>
          </table:table-cell>
          <table:table-cell/>
          <table:table-cell office:value-type="float" office:value="85482" calcext:value-type="float">
            <text:p>85482</text:p>
          </table:table-cell>
          <table:table-cell office:value-type="float" office:value="22" calcext:value-type="float">
            <text:p>22</text:p>
          </table:table-cell>
          <table:table-cell office:value-type="float" office:value="0.2008131" calcext:value-type="float">
            <text:p>0.2008131</text:p>
          </table:table-cell>
          <table:table-cell office:value-type="float" office:value="464" calcext:value-type="float">
            <text:p>464</text:p>
          </table:table-cell>
          <table:table-cell office:value-type="float" office:value="202.8277603" calcext:value-type="float">
            <text:p>202.8277603</text:p>
          </table:table-cell>
          <table:table-cell office:value-type="float" office:value="17338122" calcext:value-type="float">
            <text:p>1733812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-31965.228" calcext:value-type="float">
            <text:p>-31965.228</text:p>
          </table:table-cell>
          <table:table-cell office:value-type="float" office:value="-31292.901" calcext:value-type="float">
            <text:p>-31292.901</text:p>
          </table:table-cell>
          <table:table-cell table:formula="of:=[.AJ20]-[.AI20]" office:value-type="float" office:value="672.326999999997" calcext:value-type="float">
            <text:p>672.326999999997</text:p>
          </table:table-cell>
        </table:table-row>
        <table:table-row table:style-name="ro1">
          <table:table-cell office:value-type="float" office:value="80668" calcext:value-type="float">
            <text:p>80668</text:p>
          </table:table-cell>
          <table:table-cell office:value-type="float" office:value="1575" calcext:value-type="float">
            <text:p>1575</text:p>
          </table:table-cell>
          <table:table-cell office:value-type="float" office:value="40.9831676" calcext:value-type="float">
            <text:p>40.9831676</text:p>
          </table:table-cell>
          <table:table-cell office:value-type="float" office:value="3306030" calcext:value-type="float">
            <text:p>3306030</text:p>
          </table:table-cell>
          <table:table-cell office:value-type="float" office:value="-31946.301" calcext:value-type="float">
            <text:p>-31946.301</text:p>
          </table:table-cell>
          <table:table-cell office:value-type="float" office:value="-31292.901" calcext:value-type="float">
            <text:p>-31292.901</text:p>
          </table:table-cell>
          <table:table-cell table:formula="of:=[.F21]-[.E21]" office:value-type="float" office:value="653.399999999998" calcext:value-type="float">
            <text:p>653.399999999998</text:p>
          </table:table-cell>
          <table:table-cell/>
          <table:table-cell office:value-type="float" office:value="80309" calcext:value-type="float">
            <text:p>80309</text:p>
          </table:table-cell>
          <table:table-cell office:value-type="float" office:value="145800" calcext:value-type="float">
            <text:p>145800</text:p>
          </table:table-cell>
          <table:table-cell office:value-type="float" office:value="10" calcext:value-type="float">
            <text:p>10</text:p>
          </table:table-cell>
          <table:table-cell office:value-type="float" office:value="1280" calcext:value-type="float">
            <text:p>1280</text:p>
          </table:table-cell>
          <table:table-cell office:value-type="float" office:value="10.1985375" calcext:value-type="float">
            <text:p>10.1985375</text:p>
          </table:table-cell>
          <table:table-cell office:value-type="float" office:value="819034" calcext:value-type="float">
            <text:p>819034</text:p>
          </table:table-cell>
          <table:table-cell office:value-type="float" office:value="8190340" calcext:value-type="float">
            <text:p>8190340</text:p>
          </table:table-cell>
          <table:table-cell office:value-type="float" office:value="-33116.112" calcext:value-type="float">
            <text:p>-33116.112</text:p>
          </table:table-cell>
          <table:table-cell office:value-type="float" office:value="-31292.901" calcext:value-type="float">
            <text:p>-31292.901</text:p>
          </table:table-cell>
          <table:table-cell table:formula="of:=[.Q21]-[.P21]" office:value-type="float" office:value="1823.211" calcext:value-type="float">
            <text:p>1823.211</text:p>
          </table:table-cell>
          <table:table-cell/>
          <table:table-cell office:value-type="float" office:value="85198" calcext:value-type="float">
            <text:p>85198</text:p>
          </table:table-cell>
          <table:table-cell office:value-type="float" office:value="14983" calcext:value-type="float">
            <text:p>14983</text:p>
          </table:table-cell>
          <table:table-cell office:value-type="float" office:value="0.9877816" calcext:value-type="float">
            <text:p>0.9877816</text:p>
          </table:table-cell>
          <table:table-cell office:value-type="float" office:value="84157" calcext:value-type="float">
            <text:p>84157</text:p>
          </table:table-cell>
          <table:table-cell office:value-type="float" office:value="-45153.753" calcext:value-type="float">
            <text:p>-45153.753</text:p>
          </table:table-cell>
          <table:table-cell office:value-type="float" office:value="-31292.901" calcext:value-type="float">
            <text:p>-31292.901</text:p>
          </table:table-cell>
          <table:table-cell table:formula="of:=[.Y21]-[.X21]" office:value-type="float" office:value="13860.852" calcext:value-type="float">
            <text:p>13860.852</text:p>
          </table:table-cell>
          <table:table-cell/>
          <table:table-cell office:value-type="float" office:value="83666" calcext:value-type="float">
            <text:p>83666</text:p>
          </table:table-cell>
          <table:table-cell office:value-type="float" office:value="41" calcext:value-type="float">
            <text:p>41</text:p>
          </table:table-cell>
          <table:table-cell office:value-type="float" office:value="0.1565958" calcext:value-type="float">
            <text:p>0.1565958</text:p>
          </table:table-cell>
          <table:table-cell office:value-type="float" office:value="462" calcext:value-type="float">
            <text:p>462</text:p>
          </table:table-cell>
          <table:table-cell office:value-type="float" office:value="263.939238" calcext:value-type="float">
            <text:p>263.939238</text:p>
          </table:table-cell>
          <table:table-cell office:value-type="float" office:value="22082740" calcext:value-type="float">
            <text:p>2208274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-31974.398" calcext:value-type="float">
            <text:p>-31974.398</text:p>
          </table:table-cell>
          <table:table-cell office:value-type="float" office:value="-31292.901" calcext:value-type="float">
            <text:p>-31292.901</text:p>
          </table:table-cell>
          <table:table-cell table:formula="of:=[.AJ21]-[.AI21]" office:value-type="float" office:value="681.496999999999" calcext:value-type="float">
            <text:p>681.496999999999</text:p>
          </table:table-cell>
        </table:table-row>
        <table:table-row table:style-name="ro1">
          <table:table-cell office:value-type="float" office:value="83690" calcext:value-type="float">
            <text:p>83690</text:p>
          </table:table-cell>
          <table:table-cell office:value-type="float" office:value="1293" calcext:value-type="float">
            <text:p>1293</text:p>
          </table:table-cell>
          <table:table-cell office:value-type="float" office:value="38.8901523" calcext:value-type="float">
            <text:p>38.8901523</text:p>
          </table:table-cell>
          <table:table-cell office:value-type="float" office:value="3254716" calcext:value-type="float">
            <text:p>3254716</text:p>
          </table:table-cell>
          <table:table-cell office:value-type="float" office:value="-31950.574" calcext:value-type="float">
            <text:p>-31950.574</text:p>
          </table:table-cell>
          <table:table-cell office:value-type="float" office:value="-31292.901" calcext:value-type="float">
            <text:p>-31292.901</text:p>
          </table:table-cell>
          <table:table-cell table:formula="of:=[.F22]-[.E22]" office:value-type="float" office:value="657.672999999999" calcext:value-type="float">
            <text:p>657.672999999999</text:p>
          </table:table-cell>
          <table:table-cell/>
          <table:table-cell office:value-type="float" office:value="80014" calcext:value-type="float">
            <text:p>80014</text:p>
          </table:table-cell>
          <table:table-cell office:value-type="float" office:value="139605" calcext:value-type="float">
            <text:p>139605</text:p>
          </table:table-cell>
          <table:table-cell office:value-type="float" office:value="10" calcext:value-type="float">
            <text:p>10</text:p>
          </table:table-cell>
          <table:table-cell office:value-type="float" office:value="1367" calcext:value-type="float">
            <text:p>1367</text:p>
          </table:table-cell>
          <table:table-cell office:value-type="float" office:value="10.1989153" calcext:value-type="float">
            <text:p>10.1989153</text:p>
          </table:table-cell>
          <table:table-cell office:value-type="float" office:value="816056" calcext:value-type="float">
            <text:p>816056</text:p>
          </table:table-cell>
          <table:table-cell office:value-type="float" office:value="8160560" calcext:value-type="float">
            <text:p>8160560</text:p>
          </table:table-cell>
          <table:table-cell office:value-type="float" office:value="-33129.165" calcext:value-type="float">
            <text:p>-33129.165</text:p>
          </table:table-cell>
          <table:table-cell office:value-type="float" office:value="-31292.901" calcext:value-type="float">
            <text:p>-31292.901</text:p>
          </table:table-cell>
          <table:table-cell table:formula="of:=[.Q22]-[.P22]" office:value-type="float" office:value="1836.264" calcext:value-type="float">
            <text:p>1836.264</text:p>
          </table:table-cell>
          <table:table-cell/>
          <table:table-cell office:value-type="float" office:value="85354" calcext:value-type="float">
            <text:p>85354</text:p>
          </table:table-cell>
          <table:table-cell office:value-type="float" office:value="9148" calcext:value-type="float">
            <text:p>9148</text:p>
          </table:table-cell>
          <table:table-cell office:value-type="float" office:value="0.9936973" calcext:value-type="float">
            <text:p>0.9936973</text:p>
          </table:table-cell>
          <table:table-cell office:value-type="float" office:value="84816" calcext:value-type="float">
            <text:p>84816</text:p>
          </table:table-cell>
          <table:table-cell office:value-type="float" office:value="-45125.289" calcext:value-type="float">
            <text:p>-45125.289</text:p>
          </table:table-cell>
          <table:table-cell office:value-type="float" office:value="-31292.901" calcext:value-type="float">
            <text:p>-31292.901</text:p>
          </table:table-cell>
          <table:table-cell table:formula="of:=[.Y22]-[.X22]" office:value-type="float" office:value="13832.388" calcext:value-type="float">
            <text:p>13832.388</text:p>
          </table:table-cell>
          <table:table-cell/>
          <table:table-cell office:value-type="float" office:value="85199" calcext:value-type="float">
            <text:p>85199</text:p>
          </table:table-cell>
          <table:table-cell office:value-type="float" office:value="39" calcext:value-type="float">
            <text:p>39</text:p>
          </table:table-cell>
          <table:table-cell office:value-type="float" office:value="0.8663236" calcext:value-type="float">
            <text:p>0.8663236</text:p>
          </table:table-cell>
          <table:table-cell office:value-type="float" office:value="1242" calcext:value-type="float">
            <text:p>1242</text:p>
          </table:table-cell>
          <table:table-cell office:value-type="float" office:value="42.7359633" calcext:value-type="float">
            <text:p>42.7359633</text:p>
          </table:table-cell>
          <table:table-cell office:value-type="float" office:value="3641061" calcext:value-type="float">
            <text:p>3641061</text:p>
          </table:table-cell>
          <table:table-cell office:value-type="float" office:value="155604249" calcext:value-type="float">
            <text:p>155604249</text:p>
          </table:table-cell>
          <table:table-cell office:value-type="float" office:value="-31947.367" calcext:value-type="float">
            <text:p>-31947.367</text:p>
          </table:table-cell>
          <table:table-cell office:value-type="float" office:value="-31292.901" calcext:value-type="float">
            <text:p>-31292.901</text:p>
          </table:table-cell>
          <table:table-cell table:formula="of:=[.AJ22]-[.AI22]" office:value-type="float" office:value="654.465999999997" calcext:value-type="float">
            <text:p>654.465999999997</text:p>
          </table:table-cell>
        </table:table-row>
        <table:table-row table:style-name="ro1">
          <table:table-cell office:value-type="float" office:value="83666" calcext:value-type="float">
            <text:p>83666</text:p>
          </table:table-cell>
          <table:table-cell office:value-type="float" office:value="1725" calcext:value-type="float">
            <text:p>1725</text:p>
          </table:table-cell>
          <table:table-cell office:value-type="float" office:value="39.1558547" calcext:value-type="float">
            <text:p>39.1558547</text:p>
          </table:table-cell>
          <table:table-cell office:value-type="float" office:value="3276013" calcext:value-type="float">
            <text:p>3276013</text:p>
          </table:table-cell>
          <table:table-cell office:value-type="float" office:value="-31950.317" calcext:value-type="float">
            <text:p>-31950.317</text:p>
          </table:table-cell>
          <table:table-cell office:value-type="float" office:value="-31292.901" calcext:value-type="float">
            <text:p>-31292.901</text:p>
          </table:table-cell>
          <table:table-cell table:formula="of:=[.F23]-[.E23]" office:value-type="float" office:value="657.415999999997" calcext:value-type="float">
            <text:p>657.415999999997</text:p>
          </table:table-cell>
          <table:table-cell/>
          <table:table-cell office:value-type="float" office:value="80262" calcext:value-type="float">
            <text:p>80262</text:p>
          </table:table-cell>
          <table:table-cell office:value-type="float" office:value="141359" calcext:value-type="float">
            <text:p>141359</text:p>
          </table:table-cell>
          <table:table-cell office:value-type="float" office:value="10" calcext:value-type="float">
            <text:p>10</text:p>
          </table:table-cell>
          <table:table-cell office:value-type="float" office:value="1734" calcext:value-type="float">
            <text:p>1734</text:p>
          </table:table-cell>
          <table:table-cell office:value-type="float" office:value="10.1061905" calcext:value-type="float">
            <text:p>10.1061905</text:p>
          </table:table-cell>
          <table:table-cell office:value-type="float" office:value="811143" calcext:value-type="float">
            <text:p>811143</text:p>
          </table:table-cell>
          <table:table-cell office:value-type="float" office:value="8111430" calcext:value-type="float">
            <text:p>8111430</text:p>
          </table:table-cell>
          <table:table-cell office:value-type="float" office:value="-33082.89" calcext:value-type="float">
            <text:p>-33082.89</text:p>
          </table:table-cell>
          <table:table-cell office:value-type="float" office:value="-31292.901" calcext:value-type="float">
            <text:p>-31292.901</text:p>
          </table:table-cell>
          <table:table-cell table:formula="of:=[.Q23]-[.P23]" office:value-type="float" office:value="1789.989" calcext:value-type="float">
            <text:p>1789.989</text:p>
          </table:table-cell>
          <table:table-cell/>
          <table:table-cell office:value-type="float" office:value="85781" calcext:value-type="float">
            <text:p>85781</text:p>
          </table:table-cell>
          <table:table-cell office:value-type="float" office:value="21727" calcext:value-type="float">
            <text:p>21727</text:p>
          </table:table-cell>
          <table:table-cell office:value-type="float" office:value="0.9876201" calcext:value-type="float">
            <text:p>0.9876201</text:p>
          </table:table-cell>
          <table:table-cell office:value-type="float" office:value="84719" calcext:value-type="float">
            <text:p>84719</text:p>
          </table:table-cell>
          <table:table-cell office:value-type="float" office:value="-45118.821" calcext:value-type="float">
            <text:p>-45118.821</text:p>
          </table:table-cell>
          <table:table-cell office:value-type="float" office:value="-31292.901" calcext:value-type="float">
            <text:p>-31292.901</text:p>
          </table:table-cell>
          <table:table-cell table:formula="of:=[.Y23]-[.X23]" office:value-type="float" office:value="13825.92" calcext:value-type="float">
            <text:p>13825.92</text:p>
          </table:table-cell>
          <table:table-cell/>
          <table:table-cell office:value-type="float" office:value="84352" calcext:value-type="float">
            <text:p>84352</text:p>
          </table:table-cell>
          <table:table-cell office:value-type="float" office:value="20" calcext:value-type="float">
            <text:p>20</text:p>
          </table:table-cell>
          <table:table-cell office:value-type="float" office:value="0.2442904" calcext:value-type="float">
            <text:p>0.2442904</text:p>
          </table:table-cell>
          <table:table-cell office:value-type="float" office:value="470" calcext:value-type="float">
            <text:p>470</text:p>
          </table:table-cell>
          <table:table-cell office:value-type="float" office:value="161.5020114" calcext:value-type="float">
            <text:p>161.5020114</text:p>
          </table:table-cell>
          <table:table-cell office:value-type="float" office:value="13623017" calcext:value-type="float">
            <text:p>1362301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-31953.034" calcext:value-type="float">
            <text:p>-31953.034</text:p>
          </table:table-cell>
          <table:table-cell office:value-type="float" office:value="-31292.901" calcext:value-type="float">
            <text:p>-31292.901</text:p>
          </table:table-cell>
          <table:table-cell table:formula="of:=[.AJ23]-[.AI23]" office:value-type="float" office:value="660.132999999998" calcext:value-type="float">
            <text:p>660.132999999998</text:p>
          </table:table-cell>
        </table:table-row>
        <table:table-row table:style-name="ro1">
          <table:table-cell office:value-type="float" office:value="85469" calcext:value-type="float">
            <text:p>85469</text:p>
          </table:table-cell>
          <table:table-cell office:value-type="float" office:value="1557" calcext:value-type="float">
            <text:p>1557</text:p>
          </table:table-cell>
          <table:table-cell office:value-type="float" office:value="38.0320923" calcext:value-type="float">
            <text:p>38.0320923</text:p>
          </table:table-cell>
          <table:table-cell office:value-type="float" office:value="3250564" calcext:value-type="float">
            <text:p>3250564</text:p>
          </table:table-cell>
          <table:table-cell office:value-type="float" office:value="-31949.156" calcext:value-type="float">
            <text:p>-31949.156</text:p>
          </table:table-cell>
          <table:table-cell office:value-type="float" office:value="-31292.901" calcext:value-type="float">
            <text:p>-31292.901</text:p>
          </table:table-cell>
          <table:table-cell table:formula="of:=[.F24]-[.E24]" office:value-type="float" office:value="656.254999999997" calcext:value-type="float">
            <text:p>656.254999999997</text:p>
          </table:table-cell>
          <table:table-cell/>
          <table:table-cell office:value-type="float" office:value="80240" calcext:value-type="float">
            <text:p>80240</text:p>
          </table:table-cell>
          <table:table-cell office:value-type="float" office:value="128971" calcext:value-type="float">
            <text:p>128971</text:p>
          </table:table-cell>
          <table:table-cell office:value-type="float" office:value="10" calcext:value-type="float">
            <text:p>10</text:p>
          </table:table-cell>
          <table:table-cell office:value-type="float" office:value="1988" calcext:value-type="float">
            <text:p>1988</text:p>
          </table:table-cell>
          <table:table-cell office:value-type="float" office:value="10.1726096" calcext:value-type="float">
            <text:p>10.1726096</text:p>
          </table:table-cell>
          <table:table-cell office:value-type="float" office:value="816250" calcext:value-type="float">
            <text:p>816250</text:p>
          </table:table-cell>
          <table:table-cell office:value-type="float" office:value="8162500" calcext:value-type="float">
            <text:p>8162500</text:p>
          </table:table-cell>
          <table:table-cell office:value-type="float" office:value="-33166.285" calcext:value-type="float">
            <text:p>-33166.285</text:p>
          </table:table-cell>
          <table:table-cell office:value-type="float" office:value="-31292.901" calcext:value-type="float">
            <text:p>-31292.901</text:p>
          </table:table-cell>
          <table:table-cell table:formula="of:=[.Q24]-[.P24]" office:value-type="float" office:value="1873.384" calcext:value-type="float">
            <text:p>1873.384</text:p>
          </table:table-cell>
          <table:table-cell/>
          <table:table-cell office:value-type="float" office:value="86095" calcext:value-type="float">
            <text:p>86095</text:p>
          </table:table-cell>
          <table:table-cell office:value-type="float" office:value="18497" calcext:value-type="float">
            <text:p>18497</text:p>
          </table:table-cell>
          <table:table-cell office:value-type="float" office:value="0.9878363" calcext:value-type="float">
            <text:p>0.9878363</text:p>
          </table:table-cell>
          <table:table-cell office:value-type="float" office:value="85047" calcext:value-type="float">
            <text:p>85047</text:p>
          </table:table-cell>
          <table:table-cell office:value-type="float" office:value="-45098.287" calcext:value-type="float">
            <text:p>-45098.287</text:p>
          </table:table-cell>
          <table:table-cell office:value-type="float" office:value="-31292.901" calcext:value-type="float">
            <text:p>-31292.901</text:p>
          </table:table-cell>
          <table:table-cell table:formula="of:=[.Y24]-[.X24]" office:value-type="float" office:value="13805.386" calcext:value-type="float">
            <text:p>13805.386</text:p>
          </table:table-cell>
          <table:table-cell/>
          <table:table-cell office:value-type="float" office:value="82477" calcext:value-type="float">
            <text:p>82477</text:p>
          </table:table-cell>
          <table:table-cell office:value-type="float" office:value="22" calcext:value-type="float">
            <text:p>22</text:p>
          </table:table-cell>
          <table:table-cell office:value-type="float" office:value="0.2394266" calcext:value-type="float">
            <text:p>0.2394266</text:p>
          </table:table-cell>
          <table:table-cell office:value-type="float" office:value="482" calcext:value-type="float">
            <text:p>482</text:p>
          </table:table-cell>
          <table:table-cell office:value-type="float" office:value="168.8077959" calcext:value-type="float">
            <text:p>168.8077959</text:p>
          </table:table-cell>
          <table:table-cell office:value-type="float" office:value="13922760" calcext:value-type="float">
            <text:p>1392276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-31953.072" calcext:value-type="float">
            <text:p>-31953.072</text:p>
          </table:table-cell>
          <table:table-cell office:value-type="float" office:value="-31292.901" calcext:value-type="float">
            <text:p>-31292.901</text:p>
          </table:table-cell>
          <table:table-cell table:formula="of:=[.AJ24]-[.AI24]" office:value-type="float" office:value="660.170999999998" calcext:value-type="float">
            <text:p>660.170999999998</text:p>
          </table:table-cell>
        </table:table-row>
        <table:table-row table:style-name="ro1">
          <table:table-cell office:value-type="float" office:value="84565" calcext:value-type="float">
            <text:p>84565</text:p>
          </table:table-cell>
          <table:table-cell office:value-type="float" office:value="1926" calcext:value-type="float">
            <text:p>1926</text:p>
          </table:table-cell>
          <table:table-cell office:value-type="float" office:value="38.4338648" calcext:value-type="float">
            <text:p>38.4338648</text:p>
          </table:table-cell>
          <table:table-cell office:value-type="float" office:value="3250159" calcext:value-type="float">
            <text:p>3250159</text:p>
          </table:table-cell>
          <table:table-cell office:value-type="float" office:value="-31951.098" calcext:value-type="float">
            <text:p>-31951.098</text:p>
          </table:table-cell>
          <table:table-cell office:value-type="float" office:value="-31292.901" calcext:value-type="float">
            <text:p>-31292.901</text:p>
          </table:table-cell>
          <table:table-cell table:formula="of:=[.F25]-[.E25]" office:value-type="float" office:value="658.197" calcext:value-type="float">
            <text:p>658.197</text:p>
          </table:table-cell>
          <table:table-cell/>
          <table:table-cell office:value-type="float" office:value="80984" calcext:value-type="float">
            <text:p>80984</text:p>
          </table:table-cell>
          <table:table-cell office:value-type="float" office:value="137332" calcext:value-type="float">
            <text:p>137332</text:p>
          </table:table-cell>
          <table:table-cell office:value-type="float" office:value="10" calcext:value-type="float">
            <text:p>10</text:p>
          </table:table-cell>
          <table:table-cell office:value-type="float" office:value="2300" calcext:value-type="float">
            <text:p>2300</text:p>
          </table:table-cell>
          <table:table-cell office:value-type="float" office:value="10.1700415" calcext:value-type="float">
            <text:p>10.1700415</text:p>
          </table:table-cell>
          <table:table-cell office:value-type="float" office:value="823610" calcext:value-type="float">
            <text:p>823610</text:p>
          </table:table-cell>
          <table:table-cell office:value-type="float" office:value="8236100" calcext:value-type="float">
            <text:p>8236100</text:p>
          </table:table-cell>
          <table:table-cell office:value-type="float" office:value="-33156.297" calcext:value-type="float">
            <text:p>-33156.297</text:p>
          </table:table-cell>
          <table:table-cell office:value-type="float" office:value="-31292.901" calcext:value-type="float">
            <text:p>-31292.901</text:p>
          </table:table-cell>
          <table:table-cell table:formula="of:=[.Q25]-[.P25]" office:value-type="float" office:value="1863.396" calcext:value-type="float">
            <text:p>1863.396</text:p>
          </table:table-cell>
          <table:table-cell/>
          <table:table-cell office:value-type="float" office:value="85447" calcext:value-type="float">
            <text:p>85447</text:p>
          </table:table-cell>
          <table:table-cell office:value-type="float" office:value="17741" calcext:value-type="float">
            <text:p>17741</text:p>
          </table:table-cell>
          <table:table-cell office:value-type="float" office:value="0.9892733" calcext:value-type="float">
            <text:p>0.9892733</text:p>
          </table:table-cell>
          <table:table-cell office:value-type="float" office:value="84530" calcext:value-type="float">
            <text:p>84530</text:p>
          </table:table-cell>
          <table:table-cell office:value-type="float" office:value="-45132.297" calcext:value-type="float">
            <text:p>-45132.297</text:p>
          </table:table-cell>
          <table:table-cell office:value-type="float" office:value="-31292.901" calcext:value-type="float">
            <text:p>-31292.901</text:p>
          </table:table-cell>
          <table:table-cell table:formula="of:=[.Y25]-[.X25]" office:value-type="float" office:value="13839.396" calcext:value-type="float">
            <text:p>13839.396</text:p>
          </table:table-cell>
          <table:table-cell/>
          <table:table-cell office:value-type="float" office:value="82970" calcext:value-type="float">
            <text:p>82970</text:p>
          </table:table-cell>
          <table:table-cell office:value-type="float" office:value="34" calcext:value-type="float">
            <text:p>34</text:p>
          </table:table-cell>
          <table:table-cell office:value-type="float" office:value="0.7527251" calcext:value-type="float">
            <text:p>0.7527251</text:p>
          </table:table-cell>
          <table:table-cell office:value-type="float" office:value="1213" calcext:value-type="float">
            <text:p>1213</text:p>
          </table:table-cell>
          <table:table-cell office:value-type="float" office:value="52.118602" calcext:value-type="float">
            <text:p>52.118602</text:p>
          </table:table-cell>
          <table:table-cell office:value-type="float" office:value="4324280" calcext:value-type="float">
            <text:p>4324280</text:p>
          </table:table-cell>
          <table:table-cell office:value-type="float" office:value="225375428" calcext:value-type="float">
            <text:p>225375428</text:p>
          </table:table-cell>
          <table:table-cell office:value-type="float" office:value="-31950.166" calcext:value-type="float">
            <text:p>-31950.166</text:p>
          </table:table-cell>
          <table:table-cell office:value-type="float" office:value="-31292.901" calcext:value-type="float">
            <text:p>-31292.901</text:p>
          </table:table-cell>
          <table:table-cell table:formula="of:=[.AJ25]-[.AI25]" office:value-type="float" office:value="657.264999999999" calcext:value-type="float">
            <text:p>657.264999999999</text:p>
          </table:table-cell>
        </table:table-row>
        <table:table-row table:style-name="ro1">
          <table:table-cell office:value-type="float" office:value="83080" calcext:value-type="float">
            <text:p>83080</text:p>
          </table:table-cell>
          <table:table-cell office:value-type="float" office:value="1520" calcext:value-type="float">
            <text:p>1520</text:p>
          </table:table-cell>
          <table:table-cell office:value-type="float" office:value="38.9955081" calcext:value-type="float">
            <text:p>38.9955081</text:p>
          </table:table-cell>
          <table:table-cell office:value-type="float" office:value="3239746" calcext:value-type="float">
            <text:p>3239746</text:p>
          </table:table-cell>
          <table:table-cell office:value-type="float" office:value="-31948.701" calcext:value-type="float">
            <text:p>-31948.701</text:p>
          </table:table-cell>
          <table:table-cell office:value-type="float" office:value="-31292.901" calcext:value-type="float">
            <text:p>-31292.901</text:p>
          </table:table-cell>
          <table:table-cell table:formula="of:=[.F26]-[.E26]" office:value-type="float" office:value="655.799999999999" calcext:value-type="float">
            <text:p>655.799999999999</text:p>
          </table:table-cell>
          <table:table-cell/>
          <table:table-cell office:value-type="float" office:value="80818" calcext:value-type="float">
            <text:p>80818</text:p>
          </table:table-cell>
          <table:table-cell office:value-type="float" office:value="131005" calcext:value-type="float">
            <text:p>131005</text:p>
          </table:table-cell>
          <table:table-cell office:value-type="float" office:value="10" calcext:value-type="float">
            <text:p>10</text:p>
          </table:table-cell>
          <table:table-cell office:value-type="float" office:value="1996" calcext:value-type="float">
            <text:p>1996</text:p>
          </table:table-cell>
          <table:table-cell office:value-type="float" office:value="10.1409102" calcext:value-type="float">
            <text:p>10.1409102</text:p>
          </table:table-cell>
          <table:table-cell office:value-type="float" office:value="819568" calcext:value-type="float">
            <text:p>819568</text:p>
          </table:table-cell>
          <table:table-cell office:value-type="float" office:value="8195680" calcext:value-type="float">
            <text:p>8195680</text:p>
          </table:table-cell>
          <table:table-cell office:value-type="float" office:value="-33173.418" calcext:value-type="float">
            <text:p>-33173.418</text:p>
          </table:table-cell>
          <table:table-cell office:value-type="float" office:value="-31292.901" calcext:value-type="float">
            <text:p>-31292.901</text:p>
          </table:table-cell>
          <table:table-cell table:formula="of:=[.Q26]-[.P26]" office:value-type="float" office:value="1880.517" calcext:value-type="float">
            <text:p>1880.517</text:p>
          </table:table-cell>
          <table:table-cell/>
          <table:table-cell office:value-type="float" office:value="85657" calcext:value-type="float">
            <text:p>85657</text:p>
          </table:table-cell>
          <table:table-cell office:value-type="float" office:value="13855" calcext:value-type="float">
            <text:p>13855</text:p>
          </table:table-cell>
          <table:table-cell office:value-type="float" office:value="0.9829152" calcext:value-type="float">
            <text:p>0.9829152</text:p>
          </table:table-cell>
          <table:table-cell office:value-type="float" office:value="84193" calcext:value-type="float">
            <text:p>84193</text:p>
          </table:table-cell>
          <table:table-cell office:value-type="float" office:value="-45143.62" calcext:value-type="float">
            <text:p>-45143.62</text:p>
          </table:table-cell>
          <table:table-cell office:value-type="float" office:value="-31292.901" calcext:value-type="float">
            <text:p>-31292.901</text:p>
          </table:table-cell>
          <table:table-cell table:formula="of:=[.Y26]-[.X26]" office:value-type="float" office:value="13850.719" calcext:value-type="float">
            <text:p>13850.719</text:p>
          </table:table-cell>
          <table:table-cell/>
          <table:table-cell office:value-type="float" office:value="81697" calcext:value-type="float">
            <text:p>81697</text:p>
          </table:table-cell>
          <table:table-cell office:value-type="float" office:value="39" calcext:value-type="float">
            <text:p>39</text:p>
          </table:table-cell>
          <table:table-cell office:value-type="float" office:value="0.7314386" calcext:value-type="float">
            <text:p>0.7314386</text:p>
          </table:table-cell>
          <table:table-cell office:value-type="float" office:value="1018" calcext:value-type="float">
            <text:p>1018</text:p>
          </table:table-cell>
          <table:table-cell office:value-type="float" office:value="53.2914244" calcext:value-type="float">
            <text:p>53.2914244</text:p>
          </table:table-cell>
          <table:table-cell office:value-type="float" office:value="4353749" calcext:value-type="float">
            <text:p>4353749</text:p>
          </table:table-cell>
          <table:table-cell office:value-type="float" office:value="232017485" calcext:value-type="float">
            <text:p>232017485</text:p>
          </table:table-cell>
          <table:table-cell office:value-type="float" office:value="-31948.036" calcext:value-type="float">
            <text:p>-31948.036</text:p>
          </table:table-cell>
          <table:table-cell office:value-type="float" office:value="-31292.901" calcext:value-type="float">
            <text:p>-31292.901</text:p>
          </table:table-cell>
          <table:table-cell table:formula="of:=[.AJ26]-[.AI26]" office:value-type="float" office:value="655.134999999998" calcext:value-type="float">
            <text:p>655.134999999998</text:p>
          </table:table-cell>
        </table:table-row>
        <table:table-row table:style-name="ro1">
          <table:table-cell office:value-type="float" office:value="80834" calcext:value-type="float">
            <text:p>80834</text:p>
          </table:table-cell>
          <table:table-cell office:value-type="float" office:value="1573" calcext:value-type="float">
            <text:p>1573</text:p>
          </table:table-cell>
          <table:table-cell office:value-type="float" office:value="40.5755948" calcext:value-type="float">
            <text:p>40.5755948</text:p>
          </table:table-cell>
          <table:table-cell office:value-type="float" office:value="3279887" calcext:value-type="float">
            <text:p>3279887</text:p>
          </table:table-cell>
          <table:table-cell office:value-type="float" office:value="-31950.366" calcext:value-type="float">
            <text:p>-31950.366</text:p>
          </table:table-cell>
          <table:table-cell office:value-type="float" office:value="-31292.901" calcext:value-type="float">
            <text:p>-31292.901</text:p>
          </table:table-cell>
          <table:table-cell table:formula="of:=[.F27]-[.E27]" office:value-type="float" office:value="657.465" calcext:value-type="float">
            <text:p>657.465</text:p>
          </table:table-cell>
          <table:table-cell/>
          <table:table-cell office:value-type="float" office:value="80287" calcext:value-type="float">
            <text:p>80287</text:p>
          </table:table-cell>
          <table:table-cell office:value-type="float" office:value="136790" calcext:value-type="float">
            <text:p>136790</text:p>
          </table:table-cell>
          <table:table-cell office:value-type="float" office:value="10" calcext:value-type="float">
            <text:p>10</text:p>
          </table:table-cell>
          <table:table-cell office:value-type="float" office:value="1757" calcext:value-type="float">
            <text:p>1757</text:p>
          </table:table-cell>
          <table:table-cell office:value-type="float" office:value="10.1049981" calcext:value-type="float">
            <text:p>10.1049981</text:p>
          </table:table-cell>
          <table:table-cell office:value-type="float" office:value="811299" calcext:value-type="float">
            <text:p>811299</text:p>
          </table:table-cell>
          <table:table-cell office:value-type="float" office:value="8112990" calcext:value-type="float">
            <text:p>8112990</text:p>
          </table:table-cell>
          <table:table-cell office:value-type="float" office:value="-33104.333" calcext:value-type="float">
            <text:p>-33104.333</text:p>
          </table:table-cell>
          <table:table-cell office:value-type="float" office:value="-31292.901" calcext:value-type="float">
            <text:p>-31292.901</text:p>
          </table:table-cell>
          <table:table-cell table:formula="of:=[.Q27]-[.P27]" office:value-type="float" office:value="1811.432" calcext:value-type="float">
            <text:p>1811.432</text:p>
          </table:table-cell>
          <table:table-cell/>
          <table:table-cell office:value-type="float" office:value="85313" calcext:value-type="float">
            <text:p>85313</text:p>
          </table:table-cell>
          <table:table-cell office:value-type="float" office:value="19910" calcext:value-type="float">
            <text:p>19910</text:p>
          </table:table-cell>
          <table:table-cell office:value-type="float" office:value="0.9812162" calcext:value-type="float">
            <text:p>0.9812162</text:p>
          </table:table-cell>
          <table:table-cell office:value-type="float" office:value="83710" calcext:value-type="float">
            <text:p>83710</text:p>
          </table:table-cell>
          <table:table-cell office:value-type="float" office:value="-45161.836" calcext:value-type="float">
            <text:p>-45161.836</text:p>
          </table:table-cell>
          <table:table-cell office:value-type="float" office:value="-31292.901" calcext:value-type="float">
            <text:p>-31292.901</text:p>
          </table:table-cell>
          <table:table-cell table:formula="of:=[.Y27]-[.X27]" office:value-type="float" office:value="13868.935" calcext:value-type="float">
            <text:p>13868.935</text:p>
          </table:table-cell>
          <table:table-cell/>
          <table:table-cell office:value-type="float" office:value="84272" calcext:value-type="float">
            <text:p>84272</text:p>
          </table:table-cell>
          <table:table-cell office:value-type="float" office:value="33" calcext:value-type="float">
            <text:p>33</text:p>
          </table:table-cell>
          <table:table-cell office:value-type="float" office:value="0.3711161" calcext:value-type="float">
            <text:p>0.3711161</text:p>
          </table:table-cell>
          <table:table-cell office:value-type="float" office:value="619" calcext:value-type="float">
            <text:p>619</text:p>
          </table:table-cell>
          <table:table-cell office:value-type="float" office:value="102.949071" calcext:value-type="float">
            <text:p>102.949071</text:p>
          </table:table-cell>
          <table:table-cell office:value-type="float" office:value="8675724" calcext:value-type="float">
            <text:p>8675724</text:p>
          </table:table-cell>
          <table:table-cell office:value-type="float" office:value="893157725" calcext:value-type="float">
            <text:p>893157725</text:p>
          </table:table-cell>
          <table:table-cell office:value-type="float" office:value="-31946.134" calcext:value-type="float">
            <text:p>-31946.134</text:p>
          </table:table-cell>
          <table:table-cell office:value-type="float" office:value="-31292.901" calcext:value-type="float">
            <text:p>-31292.901</text:p>
          </table:table-cell>
          <table:table-cell table:formula="of:=[.AJ27]-[.AI27]" office:value-type="float" office:value="653.232999999997" calcext:value-type="float">
            <text:p>653.232999999997</text:p>
          </table:table-cell>
        </table:table-row>
        <table:table-row table:style-name="ro1">
          <table:table-cell table:number-columns-repeated="6"/>
          <table:table-cell table:formula="of:=AVERAGE([.G3:.G27])" office:value-type="float" office:value="656.421159999999" calcext:value-type="float">
            <text:p>656.421159999999</text:p>
          </table:table-cell>
          <table:table-cell table:number-columns-repeated="10"/>
          <table:table-cell table:formula="of:=AVERAGE([.R3:.R27])" office:value-type="float" office:value="1836.09576" calcext:value-type="float">
            <text:p>1836.09576</text:p>
          </table:table-cell>
          <table:table-cell table:number-columns-repeated="7"/>
          <table:table-cell table:formula="of:=AVERAGE([.Z3:.Z27])" office:value-type="float" office:value="13841.12832" calcext:value-type="float">
            <text:p>13841.12832</text:p>
          </table:table-cell>
          <table:table-cell table:number-columns-repeated="10"/>
          <table:table-cell table:formula="of:=AVERAGE([.AK3:.AK27])" office:value-type="float" office:value="675.029719999998" calcext:value-type="float">
            <text:p>675.029719999998</text:p>
          </table:table-cell>
        </table:table-row>
      </table:table>
      <table:table table:name="medium_high" table:style-name="ta1">
        <table:table-column table:style-name="co1" table:number-columns-repeated="37" table:default-cell-style-name="Default"/>
        <table:table-row table:style-name="ro1">
          <table:table-cell table:style-name="ce6" office:value-type="string" calcext:value-type="string">
            <text:p>mu=5x10-8</text:p>
          </table:table-cell>
          <table:table-cell table:number-columns-repeated="36"/>
        </table:table-row>
        <table:table-row table:style-name="ro1">
          <table:table-cell table:style-name="ce7" office:value-type="string" calcext:value-type="string" table:number-columns-spanned="6" table:number-rows-spanned="1">
            <text:p>Bot</text:p>
          </table:table-cell>
          <table:covered-table-cell table:number-columns-repeated="5"/>
          <table:table-cell table:number-columns-repeated="2"/>
          <table:table-cell table:style-name="ce7" office:value-type="string" calcext:value-type="string" table:number-columns-spanned="9" table:number-rows-spanned="1">
            <text:p>Bot-Bot</text:p>
          </table:table-cell>
          <table:covered-table-cell table:number-columns-repeated="8"/>
          <table:table-cell table:number-columns-repeated="2"/>
          <table:table-cell table:style-name="ce7" office:value-type="string" calcext:value-type="string" table:number-columns-spanned="6" table:number-rows-spanned="1">
            <text:p>Exp</text:p>
          </table:table-cell>
          <table:covered-table-cell table:number-columns-repeated="5"/>
          <table:table-cell table:number-columns-repeated="2"/>
          <table:table-cell table:style-name="ce7" office:value-type="string" calcext:value-type="string" table:number-columns-spanned="9" table:number-rows-spanned="1">
            <text:p>Bot-Exp</text:p>
          </table:table-cell>
          <table:covered-table-cell table:number-columns-repeated="8"/>
          <table:table-cell/>
        </table:table-row>
        <table:table-row table:style-name="ro1">
          <table:table-cell office:value-type="float" office:value="80685" calcext:value-type="float">
            <text:p>80685</text:p>
          </table:table-cell>
          <table:table-cell office:value-type="float" office:value="4761" calcext:value-type="float">
            <text:p>4761</text:p>
          </table:table-cell>
          <table:table-cell office:value-type="float" office:value="10.1363773" calcext:value-type="float">
            <text:p>10.1363773</text:p>
          </table:table-cell>
          <table:table-cell office:value-type="float" office:value="817853" calcext:value-type="float">
            <text:p>817853</text:p>
          </table:table-cell>
          <table:table-cell office:value-type="float" office:value="-32020.454" calcext:value-type="float">
            <text:p>-32020.454</text:p>
          </table:table-cell>
          <table:table-cell office:value-type="float" office:value="-31292.901" calcext:value-type="float">
            <text:p>-31292.901</text:p>
          </table:table-cell>
          <table:table-cell table:formula="of:=[.F3]-[.E3]" office:value-type="float" office:value="727.553" calcext:value-type="float">
            <text:p>727.553</text:p>
          </table:table-cell>
          <table:table-cell/>
          <table:table-cell office:value-type="float" office:value="80673" calcext:value-type="float">
            <text:p>80673</text:p>
          </table:table-cell>
          <table:table-cell office:value-type="float" office:value="151566" calcext:value-type="float">
            <text:p>151566</text:p>
          </table:table-cell>
          <table:table-cell office:value-type="float" office:value="10" calcext:value-type="float">
            <text:p>10</text:p>
          </table:table-cell>
          <table:table-cell office:value-type="float" office:value="5058" calcext:value-type="float">
            <text:p>5058</text:p>
          </table:table-cell>
          <table:table-cell office:value-type="float" office:value="10.1047359" calcext:value-type="float">
            <text:p>10.1047359</text:p>
          </table:table-cell>
          <table:table-cell office:value-type="float" office:value="815179" calcext:value-type="float">
            <text:p>815179</text:p>
          </table:table-cell>
          <table:table-cell office:value-type="float" office:value="8151790" calcext:value-type="float">
            <text:p>8151790</text:p>
          </table:table-cell>
          <table:table-cell office:value-type="float" office:value="-55527.546" calcext:value-type="float">
            <text:p>-55527.546</text:p>
          </table:table-cell>
          <table:table-cell office:value-type="float" office:value="-31292.901" calcext:value-type="float">
            <text:p>-31292.901</text:p>
          </table:table-cell>
          <table:table-cell table:formula="of:=[.Q3]-[.P3]" office:value-type="float" office:value="24234.645" calcext:value-type="float">
            <text:p>24234.645</text:p>
          </table:table-cell>
          <table:table-cell/>
          <table:table-cell office:value-type="float" office:value="85286" calcext:value-type="float">
            <text:p>85286</text:p>
          </table:table-cell>
          <table:table-cell office:value-type="float" office:value="15158" calcext:value-type="float">
            <text:p>15158</text:p>
          </table:table-cell>
          <table:table-cell office:value-type="float" office:value="0.986849" calcext:value-type="float">
            <text:p>0.986849</text:p>
          </table:table-cell>
          <table:table-cell office:value-type="float" office:value="84164" calcext:value-type="float">
            <text:p>84164</text:p>
          </table:table-cell>
          <table:table-cell office:value-type="float" office:value="-37476.138" calcext:value-type="float">
            <text:p>-37476.138</text:p>
          </table:table-cell>
          <table:table-cell office:value-type="float" office:value="-31292.901" calcext:value-type="float">
            <text:p>-31292.901</text:p>
          </table:table-cell>
          <table:table-cell table:formula="of:=[.Y3]-[.X3]" office:value-type="float" office:value="6183.237" calcext:value-type="float">
            <text:p>6183.237</text:p>
          </table:table-cell>
          <table:table-cell/>
          <table:table-cell office:value-type="float" office:value="84208" calcext:value-type="float">
            <text:p>84208</text:p>
          </table:table-cell>
          <table:table-cell office:value-type="float" office:value="45" calcext:value-type="float">
            <text:p>45</text:p>
          </table:table-cell>
          <table:table-cell office:value-type="float" office:value="0.1474741" calcext:value-type="float">
            <text:p>0.1474741</text:p>
          </table:table-cell>
          <table:table-cell office:value-type="float" office:value="471" calcext:value-type="float">
            <text:p>471</text:p>
          </table:table-cell>
          <table:table-cell office:value-type="float" office:value="57.3516502" calcext:value-type="float">
            <text:p>57.3516502</text:p>
          </table:table-cell>
          <table:table-cell office:value-type="float" office:value="4829467" calcext:value-type="float">
            <text:p>4829467</text:p>
          </table:table-cell>
          <table:table-cell office:value-type="float" office:value="276977901" calcext:value-type="float">
            <text:p>276977901</text:p>
          </table:table-cell>
          <table:table-cell office:value-type="float" office:value="-31977.538" calcext:value-type="float">
            <text:p>-31977.538</text:p>
          </table:table-cell>
          <table:table-cell office:value-type="float" office:value="-31292.901" calcext:value-type="float">
            <text:p>-31292.901</text:p>
          </table:table-cell>
          <table:table-cell table:formula="of:=[.AJ3]-[.AI3]" office:value-type="float" office:value="684.636999999999" calcext:value-type="float">
            <text:p>684.636999999999</text:p>
          </table:table-cell>
        </table:table-row>
        <table:table-row table:style-name="ro1">
          <table:table-cell office:value-type="float" office:value="80533" calcext:value-type="float">
            <text:p>80533</text:p>
          </table:table-cell>
          <table:table-cell office:value-type="float" office:value="4742" calcext:value-type="float">
            <text:p>4742</text:p>
          </table:table-cell>
          <table:table-cell office:value-type="float" office:value="10.1578393" calcext:value-type="float">
            <text:p>10.1578393</text:p>
          </table:table-cell>
          <table:table-cell office:value-type="float" office:value="818041" calcext:value-type="float">
            <text:p>818041</text:p>
          </table:table-cell>
          <table:table-cell office:value-type="float" office:value="-32020.041" calcext:value-type="float">
            <text:p>-32020.041</text:p>
          </table:table-cell>
          <table:table-cell office:value-type="float" office:value="-31292.901" calcext:value-type="float">
            <text:p>-31292.901</text:p>
          </table:table-cell>
          <table:table-cell table:formula="of:=[.F4]-[.E4]" office:value-type="float" office:value="727.139999999999" calcext:value-type="float">
            <text:p>727.139999999999</text:p>
          </table:table-cell>
          <table:table-cell/>
          <table:table-cell office:value-type="float" office:value="80750" calcext:value-type="float">
            <text:p>80750</text:p>
          </table:table-cell>
          <table:table-cell office:value-type="float" office:value="151621" calcext:value-type="float">
            <text:p>151621</text:p>
          </table:table-cell>
          <table:table-cell office:value-type="float" office:value="10" calcext:value-type="float">
            <text:p>10</text:p>
          </table:table-cell>
          <table:table-cell office:value-type="float" office:value="4998" calcext:value-type="float">
            <text:p>4998</text:p>
          </table:table-cell>
          <table:table-cell office:value-type="float" office:value="10.1124785" calcext:value-type="float">
            <text:p>10.1124785</text:p>
          </table:table-cell>
          <table:table-cell office:value-type="float" office:value="816582" calcext:value-type="float">
            <text:p>816582</text:p>
          </table:table-cell>
          <table:table-cell office:value-type="float" office:value="8165820" calcext:value-type="float">
            <text:p>8165820</text:p>
          </table:table-cell>
          <table:table-cell office:value-type="float" office:value="-55635.696" calcext:value-type="float">
            <text:p>-55635.696</text:p>
          </table:table-cell>
          <table:table-cell office:value-type="float" office:value="-31292.901" calcext:value-type="float">
            <text:p>-31292.901</text:p>
          </table:table-cell>
          <table:table-cell table:formula="of:=[.Q4]-[.P4]" office:value-type="float" office:value="24342.795" calcext:value-type="float">
            <text:p>24342.795</text:p>
          </table:table-cell>
          <table:table-cell/>
          <table:table-cell office:value-type="float" office:value="86004" calcext:value-type="float">
            <text:p>86004</text:p>
          </table:table-cell>
          <table:table-cell office:value-type="float" office:value="18391" calcext:value-type="float">
            <text:p>18391</text:p>
          </table:table-cell>
          <table:table-cell office:value-type="float" office:value="0.9804975" calcext:value-type="float">
            <text:p>0.9804975</text:p>
          </table:table-cell>
          <table:table-cell office:value-type="float" office:value="84326" calcext:value-type="float">
            <text:p>84326</text:p>
          </table:table-cell>
          <table:table-cell office:value-type="float" office:value="-37455.862" calcext:value-type="float">
            <text:p>-37455.862</text:p>
          </table:table-cell>
          <table:table-cell office:value-type="float" office:value="-31292.901" calcext:value-type="float">
            <text:p>-31292.901</text:p>
          </table:table-cell>
          <table:table-cell table:formula="of:=[.Y4]-[.X4]" office:value-type="float" office:value="6162.961" calcext:value-type="float">
            <text:p>6162.961</text:p>
          </table:table-cell>
          <table:table-cell/>
          <table:table-cell office:value-type="float" office:value="83295" calcext:value-type="float">
            <text:p>83295</text:p>
          </table:table-cell>
          <table:table-cell office:value-type="float" office:value="41" calcext:value-type="float">
            <text:p>41</text:p>
          </table:table-cell>
          <table:table-cell office:value-type="float" office:value="0.2365316" calcext:value-type="float">
            <text:p>0.2365316</text:p>
          </table:table-cell>
          <table:table-cell office:value-type="float" office:value="465" calcext:value-type="float">
            <text:p>465</text:p>
          </table:table-cell>
          <table:table-cell office:value-type="float" office:value="33.8486388" calcext:value-type="float">
            <text:p>33.8486388</text:p>
          </table:table-cell>
          <table:table-cell office:value-type="float" office:value="2819422" calcext:value-type="float">
            <text:p>2819422</text:p>
          </table:table-cell>
          <table:table-cell office:value-type="float" office:value="95433596" calcext:value-type="float">
            <text:p>95433596</text:p>
          </table:table-cell>
          <table:table-cell office:value-type="float" office:value="-31950.905" calcext:value-type="float">
            <text:p>-31950.905</text:p>
          </table:table-cell>
          <table:table-cell office:value-type="float" office:value="-31292.901" calcext:value-type="float">
            <text:p>-31292.901</text:p>
          </table:table-cell>
          <table:table-cell table:formula="of:=[.AJ4]-[.AI4]" office:value-type="float" office:value="658.003999999997" calcext:value-type="float">
            <text:p>658.003999999997</text:p>
          </table:table-cell>
        </table:table-row>
        <table:table-row table:style-name="ro1">
          <table:table-cell office:value-type="float" office:value="80912" calcext:value-type="float">
            <text:p>80912</text:p>
          </table:table-cell>
          <table:table-cell office:value-type="float" office:value="4875" calcext:value-type="float">
            <text:p>4875</text:p>
          </table:table-cell>
          <table:table-cell office:value-type="float" office:value="10.1750288" calcext:value-type="float">
            <text:p>10.1750288</text:p>
          </table:table-cell>
          <table:table-cell office:value-type="float" office:value="823281" calcext:value-type="float">
            <text:p>823281</text:p>
          </table:table-cell>
          <table:table-cell office:value-type="float" office:value="-32023.957" calcext:value-type="float">
            <text:p>-32023.957</text:p>
          </table:table-cell>
          <table:table-cell office:value-type="float" office:value="-31292.901" calcext:value-type="float">
            <text:p>-31292.901</text:p>
          </table:table-cell>
          <table:table-cell table:formula="of:=[.F5]-[.E5]" office:value-type="float" office:value="731.055999999997" calcext:value-type="float">
            <text:p>731.055999999997</text:p>
          </table:table-cell>
          <table:table-cell/>
          <table:table-cell office:value-type="float" office:value="80889" calcext:value-type="float">
            <text:p>80889</text:p>
          </table:table-cell>
          <table:table-cell office:value-type="float" office:value="151584" calcext:value-type="float">
            <text:p>151584</text:p>
          </table:table-cell>
          <table:table-cell office:value-type="float" office:value="10" calcext:value-type="float">
            <text:p>10</text:p>
          </table:table-cell>
          <table:table-cell office:value-type="float" office:value="5071" calcext:value-type="float">
            <text:p>5071</text:p>
          </table:table-cell>
          <table:table-cell office:value-type="float" office:value="10.1623004" calcext:value-type="float">
            <text:p>10.1623004</text:p>
          </table:table-cell>
          <table:table-cell office:value-type="float" office:value="822018" calcext:value-type="float">
            <text:p>822018</text:p>
          </table:table-cell>
          <table:table-cell office:value-type="float" office:value="8220180" calcext:value-type="float">
            <text:p>8220180</text:p>
          </table:table-cell>
          <table:table-cell office:value-type="float" office:value="-55859.965" calcext:value-type="float">
            <text:p>-55859.965</text:p>
          </table:table-cell>
          <table:table-cell office:value-type="float" office:value="-31292.901" calcext:value-type="float">
            <text:p>-31292.901</text:p>
          </table:table-cell>
          <table:table-cell table:formula="of:=[.Q5]-[.P5]" office:value-type="float" office:value="24567.064" calcext:value-type="float">
            <text:p>24567.064</text:p>
          </table:table-cell>
          <table:table-cell/>
          <table:table-cell office:value-type="float" office:value="86018" calcext:value-type="float">
            <text:p>86018</text:p>
          </table:table-cell>
          <table:table-cell office:value-type="float" office:value="13501" calcext:value-type="float">
            <text:p>13501</text:p>
          </table:table-cell>
          <table:table-cell office:value-type="float" office:value="0.9829813" calcext:value-type="float">
            <text:p>0.9829813</text:p>
          </table:table-cell>
          <table:table-cell office:value-type="float" office:value="84554" calcext:value-type="float">
            <text:p>84554</text:p>
          </table:table-cell>
          <table:table-cell office:value-type="float" office:value="-37450.144" calcext:value-type="float">
            <text:p>-37450.144</text:p>
          </table:table-cell>
          <table:table-cell office:value-type="float" office:value="-31292.901" calcext:value-type="float">
            <text:p>-31292.901</text:p>
          </table:table-cell>
          <table:table-cell table:formula="of:=[.Y5]-[.X5]" office:value-type="float" office:value="6157.243" calcext:value-type="float">
            <text:p>6157.243</text:p>
          </table:table-cell>
          <table:table-cell/>
          <table:table-cell office:value-type="float" office:value="84950" calcext:value-type="float">
            <text:p>84950</text:p>
          </table:table-cell>
          <table:table-cell office:value-type="float" office:value="43" calcext:value-type="float">
            <text:p>43</text:p>
          </table:table-cell>
          <table:table-cell office:value-type="float" office:value="0.153622" calcext:value-type="float">
            <text:p>0.153622</text:p>
          </table:table-cell>
          <table:table-cell office:value-type="float" office:value="457" calcext:value-type="float">
            <text:p>457</text:p>
          </table:table-cell>
          <table:table-cell office:value-type="float" office:value="53.4855796" calcext:value-type="float">
            <text:p>53.4855796</text:p>
          </table:table-cell>
          <table:table-cell office:value-type="float" office:value="4543599" calcext:value-type="float">
            <text:p>4543599</text:p>
          </table:table-cell>
          <table:table-cell office:value-type="float" office:value="243017025" calcext:value-type="float">
            <text:p>243017025</text:p>
          </table:table-cell>
          <table:table-cell office:value-type="float" office:value="-31968.102" calcext:value-type="float">
            <text:p>-31968.102</text:p>
          </table:table-cell>
          <table:table-cell office:value-type="float" office:value="-31292.901" calcext:value-type="float">
            <text:p>-31292.901</text:p>
          </table:table-cell>
          <table:table-cell table:formula="of:=[.AJ5]-[.AI5]" office:value-type="float" office:value="675.200999999997" calcext:value-type="float">
            <text:p>675.200999999997</text:p>
          </table:table-cell>
        </table:table-row>
        <table:table-row table:style-name="ro1">
          <table:table-cell office:value-type="float" office:value="80817" calcext:value-type="float">
            <text:p>80817</text:p>
          </table:table-cell>
          <table:table-cell office:value-type="float" office:value="4293" calcext:value-type="float">
            <text:p>4293</text:p>
          </table:table-cell>
          <table:table-cell office:value-type="float" office:value="10.1738395" calcext:value-type="float">
            <text:p>10.1738395</text:p>
          </table:table-cell>
          <table:table-cell office:value-type="float" office:value="822219" calcext:value-type="float">
            <text:p>822219</text:p>
          </table:table-cell>
          <table:table-cell office:value-type="float" office:value="-32022.616" calcext:value-type="float">
            <text:p>-32022.616</text:p>
          </table:table-cell>
          <table:table-cell office:value-type="float" office:value="-31292.901" calcext:value-type="float">
            <text:p>-31292.901</text:p>
          </table:table-cell>
          <table:table-cell table:formula="of:=[.F6]-[.E6]" office:value-type="float" office:value="729.715" calcext:value-type="float">
            <text:p>729.715</text:p>
          </table:table-cell>
          <table:table-cell/>
          <table:table-cell office:value-type="float" office:value="80336" calcext:value-type="float">
            <text:p>80336</text:p>
          </table:table-cell>
          <table:table-cell office:value-type="float" office:value="151509" calcext:value-type="float">
            <text:p>151509</text:p>
          </table:table-cell>
          <table:table-cell office:value-type="float" office:value="10" calcext:value-type="float">
            <text:p>10</text:p>
          </table:table-cell>
          <table:table-cell office:value-type="float" office:value="5014" calcext:value-type="float">
            <text:p>5014</text:p>
          </table:table-cell>
          <table:table-cell office:value-type="float" office:value="10.147165" calcext:value-type="float">
            <text:p>10.147165</text:p>
          </table:table-cell>
          <table:table-cell office:value-type="float" office:value="815182" calcext:value-type="float">
            <text:p>815182</text:p>
          </table:table-cell>
          <table:table-cell office:value-type="float" office:value="8151820" calcext:value-type="float">
            <text:p>8151820</text:p>
          </table:table-cell>
          <table:table-cell office:value-type="float" office:value="-55538.895" calcext:value-type="float">
            <text:p>-55538.895</text:p>
          </table:table-cell>
          <table:table-cell office:value-type="float" office:value="-31292.901" calcext:value-type="float">
            <text:p>-31292.901</text:p>
          </table:table-cell>
          <table:table-cell table:formula="of:=[.Q6]-[.P6]" office:value-type="float" office:value="24245.994" calcext:value-type="float">
            <text:p>24245.994</text:p>
          </table:table-cell>
          <table:table-cell/>
          <table:table-cell office:value-type="float" office:value="85830" calcext:value-type="float">
            <text:p>85830</text:p>
          </table:table-cell>
          <table:table-cell office:value-type="float" office:value="21088" calcext:value-type="float">
            <text:p>21088</text:p>
          </table:table-cell>
          <table:table-cell office:value-type="float" office:value="0.989682" calcext:value-type="float">
            <text:p>0.989682</text:p>
          </table:table-cell>
          <table:table-cell office:value-type="float" office:value="84944" calcext:value-type="float">
            <text:p>84944</text:p>
          </table:table-cell>
          <table:table-cell office:value-type="float" office:value="-37438.06" calcext:value-type="float">
            <text:p>-37438.06</text:p>
          </table:table-cell>
          <table:table-cell office:value-type="float" office:value="-31292.901" calcext:value-type="float">
            <text:p>-31292.901</text:p>
          </table:table-cell>
          <table:table-cell table:formula="of:=[.Y6]-[.X6]" office:value-type="float" office:value="6145.159" calcext:value-type="float">
            <text:p>6145.159</text:p>
          </table:table-cell>
          <table:table-cell/>
          <table:table-cell office:value-type="float" office:value="80280" calcext:value-type="float">
            <text:p>80280</text:p>
          </table:table-cell>
          <table:table-cell office:value-type="float" office:value="45" calcext:value-type="float">
            <text:p>45</text:p>
          </table:table-cell>
          <table:table-cell office:value-type="float" office:value="0.2022488" calcext:value-type="float">
            <text:p>0.2022488</text:p>
          </table:table-cell>
          <table:table-cell office:value-type="float" office:value="467" calcext:value-type="float">
            <text:p>467</text:p>
          </table:table-cell>
          <table:table-cell office:value-type="float" office:value="40.6381801" calcext:value-type="float">
            <text:p>40.6381801</text:p>
          </table:table-cell>
          <table:table-cell office:value-type="float" office:value="3262433" calcext:value-type="float">
            <text:p>3262433</text:p>
          </table:table-cell>
          <table:table-cell office:value-type="float" office:value="132579339" calcext:value-type="float">
            <text:p>132579339</text:p>
          </table:table-cell>
          <table:table-cell office:value-type="float" office:value="-31953.111" calcext:value-type="float">
            <text:p>-31953.111</text:p>
          </table:table-cell>
          <table:table-cell office:value-type="float" office:value="-31292.901" calcext:value-type="float">
            <text:p>-31292.901</text:p>
          </table:table-cell>
          <table:table-cell table:formula="of:=[.AJ6]-[.AI6]" office:value-type="float" office:value="660.209999999999" calcext:value-type="float">
            <text:p>660.209999999999</text:p>
          </table:table-cell>
        </table:table-row>
        <table:table-row table:style-name="ro1">
          <table:table-cell office:value-type="float" office:value="80772" calcext:value-type="float">
            <text:p>80772</text:p>
          </table:table-cell>
          <table:table-cell office:value-type="float" office:value="4409" calcext:value-type="float">
            <text:p>4409</text:p>
          </table:table-cell>
          <table:table-cell office:value-type="float" office:value="10.1394395" calcext:value-type="float">
            <text:p>10.1394395</text:p>
          </table:table-cell>
          <table:table-cell office:value-type="float" office:value="818982" calcext:value-type="float">
            <text:p>818982</text:p>
          </table:table-cell>
          <table:table-cell office:value-type="float" office:value="-32022.856" calcext:value-type="float">
            <text:p>-32022.856</text:p>
          </table:table-cell>
          <table:table-cell office:value-type="float" office:value="-31292.901" calcext:value-type="float">
            <text:p>-31292.901</text:p>
          </table:table-cell>
          <table:table-cell table:formula="of:=[.F7]-[.E7]" office:value-type="float" office:value="729.954999999998" calcext:value-type="float">
            <text:p>729.954999999998</text:p>
          </table:table-cell>
          <table:table-cell/>
          <table:table-cell office:value-type="float" office:value="80277" calcext:value-type="float">
            <text:p>80277</text:p>
          </table:table-cell>
          <table:table-cell office:value-type="float" office:value="151516" calcext:value-type="float">
            <text:p>151516</text:p>
          </table:table-cell>
          <table:table-cell office:value-type="float" office:value="10" calcext:value-type="float">
            <text:p>10</text:p>
          </table:table-cell>
          <table:table-cell office:value-type="float" office:value="5001" calcext:value-type="float">
            <text:p>5001</text:p>
          </table:table-cell>
          <table:table-cell office:value-type="float" office:value="10.1164183" calcext:value-type="float">
            <text:p>10.1164183</text:p>
          </table:table-cell>
          <table:table-cell office:value-type="float" office:value="812115" calcext:value-type="float">
            <text:p>812115</text:p>
          </table:table-cell>
          <table:table-cell office:value-type="float" office:value="8121150" calcext:value-type="float">
            <text:p>8121150</text:p>
          </table:table-cell>
          <table:table-cell office:value-type="float" office:value="-55395.274" calcext:value-type="float">
            <text:p>-55395.274</text:p>
          </table:table-cell>
          <table:table-cell office:value-type="float" office:value="-31292.901" calcext:value-type="float">
            <text:p>-31292.901</text:p>
          </table:table-cell>
          <table:table-cell table:formula="of:=[.Q7]-[.P7]" office:value-type="float" office:value="24102.373" calcext:value-type="float">
            <text:p>24102.373</text:p>
          </table:table-cell>
          <table:table-cell/>
          <table:table-cell office:value-type="float" office:value="85641" calcext:value-type="float">
            <text:p>85641</text:p>
          </table:table-cell>
          <table:table-cell office:value-type="float" office:value="16292" calcext:value-type="float">
            <text:p>16292</text:p>
          </table:table-cell>
          <table:table-cell office:value-type="float" office:value="0.9878217" calcext:value-type="float">
            <text:p>0.9878217</text:p>
          </table:table-cell>
          <table:table-cell office:value-type="float" office:value="84598" calcext:value-type="float">
            <text:p>84598</text:p>
          </table:table-cell>
          <table:table-cell office:value-type="float" office:value="-37454.434" calcext:value-type="float">
            <text:p>-37454.434</text:p>
          </table:table-cell>
          <table:table-cell office:value-type="float" office:value="-31292.901" calcext:value-type="float">
            <text:p>-31292.901</text:p>
          </table:table-cell>
          <table:table-cell table:formula="of:=[.Y7]-[.X7]" office:value-type="float" office:value="6161.533" calcext:value-type="float">
            <text:p>6161.533</text:p>
          </table:table-cell>
          <table:table-cell/>
          <table:table-cell office:value-type="float" office:value="85272" calcext:value-type="float">
            <text:p>85272</text:p>
          </table:table-cell>
          <table:table-cell office:value-type="float" office:value="35" calcext:value-type="float">
            <text:p>35</text:p>
          </table:table-cell>
          <table:table-cell office:value-type="float" office:value="0.1375743" calcext:value-type="float">
            <text:p>0.1375743</text:p>
          </table:table-cell>
          <table:table-cell office:value-type="float" office:value="465" calcext:value-type="float">
            <text:p>465</text:p>
          </table:table-cell>
          <table:table-cell office:value-type="float" office:value="59.0863435" calcext:value-type="float">
            <text:p>59.0863435</text:p>
          </table:table-cell>
          <table:table-cell office:value-type="float" office:value="5038410" calcext:value-type="float">
            <text:p>5038410</text:p>
          </table:table-cell>
          <table:table-cell office:value-type="float" office:value="297701224" calcext:value-type="float">
            <text:p>297701224</text:p>
          </table:table-cell>
          <table:table-cell office:value-type="float" office:value="-31977.42" calcext:value-type="float">
            <text:p>-31977.42</text:p>
          </table:table-cell>
          <table:table-cell office:value-type="float" office:value="-31292.901" calcext:value-type="float">
            <text:p>-31292.901</text:p>
          </table:table-cell>
          <table:table-cell table:formula="of:=[.AJ7]-[.AI7]" office:value-type="float" office:value="684.518999999997" calcext:value-type="float">
            <text:p>684.518999999997</text:p>
          </table:table-cell>
        </table:table-row>
        <table:table-row table:style-name="ro1">
          <table:table-cell office:value-type="float" office:value="79891" calcext:value-type="float">
            <text:p>79891</text:p>
          </table:table-cell>
          <table:table-cell office:value-type="float" office:value="4292" calcext:value-type="float">
            <text:p>4292</text:p>
          </table:table-cell>
          <table:table-cell office:value-type="float" office:value="10.1289579" calcext:value-type="float">
            <text:p>10.1289579</text:p>
          </table:table-cell>
          <table:table-cell office:value-type="float" office:value="809212" calcext:value-type="float">
            <text:p>809212</text:p>
          </table:table-cell>
          <table:table-cell office:value-type="float" office:value="-32017.047" calcext:value-type="float">
            <text:p>-32017.047</text:p>
          </table:table-cell>
          <table:table-cell office:value-type="float" office:value="-31292.901" calcext:value-type="float">
            <text:p>-31292.901</text:p>
          </table:table-cell>
          <table:table-cell table:formula="of:=[.F8]-[.E8]" office:value-type="float" office:value="724.145999999997" calcext:value-type="float">
            <text:p>724.145999999997</text:p>
          </table:table-cell>
          <table:table-cell/>
          <table:table-cell office:value-type="float" office:value="80447" calcext:value-type="float">
            <text:p>80447</text:p>
          </table:table-cell>
          <table:table-cell office:value-type="float" office:value="151543" calcext:value-type="float">
            <text:p>151543</text:p>
          </table:table-cell>
          <table:table-cell office:value-type="float" office:value="10" calcext:value-type="float">
            <text:p>10</text:p>
          </table:table-cell>
          <table:table-cell office:value-type="float" office:value="5040" calcext:value-type="float">
            <text:p>5040</text:p>
          </table:table-cell>
          <table:table-cell office:value-type="float" office:value="10.170157" calcext:value-type="float">
            <text:p>10.170157</text:p>
          </table:table-cell>
          <table:table-cell office:value-type="float" office:value="818158" calcext:value-type="float">
            <text:p>818158</text:p>
          </table:table-cell>
          <table:table-cell office:value-type="float" office:value="8181580" calcext:value-type="float">
            <text:p>8181580</text:p>
          </table:table-cell>
          <table:table-cell office:value-type="float" office:value="-55690.375" calcext:value-type="float">
            <text:p>-55690.375</text:p>
          </table:table-cell>
          <table:table-cell office:value-type="float" office:value="-31292.901" calcext:value-type="float">
            <text:p>-31292.901</text:p>
          </table:table-cell>
          <table:table-cell table:formula="of:=[.Q8]-[.P8]" office:value-type="float" office:value="24397.474" calcext:value-type="float">
            <text:p>24397.474</text:p>
          </table:table-cell>
          <table:table-cell/>
          <table:table-cell office:value-type="float" office:value="85287" calcext:value-type="float">
            <text:p>85287</text:p>
          </table:table-cell>
          <table:table-cell office:value-type="float" office:value="16106" calcext:value-type="float">
            <text:p>16106</text:p>
          </table:table-cell>
          <table:table-cell office:value-type="float" office:value="0.9805081" calcext:value-type="float">
            <text:p>0.9805081</text:p>
          </table:table-cell>
          <table:table-cell office:value-type="float" office:value="83624" calcext:value-type="float">
            <text:p>83624</text:p>
          </table:table-cell>
          <table:table-cell office:value-type="float" office:value="-37491.718" calcext:value-type="float">
            <text:p>-37491.718</text:p>
          </table:table-cell>
          <table:table-cell office:value-type="float" office:value="-31292.901" calcext:value-type="float">
            <text:p>-31292.901</text:p>
          </table:table-cell>
          <table:table-cell table:formula="of:=[.Y8]-[.X8]" office:value-type="float" office:value="6198.817" calcext:value-type="float">
            <text:p>6198.817</text:p>
          </table:table-cell>
          <table:table-cell/>
          <table:table-cell office:value-type="float" office:value="81522" calcext:value-type="float">
            <text:p>81522</text:p>
          </table:table-cell>
          <table:table-cell office:value-type="float" office:value="43" calcext:value-type="float">
            <text:p>43</text:p>
          </table:table-cell>
          <table:table-cell office:value-type="float" office:value="0.2204532" calcext:value-type="float">
            <text:p>0.2204532</text:p>
          </table:table-cell>
          <table:table-cell office:value-type="float" office:value="466" calcext:value-type="float">
            <text:p>466</text:p>
          </table:table-cell>
          <table:table-cell office:value-type="float" office:value="36.8849378" calcext:value-type="float">
            <text:p>36.8849378</text:p>
          </table:table-cell>
          <table:table-cell office:value-type="float" office:value="3006933" calcext:value-type="float">
            <text:p>3006933</text:p>
          </table:table-cell>
          <table:table-cell office:value-type="float" office:value="110910536" calcext:value-type="float">
            <text:p>110910536</text:p>
          </table:table-cell>
          <table:table-cell office:value-type="float" office:value="-31956.387" calcext:value-type="float">
            <text:p>-31956.387</text:p>
          </table:table-cell>
          <table:table-cell office:value-type="float" office:value="-31292.901" calcext:value-type="float">
            <text:p>-31292.901</text:p>
          </table:table-cell>
          <table:table-cell table:formula="of:=[.AJ8]-[.AI8]" office:value-type="float" office:value="663.485999999997" calcext:value-type="float">
            <text:p>663.485999999997</text:p>
          </table:table-cell>
        </table:table-row>
        <table:table-row table:style-name="ro1">
          <table:table-cell office:value-type="float" office:value="80760" calcext:value-type="float">
            <text:p>80760</text:p>
          </table:table-cell>
          <table:table-cell office:value-type="float" office:value="5069" calcext:value-type="float">
            <text:p>5069</text:p>
          </table:table-cell>
          <table:table-cell office:value-type="float" office:value="10.1359449" calcext:value-type="float">
            <text:p>10.1359449</text:p>
          </table:table-cell>
          <table:table-cell office:value-type="float" office:value="818578" calcext:value-type="float">
            <text:p>818578</text:p>
          </table:table-cell>
          <table:table-cell office:value-type="float" office:value="-32020.663" calcext:value-type="float">
            <text:p>-32020.663</text:p>
          </table:table-cell>
          <table:table-cell office:value-type="float" office:value="-31292.901" calcext:value-type="float">
            <text:p>-31292.901</text:p>
          </table:table-cell>
          <table:table-cell table:formula="of:=[.F9]-[.E9]" office:value-type="float" office:value="727.761999999999" calcext:value-type="float">
            <text:p>727.761999999999</text:p>
          </table:table-cell>
          <table:table-cell/>
          <table:table-cell office:value-type="float" office:value="80859" calcext:value-type="float">
            <text:p>80859</text:p>
          </table:table-cell>
          <table:table-cell office:value-type="float" office:value="151475" calcext:value-type="float">
            <text:p>151475</text:p>
          </table:table-cell>
          <table:table-cell office:value-type="float" office:value="10" calcext:value-type="float">
            <text:p>10</text:p>
          </table:table-cell>
          <table:table-cell office:value-type="float" office:value="5077" calcext:value-type="float">
            <text:p>5077</text:p>
          </table:table-cell>
          <table:table-cell office:value-type="float" office:value="10.1631587" calcext:value-type="float">
            <text:p>10.1631587</text:p>
          </table:table-cell>
          <table:table-cell office:value-type="float" office:value="821782" calcext:value-type="float">
            <text:p>821782</text:p>
          </table:table-cell>
          <table:table-cell office:value-type="float" office:value="8217820" calcext:value-type="float">
            <text:p>8217820</text:p>
          </table:table-cell>
          <table:table-cell office:value-type="float" office:value="-55848.715" calcext:value-type="float">
            <text:p>-55848.715</text:p>
          </table:table-cell>
          <table:table-cell office:value-type="float" office:value="-31292.901" calcext:value-type="float">
            <text:p>-31292.901</text:p>
          </table:table-cell>
          <table:table-cell table:formula="of:=[.Q9]-[.P9]" office:value-type="float" office:value="24555.814" calcext:value-type="float">
            <text:p>24555.814</text:p>
          </table:table-cell>
          <table:table-cell/>
          <table:table-cell office:value-type="float" office:value="85250" calcext:value-type="float">
            <text:p>85250</text:p>
          </table:table-cell>
          <table:table-cell office:value-type="float" office:value="14366" calcext:value-type="float">
            <text:p>14366</text:p>
          </table:table-cell>
          <table:table-cell office:value-type="float" office:value="0.9832463" calcext:value-type="float">
            <text:p>0.9832463</text:p>
          </table:table-cell>
          <table:table-cell office:value-type="float" office:value="83821" calcext:value-type="float">
            <text:p>83821</text:p>
          </table:table-cell>
          <table:table-cell office:value-type="float" office:value="-37488.929" calcext:value-type="float">
            <text:p>-37488.929</text:p>
          </table:table-cell>
          <table:table-cell office:value-type="float" office:value="-31292.901" calcext:value-type="float">
            <text:p>-31292.901</text:p>
          </table:table-cell>
          <table:table-cell table:formula="of:=[.Y9]-[.X9]" office:value-type="float" office:value="6196.028" calcext:value-type="float">
            <text:p>6196.028</text:p>
          </table:table-cell>
          <table:table-cell/>
          <table:table-cell office:value-type="float" office:value="85212" calcext:value-type="float">
            <text:p>85212</text:p>
          </table:table-cell>
          <table:table-cell office:value-type="float" office:value="29" calcext:value-type="float">
            <text:p>29</text:p>
          </table:table-cell>
          <table:table-cell office:value-type="float" office:value="0.1661375" calcext:value-type="float">
            <text:p>0.1661375</text:p>
          </table:table-cell>
          <table:table-cell office:value-type="float" office:value="464" calcext:value-type="float">
            <text:p>464</text:p>
          </table:table-cell>
          <table:table-cell office:value-type="float" office:value="49.3156326" calcext:value-type="float">
            <text:p>49.3156326</text:p>
          </table:table-cell>
          <table:table-cell office:value-type="float" office:value="4202283" calcext:value-type="float">
            <text:p>4202283</text:p>
          </table:table-cell>
          <table:table-cell office:value-type="float" office:value="207238244" calcext:value-type="float">
            <text:p>207238244</text:p>
          </table:table-cell>
          <table:table-cell office:value-type="float" office:value="-31965.486" calcext:value-type="float">
            <text:p>-31965.486</text:p>
          </table:table-cell>
          <table:table-cell office:value-type="float" office:value="-31292.901" calcext:value-type="float">
            <text:p>-31292.901</text:p>
          </table:table-cell>
          <table:table-cell table:formula="of:=[.AJ9]-[.AI9]" office:value-type="float" office:value="672.584999999999" calcext:value-type="float">
            <text:p>672.584999999999</text:p>
          </table:table-cell>
        </table:table-row>
        <table:table-row table:style-name="ro1">
          <table:table-cell office:value-type="float" office:value="80823" calcext:value-type="float">
            <text:p>80823</text:p>
          </table:table-cell>
          <table:table-cell office:value-type="float" office:value="4649" calcext:value-type="float">
            <text:p>4649</text:p>
          </table:table-cell>
          <table:table-cell office:value-type="float" office:value="10.1631704" calcext:value-type="float">
            <text:p>10.1631704</text:p>
          </table:table-cell>
          <table:table-cell office:value-type="float" office:value="821417" calcext:value-type="float">
            <text:p>821417</text:p>
          </table:table-cell>
          <table:table-cell office:value-type="float" office:value="-32019.696" calcext:value-type="float">
            <text:p>-32019.696</text:p>
          </table:table-cell>
          <table:table-cell office:value-type="float" office:value="-31292.901" calcext:value-type="float">
            <text:p>-31292.901</text:p>
          </table:table-cell>
          <table:table-cell table:formula="of:=[.F10]-[.E10]" office:value-type="float" office:value="726.794999999998" calcext:value-type="float">
            <text:p>726.794999999998</text:p>
          </table:table-cell>
          <table:table-cell/>
          <table:table-cell office:value-type="float" office:value="80749" calcext:value-type="float">
            <text:p>80749</text:p>
          </table:table-cell>
          <table:table-cell office:value-type="float" office:value="152146" calcext:value-type="float">
            <text:p>152146</text:p>
          </table:table-cell>
          <table:table-cell office:value-type="float" office:value="10" calcext:value-type="float">
            <text:p>10</text:p>
          </table:table-cell>
          <table:table-cell office:value-type="float" office:value="4994" calcext:value-type="float">
            <text:p>4994</text:p>
          </table:table-cell>
          <table:table-cell office:value-type="float" office:value="10.1362094" calcext:value-type="float">
            <text:p>10.1362094</text:p>
          </table:table-cell>
          <table:table-cell office:value-type="float" office:value="818488" calcext:value-type="float">
            <text:p>818488</text:p>
          </table:table-cell>
          <table:table-cell office:value-type="float" office:value="8184880" calcext:value-type="float">
            <text:p>8184880</text:p>
          </table:table-cell>
          <table:table-cell office:value-type="float" office:value="-55696.175" calcext:value-type="float">
            <text:p>-55696.175</text:p>
          </table:table-cell>
          <table:table-cell office:value-type="float" office:value="-31292.901" calcext:value-type="float">
            <text:p>-31292.901</text:p>
          </table:table-cell>
          <table:table-cell table:formula="of:=[.Q10]-[.P10]" office:value-type="float" office:value="24403.274" calcext:value-type="float">
            <text:p>24403.274</text:p>
          </table:table-cell>
          <table:table-cell/>
          <table:table-cell office:value-type="float" office:value="85242" calcext:value-type="float">
            <text:p>85242</text:p>
          </table:table-cell>
          <table:table-cell office:value-type="float" office:value="24931" calcext:value-type="float">
            <text:p>24931</text:p>
          </table:table-cell>
          <table:table-cell office:value-type="float" office:value="0.9835877" calcext:value-type="float">
            <text:p>0.9835877</text:p>
          </table:table-cell>
          <table:table-cell office:value-type="float" office:value="83842" calcext:value-type="float">
            <text:p>83842</text:p>
          </table:table-cell>
          <table:table-cell office:value-type="float" office:value="-37482.595" calcext:value-type="float">
            <text:p>-37482.595</text:p>
          </table:table-cell>
          <table:table-cell office:value-type="float" office:value="-31292.901" calcext:value-type="float">
            <text:p>-31292.901</text:p>
          </table:table-cell>
          <table:table-cell table:formula="of:=[.Y10]-[.X10]" office:value-type="float" office:value="6189.694" calcext:value-type="float">
            <text:p>6189.694</text:p>
          </table:table-cell>
          <table:table-cell/>
          <table:table-cell office:value-type="float" office:value="82675" calcext:value-type="float">
            <text:p>82675</text:p>
          </table:table-cell>
          <table:table-cell office:value-type="float" office:value="34" calcext:value-type="float">
            <text:p>34</text:p>
          </table:table-cell>
          <table:table-cell office:value-type="float" office:value="0.2068309" calcext:value-type="float">
            <text:p>0.2068309</text:p>
          </table:table-cell>
          <table:table-cell office:value-type="float" office:value="469" calcext:value-type="float">
            <text:p>469</text:p>
          </table:table-cell>
          <table:table-cell office:value-type="float" office:value="39.4789695" calcext:value-type="float">
            <text:p>39.4789695</text:p>
          </table:table-cell>
          <table:table-cell office:value-type="float" office:value="3263923" calcext:value-type="float">
            <text:p>3263923</text:p>
          </table:table-cell>
          <table:table-cell office:value-type="float" office:value="128856316" calcext:value-type="float">
            <text:p>128856316</text:p>
          </table:table-cell>
          <table:table-cell office:value-type="float" office:value="-31956.658" calcext:value-type="float">
            <text:p>-31956.658</text:p>
          </table:table-cell>
          <table:table-cell office:value-type="float" office:value="-31292.901" calcext:value-type="float">
            <text:p>-31292.901</text:p>
          </table:table-cell>
          <table:table-cell table:formula="of:=[.AJ10]-[.AI10]" office:value-type="float" office:value="663.756999999998" calcext:value-type="float">
            <text:p>663.756999999998</text:p>
          </table:table-cell>
        </table:table-row>
        <table:table-row table:style-name="ro1">
          <table:table-cell office:value-type="float" office:value="80655" calcext:value-type="float">
            <text:p>80655</text:p>
          </table:table-cell>
          <table:table-cell office:value-type="float" office:value="4213" calcext:value-type="float">
            <text:p>4213</text:p>
          </table:table-cell>
          <table:table-cell office:value-type="float" office:value="10.1370119" calcext:value-type="float">
            <text:p>10.1370119</text:p>
          </table:table-cell>
          <table:table-cell office:value-type="float" office:value="817600" calcext:value-type="float">
            <text:p>817600</text:p>
          </table:table-cell>
          <table:table-cell office:value-type="float" office:value="-32018.849" calcext:value-type="float">
            <text:p>-32018.849</text:p>
          </table:table-cell>
          <table:table-cell office:value-type="float" office:value="-31292.901" calcext:value-type="float">
            <text:p>-31292.901</text:p>
          </table:table-cell>
          <table:table-cell table:formula="of:=[.F11]-[.E11]" office:value-type="float" office:value="725.947999999997" calcext:value-type="float">
            <text:p>725.947999999997</text:p>
          </table:table-cell>
          <table:table-cell/>
          <table:table-cell office:value-type="float" office:value="80380" calcext:value-type="float">
            <text:p>80380</text:p>
          </table:table-cell>
          <table:table-cell office:value-type="float" office:value="151470" calcext:value-type="float">
            <text:p>151470</text:p>
          </table:table-cell>
          <table:table-cell office:value-type="float" office:value="10" calcext:value-type="float">
            <text:p>10</text:p>
          </table:table-cell>
          <table:table-cell office:value-type="float" office:value="5004" calcext:value-type="float">
            <text:p>5004</text:p>
          </table:table-cell>
          <table:table-cell office:value-type="float" office:value="10.1846392" calcext:value-type="float">
            <text:p>10.1846392</text:p>
          </table:table-cell>
          <table:table-cell office:value-type="float" office:value="818641" calcext:value-type="float">
            <text:p>818641</text:p>
          </table:table-cell>
          <table:table-cell office:value-type="float" office:value="8186410" calcext:value-type="float">
            <text:p>8186410</text:p>
          </table:table-cell>
          <table:table-cell office:value-type="float" office:value="-55713.596" calcext:value-type="float">
            <text:p>-55713.596</text:p>
          </table:table-cell>
          <table:table-cell office:value-type="float" office:value="-31292.901" calcext:value-type="float">
            <text:p>-31292.901</text:p>
          </table:table-cell>
          <table:table-cell table:formula="of:=[.Q11]-[.P11]" office:value-type="float" office:value="24420.695" calcext:value-type="float">
            <text:p>24420.695</text:p>
          </table:table-cell>
          <table:table-cell/>
          <table:table-cell office:value-type="float" office:value="85650" calcext:value-type="float">
            <text:p>85650</text:p>
          </table:table-cell>
          <table:table-cell office:value-type="float" office:value="18753" calcext:value-type="float">
            <text:p>18753</text:p>
          </table:table-cell>
          <table:table-cell office:value-type="float" office:value="0.9804704" calcext:value-type="float">
            <text:p>0.9804704</text:p>
          </table:table-cell>
          <table:table-cell office:value-type="float" office:value="83977" calcext:value-type="float">
            <text:p>83977</text:p>
          </table:table-cell>
          <table:table-cell office:value-type="float" office:value="-37472.618" calcext:value-type="float">
            <text:p>-37472.618</text:p>
          </table:table-cell>
          <table:table-cell office:value-type="float" office:value="-31292.901" calcext:value-type="float">
            <text:p>-31292.901</text:p>
          </table:table-cell>
          <table:table-cell table:formula="of:=[.Y11]-[.X11]" office:value-type="float" office:value="6179.717" calcext:value-type="float">
            <text:p>6179.717</text:p>
          </table:table-cell>
          <table:table-cell/>
          <table:table-cell office:value-type="float" office:value="85444" calcext:value-type="float">
            <text:p>85444</text:p>
          </table:table-cell>
          <table:table-cell office:value-type="float" office:value="39" calcext:value-type="float">
            <text:p>39</text:p>
          </table:table-cell>
          <table:table-cell office:value-type="float" office:value="0.147224" calcext:value-type="float">
            <text:p>0.147224</text:p>
          </table:table-cell>
          <table:table-cell office:value-type="float" office:value="480" calcext:value-type="float">
            <text:p>480</text:p>
          </table:table-cell>
          <table:table-cell office:value-type="float" office:value="55.2436163" calcext:value-type="float">
            <text:p>55.2436163</text:p>
          </table:table-cell>
          <table:table-cell office:value-type="float" office:value="4720235" calcext:value-type="float">
            <text:p>4720235</text:p>
          </table:table-cell>
          <table:table-cell office:value-type="float" office:value="260762851" calcext:value-type="float">
            <text:p>260762851</text:p>
          </table:table-cell>
          <table:table-cell office:value-type="float" office:value="-31974.569" calcext:value-type="float">
            <text:p>-31974.569</text:p>
          </table:table-cell>
          <table:table-cell office:value-type="float" office:value="-31292.901" calcext:value-type="float">
            <text:p>-31292.901</text:p>
          </table:table-cell>
          <table:table-cell table:formula="of:=[.AJ11]-[.AI11]" office:value-type="float" office:value="681.667999999998" calcext:value-type="float">
            <text:p>681.667999999998</text:p>
          </table:table-cell>
        </table:table-row>
        <table:table-row table:style-name="ro1">
          <table:table-cell office:value-type="float" office:value="80776" calcext:value-type="float">
            <text:p>80776</text:p>
          </table:table-cell>
          <table:table-cell office:value-type="float" office:value="5212" calcext:value-type="float">
            <text:p>5212</text:p>
          </table:table-cell>
          <table:table-cell office:value-type="float" office:value="10.1704186" calcext:value-type="float">
            <text:p>10.1704186</text:p>
          </table:table-cell>
          <table:table-cell office:value-type="float" office:value="821525" calcext:value-type="float">
            <text:p>821525</text:p>
          </table:table-cell>
          <table:table-cell office:value-type="float" office:value="-32020.013" calcext:value-type="float">
            <text:p>-32020.013</text:p>
          </table:table-cell>
          <table:table-cell office:value-type="float" office:value="-31292.901" calcext:value-type="float">
            <text:p>-31292.901</text:p>
          </table:table-cell>
          <table:table-cell table:formula="of:=[.F12]-[.E12]" office:value-type="float" office:value="727.111999999997" calcext:value-type="float">
            <text:p>727.111999999997</text:p>
          </table:table-cell>
          <table:table-cell/>
          <table:table-cell office:value-type="float" office:value="80720" calcext:value-type="float">
            <text:p>80720</text:p>
          </table:table-cell>
          <table:table-cell office:value-type="float" office:value="151603" calcext:value-type="float">
            <text:p>151603</text:p>
          </table:table-cell>
          <table:table-cell office:value-type="float" office:value="10" calcext:value-type="float">
            <text:p>10</text:p>
          </table:table-cell>
          <table:table-cell office:value-type="float" office:value="5029" calcext:value-type="float">
            <text:p>5029</text:p>
          </table:table-cell>
          <table:table-cell office:value-type="float" office:value="10.1796636" calcext:value-type="float">
            <text:p>10.1796636</text:p>
          </table:table-cell>
          <table:table-cell office:value-type="float" office:value="821702" calcext:value-type="float">
            <text:p>821702</text:p>
          </table:table-cell>
          <table:table-cell office:value-type="float" office:value="8217020" calcext:value-type="float">
            <text:p>8217020</text:p>
          </table:table-cell>
          <table:table-cell office:value-type="float" office:value="-55850.533" calcext:value-type="float">
            <text:p>-55850.533</text:p>
          </table:table-cell>
          <table:table-cell office:value-type="float" office:value="-31292.901" calcext:value-type="float">
            <text:p>-31292.901</text:p>
          </table:table-cell>
          <table:table-cell table:formula="of:=[.Q12]-[.P12]" office:value-type="float" office:value="24557.632" calcext:value-type="float">
            <text:p>24557.632</text:p>
          </table:table-cell>
          <table:table-cell/>
          <table:table-cell office:value-type="float" office:value="85366" calcext:value-type="float">
            <text:p>85366</text:p>
          </table:table-cell>
          <table:table-cell office:value-type="float" office:value="17426" calcext:value-type="float">
            <text:p>17426</text:p>
          </table:table-cell>
          <table:table-cell office:value-type="float" office:value="0.9837698" calcext:value-type="float">
            <text:p>0.9837698</text:p>
          </table:table-cell>
          <table:table-cell office:value-type="float" office:value="83980" calcext:value-type="float">
            <text:p>83980</text:p>
          </table:table-cell>
          <table:table-cell office:value-type="float" office:value="-37481.339" calcext:value-type="float">
            <text:p>-37481.339</text:p>
          </table:table-cell>
          <table:table-cell office:value-type="float" office:value="-31292.901" calcext:value-type="float">
            <text:p>-31292.901</text:p>
          </table:table-cell>
          <table:table-cell table:formula="of:=[.Y12]-[.X12]" office:value-type="float" office:value="6188.438" calcext:value-type="float">
            <text:p>6188.438</text:p>
          </table:table-cell>
          <table:table-cell/>
          <table:table-cell office:value-type="float" office:value="80942" calcext:value-type="float">
            <text:p>80942</text:p>
          </table:table-cell>
          <table:table-cell office:value-type="float" office:value="38" calcext:value-type="float">
            <text:p>38</text:p>
          </table:table-cell>
          <table:table-cell office:value-type="float" office:value="0.1856706" calcext:value-type="float">
            <text:p>0.1856706</text:p>
          </table:table-cell>
          <table:table-cell office:value-type="float" office:value="482" calcext:value-type="float">
            <text:p>482</text:p>
          </table:table-cell>
          <table:table-cell office:value-type="float" office:value="46.0988679" calcext:value-type="float">
            <text:p>46.0988679</text:p>
          </table:table-cell>
          <table:table-cell office:value-type="float" office:value="3731334" calcext:value-type="float">
            <text:p>3731334</text:p>
          </table:table-cell>
          <table:table-cell office:value-type="float" office:value="172010273" calcext:value-type="float">
            <text:p>172010273</text:p>
          </table:table-cell>
          <table:table-cell office:value-type="float" office:value="-31962.512" calcext:value-type="float">
            <text:p>-31962.512</text:p>
          </table:table-cell>
          <table:table-cell office:value-type="float" office:value="-31292.901" calcext:value-type="float">
            <text:p>-31292.901</text:p>
          </table:table-cell>
          <table:table-cell table:formula="of:=[.AJ12]-[.AI12]" office:value-type="float" office:value="669.610999999997" calcext:value-type="float">
            <text:p>669.610999999997</text:p>
          </table:table-cell>
        </table:table-row>
        <table:table-row table:style-name="ro1">
          <table:table-cell office:value-type="float" office:value="80522" calcext:value-type="float">
            <text:p>80522</text:p>
          </table:table-cell>
          <table:table-cell office:value-type="float" office:value="4699" calcext:value-type="float">
            <text:p>4699</text:p>
          </table:table-cell>
          <table:table-cell office:value-type="float" office:value="10.1093201" calcext:value-type="float">
            <text:p>10.1093201</text:p>
          </table:table-cell>
          <table:table-cell office:value-type="float" office:value="814022" calcext:value-type="float">
            <text:p>814022</text:p>
          </table:table-cell>
          <table:table-cell office:value-type="float" office:value="-32018.141" calcext:value-type="float">
            <text:p>-32018.141</text:p>
          </table:table-cell>
          <table:table-cell office:value-type="float" office:value="-31292.901" calcext:value-type="float">
            <text:p>-31292.901</text:p>
          </table:table-cell>
          <table:table-cell table:formula="of:=[.F13]-[.E13]" office:value-type="float" office:value="725.239999999998" calcext:value-type="float">
            <text:p>725.239999999998</text:p>
          </table:table-cell>
          <table:table-cell/>
          <table:table-cell office:value-type="float" office:value="80484" calcext:value-type="float">
            <text:p>80484</text:p>
          </table:table-cell>
          <table:table-cell office:value-type="float" office:value="151534" calcext:value-type="float">
            <text:p>151534</text:p>
          </table:table-cell>
          <table:table-cell office:value-type="float" office:value="10" calcext:value-type="float">
            <text:p>10</text:p>
          </table:table-cell>
          <table:table-cell office:value-type="float" office:value="5008" calcext:value-type="float">
            <text:p>5008</text:p>
          </table:table-cell>
          <table:table-cell office:value-type="float" office:value="10.1038304" calcext:value-type="float">
            <text:p>10.1038304</text:p>
          </table:table-cell>
          <table:table-cell office:value-type="float" office:value="813196" calcext:value-type="float">
            <text:p>813196</text:p>
          </table:table-cell>
          <table:table-cell office:value-type="float" office:value="8131960" calcext:value-type="float">
            <text:p>8131960</text:p>
          </table:table-cell>
          <table:table-cell office:value-type="float" office:value="-55436.057" calcext:value-type="float">
            <text:p>-55436.057</text:p>
          </table:table-cell>
          <table:table-cell office:value-type="float" office:value="-31292.901" calcext:value-type="float">
            <text:p>-31292.901</text:p>
          </table:table-cell>
          <table:table-cell table:formula="of:=[.Q13]-[.P13]" office:value-type="float" office:value="24143.156" calcext:value-type="float">
            <text:p>24143.156</text:p>
          </table:table-cell>
          <table:table-cell/>
          <table:table-cell office:value-type="float" office:value="86332" calcext:value-type="float">
            <text:p>86332</text:p>
          </table:table-cell>
          <table:table-cell office:value-type="float" office:value="17849" calcext:value-type="float">
            <text:p>17849</text:p>
          </table:table-cell>
          <table:table-cell office:value-type="float" office:value="0.984131" calcext:value-type="float">
            <text:p>0.984131</text:p>
          </table:table-cell>
          <table:table-cell office:value-type="float" office:value="84961" calcext:value-type="float">
            <text:p>84961</text:p>
          </table:table-cell>
          <table:table-cell office:value-type="float" office:value="-37428.661" calcext:value-type="float">
            <text:p>-37428.661</text:p>
          </table:table-cell>
          <table:table-cell office:value-type="float" office:value="-31292.901" calcext:value-type="float">
            <text:p>-31292.901</text:p>
          </table:table-cell>
          <table:table-cell table:formula="of:=[.Y13]-[.X13]" office:value-type="float" office:value="6135.76" calcext:value-type="float">
            <text:p>6135.76</text:p>
          </table:table-cell>
          <table:table-cell/>
          <table:table-cell office:value-type="float" office:value="81750" calcext:value-type="float">
            <text:p>81750</text:p>
          </table:table-cell>
          <table:table-cell office:value-type="float" office:value="30" calcext:value-type="float">
            <text:p>30</text:p>
          </table:table-cell>
          <table:table-cell office:value-type="float" office:value="0.1829269" calcext:value-type="float">
            <text:p>0.1829269</text:p>
          </table:table-cell>
          <table:table-cell office:value-type="float" office:value="454" calcext:value-type="float">
            <text:p>454</text:p>
          </table:table-cell>
          <table:table-cell office:value-type="float" office:value="45.4321892" calcext:value-type="float">
            <text:p>45.4321892</text:p>
          </table:table-cell>
          <table:table-cell office:value-type="float" office:value="3714081" calcext:value-type="float">
            <text:p>3714081</text:p>
          </table:table-cell>
          <table:table-cell office:value-type="float" office:value="168738830" calcext:value-type="float">
            <text:p>168738830</text:p>
          </table:table-cell>
          <table:table-cell office:value-type="float" office:value="-31959.869" calcext:value-type="float">
            <text:p>-31959.869</text:p>
          </table:table-cell>
          <table:table-cell office:value-type="float" office:value="-31292.901" calcext:value-type="float">
            <text:p>-31292.901</text:p>
          </table:table-cell>
          <table:table-cell table:formula="of:=[.AJ13]-[.AI13]" office:value-type="float" office:value="666.967999999997" calcext:value-type="float">
            <text:p>666.967999999997</text:p>
          </table:table-cell>
        </table:table-row>
        <table:table-row table:style-name="ro1">
          <table:table-cell office:value-type="float" office:value="80826" calcext:value-type="float">
            <text:p>80826</text:p>
          </table:table-cell>
          <table:table-cell office:value-type="float" office:value="4838" calcext:value-type="float">
            <text:p>4838</text:p>
          </table:table-cell>
          <table:table-cell office:value-type="float" office:value="10.1305801" calcext:value-type="float">
            <text:p>10.1305801</text:p>
          </table:table-cell>
          <table:table-cell office:value-type="float" office:value="818814" calcext:value-type="float">
            <text:p>818814</text:p>
          </table:table-cell>
          <table:table-cell office:value-type="float" office:value="-32020.683" calcext:value-type="float">
            <text:p>-32020.683</text:p>
          </table:table-cell>
          <table:table-cell office:value-type="float" office:value="-31292.901" calcext:value-type="float">
            <text:p>-31292.901</text:p>
          </table:table-cell>
          <table:table-cell table:formula="of:=[.F14]-[.E14]" office:value-type="float" office:value="727.781999999999" calcext:value-type="float">
            <text:p>727.781999999999</text:p>
          </table:table-cell>
          <table:table-cell/>
          <table:table-cell office:value-type="float" office:value="79603" calcext:value-type="float">
            <text:p>79603</text:p>
          </table:table-cell>
          <table:table-cell office:value-type="float" office:value="151582" calcext:value-type="float">
            <text:p>151582</text:p>
          </table:table-cell>
          <table:table-cell office:value-type="float" office:value="10" calcext:value-type="float">
            <text:p>10</text:p>
          </table:table-cell>
          <table:table-cell office:value-type="float" office:value="4993" calcext:value-type="float">
            <text:p>4993</text:p>
          </table:table-cell>
          <table:table-cell office:value-type="float" office:value="10.1441385" calcext:value-type="float">
            <text:p>10.1441385</text:p>
          </table:table-cell>
          <table:table-cell office:value-type="float" office:value="807503" calcext:value-type="float">
            <text:p>807503</text:p>
          </table:table-cell>
          <table:table-cell office:value-type="float" office:value="8075030" calcext:value-type="float">
            <text:p>8075030</text:p>
          </table:table-cell>
          <table:table-cell office:value-type="float" office:value="-55125.291" calcext:value-type="float">
            <text:p>-55125.291</text:p>
          </table:table-cell>
          <table:table-cell office:value-type="float" office:value="-31292.901" calcext:value-type="float">
            <text:p>-31292.901</text:p>
          </table:table-cell>
          <table:table-cell table:formula="of:=[.Q14]-[.P14]" office:value-type="float" office:value="23832.39" calcext:value-type="float">
            <text:p>23832.39</text:p>
          </table:table-cell>
          <table:table-cell/>
          <table:table-cell office:value-type="float" office:value="85377" calcext:value-type="float">
            <text:p>85377</text:p>
          </table:table-cell>
          <table:table-cell office:value-type="float" office:value="18057" calcext:value-type="float">
            <text:p>18057</text:p>
          </table:table-cell>
          <table:table-cell office:value-type="float" office:value="0.9814128" calcext:value-type="float">
            <text:p>0.9814128</text:p>
          </table:table-cell>
          <table:table-cell office:value-type="float" office:value="83790" calcext:value-type="float">
            <text:p>83790</text:p>
          </table:table-cell>
          <table:table-cell office:value-type="float" office:value="-37484.056" calcext:value-type="float">
            <text:p>-37484.056</text:p>
          </table:table-cell>
          <table:table-cell office:value-type="float" office:value="-31292.901" calcext:value-type="float">
            <text:p>-31292.901</text:p>
          </table:table-cell>
          <table:table-cell table:formula="of:=[.Y14]-[.X14]" office:value-type="float" office:value="6191.155" calcext:value-type="float">
            <text:p>6191.155</text:p>
          </table:table-cell>
          <table:table-cell/>
          <table:table-cell office:value-type="float" office:value="85216" calcext:value-type="float">
            <text:p>85216</text:p>
          </table:table-cell>
          <table:table-cell office:value-type="float" office:value="31" calcext:value-type="float">
            <text:p>31</text:p>
          </table:table-cell>
          <table:table-cell office:value-type="float" office:value="0.3751258" calcext:value-type="float">
            <text:p>0.3751258</text:p>
          </table:table-cell>
          <table:table-cell office:value-type="float" office:value="780" calcext:value-type="float">
            <text:p>780</text:p>
          </table:table-cell>
          <table:table-cell office:value-type="float" office:value="20.6950906" calcext:value-type="float">
            <text:p>20.6950906</text:p>
          </table:table-cell>
          <table:table-cell office:value-type="float" office:value="1763552" calcext:value-type="float">
            <text:p>1763552</text:p>
          </table:table-cell>
          <table:table-cell office:value-type="float" office:value="36496868" calcext:value-type="float">
            <text:p>36496868</text:p>
          </table:table-cell>
          <table:table-cell office:value-type="float" office:value="-31945.576" calcext:value-type="float">
            <text:p>-31945.576</text:p>
          </table:table-cell>
          <table:table-cell office:value-type="float" office:value="-31292.901" calcext:value-type="float">
            <text:p>-31292.901</text:p>
          </table:table-cell>
          <table:table-cell table:formula="of:=[.AJ14]-[.AI14]" office:value-type="float" office:value="652.674999999999" calcext:value-type="float">
            <text:p>652.674999999999</text:p>
          </table:table-cell>
        </table:table-row>
        <table:table-row table:style-name="ro1">
          <table:table-cell office:value-type="float" office:value="80770" calcext:value-type="float">
            <text:p>80770</text:p>
          </table:table-cell>
          <table:table-cell office:value-type="float" office:value="4635" calcext:value-type="float">
            <text:p>4635</text:p>
          </table:table-cell>
          <table:table-cell office:value-type="float" office:value="10.1262989" calcext:value-type="float">
            <text:p>10.1262989</text:p>
          </table:table-cell>
          <table:table-cell office:value-type="float" office:value="817901" calcext:value-type="float">
            <text:p>817901</text:p>
          </table:table-cell>
          <table:table-cell office:value-type="float" office:value="-32019.435" calcext:value-type="float">
            <text:p>-32019.435</text:p>
          </table:table-cell>
          <table:table-cell office:value-type="float" office:value="-31292.901" calcext:value-type="float">
            <text:p>-31292.901</text:p>
          </table:table-cell>
          <table:table-cell table:formula="of:=[.F15]-[.E15]" office:value-type="float" office:value="726.534" calcext:value-type="float">
            <text:p>726.534</text:p>
          </table:table-cell>
          <table:table-cell/>
          <table:table-cell office:value-type="float" office:value="80836" calcext:value-type="float">
            <text:p>80836</text:p>
          </table:table-cell>
          <table:table-cell office:value-type="float" office:value="151518" calcext:value-type="float">
            <text:p>151518</text:p>
          </table:table-cell>
          <table:table-cell office:value-type="float" office:value="10" calcext:value-type="float">
            <text:p>10</text:p>
          </table:table-cell>
          <table:table-cell office:value-type="float" office:value="5029" calcext:value-type="float">
            <text:p>5029</text:p>
          </table:table-cell>
          <table:table-cell office:value-type="float" office:value="10.1852676" calcext:value-type="float">
            <text:p>10.1852676</text:p>
          </table:table-cell>
          <table:table-cell office:value-type="float" office:value="823336" calcext:value-type="float">
            <text:p>823336</text:p>
          </table:table-cell>
          <table:table-cell office:value-type="float" office:value="8233360" calcext:value-type="float">
            <text:p>8233360</text:p>
          </table:table-cell>
          <table:table-cell office:value-type="float" office:value="-55962.014" calcext:value-type="float">
            <text:p>-55962.014</text:p>
          </table:table-cell>
          <table:table-cell office:value-type="float" office:value="-31292.901" calcext:value-type="float">
            <text:p>-31292.901</text:p>
          </table:table-cell>
          <table:table-cell table:formula="of:=[.Q15]-[.P15]" office:value-type="float" office:value="24669.113" calcext:value-type="float">
            <text:p>24669.113</text:p>
          </table:table-cell>
          <table:table-cell/>
          <table:table-cell office:value-type="float" office:value="85255" calcext:value-type="float">
            <text:p>85255</text:p>
          </table:table-cell>
          <table:table-cell office:value-type="float" office:value="13270" calcext:value-type="float">
            <text:p>13270</text:p>
          </table:table-cell>
          <table:table-cell office:value-type="float" office:value="0.9835421" calcext:value-type="float">
            <text:p>0.9835421</text:p>
          </table:table-cell>
          <table:table-cell office:value-type="float" office:value="83851" calcext:value-type="float">
            <text:p>83851</text:p>
          </table:table-cell>
          <table:table-cell office:value-type="float" office:value="-37486.51" calcext:value-type="float">
            <text:p>-37486.51</text:p>
          </table:table-cell>
          <table:table-cell office:value-type="float" office:value="-31292.901" calcext:value-type="float">
            <text:p>-31292.901</text:p>
          </table:table-cell>
          <table:table-cell table:formula="of:=[.Y15]-[.X15]" office:value-type="float" office:value="6193.609" calcext:value-type="float">
            <text:p>6193.609</text:p>
          </table:table-cell>
          <table:table-cell/>
          <table:table-cell office:value-type="float" office:value="85337" calcext:value-type="float">
            <text:p>85337</text:p>
          </table:table-cell>
          <table:table-cell office:value-type="float" office:value="28" calcext:value-type="float">
            <text:p>28</text:p>
          </table:table-cell>
          <table:table-cell office:value-type="float" office:value="0.1648194" calcext:value-type="float">
            <text:p>0.1648194</text:p>
          </table:table-cell>
          <table:table-cell office:value-type="float" office:value="474" calcext:value-type="float">
            <text:p>474</text:p>
          </table:table-cell>
          <table:table-cell office:value-type="float" office:value="50.1438961" calcext:value-type="float">
            <text:p>50.1438961</text:p>
          </table:table-cell>
          <table:table-cell office:value-type="float" office:value="4279129" calcext:value-type="float">
            <text:p>4279129</text:p>
          </table:table-cell>
          <table:table-cell office:value-type="float" office:value="214572199" calcext:value-type="float">
            <text:p>214572199</text:p>
          </table:table-cell>
          <table:table-cell office:value-type="float" office:value="-31972.123" calcext:value-type="float">
            <text:p>-31972.123</text:p>
          </table:table-cell>
          <table:table-cell office:value-type="float" office:value="-31292.901" calcext:value-type="float">
            <text:p>-31292.901</text:p>
          </table:table-cell>
          <table:table-cell table:formula="of:=[.AJ15]-[.AI15]" office:value-type="float" office:value="679.221999999998" calcext:value-type="float">
            <text:p>679.221999999998</text:p>
          </table:table-cell>
        </table:table-row>
        <table:table-row table:style-name="ro1">
          <table:table-cell office:value-type="float" office:value="80743" calcext:value-type="float">
            <text:p>80743</text:p>
          </table:table-cell>
          <table:table-cell office:value-type="float" office:value="5176" calcext:value-type="float">
            <text:p>5176</text:p>
          </table:table-cell>
          <table:table-cell office:value-type="float" office:value="10.2006977" calcext:value-type="float">
            <text:p>10.2006977</text:p>
          </table:table-cell>
          <table:table-cell office:value-type="float" office:value="823634" calcext:value-type="float">
            <text:p>823634</text:p>
          </table:table-cell>
          <table:table-cell office:value-type="float" office:value="-32026.002" calcext:value-type="float">
            <text:p>-32026.002</text:p>
          </table:table-cell>
          <table:table-cell office:value-type="float" office:value="-31292.901" calcext:value-type="float">
            <text:p>-31292.901</text:p>
          </table:table-cell>
          <table:table-cell table:formula="of:=[.F16]-[.E16]" office:value-type="float" office:value="733.100999999999" calcext:value-type="float">
            <text:p>733.100999999999</text:p>
          </table:table-cell>
          <table:table-cell/>
          <table:table-cell office:value-type="float" office:value="80894" calcext:value-type="float">
            <text:p>80894</text:p>
          </table:table-cell>
          <table:table-cell office:value-type="float" office:value="151525" calcext:value-type="float">
            <text:p>151525</text:p>
          </table:table-cell>
          <table:table-cell office:value-type="float" office:value="10" calcext:value-type="float">
            <text:p>10</text:p>
          </table:table-cell>
          <table:table-cell office:value-type="float" office:value="5059" calcext:value-type="float">
            <text:p>5059</text:p>
          </table:table-cell>
          <table:table-cell office:value-type="float" office:value="10.1572275" calcext:value-type="float">
            <text:p>10.1572275</text:p>
          </table:table-cell>
          <table:table-cell office:value-type="float" office:value="821658" calcext:value-type="float">
            <text:p>821658</text:p>
          </table:table-cell>
          <table:table-cell office:value-type="float" office:value="8216580" calcext:value-type="float">
            <text:p>8216580</text:p>
          </table:table-cell>
          <table:table-cell office:value-type="float" office:value="-55852.123" calcext:value-type="float">
            <text:p>-55852.123</text:p>
          </table:table-cell>
          <table:table-cell office:value-type="float" office:value="-31292.901" calcext:value-type="float">
            <text:p>-31292.901</text:p>
          </table:table-cell>
          <table:table-cell table:formula="of:=[.Q16]-[.P16]" office:value-type="float" office:value="24559.222" calcext:value-type="float">
            <text:p>24559.222</text:p>
          </table:table-cell>
          <table:table-cell/>
          <table:table-cell office:value-type="float" office:value="85302" calcext:value-type="float">
            <text:p>85302</text:p>
          </table:table-cell>
          <table:table-cell office:value-type="float" office:value="14544" calcext:value-type="float">
            <text:p>14544</text:p>
          </table:table-cell>
          <table:table-cell office:value-type="float" office:value="0.9848274" calcext:value-type="float">
            <text:p>0.9848274</text:p>
          </table:table-cell>
          <table:table-cell office:value-type="float" office:value="84007" calcext:value-type="float">
            <text:p>84007</text:p>
          </table:table-cell>
          <table:table-cell office:value-type="float" office:value="-37480.584" calcext:value-type="float">
            <text:p>-37480.584</text:p>
          </table:table-cell>
          <table:table-cell office:value-type="float" office:value="-31292.901" calcext:value-type="float">
            <text:p>-31292.901</text:p>
          </table:table-cell>
          <table:table-cell table:formula="of:=[.Y16]-[.X16]" office:value-type="float" office:value="6187.683" calcext:value-type="float">
            <text:p>6187.683</text:p>
          </table:table-cell>
          <table:table-cell/>
          <table:table-cell office:value-type="float" office:value="82487" calcext:value-type="float">
            <text:p>82487</text:p>
          </table:table-cell>
          <table:table-cell office:value-type="float" office:value="25" calcext:value-type="float">
            <text:p>25</text:p>
          </table:table-cell>
          <table:table-cell office:value-type="float" office:value="0.1754139" calcext:value-type="float">
            <text:p>0.1754139</text:p>
          </table:table-cell>
          <table:table-cell office:value-type="float" office:value="464" calcext:value-type="float">
            <text:p>464</text:p>
          </table:table-cell>
          <table:table-cell office:value-type="float" office:value="47.7976604" calcext:value-type="float">
            <text:p>47.7976604</text:p>
          </table:table-cell>
          <table:table-cell office:value-type="float" office:value="3942685" calcext:value-type="float">
            <text:p>3942685</text:p>
          </table:table-cell>
          <table:table-cell office:value-type="float" office:value="188451118" calcext:value-type="float">
            <text:p>188451118</text:p>
          </table:table-cell>
          <table:table-cell office:value-type="float" office:value="-31965.531" calcext:value-type="float">
            <text:p>-31965.531</text:p>
          </table:table-cell>
          <table:table-cell office:value-type="float" office:value="-31292.901" calcext:value-type="float">
            <text:p>-31292.901</text:p>
          </table:table-cell>
          <table:table-cell table:formula="of:=[.AJ16]-[.AI16]" office:value-type="float" office:value="672.629999999997" calcext:value-type="float">
            <text:p>672.629999999997</text:p>
          </table:table-cell>
        </table:table-row>
        <table:table-row table:style-name="ro1">
          <table:table-cell office:value-type="float" office:value="80839" calcext:value-type="float">
            <text:p>80839</text:p>
          </table:table-cell>
          <table:table-cell office:value-type="float" office:value="4527" calcext:value-type="float">
            <text:p>4527</text:p>
          </table:table-cell>
          <table:table-cell office:value-type="float" office:value="10.1740761" calcext:value-type="float">
            <text:p>10.1740761</text:p>
          </table:table-cell>
          <table:table-cell office:value-type="float" office:value="822462" calcext:value-type="float">
            <text:p>822462</text:p>
          </table:table-cell>
          <table:table-cell office:value-type="float" office:value="-32021.96" calcext:value-type="float">
            <text:p>-32021.96</text:p>
          </table:table-cell>
          <table:table-cell office:value-type="float" office:value="-31292.901" calcext:value-type="float">
            <text:p>-31292.901</text:p>
          </table:table-cell>
          <table:table-cell table:formula="of:=[.F17]-[.E17]" office:value-type="float" office:value="729.058999999998" calcext:value-type="float">
            <text:p>729.058999999998</text:p>
          </table:table-cell>
          <table:table-cell/>
          <table:table-cell office:value-type="float" office:value="80211" calcext:value-type="float">
            <text:p>80211</text:p>
          </table:table-cell>
          <table:table-cell office:value-type="float" office:value="151571" calcext:value-type="float">
            <text:p>151571</text:p>
          </table:table-cell>
          <table:table-cell office:value-type="float" office:value="10" calcext:value-type="float">
            <text:p>10</text:p>
          </table:table-cell>
          <table:table-cell office:value-type="float" office:value="5053" calcext:value-type="float">
            <text:p>5053</text:p>
          </table:table-cell>
          <table:table-cell office:value-type="float" office:value="10.1766957" calcext:value-type="float">
            <text:p>10.1766957</text:p>
          </table:table-cell>
          <table:table-cell office:value-type="float" office:value="816282" calcext:value-type="float">
            <text:p>816282</text:p>
          </table:table-cell>
          <table:table-cell office:value-type="float" office:value="8162820" calcext:value-type="float">
            <text:p>8162820</text:p>
          </table:table-cell>
          <table:table-cell office:value-type="float" office:value="-55570.894" calcext:value-type="float">
            <text:p>-55570.894</text:p>
          </table:table-cell>
          <table:table-cell office:value-type="float" office:value="-31292.901" calcext:value-type="float">
            <text:p>-31292.901</text:p>
          </table:table-cell>
          <table:table-cell table:formula="of:=[.Q17]-[.P17]" office:value-type="float" office:value="24277.993" calcext:value-type="float">
            <text:p>24277.993</text:p>
          </table:table-cell>
          <table:table-cell/>
          <table:table-cell office:value-type="float" office:value="86436" calcext:value-type="float">
            <text:p>86436</text:p>
          </table:table-cell>
          <table:table-cell office:value-type="float" office:value="16429" calcext:value-type="float">
            <text:p>16429</text:p>
          </table:table-cell>
          <table:table-cell office:value-type="float" office:value="0.9863854" calcext:value-type="float">
            <text:p>0.9863854</text:p>
          </table:table-cell>
          <table:table-cell office:value-type="float" office:value="85259" calcext:value-type="float">
            <text:p>85259</text:p>
          </table:table-cell>
          <table:table-cell office:value-type="float" office:value="-37418.021" calcext:value-type="float">
            <text:p>-37418.021</text:p>
          </table:table-cell>
          <table:table-cell office:value-type="float" office:value="-31292.901" calcext:value-type="float">
            <text:p>-31292.901</text:p>
          </table:table-cell>
          <table:table-cell table:formula="of:=[.Y17]-[.X17]" office:value-type="float" office:value="6125.12" calcext:value-type="float">
            <text:p>6125.12</text:p>
          </table:table-cell>
          <table:table-cell/>
          <table:table-cell office:value-type="float" office:value="84212" calcext:value-type="float">
            <text:p>84212</text:p>
          </table:table-cell>
          <table:table-cell office:value-type="float" office:value="37" calcext:value-type="float">
            <text:p>37</text:p>
          </table:table-cell>
          <table:table-cell office:value-type="float" office:value="0.2435013" calcext:value-type="float">
            <text:p>0.2435013</text:p>
          </table:table-cell>
          <table:table-cell office:value-type="float" office:value="467" calcext:value-type="float">
            <text:p>467</text:p>
          </table:table-cell>
          <table:table-cell office:value-type="float" office:value="31.6048085" calcext:value-type="float">
            <text:p>31.6048085</text:p>
          </table:table-cell>
          <table:table-cell office:value-type="float" office:value="2661504" calcext:value-type="float">
            <text:p>2661504</text:p>
          </table:table-cell>
          <table:table-cell office:value-type="float" office:value="84116324" calcext:value-type="float">
            <text:p>84116324</text:p>
          </table:table-cell>
          <table:table-cell office:value-type="float" office:value="-31949.936" calcext:value-type="float">
            <text:p>-31949.936</text:p>
          </table:table-cell>
          <table:table-cell office:value-type="float" office:value="-31292.901" calcext:value-type="float">
            <text:p>-31292.901</text:p>
          </table:table-cell>
          <table:table-cell table:formula="of:=[.AJ17]-[.AI17]" office:value-type="float" office:value="657.035" calcext:value-type="float">
            <text:p>657.035</text:p>
          </table:table-cell>
        </table:table-row>
        <table:table-row table:style-name="ro1">
          <table:table-cell office:value-type="float" office:value="80837" calcext:value-type="float">
            <text:p>80837</text:p>
          </table:table-cell>
          <table:table-cell office:value-type="float" office:value="4926" calcext:value-type="float">
            <text:p>4926</text:p>
          </table:table-cell>
          <table:table-cell office:value-type="float" office:value="10.1035797" calcext:value-type="float">
            <text:p>10.1035797</text:p>
          </table:table-cell>
          <table:table-cell office:value-type="float" office:value="816743" calcext:value-type="float">
            <text:p>816743</text:p>
          </table:table-cell>
          <table:table-cell office:value-type="float" office:value="-32019.698" calcext:value-type="float">
            <text:p>-32019.698</text:p>
          </table:table-cell>
          <table:table-cell office:value-type="float" office:value="-31292.901" calcext:value-type="float">
            <text:p>-31292.901</text:p>
          </table:table-cell>
          <table:table-cell table:formula="of:=[.F18]-[.E18]" office:value-type="float" office:value="726.796999999999" calcext:value-type="float">
            <text:p>726.796999999999</text:p>
          </table:table-cell>
          <table:table-cell/>
          <table:table-cell office:value-type="float" office:value="80839" calcext:value-type="float">
            <text:p>80839</text:p>
          </table:table-cell>
          <table:table-cell office:value-type="float" office:value="152139" calcext:value-type="float">
            <text:p>152139</text:p>
          </table:table-cell>
          <table:table-cell office:value-type="float" office:value="10" calcext:value-type="float">
            <text:p>10</text:p>
          </table:table-cell>
          <table:table-cell office:value-type="float" office:value="4981" calcext:value-type="float">
            <text:p>4981</text:p>
          </table:table-cell>
          <table:table-cell office:value-type="float" office:value="10.1316616" calcext:value-type="float">
            <text:p>10.1316616</text:p>
          </table:table-cell>
          <table:table-cell office:value-type="float" office:value="819033" calcext:value-type="float">
            <text:p>819033</text:p>
          </table:table-cell>
          <table:table-cell office:value-type="float" office:value="8190330" calcext:value-type="float">
            <text:p>8190330</text:p>
          </table:table-cell>
          <table:table-cell office:value-type="float" office:value="-55727.42" calcext:value-type="float">
            <text:p>-55727.42</text:p>
          </table:table-cell>
          <table:table-cell office:value-type="float" office:value="-31292.901" calcext:value-type="float">
            <text:p>-31292.901</text:p>
          </table:table-cell>
          <table:table-cell table:formula="of:=[.Q18]-[.P18]" office:value-type="float" office:value="24434.519" calcext:value-type="float">
            <text:p>24434.519</text:p>
          </table:table-cell>
          <table:table-cell/>
          <table:table-cell office:value-type="float" office:value="85223" calcext:value-type="float">
            <text:p>85223</text:p>
          </table:table-cell>
          <table:table-cell office:value-type="float" office:value="17690" calcext:value-type="float">
            <text:p>17690</text:p>
          </table:table-cell>
          <table:table-cell office:value-type="float" office:value="0.983484" calcext:value-type="float">
            <text:p>0.983484</text:p>
          </table:table-cell>
          <table:table-cell office:value-type="float" office:value="83815" calcext:value-type="float">
            <text:p>83815</text:p>
          </table:table-cell>
          <table:table-cell office:value-type="float" office:value="-37488.464" calcext:value-type="float">
            <text:p>-37488.464</text:p>
          </table:table-cell>
          <table:table-cell office:value-type="float" office:value="-31292.901" calcext:value-type="float">
            <text:p>-31292.901</text:p>
          </table:table-cell>
          <table:table-cell table:formula="of:=[.Y18]-[.X18]" office:value-type="float" office:value="6195.563" calcext:value-type="float">
            <text:p>6195.563</text:p>
          </table:table-cell>
          <table:table-cell/>
          <table:table-cell office:value-type="float" office:value="81635" calcext:value-type="float">
            <text:p>81635</text:p>
          </table:table-cell>
          <table:table-cell office:value-type="float" office:value="29" calcext:value-type="float">
            <text:p>29</text:p>
          </table:table-cell>
          <table:table-cell office:value-type="float" office:value="0.1845177" calcext:value-type="float">
            <text:p>0.1845177</text:p>
          </table:table-cell>
          <table:table-cell office:value-type="float" office:value="461" calcext:value-type="float">
            <text:p>461</text:p>
          </table:table-cell>
          <table:table-cell office:value-type="float" office:value="45.6548651" calcext:value-type="float">
            <text:p>45.6548651</text:p>
          </table:table-cell>
          <table:table-cell office:value-type="float" office:value="3727034" calcext:value-type="float">
            <text:p>3727034</text:p>
          </table:table-cell>
          <table:table-cell office:value-type="float" office:value="170157234" calcext:value-type="float">
            <text:p>170157234</text:p>
          </table:table-cell>
          <table:table-cell office:value-type="float" office:value="-31961.969" calcext:value-type="float">
            <text:p>-31961.969</text:p>
          </table:table-cell>
          <table:table-cell office:value-type="float" office:value="-31292.901" calcext:value-type="float">
            <text:p>-31292.901</text:p>
          </table:table-cell>
          <table:table-cell table:formula="of:=[.AJ18]-[.AI18]" office:value-type="float" office:value="669.067999999999" calcext:value-type="float">
            <text:p>669.067999999999</text:p>
          </table:table-cell>
        </table:table-row>
        <table:table-row table:style-name="ro1">
          <table:table-cell office:value-type="float" office:value="80797" calcext:value-type="float">
            <text:p>80797</text:p>
          </table:table-cell>
          <table:table-cell office:value-type="float" office:value="4820" calcext:value-type="float">
            <text:p>4820</text:p>
          </table:table-cell>
          <table:table-cell office:value-type="float" office:value="10.1050508" calcext:value-type="float">
            <text:p>10.1050508</text:p>
          </table:table-cell>
          <table:table-cell office:value-type="float" office:value="816457" calcext:value-type="float">
            <text:p>816457</text:p>
          </table:table-cell>
          <table:table-cell office:value-type="float" office:value="-32014.681" calcext:value-type="float">
            <text:p>-32014.681</text:p>
          </table:table-cell>
          <table:table-cell office:value-type="float" office:value="-31292.901" calcext:value-type="float">
            <text:p>-31292.901</text:p>
          </table:table-cell>
          <table:table-cell table:formula="of:=[.F19]-[.E19]" office:value-type="float" office:value="721.779999999999" calcext:value-type="float">
            <text:p>721.779999999999</text:p>
          </table:table-cell>
          <table:table-cell/>
          <table:table-cell office:value-type="float" office:value="80987" calcext:value-type="float">
            <text:p>8098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0" calcext:value-type="float">
            <text:p>10</text:p>
          </table:table-cell>
          <table:table-cell office:value-type="float" office:value="5006" calcext:value-type="float">
            <text:p>5006</text:p>
          </table:table-cell>
          <table:table-cell office:value-type="float" office:value="10.1234704" calcext:value-type="float">
            <text:p>10.1234704</text:p>
          </table:table-cell>
          <table:table-cell office:value-type="float" office:value="819869" calcext:value-type="float">
            <text:p>819869</text:p>
          </table:table-cell>
          <table:table-cell office:value-type="float" office:value="8198690" calcext:value-type="float">
            <text:p>8198690</text:p>
          </table:table-cell>
          <table:table-cell office:value-type="float" office:value="-55805.051" calcext:value-type="float">
            <text:p>-55805.051</text:p>
          </table:table-cell>
          <table:table-cell office:value-type="float" office:value="-31292.901" calcext:value-type="float">
            <text:p>-31292.901</text:p>
          </table:table-cell>
          <table:table-cell table:formula="of:=[.Q19]-[.P19]" office:value-type="float" office:value="24512.15" calcext:value-type="float">
            <text:p>24512.15</text:p>
          </table:table-cell>
          <table:table-cell/>
          <table:table-cell office:value-type="float" office:value="85344" calcext:value-type="float">
            <text:p>85344</text:p>
          </table:table-cell>
          <table:table-cell office:value-type="float" office:value="25271" calcext:value-type="float">
            <text:p>25271</text:p>
          </table:table-cell>
          <table:table-cell office:value-type="float" office:value="0.983098" calcext:value-type="float">
            <text:p>0.983098</text:p>
          </table:table-cell>
          <table:table-cell office:value-type="float" office:value="83901" calcext:value-type="float">
            <text:p>83901</text:p>
          </table:table-cell>
          <table:table-cell office:value-type="float" office:value="-37480.523" calcext:value-type="float">
            <text:p>-37480.523</text:p>
          </table:table-cell>
          <table:table-cell office:value-type="float" office:value="-31292.901" calcext:value-type="float">
            <text:p>-31292.901</text:p>
          </table:table-cell>
          <table:table-cell table:formula="of:=[.Y19]-[.X19]" office:value-type="float" office:value="6187.622" calcext:value-type="float">
            <text:p>6187.622</text:p>
          </table:table-cell>
          <table:table-cell/>
          <table:table-cell office:value-type="float" office:value="85409" calcext:value-type="float">
            <text:p>85409</text:p>
          </table:table-cell>
          <table:table-cell office:value-type="float" office:value="40" calcext:value-type="float">
            <text:p>40</text:p>
          </table:table-cell>
          <table:table-cell office:value-type="float" office:value="0.159944" calcext:value-type="float">
            <text:p>0.159944</text:p>
          </table:table-cell>
          <table:table-cell office:value-type="float" office:value="470" calcext:value-type="float">
            <text:p>470</text:p>
          </table:table-cell>
          <table:table-cell office:value-type="float" office:value="52.0238669" calcext:value-type="float">
            <text:p>52.0238669</text:p>
          </table:table-cell>
          <table:table-cell office:value-type="float" office:value="4443306" calcext:value-type="float">
            <text:p>4443306</text:p>
          </table:table-cell>
          <table:table-cell office:value-type="float" office:value="231157959" calcext:value-type="float">
            <text:p>231157959</text:p>
          </table:table-cell>
          <table:table-cell office:value-type="float" office:value="-31972.546" calcext:value-type="float">
            <text:p>-31972.546</text:p>
          </table:table-cell>
          <table:table-cell office:value-type="float" office:value="-31292.901" calcext:value-type="float">
            <text:p>-31292.901</text:p>
          </table:table-cell>
          <table:table-cell table:formula="of:=[.AJ19]-[.AI19]" office:value-type="float" office:value="679.644999999997" calcext:value-type="float">
            <text:p>679.644999999997</text:p>
          </table:table-cell>
        </table:table-row>
        <table:table-row table:style-name="ro1">
          <table:table-cell office:value-type="float" office:value="80211" calcext:value-type="float">
            <text:p>80211</text:p>
          </table:table-cell>
          <table:table-cell office:value-type="float" office:value="4762" calcext:value-type="float">
            <text:p>4762</text:p>
          </table:table-cell>
          <table:table-cell office:value-type="float" office:value="10.1151412" calcext:value-type="float">
            <text:p>10.1151412</text:p>
          </table:table-cell>
          <table:table-cell office:value-type="float" office:value="811345" calcext:value-type="float">
            <text:p>811345</text:p>
          </table:table-cell>
          <table:table-cell office:value-type="float" office:value="-32016.075" calcext:value-type="float">
            <text:p>-32016.075</text:p>
          </table:table-cell>
          <table:table-cell office:value-type="float" office:value="-31292.901" calcext:value-type="float">
            <text:p>-31292.901</text:p>
          </table:table-cell>
          <table:table-cell table:formula="of:=[.F20]-[.E20]" office:value-type="float" office:value="723.173999999999" calcext:value-type="float">
            <text:p>723.173999999999</text:p>
          </table:table-cell>
          <table:table-cell/>
          <table:table-cell office:value-type="float" office:value="80484" calcext:value-type="float">
            <text:p>80484</text:p>
          </table:table-cell>
          <table:table-cell office:value-type="float" office:value="151620" calcext:value-type="float">
            <text:p>151620</text:p>
          </table:table-cell>
          <table:table-cell office:value-type="float" office:value="10" calcext:value-type="float">
            <text:p>10</text:p>
          </table:table-cell>
          <table:table-cell office:value-type="float" office:value="5020" calcext:value-type="float">
            <text:p>5020</text:p>
          </table:table-cell>
          <table:table-cell office:value-type="float" office:value="10.1769483" calcext:value-type="float">
            <text:p>10.1769483</text:p>
          </table:table-cell>
          <table:table-cell office:value-type="float" office:value="819081" calcext:value-type="float">
            <text:p>819081</text:p>
          </table:table-cell>
          <table:table-cell office:value-type="float" office:value="8190810" calcext:value-type="float">
            <text:p>8190810</text:p>
          </table:table-cell>
          <table:table-cell office:value-type="float" office:value="-55728.025" calcext:value-type="float">
            <text:p>-55728.025</text:p>
          </table:table-cell>
          <table:table-cell office:value-type="float" office:value="-31292.901" calcext:value-type="float">
            <text:p>-31292.901</text:p>
          </table:table-cell>
          <table:table-cell table:formula="of:=[.Q20]-[.P20]" office:value-type="float" office:value="24435.124" calcext:value-type="float">
            <text:p>24435.124</text:p>
          </table:table-cell>
          <table:table-cell/>
          <table:table-cell office:value-type="float" office:value="85238" calcext:value-type="float">
            <text:p>85238</text:p>
          </table:table-cell>
          <table:table-cell office:value-type="float" office:value="7776" calcext:value-type="float">
            <text:p>7776</text:p>
          </table:table-cell>
          <table:table-cell office:value-type="float" office:value="0.990959" calcext:value-type="float">
            <text:p>0.990959</text:p>
          </table:table-cell>
          <table:table-cell office:value-type="float" office:value="84467" calcext:value-type="float">
            <text:p>84467</text:p>
          </table:table-cell>
          <table:table-cell office:value-type="float" office:value="-37467.792" calcext:value-type="float">
            <text:p>-37467.792</text:p>
          </table:table-cell>
          <table:table-cell office:value-type="float" office:value="-31292.901" calcext:value-type="float">
            <text:p>-31292.901</text:p>
          </table:table-cell>
          <table:table-cell table:formula="of:=[.Y20]-[.X20]" office:value-type="float" office:value="6174.891" calcext:value-type="float">
            <text:p>6174.891</text:p>
          </table:table-cell>
          <table:table-cell/>
          <table:table-cell office:value-type="float" office:value="80299" calcext:value-type="float">
            <text:p>80299</text:p>
          </table:table-cell>
          <table:table-cell office:value-type="float" office:value="24" calcext:value-type="float">
            <text:p>24</text:p>
          </table:table-cell>
          <table:table-cell office:value-type="float" office:value="0.2115492" calcext:value-type="float">
            <text:p>0.2115492</text:p>
          </table:table-cell>
          <table:table-cell office:value-type="float" office:value="458" calcext:value-type="float">
            <text:p>458</text:p>
          </table:table-cell>
          <table:table-cell office:value-type="float" office:value="39.8351932" calcext:value-type="float">
            <text:p>39.8351932</text:p>
          </table:table-cell>
          <table:table-cell office:value-type="float" office:value="3198726" calcext:value-type="float">
            <text:p>3198726</text:p>
          </table:table-cell>
          <table:table-cell office:value-type="float" office:value="127421868" calcext:value-type="float">
            <text:p>127421868</text:p>
          </table:table-cell>
          <table:table-cell office:value-type="float" office:value="-31957.246" calcext:value-type="float">
            <text:p>-31957.246</text:p>
          </table:table-cell>
          <table:table-cell office:value-type="float" office:value="-31292.901" calcext:value-type="float">
            <text:p>-31292.901</text:p>
          </table:table-cell>
          <table:table-cell table:formula="of:=[.AJ20]-[.AI20]" office:value-type="float" office:value="664.344999999998" calcext:value-type="float">
            <text:p>664.344999999998</text:p>
          </table:table-cell>
        </table:table-row>
        <table:table-row table:style-name="ro1">
          <table:table-cell office:value-type="float" office:value="80812" calcext:value-type="float">
            <text:p>80812</text:p>
          </table:table-cell>
          <table:table-cell office:value-type="float" office:value="4924" calcext:value-type="float">
            <text:p>4924</text:p>
          </table:table-cell>
          <table:table-cell office:value-type="float" office:value="10.1194792" calcext:value-type="float">
            <text:p>10.1194792</text:p>
          </table:table-cell>
          <table:table-cell office:value-type="float" office:value="817775" calcext:value-type="float">
            <text:p>817775</text:p>
          </table:table-cell>
          <table:table-cell office:value-type="float" office:value="-32020.901" calcext:value-type="float">
            <text:p>-32020.901</text:p>
          </table:table-cell>
          <table:table-cell office:value-type="float" office:value="-31292.901" calcext:value-type="float">
            <text:p>-31292.901</text:p>
          </table:table-cell>
          <table:table-cell table:formula="of:=[.F21]-[.E21]" office:value-type="float" office:value="728" calcext:value-type="float">
            <text:p>728</text:p>
          </table:table-cell>
          <table:table-cell/>
          <table:table-cell office:value-type="float" office:value="80898" calcext:value-type="float">
            <text:p>80898</text:p>
          </table:table-cell>
          <table:table-cell office:value-type="float" office:value="152125" calcext:value-type="float">
            <text:p>152125</text:p>
          </table:table-cell>
          <table:table-cell office:value-type="float" office:value="10" calcext:value-type="float">
            <text:p>10</text:p>
          </table:table-cell>
          <table:table-cell office:value-type="float" office:value="4996" calcext:value-type="float">
            <text:p>4996</text:p>
          </table:table-cell>
          <table:table-cell office:value-type="float" office:value="10.1882366" calcext:value-type="float">
            <text:p>10.1882366</text:p>
          </table:table-cell>
          <table:table-cell office:value-type="float" office:value="824207" calcext:value-type="float">
            <text:p>824207</text:p>
          </table:table-cell>
          <table:table-cell office:value-type="float" office:value="8242070" calcext:value-type="float">
            <text:p>8242070</text:p>
          </table:table-cell>
          <table:table-cell office:value-type="float" office:value="-55977.523" calcext:value-type="float">
            <text:p>-55977.523</text:p>
          </table:table-cell>
          <table:table-cell office:value-type="float" office:value="-31292.901" calcext:value-type="float">
            <text:p>-31292.901</text:p>
          </table:table-cell>
          <table:table-cell table:formula="of:=[.Q21]-[.P21]" office:value-type="float" office:value="24684.622" calcext:value-type="float">
            <text:p>24684.622</text:p>
          </table:table-cell>
          <table:table-cell/>
          <table:table-cell office:value-type="float" office:value="85872" calcext:value-type="float">
            <text:p>85872</text:p>
          </table:table-cell>
          <table:table-cell office:value-type="float" office:value="14304" calcext:value-type="float">
            <text:p>14304</text:p>
          </table:table-cell>
          <table:table-cell office:value-type="float" office:value="0.9838919" calcext:value-type="float">
            <text:p>0.9838919</text:p>
          </table:table-cell>
          <table:table-cell office:value-type="float" office:value="84488" calcext:value-type="float">
            <text:p>84488</text:p>
          </table:table-cell>
          <table:table-cell office:value-type="float" office:value="-37454.741" calcext:value-type="float">
            <text:p>-37454.741</text:p>
          </table:table-cell>
          <table:table-cell office:value-type="float" office:value="-31292.901" calcext:value-type="float">
            <text:p>-31292.901</text:p>
          </table:table-cell>
          <table:table-cell table:formula="of:=[.Y21]-[.X21]" office:value-type="float" office:value="6161.84" calcext:value-type="float">
            <text:p>6161.84</text:p>
          </table:table-cell>
          <table:table-cell/>
          <table:table-cell office:value-type="float" office:value="82684" calcext:value-type="float">
            <text:p>82684</text:p>
          </table:table-cell>
          <table:table-cell office:value-type="float" office:value="45" calcext:value-type="float">
            <text:p>45</text:p>
          </table:table-cell>
          <table:table-cell office:value-type="float" office:value="0.1948847" calcext:value-type="float">
            <text:p>0.1948847</text:p>
          </table:table-cell>
          <table:table-cell office:value-type="float" office:value="474" calcext:value-type="float">
            <text:p>474</text:p>
          </table:table-cell>
          <table:table-cell office:value-type="float" office:value="42.047711" calcext:value-type="float">
            <text:p>42.047711</text:p>
          </table:table-cell>
          <table:table-cell office:value-type="float" office:value="3476672" calcext:value-type="float">
            <text:p>3476672</text:p>
          </table:table-cell>
          <table:table-cell office:value-type="float" office:value="146186099" calcext:value-type="float">
            <text:p>146186099</text:p>
          </table:table-cell>
          <table:table-cell office:value-type="float" office:value="-31955.367" calcext:value-type="float">
            <text:p>-31955.367</text:p>
          </table:table-cell>
          <table:table-cell office:value-type="float" office:value="-31292.901" calcext:value-type="float">
            <text:p>-31292.901</text:p>
          </table:table-cell>
          <table:table-cell table:formula="of:=[.AJ21]-[.AI21]" office:value-type="float" office:value="662.465999999997" calcext:value-type="float">
            <text:p>662.465999999997</text:p>
          </table:table-cell>
        </table:table-row>
        <table:table-row table:style-name="ro1">
          <table:table-cell office:value-type="float" office:value="80819" calcext:value-type="float">
            <text:p>80819</text:p>
          </table:table-cell>
          <table:table-cell office:value-type="float" office:value="5077" calcext:value-type="float">
            <text:p>5077</text:p>
          </table:table-cell>
          <table:table-cell office:value-type="float" office:value="10.1945144" calcext:value-type="float">
            <text:p>10.1945144</text:p>
          </table:table-cell>
          <table:table-cell office:value-type="float" office:value="823910" calcext:value-type="float">
            <text:p>823910</text:p>
          </table:table-cell>
          <table:table-cell office:value-type="float" office:value="-32024.295" calcext:value-type="float">
            <text:p>-32024.295</text:p>
          </table:table-cell>
          <table:table-cell office:value-type="float" office:value="-31292.901" calcext:value-type="float">
            <text:p>-31292.901</text:p>
          </table:table-cell>
          <table:table-cell table:formula="of:=[.F22]-[.E22]" office:value-type="float" office:value="731.393999999997" calcext:value-type="float">
            <text:p>731.393999999997</text:p>
          </table:table-cell>
          <table:table-cell/>
          <table:table-cell office:value-type="float" office:value="80355" calcext:value-type="float">
            <text:p>80355</text:p>
          </table:table-cell>
          <table:table-cell office:value-type="float" office:value="151524" calcext:value-type="float">
            <text:p>151524</text:p>
          </table:table-cell>
          <table:table-cell office:value-type="float" office:value="10" calcext:value-type="float">
            <text:p>10</text:p>
          </table:table-cell>
          <table:table-cell office:value-type="float" office:value="5002" calcext:value-type="float">
            <text:p>5002</text:p>
          </table:table-cell>
          <table:table-cell office:value-type="float" office:value="10.1119544" calcext:value-type="float">
            <text:p>10.1119544</text:p>
          </table:table-cell>
          <table:table-cell office:value-type="float" office:value="812546" calcext:value-type="float">
            <text:p>812546</text:p>
          </table:table-cell>
          <table:table-cell office:value-type="float" office:value="8125460" calcext:value-type="float">
            <text:p>8125460</text:p>
          </table:table-cell>
          <table:table-cell office:value-type="float" office:value="-55426.575" calcext:value-type="float">
            <text:p>-55426.575</text:p>
          </table:table-cell>
          <table:table-cell office:value-type="float" office:value="-31292.901" calcext:value-type="float">
            <text:p>-31292.901</text:p>
          </table:table-cell>
          <table:table-cell table:formula="of:=[.Q22]-[.P22]" office:value-type="float" office:value="24133.674" calcext:value-type="float">
            <text:p>24133.674</text:p>
          </table:table-cell>
          <table:table-cell/>
          <table:table-cell office:value-type="float" office:value="86672" calcext:value-type="float">
            <text:p>86672</text:p>
          </table:table-cell>
          <table:table-cell office:value-type="float" office:value="19457" calcext:value-type="float">
            <text:p>19457</text:p>
          </table:table-cell>
          <table:table-cell office:value-type="float" office:value="0.9831572" calcext:value-type="float">
            <text:p>0.9831572</text:p>
          </table:table-cell>
          <table:table-cell office:value-type="float" office:value="85212" calcext:value-type="float">
            <text:p>85212</text:p>
          </table:table-cell>
          <table:table-cell office:value-type="float" office:value="-37413.969" calcext:value-type="float">
            <text:p>-37413.969</text:p>
          </table:table-cell>
          <table:table-cell office:value-type="float" office:value="-31292.901" calcext:value-type="float">
            <text:p>-31292.901</text:p>
          </table:table-cell>
          <table:table-cell table:formula="of:=[.Y22]-[.X22]" office:value-type="float" office:value="6121.068" calcext:value-type="float">
            <text:p>6121.068</text:p>
          </table:table-cell>
          <table:table-cell/>
          <table:table-cell office:value-type="float" office:value="82372" calcext:value-type="float">
            <text:p>82372</text:p>
          </table:table-cell>
          <table:table-cell office:value-type="float" office:value="41" calcext:value-type="float">
            <text:p>41</text:p>
          </table:table-cell>
          <table:table-cell office:value-type="float" office:value="0.1666352" calcext:value-type="float">
            <text:p>0.1666352</text:p>
          </table:table-cell>
          <table:table-cell office:value-type="float" office:value="467" calcext:value-type="float">
            <text:p>467</text:p>
          </table:table-cell>
          <table:table-cell office:value-type="float" office:value="50.4850126" calcext:value-type="float">
            <text:p>50.4850126</text:p>
          </table:table-cell>
          <table:table-cell office:value-type="float" office:value="4158551" calcext:value-type="float">
            <text:p>4158551</text:p>
          </table:table-cell>
          <table:table-cell office:value-type="float" office:value="209944499" calcext:value-type="float">
            <text:p>209944499</text:p>
          </table:table-cell>
          <table:table-cell office:value-type="float" office:value="-31963.995" calcext:value-type="float">
            <text:p>-31963.995</text:p>
          </table:table-cell>
          <table:table-cell office:value-type="float" office:value="-31292.901" calcext:value-type="float">
            <text:p>-31292.901</text:p>
          </table:table-cell>
          <table:table-cell table:formula="of:=[.AJ22]-[.AI22]" office:value-type="float" office:value="671.093999999997" calcext:value-type="float">
            <text:p>671.093999999997</text:p>
          </table:table-cell>
        </table:table-row>
        <table:table-row table:style-name="ro1">
          <table:table-cell office:value-type="float" office:value="80818" calcext:value-type="float">
            <text:p>80818</text:p>
          </table:table-cell>
          <table:table-cell office:value-type="float" office:value="5337" calcext:value-type="float">
            <text:p>5337</text:p>
          </table:table-cell>
          <table:table-cell office:value-type="float" office:value="10.1632018" calcext:value-type="float">
            <text:p>10.1632018</text:p>
          </table:table-cell>
          <table:table-cell office:value-type="float" office:value="821369" calcext:value-type="float">
            <text:p>821369</text:p>
          </table:table-cell>
          <table:table-cell office:value-type="float" office:value="-32021.132" calcext:value-type="float">
            <text:p>-32021.132</text:p>
          </table:table-cell>
          <table:table-cell office:value-type="float" office:value="-31292.901" calcext:value-type="float">
            <text:p>-31292.901</text:p>
          </table:table-cell>
          <table:table-cell table:formula="of:=[.F23]-[.E23]" office:value-type="float" office:value="728.231" calcext:value-type="float">
            <text:p>728.231</text:p>
          </table:table-cell>
          <table:table-cell/>
          <table:table-cell office:value-type="float" office:value="80567" calcext:value-type="float">
            <text:p>80567</text:p>
          </table:table-cell>
          <table:table-cell office:value-type="float" office:value="151509" calcext:value-type="float">
            <text:p>151509</text:p>
          </table:table-cell>
          <table:table-cell office:value-type="float" office:value="10" calcext:value-type="float">
            <text:p>10</text:p>
          </table:table-cell>
          <table:table-cell office:value-type="float" office:value="5057" calcext:value-type="float">
            <text:p>5057</text:p>
          </table:table-cell>
          <table:table-cell office:value-type="float" office:value="10.1264129" calcext:value-type="float">
            <text:p>10.1264129</text:p>
          </table:table-cell>
          <table:table-cell office:value-type="float" office:value="815854" calcext:value-type="float">
            <text:p>815854</text:p>
          </table:table-cell>
          <table:table-cell office:value-type="float" office:value="8158540" calcext:value-type="float">
            <text:p>8158540</text:p>
          </table:table-cell>
          <table:table-cell office:value-type="float" office:value="-55550.619" calcext:value-type="float">
            <text:p>-55550.619</text:p>
          </table:table-cell>
          <table:table-cell office:value-type="float" office:value="-31292.901" calcext:value-type="float">
            <text:p>-31292.901</text:p>
          </table:table-cell>
          <table:table-cell table:formula="of:=[.Q23]-[.P23]" office:value-type="float" office:value="24257.718" calcext:value-type="float">
            <text:p>24257.718</text:p>
          </table:table-cell>
          <table:table-cell/>
          <table:table-cell office:value-type="float" office:value="85649" calcext:value-type="float">
            <text:p>85649</text:p>
          </table:table-cell>
          <table:table-cell office:value-type="float" office:value="15456" calcext:value-type="float">
            <text:p>15456</text:p>
          </table:table-cell>
          <table:table-cell office:value-type="float" office:value="0.9865708" calcext:value-type="float">
            <text:p>0.9865708</text:p>
          </table:table-cell>
          <table:table-cell office:value-type="float" office:value="84498" calcext:value-type="float">
            <text:p>84498</text:p>
          </table:table-cell>
          <table:table-cell office:value-type="float" office:value="-37454.534" calcext:value-type="float">
            <text:p>-37454.534</text:p>
          </table:table-cell>
          <table:table-cell office:value-type="float" office:value="-31292.901" calcext:value-type="float">
            <text:p>-31292.901</text:p>
          </table:table-cell>
          <table:table-cell table:formula="of:=[.Y23]-[.X23]" office:value-type="float" office:value="6161.633" calcext:value-type="float">
            <text:p>6161.633</text:p>
          </table:table-cell>
          <table:table-cell/>
          <table:table-cell office:value-type="float" office:value="82893" calcext:value-type="float">
            <text:p>82893</text:p>
          </table:table-cell>
          <table:table-cell office:value-type="float" office:value="45" calcext:value-type="float">
            <text:p>45</text:p>
          </table:table-cell>
          <table:table-cell office:value-type="float" office:value="0.1727646" calcext:value-type="float">
            <text:p>0.1727646</text:p>
          </table:table-cell>
          <table:table-cell office:value-type="float" office:value="456" calcext:value-type="float">
            <text:p>456</text:p>
          </table:table-cell>
          <table:table-cell office:value-type="float" office:value="46.3941822" calcext:value-type="float">
            <text:p>46.3941822</text:p>
          </table:table-cell>
          <table:table-cell office:value-type="float" office:value="3845752" calcext:value-type="float">
            <text:p>3845752</text:p>
          </table:table-cell>
          <table:table-cell office:value-type="float" office:value="178420519" calcext:value-type="float">
            <text:p>178420519</text:p>
          </table:table-cell>
          <table:table-cell office:value-type="float" office:value="-31960.531" calcext:value-type="float">
            <text:p>-31960.531</text:p>
          </table:table-cell>
          <table:table-cell office:value-type="float" office:value="-31292.901" calcext:value-type="float">
            <text:p>-31292.901</text:p>
          </table:table-cell>
          <table:table-cell table:formula="of:=[.AJ23]-[.AI23]" office:value-type="float" office:value="667.629999999997" calcext:value-type="float">
            <text:p>667.629999999997</text:p>
          </table:table-cell>
        </table:table-row>
        <table:table-row table:style-name="ro1">
          <table:table-cell office:value-type="float" office:value="80722" calcext:value-type="float">
            <text:p>80722</text:p>
          </table:table-cell>
          <table:table-cell office:value-type="float" office:value="4139" calcext:value-type="float">
            <text:p>4139</text:p>
          </table:table-cell>
          <table:table-cell office:value-type="float" office:value="10.1027755" calcext:value-type="float">
            <text:p>10.1027755</text:p>
          </table:table-cell>
          <table:table-cell office:value-type="float" office:value="815516" calcext:value-type="float">
            <text:p>815516</text:p>
          </table:table-cell>
          <table:table-cell office:value-type="float" office:value="-32016.211" calcext:value-type="float">
            <text:p>-32016.211</text:p>
          </table:table-cell>
          <table:table-cell office:value-type="float" office:value="-31292.901" calcext:value-type="float">
            <text:p>-31292.901</text:p>
          </table:table-cell>
          <table:table-cell table:formula="of:=[.F24]-[.E24]" office:value-type="float" office:value="723.309999999998" calcext:value-type="float">
            <text:p>723.309999999998</text:p>
          </table:table-cell>
          <table:table-cell/>
          <table:table-cell office:value-type="float" office:value="80353" calcext:value-type="float">
            <text:p>80353</text:p>
          </table:table-cell>
          <table:table-cell office:value-type="float" office:value="151540" calcext:value-type="float">
            <text:p>151540</text:p>
          </table:table-cell>
          <table:table-cell office:value-type="float" office:value="10" calcext:value-type="float">
            <text:p>10</text:p>
          </table:table-cell>
          <table:table-cell office:value-type="float" office:value="4985" calcext:value-type="float">
            <text:p>4985</text:p>
          </table:table-cell>
          <table:table-cell office:value-type="float" office:value="10.2032307" calcext:value-type="float">
            <text:p>10.2032307</text:p>
          </table:table-cell>
          <table:table-cell office:value-type="float" office:value="819860" calcext:value-type="float">
            <text:p>819860</text:p>
          </table:table-cell>
          <table:table-cell office:value-type="float" office:value="8198600" calcext:value-type="float">
            <text:p>8198600</text:p>
          </table:table-cell>
          <table:table-cell office:value-type="float" office:value="-55779.703" calcext:value-type="float">
            <text:p>-55779.703</text:p>
          </table:table-cell>
          <table:table-cell office:value-type="float" office:value="-31292.901" calcext:value-type="float">
            <text:p>-31292.901</text:p>
          </table:table-cell>
          <table:table-cell table:formula="of:=[.Q24]-[.P24]" office:value-type="float" office:value="24486.802" calcext:value-type="float">
            <text:p>24486.802</text:p>
          </table:table-cell>
          <table:table-cell/>
          <table:table-cell office:value-type="float" office:value="86467" calcext:value-type="float">
            <text:p>86467</text:p>
          </table:table-cell>
          <table:table-cell office:value-type="float" office:value="19480" calcext:value-type="float">
            <text:p>19480</text:p>
          </table:table-cell>
          <table:table-cell office:value-type="float" office:value="0.988604" calcext:value-type="float">
            <text:p>0.988604</text:p>
          </table:table-cell>
          <table:table-cell office:value-type="float" office:value="85481" calcext:value-type="float">
            <text:p>85481</text:p>
          </table:table-cell>
          <table:table-cell office:value-type="float" office:value="-37411.986" calcext:value-type="float">
            <text:p>-37411.986</text:p>
          </table:table-cell>
          <table:table-cell office:value-type="float" office:value="-31292.901" calcext:value-type="float">
            <text:p>-31292.901</text:p>
          </table:table-cell>
          <table:table-cell table:formula="of:=[.Y24]-[.X24]" office:value-type="float" office:value="6119.085" calcext:value-type="float">
            <text:p>6119.085</text:p>
          </table:table-cell>
          <table:table-cell/>
          <table:table-cell office:value-type="float" office:value="85365" calcext:value-type="float">
            <text:p>85365</text:p>
          </table:table-cell>
          <table:table-cell office:value-type="float" office:value="27" calcext:value-type="float">
            <text:p>27</text:p>
          </table:table-cell>
          <table:table-cell office:value-type="float" office:value="0.1506329" calcext:value-type="float">
            <text:p>0.1506329</text:p>
          </table:table-cell>
          <table:table-cell office:value-type="float" office:value="474" calcext:value-type="float">
            <text:p>474</text:p>
          </table:table-cell>
          <table:table-cell office:value-type="float" office:value="54.2684542" calcext:value-type="float">
            <text:p>54.2684542</text:p>
          </table:table-cell>
          <table:table-cell office:value-type="float" office:value="4632626" calcext:value-type="float">
            <text:p>4632626</text:p>
          </table:table-cell>
          <table:table-cell office:value-type="float" office:value="251405451" calcext:value-type="float">
            <text:p>251405451</text:p>
          </table:table-cell>
          <table:table-cell office:value-type="float" office:value="-31976.028" calcext:value-type="float">
            <text:p>-31976.028</text:p>
          </table:table-cell>
          <table:table-cell office:value-type="float" office:value="-31292.901" calcext:value-type="float">
            <text:p>-31292.901</text:p>
          </table:table-cell>
          <table:table-cell table:formula="of:=[.AJ24]-[.AI24]" office:value-type="float" office:value="683.126999999997" calcext:value-type="float">
            <text:p>683.126999999997</text:p>
          </table:table-cell>
        </table:table-row>
        <table:table-row table:style-name="ro1">
          <table:table-cell office:value-type="float" office:value="80837" calcext:value-type="float">
            <text:p>80837</text:p>
          </table:table-cell>
          <table:table-cell office:value-type="float" office:value="4791" calcext:value-type="float">
            <text:p>4791</text:p>
          </table:table-cell>
          <table:table-cell office:value-type="float" office:value="10.1701498" calcext:value-type="float">
            <text:p>10.1701498</text:p>
          </table:table-cell>
          <table:table-cell office:value-type="float" office:value="822124" calcext:value-type="float">
            <text:p>822124</text:p>
          </table:table-cell>
          <table:table-cell office:value-type="float" office:value="-32021.178" calcext:value-type="float">
            <text:p>-32021.178</text:p>
          </table:table-cell>
          <table:table-cell office:value-type="float" office:value="-31292.901" calcext:value-type="float">
            <text:p>-31292.901</text:p>
          </table:table-cell>
          <table:table-cell table:formula="of:=[.F25]-[.E25]" office:value-type="float" office:value="728.276999999998" calcext:value-type="float">
            <text:p>728.276999999998</text:p>
          </table:table-cell>
          <table:table-cell/>
          <table:table-cell office:value-type="float" office:value="80434" calcext:value-type="float">
            <text:p>80434</text:p>
          </table:table-cell>
          <table:table-cell office:value-type="float" office:value="151485" calcext:value-type="float">
            <text:p>151485</text:p>
          </table:table-cell>
          <table:table-cell office:value-type="float" office:value="10" calcext:value-type="float">
            <text:p>10</text:p>
          </table:table-cell>
          <table:table-cell office:value-type="float" office:value="5020" calcext:value-type="float">
            <text:p>5020</text:p>
          </table:table-cell>
          <table:table-cell office:value-type="float" office:value="10.1158053" calcext:value-type="float">
            <text:p>10.1158053</text:p>
          </table:table-cell>
          <table:table-cell office:value-type="float" office:value="813654" calcext:value-type="float">
            <text:p>813654</text:p>
          </table:table-cell>
          <table:table-cell office:value-type="float" office:value="8136540" calcext:value-type="float">
            <text:p>8136540</text:p>
          </table:table-cell>
          <table:table-cell office:value-type="float" office:value="-55472.257" calcext:value-type="float">
            <text:p>-55472.257</text:p>
          </table:table-cell>
          <table:table-cell office:value-type="float" office:value="-31292.901" calcext:value-type="float">
            <text:p>-31292.901</text:p>
          </table:table-cell>
          <table:table-cell table:formula="of:=[.Q25]-[.P25]" office:value-type="float" office:value="24179.356" calcext:value-type="float">
            <text:p>24179.356</text:p>
          </table:table-cell>
          <table:table-cell/>
          <table:table-cell office:value-type="float" office:value="85351" calcext:value-type="float">
            <text:p>85351</text:p>
          </table:table-cell>
          <table:table-cell office:value-type="float" office:value="14665" calcext:value-type="float">
            <text:p>14665</text:p>
          </table:table-cell>
          <table:table-cell office:value-type="float" office:value="0.9891955" calcext:value-type="float">
            <text:p>0.9891955</text:p>
          </table:table-cell>
          <table:table-cell office:value-type="float" office:value="84428" calcext:value-type="float">
            <text:p>84428</text:p>
          </table:table-cell>
          <table:table-cell office:value-type="float" office:value="-37465.593" calcext:value-type="float">
            <text:p>-37465.593</text:p>
          </table:table-cell>
          <table:table-cell office:value-type="float" office:value="-31292.901" calcext:value-type="float">
            <text:p>-31292.901</text:p>
          </table:table-cell>
          <table:table-cell table:formula="of:=[.Y25]-[.X25]" office:value-type="float" office:value="6172.692" calcext:value-type="float">
            <text:p>6172.692</text:p>
          </table:table-cell>
          <table:table-cell/>
          <table:table-cell office:value-type="float" office:value="84548" calcext:value-type="float">
            <text:p>84548</text:p>
          </table:table-cell>
          <table:table-cell office:value-type="float" office:value="30" calcext:value-type="float">
            <text:p>30</text:p>
          </table:table-cell>
          <table:table-cell office:value-type="float" office:value="0.1673466" calcext:value-type="float">
            <text:p>0.1673466</text:p>
          </table:table-cell>
          <table:table-cell office:value-type="float" office:value="469" calcext:value-type="float">
            <text:p>469</text:p>
          </table:table-cell>
          <table:table-cell office:value-type="float" office:value="47.8320197" calcext:value-type="float">
            <text:p>47.8320197</text:p>
          </table:table-cell>
          <table:table-cell office:value-type="float" office:value="4044101" calcext:value-type="float">
            <text:p>4044101</text:p>
          </table:table-cell>
          <table:table-cell office:value-type="float" office:value="193437518" calcext:value-type="float">
            <text:p>193437518</text:p>
          </table:table-cell>
          <table:table-cell office:value-type="float" office:value="-31966.981" calcext:value-type="float">
            <text:p>-31966.981</text:p>
          </table:table-cell>
          <table:table-cell office:value-type="float" office:value="-31292.901" calcext:value-type="float">
            <text:p>-31292.901</text:p>
          </table:table-cell>
          <table:table-cell table:formula="of:=[.AJ25]-[.AI25]" office:value-type="float" office:value="674.079999999998" calcext:value-type="float">
            <text:p>674.079999999998</text:p>
          </table:table-cell>
        </table:table-row>
        <table:table-row table:style-name="ro1">
          <table:table-cell office:value-type="float" office:value="80821" calcext:value-type="float">
            <text:p>80821</text:p>
          </table:table-cell>
          <table:table-cell office:value-type="float" office:value="4358" calcext:value-type="float">
            <text:p>4358</text:p>
          </table:table-cell>
          <table:table-cell office:value-type="float" office:value="10.1347408" calcext:value-type="float">
            <text:p>10.1347408</text:p>
          </table:table-cell>
          <table:table-cell office:value-type="float" office:value="819099" calcext:value-type="float">
            <text:p>819099</text:p>
          </table:table-cell>
          <table:table-cell office:value-type="float" office:value="-32019.808" calcext:value-type="float">
            <text:p>-32019.808</text:p>
          </table:table-cell>
          <table:table-cell office:value-type="float" office:value="-31292.901" calcext:value-type="float">
            <text:p>-31292.901</text:p>
          </table:table-cell>
          <table:table-cell table:formula="of:=[.F26]-[.E26]" office:value-type="float" office:value="726.906999999999" calcext:value-type="float">
            <text:p>726.906999999999</text:p>
          </table:table-cell>
          <table:table-cell/>
          <table:table-cell office:value-type="float" office:value="80926" calcext:value-type="float">
            <text:p>80926</text:p>
          </table:table-cell>
          <table:table-cell office:value-type="float" office:value="152146" calcext:value-type="float">
            <text:p>152146</text:p>
          </table:table-cell>
          <table:table-cell office:value-type="float" office:value="10" calcext:value-type="float">
            <text:p>10</text:p>
          </table:table-cell>
          <table:table-cell office:value-type="float" office:value="5002" calcext:value-type="float">
            <text:p>5002</text:p>
          </table:table-cell>
          <table:table-cell office:value-type="float" office:value="10.1938046" calcext:value-type="float">
            <text:p>10.1938046</text:p>
          </table:table-cell>
          <table:table-cell office:value-type="float" office:value="824943" calcext:value-type="float">
            <text:p>824943</text:p>
          </table:table-cell>
          <table:table-cell office:value-type="float" office:value="8249430" calcext:value-type="float">
            <text:p>8249430</text:p>
          </table:table-cell>
          <table:table-cell office:value-type="float" office:value="-56021.325" calcext:value-type="float">
            <text:p>-56021.325</text:p>
          </table:table-cell>
          <table:table-cell office:value-type="float" office:value="-31292.901" calcext:value-type="float">
            <text:p>-31292.901</text:p>
          </table:table-cell>
          <table:table-cell table:formula="of:=[.Q26]-[.P26]" office:value-type="float" office:value="24728.424" calcext:value-type="float">
            <text:p>24728.424</text:p>
          </table:table-cell>
          <table:table-cell/>
          <table:table-cell office:value-type="float" office:value="85373" calcext:value-type="float">
            <text:p>85373</text:p>
          </table:table-cell>
          <table:table-cell office:value-type="float" office:value="11831" calcext:value-type="float">
            <text:p>11831</text:p>
          </table:table-cell>
          <table:table-cell office:value-type="float" office:value="0.9862575" calcext:value-type="float">
            <text:p>0.9862575</text:p>
          </table:table-cell>
          <table:table-cell office:value-type="float" office:value="84199" calcext:value-type="float">
            <text:p>84199</text:p>
          </table:table-cell>
          <table:table-cell office:value-type="float" office:value="-37471.816" calcext:value-type="float">
            <text:p>-37471.816</text:p>
          </table:table-cell>
          <table:table-cell office:value-type="float" office:value="-31292.901" calcext:value-type="float">
            <text:p>-31292.901</text:p>
          </table:table-cell>
          <table:table-cell table:formula="of:=[.Y26]-[.X26]" office:value-type="float" office:value="6178.915" calcext:value-type="float">
            <text:p>6178.915</text:p>
          </table:table-cell>
          <table:table-cell/>
          <table:table-cell office:value-type="float" office:value="83634" calcext:value-type="float">
            <text:p>83634</text:p>
          </table:table-cell>
          <table:table-cell office:value-type="float" office:value="27" calcext:value-type="float">
            <text:p>27</text:p>
          </table:table-cell>
          <table:table-cell office:value-type="float" office:value="0.1583586" calcext:value-type="float">
            <text:p>0.1583586</text:p>
          </table:table-cell>
          <table:table-cell office:value-type="float" office:value="454" calcext:value-type="float">
            <text:p>454</text:p>
          </table:table-cell>
          <table:table-cell office:value-type="float" office:value="53.6468072" calcext:value-type="float">
            <text:p>53.6468072</text:p>
          </table:table-cell>
          <table:table-cell office:value-type="float" office:value="4486697" calcext:value-type="float">
            <text:p>4486697</text:p>
          </table:table-cell>
          <table:table-cell office:value-type="float" office:value="240696968" calcext:value-type="float">
            <text:p>240696968</text:p>
          </table:table-cell>
          <table:table-cell office:value-type="float" office:value="-31973.548" calcext:value-type="float">
            <text:p>-31973.548</text:p>
          </table:table-cell>
          <table:table-cell office:value-type="float" office:value="-31292.901" calcext:value-type="float">
            <text:p>-31292.901</text:p>
          </table:table-cell>
          <table:table-cell table:formula="of:=[.AJ26]-[.AI26]" office:value-type="float" office:value="680.646999999997" calcext:value-type="float">
            <text:p>680.646999999997</text:p>
          </table:table-cell>
        </table:table-row>
        <table:table-row table:style-name="ro1">
          <table:table-cell office:value-type="float" office:value="80822" calcext:value-type="float">
            <text:p>80822</text:p>
          </table:table-cell>
          <table:table-cell office:value-type="float" office:value="5238" calcext:value-type="float">
            <text:p>5238</text:p>
          </table:table-cell>
          <table:table-cell office:value-type="float" office:value="10.1926813" calcext:value-type="float">
            <text:p>10.1926813</text:p>
          </table:table-cell>
          <table:table-cell office:value-type="float" office:value="823792" calcext:value-type="float">
            <text:p>823792</text:p>
          </table:table-cell>
          <table:table-cell office:value-type="float" office:value="-32024.914" calcext:value-type="float">
            <text:p>-32024.914</text:p>
          </table:table-cell>
          <table:table-cell office:value-type="float" office:value="-31292.901" calcext:value-type="float">
            <text:p>-31292.901</text:p>
          </table:table-cell>
          <table:table-cell table:formula="of:=[.F27]-[.E27]" office:value-type="float" office:value="732.012999999999" calcext:value-type="float">
            <text:p>732.012999999999</text:p>
          </table:table-cell>
          <table:table-cell/>
          <table:table-cell office:value-type="float" office:value="80824" calcext:value-type="float">
            <text:p>80824</text:p>
          </table:table-cell>
          <table:table-cell office:value-type="float" office:value="151561" calcext:value-type="float">
            <text:p>151561</text:p>
          </table:table-cell>
          <table:table-cell office:value-type="float" office:value="10" calcext:value-type="float">
            <text:p>10</text:p>
          </table:table-cell>
          <table:table-cell office:value-type="float" office:value="4980" calcext:value-type="float">
            <text:p>4980</text:p>
          </table:table-cell>
          <table:table-cell office:value-type="float" office:value="10.1312307" calcext:value-type="float">
            <text:p>10.1312307</text:p>
          </table:table-cell>
          <table:table-cell office:value-type="float" office:value="818846" calcext:value-type="float">
            <text:p>818846</text:p>
          </table:table-cell>
          <table:table-cell office:value-type="float" office:value="8188460" calcext:value-type="float">
            <text:p>8188460</text:p>
          </table:table-cell>
          <table:table-cell office:value-type="float" office:value="-55755.556" calcext:value-type="float">
            <text:p>-55755.556</text:p>
          </table:table-cell>
          <table:table-cell office:value-type="float" office:value="-31292.901" calcext:value-type="float">
            <text:p>-31292.901</text:p>
          </table:table-cell>
          <table:table-cell table:formula="of:=[.Q27]-[.P27]" office:value-type="float" office:value="24462.655" calcext:value-type="float">
            <text:p>24462.655</text:p>
          </table:table-cell>
          <table:table-cell/>
          <table:table-cell office:value-type="float" office:value="85645" calcext:value-type="float">
            <text:p>85645</text:p>
          </table:table-cell>
          <table:table-cell office:value-type="float" office:value="18185" calcext:value-type="float">
            <text:p>18185</text:p>
          </table:table-cell>
          <table:table-cell office:value-type="float" office:value="0.9890066" calcext:value-type="float">
            <text:p>0.9890066</text:p>
          </table:table-cell>
          <table:table-cell office:value-type="float" office:value="84703" calcext:value-type="float">
            <text:p>84703</text:p>
          </table:table-cell>
          <table:table-cell office:value-type="float" office:value="-37449.532" calcext:value-type="float">
            <text:p>-37449.532</text:p>
          </table:table-cell>
          <table:table-cell office:value-type="float" office:value="-31292.901" calcext:value-type="float">
            <text:p>-31292.901</text:p>
          </table:table-cell>
          <table:table-cell table:formula="of:=[.Y27]-[.X27]" office:value-type="float" office:value="6156.631" calcext:value-type="float">
            <text:p>6156.631</text:p>
          </table:table-cell>
          <table:table-cell/>
          <table:table-cell office:value-type="float" office:value="82535" calcext:value-type="float">
            <text:p>82535</text:p>
          </table:table-cell>
          <table:table-cell office:value-type="float" office:value="31" calcext:value-type="float">
            <text:p>31</text:p>
          </table:table-cell>
          <table:table-cell office:value-type="float" office:value="0.1487524" calcext:value-type="float">
            <text:p>0.1487524</text:p>
          </table:table-cell>
          <table:table-cell office:value-type="float" office:value="458" calcext:value-type="float">
            <text:p>458</text:p>
          </table:table-cell>
          <table:table-cell office:value-type="float" office:value="56.452798" calcext:value-type="float">
            <text:p>56.452798</text:p>
          </table:table-cell>
          <table:table-cell office:value-type="float" office:value="4659331" calcext:value-type="float">
            <text:p>4659331</text:p>
          </table:table-cell>
          <table:table-cell office:value-type="float" office:value="263032271" calcext:value-type="float">
            <text:p>263032271</text:p>
          </table:table-cell>
          <table:table-cell office:value-type="float" office:value="-31972.868" calcext:value-type="float">
            <text:p>-31972.868</text:p>
          </table:table-cell>
          <table:table-cell office:value-type="float" office:value="-31292.901" calcext:value-type="float">
            <text:p>-31292.901</text:p>
          </table:table-cell>
          <table:table-cell table:formula="of:=[.AJ27]-[.AI27]" office:value-type="float" office:value="679.966999999997" calcext:value-type="float">
            <text:p>679.966999999997</text:p>
          </table:table-cell>
        </table:table-row>
        <table:table-row table:style-name="ro1">
          <table:table-cell table:number-columns-repeated="6"/>
          <table:table-cell table:formula="of:=AVERAGE([.G3:.G27])" office:value-type="float" office:value="727.551239999999" calcext:value-type="float">
            <text:p>727.551239999999</text:p>
          </table:table-cell>
          <table:table-cell table:number-columns-repeated="10"/>
          <table:table-cell table:formula="of:=AVERAGE([.R3:.R27])" office:value-type="float" office:value="24384.98712" calcext:value-type="float">
            <text:p>24384.98712</text:p>
          </table:table-cell>
          <table:table-cell table:number-columns-repeated="7"/>
          <table:table-cell table:formula="of:=AVERAGE([.Z3:.Z27])" office:value-type="float" office:value="6169.04376" calcext:value-type="float">
            <text:p>6169.04376</text:p>
          </table:table-cell>
          <table:table-cell table:number-columns-repeated="10"/>
          <table:table-cell table:formula="of:=AVERAGE([.AK3:.AK27])" office:value-type="float" office:value="670.971079999998" calcext:value-type="float">
            <text:p>670.971079999998</text:p>
          </table:table-cell>
        </table:table-row>
      </table:table>
      <table:table table:name="medium_low" table:style-name="ta1">
        <table:table-column table:style-name="co1" table:number-columns-repeated="37" table:default-cell-style-name="Default"/>
        <table:table-row table:style-name="ro1">
          <table:table-cell table:style-name="ce6" office:value-type="string" calcext:value-type="string">
            <text:p>mu=3x10-8</text:p>
          </table:table-cell>
          <table:table-cell table:number-columns-repeated="36"/>
        </table:table-row>
        <table:table-row table:style-name="ro1">
          <table:table-cell table:style-name="ce7" office:value-type="string" calcext:value-type="string" table:number-columns-spanned="6" table:number-rows-spanned="1">
            <text:p>Bot</text:p>
          </table:table-cell>
          <table:covered-table-cell table:number-columns-repeated="5"/>
          <table:table-cell/>
          <table:table-cell table:style-name="ce7" office:value-type="string" calcext:value-type="string" table:number-columns-spanned="9" table:number-rows-spanned="1">
            <text:p>Bot-Bot</text:p>
          </table:table-cell>
          <table:covered-table-cell table:number-columns-repeated="8"/>
          <table:table-cell table:number-columns-repeated="3"/>
          <table:table-cell table:style-name="ce7" office:value-type="string" calcext:value-type="string" table:number-columns-spanned="6" table:number-rows-spanned="1">
            <text:p>Exp</text:p>
          </table:table-cell>
          <table:covered-table-cell table:number-columns-repeated="5"/>
          <table:table-cell table:number-columns-repeated="2"/>
          <table:table-cell table:style-name="ce7" office:value-type="string" calcext:value-type="string" table:number-columns-spanned="9" table:number-rows-spanned="1">
            <text:p>Bot-exp</text:p>
          </table:table-cell>
          <table:covered-table-cell table:number-columns-repeated="8"/>
          <table:table-cell/>
        </table:table-row>
        <table:table-row table:style-name="ro1">
          <table:table-cell office:value-type="float" office:value="84520" calcext:value-type="float">
            <text:p>84520</text:p>
          </table:table-cell>
          <table:table-cell office:value-type="float" office:value="1836" calcext:value-type="float">
            <text:p>1836</text:p>
          </table:table-cell>
          <table:table-cell office:value-type="float" office:value="12.5888771" calcext:value-type="float">
            <text:p>12.5888771</text:p>
          </table:table-cell>
          <table:table-cell office:value-type="float" office:value="1064011" calcext:value-type="float">
            <text:p>1064011</text:p>
          </table:table-cell>
          <table:table-cell office:value-type="float" office:value="-31951.972" calcext:value-type="float">
            <text:p>-31951.972</text:p>
          </table:table-cell>
          <table:table-cell office:value-type="float" office:value="-31292.901" calcext:value-type="float">
            <text:p>-31292.901</text:p>
          </table:table-cell>
          <table:table-cell table:formula="of:=[.F3]-[.E3]" office:value-type="float" office:value="659.071" calcext:value-type="float">
            <text:p>659.071</text:p>
          </table:table-cell>
          <table:table-cell/>
          <table:table-cell office:value-type="float" office:value="80569" calcext:value-type="float">
            <text:p>80569</text:p>
          </table:table-cell>
          <table:table-cell office:value-type="float" office:value="151476" calcext:value-type="float">
            <text:p>151476</text:p>
          </table:table-cell>
          <table:table-cell office:value-type="float" office:value="10" calcext:value-type="float">
            <text:p>10</text:p>
          </table:table-cell>
          <table:table-cell office:value-type="float" office:value="4993" calcext:value-type="float">
            <text:p>4993</text:p>
          </table:table-cell>
          <table:table-cell office:value-type="float" office:value="10.1913591" calcext:value-type="float">
            <text:p>10.1913591</text:p>
          </table:table-cell>
          <table:table-cell office:value-type="float" office:value="821107" calcext:value-type="float">
            <text:p>821107</text:p>
          </table:table-cell>
          <table:table-cell office:value-type="float" office:value="8211070" calcext:value-type="float">
            <text:p>8211070</text:p>
          </table:table-cell>
          <table:table-cell office:value-type="float" office:value="-43092.676" calcext:value-type="float">
            <text:p>-43092.676</text:p>
          </table:table-cell>
          <table:table-cell office:value-type="float" office:value="-31292.901" calcext:value-type="float">
            <text:p>-31292.901</text:p>
          </table:table-cell>
          <table:table-cell table:formula="of:=[.Q3]-[.P3]" office:value-type="float" office:value="11799.775" calcext:value-type="float">
            <text:p>11799.775</text:p>
          </table:table-cell>
          <table:table-cell/>
          <table:table-cell office:value-type="float" office:value="86346" calcext:value-type="float">
            <text:p>86346</text:p>
          </table:table-cell>
          <table:table-cell office:value-type="float" office:value="23997" calcext:value-type="float">
            <text:p>23997</text:p>
          </table:table-cell>
          <table:table-cell office:value-type="float" office:value="0.9821364" calcext:value-type="float">
            <text:p>0.9821364</text:p>
          </table:table-cell>
          <table:table-cell office:value-type="float" office:value="84803" calcext:value-type="float">
            <text:p>84803</text:p>
          </table:table-cell>
          <table:table-cell office:value-type="float" office:value="-39751.403" calcext:value-type="float">
            <text:p>-39751.403</text:p>
          </table:table-cell>
          <table:table-cell office:value-type="float" office:value="-31292.901" calcext:value-type="float">
            <text:p>-31292.901</text:p>
          </table:table-cell>
          <table:table-cell table:formula="of:=[.Y3]-[.X3]" office:value-type="float" office:value="8458.502" calcext:value-type="float">
            <text:p>8458.502</text:p>
          </table:table-cell>
          <table:table-cell/>
          <table:table-cell office:value-type="float" office:value="84333" calcext:value-type="float">
            <text:p>84333</text:p>
          </table:table-cell>
          <table:table-cell office:value-type="float" office:value="39" calcext:value-type="float">
            <text:p>39</text:p>
          </table:table-cell>
          <table:table-cell office:value-type="float" office:value="0.2108577" calcext:value-type="float">
            <text:p>0.2108577</text:p>
          </table:table-cell>
          <table:table-cell office:value-type="float" office:value="470" calcext:value-type="float">
            <text:p>470</text:p>
          </table:table-cell>
          <table:table-cell office:value-type="float" office:value="62.887218" calcext:value-type="float">
            <text:p>62.887218</text:p>
          </table:table-cell>
          <table:table-cell office:value-type="float" office:value="5303467" calcext:value-type="float">
            <text:p>5303467</text:p>
          </table:table-cell>
          <table:table-cell office:value-type="float" office:value="333520285" calcext:value-type="float">
            <text:p>333520285</text:p>
          </table:table-cell>
          <table:table-cell office:value-type="float" office:value="-31955.89" calcext:value-type="float">
            <text:p>-31955.89</text:p>
          </table:table-cell>
          <table:table-cell office:value-type="float" office:value="-31292.901" calcext:value-type="float">
            <text:p>-31292.901</text:p>
          </table:table-cell>
          <table:table-cell table:formula="of:=[.AJ3]-[.AI3]" office:value-type="float" office:value="662.988999999998" calcext:value-type="float">
            <text:p>662.988999999998</text:p>
          </table:table-cell>
        </table:table-row>
        <table:table-row table:style-name="ro1">
          <table:table-cell office:value-type="float" office:value="81372" calcext:value-type="float">
            <text:p>81372</text:p>
          </table:table-cell>
          <table:table-cell office:value-type="float" office:value="1527" calcext:value-type="float">
            <text:p>1527</text:p>
          </table:table-cell>
          <table:table-cell office:value-type="float" office:value="13.2854028" calcext:value-type="float">
            <text:p>13.2854028</text:p>
          </table:table-cell>
          <table:table-cell office:value-type="float" office:value="1081059" calcext:value-type="float">
            <text:p>1081059</text:p>
          </table:table-cell>
          <table:table-cell office:value-type="float" office:value="-31947.388" calcext:value-type="float">
            <text:p>-31947.388</text:p>
          </table:table-cell>
          <table:table-cell office:value-type="float" office:value="-31292.901" calcext:value-type="float">
            <text:p>-31292.901</text:p>
          </table:table-cell>
          <table:table-cell table:formula="of:=[.F4]-[.E4]" office:value-type="float" office:value="654.486999999997" calcext:value-type="float">
            <text:p>654.486999999997</text:p>
          </table:table-cell>
          <table:table-cell/>
          <table:table-cell office:value-type="float" office:value="80214" calcext:value-type="float">
            <text:p>80214</text:p>
          </table:table-cell>
          <table:table-cell office:value-type="float" office:value="152127" calcext:value-type="float">
            <text:p>152127</text:p>
          </table:table-cell>
          <table:table-cell office:value-type="float" office:value="10" calcext:value-type="float">
            <text:p>10</text:p>
          </table:table-cell>
          <table:table-cell office:value-type="float" office:value="5024" calcext:value-type="float">
            <text:p>5024</text:p>
          </table:table-cell>
          <table:table-cell office:value-type="float" office:value="10.1657209" calcext:value-type="float">
            <text:p>10.1657209</text:p>
          </table:table-cell>
          <table:table-cell office:value-type="float" office:value="815433" calcext:value-type="float">
            <text:p>815433</text:p>
          </table:table-cell>
          <table:table-cell office:value-type="float" office:value="8154330" calcext:value-type="float">
            <text:p>8154330</text:p>
          </table:table-cell>
          <table:table-cell office:value-type="float" office:value="-42909.589" calcext:value-type="float">
            <text:p>-42909.589</text:p>
          </table:table-cell>
          <table:table-cell office:value-type="float" office:value="-31292.901" calcext:value-type="float">
            <text:p>-31292.901</text:p>
          </table:table-cell>
          <table:table-cell table:formula="of:=[.Q4]-[.P4]" office:value-type="float" office:value="11616.688" calcext:value-type="float">
            <text:p>11616.688</text:p>
          </table:table-cell>
          <table:table-cell/>
          <table:table-cell office:value-type="float" office:value="86254" calcext:value-type="float">
            <text:p>86254</text:p>
          </table:table-cell>
          <table:table-cell office:value-type="float" office:value="18072" calcext:value-type="float">
            <text:p>18072</text:p>
          </table:table-cell>
          <table:table-cell office:value-type="float" office:value="0.9859614" calcext:value-type="float">
            <text:p>0.9859614</text:p>
          </table:table-cell>
          <table:table-cell office:value-type="float" office:value="85043" calcext:value-type="float">
            <text:p>85043</text:p>
          </table:table-cell>
          <table:table-cell office:value-type="float" office:value="-39747.304" calcext:value-type="float">
            <text:p>-39747.304</text:p>
          </table:table-cell>
          <table:table-cell office:value-type="float" office:value="-31292.901" calcext:value-type="float">
            <text:p>-31292.901</text:p>
          </table:table-cell>
          <table:table-cell table:formula="of:=[.Y4]-[.X4]" office:value-type="float" office:value="8454.403" calcext:value-type="float">
            <text:p>8454.403</text:p>
          </table:table-cell>
          <table:table-cell/>
          <table:table-cell office:value-type="float" office:value="81788" calcext:value-type="float">
            <text:p>81788</text:p>
          </table:table-cell>
          <table:table-cell office:value-type="float" office:value="36" calcext:value-type="float">
            <text:p>36</text:p>
          </table:table-cell>
          <table:table-cell office:value-type="float" office:value="0.1455099" calcext:value-type="float">
            <text:p>0.1455099</text:p>
          </table:table-cell>
          <table:table-cell office:value-type="float" office:value="455" calcext:value-type="float">
            <text:p>455</text:p>
          </table:table-cell>
          <table:table-cell office:value-type="float" office:value="100.1948998" calcext:value-type="float">
            <text:p>100.1948998</text:p>
          </table:table-cell>
          <table:table-cell office:value-type="float" office:value="8194740" calcext:value-type="float">
            <text:p>8194740</text:p>
          </table:table-cell>
          <table:table-cell office:value-type="float" office:value="821071152" calcext:value-type="float">
            <text:p>821071152</text:p>
          </table:table-cell>
          <table:table-cell office:value-type="float" office:value="-31981.756" calcext:value-type="float">
            <text:p>-31981.756</text:p>
          </table:table-cell>
          <table:table-cell office:value-type="float" office:value="-31292.901" calcext:value-type="float">
            <text:p>-31292.901</text:p>
          </table:table-cell>
          <table:table-cell table:formula="of:=[.AJ4]-[.AI4]" office:value-type="float" office:value="688.855" calcext:value-type="float">
            <text:p>688.855</text:p>
          </table:table-cell>
        </table:table-row>
        <table:table-row table:style-name="ro1">
          <table:table-cell office:value-type="float" office:value="82471" calcext:value-type="float">
            <text:p>82471</text:p>
          </table:table-cell>
          <table:table-cell office:value-type="float" office:value="1409" calcext:value-type="float">
            <text:p>1409</text:p>
          </table:table-cell>
          <table:table-cell office:value-type="float" office:value="12.9890969" calcext:value-type="float">
            <text:p>12.9890969</text:p>
          </table:table-cell>
          <table:table-cell office:value-type="float" office:value="1071223" calcext:value-type="float">
            <text:p>1071223</text:p>
          </table:table-cell>
          <table:table-cell office:value-type="float" office:value="-31947.821" calcext:value-type="float">
            <text:p>-31947.821</text:p>
          </table:table-cell>
          <table:table-cell office:value-type="float" office:value="-31292.901" calcext:value-type="float">
            <text:p>-31292.901</text:p>
          </table:table-cell>
          <table:table-cell table:formula="of:=[.F5]-[.E5]" office:value-type="float" office:value="654.919999999998" calcext:value-type="float">
            <text:p>654.919999999998</text:p>
          </table:table-cell>
          <table:table-cell/>
          <table:table-cell office:value-type="float" office:value="80604" calcext:value-type="float">
            <text:p>80604</text:p>
          </table:table-cell>
          <table:table-cell office:value-type="float" office:value="151564" calcext:value-type="float">
            <text:p>151564</text:p>
          </table:table-cell>
          <table:table-cell office:value-type="float" office:value="10" calcext:value-type="float">
            <text:p>10</text:p>
          </table:table-cell>
          <table:table-cell office:value-type="float" office:value="5034" calcext:value-type="float">
            <text:p>5034</text:p>
          </table:table-cell>
          <table:table-cell office:value-type="float" office:value="10.1720458" calcext:value-type="float">
            <text:p>10.1720458</text:p>
          </table:table-cell>
          <table:table-cell office:value-type="float" office:value="819907" calcext:value-type="float">
            <text:p>819907</text:p>
          </table:table-cell>
          <table:table-cell office:value-type="float" office:value="8199070" calcext:value-type="float">
            <text:p>8199070</text:p>
          </table:table-cell>
          <table:table-cell office:value-type="float" office:value="-43030.064" calcext:value-type="float">
            <text:p>-43030.064</text:p>
          </table:table-cell>
          <table:table-cell office:value-type="float" office:value="-31292.901" calcext:value-type="float">
            <text:p>-31292.901</text:p>
          </table:table-cell>
          <table:table-cell table:formula="of:=[.Q5]-[.P5]" office:value-type="float" office:value="11737.163" calcext:value-type="float">
            <text:p>11737.163</text:p>
          </table:table-cell>
          <table:table-cell/>
          <table:table-cell office:value-type="float" office:value="85428" calcext:value-type="float">
            <text:p>85428</text:p>
          </table:table-cell>
          <table:table-cell office:value-type="float" office:value="11046" calcext:value-type="float">
            <text:p>11046</text:p>
          </table:table-cell>
          <table:table-cell office:value-type="float" office:value="0.9873819" calcext:value-type="float">
            <text:p>0.9873819</text:p>
          </table:table-cell>
          <table:table-cell office:value-type="float" office:value="84350" calcext:value-type="float">
            <text:p>84350</text:p>
          </table:table-cell>
          <table:table-cell office:value-type="float" office:value="-39791.318" calcext:value-type="float">
            <text:p>-39791.318</text:p>
          </table:table-cell>
          <table:table-cell office:value-type="float" office:value="-31292.901" calcext:value-type="float">
            <text:p>-31292.901</text:p>
          </table:table-cell>
          <table:table-cell table:formula="of:=[.Y5]-[.X5]" office:value-type="float" office:value="8498.417" calcext:value-type="float">
            <text:p>8498.417</text:p>
          </table:table-cell>
          <table:table-cell/>
          <table:table-cell office:value-type="float" office:value="83695" calcext:value-type="float">
            <text:p>83695</text:p>
          </table:table-cell>
          <table:table-cell office:value-type="float" office:value="44" calcext:value-type="float">
            <text:p>44</text:p>
          </table:table-cell>
          <table:table-cell office:value-type="float" office:value="0.1641737" calcext:value-type="float">
            <text:p>0.1641737</text:p>
          </table:table-cell>
          <table:table-cell office:value-type="float" office:value="469" calcext:value-type="float">
            <text:p>469</text:p>
          </table:table-cell>
          <table:table-cell office:value-type="float" office:value="84.4293411" calcext:value-type="float">
            <text:p>84.4293411</text:p>
          </table:table-cell>
          <table:table-cell office:value-type="float" office:value="7066313" calcext:value-type="float">
            <text:p>7066313</text:p>
          </table:table-cell>
          <table:table-cell office:value-type="float" office:value="596604150" calcext:value-type="float">
            <text:p>596604150</text:p>
          </table:table-cell>
          <table:table-cell office:value-type="float" office:value="-31968.072" calcext:value-type="float">
            <text:p>-31968.072</text:p>
          </table:table-cell>
          <table:table-cell office:value-type="float" office:value="-31292.901" calcext:value-type="float">
            <text:p>-31292.901</text:p>
          </table:table-cell>
          <table:table-cell table:formula="of:=[.AJ5]-[.AI5]" office:value-type="float" office:value="675.170999999999" calcext:value-type="float">
            <text:p>675.170999999999</text:p>
          </table:table-cell>
        </table:table-row>
        <table:table-row table:style-name="ro1">
          <table:table-cell office:value-type="float" office:value="83851" calcext:value-type="float">
            <text:p>83851</text:p>
          </table:table-cell>
          <table:table-cell office:value-type="float" office:value="1403" calcext:value-type="float">
            <text:p>1403</text:p>
          </table:table-cell>
          <table:table-cell office:value-type="float" office:value="12.4530338" calcext:value-type="float">
            <text:p>12.4530338</text:p>
          </table:table-cell>
          <table:table-cell office:value-type="float" office:value="1044199" calcext:value-type="float">
            <text:p>1044199</text:p>
          </table:table-cell>
          <table:table-cell office:value-type="float" office:value="-31949.333" calcext:value-type="float">
            <text:p>-31949.333</text:p>
          </table:table-cell>
          <table:table-cell office:value-type="float" office:value="-31292.901" calcext:value-type="float">
            <text:p>-31292.901</text:p>
          </table:table-cell>
          <table:table-cell table:formula="of:=[.F6]-[.E6]" office:value-type="float" office:value="656.431999999997" calcext:value-type="float">
            <text:p>656.431999999997</text:p>
          </table:table-cell>
          <table:table-cell/>
          <table:table-cell office:value-type="float" office:value="79726" calcext:value-type="float">
            <text:p>79726</text:p>
          </table:table-cell>
          <table:table-cell office:value-type="float" office:value="151591" calcext:value-type="float">
            <text:p>151591</text:p>
          </table:table-cell>
          <table:table-cell office:value-type="float" office:value="10" calcext:value-type="float">
            <text:p>10</text:p>
          </table:table-cell>
          <table:table-cell office:value-type="float" office:value="4971" calcext:value-type="float">
            <text:p>4971</text:p>
          </table:table-cell>
          <table:table-cell office:value-type="float" office:value="10.1652696" calcext:value-type="float">
            <text:p>10.1652696</text:p>
          </table:table-cell>
          <table:table-cell office:value-type="float" office:value="810436" calcext:value-type="float">
            <text:p>810436</text:p>
          </table:table-cell>
          <table:table-cell office:value-type="float" office:value="8104360" calcext:value-type="float">
            <text:p>8104360</text:p>
          </table:table-cell>
          <table:table-cell office:value-type="float" office:value="-42791.008" calcext:value-type="float">
            <text:p>-42791.008</text:p>
          </table:table-cell>
          <table:table-cell office:value-type="float" office:value="-31292.901" calcext:value-type="float">
            <text:p>-31292.901</text:p>
          </table:table-cell>
          <table:table-cell table:formula="of:=[.Q6]-[.P6]" office:value-type="float" office:value="11498.107" calcext:value-type="float">
            <text:p>11498.107</text:p>
          </table:table-cell>
          <table:table-cell/>
          <table:table-cell office:value-type="float" office:value="85463" calcext:value-type="float">
            <text:p>85463</text:p>
          </table:table-cell>
          <table:table-cell office:value-type="float" office:value="19194" calcext:value-type="float">
            <text:p>19194</text:p>
          </table:table-cell>
          <table:table-cell office:value-type="float" office:value="0.9840924" calcext:value-type="float">
            <text:p>0.9840924</text:p>
          </table:table-cell>
          <table:table-cell office:value-type="float" office:value="84103" calcext:value-type="float">
            <text:p>84103</text:p>
          </table:table-cell>
          <table:table-cell office:value-type="float" office:value="-39797.552" calcext:value-type="float">
            <text:p>-39797.552</text:p>
          </table:table-cell>
          <table:table-cell office:value-type="float" office:value="-31292.901" calcext:value-type="float">
            <text:p>-31292.901</text:p>
          </table:table-cell>
          <table:table-cell table:formula="of:=[.Y6]-[.X6]" office:value-type="float" office:value="8504.651" calcext:value-type="float">
            <text:p>8504.651</text:p>
          </table:table-cell>
          <table:table-cell/>
          <table:table-cell office:value-type="float" office:value="85473" calcext:value-type="float">
            <text:p>85473</text:p>
          </table:table-cell>
          <table:table-cell office:value-type="float" office:value="34" calcext:value-type="float">
            <text:p>34</text:p>
          </table:table-cell>
          <table:table-cell office:value-type="float" office:value="0.1553963" calcext:value-type="float">
            <text:p>0.1553963</text:p>
          </table:table-cell>
          <table:table-cell office:value-type="float" office:value="467" calcext:value-type="float">
            <text:p>467</text:p>
          </table:table-cell>
          <table:table-cell office:value-type="float" office:value="85.5590499" calcext:value-type="float">
            <text:p>85.5590499</text:p>
          </table:table-cell>
          <table:table-cell office:value-type="float" office:value="7312988" calcext:value-type="float">
            <text:p>7312988</text:p>
          </table:table-cell>
          <table:table-cell office:value-type="float" office:value="625692305" calcext:value-type="float">
            <text:p>625692305</text:p>
          </table:table-cell>
          <table:table-cell office:value-type="float" office:value="-31972.475" calcext:value-type="float">
            <text:p>-31972.475</text:p>
          </table:table-cell>
          <table:table-cell office:value-type="float" office:value="-31292.901" calcext:value-type="float">
            <text:p>-31292.901</text:p>
          </table:table-cell>
          <table:table-cell table:formula="of:=[.AJ6]-[.AI6]" office:value-type="float" office:value="679.573999999997" calcext:value-type="float">
            <text:p>679.573999999997</text:p>
          </table:table-cell>
        </table:table-row>
        <table:table-row table:style-name="ro1">
          <table:table-cell office:value-type="float" office:value="82492" calcext:value-type="float">
            <text:p>82492</text:p>
          </table:table-cell>
          <table:table-cell office:value-type="float" office:value="1626" calcext:value-type="float">
            <text:p>1626</text:p>
          </table:table-cell>
          <table:table-cell office:value-type="float" office:value="13.0812461" calcext:value-type="float">
            <text:p>13.0812461</text:p>
          </table:table-cell>
          <table:table-cell office:value-type="float" office:value="1079098" calcext:value-type="float">
            <text:p>1079098</text:p>
          </table:table-cell>
          <table:table-cell office:value-type="float" office:value="-31951.717" calcext:value-type="float">
            <text:p>-31951.717</text:p>
          </table:table-cell>
          <table:table-cell office:value-type="float" office:value="-31292.901" calcext:value-type="float">
            <text:p>-31292.901</text:p>
          </table:table-cell>
          <table:table-cell table:formula="of:=[.F7]-[.E7]" office:value-type="float" office:value="658.815999999999" calcext:value-type="float">
            <text:p>658.815999999999</text:p>
          </table:table-cell>
          <table:table-cell/>
          <table:table-cell office:value-type="float" office:value="80674" calcext:value-type="float">
            <text:p>80674</text:p>
          </table:table-cell>
          <table:table-cell office:value-type="float" office:value="152132" calcext:value-type="float">
            <text:p>152132</text:p>
          </table:table-cell>
          <table:table-cell office:value-type="float" office:value="10" calcext:value-type="float">
            <text:p>10</text:p>
          </table:table-cell>
          <table:table-cell office:value-type="float" office:value="5025" calcext:value-type="float">
            <text:p>5025</text:p>
          </table:table-cell>
          <table:table-cell office:value-type="float" office:value="10.1656494" calcext:value-type="float">
            <text:p>10.1656494</text:p>
          </table:table-cell>
          <table:table-cell office:value-type="float" office:value="820103" calcext:value-type="float">
            <text:p>820103</text:p>
          </table:table-cell>
          <table:table-cell office:value-type="float" office:value="8201030" calcext:value-type="float">
            <text:p>8201030</text:p>
          </table:table-cell>
          <table:table-cell office:value-type="float" office:value="-43034.447" calcext:value-type="float">
            <text:p>-43034.447</text:p>
          </table:table-cell>
          <table:table-cell office:value-type="float" office:value="-31292.901" calcext:value-type="float">
            <text:p>-31292.901</text:p>
          </table:table-cell>
          <table:table-cell table:formula="of:=[.Q7]-[.P7]" office:value-type="float" office:value="11741.546" calcext:value-type="float">
            <text:p>11741.546</text:p>
          </table:table-cell>
          <table:table-cell/>
          <table:table-cell office:value-type="float" office:value="85952" calcext:value-type="float">
            <text:p>85952</text:p>
          </table:table-cell>
          <table:table-cell office:value-type="float" office:value="23774" calcext:value-type="float">
            <text:p>23774</text:p>
          </table:table-cell>
          <table:table-cell office:value-type="float" office:value="0.983169" calcext:value-type="float">
            <text:p>0.983169</text:p>
          </table:table-cell>
          <table:table-cell office:value-type="float" office:value="84505" calcext:value-type="float">
            <text:p>84505</text:p>
          </table:table-cell>
          <table:table-cell office:value-type="float" office:value="-39771.505" calcext:value-type="float">
            <text:p>-39771.505</text:p>
          </table:table-cell>
          <table:table-cell office:value-type="float" office:value="-31292.901" calcext:value-type="float">
            <text:p>-31292.901</text:p>
          </table:table-cell>
          <table:table-cell table:formula="of:=[.Y7]-[.X7]" office:value-type="float" office:value="8478.604" calcext:value-type="float">
            <text:p>8478.604</text:p>
          </table:table-cell>
          <table:table-cell/>
          <table:table-cell office:value-type="float" office:value="84033" calcext:value-type="float">
            <text:p>84033</text:p>
          </table:table-cell>
          <table:table-cell office:value-type="float" office:value="46" calcext:value-type="float">
            <text:p>46</text:p>
          </table:table-cell>
          <table:table-cell office:value-type="float" office:value="0.1344735" calcext:value-type="float">
            <text:p>0.1344735</text:p>
          </table:table-cell>
          <table:table-cell office:value-type="float" office:value="459" calcext:value-type="float">
            <text:p>459</text:p>
          </table:table-cell>
          <table:table-cell office:value-type="float" office:value="104.1661882" calcext:value-type="float">
            <text:p>104.1661882</text:p>
          </table:table-cell>
          <table:table-cell office:value-type="float" office:value="8753397" calcext:value-type="float">
            <text:p>8753397</text:p>
          </table:table-cell>
          <table:table-cell office:value-type="float" office:value="911807999" calcext:value-type="float">
            <text:p>911807999</text:p>
          </table:table-cell>
          <table:table-cell office:value-type="float" office:value="-31983.597" calcext:value-type="float">
            <text:p>-31983.597</text:p>
          </table:table-cell>
          <table:table-cell office:value-type="float" office:value="-31292.901" calcext:value-type="float">
            <text:p>-31292.901</text:p>
          </table:table-cell>
          <table:table-cell table:formula="of:=[.AJ7]-[.AI7]" office:value-type="float" office:value="690.696" calcext:value-type="float">
            <text:p>690.696</text:p>
          </table:table-cell>
        </table:table-row>
        <table:table-row table:style-name="ro1">
          <table:table-cell office:value-type="float" office:value="85449" calcext:value-type="float">
            <text:p>85449</text:p>
          </table:table-cell>
          <table:table-cell office:value-type="float" office:value="1353" calcext:value-type="float">
            <text:p>1353</text:p>
          </table:table-cell>
          <table:table-cell office:value-type="float" office:value="12.2608634" calcext:value-type="float">
            <text:p>12.2608634</text:p>
          </table:table-cell>
          <table:table-cell office:value-type="float" office:value="1047678" calcext:value-type="float">
            <text:p>1047678</text:p>
          </table:table-cell>
          <table:table-cell office:value-type="float" office:value="-31948.774" calcext:value-type="float">
            <text:p>-31948.774</text:p>
          </table:table-cell>
          <table:table-cell office:value-type="float" office:value="-31292.901" calcext:value-type="float">
            <text:p>-31292.901</text:p>
          </table:table-cell>
          <table:table-cell table:formula="of:=[.F8]-[.E8]" office:value-type="float" office:value="655.873" calcext:value-type="float">
            <text:p>655.873</text:p>
          </table:table-cell>
          <table:table-cell/>
          <table:table-cell office:value-type="float" office:value="80880" calcext:value-type="float">
            <text:p>80880</text:p>
          </table:table-cell>
          <table:table-cell office:value-type="float" office:value="151612" calcext:value-type="float">
            <text:p>151612</text:p>
          </table:table-cell>
          <table:table-cell office:value-type="float" office:value="10" calcext:value-type="float">
            <text:p>10</text:p>
          </table:table-cell>
          <table:table-cell office:value-type="float" office:value="4888" calcext:value-type="float">
            <text:p>4888</text:p>
          </table:table-cell>
          <table:table-cell office:value-type="float" office:value="10.1892844" calcext:value-type="float">
            <text:p>10.1892844</text:p>
          </table:table-cell>
          <table:table-cell office:value-type="float" office:value="824109" calcext:value-type="float">
            <text:p>824109</text:p>
          </table:table-cell>
          <table:table-cell office:value-type="float" office:value="8241090" calcext:value-type="float">
            <text:p>8241090</text:p>
          </table:table-cell>
          <table:table-cell office:value-type="float" office:value="-43211.458" calcext:value-type="float">
            <text:p>-43211.458</text:p>
          </table:table-cell>
          <table:table-cell office:value-type="float" office:value="-31292.901" calcext:value-type="float">
            <text:p>-31292.901</text:p>
          </table:table-cell>
          <table:table-cell table:formula="of:=[.Q8]-[.P8]" office:value-type="float" office:value="11918.557" calcext:value-type="float">
            <text:p>11918.557</text:p>
          </table:table-cell>
          <table:table-cell/>
          <table:table-cell office:value-type="float" office:value="85492" calcext:value-type="float">
            <text:p>85492</text:p>
          </table:table-cell>
          <table:table-cell office:value-type="float" office:value="10907" calcext:value-type="float">
            <text:p>10907</text:p>
          </table:table-cell>
          <table:table-cell office:value-type="float" office:value="0.9880854" calcext:value-type="float">
            <text:p>0.9880854</text:p>
          </table:table-cell>
          <table:table-cell office:value-type="float" office:value="84473" calcext:value-type="float">
            <text:p>84473</text:p>
          </table:table-cell>
          <table:table-cell office:value-type="float" office:value="-39787.317" calcext:value-type="float">
            <text:p>-39787.317</text:p>
          </table:table-cell>
          <table:table-cell office:value-type="float" office:value="-31292.901" calcext:value-type="float">
            <text:p>-31292.901</text:p>
          </table:table-cell>
          <table:table-cell table:formula="of:=[.Y8]-[.X8]" office:value-type="float" office:value="8494.416" calcext:value-type="float">
            <text:p>8494.416</text:p>
          </table:table-cell>
          <table:table-cell/>
          <table:table-cell office:value-type="float" office:value="85630" calcext:value-type="float">
            <text:p>85630</text:p>
          </table:table-cell>
          <table:table-cell office:value-type="float" office:value="37" calcext:value-type="float">
            <text:p>37</text:p>
          </table:table-cell>
          <table:table-cell office:value-type="float" office:value="0.1645773" calcext:value-type="float">
            <text:p>0.1645773</text:p>
          </table:table-cell>
          <table:table-cell office:value-type="float" office:value="458" calcext:value-type="float">
            <text:p>458</text:p>
          </table:table-cell>
          <table:table-cell office:value-type="float" office:value="80.6657758" calcext:value-type="float">
            <text:p>80.6657758</text:p>
          </table:table-cell>
          <table:table-cell office:value-type="float" office:value="6907410" calcext:value-type="float">
            <text:p>6907410</text:p>
          </table:table-cell>
          <table:table-cell office:value-type="float" office:value="557191586" calcext:value-type="float">
            <text:p>557191586</text:p>
          </table:table-cell>
          <table:table-cell office:value-type="float" office:value="-31964.357" calcext:value-type="float">
            <text:p>-31964.357</text:p>
          </table:table-cell>
          <table:table-cell office:value-type="float" office:value="-31292.901" calcext:value-type="float">
            <text:p>-31292.901</text:p>
          </table:table-cell>
          <table:table-cell table:formula="of:=[.AJ8]-[.AI8]" office:value-type="float" office:value="671.455999999998" calcext:value-type="float">
            <text:p>671.455999999998</text:p>
          </table:table-cell>
        </table:table-row>
        <table:table-row table:style-name="ro1">
          <table:table-cell office:value-type="float" office:value="81737" calcext:value-type="float">
            <text:p>81737</text:p>
          </table:table-cell>
          <table:table-cell office:value-type="float" office:value="1467" calcext:value-type="float">
            <text:p>1467</text:p>
          </table:table-cell>
          <table:table-cell office:value-type="float" office:value="13.1852909" calcext:value-type="float">
            <text:p>13.1852909</text:p>
          </table:table-cell>
          <table:table-cell office:value-type="float" office:value="1077726" calcext:value-type="float">
            <text:p>1077726</text:p>
          </table:table-cell>
          <table:table-cell office:value-type="float" office:value="-31949.757" calcext:value-type="float">
            <text:p>-31949.757</text:p>
          </table:table-cell>
          <table:table-cell office:value-type="float" office:value="-31292.901" calcext:value-type="float">
            <text:p>-31292.901</text:p>
          </table:table-cell>
          <table:table-cell table:formula="of:=[.F9]-[.E9]" office:value-type="float" office:value="656.856" calcext:value-type="float">
            <text:p>656.856</text:p>
          </table:table-cell>
          <table:table-cell/>
          <table:table-cell office:value-type="float" office:value="80954" calcext:value-type="float">
            <text:p>80954</text:p>
          </table:table-cell>
          <table:table-cell office:value-type="float" office:value="151485" calcext:value-type="float">
            <text:p>151485</text:p>
          </table:table-cell>
          <table:table-cell office:value-type="float" office:value="10" calcext:value-type="float">
            <text:p>10</text:p>
          </table:table-cell>
          <table:table-cell office:value-type="float" office:value="4876" calcext:value-type="float">
            <text:p>4876</text:p>
          </table:table-cell>
          <table:table-cell office:value-type="float" office:value="10.1035003" calcext:value-type="float">
            <text:p>10.1035003</text:p>
          </table:table-cell>
          <table:table-cell office:value-type="float" office:value="817918" calcext:value-type="float">
            <text:p>817918</text:p>
          </table:table-cell>
          <table:table-cell office:value-type="float" office:value="8179180" calcext:value-type="float">
            <text:p>8179180</text:p>
          </table:table-cell>
          <table:table-cell office:value-type="float" office:value="-43046.843" calcext:value-type="float">
            <text:p>-43046.843</text:p>
          </table:table-cell>
          <table:table-cell office:value-type="float" office:value="-31292.901" calcext:value-type="float">
            <text:p>-31292.901</text:p>
          </table:table-cell>
          <table:table-cell table:formula="of:=[.Q9]-[.P9]" office:value-type="float" office:value="11753.942" calcext:value-type="float">
            <text:p>11753.942</text:p>
          </table:table-cell>
          <table:table-cell/>
          <table:table-cell office:value-type="float" office:value="85436" calcext:value-type="float">
            <text:p>85436</text:p>
          </table:table-cell>
          <table:table-cell office:value-type="float" office:value="12678" calcext:value-type="float">
            <text:p>12678</text:p>
          </table:table-cell>
          <table:table-cell office:value-type="float" office:value="0.9867919" calcext:value-type="float">
            <text:p>0.9867919</text:p>
          </table:table-cell>
          <table:table-cell office:value-type="float" office:value="84307" calcext:value-type="float">
            <text:p>84307</text:p>
          </table:table-cell>
          <table:table-cell office:value-type="float" office:value="-39790.197" calcext:value-type="float">
            <text:p>-39790.197</text:p>
          </table:table-cell>
          <table:table-cell office:value-type="float" office:value="-31292.901" calcext:value-type="float">
            <text:p>-31292.901</text:p>
          </table:table-cell>
          <table:table-cell table:formula="of:=[.Y9]-[.X9]" office:value-type="float" office:value="8497.296" calcext:value-type="float">
            <text:p>8497.296</text:p>
          </table:table-cell>
          <table:table-cell/>
          <table:table-cell office:value-type="float" office:value="82153" calcext:value-type="float">
            <text:p>82153</text:p>
          </table:table-cell>
          <table:table-cell office:value-type="float" office:value="32" calcext:value-type="float">
            <text:p>32</text:p>
          </table:table-cell>
          <table:table-cell office:value-type="float" office:value="0.258845" calcext:value-type="float">
            <text:p>0.258845</text:p>
          </table:table-cell>
          <table:table-cell office:value-type="float" office:value="486" calcext:value-type="float">
            <text:p>486</text:p>
          </table:table-cell>
          <table:table-cell office:value-type="float" office:value="50.6768585" calcext:value-type="float">
            <text:p>50.6768585</text:p>
          </table:table-cell>
          <table:table-cell office:value-type="float" office:value="4163255" calcext:value-type="float">
            <text:p>4163255</text:p>
          </table:table-cell>
          <table:table-cell office:value-type="float" office:value="210980684" calcext:value-type="float">
            <text:p>210980684</text:p>
          </table:table-cell>
          <table:table-cell office:value-type="float" office:value="-31950.99" calcext:value-type="float">
            <text:p>-31950.99</text:p>
          </table:table-cell>
          <table:table-cell office:value-type="float" office:value="-31292.901" calcext:value-type="float">
            <text:p>-31292.901</text:p>
          </table:table-cell>
          <table:table-cell table:formula="of:=[.AJ9]-[.AI9]" office:value-type="float" office:value="658.089" calcext:value-type="float">
            <text:p>658.089</text:p>
          </table:table-cell>
        </table:table-row>
        <table:table-row table:style-name="ro1">
          <table:table-cell office:value-type="float" office:value="82581" calcext:value-type="float">
            <text:p>82581</text:p>
          </table:table-cell>
          <table:table-cell office:value-type="float" office:value="1864" calcext:value-type="float">
            <text:p>1864</text:p>
          </table:table-cell>
          <table:table-cell office:value-type="float" office:value="13.1468862" calcext:value-type="float">
            <text:p>13.1468862</text:p>
          </table:table-cell>
          <table:table-cell office:value-type="float" office:value="1085683" calcext:value-type="float">
            <text:p>1085683</text:p>
          </table:table-cell>
          <table:table-cell office:value-type="float" office:value="-31948.36" calcext:value-type="float">
            <text:p>-31948.36</text:p>
          </table:table-cell>
          <table:table-cell office:value-type="float" office:value="-31292.901" calcext:value-type="float">
            <text:p>-31292.901</text:p>
          </table:table-cell>
          <table:table-cell table:formula="of:=[.F10]-[.E10]" office:value-type="float" office:value="655.458999999999" calcext:value-type="float">
            <text:p>655.458999999999</text:p>
          </table:table-cell>
          <table:table-cell/>
          <table:table-cell office:value-type="float" office:value="80759" calcext:value-type="float">
            <text:p>80759</text:p>
          </table:table-cell>
          <table:table-cell office:value-type="float" office:value="151468" calcext:value-type="float">
            <text:p>151468</text:p>
          </table:table-cell>
          <table:table-cell office:value-type="float" office:value="10" calcext:value-type="float">
            <text:p>10</text:p>
          </table:table-cell>
          <table:table-cell office:value-type="float" office:value="4933" calcext:value-type="float">
            <text:p>4933</text:p>
          </table:table-cell>
          <table:table-cell office:value-type="float" office:value="10.1622846" calcext:value-type="float">
            <text:p>10.1622846</text:p>
          </table:table-cell>
          <table:table-cell office:value-type="float" office:value="820695" calcext:value-type="float">
            <text:p>820695</text:p>
          </table:table-cell>
          <table:table-cell office:value-type="float" office:value="8206950" calcext:value-type="float">
            <text:p>8206950</text:p>
          </table:table-cell>
          <table:table-cell office:value-type="float" office:value="-43098.779" calcext:value-type="float">
            <text:p>-43098.779</text:p>
          </table:table-cell>
          <table:table-cell office:value-type="float" office:value="-31292.901" calcext:value-type="float">
            <text:p>-31292.901</text:p>
          </table:table-cell>
          <table:table-cell table:formula="of:=[.Q10]-[.P10]" office:value-type="float" office:value="11805.878" calcext:value-type="float">
            <text:p>11805.878</text:p>
          </table:table-cell>
          <table:table-cell/>
          <table:table-cell office:value-type="float" office:value="85836" calcext:value-type="float">
            <text:p>85836</text:p>
          </table:table-cell>
          <table:table-cell office:value-type="float" office:value="18913" calcext:value-type="float">
            <text:p>18913</text:p>
          </table:table-cell>
          <table:table-cell office:value-type="float" office:value="0.9832015" calcext:value-type="float">
            <text:p>0.9832015</text:p>
          </table:table-cell>
          <table:table-cell office:value-type="float" office:value="84394" calcext:value-type="float">
            <text:p>84394</text:p>
          </table:table-cell>
          <table:table-cell office:value-type="float" office:value="-39780.312" calcext:value-type="float">
            <text:p>-39780.312</text:p>
          </table:table-cell>
          <table:table-cell office:value-type="float" office:value="-31292.901" calcext:value-type="float">
            <text:p>-31292.901</text:p>
          </table:table-cell>
          <table:table-cell table:formula="of:=[.Y10]-[.X10]" office:value-type="float" office:value="8487.411" calcext:value-type="float">
            <text:p>8487.411</text:p>
          </table:table-cell>
          <table:table-cell/>
          <table:table-cell office:value-type="float" office:value="85432" calcext:value-type="float">
            <text:p>85432</text:p>
          </table:table-cell>
          <table:table-cell office:value-type="float" office:value="35" calcext:value-type="float">
            <text:p>35</text:p>
          </table:table-cell>
          <table:table-cell office:value-type="float" office:value="0.1552488" calcext:value-type="float">
            <text:p>0.1552488</text:p>
          </table:table-cell>
          <table:table-cell office:value-type="float" office:value="460" calcext:value-type="float">
            <text:p>460</text:p>
          </table:table-cell>
          <table:table-cell office:value-type="float" office:value="88.2251373" calcext:value-type="float">
            <text:p>88.2251373</text:p>
          </table:table-cell>
          <table:table-cell office:value-type="float" office:value="7537249" calcext:value-type="float">
            <text:p>7537249</text:p>
          </table:table-cell>
          <table:table-cell office:value-type="float" office:value="664974827" calcext:value-type="float">
            <text:p>664974827</text:p>
          </table:table-cell>
          <table:table-cell office:value-type="float" office:value="-31975.664" calcext:value-type="float">
            <text:p>-31975.664</text:p>
          </table:table-cell>
          <table:table-cell office:value-type="float" office:value="-31292.901" calcext:value-type="float">
            <text:p>-31292.901</text:p>
          </table:table-cell>
          <table:table-cell table:formula="of:=[.AJ10]-[.AI10]" office:value-type="float" office:value="682.762999999999" calcext:value-type="float">
            <text:p>682.762999999999</text:p>
          </table:table-cell>
        </table:table-row>
        <table:table-row table:style-name="ro1">
          <table:table-cell office:value-type="float" office:value="83526" calcext:value-type="float">
            <text:p>83526</text:p>
          </table:table-cell>
          <table:table-cell office:value-type="float" office:value="1428" calcext:value-type="float">
            <text:p>1428</text:p>
          </table:table-cell>
          <table:table-cell office:value-type="float" office:value="12.757509" calcext:value-type="float">
            <text:p>12.757509</text:p>
          </table:table-cell>
          <table:table-cell office:value-type="float" office:value="1065583" calcext:value-type="float">
            <text:p>1065583</text:p>
          </table:table-cell>
          <table:table-cell office:value-type="float" office:value="-31948.131" calcext:value-type="float">
            <text:p>-31948.131</text:p>
          </table:table-cell>
          <table:table-cell office:value-type="float" office:value="-31292.901" calcext:value-type="float">
            <text:p>-31292.901</text:p>
          </table:table-cell>
          <table:table-cell table:formula="of:=[.F11]-[.E11]" office:value-type="float" office:value="655.23" calcext:value-type="float">
            <text:p>655.23</text:p>
          </table:table-cell>
          <table:table-cell/>
          <table:table-cell office:value-type="float" office:value="80485" calcext:value-type="float">
            <text:p>80485</text:p>
          </table:table-cell>
          <table:table-cell office:value-type="float" office:value="151538" calcext:value-type="float">
            <text:p>151538</text:p>
          </table:table-cell>
          <table:table-cell office:value-type="float" office:value="10" calcext:value-type="float">
            <text:p>10</text:p>
          </table:table-cell>
          <table:table-cell office:value-type="float" office:value="4898" calcext:value-type="float">
            <text:p>4898</text:p>
          </table:table-cell>
          <table:table-cell office:value-type="float" office:value="10.1571736" calcext:value-type="float">
            <text:p>10.1571736</text:p>
          </table:table-cell>
          <table:table-cell office:value-type="float" office:value="817500" calcext:value-type="float">
            <text:p>817500</text:p>
          </table:table-cell>
          <table:table-cell office:value-type="float" office:value="8175000" calcext:value-type="float">
            <text:p>8175000</text:p>
          </table:table-cell>
          <table:table-cell office:value-type="float" office:value="-43019.527" calcext:value-type="float">
            <text:p>-43019.527</text:p>
          </table:table-cell>
          <table:table-cell office:value-type="float" office:value="-31292.901" calcext:value-type="float">
            <text:p>-31292.901</text:p>
          </table:table-cell>
          <table:table-cell table:formula="of:=[.Q11]-[.P11]" office:value-type="float" office:value="11726.626" calcext:value-type="float">
            <text:p>11726.626</text:p>
          </table:table-cell>
          <table:table-cell/>
          <table:table-cell office:value-type="float" office:value="85400" calcext:value-type="float">
            <text:p>85400</text:p>
          </table:table-cell>
          <table:table-cell office:value-type="float" office:value="21683" calcext:value-type="float">
            <text:p>21683</text:p>
          </table:table-cell>
          <table:table-cell office:value-type="float" office:value="0.9831156" calcext:value-type="float">
            <text:p>0.9831156</text:p>
          </table:table-cell>
          <table:table-cell office:value-type="float" office:value="83958" calcext:value-type="float">
            <text:p>83958</text:p>
          </table:table-cell>
          <table:table-cell office:value-type="float" office:value="-39800.795" calcext:value-type="float">
            <text:p>-39800.795</text:p>
          </table:table-cell>
          <table:table-cell office:value-type="float" office:value="-31292.901" calcext:value-type="float">
            <text:p>-31292.901</text:p>
          </table:table-cell>
          <table:table-cell table:formula="of:=[.Y11]-[.X11]" office:value-type="float" office:value="8507.894" calcext:value-type="float">
            <text:p>8507.894</text:p>
          </table:table-cell>
          <table:table-cell/>
          <table:table-cell office:value-type="float" office:value="85259" calcext:value-type="float">
            <text:p>85259</text:p>
          </table:table-cell>
          <table:table-cell office:value-type="float" office:value="52" calcext:value-type="float">
            <text:p>52</text:p>
          </table:table-cell>
          <table:table-cell office:value-type="float" office:value="0.1462819" calcext:value-type="float">
            <text:p>0.1462819</text:p>
          </table:table-cell>
          <table:table-cell office:value-type="float" office:value="456" calcext:value-type="float">
            <text:p>456</text:p>
          </table:table-cell>
          <table:table-cell office:value-type="float" office:value="93.5057835" calcext:value-type="float">
            <text:p>93.5057835</text:p>
          </table:table-cell>
          <table:table-cell office:value-type="float" office:value="7972209" calcext:value-type="float">
            <text:p>7972209</text:p>
          </table:table-cell>
          <table:table-cell office:value-type="float" office:value="745447648" calcext:value-type="float">
            <text:p>745447648</text:p>
          </table:table-cell>
          <table:table-cell office:value-type="float" office:value="-31974.272" calcext:value-type="float">
            <text:p>-31974.272</text:p>
          </table:table-cell>
          <table:table-cell office:value-type="float" office:value="-31292.901" calcext:value-type="float">
            <text:p>-31292.901</text:p>
          </table:table-cell>
          <table:table-cell table:formula="of:=[.AJ11]-[.AI11]" office:value-type="float" office:value="681.370999999999" calcext:value-type="float">
            <text:p>681.370999999999</text:p>
          </table:table-cell>
        </table:table-row>
        <table:table-row table:style-name="ro1">
          <table:table-cell office:value-type="float" office:value="85761" calcext:value-type="float">
            <text:p>85761</text:p>
          </table:table-cell>
          <table:table-cell office:value-type="float" office:value="1797" calcext:value-type="float">
            <text:p>1797</text:p>
          </table:table-cell>
          <table:table-cell office:value-type="float" office:value="12.7026139" calcext:value-type="float">
            <text:p>12.7026139</text:p>
          </table:table-cell>
          <table:table-cell office:value-type="float" office:value="1089388" calcext:value-type="float">
            <text:p>1089388</text:p>
          </table:table-cell>
          <table:table-cell office:value-type="float" office:value="-31947.025" calcext:value-type="float">
            <text:p>-31947.025</text:p>
          </table:table-cell>
          <table:table-cell office:value-type="float" office:value="-31292.901" calcext:value-type="float">
            <text:p>-31292.901</text:p>
          </table:table-cell>
          <table:table-cell table:formula="of:=[.F12]-[.E12]" office:value-type="float" office:value="654.124" calcext:value-type="float">
            <text:p>654.124</text:p>
          </table:table-cell>
          <table:table-cell/>
          <table:table-cell office:value-type="float" office:value="80871" calcext:value-type="float">
            <text:p>80871</text:p>
          </table:table-cell>
          <table:table-cell office:value-type="float" office:value="151491" calcext:value-type="float">
            <text:p>151491</text:p>
          </table:table-cell>
          <table:table-cell office:value-type="float" office:value="10" calcext:value-type="float">
            <text:p>10</text:p>
          </table:table-cell>
          <table:table-cell office:value-type="float" office:value="4849" calcext:value-type="float">
            <text:p>4849</text:p>
          </table:table-cell>
          <table:table-cell office:value-type="float" office:value="10.146779" calcext:value-type="float">
            <text:p>10.146779</text:p>
          </table:table-cell>
          <table:table-cell office:value-type="float" office:value="820580" calcext:value-type="float">
            <text:p>820580</text:p>
          </table:table-cell>
          <table:table-cell office:value-type="float" office:value="8205800" calcext:value-type="float">
            <text:p>8205800</text:p>
          </table:table-cell>
          <table:table-cell office:value-type="float" office:value="-43125.989" calcext:value-type="float">
            <text:p>-43125.989</text:p>
          </table:table-cell>
          <table:table-cell office:value-type="float" office:value="-31292.901" calcext:value-type="float">
            <text:p>-31292.901</text:p>
          </table:table-cell>
          <table:table-cell table:formula="of:=[.Q12]-[.P12]" office:value-type="float" office:value="11833.088" calcext:value-type="float">
            <text:p>11833.088</text:p>
          </table:table-cell>
          <table:table-cell/>
          <table:table-cell office:value-type="float" office:value="85484" calcext:value-type="float">
            <text:p>85484</text:p>
          </table:table-cell>
          <table:table-cell office:value-type="float" office:value="21928" calcext:value-type="float">
            <text:p>21928</text:p>
          </table:table-cell>
          <table:table-cell office:value-type="float" office:value="0.9868161" calcext:value-type="float">
            <text:p>0.9868161</text:p>
          </table:table-cell>
          <table:table-cell office:value-type="float" office:value="84356" calcext:value-type="float">
            <text:p>84356</text:p>
          </table:table-cell>
          <table:table-cell office:value-type="float" office:value="-39786.229" calcext:value-type="float">
            <text:p>-39786.229</text:p>
          </table:table-cell>
          <table:table-cell office:value-type="float" office:value="-31292.901" calcext:value-type="float">
            <text:p>-31292.901</text:p>
          </table:table-cell>
          <table:table-cell table:formula="of:=[.Y12]-[.X12]" office:value-type="float" office:value="8493.328" calcext:value-type="float">
            <text:p>8493.328</text:p>
          </table:table-cell>
          <table:table-cell/>
          <table:table-cell office:value-type="float" office:value="85435" calcext:value-type="float">
            <text:p>85435</text:p>
          </table:table-cell>
          <table:table-cell office:value-type="float" office:value="35" calcext:value-type="float">
            <text:p>35</text:p>
          </table:table-cell>
          <table:table-cell office:value-type="float" office:value="0.1350192" calcext:value-type="float">
            <text:p>0.1350192</text:p>
          </table:table-cell>
          <table:table-cell office:value-type="float" office:value="456" calcext:value-type="float">
            <text:p>456</text:p>
          </table:table-cell>
          <table:table-cell office:value-type="float" office:value="104.6063407" calcext:value-type="float">
            <text:p>104.6063407</text:p>
          </table:table-cell>
          <table:table-cell office:value-type="float" office:value="8937042" calcext:value-type="float">
            <text:p>8937042</text:p>
          </table:table-cell>
          <table:table-cell office:value-type="float" office:value="934871260" calcext:value-type="float">
            <text:p>934871260</text:p>
          </table:table-cell>
          <table:table-cell office:value-type="float" office:value="-31986.387" calcext:value-type="float">
            <text:p>-31986.387</text:p>
          </table:table-cell>
          <table:table-cell office:value-type="float" office:value="-31292.901" calcext:value-type="float">
            <text:p>-31292.901</text:p>
          </table:table-cell>
          <table:table-cell table:formula="of:=[.AJ12]-[.AI12]" office:value-type="float" office:value="693.485999999997" calcext:value-type="float">
            <text:p>693.485999999997</text:p>
          </table:table-cell>
        </table:table-row>
        <table:table-row table:style-name="ro1">
          <table:table-cell office:value-type="float" office:value="82658" calcext:value-type="float">
            <text:p>82658</text:p>
          </table:table-cell>
          <table:table-cell office:value-type="float" office:value="1333" calcext:value-type="float">
            <text:p>1333</text:p>
          </table:table-cell>
          <table:table-cell office:value-type="float" office:value="12.5798923" calcext:value-type="float">
            <text:p>12.5798923</text:p>
          </table:table-cell>
          <table:table-cell office:value-type="float" office:value="1039828" calcext:value-type="float">
            <text:p>1039828</text:p>
          </table:table-cell>
          <table:table-cell office:value-type="float" office:value="-31952.165" calcext:value-type="float">
            <text:p>-31952.165</text:p>
          </table:table-cell>
          <table:table-cell office:value-type="float" office:value="-31292.901" calcext:value-type="float">
            <text:p>-31292.901</text:p>
          </table:table-cell>
          <table:table-cell table:formula="of:=[.F13]-[.E13]" office:value-type="float" office:value="659.263999999999" calcext:value-type="float">
            <text:p>659.263999999999</text:p>
          </table:table-cell>
          <table:table-cell/>
          <table:table-cell office:value-type="float" office:value="80833" calcext:value-type="float">
            <text:p>80833</text:p>
          </table:table-cell>
          <table:table-cell office:value-type="float" office:value="151585" calcext:value-type="float">
            <text:p>151585</text:p>
          </table:table-cell>
          <table:table-cell office:value-type="float" office:value="10" calcext:value-type="float">
            <text:p>10</text:p>
          </table:table-cell>
          <table:table-cell office:value-type="float" office:value="4914" calcext:value-type="float">
            <text:p>4914</text:p>
          </table:table-cell>
          <table:table-cell office:value-type="float" office:value="10.1913188" calcext:value-type="float">
            <text:p>10.1913188</text:p>
          </table:table-cell>
          <table:table-cell office:value-type="float" office:value="823794" calcext:value-type="float">
            <text:p>823794</text:p>
          </table:table-cell>
          <table:table-cell office:value-type="float" office:value="8237940" calcext:value-type="float">
            <text:p>8237940</text:p>
          </table:table-cell>
          <table:table-cell office:value-type="float" office:value="-43193.636" calcext:value-type="float">
            <text:p>-43193.636</text:p>
          </table:table-cell>
          <table:table-cell office:value-type="float" office:value="-31292.901" calcext:value-type="float">
            <text:p>-31292.901</text:p>
          </table:table-cell>
          <table:table-cell table:formula="of:=[.Q13]-[.P13]" office:value-type="float" office:value="11900.735" calcext:value-type="float">
            <text:p>11900.735</text:p>
          </table:table-cell>
          <table:table-cell/>
          <table:table-cell office:value-type="float" office:value="85345" calcext:value-type="float">
            <text:p>85345</text:p>
          </table:table-cell>
          <table:table-cell office:value-type="float" office:value="28904" calcext:value-type="float">
            <text:p>28904</text:p>
          </table:table-cell>
          <table:table-cell office:value-type="float" office:value="0.9817888" calcext:value-type="float">
            <text:p>0.9817888</text:p>
          </table:table-cell>
          <table:table-cell office:value-type="float" office:value="83790" calcext:value-type="float">
            <text:p>83790</text:p>
          </table:table-cell>
          <table:table-cell office:value-type="float" office:value="-39807.988" calcext:value-type="float">
            <text:p>-39807.988</text:p>
          </table:table-cell>
          <table:table-cell office:value-type="float" office:value="-31292.901" calcext:value-type="float">
            <text:p>-31292.901</text:p>
          </table:table-cell>
          <table:table-cell table:formula="of:=[.Y13]-[.X13]" office:value-type="float" office:value="8515.087" calcext:value-type="float">
            <text:p>8515.087</text:p>
          </table:table-cell>
          <table:table-cell/>
          <table:table-cell office:value-type="float" office:value="84527" calcext:value-type="float">
            <text:p>84527</text:p>
          </table:table-cell>
          <table:table-cell office:value-type="float" office:value="58" calcext:value-type="float">
            <text:p>58</text:p>
          </table:table-cell>
          <table:table-cell office:value-type="float" office:value="0.1294312" calcext:value-type="float">
            <text:p>0.1294312</text:p>
          </table:table-cell>
          <table:table-cell office:value-type="float" office:value="458" calcext:value-type="float">
            <text:p>458</text:p>
          </table:table-cell>
          <table:table-cell office:value-type="float" office:value="108.2108374" calcext:value-type="float">
            <text:p>108.2108374</text:p>
          </table:table-cell>
          <table:table-cell office:value-type="float" office:value="9146737" calcext:value-type="float">
            <text:p>9146737</text:p>
          </table:table-cell>
          <table:table-cell office:value-type="float" office:value="989776069" calcext:value-type="float">
            <text:p>989776069</text:p>
          </table:table-cell>
          <table:table-cell office:value-type="float" office:value="-31985.993" calcext:value-type="float">
            <text:p>-31985.993</text:p>
          </table:table-cell>
          <table:table-cell office:value-type="float" office:value="-31292.901" calcext:value-type="float">
            <text:p>-31292.901</text:p>
          </table:table-cell>
          <table:table-cell table:formula="of:=[.AJ13]-[.AI13]" office:value-type="float" office:value="693.091999999997" calcext:value-type="float">
            <text:p>693.091999999997</text:p>
          </table:table-cell>
        </table:table-row>
        <table:table-row table:style-name="ro1">
          <table:table-cell office:value-type="float" office:value="84382" calcext:value-type="float">
            <text:p>84382</text:p>
          </table:table-cell>
          <table:table-cell office:value-type="float" office:value="2126" calcext:value-type="float">
            <text:p>2126</text:p>
          </table:table-cell>
          <table:table-cell office:value-type="float" office:value="13.0917194" calcext:value-type="float">
            <text:p>13.0917194</text:p>
          </table:table-cell>
          <table:table-cell office:value-type="float" office:value="1104705" calcext:value-type="float">
            <text:p>1104705</text:p>
          </table:table-cell>
          <table:table-cell office:value-type="float" office:value="-31949.753" calcext:value-type="float">
            <text:p>-31949.753</text:p>
          </table:table-cell>
          <table:table-cell office:value-type="float" office:value="-31292.901" calcext:value-type="float">
            <text:p>-31292.901</text:p>
          </table:table-cell>
          <table:table-cell table:formula="of:=[.F14]-[.E14]" office:value-type="float" office:value="656.851999999999" calcext:value-type="float">
            <text:p>656.851999999999</text:p>
          </table:table-cell>
          <table:table-cell/>
          <table:table-cell office:value-type="float" office:value="80271" calcext:value-type="float">
            <text:p>80271</text:p>
          </table:table-cell>
          <table:table-cell office:value-type="float" office:value="151543" calcext:value-type="float">
            <text:p>151543</text:p>
          </table:table-cell>
          <table:table-cell office:value-type="float" office:value="10" calcext:value-type="float">
            <text:p>10</text:p>
          </table:table-cell>
          <table:table-cell office:value-type="float" office:value="5001" calcext:value-type="float">
            <text:p>5001</text:p>
          </table:table-cell>
          <table:table-cell office:value-type="float" office:value="10.1793443" calcext:value-type="float">
            <text:p>10.1793443</text:p>
          </table:table-cell>
          <table:table-cell office:value-type="float" office:value="817106" calcext:value-type="float">
            <text:p>817106</text:p>
          </table:table-cell>
          <table:table-cell office:value-type="float" office:value="8171060" calcext:value-type="float">
            <text:p>8171060</text:p>
          </table:table-cell>
          <table:table-cell office:value-type="float" office:value="-42969.764" calcext:value-type="float">
            <text:p>-42969.764</text:p>
          </table:table-cell>
          <table:table-cell office:value-type="float" office:value="-31292.901" calcext:value-type="float">
            <text:p>-31292.901</text:p>
          </table:table-cell>
          <table:table-cell table:formula="of:=[.Q14]-[.P14]" office:value-type="float" office:value="11676.863" calcext:value-type="float">
            <text:p>11676.863</text:p>
          </table:table-cell>
          <table:table-cell/>
          <table:table-cell office:value-type="float" office:value="86253" calcext:value-type="float">
            <text:p>86253</text:p>
          </table:table-cell>
          <table:table-cell office:value-type="float" office:value="14595" calcext:value-type="float">
            <text:p>14595</text:p>
          </table:table-cell>
          <table:table-cell office:value-type="float" office:value="0.9901794" calcext:value-type="float">
            <text:p>0.9901794</text:p>
          </table:table-cell>
          <table:table-cell office:value-type="float" office:value="85405" calcext:value-type="float">
            <text:p>85405</text:p>
          </table:table-cell>
          <table:table-cell office:value-type="float" office:value="-39736.524" calcext:value-type="float">
            <text:p>-39736.524</text:p>
          </table:table-cell>
          <table:table-cell office:value-type="float" office:value="-31292.901" calcext:value-type="float">
            <text:p>-31292.901</text:p>
          </table:table-cell>
          <table:table-cell table:formula="of:=[.Y14]-[.X14]" office:value-type="float" office:value="8443.623" calcext:value-type="float">
            <text:p>8443.623</text:p>
          </table:table-cell>
          <table:table-cell/>
          <table:table-cell office:value-type="float" office:value="81477" calcext:value-type="float">
            <text:p>81477</text:p>
          </table:table-cell>
          <table:table-cell office:value-type="float" office:value="34" calcext:value-type="float">
            <text:p>34</text:p>
          </table:table-cell>
          <table:table-cell office:value-type="float" office:value="0.1431816" calcext:value-type="float">
            <text:p>0.1431816</text:p>
          </table:table-cell>
          <table:table-cell office:value-type="float" office:value="456" calcext:value-type="float">
            <text:p>456</text:p>
          </table:table-cell>
          <table:table-cell office:value-type="float" office:value="101.9546762" calcext:value-type="float">
            <text:p>101.9546762</text:p>
          </table:table-cell>
          <table:table-cell office:value-type="float" office:value="8306961" calcext:value-type="float">
            <text:p>8306961</text:p>
          </table:table-cell>
          <table:table-cell office:value-type="float" office:value="846933518" calcext:value-type="float">
            <text:p>846933518</text:p>
          </table:table-cell>
          <table:table-cell office:value-type="float" office:value="-31984.68" calcext:value-type="float">
            <text:p>-31984.68</text:p>
          </table:table-cell>
          <table:table-cell office:value-type="float" office:value="-31292.901" calcext:value-type="float">
            <text:p>-31292.901</text:p>
          </table:table-cell>
          <table:table-cell table:formula="of:=[.AJ14]-[.AI14]" office:value-type="float" office:value="691.778999999999" calcext:value-type="float">
            <text:p>691.778999999999</text:p>
          </table:table-cell>
        </table:table-row>
        <table:table-row table:style-name="ro1">
          <table:table-cell office:value-type="float" office:value="81214" calcext:value-type="float">
            <text:p>81214</text:p>
          </table:table-cell>
          <table:table-cell office:value-type="float" office:value="1451" calcext:value-type="float">
            <text:p>1451</text:p>
          </table:table-cell>
          <table:table-cell office:value-type="float" office:value="13.253474" calcext:value-type="float">
            <text:p>13.253474</text:p>
          </table:table-cell>
          <table:table-cell office:value-type="float" office:value="1076367" calcext:value-type="float">
            <text:p>1076367</text:p>
          </table:table-cell>
          <table:table-cell office:value-type="float" office:value="-31948.068" calcext:value-type="float">
            <text:p>-31948.068</text:p>
          </table:table-cell>
          <table:table-cell office:value-type="float" office:value="-31292.901" calcext:value-type="float">
            <text:p>-31292.901</text:p>
          </table:table-cell>
          <table:table-cell table:formula="of:=[.F15]-[.E15]" office:value-type="float" office:value="655.166999999998" calcext:value-type="float">
            <text:p>655.166999999998</text:p>
          </table:table-cell>
          <table:table-cell/>
          <table:table-cell office:value-type="float" office:value="80930" calcext:value-type="float">
            <text:p>80930</text:p>
          </table:table-cell>
          <table:table-cell office:value-type="float" office:value="151604" calcext:value-type="float">
            <text:p>151604</text:p>
          </table:table-cell>
          <table:table-cell office:value-type="float" office:value="10" calcext:value-type="float">
            <text:p>10</text:p>
          </table:table-cell>
          <table:table-cell office:value-type="float" office:value="5019" calcext:value-type="float">
            <text:p>5019</text:p>
          </table:table-cell>
          <table:table-cell office:value-type="float" office:value="10.1594639" calcext:value-type="float">
            <text:p>10.1594639</text:p>
          </table:table-cell>
          <table:table-cell office:value-type="float" office:value="822205" calcext:value-type="float">
            <text:p>822205</text:p>
          </table:table-cell>
          <table:table-cell office:value-type="float" office:value="8222050" calcext:value-type="float">
            <text:p>8222050</text:p>
          </table:table-cell>
          <table:table-cell office:value-type="float" office:value="-43118.072" calcext:value-type="float">
            <text:p>-43118.072</text:p>
          </table:table-cell>
          <table:table-cell office:value-type="float" office:value="-31292.901" calcext:value-type="float">
            <text:p>-31292.901</text:p>
          </table:table-cell>
          <table:table-cell table:formula="of:=[.Q15]-[.P15]" office:value-type="float" office:value="11825.171" calcext:value-type="float">
            <text:p>11825.171</text:p>
          </table:table-cell>
          <table:table-cell/>
          <table:table-cell office:value-type="float" office:value="85204" calcext:value-type="float">
            <text:p>85204</text:p>
          </table:table-cell>
          <table:table-cell office:value-type="float" office:value="19229" calcext:value-type="float">
            <text:p>19229</text:p>
          </table:table-cell>
          <table:table-cell office:value-type="float" office:value="0.9830335" calcext:value-type="float">
            <text:p>0.9830335</text:p>
          </table:table-cell>
          <table:table-cell office:value-type="float" office:value="83758" calcext:value-type="float">
            <text:p>83758</text:p>
          </table:table-cell>
          <table:table-cell office:value-type="float" office:value="-39814.713" calcext:value-type="float">
            <text:p>-39814.713</text:p>
          </table:table-cell>
          <table:table-cell office:value-type="float" office:value="-31292.901" calcext:value-type="float">
            <text:p>-31292.901</text:p>
          </table:table-cell>
          <table:table-cell table:formula="of:=[.Y15]-[.X15]" office:value-type="float" office:value="8521.812" calcext:value-type="float">
            <text:p>8521.812</text:p>
          </table:table-cell>
          <table:table-cell/>
          <table:table-cell office:value-type="float" office:value="82266" calcext:value-type="float">
            <text:p>82266</text:p>
          </table:table-cell>
          <table:table-cell office:value-type="float" office:value="55" calcext:value-type="float">
            <text:p>55</text:p>
          </table:table-cell>
          <table:table-cell office:value-type="float" office:value="0.1330942" calcext:value-type="float">
            <text:p>0.1330942</text:p>
          </table:table-cell>
          <table:table-cell office:value-type="float" office:value="478" calcext:value-type="float">
            <text:p>478</text:p>
          </table:table-cell>
          <table:table-cell office:value-type="float" office:value="109.9667598" calcext:value-type="float">
            <text:p>109.9667598</text:p>
          </table:table-cell>
          <table:table-cell office:value-type="float" office:value="9046525" calcext:value-type="float">
            <text:p>9046525</text:p>
          </table:table-cell>
          <table:table-cell office:value-type="float" office:value="994817041" calcext:value-type="float">
            <text:p>994817041</text:p>
          </table:table-cell>
          <table:table-cell office:value-type="float" office:value="-31991.192" calcext:value-type="float">
            <text:p>-31991.192</text:p>
          </table:table-cell>
          <table:table-cell office:value-type="float" office:value="-31292.901" calcext:value-type="float">
            <text:p>-31292.901</text:p>
          </table:table-cell>
          <table:table-cell table:formula="of:=[.AJ15]-[.AI15]" office:value-type="float" office:value="698.290999999997" calcext:value-type="float">
            <text:p>698.290999999997</text:p>
          </table:table-cell>
        </table:table-row>
        <table:table-row table:style-name="ro1">
          <table:table-cell office:value-type="float" office:value="84222" calcext:value-type="float">
            <text:p>84222</text:p>
          </table:table-cell>
          <table:table-cell office:value-type="float" office:value="2142" calcext:value-type="float">
            <text:p>2142</text:p>
          </table:table-cell>
          <table:table-cell office:value-type="float" office:value="13.3659538" calcext:value-type="float">
            <text:p>13.3659538</text:p>
          </table:table-cell>
          <table:table-cell office:value-type="float" office:value="1125707" calcext:value-type="float">
            <text:p>1125707</text:p>
          </table:table-cell>
          <table:table-cell office:value-type="float" office:value="-31949.872" calcext:value-type="float">
            <text:p>-31949.872</text:p>
          </table:table-cell>
          <table:table-cell office:value-type="float" office:value="-31292.901" calcext:value-type="float">
            <text:p>-31292.901</text:p>
          </table:table-cell>
          <table:table-cell table:formula="of:=[.F16]-[.E16]" office:value-type="float" office:value="656.970999999998" calcext:value-type="float">
            <text:p>656.970999999998</text:p>
          </table:table-cell>
          <table:table-cell/>
          <table:table-cell office:value-type="float" office:value="80790" calcext:value-type="float">
            <text:p>80790</text:p>
          </table:table-cell>
          <table:table-cell office:value-type="float" office:value="151576" calcext:value-type="float">
            <text:p>151576</text:p>
          </table:table-cell>
          <table:table-cell office:value-type="float" office:value="10" calcext:value-type="float">
            <text:p>10</text:p>
          </table:table-cell>
          <table:table-cell office:value-type="float" office:value="4991" calcext:value-type="float">
            <text:p>4991</text:p>
          </table:table-cell>
          <table:table-cell office:value-type="float" office:value="10.1498897" calcext:value-type="float">
            <text:p>10.1498897</text:p>
          </table:table-cell>
          <table:table-cell office:value-type="float" office:value="820009" calcext:value-type="float">
            <text:p>820009</text:p>
          </table:table-cell>
          <table:table-cell office:value-type="float" office:value="8200090" calcext:value-type="float">
            <text:p>8200090</text:p>
          </table:table-cell>
          <table:table-cell office:value-type="float" office:value="-43056.55" calcext:value-type="float">
            <text:p>-43056.55</text:p>
          </table:table-cell>
          <table:table-cell office:value-type="float" office:value="-31292.901" calcext:value-type="float">
            <text:p>-31292.901</text:p>
          </table:table-cell>
          <table:table-cell table:formula="of:=[.Q16]-[.P16]" office:value-type="float" office:value="11763.649" calcext:value-type="float">
            <text:p>11763.649</text:p>
          </table:table-cell>
          <table:table-cell/>
          <table:table-cell office:value-type="float" office:value="85322" calcext:value-type="float">
            <text:p>85322</text:p>
          </table:table-cell>
          <table:table-cell office:value-type="float" office:value="13666" calcext:value-type="float">
            <text:p>13666</text:p>
          </table:table-cell>
          <table:table-cell office:value-type="float" office:value="0.9890979" calcext:value-type="float">
            <text:p>0.9890979</text:p>
          </table:table-cell>
          <table:table-cell office:value-type="float" office:value="84391" calcext:value-type="float">
            <text:p>84391</text:p>
          </table:table-cell>
          <table:table-cell office:value-type="float" office:value="-39790.221" calcext:value-type="float">
            <text:p>-39790.221</text:p>
          </table:table-cell>
          <table:table-cell office:value-type="float" office:value="-31292.901" calcext:value-type="float">
            <text:p>-31292.901</text:p>
          </table:table-cell>
          <table:table-cell table:formula="of:=[.Y16]-[.X16]" office:value-type="float" office:value="8497.32" calcext:value-type="float">
            <text:p>8497.32</text:p>
          </table:table-cell>
          <table:table-cell/>
          <table:table-cell office:value-type="float" office:value="84962" calcext:value-type="float">
            <text:p>84962</text:p>
          </table:table-cell>
          <table:table-cell office:value-type="float" office:value="37" calcext:value-type="float">
            <text:p>37</text:p>
          </table:table-cell>
          <table:table-cell office:value-type="float" office:value="0.1648147" calcext:value-type="float">
            <text:p>0.1648147</text:p>
          </table:table-cell>
          <table:table-cell office:value-type="float" office:value="471" calcext:value-type="float">
            <text:p>471</text:p>
          </table:table-cell>
          <table:table-cell office:value-type="float" office:value="83.8858316" calcext:value-type="float">
            <text:p>83.8858316</text:p>
          </table:table-cell>
          <table:table-cell office:value-type="float" office:value="7127108" calcext:value-type="float">
            <text:p>7127108</text:p>
          </table:table-cell>
          <table:table-cell office:value-type="float" office:value="597863381" calcext:value-type="float">
            <text:p>597863381</text:p>
          </table:table-cell>
          <table:table-cell office:value-type="float" office:value="-31971.326" calcext:value-type="float">
            <text:p>-31971.326</text:p>
          </table:table-cell>
          <table:table-cell office:value-type="float" office:value="-31292.901" calcext:value-type="float">
            <text:p>-31292.901</text:p>
          </table:table-cell>
          <table:table-cell table:formula="of:=[.AJ16]-[.AI16]" office:value-type="float" office:value="678.424999999999" calcext:value-type="float">
            <text:p>678.424999999999</text:p>
          </table:table-cell>
        </table:table-row>
        <table:table-row table:style-name="ro1">
          <table:table-cell office:value-type="float" office:value="85490" calcext:value-type="float">
            <text:p>85490</text:p>
          </table:table-cell>
          <table:table-cell office:value-type="float" office:value="1750" calcext:value-type="float">
            <text:p>1750</text:p>
          </table:table-cell>
          <table:table-cell office:value-type="float" office:value="12.5487606" calcext:value-type="float">
            <text:p>12.5487606</text:p>
          </table:table-cell>
          <table:table-cell office:value-type="float" office:value="1072793" calcext:value-type="float">
            <text:p>1072793</text:p>
          </table:table-cell>
          <table:table-cell office:value-type="float" office:value="-31947.6" calcext:value-type="float">
            <text:p>-31947.6</text:p>
          </table:table-cell>
          <table:table-cell office:value-type="float" office:value="-31292.901" calcext:value-type="float">
            <text:p>-31292.901</text:p>
          </table:table-cell>
          <table:table-cell table:formula="of:=[.F17]-[.E17]" office:value-type="float" office:value="654.698999999997" calcext:value-type="float">
            <text:p>654.698999999997</text:p>
          </table:table-cell>
          <table:table-cell/>
          <table:table-cell office:value-type="float" office:value="80230" calcext:value-type="float">
            <text:p>80230</text:p>
          </table:table-cell>
          <table:table-cell office:value-type="float" office:value="152114" calcext:value-type="float">
            <text:p>152114</text:p>
          </table:table-cell>
          <table:table-cell office:value-type="float" office:value="10" calcext:value-type="float">
            <text:p>10</text:p>
          </table:table-cell>
          <table:table-cell office:value-type="float" office:value="5026" calcext:value-type="float">
            <text:p>5026</text:p>
          </table:table-cell>
          <table:table-cell office:value-type="float" office:value="10.1220009" calcext:value-type="float">
            <text:p>10.1220009</text:p>
          </table:table-cell>
          <table:table-cell office:value-type="float" office:value="812088" calcext:value-type="float">
            <text:p>812088</text:p>
          </table:table-cell>
          <table:table-cell office:value-type="float" office:value="8120880" calcext:value-type="float">
            <text:p>8120880</text:p>
          </table:table-cell>
          <table:table-cell office:value-type="float" office:value="-42815.4" calcext:value-type="float">
            <text:p>-42815.4</text:p>
          </table:table-cell>
          <table:table-cell office:value-type="float" office:value="-31292.901" calcext:value-type="float">
            <text:p>-31292.901</text:p>
          </table:table-cell>
          <table:table-cell table:formula="of:=[.Q17]-[.P17]" office:value-type="float" office:value="11522.499" calcext:value-type="float">
            <text:p>11522.499</text:p>
          </table:table-cell>
          <table:table-cell/>
          <table:table-cell office:value-type="float" office:value="85434" calcext:value-type="float">
            <text:p>85434</text:p>
          </table:table-cell>
          <table:table-cell office:value-type="float" office:value="23971" calcext:value-type="float">
            <text:p>23971</text:p>
          </table:table-cell>
          <table:table-cell office:value-type="float" office:value="0.9854986" calcext:value-type="float">
            <text:p>0.9854986</text:p>
          </table:table-cell>
          <table:table-cell office:value-type="float" office:value="84195" calcext:value-type="float">
            <text:p>84195</text:p>
          </table:table-cell>
          <table:table-cell office:value-type="float" office:value="-39790.348" calcext:value-type="float">
            <text:p>-39790.348</text:p>
          </table:table-cell>
          <table:table-cell office:value-type="float" office:value="-31292.901" calcext:value-type="float">
            <text:p>-31292.901</text:p>
          </table:table-cell>
          <table:table-cell table:formula="of:=[.Y17]-[.X17]" office:value-type="float" office:value="8497.447" calcext:value-type="float">
            <text:p>8497.447</text:p>
          </table:table-cell>
          <table:table-cell/>
          <table:table-cell office:value-type="float" office:value="82555" calcext:value-type="float">
            <text:p>82555</text:p>
          </table:table-cell>
          <table:table-cell office:value-type="float" office:value="41" calcext:value-type="float">
            <text:p>41</text:p>
          </table:table-cell>
          <table:table-cell office:value-type="float" office:value="0.6407808" calcext:value-type="float">
            <text:p>0.6407808</text:p>
          </table:table-cell>
          <table:table-cell office:value-type="float" office:value="983" calcext:value-type="float">
            <text:p>983</text:p>
          </table:table-cell>
          <table:table-cell office:value-type="float" office:value="20.5960201" calcext:value-type="float">
            <text:p>20.5960201</text:p>
          </table:table-cell>
          <table:table-cell office:value-type="float" office:value="1700304" calcext:value-type="float">
            <text:p>1700304</text:p>
          </table:table-cell>
          <table:table-cell office:value-type="float" office:value="35019495" calcext:value-type="float">
            <text:p>35019495</text:p>
          </table:table-cell>
          <table:table-cell office:value-type="float" office:value="-31946.493" calcext:value-type="float">
            <text:p>-31946.493</text:p>
          </table:table-cell>
          <table:table-cell office:value-type="float" office:value="-31292.901" calcext:value-type="float">
            <text:p>-31292.901</text:p>
          </table:table-cell>
          <table:table-cell table:formula="of:=[.AJ17]-[.AI17]" office:value-type="float" office:value="653.591999999997" calcext:value-type="float">
            <text:p>653.591999999997</text:p>
          </table:table-cell>
        </table:table-row>
        <table:table-row table:style-name="ro1">
          <table:table-cell office:value-type="float" office:value="84480" calcext:value-type="float">
            <text:p>84480</text:p>
          </table:table-cell>
          <table:table-cell office:value-type="float" office:value="1777" calcext:value-type="float">
            <text:p>1777</text:p>
          </table:table-cell>
          <table:table-cell office:value-type="float" office:value="12.4958426" calcext:value-type="float">
            <text:p>12.4958426</text:p>
          </table:table-cell>
          <table:table-cell office:value-type="float" office:value="1055648" calcext:value-type="float">
            <text:p>1055648</text:p>
          </table:table-cell>
          <table:table-cell office:value-type="float" office:value="-31952.618" calcext:value-type="float">
            <text:p>-31952.618</text:p>
          </table:table-cell>
          <table:table-cell office:value-type="float" office:value="-31292.901" calcext:value-type="float">
            <text:p>-31292.901</text:p>
          </table:table-cell>
          <table:table-cell table:formula="of:=[.F18]-[.E18]" office:value-type="float" office:value="659.716999999997" calcext:value-type="float">
            <text:p>659.716999999997</text:p>
          </table:table-cell>
          <table:table-cell/>
          <table:table-cell office:value-type="float" office:value="80428" calcext:value-type="float">
            <text:p>80428</text:p>
          </table:table-cell>
          <table:table-cell office:value-type="float" office:value="151570" calcext:value-type="float">
            <text:p>151570</text:p>
          </table:table-cell>
          <table:table-cell office:value-type="float" office:value="10" calcext:value-type="float">
            <text:p>10</text:p>
          </table:table-cell>
          <table:table-cell office:value-type="float" office:value="4957" calcext:value-type="float">
            <text:p>4957</text:p>
          </table:table-cell>
          <table:table-cell office:value-type="float" office:value="10.1607339" calcext:value-type="float">
            <text:p>10.1607339</text:p>
          </table:table-cell>
          <table:table-cell office:value-type="float" office:value="817207" calcext:value-type="float">
            <text:p>817207</text:p>
          </table:table-cell>
          <table:table-cell office:value-type="float" office:value="8172070" calcext:value-type="float">
            <text:p>8172070</text:p>
          </table:table-cell>
          <table:table-cell office:value-type="float" office:value="-42991.706" calcext:value-type="float">
            <text:p>-42991.706</text:p>
          </table:table-cell>
          <table:table-cell office:value-type="float" office:value="-31292.901" calcext:value-type="float">
            <text:p>-31292.901</text:p>
          </table:table-cell>
          <table:table-cell table:formula="of:=[.Q18]-[.P18]" office:value-type="float" office:value="11698.805" calcext:value-type="float">
            <text:p>11698.805</text:p>
          </table:table-cell>
          <table:table-cell/>
          <table:table-cell office:value-type="float" office:value="85252" calcext:value-type="float">
            <text:p>85252</text:p>
          </table:table-cell>
          <table:table-cell office:value-type="float" office:value="18028" calcext:value-type="float">
            <text:p>18028</text:p>
          </table:table-cell>
          <table:table-cell office:value-type="float" office:value="0.9851906" calcext:value-type="float">
            <text:p>0.9851906</text:p>
          </table:table-cell>
          <table:table-cell office:value-type="float" office:value="83989" calcext:value-type="float">
            <text:p>83989</text:p>
          </table:table-cell>
          <table:table-cell office:value-type="float" office:value="-39803.446" calcext:value-type="float">
            <text:p>-39803.446</text:p>
          </table:table-cell>
          <table:table-cell office:value-type="float" office:value="-31292.901" calcext:value-type="float">
            <text:p>-31292.901</text:p>
          </table:table-cell>
          <table:table-cell table:formula="of:=[.Y18]-[.X18]" office:value-type="float" office:value="8510.545" calcext:value-type="float">
            <text:p>8510.545</text:p>
          </table:table-cell>
          <table:table-cell/>
          <table:table-cell office:value-type="float" office:value="83377" calcext:value-type="float">
            <text:p>83377</text:p>
          </table:table-cell>
          <table:table-cell office:value-type="float" office:value="41" calcext:value-type="float">
            <text:p>41</text:p>
          </table:table-cell>
          <table:table-cell office:value-type="float" office:value="0.1588588" calcext:value-type="float">
            <text:p>0.1588588</text:p>
          </table:table-cell>
          <table:table-cell office:value-type="float" office:value="458" calcext:value-type="float">
            <text:p>458</text:p>
          </table:table-cell>
          <table:table-cell office:value-type="float" office:value="87.0934431" calcext:value-type="float">
            <text:p>87.0934431</text:p>
          </table:table-cell>
          <table:table-cell office:value-type="float" office:value="7261590" calcext:value-type="float">
            <text:p>7261590</text:p>
          </table:table-cell>
          <table:table-cell office:value-type="float" office:value="632436875" calcext:value-type="float">
            <text:p>632436875</text:p>
          </table:table-cell>
          <table:table-cell office:value-type="float" office:value="-31972.968" calcext:value-type="float">
            <text:p>-31972.968</text:p>
          </table:table-cell>
          <table:table-cell office:value-type="float" office:value="-31292.901" calcext:value-type="float">
            <text:p>-31292.901</text:p>
          </table:table-cell>
          <table:table-cell table:formula="of:=[.AJ18]-[.AI18]" office:value-type="float" office:value="680.066999999999" calcext:value-type="float">
            <text:p>680.066999999999</text:p>
          </table:table-cell>
        </table:table-row>
        <table:table-row table:style-name="ro1">
          <table:table-cell office:value-type="float" office:value="85750" calcext:value-type="float">
            <text:p>85750</text:p>
          </table:table-cell>
          <table:table-cell office:value-type="float" office:value="1821" calcext:value-type="float">
            <text:p>1821</text:p>
          </table:table-cell>
          <table:table-cell office:value-type="float" office:value="12.5224105" calcext:value-type="float">
            <text:p>12.5224105</text:p>
          </table:table-cell>
          <table:table-cell office:value-type="float" office:value="1073796" calcext:value-type="float">
            <text:p>1073796</text:p>
          </table:table-cell>
          <table:table-cell office:value-type="float" office:value="-31950.969" calcext:value-type="float">
            <text:p>-31950.969</text:p>
          </table:table-cell>
          <table:table-cell office:value-type="float" office:value="-31292.901" calcext:value-type="float">
            <text:p>-31292.901</text:p>
          </table:table-cell>
          <table:table-cell table:formula="of:=[.F19]-[.E19]" office:value-type="float" office:value="658.067999999999" calcext:value-type="float">
            <text:p>658.067999999999</text:p>
          </table:table-cell>
          <table:table-cell/>
          <table:table-cell office:value-type="float" office:value="79640" calcext:value-type="float">
            <text:p>79640</text:p>
          </table:table-cell>
          <table:table-cell office:value-type="float" office:value="151516" calcext:value-type="float">
            <text:p>151516</text:p>
          </table:table-cell>
          <table:table-cell office:value-type="float" office:value="10" calcext:value-type="float">
            <text:p>10</text:p>
          </table:table-cell>
          <table:table-cell office:value-type="float" office:value="4812" calcext:value-type="float">
            <text:p>4812</text:p>
          </table:table-cell>
          <table:table-cell office:value-type="float" office:value="10.1882016" calcext:value-type="float">
            <text:p>10.1882016</text:p>
          </table:table-cell>
          <table:table-cell office:value-type="float" office:value="811388" calcext:value-type="float">
            <text:p>811388</text:p>
          </table:table-cell>
          <table:table-cell office:value-type="float" office:value="8113880" calcext:value-type="float">
            <text:p>8113880</text:p>
          </table:table-cell>
          <table:table-cell office:value-type="float" office:value="-42855.259" calcext:value-type="float">
            <text:p>-42855.259</text:p>
          </table:table-cell>
          <table:table-cell office:value-type="float" office:value="-31292.901" calcext:value-type="float">
            <text:p>-31292.901</text:p>
          </table:table-cell>
          <table:table-cell table:formula="of:=[.Q19]-[.P19]" office:value-type="float" office:value="11562.358" calcext:value-type="float">
            <text:p>11562.358</text:p>
          </table:table-cell>
          <table:table-cell/>
          <table:table-cell office:value-type="float" office:value="85229" calcext:value-type="float">
            <text:p>85229</text:p>
          </table:table-cell>
          <table:table-cell office:value-type="float" office:value="11951" calcext:value-type="float">
            <text:p>11951</text:p>
          </table:table-cell>
          <table:table-cell office:value-type="float" office:value="0.9835641" calcext:value-type="float">
            <text:p>0.9835641</text:p>
          </table:table-cell>
          <table:table-cell office:value-type="float" office:value="83828" calcext:value-type="float">
            <text:p>83828</text:p>
          </table:table-cell>
          <table:table-cell office:value-type="float" office:value="-39816.379" calcext:value-type="float">
            <text:p>-39816.379</text:p>
          </table:table-cell>
          <table:table-cell office:value-type="float" office:value="-31292.901" calcext:value-type="float">
            <text:p>-31292.901</text:p>
          </table:table-cell>
          <table:table-cell table:formula="of:=[.Y19]-[.X19]" office:value-type="float" office:value="8523.478" calcext:value-type="float">
            <text:p>8523.478</text:p>
          </table:table-cell>
          <table:table-cell/>
          <table:table-cell office:value-type="float" office:value="83980" calcext:value-type="float">
            <text:p>83980</text:p>
          </table:table-cell>
          <table:table-cell office:value-type="float" office:value="38" calcext:value-type="float">
            <text:p>38</text:p>
          </table:table-cell>
          <table:table-cell office:value-type="float" office:value="0.1450478" calcext:value-type="float">
            <text:p>0.1450478</text:p>
          </table:table-cell>
          <table:table-cell office:value-type="float" office:value="456" calcext:value-type="float">
            <text:p>456</text:p>
          </table:table-cell>
          <table:table-cell office:value-type="float" office:value="94.7148386" calcext:value-type="float">
            <text:p>94.7148386</text:p>
          </table:table-cell>
          <table:table-cell office:value-type="float" office:value="7954152" calcext:value-type="float">
            <text:p>7954152</text:p>
          </table:table-cell>
          <table:table-cell office:value-type="float" office:value="753376222" calcext:value-type="float">
            <text:p>753376222</text:p>
          </table:table-cell>
          <table:table-cell office:value-type="float" office:value="-31979.73" calcext:value-type="float">
            <text:p>-31979.73</text:p>
          </table:table-cell>
          <table:table-cell office:value-type="float" office:value="-31292.901" calcext:value-type="float">
            <text:p>-31292.901</text:p>
          </table:table-cell>
          <table:table-cell table:formula="of:=[.AJ19]-[.AI19]" office:value-type="float" office:value="686.828999999998" calcext:value-type="float">
            <text:p>686.828999999998</text:p>
          </table:table-cell>
        </table:table-row>
        <table:table-row table:style-name="ro1">
          <table:table-cell office:value-type="float" office:value="84585" calcext:value-type="float">
            <text:p>84585</text:p>
          </table:table-cell>
          <table:table-cell office:value-type="float" office:value="2008" calcext:value-type="float">
            <text:p>2008</text:p>
          </table:table-cell>
          <table:table-cell office:value-type="float" office:value="12.8341111" calcext:value-type="float">
            <text:p>12.8341111</text:p>
          </table:table-cell>
          <table:table-cell office:value-type="float" office:value="1085573" calcext:value-type="float">
            <text:p>1085573</text:p>
          </table:table-cell>
          <table:table-cell office:value-type="float" office:value="-31952.537" calcext:value-type="float">
            <text:p>-31952.537</text:p>
          </table:table-cell>
          <table:table-cell office:value-type="float" office:value="-31292.901" calcext:value-type="float">
            <text:p>-31292.901</text:p>
          </table:table-cell>
          <table:table-cell table:formula="of:=[.F20]-[.E20]" office:value-type="float" office:value="659.635999999999" calcext:value-type="float">
            <text:p>659.635999999999</text:p>
          </table:table-cell>
          <table:table-cell/>
          <table:table-cell office:value-type="float" office:value="80787" calcext:value-type="float">
            <text:p>80787</text:p>
          </table:table-cell>
          <table:table-cell office:value-type="float" office:value="151309" calcext:value-type="float">
            <text:p>151309</text:p>
          </table:table-cell>
          <table:table-cell office:value-type="float" office:value="10" calcext:value-type="float">
            <text:p>10</text:p>
          </table:table-cell>
          <table:table-cell office:value-type="float" office:value="5008" calcext:value-type="float">
            <text:p>5008</text:p>
          </table:table-cell>
          <table:table-cell office:value-type="float" office:value="10.1248871" calcext:value-type="float">
            <text:p>10.1248871</text:p>
          </table:table-cell>
          <table:table-cell office:value-type="float" office:value="817959" calcext:value-type="float">
            <text:p>817959</text:p>
          </table:table-cell>
          <table:table-cell office:value-type="float" office:value="8179590" calcext:value-type="float">
            <text:p>8179590</text:p>
          </table:table-cell>
          <table:table-cell office:value-type="float" office:value="-43000.342" calcext:value-type="float">
            <text:p>-43000.342</text:p>
          </table:table-cell>
          <table:table-cell office:value-type="float" office:value="-31292.901" calcext:value-type="float">
            <text:p>-31292.901</text:p>
          </table:table-cell>
          <table:table-cell table:formula="of:=[.Q20]-[.P20]" office:value-type="float" office:value="11707.441" calcext:value-type="float">
            <text:p>11707.441</text:p>
          </table:table-cell>
          <table:table-cell/>
          <table:table-cell office:value-type="float" office:value="85180" calcext:value-type="float">
            <text:p>85180</text:p>
          </table:table-cell>
          <table:table-cell office:value-type="float" office:value="24001" calcext:value-type="float">
            <text:p>24001</text:p>
          </table:table-cell>
          <table:table-cell office:value-type="float" office:value="0.9813615" calcext:value-type="float">
            <text:p>0.9813615</text:p>
          </table:table-cell>
          <table:table-cell office:value-type="float" office:value="83592" calcext:value-type="float">
            <text:p>83592</text:p>
          </table:table-cell>
          <table:table-cell office:value-type="float" office:value="-39817.225" calcext:value-type="float">
            <text:p>-39817.225</text:p>
          </table:table-cell>
          <table:table-cell office:value-type="float" office:value="-31292.901" calcext:value-type="float">
            <text:p>-31292.901</text:p>
          </table:table-cell>
          <table:table-cell table:formula="of:=[.Y20]-[.X20]" office:value-type="float" office:value="8524.324" calcext:value-type="float">
            <text:p>8524.324</text:p>
          </table:table-cell>
          <table:table-cell/>
          <table:table-cell office:value-type="float" office:value="85763" calcext:value-type="float">
            <text:p>85763</text:p>
          </table:table-cell>
          <table:table-cell office:value-type="float" office:value="19" calcext:value-type="float">
            <text:p>19</text:p>
          </table:table-cell>
          <table:table-cell office:value-type="float" office:value="0.5180626" calcext:value-type="float">
            <text:p>0.5180626</text:p>
          </table:table-cell>
          <table:table-cell office:value-type="float" office:value="801" calcext:value-type="float">
            <text:p>801</text:p>
          </table:table-cell>
          <table:table-cell office:value-type="float" office:value="24.4809075" calcext:value-type="float">
            <text:p>24.4809075</text:p>
          </table:table-cell>
          <table:table-cell office:value-type="float" office:value="2099556" calcext:value-type="float">
            <text:p>2099556</text:p>
          </table:table-cell>
          <table:table-cell office:value-type="float" office:value="51399036" calcext:value-type="float">
            <text:p>51399036</text:p>
          </table:table-cell>
          <table:table-cell office:value-type="float" office:value="-31946.354" calcext:value-type="float">
            <text:p>-31946.354</text:p>
          </table:table-cell>
          <table:table-cell office:value-type="float" office:value="-31292.901" calcext:value-type="float">
            <text:p>-31292.901</text:p>
          </table:table-cell>
          <table:table-cell table:formula="of:=[.AJ20]-[.AI20]" office:value-type="float" office:value="653.452999999998" calcext:value-type="float">
            <text:p>653.452999999998</text:p>
          </table:table-cell>
        </table:table-row>
        <table:table-row table:style-name="ro1">
          <table:table-cell office:value-type="float" office:value="82750" calcext:value-type="float">
            <text:p>82750</text:p>
          </table:table-cell>
          <table:table-cell office:value-type="float" office:value="1758" calcext:value-type="float">
            <text:p>1758</text:p>
          </table:table-cell>
          <table:table-cell office:value-type="float" office:value="13.1524723" calcext:value-type="float">
            <text:p>13.1524723</text:p>
          </table:table-cell>
          <table:table-cell office:value-type="float" office:value="1088367" calcext:value-type="float">
            <text:p>1088367</text:p>
          </table:table-cell>
          <table:table-cell office:value-type="float" office:value="-31950.32" calcext:value-type="float">
            <text:p>-31950.32</text:p>
          </table:table-cell>
          <table:table-cell office:value-type="float" office:value="-31292.901" calcext:value-type="float">
            <text:p>-31292.901</text:p>
          </table:table-cell>
          <table:table-cell table:formula="of:=[.F21]-[.E21]" office:value-type="float" office:value="657.418999999998" calcext:value-type="float">
            <text:p>657.418999999998</text:p>
          </table:table-cell>
          <table:table-cell/>
          <table:table-cell office:value-type="float" office:value="80386" calcext:value-type="float">
            <text:p>80386</text:p>
          </table:table-cell>
          <table:table-cell office:value-type="float" office:value="152376" calcext:value-type="float">
            <text:p>152376</text:p>
          </table:table-cell>
          <table:table-cell office:value-type="float" office:value="10" calcext:value-type="float">
            <text:p>10</text:p>
          </table:table-cell>
          <table:table-cell office:value-type="float" office:value="4976" calcext:value-type="float">
            <text:p>4976</text:p>
          </table:table-cell>
          <table:table-cell office:value-type="float" office:value="10.1841304" calcext:value-type="float">
            <text:p>10.1841304</text:p>
          </table:table-cell>
          <table:table-cell office:value-type="float" office:value="818661" calcext:value-type="float">
            <text:p>818661</text:p>
          </table:table-cell>
          <table:table-cell office:value-type="float" office:value="8186610" calcext:value-type="float">
            <text:p>8186610</text:p>
          </table:table-cell>
          <table:table-cell office:value-type="float" office:value="-43002.778" calcext:value-type="float">
            <text:p>-43002.778</text:p>
          </table:table-cell>
          <table:table-cell office:value-type="float" office:value="-31292.901" calcext:value-type="float">
            <text:p>-31292.901</text:p>
          </table:table-cell>
          <table:table-cell table:formula="of:=[.Q21]-[.P21]" office:value-type="float" office:value="11709.877" calcext:value-type="float">
            <text:p>11709.877</text:p>
          </table:table-cell>
          <table:table-cell/>
          <table:table-cell office:value-type="float" office:value="85315" calcext:value-type="float">
            <text:p>85315</text:p>
          </table:table-cell>
          <table:table-cell office:value-type="float" office:value="15470" calcext:value-type="float">
            <text:p>15470</text:p>
          </table:table-cell>
          <table:table-cell office:value-type="float" office:value="0.9871336" calcext:value-type="float">
            <text:p>0.9871336</text:p>
          </table:table-cell>
          <table:table-cell office:value-type="float" office:value="84217" calcext:value-type="float">
            <text:p>84217</text:p>
          </table:table-cell>
          <table:table-cell office:value-type="float" office:value="-39797.419" calcext:value-type="float">
            <text:p>-39797.419</text:p>
          </table:table-cell>
          <table:table-cell office:value-type="float" office:value="-31292.901" calcext:value-type="float">
            <text:p>-31292.901</text:p>
          </table:table-cell>
          <table:table-cell table:formula="of:=[.Y21]-[.X21]" office:value-type="float" office:value="8504.518" calcext:value-type="float">
            <text:p>8504.518</text:p>
          </table:table-cell>
          <table:table-cell/>
          <table:table-cell office:value-type="float" office:value="85341" calcext:value-type="float">
            <text:p>85341</text:p>
          </table:table-cell>
          <table:table-cell office:value-type="float" office:value="40" calcext:value-type="float">
            <text:p>40</text:p>
          </table:table-cell>
          <table:table-cell office:value-type="float" office:value="0.1422649" calcext:value-type="float">
            <text:p>0.1422649</text:p>
          </table:table-cell>
          <table:table-cell office:value-type="float" office:value="472" calcext:value-type="float">
            <text:p>472</text:p>
          </table:table-cell>
          <table:table-cell office:value-type="float" office:value="96.6602862" calcext:value-type="float">
            <text:p>96.6602862</text:p>
          </table:table-cell>
          <table:table-cell office:value-type="float" office:value="8249085" calcext:value-type="float">
            <text:p>8249085</text:p>
          </table:table-cell>
          <table:table-cell office:value-type="float" office:value="797358917" calcext:value-type="float">
            <text:p>797358917</text:p>
          </table:table-cell>
          <table:table-cell office:value-type="float" office:value="-31977.204" calcext:value-type="float">
            <text:p>-31977.204</text:p>
          </table:table-cell>
          <table:table-cell office:value-type="float" office:value="-31292.901" calcext:value-type="float">
            <text:p>-31292.901</text:p>
          </table:table-cell>
          <table:table-cell table:formula="of:=[.AJ21]-[.AI21]" office:value-type="float" office:value="684.303" calcext:value-type="float">
            <text:p>684.303</text:p>
          </table:table-cell>
        </table:table-row>
        <table:table-row table:style-name="ro1">
          <table:table-cell office:value-type="float" office:value="85458" calcext:value-type="float">
            <text:p>85458</text:p>
          </table:table-cell>
          <table:table-cell office:value-type="float" office:value="1784" calcext:value-type="float">
            <text:p>1784</text:p>
          </table:table-cell>
          <table:table-cell office:value-type="float" office:value="12.7779154" calcext:value-type="float">
            <text:p>12.7779154</text:p>
          </table:table-cell>
          <table:table-cell office:value-type="float" office:value="1091975" calcext:value-type="float">
            <text:p>1091975</text:p>
          </table:table-cell>
          <table:table-cell office:value-type="float" office:value="-31949.703" calcext:value-type="float">
            <text:p>-31949.703</text:p>
          </table:table-cell>
          <table:table-cell office:value-type="float" office:value="-31292.901" calcext:value-type="float">
            <text:p>-31292.901</text:p>
          </table:table-cell>
          <table:table-cell table:formula="of:=[.F22]-[.E22]" office:value-type="float" office:value="656.802" calcext:value-type="float">
            <text:p>656.802</text:p>
          </table:table-cell>
          <table:table-cell/>
          <table:table-cell office:value-type="float" office:value="80421" calcext:value-type="float">
            <text:p>80421</text:p>
          </table:table-cell>
          <table:table-cell office:value-type="float" office:value="151567" calcext:value-type="float">
            <text:p>151567</text:p>
          </table:table-cell>
          <table:table-cell office:value-type="float" office:value="10" calcext:value-type="float">
            <text:p>10</text:p>
          </table:table-cell>
          <table:table-cell office:value-type="float" office:value="4978" calcext:value-type="float">
            <text:p>4978</text:p>
          </table:table-cell>
          <table:table-cell office:value-type="float" office:value="10.1060055" calcext:value-type="float">
            <text:p>10.1060055</text:p>
          </table:table-cell>
          <table:table-cell office:value-type="float" office:value="812735" calcext:value-type="float">
            <text:p>812735</text:p>
          </table:table-cell>
          <table:table-cell office:value-type="float" office:value="8127350" calcext:value-type="float">
            <text:p>8127350</text:p>
          </table:table-cell>
          <table:table-cell office:value-type="float" office:value="-42855.509" calcext:value-type="float">
            <text:p>-42855.509</text:p>
          </table:table-cell>
          <table:table-cell office:value-type="float" office:value="-31292.901" calcext:value-type="float">
            <text:p>-31292.901</text:p>
          </table:table-cell>
          <table:table-cell table:formula="of:=[.Q22]-[.P22]" office:value-type="float" office:value="11562.608" calcext:value-type="float">
            <text:p>11562.608</text:p>
          </table:table-cell>
          <table:table-cell/>
          <table:table-cell office:value-type="float" office:value="85381" calcext:value-type="float">
            <text:p>85381</text:p>
          </table:table-cell>
          <table:table-cell office:value-type="float" office:value="15829" calcext:value-type="float">
            <text:p>15829</text:p>
          </table:table-cell>
          <table:table-cell office:value-type="float" office:value="0.9850912" calcext:value-type="float">
            <text:p>0.9850912</text:p>
          </table:table-cell>
          <table:table-cell office:value-type="float" office:value="84108" calcext:value-type="float">
            <text:p>84108</text:p>
          </table:table-cell>
          <table:table-cell office:value-type="float" office:value="-39800.477" calcext:value-type="float">
            <text:p>-39800.477</text:p>
          </table:table-cell>
          <table:table-cell office:value-type="float" office:value="-31292.901" calcext:value-type="float">
            <text:p>-31292.901</text:p>
          </table:table-cell>
          <table:table-cell table:formula="of:=[.Y22]-[.X22]" office:value-type="float" office:value="8507.576" calcext:value-type="float">
            <text:p>8507.576</text:p>
          </table:table-cell>
          <table:table-cell/>
          <table:table-cell office:value-type="float" office:value="85318" calcext:value-type="float">
            <text:p>85318</text:p>
          </table:table-cell>
          <table:table-cell office:value-type="float" office:value="37" calcext:value-type="float">
            <text:p>37</text:p>
          </table:table-cell>
          <table:table-cell office:value-type="float" office:value="0.4820097" calcext:value-type="float">
            <text:p>0.4820097</text:p>
          </table:table-cell>
          <table:table-cell office:value-type="float" office:value="663" calcext:value-type="float">
            <text:p>663</text:p>
          </table:table-cell>
          <table:table-cell office:value-type="float" office:value="26.1815034" calcext:value-type="float">
            <text:p>26.1815034</text:p>
          </table:table-cell>
          <table:table-cell office:value-type="float" office:value="2233753" calcext:value-type="float">
            <text:p>2233753</text:p>
          </table:table-cell>
          <table:table-cell office:value-type="float" office:value="58483011" calcext:value-type="float">
            <text:p>58483011</text:p>
          </table:table-cell>
          <table:table-cell office:value-type="float" office:value="-31948.047" calcext:value-type="float">
            <text:p>-31948.047</text:p>
          </table:table-cell>
          <table:table-cell office:value-type="float" office:value="-31292.901" calcext:value-type="float">
            <text:p>-31292.901</text:p>
          </table:table-cell>
          <table:table-cell table:formula="of:=[.AJ22]-[.AI22]" office:value-type="float" office:value="655.145999999997" calcext:value-type="float">
            <text:p>655.145999999997</text:p>
          </table:table-cell>
        </table:table-row>
        <table:table-row table:style-name="ro1">
          <table:table-cell office:value-type="float" office:value="84508" calcext:value-type="float">
            <text:p>84508</text:p>
          </table:table-cell>
          <table:table-cell office:value-type="float" office:value="1840" calcext:value-type="float">
            <text:p>1840</text:p>
          </table:table-cell>
          <table:table-cell office:value-type="float" office:value="12.7272524" calcext:value-type="float">
            <text:p>12.7272524</text:p>
          </table:table-cell>
          <table:table-cell office:value-type="float" office:value="1075554" calcext:value-type="float">
            <text:p>1075554</text:p>
          </table:table-cell>
          <table:table-cell office:value-type="float" office:value="-31952.587" calcext:value-type="float">
            <text:p>-31952.587</text:p>
          </table:table-cell>
          <table:table-cell office:value-type="float" office:value="-31292.901" calcext:value-type="float">
            <text:p>-31292.901</text:p>
          </table:table-cell>
          <table:table-cell table:formula="of:=[.F23]-[.E23]" office:value-type="float" office:value="659.685999999998" calcext:value-type="float">
            <text:p>659.685999999998</text:p>
          </table:table-cell>
          <table:table-cell/>
          <table:table-cell office:value-type="float" office:value="80799" calcext:value-type="float">
            <text:p>80799</text:p>
          </table:table-cell>
          <table:table-cell office:value-type="float" office:value="151496" calcext:value-type="float">
            <text:p>151496</text:p>
          </table:table-cell>
          <table:table-cell office:value-type="float" office:value="10" calcext:value-type="float">
            <text:p>10</text:p>
          </table:table-cell>
          <table:table-cell office:value-type="float" office:value="4746" calcext:value-type="float">
            <text:p>4746</text:p>
          </table:table-cell>
          <table:table-cell office:value-type="float" office:value="10.1864692" calcext:value-type="float">
            <text:p>10.1864692</text:p>
          </table:table-cell>
          <table:table-cell office:value-type="float" office:value="823056" calcext:value-type="float">
            <text:p>823056</text:p>
          </table:table-cell>
          <table:table-cell office:value-type="float" office:value="8230560" calcext:value-type="float">
            <text:p>8230560</text:p>
          </table:table-cell>
          <table:table-cell office:value-type="float" office:value="-43225.67" calcext:value-type="float">
            <text:p>-43225.67</text:p>
          </table:table-cell>
          <table:table-cell office:value-type="float" office:value="-31292.901" calcext:value-type="float">
            <text:p>-31292.901</text:p>
          </table:table-cell>
          <table:table-cell table:formula="of:=[.Q23]-[.P23]" office:value-type="float" office:value="11932.769" calcext:value-type="float">
            <text:p>11932.769</text:p>
          </table:table-cell>
          <table:table-cell/>
          <table:table-cell office:value-type="float" office:value="85829" calcext:value-type="float">
            <text:p>85829</text:p>
          </table:table-cell>
          <table:table-cell office:value-type="float" office:value="19674" calcext:value-type="float">
            <text:p>19674</text:p>
          </table:table-cell>
          <table:table-cell office:value-type="float" office:value="0.9837241" calcext:value-type="float">
            <text:p>0.9837241</text:p>
          </table:table-cell>
          <table:table-cell office:value-type="float" office:value="84432" calcext:value-type="float">
            <text:p>84432</text:p>
          </table:table-cell>
          <table:table-cell office:value-type="float" office:value="-39780.354" calcext:value-type="float">
            <text:p>-39780.354</text:p>
          </table:table-cell>
          <table:table-cell office:value-type="float" office:value="-31292.901" calcext:value-type="float">
            <text:p>-31292.901</text:p>
          </table:table-cell>
          <table:table-cell table:formula="of:=[.Y23]-[.X23]" office:value-type="float" office:value="8487.453" calcext:value-type="float">
            <text:p>8487.453</text:p>
          </table:table-cell>
          <table:table-cell/>
          <table:table-cell office:value-type="float" office:value="85483" calcext:value-type="float">
            <text:p>85483</text:p>
          </table:table-cell>
          <table:table-cell office:value-type="float" office:value="38" calcext:value-type="float">
            <text:p>38</text:p>
          </table:table-cell>
          <table:table-cell office:value-type="float" office:value="0.1412885" calcext:value-type="float">
            <text:p>0.1412885</text:p>
          </table:table-cell>
          <table:table-cell office:value-type="float" office:value="456" calcext:value-type="float">
            <text:p>456</text:p>
          </table:table-cell>
          <table:table-cell office:value-type="float" office:value="97.2981221" calcext:value-type="float">
            <text:p>97.2981221</text:p>
          </table:table-cell>
          <table:table-cell office:value-type="float" office:value="8317335" calcext:value-type="float">
            <text:p>8317335</text:p>
          </table:table-cell>
          <table:table-cell office:value-type="float" office:value="809261076" calcext:value-type="float">
            <text:p>809261076</text:p>
          </table:table-cell>
          <table:table-cell office:value-type="float" office:value="-31978.616" calcext:value-type="float">
            <text:p>-31978.616</text:p>
          </table:table-cell>
          <table:table-cell office:value-type="float" office:value="-31292.901" calcext:value-type="float">
            <text:p>-31292.901</text:p>
          </table:table-cell>
          <table:table-cell table:formula="of:=[.AJ23]-[.AI23]" office:value-type="float" office:value="685.715" calcext:value-type="float">
            <text:p>685.715</text:p>
          </table:table-cell>
        </table:table-row>
        <table:table-row table:style-name="ro1">
          <table:table-cell office:value-type="float" office:value="82651" calcext:value-type="float">
            <text:p>82651</text:p>
          </table:table-cell>
          <table:table-cell office:value-type="float" office:value="1810" calcext:value-type="float">
            <text:p>1810</text:p>
          </table:table-cell>
          <table:table-cell office:value-type="float" office:value="13.2557052" calcext:value-type="float">
            <text:p>13.2557052</text:p>
          </table:table-cell>
          <table:table-cell office:value-type="float" office:value="1095597" calcext:value-type="float">
            <text:p>1095597</text:p>
          </table:table-cell>
          <table:table-cell office:value-type="float" office:value="-31949.539" calcext:value-type="float">
            <text:p>-31949.539</text:p>
          </table:table-cell>
          <table:table-cell office:value-type="float" office:value="-31292.901" calcext:value-type="float">
            <text:p>-31292.901</text:p>
          </table:table-cell>
          <table:table-cell table:formula="of:=[.F24]-[.E24]" office:value-type="float" office:value="656.637999999999" calcext:value-type="float">
            <text:p>656.637999999999</text:p>
          </table:table-cell>
          <table:table-cell/>
          <table:table-cell office:value-type="float" office:value="80349" calcext:value-type="float">
            <text:p>80349</text:p>
          </table:table-cell>
          <table:table-cell office:value-type="float" office:value="151569" calcext:value-type="float">
            <text:p>151569</text:p>
          </table:table-cell>
          <table:table-cell office:value-type="float" office:value="10" calcext:value-type="float">
            <text:p>10</text:p>
          </table:table-cell>
          <table:table-cell office:value-type="float" office:value="4973" calcext:value-type="float">
            <text:p>4973</text:p>
          </table:table-cell>
          <table:table-cell office:value-type="float" office:value="10.1873283" calcext:value-type="float">
            <text:p>10.1873283</text:p>
          </table:table-cell>
          <table:table-cell office:value-type="float" office:value="818541" calcext:value-type="float">
            <text:p>818541</text:p>
          </table:table-cell>
          <table:table-cell office:value-type="float" office:value="8185410" calcext:value-type="float">
            <text:p>8185410</text:p>
          </table:table-cell>
          <table:table-cell office:value-type="float" office:value="-43013.022" calcext:value-type="float">
            <text:p>-43013.022</text:p>
          </table:table-cell>
          <table:table-cell office:value-type="float" office:value="-31292.901" calcext:value-type="float">
            <text:p>-31292.901</text:p>
          </table:table-cell>
          <table:table-cell table:formula="of:=[.Q24]-[.P24]" office:value-type="float" office:value="11720.121" calcext:value-type="float">
            <text:p>11720.121</text:p>
          </table:table-cell>
          <table:table-cell/>
          <table:table-cell office:value-type="float" office:value="85957" calcext:value-type="float">
            <text:p>85957</text:p>
          </table:table-cell>
          <table:table-cell office:value-type="float" office:value="29937" calcext:value-type="float">
            <text:p>29937</text:p>
          </table:table-cell>
          <table:table-cell office:value-type="float" office:value="0.9820348" calcext:value-type="float">
            <text:p>0.9820348</text:p>
          </table:table-cell>
          <table:table-cell office:value-type="float" office:value="84412" calcext:value-type="float">
            <text:p>84412</text:p>
          </table:table-cell>
          <table:table-cell office:value-type="float" office:value="-39766.89" calcext:value-type="float">
            <text:p>-39766.89</text:p>
          </table:table-cell>
          <table:table-cell office:value-type="float" office:value="-31292.901" calcext:value-type="float">
            <text:p>-31292.901</text:p>
          </table:table-cell>
          <table:table-cell table:formula="of:=[.Y24]-[.X24]" office:value-type="float" office:value="8473.989" calcext:value-type="float">
            <text:p>8473.989</text:p>
          </table:table-cell>
          <table:table-cell/>
          <table:table-cell office:value-type="float" office:value="84225" calcext:value-type="float">
            <text:p>84225</text:p>
          </table:table-cell>
          <table:table-cell office:value-type="float" office:value="55" calcext:value-type="float">
            <text:p>55</text:p>
          </table:table-cell>
          <table:table-cell office:value-type="float" office:value="0.1323109" calcext:value-type="float">
            <text:p>0.1323109</text:p>
          </table:table-cell>
          <table:table-cell office:value-type="float" office:value="458" calcext:value-type="float">
            <text:p>458</text:p>
          </table:table-cell>
          <table:table-cell office:value-type="float" office:value="105.3338017" calcext:value-type="float">
            <text:p>105.3338017</text:p>
          </table:table-cell>
          <table:table-cell office:value-type="float" office:value="8871739" calcext:value-type="float">
            <text:p>8871739</text:p>
          </table:table-cell>
          <table:table-cell office:value-type="float" office:value="934493996" calcext:value-type="float">
            <text:p>934493996</text:p>
          </table:table-cell>
          <table:table-cell office:value-type="float" office:value="-31984.037" calcext:value-type="float">
            <text:p>-31984.037</text:p>
          </table:table-cell>
          <table:table-cell office:value-type="float" office:value="-31292.901" calcext:value-type="float">
            <text:p>-31292.901</text:p>
          </table:table-cell>
          <table:table-cell table:formula="of:=[.AJ24]-[.AI24]" office:value-type="float" office:value="691.135999999999" calcext:value-type="float">
            <text:p>691.135999999999</text:p>
          </table:table-cell>
        </table:table-row>
        <table:table-row table:style-name="ro1">
          <table:table-cell office:value-type="float" office:value="85448" calcext:value-type="float">
            <text:p>85448</text:p>
          </table:table-cell>
          <table:table-cell office:value-type="float" office:value="1660" calcext:value-type="float">
            <text:p>1660</text:p>
          </table:table-cell>
          <table:table-cell office:value-type="float" office:value="12.4636106" calcext:value-type="float">
            <text:p>12.4636106</text:p>
          </table:table-cell>
          <table:table-cell office:value-type="float" office:value="1064990" calcext:value-type="float">
            <text:p>1064990</text:p>
          </table:table-cell>
          <table:table-cell office:value-type="float" office:value="-31948.741" calcext:value-type="float">
            <text:p>-31948.741</text:p>
          </table:table-cell>
          <table:table-cell office:value-type="float" office:value="-31292.901" calcext:value-type="float">
            <text:p>-31292.901</text:p>
          </table:table-cell>
          <table:table-cell table:formula="of:=[.F25]-[.E25]" office:value-type="float" office:value="655.84" calcext:value-type="float">
            <text:p>655.84</text:p>
          </table:table-cell>
          <table:table-cell/>
          <table:table-cell office:value-type="float" office:value="80450" calcext:value-type="float">
            <text:p>80450</text:p>
          </table:table-cell>
          <table:table-cell office:value-type="float" office:value="151486" calcext:value-type="float">
            <text:p>151486</text:p>
          </table:table-cell>
          <table:table-cell office:value-type="float" office:value="10" calcext:value-type="float">
            <text:p>10</text:p>
          </table:table-cell>
          <table:table-cell office:value-type="float" office:value="4971" calcext:value-type="float">
            <text:p>4971</text:p>
          </table:table-cell>
          <table:table-cell office:value-type="float" office:value="10.196323" calcext:value-type="float">
            <text:p>10.196323</text:p>
          </table:table-cell>
          <table:table-cell office:value-type="float" office:value="820294" calcext:value-type="float">
            <text:p>820294</text:p>
          </table:table-cell>
          <table:table-cell office:value-type="float" office:value="8202940" calcext:value-type="float">
            <text:p>8202940</text:p>
          </table:table-cell>
          <table:table-cell office:value-type="float" office:value="-43076.241" calcext:value-type="float">
            <text:p>-43076.241</text:p>
          </table:table-cell>
          <table:table-cell office:value-type="float" office:value="-31292.901" calcext:value-type="float">
            <text:p>-31292.901</text:p>
          </table:table-cell>
          <table:table-cell table:formula="of:=[.Q25]-[.P25]" office:value-type="float" office:value="11783.34" calcext:value-type="float">
            <text:p>11783.34</text:p>
          </table:table-cell>
          <table:table-cell/>
          <table:table-cell office:value-type="float" office:value="85588" calcext:value-type="float">
            <text:p>85588</text:p>
          </table:table-cell>
          <table:table-cell office:value-type="float" office:value="16872" calcext:value-type="float">
            <text:p>16872</text:p>
          </table:table-cell>
          <table:table-cell office:value-type="float" office:value="0.9843544" calcext:value-type="float">
            <text:p>0.9843544</text:p>
          </table:table-cell>
          <table:table-cell office:value-type="float" office:value="84248" calcext:value-type="float">
            <text:p>84248</text:p>
          </table:table-cell>
          <table:table-cell office:value-type="float" office:value="-39789.742" calcext:value-type="float">
            <text:p>-39789.742</text:p>
          </table:table-cell>
          <table:table-cell office:value-type="float" office:value="-31292.901" calcext:value-type="float">
            <text:p>-31292.901</text:p>
          </table:table-cell>
          <table:table-cell table:formula="of:=[.Y25]-[.X25]" office:value-type="float" office:value="8496.841" calcext:value-type="float">
            <text:p>8496.841</text:p>
          </table:table-cell>
          <table:table-cell/>
          <table:table-cell office:value-type="float" office:value="84494" calcext:value-type="float">
            <text:p>84494</text:p>
          </table:table-cell>
          <table:table-cell office:value-type="float" office:value="34" calcext:value-type="float">
            <text:p>34</text:p>
          </table:table-cell>
          <table:table-cell office:value-type="float" office:value="0.1807722" calcext:value-type="float">
            <text:p>0.1807722</text:p>
          </table:table-cell>
          <table:table-cell office:value-type="float" office:value="472" calcext:value-type="float">
            <text:p>472</text:p>
          </table:table-cell>
          <table:table-cell office:value-type="float" office:value="74.9550778" calcext:value-type="float">
            <text:p>74.9550778</text:p>
          </table:table-cell>
          <table:table-cell office:value-type="float" office:value="6333254" calcext:value-type="float">
            <text:p>6333254</text:p>
          </table:table-cell>
          <table:table-cell office:value-type="float" office:value="474709546" calcext:value-type="float">
            <text:p>474709546</text:p>
          </table:table-cell>
          <table:table-cell office:value-type="float" office:value="-31961.69" calcext:value-type="float">
            <text:p>-31961.69</text:p>
          </table:table-cell>
          <table:table-cell office:value-type="float" office:value="-31292.901" calcext:value-type="float">
            <text:p>-31292.901</text:p>
          </table:table-cell>
          <table:table-cell table:formula="of:=[.AJ25]-[.AI25]" office:value-type="float" office:value="668.788999999997" calcext:value-type="float">
            <text:p>668.788999999997</text:p>
          </table:table-cell>
        </table:table-row>
        <table:table-row table:style-name="ro1">
          <table:table-cell office:value-type="float" office:value="83357" calcext:value-type="float">
            <text:p>83357</text:p>
          </table:table-cell>
          <table:table-cell office:value-type="float" office:value="1998" calcext:value-type="float">
            <text:p>1998</text:p>
          </table:table-cell>
          <table:table-cell office:value-type="float" office:value="13.1895706" calcext:value-type="float">
            <text:p>13.1895706</text:p>
          </table:table-cell>
          <table:table-cell office:value-type="float" office:value="1099443" calcext:value-type="float">
            <text:p>1099443</text:p>
          </table:table-cell>
          <table:table-cell office:value-type="float" office:value="-31948.46" calcext:value-type="float">
            <text:p>-31948.46</text:p>
          </table:table-cell>
          <table:table-cell office:value-type="float" office:value="-31292.901" calcext:value-type="float">
            <text:p>-31292.901</text:p>
          </table:table-cell>
          <table:table-cell table:formula="of:=[.F26]-[.E26]" office:value-type="float" office:value="655.558999999998" calcext:value-type="float">
            <text:p>655.558999999998</text:p>
          </table:table-cell>
          <table:table-cell/>
          <table:table-cell office:value-type="float" office:value="80209" calcext:value-type="float">
            <text:p>80209</text:p>
          </table:table-cell>
          <table:table-cell office:value-type="float" office:value="151563" calcext:value-type="float">
            <text:p>151563</text:p>
          </table:table-cell>
          <table:table-cell office:value-type="float" office:value="10" calcext:value-type="float">
            <text:p>10</text:p>
          </table:table-cell>
          <table:table-cell office:value-type="float" office:value="5044" calcext:value-type="float">
            <text:p>5044</text:p>
          </table:table-cell>
          <table:table-cell office:value-type="float" office:value="10.164776" calcext:value-type="float">
            <text:p>10.164776</text:p>
          </table:table-cell>
          <table:table-cell office:value-type="float" office:value="815306" calcext:value-type="float">
            <text:p>815306</text:p>
          </table:table-cell>
          <table:table-cell office:value-type="float" office:value="8153060" calcext:value-type="float">
            <text:p>8153060</text:p>
          </table:table-cell>
          <table:table-cell office:value-type="float" office:value="-42908.878" calcext:value-type="float">
            <text:p>-42908.878</text:p>
          </table:table-cell>
          <table:table-cell office:value-type="float" office:value="-31292.901" calcext:value-type="float">
            <text:p>-31292.901</text:p>
          </table:table-cell>
          <table:table-cell table:formula="of:=[.Q26]-[.P26]" office:value-type="float" office:value="11615.977" calcext:value-type="float">
            <text:p>11615.977</text:p>
          </table:table-cell>
          <table:table-cell/>
          <table:table-cell office:value-type="float" office:value="85262" calcext:value-type="float">
            <text:p>85262</text:p>
          </table:table-cell>
          <table:table-cell office:value-type="float" office:value="14730" calcext:value-type="float">
            <text:p>14730</text:p>
          </table:table-cell>
          <table:table-cell office:value-type="float" office:value="0.9860968" calcext:value-type="float">
            <text:p>0.9860968</text:p>
          </table:table-cell>
          <table:table-cell office:value-type="float" office:value="84076" calcext:value-type="float">
            <text:p>84076</text:p>
          </table:table-cell>
          <table:table-cell office:value-type="float" office:value="-39803.453" calcext:value-type="float">
            <text:p>-39803.453</text:p>
          </table:table-cell>
          <table:table-cell office:value-type="float" office:value="-31292.901" calcext:value-type="float">
            <text:p>-31292.901</text:p>
          </table:table-cell>
          <table:table-cell table:formula="of:=[.Y26]-[.X26]" office:value-type="float" office:value="8510.552" calcext:value-type="float">
            <text:p>8510.552</text:p>
          </table:table-cell>
          <table:table-cell/>
          <table:table-cell office:value-type="float" office:value="81633" calcext:value-type="float">
            <text:p>81633</text:p>
          </table:table-cell>
          <table:table-cell office:value-type="float" office:value="55" calcext:value-type="float">
            <text:p>55</text:p>
          </table:table-cell>
          <table:table-cell office:value-type="float" office:value="0.1361198" calcext:value-type="float">
            <text:p>0.1361198</text:p>
          </table:table-cell>
          <table:table-cell office:value-type="float" office:value="460" calcext:value-type="float">
            <text:p>460</text:p>
          </table:table-cell>
          <table:table-cell office:value-type="float" office:value="106.092696" calcext:value-type="float">
            <text:p>106.092696</text:p>
          </table:table-cell>
          <table:table-cell office:value-type="float" office:value="8660665" calcext:value-type="float">
            <text:p>8660665</text:p>
          </table:table-cell>
          <table:table-cell office:value-type="float" office:value="918833298" calcext:value-type="float">
            <text:p>918833298</text:p>
          </table:table-cell>
          <table:table-cell office:value-type="float" office:value="-31984.156" calcext:value-type="float">
            <text:p>-31984.156</text:p>
          </table:table-cell>
          <table:table-cell office:value-type="float" office:value="-31292.901" calcext:value-type="float">
            <text:p>-31292.901</text:p>
          </table:table-cell>
          <table:table-cell table:formula="of:=[.AJ26]-[.AI26]" office:value-type="float" office:value="691.254999999997" calcext:value-type="float">
            <text:p>691.254999999997</text:p>
          </table:table-cell>
        </table:table-row>
        <table:table-row table:style-name="ro1">
          <table:table-cell office:value-type="float" office:value="84563" calcext:value-type="float">
            <text:p>84563</text:p>
          </table:table-cell>
          <table:table-cell office:value-type="float" office:value="1618" calcext:value-type="float">
            <text:p>1618</text:p>
          </table:table-cell>
          <table:table-cell office:value-type="float" office:value="12.8354893" calcext:value-type="float">
            <text:p>12.8354893</text:p>
          </table:table-cell>
          <table:table-cell office:value-type="float" office:value="1085407" calcext:value-type="float">
            <text:p>1085407</text:p>
          </table:table-cell>
          <table:table-cell office:value-type="float" office:value="-31946.573" calcext:value-type="float">
            <text:p>-31946.573</text:p>
          </table:table-cell>
          <table:table-cell office:value-type="float" office:value="-31292.901" calcext:value-type="float">
            <text:p>-31292.901</text:p>
          </table:table-cell>
          <table:table-cell table:formula="of:=[.F27]-[.E27]" office:value-type="float" office:value="653.671999999999" calcext:value-type="float">
            <text:p>653.671999999999</text:p>
          </table:table-cell>
          <table:table-cell/>
          <table:table-cell office:value-type="float" office:value="80313" calcext:value-type="float">
            <text:p>80313</text:p>
          </table:table-cell>
          <table:table-cell office:value-type="float" office:value="151619" calcext:value-type="float">
            <text:p>151619</text:p>
          </table:table-cell>
          <table:table-cell office:value-type="float" office:value="10" calcext:value-type="float">
            <text:p>10</text:p>
          </table:table-cell>
          <table:table-cell office:value-type="float" office:value="4900" calcext:value-type="float">
            <text:p>4900</text:p>
          </table:table-cell>
          <table:table-cell office:value-type="float" office:value="10.1161491" calcext:value-type="float">
            <text:p>10.1161491</text:p>
          </table:table-cell>
          <table:table-cell office:value-type="float" office:value="812458" calcext:value-type="float">
            <text:p>812458</text:p>
          </table:table-cell>
          <table:table-cell office:value-type="float" office:value="8124580" calcext:value-type="float">
            <text:p>8124580</text:p>
          </table:table-cell>
          <table:table-cell office:value-type="float" office:value="-42878.297" calcext:value-type="float">
            <text:p>-42878.297</text:p>
          </table:table-cell>
          <table:table-cell office:value-type="float" office:value="-31292.901" calcext:value-type="float">
            <text:p>-31292.901</text:p>
          </table:table-cell>
          <table:table-cell table:formula="of:=[.Q27]-[.P27]" office:value-type="float" office:value="11585.396" calcext:value-type="float">
            <text:p>11585.396</text:p>
          </table:table-cell>
          <table:table-cell/>
          <table:table-cell office:value-type="float" office:value="86037" calcext:value-type="float">
            <text:p>86037</text:p>
          </table:table-cell>
          <table:table-cell office:value-type="float" office:value="15980" calcext:value-type="float">
            <text:p>15980</text:p>
          </table:table-cell>
          <table:table-cell office:value-type="float" office:value="0.9840062" calcext:value-type="float">
            <text:p>0.9840062</text:p>
          </table:table-cell>
          <table:table-cell office:value-type="float" office:value="84660" calcext:value-type="float">
            <text:p>84660</text:p>
          </table:table-cell>
          <table:table-cell office:value-type="float" office:value="-39766.616" calcext:value-type="float">
            <text:p>-39766.616</text:p>
          </table:table-cell>
          <table:table-cell office:value-type="float" office:value="-31292.901" calcext:value-type="float">
            <text:p>-31292.901</text:p>
          </table:table-cell>
          <table:table-cell table:formula="of:=[.Y27]-[.X27]" office:value-type="float" office:value="8473.715" calcext:value-type="float">
            <text:p>8473.715</text:p>
          </table:table-cell>
          <table:table-cell/>
          <table:table-cell office:value-type="float" office:value="84789" calcext:value-type="float">
            <text:p>84789</text:p>
          </table:table-cell>
          <table:table-cell office:value-type="float" office:value="31" calcext:value-type="float">
            <text:p>31</text:p>
          </table:table-cell>
          <table:table-cell office:value-type="float" office:value="0.1496513" calcext:value-type="float">
            <text:p>0.1496513</text:p>
          </table:table-cell>
          <table:table-cell office:value-type="float" office:value="456" calcext:value-type="float">
            <text:p>456</text:p>
          </table:table-cell>
          <table:table-cell office:value-type="float" office:value="92.4091963" calcext:value-type="float">
            <text:p>92.4091963</text:p>
          </table:table-cell>
          <table:table-cell office:value-type="float" office:value="7835283" calcext:value-type="float">
            <text:p>7835283</text:p>
          </table:table-cell>
          <table:table-cell office:value-type="float" office:value="724052204" calcext:value-type="float">
            <text:p>724052204</text:p>
          </table:table-cell>
          <table:table-cell office:value-type="float" office:value="-31976.175" calcext:value-type="float">
            <text:p>-31976.175</text:p>
          </table:table-cell>
          <table:table-cell office:value-type="float" office:value="-31292.901" calcext:value-type="float">
            <text:p>-31292.901</text:p>
          </table:table-cell>
          <table:table-cell table:formula="of:=[.AJ27]-[.AI27]" office:value-type="float" office:value="683.273999999998" calcext:value-type="float">
            <text:p>683.273999999998</text:p>
          </table:table-cell>
        </table:table-row>
        <table:table-row table:style-name="ro1">
          <table:table-cell table:number-columns-repeated="6"/>
          <table:table-cell table:formula="of:=AVERAGE([.G3:.G27])" office:value-type="float" office:value="656.690319999999" calcext:value-type="float">
            <text:p>656.690319999999</text:p>
          </table:table-cell>
          <table:table-cell table:number-columns-repeated="10"/>
          <table:table-cell table:formula="of:=AVERAGE([.R3:.R27])" office:value-type="float" office:value="11719.95916" calcext:value-type="float">
            <text:p>11719.95916</text:p>
          </table:table-cell>
          <table:table-cell table:number-columns-repeated="7"/>
          <table:table-cell table:formula="of:=AVERAGE([.Z3:.Z27])" office:value-type="float" office:value="8494.52808" calcext:value-type="float">
            <text:p>8494.52808</text:p>
          </table:table-cell>
          <table:table-cell table:number-columns-repeated="10"/>
          <table:table-cell table:formula="of:=AVERAGE([.AK3:.AK27])" office:value-type="float" office:value="679.183839999998" calcext:value-type="float">
            <text:p>679.183839999998</text:p>
          </table:table-cell>
        </table:table-row>
      </table:table>
      <table:table table:name="Parameter_choice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7" office:value-type="string" calcext:value-type="string" table:number-columns-spanned="7" table:number-rows-spanned="1">
            <text:p>Bottleneck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82039" calcext:value-type="float">
            <text:p>82039</text:p>
          </table:table-cell>
          <table:table-cell office:value-type="float" office:value="1434" calcext:value-type="float">
            <text:p>1434</text:p>
          </table:table-cell>
          <table:table-cell office:value-type="float" office:value="38.569917" calcext:value-type="float">
            <text:p>38.569917</text:p>
          </table:table-cell>
          <table:table-cell office:value-type="float" office:value="3164237" calcext:value-type="float">
            <text:p>3164237</text:p>
          </table:table-cell>
          <table:table-cell office:value-type="float" office:value="-31948.445" calcext:value-type="float">
            <text:p>-31948.445</text:p>
          </table:table-cell>
          <table:table-cell office:value-type="float" office:value="-31292.901" calcext:value-type="float">
            <text:p>-31292.901</text:p>
          </table:table-cell>
          <table:table-cell table:formula="of:=[.G2]-[.F2]" office:value-type="float" office:value="655.543999999998" calcext:value-type="float">
            <text:p>655.543999999998</text:p>
          </table:table-cell>
        </table:table-row>
        <table:table-row table:style-name="ro1">
          <table:table-cell/>
          <table:table-cell office:value-type="float" office:value="82445" calcext:value-type="float">
            <text:p>82445</text:p>
          </table:table-cell>
          <table:table-cell office:value-type="float" office:value="1324" calcext:value-type="float">
            <text:p>1324</text:p>
          </table:table-cell>
          <table:table-cell office:value-type="float" office:value="39.1396356" calcext:value-type="float">
            <text:p>39.1396356</text:p>
          </table:table-cell>
          <table:table-cell office:value-type="float" office:value="3226867" calcext:value-type="float">
            <text:p>3226867</text:p>
          </table:table-cell>
          <table:table-cell office:value-type="float" office:value="-31949.695" calcext:value-type="float">
            <text:p>-31949.695</text:p>
          </table:table-cell>
          <table:table-cell office:value-type="float" office:value="-31292.901" calcext:value-type="float">
            <text:p>-31292.901</text:p>
          </table:table-cell>
          <table:table-cell table:formula="of:=[.G3]-[.F3]" office:value-type="float" office:value="656.793999999998" calcext:value-type="float">
            <text:p>656.793999999998</text:p>
          </table:table-cell>
        </table:table-row>
        <table:table-row table:style-name="ro1">
          <table:table-cell/>
          <table:table-cell office:value-type="float" office:value="80719" calcext:value-type="float">
            <text:p>80719</text:p>
          </table:table-cell>
          <table:table-cell office:value-type="float" office:value="1632" calcext:value-type="float">
            <text:p>1632</text:p>
          </table:table-cell>
          <table:table-cell office:value-type="float" office:value="40.1264631" calcext:value-type="float">
            <text:p>40.1264631</text:p>
          </table:table-cell>
          <table:table-cell office:value-type="float" office:value="3238967" calcext:value-type="float">
            <text:p>3238967</text:p>
          </table:table-cell>
          <table:table-cell office:value-type="float" office:value="-31947.977" calcext:value-type="float">
            <text:p>-31947.977</text:p>
          </table:table-cell>
          <table:table-cell office:value-type="float" office:value="-31292.901" calcext:value-type="float">
            <text:p>-31292.901</text:p>
          </table:table-cell>
          <table:table-cell table:formula="of:=[.G4]-[.F4]" office:value-type="float" office:value="655.075999999997" calcext:value-type="float">
            <text:p>655.075999999997</text:p>
          </table:table-cell>
        </table:table-row>
        <table:table-row table:style-name="ro1">
          <table:table-cell/>
          <table:table-cell office:value-type="float" office:value="84662" calcext:value-type="float">
            <text:p>84662</text:p>
          </table:table-cell>
          <table:table-cell office:value-type="float" office:value="1691" calcext:value-type="float">
            <text:p>1691</text:p>
          </table:table-cell>
          <table:table-cell office:value-type="float" office:value="38.7421849" calcext:value-type="float">
            <text:p>38.7421849</text:p>
          </table:table-cell>
          <table:table-cell office:value-type="float" office:value="3279990" calcext:value-type="float">
            <text:p>3279990</text:p>
          </table:table-cell>
          <table:table-cell office:value-type="float" office:value="-31951.018" calcext:value-type="float">
            <text:p>-31951.018</text:p>
          </table:table-cell>
          <table:table-cell office:value-type="float" office:value="-31292.901" calcext:value-type="float">
            <text:p>-31292.901</text:p>
          </table:table-cell>
          <table:table-cell table:formula="of:=[.G5]-[.F5]" office:value-type="float" office:value="658.116999999998" calcext:value-type="float">
            <text:p>658.116999999998</text:p>
          </table:table-cell>
        </table:table-row>
        <table:table-row table:style-name="ro1">
          <table:table-cell/>
          <table:table-cell office:value-type="float" office:value="83239" calcext:value-type="float">
            <text:p>83239</text:p>
          </table:table-cell>
          <table:table-cell office:value-type="float" office:value="1399" calcext:value-type="float">
            <text:p>1399</text:p>
          </table:table-cell>
          <table:table-cell office:value-type="float" office:value="37.6112718" calcext:value-type="float">
            <text:p>37.6112718</text:p>
          </table:table-cell>
          <table:table-cell office:value-type="float" office:value="3130724" calcext:value-type="float">
            <text:p>3130724</text:p>
          </table:table-cell>
          <table:table-cell office:value-type="float" office:value="-31950.245" calcext:value-type="float">
            <text:p>-31950.245</text:p>
          </table:table-cell>
          <table:table-cell office:value-type="float" office:value="-31292.901" calcext:value-type="float">
            <text:p>-31292.901</text:p>
          </table:table-cell>
          <table:table-cell table:formula="of:=[.G6]-[.F6]" office:value-type="float" office:value="657.343999999997" calcext:value-type="float">
            <text:p>657.343999999997</text:p>
          </table:table-cell>
        </table:table-row>
        <table:table-row table:style-name="ro1">
          <table:table-cell/>
          <table:table-cell office:value-type="float" office:value="82844" calcext:value-type="float">
            <text:p>82844</text:p>
          </table:table-cell>
          <table:table-cell office:value-type="float" office:value="1255" calcext:value-type="float">
            <text:p>1255</text:p>
          </table:table-cell>
          <table:table-cell office:value-type="float" office:value="37.1986962" calcext:value-type="float">
            <text:p>37.1986962</text:p>
          </table:table-cell>
          <table:table-cell office:value-type="float" office:value="3081688" calcext:value-type="float">
            <text:p>3081688</text:p>
          </table:table-cell>
          <table:table-cell office:value-type="float" office:value="-31949.068" calcext:value-type="float">
            <text:p>-31949.068</text:p>
          </table:table-cell>
          <table:table-cell office:value-type="float" office:value="-31292.901" calcext:value-type="float">
            <text:p>-31292.901</text:p>
          </table:table-cell>
          <table:table-cell table:formula="of:=[.G7]-[.F7]" office:value-type="float" office:value="656.166999999998" calcext:value-type="float">
            <text:p>656.166999999998</text:p>
          </table:table-cell>
        </table:table-row>
        <table:table-row table:style-name="ro1">
          <table:table-cell/>
          <table:table-cell office:value-type="float" office:value="83745" calcext:value-type="float">
            <text:p>83745</text:p>
          </table:table-cell>
          <table:table-cell office:value-type="float" office:value="1358" calcext:value-type="float">
            <text:p>1358</text:p>
          </table:table-cell>
          <table:table-cell office:value-type="float" office:value="38.0268949" calcext:value-type="float">
            <text:p>38.0268949</text:p>
          </table:table-cell>
          <table:table-cell office:value-type="float" office:value="3184562" calcext:value-type="float">
            <text:p>3184562</text:p>
          </table:table-cell>
          <table:table-cell office:value-type="float" office:value="-31946.691" calcext:value-type="float">
            <text:p>-31946.691</text:p>
          </table:table-cell>
          <table:table-cell office:value-type="float" office:value="-31292.901" calcext:value-type="float">
            <text:p>-31292.901</text:p>
          </table:table-cell>
          <table:table-cell table:formula="of:=[.G8]-[.F8]" office:value-type="float" office:value="653.789999999997" calcext:value-type="float">
            <text:p>653.789999999997</text:p>
          </table:table-cell>
        </table:table-row>
        <table:table-row table:style-name="ro1">
          <table:table-cell/>
          <table:table-cell office:value-type="float" office:value="83025" calcext:value-type="float">
            <text:p>83025</text:p>
          </table:table-cell>
          <table:table-cell office:value-type="float" office:value="1477" calcext:value-type="float">
            <text:p>1477</text:p>
          </table:table-cell>
          <table:table-cell office:value-type="float" office:value="38.907572" calcext:value-type="float">
            <text:p>38.907572</text:p>
          </table:table-cell>
          <table:table-cell office:value-type="float" office:value="3230301" calcext:value-type="float">
            <text:p>3230301</text:p>
          </table:table-cell>
          <table:table-cell office:value-type="float" office:value="-31950.693" calcext:value-type="float">
            <text:p>-31950.693</text:p>
          </table:table-cell>
          <table:table-cell office:value-type="float" office:value="-31292.901" calcext:value-type="float">
            <text:p>-31292.901</text:p>
          </table:table-cell>
          <table:table-cell table:formula="of:=[.G9]-[.F9]" office:value-type="float" office:value="657.791999999998" calcext:value-type="float">
            <text:p>657.791999999998</text:p>
          </table:table-cell>
        </table:table-row>
        <table:table-row table:style-name="ro1">
          <table:table-cell/>
          <table:table-cell office:value-type="float" office:value="82652" calcext:value-type="float">
            <text:p>82652</text:p>
          </table:table-cell>
          <table:table-cell office:value-type="float" office:value="1383" calcext:value-type="float">
            <text:p>1383</text:p>
          </table:table-cell>
          <table:table-cell office:value-type="float" office:value="38.1769151" calcext:value-type="float">
            <text:p>38.1769151</text:p>
          </table:table-cell>
          <table:table-cell office:value-type="float" office:value="3155398" calcext:value-type="float">
            <text:p>3155398</text:p>
          </table:table-cell>
          <table:table-cell office:value-type="float" office:value="-31949.016" calcext:value-type="float">
            <text:p>-31949.016</text:p>
          </table:table-cell>
          <table:table-cell office:value-type="float" office:value="-31292.901" calcext:value-type="float">
            <text:p>-31292.901</text:p>
          </table:table-cell>
          <table:table-cell table:formula="of:=[.G10]-[.F10]" office:value-type="float" office:value="656.114999999998" calcext:value-type="float">
            <text:p>656.114999999998</text:p>
          </table:table-cell>
        </table:table-row>
        <table:table-row table:style-name="ro1">
          <table:table-cell/>
          <table:table-cell office:value-type="float" office:value="83316" calcext:value-type="float">
            <text:p>83316</text:p>
          </table:table-cell>
          <table:table-cell office:value-type="float" office:value="1490" calcext:value-type="float">
            <text:p>1490</text:p>
          </table:table-cell>
          <table:table-cell office:value-type="float" office:value="37.7042741" calcext:value-type="float">
            <text:p>37.7042741</text:p>
          </table:table-cell>
          <table:table-cell office:value-type="float" office:value="3141369" calcext:value-type="float">
            <text:p>3141369</text:p>
          </table:table-cell>
          <table:table-cell office:value-type="float" office:value="-31951.252" calcext:value-type="float">
            <text:p>-31951.252</text:p>
          </table:table-cell>
          <table:table-cell office:value-type="float" office:value="-31292.901" calcext:value-type="float">
            <text:p>-31292.901</text:p>
          </table:table-cell>
          <table:table-cell table:formula="of:=[.G11]-[.F11]" office:value-type="float" office:value="658.350999999999" calcext:value-type="float">
            <text:p>658.350999999999</text:p>
          </table:table-cell>
        </table:table-row>
        <table:table-row table:style-name="ro1">
          <table:table-cell/>
          <table:table-cell office:value-type="float" office:value="80496" calcext:value-type="float">
            <text:p>80496</text:p>
          </table:table-cell>
          <table:table-cell office:value-type="float" office:value="1348" calcext:value-type="float">
            <text:p>1348</text:p>
          </table:table-cell>
          <table:table-cell office:value-type="float" office:value="39.926738" calcext:value-type="float">
            <text:p>39.926738</text:p>
          </table:table-cell>
          <table:table-cell office:value-type="float" office:value="3213942" calcext:value-type="float">
            <text:p>3213942</text:p>
          </table:table-cell>
          <table:table-cell office:value-type="float" office:value="-31949.278" calcext:value-type="float">
            <text:p>-31949.278</text:p>
          </table:table-cell>
          <table:table-cell office:value-type="float" office:value="-31292.901" calcext:value-type="float">
            <text:p>-31292.901</text:p>
          </table:table-cell>
          <table:table-cell table:formula="of:=[.G12]-[.F12]" office:value-type="float" office:value="656.376999999997" calcext:value-type="float">
            <text:p>656.376999999997</text:p>
          </table:table-cell>
        </table:table-row>
        <table:table-row table:style-name="ro1">
          <table:table-cell/>
          <table:table-cell office:value-type="float" office:value="80773" calcext:value-type="float">
            <text:p>80773</text:p>
          </table:table-cell>
          <table:table-cell office:value-type="float" office:value="1424" calcext:value-type="float">
            <text:p>1424</text:p>
          </table:table-cell>
          <table:table-cell office:value-type="float" office:value="39.7271473" calcext:value-type="float">
            <text:p>39.7271473</text:p>
          </table:table-cell>
          <table:table-cell office:value-type="float" office:value="3208880" calcext:value-type="float">
            <text:p>3208880</text:p>
          </table:table-cell>
          <table:table-cell office:value-type="float" office:value="-31946.952" calcext:value-type="float">
            <text:p>-31946.952</text:p>
          </table:table-cell>
          <table:table-cell office:value-type="float" office:value="-31292.901" calcext:value-type="float">
            <text:p>-31292.901</text:p>
          </table:table-cell>
          <table:table-cell table:formula="of:=[.G13]-[.F13]" office:value-type="float" office:value="654.051" calcext:value-type="float">
            <text:p>654.051</text:p>
          </table:table-cell>
        </table:table-row>
        <table:table-row table:style-name="ro1">
          <table:table-cell/>
          <table:table-cell office:value-type="float" office:value="81174" calcext:value-type="float">
            <text:p>81174</text:p>
          </table:table-cell>
          <table:table-cell office:value-type="float" office:value="1269" calcext:value-type="float">
            <text:p>1269</text:p>
          </table:table-cell>
          <table:table-cell office:value-type="float" office:value="38.9123495" calcext:value-type="float">
            <text:p>38.9123495</text:p>
          </table:table-cell>
          <table:table-cell office:value-type="float" office:value="3158671" calcext:value-type="float">
            <text:p>3158671</text:p>
          </table:table-cell>
          <table:table-cell office:value-type="float" office:value="-31950.114" calcext:value-type="float">
            <text:p>-31950.114</text:p>
          </table:table-cell>
          <table:table-cell office:value-type="float" office:value="-31292.901" calcext:value-type="float">
            <text:p>-31292.901</text:p>
          </table:table-cell>
          <table:table-cell table:formula="of:=[.G14]-[.F14]" office:value-type="float" office:value="657.213" calcext:value-type="float">
            <text:p>657.213</text:p>
          </table:table-cell>
        </table:table-row>
        <table:table-row table:style-name="ro1">
          <table:table-cell/>
          <table:table-cell office:value-type="float" office:value="81594" calcext:value-type="float">
            <text:p>81594</text:p>
          </table:table-cell>
          <table:table-cell office:value-type="float" office:value="1582" calcext:value-type="float">
            <text:p>1582</text:p>
          </table:table-cell>
          <table:table-cell office:value-type="float" office:value="39.1214228" calcext:value-type="float">
            <text:p>39.1214228</text:p>
          </table:table-cell>
          <table:table-cell office:value-type="float" office:value="3192073" calcext:value-type="float">
            <text:p>3192073</text:p>
          </table:table-cell>
          <table:table-cell office:value-type="float" office:value="-31948.86" calcext:value-type="float">
            <text:p>-31948.86</text:p>
          </table:table-cell>
          <table:table-cell office:value-type="float" office:value="-31292.901" calcext:value-type="float">
            <text:p>-31292.901</text:p>
          </table:table-cell>
          <table:table-cell table:formula="of:=[.G15]-[.F15]" office:value-type="float" office:value="655.958999999999" calcext:value-type="float">
            <text:p>655.958999999999</text:p>
          </table:table-cell>
        </table:table-row>
        <table:table-row table:style-name="ro1">
          <table:table-cell/>
          <table:table-cell office:value-type="float" office:value="83774" calcext:value-type="float">
            <text:p>83774</text:p>
          </table:table-cell>
          <table:table-cell office:value-type="float" office:value="1308" calcext:value-type="float">
            <text:p>1308</text:p>
          </table:table-cell>
          <table:table-cell office:value-type="float" office:value="37.7018814" calcext:value-type="float">
            <text:p>37.7018814</text:p>
          </table:table-cell>
          <table:table-cell office:value-type="float" office:value="3158437" calcext:value-type="float">
            <text:p>3158437</text:p>
          </table:table-cell>
          <table:table-cell office:value-type="float" office:value="-31949.061" calcext:value-type="float">
            <text:p>-31949.061</text:p>
          </table:table-cell>
          <table:table-cell office:value-type="float" office:value="-31292.901" calcext:value-type="float">
            <text:p>-31292.901</text:p>
          </table:table-cell>
          <table:table-cell table:formula="of:=[.G16]-[.F16]" office:value-type="float" office:value="656.16" calcext:value-type="float">
            <text:p>656.16</text:p>
          </table:table-cell>
        </table:table-row>
        <table:table-row table:style-name="ro1">
          <table:table-cell/>
          <table:table-cell office:value-type="float" office:value="83506" calcext:value-type="float">
            <text:p>83506</text:p>
          </table:table-cell>
          <table:table-cell office:value-type="float" office:value="1184" calcext:value-type="float">
            <text:p>1184</text:p>
          </table:table-cell>
          <table:table-cell office:value-type="float" office:value="37.8374571" calcext:value-type="float">
            <text:p>37.8374571</text:p>
          </table:table-cell>
          <table:table-cell office:value-type="float" office:value="3159654" calcext:value-type="float">
            <text:p>3159654</text:p>
          </table:table-cell>
          <table:table-cell office:value-type="float" office:value="-31948.911" calcext:value-type="float">
            <text:p>-31948.911</text:p>
          </table:table-cell>
          <table:table-cell office:value-type="float" office:value="-31292.901" calcext:value-type="float">
            <text:p>-31292.901</text:p>
          </table:table-cell>
          <table:table-cell table:formula="of:=[.G17]-[.F17]" office:value-type="float" office:value="656.009999999998" calcext:value-type="float">
            <text:p>656.009999999998</text:p>
          </table:table-cell>
        </table:table-row>
        <table:table-row table:style-name="ro1">
          <table:table-cell/>
          <table:table-cell office:value-type="float" office:value="85373" calcext:value-type="float">
            <text:p>85373</text:p>
          </table:table-cell>
          <table:table-cell office:value-type="float" office:value="1552" calcext:value-type="float">
            <text:p>1552</text:p>
          </table:table-cell>
          <table:table-cell office:value-type="float" office:value="38.0409098" calcext:value-type="float">
            <text:p>38.0409098</text:p>
          </table:table-cell>
          <table:table-cell office:value-type="float" office:value="3247666" calcext:value-type="float">
            <text:p>3247666</text:p>
          </table:table-cell>
          <table:table-cell office:value-type="float" office:value="-31948.436" calcext:value-type="float">
            <text:p>-31948.436</text:p>
          </table:table-cell>
          <table:table-cell office:value-type="float" office:value="-31292.901" calcext:value-type="float">
            <text:p>-31292.901</text:p>
          </table:table-cell>
          <table:table-cell table:formula="of:=[.G18]-[.F18]" office:value-type="float" office:value="655.535" calcext:value-type="float">
            <text:p>655.535</text:p>
          </table:table-cell>
        </table:table-row>
        <table:table-row table:style-name="ro1">
          <table:table-cell/>
          <table:table-cell office:value-type="float" office:value="80464" calcext:value-type="float">
            <text:p>80464</text:p>
          </table:table-cell>
          <table:table-cell office:value-type="float" office:value="1556" calcext:value-type="float">
            <text:p>1556</text:p>
          </table:table-cell>
          <table:table-cell office:value-type="float" office:value="41.0296733" calcext:value-type="float">
            <text:p>41.0296733</text:p>
          </table:table-cell>
          <table:table-cell office:value-type="float" office:value="3301411" calcext:value-type="float">
            <text:p>3301411</text:p>
          </table:table-cell>
          <table:table-cell office:value-type="float" office:value="-31950.829" calcext:value-type="float">
            <text:p>-31950.829</text:p>
          </table:table-cell>
          <table:table-cell office:value-type="float" office:value="-31292.901" calcext:value-type="float">
            <text:p>-31292.901</text:p>
          </table:table-cell>
          <table:table-cell table:formula="of:=[.G19]-[.F19]" office:value-type="float" office:value="657.928" calcext:value-type="float">
            <text:p>657.928</text:p>
          </table:table-cell>
        </table:table-row>
        <table:table-row table:style-name="ro1">
          <table:table-cell/>
          <table:table-cell office:value-type="float" office:value="80668" calcext:value-type="float">
            <text:p>80668</text:p>
          </table:table-cell>
          <table:table-cell office:value-type="float" office:value="1575" calcext:value-type="float">
            <text:p>1575</text:p>
          </table:table-cell>
          <table:table-cell office:value-type="float" office:value="40.9831676" calcext:value-type="float">
            <text:p>40.9831676</text:p>
          </table:table-cell>
          <table:table-cell office:value-type="float" office:value="3306030" calcext:value-type="float">
            <text:p>3306030</text:p>
          </table:table-cell>
          <table:table-cell office:value-type="float" office:value="-31946.301" calcext:value-type="float">
            <text:p>-31946.301</text:p>
          </table:table-cell>
          <table:table-cell office:value-type="float" office:value="-31292.901" calcext:value-type="float">
            <text:p>-31292.901</text:p>
          </table:table-cell>
          <table:table-cell table:formula="of:=[.G20]-[.F20]" office:value-type="float" office:value="653.399999999998" calcext:value-type="float">
            <text:p>653.399999999998</text:p>
          </table:table-cell>
        </table:table-row>
        <table:table-row table:style-name="ro1">
          <table:table-cell/>
          <table:table-cell office:value-type="float" office:value="83690" calcext:value-type="float">
            <text:p>83690</text:p>
          </table:table-cell>
          <table:table-cell office:value-type="float" office:value="1293" calcext:value-type="float">
            <text:p>1293</text:p>
          </table:table-cell>
          <table:table-cell office:value-type="float" office:value="38.8901523" calcext:value-type="float">
            <text:p>38.8901523</text:p>
          </table:table-cell>
          <table:table-cell office:value-type="float" office:value="3254716" calcext:value-type="float">
            <text:p>3254716</text:p>
          </table:table-cell>
          <table:table-cell office:value-type="float" office:value="-31950.574" calcext:value-type="float">
            <text:p>-31950.574</text:p>
          </table:table-cell>
          <table:table-cell office:value-type="float" office:value="-31292.901" calcext:value-type="float">
            <text:p>-31292.901</text:p>
          </table:table-cell>
          <table:table-cell table:formula="of:=[.G21]-[.F21]" office:value-type="float" office:value="657.672999999999" calcext:value-type="float">
            <text:p>657.672999999999</text:p>
          </table:table-cell>
        </table:table-row>
        <table:table-row table:style-name="ro1">
          <table:table-cell/>
          <table:table-cell office:value-type="float" office:value="83666" calcext:value-type="float">
            <text:p>83666</text:p>
          </table:table-cell>
          <table:table-cell office:value-type="float" office:value="1725" calcext:value-type="float">
            <text:p>1725</text:p>
          </table:table-cell>
          <table:table-cell office:value-type="float" office:value="39.1558547" calcext:value-type="float">
            <text:p>39.1558547</text:p>
          </table:table-cell>
          <table:table-cell office:value-type="float" office:value="3276013" calcext:value-type="float">
            <text:p>3276013</text:p>
          </table:table-cell>
          <table:table-cell office:value-type="float" office:value="-31950.317" calcext:value-type="float">
            <text:p>-31950.317</text:p>
          </table:table-cell>
          <table:table-cell office:value-type="float" office:value="-31292.901" calcext:value-type="float">
            <text:p>-31292.901</text:p>
          </table:table-cell>
          <table:table-cell table:formula="of:=[.G22]-[.F22]" office:value-type="float" office:value="657.415999999997" calcext:value-type="float">
            <text:p>657.415999999997</text:p>
          </table:table-cell>
        </table:table-row>
        <table:table-row table:style-name="ro1">
          <table:table-cell/>
          <table:table-cell office:value-type="float" office:value="85469" calcext:value-type="float">
            <text:p>85469</text:p>
          </table:table-cell>
          <table:table-cell office:value-type="float" office:value="1557" calcext:value-type="float">
            <text:p>1557</text:p>
          </table:table-cell>
          <table:table-cell office:value-type="float" office:value="38.0320923" calcext:value-type="float">
            <text:p>38.0320923</text:p>
          </table:table-cell>
          <table:table-cell office:value-type="float" office:value="3250564" calcext:value-type="float">
            <text:p>3250564</text:p>
          </table:table-cell>
          <table:table-cell office:value-type="float" office:value="-31949.156" calcext:value-type="float">
            <text:p>-31949.156</text:p>
          </table:table-cell>
          <table:table-cell office:value-type="float" office:value="-31292.901" calcext:value-type="float">
            <text:p>-31292.901</text:p>
          </table:table-cell>
          <table:table-cell table:formula="of:=[.G23]-[.F23]" office:value-type="float" office:value="656.254999999997" calcext:value-type="float">
            <text:p>656.254999999997</text:p>
          </table:table-cell>
        </table:table-row>
        <table:table-row table:style-name="ro1">
          <table:table-cell/>
          <table:table-cell office:value-type="float" office:value="84565" calcext:value-type="float">
            <text:p>84565</text:p>
          </table:table-cell>
          <table:table-cell office:value-type="float" office:value="1926" calcext:value-type="float">
            <text:p>1926</text:p>
          </table:table-cell>
          <table:table-cell office:value-type="float" office:value="38.4338648" calcext:value-type="float">
            <text:p>38.4338648</text:p>
          </table:table-cell>
          <table:table-cell office:value-type="float" office:value="3250159" calcext:value-type="float">
            <text:p>3250159</text:p>
          </table:table-cell>
          <table:table-cell office:value-type="float" office:value="-31951.098" calcext:value-type="float">
            <text:p>-31951.098</text:p>
          </table:table-cell>
          <table:table-cell office:value-type="float" office:value="-31292.901" calcext:value-type="float">
            <text:p>-31292.901</text:p>
          </table:table-cell>
          <table:table-cell table:formula="of:=[.G24]-[.F24]" office:value-type="float" office:value="658.197" calcext:value-type="float">
            <text:p>658.197</text:p>
          </table:table-cell>
        </table:table-row>
        <table:table-row table:style-name="ro1">
          <table:table-cell/>
          <table:table-cell office:value-type="float" office:value="83080" calcext:value-type="float">
            <text:p>83080</text:p>
          </table:table-cell>
          <table:table-cell office:value-type="float" office:value="1520" calcext:value-type="float">
            <text:p>1520</text:p>
          </table:table-cell>
          <table:table-cell office:value-type="float" office:value="38.9955081" calcext:value-type="float">
            <text:p>38.9955081</text:p>
          </table:table-cell>
          <table:table-cell office:value-type="float" office:value="3239746" calcext:value-type="float">
            <text:p>3239746</text:p>
          </table:table-cell>
          <table:table-cell office:value-type="float" office:value="-31948.701" calcext:value-type="float">
            <text:p>-31948.701</text:p>
          </table:table-cell>
          <table:table-cell office:value-type="float" office:value="-31292.901" calcext:value-type="float">
            <text:p>-31292.901</text:p>
          </table:table-cell>
          <table:table-cell table:formula="of:=[.G25]-[.F25]" office:value-type="float" office:value="655.799999999999" calcext:value-type="float">
            <text:p>655.799999999999</text:p>
          </table:table-cell>
        </table:table-row>
        <table:table-row table:style-name="ro1">
          <table:table-cell/>
          <table:table-cell office:value-type="float" office:value="80834" calcext:value-type="float">
            <text:p>80834</text:p>
          </table:table-cell>
          <table:table-cell office:value-type="float" office:value="1573" calcext:value-type="float">
            <text:p>1573</text:p>
          </table:table-cell>
          <table:table-cell office:value-type="float" office:value="40.5755948" calcext:value-type="float">
            <text:p>40.5755948</text:p>
          </table:table-cell>
          <table:table-cell office:value-type="float" office:value="3279887" calcext:value-type="float">
            <text:p>3279887</text:p>
          </table:table-cell>
          <table:table-cell office:value-type="float" office:value="-31950.366" calcext:value-type="float">
            <text:p>-31950.366</text:p>
          </table:table-cell>
          <table:table-cell office:value-type="float" office:value="-31292.901" calcext:value-type="float">
            <text:p>-31292.901</text:p>
          </table:table-cell>
          <table:table-cell table:formula="of:=[.G26]-[.F26]" office:value-type="float" office:value="657.465" calcext:value-type="float">
            <text:p>657.465</text:p>
          </table:table-cell>
        </table:table-row>
        <table:table-row table:style-name="ro1">
          <table:table-cell/>
          <table:table-cell office:value-type="float" office:value="83164" calcext:value-type="float">
            <text:p>83164</text:p>
          </table:table-cell>
          <table:table-cell office:value-type="float" office:value="1455" calcext:value-type="float">
            <text:p>1455</text:p>
          </table:table-cell>
          <table:table-cell office:value-type="float" office:value="38.6689455" calcext:value-type="float">
            <text:p>38.6689455</text:p>
          </table:table-cell>
          <table:table-cell office:value-type="float" office:value="3215864" calcext:value-type="float">
            <text:p>3215864</text:p>
          </table:table-cell>
          <table:table-cell office:value-type="float" office:value="-31949.718" calcext:value-type="float">
            <text:p>-31949.718</text:p>
          </table:table-cell>
          <table:table-cell office:value-type="float" office:value="-31292.901" calcext:value-type="float">
            <text:p>-31292.901</text:p>
          </table:table-cell>
          <table:table-cell table:formula="of:=[.G27]-[.F27]" office:value-type="float" office:value="656.816999999999" calcext:value-type="float">
            <text:p>656.816999999999</text:p>
          </table:table-cell>
        </table:table-row>
        <table:table-row table:style-name="ro1">
          <table:table-cell/>
          <table:table-cell office:value-type="float" office:value="81068" calcext:value-type="float">
            <text:p>81068</text:p>
          </table:table-cell>
          <table:table-cell office:value-type="float" office:value="1623" calcext:value-type="float">
            <text:p>1623</text:p>
          </table:table-cell>
          <table:table-cell office:value-type="float" office:value="40.1290481" calcext:value-type="float">
            <text:p>40.1290481</text:p>
          </table:table-cell>
          <table:table-cell office:value-type="float" office:value="3253181" calcext:value-type="float">
            <text:p>3253181</text:p>
          </table:table-cell>
          <table:table-cell office:value-type="float" office:value="-31949.875" calcext:value-type="float">
            <text:p>-31949.875</text:p>
          </table:table-cell>
          <table:table-cell office:value-type="float" office:value="-31292.901" calcext:value-type="float">
            <text:p>-31292.901</text:p>
          </table:table-cell>
          <table:table-cell table:formula="of:=[.G28]-[.F28]" office:value-type="float" office:value="656.973999999998" calcext:value-type="float">
            <text:p>656.973999999998</text:p>
          </table:table-cell>
        </table:table-row>
        <table:table-row table:style-name="ro1">
          <table:table-cell/>
          <table:table-cell office:value-type="float" office:value="81895" calcext:value-type="float">
            <text:p>81895</text:p>
          </table:table-cell>
          <table:table-cell office:value-type="float" office:value="1702" calcext:value-type="float">
            <text:p>1702</text:p>
          </table:table-cell>
          <table:table-cell office:value-type="float" office:value="39.8453541" calcext:value-type="float">
            <text:p>39.8453541</text:p>
          </table:table-cell>
          <table:table-cell office:value-type="float" office:value="3263135" calcext:value-type="float">
            <text:p>3263135</text:p>
          </table:table-cell>
          <table:table-cell office:value-type="float" office:value="-31949.809" calcext:value-type="float">
            <text:p>-31949.809</text:p>
          </table:table-cell>
          <table:table-cell office:value-type="float" office:value="-31292.901" calcext:value-type="float">
            <text:p>-31292.901</text:p>
          </table:table-cell>
          <table:table-cell table:formula="of:=[.G29]-[.F29]" office:value-type="float" office:value="656.907999999999" calcext:value-type="float">
            <text:p>656.907999999999</text:p>
          </table:table-cell>
        </table:table-row>
        <table:table-row table:style-name="ro1">
          <table:table-cell/>
          <table:table-cell office:value-type="float" office:value="82587" calcext:value-type="float">
            <text:p>82587</text:p>
          </table:table-cell>
          <table:table-cell office:value-type="float" office:value="1410" calcext:value-type="float">
            <text:p>1410</text:p>
          </table:table-cell>
          <table:table-cell office:value-type="float" office:value="39.6244951" calcext:value-type="float">
            <text:p>39.6244951</text:p>
          </table:table-cell>
          <table:table-cell office:value-type="float" office:value="3272468" calcext:value-type="float">
            <text:p>3272468</text:p>
          </table:table-cell>
          <table:table-cell office:value-type="float" office:value="-31948.504" calcext:value-type="float">
            <text:p>-31948.504</text:p>
          </table:table-cell>
          <table:table-cell office:value-type="float" office:value="-31292.901" calcext:value-type="float">
            <text:p>-31292.901</text:p>
          </table:table-cell>
          <table:table-cell table:formula="of:=[.G30]-[.F30]" office:value-type="float" office:value="655.602999999999" calcext:value-type="float">
            <text:p>655.602999999999</text:p>
          </table:table-cell>
        </table:table-row>
        <table:table-row table:style-name="ro1">
          <table:table-cell/>
          <table:table-cell office:value-type="float" office:value="82837" calcext:value-type="float">
            <text:p>82837</text:p>
          </table:table-cell>
          <table:table-cell office:value-type="float" office:value="1583" calcext:value-type="float">
            <text:p>1583</text:p>
          </table:table-cell>
          <table:table-cell office:value-type="float" office:value="39.3748345" calcext:value-type="float">
            <text:p>39.3748345</text:p>
          </table:table-cell>
          <table:table-cell office:value-type="float" office:value="3261693" calcext:value-type="float">
            <text:p>3261693</text:p>
          </table:table-cell>
          <table:table-cell office:value-type="float" office:value="-31950.134" calcext:value-type="float">
            <text:p>-31950.134</text:p>
          </table:table-cell>
          <table:table-cell office:value-type="float" office:value="-31292.901" calcext:value-type="float">
            <text:p>-31292.901</text:p>
          </table:table-cell>
          <table:table-cell table:formula="of:=[.G31]-[.F31]" office:value-type="float" office:value="657.232999999997" calcext:value-type="float">
            <text:p>657.232999999997</text:p>
          </table:table-cell>
        </table:table-row>
        <table:table-row table:style-name="ro1">
          <table:table-cell/>
          <table:table-cell office:value-type="float" office:value="81615" calcext:value-type="float">
            <text:p>81615</text:p>
          </table:table-cell>
          <table:table-cell office:value-type="float" office:value="1388" calcext:value-type="float">
            <text:p>1388</text:p>
          </table:table-cell>
          <table:table-cell office:value-type="float" office:value="39.7425597" calcext:value-type="float">
            <text:p>39.7425597</text:p>
          </table:table-cell>
          <table:table-cell office:value-type="float" office:value="3243589" calcext:value-type="float">
            <text:p>3243589</text:p>
          </table:table-cell>
          <table:table-cell office:value-type="float" office:value="-31947.379" calcext:value-type="float">
            <text:p>-31947.379</text:p>
          </table:table-cell>
          <table:table-cell office:value-type="float" office:value="-31292.901" calcext:value-type="float">
            <text:p>-31292.901</text:p>
          </table:table-cell>
          <table:table-cell table:formula="of:=[.G32]-[.F32]" office:value-type="float" office:value="654.477999999999" calcext:value-type="float">
            <text:p>654.477999999999</text:p>
          </table:table-cell>
        </table:table-row>
        <table:table-row table:style-name="ro1">
          <table:table-cell/>
          <table:table-cell office:value-type="float" office:value="83063" calcext:value-type="float">
            <text:p>83063</text:p>
          </table:table-cell>
          <table:table-cell office:value-type="float" office:value="1417" calcext:value-type="float">
            <text:p>1417</text:p>
          </table:table-cell>
          <table:table-cell office:value-type="float" office:value="38.4547284" calcext:value-type="float">
            <text:p>38.4547284</text:p>
          </table:table-cell>
          <table:table-cell office:value-type="float" office:value="3194165" calcext:value-type="float">
            <text:p>3194165</text:p>
          </table:table-cell>
          <table:table-cell office:value-type="float" office:value="-31948.829" calcext:value-type="float">
            <text:p>-31948.829</text:p>
          </table:table-cell>
          <table:table-cell office:value-type="float" office:value="-31292.901" calcext:value-type="float">
            <text:p>-31292.901</text:p>
          </table:table-cell>
          <table:table-cell table:formula="of:=[.G33]-[.F33]" office:value-type="float" office:value="655.928" calcext:value-type="float">
            <text:p>655.928</text:p>
          </table:table-cell>
        </table:table-row>
        <table:table-row table:style-name="ro1">
          <table:table-cell/>
          <table:table-cell office:value-type="float" office:value="80855" calcext:value-type="float">
            <text:p>80855</text:p>
          </table:table-cell>
          <table:table-cell office:value-type="float" office:value="1655" calcext:value-type="float">
            <text:p>1655</text:p>
          </table:table-cell>
          <table:table-cell office:value-type="float" office:value="39.3930199" calcext:value-type="float">
            <text:p>39.3930199</text:p>
          </table:table-cell>
          <table:table-cell office:value-type="float" office:value="3185122" calcext:value-type="float">
            <text:p>3185122</text:p>
          </table:table-cell>
          <table:table-cell office:value-type="float" office:value="-31948.174" calcext:value-type="float">
            <text:p>-31948.174</text:p>
          </table:table-cell>
          <table:table-cell office:value-type="float" office:value="-31292.901" calcext:value-type="float">
            <text:p>-31292.901</text:p>
          </table:table-cell>
          <table:table-cell table:formula="of:=[.G34]-[.F34]" office:value-type="float" office:value="655.272999999997" calcext:value-type="float">
            <text:p>655.272999999997</text:p>
          </table:table-cell>
        </table:table-row>
        <table:table-row table:style-name="ro1">
          <table:table-cell/>
          <table:table-cell office:value-type="float" office:value="80903" calcext:value-type="float">
            <text:p>80903</text:p>
          </table:table-cell>
          <table:table-cell office:value-type="float" office:value="1165" calcext:value-type="float">
            <text:p>1165</text:p>
          </table:table-cell>
          <table:table-cell office:value-type="float" office:value="38.8568211" calcext:value-type="float">
            <text:p>38.8568211</text:p>
          </table:table-cell>
          <table:table-cell office:value-type="float" office:value="3143633" calcext:value-type="float">
            <text:p>3143633</text:p>
          </table:table-cell>
          <table:table-cell office:value-type="float" office:value="-31951.153" calcext:value-type="float">
            <text:p>-31951.153</text:p>
          </table:table-cell>
          <table:table-cell office:value-type="float" office:value="-31292.901" calcext:value-type="float">
            <text:p>-31292.901</text:p>
          </table:table-cell>
          <table:table-cell table:formula="of:=[.G35]-[.F35]" office:value-type="float" office:value="658.251999999997" calcext:value-type="float">
            <text:p>658.251999999997</text:p>
          </table:table-cell>
        </table:table-row>
        <table:table-row table:style-name="ro1">
          <table:table-cell/>
          <table:table-cell office:value-type="float" office:value="82991" calcext:value-type="float">
            <text:p>82991</text:p>
          </table:table-cell>
          <table:table-cell office:value-type="float" office:value="1405" calcext:value-type="float">
            <text:p>1405</text:p>
          </table:table-cell>
          <table:table-cell office:value-type="float" office:value="39.2364649" calcext:value-type="float">
            <text:p>39.2364649</text:p>
          </table:table-cell>
          <table:table-cell office:value-type="float" office:value="3256273" calcext:value-type="float">
            <text:p>3256273</text:p>
          </table:table-cell>
          <table:table-cell office:value-type="float" office:value="-31950.393" calcext:value-type="float">
            <text:p>-31950.393</text:p>
          </table:table-cell>
          <table:table-cell office:value-type="float" office:value="-31292.901" calcext:value-type="float">
            <text:p>-31292.901</text:p>
          </table:table-cell>
          <table:table-cell table:formula="of:=[.G36]-[.F36]" office:value-type="float" office:value="657.491999999998" calcext:value-type="float">
            <text:p>657.491999999998</text:p>
          </table:table-cell>
        </table:table-row>
        <table:table-row table:style-name="ro1">
          <table:table-cell/>
          <table:table-cell office:value-type="float" office:value="82027" calcext:value-type="float">
            <text:p>82027</text:p>
          </table:table-cell>
          <table:table-cell office:value-type="float" office:value="1638" calcext:value-type="float">
            <text:p>1638</text:p>
          </table:table-cell>
          <table:table-cell office:value-type="float" office:value="39.0654869" calcext:value-type="float">
            <text:p>39.0654869</text:p>
          </table:table-cell>
          <table:table-cell office:value-type="float" office:value="3204424" calcext:value-type="float">
            <text:p>3204424</text:p>
          </table:table-cell>
          <table:table-cell office:value-type="float" office:value="-31950.667" calcext:value-type="float">
            <text:p>-31950.667</text:p>
          </table:table-cell>
          <table:table-cell office:value-type="float" office:value="-31292.901" calcext:value-type="float">
            <text:p>-31292.901</text:p>
          </table:table-cell>
          <table:table-cell table:formula="of:=[.G37]-[.F37]" office:value-type="float" office:value="657.766" calcext:value-type="float">
            <text:p>657.766</text:p>
          </table:table-cell>
        </table:table-row>
        <table:table-row table:style-name="ro1">
          <table:table-cell/>
          <table:table-cell office:value-type="float" office:value="82137" calcext:value-type="float">
            <text:p>82137</text:p>
          </table:table-cell>
          <table:table-cell office:value-type="float" office:value="1488" calcext:value-type="float">
            <text:p>1488</text:p>
          </table:table-cell>
          <table:table-cell office:value-type="float" office:value="38.9656431" calcext:value-type="float">
            <text:p>38.9656431</text:p>
          </table:table-cell>
          <table:table-cell office:value-type="float" office:value="3200521" calcext:value-type="float">
            <text:p>3200521</text:p>
          </table:table-cell>
          <table:table-cell office:value-type="float" office:value="-31949.21" calcext:value-type="float">
            <text:p>-31949.21</text:p>
          </table:table-cell>
          <table:table-cell office:value-type="float" office:value="-31292.901" calcext:value-type="float">
            <text:p>-31292.901</text:p>
          </table:table-cell>
          <table:table-cell table:formula="of:=[.G38]-[.F38]" office:value-type="float" office:value="656.308999999998" calcext:value-type="float">
            <text:p>656.308999999998</text:p>
          </table:table-cell>
        </table:table-row>
        <table:table-row table:style-name="ro1">
          <table:table-cell/>
          <table:table-cell office:value-type="float" office:value="84866" calcext:value-type="float">
            <text:p>84866</text:p>
          </table:table-cell>
          <table:table-cell office:value-type="float" office:value="1690" calcext:value-type="float">
            <text:p>1690</text:p>
          </table:table-cell>
          <table:table-cell office:value-type="float" office:value="38.1224044" calcext:value-type="float">
            <text:p>38.1224044</text:p>
          </table:table-cell>
          <table:table-cell office:value-type="float" office:value="3235295" calcext:value-type="float">
            <text:p>3235295</text:p>
          </table:table-cell>
          <table:table-cell office:value-type="float" office:value="-31950.564" calcext:value-type="float">
            <text:p>-31950.564</text:p>
          </table:table-cell>
          <table:table-cell office:value-type="float" office:value="-31292.901" calcext:value-type="float">
            <text:p>-31292.901</text:p>
          </table:table-cell>
          <table:table-cell table:formula="of:=[.G39]-[.F39]" office:value-type="float" office:value="657.662999999997" calcext:value-type="float">
            <text:p>657.662999999997</text:p>
          </table:table-cell>
        </table:table-row>
        <table:table-row table:style-name="ro1">
          <table:table-cell/>
          <table:table-cell office:value-type="float" office:value="81367" calcext:value-type="float">
            <text:p>81367</text:p>
          </table:table-cell>
          <table:table-cell office:value-type="float" office:value="1616" calcext:value-type="float">
            <text:p>1616</text:p>
          </table:table-cell>
          <table:table-cell office:value-type="float" office:value="39.9968376" calcext:value-type="float">
            <text:p>39.9968376</text:p>
          </table:table-cell>
          <table:table-cell office:value-type="float" office:value="3254422" calcext:value-type="float">
            <text:p>3254422</text:p>
          </table:table-cell>
          <table:table-cell office:value-type="float" office:value="-31948.334" calcext:value-type="float">
            <text:p>-31948.334</text:p>
          </table:table-cell>
          <table:table-cell office:value-type="float" office:value="-31292.901" calcext:value-type="float">
            <text:p>-31292.901</text:p>
          </table:table-cell>
          <table:table-cell table:formula="of:=[.G40]-[.F40]" office:value-type="float" office:value="655.432999999997" calcext:value-type="float">
            <text:p>655.432999999997</text:p>
          </table:table-cell>
        </table:table-row>
        <table:table-row table:style-name="ro1">
          <table:table-cell/>
          <table:table-cell office:value-type="float" office:value="85023" calcext:value-type="float">
            <text:p>85023</text:p>
          </table:table-cell>
          <table:table-cell office:value-type="float" office:value="1594" calcext:value-type="float">
            <text:p>1594</text:p>
          </table:table-cell>
          <table:table-cell office:value-type="float" office:value="37.8229384" calcext:value-type="float">
            <text:p>37.8229384</text:p>
          </table:table-cell>
          <table:table-cell office:value-type="float" office:value="3215819" calcext:value-type="float">
            <text:p>3215819</text:p>
          </table:table-cell>
          <table:table-cell office:value-type="float" office:value="-31950.499" calcext:value-type="float">
            <text:p>-31950.499</text:p>
          </table:table-cell>
          <table:table-cell office:value-type="float" office:value="-31292.901" calcext:value-type="float">
            <text:p>-31292.901</text:p>
          </table:table-cell>
          <table:table-cell table:formula="of:=[.G41]-[.F41]" office:value-type="float" office:value="657.597999999998" calcext:value-type="float">
            <text:p>657.597999999998</text:p>
          </table:table-cell>
        </table:table-row>
        <table:table-row table:style-name="ro1">
          <table:table-cell/>
          <table:table-cell office:value-type="float" office:value="80707" calcext:value-type="float">
            <text:p>80707</text:p>
          </table:table-cell>
          <table:table-cell office:value-type="float" office:value="1532" calcext:value-type="float">
            <text:p>1532</text:p>
          </table:table-cell>
          <table:table-cell office:value-type="float" office:value="39.7947113" calcext:value-type="float">
            <text:p>39.7947113</text:p>
          </table:table-cell>
          <table:table-cell office:value-type="float" office:value="3211711" calcext:value-type="float">
            <text:p>3211711</text:p>
          </table:table-cell>
          <table:table-cell office:value-type="float" office:value="-31947.429" calcext:value-type="float">
            <text:p>-31947.429</text:p>
          </table:table-cell>
          <table:table-cell office:value-type="float" office:value="-31292.901" calcext:value-type="float">
            <text:p>-31292.901</text:p>
          </table:table-cell>
          <table:table-cell table:formula="of:=[.G42]-[.F42]" office:value-type="float" office:value="654.527999999998" calcext:value-type="float">
            <text:p>654.527999999998</text:p>
          </table:table-cell>
        </table:table-row>
        <table:table-row table:style-name="ro1">
          <table:table-cell/>
          <table:table-cell office:value-type="float" office:value="80562" calcext:value-type="float">
            <text:p>80562</text:p>
          </table:table-cell>
          <table:table-cell office:value-type="float" office:value="1259" calcext:value-type="float">
            <text:p>1259</text:p>
          </table:table-cell>
          <table:table-cell office:value-type="float" office:value="39.9431081" calcext:value-type="float">
            <text:p>39.9431081</text:p>
          </table:table-cell>
          <table:table-cell office:value-type="float" office:value="3217896" calcext:value-type="float">
            <text:p>3217896</text:p>
          </table:table-cell>
          <table:table-cell office:value-type="float" office:value="-31950.752" calcext:value-type="float">
            <text:p>-31950.752</text:p>
          </table:table-cell>
          <table:table-cell office:value-type="float" office:value="-31292.901" calcext:value-type="float">
            <text:p>-31292.901</text:p>
          </table:table-cell>
          <table:table-cell table:formula="of:=[.G43]-[.F43]" office:value-type="float" office:value="657.850999999999" calcext:value-type="float">
            <text:p>657.850999999999</text:p>
          </table:table-cell>
        </table:table-row>
        <table:table-row table:style-name="ro1">
          <table:table-cell/>
          <table:table-cell office:value-type="float" office:value="84575" calcext:value-type="float">
            <text:p>84575</text:p>
          </table:table-cell>
          <table:table-cell office:value-type="float" office:value="1628" calcext:value-type="float">
            <text:p>1628</text:p>
          </table:table-cell>
          <table:table-cell office:value-type="float" office:value="38.3704099" calcext:value-type="float">
            <text:p>38.3704099</text:p>
          </table:table-cell>
          <table:table-cell office:value-type="float" office:value="3245177" calcext:value-type="float">
            <text:p>3245177</text:p>
          </table:table-cell>
          <table:table-cell office:value-type="float" office:value="-31947.33" calcext:value-type="float">
            <text:p>-31947.33</text:p>
          </table:table-cell>
          <table:table-cell office:value-type="float" office:value="-31292.901" calcext:value-type="float">
            <text:p>-31292.901</text:p>
          </table:table-cell>
          <table:table-cell table:formula="of:=[.G44]-[.F44]" office:value-type="float" office:value="654.429" calcext:value-type="float">
            <text:p>654.429</text:p>
          </table:table-cell>
        </table:table-row>
        <table:table-row table:style-name="ro1">
          <table:table-cell/>
          <table:table-cell office:value-type="float" office:value="81516" calcext:value-type="float">
            <text:p>81516</text:p>
          </table:table-cell>
          <table:table-cell office:value-type="float" office:value="1664" calcext:value-type="float">
            <text:p>1664</text:p>
          </table:table-cell>
          <table:table-cell office:value-type="float" office:value="40.1443248" calcext:value-type="float">
            <text:p>40.1443248</text:p>
          </table:table-cell>
          <table:table-cell office:value-type="float" office:value="3272404" calcext:value-type="float">
            <text:p>3272404</text:p>
          </table:table-cell>
          <table:table-cell office:value-type="float" office:value="-31949.993" calcext:value-type="float">
            <text:p>-31949.993</text:p>
          </table:table-cell>
          <table:table-cell office:value-type="float" office:value="-31292.901" calcext:value-type="float">
            <text:p>-31292.901</text:p>
          </table:table-cell>
          <table:table-cell table:formula="of:=[.G45]-[.F45]" office:value-type="float" office:value="657.091999999997" calcext:value-type="float">
            <text:p>657.091999999997</text:p>
          </table:table-cell>
        </table:table-row>
        <table:table-row table:style-name="ro1">
          <table:table-cell/>
          <table:table-cell office:value-type="float" office:value="84212" calcext:value-type="float">
            <text:p>84212</text:p>
          </table:table-cell>
          <table:table-cell office:value-type="float" office:value="1447" calcext:value-type="float">
            <text:p>1447</text:p>
          </table:table-cell>
          <table:table-cell office:value-type="float" office:value="38.0853679" calcext:value-type="float">
            <text:p>38.0853679</text:p>
          </table:table-cell>
          <table:table-cell office:value-type="float" office:value="3207245" calcext:value-type="float">
            <text:p>3207245</text:p>
          </table:table-cell>
          <table:table-cell office:value-type="float" office:value="-31949.144" calcext:value-type="float">
            <text:p>-31949.144</text:p>
          </table:table-cell>
          <table:table-cell office:value-type="float" office:value="-31292.901" calcext:value-type="float">
            <text:p>-31292.901</text:p>
          </table:table-cell>
          <table:table-cell table:formula="of:=[.G46]-[.F46]" office:value-type="float" office:value="656.242999999999" calcext:value-type="float">
            <text:p>656.242999999999</text:p>
          </table:table-cell>
        </table:table-row>
        <table:table-row table:style-name="ro1">
          <table:table-cell/>
          <table:table-cell office:value-type="float" office:value="81989" calcext:value-type="float">
            <text:p>81989</text:p>
          </table:table-cell>
          <table:table-cell office:value-type="float" office:value="1469" calcext:value-type="float">
            <text:p>1469</text:p>
          </table:table-cell>
          <table:table-cell office:value-type="float" office:value="39.2542363" calcext:value-type="float">
            <text:p>39.2542363</text:p>
          </table:table-cell>
          <table:table-cell office:value-type="float" office:value="3218415" calcext:value-type="float">
            <text:p>3218415</text:p>
          </table:table-cell>
          <table:table-cell office:value-type="float" office:value="-31949.668" calcext:value-type="float">
            <text:p>-31949.668</text:p>
          </table:table-cell>
          <table:table-cell office:value-type="float" office:value="-31292.901" calcext:value-type="float">
            <text:p>-31292.901</text:p>
          </table:table-cell>
          <table:table-cell table:formula="of:=[.G47]-[.F47]" office:value-type="float" office:value="656.767" calcext:value-type="float">
            <text:p>656.767</text:p>
          </table:table-cell>
        </table:table-row>
        <table:table-row table:style-name="ro1">
          <table:table-cell/>
          <table:table-cell office:value-type="float" office:value="81118" calcext:value-type="float">
            <text:p>81118</text:p>
          </table:table-cell>
          <table:table-cell office:value-type="float" office:value="1601" calcext:value-type="float">
            <text:p>1601</text:p>
          </table:table-cell>
          <table:table-cell office:value-type="float" office:value="40.214661" calcext:value-type="float">
            <text:p>40.214661</text:p>
          </table:table-cell>
          <table:table-cell office:value-type="float" office:value="3262132" calcext:value-type="float">
            <text:p>3262132</text:p>
          </table:table-cell>
          <table:table-cell office:value-type="float" office:value="-31946.569" calcext:value-type="float">
            <text:p>-31946.569</text:p>
          </table:table-cell>
          <table:table-cell office:value-type="float" office:value="-31292.901" calcext:value-type="float">
            <text:p>-31292.901</text:p>
          </table:table-cell>
          <table:table-cell table:formula="of:=[.G48]-[.F48]" office:value-type="float" office:value="653.667999999998" calcext:value-type="float">
            <text:p>653.667999999998</text:p>
          </table:table-cell>
        </table:table-row>
        <table:table-row table:style-name="ro1">
          <table:table-cell/>
          <table:table-cell office:value-type="float" office:value="80731" calcext:value-type="float">
            <text:p>80731</text:p>
          </table:table-cell>
          <table:table-cell office:value-type="float" office:value="1347" calcext:value-type="float">
            <text:p>1347</text:p>
          </table:table-cell>
          <table:table-cell office:value-type="float" office:value="39.9950695" calcext:value-type="float">
            <text:p>39.9950695</text:p>
          </table:table-cell>
          <table:table-cell office:value-type="float" office:value="3228841" calcext:value-type="float">
            <text:p>3228841</text:p>
          </table:table-cell>
          <table:table-cell office:value-type="float" office:value="-31948.557" calcext:value-type="float">
            <text:p>-31948.557</text:p>
          </table:table-cell>
          <table:table-cell office:value-type="float" office:value="-31292.901" calcext:value-type="float">
            <text:p>-31292.901</text:p>
          </table:table-cell>
          <table:table-cell table:formula="of:=[.G49]-[.F49]" office:value-type="float" office:value="655.655999999999" calcext:value-type="float">
            <text:p>655.655999999999</text:p>
          </table:table-cell>
        </table:table-row>
        <table:table-row table:style-name="ro1">
          <table:table-cell/>
          <table:table-cell office:value-type="float" office:value="84823" calcext:value-type="float">
            <text:p>84823</text:p>
          </table:table-cell>
          <table:table-cell office:value-type="float" office:value="1608" calcext:value-type="float">
            <text:p>1608</text:p>
          </table:table-cell>
          <table:table-cell office:value-type="float" office:value="38.2411298" calcext:value-type="float">
            <text:p>38.2411298</text:p>
          </table:table-cell>
          <table:table-cell office:value-type="float" office:value="3243727" calcext:value-type="float">
            <text:p>3243727</text:p>
          </table:table-cell>
          <table:table-cell office:value-type="float" office:value="-31949.14" calcext:value-type="float">
            <text:p>-31949.14</text:p>
          </table:table-cell>
          <table:table-cell office:value-type="float" office:value="-31292.901" calcext:value-type="float">
            <text:p>-31292.901</text:p>
          </table:table-cell>
          <table:table-cell table:formula="of:=[.G50]-[.F50]" office:value-type="float" office:value="656.238999999998" calcext:value-type="float">
            <text:p>656.238999999998</text:p>
          </table:table-cell>
        </table:table-row>
        <table:table-row table:style-name="ro1">
          <table:table-cell/>
          <table:table-cell office:value-type="float" office:value="83313" calcext:value-type="float">
            <text:p>83313</text:p>
          </table:table-cell>
          <table:table-cell office:value-type="float" office:value="1347" calcext:value-type="float">
            <text:p>1347</text:p>
          </table:table-cell>
          <table:table-cell office:value-type="float" office:value="37.3920281" calcext:value-type="float">
            <text:p>37.3920281</text:p>
          </table:table-cell>
          <table:table-cell office:value-type="float" office:value="3115242" calcext:value-type="float">
            <text:p>3115242</text:p>
          </table:table-cell>
          <table:table-cell office:value-type="float" office:value="-31948.888" calcext:value-type="float">
            <text:p>-31948.888</text:p>
          </table:table-cell>
          <table:table-cell office:value-type="float" office:value="-31292.901" calcext:value-type="float">
            <text:p>-31292.901</text:p>
          </table:table-cell>
          <table:table-cell table:formula="of:=[.G51]-[.F51]" office:value-type="float" office:value="655.986999999997" calcext:value-type="float">
            <text:p>655.986999999997</text:p>
          </table:table-cell>
        </table:table-row>
        <table:table-row table:style-name="ro1">
          <table:table-cell/>
          <table:table-cell office:value-type="float" office:value="81304" calcext:value-type="float">
            <text:p>81304</text:p>
          </table:table-cell>
          <table:table-cell office:value-type="float" office:value="1498" calcext:value-type="float">
            <text:p>1498</text:p>
          </table:table-cell>
          <table:table-cell office:value-type="float" office:value="39.6705617" calcext:value-type="float">
            <text:p>39.6705617</text:p>
          </table:table-cell>
          <table:table-cell office:value-type="float" office:value="3225375" calcext:value-type="float">
            <text:p>3225375</text:p>
          </table:table-cell>
          <table:table-cell office:value-type="float" office:value="-31949.066" calcext:value-type="float">
            <text:p>-31949.066</text:p>
          </table:table-cell>
          <table:table-cell office:value-type="float" office:value="-31292.901" calcext:value-type="float">
            <text:p>-31292.901</text:p>
          </table:table-cell>
          <table:table-cell table:formula="of:=[.G52]-[.F52]" office:value-type="float" office:value="656.164999999997" calcext:value-type="float">
            <text:p>656.164999999997</text:p>
          </table:table-cell>
        </table:table-row>
        <table:table-row table:style-name="ro1">
          <table:table-cell/>
          <table:table-cell office:value-type="float" office:value="81595" calcext:value-type="float">
            <text:p>81595</text:p>
          </table:table-cell>
          <table:table-cell office:value-type="float" office:value="1396" calcext:value-type="float">
            <text:p>1396</text:p>
          </table:table-cell>
          <table:table-cell office:value-type="float" office:value="39.0809022" calcext:value-type="float">
            <text:p>39.0809022</text:p>
          </table:table-cell>
          <table:table-cell office:value-type="float" office:value="3188806" calcext:value-type="float">
            <text:p>3188806</text:p>
          </table:table-cell>
          <table:table-cell office:value-type="float" office:value="-31949.137" calcext:value-type="float">
            <text:p>-31949.137</text:p>
          </table:table-cell>
          <table:table-cell office:value-type="float" office:value="-31292.901" calcext:value-type="float">
            <text:p>-31292.901</text:p>
          </table:table-cell>
          <table:table-cell table:formula="of:=[.G53]-[.F53]" office:value-type="float" office:value="656.235999999997" calcext:value-type="float">
            <text:p>656.235999999997</text:p>
          </table:table-cell>
        </table:table-row>
        <table:table-row table:style-name="ro1">
          <table:table-cell/>
          <table:table-cell office:value-type="float" office:value="83567" calcext:value-type="float">
            <text:p>83567</text:p>
          </table:table-cell>
          <table:table-cell office:value-type="float" office:value="1736" calcext:value-type="float">
            <text:p>1736</text:p>
          </table:table-cell>
          <table:table-cell office:value-type="float" office:value="38.2811854" calcext:value-type="float">
            <text:p>38.2811854</text:p>
          </table:table-cell>
          <table:table-cell office:value-type="float" office:value="3199043" calcext:value-type="float">
            <text:p>3199043</text:p>
          </table:table-cell>
          <table:table-cell office:value-type="float" office:value="-31951.779" calcext:value-type="float">
            <text:p>-31951.779</text:p>
          </table:table-cell>
          <table:table-cell office:value-type="float" office:value="-31292.901" calcext:value-type="float">
            <text:p>-31292.901</text:p>
          </table:table-cell>
          <table:table-cell table:formula="of:=[.G54]-[.F54]" office:value-type="float" office:value="658.877999999997" calcext:value-type="float">
            <text:p>658.877999999997</text:p>
          </table:table-cell>
        </table:table-row>
        <table:table-row table:style-name="ro1">
          <table:table-cell/>
          <table:table-cell office:value-type="float" office:value="80224" calcext:value-type="float">
            <text:p>80224</text:p>
          </table:table-cell>
          <table:table-cell office:value-type="float" office:value="1392" calcext:value-type="float">
            <text:p>1392</text:p>
          </table:table-cell>
          <table:table-cell office:value-type="float" office:value="40.564297" calcext:value-type="float">
            <text:p>40.564297</text:p>
          </table:table-cell>
          <table:table-cell office:value-type="float" office:value="3254230" calcext:value-type="float">
            <text:p>3254230</text:p>
          </table:table-cell>
          <table:table-cell office:value-type="float" office:value="-31947.985" calcext:value-type="float">
            <text:p>-31947.985</text:p>
          </table:table-cell>
          <table:table-cell office:value-type="float" office:value="-31292.901" calcext:value-type="float">
            <text:p>-31292.901</text:p>
          </table:table-cell>
          <table:table-cell table:formula="of:=[.G55]-[.F55]" office:value-type="float" office:value="655.083999999999" calcext:value-type="float">
            <text:p>655.083999999999</text:p>
          </table:table-cell>
        </table:table-row>
        <table:table-row table:style-name="ro1">
          <table:table-cell/>
          <table:table-cell office:value-type="float" office:value="80884" calcext:value-type="float">
            <text:p>80884</text:p>
          </table:table-cell>
          <table:table-cell office:value-type="float" office:value="1407" calcext:value-type="float">
            <text:p>1407</text:p>
          </table:table-cell>
          <table:table-cell office:value-type="float" office:value="39.1496788" calcext:value-type="float">
            <text:p>39.1496788</text:p>
          </table:table-cell>
          <table:table-cell office:value-type="float" office:value="3166582" calcext:value-type="float">
            <text:p>3166582</text:p>
          </table:table-cell>
          <table:table-cell office:value-type="float" office:value="-31946.414" calcext:value-type="float">
            <text:p>-31946.414</text:p>
          </table:table-cell>
          <table:table-cell office:value-type="float" office:value="-31292.901" calcext:value-type="float">
            <text:p>-31292.901</text:p>
          </table:table-cell>
          <table:table-cell table:formula="of:=[.G56]-[.F56]" office:value-type="float" office:value="653.512999999999" calcext:value-type="float">
            <text:p>653.512999999999</text:p>
          </table:table-cell>
        </table:table-row>
        <table:table-row table:style-name="ro1">
          <table:table-cell/>
          <table:table-cell office:value-type="float" office:value="83892" calcext:value-type="float">
            <text:p>83892</text:p>
          </table:table-cell>
          <table:table-cell office:value-type="float" office:value="1488" calcext:value-type="float">
            <text:p>1488</text:p>
          </table:table-cell>
          <table:table-cell office:value-type="float" office:value="38.3786466" calcext:value-type="float">
            <text:p>38.3786466</text:p>
          </table:table-cell>
          <table:table-cell office:value-type="float" office:value="3219661" calcext:value-type="float">
            <text:p>3219661</text:p>
          </table:table-cell>
          <table:table-cell office:value-type="float" office:value="-31951.222" calcext:value-type="float">
            <text:p>-31951.222</text:p>
          </table:table-cell>
          <table:table-cell office:value-type="float" office:value="-31292.901" calcext:value-type="float">
            <text:p>-31292.901</text:p>
          </table:table-cell>
          <table:table-cell table:formula="of:=[.G57]-[.F57]" office:value-type="float" office:value="658.321" calcext:value-type="float">
            <text:p>658.321</text:p>
          </table:table-cell>
        </table:table-row>
        <table:table-row table:style-name="ro1">
          <table:table-cell/>
          <table:table-cell office:value-type="float" office:value="81782" calcext:value-type="float">
            <text:p>81782</text:p>
          </table:table-cell>
          <table:table-cell office:value-type="float" office:value="1439" calcext:value-type="float">
            <text:p>1439</text:p>
          </table:table-cell>
          <table:table-cell office:value-type="float" office:value="40.1016082" calcext:value-type="float">
            <text:p>40.1016082</text:p>
          </table:table-cell>
          <table:table-cell office:value-type="float" office:value="3279589" calcext:value-type="float">
            <text:p>3279589</text:p>
          </table:table-cell>
          <table:table-cell office:value-type="float" office:value="-31949.537" calcext:value-type="float">
            <text:p>-31949.537</text:p>
          </table:table-cell>
          <table:table-cell office:value-type="float" office:value="-31292.901" calcext:value-type="float">
            <text:p>-31292.901</text:p>
          </table:table-cell>
          <table:table-cell table:formula="of:=[.G58]-[.F58]" office:value-type="float" office:value="656.635999999999" calcext:value-type="float">
            <text:p>656.635999999999</text:p>
          </table:table-cell>
        </table:table-row>
        <table:table-row table:style-name="ro1">
          <table:table-cell/>
          <table:table-cell office:value-type="float" office:value="83002" calcext:value-type="float">
            <text:p>83002</text:p>
          </table:table-cell>
          <table:table-cell office:value-type="float" office:value="1693" calcext:value-type="float">
            <text:p>1693</text:p>
          </table:table-cell>
          <table:table-cell office:value-type="float" office:value="39.4679871" calcext:value-type="float">
            <text:p>39.4679871</text:p>
          </table:table-cell>
          <table:table-cell office:value-type="float" office:value="3275921" calcext:value-type="float">
            <text:p>3275921</text:p>
          </table:table-cell>
          <table:table-cell office:value-type="float" office:value="-31950.948" calcext:value-type="float">
            <text:p>-31950.948</text:p>
          </table:table-cell>
          <table:table-cell office:value-type="float" office:value="-31292.901" calcext:value-type="float">
            <text:p>-31292.901</text:p>
          </table:table-cell>
          <table:table-cell table:formula="of:=[.G59]-[.F59]" office:value-type="float" office:value="658.046999999999" calcext:value-type="float">
            <text:p>658.046999999999</text:p>
          </table:table-cell>
        </table:table-row>
        <table:table-row table:style-name="ro1">
          <table:table-cell/>
          <table:table-cell office:value-type="float" office:value="84182" calcext:value-type="float">
            <text:p>84182</text:p>
          </table:table-cell>
          <table:table-cell office:value-type="float" office:value="1685" calcext:value-type="float">
            <text:p>1685</text:p>
          </table:table-cell>
          <table:table-cell office:value-type="float" office:value="38.5109001" calcext:value-type="float">
            <text:p>38.5109001</text:p>
          </table:table-cell>
          <table:table-cell office:value-type="float" office:value="3241924" calcext:value-type="float">
            <text:p>3241924</text:p>
          </table:table-cell>
          <table:table-cell office:value-type="float" office:value="-31948.406" calcext:value-type="float">
            <text:p>-31948.406</text:p>
          </table:table-cell>
          <table:table-cell office:value-type="float" office:value="-31292.901" calcext:value-type="float">
            <text:p>-31292.901</text:p>
          </table:table-cell>
          <table:table-cell table:formula="of:=[.G60]-[.F60]" office:value-type="float" office:value="655.504999999997" calcext:value-type="float">
            <text:p>655.504999999997</text:p>
          </table:table-cell>
        </table:table-row>
        <table:table-row table:style-name="ro1">
          <table:table-cell/>
          <table:table-cell office:value-type="float" office:value="80830" calcext:value-type="float">
            <text:p>80830</text:p>
          </table:table-cell>
          <table:table-cell office:value-type="float" office:value="1555" calcext:value-type="float">
            <text:p>1555</text:p>
          </table:table-cell>
          <table:table-cell office:value-type="float" office:value="39.9429945" calcext:value-type="float">
            <text:p>39.9429945</text:p>
          </table:table-cell>
          <table:table-cell office:value-type="float" office:value="3228592" calcext:value-type="float">
            <text:p>3228592</text:p>
          </table:table-cell>
          <table:table-cell office:value-type="float" office:value="-31947.814" calcext:value-type="float">
            <text:p>-31947.814</text:p>
          </table:table-cell>
          <table:table-cell office:value-type="float" office:value="-31292.901" calcext:value-type="float">
            <text:p>-31292.901</text:p>
          </table:table-cell>
          <table:table-cell table:formula="of:=[.G61]-[.F61]" office:value-type="float" office:value="654.912999999997" calcext:value-type="float">
            <text:p>654.912999999997</text:p>
          </table:table-cell>
        </table:table-row>
        <table:table-row table:style-name="ro1">
          <table:table-cell/>
          <table:table-cell office:value-type="float" office:value="84459" calcext:value-type="float">
            <text:p>84459</text:p>
          </table:table-cell>
          <table:table-cell office:value-type="float" office:value="1553" calcext:value-type="float">
            <text:p>1553</text:p>
          </table:table-cell>
          <table:table-cell office:value-type="float" office:value="38.3810125" calcext:value-type="float">
            <text:p>38.3810125</text:p>
          </table:table-cell>
          <table:table-cell office:value-type="float" office:value="3241621" calcext:value-type="float">
            <text:p>3241621</text:p>
          </table:table-cell>
          <table:table-cell office:value-type="float" office:value="-31947.456" calcext:value-type="float">
            <text:p>-31947.456</text:p>
          </table:table-cell>
          <table:table-cell office:value-type="float" office:value="-31292.901" calcext:value-type="float">
            <text:p>-31292.901</text:p>
          </table:table-cell>
          <table:table-cell table:formula="of:=[.G62]-[.F62]" office:value-type="float" office:value="654.554999999997" calcext:value-type="float">
            <text:p>654.554999999997</text:p>
          </table:table-cell>
        </table:table-row>
        <table:table-row table:style-name="ro1">
          <table:table-cell/>
          <table:table-cell office:value-type="float" office:value="82370" calcext:value-type="float">
            <text:p>82370</text:p>
          </table:table-cell>
          <table:table-cell office:value-type="float" office:value="1723" calcext:value-type="float">
            <text:p>1723</text:p>
          </table:table-cell>
          <table:table-cell office:value-type="float" office:value="39.8763327" calcext:value-type="float">
            <text:p>39.8763327</text:p>
          </table:table-cell>
          <table:table-cell office:value-type="float" office:value="3284613" calcext:value-type="float">
            <text:p>3284613</text:p>
          </table:table-cell>
          <table:table-cell office:value-type="float" office:value="-31947.998" calcext:value-type="float">
            <text:p>-31947.998</text:p>
          </table:table-cell>
          <table:table-cell office:value-type="float" office:value="-31292.901" calcext:value-type="float">
            <text:p>-31292.901</text:p>
          </table:table-cell>
          <table:table-cell table:formula="of:=[.G63]-[.F63]" office:value-type="float" office:value="655.096999999998" calcext:value-type="float">
            <text:p>655.096999999998</text:p>
          </table:table-cell>
        </table:table-row>
        <table:table-row table:style-name="ro1">
          <table:table-cell/>
          <table:table-cell office:value-type="float" office:value="81308" calcext:value-type="float">
            <text:p>81308</text:p>
          </table:table-cell>
          <table:table-cell office:value-type="float" office:value="1491" calcext:value-type="float">
            <text:p>1491</text:p>
          </table:table-cell>
          <table:table-cell office:value-type="float" office:value="39.665813" calcext:value-type="float">
            <text:p>39.665813</text:p>
          </table:table-cell>
          <table:table-cell office:value-type="float" office:value="3225147" calcext:value-type="float">
            <text:p>3225147</text:p>
          </table:table-cell>
          <table:table-cell office:value-type="float" office:value="-31949.917" calcext:value-type="float">
            <text:p>-31949.917</text:p>
          </table:table-cell>
          <table:table-cell office:value-type="float" office:value="-31292.901" calcext:value-type="float">
            <text:p>-31292.901</text:p>
          </table:table-cell>
          <table:table-cell table:formula="of:=[.G64]-[.F64]" office:value-type="float" office:value="657.016" calcext:value-type="float">
            <text:p>657.016</text:p>
          </table:table-cell>
        </table:table-row>
        <table:table-row table:style-name="ro1">
          <table:table-cell/>
          <table:table-cell office:value-type="float" office:value="81751" calcext:value-type="float">
            <text:p>81751</text:p>
          </table:table-cell>
          <table:table-cell office:value-type="float" office:value="1555" calcext:value-type="float">
            <text:p>1555</text:p>
          </table:table-cell>
          <table:table-cell office:value-type="float" office:value="40.3867573" calcext:value-type="float">
            <text:p>40.3867573</text:p>
          </table:table-cell>
          <table:table-cell office:value-type="float" office:value="3301657" calcext:value-type="float">
            <text:p>3301657</text:p>
          </table:table-cell>
          <table:table-cell office:value-type="float" office:value="-31948.552" calcext:value-type="float">
            <text:p>-31948.552</text:p>
          </table:table-cell>
          <table:table-cell office:value-type="float" office:value="-31292.901" calcext:value-type="float">
            <text:p>-31292.901</text:p>
          </table:table-cell>
          <table:table-cell table:formula="of:=[.G65]-[.F65]" office:value-type="float" office:value="655.650999999998" calcext:value-type="float">
            <text:p>655.650999999998</text:p>
          </table:table-cell>
        </table:table-row>
        <table:table-row table:style-name="ro1">
          <table:table-cell/>
          <table:table-cell office:value-type="float" office:value="81708" calcext:value-type="float">
            <text:p>81708</text:p>
          </table:table-cell>
          <table:table-cell office:value-type="float" office:value="1451" calcext:value-type="float">
            <text:p>1451</text:p>
          </table:table-cell>
          <table:table-cell office:value-type="float" office:value="39.5275915" calcext:value-type="float">
            <text:p>39.5275915</text:p>
          </table:table-cell>
          <table:table-cell office:value-type="float" office:value="3229720" calcext:value-type="float">
            <text:p>3229720</text:p>
          </table:table-cell>
          <table:table-cell office:value-type="float" office:value="-31950.293" calcext:value-type="float">
            <text:p>-31950.293</text:p>
          </table:table-cell>
          <table:table-cell office:value-type="float" office:value="-31292.901" calcext:value-type="float">
            <text:p>-31292.901</text:p>
          </table:table-cell>
          <table:table-cell table:formula="of:=[.G66]-[.F66]" office:value-type="float" office:value="657.392" calcext:value-type="float">
            <text:p>657.392</text:p>
          </table:table-cell>
        </table:table-row>
        <table:table-row table:style-name="ro1">
          <table:table-cell/>
          <table:table-cell office:value-type="float" office:value="82014" calcext:value-type="float">
            <text:p>82014</text:p>
          </table:table-cell>
          <table:table-cell office:value-type="float" office:value="1658" calcext:value-type="float">
            <text:p>1658</text:p>
          </table:table-cell>
          <table:table-cell office:value-type="float" office:value="39.0636102" calcext:value-type="float">
            <text:p>39.0636102</text:p>
          </table:table-cell>
          <table:table-cell office:value-type="float" office:value="3203762" calcext:value-type="float">
            <text:p>3203762</text:p>
          </table:table-cell>
          <table:table-cell office:value-type="float" office:value="-31948.777" calcext:value-type="float">
            <text:p>-31948.777</text:p>
          </table:table-cell>
          <table:table-cell office:value-type="float" office:value="-31292.901" calcext:value-type="float">
            <text:p>-31292.901</text:p>
          </table:table-cell>
          <table:table-cell table:formula="of:=[.G67]-[.F67]" office:value-type="float" office:value="655.875999999997" calcext:value-type="float">
            <text:p>655.875999999997</text:p>
          </table:table-cell>
        </table:table-row>
        <table:table-row table:style-name="ro1">
          <table:table-cell/>
          <table:table-cell office:value-type="float" office:value="81729" calcext:value-type="float">
            <text:p>81729</text:p>
          </table:table-cell>
          <table:table-cell office:value-type="float" office:value="1679" calcext:value-type="float">
            <text:p>1679</text:p>
          </table:table-cell>
          <table:table-cell office:value-type="float" office:value="39.0328529" calcext:value-type="float">
            <text:p>39.0328529</text:p>
          </table:table-cell>
          <table:table-cell office:value-type="float" office:value="3190116" calcext:value-type="float">
            <text:p>3190116</text:p>
          </table:table-cell>
          <table:table-cell office:value-type="float" office:value="-31951.767" calcext:value-type="float">
            <text:p>-31951.767</text:p>
          </table:table-cell>
          <table:table-cell office:value-type="float" office:value="-31292.901" calcext:value-type="float">
            <text:p>-31292.901</text:p>
          </table:table-cell>
          <table:table-cell table:formula="of:=[.G68]-[.F68]" office:value-type="float" office:value="658.865999999998" calcext:value-type="float">
            <text:p>658.865999999998</text:p>
          </table:table-cell>
        </table:table-row>
        <table:table-row table:style-name="ro1">
          <table:table-cell/>
          <table:table-cell office:value-type="float" office:value="82782" calcext:value-type="float">
            <text:p>82782</text:p>
          </table:table-cell>
          <table:table-cell office:value-type="float" office:value="1700" calcext:value-type="float">
            <text:p>1700</text:p>
          </table:table-cell>
          <table:table-cell office:value-type="float" office:value="39.1279294" calcext:value-type="float">
            <text:p>39.1279294</text:p>
          </table:table-cell>
          <table:table-cell office:value-type="float" office:value="3239088" calcext:value-type="float">
            <text:p>3239088</text:p>
          </table:table-cell>
          <table:table-cell office:value-type="float" office:value="-31949.243" calcext:value-type="float">
            <text:p>-31949.243</text:p>
          </table:table-cell>
          <table:table-cell office:value-type="float" office:value="-31292.901" calcext:value-type="float">
            <text:p>-31292.901</text:p>
          </table:table-cell>
          <table:table-cell table:formula="of:=[.G69]-[.F69]" office:value-type="float" office:value="656.341999999997" calcext:value-type="float">
            <text:p>656.341999999997</text:p>
          </table:table-cell>
        </table:table-row>
        <table:table-row table:style-name="ro1">
          <table:table-cell/>
          <table:table-cell office:value-type="float" office:value="80559" calcext:value-type="float">
            <text:p>80559</text:p>
          </table:table-cell>
          <table:table-cell office:value-type="float" office:value="1587" calcext:value-type="float">
            <text:p>1587</text:p>
          </table:table-cell>
          <table:table-cell office:value-type="float" office:value="40.0546803" calcext:value-type="float">
            <text:p>40.0546803</text:p>
          </table:table-cell>
          <table:table-cell office:value-type="float" office:value="3226764" calcext:value-type="float">
            <text:p>3226764</text:p>
          </table:table-cell>
          <table:table-cell office:value-type="float" office:value="-31949.385" calcext:value-type="float">
            <text:p>-31949.385</text:p>
          </table:table-cell>
          <table:table-cell office:value-type="float" office:value="-31292.901" calcext:value-type="float">
            <text:p>-31292.901</text:p>
          </table:table-cell>
          <table:table-cell table:formula="of:=[.G70]-[.F70]" office:value-type="float" office:value="656.483999999997" calcext:value-type="float">
            <text:p>656.483999999997</text:p>
          </table:table-cell>
        </table:table-row>
        <table:table-row table:style-name="ro1">
          <table:table-cell/>
          <table:table-cell office:value-type="float" office:value="83550" calcext:value-type="float">
            <text:p>83550</text:p>
          </table:table-cell>
          <table:table-cell office:value-type="float" office:value="1374" calcext:value-type="float">
            <text:p>1374</text:p>
          </table:table-cell>
          <table:table-cell office:value-type="float" office:value="38.3386455" calcext:value-type="float">
            <text:p>38.3386455</text:p>
          </table:table-cell>
          <table:table-cell office:value-type="float" office:value="3203193" calcext:value-type="float">
            <text:p>3203193</text:p>
          </table:table-cell>
          <table:table-cell office:value-type="float" office:value="-31948.225" calcext:value-type="float">
            <text:p>-31948.225</text:p>
          </table:table-cell>
          <table:table-cell office:value-type="float" office:value="-31292.901" calcext:value-type="float">
            <text:p>-31292.901</text:p>
          </table:table-cell>
          <table:table-cell table:formula="of:=[.G71]-[.F71]" office:value-type="float" office:value="655.323999999997" calcext:value-type="float">
            <text:p>655.323999999997</text:p>
          </table:table-cell>
        </table:table-row>
        <table:table-row table:style-name="ro1">
          <table:table-cell/>
          <table:table-cell office:value-type="float" office:value="83747" calcext:value-type="float">
            <text:p>83747</text:p>
          </table:table-cell>
          <table:table-cell office:value-type="float" office:value="1501" calcext:value-type="float">
            <text:p>1501</text:p>
          </table:table-cell>
          <table:table-cell office:value-type="float" office:value="39.2928086" calcext:value-type="float">
            <text:p>39.2928086</text:p>
          </table:table-cell>
          <table:table-cell office:value-type="float" office:value="3290654" calcext:value-type="float">
            <text:p>3290654</text:p>
          </table:table-cell>
          <table:table-cell office:value-type="float" office:value="-31949.439" calcext:value-type="float">
            <text:p>-31949.439</text:p>
          </table:table-cell>
          <table:table-cell office:value-type="float" office:value="-31292.901" calcext:value-type="float">
            <text:p>-31292.901</text:p>
          </table:table-cell>
          <table:table-cell table:formula="of:=[.G72]-[.F72]" office:value-type="float" office:value="656.537999999997" calcext:value-type="float">
            <text:p>656.537999999997</text:p>
          </table:table-cell>
        </table:table-row>
        <table:table-row table:style-name="ro1">
          <table:table-cell/>
          <table:table-cell office:value-type="float" office:value="82859" calcext:value-type="float">
            <text:p>82859</text:p>
          </table:table-cell>
          <table:table-cell office:value-type="float" office:value="1563" calcext:value-type="float">
            <text:p>1563</text:p>
          </table:table-cell>
          <table:table-cell office:value-type="float" office:value="39.0266572" calcext:value-type="float">
            <text:p>39.0266572</text:p>
          </table:table-cell>
          <table:table-cell office:value-type="float" office:value="3233709" calcext:value-type="float">
            <text:p>3233709</text:p>
          </table:table-cell>
          <table:table-cell office:value-type="float" office:value="-31949.668" calcext:value-type="float">
            <text:p>-31949.668</text:p>
          </table:table-cell>
          <table:table-cell office:value-type="float" office:value="-31292.901" calcext:value-type="float">
            <text:p>-31292.901</text:p>
          </table:table-cell>
          <table:table-cell table:formula="of:=[.G73]-[.F73]" office:value-type="float" office:value="656.767" calcext:value-type="float">
            <text:p>656.767</text:p>
          </table:table-cell>
        </table:table-row>
        <table:table-row table:style-name="ro1">
          <table:table-cell/>
          <table:table-cell office:value-type="float" office:value="85231" calcext:value-type="float">
            <text:p>85231</text:p>
          </table:table-cell>
          <table:table-cell office:value-type="float" office:value="1584" calcext:value-type="float">
            <text:p>1584</text:p>
          </table:table-cell>
          <table:table-cell office:value-type="float" office:value="37.8086295" calcext:value-type="float">
            <text:p>37.8086295</text:p>
          </table:table-cell>
          <table:table-cell office:value-type="float" office:value="3222467" calcext:value-type="float">
            <text:p>3222467</text:p>
          </table:table-cell>
          <table:table-cell office:value-type="float" office:value="-31948.263" calcext:value-type="float">
            <text:p>-31948.263</text:p>
          </table:table-cell>
          <table:table-cell office:value-type="float" office:value="-31292.901" calcext:value-type="float">
            <text:p>-31292.901</text:p>
          </table:table-cell>
          <table:table-cell table:formula="of:=[.G74]-[.F74]" office:value-type="float" office:value="655.361999999997" calcext:value-type="float">
            <text:p>655.361999999997</text:p>
          </table:table-cell>
        </table:table-row>
        <table:table-row table:style-name="ro1">
          <table:table-cell/>
          <table:table-cell office:value-type="float" office:value="80288" calcext:value-type="float">
            <text:p>80288</text:p>
          </table:table-cell>
          <table:table-cell office:value-type="float" office:value="1787" calcext:value-type="float">
            <text:p>1787</text:p>
          </table:table-cell>
          <table:table-cell office:value-type="float" office:value="41.2079981" calcext:value-type="float">
            <text:p>41.2079981</text:p>
          </table:table-cell>
          <table:table-cell office:value-type="float" office:value="3308507" calcext:value-type="float">
            <text:p>3308507</text:p>
          </table:table-cell>
          <table:table-cell office:value-type="float" office:value="-31950.136" calcext:value-type="float">
            <text:p>-31950.136</text:p>
          </table:table-cell>
          <table:table-cell office:value-type="float" office:value="-31292.901" calcext:value-type="float">
            <text:p>-31292.901</text:p>
          </table:table-cell>
          <table:table-cell table:formula="of:=[.G75]-[.F75]" office:value-type="float" office:value="657.234999999997" calcext:value-type="float">
            <text:p>657.234999999997</text:p>
          </table:table-cell>
        </table:table-row>
        <table:table-row table:style-name="ro1">
          <table:table-cell/>
          <table:table-cell office:value-type="float" office:value="85389" calcext:value-type="float">
            <text:p>85389</text:p>
          </table:table-cell>
          <table:table-cell office:value-type="float" office:value="1389" calcext:value-type="float">
            <text:p>1389</text:p>
          </table:table-cell>
          <table:table-cell office:value-type="float" office:value="37.0360359" calcext:value-type="float">
            <text:p>37.0360359</text:p>
          </table:table-cell>
          <table:table-cell office:value-type="float" office:value="3162470" calcext:value-type="float">
            <text:p>3162470</text:p>
          </table:table-cell>
          <table:table-cell office:value-type="float" office:value="-31949.177" calcext:value-type="float">
            <text:p>-31949.177</text:p>
          </table:table-cell>
          <table:table-cell office:value-type="float" office:value="-31292.901" calcext:value-type="float">
            <text:p>-31292.901</text:p>
          </table:table-cell>
          <table:table-cell table:formula="of:=[.G76]-[.F76]" office:value-type="float" office:value="656.275999999998" calcext:value-type="float">
            <text:p>656.275999999998</text:p>
          </table:table-cell>
        </table:table-row>
        <table:table-row table:style-name="ro1">
          <table:table-cell/>
          <table:table-cell office:value-type="float" office:value="81695" calcext:value-type="float">
            <text:p>81695</text:p>
          </table:table-cell>
          <table:table-cell office:value-type="float" office:value="1578" calcext:value-type="float">
            <text:p>1578</text:p>
          </table:table-cell>
          <table:table-cell office:value-type="float" office:value="39.2977021" calcext:value-type="float">
            <text:p>39.2977021</text:p>
          </table:table-cell>
          <table:table-cell office:value-type="float" office:value="3210425" calcext:value-type="float">
            <text:p>3210425</text:p>
          </table:table-cell>
          <table:table-cell office:value-type="float" office:value="-31950.705" calcext:value-type="float">
            <text:p>-31950.705</text:p>
          </table:table-cell>
          <table:table-cell office:value-type="float" office:value="-31292.901" calcext:value-type="float">
            <text:p>-31292.901</text:p>
          </table:table-cell>
          <table:table-cell table:formula="of:=[.G77]-[.F77]" office:value-type="float" office:value="657.804" calcext:value-type="float">
            <text:p>657.804</text:p>
          </table:table-cell>
        </table:table-row>
        <table:table-row table:style-name="ro1">
          <table:table-cell/>
          <table:table-cell office:value-type="float" office:value="83335" calcext:value-type="float">
            <text:p>83335</text:p>
          </table:table-cell>
          <table:table-cell office:value-type="float" office:value="1496" calcext:value-type="float">
            <text:p>1496</text:p>
          </table:table-cell>
          <table:table-cell office:value-type="float" office:value="38.4078776" calcext:value-type="float">
            <text:p>38.4078776</text:p>
          </table:table-cell>
          <table:table-cell office:value-type="float" office:value="3200720" calcext:value-type="float">
            <text:p>3200720</text:p>
          </table:table-cell>
          <table:table-cell office:value-type="float" office:value="-31948.659" calcext:value-type="float">
            <text:p>-31948.659</text:p>
          </table:table-cell>
          <table:table-cell office:value-type="float" office:value="-31292.901" calcext:value-type="float">
            <text:p>-31292.901</text:p>
          </table:table-cell>
          <table:table-cell table:formula="of:=[.G78]-[.F78]" office:value-type="float" office:value="655.757999999998" calcext:value-type="float">
            <text:p>655.757999999998</text:p>
          </table:table-cell>
        </table:table-row>
        <table:table-row table:style-name="ro1">
          <table:table-cell/>
          <table:table-cell office:value-type="float" office:value="84970" calcext:value-type="float">
            <text:p>84970</text:p>
          </table:table-cell>
          <table:table-cell office:value-type="float" office:value="1266" calcext:value-type="float">
            <text:p>1266</text:p>
          </table:table-cell>
          <table:table-cell office:value-type="float" office:value="37.8360724" calcext:value-type="float">
            <text:p>37.8360724</text:p>
          </table:table-cell>
          <table:table-cell office:value-type="float" office:value="3214931" calcext:value-type="float">
            <text:p>3214931</text:p>
          </table:table-cell>
          <table:table-cell office:value-type="float" office:value="-31949.843" calcext:value-type="float">
            <text:p>-31949.843</text:p>
          </table:table-cell>
          <table:table-cell office:value-type="float" office:value="-31292.901" calcext:value-type="float">
            <text:p>-31292.901</text:p>
          </table:table-cell>
          <table:table-cell table:formula="of:=[.G79]-[.F79]" office:value-type="float" office:value="656.941999999999" calcext:value-type="float">
            <text:p>656.941999999999</text:p>
          </table:table-cell>
        </table:table-row>
        <table:table-row table:style-name="ro1">
          <table:table-cell/>
          <table:table-cell office:value-type="float" office:value="80767" calcext:value-type="float">
            <text:p>80767</text:p>
          </table:table-cell>
          <table:table-cell office:value-type="float" office:value="1473" calcext:value-type="float">
            <text:p>1473</text:p>
          </table:table-cell>
          <table:table-cell office:value-type="float" office:value="40.4034457" calcext:value-type="float">
            <text:p>40.4034457</text:p>
          </table:table-cell>
          <table:table-cell office:value-type="float" office:value="3263265" calcext:value-type="float">
            <text:p>3263265</text:p>
          </table:table-cell>
          <table:table-cell office:value-type="float" office:value="-31948.636" calcext:value-type="float">
            <text:p>-31948.636</text:p>
          </table:table-cell>
          <table:table-cell office:value-type="float" office:value="-31292.901" calcext:value-type="float">
            <text:p>-31292.901</text:p>
          </table:table-cell>
          <table:table-cell table:formula="of:=[.G80]-[.F80]" office:value-type="float" office:value="655.734999999997" calcext:value-type="float">
            <text:p>655.734999999997</text:p>
          </table:table-cell>
        </table:table-row>
        <table:table-row table:style-name="ro1">
          <table:table-cell/>
          <table:table-cell office:value-type="float" office:value="85189" calcext:value-type="float">
            <text:p>85189</text:p>
          </table:table-cell>
          <table:table-cell office:value-type="float" office:value="1663" calcext:value-type="float">
            <text:p>1663</text:p>
          </table:table-cell>
          <table:table-cell office:value-type="float" office:value="38.618876" calcext:value-type="float">
            <text:p>38.618876</text:p>
          </table:table-cell>
          <table:table-cell office:value-type="float" office:value="3289903" calcext:value-type="float">
            <text:p>3289903</text:p>
          </table:table-cell>
          <table:table-cell office:value-type="float" office:value="-31948.116" calcext:value-type="float">
            <text:p>-31948.116</text:p>
          </table:table-cell>
          <table:table-cell office:value-type="float" office:value="-31292.901" calcext:value-type="float">
            <text:p>-31292.901</text:p>
          </table:table-cell>
          <table:table-cell table:formula="of:=[.G81]-[.F81]" office:value-type="float" office:value="655.215" calcext:value-type="float">
            <text:p>655.215</text:p>
          </table:table-cell>
        </table:table-row>
        <table:table-row table:style-name="ro1">
          <table:table-cell/>
          <table:table-cell office:value-type="float" office:value="80443" calcext:value-type="float">
            <text:p>80443</text:p>
          </table:table-cell>
          <table:table-cell office:value-type="float" office:value="1478" calcext:value-type="float">
            <text:p>1478</text:p>
          </table:table-cell>
          <table:table-cell office:value-type="float" office:value="40.4204331" calcext:value-type="float">
            <text:p>40.4204331</text:p>
          </table:table-cell>
          <table:table-cell office:value-type="float" office:value="3251540" calcext:value-type="float">
            <text:p>3251540</text:p>
          </table:table-cell>
          <table:table-cell office:value-type="float" office:value="-31949.271" calcext:value-type="float">
            <text:p>-31949.271</text:p>
          </table:table-cell>
          <table:table-cell office:value-type="float" office:value="-31292.901" calcext:value-type="float">
            <text:p>-31292.901</text:p>
          </table:table-cell>
          <table:table-cell table:formula="of:=[.G82]-[.F82]" office:value-type="float" office:value="656.369999999999" calcext:value-type="float">
            <text:p>656.369999999999</text:p>
          </table:table-cell>
        </table:table-row>
        <table:table-row table:style-name="ro1">
          <table:table-cell/>
          <table:table-cell office:value-type="float" office:value="82877" calcext:value-type="float">
            <text:p>82877</text:p>
          </table:table-cell>
          <table:table-cell office:value-type="float" office:value="1409" calcext:value-type="float">
            <text:p>1409</text:p>
          </table:table-cell>
          <table:table-cell office:value-type="float" office:value="38.6673692" calcext:value-type="float">
            <text:p>38.6673692</text:p>
          </table:table-cell>
          <table:table-cell office:value-type="float" office:value="3204635" calcext:value-type="float">
            <text:p>3204635</text:p>
          </table:table-cell>
          <table:table-cell office:value-type="float" office:value="-31951.057" calcext:value-type="float">
            <text:p>-31951.057</text:p>
          </table:table-cell>
          <table:table-cell office:value-type="float" office:value="-31292.901" calcext:value-type="float">
            <text:p>-31292.901</text:p>
          </table:table-cell>
          <table:table-cell table:formula="of:=[.G83]-[.F83]" office:value-type="float" office:value="658.155999999999" calcext:value-type="float">
            <text:p>658.155999999999</text:p>
          </table:table-cell>
        </table:table-row>
        <table:table-row table:style-name="ro1">
          <table:table-cell/>
          <table:table-cell office:value-type="float" office:value="82929" calcext:value-type="float">
            <text:p>82929</text:p>
          </table:table-cell>
          <table:table-cell office:value-type="float" office:value="1604" calcext:value-type="float">
            <text:p>1604</text:p>
          </table:table-cell>
          <table:table-cell office:value-type="float" office:value="39.6570564" calcext:value-type="float">
            <text:p>39.6570564</text:p>
          </table:table-cell>
          <table:table-cell office:value-type="float" office:value="3288720" calcext:value-type="float">
            <text:p>3288720</text:p>
          </table:table-cell>
          <table:table-cell office:value-type="float" office:value="-31951.052" calcext:value-type="float">
            <text:p>-31951.052</text:p>
          </table:table-cell>
          <table:table-cell office:value-type="float" office:value="-31292.901" calcext:value-type="float">
            <text:p>-31292.901</text:p>
          </table:table-cell>
          <table:table-cell table:formula="of:=[.G84]-[.F84]" office:value-type="float" office:value="658.150999999998" calcext:value-type="float">
            <text:p>658.150999999998</text:p>
          </table:table-cell>
        </table:table-row>
        <table:table-row table:style-name="ro1">
          <table:table-cell/>
          <table:table-cell office:value-type="float" office:value="83342" calcext:value-type="float">
            <text:p>83342</text:p>
          </table:table-cell>
          <table:table-cell office:value-type="float" office:value="1637" calcext:value-type="float">
            <text:p>1637</text:p>
          </table:table-cell>
          <table:table-cell office:value-type="float" office:value="40.1801143" calcext:value-type="float">
            <text:p>40.1801143</text:p>
          </table:table-cell>
          <table:table-cell office:value-type="float" office:value="3348691" calcext:value-type="float">
            <text:p>3348691</text:p>
          </table:table-cell>
          <table:table-cell office:value-type="float" office:value="-31949.677" calcext:value-type="float">
            <text:p>-31949.677</text:p>
          </table:table-cell>
          <table:table-cell office:value-type="float" office:value="-31292.901" calcext:value-type="float">
            <text:p>-31292.901</text:p>
          </table:table-cell>
          <table:table-cell table:formula="of:=[.G85]-[.F85]" office:value-type="float" office:value="656.775999999998" calcext:value-type="float">
            <text:p>656.775999999998</text:p>
          </table:table-cell>
        </table:table-row>
        <table:table-row table:style-name="ro1">
          <table:table-cell/>
          <table:table-cell office:value-type="float" office:value="82844" calcext:value-type="float">
            <text:p>82844</text:p>
          </table:table-cell>
          <table:table-cell office:value-type="float" office:value="1300" calcext:value-type="float">
            <text:p>1300</text:p>
          </table:table-cell>
          <table:table-cell office:value-type="float" office:value="38.8983626" calcext:value-type="float">
            <text:p>38.8983626</text:p>
          </table:table-cell>
          <table:table-cell office:value-type="float" office:value="3222495" calcext:value-type="float">
            <text:p>3222495</text:p>
          </table:table-cell>
          <table:table-cell office:value-type="float" office:value="-31949.472" calcext:value-type="float">
            <text:p>-31949.472</text:p>
          </table:table-cell>
          <table:table-cell office:value-type="float" office:value="-31292.901" calcext:value-type="float">
            <text:p>-31292.901</text:p>
          </table:table-cell>
          <table:table-cell table:formula="of:=[.G86]-[.F86]" office:value-type="float" office:value="656.571" calcext:value-type="float">
            <text:p>656.571</text:p>
          </table:table-cell>
        </table:table-row>
        <table:table-row table:style-name="ro1">
          <table:table-cell/>
          <table:table-cell office:value-type="float" office:value="83720" calcext:value-type="float">
            <text:p>83720</text:p>
          </table:table-cell>
          <table:table-cell office:value-type="float" office:value="1650" calcext:value-type="float">
            <text:p>1650</text:p>
          </table:table-cell>
          <table:table-cell office:value-type="float" office:value="38.9466724" calcext:value-type="float">
            <text:p>38.9466724</text:p>
          </table:table-cell>
          <table:table-cell office:value-type="float" office:value="3260615" calcext:value-type="float">
            <text:p>3260615</text:p>
          </table:table-cell>
          <table:table-cell office:value-type="float" office:value="-31948.989" calcext:value-type="float">
            <text:p>-31948.989</text:p>
          </table:table-cell>
          <table:table-cell office:value-type="float" office:value="-31292.901" calcext:value-type="float">
            <text:p>-31292.901</text:p>
          </table:table-cell>
          <table:table-cell table:formula="of:=[.G87]-[.F87]" office:value-type="float" office:value="656.088" calcext:value-type="float">
            <text:p>656.088</text:p>
          </table:table-cell>
        </table:table-row>
        <table:table-row table:style-name="ro1">
          <table:table-cell/>
          <table:table-cell office:value-type="float" office:value="85870" calcext:value-type="float">
            <text:p>85870</text:p>
          </table:table-cell>
          <table:table-cell office:value-type="float" office:value="1615" calcext:value-type="float">
            <text:p>1615</text:p>
          </table:table-cell>
          <table:table-cell office:value-type="float" office:value="37.2104064" calcext:value-type="float">
            <text:p>37.2104064</text:p>
          </table:table-cell>
          <table:table-cell office:value-type="float" office:value="3195257" calcext:value-type="float">
            <text:p>3195257</text:p>
          </table:table-cell>
          <table:table-cell office:value-type="float" office:value="-31947.758" calcext:value-type="float">
            <text:p>-31947.758</text:p>
          </table:table-cell>
          <table:table-cell office:value-type="float" office:value="-31292.901" calcext:value-type="float">
            <text:p>-31292.901</text:p>
          </table:table-cell>
          <table:table-cell table:formula="of:=[.G88]-[.F88]" office:value-type="float" office:value="654.857" calcext:value-type="float">
            <text:p>654.857</text:p>
          </table:table-cell>
        </table:table-row>
        <table:table-row table:style-name="ro1">
          <table:table-cell/>
          <table:table-cell office:value-type="float" office:value="84181" calcext:value-type="float">
            <text:p>84181</text:p>
          </table:table-cell>
          <table:table-cell office:value-type="float" office:value="1319" calcext:value-type="float">
            <text:p>1319</text:p>
          </table:table-cell>
          <table:table-cell office:value-type="float" office:value="37.0133121" calcext:value-type="float">
            <text:p>37.0133121</text:p>
          </table:table-cell>
          <table:table-cell office:value-type="float" office:value="3115817" calcext:value-type="float">
            <text:p>3115817</text:p>
          </table:table-cell>
          <table:table-cell office:value-type="float" office:value="-31948.345" calcext:value-type="float">
            <text:p>-31948.345</text:p>
          </table:table-cell>
          <table:table-cell office:value-type="float" office:value="-31292.901" calcext:value-type="float">
            <text:p>-31292.901</text:p>
          </table:table-cell>
          <table:table-cell table:formula="of:=[.G89]-[.F89]" office:value-type="float" office:value="655.444" calcext:value-type="float">
            <text:p>655.444</text:p>
          </table:table-cell>
        </table:table-row>
        <table:table-row table:style-name="ro1">
          <table:table-cell/>
          <table:table-cell office:value-type="float" office:value="83175" calcext:value-type="float">
            <text:p>83175</text:p>
          </table:table-cell>
          <table:table-cell office:value-type="float" office:value="1465" calcext:value-type="float">
            <text:p>1465</text:p>
          </table:table-cell>
          <table:table-cell office:value-type="float" office:value="39.4123532" calcext:value-type="float">
            <text:p>39.4123532</text:p>
          </table:table-cell>
          <table:table-cell office:value-type="float" office:value="3278122" calcext:value-type="float">
            <text:p>3278122</text:p>
          </table:table-cell>
          <table:table-cell office:value-type="float" office:value="-31945.847" calcext:value-type="float">
            <text:p>-31945.847</text:p>
          </table:table-cell>
          <table:table-cell office:value-type="float" office:value="-31292.901" calcext:value-type="float">
            <text:p>-31292.901</text:p>
          </table:table-cell>
          <table:table-cell table:formula="of:=[.G90]-[.F90]" office:value-type="float" office:value="652.946" calcext:value-type="float">
            <text:p>652.946</text:p>
          </table:table-cell>
        </table:table-row>
        <table:table-row table:style-name="ro1">
          <table:table-cell/>
          <table:table-cell office:value-type="float" office:value="80853" calcext:value-type="float">
            <text:p>80853</text:p>
          </table:table-cell>
          <table:table-cell office:value-type="float" office:value="1809" calcext:value-type="float">
            <text:p>1809</text:p>
          </table:table-cell>
          <table:table-cell office:value-type="float" office:value="40.5340661" calcext:value-type="float">
            <text:p>40.5340661</text:p>
          </table:table-cell>
          <table:table-cell office:value-type="float" office:value="3277300" calcext:value-type="float">
            <text:p>3277300</text:p>
          </table:table-cell>
          <table:table-cell office:value-type="float" office:value="-31947.501" calcext:value-type="float">
            <text:p>-31947.501</text:p>
          </table:table-cell>
          <table:table-cell office:value-type="float" office:value="-31292.901" calcext:value-type="float">
            <text:p>-31292.901</text:p>
          </table:table-cell>
          <table:table-cell table:formula="of:=[.G91]-[.F91]" office:value-type="float" office:value="654.599999999999" calcext:value-type="float">
            <text:p>654.599999999999</text:p>
          </table:table-cell>
        </table:table-row>
        <table:table-row table:style-name="ro1">
          <table:table-cell/>
          <table:table-cell office:value-type="float" office:value="82210" calcext:value-type="float">
            <text:p>82210</text:p>
          </table:table-cell>
          <table:table-cell office:value-type="float" office:value="1355" calcext:value-type="float">
            <text:p>1355</text:p>
          </table:table-cell>
          <table:table-cell office:value-type="float" office:value="38.8977752" calcext:value-type="float">
            <text:p>38.8977752</text:p>
          </table:table-cell>
          <table:table-cell office:value-type="float" office:value="3197786" calcext:value-type="float">
            <text:p>3197786</text:p>
          </table:table-cell>
          <table:table-cell office:value-type="float" office:value="-31948.466" calcext:value-type="float">
            <text:p>-31948.466</text:p>
          </table:table-cell>
          <table:table-cell office:value-type="float" office:value="-31292.901" calcext:value-type="float">
            <text:p>-31292.901</text:p>
          </table:table-cell>
          <table:table-cell table:formula="of:=[.G92]-[.F92]" office:value-type="float" office:value="655.564999999999" calcext:value-type="float">
            <text:p>655.564999999999</text:p>
          </table:table-cell>
        </table:table-row>
        <table:table-row table:style-name="ro1">
          <table:table-cell/>
          <table:table-cell office:value-type="float" office:value="83483" calcext:value-type="float">
            <text:p>83483</text:p>
          </table:table-cell>
          <table:table-cell office:value-type="float" office:value="1519" calcext:value-type="float">
            <text:p>1519</text:p>
          </table:table-cell>
          <table:table-cell office:value-type="float" office:value="39.2041049" calcext:value-type="float">
            <text:p>39.2041049</text:p>
          </table:table-cell>
          <table:table-cell office:value-type="float" office:value="3272876" calcext:value-type="float">
            <text:p>3272876</text:p>
          </table:table-cell>
          <table:table-cell office:value-type="float" office:value="-31949.404" calcext:value-type="float">
            <text:p>-31949.404</text:p>
          </table:table-cell>
          <table:table-cell office:value-type="float" office:value="-31292.901" calcext:value-type="float">
            <text:p>-31292.901</text:p>
          </table:table-cell>
          <table:table-cell table:formula="of:=[.G93]-[.F93]" office:value-type="float" office:value="656.502999999997" calcext:value-type="float">
            <text:p>656.502999999997</text:p>
          </table:table-cell>
        </table:table-row>
        <table:table-row table:style-name="ro1">
          <table:table-cell/>
          <table:table-cell office:value-type="float" office:value="85173" calcext:value-type="float">
            <text:p>85173</text:p>
          </table:table-cell>
          <table:table-cell office:value-type="float" office:value="1307" calcext:value-type="float">
            <text:p>1307</text:p>
          </table:table-cell>
          <table:table-cell office:value-type="float" office:value="36.803658" calcext:value-type="float">
            <text:p>36.803658</text:p>
          </table:table-cell>
          <table:table-cell office:value-type="float" office:value="3134677" calcext:value-type="float">
            <text:p>3134677</text:p>
          </table:table-cell>
          <table:table-cell office:value-type="float" office:value="-31950.184" calcext:value-type="float">
            <text:p>-31950.184</text:p>
          </table:table-cell>
          <table:table-cell office:value-type="float" office:value="-31292.901" calcext:value-type="float">
            <text:p>-31292.901</text:p>
          </table:table-cell>
          <table:table-cell table:formula="of:=[.G94]-[.F94]" office:value-type="float" office:value="657.282999999999" calcext:value-type="float">
            <text:p>657.282999999999</text:p>
          </table:table-cell>
        </table:table-row>
        <table:table-row table:style-name="ro1">
          <table:table-cell/>
          <table:table-cell office:value-type="float" office:value="85749" calcext:value-type="float">
            <text:p>85749</text:p>
          </table:table-cell>
          <table:table-cell office:value-type="float" office:value="1318" calcext:value-type="float">
            <text:p>1318</text:p>
          </table:table-cell>
          <table:table-cell office:value-type="float" office:value="36.4617477" calcext:value-type="float">
            <text:p>36.4617477</text:p>
          </table:table-cell>
          <table:table-cell office:value-type="float" office:value="3126558" calcext:value-type="float">
            <text:p>3126558</text:p>
          </table:table-cell>
          <table:table-cell office:value-type="float" office:value="-31949.655" calcext:value-type="float">
            <text:p>-31949.655</text:p>
          </table:table-cell>
          <table:table-cell office:value-type="float" office:value="-31292.901" calcext:value-type="float">
            <text:p>-31292.901</text:p>
          </table:table-cell>
          <table:table-cell table:formula="of:=[.G95]-[.F95]" office:value-type="float" office:value="656.753999999997" calcext:value-type="float">
            <text:p>656.753999999997</text:p>
          </table:table-cell>
        </table:table-row>
        <table:table-row table:style-name="ro1">
          <table:table-cell/>
          <table:table-cell office:value-type="float" office:value="80991" calcext:value-type="float">
            <text:p>80991</text:p>
          </table:table-cell>
          <table:table-cell office:value-type="float" office:value="1588" calcext:value-type="float">
            <text:p>1588</text:p>
          </table:table-cell>
          <table:table-cell office:value-type="float" office:value="40.0759627" calcext:value-type="float">
            <text:p>40.0759627</text:p>
          </table:table-cell>
          <table:table-cell office:value-type="float" office:value="3245792" calcext:value-type="float">
            <text:p>3245792</text:p>
          </table:table-cell>
          <table:table-cell office:value-type="float" office:value="-31947.619" calcext:value-type="float">
            <text:p>-31947.619</text:p>
          </table:table-cell>
          <table:table-cell office:value-type="float" office:value="-31292.901" calcext:value-type="float">
            <text:p>-31292.901</text:p>
          </table:table-cell>
          <table:table-cell table:formula="of:=[.G96]-[.F96]" office:value-type="float" office:value="654.717999999997" calcext:value-type="float">
            <text:p>654.717999999997</text:p>
          </table:table-cell>
        </table:table-row>
        <table:table-row table:style-name="ro1">
          <table:table-cell/>
          <table:table-cell office:value-type="float" office:value="83297" calcext:value-type="float">
            <text:p>83297</text:p>
          </table:table-cell>
          <table:table-cell office:value-type="float" office:value="1416" calcext:value-type="float">
            <text:p>1416</text:p>
          </table:table-cell>
          <table:table-cell office:value-type="float" office:value="37.4095821" calcext:value-type="float">
            <text:p>37.4095821</text:p>
          </table:table-cell>
          <table:table-cell office:value-type="float" office:value="3116105" calcext:value-type="float">
            <text:p>3116105</text:p>
          </table:table-cell>
          <table:table-cell office:value-type="float" office:value="-31950.738" calcext:value-type="float">
            <text:p>-31950.738</text:p>
          </table:table-cell>
          <table:table-cell office:value-type="float" office:value="-31292.901" calcext:value-type="float">
            <text:p>-31292.901</text:p>
          </table:table-cell>
          <table:table-cell table:formula="of:=[.G97]-[.F97]" office:value-type="float" office:value="657.837" calcext:value-type="float">
            <text:p>657.837</text:p>
          </table:table-cell>
        </table:table-row>
        <table:table-row table:style-name="ro1">
          <table:table-cell/>
          <table:table-cell office:value-type="float" office:value="83157" calcext:value-type="float">
            <text:p>83157</text:p>
          </table:table-cell>
          <table:table-cell office:value-type="float" office:value="1335" calcext:value-type="float">
            <text:p>1335</text:p>
          </table:table-cell>
          <table:table-cell office:value-type="float" office:value="38.2938115" calcext:value-type="float">
            <text:p>38.2938115</text:p>
          </table:table-cell>
          <table:table-cell office:value-type="float" office:value="3184398" calcext:value-type="float">
            <text:p>3184398</text:p>
          </table:table-cell>
          <table:table-cell office:value-type="float" office:value="-31950.322" calcext:value-type="float">
            <text:p>-31950.322</text:p>
          </table:table-cell>
          <table:table-cell office:value-type="float" office:value="-31292.901" calcext:value-type="float">
            <text:p>-31292.901</text:p>
          </table:table-cell>
          <table:table-cell table:formula="of:=[.G98]-[.F98]" office:value-type="float" office:value="657.420999999999" calcext:value-type="float">
            <text:p>657.420999999999</text:p>
          </table:table-cell>
        </table:table-row>
        <table:table-row table:style-name="ro1">
          <table:table-cell/>
          <table:table-cell office:value-type="float" office:value="85442" calcext:value-type="float">
            <text:p>85442</text:p>
          </table:table-cell>
          <table:table-cell office:value-type="float" office:value="1577" calcext:value-type="float">
            <text:p>1577</text:p>
          </table:table-cell>
          <table:table-cell office:value-type="float" office:value="38.0119008" calcext:value-type="float">
            <text:p>38.0119008</text:p>
          </table:table-cell>
          <table:table-cell office:value-type="float" office:value="3247812" calcext:value-type="float">
            <text:p>3247812</text:p>
          </table:table-cell>
          <table:table-cell office:value-type="float" office:value="-31950.861" calcext:value-type="float">
            <text:p>-31950.861</text:p>
          </table:table-cell>
          <table:table-cell office:value-type="float" office:value="-31292.901" calcext:value-type="float">
            <text:p>-31292.901</text:p>
          </table:table-cell>
          <table:table-cell table:formula="of:=[.G99]-[.F99]" office:value-type="float" office:value="657.959999999999" calcext:value-type="float">
            <text:p>657.959999999999</text:p>
          </table:table-cell>
        </table:table-row>
        <table:table-row table:style-name="ro1">
          <table:table-cell/>
          <table:table-cell office:value-type="float" office:value="84376" calcext:value-type="float">
            <text:p>84376</text:p>
          </table:table-cell>
          <table:table-cell office:value-type="float" office:value="1252" calcext:value-type="float">
            <text:p>1252</text:p>
          </table:table-cell>
          <table:table-cell office:value-type="float" office:value="37.0693337" calcext:value-type="float">
            <text:p>37.0693337</text:p>
          </table:table-cell>
          <table:table-cell office:value-type="float" office:value="3127762" calcext:value-type="float">
            <text:p>3127762</text:p>
          </table:table-cell>
          <table:table-cell office:value-type="float" office:value="-31951.139" calcext:value-type="float">
            <text:p>-31951.139</text:p>
          </table:table-cell>
          <table:table-cell office:value-type="float" office:value="-31292.901" calcext:value-type="float">
            <text:p>-31292.901</text:p>
          </table:table-cell>
          <table:table-cell table:formula="of:=[.G100]-[.F100]" office:value-type="float" office:value="658.237999999998" calcext:value-type="float">
            <text:p>658.237999999998</text:p>
          </table:table-cell>
        </table:table-row>
        <table:table-row table:style-name="ro1">
          <table:table-cell/>
          <table:table-cell office:value-type="float" office:value="82465" calcext:value-type="float">
            <text:p>82465</text:p>
          </table:table-cell>
          <table:table-cell office:value-type="float" office:value="1662" calcext:value-type="float">
            <text:p>1662</text:p>
          </table:table-cell>
          <table:table-cell office:value-type="float" office:value="39.5638779" calcext:value-type="float">
            <text:p>39.5638779</text:p>
          </table:table-cell>
          <table:table-cell office:value-type="float" office:value="3262635" calcext:value-type="float">
            <text:p>3262635</text:p>
          </table:table-cell>
          <table:table-cell office:value-type="float" office:value="-31951.638" calcext:value-type="float">
            <text:p>-31951.638</text:p>
          </table:table-cell>
          <table:table-cell office:value-type="float" office:value="-31292.901" calcext:value-type="float">
            <text:p>-31292.901</text:p>
          </table:table-cell>
          <table:table-cell table:formula="of:=[.G101]-[.F101]" office:value-type="float" office:value="658.736999999997" calcext:value-type="float">
            <text:p>658.736999999997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101])" office:value-type="float" office:value="82712.95" calcext:value-type="float">
            <text:p>82712.95</text:p>
          </table:table-cell>
          <table:table-cell table:formula="of:=AVERAGE([.C2:.C101])" office:value-type="float" office:value="1505.41" calcext:value-type="float">
            <text:p>1505.41</text:p>
          </table:table-cell>
          <table:table-cell table:formula="of:=AVERAGE([.D2:.D101])" office:value-type="float" office:value="38.985742572" calcext:value-type="float">
            <text:p>38.985742572</text:p>
          </table:table-cell>
          <table:table-cell table:formula="of:=AVERAGE([.E2:.E101])" office:value-type="float" office:value="3223363.94" calcext:value-type="float">
            <text:p>3223363.94</text:p>
          </table:table-cell>
          <table:table-cell table:formula="of:=AVERAGE([.F2:.F101])" office:value-type="float" office:value="-31949.29324" calcext:value-type="float">
            <text:p>-31949.29324</text:p>
          </table:table-cell>
          <table:table-cell table:formula="of:=AVERAGE([.G2:.G101])" office:value-type="float" office:value="-31292.901" calcext:value-type="float">
            <text:p>-31292.901</text:p>
          </table:table-cell>
          <table:table-cell table:formula="of:=[.G102]-[.F102]" office:value-type="float" office:value="656.392239999961" calcext:value-type="float">
            <text:p>656.39223999996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01])" office:value-type="float" office:value="80224" calcext:value-type="float">
            <text:p>80224</text:p>
          </table:table-cell>
          <table:table-cell table:formula="of:=MIN([.C2:.C101])" office:value-type="float" office:value="1165" calcext:value-type="float">
            <text:p>1165</text:p>
          </table:table-cell>
          <table:table-cell table:formula="of:=MIN([.D2:.D101])" office:value-type="float" office:value="36.4617477" calcext:value-type="float">
            <text:p>36.4617477</text:p>
          </table:table-cell>
          <table:table-cell table:formula="of:=MIN([.E2:.E101])" office:value-type="float" office:value="3081688" calcext:value-type="float">
            <text:p>3081688</text:p>
          </table:table-cell>
          <table:table-cell table:formula="of:=MIN([.F2:.F101])" office:value-type="float" office:value="-31951.779" calcext:value-type="float">
            <text:p>-31951.779</text:p>
          </table:table-cell>
          <table:table-cell table:formula="of:=MIN([.G2:.G101])" office:value-type="float" office:value="-31292.901" calcext:value-type="float">
            <text:p>-31292.901</text:p>
          </table:table-cell>
          <table:table-cell table:formula="of:=[.G103]-[.F103]" office:value-type="float" office:value="658.877999999997" calcext:value-type="float">
            <text:p>658.87799999999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101])" office:value-type="float" office:value="85870" calcext:value-type="float">
            <text:p>85870</text:p>
          </table:table-cell>
          <table:table-cell table:formula="of:=MAX([.C2:.C101])" office:value-type="float" office:value="1926" calcext:value-type="float">
            <text:p>1926</text:p>
          </table:table-cell>
          <table:table-cell table:formula="of:=MAX([.D2:.D101])" office:value-type="float" office:value="41.2079981" calcext:value-type="float">
            <text:p>41.2079981</text:p>
          </table:table-cell>
          <table:table-cell table:formula="of:=MAX([.E2:.E101])" office:value-type="float" office:value="3348691" calcext:value-type="float">
            <text:p>3348691</text:p>
          </table:table-cell>
          <table:table-cell table:formula="of:=MAX([.F2:.F101])" office:value-type="float" office:value="-31945.847" calcext:value-type="float">
            <text:p>-31945.847</text:p>
          </table:table-cell>
          <table:table-cell table:formula="of:=MAX([.G2:.G101])" office:value-type="float" office:value="-31292.901" calcext:value-type="float">
            <text:p>-31292.901</text:p>
          </table:table-cell>
          <table:table-cell table:formula="of:=MAX([.H2:.H101])" office:value-type="float" office:value="658.877999999997" calcext:value-type="float">
            <text:p>658.877999999997</text:p>
          </table:table-cell>
        </table:table-row>
      </table:table>
      <table:table table:name="Goodness_of_fit" table:style-name="ta1">
        <table:shapes>
          <draw:frame draw:z-index="0" draw:style-name="gr1" draw:text-style-name="P1" svg:width="6.2988in" svg:height="3.5429in" svg:x="75.6386in" svg:y="15.0776in">
            <draw:object draw:notify-on-update-of-ranges="Goodness_of_fit.CD2:Goodness_of_fit.CD2 Goodness_of_fit.CD3:Goodness_of_fit.CD81 Goodness_of_fit.CE2:Goodness_of_fit.CE2 Goodness_of_fit.CE3:Goodness_of_fit.CE81 Goodness_of_fit.CF2:Goodness_of_fit.CF2 Goodness_of_fit.CF3:Goodness_of_fit.CF81 Goodness_of_fit.CG2:Goodness_of_fit.CG2 Goodness_of_fit.CG3:Goodness_of_fit.CG81 Goodness_of_fit.CH2:Goodness_of_fit.CH2 Goodness_of_fit.CH3:Goodness_of_fit.CH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1" table:default-cell-style-name="Default"/>
        <table:table-row table:style-name="ro1">
          <table:table-cell table:style-name="ce6" office:value-type="string" calcext:value-type="string">
            <text:p>Bottleneck</text:p>
          </table:table-cell>
          <table:table-cell table:number-columns-repeated="80"/>
          <table:table-cell table:style-name="ce7" office:value-type="string" calcext:value-type="string" table:number-columns-spanned="5" table:number-rows-spanned="1">
            <text:p>Average SFS values</text:p>
          </table:table-cell>
          <table:covered-table-cell table:style-name="ce7"/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Goodness of fit (sum of absolute res value)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d0_1</text:p>
          </table:table-cell>
          <table:table-cell office:value-type="string" calcext:value-type="string">
            <text:p>d0_2</text:p>
          </table:table-cell>
          <table:table-cell office:value-type="string" calcext:value-type="string">
            <text:p>d0_3</text:p>
          </table:table-cell>
          <table:table-cell office:value-type="string" calcext:value-type="string">
            <text:p>d0_4</text:p>
          </table:table-cell>
          <table:table-cell office:value-type="string" calcext:value-type="string">
            <text:p>d0_5</text:p>
          </table:table-cell>
          <table:table-cell office:value-type="string" calcext:value-type="string">
            <text:p>d0_6</text:p>
          </table:table-cell>
          <table:table-cell office:value-type="string" calcext:value-type="string">
            <text:p>d0_7</text:p>
          </table:table-cell>
          <table:table-cell office:value-type="string" calcext:value-type="string">
            <text:p>d0_8</text:p>
          </table:table-cell>
          <table:table-cell office:value-type="string" calcext:value-type="string">
            <text:p>d0_9</text:p>
          </table:table-cell>
          <table:table-cell office:value-type="string" calcext:value-type="string">
            <text:p>d0_10</text:p>
          </table:table-cell>
          <table:table-cell office:value-type="string" calcext:value-type="string">
            <text:p>d0_11</text:p>
          </table:table-cell>
          <table:table-cell office:value-type="string" calcext:value-type="string">
            <text:p>d0_12</text:p>
          </table:table-cell>
          <table:table-cell office:value-type="string" calcext:value-type="string">
            <text:p>d0_13</text:p>
          </table:table-cell>
          <table:table-cell office:value-type="string" calcext:value-type="string">
            <text:p>d0_14</text:p>
          </table:table-cell>
          <table:table-cell office:value-type="string" calcext:value-type="string">
            <text:p>d0_15</text:p>
          </table:table-cell>
          <table:table-cell office:value-type="string" calcext:value-type="string">
            <text:p>d0_16</text:p>
          </table:table-cell>
          <table:table-cell office:value-type="string" calcext:value-type="string">
            <text:p>d0_17</text:p>
          </table:table-cell>
          <table:table-cell office:value-type="string" calcext:value-type="string">
            <text:p>d0_18</text:p>
          </table:table-cell>
          <table:table-cell office:value-type="string" calcext:value-type="string">
            <text:p>d0_19</text:p>
          </table:table-cell>
          <table:table-cell office:value-type="string" calcext:value-type="string">
            <text:p>d0_20</text:p>
          </table:table-cell>
          <table:table-cell office:value-type="string" calcext:value-type="string">
            <text:p>d0_21</text:p>
          </table:table-cell>
          <table:table-cell office:value-type="string" calcext:value-type="string">
            <text:p>d0_22</text:p>
          </table:table-cell>
          <table:table-cell office:value-type="string" calcext:value-type="string">
            <text:p>d0_23</text:p>
          </table:table-cell>
          <table:table-cell office:value-type="string" calcext:value-type="string">
            <text:p>d0_24</text:p>
          </table:table-cell>
          <table:table-cell office:value-type="string" calcext:value-type="string">
            <text:p>d0_25</text:p>
          </table:table-cell>
          <table:table-cell office:value-type="string" calcext:value-type="string">
            <text:p>d0_26</text:p>
          </table:table-cell>
          <table:table-cell office:value-type="string" calcext:value-type="string">
            <text:p>d0_27</text:p>
          </table:table-cell>
          <table:table-cell office:value-type="string" calcext:value-type="string">
            <text:p>d0_28</text:p>
          </table:table-cell>
          <table:table-cell office:value-type="string" calcext:value-type="string">
            <text:p>d0_29</text:p>
          </table:table-cell>
          <table:table-cell office:value-type="string" calcext:value-type="string">
            <text:p>d0_30</text:p>
          </table:table-cell>
          <table:table-cell office:value-type="string" calcext:value-type="string">
            <text:p>d0_31</text:p>
          </table:table-cell>
          <table:table-cell office:value-type="string" calcext:value-type="string">
            <text:p>d0_32</text:p>
          </table:table-cell>
          <table:table-cell office:value-type="string" calcext:value-type="string">
            <text:p>d0_33</text:p>
          </table:table-cell>
          <table:table-cell office:value-type="string" calcext:value-type="string">
            <text:p>d0_34</text:p>
          </table:table-cell>
          <table:table-cell office:value-type="string" calcext:value-type="string">
            <text:p>d0_35</text:p>
          </table:table-cell>
          <table:table-cell office:value-type="string" calcext:value-type="string">
            <text:p>d0_36</text:p>
          </table:table-cell>
          <table:table-cell office:value-type="string" calcext:value-type="string">
            <text:p>d0_37</text:p>
          </table:table-cell>
          <table:table-cell office:value-type="string" calcext:value-type="string">
            <text:p>d0_38</text:p>
          </table:table-cell>
          <table:table-cell office:value-type="string" calcext:value-type="string">
            <text:p>d0_39</text:p>
          </table:table-cell>
          <table:table-cell office:value-type="string" calcext:value-type="string">
            <text:p>d0_40</text:p>
          </table:table-cell>
          <table:table-cell office:value-type="string" calcext:value-type="string">
            <text:p>d0_41</text:p>
          </table:table-cell>
          <table:table-cell office:value-type="string" calcext:value-type="string">
            <text:p>d0_42</text:p>
          </table:table-cell>
          <table:table-cell office:value-type="string" calcext:value-type="string">
            <text:p>d0_43</text:p>
          </table:table-cell>
          <table:table-cell office:value-type="string" calcext:value-type="string">
            <text:p>d0_44</text:p>
          </table:table-cell>
          <table:table-cell office:value-type="string" calcext:value-type="string">
            <text:p>d0_45</text:p>
          </table:table-cell>
          <table:table-cell office:value-type="string" calcext:value-type="string">
            <text:p>d0_46</text:p>
          </table:table-cell>
          <table:table-cell office:value-type="string" calcext:value-type="string">
            <text:p>d0_47</text:p>
          </table:table-cell>
          <table:table-cell office:value-type="string" calcext:value-type="string">
            <text:p>d0_48</text:p>
          </table:table-cell>
          <table:table-cell office:value-type="string" calcext:value-type="string">
            <text:p>d0_49</text:p>
          </table:table-cell>
          <table:table-cell office:value-type="string" calcext:value-type="string">
            <text:p>d0_50</text:p>
          </table:table-cell>
          <table:table-cell office:value-type="string" calcext:value-type="string">
            <text:p>d0_51</text:p>
          </table:table-cell>
          <table:table-cell office:value-type="string" calcext:value-type="string">
            <text:p>d0_52</text:p>
          </table:table-cell>
          <table:table-cell office:value-type="string" calcext:value-type="string">
            <text:p>d0_53</text:p>
          </table:table-cell>
          <table:table-cell office:value-type="string" calcext:value-type="string">
            <text:p>d0_54</text:p>
          </table:table-cell>
          <table:table-cell office:value-type="string" calcext:value-type="string">
            <text:p>d0_55</text:p>
          </table:table-cell>
          <table:table-cell office:value-type="string" calcext:value-type="string">
            <text:p>d0_56</text:p>
          </table:table-cell>
          <table:table-cell office:value-type="string" calcext:value-type="string">
            <text:p>d0_57</text:p>
          </table:table-cell>
          <table:table-cell office:value-type="string" calcext:value-type="string">
            <text:p>d0_58</text:p>
          </table:table-cell>
          <table:table-cell office:value-type="string" calcext:value-type="string">
            <text:p>d0_59</text:p>
          </table:table-cell>
          <table:table-cell office:value-type="string" calcext:value-type="string">
            <text:p>d0_60</text:p>
          </table:table-cell>
          <table:table-cell office:value-type="string" calcext:value-type="string">
            <text:p>d0_61</text:p>
          </table:table-cell>
          <table:table-cell office:value-type="string" calcext:value-type="string">
            <text:p>d0_62</text:p>
          </table:table-cell>
          <table:table-cell office:value-type="string" calcext:value-type="string">
            <text:p>d0_63</text:p>
          </table:table-cell>
          <table:table-cell office:value-type="string" calcext:value-type="string">
            <text:p>d0_64</text:p>
          </table:table-cell>
          <table:table-cell office:value-type="string" calcext:value-type="string">
            <text:p>d0_65</text:p>
          </table:table-cell>
          <table:table-cell office:value-type="string" calcext:value-type="string">
            <text:p>d0_66</text:p>
          </table:table-cell>
          <table:table-cell office:value-type="string" calcext:value-type="string">
            <text:p>d0_67</text:p>
          </table:table-cell>
          <table:table-cell office:value-type="string" calcext:value-type="string">
            <text:p>d0_68</text:p>
          </table:table-cell>
          <table:table-cell office:value-type="string" calcext:value-type="string">
            <text:p>d0_69</text:p>
          </table:table-cell>
          <table:table-cell office:value-type="string" calcext:value-type="string">
            <text:p>d0_70</text:p>
          </table:table-cell>
          <table:table-cell office:value-type="string" calcext:value-type="string">
            <text:p>d0_71</text:p>
          </table:table-cell>
          <table:table-cell office:value-type="string" calcext:value-type="string">
            <text:p>d0_72</text:p>
          </table:table-cell>
          <table:table-cell office:value-type="string" calcext:value-type="string">
            <text:p>d0_73</text:p>
          </table:table-cell>
          <table:table-cell office:value-type="string" calcext:value-type="string">
            <text:p>d0_74</text:p>
          </table:table-cell>
          <table:table-cell office:value-type="string" calcext:value-type="string">
            <text:p>d0_75</text:p>
          </table:table-cell>
          <table:table-cell office:value-type="string" calcext:value-type="string">
            <text:p>d0_76</text:p>
          </table:table-cell>
          <table:table-cell office:value-type="string" calcext:value-type="string">
            <text:p>d0_77</text:p>
          </table:table-cell>
          <table:table-cell office:value-type="string" calcext:value-type="string">
            <text:p>d0_78</text:p>
          </table:table-cell>
          <table:table-cell office:value-type="string" calcext:value-type="string">
            <text:p>d0_79</text:p>
          </table:table-cell>
          <table:table-cell/>
          <table:table-cell office:value-type="string" calcext:value-type="string">
            <text:p>Observed</text:p>
          </table:table-cell>
          <table:table-cell office:value-type="string" calcext:value-type="string">
            <text:p>Bottleneck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Bot-Bot</text:p>
          </table:table-cell>
          <table:table-cell office:value-type="string" calcext:value-type="string">
            <text:p>Bot-Exp</text:p>
          </table:table-cell>
          <table:table-cell/>
          <table:table-cell office:value-type="string" calcext:value-type="string">
            <text:p>Bottleneck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Bot-Bot</text:p>
          </table:table-cell>
          <table:table-cell office:value-type="string" calcext:value-type="string">
            <text:p>Bot-Exp</text:p>
          </table:table-cell>
        </table:table-row>
        <table:table-row table:style-name="ro1">
          <table:table-cell/>
          <table:table-cell office:value-type="float" office:value="0.128662" calcext:value-type="float">
            <text:p>0.128662</text:p>
          </table:table-cell>
          <table:table-cell office:value-type="float" office:value="0.0918394" calcext:value-type="float">
            <text:p>0.0918394</text:p>
          </table:table-cell>
          <table:table-cell office:value-type="float" office:value="0.0693442" calcext:value-type="float">
            <text:p>0.0693442</text:p>
          </table:table-cell>
          <table:table-cell office:value-type="float" office:value="0.0548924" calcext:value-type="float">
            <text:p>0.0548924</text:p>
          </table:table-cell>
          <table:table-cell office:value-type="float" office:value="0.0450792" calcext:value-type="float">
            <text:p>0.0450792</text:p>
          </table:table-cell>
          <table:table-cell office:value-type="float" office:value="0.037856" calcext:value-type="float">
            <text:p>0.037856</text:p>
          </table:table-cell>
          <table:table-cell office:value-type="float" office:value="0.0326617" calcext:value-type="float">
            <text:p>0.0326617</text:p>
          </table:table-cell>
          <table:table-cell office:value-type="float" office:value="0.0285495" calcext:value-type="float">
            <text:p>0.0285495</text:p>
          </table:table-cell>
          <table:table-cell office:value-type="float" office:value="0.0254895" calcext:value-type="float">
            <text:p>0.0254895</text:p>
          </table:table-cell>
          <table:table-cell office:value-type="float" office:value="0.0228917" calcext:value-type="float">
            <text:p>0.0228917</text:p>
          </table:table-cell>
          <table:table-cell office:value-type="float" office:value="0.0207534" calcext:value-type="float">
            <text:p>0.0207534</text:p>
          </table:table-cell>
          <table:table-cell office:value-type="float" office:value="0.0189162" calcext:value-type="float">
            <text:p>0.0189162</text:p>
          </table:table-cell>
          <table:table-cell office:value-type="float" office:value="0.017451" calcext:value-type="float">
            <text:p>0.017451</text:p>
          </table:table-cell>
          <table:table-cell office:value-type="float" office:value="0.016424" calcext:value-type="float">
            <text:p>0.016424</text:p>
          </table:table-cell>
          <table:table-cell office:value-type="float" office:value="0.0151679" calcext:value-type="float">
            <text:p>0.0151679</text:p>
          </table:table-cell>
          <table:table-cell office:value-type="float" office:value="0.0142334" calcext:value-type="float">
            <text:p>0.0142334</text:p>
          </table:table-cell>
          <table:table-cell office:value-type="float" office:value="0.0135106" calcext:value-type="float">
            <text:p>0.0135106</text:p>
          </table:table-cell>
          <table:table-cell office:value-type="float" office:value="0.0128058" calcext:value-type="float">
            <text:p>0.0128058</text:p>
          </table:table-cell>
          <table:table-cell office:value-type="float" office:value="0.0119557" calcext:value-type="float">
            <text:p>0.0119557</text:p>
          </table:table-cell>
          <table:table-cell office:value-type="float" office:value="0.0115654" calcext:value-type="float">
            <text:p>0.0115654</text:p>
          </table:table-cell>
          <table:table-cell office:value-type="float" office:value="0.0109795" calcext:value-type="float">
            <text:p>0.0109795</text:p>
          </table:table-cell>
          <table:table-cell office:value-type="float" office:value="0.0105581" calcext:value-type="float">
            <text:p>0.0105581</text:p>
          </table:table-cell>
          <table:table-cell office:value-type="float" office:value="0.0100979" calcext:value-type="float">
            <text:p>0.0100979</text:p>
          </table:table-cell>
          <table:table-cell office:value-type="float" office:value="0.00966939" calcext:value-type="float">
            <text:p>0.00966939</text:p>
          </table:table-cell>
          <table:table-cell office:value-type="float" office:value="0.00914085" calcext:value-type="float">
            <text:p>0.00914085</text:p>
          </table:table-cell>
          <table:table-cell office:value-type="float" office:value="0.00869514" calcext:value-type="float">
            <text:p>0.00869514</text:p>
          </table:table-cell>
          <table:table-cell office:value-type="float" office:value="0.00846659" calcext:value-type="float">
            <text:p>0.00846659</text:p>
          </table:table-cell>
          <table:table-cell office:value-type="float" office:value="0.00817356" calcext:value-type="float">
            <text:p>0.00817356</text:p>
          </table:table-cell>
          <table:table-cell office:value-type="float" office:value="0.00788688" calcext:value-type="float">
            <text:p>0.00788688</text:p>
          </table:table-cell>
          <table:table-cell office:value-type="float" office:value="0.00755418" calcext:value-type="float">
            <text:p>0.00755418</text:p>
          </table:table-cell>
          <table:table-cell office:value-type="float" office:value="0.00723938" calcext:value-type="float">
            <text:p>0.00723938</text:p>
          </table:table-cell>
          <table:table-cell office:value-type="float" office:value="0.00708714" calcext:value-type="float">
            <text:p>0.00708714</text:p>
          </table:table-cell>
          <table:table-cell office:value-type="float" office:value="0.00696048" calcext:value-type="float">
            <text:p>0.00696048</text:p>
          </table:table-cell>
          <table:table-cell office:value-type="float" office:value="0.00668762" calcext:value-type="float">
            <text:p>0.00668762</text:p>
          </table:table-cell>
          <table:table-cell office:value-type="float" office:value="0.00644386" calcext:value-type="float">
            <text:p>0.00644386</text:p>
          </table:table-cell>
          <table:table-cell office:value-type="float" office:value="0.00615926" calcext:value-type="float">
            <text:p>0.00615926</text:p>
          </table:table-cell>
          <table:table-cell office:value-type="float" office:value="0.00617346" calcext:value-type="float">
            <text:p>0.00617346</text:p>
          </table:table-cell>
          <table:table-cell office:value-type="float" office:value="0.00609796" calcext:value-type="float">
            <text:p>0.00609796</text:p>
          </table:table-cell>
          <table:table-cell office:value-type="float" office:value="0.00603387" calcext:value-type="float">
            <text:p>0.00603387</text:p>
          </table:table-cell>
          <table:table-cell office:value-type="float" office:value="0.00590613" calcext:value-type="float">
            <text:p>0.00590613</text:p>
          </table:table-cell>
          <table:table-cell office:value-type="float" office:value="0.00567843" calcext:value-type="float">
            <text:p>0.00567843</text:p>
          </table:table-cell>
          <table:table-cell office:value-type="float" office:value="0.00554516" calcext:value-type="float">
            <text:p>0.00554516</text:p>
          </table:table-cell>
          <table:table-cell office:value-type="float" office:value="0.00529796" calcext:value-type="float">
            <text:p>0.00529796</text:p>
          </table:table-cell>
          <table:table-cell office:value-type="float" office:value="0.00514202" calcext:value-type="float">
            <text:p>0.00514202</text:p>
          </table:table-cell>
          <table:table-cell office:value-type="float" office:value="0.0050175" calcext:value-type="float">
            <text:p>0.0050175</text:p>
          </table:table-cell>
          <table:table-cell office:value-type="float" office:value="0.00490891" calcext:value-type="float">
            <text:p>0.00490891</text:p>
          </table:table-cell>
          <table:table-cell office:value-type="float" office:value="0.00489373" calcext:value-type="float">
            <text:p>0.00489373</text:p>
          </table:table-cell>
          <table:table-cell office:value-type="float" office:value="0.00461443" calcext:value-type="float">
            <text:p>0.00461443</text:p>
          </table:table-cell>
          <table:table-cell office:value-type="float" office:value="0.00451862" calcext:value-type="float">
            <text:p>0.00451862</text:p>
          </table:table-cell>
          <table:table-cell office:value-type="float" office:value="0.00452071" calcext:value-type="float">
            <text:p>0.00452071</text:p>
          </table:table-cell>
          <table:table-cell office:value-type="float" office:value="0.00449967" calcext:value-type="float">
            <text:p>0.00449967</text:p>
          </table:table-cell>
          <table:table-cell office:value-type="float" office:value="0.00439059" calcext:value-type="float">
            <text:p>0.00439059</text:p>
          </table:table-cell>
          <table:table-cell office:value-type="float" office:value="0.0043053" calcext:value-type="float">
            <text:p>0.0043053</text:p>
          </table:table-cell>
          <table:table-cell office:value-type="float" office:value="0.00416739" calcext:value-type="float">
            <text:p>0.00416739</text:p>
          </table:table-cell>
          <table:table-cell office:value-type="float" office:value="0.00409198" calcext:value-type="float">
            <text:p>0.00409198</text:p>
          </table:table-cell>
          <table:table-cell office:value-type="float" office:value="0.00416482" calcext:value-type="float">
            <text:p>0.00416482</text:p>
          </table:table-cell>
          <table:table-cell office:value-type="float" office:value="0.00415987" calcext:value-type="float">
            <text:p>0.00415987</text:p>
          </table:table-cell>
          <table:table-cell office:value-type="float" office:value="0.00400178" calcext:value-type="float">
            <text:p>0.00400178</text:p>
          </table:table-cell>
          <table:table-cell office:value-type="float" office:value="0.00386967" calcext:value-type="float">
            <text:p>0.00386967</text:p>
          </table:table-cell>
          <table:table-cell office:value-type="float" office:value="0.00383836" calcext:value-type="float">
            <text:p>0.00383836</text:p>
          </table:table-cell>
          <table:table-cell office:value-type="float" office:value="0.00364227" calcext:value-type="float">
            <text:p>0.00364227</text:p>
          </table:table-cell>
          <table:table-cell office:value-type="float" office:value="0.00382597" calcext:value-type="float">
            <text:p>0.00382597</text:p>
          </table:table-cell>
          <table:table-cell office:value-type="float" office:value="0.00360524" calcext:value-type="float">
            <text:p>0.00360524</text:p>
          </table:table-cell>
          <table:table-cell office:value-type="float" office:value="0.00355915" calcext:value-type="float">
            <text:p>0.00355915</text:p>
          </table:table-cell>
          <table:table-cell office:value-type="float" office:value="0.00346356" calcext:value-type="float">
            <text:p>0.00346356</text:p>
          </table:table-cell>
          <table:table-cell office:value-type="float" office:value="0.00357759" calcext:value-type="float">
            <text:p>0.00357759</text:p>
          </table:table-cell>
          <table:table-cell office:value-type="float" office:value="0.00336586" calcext:value-type="float">
            <text:p>0.00336586</text:p>
          </table:table-cell>
          <table:table-cell office:value-type="float" office:value="0.00332747" calcext:value-type="float">
            <text:p>0.00332747</text:p>
          </table:table-cell>
          <table:table-cell office:value-type="float" office:value="0.00329675" calcext:value-type="float">
            <text:p>0.00329675</text:p>
          </table:table-cell>
          <table:table-cell office:value-type="float" office:value="0.00325324" calcext:value-type="float">
            <text:p>0.00325324</text:p>
          </table:table-cell>
          <table:table-cell office:value-type="float" office:value="0.00327463" calcext:value-type="float">
            <text:p>0.00327463</text:p>
          </table:table-cell>
          <table:table-cell office:value-type="float" office:value="0.00318254" calcext:value-type="float">
            <text:p>0.00318254</text:p>
          </table:table-cell>
          <table:table-cell office:value-type="float" office:value="0.00316027" calcext:value-type="float">
            <text:p>0.00316027</text:p>
          </table:table-cell>
          <table:table-cell office:value-type="float" office:value="0.00308268" calcext:value-type="float">
            <text:p>0.00308268</text:p>
          </table:table-cell>
          <table:table-cell office:value-type="float" office:value="0.00304569" calcext:value-type="float">
            <text:p>0.00304569</text:p>
          </table:table-cell>
          <table:table-cell office:value-type="float" office:value="0.002985" calcext:value-type="float">
            <text:p>0.002985</text:p>
          </table:table-cell>
          <table:table-cell office:value-type="float" office:value="0.0028487" calcext:value-type="float">
            <text:p>0.0028487</text:p>
          </table:table-cell>
          <table:table-cell office:value-type="float" office:value="0.00291079" calcext:value-type="float">
            <text:p>0.00291079</text:p>
          </table:table-cell>
          <table:table-cell office:value-type="float" office:value="0.00290508" calcext:value-type="float">
            <text:p>0.00290508</text:p>
          </table:table-cell>
          <table:table-cell/>
          <table:table-cell office:value-type="float" office:value="0.156221003795867" calcext:value-type="float">
            <text:p>0.156221003795867</text:p>
          </table:table-cell>
          <table:table-cell office:value-type="float" office:value="0.131996807692308" calcext:value-type="float">
            <text:p>0.131996807692308</text:p>
          </table:table-cell>
          <table:table-cell office:value-type="float" office:value="0.112450026923077" calcext:value-type="float">
            <text:p>0.112450026923077</text:p>
          </table:table-cell>
          <table:table-cell office:value-type="float" office:value="0.0534545076923077" calcext:value-type="float">
            <text:p>0.053454507692308</text:p>
          </table:table-cell>
          <table:table-cell office:value-type="float" office:value="0.112450026923077" calcext:value-type="float">
            <text:p>0.112450026923077</text:p>
          </table:table-cell>
          <table:table-cell/>
          <table:table-cell table:formula="of:=ABS([.CE3]-[.$CD3])" office:value-type="float" office:value="0.024224196103559" calcext:value-type="float">
            <text:p>0.024224196103559</text:p>
          </table:table-cell>
          <table:table-cell table:formula="of:=ABS([.CF3]-[.$CD3])" office:value-type="float" office:value="0.04377097687279" calcext:value-type="float">
            <text:p>0.04377097687279</text:p>
          </table:table-cell>
          <table:table-cell table:formula="of:=ABS([.CG3]-[.$CD3])" office:value-type="float" office:value="0.102766496103559" calcext:value-type="float">
            <text:p>0.102766496103559</text:p>
          </table:table-cell>
          <table:table-cell table:formula="of:=ABS([.CH3]-[.$CD3])" office:value-type="float" office:value="0.04377097687279" calcext:value-type="float">
            <text:p>0.04377097687279</text:p>
          </table:table-cell>
        </table:table-row>
        <table:table-row table:style-name="ro1">
          <table:table-cell/>
          <table:table-cell office:value-type="float" office:value="0.130401" calcext:value-type="float">
            <text:p>0.130401</text:p>
          </table:table-cell>
          <table:table-cell office:value-type="float" office:value="0.0926332" calcext:value-type="float">
            <text:p>0.0926332</text:p>
          </table:table-cell>
          <table:table-cell office:value-type="float" office:value="0.069622" calcext:value-type="float">
            <text:p>0.069622</text:p>
          </table:table-cell>
          <table:table-cell office:value-type="float" office:value="0.0549639" calcext:value-type="float">
            <text:p>0.0549639</text:p>
          </table:table-cell>
          <table:table-cell office:value-type="float" office:value="0.044782" calcext:value-type="float">
            <text:p>0.044782</text:p>
          </table:table-cell>
          <table:table-cell office:value-type="float" office:value="0.0377148" calcext:value-type="float">
            <text:p>0.0377148</text:p>
          </table:table-cell>
          <table:table-cell office:value-type="float" office:value="0.0325168" calcext:value-type="float">
            <text:p>0.0325168</text:p>
          </table:table-cell>
          <table:table-cell office:value-type="float" office:value="0.0284438" calcext:value-type="float">
            <text:p>0.0284438</text:p>
          </table:table-cell>
          <table:table-cell office:value-type="float" office:value="0.0253233" calcext:value-type="float">
            <text:p>0.0253233</text:p>
          </table:table-cell>
          <table:table-cell office:value-type="float" office:value="0.0226544" calcext:value-type="float">
            <text:p>0.0226544</text:p>
          </table:table-cell>
          <table:table-cell office:value-type="float" office:value="0.0208836" calcext:value-type="float">
            <text:p>0.0208836</text:p>
          </table:table-cell>
          <table:table-cell office:value-type="float" office:value="0.0189444" calcext:value-type="float">
            <text:p>0.0189444</text:p>
          </table:table-cell>
          <table:table-cell office:value-type="float" office:value="0.0174394" calcext:value-type="float">
            <text:p>0.0174394</text:p>
          </table:table-cell>
          <table:table-cell office:value-type="float" office:value="0.0163667" calcext:value-type="float">
            <text:p>0.0163667</text:p>
          </table:table-cell>
          <table:table-cell office:value-type="float" office:value="0.0151161" calcext:value-type="float">
            <text:p>0.0151161</text:p>
          </table:table-cell>
          <table:table-cell office:value-type="float" office:value="0.0144107" calcext:value-type="float">
            <text:p>0.0144107</text:p>
          </table:table-cell>
          <table:table-cell office:value-type="float" office:value="0.0134812" calcext:value-type="float">
            <text:p>0.0134812</text:p>
          </table:table-cell>
          <table:table-cell office:value-type="float" office:value="0.0127551" calcext:value-type="float">
            <text:p>0.0127551</text:p>
          </table:table-cell>
          <table:table-cell office:value-type="float" office:value="0.0119833" calcext:value-type="float">
            <text:p>0.0119833</text:p>
          </table:table-cell>
          <table:table-cell office:value-type="float" office:value="0.0114035" calcext:value-type="float">
            <text:p>0.0114035</text:p>
          </table:table-cell>
          <table:table-cell office:value-type="float" office:value="0.0108661" calcext:value-type="float">
            <text:p>0.0108661</text:p>
          </table:table-cell>
          <table:table-cell office:value-type="float" office:value="0.0102825" calcext:value-type="float">
            <text:p>0.0102825</text:p>
          </table:table-cell>
          <table:table-cell office:value-type="float" office:value="0.00985505" calcext:value-type="float">
            <text:p>0.00985505</text:p>
          </table:table-cell>
          <table:table-cell office:value-type="float" office:value="0.00934913" calcext:value-type="float">
            <text:p>0.00934913</text:p>
          </table:table-cell>
          <table:table-cell office:value-type="float" office:value="0.00903216" calcext:value-type="float">
            <text:p>0.00903216</text:p>
          </table:table-cell>
          <table:table-cell office:value-type="float" office:value="0.0088102" calcext:value-type="float">
            <text:p>0.0088102</text:p>
          </table:table-cell>
          <table:table-cell office:value-type="float" office:value="0.0084974" calcext:value-type="float">
            <text:p>0.0084974</text:p>
          </table:table-cell>
          <table:table-cell office:value-type="float" office:value="0.00799328" calcext:value-type="float">
            <text:p>0.00799328</text:p>
          </table:table-cell>
          <table:table-cell office:value-type="float" office:value="0.00768896" calcext:value-type="float">
            <text:p>0.00768896</text:p>
          </table:table-cell>
          <table:table-cell office:value-type="float" office:value="0.00748474" calcext:value-type="float">
            <text:p>0.00748474</text:p>
          </table:table-cell>
          <table:table-cell office:value-type="float" office:value="0.00732066" calcext:value-type="float">
            <text:p>0.00732066</text:p>
          </table:table-cell>
          <table:table-cell office:value-type="float" office:value="0.00718159" calcext:value-type="float">
            <text:p>0.00718159</text:p>
          </table:table-cell>
          <table:table-cell office:value-type="float" office:value="0.00703043" calcext:value-type="float">
            <text:p>0.00703043</text:p>
          </table:table-cell>
          <table:table-cell office:value-type="float" office:value="0.00679155" calcext:value-type="float">
            <text:p>0.00679155</text:p>
          </table:table-cell>
          <table:table-cell office:value-type="float" office:value="0.00643203" calcext:value-type="float">
            <text:p>0.00643203</text:p>
          </table:table-cell>
          <table:table-cell office:value-type="float" office:value="0.00628939" calcext:value-type="float">
            <text:p>0.00628939</text:p>
          </table:table-cell>
          <table:table-cell office:value-type="float" office:value="0.00612147" calcext:value-type="float">
            <text:p>0.00612147</text:p>
          </table:table-cell>
          <table:table-cell office:value-type="float" office:value="0.00601779" calcext:value-type="float">
            <text:p>0.00601779</text:p>
          </table:table-cell>
          <table:table-cell office:value-type="float" office:value="0.00596194" calcext:value-type="float">
            <text:p>0.00596194</text:p>
          </table:table-cell>
          <table:table-cell office:value-type="float" office:value="0.00553964" calcext:value-type="float">
            <text:p>0.00553964</text:p>
          </table:table-cell>
          <table:table-cell office:value-type="float" office:value="0.00563551" calcext:value-type="float">
            <text:p>0.00563551</text:p>
          </table:table-cell>
          <table:table-cell office:value-type="float" office:value="0.00544148" calcext:value-type="float">
            <text:p>0.00544148</text:p>
          </table:table-cell>
          <table:table-cell office:value-type="float" office:value="0.0052478" calcext:value-type="float">
            <text:p>0.0052478</text:p>
          </table:table-cell>
          <table:table-cell office:value-type="float" office:value="0.00528234" calcext:value-type="float">
            <text:p>0.00528234</text:p>
          </table:table-cell>
          <table:table-cell office:value-type="float" office:value="0.0050375" calcext:value-type="float">
            <text:p>0.0050375</text:p>
          </table:table-cell>
          <table:table-cell office:value-type="float" office:value="0.00495446" calcext:value-type="float">
            <text:p>0.00495446</text:p>
          </table:table-cell>
          <table:table-cell office:value-type="float" office:value="0.00489587" calcext:value-type="float">
            <text:p>0.00489587</text:p>
          </table:table-cell>
          <table:table-cell office:value-type="float" office:value="0.00481141" calcext:value-type="float">
            <text:p>0.00481141</text:p>
          </table:table-cell>
          <table:table-cell office:value-type="float" office:value="0.00464753" calcext:value-type="float">
            <text:p>0.00464753</text:p>
          </table:table-cell>
          <table:table-cell office:value-type="float" office:value="0.00446052" calcext:value-type="float">
            <text:p>0.00446052</text:p>
          </table:table-cell>
          <table:table-cell office:value-type="float" office:value="0.00440611" calcext:value-type="float">
            <text:p>0.00440611</text:p>
          </table:table-cell>
          <table:table-cell office:value-type="float" office:value="0.00430018" calcext:value-type="float">
            <text:p>0.00430018</text:p>
          </table:table-cell>
          <table:table-cell office:value-type="float" office:value="0.00426357" calcext:value-type="float">
            <text:p>0.00426357</text:p>
          </table:table-cell>
          <table:table-cell office:value-type="float" office:value="0.00425331" calcext:value-type="float">
            <text:p>0.00425331</text:p>
          </table:table-cell>
          <table:table-cell office:value-type="float" office:value="0.00401205" calcext:value-type="float">
            <text:p>0.00401205</text:p>
          </table:table-cell>
          <table:table-cell office:value-type="float" office:value="0.00401197" calcext:value-type="float">
            <text:p>0.00401197</text:p>
          </table:table-cell>
          <table:table-cell office:value-type="float" office:value="0.0040043" calcext:value-type="float">
            <text:p>0.0040043</text:p>
          </table:table-cell>
          <table:table-cell office:value-type="float" office:value="0.00384282" calcext:value-type="float">
            <text:p>0.00384282</text:p>
          </table:table-cell>
          <table:table-cell office:value-type="float" office:value="0.00378817" calcext:value-type="float">
            <text:p>0.00378817</text:p>
          </table:table-cell>
          <table:table-cell office:value-type="float" office:value="0.00382254" calcext:value-type="float">
            <text:p>0.00382254</text:p>
          </table:table-cell>
          <table:table-cell office:value-type="float" office:value="0.00372866" calcext:value-type="float">
            <text:p>0.00372866</text:p>
          </table:table-cell>
          <table:table-cell office:value-type="float" office:value="0.0037552" calcext:value-type="float">
            <text:p>0.0037552</text:p>
          </table:table-cell>
          <table:table-cell office:value-type="float" office:value="0.00366751" calcext:value-type="float">
            <text:p>0.00366751</text:p>
          </table:table-cell>
          <table:table-cell office:value-type="float" office:value="0.00369137" calcext:value-type="float">
            <text:p>0.00369137</text:p>
          </table:table-cell>
          <table:table-cell office:value-type="float" office:value="0.00341009" calcext:value-type="float">
            <text:p>0.00341009</text:p>
          </table:table-cell>
          <table:table-cell office:value-type="float" office:value="0.00355849" calcext:value-type="float">
            <text:p>0.00355849</text:p>
          </table:table-cell>
          <table:table-cell office:value-type="float" office:value="0.00338168" calcext:value-type="float">
            <text:p>0.00338168</text:p>
          </table:table-cell>
          <table:table-cell office:value-type="float" office:value="0.00332563" calcext:value-type="float">
            <text:p>0.00332563</text:p>
          </table:table-cell>
          <table:table-cell office:value-type="float" office:value="0.00337121" calcext:value-type="float">
            <text:p>0.00337121</text:p>
          </table:table-cell>
          <table:table-cell office:value-type="float" office:value="0.00321268" calcext:value-type="float">
            <text:p>0.00321268</text:p>
          </table:table-cell>
          <table:table-cell office:value-type="float" office:value="0.00321799" calcext:value-type="float">
            <text:p>0.00321799</text:p>
          </table:table-cell>
          <table:table-cell office:value-type="float" office:value="0.00319746" calcext:value-type="float">
            <text:p>0.00319746</text:p>
          </table:table-cell>
          <table:table-cell office:value-type="float" office:value="0.00317401" calcext:value-type="float">
            <text:p>0.00317401</text:p>
          </table:table-cell>
          <table:table-cell office:value-type="float" office:value="0.00310655" calcext:value-type="float">
            <text:p>0.00310655</text:p>
          </table:table-cell>
          <table:table-cell office:value-type="float" office:value="0.00295295" calcext:value-type="float">
            <text:p>0.00295295</text:p>
          </table:table-cell>
          <table:table-cell office:value-type="float" office:value="0.00296365" calcext:value-type="float">
            <text:p>0.00296365</text:p>
          </table:table-cell>
          <table:table-cell office:value-type="float" office:value="0.00301392" calcext:value-type="float">
            <text:p>0.00301392</text:p>
          </table:table-cell>
          <table:table-cell office:value-type="float" office:value="0.00297181" calcext:value-type="float">
            <text:p>0.00297181</text:p>
          </table:table-cell>
          <table:table-cell office:value-type="float" office:value="0.00279461" calcext:value-type="float">
            <text:p>0.00279461</text:p>
          </table:table-cell>
          <table:table-cell/>
          <table:table-cell office:value-type="float" office:value="0.0633487979755377" calcext:value-type="float">
            <text:p>0.063348797975538</text:p>
          </table:table-cell>
          <table:table-cell office:value-type="float" office:value="0.0931361346153846" calcext:value-type="float">
            <text:p>0.093136134615385</text:p>
          </table:table-cell>
          <table:table-cell office:value-type="float" office:value="0.0851964384615385" calcext:value-type="float">
            <text:p>0.085196438461539</text:p>
          </table:table-cell>
          <table:table-cell office:value-type="float" office:value="0.0456791115384615" calcext:value-type="float">
            <text:p>0.045679111538462</text:p>
          </table:table-cell>
          <table:table-cell office:value-type="float" office:value="0.0851964384615385" calcext:value-type="float">
            <text:p>0.085196438461539</text:p>
          </table:table-cell>
          <table:table-cell/>
          <table:table-cell table:formula="of:=ABS([.CE4]-[.$CD4])" office:value-type="float" office:value="0.0297873366398469" calcext:value-type="float">
            <text:p>0.029787336639847</text:p>
          </table:table-cell>
          <table:table-cell table:formula="of:=ABS([.CF4]-[.$CD4])" office:value-type="float" office:value="0.0218476404860008" calcext:value-type="float">
            <text:p>0.021847640486001</text:p>
          </table:table-cell>
          <table:table-cell table:formula="of:=ABS([.CG4]-[.$CD4])" office:value-type="float" office:value="0.0176696864370762" calcext:value-type="float">
            <text:p>0.017669686437076</text:p>
          </table:table-cell>
          <table:table-cell table:formula="of:=ABS([.CH4]-[.$CD4])" office:value-type="float" office:value="0.0218476404860008" calcext:value-type="float">
            <text:p>0.021847640486001</text:p>
          </table:table-cell>
        </table:table-row>
        <table:table-row table:style-name="ro1">
          <table:table-cell/>
          <table:table-cell office:value-type="float" office:value="0.126225" calcext:value-type="float">
            <text:p>0.126225</text:p>
          </table:table-cell>
          <table:table-cell office:value-type="float" office:value="0.0909695" calcext:value-type="float">
            <text:p>0.0909695</text:p>
          </table:table-cell>
          <table:table-cell office:value-type="float" office:value="0.0693984" calcext:value-type="float">
            <text:p>0.0693984</text:p>
          </table:table-cell>
          <table:table-cell office:value-type="float" office:value="0.0550428" calcext:value-type="float">
            <text:p>0.0550428</text:p>
          </table:table-cell>
          <table:table-cell office:value-type="float" office:value="0.0449999" calcext:value-type="float">
            <text:p>0.0449999</text:p>
          </table:table-cell>
          <table:table-cell office:value-type="float" office:value="0.038191" calcext:value-type="float">
            <text:p>0.038191</text:p>
          </table:table-cell>
          <table:table-cell office:value-type="float" office:value="0.0327783" calcext:value-type="float">
            <text:p>0.0327783</text:p>
          </table:table-cell>
          <table:table-cell office:value-type="float" office:value="0.0287617" calcext:value-type="float">
            <text:p>0.0287617</text:p>
          </table:table-cell>
          <table:table-cell office:value-type="float" office:value="0.0255788" calcext:value-type="float">
            <text:p>0.0255788</text:p>
          </table:table-cell>
          <table:table-cell office:value-type="float" office:value="0.0228921" calcext:value-type="float">
            <text:p>0.0228921</text:p>
          </table:table-cell>
          <table:table-cell office:value-type="float" office:value="0.0207916" calcext:value-type="float">
            <text:p>0.0207916</text:p>
          </table:table-cell>
          <table:table-cell office:value-type="float" office:value="0.0191728" calcext:value-type="float">
            <text:p>0.0191728</text:p>
          </table:table-cell>
          <table:table-cell office:value-type="float" office:value="0.0178359" calcext:value-type="float">
            <text:p>0.0178359</text:p>
          </table:table-cell>
          <table:table-cell office:value-type="float" office:value="0.0164276" calcext:value-type="float">
            <text:p>0.0164276</text:p>
          </table:table-cell>
          <table:table-cell office:value-type="float" office:value="0.0151571" calcext:value-type="float">
            <text:p>0.0151571</text:p>
          </table:table-cell>
          <table:table-cell office:value-type="float" office:value="0.0143829" calcext:value-type="float">
            <text:p>0.0143829</text:p>
          </table:table-cell>
          <table:table-cell office:value-type="float" office:value="0.0133833" calcext:value-type="float">
            <text:p>0.0133833</text:p>
          </table:table-cell>
          <table:table-cell office:value-type="float" office:value="0.0129158" calcext:value-type="float">
            <text:p>0.0129158</text:p>
          </table:table-cell>
          <table:table-cell office:value-type="float" office:value="0.0119076" calcext:value-type="float">
            <text:p>0.0119076</text:p>
          </table:table-cell>
          <table:table-cell office:value-type="float" office:value="0.0115973" calcext:value-type="float">
            <text:p>0.0115973</text:p>
          </table:table-cell>
          <table:table-cell office:value-type="float" office:value="0.0108938" calcext:value-type="float">
            <text:p>0.0108938</text:p>
          </table:table-cell>
          <table:table-cell office:value-type="float" office:value="0.0103761" calcext:value-type="float">
            <text:p>0.0103761</text:p>
          </table:table-cell>
          <table:table-cell office:value-type="float" office:value="0.0101957" calcext:value-type="float">
            <text:p>0.0101957</text:p>
          </table:table-cell>
          <table:table-cell office:value-type="float" office:value="0.00969072" calcext:value-type="float">
            <text:p>0.00969072</text:p>
          </table:table-cell>
          <table:table-cell office:value-type="float" office:value="0.00915856" calcext:value-type="float">
            <text:p>0.00915856</text:p>
          </table:table-cell>
          <table:table-cell office:value-type="float" office:value="0.00891142" calcext:value-type="float">
            <text:p>0.00891142</text:p>
          </table:table-cell>
          <table:table-cell office:value-type="float" office:value="0.00841424" calcext:value-type="float">
            <text:p>0.00841424</text:p>
          </table:table-cell>
          <table:table-cell office:value-type="float" office:value="0.00823063" calcext:value-type="float">
            <text:p>0.00823063</text:p>
          </table:table-cell>
          <table:table-cell office:value-type="float" office:value="0.00799185" calcext:value-type="float">
            <text:p>0.00799185</text:p>
          </table:table-cell>
          <table:table-cell office:value-type="float" office:value="0.00758258" calcext:value-type="float">
            <text:p>0.00758258</text:p>
          </table:table-cell>
          <table:table-cell office:value-type="float" office:value="0.00748737" calcext:value-type="float">
            <text:p>0.00748737</text:p>
          </table:table-cell>
          <table:table-cell office:value-type="float" office:value="0.00701501" calcext:value-type="float">
            <text:p>0.00701501</text:p>
          </table:table-cell>
          <table:table-cell office:value-type="float" office:value="0.00687521" calcext:value-type="float">
            <text:p>0.00687521</text:p>
          </table:table-cell>
          <table:table-cell office:value-type="float" office:value="0.00673105" calcext:value-type="float">
            <text:p>0.00673105</text:p>
          </table:table-cell>
          <table:table-cell office:value-type="float" office:value="0.00659196" calcext:value-type="float">
            <text:p>0.00659196</text:p>
          </table:table-cell>
          <table:table-cell office:value-type="float" office:value="0.00643512" calcext:value-type="float">
            <text:p>0.00643512</text:p>
          </table:table-cell>
          <table:table-cell office:value-type="float" office:value="0.00620352" calcext:value-type="float">
            <text:p>0.00620352</text:p>
          </table:table-cell>
          <table:table-cell office:value-type="float" office:value="0.00604678" calcext:value-type="float">
            <text:p>0.00604678</text:p>
          </table:table-cell>
          <table:table-cell office:value-type="float" office:value="0.00582407" calcext:value-type="float">
            <text:p>0.00582407</text:p>
          </table:table-cell>
          <table:table-cell office:value-type="float" office:value="0.00567651" calcext:value-type="float">
            <text:p>0.00567651</text:p>
          </table:table-cell>
          <table:table-cell office:value-type="float" office:value="0.00550928" calcext:value-type="float">
            <text:p>0.00550928</text:p>
          </table:table-cell>
          <table:table-cell office:value-type="float" office:value="0.00545082" calcext:value-type="float">
            <text:p>0.00545082</text:p>
          </table:table-cell>
          <table:table-cell office:value-type="float" office:value="0.00535426" calcext:value-type="float">
            <text:p>0.00535426</text:p>
          </table:table-cell>
          <table:table-cell office:value-type="float" office:value="0.00527496" calcext:value-type="float">
            <text:p>0.00527496</text:p>
          </table:table-cell>
          <table:table-cell office:value-type="float" office:value="0.00513236" calcext:value-type="float">
            <text:p>0.00513236</text:p>
          </table:table-cell>
          <table:table-cell office:value-type="float" office:value="0.00496546" calcext:value-type="float">
            <text:p>0.00496546</text:p>
          </table:table-cell>
          <table:table-cell office:value-type="float" office:value="0.00491176" calcext:value-type="float">
            <text:p>0.00491176</text:p>
          </table:table-cell>
          <table:table-cell office:value-type="float" office:value="0.00474491" calcext:value-type="float">
            <text:p>0.00474491</text:p>
          </table:table-cell>
          <table:table-cell office:value-type="float" office:value="0.00468255" calcext:value-type="float">
            <text:p>0.00468255</text:p>
          </table:table-cell>
          <table:table-cell office:value-type="float" office:value="0.00464888" calcext:value-type="float">
            <text:p>0.00464888</text:p>
          </table:table-cell>
          <table:table-cell office:value-type="float" office:value="0.00452469" calcext:value-type="float">
            <text:p>0.00452469</text:p>
          </table:table-cell>
          <table:table-cell office:value-type="float" office:value="0.0043761" calcext:value-type="float">
            <text:p>0.0043761</text:p>
          </table:table-cell>
          <table:table-cell office:value-type="float" office:value="0.00438904" calcext:value-type="float">
            <text:p>0.00438904</text:p>
          </table:table-cell>
          <table:table-cell office:value-type="float" office:value="0.00432314" calcext:value-type="float">
            <text:p>0.00432314</text:p>
          </table:table-cell>
          <table:table-cell office:value-type="float" office:value="0.00421807" calcext:value-type="float">
            <text:p>0.00421807</text:p>
          </table:table-cell>
          <table:table-cell office:value-type="float" office:value="0.00416007" calcext:value-type="float">
            <text:p>0.00416007</text:p>
          </table:table-cell>
          <table:table-cell office:value-type="float" office:value="0.00417847" calcext:value-type="float">
            <text:p>0.00417847</text:p>
          </table:table-cell>
          <table:table-cell office:value-type="float" office:value="0.00387544" calcext:value-type="float">
            <text:p>0.00387544</text:p>
          </table:table-cell>
          <table:table-cell office:value-type="float" office:value="0.00392668" calcext:value-type="float">
            <text:p>0.00392668</text:p>
          </table:table-cell>
          <table:table-cell office:value-type="float" office:value="0.00388859" calcext:value-type="float">
            <text:p>0.00388859</text:p>
          </table:table-cell>
          <table:table-cell office:value-type="float" office:value="0.00370021" calcext:value-type="float">
            <text:p>0.00370021</text:p>
          </table:table-cell>
          <table:table-cell office:value-type="float" office:value="0.00371277" calcext:value-type="float">
            <text:p>0.00371277</text:p>
          </table:table-cell>
          <table:table-cell office:value-type="float" office:value="0.00355134" calcext:value-type="float">
            <text:p>0.00355134</text:p>
          </table:table-cell>
          <table:table-cell office:value-type="float" office:value="0.00362244" calcext:value-type="float">
            <text:p>0.00362244</text:p>
          </table:table-cell>
          <table:table-cell office:value-type="float" office:value="0.00346592" calcext:value-type="float">
            <text:p>0.00346592</text:p>
          </table:table-cell>
          <table:table-cell office:value-type="float" office:value="0.003459" calcext:value-type="float">
            <text:p>0.003459</text:p>
          </table:table-cell>
          <table:table-cell office:value-type="float" office:value="0.00340251" calcext:value-type="float">
            <text:p>0.00340251</text:p>
          </table:table-cell>
          <table:table-cell office:value-type="float" office:value="0.00338776" calcext:value-type="float">
            <text:p>0.00338776</text:p>
          </table:table-cell>
          <table:table-cell office:value-type="float" office:value="0.00337191" calcext:value-type="float">
            <text:p>0.00337191</text:p>
          </table:table-cell>
          <table:table-cell office:value-type="float" office:value="0.00319391" calcext:value-type="float">
            <text:p>0.00319391</text:p>
          </table:table-cell>
          <table:table-cell office:value-type="float" office:value="0.00323059" calcext:value-type="float">
            <text:p>0.00323059</text:p>
          </table:table-cell>
          <table:table-cell office:value-type="float" office:value="0.00322109" calcext:value-type="float">
            <text:p>0.00322109</text:p>
          </table:table-cell>
          <table:table-cell office:value-type="float" office:value="0.00321653" calcext:value-type="float">
            <text:p>0.00321653</text:p>
          </table:table-cell>
          <table:table-cell office:value-type="float" office:value="0.00317988" calcext:value-type="float">
            <text:p>0.00317988</text:p>
          </table:table-cell>
          <table:table-cell office:value-type="float" office:value="0.00304773" calcext:value-type="float">
            <text:p>0.00304773</text:p>
          </table:table-cell>
          <table:table-cell office:value-type="float" office:value="0.00313929" calcext:value-type="float">
            <text:p>0.00313929</text:p>
          </table:table-cell>
          <table:table-cell office:value-type="float" office:value="0.00301837" calcext:value-type="float">
            <text:p>0.00301837</text:p>
          </table:table-cell>
          <table:table-cell office:value-type="float" office:value="0.00287732" calcext:value-type="float">
            <text:p>0.00287732</text:p>
          </table:table-cell>
          <table:table-cell office:value-type="float" office:value="0.00292408" calcext:value-type="float">
            <text:p>0.00292408</text:p>
          </table:table-cell>
          <table:table-cell/>
          <table:table-cell office:value-type="float" office:value="0.0658793757908056" calcext:value-type="float">
            <text:p>0.065879375790806</text:p>
          </table:table-cell>
          <table:table-cell office:value-type="float" office:value="0.0698458923076923" calcext:value-type="float">
            <text:p>0.069845892307692</text:p>
          </table:table-cell>
          <table:table-cell office:value-type="float" office:value="0.0672025423076923" calcext:value-type="float">
            <text:p>0.067202542307692</text:p>
          </table:table-cell>
          <table:table-cell office:value-type="float" office:value="0.0407519615384615" calcext:value-type="float">
            <text:p>0.040751961538462</text:p>
          </table:table-cell>
          <table:table-cell office:value-type="float" office:value="0.0672025423076923" calcext:value-type="float">
            <text:p>0.067202542307692</text:p>
          </table:table-cell>
          <table:table-cell/>
          <table:table-cell table:formula="of:=ABS([.CE5]-[.$CD5])" office:value-type="float" office:value="0.00396651651688669" calcext:value-type="float">
            <text:p>0.003966516516887</text:p>
          </table:table-cell>
          <table:table-cell table:formula="of:=ABS([.CF5]-[.$CD5])" office:value-type="float" office:value="0.00132316651688669" calcext:value-type="float">
            <text:p>0.001323166516887</text:p>
          </table:table-cell>
          <table:table-cell table:formula="of:=ABS([.CG5]-[.$CD5])" office:value-type="float" office:value="0.0251274142523441" calcext:value-type="float">
            <text:p>0.025127414252344</text:p>
          </table:table-cell>
          <table:table-cell table:formula="of:=ABS([.CH5]-[.$CD5])" office:value-type="float" office:value="0.00132316651688669" calcext:value-type="float">
            <text:p>0.001323166516887</text:p>
          </table:table-cell>
        </table:table-row>
        <table:table-row table:style-name="ro1">
          <table:table-cell/>
          <table:table-cell office:value-type="float" office:value="0.132016" calcext:value-type="float">
            <text:p>0.132016</text:p>
          </table:table-cell>
          <table:table-cell office:value-type="float" office:value="0.0930017" calcext:value-type="float">
            <text:p>0.0930017</text:p>
          </table:table-cell>
          <table:table-cell office:value-type="float" office:value="0.0701591" calcext:value-type="float">
            <text:p>0.0701591</text:p>
          </table:table-cell>
          <table:table-cell office:value-type="float" office:value="0.0550953" calcext:value-type="float">
            <text:p>0.0550953</text:p>
          </table:table-cell>
          <table:table-cell office:value-type="float" office:value="0.0446715" calcext:value-type="float">
            <text:p>0.0446715</text:p>
          </table:table-cell>
          <table:table-cell office:value-type="float" office:value="0.0375034" calcext:value-type="float">
            <text:p>0.0375034</text:p>
          </table:table-cell>
          <table:table-cell office:value-type="float" office:value="0.0324725" calcext:value-type="float">
            <text:p>0.0324725</text:p>
          </table:table-cell>
          <table:table-cell office:value-type="float" office:value="0.0282583" calcext:value-type="float">
            <text:p>0.0282583</text:p>
          </table:table-cell>
          <table:table-cell office:value-type="float" office:value="0.0253519" calcext:value-type="float">
            <text:p>0.0253519</text:p>
          </table:table-cell>
          <table:table-cell office:value-type="float" office:value="0.0227042" calcext:value-type="float">
            <text:p>0.0227042</text:p>
          </table:table-cell>
          <table:table-cell office:value-type="float" office:value="0.0204776" calcext:value-type="float">
            <text:p>0.0204776</text:p>
          </table:table-cell>
          <table:table-cell office:value-type="float" office:value="0.0188945" calcext:value-type="float">
            <text:p>0.0188945</text:p>
          </table:table-cell>
          <table:table-cell office:value-type="float" office:value="0.0173469" calcext:value-type="float">
            <text:p>0.0173469</text:p>
          </table:table-cell>
          <table:table-cell office:value-type="float" office:value="0.0162919" calcext:value-type="float">
            <text:p>0.0162919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39693" calcext:value-type="float">
            <text:p>0.0139693</text:p>
          </table:table-cell>
          <table:table-cell office:value-type="float" office:value="0.0133322" calcext:value-type="float">
            <text:p>0.0133322</text:p>
          </table:table-cell>
          <table:table-cell office:value-type="float" office:value="0.0124283" calcext:value-type="float">
            <text:p>0.0124283</text:p>
          </table:table-cell>
          <table:table-cell office:value-type="float" office:value="0.0118995" calcext:value-type="float">
            <text:p>0.0118995</text:p>
          </table:table-cell>
          <table:table-cell office:value-type="float" office:value="0.0112546" calcext:value-type="float">
            <text:p>0.0112546</text:p>
          </table:table-cell>
          <table:table-cell office:value-type="float" office:value="0.0107103" calcext:value-type="float">
            <text:p>0.0107103</text:p>
          </table:table-cell>
          <table:table-cell office:value-type="float" office:value="0.0103007" calcext:value-type="float">
            <text:p>0.0103007</text:p>
          </table:table-cell>
          <table:table-cell office:value-type="float" office:value="0.00998865" calcext:value-type="float">
            <text:p>0.00998865</text:p>
          </table:table-cell>
          <table:table-cell office:value-type="float" office:value="0.00954019" calcext:value-type="float">
            <text:p>0.00954019</text:p>
          </table:table-cell>
          <table:table-cell office:value-type="float" office:value="0.00909511" calcext:value-type="float">
            <text:p>0.00909511</text:p>
          </table:table-cell>
          <table:table-cell office:value-type="float" office:value="0.00875617" calcext:value-type="float">
            <text:p>0.00875617</text:p>
          </table:table-cell>
          <table:table-cell office:value-type="float" office:value="0.00837815" calcext:value-type="float">
            <text:p>0.00837815</text:p>
          </table:table-cell>
          <table:table-cell office:value-type="float" office:value="0.00818602" calcext:value-type="float">
            <text:p>0.00818602</text:p>
          </table:table-cell>
          <table:table-cell office:value-type="float" office:value="0.00762876" calcext:value-type="float">
            <text:p>0.00762876</text:p>
          </table:table-cell>
          <table:table-cell office:value-type="float" office:value="0.00765968" calcext:value-type="float">
            <text:p>0.00765968</text:p>
          </table:table-cell>
          <table:table-cell office:value-type="float" office:value="0.00738874" calcext:value-type="float">
            <text:p>0.00738874</text:p>
          </table:table-cell>
          <table:table-cell office:value-type="float" office:value="0.00732951" calcext:value-type="float">
            <text:p>0.00732951</text:p>
          </table:table-cell>
          <table:table-cell office:value-type="float" office:value="0.00686589" calcext:value-type="float">
            <text:p>0.00686589</text:p>
          </table:table-cell>
          <table:table-cell office:value-type="float" office:value="0.00671171" calcext:value-type="float">
            <text:p>0.00671171</text:p>
          </table:table-cell>
          <table:table-cell office:value-type="float" office:value="0.00645103" calcext:value-type="float">
            <text:p>0.00645103</text:p>
          </table:table-cell>
          <table:table-cell office:value-type="float" office:value="0.00644733" calcext:value-type="float">
            <text:p>0.00644733</text:p>
          </table:table-cell>
          <table:table-cell office:value-type="float" office:value="0.00612881" calcext:value-type="float">
            <text:p>0.00612881</text:p>
          </table:table-cell>
          <table:table-cell office:value-type="float" office:value="0.00571709" calcext:value-type="float">
            <text:p>0.00571709</text:p>
          </table:table-cell>
          <table:table-cell office:value-type="float" office:value="0.00593073" calcext:value-type="float">
            <text:p>0.00593073</text:p>
          </table:table-cell>
          <table:table-cell office:value-type="float" office:value="0.00573431" calcext:value-type="float">
            <text:p>0.00573431</text:p>
          </table:table-cell>
          <table:table-cell office:value-type="float" office:value="0.00560668" calcext:value-type="float">
            <text:p>0.00560668</text:p>
          </table:table-cell>
          <table:table-cell office:value-type="float" office:value="0.00521374" calcext:value-type="float">
            <text:p>0.00521374</text:p>
          </table:table-cell>
          <table:table-cell office:value-type="float" office:value="0.00525619" calcext:value-type="float">
            <text:p>0.00525619</text:p>
          </table:table-cell>
          <table:table-cell office:value-type="float" office:value="0.00528868" calcext:value-type="float">
            <text:p>0.00528868</text:p>
          </table:table-cell>
          <table:table-cell office:value-type="float" office:value="0.00499523" calcext:value-type="float">
            <text:p>0.00499523</text:p>
          </table:table-cell>
          <table:table-cell office:value-type="float" office:value="0.00498608" calcext:value-type="float">
            <text:p>0.00498608</text:p>
          </table:table-cell>
          <table:table-cell office:value-type="float" office:value="0.00487362" calcext:value-type="float">
            <text:p>0.00487362</text:p>
          </table:table-cell>
          <table:table-cell office:value-type="float" office:value="0.00490379" calcext:value-type="float">
            <text:p>0.00490379</text:p>
          </table:table-cell>
          <table:table-cell office:value-type="float" office:value="0.0046618" calcext:value-type="float">
            <text:p>0.0046618</text:p>
          </table:table-cell>
          <table:table-cell office:value-type="float" office:value="0.00459226" calcext:value-type="float">
            <text:p>0.00459226</text:p>
          </table:table-cell>
          <table:table-cell office:value-type="float" office:value="0.00425141" calcext:value-type="float">
            <text:p>0.00425141</text:p>
          </table:table-cell>
          <table:table-cell office:value-type="float" office:value="0.00446168" calcext:value-type="float">
            <text:p>0.00446168</text:p>
          </table:table-cell>
          <table:table-cell office:value-type="float" office:value="0.00429219" calcext:value-type="float">
            <text:p>0.00429219</text:p>
          </table:table-cell>
          <table:table-cell office:value-type="float" office:value="0.00416451" calcext:value-type="float">
            <text:p>0.00416451</text:p>
          </table:table-cell>
          <table:table-cell office:value-type="float" office:value="0.0040994" calcext:value-type="float">
            <text:p>0.0040994</text:p>
          </table:table-cell>
          <table:table-cell office:value-type="float" office:value="0.00407451" calcext:value-type="float">
            <text:p>0.00407451</text:p>
          </table:table-cell>
          <table:table-cell office:value-type="float" office:value="0.00405443" calcext:value-type="float">
            <text:p>0.00405443</text:p>
          </table:table-cell>
          <table:table-cell office:value-type="float" office:value="0.00389277" calcext:value-type="float">
            <text:p>0.00389277</text:p>
          </table:table-cell>
          <table:table-cell office:value-type="float" office:value="0.00380549" calcext:value-type="float">
            <text:p>0.00380549</text:p>
          </table:table-cell>
          <table:table-cell office:value-type="float" office:value="0.00372645" calcext:value-type="float">
            <text:p>0.00372645</text:p>
          </table:table-cell>
          <table:table-cell office:value-type="float" office:value="0.00371393" calcext:value-type="float">
            <text:p>0.00371393</text:p>
          </table:table-cell>
          <table:table-cell office:value-type="float" office:value="0.00353541" calcext:value-type="float">
            <text:p>0.00353541</text:p>
          </table:table-cell>
          <table:table-cell office:value-type="float" office:value="0.00359133" calcext:value-type="float">
            <text:p>0.00359133</text:p>
          </table:table-cell>
          <table:table-cell office:value-type="float" office:value="0.00340285" calcext:value-type="float">
            <text:p>0.00340285</text:p>
          </table:table-cell>
          <table:table-cell office:value-type="float" office:value="0.0034556" calcext:value-type="float">
            <text:p>0.0034556</text:p>
          </table:table-cell>
          <table:table-cell office:value-type="float" office:value="0.00348707" calcext:value-type="float">
            <text:p>0.00348707</text:p>
          </table:table-cell>
          <table:table-cell office:value-type="float" office:value="0.00341576" calcext:value-type="float">
            <text:p>0.00341576</text:p>
          </table:table-cell>
          <table:table-cell office:value-type="float" office:value="0.00338419" calcext:value-type="float">
            <text:p>0.00338419</text:p>
          </table:table-cell>
          <table:table-cell office:value-type="float" office:value="0.00311716" calcext:value-type="float">
            <text:p>0.00311716</text:p>
          </table:table-cell>
          <table:table-cell office:value-type="float" office:value="0.0032561" calcext:value-type="float">
            <text:p>0.0032561</text:p>
          </table:table-cell>
          <table:table-cell office:value-type="float" office:value="0.00327681" calcext:value-type="float">
            <text:p>0.00327681</text:p>
          </table:table-cell>
          <table:table-cell office:value-type="float" office:value="0.00314593" calcext:value-type="float">
            <text:p>0.00314593</text:p>
          </table:table-cell>
          <table:table-cell office:value-type="float" office:value="0.00309521" calcext:value-type="float">
            <text:p>0.00309521</text:p>
          </table:table-cell>
          <table:table-cell office:value-type="float" office:value="0.00298855" calcext:value-type="float">
            <text:p>0.00298855</text:p>
          </table:table-cell>
          <table:table-cell office:value-type="float" office:value="0.00304517" calcext:value-type="float">
            <text:p>0.00304517</text:p>
          </table:table-cell>
          <table:table-cell office:value-type="float" office:value="0.00306319" calcext:value-type="float">
            <text:p>0.00306319</text:p>
          </table:table-cell>
          <table:table-cell office:value-type="float" office:value="0.0029582" calcext:value-type="float">
            <text:p>0.0029582</text:p>
          </table:table-cell>
          <table:table-cell office:value-type="float" office:value="0.00287241" calcext:value-type="float">
            <text:p>0.00287241</text:p>
          </table:table-cell>
          <table:table-cell office:value-type="float" office:value="0.00285615" calcext:value-type="float">
            <text:p>0.00285615</text:p>
          </table:table-cell>
          <table:table-cell/>
          <table:table-cell office:value-type="float" office:value="0.0471530999578237" calcext:value-type="float">
            <text:p>0.047153099957824</text:p>
          </table:table-cell>
          <table:table-cell office:value-type="float" office:value="0.0548797615384615" calcext:value-type="float">
            <text:p>0.054879761538462</text:p>
          </table:table-cell>
          <table:table-cell office:value-type="float" office:value="0.0545661384615385" calcext:value-type="float">
            <text:p>0.054566138461539</text:p>
          </table:table-cell>
          <table:table-cell office:value-type="float" office:value="0.0370903115384615" calcext:value-type="float">
            <text:p>0.037090311538462</text:p>
          </table:table-cell>
          <table:table-cell office:value-type="float" office:value="0.0545661384615385" calcext:value-type="float">
            <text:p>0.054566138461539</text:p>
          </table:table-cell>
          <table:table-cell/>
          <table:table-cell table:formula="of:=ABS([.CE6]-[.$CD6])" office:value-type="float" office:value="0.0077266615806378" calcext:value-type="float">
            <text:p>0.007726661580638</text:p>
          </table:table-cell>
          <table:table-cell table:formula="of:=ABS([.CF6]-[.$CD6])" office:value-type="float" office:value="0.0074130385037148" calcext:value-type="float">
            <text:p>0.007413038503715</text:p>
          </table:table-cell>
          <table:table-cell table:formula="of:=ABS([.CG6]-[.$CD6])" office:value-type="float" office:value="0.0100627884193622" calcext:value-type="float">
            <text:p>0.010062788419362</text:p>
          </table:table-cell>
          <table:table-cell table:formula="of:=ABS([.CH6]-[.$CD6])" office:value-type="float" office:value="0.0074130385037148" calcext:value-type="float">
            <text:p>0.007413038503715</text:p>
          </table:table-cell>
        </table:table-row>
        <table:table-row table:style-name="ro1">
          <table:table-cell/>
          <table:table-cell office:value-type="float" office:value="0.132005" calcext:value-type="float">
            <text:p>0.132005</text:p>
          </table:table-cell>
          <table:table-cell office:value-type="float" office:value="0.0932067" calcext:value-type="float">
            <text:p>0.0932067</text:p>
          </table:table-cell>
          <table:table-cell office:value-type="float" office:value="0.069805" calcext:value-type="float">
            <text:p>0.069805</text:p>
          </table:table-cell>
          <table:table-cell office:value-type="float" office:value="0.0547865" calcext:value-type="float">
            <text:p>0.0547865</text:p>
          </table:table-cell>
          <table:table-cell office:value-type="float" office:value="0.0447544" calcext:value-type="float">
            <text:p>0.0447544</text:p>
          </table:table-cell>
          <table:table-cell office:value-type="float" office:value="0.0375162" calcext:value-type="float">
            <text:p>0.0375162</text:p>
          </table:table-cell>
          <table:table-cell office:value-type="float" office:value="0.0323887" calcext:value-type="float">
            <text:p>0.0323887</text:p>
          </table:table-cell>
          <table:table-cell office:value-type="float" office:value="0.0285054" calcext:value-type="float">
            <text:p>0.0285054</text:p>
          </table:table-cell>
          <table:table-cell office:value-type="float" office:value="0.0252553" calcext:value-type="float">
            <text:p>0.0252553</text:p>
          </table:table-cell>
          <table:table-cell office:value-type="float" office:value="0.0225166" calcext:value-type="float">
            <text:p>0.0225166</text:p>
          </table:table-cell>
          <table:table-cell office:value-type="float" office:value="0.020816" calcext:value-type="float">
            <text:p>0.020816</text:p>
          </table:table-cell>
          <table:table-cell office:value-type="float" office:value="0.0187673" calcext:value-type="float">
            <text:p>0.0187673</text:p>
          </table:table-cell>
          <table:table-cell office:value-type="float" office:value="0.0174575" calcext:value-type="float">
            <text:p>0.0174575</text:p>
          </table:table-cell>
          <table:table-cell office:value-type="float" office:value="0.0161897" calcext:value-type="float">
            <text:p>0.0161897</text:p>
          </table:table-cell>
          <table:table-cell office:value-type="float" office:value="0.0152022" calcext:value-type="float">
            <text:p>0.0152022</text:p>
          </table:table-cell>
          <table:table-cell office:value-type="float" office:value="0.014273" calcext:value-type="float">
            <text:p>0.014273</text:p>
          </table:table-cell>
          <table:table-cell office:value-type="float" office:value="0.0134746" calcext:value-type="float">
            <text:p>0.0134746</text:p>
          </table:table-cell>
          <table:table-cell office:value-type="float" office:value="0.0126924" calcext:value-type="float">
            <text:p>0.0126924</text:p>
          </table:table-cell>
          <table:table-cell office:value-type="float" office:value="0.0118627" calcext:value-type="float">
            <text:p>0.0118627</text:p>
          </table:table-cell>
          <table:table-cell office:value-type="float" office:value="0.0110516" calcext:value-type="float">
            <text:p>0.0110516</text:p>
          </table:table-cell>
          <table:table-cell office:value-type="float" office:value="0.0107096" calcext:value-type="float">
            <text:p>0.0107096</text:p>
          </table:table-cell>
          <table:table-cell office:value-type="float" office:value="0.0101905" calcext:value-type="float">
            <text:p>0.0101905</text:p>
          </table:table-cell>
          <table:table-cell office:value-type="float" office:value="0.00976687" calcext:value-type="float">
            <text:p>0.00976687</text:p>
          </table:table-cell>
          <table:table-cell office:value-type="float" office:value="0.00940938" calcext:value-type="float">
            <text:p>0.00940938</text:p>
          </table:table-cell>
          <table:table-cell office:value-type="float" office:value="0.00907799" calcext:value-type="float">
            <text:p>0.00907799</text:p>
          </table:table-cell>
          <table:table-cell office:value-type="float" office:value="0.00874048" calcext:value-type="float">
            <text:p>0.00874048</text:p>
          </table:table-cell>
          <table:table-cell office:value-type="float" office:value="0.0084497" calcext:value-type="float">
            <text:p>0.0084497</text:p>
          </table:table-cell>
          <table:table-cell office:value-type="float" office:value="0.00818075" calcext:value-type="float">
            <text:p>0.00818075</text:p>
          </table:table-cell>
          <table:table-cell office:value-type="float" office:value="0.00771639" calcext:value-type="float">
            <text:p>0.00771639</text:p>
          </table:table-cell>
          <table:table-cell office:value-type="float" office:value="0.00761214" calcext:value-type="float">
            <text:p>0.00761214</text:p>
          </table:table-cell>
          <table:table-cell office:value-type="float" office:value="0.00729019" calcext:value-type="float">
            <text:p>0.00729019</text:p>
          </table:table-cell>
          <table:table-cell office:value-type="float" office:value="0.0070594" calcext:value-type="float">
            <text:p>0.0070594</text:p>
          </table:table-cell>
          <table:table-cell office:value-type="float" office:value="0.00679484" calcext:value-type="float">
            <text:p>0.00679484</text:p>
          </table:table-cell>
          <table:table-cell office:value-type="float" office:value="0.00675977" calcext:value-type="float">
            <text:p>0.00675977</text:p>
          </table:table-cell>
          <table:table-cell office:value-type="float" office:value="0.00652233" calcext:value-type="float">
            <text:p>0.00652233</text:p>
          </table:table-cell>
          <table:table-cell office:value-type="float" office:value="0.00631133" calcext:value-type="float">
            <text:p>0.00631133</text:p>
          </table:table-cell>
          <table:table-cell office:value-type="float" office:value="0.00624023" calcext:value-type="float">
            <text:p>0.00624023</text:p>
          </table:table-cell>
          <table:table-cell office:value-type="float" office:value="0.00601306" calcext:value-type="float">
            <text:p>0.00601306</text:p>
          </table:table-cell>
          <table:table-cell office:value-type="float" office:value="0.00576989" calcext:value-type="float">
            <text:p>0.00576989</text:p>
          </table:table-cell>
          <table:table-cell office:value-type="float" office:value="0.00572588" calcext:value-type="float">
            <text:p>0.00572588</text:p>
          </table:table-cell>
          <table:table-cell office:value-type="float" office:value="0.00546547" calcext:value-type="float">
            <text:p>0.00546547</text:p>
          </table:table-cell>
          <table:table-cell office:value-type="float" office:value="0.0054451" calcext:value-type="float">
            <text:p>0.0054451</text:p>
          </table:table-cell>
          <table:table-cell office:value-type="float" office:value="0.00534326" calcext:value-type="float">
            <text:p>0.00534326</text:p>
          </table:table-cell>
          <table:table-cell office:value-type="float" office:value="0.00522009" calcext:value-type="float">
            <text:p>0.00522009</text:p>
          </table:table-cell>
          <table:table-cell office:value-type="float" office:value="0.00505588" calcext:value-type="float">
            <text:p>0.00505588</text:p>
          </table:table-cell>
          <table:table-cell office:value-type="float" office:value="0.00499656" calcext:value-type="float">
            <text:p>0.00499656</text:p>
          </table:table-cell>
          <table:table-cell office:value-type="float" office:value="0.00480523" calcext:value-type="float">
            <text:p>0.00480523</text:p>
          </table:table-cell>
          <table:table-cell office:value-type="float" office:value="0.00468926" calcext:value-type="float">
            <text:p>0.00468926</text:p>
          </table:table-cell>
          <table:table-cell office:value-type="float" office:value="0.00466701" calcext:value-type="float">
            <text:p>0.00466701</text:p>
          </table:table-cell>
          <table:table-cell office:value-type="float" office:value="0.00456086" calcext:value-type="float">
            <text:p>0.00456086</text:p>
          </table:table-cell>
          <table:table-cell office:value-type="float" office:value="0.00434603" calcext:value-type="float">
            <text:p>0.00434603</text:p>
          </table:table-cell>
          <table:table-cell office:value-type="float" office:value="0.00437753" calcext:value-type="float">
            <text:p>0.00437753</text:p>
          </table:table-cell>
          <table:table-cell office:value-type="float" office:value="0.00425671" calcext:value-type="float">
            <text:p>0.00425671</text:p>
          </table:table-cell>
          <table:table-cell office:value-type="float" office:value="0.00422515" calcext:value-type="float">
            <text:p>0.00422515</text:p>
          </table:table-cell>
          <table:table-cell office:value-type="float" office:value="0.00413084" calcext:value-type="float">
            <text:p>0.00413084</text:p>
          </table:table-cell>
          <table:table-cell office:value-type="float" office:value="0.00401051" calcext:value-type="float">
            <text:p>0.00401051</text:p>
          </table:table-cell>
          <table:table-cell office:value-type="float" office:value="0.00391469" calcext:value-type="float">
            <text:p>0.00391469</text:p>
          </table:table-cell>
          <table:table-cell office:value-type="float" office:value="0.00386886" calcext:value-type="float">
            <text:p>0.00386886</text:p>
          </table:table-cell>
          <table:table-cell office:value-type="float" office:value="0.00379941" calcext:value-type="float">
            <text:p>0.00379941</text:p>
          </table:table-cell>
          <table:table-cell office:value-type="float" office:value="0.00357867" calcext:value-type="float">
            <text:p>0.00357867</text:p>
          </table:table-cell>
          <table:table-cell office:value-type="float" office:value="0.00369509" calcext:value-type="float">
            <text:p>0.00369509</text:p>
          </table:table-cell>
          <table:table-cell office:value-type="float" office:value="0.00364135" calcext:value-type="float">
            <text:p>0.00364135</text:p>
          </table:table-cell>
          <table:table-cell office:value-type="float" office:value="0.00362807" calcext:value-type="float">
            <text:p>0.00362807</text:p>
          </table:table-cell>
          <table:table-cell office:value-type="float" office:value="0.00357276" calcext:value-type="float">
            <text:p>0.00357276</text:p>
          </table:table-cell>
          <table:table-cell office:value-type="float" office:value="0.0035646" calcext:value-type="float">
            <text:p>0.0035646</text:p>
          </table:table-cell>
          <table:table-cell office:value-type="float" office:value="0.00343174" calcext:value-type="float">
            <text:p>0.00343174</text:p>
          </table:table-cell>
          <table:table-cell office:value-type="float" office:value="0.00345526" calcext:value-type="float">
            <text:p>0.00345526</text:p>
          </table:table-cell>
          <table:table-cell office:value-type="float" office:value="0.00324029" calcext:value-type="float">
            <text:p>0.00324029</text:p>
          </table:table-cell>
          <table:table-cell office:value-type="float" office:value="0.00340616" calcext:value-type="float">
            <text:p>0.00340616</text:p>
          </table:table-cell>
          <table:table-cell office:value-type="float" office:value="0.00315069" calcext:value-type="float">
            <text:p>0.00315069</text:p>
          </table:table-cell>
          <table:table-cell office:value-type="float" office:value="0.00315307" calcext:value-type="float">
            <text:p>0.00315307</text:p>
          </table:table-cell>
          <table:table-cell office:value-type="float" office:value="0.00316473" calcext:value-type="float">
            <text:p>0.00316473</text:p>
          </table:table-cell>
          <table:table-cell office:value-type="float" office:value="0.00315565" calcext:value-type="float">
            <text:p>0.00315565</text:p>
          </table:table-cell>
          <table:table-cell office:value-type="float" office:value="0.0031077" calcext:value-type="float">
            <text:p>0.0031077</text:p>
          </table:table-cell>
          <table:table-cell office:value-type="float" office:value="0.00300645" calcext:value-type="float">
            <text:p>0.00300645</text:p>
          </table:table-cell>
          <table:table-cell office:value-type="float" office:value="0.00303982" calcext:value-type="float">
            <text:p>0.00303982</text:p>
          </table:table-cell>
          <table:table-cell office:value-type="float" office:value="0.00294844" calcext:value-type="float">
            <text:p>0.00294844</text:p>
          </table:table-cell>
          <table:table-cell office:value-type="float" office:value="0.00306687" calcext:value-type="float">
            <text:p>0.00306687</text:p>
          </table:table-cell>
          <table:table-cell office:value-type="float" office:value="0.00294692" calcext:value-type="float">
            <text:p>0.00294692</text:p>
          </table:table-cell>
          <table:table-cell/>
          <table:table-cell office:value-type="float" office:value="0.0351750316322227" calcext:value-type="float">
            <text:p>0.035175031632223</text:p>
          </table:table-cell>
          <table:table-cell office:value-type="float" office:value="0.0447773730769231" calcext:value-type="float">
            <text:p>0.044777373076923</text:p>
          </table:table-cell>
          <table:table-cell office:value-type="float" office:value="0.0454855461538462" calcext:value-type="float">
            <text:p>0.045485546153846</text:p>
          </table:table-cell>
          <table:table-cell office:value-type="float" office:value="0.0341004384615385" calcext:value-type="float">
            <text:p>0.034100438461539</text:p>
          </table:table-cell>
          <table:table-cell office:value-type="float" office:value="0.0454855461538462" calcext:value-type="float">
            <text:p>0.045485546153846</text:p>
          </table:table-cell>
          <table:table-cell/>
          <table:table-cell table:formula="of:=ABS([.CE7]-[.$CD7])" office:value-type="float" office:value="0.0096023414447004" calcext:value-type="float">
            <text:p>0.0096023414447</text:p>
          </table:table-cell>
          <table:table-cell table:formula="of:=ABS([.CF7]-[.$CD7])" office:value-type="float" office:value="0.0103105145216235" calcext:value-type="float">
            <text:p>0.010310514521624</text:p>
          </table:table-cell>
          <table:table-cell table:formula="of:=ABS([.CG7]-[.$CD7])" office:value-type="float" office:value="0.0010745931706842" calcext:value-type="float">
            <text:p>0.001074593170684</text:p>
          </table:table-cell>
          <table:table-cell table:formula="of:=ABS([.CH7]-[.$CD7])" office:value-type="float" office:value="0.0103105145216235" calcext:value-type="float">
            <text:p>0.010310514521624</text:p>
          </table:table-cell>
        </table:table-row>
        <table:table-row table:style-name="ro1">
          <table:table-cell/>
          <table:table-cell office:value-type="float" office:value="0.136843" calcext:value-type="float">
            <text:p>0.136843</text:p>
          </table:table-cell>
          <table:table-cell office:value-type="float" office:value="0.0946287" calcext:value-type="float">
            <text:p>0.0946287</text:p>
          </table:table-cell>
          <table:table-cell office:value-type="float" office:value="0.0700644" calcext:value-type="float">
            <text:p>0.0700644</text:p>
          </table:table-cell>
          <table:table-cell office:value-type="float" office:value="0.0545422" calcext:value-type="float">
            <text:p>0.0545422</text:p>
          </table:table-cell>
          <table:table-cell office:value-type="float" office:value="0.0445192" calcext:value-type="float">
            <text:p>0.0445192</text:p>
          </table:table-cell>
          <table:table-cell office:value-type="float" office:value="0.037561" calcext:value-type="float">
            <text:p>0.037561</text:p>
          </table:table-cell>
          <table:table-cell office:value-type="float" office:value="0.0319534" calcext:value-type="float">
            <text:p>0.0319534</text:p>
          </table:table-cell>
          <table:table-cell office:value-type="float" office:value="0.0280312" calcext:value-type="float">
            <text:p>0.0280312</text:p>
          </table:table-cell>
          <table:table-cell office:value-type="float" office:value="0.0248927" calcext:value-type="float">
            <text:p>0.0248927</text:p>
          </table:table-cell>
          <table:table-cell office:value-type="float" office:value="0.0223184" calcext:value-type="float">
            <text:p>0.0223184</text:p>
          </table:table-cell>
          <table:table-cell office:value-type="float" office:value="0.0205107" calcext:value-type="float">
            <text:p>0.0205107</text:p>
          </table:table-cell>
          <table:table-cell office:value-type="float" office:value="0.0187825" calcext:value-type="float">
            <text:p>0.0187825</text:p>
          </table:table-cell>
          <table:table-cell office:value-type="float" office:value="0.017348" calcext:value-type="float">
            <text:p>0.017348</text:p>
          </table:table-cell>
          <table:table-cell office:value-type="float" office:value="0.0160936" calcext:value-type="float">
            <text:p>0.0160936</text:p>
          </table:table-cell>
          <table:table-cell office:value-type="float" office:value="0.0148599" calcext:value-type="float">
            <text:p>0.0148599</text:p>
          </table:table-cell>
          <table:table-cell office:value-type="float" office:value="0.0140058" calcext:value-type="float">
            <text:p>0.0140058</text:p>
          </table:table-cell>
          <table:table-cell office:value-type="float" office:value="0.0131716" calcext:value-type="float">
            <text:p>0.0131716</text:p>
          </table:table-cell>
          <table:table-cell office:value-type="float" office:value="0.0124561" calcext:value-type="float">
            <text:p>0.0124561</text:p>
          </table:table-cell>
          <table:table-cell office:value-type="float" office:value="0.0118496" calcext:value-type="float">
            <text:p>0.0118496</text:p>
          </table:table-cell>
          <table:table-cell office:value-type="float" office:value="0.0112374" calcext:value-type="float">
            <text:p>0.0112374</text:p>
          </table:table-cell>
          <table:table-cell office:value-type="float" office:value="0.0107433" calcext:value-type="float">
            <text:p>0.0107433</text:p>
          </table:table-cell>
          <table:table-cell office:value-type="float" office:value="0.0102082" calcext:value-type="float">
            <text:p>0.0102082</text:p>
          </table:table-cell>
          <table:table-cell office:value-type="float" office:value="0.00987972" calcext:value-type="float">
            <text:p>0.00987972</text:p>
          </table:table-cell>
          <table:table-cell office:value-type="float" office:value="0.00933261" calcext:value-type="float">
            <text:p>0.00933261</text:p>
          </table:table-cell>
          <table:table-cell office:value-type="float" office:value="0.00903168" calcext:value-type="float">
            <text:p>0.00903168</text:p>
          </table:table-cell>
          <table:table-cell office:value-type="float" office:value="0.00856896" calcext:value-type="float">
            <text:p>0.00856896</text:p>
          </table:table-cell>
          <table:table-cell office:value-type="float" office:value="0.00830433" calcext:value-type="float">
            <text:p>0.00830433</text:p>
          </table:table-cell>
          <table:table-cell office:value-type="float" office:value="0.00802883" calcext:value-type="float">
            <text:p>0.00802883</text:p>
          </table:table-cell>
          <table:table-cell office:value-type="float" office:value="0.00759483" calcext:value-type="float">
            <text:p>0.00759483</text:p>
          </table:table-cell>
          <table:table-cell office:value-type="float" office:value="0.00767865" calcext:value-type="float">
            <text:p>0.00767865</text:p>
          </table:table-cell>
          <table:table-cell office:value-type="float" office:value="0.00720718" calcext:value-type="float">
            <text:p>0.00720718</text:p>
          </table:table-cell>
          <table:table-cell office:value-type="float" office:value="0.00706459" calcext:value-type="float">
            <text:p>0.00706459</text:p>
          </table:table-cell>
          <table:table-cell office:value-type="float" office:value="0.00693811" calcext:value-type="float">
            <text:p>0.00693811</text:p>
          </table:table-cell>
          <table:table-cell office:value-type="float" office:value="0.00671333" calcext:value-type="float">
            <text:p>0.00671333</text:p>
          </table:table-cell>
          <table:table-cell office:value-type="float" office:value="0.00637718" calcext:value-type="float">
            <text:p>0.00637718</text:p>
          </table:table-cell>
          <table:table-cell office:value-type="float" office:value="0.00618368" calcext:value-type="float">
            <text:p>0.00618368</text:p>
          </table:table-cell>
          <table:table-cell office:value-type="float" office:value="0.00603245" calcext:value-type="float">
            <text:p>0.00603245</text:p>
          </table:table-cell>
          <table:table-cell office:value-type="float" office:value="0.0057547" calcext:value-type="float">
            <text:p>0.0057547</text:p>
          </table:table-cell>
          <table:table-cell office:value-type="float" office:value="0.00574463" calcext:value-type="float">
            <text:p>0.00574463</text:p>
          </table:table-cell>
          <table:table-cell office:value-type="float" office:value="0.00558038" calcext:value-type="float">
            <text:p>0.00558038</text:p>
          </table:table-cell>
          <table:table-cell office:value-type="float" office:value="0.00547331" calcext:value-type="float">
            <text:p>0.00547331</text:p>
          </table:table-cell>
          <table:table-cell office:value-type="float" office:value="0.0052462" calcext:value-type="float">
            <text:p>0.0052462</text:p>
          </table:table-cell>
          <table:table-cell office:value-type="float" office:value="0.00524592" calcext:value-type="float">
            <text:p>0.00524592</text:p>
          </table:table-cell>
          <table:table-cell office:value-type="float" office:value="0.00513714" calcext:value-type="float">
            <text:p>0.00513714</text:p>
          </table:table-cell>
          <table:table-cell office:value-type="float" office:value="0.00498723" calcext:value-type="float">
            <text:p>0.00498723</text:p>
          </table:table-cell>
          <table:table-cell office:value-type="float" office:value="0.00487731" calcext:value-type="float">
            <text:p>0.00487731</text:p>
          </table:table-cell>
          <table:table-cell office:value-type="float" office:value="0.00496966" calcext:value-type="float">
            <text:p>0.00496966</text:p>
          </table:table-cell>
          <table:table-cell office:value-type="float" office:value="0.00471067" calcext:value-type="float">
            <text:p>0.00471067</text:p>
          </table:table-cell>
          <table:table-cell office:value-type="float" office:value="0.00450142" calcext:value-type="float">
            <text:p>0.00450142</text:p>
          </table:table-cell>
          <table:table-cell office:value-type="float" office:value="0.00464557" calcext:value-type="float">
            <text:p>0.00464557</text:p>
          </table:table-cell>
          <table:table-cell office:value-type="float" office:value="0.00436733" calcext:value-type="float">
            <text:p>0.00436733</text:p>
          </table:table-cell>
          <table:table-cell office:value-type="float" office:value="0.00427229" calcext:value-type="float">
            <text:p>0.00427229</text:p>
          </table:table-cell>
          <table:table-cell office:value-type="float" office:value="0.00426152" calcext:value-type="float">
            <text:p>0.00426152</text:p>
          </table:table-cell>
          <table:table-cell office:value-type="float" office:value="0.00411142" calcext:value-type="float">
            <text:p>0.00411142</text:p>
          </table:table-cell>
          <table:table-cell office:value-type="float" office:value="0.00412443" calcext:value-type="float">
            <text:p>0.00412443</text:p>
          </table:table-cell>
          <table:table-cell office:value-type="float" office:value="0.00395684" calcext:value-type="float">
            <text:p>0.00395684</text:p>
          </table:table-cell>
          <table:table-cell office:value-type="float" office:value="0.00397177" calcext:value-type="float">
            <text:p>0.00397177</text:p>
          </table:table-cell>
          <table:table-cell office:value-type="float" office:value="0.00381628" calcext:value-type="float">
            <text:p>0.00381628</text:p>
          </table:table-cell>
          <table:table-cell office:value-type="float" office:value="0.00384633" calcext:value-type="float">
            <text:p>0.00384633</text:p>
          </table:table-cell>
          <table:table-cell office:value-type="float" office:value="0.00380504" calcext:value-type="float">
            <text:p>0.00380504</text:p>
          </table:table-cell>
          <table:table-cell office:value-type="float" office:value="0.0036541" calcext:value-type="float">
            <text:p>0.0036541</text:p>
          </table:table-cell>
          <table:table-cell office:value-type="float" office:value="0.0035609" calcext:value-type="float">
            <text:p>0.0035609</text:p>
          </table:table-cell>
          <table:table-cell office:value-type="float" office:value="0.00353447" calcext:value-type="float">
            <text:p>0.00353447</text:p>
          </table:table-cell>
          <table:table-cell office:value-type="float" office:value="0.00357519" calcext:value-type="float">
            <text:p>0.00357519</text:p>
          </table:table-cell>
          <table:table-cell office:value-type="float" office:value="0.0034384" calcext:value-type="float">
            <text:p>0.0034384</text:p>
          </table:table-cell>
          <table:table-cell office:value-type="float" office:value="0.00337446" calcext:value-type="float">
            <text:p>0.00337446</text:p>
          </table:table-cell>
          <table:table-cell office:value-type="float" office:value="0.00342261" calcext:value-type="float">
            <text:p>0.00342261</text:p>
          </table:table-cell>
          <table:table-cell office:value-type="float" office:value="0.00329522" calcext:value-type="float">
            <text:p>0.00329522</text:p>
          </table:table-cell>
          <table:table-cell office:value-type="float" office:value="0.00324984" calcext:value-type="float">
            <text:p>0.00324984</text:p>
          </table:table-cell>
          <table:table-cell office:value-type="float" office:value="0.00313399" calcext:value-type="float">
            <text:p>0.00313399</text:p>
          </table:table-cell>
          <table:table-cell office:value-type="float" office:value="0.00311012" calcext:value-type="float">
            <text:p>0.00311012</text:p>
          </table:table-cell>
          <table:table-cell office:value-type="float" office:value="0.00306764" calcext:value-type="float">
            <text:p>0.00306764</text:p>
          </table:table-cell>
          <table:table-cell office:value-type="float" office:value="0.00305638" calcext:value-type="float">
            <text:p>0.00305638</text:p>
          </table:table-cell>
          <table:table-cell office:value-type="float" office:value="0.0030989" calcext:value-type="float">
            <text:p>0.0030989</text:p>
          </table:table-cell>
          <table:table-cell office:value-type="float" office:value="0.0029889" calcext:value-type="float">
            <text:p>0.0029889</text:p>
          </table:table-cell>
          <table:table-cell office:value-type="float" office:value="0.00282478" calcext:value-type="float">
            <text:p>0.00282478</text:p>
          </table:table-cell>
          <table:table-cell office:value-type="float" office:value="0.00288725" calcext:value-type="float">
            <text:p>0.00288725</text:p>
          </table:table-cell>
          <table:table-cell office:value-type="float" office:value="0.00284854" calcext:value-type="float">
            <text:p>0.00284854</text:p>
          </table:table-cell>
          <table:table-cell office:value-type="float" office:value="0.00291399" calcext:value-type="float">
            <text:p>0.00291399</text:p>
          </table:table-cell>
          <table:table-cell/>
          <table:table-cell office:value-type="float" office:value="0.0323070434415858" calcext:value-type="float">
            <text:p>0.032307043441586</text:p>
          </table:table-cell>
          <table:table-cell office:value-type="float" office:value="0.0375971923076923" calcext:value-type="float">
            <text:p>0.037597192307692</text:p>
          </table:table-cell>
          <table:table-cell office:value-type="float" office:value="0.0387435461538461" calcext:value-type="float">
            <text:p>0.038743546153846</text:p>
          </table:table-cell>
          <table:table-cell office:value-type="float" office:value="0.0317736384615385" calcext:value-type="float">
            <text:p>0.031773638461539</text:p>
          </table:table-cell>
          <table:table-cell office:value-type="float" office:value="0.0387435461538461" calcext:value-type="float">
            <text:p>0.038743546153846</text:p>
          </table:table-cell>
          <table:table-cell/>
          <table:table-cell table:formula="of:=ABS([.CE8]-[.$CD8])" office:value-type="float" office:value="0.0052901488661065" calcext:value-type="float">
            <text:p>0.005290148866107</text:p>
          </table:table-cell>
          <table:table-cell table:formula="of:=ABS([.CF8]-[.$CD8])" office:value-type="float" office:value="0.0064365027122603" calcext:value-type="float">
            <text:p>0.00643650271226</text:p>
          </table:table-cell>
          <table:table-cell table:formula="of:=ABS([.CG8]-[.$CD8])" office:value-type="float" office:value="0.000533404980047295" calcext:value-type="float">
            <text:p>0.000533404980047</text:p>
          </table:table-cell>
          <table:table-cell table:formula="of:=ABS([.CH8]-[.$CD8])" office:value-type="float" office:value="0.0064365027122603" calcext:value-type="float">
            <text:p>0.00643650271226</text:p>
          </table:table-cell>
        </table:table-row>
        <table:table-row table:style-name="ro1">
          <table:table-cell/>
          <table:table-cell office:value-type="float" office:value="0.130066" calcext:value-type="float">
            <text:p>0.130066</text:p>
          </table:table-cell>
          <table:table-cell office:value-type="float" office:value="0.0927556" calcext:value-type="float">
            <text:p>0.0927556</text:p>
          </table:table-cell>
          <table:table-cell office:value-type="float" office:value="0.0699714" calcext:value-type="float">
            <text:p>0.0699714</text:p>
          </table:table-cell>
          <table:table-cell office:value-type="float" office:value="0.0548551" calcext:value-type="float">
            <text:p>0.0548551</text:p>
          </table:table-cell>
          <table:table-cell office:value-type="float" office:value="0.0448462" calcext:value-type="float">
            <text:p>0.0448462</text:p>
          </table:table-cell>
          <table:table-cell office:value-type="float" office:value="0.0373781" calcext:value-type="float">
            <text:p>0.0373781</text:p>
          </table:table-cell>
          <table:table-cell office:value-type="float" office:value="0.0323636" calcext:value-type="float">
            <text:p>0.0323636</text:p>
          </table:table-cell>
          <table:table-cell office:value-type="float" office:value="0.0284017" calcext:value-type="float">
            <text:p>0.0284017</text:p>
          </table:table-cell>
          <table:table-cell office:value-type="float" office:value="0.0254557" calcext:value-type="float">
            <text:p>0.0254557</text:p>
          </table:table-cell>
          <table:table-cell office:value-type="float" office:value="0.0227724" calcext:value-type="float">
            <text:p>0.0227724</text:p>
          </table:table-cell>
          <table:table-cell office:value-type="float" office:value="0.0206542" calcext:value-type="float">
            <text:p>0.0206542</text:p>
          </table:table-cell>
          <table:table-cell office:value-type="float" office:value="0.0191528" calcext:value-type="float">
            <text:p>0.0191528</text:p>
          </table:table-cell>
          <table:table-cell office:value-type="float" office:value="0.0176312" calcext:value-type="float">
            <text:p>0.0176312</text:p>
          </table:table-cell>
          <table:table-cell office:value-type="float" office:value="0.016268" calcext:value-type="float">
            <text:p>0.016268</text:p>
          </table:table-cell>
          <table:table-cell office:value-type="float" office:value="0.0151508" calcext:value-type="float">
            <text:p>0.0151508</text:p>
          </table:table-cell>
          <table:table-cell office:value-type="float" office:value="0.0142591" calcext:value-type="float">
            <text:p>0.0142591</text:p>
          </table:table-cell>
          <table:table-cell office:value-type="float" office:value="0.0134281" calcext:value-type="float">
            <text:p>0.0134281</text:p>
          </table:table-cell>
          <table:table-cell office:value-type="float" office:value="0.0126208" calcext:value-type="float">
            <text:p>0.0126208</text:p>
          </table:table-cell>
          <table:table-cell office:value-type="float" office:value="0.0119911" calcext:value-type="float">
            <text:p>0.0119911</text:p>
          </table:table-cell>
          <table:table-cell office:value-type="float" office:value="0.0114925" calcext:value-type="float">
            <text:p>0.0114925</text:p>
          </table:table-cell>
          <table:table-cell office:value-type="float" office:value="0.0109186" calcext:value-type="float">
            <text:p>0.0109186</text:p>
          </table:table-cell>
          <table:table-cell office:value-type="float" office:value="0.0103915" calcext:value-type="float">
            <text:p>0.0103915</text:p>
          </table:table-cell>
          <table:table-cell office:value-type="float" office:value="0.00984663" calcext:value-type="float">
            <text:p>0.00984663</text:p>
          </table:table-cell>
          <table:table-cell office:value-type="float" office:value="0.00956466" calcext:value-type="float">
            <text:p>0.00956466</text:p>
          </table:table-cell>
          <table:table-cell office:value-type="float" office:value="0.00913268" calcext:value-type="float">
            <text:p>0.00913268</text:p>
          </table:table-cell>
          <table:table-cell office:value-type="float" office:value="0.00865085" calcext:value-type="float">
            <text:p>0.00865085</text:p>
          </table:table-cell>
          <table:table-cell office:value-type="float" office:value="0.00845033" calcext:value-type="float">
            <text:p>0.00845033</text:p>
          </table:table-cell>
          <table:table-cell office:value-type="float" office:value="0.00812382" calcext:value-type="float">
            <text:p>0.00812382</text:p>
          </table:table-cell>
          <table:table-cell office:value-type="float" office:value="0.00789761" calcext:value-type="float">
            <text:p>0.00789761</text:p>
          </table:table-cell>
          <table:table-cell office:value-type="float" office:value="0.00765484" calcext:value-type="float">
            <text:p>0.00765484</text:p>
          </table:table-cell>
          <table:table-cell office:value-type="float" office:value="0.00735029" calcext:value-type="float">
            <text:p>0.00735029</text:p>
          </table:table-cell>
          <table:table-cell office:value-type="float" office:value="0.00715404" calcext:value-type="float">
            <text:p>0.00715404</text:p>
          </table:table-cell>
          <table:table-cell office:value-type="float" office:value="0.00676977" calcext:value-type="float">
            <text:p>0.00676977</text:p>
          </table:table-cell>
          <table:table-cell office:value-type="float" office:value="0.00680282" calcext:value-type="float">
            <text:p>0.00680282</text:p>
          </table:table-cell>
          <table:table-cell office:value-type="float" office:value="0.00652524" calcext:value-type="float">
            <text:p>0.00652524</text:p>
          </table:table-cell>
          <table:table-cell office:value-type="float" office:value="0.00640118" calcext:value-type="float">
            <text:p>0.00640118</text:p>
          </table:table-cell>
          <table:table-cell office:value-type="float" office:value="0.00593336" calcext:value-type="float">
            <text:p>0.00593336</text:p>
          </table:table-cell>
          <table:table-cell office:value-type="float" office:value="0.00592819" calcext:value-type="float">
            <text:p>0.00592819</text:p>
          </table:table-cell>
          <table:table-cell office:value-type="float" office:value="0.00573895" calcext:value-type="float">
            <text:p>0.00573895</text:p>
          </table:table-cell>
          <table:table-cell office:value-type="float" office:value="0.00576882" calcext:value-type="float">
            <text:p>0.00576882</text:p>
          </table:table-cell>
          <table:table-cell office:value-type="float" office:value="0.00547569" calcext:value-type="float">
            <text:p>0.00547569</text:p>
          </table:table-cell>
          <table:table-cell office:value-type="float" office:value="0.00534255" calcext:value-type="float">
            <text:p>0.00534255</text:p>
          </table:table-cell>
          <table:table-cell office:value-type="float" office:value="0.00508993" calcext:value-type="float">
            <text:p>0.00508993</text:p>
          </table:table-cell>
          <table:table-cell office:value-type="float" office:value="0.00523022" calcext:value-type="float">
            <text:p>0.00523022</text:p>
          </table:table-cell>
          <table:table-cell office:value-type="float" office:value="0.00505063" calcext:value-type="float">
            <text:p>0.00505063</text:p>
          </table:table-cell>
          <table:table-cell office:value-type="float" office:value="0.00501249" calcext:value-type="float">
            <text:p>0.00501249</text:p>
          </table:table-cell>
          <table:table-cell office:value-type="float" office:value="0.00475797" calcext:value-type="float">
            <text:p>0.00475797</text:p>
          </table:table-cell>
          <table:table-cell office:value-type="float" office:value="0.00475314" calcext:value-type="float">
            <text:p>0.00475314</text:p>
          </table:table-cell>
          <table:table-cell office:value-type="float" office:value="0.00459497" calcext:value-type="float">
            <text:p>0.00459497</text:p>
          </table:table-cell>
          <table:table-cell office:value-type="float" office:value="0.00463127" calcext:value-type="float">
            <text:p>0.00463127</text:p>
          </table:table-cell>
          <table:table-cell office:value-type="float" office:value="0.00445518" calcext:value-type="float">
            <text:p>0.00445518</text:p>
          </table:table-cell>
          <table:table-cell office:value-type="float" office:value="0.00430201" calcext:value-type="float">
            <text:p>0.00430201</text:p>
          </table:table-cell>
          <table:table-cell office:value-type="float" office:value="0.00427249" calcext:value-type="float">
            <text:p>0.00427249</text:p>
          </table:table-cell>
          <table:table-cell office:value-type="float" office:value="0.00411851" calcext:value-type="float">
            <text:p>0.00411851</text:p>
          </table:table-cell>
          <table:table-cell office:value-type="float" office:value="0.00420819" calcext:value-type="float">
            <text:p>0.00420819</text:p>
          </table:table-cell>
          <table:table-cell office:value-type="float" office:value="0.00412383" calcext:value-type="float">
            <text:p>0.00412383</text:p>
          </table:table-cell>
          <table:table-cell office:value-type="float" office:value="0.00396215" calcext:value-type="float">
            <text:p>0.00396215</text:p>
          </table:table-cell>
          <table:table-cell office:value-type="float" office:value="0.00400467" calcext:value-type="float">
            <text:p>0.00400467</text:p>
          </table:table-cell>
          <table:table-cell office:value-type="float" office:value="0.00387305" calcext:value-type="float">
            <text:p>0.00387305</text:p>
          </table:table-cell>
          <table:table-cell office:value-type="float" office:value="0.00392148" calcext:value-type="float">
            <text:p>0.00392148</text:p>
          </table:table-cell>
          <table:table-cell office:value-type="float" office:value="0.00373202" calcext:value-type="float">
            <text:p>0.00373202</text:p>
          </table:table-cell>
          <table:table-cell office:value-type="float" office:value="0.00364254" calcext:value-type="float">
            <text:p>0.00364254</text:p>
          </table:table-cell>
          <table:table-cell office:value-type="float" office:value="0.00370853" calcext:value-type="float">
            <text:p>0.00370853</text:p>
          </table:table-cell>
          <table:table-cell office:value-type="float" office:value="0.00359579" calcext:value-type="float">
            <text:p>0.00359579</text:p>
          </table:table-cell>
          <table:table-cell office:value-type="float" office:value="0.00347706" calcext:value-type="float">
            <text:p>0.00347706</text:p>
          </table:table-cell>
          <table:table-cell office:value-type="float" office:value="0.00339919" calcext:value-type="float">
            <text:p>0.00339919</text:p>
          </table:table-cell>
          <table:table-cell office:value-type="float" office:value="0.00346958" calcext:value-type="float">
            <text:p>0.00346958</text:p>
          </table:table-cell>
          <table:table-cell office:value-type="float" office:value="0.00349652" calcext:value-type="float">
            <text:p>0.00349652</text:p>
          </table:table-cell>
          <table:table-cell office:value-type="float" office:value="0.00324646" calcext:value-type="float">
            <text:p>0.00324646</text:p>
          </table:table-cell>
          <table:table-cell office:value-type="float" office:value="0.0032204" calcext:value-type="float">
            <text:p>0.0032204</text:p>
          </table:table-cell>
          <table:table-cell office:value-type="float" office:value="0.00331201" calcext:value-type="float">
            <text:p>0.00331201</text:p>
          </table:table-cell>
          <table:table-cell office:value-type="float" office:value="0.00316855" calcext:value-type="float">
            <text:p>0.00316855</text:p>
          </table:table-cell>
          <table:table-cell office:value-type="float" office:value="0.00309494" calcext:value-type="float">
            <text:p>0.00309494</text:p>
          </table:table-cell>
          <table:table-cell office:value-type="float" office:value="0.00298612" calcext:value-type="float">
            <text:p>0.00298612</text:p>
          </table:table-cell>
          <table:table-cell office:value-type="float" office:value="0.00303963" calcext:value-type="float">
            <text:p>0.00303963</text:p>
          </table:table-cell>
          <table:table-cell office:value-type="float" office:value="0.00297461" calcext:value-type="float">
            <text:p>0.00297461</text:p>
          </table:table-cell>
          <table:table-cell office:value-type="float" office:value="0.00300821" calcext:value-type="float">
            <text:p>0.00300821</text:p>
          </table:table-cell>
          <table:table-cell office:value-type="float" office:value="0.00292186" calcext:value-type="float">
            <text:p>0.00292186</text:p>
          </table:table-cell>
          <table:table-cell office:value-type="float" office:value="0.00280685" calcext:value-type="float">
            <text:p>0.00280685</text:p>
          </table:table-cell>
          <table:table-cell/>
          <table:table-cell office:value-type="float" office:value="0.0269928300295234" calcext:value-type="float">
            <text:p>0.026992830029523</text:p>
          </table:table-cell>
          <table:table-cell office:value-type="float" office:value="0.03237595" calcext:value-type="float">
            <text:p>0.03237595</text:p>
          </table:table-cell>
          <table:table-cell office:value-type="float" office:value="0.0336352923076923" calcext:value-type="float">
            <text:p>0.033635292307692</text:p>
          </table:table-cell>
          <table:table-cell office:value-type="float" office:value="0.0297301653846154" calcext:value-type="float">
            <text:p>0.029730165384615</text:p>
          </table:table-cell>
          <table:table-cell office:value-type="float" office:value="0.0336352923076923" calcext:value-type="float">
            <text:p>0.033635292307692</text:p>
          </table:table-cell>
          <table:table-cell/>
          <table:table-cell table:formula="of:=ABS([.CE9]-[.$CD9])" office:value-type="float" office:value="0.0053831199704766" calcext:value-type="float">
            <text:p>0.005383119970477</text:p>
          </table:table-cell>
          <table:table-cell table:formula="of:=ABS([.CF9]-[.$CD9])" office:value-type="float" office:value="0.0066424622781689" calcext:value-type="float">
            <text:p>0.006642462278169</text:p>
          </table:table-cell>
          <table:table-cell table:formula="of:=ABS([.CG9]-[.$CD9])" office:value-type="float" office:value="0.002737335355092" calcext:value-type="float">
            <text:p>0.002737335355092</text:p>
          </table:table-cell>
          <table:table-cell table:formula="of:=ABS([.CH9]-[.$CD9])" office:value-type="float" office:value="0.0066424622781689" calcext:value-type="float">
            <text:p>0.006642462278169</text:p>
          </table:table-cell>
        </table:table-row>
        <table:table-row table:style-name="ro1">
          <table:table-cell/>
          <table:table-cell office:value-type="float" office:value="0.127019" calcext:value-type="float">
            <text:p>0.127019</text:p>
          </table:table-cell>
          <table:table-cell office:value-type="float" office:value="0.0916697" calcext:value-type="float">
            <text:p>0.0916697</text:p>
          </table:table-cell>
          <table:table-cell office:value-type="float" office:value="0.0696124" calcext:value-type="float">
            <text:p>0.0696124</text:p>
          </table:table-cell>
          <table:table-cell office:value-type="float" office:value="0.0549026" calcext:value-type="float">
            <text:p>0.0549026</text:p>
          </table:table-cell>
          <table:table-cell office:value-type="float" office:value="0.0450916" calcext:value-type="float">
            <text:p>0.0450916</text:p>
          </table:table-cell>
          <table:table-cell office:value-type="float" office:value="0.0379922" calcext:value-type="float">
            <text:p>0.0379922</text:p>
          </table:table-cell>
          <table:table-cell office:value-type="float" office:value="0.0326977" calcext:value-type="float">
            <text:p>0.0326977</text:p>
          </table:table-cell>
          <table:table-cell office:value-type="float" office:value="0.028489" calcext:value-type="float">
            <text:p>0.028489</text:p>
          </table:table-cell>
          <table:table-cell office:value-type="float" office:value="0.025482" calcext:value-type="float">
            <text:p>0.025482</text:p>
          </table:table-cell>
          <table:table-cell office:value-type="float" office:value="0.0227883" calcext:value-type="float">
            <text:p>0.0227883</text:p>
          </table:table-cell>
          <table:table-cell office:value-type="float" office:value="0.0207868" calcext:value-type="float">
            <text:p>0.0207868</text:p>
          </table:table-cell>
          <table:table-cell office:value-type="float" office:value="0.0189041" calcext:value-type="float">
            <text:p>0.0189041</text:p>
          </table:table-cell>
          <table:table-cell office:value-type="float" office:value="0.0176563" calcext:value-type="float">
            <text:p>0.0176563</text:p>
          </table:table-cell>
          <table:table-cell office:value-type="float" office:value="0.0165849" calcext:value-type="float">
            <text:p>0.0165849</text:p>
          </table:table-cell>
          <table:table-cell office:value-type="float" office:value="0.0151787" calcext:value-type="float">
            <text:p>0.0151787</text:p>
          </table:table-cell>
          <table:table-cell office:value-type="float" office:value="0.0143256" calcext:value-type="float">
            <text:p>0.0143256</text:p>
          </table:table-cell>
          <table:table-cell office:value-type="float" office:value="0.0135149" calcext:value-type="float">
            <text:p>0.0135149</text:p>
          </table:table-cell>
          <table:table-cell office:value-type="float" office:value="0.0128792" calcext:value-type="float">
            <text:p>0.0128792</text:p>
          </table:table-cell>
          <table:table-cell office:value-type="float" office:value="0.0121241" calcext:value-type="float">
            <text:p>0.0121241</text:p>
          </table:table-cell>
          <table:table-cell office:value-type="float" office:value="0.0115156" calcext:value-type="float">
            <text:p>0.0115156</text:p>
          </table:table-cell>
          <table:table-cell office:value-type="float" office:value="0.0109165" calcext:value-type="float">
            <text:p>0.0109165</text:p>
          </table:table-cell>
          <table:table-cell office:value-type="float" office:value="0.0104045" calcext:value-type="float">
            <text:p>0.0104045</text:p>
          </table:table-cell>
          <table:table-cell office:value-type="float" office:value="0.0100863" calcext:value-type="float">
            <text:p>0.0100863</text:p>
          </table:table-cell>
          <table:table-cell office:value-type="float" office:value="0.0094848" calcext:value-type="float">
            <text:p>0.0094848</text:p>
          </table:table-cell>
          <table:table-cell office:value-type="float" office:value="0.00914088" calcext:value-type="float">
            <text:p>0.00914088</text:p>
          </table:table-cell>
          <table:table-cell office:value-type="float" office:value="0.00873364" calcext:value-type="float">
            <text:p>0.00873364</text:p>
          </table:table-cell>
          <table:table-cell office:value-type="float" office:value="0.00850424" calcext:value-type="float">
            <text:p>0.00850424</text:p>
          </table:table-cell>
          <table:table-cell office:value-type="float" office:value="0.0081569" calcext:value-type="float">
            <text:p>0.0081569</text:p>
          </table:table-cell>
          <table:table-cell office:value-type="float" office:value="0.00791165" calcext:value-type="float">
            <text:p>0.00791165</text:p>
          </table:table-cell>
          <table:table-cell office:value-type="float" office:value="0.00763967" calcext:value-type="float">
            <text:p>0.00763967</text:p>
          </table:table-cell>
          <table:table-cell office:value-type="float" office:value="0.00744953" calcext:value-type="float">
            <text:p>0.00744953</text:p>
          </table:table-cell>
          <table:table-cell office:value-type="float" office:value="0.00728515" calcext:value-type="float">
            <text:p>0.00728515</text:p>
          </table:table-cell>
          <table:table-cell office:value-type="float" office:value="0.00702488" calcext:value-type="float">
            <text:p>0.00702488</text:p>
          </table:table-cell>
          <table:table-cell office:value-type="float" office:value="0.00660892" calcext:value-type="float">
            <text:p>0.00660892</text:p>
          </table:table-cell>
          <table:table-cell office:value-type="float" office:value="0.00662763" calcext:value-type="float">
            <text:p>0.00662763</text:p>
          </table:table-cell>
          <table:table-cell office:value-type="float" office:value="0.00625446" calcext:value-type="float">
            <text:p>0.00625446</text:p>
          </table:table-cell>
          <table:table-cell office:value-type="float" office:value="0.00613321" calcext:value-type="float">
            <text:p>0.00613321</text:p>
          </table:table-cell>
          <table:table-cell office:value-type="float" office:value="0.00601128" calcext:value-type="float">
            <text:p>0.00601128</text:p>
          </table:table-cell>
          <table:table-cell office:value-type="float" office:value="0.00585887" calcext:value-type="float">
            <text:p>0.00585887</text:p>
          </table:table-cell>
          <table:table-cell office:value-type="float" office:value="0.00577415" calcext:value-type="float">
            <text:p>0.00577415</text:p>
          </table:table-cell>
          <table:table-cell office:value-type="float" office:value="0.00552557" calcext:value-type="float">
            <text:p>0.00552557</text:p>
          </table:table-cell>
          <table:table-cell office:value-type="float" office:value="0.00541711" calcext:value-type="float">
            <text:p>0.00541711</text:p>
          </table:table-cell>
          <table:table-cell office:value-type="float" office:value="0.00530642" calcext:value-type="float">
            <text:p>0.00530642</text:p>
          </table:table-cell>
          <table:table-cell office:value-type="float" office:value="0.00523665" calcext:value-type="float">
            <text:p>0.00523665</text:p>
          </table:table-cell>
          <table:table-cell office:value-type="float" office:value="0.00522198" calcext:value-type="float">
            <text:p>0.00522198</text:p>
          </table:table-cell>
          <table:table-cell office:value-type="float" office:value="0.0049352" calcext:value-type="float">
            <text:p>0.0049352</text:p>
          </table:table-cell>
          <table:table-cell office:value-type="float" office:value="0.00488608" calcext:value-type="float">
            <text:p>0.00488608</text:p>
          </table:table-cell>
          <table:table-cell office:value-type="float" office:value="0.00479017" calcext:value-type="float">
            <text:p>0.00479017</text:p>
          </table:table-cell>
          <table:table-cell office:value-type="float" office:value="0.00466155" calcext:value-type="float">
            <text:p>0.00466155</text:p>
          </table:table-cell>
          <table:table-cell office:value-type="float" office:value="0.00454086" calcext:value-type="float">
            <text:p>0.00454086</text:p>
          </table:table-cell>
          <table:table-cell office:value-type="float" office:value="0.00459225" calcext:value-type="float">
            <text:p>0.00459225</text:p>
          </table:table-cell>
          <table:table-cell office:value-type="float" office:value="0.00438651" calcext:value-type="float">
            <text:p>0.00438651</text:p>
          </table:table-cell>
          <table:table-cell office:value-type="float" office:value="0.00434008" calcext:value-type="float">
            <text:p>0.00434008</text:p>
          </table:table-cell>
          <table:table-cell office:value-type="float" office:value="0.00422366" calcext:value-type="float">
            <text:p>0.00422366</text:p>
          </table:table-cell>
          <table:table-cell office:value-type="float" office:value="0.00406446" calcext:value-type="float">
            <text:p>0.00406446</text:p>
          </table:table-cell>
          <table:table-cell office:value-type="float" office:value="0.00405559" calcext:value-type="float">
            <text:p>0.00405559</text:p>
          </table:table-cell>
          <table:table-cell office:value-type="float" office:value="0.00403759" calcext:value-type="float">
            <text:p>0.00403759</text:p>
          </table:table-cell>
          <table:table-cell office:value-type="float" office:value="0.0039221" calcext:value-type="float">
            <text:p>0.0039221</text:p>
          </table:table-cell>
          <table:table-cell office:value-type="float" office:value="0.00394094" calcext:value-type="float">
            <text:p>0.00394094</text:p>
          </table:table-cell>
          <table:table-cell office:value-type="float" office:value="0.00391613" calcext:value-type="float">
            <text:p>0.00391613</text:p>
          </table:table-cell>
          <table:table-cell office:value-type="float" office:value="0.0037571" calcext:value-type="float">
            <text:p>0.0037571</text:p>
          </table:table-cell>
          <table:table-cell office:value-type="float" office:value="0.00369497" calcext:value-type="float">
            <text:p>0.00369497</text:p>
          </table:table-cell>
          <table:table-cell office:value-type="float" office:value="0.00359265" calcext:value-type="float">
            <text:p>0.00359265</text:p>
          </table:table-cell>
          <table:table-cell office:value-type="float" office:value="0.00352197" calcext:value-type="float">
            <text:p>0.00352197</text:p>
          </table:table-cell>
          <table:table-cell office:value-type="float" office:value="0.00344683" calcext:value-type="float">
            <text:p>0.00344683</text:p>
          </table:table-cell>
          <table:table-cell office:value-type="float" office:value="0.00358773" calcext:value-type="float">
            <text:p>0.00358773</text:p>
          </table:table-cell>
          <table:table-cell office:value-type="float" office:value="0.00350822" calcext:value-type="float">
            <text:p>0.00350822</text:p>
          </table:table-cell>
          <table:table-cell office:value-type="float" office:value="0.00332436" calcext:value-type="float">
            <text:p>0.00332436</text:p>
          </table:table-cell>
          <table:table-cell office:value-type="float" office:value="0.00324627" calcext:value-type="float">
            <text:p>0.00324627</text:p>
          </table:table-cell>
          <table:table-cell office:value-type="float" office:value="0.0031968" calcext:value-type="float">
            <text:p>0.0031968</text:p>
          </table:table-cell>
          <table:table-cell office:value-type="float" office:value="0.00324016" calcext:value-type="float">
            <text:p>0.00324016</text:p>
          </table:table-cell>
          <table:table-cell office:value-type="float" office:value="0.00315724" calcext:value-type="float">
            <text:p>0.00315724</text:p>
          </table:table-cell>
          <table:table-cell office:value-type="float" office:value="0.00311937" calcext:value-type="float">
            <text:p>0.00311937</text:p>
          </table:table-cell>
          <table:table-cell office:value-type="float" office:value="0.00316879" calcext:value-type="float">
            <text:p>0.00316879</text:p>
          </table:table-cell>
          <table:table-cell office:value-type="float" office:value="0.0030874" calcext:value-type="float">
            <text:p>0.0030874</text:p>
          </table:table-cell>
          <table:table-cell office:value-type="float" office:value="0.00304028" calcext:value-type="float">
            <text:p>0.00304028</text:p>
          </table:table-cell>
          <table:table-cell office:value-type="float" office:value="0.00301599" calcext:value-type="float">
            <text:p>0.00301599</text:p>
          </table:table-cell>
          <table:table-cell office:value-type="float" office:value="0.00308694" calcext:value-type="float">
            <text:p>0.00308694</text:p>
          </table:table-cell>
          <table:table-cell office:value-type="float" office:value="0.00298444" calcext:value-type="float">
            <text:p>0.00298444</text:p>
          </table:table-cell>
          <table:table-cell/>
          <table:table-cell office:value-type="float" office:value="0.0185575706452973" calcext:value-type="float">
            <text:p>0.018557570645297</text:p>
          </table:table-cell>
          <table:table-cell office:value-type="float" office:value="0.0283366615384615" calcext:value-type="float">
            <text:p>0.028336661538462</text:p>
          </table:table-cell>
          <table:table-cell office:value-type="float" office:value="0.0295872423076923" calcext:value-type="float">
            <text:p>0.029587242307692</text:p>
          </table:table-cell>
          <table:table-cell office:value-type="float" office:value="0.0279508692307692" calcext:value-type="float">
            <text:p>0.027950869230769</text:p>
          </table:table-cell>
          <table:table-cell office:value-type="float" office:value="0.0295872423076923" calcext:value-type="float">
            <text:p>0.029587242307692</text:p>
          </table:table-cell>
          <table:table-cell/>
          <table:table-cell table:formula="of:=ABS([.CE10]-[.$CD10])" office:value-type="float" office:value="0.0097790908931642" calcext:value-type="float">
            <text:p>0.009779090893164</text:p>
          </table:table-cell>
          <table:table-cell table:formula="of:=ABS([.CF10]-[.$CD10])" office:value-type="float" office:value="0.011029671662395" calcext:value-type="float">
            <text:p>0.011029671662395</text:p>
          </table:table-cell>
          <table:table-cell table:formula="of:=ABS([.CG10]-[.$CD10])" office:value-type="float" office:value="0.0093932985854719" calcext:value-type="float">
            <text:p>0.009393298585472</text:p>
          </table:table-cell>
          <table:table-cell table:formula="of:=ABS([.CH10]-[.$CD10])" office:value-type="float" office:value="0.011029671662395" calcext:value-type="float">
            <text:p>0.011029671662395</text:p>
          </table:table-cell>
        </table:table-row>
        <table:table-row table:style-name="ro1">
          <table:table-cell/>
          <table:table-cell office:value-type="float" office:value="0.132451" calcext:value-type="float">
            <text:p>0.132451</text:p>
          </table:table-cell>
          <table:table-cell office:value-type="float" office:value="0.0934498" calcext:value-type="float">
            <text:p>0.0934498</text:p>
          </table:table-cell>
          <table:table-cell office:value-type="float" office:value="0.0698429" calcext:value-type="float">
            <text:p>0.0698429</text:p>
          </table:table-cell>
          <table:table-cell office:value-type="float" office:value="0.0548146" calcext:value-type="float">
            <text:p>0.0548146</text:p>
          </table:table-cell>
          <table:table-cell office:value-type="float" office:value="0.0446385" calcext:value-type="float">
            <text:p>0.0446385</text:p>
          </table:table-cell>
          <table:table-cell office:value-type="float" office:value="0.0376629" calcext:value-type="float">
            <text:p>0.0376629</text:p>
          </table:table-cell>
          <table:table-cell office:value-type="float" office:value="0.032424" calcext:value-type="float">
            <text:p>0.032424</text:p>
          </table:table-cell>
          <table:table-cell office:value-type="float" office:value="0.0282719" calcext:value-type="float">
            <text:p>0.0282719</text:p>
          </table:table-cell>
          <table:table-cell office:value-type="float" office:value="0.0252854" calcext:value-type="float">
            <text:p>0.0252854</text:p>
          </table:table-cell>
          <table:table-cell office:value-type="float" office:value="0.0224194" calcext:value-type="float">
            <text:p>0.0224194</text:p>
          </table:table-cell>
          <table:table-cell office:value-type="float" office:value="0.0207191" calcext:value-type="float">
            <text:p>0.0207191</text:p>
          </table:table-cell>
          <table:table-cell office:value-type="float" office:value="0.0189234" calcext:value-type="float">
            <text:p>0.0189234</text:p>
          </table:table-cell>
          <table:table-cell office:value-type="float" office:value="0.0173841" calcext:value-type="float">
            <text:p>0.0173841</text:p>
          </table:table-cell>
          <table:table-cell office:value-type="float" office:value="0.0160992" calcext:value-type="float">
            <text:p>0.0160992</text:p>
          </table:table-cell>
          <table:table-cell office:value-type="float" office:value="0.0151616" calcext:value-type="float">
            <text:p>0.0151616</text:p>
          </table:table-cell>
          <table:table-cell office:value-type="float" office:value="0.0141743" calcext:value-type="float">
            <text:p>0.0141743</text:p>
          </table:table-cell>
          <table:table-cell office:value-type="float" office:value="0.0133282" calcext:value-type="float">
            <text:p>0.0133282</text:p>
          </table:table-cell>
          <table:table-cell office:value-type="float" office:value="0.0125183" calcext:value-type="float">
            <text:p>0.0125183</text:p>
          </table:table-cell>
          <table:table-cell office:value-type="float" office:value="0.0119458" calcext:value-type="float">
            <text:p>0.0119458</text:p>
          </table:table-cell>
          <table:table-cell office:value-type="float" office:value="0.0112145" calcext:value-type="float">
            <text:p>0.0112145</text:p>
          </table:table-cell>
          <table:table-cell office:value-type="float" office:value="0.0108613" calcext:value-type="float">
            <text:p>0.0108613</text:p>
          </table:table-cell>
          <table:table-cell office:value-type="float" office:value="0.010381" calcext:value-type="float">
            <text:p>0.010381</text:p>
          </table:table-cell>
          <table:table-cell office:value-type="float" office:value="0.00984374" calcext:value-type="float">
            <text:p>0.00984374</text:p>
          </table:table-cell>
          <table:table-cell office:value-type="float" office:value="0.00961617" calcext:value-type="float">
            <text:p>0.00961617</text:p>
          </table:table-cell>
          <table:table-cell office:value-type="float" office:value="0.00919141" calcext:value-type="float">
            <text:p>0.00919141</text:p>
          </table:table-cell>
          <table:table-cell office:value-type="float" office:value="0.00872599" calcext:value-type="float">
            <text:p>0.00872599</text:p>
          </table:table-cell>
          <table:table-cell office:value-type="float" office:value="0.00845732" calcext:value-type="float">
            <text:p>0.00845732</text:p>
          </table:table-cell>
          <table:table-cell office:value-type="float" office:value="0.00801133" calcext:value-type="float">
            <text:p>0.00801133</text:p>
          </table:table-cell>
          <table:table-cell office:value-type="float" office:value="0.00779401" calcext:value-type="float">
            <text:p>0.00779401</text:p>
          </table:table-cell>
          <table:table-cell office:value-type="float" office:value="0.00750853" calcext:value-type="float">
            <text:p>0.00750853</text:p>
          </table:table-cell>
          <table:table-cell office:value-type="float" office:value="0.00733427" calcext:value-type="float">
            <text:p>0.00733427</text:p>
          </table:table-cell>
          <table:table-cell office:value-type="float" office:value="0.00718241" calcext:value-type="float">
            <text:p>0.00718241</text:p>
          </table:table-cell>
          <table:table-cell office:value-type="float" office:value="0.00673618" calcext:value-type="float">
            <text:p>0.00673618</text:p>
          </table:table-cell>
          <table:table-cell office:value-type="float" office:value="0.0067874" calcext:value-type="float">
            <text:p>0.0067874</text:p>
          </table:table-cell>
          <table:table-cell office:value-type="float" office:value="0.00657854" calcext:value-type="float">
            <text:p>0.00657854</text:p>
          </table:table-cell>
          <table:table-cell office:value-type="float" office:value="0.00620293" calcext:value-type="float">
            <text:p>0.00620293</text:p>
          </table:table-cell>
          <table:table-cell office:value-type="float" office:value="0.00603219" calcext:value-type="float">
            <text:p>0.00603219</text:p>
          </table:table-cell>
          <table:table-cell office:value-type="float" office:value="0.00594688" calcext:value-type="float">
            <text:p>0.00594688</text:p>
          </table:table-cell>
          <table:table-cell office:value-type="float" office:value="0.00573708" calcext:value-type="float">
            <text:p>0.00573708</text:p>
          </table:table-cell>
          <table:table-cell office:value-type="float" office:value="0.00575006" calcext:value-type="float">
            <text:p>0.00575006</text:p>
          </table:table-cell>
          <table:table-cell office:value-type="float" office:value="0.00538951" calcext:value-type="float">
            <text:p>0.00538951</text:p>
          </table:table-cell>
          <table:table-cell office:value-type="float" office:value="0.00530174" calcext:value-type="float">
            <text:p>0.00530174</text:p>
          </table:table-cell>
          <table:table-cell office:value-type="float" office:value="0.00514833" calcext:value-type="float">
            <text:p>0.00514833</text:p>
          </table:table-cell>
          <table:table-cell office:value-type="float" office:value="0.00506647" calcext:value-type="float">
            <text:p>0.00506647</text:p>
          </table:table-cell>
          <table:table-cell office:value-type="float" office:value="0.00513409" calcext:value-type="float">
            <text:p>0.00513409</text:p>
          </table:table-cell>
          <table:table-cell office:value-type="float" office:value="0.00502806" calcext:value-type="float">
            <text:p>0.00502806</text:p>
          </table:table-cell>
          <table:table-cell office:value-type="float" office:value="0.00470494" calcext:value-type="float">
            <text:p>0.00470494</text:p>
          </table:table-cell>
          <table:table-cell office:value-type="float" office:value="0.00470576" calcext:value-type="float">
            <text:p>0.00470576</text:p>
          </table:table-cell>
          <table:table-cell office:value-type="float" office:value="0.00462454" calcext:value-type="float">
            <text:p>0.00462454</text:p>
          </table:table-cell>
          <table:table-cell office:value-type="float" office:value="0.00450672" calcext:value-type="float">
            <text:p>0.00450672</text:p>
          </table:table-cell>
          <table:table-cell office:value-type="float" office:value="0.00439408" calcext:value-type="float">
            <text:p>0.00439408</text:p>
          </table:table-cell>
          <table:table-cell office:value-type="float" office:value="0.00432071" calcext:value-type="float">
            <text:p>0.00432071</text:p>
          </table:table-cell>
          <table:table-cell office:value-type="float" office:value="0.00429104" calcext:value-type="float">
            <text:p>0.00429104</text:p>
          </table:table-cell>
          <table:table-cell office:value-type="float" office:value="0.00424473" calcext:value-type="float">
            <text:p>0.00424473</text:p>
          </table:table-cell>
          <table:table-cell office:value-type="float" office:value="0.00417129" calcext:value-type="float">
            <text:p>0.00417129</text:p>
          </table:table-cell>
          <table:table-cell office:value-type="float" office:value="0.0042129" calcext:value-type="float">
            <text:p>0.0042129</text:p>
          </table:table-cell>
          <table:table-cell office:value-type="float" office:value="0.00393024" calcext:value-type="float">
            <text:p>0.00393024</text:p>
          </table:table-cell>
          <table:table-cell office:value-type="float" office:value="0.00393421" calcext:value-type="float">
            <text:p>0.00393421</text:p>
          </table:table-cell>
          <table:table-cell office:value-type="float" office:value="0.0038952" calcext:value-type="float">
            <text:p>0.0038952</text:p>
          </table:table-cell>
          <table:table-cell office:value-type="float" office:value="0.00376902" calcext:value-type="float">
            <text:p>0.00376902</text:p>
          </table:table-cell>
          <table:table-cell office:value-type="float" office:value="0.00372863" calcext:value-type="float">
            <text:p>0.00372863</text:p>
          </table:table-cell>
          <table:table-cell office:value-type="float" office:value="0.00361901" calcext:value-type="float">
            <text:p>0.00361901</text:p>
          </table:table-cell>
          <table:table-cell office:value-type="float" office:value="0.00358237" calcext:value-type="float">
            <text:p>0.00358237</text:p>
          </table:table-cell>
          <table:table-cell office:value-type="float" office:value="0.00350711" calcext:value-type="float">
            <text:p>0.00350711</text:p>
          </table:table-cell>
          <table:table-cell office:value-type="float" office:value="0.00354198" calcext:value-type="float">
            <text:p>0.00354198</text:p>
          </table:table-cell>
          <table:table-cell office:value-type="float" office:value="0.0034364" calcext:value-type="float">
            <text:p>0.0034364</text:p>
          </table:table-cell>
          <table:table-cell office:value-type="float" office:value="0.00336861" calcext:value-type="float">
            <text:p>0.00336861</text:p>
          </table:table-cell>
          <table:table-cell office:value-type="float" office:value="0.00331581" calcext:value-type="float">
            <text:p>0.00331581</text:p>
          </table:table-cell>
          <table:table-cell office:value-type="float" office:value="0.00327621" calcext:value-type="float">
            <text:p>0.00327621</text:p>
          </table:table-cell>
          <table:table-cell office:value-type="float" office:value="0.00317537" calcext:value-type="float">
            <text:p>0.00317537</text:p>
          </table:table-cell>
          <table:table-cell office:value-type="float" office:value="0.00331223" calcext:value-type="float">
            <text:p>0.00331223</text:p>
          </table:table-cell>
          <table:table-cell office:value-type="float" office:value="0.00304735" calcext:value-type="float">
            <text:p>0.00304735</text:p>
          </table:table-cell>
          <table:table-cell office:value-type="float" office:value="0.00314779" calcext:value-type="float">
            <text:p>0.00314779</text:p>
          </table:table-cell>
          <table:table-cell office:value-type="float" office:value="0.00309179" calcext:value-type="float">
            <text:p>0.00309179</text:p>
          </table:table-cell>
          <table:table-cell office:value-type="float" office:value="0.00299871" calcext:value-type="float">
            <text:p>0.00299871</text:p>
          </table:table-cell>
          <table:table-cell office:value-type="float" office:value="0.00298769" calcext:value-type="float">
            <text:p>0.00298769</text:p>
          </table:table-cell>
          <table:table-cell office:value-type="float" office:value="0.00296076" calcext:value-type="float">
            <text:p>0.00296076</text:p>
          </table:table-cell>
          <table:table-cell office:value-type="float" office:value="0.00292602" calcext:value-type="float">
            <text:p>0.00292602</text:p>
          </table:table-cell>
          <table:table-cell office:value-type="float" office:value="0.00279462" calcext:value-type="float">
            <text:p>0.00279462</text:p>
          </table:table-cell>
          <table:table-cell/>
          <table:table-cell office:value-type="float" office:value="0.0185575706452973" calcext:value-type="float">
            <text:p>0.018557570645297</text:p>
          </table:table-cell>
          <table:table-cell office:value-type="float" office:value="0.02521235" calcext:value-type="float">
            <text:p>0.02521235</text:p>
          </table:table-cell>
          <table:table-cell office:value-type="float" office:value="0.0263865884615385" calcext:value-type="float">
            <text:p>0.026386588461539</text:p>
          </table:table-cell>
          <table:table-cell office:value-type="float" office:value="0.0264148230769231" calcext:value-type="float">
            <text:p>0.026414823076923</text:p>
          </table:table-cell>
          <table:table-cell office:value-type="float" office:value="0.0263865884615385" calcext:value-type="float">
            <text:p>0.026386588461539</text:p>
          </table:table-cell>
          <table:table-cell/>
          <table:table-cell table:formula="of:=ABS([.CE11]-[.$CD11])" office:value-type="float" office:value="0.0066547793547027" calcext:value-type="float">
            <text:p>0.006654779354703</text:p>
          </table:table-cell>
          <table:table-cell table:formula="of:=ABS([.CF11]-[.$CD11])" office:value-type="float" office:value="0.0078290178162412" calcext:value-type="float">
            <text:p>0.007829017816241</text:p>
          </table:table-cell>
          <table:table-cell table:formula="of:=ABS([.CG11]-[.$CD11])" office:value-type="float" office:value="0.0078572524316258" calcext:value-type="float">
            <text:p>0.007857252431626</text:p>
          </table:table-cell>
          <table:table-cell table:formula="of:=ABS([.CH11]-[.$CD11])" office:value-type="float" office:value="0.0078290178162412" calcext:value-type="float">
            <text:p>0.007829017816241</text:p>
          </table:table-cell>
        </table:table-row>
        <table:table-row table:style-name="ro1">
          <table:table-cell/>
          <table:table-cell office:value-type="float" office:value="0.13105" calcext:value-type="float">
            <text:p>0.13105</text:p>
          </table:table-cell>
          <table:table-cell office:value-type="float" office:value="0.0926708" calcext:value-type="float">
            <text:p>0.0926708</text:p>
          </table:table-cell>
          <table:table-cell office:value-type="float" office:value="0.0696711" calcext:value-type="float">
            <text:p>0.0696711</text:p>
          </table:table-cell>
          <table:table-cell office:value-type="float" office:value="0.0549726" calcext:value-type="float">
            <text:p>0.0549726</text:p>
          </table:table-cell>
          <table:table-cell office:value-type="float" office:value="0.0448975" calcext:value-type="float">
            <text:p>0.0448975</text:p>
          </table:table-cell>
          <table:table-cell office:value-type="float" office:value="0.037625" calcext:value-type="float">
            <text:p>0.037625</text:p>
          </table:table-cell>
          <table:table-cell office:value-type="float" office:value="0.0323454" calcext:value-type="float">
            <text:p>0.0323454</text:p>
          </table:table-cell>
          <table:table-cell office:value-type="float" office:value="0.0282754" calcext:value-type="float">
            <text:p>0.0282754</text:p>
          </table:table-cell>
          <table:table-cell office:value-type="float" office:value="0.0252005" calcext:value-type="float">
            <text:p>0.0252005</text:p>
          </table:table-cell>
          <table:table-cell office:value-type="float" office:value="0.0225344" calcext:value-type="float">
            <text:p>0.0225344</text:p>
          </table:table-cell>
          <table:table-cell office:value-type="float" office:value="0.0208398" calcext:value-type="float">
            <text:p>0.0208398</text:p>
          </table:table-cell>
          <table:table-cell office:value-type="float" office:value="0.0190389" calcext:value-type="float">
            <text:p>0.0190389</text:p>
          </table:table-cell>
          <table:table-cell office:value-type="float" office:value="0.017576" calcext:value-type="float">
            <text:p>0.017576</text:p>
          </table:table-cell>
          <table:table-cell office:value-type="float" office:value="0.0163396" calcext:value-type="float">
            <text:p>0.0163396</text:p>
          </table:table-cell>
          <table:table-cell office:value-type="float" office:value="0.014874" calcext:value-type="float">
            <text:p>0.014874</text:p>
          </table:table-cell>
          <table:table-cell office:value-type="float" office:value="0.0141603" calcext:value-type="float">
            <text:p>0.0141603</text:p>
          </table:table-cell>
          <table:table-cell office:value-type="float" office:value="0.0132106" calcext:value-type="float">
            <text:p>0.0132106</text:p>
          </table:table-cell>
          <table:table-cell office:value-type="float" office:value="0.0125999" calcext:value-type="float">
            <text:p>0.0125999</text:p>
          </table:table-cell>
          <table:table-cell office:value-type="float" office:value="0.0119543" calcext:value-type="float">
            <text:p>0.0119543</text:p>
          </table:table-cell>
          <table:table-cell office:value-type="float" office:value="0.0114366" calcext:value-type="float">
            <text:p>0.0114366</text:p>
          </table:table-cell>
          <table:table-cell office:value-type="float" office:value="0.0108241" calcext:value-type="float">
            <text:p>0.0108241</text:p>
          </table:table-cell>
          <table:table-cell office:value-type="float" office:value="0.010407" calcext:value-type="float">
            <text:p>0.010407</text:p>
          </table:table-cell>
          <table:table-cell office:value-type="float" office:value="0.0100604" calcext:value-type="float">
            <text:p>0.0100604</text:p>
          </table:table-cell>
          <table:table-cell office:value-type="float" office:value="0.00952719" calcext:value-type="float">
            <text:p>0.00952719</text:p>
          </table:table-cell>
          <table:table-cell office:value-type="float" office:value="0.00913259" calcext:value-type="float">
            <text:p>0.00913259</text:p>
          </table:table-cell>
          <table:table-cell office:value-type="float" office:value="0.00867517" calcext:value-type="float">
            <text:p>0.00867517</text:p>
          </table:table-cell>
          <table:table-cell office:value-type="float" office:value="0.00848189" calcext:value-type="float">
            <text:p>0.00848189</text:p>
          </table:table-cell>
          <table:table-cell office:value-type="float" office:value="0.00825922" calcext:value-type="float">
            <text:p>0.00825922</text:p>
          </table:table-cell>
          <table:table-cell office:value-type="float" office:value="0.00777856" calcext:value-type="float">
            <text:p>0.00777856</text:p>
          </table:table-cell>
          <table:table-cell office:value-type="float" office:value="0.00748039" calcext:value-type="float">
            <text:p>0.00748039</text:p>
          </table:table-cell>
          <table:table-cell office:value-type="float" office:value="0.00730708" calcext:value-type="float">
            <text:p>0.00730708</text:p>
          </table:table-cell>
          <table:table-cell office:value-type="float" office:value="0.00720237" calcext:value-type="float">
            <text:p>0.00720237</text:p>
          </table:table-cell>
          <table:table-cell office:value-type="float" office:value="0.00705887" calcext:value-type="float">
            <text:p>0.00705887</text:p>
          </table:table-cell>
          <table:table-cell office:value-type="float" office:value="0.00676742" calcext:value-type="float">
            <text:p>0.00676742</text:p>
          </table:table-cell>
          <table:table-cell office:value-type="float" office:value="0.0066481" calcext:value-type="float">
            <text:p>0.0066481</text:p>
          </table:table-cell>
          <table:table-cell office:value-type="float" office:value="0.00635001" calcext:value-type="float">
            <text:p>0.00635001</text:p>
          </table:table-cell>
          <table:table-cell office:value-type="float" office:value="0.00603346" calcext:value-type="float">
            <text:p>0.00603346</text:p>
          </table:table-cell>
          <table:table-cell office:value-type="float" office:value="0.00600704" calcext:value-type="float">
            <text:p>0.00600704</text:p>
          </table:table-cell>
          <table:table-cell office:value-type="float" office:value="0.00579585" calcext:value-type="float">
            <text:p>0.00579585</text:p>
          </table:table-cell>
          <table:table-cell office:value-type="float" office:value="0.00546143" calcext:value-type="float">
            <text:p>0.00546143</text:p>
          </table:table-cell>
          <table:table-cell office:value-type="float" office:value="0.00548116" calcext:value-type="float">
            <text:p>0.00548116</text:p>
          </table:table-cell>
          <table:table-cell office:value-type="float" office:value="0.00542296" calcext:value-type="float">
            <text:p>0.00542296</text:p>
          </table:table-cell>
          <table:table-cell office:value-type="float" office:value="0.00526973" calcext:value-type="float">
            <text:p>0.00526973</text:p>
          </table:table-cell>
          <table:table-cell office:value-type="float" office:value="0.00514353" calcext:value-type="float">
            <text:p>0.00514353</text:p>
          </table:table-cell>
          <table:table-cell office:value-type="float" office:value="0.00518895" calcext:value-type="float">
            <text:p>0.00518895</text:p>
          </table:table-cell>
          <table:table-cell office:value-type="float" office:value="0.0050093" calcext:value-type="float">
            <text:p>0.0050093</text:p>
          </table:table-cell>
          <table:table-cell office:value-type="float" office:value="0.0048971" calcext:value-type="float">
            <text:p>0.0048971</text:p>
          </table:table-cell>
          <table:table-cell office:value-type="float" office:value="0.00488165" calcext:value-type="float">
            <text:p>0.00488165</text:p>
          </table:table-cell>
          <table:table-cell office:value-type="float" office:value="0.00469747" calcext:value-type="float">
            <text:p>0.00469747</text:p>
          </table:table-cell>
          <table:table-cell office:value-type="float" office:value="0.00448443" calcext:value-type="float">
            <text:p>0.00448443</text:p>
          </table:table-cell>
          <table:table-cell office:value-type="float" office:value="0.00439944" calcext:value-type="float">
            <text:p>0.00439944</text:p>
          </table:table-cell>
          <table:table-cell office:value-type="float" office:value="0.00442544" calcext:value-type="float">
            <text:p>0.00442544</text:p>
          </table:table-cell>
          <table:table-cell office:value-type="float" office:value="0.00420674" calcext:value-type="float">
            <text:p>0.00420674</text:p>
          </table:table-cell>
          <table:table-cell office:value-type="float" office:value="0.00419145" calcext:value-type="float">
            <text:p>0.00419145</text:p>
          </table:table-cell>
          <table:table-cell office:value-type="float" office:value="0.0040861" calcext:value-type="float">
            <text:p>0.0040861</text:p>
          </table:table-cell>
          <table:table-cell office:value-type="float" office:value="0.0041381" calcext:value-type="float">
            <text:p>0.0041381</text:p>
          </table:table-cell>
          <table:table-cell office:value-type="float" office:value="0.00405832" calcext:value-type="float">
            <text:p>0.00405832</text:p>
          </table:table-cell>
          <table:table-cell office:value-type="float" office:value="0.00400405" calcext:value-type="float">
            <text:p>0.00400405</text:p>
          </table:table-cell>
          <table:table-cell office:value-type="float" office:value="0.00384262" calcext:value-type="float">
            <text:p>0.00384262</text:p>
          </table:table-cell>
          <table:table-cell office:value-type="float" office:value="0.00387693" calcext:value-type="float">
            <text:p>0.00387693</text:p>
          </table:table-cell>
          <table:table-cell office:value-type="float" office:value="0.00374802" calcext:value-type="float">
            <text:p>0.00374802</text:p>
          </table:table-cell>
          <table:table-cell office:value-type="float" office:value="0.00362789" calcext:value-type="float">
            <text:p>0.00362789</text:p>
          </table:table-cell>
          <table:table-cell office:value-type="float" office:value="0.00351316" calcext:value-type="float">
            <text:p>0.00351316</text:p>
          </table:table-cell>
          <table:table-cell office:value-type="float" office:value="0.00353879" calcext:value-type="float">
            <text:p>0.00353879</text:p>
          </table:table-cell>
          <table:table-cell office:value-type="float" office:value="0.00337371" calcext:value-type="float">
            <text:p>0.00337371</text:p>
          </table:table-cell>
          <table:table-cell office:value-type="float" office:value="0.00340371" calcext:value-type="float">
            <text:p>0.00340371</text:p>
          </table:table-cell>
          <table:table-cell office:value-type="float" office:value="0.00335788" calcext:value-type="float">
            <text:p>0.00335788</text:p>
          </table:table-cell>
          <table:table-cell office:value-type="float" office:value="0.00342915" calcext:value-type="float">
            <text:p>0.00342915</text:p>
          </table:table-cell>
          <table:table-cell office:value-type="float" office:value="0.00330217" calcext:value-type="float">
            <text:p>0.00330217</text:p>
          </table:table-cell>
          <table:table-cell office:value-type="float" office:value="0.00324226" calcext:value-type="float">
            <text:p>0.00324226</text:p>
          </table:table-cell>
          <table:table-cell office:value-type="float" office:value="0.00324669" calcext:value-type="float">
            <text:p>0.00324669</text:p>
          </table:table-cell>
          <table:table-cell office:value-type="float" office:value="0.00308333" calcext:value-type="float">
            <text:p>0.00308333</text:p>
          </table:table-cell>
          <table:table-cell office:value-type="float" office:value="0.0030289" calcext:value-type="float">
            <text:p>0.0030289</text:p>
          </table:table-cell>
          <table:table-cell office:value-type="float" office:value="0.00304994" calcext:value-type="float">
            <text:p>0.00304994</text:p>
          </table:table-cell>
          <table:table-cell office:value-type="float" office:value="0.0030209" calcext:value-type="float">
            <text:p>0.0030209</text:p>
          </table:table-cell>
          <table:table-cell office:value-type="float" office:value="0.00302946" calcext:value-type="float">
            <text:p>0.00302946</text:p>
          </table:table-cell>
          <table:table-cell office:value-type="float" office:value="0.00292309" calcext:value-type="float">
            <text:p>0.00292309</text:p>
          </table:table-cell>
          <table:table-cell office:value-type="float" office:value="0.00295929" calcext:value-type="float">
            <text:p>0.00295929</text:p>
          </table:table-cell>
          <table:table-cell office:value-type="float" office:value="0.00288537" calcext:value-type="float">
            <text:p>0.00288537</text:p>
          </table:table-cell>
          <table:table-cell/>
          <table:table-cell office:value-type="float" office:value="0.0215099114297765" calcext:value-type="float">
            <text:p>0.021509911429777</text:p>
          </table:table-cell>
          <table:table-cell office:value-type="float" office:value="0.0225965461538461" calcext:value-type="float">
            <text:p>0.022596546153846</text:p>
          </table:table-cell>
          <table:table-cell office:value-type="float" office:value="0.0238147423076923" calcext:value-type="float">
            <text:p>0.023814742307692</text:p>
          </table:table-cell>
          <table:table-cell office:value-type="float" office:value="0.0249919730769231" calcext:value-type="float">
            <text:p>0.024991973076923</text:p>
          </table:table-cell>
          <table:table-cell office:value-type="float" office:value="0.0238147423076923" calcext:value-type="float">
            <text:p>0.023814742307692</text:p>
          </table:table-cell>
          <table:table-cell/>
          <table:table-cell table:formula="of:=ABS([.CE12]-[.$CD12])" office:value-type="float" office:value="0.0010866347240696" calcext:value-type="float">
            <text:p>0.00108663472407</text:p>
          </table:table-cell>
          <table:table-cell table:formula="of:=ABS([.CF12]-[.$CD12])" office:value-type="float" office:value="0.0023048308779158" calcext:value-type="float">
            <text:p>0.002304830877916</text:p>
          </table:table-cell>
          <table:table-cell table:formula="of:=ABS([.CG12]-[.$CD12])" office:value-type="float" office:value="0.0034820616471466" calcext:value-type="float">
            <text:p>0.003482061647147</text:p>
          </table:table-cell>
          <table:table-cell table:formula="of:=ABS([.CH12]-[.$CD12])" office:value-type="float" office:value="0.0023048308779158" calcext:value-type="float">
            <text:p>0.002304830877916</text:p>
          </table:table-cell>
        </table:table-row>
        <table:table-row table:style-name="ro1">
          <table:table-cell/>
          <table:table-cell office:value-type="float" office:value="0.137748" calcext:value-type="float">
            <text:p>0.137748</text:p>
          </table:table-cell>
          <table:table-cell office:value-type="float" office:value="0.0951114" calcext:value-type="float">
            <text:p>0.0951114</text:p>
          </table:table-cell>
          <table:table-cell office:value-type="float" office:value="0.0702217" calcext:value-type="float">
            <text:p>0.0702217</text:p>
          </table:table-cell>
          <table:table-cell office:value-type="float" office:value="0.0546786" calcext:value-type="float">
            <text:p>0.0546786</text:p>
          </table:table-cell>
          <table:table-cell office:value-type="float" office:value="0.0444892" calcext:value-type="float">
            <text:p>0.0444892</text:p>
          </table:table-cell>
          <table:table-cell office:value-type="float" office:value="0.0370634" calcext:value-type="float">
            <text:p>0.0370634</text:p>
          </table:table-cell>
          <table:table-cell office:value-type="float" office:value="0.0317219" calcext:value-type="float">
            <text:p>0.0317219</text:p>
          </table:table-cell>
          <table:table-cell office:value-type="float" office:value="0.0281659" calcext:value-type="float">
            <text:p>0.0281659</text:p>
          </table:table-cell>
          <table:table-cell office:value-type="float" office:value="0.0249428" calcext:value-type="float">
            <text:p>0.0249428</text:p>
          </table:table-cell>
          <table:table-cell office:value-type="float" office:value="0.0224709" calcext:value-type="float">
            <text:p>0.0224709</text:p>
          </table:table-cell>
          <table:table-cell office:value-type="float" office:value="0.0205626" calcext:value-type="float">
            <text:p>0.0205626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171656" calcext:value-type="float">
            <text:p>0.0171656</text:p>
          </table:table-cell>
          <table:table-cell office:value-type="float" office:value="0.0158376" calcext:value-type="float">
            <text:p>0.0158376</text:p>
          </table:table-cell>
          <table:table-cell office:value-type="float" office:value="0.014851" calcext:value-type="float">
            <text:p>0.014851</text:p>
          </table:table-cell>
          <table:table-cell office:value-type="float" office:value="0.0138017" calcext:value-type="float">
            <text:p>0.0138017</text:p>
          </table:table-cell>
          <table:table-cell office:value-type="float" office:value="0.0132306" calcext:value-type="float">
            <text:p>0.0132306</text:p>
          </table:table-cell>
          <table:table-cell office:value-type="float" office:value="0.0126093" calcext:value-type="float">
            <text:p>0.0126093</text:p>
          </table:table-cell>
          <table:table-cell office:value-type="float" office:value="0.0121054" calcext:value-type="float">
            <text:p>0.0121054</text:p>
          </table:table-cell>
          <table:table-cell office:value-type="float" office:value="0.0110121" calcext:value-type="float">
            <text:p>0.0110121</text:p>
          </table:table-cell>
          <table:table-cell office:value-type="float" office:value="0.0105299" calcext:value-type="float">
            <text:p>0.0105299</text:p>
          </table:table-cell>
          <table:table-cell office:value-type="float" office:value="0.010184" calcext:value-type="float">
            <text:p>0.010184</text:p>
          </table:table-cell>
          <table:table-cell office:value-type="float" office:value="0.00977528" calcext:value-type="float">
            <text:p>0.00977528</text:p>
          </table:table-cell>
          <table:table-cell office:value-type="float" office:value="0.00924293" calcext:value-type="float">
            <text:p>0.00924293</text:p>
          </table:table-cell>
          <table:table-cell office:value-type="float" office:value="0.00891052" calcext:value-type="float">
            <text:p>0.00891052</text:p>
          </table:table-cell>
          <table:table-cell office:value-type="float" office:value="0.00873409" calcext:value-type="float">
            <text:p>0.00873409</text:p>
          </table:table-cell>
          <table:table-cell office:value-type="float" office:value="0.00826018" calcext:value-type="float">
            <text:p>0.00826018</text:p>
          </table:table-cell>
          <table:table-cell office:value-type="float" office:value="0.00803473" calcext:value-type="float">
            <text:p>0.00803473</text:p>
          </table:table-cell>
          <table:table-cell office:value-type="float" office:value="0.00770073" calcext:value-type="float">
            <text:p>0.00770073</text:p>
          </table:table-cell>
          <table:table-cell office:value-type="float" office:value="0.00766961" calcext:value-type="float">
            <text:p>0.00766961</text:p>
          </table:table-cell>
          <table:table-cell office:value-type="float" office:value="0.00725869" calcext:value-type="float">
            <text:p>0.00725869</text:p>
          </table:table-cell>
          <table:table-cell office:value-type="float" office:value="0.00695313" calcext:value-type="float">
            <text:p>0.00695313</text:p>
          </table:table-cell>
          <table:table-cell office:value-type="float" office:value="0.00685437" calcext:value-type="float">
            <text:p>0.00685437</text:p>
          </table:table-cell>
          <table:table-cell office:value-type="float" office:value="0.00668479" calcext:value-type="float">
            <text:p>0.00668479</text:p>
          </table:table-cell>
          <table:table-cell office:value-type="float" office:value="0.00631267" calcext:value-type="float">
            <text:p>0.00631267</text:p>
          </table:table-cell>
          <table:table-cell office:value-type="float" office:value="0.00616656" calcext:value-type="float">
            <text:p>0.00616656</text:p>
          </table:table-cell>
          <table:table-cell office:value-type="float" office:value="0.00600334" calcext:value-type="float">
            <text:p>0.00600334</text:p>
          </table:table-cell>
          <table:table-cell office:value-type="float" office:value="0.00597147" calcext:value-type="float">
            <text:p>0.00597147</text:p>
          </table:table-cell>
          <table:table-cell office:value-type="float" office:value="0.00583075" calcext:value-type="float">
            <text:p>0.00583075</text:p>
          </table:table-cell>
          <table:table-cell office:value-type="float" office:value="0.00545155" calcext:value-type="float">
            <text:p>0.00545155</text:p>
          </table:table-cell>
          <table:table-cell office:value-type="float" office:value="0.00553792" calcext:value-type="float">
            <text:p>0.00553792</text:p>
          </table:table-cell>
          <table:table-cell office:value-type="float" office:value="0.00542642" calcext:value-type="float">
            <text:p>0.00542642</text:p>
          </table:table-cell>
          <table:table-cell office:value-type="float" office:value="0.00520486" calcext:value-type="float">
            <text:p>0.00520486</text:p>
          </table:table-cell>
          <table:table-cell office:value-type="float" office:value="0.0050108" calcext:value-type="float">
            <text:p>0.0050108</text:p>
          </table:table-cell>
          <table:table-cell office:value-type="float" office:value="0.00486484" calcext:value-type="float">
            <text:p>0.00486484</text:p>
          </table:table-cell>
          <table:table-cell office:value-type="float" office:value="0.00493081" calcext:value-type="float">
            <text:p>0.00493081</text:p>
          </table:table-cell>
          <table:table-cell office:value-type="float" office:value="0.00477862" calcext:value-type="float">
            <text:p>0.00477862</text:p>
          </table:table-cell>
          <table:table-cell office:value-type="float" office:value="0.00462853" calcext:value-type="float">
            <text:p>0.00462853</text:p>
          </table:table-cell>
          <table:table-cell office:value-type="float" office:value="0.00452701" calcext:value-type="float">
            <text:p>0.00452701</text:p>
          </table:table-cell>
          <table:table-cell office:value-type="float" office:value="0.00466014" calcext:value-type="float">
            <text:p>0.00466014</text:p>
          </table:table-cell>
          <table:table-cell office:value-type="float" office:value="0.00437634" calcext:value-type="float">
            <text:p>0.00437634</text:p>
          </table:table-cell>
          <table:table-cell office:value-type="float" office:value="0.00432543" calcext:value-type="float">
            <text:p>0.00432543</text:p>
          </table:table-cell>
          <table:table-cell office:value-type="float" office:value="0.00412876" calcext:value-type="float">
            <text:p>0.00412876</text:p>
          </table:table-cell>
          <table:table-cell office:value-type="float" office:value="0.00426064" calcext:value-type="float">
            <text:p>0.00426064</text:p>
          </table:table-cell>
          <table:table-cell office:value-type="float" office:value="0.00401013" calcext:value-type="float">
            <text:p>0.00401013</text:p>
          </table:table-cell>
          <table:table-cell office:value-type="float" office:value="0.00392225" calcext:value-type="float">
            <text:p>0.00392225</text:p>
          </table:table-cell>
          <table:table-cell office:value-type="float" office:value="0.00389913" calcext:value-type="float">
            <text:p>0.00389913</text:p>
          </table:table-cell>
          <table:table-cell office:value-type="float" office:value="0.00388448" calcext:value-type="float">
            <text:p>0.00388448</text:p>
          </table:table-cell>
          <table:table-cell office:value-type="float" office:value="0.00374902" calcext:value-type="float">
            <text:p>0.00374902</text:p>
          </table:table-cell>
          <table:table-cell office:value-type="float" office:value="0.00373564" calcext:value-type="float">
            <text:p>0.00373564</text:p>
          </table:table-cell>
          <table:table-cell office:value-type="float" office:value="0.0038663" calcext:value-type="float">
            <text:p>0.0038663</text:p>
          </table:table-cell>
          <table:table-cell office:value-type="float" office:value="0.00367826" calcext:value-type="float">
            <text:p>0.00367826</text:p>
          </table:table-cell>
          <table:table-cell office:value-type="float" office:value="0.00354035" calcext:value-type="float">
            <text:p>0.00354035</text:p>
          </table:table-cell>
          <table:table-cell office:value-type="float" office:value="0.0034075" calcext:value-type="float">
            <text:p>0.0034075</text:p>
          </table:table-cell>
          <table:table-cell office:value-type="float" office:value="0.00342061" calcext:value-type="float">
            <text:p>0.00342061</text:p>
          </table:table-cell>
          <table:table-cell office:value-type="float" office:value="0.0033146" calcext:value-type="float">
            <text:p>0.0033146</text:p>
          </table:table-cell>
          <table:table-cell office:value-type="float" office:value="0.00330211" calcext:value-type="float">
            <text:p>0.00330211</text:p>
          </table:table-cell>
          <table:table-cell office:value-type="float" office:value="0.00325004" calcext:value-type="float">
            <text:p>0.00325004</text:p>
          </table:table-cell>
          <table:table-cell office:value-type="float" office:value="0.00335561" calcext:value-type="float">
            <text:p>0.00335561</text:p>
          </table:table-cell>
          <table:table-cell office:value-type="float" office:value="0.00317781" calcext:value-type="float">
            <text:p>0.00317781</text:p>
          </table:table-cell>
          <table:table-cell office:value-type="float" office:value="0.00320501" calcext:value-type="float">
            <text:p>0.00320501</text:p>
          </table:table-cell>
          <table:table-cell office:value-type="float" office:value="0.00314815" calcext:value-type="float">
            <text:p>0.00314815</text:p>
          </table:table-cell>
          <table:table-cell office:value-type="float" office:value="0.00298547" calcext:value-type="float">
            <text:p>0.00298547</text:p>
          </table:table-cell>
          <table:table-cell office:value-type="float" office:value="0.00297215" calcext:value-type="float">
            <text:p>0.00297215</text:p>
          </table:table-cell>
          <table:table-cell office:value-type="float" office:value="0.00300014" calcext:value-type="float">
            <text:p>0.00300014</text:p>
          </table:table-cell>
          <table:table-cell office:value-type="float" office:value="0.00294238" calcext:value-type="float">
            <text:p>0.00294238</text:p>
          </table:table-cell>
          <table:table-cell office:value-type="float" office:value="0.00283791" calcext:value-type="float">
            <text:p>0.00283791</text:p>
          </table:table-cell>
          <table:table-cell office:value-type="float" office:value="0.00287522" calcext:value-type="float">
            <text:p>0.00287522</text:p>
          </table:table-cell>
          <table:table-cell office:value-type="float" office:value="0.0027894" calcext:value-type="float">
            <text:p>0.0027894</text:p>
          </table:table-cell>
          <table:table-cell/>
          <table:table-cell office:value-type="float" office:value="0.0171235765499789" calcext:value-type="float">
            <text:p>0.017123576549979</text:p>
          </table:table-cell>
          <table:table-cell office:value-type="float" office:value="0.0206645346153846" calcext:value-type="float">
            <text:p>0.020664534615385</text:p>
          </table:table-cell>
          <table:table-cell office:value-type="float" office:value="0.0217274076923077" calcext:value-type="float">
            <text:p>0.021727407692308</text:p>
          </table:table-cell>
          <table:table-cell office:value-type="float" office:value="0.0236886769230769" calcext:value-type="float">
            <text:p>0.023688676923077</text:p>
          </table:table-cell>
          <table:table-cell office:value-type="float" office:value="0.0217274076923077" calcext:value-type="float">
            <text:p>0.021727407692308</text:p>
          </table:table-cell>
          <table:table-cell/>
          <table:table-cell table:formula="of:=ABS([.CE13]-[.$CD13])" office:value-type="float" office:value="0.0035409580654057" calcext:value-type="float">
            <text:p>0.003540958065406</text:p>
          </table:table-cell>
          <table:table-cell table:formula="of:=ABS([.CF13]-[.$CD13])" office:value-type="float" office:value="0.0046038311423288" calcext:value-type="float">
            <text:p>0.004603831142329</text:p>
          </table:table-cell>
          <table:table-cell table:formula="of:=ABS([.CG13]-[.$CD13])" office:value-type="float" office:value="0.006565100373098" calcext:value-type="float">
            <text:p>0.006565100373098</text:p>
          </table:table-cell>
          <table:table-cell table:formula="of:=ABS([.CH13]-[.$CD13])" office:value-type="float" office:value="0.0046038311423288" calcext:value-type="float">
            <text:p>0.004603831142329</text:p>
          </table:table-cell>
        </table:table-row>
        <table:table-row table:style-name="ro1">
          <table:table-cell/>
          <table:table-cell office:value-type="float" office:value="0.129491" calcext:value-type="float">
            <text:p>0.129491</text:p>
          </table:table-cell>
          <table:table-cell office:value-type="float" office:value="0.0923332" calcext:value-type="float">
            <text:p>0.0923332</text:p>
          </table:table-cell>
          <table:table-cell office:value-type="float" office:value="0.0699025" calcext:value-type="float">
            <text:p>0.0699025</text:p>
          </table:table-cell>
          <table:table-cell office:value-type="float" office:value="0.0551747" calcext:value-type="float">
            <text:p>0.0551747</text:p>
          </table:table-cell>
          <table:table-cell office:value-type="float" office:value="0.0450495" calcext:value-type="float">
            <text:p>0.0450495</text:p>
          </table:table-cell>
          <table:table-cell office:value-type="float" office:value="0.037769" calcext:value-type="float">
            <text:p>0.037769</text:p>
          </table:table-cell>
          <table:table-cell office:value-type="float" office:value="0.0324687" calcext:value-type="float">
            <text:p>0.0324687</text:p>
          </table:table-cell>
          <table:table-cell office:value-type="float" office:value="0.0283073" calcext:value-type="float">
            <text:p>0.0283073</text:p>
          </table:table-cell>
          <table:table-cell office:value-type="float" office:value="0.0252992" calcext:value-type="float">
            <text:p>0.0252992</text:p>
          </table:table-cell>
          <table:table-cell office:value-type="float" office:value="0.0228659" calcext:value-type="float">
            <text:p>0.0228659</text:p>
          </table:table-cell>
          <table:table-cell office:value-type="float" office:value="0.0206309" calcext:value-type="float">
            <text:p>0.0206309</text:p>
          </table:table-cell>
          <table:table-cell office:value-type="float" office:value="0.0189266" calcext:value-type="float">
            <text:p>0.0189266</text:p>
          </table:table-cell>
          <table:table-cell office:value-type="float" office:value="0.0174717" calcext:value-type="float">
            <text:p>0.0174717</text:p>
          </table:table-cell>
          <table:table-cell office:value-type="float" office:value="0.0163184" calcext:value-type="float">
            <text:p>0.0163184</text:p>
          </table:table-cell>
          <table:table-cell office:value-type="float" office:value="0.0150882" calcext:value-type="float">
            <text:p>0.0150882</text:p>
          </table:table-cell>
          <table:table-cell office:value-type="float" office:value="0.0143548" calcext:value-type="float">
            <text:p>0.0143548</text:p>
          </table:table-cell>
          <table:table-cell office:value-type="float" office:value="0.0133632" calcext:value-type="float">
            <text:p>0.0133632</text:p>
          </table:table-cell>
          <table:table-cell office:value-type="float" office:value="0.012639" calcext:value-type="float">
            <text:p>0.012639</text:p>
          </table:table-cell>
          <table:table-cell office:value-type="float" office:value="0.0119224" calcext:value-type="float">
            <text:p>0.0119224</text:p>
          </table:table-cell>
          <table:table-cell office:value-type="float" office:value="0.0112496" calcext:value-type="float">
            <text:p>0.0112496</text:p>
          </table:table-cell>
          <table:table-cell office:value-type="float" office:value="0.0109081" calcext:value-type="float">
            <text:p>0.0109081</text:p>
          </table:table-cell>
          <table:table-cell office:value-type="float" office:value="0.010436" calcext:value-type="float">
            <text:p>0.010436</text:p>
          </table:table-cell>
          <table:table-cell office:value-type="float" office:value="0.00989064" calcext:value-type="float">
            <text:p>0.00989064</text:p>
          </table:table-cell>
          <table:table-cell office:value-type="float" office:value="0.0095035" calcext:value-type="float">
            <text:p>0.0095035</text:p>
          </table:table-cell>
          <table:table-cell office:value-type="float" office:value="0.00900011" calcext:value-type="float">
            <text:p>0.00900011</text:p>
          </table:table-cell>
          <table:table-cell office:value-type="float" office:value="0.00870382" calcext:value-type="float">
            <text:p>0.00870382</text:p>
          </table:table-cell>
          <table:table-cell office:value-type="float" office:value="0.00839665" calcext:value-type="float">
            <text:p>0.00839665</text:p>
          </table:table-cell>
          <table:table-cell office:value-type="float" office:value="0.00820511" calcext:value-type="float">
            <text:p>0.00820511</text:p>
          </table:table-cell>
          <table:table-cell office:value-type="float" office:value="0.00777083" calcext:value-type="float">
            <text:p>0.00777083</text:p>
          </table:table-cell>
          <table:table-cell office:value-type="float" office:value="0.00776668" calcext:value-type="float">
            <text:p>0.00776668</text:p>
          </table:table-cell>
          <table:table-cell office:value-type="float" office:value="0.00751179" calcext:value-type="float">
            <text:p>0.00751179</text:p>
          </table:table-cell>
          <table:table-cell office:value-type="float" office:value="0.00707716" calcext:value-type="float">
            <text:p>0.00707716</text:p>
          </table:table-cell>
          <table:table-cell office:value-type="float" office:value="0.00692246" calcext:value-type="float">
            <text:p>0.00692246</text:p>
          </table:table-cell>
          <table:table-cell office:value-type="float" office:value="0.00667029" calcext:value-type="float">
            <text:p>0.00667029</text:p>
          </table:table-cell>
          <table:table-cell office:value-type="float" office:value="0.00658584" calcext:value-type="float">
            <text:p>0.00658584</text:p>
          </table:table-cell>
          <table:table-cell office:value-type="float" office:value="0.00630102" calcext:value-type="float">
            <text:p>0.00630102</text:p>
          </table:table-cell>
          <table:table-cell office:value-type="float" office:value="0.00618587" calcext:value-type="float">
            <text:p>0.00618587</text:p>
          </table:table-cell>
          <table:table-cell office:value-type="float" office:value="0.00595029" calcext:value-type="float">
            <text:p>0.00595029</text:p>
          </table:table-cell>
          <table:table-cell office:value-type="float" office:value="0.00588021" calcext:value-type="float">
            <text:p>0.00588021</text:p>
          </table:table-cell>
          <table:table-cell office:value-type="float" office:value="0.00580607" calcext:value-type="float">
            <text:p>0.00580607</text:p>
          </table:table-cell>
          <table:table-cell office:value-type="float" office:value="0.00555005" calcext:value-type="float">
            <text:p>0.00555005</text:p>
          </table:table-cell>
          <table:table-cell office:value-type="float" office:value="0.00547728" calcext:value-type="float">
            <text:p>0.00547728</text:p>
          </table:table-cell>
          <table:table-cell office:value-type="float" office:value="0.00541716" calcext:value-type="float">
            <text:p>0.00541716</text:p>
          </table:table-cell>
          <table:table-cell office:value-type="float" office:value="0.0051558" calcext:value-type="float">
            <text:p>0.0051558</text:p>
          </table:table-cell>
          <table:table-cell office:value-type="float" office:value="0.00515593" calcext:value-type="float">
            <text:p>0.00515593</text:p>
          </table:table-cell>
          <table:table-cell office:value-type="float" office:value="0.00488034" calcext:value-type="float">
            <text:p>0.00488034</text:p>
          </table:table-cell>
          <table:table-cell office:value-type="float" office:value="0.00476824" calcext:value-type="float">
            <text:p>0.00476824</text:p>
          </table:table-cell>
          <table:table-cell office:value-type="float" office:value="0.00480066" calcext:value-type="float">
            <text:p>0.00480066</text:p>
          </table:table-cell>
          <table:table-cell office:value-type="float" office:value="0.00472252" calcext:value-type="float">
            <text:p>0.00472252</text:p>
          </table:table-cell>
          <table:table-cell office:value-type="float" office:value="0.00475706" calcext:value-type="float">
            <text:p>0.00475706</text:p>
          </table:table-cell>
          <table:table-cell office:value-type="float" office:value="0.00442849" calcext:value-type="float">
            <text:p>0.00442849</text:p>
          </table:table-cell>
          <table:table-cell office:value-type="float" office:value="0.00436814" calcext:value-type="float">
            <text:p>0.00436814</text:p>
          </table:table-cell>
          <table:table-cell office:value-type="float" office:value="0.00426712" calcext:value-type="float">
            <text:p>0.00426712</text:p>
          </table:table-cell>
          <table:table-cell office:value-type="float" office:value="0.00416648" calcext:value-type="float">
            <text:p>0.00416648</text:p>
          </table:table-cell>
          <table:table-cell office:value-type="float" office:value="0.00412076" calcext:value-type="float">
            <text:p>0.00412076</text:p>
          </table:table-cell>
          <table:table-cell office:value-type="float" office:value="0.00404451" calcext:value-type="float">
            <text:p>0.00404451</text:p>
          </table:table-cell>
          <table:table-cell office:value-type="float" office:value="0.0040318" calcext:value-type="float">
            <text:p>0.0040318</text:p>
          </table:table-cell>
          <table:table-cell office:value-type="float" office:value="0.00394246" calcext:value-type="float">
            <text:p>0.00394246</text:p>
          </table:table-cell>
          <table:table-cell office:value-type="float" office:value="0.00387807" calcext:value-type="float">
            <text:p>0.00387807</text:p>
          </table:table-cell>
          <table:table-cell office:value-type="float" office:value="0.00370982" calcext:value-type="float">
            <text:p>0.00370982</text:p>
          </table:table-cell>
          <table:table-cell office:value-type="float" office:value="0.00368781" calcext:value-type="float">
            <text:p>0.00368781</text:p>
          </table:table-cell>
          <table:table-cell office:value-type="float" office:value="0.00365878" calcext:value-type="float">
            <text:p>0.00365878</text:p>
          </table:table-cell>
          <table:table-cell office:value-type="float" office:value="0.00357863" calcext:value-type="float">
            <text:p>0.00357863</text:p>
          </table:table-cell>
          <table:table-cell office:value-type="float" office:value="0.0035776" calcext:value-type="float">
            <text:p>0.0035776</text:p>
          </table:table-cell>
          <table:table-cell office:value-type="float" office:value="0.00338089" calcext:value-type="float">
            <text:p>0.00338089</text:p>
          </table:table-cell>
          <table:table-cell office:value-type="float" office:value="0.00347315" calcext:value-type="float">
            <text:p>0.00347315</text:p>
          </table:table-cell>
          <table:table-cell office:value-type="float" office:value="0.00343673" calcext:value-type="float">
            <text:p>0.00343673</text:p>
          </table:table-cell>
          <table:table-cell office:value-type="float" office:value="0.00330434" calcext:value-type="float">
            <text:p>0.00330434</text:p>
          </table:table-cell>
          <table:table-cell office:value-type="float" office:value="0.00331925" calcext:value-type="float">
            <text:p>0.00331925</text:p>
          </table:table-cell>
          <table:table-cell office:value-type="float" office:value="0.00324071" calcext:value-type="float">
            <text:p>0.00324071</text:p>
          </table:table-cell>
          <table:table-cell office:value-type="float" office:value="0.00321703" calcext:value-type="float">
            <text:p>0.00321703</text:p>
          </table:table-cell>
          <table:table-cell office:value-type="float" office:value="0.00312527" calcext:value-type="float">
            <text:p>0.00312527</text:p>
          </table:table-cell>
          <table:table-cell office:value-type="float" office:value="0.00321294" calcext:value-type="float">
            <text:p>0.00321294</text:p>
          </table:table-cell>
          <table:table-cell office:value-type="float" office:value="0.00306729" calcext:value-type="float">
            <text:p>0.00306729</text:p>
          </table:table-cell>
          <table:table-cell office:value-type="float" office:value="0.00308577" calcext:value-type="float">
            <text:p>0.00308577</text:p>
          </table:table-cell>
          <table:table-cell office:value-type="float" office:value="0.00300665" calcext:value-type="float">
            <text:p>0.00300665</text:p>
          </table:table-cell>
          <table:table-cell office:value-type="float" office:value="0.00303231" calcext:value-type="float">
            <text:p>0.00303231</text:p>
          </table:table-cell>
          <table:table-cell office:value-type="float" office:value="0.0029671" calcext:value-type="float">
            <text:p>0.0029671</text:p>
          </table:table-cell>
          <table:table-cell office:value-type="float" office:value="0.00288688" calcext:value-type="float">
            <text:p>0.00288688</text:p>
          </table:table-cell>
          <table:table-cell/>
          <table:table-cell office:value-type="float" office:value="0.0109658371994939" calcext:value-type="float">
            <text:p>0.010965837199494</text:p>
          </table:table-cell>
          <table:table-cell office:value-type="float" office:value="0.0189020615384615" calcext:value-type="float">
            <text:p>0.018902061538462</text:p>
          </table:table-cell>
          <table:table-cell office:value-type="float" office:value="0.0198634692307692" calcext:value-type="float">
            <text:p>0.019863469230769</text:p>
          </table:table-cell>
          <table:table-cell office:value-type="float" office:value="0.0225031846153846" calcext:value-type="float">
            <text:p>0.022503184615385</text:p>
          </table:table-cell>
          <table:table-cell office:value-type="float" office:value="0.0198634692307692" calcext:value-type="float">
            <text:p>0.019863469230769</text:p>
          </table:table-cell>
          <table:table-cell/>
          <table:table-cell table:formula="of:=ABS([.CE14]-[.$CD14])" office:value-type="float" office:value="0.0079362243389676" calcext:value-type="float">
            <text:p>0.007936224338968</text:p>
          </table:table-cell>
          <table:table-cell table:formula="of:=ABS([.CF14]-[.$CD14])" office:value-type="float" office:value="0.0088976320312753" calcext:value-type="float">
            <text:p>0.008897632031275</text:p>
          </table:table-cell>
          <table:table-cell table:formula="of:=ABS([.CG14]-[.$CD14])" office:value-type="float" office:value="0.0115373474158907" calcext:value-type="float">
            <text:p>0.011537347415891</text:p>
          </table:table-cell>
          <table:table-cell table:formula="of:=ABS([.CH14]-[.$CD14])" office:value-type="float" office:value="0.0088976320312753" calcext:value-type="float">
            <text:p>0.008897632031275</text:p>
          </table:table-cell>
        </table:table-row>
        <table:table-row table:style-name="ro1">
          <table:table-cell/>
          <table:table-cell office:value-type="float" office:value="0.132426" calcext:value-type="float">
            <text:p>0.132426</text:p>
          </table:table-cell>
          <table:table-cell office:value-type="float" office:value="0.093594" calcext:value-type="float">
            <text:p>0.093594</text:p>
          </table:table-cell>
          <table:table-cell office:value-type="float" office:value="0.069884" calcext:value-type="float">
            <text:p>0.069884</text:p>
          </table:table-cell>
          <table:table-cell office:value-type="float" office:value="0.0547986" calcext:value-type="float">
            <text:p>0.0547986</text:p>
          </table:table-cell>
          <table:table-cell office:value-type="float" office:value="0.0445673" calcext:value-type="float">
            <text:p>0.0445673</text:p>
          </table:table-cell>
          <table:table-cell office:value-type="float" office:value="0.0376372" calcext:value-type="float">
            <text:p>0.0376372</text:p>
          </table:table-cell>
          <table:table-cell office:value-type="float" office:value="0.0322195" calcext:value-type="float">
            <text:p>0.0322195</text:p>
          </table:table-cell>
          <table:table-cell office:value-type="float" office:value="0.0284405" calcext:value-type="float">
            <text:p>0.0284405</text:p>
          </table:table-cell>
          <table:table-cell office:value-type="float" office:value="0.02516" calcext:value-type="float">
            <text:p>0.02516</text:p>
          </table:table-cell>
          <table:table-cell office:value-type="float" office:value="0.0226308" calcext:value-type="float">
            <text:p>0.0226308</text:p>
          </table:table-cell>
          <table:table-cell office:value-type="float" office:value="0.0206206" calcext:value-type="float">
            <text:p>0.0206206</text:p>
          </table:table-cell>
          <table:table-cell office:value-type="float" office:value="0.0190636" calcext:value-type="float">
            <text:p>0.0190636</text:p>
          </table:table-cell>
          <table:table-cell office:value-type="float" office:value="0.0174673" calcext:value-type="float">
            <text:p>0.0174673</text:p>
          </table:table-cell>
          <table:table-cell office:value-type="float" office:value="0.0162054" calcext:value-type="float">
            <text:p>0.0162054</text:p>
          </table:table-cell>
          <table:table-cell office:value-type="float" office:value="0.0150492" calcext:value-type="float">
            <text:p>0.0150492</text:p>
          </table:table-cell>
          <table:table-cell office:value-type="float" office:value="0.0142009" calcext:value-type="float">
            <text:p>0.0142009</text:p>
          </table:table-cell>
          <table:table-cell office:value-type="float" office:value="0.01334" calcext:value-type="float">
            <text:p>0.01334</text:p>
          </table:table-cell>
          <table:table-cell office:value-type="float" office:value="0.012752" calcext:value-type="float">
            <text:p>0.012752</text:p>
          </table:table-cell>
          <table:table-cell office:value-type="float" office:value="0.0119245" calcext:value-type="float">
            <text:p>0.0119245</text:p>
          </table:table-cell>
          <table:table-cell office:value-type="float" office:value="0.0114625" calcext:value-type="float">
            <text:p>0.0114625</text:p>
          </table:table-cell>
          <table:table-cell office:value-type="float" office:value="0.0106764" calcext:value-type="float">
            <text:p>0.0106764</text:p>
          </table:table-cell>
          <table:table-cell office:value-type="float" office:value="0.0103218" calcext:value-type="float">
            <text:p>0.0103218</text:p>
          </table:table-cell>
          <table:table-cell office:value-type="float" office:value="0.00972564" calcext:value-type="float">
            <text:p>0.00972564</text:p>
          </table:table-cell>
          <table:table-cell office:value-type="float" office:value="0.0095245" calcext:value-type="float">
            <text:p>0.0095245</text:p>
          </table:table-cell>
          <table:table-cell office:value-type="float" office:value="0.00909944" calcext:value-type="float">
            <text:p>0.00909944</text:p>
          </table:table-cell>
          <table:table-cell office:value-type="float" office:value="0.00882247" calcext:value-type="float">
            <text:p>0.00882247</text:p>
          </table:table-cell>
          <table:table-cell office:value-type="float" office:value="0.00845371" calcext:value-type="float">
            <text:p>0.00845371</text:p>
          </table:table-cell>
          <table:table-cell office:value-type="float" office:value="0.00817074" calcext:value-type="float">
            <text:p>0.00817074</text:p>
          </table:table-cell>
          <table:table-cell office:value-type="float" office:value="0.0076899" calcext:value-type="float">
            <text:p>0.0076899</text:p>
          </table:table-cell>
          <table:table-cell office:value-type="float" office:value="0.0075106" calcext:value-type="float">
            <text:p>0.0075106</text:p>
          </table:table-cell>
          <table:table-cell office:value-type="float" office:value="0.00711559" calcext:value-type="float">
            <text:p>0.00711559</text:p>
          </table:table-cell>
          <table:table-cell office:value-type="float" office:value="0.00693696" calcext:value-type="float">
            <text:p>0.00693696</text:p>
          </table:table-cell>
          <table:table-cell office:value-type="float" office:value="0.00687065" calcext:value-type="float">
            <text:p>0.00687065</text:p>
          </table:table-cell>
          <table:table-cell office:value-type="float" office:value="0.0064502" calcext:value-type="float">
            <text:p>0.0064502</text:p>
          </table:table-cell>
          <table:table-cell office:value-type="float" office:value="0.00635851" calcext:value-type="float">
            <text:p>0.00635851</text:p>
          </table:table-cell>
          <table:table-cell office:value-type="float" office:value="0.00621667" calcext:value-type="float">
            <text:p>0.00621667</text:p>
          </table:table-cell>
          <table:table-cell office:value-type="float" office:value="0.00617041" calcext:value-type="float">
            <text:p>0.00617041</text:p>
          </table:table-cell>
          <table:table-cell office:value-type="float" office:value="0.00599063" calcext:value-type="float">
            <text:p>0.00599063</text:p>
          </table:table-cell>
          <table:table-cell office:value-type="float" office:value="0.00581696" calcext:value-type="float">
            <text:p>0.00581696</text:p>
          </table:table-cell>
          <table:table-cell office:value-type="float" office:value="0.00578838" calcext:value-type="float">
            <text:p>0.00578838</text:p>
          </table:table-cell>
          <table:table-cell office:value-type="float" office:value="0.00556521" calcext:value-type="float">
            <text:p>0.00556521</text:p>
          </table:table-cell>
          <table:table-cell office:value-type="float" office:value="0.0054016" calcext:value-type="float">
            <text:p>0.0054016</text:p>
          </table:table-cell>
          <table:table-cell office:value-type="float" office:value="0.00537114" calcext:value-type="float">
            <text:p>0.00537114</text:p>
          </table:table-cell>
          <table:table-cell office:value-type="float" office:value="0.00510615" calcext:value-type="float">
            <text:p>0.00510615</text:p>
          </table:table-cell>
          <table:table-cell office:value-type="float" office:value="0.00492817" calcext:value-type="float">
            <text:p>0.00492817</text:p>
          </table:table-cell>
          <table:table-cell office:value-type="float" office:value="0.00472444" calcext:value-type="float">
            <text:p>0.00472444</text:p>
          </table:table-cell>
          <table:table-cell office:value-type="float" office:value="0.00485138" calcext:value-type="float">
            <text:p>0.00485138</text:p>
          </table:table-cell>
          <table:table-cell office:value-type="float" office:value="0.00457704" calcext:value-type="float">
            <text:p>0.00457704</text:p>
          </table:table-cell>
          <table:table-cell office:value-type="float" office:value="0.00452545" calcext:value-type="float">
            <text:p>0.00452545</text:p>
          </table:table-cell>
          <table:table-cell office:value-type="float" office:value="0.00448722" calcext:value-type="float">
            <text:p>0.00448722</text:p>
          </table:table-cell>
          <table:table-cell office:value-type="float" office:value="0.00442441" calcext:value-type="float">
            <text:p>0.00442441</text:p>
          </table:table-cell>
          <table:table-cell office:value-type="float" office:value="0.0044204" calcext:value-type="float">
            <text:p>0.0044204</text:p>
          </table:table-cell>
          <table:table-cell office:value-type="float" office:value="0.0043771" calcext:value-type="float">
            <text:p>0.0043771</text:p>
          </table:table-cell>
          <table:table-cell office:value-type="float" office:value="0.00424176" calcext:value-type="float">
            <text:p>0.00424176</text:p>
          </table:table-cell>
          <table:table-cell office:value-type="float" office:value="0.00414051" calcext:value-type="float">
            <text:p>0.00414051</text:p>
          </table:table-cell>
          <table:table-cell office:value-type="float" office:value="0.0041416" calcext:value-type="float">
            <text:p>0.0041416</text:p>
          </table:table-cell>
          <table:table-cell office:value-type="float" office:value="0.00387356" calcext:value-type="float">
            <text:p>0.00387356</text:p>
          </table:table-cell>
          <table:table-cell office:value-type="float" office:value="0.00401872" calcext:value-type="float">
            <text:p>0.00401872</text:p>
          </table:table-cell>
          <table:table-cell office:value-type="float" office:value="0.00376811" calcext:value-type="float">
            <text:p>0.00376811</text:p>
          </table:table-cell>
          <table:table-cell office:value-type="float" office:value="0.00387233" calcext:value-type="float">
            <text:p>0.00387233</text:p>
          </table:table-cell>
          <table:table-cell office:value-type="float" office:value="0.00364541" calcext:value-type="float">
            <text:p>0.00364541</text:p>
          </table:table-cell>
          <table:table-cell office:value-type="float" office:value="0.00375301" calcext:value-type="float">
            <text:p>0.00375301</text:p>
          </table:table-cell>
          <table:table-cell office:value-type="float" office:value="0.00363512" calcext:value-type="float">
            <text:p>0.00363512</text:p>
          </table:table-cell>
          <table:table-cell office:value-type="float" office:value="0.00362056" calcext:value-type="float">
            <text:p>0.00362056</text:p>
          </table:table-cell>
          <table:table-cell office:value-type="float" office:value="0.00343727" calcext:value-type="float">
            <text:p>0.00343727</text:p>
          </table:table-cell>
          <table:table-cell office:value-type="float" office:value="0.00340214" calcext:value-type="float">
            <text:p>0.00340214</text:p>
          </table:table-cell>
          <table:table-cell office:value-type="float" office:value="0.00340616" calcext:value-type="float">
            <text:p>0.00340616</text:p>
          </table:table-cell>
          <table:table-cell office:value-type="float" office:value="0.00338548" calcext:value-type="float">
            <text:p>0.00338548</text:p>
          </table:table-cell>
          <table:table-cell office:value-type="float" office:value="0.0032954" calcext:value-type="float">
            <text:p>0.0032954</text:p>
          </table:table-cell>
          <table:table-cell office:value-type="float" office:value="0.00325566" calcext:value-type="float">
            <text:p>0.00325566</text:p>
          </table:table-cell>
          <table:table-cell office:value-type="float" office:value="0.00323184" calcext:value-type="float">
            <text:p>0.00323184</text:p>
          </table:table-cell>
          <table:table-cell office:value-type="float" office:value="0.00308597" calcext:value-type="float">
            <text:p>0.00308597</text:p>
          </table:table-cell>
          <table:table-cell office:value-type="float" office:value="0.00311724" calcext:value-type="float">
            <text:p>0.00311724</text:p>
          </table:table-cell>
          <table:table-cell office:value-type="float" office:value="0.00308994" calcext:value-type="float">
            <text:p>0.00308994</text:p>
          </table:table-cell>
          <table:table-cell office:value-type="float" office:value="0.00296027" calcext:value-type="float">
            <text:p>0.00296027</text:p>
          </table:table-cell>
          <table:table-cell office:value-type="float" office:value="0.00295215" calcext:value-type="float">
            <text:p>0.00295215</text:p>
          </table:table-cell>
          <table:table-cell office:value-type="float" office:value="0.00295563" calcext:value-type="float">
            <text:p>0.00295563</text:p>
          </table:table-cell>
          <table:table-cell office:value-type="float" office:value="0.00293203" calcext:value-type="float">
            <text:p>0.00293203</text:p>
          </table:table-cell>
          <table:table-cell office:value-type="float" office:value="0.00286821" calcext:value-type="float">
            <text:p>0.00286821</text:p>
          </table:table-cell>
          <table:table-cell/>
          <table:table-cell office:value-type="float" office:value="0.0107127794179671" calcext:value-type="float">
            <text:p>0.010712779417967</text:p>
          </table:table-cell>
          <table:table-cell office:value-type="float" office:value="0.0174512538461538" calcext:value-type="float">
            <text:p>0.017451253846154</text:p>
          </table:table-cell>
          <table:table-cell office:value-type="float" office:value="0.0183267538461538" calcext:value-type="float">
            <text:p>0.018326753846154</text:p>
          </table:table-cell>
          <table:table-cell office:value-type="float" office:value="0.0214157576923077" calcext:value-type="float">
            <text:p>0.021415757692308</text:p>
          </table:table-cell>
          <table:table-cell office:value-type="float" office:value="0.0183267538461538" calcext:value-type="float">
            <text:p>0.018326753846154</text:p>
          </table:table-cell>
          <table:table-cell/>
          <table:table-cell table:formula="of:=ABS([.CE15]-[.$CD15])" office:value-type="float" office:value="0.0067384744281867" calcext:value-type="float">
            <text:p>0.006738474428187</text:p>
          </table:table-cell>
          <table:table-cell table:formula="of:=ABS([.CF15]-[.$CD15])" office:value-type="float" office:value="0.0076139744281867" calcext:value-type="float">
            <text:p>0.007613974428187</text:p>
          </table:table-cell>
          <table:table-cell table:formula="of:=ABS([.CG15]-[.$CD15])" office:value-type="float" office:value="0.0107029782743406" calcext:value-type="float">
            <text:p>0.010702978274341</text:p>
          </table:table-cell>
          <table:table-cell table:formula="of:=ABS([.CH15]-[.$CD15])" office:value-type="float" office:value="0.0076139744281867" calcext:value-type="float">
            <text:p>0.007613974428187</text:p>
          </table:table-cell>
        </table:table-row>
        <table:table-row table:style-name="ro1">
          <table:table-cell/>
          <table:table-cell office:value-type="float" office:value="0.130524" calcext:value-type="float">
            <text:p>0.130524</text:p>
          </table:table-cell>
          <table:table-cell office:value-type="float" office:value="0.092728" calcext:value-type="float">
            <text:p>0.092728</text:p>
          </table:table-cell>
          <table:table-cell office:value-type="float" office:value="0.0698101" calcext:value-type="float">
            <text:p>0.0698101</text:p>
          </table:table-cell>
          <table:table-cell office:value-type="float" office:value="0.0548553" calcext:value-type="float">
            <text:p>0.0548553</text:p>
          </table:table-cell>
          <table:table-cell office:value-type="float" office:value="0.0447719" calcext:value-type="float">
            <text:p>0.0447719</text:p>
          </table:table-cell>
          <table:table-cell office:value-type="float" office:value="0.0377889" calcext:value-type="float">
            <text:p>0.0377889</text:p>
          </table:table-cell>
          <table:table-cell office:value-type="float" office:value="0.0325647" calcext:value-type="float">
            <text:p>0.0325647</text:p>
          </table:table-cell>
          <table:table-cell office:value-type="float" office:value="0.0283035" calcext:value-type="float">
            <text:p>0.0283035</text:p>
          </table:table-cell>
          <table:table-cell office:value-type="float" office:value="0.0253872" calcext:value-type="float">
            <text:p>0.0253872</text:p>
          </table:table-cell>
          <table:table-cell office:value-type="float" office:value="0.0226198" calcext:value-type="float">
            <text:p>0.0226198</text:p>
          </table:table-cell>
          <table:table-cell office:value-type="float" office:value="0.0206069" calcext:value-type="float">
            <text:p>0.0206069</text:p>
          </table:table-cell>
          <table:table-cell office:value-type="float" office:value="0.0190744" calcext:value-type="float">
            <text:p>0.0190744</text:p>
          </table:table-cell>
          <table:table-cell office:value-type="float" office:value="0.01759" calcext:value-type="float">
            <text:p>0.01759</text:p>
          </table:table-cell>
          <table:table-cell office:value-type="float" office:value="0.0162495" calcext:value-type="float">
            <text:p>0.0162495</text:p>
          </table:table-cell>
          <table:table-cell office:value-type="float" office:value="0.0151792" calcext:value-type="float">
            <text:p>0.0151792</text:p>
          </table:table-cell>
          <table:table-cell office:value-type="float" office:value="0.0142161" calcext:value-type="float">
            <text:p>0.0142161</text:p>
          </table:table-cell>
          <table:table-cell office:value-type="float" office:value="0.013385" calcext:value-type="float">
            <text:p>0.013385</text:p>
          </table:table-cell>
          <table:table-cell office:value-type="float" office:value="0.0126002" calcext:value-type="float">
            <text:p>0.0126002</text:p>
          </table:table-cell>
          <table:table-cell office:value-type="float" office:value="0.0119531" calcext:value-type="float">
            <text:p>0.0119531</text:p>
          </table:table-cell>
          <table:table-cell office:value-type="float" office:value="0.0112863" calcext:value-type="float">
            <text:p>0.0112863</text:p>
          </table:table-cell>
          <table:table-cell office:value-type="float" office:value="0.0109236" calcext:value-type="float">
            <text:p>0.0109236</text:p>
          </table:table-cell>
          <table:table-cell office:value-type="float" office:value="0.0103716" calcext:value-type="float">
            <text:p>0.0103716</text:p>
          </table:table-cell>
          <table:table-cell office:value-type="float" office:value="0.00987132" calcext:value-type="float">
            <text:p>0.00987132</text:p>
          </table:table-cell>
          <table:table-cell office:value-type="float" office:value="0.00946455" calcext:value-type="float">
            <text:p>0.00946455</text:p>
          </table:table-cell>
          <table:table-cell office:value-type="float" office:value="0.00910861" calcext:value-type="float">
            <text:p>0.00910861</text:p>
          </table:table-cell>
          <table:table-cell office:value-type="float" office:value="0.00890613" calcext:value-type="float">
            <text:p>0.00890613</text:p>
          </table:table-cell>
          <table:table-cell office:value-type="float" office:value="0.00831782" calcext:value-type="float">
            <text:p>0.00831782</text:p>
          </table:table-cell>
          <table:table-cell office:value-type="float" office:value="0.00807886" calcext:value-type="float">
            <text:p>0.00807886</text:p>
          </table:table-cell>
          <table:table-cell office:value-type="float" office:value="0.00790421" calcext:value-type="float">
            <text:p>0.00790421</text:p>
          </table:table-cell>
          <table:table-cell office:value-type="float" office:value="0.00757594" calcext:value-type="float">
            <text:p>0.00757594</text:p>
          </table:table-cell>
          <table:table-cell office:value-type="float" office:value="0.00744028" calcext:value-type="float">
            <text:p>0.00744028</text:p>
          </table:table-cell>
          <table:table-cell office:value-type="float" office:value="0.00701174" calcext:value-type="float">
            <text:p>0.00701174</text:p>
          </table:table-cell>
          <table:table-cell office:value-type="float" office:value="0.00680818" calcext:value-type="float">
            <text:p>0.00680818</text:p>
          </table:table-cell>
          <table:table-cell office:value-type="float" office:value="0.00671328" calcext:value-type="float">
            <text:p>0.00671328</text:p>
          </table:table-cell>
          <table:table-cell office:value-type="float" office:value="0.00655721" calcext:value-type="float">
            <text:p>0.00655721</text:p>
          </table:table-cell>
          <table:table-cell office:value-type="float" office:value="0.0063642" calcext:value-type="float">
            <text:p>0.0063642</text:p>
          </table:table-cell>
          <table:table-cell office:value-type="float" office:value="0.00608369" calcext:value-type="float">
            <text:p>0.00608369</text:p>
          </table:table-cell>
          <table:table-cell office:value-type="float" office:value="0.00597929" calcext:value-type="float">
            <text:p>0.00597929</text:p>
          </table:table-cell>
          <table:table-cell office:value-type="float" office:value="0.00573341" calcext:value-type="float">
            <text:p>0.00573341</text:p>
          </table:table-cell>
          <table:table-cell office:value-type="float" office:value="0.0055938" calcext:value-type="float">
            <text:p>0.0055938</text:p>
          </table:table-cell>
          <table:table-cell office:value-type="float" office:value="0.00551433" calcext:value-type="float">
            <text:p>0.00551433</text:p>
          </table:table-cell>
          <table:table-cell office:value-type="float" office:value="0.0054575" calcext:value-type="float">
            <text:p>0.0054575</text:p>
          </table:table-cell>
          <table:table-cell office:value-type="float" office:value="0.00522539" calcext:value-type="float">
            <text:p>0.00522539</text:p>
          </table:table-cell>
          <table:table-cell office:value-type="float" office:value="0.00522344" calcext:value-type="float">
            <text:p>0.00522344</text:p>
          </table:table-cell>
          <table:table-cell office:value-type="float" office:value="0.00513257" calcext:value-type="float">
            <text:p>0.00513257</text:p>
          </table:table-cell>
          <table:table-cell office:value-type="float" office:value="0.00507958" calcext:value-type="float">
            <text:p>0.00507958</text:p>
          </table:table-cell>
          <table:table-cell office:value-type="float" office:value="0.00481204" calcext:value-type="float">
            <text:p>0.00481204</text:p>
          </table:table-cell>
          <table:table-cell office:value-type="float" office:value="0.00467441" calcext:value-type="float">
            <text:p>0.00467441</text:p>
          </table:table-cell>
          <table:table-cell office:value-type="float" office:value="0.00470265" calcext:value-type="float">
            <text:p>0.00470265</text:p>
          </table:table-cell>
          <table:table-cell office:value-type="float" office:value="0.00461101" calcext:value-type="float">
            <text:p>0.00461101</text:p>
          </table:table-cell>
          <table:table-cell office:value-type="float" office:value="0.00455644" calcext:value-type="float">
            <text:p>0.00455644</text:p>
          </table:table-cell>
          <table:table-cell office:value-type="float" office:value="0.0043136" calcext:value-type="float">
            <text:p>0.0043136</text:p>
          </table:table-cell>
          <table:table-cell office:value-type="float" office:value="0.00421812" calcext:value-type="float">
            <text:p>0.00421812</text:p>
          </table:table-cell>
          <table:table-cell office:value-type="float" office:value="0.00433252" calcext:value-type="float">
            <text:p>0.00433252</text:p>
          </table:table-cell>
          <table:table-cell office:value-type="float" office:value="0.00416342" calcext:value-type="float">
            <text:p>0.00416342</text:p>
          </table:table-cell>
          <table:table-cell office:value-type="float" office:value="0.00400271" calcext:value-type="float">
            <text:p>0.00400271</text:p>
          </table:table-cell>
          <table:table-cell office:value-type="float" office:value="0.00401369" calcext:value-type="float">
            <text:p>0.00401369</text:p>
          </table:table-cell>
          <table:table-cell office:value-type="float" office:value="0.00388707" calcext:value-type="float">
            <text:p>0.00388707</text:p>
          </table:table-cell>
          <table:table-cell office:value-type="float" office:value="0.00391841" calcext:value-type="float">
            <text:p>0.00391841</text:p>
          </table:table-cell>
          <table:table-cell office:value-type="float" office:value="0.00372324" calcext:value-type="float">
            <text:p>0.00372324</text:p>
          </table:table-cell>
          <table:table-cell office:value-type="float" office:value="0.00369107" calcext:value-type="float">
            <text:p>0.00369107</text:p>
          </table:table-cell>
          <table:table-cell office:value-type="float" office:value="0.00363156" calcext:value-type="float">
            <text:p>0.00363156</text:p>
          </table:table-cell>
          <table:table-cell office:value-type="float" office:value="0.0036042" calcext:value-type="float">
            <text:p>0.0036042</text:p>
          </table:table-cell>
          <table:table-cell office:value-type="float" office:value="0.00358688" calcext:value-type="float">
            <text:p>0.00358688</text:p>
          </table:table-cell>
          <table:table-cell office:value-type="float" office:value="0.00344692" calcext:value-type="float">
            <text:p>0.00344692</text:p>
          </table:table-cell>
          <table:table-cell office:value-type="float" office:value="0.00333916" calcext:value-type="float">
            <text:p>0.00333916</text:p>
          </table:table-cell>
          <table:table-cell office:value-type="float" office:value="0.00343466" calcext:value-type="float">
            <text:p>0.00343466</text:p>
          </table:table-cell>
          <table:table-cell office:value-type="float" office:value="0.00341323" calcext:value-type="float">
            <text:p>0.00341323</text:p>
          </table:table-cell>
          <table:table-cell office:value-type="float" office:value="0.00327035" calcext:value-type="float">
            <text:p>0.00327035</text:p>
          </table:table-cell>
          <table:table-cell office:value-type="float" office:value="0.00322335" calcext:value-type="float">
            <text:p>0.00322335</text:p>
          </table:table-cell>
          <table:table-cell office:value-type="float" office:value="0.00330404" calcext:value-type="float">
            <text:p>0.00330404</text:p>
          </table:table-cell>
          <table:table-cell office:value-type="float" office:value="0.00318921" calcext:value-type="float">
            <text:p>0.00318921</text:p>
          </table:table-cell>
          <table:table-cell office:value-type="float" office:value="0.0031259" calcext:value-type="float">
            <text:p>0.0031259</text:p>
          </table:table-cell>
          <table:table-cell office:value-type="float" office:value="0.00304893" calcext:value-type="float">
            <text:p>0.00304893</text:p>
          </table:table-cell>
          <table:table-cell office:value-type="float" office:value="0.00305106" calcext:value-type="float">
            <text:p>0.00305106</text:p>
          </table:table-cell>
          <table:table-cell office:value-type="float" office:value="0.00301214" calcext:value-type="float">
            <text:p>0.00301214</text:p>
          </table:table-cell>
          <table:table-cell office:value-type="float" office:value="0.00297648" calcext:value-type="float">
            <text:p>0.00297648</text:p>
          </table:table-cell>
          <table:table-cell office:value-type="float" office:value="0.0028329" calcext:value-type="float">
            <text:p>0.0028329</text:p>
          </table:table-cell>
          <table:table-cell office:value-type="float" office:value="0.00295429" calcext:value-type="float">
            <text:p>0.00295429</text:p>
          </table:table-cell>
          <table:table-cell/>
          <table:table-cell office:value-type="float" office:value="0.00843525938422606" calcext:value-type="float">
            <text:p>0.008435259384226</text:p>
          </table:table-cell>
          <table:table-cell office:value-type="float" office:value="0.0162273384615385" calcext:value-type="float">
            <text:p>0.016227338461539</text:p>
          </table:table-cell>
          <table:table-cell office:value-type="float" office:value="0.0170685576923077" calcext:value-type="float">
            <text:p>0.017068557692308</text:p>
          </table:table-cell>
          <table:table-cell office:value-type="float" office:value="0.0204618846153846" calcext:value-type="float">
            <text:p>0.020461884615385</text:p>
          </table:table-cell>
          <table:table-cell office:value-type="float" office:value="0.0170685576923077" calcext:value-type="float">
            <text:p>0.017068557692308</text:p>
          </table:table-cell>
          <table:table-cell/>
          <table:table-cell table:formula="of:=ABS([.CE16]-[.$CD16])" office:value-type="float" office:value="0.00779207907731244" calcext:value-type="float">
            <text:p>0.007792079077312</text:p>
          </table:table-cell>
          <table:table-cell table:formula="of:=ABS([.CF16]-[.$CD16])" office:value-type="float" office:value="0.00863329830808164" calcext:value-type="float">
            <text:p>0.008633298308082</text:p>
          </table:table-cell>
          <table:table-cell table:formula="of:=ABS([.CG16]-[.$CD16])" office:value-type="float" office:value="0.0120266252311585" calcext:value-type="float">
            <text:p>0.012026625231159</text:p>
          </table:table-cell>
          <table:table-cell table:formula="of:=ABS([.CH16]-[.$CD16])" office:value-type="float" office:value="0.00863329830808164" calcext:value-type="float">
            <text:p>0.008633298308082</text:p>
          </table:table-cell>
        </table:table-row>
        <table:table-row table:style-name="ro1">
          <table:table-cell/>
          <table:table-cell office:value-type="float" office:value="0.123678" calcext:value-type="float">
            <text:p>0.123678</text:p>
          </table:table-cell>
          <table:table-cell office:value-type="float" office:value="0.0902478" calcext:value-type="float">
            <text:p>0.0902478</text:p>
          </table:table-cell>
          <table:table-cell office:value-type="float" office:value="0.0692192" calcext:value-type="float">
            <text:p>0.0692192</text:p>
          </table:table-cell>
          <table:table-cell office:value-type="float" office:value="0.0549886" calcext:value-type="float">
            <text:p>0.0549886</text:p>
          </table:table-cell>
          <table:table-cell office:value-type="float" office:value="0.045169" calcext:value-type="float">
            <text:p>0.045169</text:p>
          </table:table-cell>
          <table:table-cell office:value-type="float" office:value="0.0381221" calcext:value-type="float">
            <text:p>0.0381221</text:p>
          </table:table-cell>
          <table:table-cell office:value-type="float" office:value="0.0330201" calcext:value-type="float">
            <text:p>0.0330201</text:p>
          </table:table-cell>
          <table:table-cell office:value-type="float" office:value="0.0286906" calcext:value-type="float">
            <text:p>0.0286906</text:p>
          </table:table-cell>
          <table:table-cell office:value-type="float" office:value="0.0254338" calcext:value-type="float">
            <text:p>0.0254338</text:p>
          </table:table-cell>
          <table:table-cell office:value-type="float" office:value="0.0228501" calcext:value-type="float">
            <text:p>0.0228501</text:p>
          </table:table-cell>
          <table:table-cell office:value-type="float" office:value="0.021167" calcext:value-type="float">
            <text:p>0.021167</text:p>
          </table:table-cell>
          <table:table-cell office:value-type="float" office:value="0.0192507" calcext:value-type="float">
            <text:p>0.0192507</text:p>
          </table:table-cell>
          <table:table-cell office:value-type="float" office:value="0.0179407" calcext:value-type="float">
            <text:p>0.0179407</text:p>
          </table:table-cell>
          <table:table-cell office:value-type="float" office:value="0.0166481" calcext:value-type="float">
            <text:p>0.0166481</text:p>
          </table:table-cell>
          <table:table-cell office:value-type="float" office:value="0.0154712" calcext:value-type="float">
            <text:p>0.0154712</text:p>
          </table:table-cell>
          <table:table-cell office:value-type="float" office:value="0.0143532" calcext:value-type="float">
            <text:p>0.0143532</text:p>
          </table:table-cell>
          <table:table-cell office:value-type="float" office:value="0.0134765" calcext:value-type="float">
            <text:p>0.0134765</text:p>
          </table:table-cell>
          <table:table-cell office:value-type="float" office:value="0.0129235" calcext:value-type="float">
            <text:p>0.0129235</text:p>
          </table:table-cell>
          <table:table-cell office:value-type="float" office:value="0.0120516" calcext:value-type="float">
            <text:p>0.0120516</text:p>
          </table:table-cell>
          <table:table-cell office:value-type="float" office:value="0.0115334" calcext:value-type="float">
            <text:p>0.0115334</text:p>
          </table:table-cell>
          <table:table-cell office:value-type="float" office:value="0.0111731" calcext:value-type="float">
            <text:p>0.0111731</text:p>
          </table:table-cell>
          <table:table-cell office:value-type="float" office:value="0.010486" calcext:value-type="float">
            <text:p>0.010486</text:p>
          </table:table-cell>
          <table:table-cell office:value-type="float" office:value="0.0100351" calcext:value-type="float">
            <text:p>0.0100351</text:p>
          </table:table-cell>
          <table:table-cell office:value-type="float" office:value="0.00978853" calcext:value-type="float">
            <text:p>0.00978853</text:p>
          </table:table-cell>
          <table:table-cell office:value-type="float" office:value="0.00932655" calcext:value-type="float">
            <text:p>0.00932655</text:p>
          </table:table-cell>
          <table:table-cell office:value-type="float" office:value="0.00890267" calcext:value-type="float">
            <text:p>0.00890267</text:p>
          </table:table-cell>
          <table:table-cell office:value-type="float" office:value="0.00871938" calcext:value-type="float">
            <text:p>0.00871938</text:p>
          </table:table-cell>
          <table:table-cell office:value-type="float" office:value="0.0082347" calcext:value-type="float">
            <text:p>0.0082347</text:p>
          </table:table-cell>
          <table:table-cell office:value-type="float" office:value="0.00802971" calcext:value-type="float">
            <text:p>0.00802971</text:p>
          </table:table-cell>
          <table:table-cell office:value-type="float" office:value="0.00768053" calcext:value-type="float">
            <text:p>0.00768053</text:p>
          </table:table-cell>
          <table:table-cell office:value-type="float" office:value="0.00748549" calcext:value-type="float">
            <text:p>0.00748549</text:p>
          </table:table-cell>
          <table:table-cell office:value-type="float" office:value="0.00733802" calcext:value-type="float">
            <text:p>0.00733802</text:p>
          </table:table-cell>
          <table:table-cell office:value-type="float" office:value="0.00679131" calcext:value-type="float">
            <text:p>0.00679131</text:p>
          </table:table-cell>
          <table:table-cell office:value-type="float" office:value="0.00682144" calcext:value-type="float">
            <text:p>0.00682144</text:p>
          </table:table-cell>
          <table:table-cell office:value-type="float" office:value="0.00663388" calcext:value-type="float">
            <text:p>0.00663388</text:p>
          </table:table-cell>
          <table:table-cell office:value-type="float" office:value="0.00642508" calcext:value-type="float">
            <text:p>0.00642508</text:p>
          </table:table-cell>
          <table:table-cell office:value-type="float" office:value="0.00634048" calcext:value-type="float">
            <text:p>0.00634048</text:p>
          </table:table-cell>
          <table:table-cell office:value-type="float" office:value="0.00599226" calcext:value-type="float">
            <text:p>0.00599226</text:p>
          </table:table-cell>
          <table:table-cell office:value-type="float" office:value="0.00588888" calcext:value-type="float">
            <text:p>0.00588888</text:p>
          </table:table-cell>
          <table:table-cell office:value-type="float" office:value="0.00578823" calcext:value-type="float">
            <text:p>0.00578823</text:p>
          </table:table-cell>
          <table:table-cell office:value-type="float" office:value="0.00561972" calcext:value-type="float">
            <text:p>0.00561972</text:p>
          </table:table-cell>
          <table:table-cell office:value-type="float" office:value="0.00542829" calcext:value-type="float">
            <text:p>0.00542829</text:p>
          </table:table-cell>
          <table:table-cell office:value-type="float" office:value="0.00546285" calcext:value-type="float">
            <text:p>0.00546285</text:p>
          </table:table-cell>
          <table:table-cell office:value-type="float" office:value="0.00524975" calcext:value-type="float">
            <text:p>0.00524975</text:p>
          </table:table-cell>
          <table:table-cell office:value-type="float" office:value="0.00518604" calcext:value-type="float">
            <text:p>0.00518604</text:p>
          </table:table-cell>
          <table:table-cell office:value-type="float" office:value="0.00498778" calcext:value-type="float">
            <text:p>0.00498778</text:p>
          </table:table-cell>
          <table:table-cell office:value-type="float" office:value="0.00474693" calcext:value-type="float">
            <text:p>0.00474693</text:p>
          </table:table-cell>
          <table:table-cell office:value-type="float" office:value="0.00489184" calcext:value-type="float">
            <text:p>0.00489184</text:p>
          </table:table-cell>
          <table:table-cell office:value-type="float" office:value="0.00474487" calcext:value-type="float">
            <text:p>0.00474487</text:p>
          </table:table-cell>
          <table:table-cell office:value-type="float" office:value="0.00472356" calcext:value-type="float">
            <text:p>0.00472356</text:p>
          </table:table-cell>
          <table:table-cell office:value-type="float" office:value="0.0045165" calcext:value-type="float">
            <text:p>0.0045165</text:p>
          </table:table-cell>
          <table:table-cell office:value-type="float" office:value="0.00434122" calcext:value-type="float">
            <text:p>0.00434122</text:p>
          </table:table-cell>
          <table:table-cell office:value-type="float" office:value="0.00445666" calcext:value-type="float">
            <text:p>0.00445666</text:p>
          </table:table-cell>
          <table:table-cell office:value-type="float" office:value="0.00435424" calcext:value-type="float">
            <text:p>0.00435424</text:p>
          </table:table-cell>
          <table:table-cell office:value-type="float" office:value="0.00424937" calcext:value-type="float">
            <text:p>0.00424937</text:p>
          </table:table-cell>
          <table:table-cell office:value-type="float" office:value="0.00415926" calcext:value-type="float">
            <text:p>0.00415926</text:p>
          </table:table-cell>
          <table:table-cell office:value-type="float" office:value="0.00408564" calcext:value-type="float">
            <text:p>0.00408564</text:p>
          </table:table-cell>
          <table:table-cell office:value-type="float" office:value="0.00396888" calcext:value-type="float">
            <text:p>0.00396888</text:p>
          </table:table-cell>
          <table:table-cell office:value-type="float" office:value="0.00394612" calcext:value-type="float">
            <text:p>0.00394612</text:p>
          </table:table-cell>
          <table:table-cell office:value-type="float" office:value="0.00383188" calcext:value-type="float">
            <text:p>0.00383188</text:p>
          </table:table-cell>
          <table:table-cell office:value-type="float" office:value="0.00373938" calcext:value-type="float">
            <text:p>0.00373938</text:p>
          </table:table-cell>
          <table:table-cell office:value-type="float" office:value="0.00375722" calcext:value-type="float">
            <text:p>0.00375722</text:p>
          </table:table-cell>
          <table:table-cell office:value-type="float" office:value="0.00365638" calcext:value-type="float">
            <text:p>0.00365638</text:p>
          </table:table-cell>
          <table:table-cell office:value-type="float" office:value="0.00352394" calcext:value-type="float">
            <text:p>0.00352394</text:p>
          </table:table-cell>
          <table:table-cell office:value-type="float" office:value="0.00357749" calcext:value-type="float">
            <text:p>0.00357749</text:p>
          </table:table-cell>
          <table:table-cell office:value-type="float" office:value="0.00359156" calcext:value-type="float">
            <text:p>0.00359156</text:p>
          </table:table-cell>
          <table:table-cell office:value-type="float" office:value="0.0034889" calcext:value-type="float">
            <text:p>0.0034889</text:p>
          </table:table-cell>
          <table:table-cell office:value-type="float" office:value="0.00339559" calcext:value-type="float">
            <text:p>0.00339559</text:p>
          </table:table-cell>
          <table:table-cell office:value-type="float" office:value="0.0033979" calcext:value-type="float">
            <text:p>0.0033979</text:p>
          </table:table-cell>
          <table:table-cell office:value-type="float" office:value="0.0031529" calcext:value-type="float">
            <text:p>0.0031529</text:p>
          </table:table-cell>
          <table:table-cell office:value-type="float" office:value="0.00315088" calcext:value-type="float">
            <text:p>0.00315088</text:p>
          </table:table-cell>
          <table:table-cell office:value-type="float" office:value="0.00320807" calcext:value-type="float">
            <text:p>0.00320807</text:p>
          </table:table-cell>
          <table:table-cell office:value-type="float" office:value="0.00324414" calcext:value-type="float">
            <text:p>0.00324414</text:p>
          </table:table-cell>
          <table:table-cell office:value-type="float" office:value="0.00317516" calcext:value-type="float">
            <text:p>0.00317516</text:p>
          </table:table-cell>
          <table:table-cell office:value-type="float" office:value="0.00302536" calcext:value-type="float">
            <text:p>0.00302536</text:p>
          </table:table-cell>
          <table:table-cell office:value-type="float" office:value="0.00297931" calcext:value-type="float">
            <text:p>0.00297931</text:p>
          </table:table-cell>
          <table:table-cell office:value-type="float" office:value="0.00308375" calcext:value-type="float">
            <text:p>0.00308375</text:p>
          </table:table-cell>
          <table:table-cell office:value-type="float" office:value="0.00289915" calcext:value-type="float">
            <text:p>0.00289915</text:p>
          </table:table-cell>
          <table:table-cell office:value-type="float" office:value="0.00288451" calcext:value-type="float">
            <text:p>0.00288451</text:p>
          </table:table-cell>
          <table:table-cell/>
          <table:table-cell office:value-type="float" office:value="0.0118937157317588" calcext:value-type="float">
            <text:p>0.011893715731759</text:p>
          </table:table-cell>
          <table:table-cell office:value-type="float" office:value="0.0150985769230769" calcext:value-type="float">
            <text:p>0.015098576923077</text:p>
          </table:table-cell>
          <table:table-cell office:value-type="float" office:value="0.0158993884615385" calcext:value-type="float">
            <text:p>0.015899388461539</text:p>
          </table:table-cell>
          <table:table-cell office:value-type="float" office:value="0.0194730307692308" calcext:value-type="float">
            <text:p>0.019473030769231</text:p>
          </table:table-cell>
          <table:table-cell office:value-type="float" office:value="0.0158993884615385" calcext:value-type="float">
            <text:p>0.015899388461539</text:p>
          </table:table-cell>
          <table:table-cell/>
          <table:table-cell table:formula="of:=ABS([.CE17]-[.$CD17])" office:value-type="float" office:value="0.0032048611913181" calcext:value-type="float">
            <text:p>0.003204861191318</text:p>
          </table:table-cell>
          <table:table-cell table:formula="of:=ABS([.CF17]-[.$CD17])" office:value-type="float" office:value="0.0040056727297797" calcext:value-type="float">
            <text:p>0.00400567272978</text:p>
          </table:table-cell>
          <table:table-cell table:formula="of:=ABS([.CG17]-[.$CD17])" office:value-type="float" office:value="0.007579315037472" calcext:value-type="float">
            <text:p>0.007579315037472</text:p>
          </table:table-cell>
          <table:table-cell table:formula="of:=ABS([.CH17]-[.$CD17])" office:value-type="float" office:value="0.0040056727297797" calcext:value-type="float">
            <text:p>0.00400567272978</text:p>
          </table:table-cell>
        </table:table-row>
        <table:table-row table:style-name="ro1">
          <table:table-cell/>
          <table:table-cell office:value-type="float" office:value="0.125721" calcext:value-type="float">
            <text:p>0.125721</text:p>
          </table:table-cell>
          <table:table-cell office:value-type="float" office:value="0.0911181" calcext:value-type="float">
            <text:p>0.0911181</text:p>
          </table:table-cell>
          <table:table-cell office:value-type="float" office:value="0.0692272" calcext:value-type="float">
            <text:p>0.0692272</text:p>
          </table:table-cell>
          <table:table-cell office:value-type="float" office:value="0.0549141" calcext:value-type="float">
            <text:p>0.0549141</text:p>
          </table:table-cell>
          <table:table-cell office:value-type="float" office:value="0.0452406" calcext:value-type="float">
            <text:p>0.0452406</text:p>
          </table:table-cell>
          <table:table-cell office:value-type="float" office:value="0.0380001" calcext:value-type="float">
            <text:p>0.0380001</text:p>
          </table:table-cell>
          <table:table-cell office:value-type="float" office:value="0.0327863" calcext:value-type="float">
            <text:p>0.0327863</text:p>
          </table:table-cell>
          <table:table-cell office:value-type="float" office:value="0.0288421" calcext:value-type="float">
            <text:p>0.0288421</text:p>
          </table:table-cell>
          <table:table-cell office:value-type="float" office:value="0.0255349" calcext:value-type="float">
            <text:p>0.0255349</text:p>
          </table:table-cell>
          <table:table-cell office:value-type="float" office:value="0.0229631" calcext:value-type="float">
            <text:p>0.0229631</text:p>
          </table:table-cell>
          <table:table-cell office:value-type="float" office:value="0.0209989" calcext:value-type="float">
            <text:p>0.0209989</text:p>
          </table:table-cell>
          <table:table-cell office:value-type="float" office:value="0.0192251" calcext:value-type="float">
            <text:p>0.0192251</text:p>
          </table:table-cell>
          <table:table-cell office:value-type="float" office:value="0.0176929" calcext:value-type="float">
            <text:p>0.0176929</text:p>
          </table:table-cell>
          <table:table-cell office:value-type="float" office:value="0.0164727" calcext:value-type="float">
            <text:p>0.016472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144516" calcext:value-type="float">
            <text:p>0.0144516</text:p>
          </table:table-cell>
          <table:table-cell office:value-type="float" office:value="0.013585" calcext:value-type="float">
            <text:p>0.013585</text:p>
          </table:table-cell>
          <table:table-cell office:value-type="float" office:value="0.012898" calcext:value-type="float">
            <text:p>0.012898</text:p>
          </table:table-cell>
          <table:table-cell office:value-type="float" office:value="0.0120364" calcext:value-type="float">
            <text:p>0.0120364</text:p>
          </table:table-cell>
          <table:table-cell office:value-type="float" office:value="0.0114154" calcext:value-type="float">
            <text:p>0.0114154</text:p>
          </table:table-cell>
          <table:table-cell office:value-type="float" office:value="0.0109563" calcext:value-type="float">
            <text:p>0.0109563</text:p>
          </table:table-cell>
          <table:table-cell office:value-type="float" office:value="0.0104027" calcext:value-type="float">
            <text:p>0.0104027</text:p>
          </table:table-cell>
          <table:table-cell office:value-type="float" office:value="0.0100318" calcext:value-type="float">
            <text:p>0.0100318</text:p>
          </table:table-cell>
          <table:table-cell office:value-type="float" office:value="0.00952366" calcext:value-type="float">
            <text:p>0.00952366</text:p>
          </table:table-cell>
          <table:table-cell office:value-type="float" office:value="0.0092212" calcext:value-type="float">
            <text:p>0.0092212</text:p>
          </table:table-cell>
          <table:table-cell office:value-type="float" office:value="0.00893906" calcext:value-type="float">
            <text:p>0.00893906</text:p>
          </table:table-cell>
          <table:table-cell office:value-type="float" office:value="0.00838573" calcext:value-type="float">
            <text:p>0.00838573</text:p>
          </table:table-cell>
          <table:table-cell office:value-type="float" office:value="0.00805765" calcext:value-type="float">
            <text:p>0.00805765</text:p>
          </table:table-cell>
          <table:table-cell office:value-type="float" office:value="0.00782914" calcext:value-type="float">
            <text:p>0.00782914</text:p>
          </table:table-cell>
          <table:table-cell office:value-type="float" office:value="0.00766634" calcext:value-type="float">
            <text:p>0.00766634</text:p>
          </table:table-cell>
          <table:table-cell office:value-type="float" office:value="0.00764165" calcext:value-type="float">
            <text:p>0.00764165</text:p>
          </table:table-cell>
          <table:table-cell office:value-type="float" office:value="0.00722674" calcext:value-type="float">
            <text:p>0.00722674</text:p>
          </table:table-cell>
          <table:table-cell office:value-type="float" office:value="0.00691546" calcext:value-type="float">
            <text:p>0.00691546</text:p>
          </table:table-cell>
          <table:table-cell office:value-type="float" office:value="0.0068569" calcext:value-type="float">
            <text:p>0.0068569</text:p>
          </table:table-cell>
          <table:table-cell office:value-type="float" office:value="0.00659534" calcext:value-type="float">
            <text:p>0.00659534</text:p>
          </table:table-cell>
          <table:table-cell office:value-type="float" office:value="0.00644122" calcext:value-type="float">
            <text:p>0.00644122</text:p>
          </table:table-cell>
          <table:table-cell office:value-type="float" office:value="0.00620276" calcext:value-type="float">
            <text:p>0.00620276</text:p>
          </table:table-cell>
          <table:table-cell office:value-type="float" office:value="0.00591478" calcext:value-type="float">
            <text:p>0.00591478</text:p>
          </table:table-cell>
          <table:table-cell office:value-type="float" office:value="0.00590653" calcext:value-type="float">
            <text:p>0.00590653</text:p>
          </table:table-cell>
          <table:table-cell office:value-type="float" office:value="0.00571158" calcext:value-type="float">
            <text:p>0.00571158</text:p>
          </table:table-cell>
          <table:table-cell office:value-type="float" office:value="0.00570937" calcext:value-type="float">
            <text:p>0.00570937</text:p>
          </table:table-cell>
          <table:table-cell office:value-type="float" office:value="0.00543707" calcext:value-type="float">
            <text:p>0.00543707</text:p>
          </table:table-cell>
          <table:table-cell office:value-type="float" office:value="0.00526294" calcext:value-type="float">
            <text:p>0.00526294</text:p>
          </table:table-cell>
          <table:table-cell office:value-type="float" office:value="0.00533321" calcext:value-type="float">
            <text:p>0.00533321</text:p>
          </table:table-cell>
          <table:table-cell office:value-type="float" office:value="0.00518905" calcext:value-type="float">
            <text:p>0.00518905</text:p>
          </table:table-cell>
          <table:table-cell office:value-type="float" office:value="0.00513121" calcext:value-type="float">
            <text:p>0.00513121</text:p>
          </table:table-cell>
          <table:table-cell office:value-type="float" office:value="0.00480471" calcext:value-type="float">
            <text:p>0.00480471</text:p>
          </table:table-cell>
          <table:table-cell office:value-type="float" office:value="0.00477442" calcext:value-type="float">
            <text:p>0.00477442</text:p>
          </table:table-cell>
          <table:table-cell office:value-type="float" office:value="0.00488422" calcext:value-type="float">
            <text:p>0.00488422</text:p>
          </table:table-cell>
          <table:table-cell office:value-type="float" office:value="0.0046026" calcext:value-type="float">
            <text:p>0.0046026</text:p>
          </table:table-cell>
          <table:table-cell office:value-type="float" office:value="0.00443164" calcext:value-type="float">
            <text:p>0.00443164</text:p>
          </table:table-cell>
          <table:table-cell office:value-type="float" office:value="0.0043501" calcext:value-type="float">
            <text:p>0.0043501</text:p>
          </table:table-cell>
          <table:table-cell office:value-type="float" office:value="0.00426984" calcext:value-type="float">
            <text:p>0.00426984</text:p>
          </table:table-cell>
          <table:table-cell office:value-type="float" office:value="0.00431916" calcext:value-type="float">
            <text:p>0.00431916</text:p>
          </table:table-cell>
          <table:table-cell office:value-type="float" office:value="0.00411785" calcext:value-type="float">
            <text:p>0.00411785</text:p>
          </table:table-cell>
          <table:table-cell office:value-type="float" office:value="0.00406001" calcext:value-type="float">
            <text:p>0.00406001</text:p>
          </table:table-cell>
          <table:table-cell office:value-type="float" office:value="0.0040878" calcext:value-type="float">
            <text:p>0.0040878</text:p>
          </table:table-cell>
          <table:table-cell office:value-type="float" office:value="0.00396414" calcext:value-type="float">
            <text:p>0.00396414</text:p>
          </table:table-cell>
          <table:table-cell office:value-type="float" office:value="0.00393338" calcext:value-type="float">
            <text:p>0.00393338</text:p>
          </table:table-cell>
          <table:table-cell office:value-type="float" office:value="0.0038554" calcext:value-type="float">
            <text:p>0.0038554</text:p>
          </table:table-cell>
          <table:table-cell office:value-type="float" office:value="0.00376668" calcext:value-type="float">
            <text:p>0.00376668</text:p>
          </table:table-cell>
          <table:table-cell office:value-type="float" office:value="0.00375518" calcext:value-type="float">
            <text:p>0.00375518</text:p>
          </table:table-cell>
          <table:table-cell office:value-type="float" office:value="0.00364855" calcext:value-type="float">
            <text:p>0.00364855</text:p>
          </table:table-cell>
          <table:table-cell office:value-type="float" office:value="0.00360921" calcext:value-type="float">
            <text:p>0.00360921</text:p>
          </table:table-cell>
          <table:table-cell office:value-type="float" office:value="0.00347443" calcext:value-type="float">
            <text:p>0.00347443</text:p>
          </table:table-cell>
          <table:table-cell office:value-type="float" office:value="0.00349812" calcext:value-type="float">
            <text:p>0.00349812</text:p>
          </table:table-cell>
          <table:table-cell office:value-type="float" office:value="0.00339167" calcext:value-type="float">
            <text:p>0.00339167</text:p>
          </table:table-cell>
          <table:table-cell office:value-type="float" office:value="0.00342498" calcext:value-type="float">
            <text:p>0.00342498</text:p>
          </table:table-cell>
          <table:table-cell office:value-type="float" office:value="0.00339579" calcext:value-type="float">
            <text:p>0.00339579</text:p>
          </table:table-cell>
          <table:table-cell office:value-type="float" office:value="0.00325944" calcext:value-type="float">
            <text:p>0.00325944</text:p>
          </table:table-cell>
          <table:table-cell office:value-type="float" office:value="0.00318088" calcext:value-type="float">
            <text:p>0.00318088</text:p>
          </table:table-cell>
          <table:table-cell office:value-type="float" office:value="0.00322966" calcext:value-type="float">
            <text:p>0.00322966</text:p>
          </table:table-cell>
          <table:table-cell office:value-type="float" office:value="0.00310893" calcext:value-type="float">
            <text:p>0.00310893</text:p>
          </table:table-cell>
          <table:table-cell office:value-type="float" office:value="0.0031634" calcext:value-type="float">
            <text:p>0.0031634</text:p>
          </table:table-cell>
          <table:table-cell office:value-type="float" office:value="0.00311307" calcext:value-type="float">
            <text:p>0.00311307</text:p>
          </table:table-cell>
          <table:table-cell office:value-type="float" office:value="0.0029811" calcext:value-type="float">
            <text:p>0.0029811</text:p>
          </table:table-cell>
          <table:table-cell office:value-type="float" office:value="0.00297822" calcext:value-type="float">
            <text:p>0.00297822</text:p>
          </table:table-cell>
          <table:table-cell office:value-type="float" office:value="0.0029052" calcext:value-type="float">
            <text:p>0.0029052</text:p>
          </table:table-cell>
          <table:table-cell office:value-type="float" office:value="0.00282777" calcext:value-type="float">
            <text:p>0.00282777</text:p>
          </table:table-cell>
          <table:table-cell/>
          <table:table-cell office:value-type="float" office:value="0.00877266975959511" calcext:value-type="float">
            <text:p>0.008772669759595</text:p>
          </table:table-cell>
          <table:table-cell office:value-type="float" office:value="0.0141485615384615" calcext:value-type="float">
            <text:p>0.014148561538462</text:p>
          </table:table-cell>
          <table:table-cell office:value-type="float" office:value="0.0149381076923077" calcext:value-type="float">
            <text:p>0.014938107692308</text:p>
          </table:table-cell>
          <table:table-cell office:value-type="float" office:value="0.0186676923076923" calcext:value-type="float">
            <text:p>0.018667692307692</text:p>
          </table:table-cell>
          <table:table-cell office:value-type="float" office:value="0.0149381076923077" calcext:value-type="float">
            <text:p>0.014938107692308</text:p>
          </table:table-cell>
          <table:table-cell/>
          <table:table-cell table:formula="of:=ABS([.CE18]-[.$CD18])" office:value-type="float" office:value="0.00537589177886639" calcext:value-type="float">
            <text:p>0.005375891778866</text:p>
          </table:table-cell>
          <table:table-cell table:formula="of:=ABS([.CF18]-[.$CD18])" office:value-type="float" office:value="0.00616543793271259" calcext:value-type="float">
            <text:p>0.006165437932713</text:p>
          </table:table-cell>
          <table:table-cell table:formula="of:=ABS([.CG18]-[.$CD18])" office:value-type="float" office:value="0.00989502254809719" calcext:value-type="float">
            <text:p>0.009895022548097</text:p>
          </table:table-cell>
          <table:table-cell table:formula="of:=ABS([.CH18]-[.$CD18])" office:value-type="float" office:value="0.00616543793271259" calcext:value-type="float">
            <text:p>0.006165437932713</text:p>
          </table:table-cell>
        </table:table-row>
        <table:table-row table:style-name="ro1">
          <table:table-cell/>
          <table:table-cell office:value-type="float" office:value="0.138219" calcext:value-type="float">
            <text:p>0.138219</text:p>
          </table:table-cell>
          <table:table-cell office:value-type="float" office:value="0.0952198" calcext:value-type="float">
            <text:p>0.0952198</text:p>
          </table:table-cell>
          <table:table-cell office:value-type="float" office:value="0.0701337" calcext:value-type="float">
            <text:p>0.0701337</text:p>
          </table:table-cell>
          <table:table-cell office:value-type="float" office:value="0.0546078" calcext:value-type="float">
            <text:p>0.0546078</text:p>
          </table:table-cell>
          <table:table-cell office:value-type="float" office:value="0.0444767" calcext:value-type="float">
            <text:p>0.0444767</text:p>
          </table:table-cell>
          <table:table-cell office:value-type="float" office:value="0.0373534" calcext:value-type="float">
            <text:p>0.0373534</text:p>
          </table:table-cell>
          <table:table-cell office:value-type="float" office:value="0.0320756" calcext:value-type="float">
            <text:p>0.0320756</text:p>
          </table:table-cell>
          <table:table-cell office:value-type="float" office:value="0.0282424" calcext:value-type="float">
            <text:p>0.0282424</text:p>
          </table:table-cell>
          <table:table-cell office:value-type="float" office:value="0.0247338" calcext:value-type="float">
            <text:p>0.0247338</text:p>
          </table:table-cell>
          <table:table-cell office:value-type="float" office:value="0.0222462" calcext:value-type="float">
            <text:p>0.0222462</text:p>
          </table:table-cell>
          <table:table-cell office:value-type="float" office:value="0.0201983" calcext:value-type="float">
            <text:p>0.0201983</text:p>
          </table:table-cell>
          <table:table-cell office:value-type="float" office:value="0.0185734" calcext:value-type="float">
            <text:p>0.0185734</text:p>
          </table:table-cell>
          <table:table-cell office:value-type="float" office:value="0.017086" calcext:value-type="float">
            <text:p>0.017086</text:p>
          </table:table-cell>
          <table:table-cell office:value-type="float" office:value="0.016089" calcext:value-type="float">
            <text:p>0.016089</text:p>
          </table:table-cell>
          <table:table-cell office:value-type="float" office:value="0.0150196" calcext:value-type="float">
            <text:p>0.0150196</text:p>
          </table:table-cell>
          <table:table-cell office:value-type="float" office:value="0.0140447" calcext:value-type="float">
            <text:p>0.0140447</text:p>
          </table:table-cell>
          <table:table-cell office:value-type="float" office:value="0.0132401" calcext:value-type="float">
            <text:p>0.0132401</text:p>
          </table:table-cell>
          <table:table-cell office:value-type="float" office:value="0.0123298" calcext:value-type="float">
            <text:p>0.0123298</text:p>
          </table:table-cell>
          <table:table-cell office:value-type="float" office:value="0.0117714" calcext:value-type="float">
            <text:p>0.0117714</text:p>
          </table:table-cell>
          <table:table-cell office:value-type="float" office:value="0.0111622" calcext:value-type="float">
            <text:p>0.0111622</text:p>
          </table:table-cell>
          <table:table-cell office:value-type="float" office:value="0.0106605" calcext:value-type="float">
            <text:p>0.0106605</text:p>
          </table:table-cell>
          <table:table-cell office:value-type="float" office:value="0.0101805" calcext:value-type="float">
            <text:p>0.0101805</text:p>
          </table:table-cell>
          <table:table-cell office:value-type="float" office:value="0.00989978" calcext:value-type="float">
            <text:p>0.00989978</text:p>
          </table:table-cell>
          <table:table-cell office:value-type="float" office:value="0.00931605" calcext:value-type="float">
            <text:p>0.00931605</text:p>
          </table:table-cell>
          <table:table-cell office:value-type="float" office:value="0.00888836" calcext:value-type="float">
            <text:p>0.00888836</text:p>
          </table:table-cell>
          <table:table-cell office:value-type="float" office:value="0.00852716" calcext:value-type="float">
            <text:p>0.00852716</text:p>
          </table:table-cell>
          <table:table-cell office:value-type="float" office:value="0.00837181" calcext:value-type="float">
            <text:p>0.00837181</text:p>
          </table:table-cell>
          <table:table-cell office:value-type="float" office:value="0.00814047" calcext:value-type="float">
            <text:p>0.00814047</text:p>
          </table:table-cell>
          <table:table-cell office:value-type="float" office:value="0.00762477" calcext:value-type="float">
            <text:p>0.00762477</text:p>
          </table:table-cell>
          <table:table-cell office:value-type="float" office:value="0.00741402" calcext:value-type="float">
            <text:p>0.00741402</text:p>
          </table:table-cell>
          <table:table-cell office:value-type="float" office:value="0.0071336" calcext:value-type="float">
            <text:p>0.0071336</text:p>
          </table:table-cell>
          <table:table-cell office:value-type="float" office:value="0.00693681" calcext:value-type="float">
            <text:p>0.00693681</text:p>
          </table:table-cell>
          <table:table-cell office:value-type="float" office:value="0.00680573" calcext:value-type="float">
            <text:p>0.00680573</text:p>
          </table:table-cell>
          <table:table-cell office:value-type="float" office:value="0.00664148" calcext:value-type="float">
            <text:p>0.00664148</text:p>
          </table:table-cell>
          <table:table-cell office:value-type="float" office:value="0.00634142" calcext:value-type="float">
            <text:p>0.00634142</text:p>
          </table:table-cell>
          <table:table-cell office:value-type="float" office:value="0.00620452" calcext:value-type="float">
            <text:p>0.00620452</text:p>
          </table:table-cell>
          <table:table-cell office:value-type="float" office:value="0.00599475" calcext:value-type="float">
            <text:p>0.00599475</text:p>
          </table:table-cell>
          <table:table-cell office:value-type="float" office:value="0.00588506" calcext:value-type="float">
            <text:p>0.00588506</text:p>
          </table:table-cell>
          <table:table-cell office:value-type="float" office:value="0.0057019" calcext:value-type="float">
            <text:p>0.0057019</text:p>
          </table:table-cell>
          <table:table-cell office:value-type="float" office:value="0.00543656" calcext:value-type="float">
            <text:p>0.00543656</text:p>
          </table:table-cell>
          <table:table-cell office:value-type="float" office:value="0.00542806" calcext:value-type="float">
            <text:p>0.00542806</text:p>
          </table:table-cell>
          <table:table-cell office:value-type="float" office:value="0.00523781" calcext:value-type="float">
            <text:p>0.00523781</text:p>
          </table:table-cell>
          <table:table-cell office:value-type="float" office:value="0.00515463" calcext:value-type="float">
            <text:p>0.00515463</text:p>
          </table:table-cell>
          <table:table-cell office:value-type="float" office:value="0.00514968" calcext:value-type="float">
            <text:p>0.00514968</text:p>
          </table:table-cell>
          <table:table-cell office:value-type="float" office:value="0.00506024" calcext:value-type="float">
            <text:p>0.00506024</text:p>
          </table:table-cell>
          <table:table-cell office:value-type="float" office:value="0.00490383" calcext:value-type="float">
            <text:p>0.00490383</text:p>
          </table:table-cell>
          <table:table-cell office:value-type="float" office:value="0.0048072" calcext:value-type="float">
            <text:p>0.0048072</text:p>
          </table:table-cell>
          <table:table-cell office:value-type="float" office:value="0.00465884" calcext:value-type="float">
            <text:p>0.00465884</text:p>
          </table:table-cell>
          <table:table-cell office:value-type="float" office:value="0.00453391" calcext:value-type="float">
            <text:p>0.00453391</text:p>
          </table:table-cell>
          <table:table-cell office:value-type="float" office:value="0.00449824" calcext:value-type="float">
            <text:p>0.00449824</text:p>
          </table:table-cell>
          <table:table-cell office:value-type="float" office:value="0.00433693" calcext:value-type="float">
            <text:p>0.00433693</text:p>
          </table:table-cell>
          <table:table-cell office:value-type="float" office:value="0.00433804" calcext:value-type="float">
            <text:p>0.00433804</text:p>
          </table:table-cell>
          <table:table-cell office:value-type="float" office:value="0.00423243" calcext:value-type="float">
            <text:p>0.00423243</text:p>
          </table:table-cell>
          <table:table-cell office:value-type="float" office:value="0.00413861" calcext:value-type="float">
            <text:p>0.00413861</text:p>
          </table:table-cell>
          <table:table-cell office:value-type="float" office:value="0.00410566" calcext:value-type="float">
            <text:p>0.00410566</text:p>
          </table:table-cell>
          <table:table-cell office:value-type="float" office:value="0.00395088" calcext:value-type="float">
            <text:p>0.00395088</text:p>
          </table:table-cell>
          <table:table-cell office:value-type="float" office:value="0.00397696" calcext:value-type="float">
            <text:p>0.00397696</text:p>
          </table:table-cell>
          <table:table-cell office:value-type="float" office:value="0.00383692" calcext:value-type="float">
            <text:p>0.00383692</text:p>
          </table:table-cell>
          <table:table-cell office:value-type="float" office:value="0.00371907" calcext:value-type="float">
            <text:p>0.00371907</text:p>
          </table:table-cell>
          <table:table-cell office:value-type="float" office:value="0.00370101" calcext:value-type="float">
            <text:p>0.00370101</text:p>
          </table:table-cell>
          <table:table-cell office:value-type="float" office:value="0.00368371" calcext:value-type="float">
            <text:p>0.00368371</text:p>
          </table:table-cell>
          <table:table-cell office:value-type="float" office:value="0.00357998" calcext:value-type="float">
            <text:p>0.00357998</text:p>
          </table:table-cell>
          <table:table-cell office:value-type="float" office:value="0.00361198" calcext:value-type="float">
            <text:p>0.00361198</text:p>
          </table:table-cell>
          <table:table-cell office:value-type="float" office:value="0.00354391" calcext:value-type="float">
            <text:p>0.00354391</text:p>
          </table:table-cell>
          <table:table-cell office:value-type="float" office:value="0.00355475" calcext:value-type="float">
            <text:p>0.00355475</text:p>
          </table:table-cell>
          <table:table-cell office:value-type="float" office:value="0.0034418" calcext:value-type="float">
            <text:p>0.0034418</text:p>
          </table:table-cell>
          <table:table-cell office:value-type="float" office:value="0.00326797" calcext:value-type="float">
            <text:p>0.00326797</text:p>
          </table:table-cell>
          <table:table-cell office:value-type="float" office:value="0.00332466" calcext:value-type="float">
            <text:p>0.00332466</text:p>
          </table:table-cell>
          <table:table-cell office:value-type="float" office:value="0.0030971" calcext:value-type="float">
            <text:p>0.0030971</text:p>
          </table:table-cell>
          <table:table-cell office:value-type="float" office:value="0.00317994" calcext:value-type="float">
            <text:p>0.00317994</text:p>
          </table:table-cell>
          <table:table-cell office:value-type="float" office:value="0.00304597" calcext:value-type="float">
            <text:p>0.00304597</text:p>
          </table:table-cell>
          <table:table-cell office:value-type="float" office:value="0.00321119" calcext:value-type="float">
            <text:p>0.00321119</text:p>
          </table:table-cell>
          <table:table-cell office:value-type="float" office:value="0.00305966" calcext:value-type="float">
            <text:p>0.00305966</text:p>
          </table:table-cell>
          <table:table-cell office:value-type="float" office:value="0.0030808" calcext:value-type="float">
            <text:p>0.0030808</text:p>
          </table:table-cell>
          <table:table-cell office:value-type="float" office:value="0.00306029" calcext:value-type="float">
            <text:p>0.00306029</text:p>
          </table:table-cell>
          <table:table-cell office:value-type="float" office:value="0.00296053" calcext:value-type="float">
            <text:p>0.00296053</text:p>
          </table:table-cell>
          <table:table-cell office:value-type="float" office:value="0.00281582" calcext:value-type="float">
            <text:p>0.00281582</text:p>
          </table:table-cell>
          <table:table-cell office:value-type="float" office:value="0.00291391" calcext:value-type="float">
            <text:p>0.00291391</text:p>
          </table:table-cell>
          <table:table-cell office:value-type="float" office:value="0.00286878" calcext:value-type="float">
            <text:p>0.00286878</text:p>
          </table:table-cell>
          <table:table-cell/>
          <table:table-cell office:value-type="float" office:value="0.010037958667229" calcext:value-type="float">
            <text:p>0.010037958667229</text:p>
          </table:table-cell>
          <table:table-cell office:value-type="float" office:value="0.0133402961538462" calcext:value-type="float">
            <text:p>0.013340296153846</text:p>
          </table:table-cell>
          <table:table-cell office:value-type="float" office:value="0.0140277153846154" calcext:value-type="float">
            <text:p>0.014027715384615</text:p>
          </table:table-cell>
          <table:table-cell office:value-type="float" office:value="0.0178278807692308" calcext:value-type="float">
            <text:p>0.017827880769231</text:p>
          </table:table-cell>
          <table:table-cell office:value-type="float" office:value="0.0140277153846154" calcext:value-type="float">
            <text:p>0.014027715384615</text:p>
          </table:table-cell>
          <table:table-cell/>
          <table:table-cell table:formula="of:=ABS([.CE19]-[.$CD19])" office:value-type="float" office:value="0.0033023374866172" calcext:value-type="float">
            <text:p>0.003302337486617</text:p>
          </table:table-cell>
          <table:table-cell table:formula="of:=ABS([.CF19]-[.$CD19])" office:value-type="float" office:value="0.0039897567173864" calcext:value-type="float">
            <text:p>0.003989756717386</text:p>
          </table:table-cell>
          <table:table-cell table:formula="of:=ABS([.CG19]-[.$CD19])" office:value-type="float" office:value="0.0077899221020018" calcext:value-type="float">
            <text:p>0.007789922102002</text:p>
          </table:table-cell>
          <table:table-cell table:formula="of:=ABS([.CH19]-[.$CD19])" office:value-type="float" office:value="0.0039897567173864" calcext:value-type="float">
            <text:p>0.003989756717386</text:p>
          </table:table-cell>
        </table:table-row>
        <table:table-row table:style-name="ro1">
          <table:table-cell/>
          <table:table-cell office:value-type="float" office:value="0.1336" calcext:value-type="float">
            <text:p>0.1336</text:p>
          </table:table-cell>
          <table:table-cell office:value-type="float" office:value="0.0936888" calcext:value-type="float">
            <text:p>0.0936888</text:p>
          </table:table-cell>
          <table:table-cell office:value-type="float" office:value="0.070147" calcext:value-type="float">
            <text:p>0.070147</text:p>
          </table:table-cell>
          <table:table-cell office:value-type="float" office:value="0.0548077" calcext:value-type="float">
            <text:p>0.0548077</text:p>
          </table:table-cell>
          <table:table-cell office:value-type="float" office:value="0.0445589" calcext:value-type="float">
            <text:p>0.0445589</text:p>
          </table:table-cell>
          <table:table-cell office:value-type="float" office:value="0.0374342" calcext:value-type="float">
            <text:p>0.0374342</text:p>
          </table:table-cell>
          <table:table-cell office:value-type="float" office:value="0.0323735" calcext:value-type="float">
            <text:p>0.0323735</text:p>
          </table:table-cell>
          <table:table-cell office:value-type="float" office:value="0.0283084" calcext:value-type="float">
            <text:p>0.0283084</text:p>
          </table:table-cell>
          <table:table-cell office:value-type="float" office:value="0.0252115" calcext:value-type="float">
            <text:p>0.0252115</text:p>
          </table:table-cell>
          <table:table-cell office:value-type="float" office:value="0.0224869" calcext:value-type="float">
            <text:p>0.0224869</text:p>
          </table:table-cell>
          <table:table-cell office:value-type="float" office:value="0.0206413" calcext:value-type="float">
            <text:p>0.0206413</text:p>
          </table:table-cell>
          <table:table-cell office:value-type="float" office:value="0.0187737" calcext:value-type="float">
            <text:p>0.0187737</text:p>
          </table:table-cell>
          <table:table-cell office:value-type="float" office:value="0.0173475" calcext:value-type="float">
            <text:p>0.0173475</text:p>
          </table:table-cell>
          <table:table-cell office:value-type="float" office:value="0.0160393" calcext:value-type="float">
            <text:p>0.0160393</text:p>
          </table:table-cell>
          <table:table-cell office:value-type="float" office:value="0.0151974" calcext:value-type="float">
            <text:p>0.0151974</text:p>
          </table:table-cell>
          <table:table-cell office:value-type="float" office:value="0.0141045" calcext:value-type="float">
            <text:p>0.0141045</text:p>
          </table:table-cell>
          <table:table-cell office:value-type="float" office:value="0.0131181" calcext:value-type="float">
            <text:p>0.0131181</text:p>
          </table:table-cell>
          <table:table-cell office:value-type="float" office:value="0.0125373" calcext:value-type="float">
            <text:p>0.0125373</text:p>
          </table:table-cell>
          <table:table-cell office:value-type="float" office:value="0.0117272" calcext:value-type="float">
            <text:p>0.0117272</text:p>
          </table:table-cell>
          <table:table-cell office:value-type="float" office:value="0.0114363" calcext:value-type="float">
            <text:p>0.0114363</text:p>
          </table:table-cell>
          <table:table-cell office:value-type="float" office:value="0.0106643" calcext:value-type="float">
            <text:p>0.0106643</text:p>
          </table:table-cell>
          <table:table-cell office:value-type="float" office:value="0.0102032" calcext:value-type="float">
            <text:p>0.0102032</text:p>
          </table:table-cell>
          <table:table-cell office:value-type="float" office:value="0.00981688" calcext:value-type="float">
            <text:p>0.00981688</text:p>
          </table:table-cell>
          <table:table-cell office:value-type="float" office:value="0.00954075" calcext:value-type="float">
            <text:p>0.00954075</text:p>
          </table:table-cell>
          <table:table-cell office:value-type="float" office:value="0.00886226" calcext:value-type="float">
            <text:p>0.00886226</text:p>
          </table:table-cell>
          <table:table-cell office:value-type="float" office:value="0.00872159" calcext:value-type="float">
            <text:p>0.00872159</text:p>
          </table:table-cell>
          <table:table-cell office:value-type="float" office:value="0.00824466" calcext:value-type="float">
            <text:p>0.00824466</text:p>
          </table:table-cell>
          <table:table-cell office:value-type="float" office:value="0.00821326" calcext:value-type="float">
            <text:p>0.00821326</text:p>
          </table:table-cell>
          <table:table-cell office:value-type="float" office:value="0.00772493" calcext:value-type="float">
            <text:p>0.00772493</text:p>
          </table:table-cell>
          <table:table-cell office:value-type="float" office:value="0.0076669" calcext:value-type="float">
            <text:p>0.0076669</text:p>
          </table:table-cell>
          <table:table-cell office:value-type="float" office:value="0.00727398" calcext:value-type="float">
            <text:p>0.00727398</text:p>
          </table:table-cell>
          <table:table-cell office:value-type="float" office:value="0.00701732" calcext:value-type="float">
            <text:p>0.00701732</text:p>
          </table:table-cell>
          <table:table-cell office:value-type="float" office:value="0.00676133" calcext:value-type="float">
            <text:p>0.00676133</text:p>
          </table:table-cell>
          <table:table-cell office:value-type="float" office:value="0.00662561" calcext:value-type="float">
            <text:p>0.00662561</text:p>
          </table:table-cell>
          <table:table-cell office:value-type="float" office:value="0.00646491" calcext:value-type="float">
            <text:p>0.00646491</text:p>
          </table:table-cell>
          <table:table-cell office:value-type="float" office:value="0.00646411" calcext:value-type="float">
            <text:p>0.00646411</text:p>
          </table:table-cell>
          <table:table-cell office:value-type="float" office:value="0.0060813" calcext:value-type="float">
            <text:p>0.0060813</text:p>
          </table:table-cell>
          <table:table-cell office:value-type="float" office:value="0.00605396" calcext:value-type="float">
            <text:p>0.00605396</text:p>
          </table:table-cell>
          <table:table-cell office:value-type="float" office:value="0.00595784" calcext:value-type="float">
            <text:p>0.00595784</text:p>
          </table:table-cell>
          <table:table-cell office:value-type="float" office:value="0.00558257" calcext:value-type="float">
            <text:p>0.00558257</text:p>
          </table:table-cell>
          <table:table-cell office:value-type="float" office:value="0.00564253" calcext:value-type="float">
            <text:p>0.00564253</text:p>
          </table:table-cell>
          <table:table-cell office:value-type="float" office:value="0.00553918" calcext:value-type="float">
            <text:p>0.00553918</text:p>
          </table:table-cell>
          <table:table-cell office:value-type="float" office:value="0.00524612" calcext:value-type="float">
            <text:p>0.00524612</text:p>
          </table:table-cell>
          <table:table-cell office:value-type="float" office:value="0.00523816" calcext:value-type="float">
            <text:p>0.00523816</text:p>
          </table:table-cell>
          <table:table-cell office:value-type="float" office:value="0.004984" calcext:value-type="float">
            <text:p>0.004984</text:p>
          </table:table-cell>
          <table:table-cell office:value-type="float" office:value="0.00485792" calcext:value-type="float">
            <text:p>0.00485792</text:p>
          </table:table-cell>
          <table:table-cell office:value-type="float" office:value="0.00484829" calcext:value-type="float">
            <text:p>0.00484829</text:p>
          </table:table-cell>
          <table:table-cell office:value-type="float" office:value="0.00465747" calcext:value-type="float">
            <text:p>0.00465747</text:p>
          </table:table-cell>
          <table:table-cell office:value-type="float" office:value="0.00457185" calcext:value-type="float">
            <text:p>0.00457185</text:p>
          </table:table-cell>
          <table:table-cell office:value-type="float" office:value="0.00464637" calcext:value-type="float">
            <text:p>0.00464637</text:p>
          </table:table-cell>
          <table:table-cell office:value-type="float" office:value="0.00436203" calcext:value-type="float">
            <text:p>0.00436203</text:p>
          </table:table-cell>
          <table:table-cell office:value-type="float" office:value="0.00452056" calcext:value-type="float">
            <text:p>0.00452056</text:p>
          </table:table-cell>
          <table:table-cell office:value-type="float" office:value="0.00412376" calcext:value-type="float">
            <text:p>0.00412376</text:p>
          </table:table-cell>
          <table:table-cell office:value-type="float" office:value="0.00415592" calcext:value-type="float">
            <text:p>0.00415592</text:p>
          </table:table-cell>
          <table:table-cell office:value-type="float" office:value="0.0039888" calcext:value-type="float">
            <text:p>0.0039888</text:p>
          </table:table-cell>
          <table:table-cell office:value-type="float" office:value="0.00415482" calcext:value-type="float">
            <text:p>0.00415482</text:p>
          </table:table-cell>
          <table:table-cell office:value-type="float" office:value="0.00395686" calcext:value-type="float">
            <text:p>0.00395686</text:p>
          </table:table-cell>
          <table:table-cell office:value-type="float" office:value="0.00383225" calcext:value-type="float">
            <text:p>0.00383225</text:p>
          </table:table-cell>
          <table:table-cell office:value-type="float" office:value="0.00379712" calcext:value-type="float">
            <text:p>0.00379712</text:p>
          </table:table-cell>
          <table:table-cell office:value-type="float" office:value="0.00379936" calcext:value-type="float">
            <text:p>0.00379936</text:p>
          </table:table-cell>
          <table:table-cell office:value-type="float" office:value="0.00360558" calcext:value-type="float">
            <text:p>0.00360558</text:p>
          </table:table-cell>
          <table:table-cell office:value-type="float" office:value="0.00371154" calcext:value-type="float">
            <text:p>0.00371154</text:p>
          </table:table-cell>
          <table:table-cell office:value-type="float" office:value="0.00350996" calcext:value-type="float">
            <text:p>0.00350996</text:p>
          </table:table-cell>
          <table:table-cell office:value-type="float" office:value="0.00350209" calcext:value-type="float">
            <text:p>0.00350209</text:p>
          </table:table-cell>
          <table:table-cell office:value-type="float" office:value="0.00356628" calcext:value-type="float">
            <text:p>0.00356628</text:p>
          </table:table-cell>
          <table:table-cell office:value-type="float" office:value="0.00336646" calcext:value-type="float">
            <text:p>0.00336646</text:p>
          </table:table-cell>
          <table:table-cell office:value-type="float" office:value="0.00339134" calcext:value-type="float">
            <text:p>0.00339134</text:p>
          </table:table-cell>
          <table:table-cell office:value-type="float" office:value="0.00327169" calcext:value-type="float">
            <text:p>0.00327169</text:p>
          </table:table-cell>
          <table:table-cell office:value-type="float" office:value="0.00328028" calcext:value-type="float">
            <text:p>0.00328028</text:p>
          </table:table-cell>
          <table:table-cell office:value-type="float" office:value="0.00318061" calcext:value-type="float">
            <text:p>0.00318061</text:p>
          </table:table-cell>
          <table:table-cell office:value-type="float" office:value="0.00324223" calcext:value-type="float">
            <text:p>0.00324223</text:p>
          </table:table-cell>
          <table:table-cell office:value-type="float" office:value="0.00313775" calcext:value-type="float">
            <text:p>0.00313775</text:p>
          </table:table-cell>
          <table:table-cell office:value-type="float" office:value="0.00311364" calcext:value-type="float">
            <text:p>0.00311364</text:p>
          </table:table-cell>
          <table:table-cell office:value-type="float" office:value="0.00307759" calcext:value-type="float">
            <text:p>0.00307759</text:p>
          </table:table-cell>
          <table:table-cell office:value-type="float" office:value="0.00295236" calcext:value-type="float">
            <text:p>0.00295236</text:p>
          </table:table-cell>
          <table:table-cell office:value-type="float" office:value="0.00292309" calcext:value-type="float">
            <text:p>0.00292309</text:p>
          </table:table-cell>
          <table:table-cell office:value-type="float" office:value="0.00298928" calcext:value-type="float">
            <text:p>0.00298928</text:p>
          </table:table-cell>
          <table:table-cell office:value-type="float" office:value="0.00291638" calcext:value-type="float">
            <text:p>0.00291638</text:p>
          </table:table-cell>
          <table:table-cell office:value-type="float" office:value="0.00285723" calcext:value-type="float">
            <text:p>0.00285723</text:p>
          </table:table-cell>
          <table:table-cell/>
          <table:table-cell office:value-type="float" office:value="0.00818220160269928" calcext:value-type="float">
            <text:p>0.008182201602699</text:p>
          </table:table-cell>
          <table:table-cell office:value-type="float" office:value="0.0126310307692308" calcext:value-type="float">
            <text:p>0.012631030769231</text:p>
          </table:table-cell>
          <table:table-cell office:value-type="float" office:value="0.01325285" calcext:value-type="float">
            <text:p>0.01325285</text:p>
          </table:table-cell>
          <table:table-cell office:value-type="float" office:value="0.0170832692307692" calcext:value-type="float">
            <text:p>0.017083269230769</text:p>
          </table:table-cell>
          <table:table-cell office:value-type="float" office:value="0.01325285" calcext:value-type="float">
            <text:p>0.01325285</text:p>
          </table:table-cell>
          <table:table-cell/>
          <table:table-cell table:formula="of:=ABS([.CE20]-[.$CD20])" office:value-type="float" office:value="0.00444882916653152" calcext:value-type="float">
            <text:p>0.004448829166532</text:p>
          </table:table-cell>
          <table:table-cell table:formula="of:=ABS([.CF20]-[.$CD20])" office:value-type="float" office:value="0.00507064839730072" calcext:value-type="float">
            <text:p>0.005070648397301</text:p>
          </table:table-cell>
          <table:table-cell table:formula="of:=ABS([.CG20]-[.$CD20])" office:value-type="float" office:value="0.00890106762806992" calcext:value-type="float">
            <text:p>0.00890106762807</text:p>
          </table:table-cell>
          <table:table-cell table:formula="of:=ABS([.CH20]-[.$CD20])" office:value-type="float" office:value="0.00507064839730072" calcext:value-type="float">
            <text:p>0.005070648397301</text:p>
          </table:table-cell>
        </table:table-row>
        <table:table-row table:style-name="ro1">
          <table:table-cell/>
          <table:table-cell office:value-type="float" office:value="0.130447" calcext:value-type="float">
            <text:p>0.130447</text:p>
          </table:table-cell>
          <table:table-cell office:value-type="float" office:value="0.0927617" calcext:value-type="float">
            <text:p>0.0927617</text:p>
          </table:table-cell>
          <table:table-cell office:value-type="float" office:value="0.0698697" calcext:value-type="float">
            <text:p>0.0698697</text:p>
          </table:table-cell>
          <table:table-cell office:value-type="float" office:value="0.0549337" calcext:value-type="float">
            <text:p>0.0549337</text:p>
          </table:table-cell>
          <table:table-cell office:value-type="float" office:value="0.0447416" calcext:value-type="float">
            <text:p>0.0447416</text:p>
          </table:table-cell>
          <table:table-cell office:value-type="float" office:value="0.037624" calcext:value-type="float">
            <text:p>0.037624</text:p>
          </table:table-cell>
          <table:table-cell office:value-type="float" office:value="0.0324823" calcext:value-type="float">
            <text:p>0.0324823</text:p>
          </table:table-cell>
          <table:table-cell office:value-type="float" office:value="0.028372" calcext:value-type="float">
            <text:p>0.028372</text:p>
          </table:table-cell>
          <table:table-cell office:value-type="float" office:value="0.0251614" calcext:value-type="float">
            <text:p>0.0251614</text:p>
          </table:table-cell>
          <table:table-cell office:value-type="float" office:value="0.0225724" calcext:value-type="float">
            <text:p>0.0225724</text:p>
          </table:table-cell>
          <table:table-cell office:value-type="float" office:value="0.0205649" calcext:value-type="float">
            <text:p>0.0205649</text:p>
          </table:table-cell>
          <table:table-cell office:value-type="float" office:value="0.0192105" calcext:value-type="float">
            <text:p>0.0192105</text:p>
          </table:table-cell>
          <table:table-cell office:value-type="float" office:value="0.0174574" calcext:value-type="float">
            <text:p>0.0174574</text:p>
          </table:table-cell>
          <table:table-cell office:value-type="float" office:value="0.0162767" calcext:value-type="float">
            <text:p>0.0162767</text:p>
          </table:table-cell>
          <table:table-cell office:value-type="float" office:value="0.0153044" calcext:value-type="float">
            <text:p>0.0153044</text:p>
          </table:table-cell>
          <table:table-cell office:value-type="float" office:value="0.014107" calcext:value-type="float">
            <text:p>0.014107</text:p>
          </table:table-cell>
          <table:table-cell office:value-type="float" office:value="0.0133104" calcext:value-type="float">
            <text:p>0.0133104</text:p>
          </table:table-cell>
          <table:table-cell office:value-type="float" office:value="0.0128001" calcext:value-type="float">
            <text:p>0.0128001</text:p>
          </table:table-cell>
          <table:table-cell office:value-type="float" office:value="0.0119864" calcext:value-type="float">
            <text:p>0.0119864</text:p>
          </table:table-cell>
          <table:table-cell office:value-type="float" office:value="0.0115124" calcext:value-type="float">
            <text:p>0.0115124</text:p>
          </table:table-cell>
          <table:table-cell office:value-type="float" office:value="0.010874" calcext:value-type="float">
            <text:p>0.010874</text:p>
          </table:table-cell>
          <table:table-cell office:value-type="float" office:value="0.0102581" calcext:value-type="float">
            <text:p>0.0102581</text:p>
          </table:table-cell>
          <table:table-cell office:value-type="float" office:value="0.00994804" calcext:value-type="float">
            <text:p>0.00994804</text:p>
          </table:table-cell>
          <table:table-cell office:value-type="float" office:value="0.00940484" calcext:value-type="float">
            <text:p>0.00940484</text:p>
          </table:table-cell>
          <table:table-cell office:value-type="float" office:value="0.00904051" calcext:value-type="float">
            <text:p>0.00904051</text:p>
          </table:table-cell>
          <table:table-cell office:value-type="float" office:value="0.00881967" calcext:value-type="float">
            <text:p>0.00881967</text:p>
          </table:table-cell>
          <table:table-cell office:value-type="float" office:value="0.0084996" calcext:value-type="float">
            <text:p>0.0084996</text:p>
          </table:table-cell>
          <table:table-cell office:value-type="float" office:value="0.00806417" calcext:value-type="float">
            <text:p>0.00806417</text:p>
          </table:table-cell>
          <table:table-cell office:value-type="float" office:value="0.00791003" calcext:value-type="float">
            <text:p>0.00791003</text:p>
          </table:table-cell>
          <table:table-cell office:value-type="float" office:value="0.00760855" calcext:value-type="float">
            <text:p>0.00760855</text:p>
          </table:table-cell>
          <table:table-cell office:value-type="float" office:value="0.00726525" calcext:value-type="float">
            <text:p>0.00726525</text:p>
          </table:table-cell>
          <table:table-cell office:value-type="float" office:value="0.00715046" calcext:value-type="float">
            <text:p>0.00715046</text:p>
          </table:table-cell>
          <table:table-cell office:value-type="float" office:value="0.00680594" calcext:value-type="float">
            <text:p>0.00680594</text:p>
          </table:table-cell>
          <table:table-cell office:value-type="float" office:value="0.00677924" calcext:value-type="float">
            <text:p>0.00677924</text:p>
          </table:table-cell>
          <table:table-cell office:value-type="float" office:value="0.00646064" calcext:value-type="float">
            <text:p>0.00646064</text:p>
          </table:table-cell>
          <table:table-cell office:value-type="float" office:value="0.00640094" calcext:value-type="float">
            <text:p>0.00640094</text:p>
          </table:table-cell>
          <table:table-cell office:value-type="float" office:value="0.00619415" calcext:value-type="float">
            <text:p>0.00619415</text:p>
          </table:table-cell>
          <table:table-cell office:value-type="float" office:value="0.00602213" calcext:value-type="float">
            <text:p>0.00602213</text:p>
          </table:table-cell>
          <table:table-cell office:value-type="float" office:value="0.00582888" calcext:value-type="float">
            <text:p>0.00582888</text:p>
          </table:table-cell>
          <table:table-cell office:value-type="float" office:value="0.0057326" calcext:value-type="float">
            <text:p>0.0057326</text:p>
          </table:table-cell>
          <table:table-cell office:value-type="float" office:value="0.00551861" calcext:value-type="float">
            <text:p>0.00551861</text:p>
          </table:table-cell>
          <table:table-cell office:value-type="float" office:value="0.00535635" calcext:value-type="float">
            <text:p>0.00535635</text:p>
          </table:table-cell>
          <table:table-cell office:value-type="float" office:value="0.0053502" calcext:value-type="float">
            <text:p>0.0053502</text:p>
          </table:table-cell>
          <table:table-cell office:value-type="float" office:value="0.00517419" calcext:value-type="float">
            <text:p>0.00517419</text:p>
          </table:table-cell>
          <table:table-cell office:value-type="float" office:value="0.00501283" calcext:value-type="float">
            <text:p>0.00501283</text:p>
          </table:table-cell>
          <table:table-cell office:value-type="float" office:value="0.00497126" calcext:value-type="float">
            <text:p>0.00497126</text:p>
          </table:table-cell>
          <table:table-cell office:value-type="float" office:value="0.00472606" calcext:value-type="float">
            <text:p>0.00472606</text:p>
          </table:table-cell>
          <table:table-cell office:value-type="float" office:value="0.00480567" calcext:value-type="float">
            <text:p>0.00480567</text:p>
          </table:table-cell>
          <table:table-cell office:value-type="float" office:value="0.0046654" calcext:value-type="float">
            <text:p>0.0046654</text:p>
          </table:table-cell>
          <table:table-cell office:value-type="float" office:value="0.00451268" calcext:value-type="float">
            <text:p>0.00451268</text:p>
          </table:table-cell>
          <table:table-cell office:value-type="float" office:value="0.00448847" calcext:value-type="float">
            <text:p>0.00448847</text:p>
          </table:table-cell>
          <table:table-cell office:value-type="float" office:value="0.00436223" calcext:value-type="float">
            <text:p>0.00436223</text:p>
          </table:table-cell>
          <table:table-cell office:value-type="float" office:value="0.00431499" calcext:value-type="float">
            <text:p>0.00431499</text:p>
          </table:table-cell>
          <table:table-cell office:value-type="float" office:value="0.00431461" calcext:value-type="float">
            <text:p>0.00431461</text:p>
          </table:table-cell>
          <table:table-cell office:value-type="float" office:value="0.00423355" calcext:value-type="float">
            <text:p>0.00423355</text:p>
          </table:table-cell>
          <table:table-cell office:value-type="float" office:value="0.00396942" calcext:value-type="float">
            <text:p>0.00396942</text:p>
          </table:table-cell>
          <table:table-cell office:value-type="float" office:value="0.00400746" calcext:value-type="float">
            <text:p>0.00400746</text:p>
          </table:table-cell>
          <table:table-cell office:value-type="float" office:value="0.00385018" calcext:value-type="float">
            <text:p>0.00385018</text:p>
          </table:table-cell>
          <table:table-cell office:value-type="float" office:value="0.00388375" calcext:value-type="float">
            <text:p>0.00388375</text:p>
          </table:table-cell>
          <table:table-cell office:value-type="float" office:value="0.00392661" calcext:value-type="float">
            <text:p>0.00392661</text:p>
          </table:table-cell>
          <table:table-cell office:value-type="float" office:value="0.00367974" calcext:value-type="float">
            <text:p>0.00367974</text:p>
          </table:table-cell>
          <table:table-cell office:value-type="float" office:value="0.00372869" calcext:value-type="float">
            <text:p>0.00372869</text:p>
          </table:table-cell>
          <table:table-cell office:value-type="float" office:value="0.00361001" calcext:value-type="float">
            <text:p>0.00361001</text:p>
          </table:table-cell>
          <table:table-cell office:value-type="float" office:value="0.0034647" calcext:value-type="float">
            <text:p>0.0034647</text:p>
          </table:table-cell>
          <table:table-cell office:value-type="float" office:value="0.00350012" calcext:value-type="float">
            <text:p>0.00350012</text:p>
          </table:table-cell>
          <table:table-cell office:value-type="float" office:value="0.00342545" calcext:value-type="float">
            <text:p>0.00342545</text:p>
          </table:table-cell>
          <table:table-cell office:value-type="float" office:value="0.00337505" calcext:value-type="float">
            <text:p>0.00337505</text:p>
          </table:table-cell>
          <table:table-cell office:value-type="float" office:value="0.00340027" calcext:value-type="float">
            <text:p>0.00340027</text:p>
          </table:table-cell>
          <table:table-cell office:value-type="float" office:value="0.00328357" calcext:value-type="float">
            <text:p>0.00328357</text:p>
          </table:table-cell>
          <table:table-cell office:value-type="float" office:value="0.00315949" calcext:value-type="float">
            <text:p>0.00315949</text:p>
          </table:table-cell>
          <table:table-cell office:value-type="float" office:value="0.00320484" calcext:value-type="float">
            <text:p>0.00320484</text:p>
          </table:table-cell>
          <table:table-cell office:value-type="float" office:value="0.00319227" calcext:value-type="float">
            <text:p>0.00319227</text:p>
          </table:table-cell>
          <table:table-cell office:value-type="float" office:value="0.00309563" calcext:value-type="float">
            <text:p>0.00309563</text:p>
          </table:table-cell>
          <table:table-cell office:value-type="float" office:value="0.00301884" calcext:value-type="float">
            <text:p>0.00301884</text:p>
          </table:table-cell>
          <table:table-cell office:value-type="float" office:value="0.00300112" calcext:value-type="float">
            <text:p>0.00300112</text:p>
          </table:table-cell>
          <table:table-cell office:value-type="float" office:value="0.00303022" calcext:value-type="float">
            <text:p>0.00303022</text:p>
          </table:table-cell>
          <table:table-cell office:value-type="float" office:value="0.00303231" calcext:value-type="float">
            <text:p>0.00303231</text:p>
          </table:table-cell>
          <table:table-cell office:value-type="float" office:value="0.00293366" calcext:value-type="float">
            <text:p>0.00293366</text:p>
          </table:table-cell>
          <table:table-cell office:value-type="float" office:value="0.00285588" calcext:value-type="float">
            <text:p>0.00285588</text:p>
          </table:table-cell>
          <table:table-cell/>
          <table:table-cell office:value-type="float" office:value="0.00953184310417545" calcext:value-type="float">
            <text:p>0.009531843104175</text:p>
          </table:table-cell>
          <table:table-cell office:value-type="float" office:value="0.0119197192307692" calcext:value-type="float">
            <text:p>0.011919719230769</text:p>
          </table:table-cell>
          <table:table-cell office:value-type="float" office:value="0.0125261153846154" calcext:value-type="float">
            <text:p>0.012526115384615</text:p>
          </table:table-cell>
          <table:table-cell office:value-type="float" office:value="0.0163737538461538" calcext:value-type="float">
            <text:p>0.016373753846154</text:p>
          </table:table-cell>
          <table:table-cell office:value-type="float" office:value="0.0125261153846154" calcext:value-type="float">
            <text:p>0.012526115384615</text:p>
          </table:table-cell>
          <table:table-cell/>
          <table:table-cell table:formula="of:=ABS([.CE21]-[.$CD21])" office:value-type="float" office:value="0.00238787612659375" calcext:value-type="float">
            <text:p>0.002387876126594</text:p>
          </table:table-cell>
          <table:table-cell table:formula="of:=ABS([.CF21]-[.$CD21])" office:value-type="float" office:value="0.00299427228043995" calcext:value-type="float">
            <text:p>0.00299427228044</text:p>
          </table:table-cell>
          <table:table-cell table:formula="of:=ABS([.CG21]-[.$CD21])" office:value-type="float" office:value="0.00684191074197835" calcext:value-type="float">
            <text:p>0.006841910741978</text:p>
          </table:table-cell>
          <table:table-cell table:formula="of:=ABS([.CH21]-[.$CD21])" office:value-type="float" office:value="0.00299427228043995" calcext:value-type="float">
            <text:p>0.00299427228044</text:p>
          </table:table-cell>
        </table:table-row>
        <table:table-row table:style-name="ro1">
          <table:table-cell/>
          <table:table-cell office:value-type="float" office:value="0.133384" calcext:value-type="float">
            <text:p>0.133384</text:p>
          </table:table-cell>
          <table:table-cell office:value-type="float" office:value="0.0935369" calcext:value-type="float">
            <text:p>0.0935369</text:p>
          </table:table-cell>
          <table:table-cell office:value-type="float" office:value="0.0695819" calcext:value-type="float">
            <text:p>0.0695819</text:p>
          </table:table-cell>
          <table:table-cell office:value-type="float" office:value="0.0549581" calcext:value-type="float">
            <text:p>0.0549581</text:p>
          </table:table-cell>
          <table:table-cell office:value-type="float" office:value="0.044728" calcext:value-type="float">
            <text:p>0.044728</text:p>
          </table:table-cell>
          <table:table-cell office:value-type="float" office:value="0.0375967" calcext:value-type="float">
            <text:p>0.0375967</text:p>
          </table:table-cell>
          <table:table-cell office:value-type="float" office:value="0.0323417" calcext:value-type="float">
            <text:p>0.0323417</text:p>
          </table:table-cell>
          <table:table-cell office:value-type="float" office:value="0.028224" calcext:value-type="float">
            <text:p>0.028224</text:p>
          </table:table-cell>
          <table:table-cell office:value-type="float" office:value="0.0250718" calcext:value-type="float">
            <text:p>0.0250718</text:p>
          </table:table-cell>
          <table:table-cell office:value-type="float" office:value="0.022647" calcext:value-type="float">
            <text:p>0.022647</text:p>
          </table:table-cell>
          <table:table-cell office:value-type="float" office:value="0.020579" calcext:value-type="float">
            <text:p>0.020579</text:p>
          </table:table-cell>
          <table:table-cell office:value-type="float" office:value="0.0187531" calcext:value-type="float">
            <text:p>0.0187531</text:p>
          </table:table-cell>
          <table:table-cell office:value-type="float" office:value="0.017302" calcext:value-type="float">
            <text:p>0.017302</text:p>
          </table:table-cell>
          <table:table-cell office:value-type="float" office:value="0.0162378" calcext:value-type="float">
            <text:p>0.0162378</text:p>
          </table:table-cell>
          <table:table-cell office:value-type="float" office:value="0.0151632" calcext:value-type="float">
            <text:p>0.0151632</text:p>
          </table:table-cell>
          <table:table-cell office:value-type="float" office:value="0.0139753" calcext:value-type="float">
            <text:p>0.0139753</text:p>
          </table:table-cell>
          <table:table-cell office:value-type="float" office:value="0.0132796" calcext:value-type="float">
            <text:p>0.0132796</text:p>
          </table:table-cell>
          <table:table-cell office:value-type="float" office:value="0.0126299" calcext:value-type="float">
            <text:p>0.0126299</text:p>
          </table:table-cell>
          <table:table-cell office:value-type="float" office:value="0.0117819" calcext:value-type="float">
            <text:p>0.0117819</text:p>
          </table:table-cell>
          <table:table-cell office:value-type="float" office:value="0.0113554" calcext:value-type="float">
            <text:p>0.0113554</text:p>
          </table:table-cell>
          <table:table-cell office:value-type="float" office:value="0.0108154" calcext:value-type="float">
            <text:p>0.0108154</text:p>
          </table:table-cell>
          <table:table-cell office:value-type="float" office:value="0.0101791" calcext:value-type="float">
            <text:p>0.0101791</text:p>
          </table:table-cell>
          <table:table-cell office:value-type="float" office:value="0.0099254" calcext:value-type="float">
            <text:p>0.0099254</text:p>
          </table:table-cell>
          <table:table-cell office:value-type="float" office:value="0.00956945" calcext:value-type="float">
            <text:p>0.00956945</text:p>
          </table:table-cell>
          <table:table-cell office:value-type="float" office:value="0.00903336" calcext:value-type="float">
            <text:p>0.00903336</text:p>
          </table:table-cell>
          <table:table-cell office:value-type="float" office:value="0.00870571" calcext:value-type="float">
            <text:p>0.00870571</text:p>
          </table:table-cell>
          <table:table-cell office:value-type="float" office:value="0.00835796" calcext:value-type="float">
            <text:p>0.00835796</text:p>
          </table:table-cell>
          <table:table-cell office:value-type="float" office:value="0.00799015" calcext:value-type="float">
            <text:p>0.00799015</text:p>
          </table:table-cell>
          <table:table-cell office:value-type="float" office:value="0.00763057" calcext:value-type="float">
            <text:p>0.00763057</text:p>
          </table:table-cell>
          <table:table-cell office:value-type="float" office:value="0.00762271" calcext:value-type="float">
            <text:p>0.00762271</text:p>
          </table:table-cell>
          <table:table-cell office:value-type="float" office:value="0.00724875" calcext:value-type="float">
            <text:p>0.00724875</text:p>
          </table:table-cell>
          <table:table-cell office:value-type="float" office:value="0.00706173" calcext:value-type="float">
            <text:p>0.00706173</text:p>
          </table:table-cell>
          <table:table-cell office:value-type="float" office:value="0.00673666" calcext:value-type="float">
            <text:p>0.00673666</text:p>
          </table:table-cell>
          <table:table-cell office:value-type="float" office:value="0.00667184" calcext:value-type="float">
            <text:p>0.00667184</text:p>
          </table:table-cell>
          <table:table-cell office:value-type="float" office:value="0.0064544" calcext:value-type="float">
            <text:p>0.0064544</text:p>
          </table:table-cell>
          <table:table-cell office:value-type="float" office:value="0.00645576" calcext:value-type="float">
            <text:p>0.00645576</text:p>
          </table:table-cell>
          <table:table-cell office:value-type="float" office:value="0.00627552" calcext:value-type="float">
            <text:p>0.00627552</text:p>
          </table:table-cell>
          <table:table-cell office:value-type="float" office:value="0.00600825" calcext:value-type="float">
            <text:p>0.00600825</text:p>
          </table:table-cell>
          <table:table-cell office:value-type="float" office:value="0.00579754" calcext:value-type="float">
            <text:p>0.00579754</text:p>
          </table:table-cell>
          <table:table-cell office:value-type="float" office:value="0.00568411" calcext:value-type="float">
            <text:p>0.00568411</text:p>
          </table:table-cell>
          <table:table-cell office:value-type="float" office:value="0.00550352" calcext:value-type="float">
            <text:p>0.00550352</text:p>
          </table:table-cell>
          <table:table-cell office:value-type="float" office:value="0.00545447" calcext:value-type="float">
            <text:p>0.00545447</text:p>
          </table:table-cell>
          <table:table-cell office:value-type="float" office:value="0.00539948" calcext:value-type="float">
            <text:p>0.00539948</text:p>
          </table:table-cell>
          <table:table-cell office:value-type="float" office:value="0.0052891" calcext:value-type="float">
            <text:p>0.0052891</text:p>
          </table:table-cell>
          <table:table-cell office:value-type="float" office:value="0.00504096" calcext:value-type="float">
            <text:p>0.00504096</text:p>
          </table:table-cell>
          <table:table-cell office:value-type="float" office:value="0.00489719" calcext:value-type="float">
            <text:p>0.00489719</text:p>
          </table:table-cell>
          <table:table-cell office:value-type="float" office:value="0.00466468" calcext:value-type="float">
            <text:p>0.00466468</text:p>
          </table:table-cell>
          <table:table-cell office:value-type="float" office:value="0.00470818" calcext:value-type="float">
            <text:p>0.00470818</text:p>
          </table:table-cell>
          <table:table-cell office:value-type="float" office:value="0.00461817" calcext:value-type="float">
            <text:p>0.00461817</text:p>
          </table:table-cell>
          <table:table-cell office:value-type="float" office:value="0.0046351" calcext:value-type="float">
            <text:p>0.0046351</text:p>
          </table:table-cell>
          <table:table-cell office:value-type="float" office:value="0.00432198" calcext:value-type="float">
            <text:p>0.00432198</text:p>
          </table:table-cell>
          <table:table-cell office:value-type="float" office:value="0.00433686" calcext:value-type="float">
            <text:p>0.00433686</text:p>
          </table:table-cell>
          <table:table-cell office:value-type="float" office:value="0.00426295" calcext:value-type="float">
            <text:p>0.00426295</text:p>
          </table:table-cell>
          <table:table-cell office:value-type="float" office:value="0.00420822" calcext:value-type="float">
            <text:p>0.00420822</text:p>
          </table:table-cell>
          <table:table-cell office:value-type="float" office:value="0.004163" calcext:value-type="float">
            <text:p>0.004163</text:p>
          </table:table-cell>
          <table:table-cell office:value-type="float" office:value="0.0041389" calcext:value-type="float">
            <text:p>0.0041389</text:p>
          </table:table-cell>
          <table:table-cell office:value-type="float" office:value="0.00401311" calcext:value-type="float">
            <text:p>0.00401311</text:p>
          </table:table-cell>
          <table:table-cell office:value-type="float" office:value="0.00375413" calcext:value-type="float">
            <text:p>0.00375413</text:p>
          </table:table-cell>
          <table:table-cell office:value-type="float" office:value="0.00395923" calcext:value-type="float">
            <text:p>0.00395923</text:p>
          </table:table-cell>
          <table:table-cell office:value-type="float" office:value="0.00376002" calcext:value-type="float">
            <text:p>0.00376002</text:p>
          </table:table-cell>
          <table:table-cell office:value-type="float" office:value="0.00361029" calcext:value-type="float">
            <text:p>0.00361029</text:p>
          </table:table-cell>
          <table:table-cell office:value-type="float" office:value="0.0036707" calcext:value-type="float">
            <text:p>0.0036707</text:p>
          </table:table-cell>
          <table:table-cell office:value-type="float" office:value="0.00354424" calcext:value-type="float">
            <text:p>0.00354424</text:p>
          </table:table-cell>
          <table:table-cell office:value-type="float" office:value="0.00346648" calcext:value-type="float">
            <text:p>0.00346648</text:p>
          </table:table-cell>
          <table:table-cell office:value-type="float" office:value="0.0035132" calcext:value-type="float">
            <text:p>0.0035132</text:p>
          </table:table-cell>
          <table:table-cell office:value-type="float" office:value="0.00343069" calcext:value-type="float">
            <text:p>0.00343069</text:p>
          </table:table-cell>
          <table:table-cell office:value-type="float" office:value="0.00328395" calcext:value-type="float">
            <text:p>0.00328395</text:p>
          </table:table-cell>
          <table:table-cell office:value-type="float" office:value="0.00323296" calcext:value-type="float">
            <text:p>0.00323296</text:p>
          </table:table-cell>
          <table:table-cell office:value-type="float" office:value="0.00320119" calcext:value-type="float">
            <text:p>0.00320119</text:p>
          </table:table-cell>
          <table:table-cell office:value-type="float" office:value="0.00323342" calcext:value-type="float">
            <text:p>0.00323342</text:p>
          </table:table-cell>
          <table:table-cell office:value-type="float" office:value="0.00319883" calcext:value-type="float">
            <text:p>0.00319883</text:p>
          </table:table-cell>
          <table:table-cell office:value-type="float" office:value="0.00317011" calcext:value-type="float">
            <text:p>0.00317011</text:p>
          </table:table-cell>
          <table:table-cell office:value-type="float" office:value="0.00308338" calcext:value-type="float">
            <text:p>0.00308338</text:p>
          </table:table-cell>
          <table:table-cell office:value-type="float" office:value="0.00312747" calcext:value-type="float">
            <text:p>0.00312747</text:p>
          </table:table-cell>
          <table:table-cell office:value-type="float" office:value="0.00305468" calcext:value-type="float">
            <text:p>0.00305468</text:p>
          </table:table-cell>
          <table:table-cell office:value-type="float" office:value="0.00303809" calcext:value-type="float">
            <text:p>0.00303809</text:p>
          </table:table-cell>
          <table:table-cell table:number-columns-repeated="2" office:value-type="float" office:value="0.00285845" calcext:value-type="float">
            <text:p>0.00285845</text:p>
          </table:table-cell>
          <table:table-cell office:value-type="float" office:value="0.00294293" calcext:value-type="float">
            <text:p>0.00294293</text:p>
          </table:table-cell>
          <table:table-cell/>
          <table:table-cell office:value-type="float" office:value="0.00582032897511599" calcext:value-type="float">
            <text:p>0.005820328975116</text:p>
          </table:table-cell>
          <table:table-cell office:value-type="float" office:value="0.0113377115384615" calcext:value-type="float">
            <text:p>0.011337711538462</text:p>
          </table:table-cell>
          <table:table-cell office:value-type="float" office:value="0.0119143307692308" calcext:value-type="float">
            <text:p>0.011914330769231</text:p>
          </table:table-cell>
          <table:table-cell office:value-type="float" office:value="0.0158204692307692" calcext:value-type="float">
            <text:p>0.015820469230769</text:p>
          </table:table-cell>
          <table:table-cell office:value-type="float" office:value="0.0119143307692308" calcext:value-type="float">
            <text:p>0.011914330769231</text:p>
          </table:table-cell>
          <table:table-cell/>
          <table:table-cell table:formula="of:=ABS([.CE22]-[.$CD22])" office:value-type="float" office:value="0.00551738256334551" calcext:value-type="float">
            <text:p>0.005517382563346</text:p>
          </table:table-cell>
          <table:table-cell table:formula="of:=ABS([.CF22]-[.$CD22])" office:value-type="float" office:value="0.00609400179411481" calcext:value-type="float">
            <text:p>0.006094001794115</text:p>
          </table:table-cell>
          <table:table-cell table:formula="of:=ABS([.CG22]-[.$CD22])" office:value-type="float" office:value="0.0100001402556532" calcext:value-type="float">
            <text:p>0.010000140255653</text:p>
          </table:table-cell>
          <table:table-cell table:formula="of:=ABS([.CH22]-[.$CD22])" office:value-type="float" office:value="0.00609400179411481" calcext:value-type="float">
            <text:p>0.006094001794115</text:p>
          </table:table-cell>
        </table:table-row>
        <table:table-row table:style-name="ro1">
          <table:table-cell/>
          <table:table-cell office:value-type="float" office:value="0.131838" calcext:value-type="float">
            <text:p>0.131838</text:p>
          </table:table-cell>
          <table:table-cell office:value-type="float" office:value="0.0929638" calcext:value-type="float">
            <text:p>0.0929638</text:p>
          </table:table-cell>
          <table:table-cell office:value-type="float" office:value="0.0697517" calcext:value-type="float">
            <text:p>0.0697517</text:p>
          </table:table-cell>
          <table:table-cell office:value-type="float" office:value="0.0550918" calcext:value-type="float">
            <text:p>0.0550918</text:p>
          </table:table-cell>
          <table:table-cell office:value-type="float" office:value="0.0447888" calcext:value-type="float">
            <text:p>0.0447888</text:p>
          </table:table-cell>
          <table:table-cell office:value-type="float" office:value="0.0378529" calcext:value-type="float">
            <text:p>0.0378529</text:p>
          </table:table-cell>
          <table:table-cell office:value-type="float" office:value="0.0325504" calcext:value-type="float">
            <text:p>0.0325504</text:p>
          </table:table-cell>
          <table:table-cell office:value-type="float" office:value="0.02845" calcext:value-type="float">
            <text:p>0.02845</text:p>
          </table:table-cell>
          <table:table-cell office:value-type="float" office:value="0.025192" calcext:value-type="float">
            <text:p>0.025192</text:p>
          </table:table-cell>
          <table:table-cell office:value-type="float" office:value="0.0224852" calcext:value-type="float">
            <text:p>0.0224852</text:p>
          </table:table-cell>
          <table:table-cell office:value-type="float" office:value="0.0206431" calcext:value-type="float">
            <text:p>0.0206431</text:p>
          </table:table-cell>
          <table:table-cell office:value-type="float" office:value="0.018843" calcext:value-type="float">
            <text:p>0.018843</text:p>
          </table:table-cell>
          <table:table-cell office:value-type="float" office:value="0.0174943" calcext:value-type="float">
            <text:p>0.0174943</text:p>
          </table:table-cell>
          <table:table-cell office:value-type="float" office:value="0.0162557" calcext:value-type="float">
            <text:p>0.0162557</text:p>
          </table:table-cell>
          <table:table-cell office:value-type="float" office:value="0.0151191" calcext:value-type="float">
            <text:p>0.0151191</text:p>
          </table:table-cell>
          <table:table-cell office:value-type="float" office:value="0.0140277" calcext:value-type="float">
            <text:p>0.0140277</text:p>
          </table:table-cell>
          <table:table-cell office:value-type="float" office:value="0.0134474" calcext:value-type="float">
            <text:p>0.0134474</text:p>
          </table:table-cell>
          <table:table-cell office:value-type="float" office:value="0.0126213" calcext:value-type="float">
            <text:p>0.0126213</text:p>
          </table:table-cell>
          <table:table-cell office:value-type="float" office:value="0.0119209" calcext:value-type="float">
            <text:p>0.0119209</text:p>
          </table:table-cell>
          <table:table-cell office:value-type="float" office:value="0.0114637" calcext:value-type="float">
            <text:p>0.0114637</text:p>
          </table:table-cell>
          <table:table-cell office:value-type="float" office:value="0.010915" calcext:value-type="float">
            <text:p>0.010915</text:p>
          </table:table-cell>
          <table:table-cell office:value-type="float" office:value="0.0102267" calcext:value-type="float">
            <text:p>0.0102267</text:p>
          </table:table-cell>
          <table:table-cell office:value-type="float" office:value="0.00972637" calcext:value-type="float">
            <text:p>0.00972637</text:p>
          </table:table-cell>
          <table:table-cell office:value-type="float" office:value="0.00954916" calcext:value-type="float">
            <text:p>0.00954916</text:p>
          </table:table-cell>
          <table:table-cell office:value-type="float" office:value="0.00898883" calcext:value-type="float">
            <text:p>0.00898883</text:p>
          </table:table-cell>
          <table:table-cell office:value-type="float" office:value="0.00876515" calcext:value-type="float">
            <text:p>0.00876515</text:p>
          </table:table-cell>
          <table:table-cell office:value-type="float" office:value="0.00837792" calcext:value-type="float">
            <text:p>0.00837792</text:p>
          </table:table-cell>
          <table:table-cell office:value-type="float" office:value="0.0080662" calcext:value-type="float">
            <text:p>0.0080662</text:p>
          </table:table-cell>
          <table:table-cell office:value-type="float" office:value="0.00785246" calcext:value-type="float">
            <text:p>0.00785246</text:p>
          </table:table-cell>
          <table:table-cell office:value-type="float" office:value="0.00768301" calcext:value-type="float">
            <text:p>0.00768301</text:p>
          </table:table-cell>
          <table:table-cell office:value-type="float" office:value="0.00730743" calcext:value-type="float">
            <text:p>0.00730743</text:p>
          </table:table-cell>
          <table:table-cell office:value-type="float" office:value="0.00675505" calcext:value-type="float">
            <text:p>0.00675505</text:p>
          </table:table-cell>
          <table:table-cell office:value-type="float" office:value="0.00698717" calcext:value-type="float">
            <text:p>0.00698717</text:p>
          </table:table-cell>
          <table:table-cell office:value-type="float" office:value="0.00676621" calcext:value-type="float">
            <text:p>0.00676621</text:p>
          </table:table-cell>
          <table:table-cell office:value-type="float" office:value="0.00642833" calcext:value-type="float">
            <text:p>0.00642833</text:p>
          </table:table-cell>
          <table:table-cell office:value-type="float" office:value="0.00630986" calcext:value-type="float">
            <text:p>0.00630986</text:p>
          </table:table-cell>
          <table:table-cell office:value-type="float" office:value="0.00601371" calcext:value-type="float">
            <text:p>0.00601371</text:p>
          </table:table-cell>
          <table:table-cell office:value-type="float" office:value="0.00591747" calcext:value-type="float">
            <text:p>0.00591747</text:p>
          </table:table-cell>
          <table:table-cell office:value-type="float" office:value="0.00586778" calcext:value-type="float">
            <text:p>0.00586778</text:p>
          </table:table-cell>
          <table:table-cell office:value-type="float" office:value="0.00565715" calcext:value-type="float">
            <text:p>0.00565715</text:p>
          </table:table-cell>
          <table:table-cell office:value-type="float" office:value="0.00563321" calcext:value-type="float">
            <text:p>0.00563321</text:p>
          </table:table-cell>
          <table:table-cell office:value-type="float" office:value="0.00528562" calcext:value-type="float">
            <text:p>0.00528562</text:p>
          </table:table-cell>
          <table:table-cell office:value-type="float" office:value="0.00512591" calcext:value-type="float">
            <text:p>0.00512591</text:p>
          </table:table-cell>
          <table:table-cell office:value-type="float" office:value="0.00518825" calcext:value-type="float">
            <text:p>0.00518825</text:p>
          </table:table-cell>
          <table:table-cell office:value-type="float" office:value="0.00497905" calcext:value-type="float">
            <text:p>0.00497905</text:p>
          </table:table-cell>
          <table:table-cell office:value-type="float" office:value="0.00501486" calcext:value-type="float">
            <text:p>0.00501486</text:p>
          </table:table-cell>
          <table:table-cell office:value-type="float" office:value="0.00487423" calcext:value-type="float">
            <text:p>0.00487423</text:p>
          </table:table-cell>
          <table:table-cell office:value-type="float" office:value="0.00452592" calcext:value-type="float">
            <text:p>0.00452592</text:p>
          </table:table-cell>
          <table:table-cell office:value-type="float" office:value="0.00449707" calcext:value-type="float">
            <text:p>0.00449707</text:p>
          </table:table-cell>
          <table:table-cell office:value-type="float" office:value="0.00463688" calcext:value-type="float">
            <text:p>0.00463688</text:p>
          </table:table-cell>
          <table:table-cell office:value-type="float" office:value="0.00450522" calcext:value-type="float">
            <text:p>0.00450522</text:p>
          </table:table-cell>
          <table:table-cell office:value-type="float" office:value="0.00431506" calcext:value-type="float">
            <text:p>0.00431506</text:p>
          </table:table-cell>
          <table:table-cell office:value-type="float" office:value="0.00424087" calcext:value-type="float">
            <text:p>0.00424087</text:p>
          </table:table-cell>
          <table:table-cell office:value-type="float" office:value="0.00422294" calcext:value-type="float">
            <text:p>0.00422294</text:p>
          </table:table-cell>
          <table:table-cell office:value-type="float" office:value="0.00403307" calcext:value-type="float">
            <text:p>0.00403307</text:p>
          </table:table-cell>
          <table:table-cell office:value-type="float" office:value="0.00404684" calcext:value-type="float">
            <text:p>0.00404684</text:p>
          </table:table-cell>
          <table:table-cell office:value-type="float" office:value="0.0038799" calcext:value-type="float">
            <text:p>0.0038799</text:p>
          </table:table-cell>
          <table:table-cell office:value-type="float" office:value="0.00386344" calcext:value-type="float">
            <text:p>0.00386344</text:p>
          </table:table-cell>
          <table:table-cell office:value-type="float" office:value="0.00392764" calcext:value-type="float">
            <text:p>0.00392764</text:p>
          </table:table-cell>
          <table:table-cell office:value-type="float" office:value="0.00385314" calcext:value-type="float">
            <text:p>0.00385314</text:p>
          </table:table-cell>
          <table:table-cell office:value-type="float" office:value="0.00374046" calcext:value-type="float">
            <text:p>0.00374046</text:p>
          </table:table-cell>
          <table:table-cell office:value-type="float" office:value="0.00372192" calcext:value-type="float">
            <text:p>0.00372192</text:p>
          </table:table-cell>
          <table:table-cell office:value-type="float" office:value="0.00370829" calcext:value-type="float">
            <text:p>0.00370829</text:p>
          </table:table-cell>
          <table:table-cell office:value-type="float" office:value="0.00353118" calcext:value-type="float">
            <text:p>0.00353118</text:p>
          </table:table-cell>
          <table:table-cell office:value-type="float" office:value="0.00350062" calcext:value-type="float">
            <text:p>0.00350062</text:p>
          </table:table-cell>
          <table:table-cell office:value-type="float" office:value="0.00349382" calcext:value-type="float">
            <text:p>0.00349382</text:p>
          </table:table-cell>
          <table:table-cell office:value-type="float" office:value="0.00334397" calcext:value-type="float">
            <text:p>0.00334397</text:p>
          </table:table-cell>
          <table:table-cell office:value-type="float" office:value="0.00323766" calcext:value-type="float">
            <text:p>0.00323766</text:p>
          </table:table-cell>
          <table:table-cell office:value-type="float" office:value="0.00332024" calcext:value-type="float">
            <text:p>0.00332024</text:p>
          </table:table-cell>
          <table:table-cell office:value-type="float" office:value="0.00320014" calcext:value-type="float">
            <text:p>0.00320014</text:p>
          </table:table-cell>
          <table:table-cell office:value-type="float" office:value="0.00314995" calcext:value-type="float">
            <text:p>0.00314995</text:p>
          </table:table-cell>
          <table:table-cell office:value-type="float" office:value="0.00328638" calcext:value-type="float">
            <text:p>0.00328638</text:p>
          </table:table-cell>
          <table:table-cell office:value-type="float" office:value="0.00317499" calcext:value-type="float">
            <text:p>0.00317499</text:p>
          </table:table-cell>
          <table:table-cell office:value-type="float" office:value="0.00319628" calcext:value-type="float">
            <text:p>0.00319628</text:p>
          </table:table-cell>
          <table:table-cell office:value-type="float" office:value="0.00300194" calcext:value-type="float">
            <text:p>0.00300194</text:p>
          </table:table-cell>
          <table:table-cell office:value-type="float" office:value="0.00299426" calcext:value-type="float">
            <text:p>0.00299426</text:p>
          </table:table-cell>
          <table:table-cell office:value-type="float" office:value="0.0029604" calcext:value-type="float">
            <text:p>0.0029604</text:p>
          </table:table-cell>
          <table:table-cell office:value-type="float" office:value="0.00294092" calcext:value-type="float">
            <text:p>0.00294092</text:p>
          </table:table-cell>
          <table:table-cell office:value-type="float" office:value="0.0028857" calcext:value-type="float">
            <text:p>0.0028857</text:p>
          </table:table-cell>
          <table:table-cell/>
          <table:table-cell office:value-type="float" office:value="0.00700126528890763" calcext:value-type="float">
            <text:p>0.007001265288908</text:p>
          </table:table-cell>
          <table:table-cell office:value-type="float" office:value="0.0108077269230769" calcext:value-type="float">
            <text:p>0.010807726923077</text:p>
          </table:table-cell>
          <table:table-cell office:value-type="float" office:value="0.0113397" calcext:value-type="float">
            <text:p>0.0113397</text:p>
          </table:table-cell>
          <table:table-cell office:value-type="float" office:value="0.0151795615384615" calcext:value-type="float">
            <text:p>0.015179561538462</text:p>
          </table:table-cell>
          <table:table-cell office:value-type="float" office:value="0.0113397" calcext:value-type="float">
            <text:p>0.0113397</text:p>
          </table:table-cell>
          <table:table-cell/>
          <table:table-cell table:formula="of:=ABS([.CE23]-[.$CD23])" office:value-type="float" office:value="0.00380646163416927" calcext:value-type="float">
            <text:p>0.003806461634169</text:p>
          </table:table-cell>
          <table:table-cell table:formula="of:=ABS([.CF23]-[.$CD23])" office:value-type="float" office:value="0.00433843471109237" calcext:value-type="float">
            <text:p>0.004338434711092</text:p>
          </table:table-cell>
          <table:table-cell table:formula="of:=ABS([.CG23]-[.$CD23])" office:value-type="float" office:value="0.00817829624955387" calcext:value-type="float">
            <text:p>0.008178296249554</text:p>
          </table:table-cell>
          <table:table-cell table:formula="of:=ABS([.CH23]-[.$CD23])" office:value-type="float" office:value="0.00433843471109237" calcext:value-type="float">
            <text:p>0.004338434711092</text:p>
          </table:table-cell>
        </table:table-row>
        <table:table-row table:style-name="ro1">
          <table:table-cell/>
          <table:table-cell office:value-type="float" office:value="0.137013" calcext:value-type="float">
            <text:p>0.137013</text:p>
          </table:table-cell>
          <table:table-cell office:value-type="float" office:value="0.094623" calcext:value-type="float">
            <text:p>0.094623</text:p>
          </table:table-cell>
          <table:table-cell office:value-type="float" office:value="0.0704877" calcext:value-type="float">
            <text:p>0.0704877</text:p>
          </table:table-cell>
          <table:table-cell office:value-type="float" office:value="0.0548177" calcext:value-type="float">
            <text:p>0.0548177</text:p>
          </table:table-cell>
          <table:table-cell office:value-type="float" office:value="0.0444981" calcext:value-type="float">
            <text:p>0.0444981</text:p>
          </table:table-cell>
          <table:table-cell office:value-type="float" office:value="0.0370428" calcext:value-type="float">
            <text:p>0.0370428</text:p>
          </table:table-cell>
          <table:table-cell office:value-type="float" office:value="0.0319723" calcext:value-type="float">
            <text:p>0.0319723</text:p>
          </table:table-cell>
          <table:table-cell office:value-type="float" office:value="0.0279704" calcext:value-type="float">
            <text:p>0.0279704</text:p>
          </table:table-cell>
          <table:table-cell office:value-type="float" office:value="0.0250405" calcext:value-type="float">
            <text:p>0.0250405</text:p>
          </table:table-cell>
          <table:table-cell office:value-type="float" office:value="0.0224421" calcext:value-type="float">
            <text:p>0.0224421</text:p>
          </table:table-cell>
          <table:table-cell office:value-type="float" office:value="0.0207282" calcext:value-type="float">
            <text:p>0.0207282</text:p>
          </table:table-cell>
          <table:table-cell office:value-type="float" office:value="0.0185569" calcext:value-type="float">
            <text:p>0.0185569</text:p>
          </table:table-cell>
          <table:table-cell office:value-type="float" office:value="0.0171736" calcext:value-type="float">
            <text:p>0.0171736</text:p>
          </table:table-cell>
          <table:table-cell office:value-type="float" office:value="0.0160912" calcext:value-type="float">
            <text:p>0.0160912</text:p>
          </table:table-cell>
          <table:table-cell office:value-type="float" office:value="0.014868" calcext:value-type="float">
            <text:p>0.014868</text:p>
          </table:table-cell>
          <table:table-cell office:value-type="float" office:value="0.0139791" calcext:value-type="float">
            <text:p>0.0139791</text:p>
          </table:table-cell>
          <table:table-cell office:value-type="float" office:value="0.0132705" calcext:value-type="float">
            <text:p>0.0132705</text:p>
          </table:table-cell>
          <table:table-cell office:value-type="float" office:value="0.0125023" calcext:value-type="float">
            <text:p>0.0125023</text:p>
          </table:table-cell>
          <table:table-cell office:value-type="float" office:value="0.0119157" calcext:value-type="float">
            <text:p>0.0119157</text:p>
          </table:table-cell>
          <table:table-cell office:value-type="float" office:value="0.0111835" calcext:value-type="float">
            <text:p>0.0111835</text:p>
          </table:table-cell>
          <table:table-cell office:value-type="float" office:value="0.0105719" calcext:value-type="float">
            <text:p>0.0105719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0972109" calcext:value-type="float">
            <text:p>0.00972109</text:p>
          </table:table-cell>
          <table:table-cell office:value-type="float" office:value="0.00935447" calcext:value-type="float">
            <text:p>0.00935447</text:p>
          </table:table-cell>
          <table:table-cell office:value-type="float" office:value="0.00891951" calcext:value-type="float">
            <text:p>0.00891951</text:p>
          </table:table-cell>
          <table:table-cell office:value-type="float" office:value="0.00849202" calcext:value-type="float">
            <text:p>0.00849202</text:p>
          </table:table-cell>
          <table:table-cell office:value-type="float" office:value="0.00830155" calcext:value-type="float">
            <text:p>0.00830155</text:p>
          </table:table-cell>
          <table:table-cell office:value-type="float" office:value="0.00796246" calcext:value-type="float">
            <text:p>0.00796246</text:p>
          </table:table-cell>
          <table:table-cell office:value-type="float" office:value="0.00770019" calcext:value-type="float">
            <text:p>0.00770019</text:p>
          </table:table-cell>
          <table:table-cell office:value-type="float" office:value="0.00750796" calcext:value-type="float">
            <text:p>0.00750796</text:p>
          </table:table-cell>
          <table:table-cell office:value-type="float" office:value="0.00713599" calcext:value-type="float">
            <text:p>0.00713599</text:p>
          </table:table-cell>
          <table:table-cell office:value-type="float" office:value="0.00709097" calcext:value-type="float">
            <text:p>0.00709097</text:p>
          </table:table-cell>
          <table:table-cell office:value-type="float" office:value="0.00684189" calcext:value-type="float">
            <text:p>0.00684189</text:p>
          </table:table-cell>
          <table:table-cell office:value-type="float" office:value="0.00655489" calcext:value-type="float">
            <text:p>0.00655489</text:p>
          </table:table-cell>
          <table:table-cell office:value-type="float" office:value="0.00650698" calcext:value-type="float">
            <text:p>0.00650698</text:p>
          </table:table-cell>
          <table:table-cell office:value-type="float" office:value="0.00615473" calcext:value-type="float">
            <text:p>0.00615473</text:p>
          </table:table-cell>
          <table:table-cell office:value-type="float" office:value="0.00605901" calcext:value-type="float">
            <text:p>0.00605901</text:p>
          </table:table-cell>
          <table:table-cell office:value-type="float" office:value="0.00598414" calcext:value-type="float">
            <text:p>0.00598414</text:p>
          </table:table-cell>
          <table:table-cell office:value-type="float" office:value="0.0058195" calcext:value-type="float">
            <text:p>0.0058195</text:p>
          </table:table-cell>
          <table:table-cell office:value-type="float" office:value="0.00575641" calcext:value-type="float">
            <text:p>0.00575641</text:p>
          </table:table-cell>
          <table:table-cell office:value-type="float" office:value="0.00553153" calcext:value-type="float">
            <text:p>0.00553153</text:p>
          </table:table-cell>
          <table:table-cell office:value-type="float" office:value="0.00540179" calcext:value-type="float">
            <text:p>0.00540179</text:p>
          </table:table-cell>
          <table:table-cell office:value-type="float" office:value="0.00516687" calcext:value-type="float">
            <text:p>0.00516687</text:p>
          </table:table-cell>
          <table:table-cell office:value-type="float" office:value="0.00500023" calcext:value-type="float">
            <text:p>0.00500023</text:p>
          </table:table-cell>
          <table:table-cell office:value-type="float" office:value="0.00506068" calcext:value-type="float">
            <text:p>0.00506068</text:p>
          </table:table-cell>
          <table:table-cell office:value-type="float" office:value="0.00485663" calcext:value-type="float">
            <text:p>0.00485663</text:p>
          </table:table-cell>
          <table:table-cell office:value-type="float" office:value="0.00481231" calcext:value-type="float">
            <text:p>0.00481231</text:p>
          </table:table-cell>
          <table:table-cell office:value-type="float" office:value="0.00469408" calcext:value-type="float">
            <text:p>0.00469408</text:p>
          </table:table-cell>
          <table:table-cell office:value-type="float" office:value="0.00455702" calcext:value-type="float">
            <text:p>0.00455702</text:p>
          </table:table-cell>
          <table:table-cell office:value-type="float" office:value="0.00454654" calcext:value-type="float">
            <text:p>0.00454654</text:p>
          </table:table-cell>
          <table:table-cell office:value-type="float" office:value="0.0044696" calcext:value-type="float">
            <text:p>0.0044696</text:p>
          </table:table-cell>
          <table:table-cell office:value-type="float" office:value="0.00423099" calcext:value-type="float">
            <text:p>0.00423099</text:p>
          </table:table-cell>
          <table:table-cell office:value-type="float" office:value="0.00419017" calcext:value-type="float">
            <text:p>0.00419017</text:p>
          </table:table-cell>
          <table:table-cell office:value-type="float" office:value="0.00412687" calcext:value-type="float">
            <text:p>0.00412687</text:p>
          </table:table-cell>
          <table:table-cell office:value-type="float" office:value="0.00401509" calcext:value-type="float">
            <text:p>0.00401509</text:p>
          </table:table-cell>
          <table:table-cell office:value-type="float" office:value="0.00400788" calcext:value-type="float">
            <text:p>0.00400788</text:p>
          </table:table-cell>
          <table:table-cell office:value-type="float" office:value="0.00393228" calcext:value-type="float">
            <text:p>0.00393228</text:p>
          </table:table-cell>
          <table:table-cell office:value-type="float" office:value="0.00377046" calcext:value-type="float">
            <text:p>0.00377046</text:p>
          </table:table-cell>
          <table:table-cell office:value-type="float" office:value="0.00377203" calcext:value-type="float">
            <text:p>0.00377203</text:p>
          </table:table-cell>
          <table:table-cell office:value-type="float" office:value="0.00368171" calcext:value-type="float">
            <text:p>0.00368171</text:p>
          </table:table-cell>
          <table:table-cell office:value-type="float" office:value="0.00372371" calcext:value-type="float">
            <text:p>0.00372371</text:p>
          </table:table-cell>
          <table:table-cell office:value-type="float" office:value="0.00363924" calcext:value-type="float">
            <text:p>0.00363924</text:p>
          </table:table-cell>
          <table:table-cell office:value-type="float" office:value="0.00362162" calcext:value-type="float">
            <text:p>0.00362162</text:p>
          </table:table-cell>
          <table:table-cell office:value-type="float" office:value="0.00344741" calcext:value-type="float">
            <text:p>0.00344741</text:p>
          </table:table-cell>
          <table:table-cell office:value-type="float" office:value="0.00346408" calcext:value-type="float">
            <text:p>0.00346408</text:p>
          </table:table-cell>
          <table:table-cell office:value-type="float" office:value="0.00345065" calcext:value-type="float">
            <text:p>0.00345065</text:p>
          </table:table-cell>
          <table:table-cell office:value-type="float" office:value="0.0033596" calcext:value-type="float">
            <text:p>0.0033596</text:p>
          </table:table-cell>
          <table:table-cell office:value-type="float" office:value="0.00321712" calcext:value-type="float">
            <text:p>0.00321712</text:p>
          </table:table-cell>
          <table:table-cell office:value-type="float" office:value="0.00340976" calcext:value-type="float">
            <text:p>0.00340976</text:p>
          </table:table-cell>
          <table:table-cell office:value-type="float" office:value="0.00318805" calcext:value-type="float">
            <text:p>0.00318805</text:p>
          </table:table-cell>
          <table:table-cell office:value-type="float" office:value="0.00316249" calcext:value-type="float">
            <text:p>0.00316249</text:p>
          </table:table-cell>
          <table:table-cell office:value-type="float" office:value="0.00315561" calcext:value-type="float">
            <text:p>0.00315561</text:p>
          </table:table-cell>
          <table:table-cell office:value-type="float" office:value="0.0030985" calcext:value-type="float">
            <text:p>0.0030985</text:p>
          </table:table-cell>
          <table:table-cell office:value-type="float" office:value="0.00296967" calcext:value-type="float">
            <text:p>0.00296967</text:p>
          </table:table-cell>
          <table:table-cell office:value-type="float" office:value="0.00302154" calcext:value-type="float">
            <text:p>0.00302154</text:p>
          </table:table-cell>
          <table:table-cell office:value-type="float" office:value="0.00300822" calcext:value-type="float">
            <text:p>0.00300822</text:p>
          </table:table-cell>
          <table:table-cell office:value-type="float" office:value="0.00286649" calcext:value-type="float">
            <text:p>0.00286649</text:p>
          </table:table-cell>
          <table:table-cell office:value-type="float" office:value="0.00284704" calcext:value-type="float">
            <text:p>0.00284704</text:p>
          </table:table-cell>
          <table:table-cell office:value-type="float" office:value="0.00283059" calcext:value-type="float">
            <text:p>0.00283059</text:p>
          </table:table-cell>
          <table:table-cell/>
          <table:table-cell office:value-type="float" office:value="0.00598903416280051" calcext:value-type="float">
            <text:p>0.005989034162801</text:p>
          </table:table-cell>
          <table:table-cell office:value-type="float" office:value="0.0103080538461538" calcext:value-type="float">
            <text:p>0.010308053846154</text:p>
          </table:table-cell>
          <table:table-cell office:value-type="float" office:value="0.0108429038461538" calcext:value-type="float">
            <text:p>0.010842903846154</text:p>
          </table:table-cell>
          <table:table-cell office:value-type="float" office:value="0.0145957" calcext:value-type="float">
            <text:p>0.0145957</text:p>
          </table:table-cell>
          <table:table-cell office:value-type="float" office:value="0.0108429038461538" calcext:value-type="float">
            <text:p>0.010842903846154</text:p>
          </table:table-cell>
          <table:table-cell/>
          <table:table-cell table:formula="of:=ABS([.CE24]-[.$CD24])" office:value-type="float" office:value="0.00431901968335329" calcext:value-type="float">
            <text:p>0.004319019683353</text:p>
          </table:table-cell>
          <table:table-cell table:formula="of:=ABS([.CF24]-[.$CD24])" office:value-type="float" office:value="0.00485386968335329" calcext:value-type="float">
            <text:p>0.004853869683353</text:p>
          </table:table-cell>
          <table:table-cell table:formula="of:=ABS([.CG24]-[.$CD24])" office:value-type="float" office:value="0.00860666583719949" calcext:value-type="float">
            <text:p>0.008606665837199</text:p>
          </table:table-cell>
          <table:table-cell table:formula="of:=ABS([.CH24]-[.$CD24])" office:value-type="float" office:value="0.00485386968335329" calcext:value-type="float">
            <text:p>0.004853869683353</text:p>
          </table:table-cell>
        </table:table-row>
        <table:table-row table:style-name="ro1">
          <table:table-cell/>
          <table:table-cell office:value-type="float" office:value="0.142533" calcext:value-type="float">
            <text:p>0.142533</text:p>
          </table:table-cell>
          <table:table-cell office:value-type="float" office:value="0.0964055" calcext:value-type="float">
            <text:p>0.0964055</text:p>
          </table:table-cell>
          <table:table-cell office:value-type="float" office:value="0.0704743" calcext:value-type="float">
            <text:p>0.0704743</text:p>
          </table:table-cell>
          <table:table-cell office:value-type="float" office:value="0.0548703" calcext:value-type="float">
            <text:p>0.0548703</text:p>
          </table:table-cell>
          <table:table-cell office:value-type="float" office:value="0.0443334" calcext:value-type="float">
            <text:p>0.0443334</text:p>
          </table:table-cell>
          <table:table-cell office:value-type="float" office:value="0.0369244" calcext:value-type="float">
            <text:p>0.0369244</text:p>
          </table:table-cell>
          <table:table-cell office:value-type="float" office:value="0.0316336" calcext:value-type="float">
            <text:p>0.0316336</text:p>
          </table:table-cell>
          <table:table-cell office:value-type="float" office:value="0.0275896" calcext:value-type="float">
            <text:p>0.0275896</text:p>
          </table:table-cell>
          <table:table-cell office:value-type="float" office:value="0.0245821" calcext:value-type="float">
            <text:p>0.0245821</text:p>
          </table:table-cell>
          <table:table-cell office:value-type="float" office:value="0.0220063" calcext:value-type="float">
            <text:p>0.0220063</text:p>
          </table:table-cell>
          <table:table-cell office:value-type="float" office:value="0.0201279" calcext:value-type="float">
            <text:p>0.0201279</text:p>
          </table:table-cell>
          <table:table-cell office:value-type="float" office:value="0.0183571" calcext:value-type="float">
            <text:p>0.0183571</text:p>
          </table:table-cell>
          <table:table-cell office:value-type="float" office:value="0.0170578" calcext:value-type="float">
            <text:p>0.0170578</text:p>
          </table:table-cell>
          <table:table-cell office:value-type="float" office:value="0.0158437" calcext:value-type="float">
            <text:p>0.0158437</text:p>
          </table:table-cell>
          <table:table-cell office:value-type="float" office:value="0.0147092" calcext:value-type="float">
            <text:p>0.0147092</text:p>
          </table:table-cell>
          <table:table-cell office:value-type="float" office:value="0.0138026" calcext:value-type="float">
            <text:p>0.0138026</text:p>
          </table:table-cell>
          <table:table-cell office:value-type="float" office:value="0.0129266" calcext:value-type="float">
            <text:p>0.0129266</text:p>
          </table:table-cell>
          <table:table-cell office:value-type="float" office:value="0.0122287" calcext:value-type="float">
            <text:p>0.0122287</text:p>
          </table:table-cell>
          <table:table-cell office:value-type="float" office:value="0.0116621" calcext:value-type="float">
            <text:p>0.0116621</text:p>
          </table:table-cell>
          <table:table-cell office:value-type="float" office:value="0.0110322" calcext:value-type="float">
            <text:p>0.0110322</text:p>
          </table:table-cell>
          <table:table-cell office:value-type="float" office:value="0.0105446" calcext:value-type="float">
            <text:p>0.0105446</text:p>
          </table:table-cell>
          <table:table-cell office:value-type="float" office:value="0.0101584" calcext:value-type="float">
            <text:p>0.0101584</text:p>
          </table:table-cell>
          <table:table-cell office:value-type="float" office:value="0.00932994" calcext:value-type="float">
            <text:p>0.00932994</text:p>
          </table:table-cell>
          <table:table-cell office:value-type="float" office:value="0.00930135" calcext:value-type="float">
            <text:p>0.00930135</text:p>
          </table:table-cell>
          <table:table-cell office:value-type="float" office:value="0.00891912" calcext:value-type="float">
            <text:p>0.00891912</text:p>
          </table:table-cell>
          <table:table-cell office:value-type="float" office:value="0.00859378" calcext:value-type="float">
            <text:p>0.00859378</text:p>
          </table:table-cell>
          <table:table-cell office:value-type="float" office:value="0.00829275" calcext:value-type="float">
            <text:p>0.00829275</text:p>
          </table:table-cell>
          <table:table-cell office:value-type="float" office:value="0.00807614" calcext:value-type="float">
            <text:p>0.00807614</text:p>
          </table:table-cell>
          <table:table-cell office:value-type="float" office:value="0.00776315" calcext:value-type="float">
            <text:p>0.00776315</text:p>
          </table:table-cell>
          <table:table-cell office:value-type="float" office:value="0.00735681" calcext:value-type="float">
            <text:p>0.00735681</text:p>
          </table:table-cell>
          <table:table-cell office:value-type="float" office:value="0.00712032" calcext:value-type="float">
            <text:p>0.00712032</text:p>
          </table:table-cell>
          <table:table-cell office:value-type="float" office:value="0.00692487" calcext:value-type="float">
            <text:p>0.00692487</text:p>
          </table:table-cell>
          <table:table-cell office:value-type="float" office:value="0.00672495" calcext:value-type="float">
            <text:p>0.00672495</text:p>
          </table:table-cell>
          <table:table-cell office:value-type="float" office:value="0.00664327" calcext:value-type="float">
            <text:p>0.00664327</text:p>
          </table:table-cell>
          <table:table-cell office:value-type="float" office:value="0.00625212" calcext:value-type="float">
            <text:p>0.00625212</text:p>
          </table:table-cell>
          <table:table-cell office:value-type="float" office:value="0.00619903" calcext:value-type="float">
            <text:p>0.00619903</text:p>
          </table:table-cell>
          <table:table-cell office:value-type="float" office:value="0.00607872" calcext:value-type="float">
            <text:p>0.00607872</text:p>
          </table:table-cell>
          <table:table-cell office:value-type="float" office:value="0.00587475" calcext:value-type="float">
            <text:p>0.00587475</text:p>
          </table:table-cell>
          <table:table-cell office:value-type="float" office:value="0.00573474" calcext:value-type="float">
            <text:p>0.00573474</text:p>
          </table:table-cell>
          <table:table-cell office:value-type="float" office:value="0.00550464" calcext:value-type="float">
            <text:p>0.00550464</text:p>
          </table:table-cell>
          <table:table-cell office:value-type="float" office:value="0.00541029" calcext:value-type="float">
            <text:p>0.00541029</text:p>
          </table:table-cell>
          <table:table-cell office:value-type="float" office:value="0.00536766" calcext:value-type="float">
            <text:p>0.00536766</text:p>
          </table:table-cell>
          <table:table-cell office:value-type="float" office:value="0.00520291" calcext:value-type="float">
            <text:p>0.00520291</text:p>
          </table:table-cell>
          <table:table-cell office:value-type="float" office:value="0.00506392" calcext:value-type="float">
            <text:p>0.00506392</text:p>
          </table:table-cell>
          <table:table-cell office:value-type="float" office:value="0.0048074" calcext:value-type="float">
            <text:p>0.0048074</text:p>
          </table:table-cell>
          <table:table-cell office:value-type="float" office:value="0.0049414" calcext:value-type="float">
            <text:p>0.0049414</text:p>
          </table:table-cell>
          <table:table-cell office:value-type="float" office:value="0.00480419" calcext:value-type="float">
            <text:p>0.00480419</text:p>
          </table:table-cell>
          <table:table-cell office:value-type="float" office:value="0.00463042" calcext:value-type="float">
            <text:p>0.00463042</text:p>
          </table:table-cell>
          <table:table-cell office:value-type="float" office:value="0.00453029" calcext:value-type="float">
            <text:p>0.00453029</text:p>
          </table:table-cell>
          <table:table-cell office:value-type="float" office:value="0.00441256" calcext:value-type="float">
            <text:p>0.00441256</text:p>
          </table:table-cell>
          <table:table-cell office:value-type="float" office:value="0.00432813" calcext:value-type="float">
            <text:p>0.00432813</text:p>
          </table:table-cell>
          <table:table-cell office:value-type="float" office:value="0.00433908" calcext:value-type="float">
            <text:p>0.00433908</text:p>
          </table:table-cell>
          <table:table-cell office:value-type="float" office:value="0.00419986" calcext:value-type="float">
            <text:p>0.00419986</text:p>
          </table:table-cell>
          <table:table-cell office:value-type="float" office:value="0.00410539" calcext:value-type="float">
            <text:p>0.00410539</text:p>
          </table:table-cell>
          <table:table-cell office:value-type="float" office:value="0.00409365" calcext:value-type="float">
            <text:p>0.00409365</text:p>
          </table:table-cell>
          <table:table-cell office:value-type="float" office:value="0.00399809" calcext:value-type="float">
            <text:p>0.00399809</text:p>
          </table:table-cell>
          <table:table-cell office:value-type="float" office:value="0.00371367" calcext:value-type="float">
            <text:p>0.00371367</text:p>
          </table:table-cell>
          <table:table-cell office:value-type="float" office:value="0.00390159" calcext:value-type="float">
            <text:p>0.00390159</text:p>
          </table:table-cell>
          <table:table-cell office:value-type="float" office:value="0.00374424" calcext:value-type="float">
            <text:p>0.00374424</text:p>
          </table:table-cell>
          <table:table-cell office:value-type="float" office:value="0.00367054" calcext:value-type="float">
            <text:p>0.00367054</text:p>
          </table:table-cell>
          <table:table-cell office:value-type="float" office:value="0.00356965" calcext:value-type="float">
            <text:p>0.00356965</text:p>
          </table:table-cell>
          <table:table-cell office:value-type="float" office:value="0.00355821" calcext:value-type="float">
            <text:p>0.00355821</text:p>
          </table:table-cell>
          <table:table-cell office:value-type="float" office:value="0.00351354" calcext:value-type="float">
            <text:p>0.00351354</text:p>
          </table:table-cell>
          <table:table-cell office:value-type="float" office:value="0.00342938" calcext:value-type="float">
            <text:p>0.00342938</text:p>
          </table:table-cell>
          <table:table-cell office:value-type="float" office:value="0.00333687" calcext:value-type="float">
            <text:p>0.00333687</text:p>
          </table:table-cell>
          <table:table-cell office:value-type="float" office:value="0.00333572" calcext:value-type="float">
            <text:p>0.00333572</text:p>
          </table:table-cell>
          <table:table-cell office:value-type="float" office:value="0.00329416" calcext:value-type="float">
            <text:p>0.00329416</text:p>
          </table:table-cell>
          <table:table-cell office:value-type="float" office:value="0.00324901" calcext:value-type="float">
            <text:p>0.00324901</text:p>
          </table:table-cell>
          <table:table-cell office:value-type="float" office:value="0.00320903" calcext:value-type="float">
            <text:p>0.00320903</text:p>
          </table:table-cell>
          <table:table-cell office:value-type="float" office:value="0.00307724" calcext:value-type="float">
            <text:p>0.00307724</text:p>
          </table:table-cell>
          <table:table-cell office:value-type="float" office:value="0.00315124" calcext:value-type="float">
            <text:p>0.00315124</text:p>
          </table:table-cell>
          <table:table-cell office:value-type="float" office:value="0.00313259" calcext:value-type="float">
            <text:p>0.00313259</text:p>
          </table:table-cell>
          <table:table-cell office:value-type="float" office:value="0.00300634" calcext:value-type="float">
            <text:p>0.00300634</text:p>
          </table:table-cell>
          <table:table-cell office:value-type="float" office:value="0.0030414" calcext:value-type="float">
            <text:p>0.0030414</text:p>
          </table:table-cell>
          <table:table-cell office:value-type="float" office:value="0.00298927" calcext:value-type="float">
            <text:p>0.00298927</text:p>
          </table:table-cell>
          <table:table-cell office:value-type="float" office:value="0.00295192" calcext:value-type="float">
            <text:p>0.00295192</text:p>
          </table:table-cell>
          <table:table-cell office:value-type="float" office:value="0.0029085" calcext:value-type="float">
            <text:p>0.0029085</text:p>
          </table:table-cell>
          <table:table-cell office:value-type="float" office:value="0.00278177" calcext:value-type="float">
            <text:p>0.00278177</text:p>
          </table:table-cell>
          <table:table-cell office:value-type="float" office:value="0.00270455" calcext:value-type="float">
            <text:p>0.00270455</text:p>
          </table:table-cell>
          <table:table-cell/>
          <table:table-cell office:value-type="float" office:value="0.0083509067903838" calcext:value-type="float">
            <text:p>0.008350906790384</text:p>
          </table:table-cell>
          <table:table-cell office:value-type="float" office:value="0.00988459961538462" calcext:value-type="float">
            <text:p>0.009884599615385</text:p>
          </table:table-cell>
          <table:table-cell office:value-type="float" office:value="0.0103315503846154" calcext:value-type="float">
            <text:p>0.010331550384615</text:p>
          </table:table-cell>
          <table:table-cell office:value-type="float" office:value="0.0141091384615385" calcext:value-type="float">
            <text:p>0.014109138461539</text:p>
          </table:table-cell>
          <table:table-cell office:value-type="float" office:value="0.0103315503846154" calcext:value-type="float">
            <text:p>0.010331550384615</text:p>
          </table:table-cell>
          <table:table-cell/>
          <table:table-cell table:formula="of:=ABS([.CE25]-[.$CD25])" office:value-type="float" office:value="0.00153369282500082" calcext:value-type="float">
            <text:p>0.001533692825001</text:p>
          </table:table-cell>
          <table:table-cell table:formula="of:=ABS([.CF25]-[.$CD25])" office:value-type="float" office:value="0.0019806435942316" calcext:value-type="float">
            <text:p>0.001980643594232</text:p>
          </table:table-cell>
          <table:table-cell table:formula="of:=ABS([.CG25]-[.$CD25])" office:value-type="float" office:value="0.0057582316711547" calcext:value-type="float">
            <text:p>0.005758231671155</text:p>
          </table:table-cell>
          <table:table-cell table:formula="of:=ABS([.CH25]-[.$CD25])" office:value-type="float" office:value="0.0019806435942316" calcext:value-type="float">
            <text:p>0.001980643594232</text:p>
          </table:table-cell>
        </table:table-row>
        <table:table-row table:style-name="ro1">
          <table:table-cell/>
          <table:table-cell office:value-type="float" office:value="0.129075" calcext:value-type="float">
            <text:p>0.129075</text:p>
          </table:table-cell>
          <table:table-cell office:value-type="float" office:value="0.0923319" calcext:value-type="float">
            <text:p>0.0923319</text:p>
          </table:table-cell>
          <table:table-cell office:value-type="float" office:value="0.0695988" calcext:value-type="float">
            <text:p>0.0695988</text:p>
          </table:table-cell>
          <table:table-cell office:value-type="float" office:value="0.0548379" calcext:value-type="float">
            <text:p>0.0548379</text:p>
          </table:table-cell>
          <table:table-cell office:value-type="float" office:value="0.0448921" calcext:value-type="float">
            <text:p>0.0448921</text:p>
          </table:table-cell>
          <table:table-cell office:value-type="float" office:value="0.0378776" calcext:value-type="float">
            <text:p>0.0378776</text:p>
          </table:table-cell>
          <table:table-cell office:value-type="float" office:value="0.0325272" calcext:value-type="float">
            <text:p>0.0325272</text:p>
          </table:table-cell>
          <table:table-cell office:value-type="float" office:value="0.0283011" calcext:value-type="float">
            <text:p>0.0283011</text:p>
          </table:table-cell>
          <table:table-cell office:value-type="float" office:value="0.0252964" calcext:value-type="float">
            <text:p>0.0252964</text:p>
          </table:table-cell>
          <table:table-cell office:value-type="float" office:value="0.0228559" calcext:value-type="float">
            <text:p>0.0228559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019152" calcext:value-type="float">
            <text:p>0.019152</text:p>
          </table:table-cell>
          <table:table-cell office:value-type="float" office:value="0.0176102" calcext:value-type="float">
            <text:p>0.0176102</text:p>
          </table:table-cell>
          <table:table-cell office:value-type="float" office:value="0.0163805" calcext:value-type="float">
            <text:p>0.0163805</text:p>
          </table:table-cell>
          <table:table-cell office:value-type="float" office:value="0.0153696" calcext:value-type="float">
            <text:p>0.0153696</text:p>
          </table:table-cell>
          <table:table-cell office:value-type="float" office:value="0.0142625" calcext:value-type="float">
            <text:p>0.0142625</text:p>
          </table:table-cell>
          <table:table-cell office:value-type="float" office:value="0.0133803" calcext:value-type="float">
            <text:p>0.0133803</text:p>
          </table:table-cell>
          <table:table-cell office:value-type="float" office:value="0.0127556" calcext:value-type="float">
            <text:p>0.0127556</text:p>
          </table:table-cell>
          <table:table-cell office:value-type="float" office:value="0.0119814" calcext:value-type="float">
            <text:p>0.0119814</text:p>
          </table:table-cell>
          <table:table-cell office:value-type="float" office:value="0.0113905" calcext:value-type="float">
            <text:p>0.0113905</text:p>
          </table:table-cell>
          <table:table-cell office:value-type="float" office:value="0.0108865" calcext:value-type="float">
            <text:p>0.0108865</text:p>
          </table:table-cell>
          <table:table-cell office:value-type="float" office:value="0.0104798" calcext:value-type="float">
            <text:p>0.0104798</text:p>
          </table:table-cell>
          <table:table-cell office:value-type="float" office:value="0.00985914" calcext:value-type="float">
            <text:p>0.00985914</text:p>
          </table:table-cell>
          <table:table-cell office:value-type="float" office:value="0.00934365" calcext:value-type="float">
            <text:p>0.00934365</text:p>
          </table:table-cell>
          <table:table-cell office:value-type="float" office:value="0.00925196" calcext:value-type="float">
            <text:p>0.00925196</text:p>
          </table:table-cell>
          <table:table-cell office:value-type="float" office:value="0.00872142" calcext:value-type="float">
            <text:p>0.00872142</text:p>
          </table:table-cell>
          <table:table-cell office:value-type="float" office:value="0.00849897" calcext:value-type="float">
            <text:p>0.00849897</text:p>
          </table:table-cell>
          <table:table-cell office:value-type="float" office:value="0.00822456" calcext:value-type="float">
            <text:p>0.00822456</text:p>
          </table:table-cell>
          <table:table-cell office:value-type="float" office:value="0.00786018" calcext:value-type="float">
            <text:p>0.00786018</text:p>
          </table:table-cell>
          <table:table-cell office:value-type="float" office:value="0.00771309" calcext:value-type="float">
            <text:p>0.00771309</text:p>
          </table:table-cell>
          <table:table-cell office:value-type="float" office:value="0.00736689" calcext:value-type="float">
            <text:p>0.00736689</text:p>
          </table:table-cell>
          <table:table-cell office:value-type="float" office:value="0.00717077" calcext:value-type="float">
            <text:p>0.00717077</text:p>
          </table:table-cell>
          <table:table-cell office:value-type="float" office:value="0.00691282" calcext:value-type="float">
            <text:p>0.00691282</text:p>
          </table:table-cell>
          <table:table-cell office:value-type="float" office:value="0.00668516" calcext:value-type="float">
            <text:p>0.00668516</text:p>
          </table:table-cell>
          <table:table-cell office:value-type="float" office:value="0.00661795" calcext:value-type="float">
            <text:p>0.00661795</text:p>
          </table:table-cell>
          <table:table-cell office:value-type="float" office:value="0.00628712" calcext:value-type="float">
            <text:p>0.00628712</text:p>
          </table:table-cell>
          <table:table-cell office:value-type="float" office:value="0.0060286" calcext:value-type="float">
            <text:p>0.0060286</text:p>
          </table:table-cell>
          <table:table-cell office:value-type="float" office:value="0.00602146" calcext:value-type="float">
            <text:p>0.00602146</text:p>
          </table:table-cell>
          <table:table-cell office:value-type="float" office:value="0.00587348" calcext:value-type="float">
            <text:p>0.00587348</text:p>
          </table:table-cell>
          <table:table-cell office:value-type="float" office:value="0.00559139" calcext:value-type="float">
            <text:p>0.00559139</text:p>
          </table:table-cell>
          <table:table-cell office:value-type="float" office:value="0.00557837" calcext:value-type="float">
            <text:p>0.00557837</text:p>
          </table:table-cell>
          <table:table-cell office:value-type="float" office:value="0.00546367" calcext:value-type="float">
            <text:p>0.00546367</text:p>
          </table:table-cell>
          <table:table-cell office:value-type="float" office:value="0.00513664" calcext:value-type="float">
            <text:p>0.00513664</text:p>
          </table:table-cell>
          <table:table-cell office:value-type="float" office:value="0.00522096" calcext:value-type="float">
            <text:p>0.00522096</text:p>
          </table:table-cell>
          <table:table-cell office:value-type="float" office:value="0.00509636" calcext:value-type="float">
            <text:p>0.00509636</text:p>
          </table:table-cell>
          <table:table-cell office:value-type="float" office:value="0.00495687" calcext:value-type="float">
            <text:p>0.00495687</text:p>
          </table:table-cell>
          <table:table-cell office:value-type="float" office:value="0.00487903" calcext:value-type="float">
            <text:p>0.00487903</text:p>
          </table:table-cell>
          <table:table-cell office:value-type="float" office:value="0.00472358" calcext:value-type="float">
            <text:p>0.00472358</text:p>
          </table:table-cell>
          <table:table-cell office:value-type="float" office:value="0.00459716" calcext:value-type="float">
            <text:p>0.00459716</text:p>
          </table:table-cell>
          <table:table-cell office:value-type="float" office:value="0.00466433" calcext:value-type="float">
            <text:p>0.00466433</text:p>
          </table:table-cell>
          <table:table-cell office:value-type="float" office:value="0.00450481" calcext:value-type="float">
            <text:p>0.00450481</text:p>
          </table:table-cell>
          <table:table-cell office:value-type="float" office:value="0.00447605" calcext:value-type="float">
            <text:p>0.00447605</text:p>
          </table:table-cell>
          <table:table-cell office:value-type="float" office:value="0.00436534" calcext:value-type="float">
            <text:p>0.00436534</text:p>
          </table:table-cell>
          <table:table-cell office:value-type="float" office:value="0.00416757" calcext:value-type="float">
            <text:p>0.00416757</text:p>
          </table:table-cell>
          <table:table-cell office:value-type="float" office:value="0.0042082" calcext:value-type="float">
            <text:p>0.0042082</text:p>
          </table:table-cell>
          <table:table-cell office:value-type="float" office:value="0.00401821" calcext:value-type="float">
            <text:p>0.00401821</text:p>
          </table:table-cell>
          <table:table-cell office:value-type="float" office:value="0.00392742" calcext:value-type="float">
            <text:p>0.00392742</text:p>
          </table:table-cell>
          <table:table-cell office:value-type="float" office:value="0.00407666" calcext:value-type="float">
            <text:p>0.00407666</text:p>
          </table:table-cell>
          <table:table-cell office:value-type="float" office:value="0.00381205" calcext:value-type="float">
            <text:p>0.00381205</text:p>
          </table:table-cell>
          <table:table-cell office:value-type="float" office:value="0.00377405" calcext:value-type="float">
            <text:p>0.00377405</text:p>
          </table:table-cell>
          <table:table-cell office:value-type="float" office:value="0.00378452" calcext:value-type="float">
            <text:p>0.00378452</text:p>
          </table:table-cell>
          <table:table-cell office:value-type="float" office:value="0.00373641" calcext:value-type="float">
            <text:p>0.00373641</text:p>
          </table:table-cell>
          <table:table-cell office:value-type="float" office:value="0.00359145" calcext:value-type="float">
            <text:p>0.00359145</text:p>
          </table:table-cell>
          <table:table-cell office:value-type="float" office:value="0.00358586" calcext:value-type="float">
            <text:p>0.00358586</text:p>
          </table:table-cell>
          <table:table-cell office:value-type="float" office:value="0.00359414" calcext:value-type="float">
            <text:p>0.00359414</text:p>
          </table:table-cell>
          <table:table-cell office:value-type="float" office:value="0.00351099" calcext:value-type="float">
            <text:p>0.00351099</text:p>
          </table:table-cell>
          <table:table-cell office:value-type="float" office:value="0.00343669" calcext:value-type="float">
            <text:p>0.00343669</text:p>
          </table:table-cell>
          <table:table-cell office:value-type="float" office:value="0.00341571" calcext:value-type="float">
            <text:p>0.00341571</text:p>
          </table:table-cell>
          <table:table-cell office:value-type="float" office:value="0.00325085" calcext:value-type="float">
            <text:p>0.00325085</text:p>
          </table:table-cell>
          <table:table-cell office:value-type="float" office:value="0.00321771" calcext:value-type="float">
            <text:p>0.00321771</text:p>
          </table:table-cell>
          <table:table-cell office:value-type="float" office:value="0.00324444" calcext:value-type="float">
            <text:p>0.00324444</text:p>
          </table:table-cell>
          <table:table-cell office:value-type="float" office:value="0.003126" calcext:value-type="float">
            <text:p>0.003126</text:p>
          </table:table-cell>
          <table:table-cell office:value-type="float" office:value="0.00311063" calcext:value-type="float">
            <text:p>0.00311063</text:p>
          </table:table-cell>
          <table:table-cell office:value-type="float" office:value="0.00306037" calcext:value-type="float">
            <text:p>0.00306037</text:p>
          </table:table-cell>
          <table:table-cell office:value-type="float" office:value="0.00298058" calcext:value-type="float">
            <text:p>0.00298058</text:p>
          </table:table-cell>
          <table:table-cell office:value-type="float" office:value="0.00298081" calcext:value-type="float">
            <text:p>0.00298081</text:p>
          </table:table-cell>
          <table:table-cell office:value-type="float" office:value="0.00292241" calcext:value-type="float">
            <text:p>0.00292241</text:p>
          </table:table-cell>
          <table:table-cell office:value-type="float" office:value="0.00297529" calcext:value-type="float">
            <text:p>0.00297529</text:p>
          </table:table-cell>
          <table:table-cell office:value-type="float" office:value="0.00282615" calcext:value-type="float">
            <text:p>0.00282615</text:p>
          </table:table-cell>
          <table:table-cell/>
          <table:table-cell office:value-type="float" office:value="0.00767608603964572" calcext:value-type="float">
            <text:p>0.007676086039646</text:p>
          </table:table-cell>
          <table:table-cell office:value-type="float" office:value="0.00947744" calcext:value-type="float">
            <text:p>0.00947744</text:p>
          </table:table-cell>
          <table:table-cell office:value-type="float" office:value="0.00994977730769231" calcext:value-type="float">
            <text:p>0.009949777307692</text:p>
          </table:table-cell>
          <table:table-cell office:value-type="float" office:value="0.0136059615384615" calcext:value-type="float">
            <text:p>0.013605961538462</text:p>
          </table:table-cell>
          <table:table-cell office:value-type="float" office:value="0.00994977730769231" calcext:value-type="float">
            <text:p>0.009949777307692</text:p>
          </table:table-cell>
          <table:table-cell/>
          <table:table-cell table:formula="of:=ABS([.CE26]-[.$CD26])" office:value-type="float" office:value="0.00180135396035428" calcext:value-type="float">
            <text:p>0.001801353960354</text:p>
          </table:table-cell>
          <table:table-cell table:formula="of:=ABS([.CF26]-[.$CD26])" office:value-type="float" office:value="0.00227369126804659" calcext:value-type="float">
            <text:p>0.002273691268047</text:p>
          </table:table-cell>
          <table:table-cell table:formula="of:=ABS([.CG26]-[.$CD26])" office:value-type="float" office:value="0.00592987549881578" calcext:value-type="float">
            <text:p>0.005929875498816</text:p>
          </table:table-cell>
          <table:table-cell table:formula="of:=ABS([.CH26]-[.$CD26])" office:value-type="float" office:value="0.00227369126804659" calcext:value-type="float">
            <text:p>0.002273691268047</text:p>
          </table:table-cell>
        </table:table-row>
        <table:table-row table:style-name="ro1">
          <table:table-cell/>
          <table:table-cell office:value-type="float" office:value="0.138941" calcext:value-type="float">
            <text:p>0.138941</text:p>
          </table:table-cell>
          <table:table-cell office:value-type="float" office:value="0.0953919" calcext:value-type="float">
            <text:p>0.0953919</text:p>
          </table:table-cell>
          <table:table-cell office:value-type="float" office:value="0.0703825" calcext:value-type="float">
            <text:p>0.0703825</text:p>
          </table:table-cell>
          <table:table-cell office:value-type="float" office:value="0.0548522" calcext:value-type="float">
            <text:p>0.0548522</text:p>
          </table:table-cell>
          <table:table-cell office:value-type="float" office:value="0.0446174" calcext:value-type="float">
            <text:p>0.0446174</text:p>
          </table:table-cell>
          <table:table-cell office:value-type="float" office:value="0.0368111" calcext:value-type="float">
            <text:p>0.0368111</text:p>
          </table:table-cell>
          <table:table-cell office:value-type="float" office:value="0.0319887" calcext:value-type="float">
            <text:p>0.0319887</text:p>
          </table:table-cell>
          <table:table-cell office:value-type="float" office:value="0.0279828" calcext:value-type="float">
            <text:p>0.0279828</text:p>
          </table:table-cell>
          <table:table-cell office:value-type="float" office:value="0.0246927" calcext:value-type="float">
            <text:p>0.0246927</text:p>
          </table:table-cell>
          <table:table-cell office:value-type="float" office:value="0.0222446" calcext:value-type="float">
            <text:p>0.0222446</text:p>
          </table:table-cell>
          <table:table-cell office:value-type="float" office:value="0.020416" calcext:value-type="float">
            <text:p>0.020416</text:p>
          </table:table-cell>
          <table:table-cell office:value-type="float" office:value="0.0184356" calcext:value-type="float">
            <text:p>0.0184356</text:p>
          </table:table-cell>
          <table:table-cell office:value-type="float" office:value="0.0173245" calcext:value-type="float">
            <text:p>0.0173245</text:p>
          </table:table-cell>
          <table:table-cell office:value-type="float" office:value="0.0157354" calcext:value-type="float">
            <text:p>0.0157354</text:p>
          </table:table-cell>
          <table:table-cell office:value-type="float" office:value="0.0149425" calcext:value-type="float">
            <text:p>0.0149425</text:p>
          </table:table-cell>
          <table:table-cell office:value-type="float" office:value="0.0137811" calcext:value-type="float">
            <text:p>0.0137811</text:p>
          </table:table-cell>
          <table:table-cell office:value-type="float" office:value="0.0132859" calcext:value-type="float">
            <text:p>0.0132859</text:p>
          </table:table-cell>
          <table:table-cell office:value-type="float" office:value="0.0123676" calcext:value-type="float">
            <text:p>0.0123676</text:p>
          </table:table-cell>
          <table:table-cell office:value-type="float" office:value="0.0118136" calcext:value-type="float">
            <text:p>0.0118136</text:p>
          </table:table-cell>
          <table:table-cell office:value-type="float" office:value="0.0111752" calcext:value-type="float">
            <text:p>0.0111752</text:p>
          </table:table-cell>
          <table:table-cell office:value-type="float" office:value="0.0107049" calcext:value-type="float">
            <text:p>0.0107049</text:p>
          </table:table-cell>
          <table:table-cell office:value-type="float" office:value="0.0101852" calcext:value-type="float">
            <text:p>0.0101852</text:p>
          </table:table-cell>
          <table:table-cell office:value-type="float" office:value="0.00969121" calcext:value-type="float">
            <text:p>0.00969121</text:p>
          </table:table-cell>
          <table:table-cell office:value-type="float" office:value="0.00915658" calcext:value-type="float">
            <text:p>0.00915658</text:p>
          </table:table-cell>
          <table:table-cell office:value-type="float" office:value="0.0089877" calcext:value-type="float">
            <text:p>0.0089877</text:p>
          </table:table-cell>
          <table:table-cell office:value-type="float" office:value="0.0085932" calcext:value-type="float">
            <text:p>0.0085932</text:p>
          </table:table-cell>
          <table:table-cell office:value-type="float" office:value="0.00825726" calcext:value-type="float">
            <text:p>0.00825726</text:p>
          </table:table-cell>
          <table:table-cell office:value-type="float" office:value="0.00798153" calcext:value-type="float">
            <text:p>0.00798153</text:p>
          </table:table-cell>
          <table:table-cell office:value-type="float" office:value="0.00765835" calcext:value-type="float">
            <text:p>0.00765835</text:p>
          </table:table-cell>
          <table:table-cell office:value-type="float" office:value="0.0073904" calcext:value-type="float">
            <text:p>0.0073904</text:p>
          </table:table-cell>
          <table:table-cell office:value-type="float" office:value="0.00708237" calcext:value-type="float">
            <text:p>0.00708237</text:p>
          </table:table-cell>
          <table:table-cell office:value-type="float" office:value="0.00699121" calcext:value-type="float">
            <text:p>0.00699121</text:p>
          </table:table-cell>
          <table:table-cell office:value-type="float" office:value="0.00673855" calcext:value-type="float">
            <text:p>0.00673855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651933" calcext:value-type="float">
            <text:p>0.00651933</text:p>
          </table:table-cell>
          <table:table-cell office:value-type="float" office:value="0.00621588" calcext:value-type="float">
            <text:p>0.00621588</text:p>
          </table:table-cell>
          <table:table-cell office:value-type="float" office:value="0.00608764" calcext:value-type="float">
            <text:p>0.00608764</text:p>
          </table:table-cell>
          <table:table-cell office:value-type="float" office:value="0.00586812" calcext:value-type="float">
            <text:p>0.00586812</text:p>
          </table:table-cell>
          <table:table-cell office:value-type="float" office:value="0.00583122" calcext:value-type="float">
            <text:p>0.00583122</text:p>
          </table:table-cell>
          <table:table-cell office:value-type="float" office:value="0.00571749" calcext:value-type="float">
            <text:p>0.00571749</text:p>
          </table:table-cell>
          <table:table-cell office:value-type="float" office:value="0.00554971" calcext:value-type="float">
            <text:p>0.00554971</text:p>
          </table:table-cell>
          <table:table-cell office:value-type="float" office:value="0.00533248" calcext:value-type="float">
            <text:p>0.00533248</text:p>
          </table:table-cell>
          <table:table-cell office:value-type="float" office:value="0.00522003" calcext:value-type="float">
            <text:p>0.00522003</text:p>
          </table:table-cell>
          <table:table-cell office:value-type="float" office:value="0.0051408" calcext:value-type="float">
            <text:p>0.0051408</text:p>
          </table:table-cell>
          <table:table-cell office:value-type="float" office:value="0.00505835" calcext:value-type="float">
            <text:p>0.00505835</text:p>
          </table:table-cell>
          <table:table-cell office:value-type="float" office:value="0.004932" calcext:value-type="float">
            <text:p>0.004932</text:p>
          </table:table-cell>
          <table:table-cell office:value-type="float" office:value="0.00471475" calcext:value-type="float">
            <text:p>0.00471475</text:p>
          </table:table-cell>
          <table:table-cell office:value-type="float" office:value="0.00462249" calcext:value-type="float">
            <text:p>0.00462249</text:p>
          </table:table-cell>
          <table:table-cell office:value-type="float" office:value="0.00440401" calcext:value-type="float">
            <text:p>0.00440401</text:p>
          </table:table-cell>
          <table:table-cell office:value-type="float" office:value="0.00448068" calcext:value-type="float">
            <text:p>0.00448068</text:p>
          </table:table-cell>
          <table:table-cell office:value-type="float" office:value="0.00438816" calcext:value-type="float">
            <text:p>0.00438816</text:p>
          </table:table-cell>
          <table:table-cell office:value-type="float" office:value="0.0043343" calcext:value-type="float">
            <text:p>0.0043343</text:p>
          </table:table-cell>
          <table:table-cell office:value-type="float" office:value="0.00424348" calcext:value-type="float">
            <text:p>0.00424348</text:p>
          </table:table-cell>
          <table:table-cell office:value-type="float" office:value="0.00412636" calcext:value-type="float">
            <text:p>0.00412636</text:p>
          </table:table-cell>
          <table:table-cell office:value-type="float" office:value="0.00407357" calcext:value-type="float">
            <text:p>0.00407357</text:p>
          </table:table-cell>
          <table:table-cell office:value-type="float" office:value="0.00386319" calcext:value-type="float">
            <text:p>0.00386319</text:p>
          </table:table-cell>
          <table:table-cell office:value-type="float" office:value="0.00389607" calcext:value-type="float">
            <text:p>0.00389607</text:p>
          </table:table-cell>
          <table:table-cell office:value-type="float" office:value="0.00385682" calcext:value-type="float">
            <text:p>0.00385682</text:p>
          </table:table-cell>
          <table:table-cell office:value-type="float" office:value="0.0037746" calcext:value-type="float">
            <text:p>0.0037746</text:p>
          </table:table-cell>
          <table:table-cell office:value-type="float" office:value="0.00372616" calcext:value-type="float">
            <text:p>0.00372616</text:p>
          </table:table-cell>
          <table:table-cell office:value-type="float" office:value="0.00365861" calcext:value-type="float">
            <text:p>0.00365861</text:p>
          </table:table-cell>
          <table:table-cell office:value-type="float" office:value="0.00351554" calcext:value-type="float">
            <text:p>0.00351554</text:p>
          </table:table-cell>
          <table:table-cell office:value-type="float" office:value="0.00360718" calcext:value-type="float">
            <text:p>0.00360718</text:p>
          </table:table-cell>
          <table:table-cell office:value-type="float" office:value="0.0033699" calcext:value-type="float">
            <text:p>0.0033699</text:p>
          </table:table-cell>
          <table:table-cell office:value-type="float" office:value="0.00336784" calcext:value-type="float">
            <text:p>0.00336784</text:p>
          </table:table-cell>
          <table:table-cell office:value-type="float" office:value="0.0033182" calcext:value-type="float">
            <text:p>0.0033182</text:p>
          </table:table-cell>
          <table:table-cell office:value-type="float" office:value="0.00330323" calcext:value-type="float">
            <text:p>0.00330323</text:p>
          </table:table-cell>
          <table:table-cell office:value-type="float" office:value="0.00318136" calcext:value-type="float">
            <text:p>0.00318136</text:p>
          </table:table-cell>
          <table:table-cell office:value-type="float" office:value="0.0033255" calcext:value-type="float">
            <text:p>0.0033255</text:p>
          </table:table-cell>
          <table:table-cell office:value-type="float" office:value="0.00316144" calcext:value-type="float">
            <text:p>0.00316144</text:p>
          </table:table-cell>
          <table:table-cell office:value-type="float" office:value="0.00311676" calcext:value-type="float">
            <text:p>0.00311676</text:p>
          </table:table-cell>
          <table:table-cell office:value-type="float" office:value="0.00319455" calcext:value-type="float">
            <text:p>0.00319455</text:p>
          </table:table-cell>
          <table:table-cell office:value-type="float" office:value="0.00310158" calcext:value-type="float">
            <text:p>0.00310158</text:p>
          </table:table-cell>
          <table:table-cell office:value-type="float" office:value="0.00294246" calcext:value-type="float">
            <text:p>0.00294246</text:p>
          </table:table-cell>
          <table:table-cell office:value-type="float" office:value="0.00310418" calcext:value-type="float">
            <text:p>0.00310418</text:p>
          </table:table-cell>
          <table:table-cell office:value-type="float" office:value="0.00301943" calcext:value-type="float">
            <text:p>0.00301943</text:p>
          </table:table-cell>
          <table:table-cell office:value-type="float" office:value="0.00286672" calcext:value-type="float">
            <text:p>0.00286672</text:p>
          </table:table-cell>
          <table:table-cell office:value-type="float" office:value="0.00277888" calcext:value-type="float">
            <text:p>0.00277888</text:p>
          </table:table-cell>
          <table:table-cell office:value-type="float" office:value="0.00283843" calcext:value-type="float">
            <text:p>0.00283843</text:p>
          </table:table-cell>
          <table:table-cell/>
          <table:table-cell office:value-type="float" office:value="0.00438633487979755" calcext:value-type="float">
            <text:p>0.004386334879798</text:p>
          </table:table-cell>
          <table:table-cell office:value-type="float" office:value="0.00907334384615385" calcext:value-type="float">
            <text:p>0.009073343846154</text:p>
          </table:table-cell>
          <table:table-cell office:value-type="float" office:value="0.00954386961538462" calcext:value-type="float">
            <text:p>0.009543869615385</text:p>
          </table:table-cell>
          <table:table-cell office:value-type="float" office:value="0.0131606461538462" calcext:value-type="float">
            <text:p>0.013160646153846</text:p>
          </table:table-cell>
          <table:table-cell office:value-type="float" office:value="0.00954386961538462" calcext:value-type="float">
            <text:p>0.009543869615385</text:p>
          </table:table-cell>
          <table:table-cell/>
          <table:table-cell table:formula="of:=ABS([.CE27]-[.$CD27])" office:value-type="float" office:value="0.0046870089663563" calcext:value-type="float">
            <text:p>0.004687008966356</text:p>
          </table:table-cell>
          <table:table-cell table:formula="of:=ABS([.CF27]-[.$CD27])" office:value-type="float" office:value="0.00515753473558707" calcext:value-type="float">
            <text:p>0.005157534735587</text:p>
          </table:table-cell>
          <table:table-cell table:formula="of:=ABS([.CG27]-[.$CD27])" office:value-type="float" office:value="0.00877431127404865" calcext:value-type="float">
            <text:p>0.008774311274049</text:p>
          </table:table-cell>
          <table:table-cell table:formula="of:=ABS([.CH27]-[.$CD27])" office:value-type="float" office:value="0.00515753473558707" calcext:value-type="float">
            <text:p>0.005157534735587</text:p>
          </table:table-cell>
        </table:table-row>
        <table:table-row table:style-name="ro1">
          <table:table-cell/>
          <table:table-cell office:value-type="float" office:value="0.130541" calcext:value-type="float">
            <text:p>0.130541</text:p>
          </table:table-cell>
          <table:table-cell office:value-type="float" office:value="0.0926586" calcext:value-type="float">
            <text:p>0.0926586</text:p>
          </table:table-cell>
          <table:table-cell office:value-type="float" office:value="0.0698103" calcext:value-type="float">
            <text:p>0.0698103</text:p>
          </table:table-cell>
          <table:table-cell office:value-type="float" office:value="0.0548187" calcext:value-type="float">
            <text:p>0.0548187</text:p>
          </table:table-cell>
          <table:table-cell office:value-type="float" office:value="0.0450092" calcext:value-type="float">
            <text:p>0.0450092</text:p>
          </table:table-cell>
          <table:table-cell office:value-type="float" office:value="0.0376286" calcext:value-type="float">
            <text:p>0.0376286</text:p>
          </table:table-cell>
          <table:table-cell office:value-type="float" office:value="0.0324461" calcext:value-type="float">
            <text:p>0.0324461</text:p>
          </table:table-cell>
          <table:table-cell office:value-type="float" office:value="0.0285747" calcext:value-type="float">
            <text:p>0.0285747</text:p>
          </table:table-cell>
          <table:table-cell office:value-type="float" office:value="0.0254659" calcext:value-type="float">
            <text:p>0.0254659</text:p>
          </table:table-cell>
          <table:table-cell office:value-type="float" office:value="0.0226311" calcext:value-type="float">
            <text:p>0.0226311</text:p>
          </table:table-cell>
          <table:table-cell office:value-type="float" office:value="0.0208295" calcext:value-type="float">
            <text:p>0.0208295</text:p>
          </table:table-cell>
          <table:table-cell office:value-type="float" office:value="0.019011" calcext:value-type="float">
            <text:p>0.019011</text:p>
          </table:table-cell>
          <table:table-cell office:value-type="float" office:value="0.0174248" calcext:value-type="float">
            <text:p>0.0174248</text:p>
          </table:table-cell>
          <table:table-cell office:value-type="float" office:value="0.0161446" calcext:value-type="float">
            <text:p>0.0161446</text:p>
          </table:table-cell>
          <table:table-cell office:value-type="float" office:value="0.0150829" calcext:value-type="float">
            <text:p>0.0150829</text:p>
          </table:table-cell>
          <table:table-cell office:value-type="float" office:value="0.0142054" calcext:value-type="float">
            <text:p>0.0142054</text:p>
          </table:table-cell>
          <table:table-cell office:value-type="float" office:value="0.0133732" calcext:value-type="float">
            <text:p>0.0133732</text:p>
          </table:table-cell>
          <table:table-cell office:value-type="float" office:value="0.0125405" calcext:value-type="float">
            <text:p>0.0125405</text:p>
          </table:table-cell>
          <table:table-cell office:value-type="float" office:value="0.011885" calcext:value-type="float">
            <text:p>0.011885</text:p>
          </table:table-cell>
          <table:table-cell office:value-type="float" office:value="0.0113408" calcext:value-type="float">
            <text:p>0.0113408</text:p>
          </table:table-cell>
          <table:table-cell office:value-type="float" office:value="0.0107733" calcext:value-type="float">
            <text:p>0.0107733</text:p>
          </table:table-cell>
          <table:table-cell office:value-type="float" office:value="0.0103548" calcext:value-type="float">
            <text:p>0.0103548</text:p>
          </table:table-cell>
          <table:table-cell office:value-type="float" office:value="0.010131" calcext:value-type="float">
            <text:p>0.010131</text:p>
          </table:table-cell>
          <table:table-cell office:value-type="float" office:value="0.00964523" calcext:value-type="float">
            <text:p>0.00964523</text:p>
          </table:table-cell>
          <table:table-cell office:value-type="float" office:value="0.00921499" calcext:value-type="float">
            <text:p>0.00921499</text:p>
          </table:table-cell>
          <table:table-cell office:value-type="float" office:value="0.00881989" calcext:value-type="float">
            <text:p>0.00881989</text:p>
          </table:table-cell>
          <table:table-cell office:value-type="float" office:value="0.00846585" calcext:value-type="float">
            <text:p>0.00846585</text:p>
          </table:table-cell>
          <table:table-cell office:value-type="float" office:value="0.00802983" calcext:value-type="float">
            <text:p>0.00802983</text:p>
          </table:table-cell>
          <table:table-cell office:value-type="float" office:value="0.00781402" calcext:value-type="float">
            <text:p>0.00781402</text:p>
          </table:table-cell>
          <table:table-cell office:value-type="float" office:value="0.00753669" calcext:value-type="float">
            <text:p>0.00753669</text:p>
          </table:table-cell>
          <table:table-cell office:value-type="float" office:value="0.00725956" calcext:value-type="float">
            <text:p>0.00725956</text:p>
          </table:table-cell>
          <table:table-cell office:value-type="float" office:value="0.00705044" calcext:value-type="float">
            <text:p>0.00705044</text:p>
          </table:table-cell>
          <table:table-cell office:value-type="float" office:value="0.00693622" calcext:value-type="float">
            <text:p>0.00693622</text:p>
          </table:table-cell>
          <table:table-cell office:value-type="float" office:value="0.00672733" calcext:value-type="float">
            <text:p>0.00672733</text:p>
          </table:table-cell>
          <table:table-cell office:value-type="float" office:value="0.00650086" calcext:value-type="float">
            <text:p>0.00650086</text:p>
          </table:table-cell>
          <table:table-cell office:value-type="float" office:value="0.00635887" calcext:value-type="float">
            <text:p>0.00635887</text:p>
          </table:table-cell>
          <table:table-cell office:value-type="float" office:value="0.00614088" calcext:value-type="float">
            <text:p>0.00614088</text:p>
          </table:table-cell>
          <table:table-cell office:value-type="float" office:value="0.00603406" calcext:value-type="float">
            <text:p>0.00603406</text:p>
          </table:table-cell>
          <table:table-cell office:value-type="float" office:value="0.00565488" calcext:value-type="float">
            <text:p>0.00565488</text:p>
          </table:table-cell>
          <table:table-cell office:value-type="float" office:value="0.00560739" calcext:value-type="float">
            <text:p>0.00560739</text:p>
          </table:table-cell>
          <table:table-cell office:value-type="float" office:value="0.00535711" calcext:value-type="float">
            <text:p>0.00535711</text:p>
          </table:table-cell>
          <table:table-cell office:value-type="float" office:value="0.00541857" calcext:value-type="float">
            <text:p>0.00541857</text:p>
          </table:table-cell>
          <table:table-cell office:value-type="float" office:value="0.00524939" calcext:value-type="float">
            <text:p>0.00524939</text:p>
          </table:table-cell>
          <table:table-cell office:value-type="float" office:value="0.0052165" calcext:value-type="float">
            <text:p>0.0052165</text:p>
          </table:table-cell>
          <table:table-cell office:value-type="float" office:value="0.00507999" calcext:value-type="float">
            <text:p>0.00507999</text:p>
          </table:table-cell>
          <table:table-cell office:value-type="float" office:value="0.00497335" calcext:value-type="float">
            <text:p>0.00497335</text:p>
          </table:table-cell>
          <table:table-cell office:value-type="float" office:value="0.00483906" calcext:value-type="float">
            <text:p>0.00483906</text:p>
          </table:table-cell>
          <table:table-cell office:value-type="float" office:value="0.00474129" calcext:value-type="float">
            <text:p>0.00474129</text:p>
          </table:table-cell>
          <table:table-cell office:value-type="float" office:value="0.00454539" calcext:value-type="float">
            <text:p>0.00454539</text:p>
          </table:table-cell>
          <table:table-cell office:value-type="float" office:value="0.00453474" calcext:value-type="float">
            <text:p>0.00453474</text:p>
          </table:table-cell>
          <table:table-cell office:value-type="float" office:value="0.00446016" calcext:value-type="float">
            <text:p>0.00446016</text:p>
          </table:table-cell>
          <table:table-cell office:value-type="float" office:value="0.00431981" calcext:value-type="float">
            <text:p>0.00431981</text:p>
          </table:table-cell>
          <table:table-cell office:value-type="float" office:value="0.00429174" calcext:value-type="float">
            <text:p>0.00429174</text:p>
          </table:table-cell>
          <table:table-cell office:value-type="float" office:value="0.00426723" calcext:value-type="float">
            <text:p>0.00426723</text:p>
          </table:table-cell>
          <table:table-cell office:value-type="float" office:value="0.00423807" calcext:value-type="float">
            <text:p>0.00423807</text:p>
          </table:table-cell>
          <table:table-cell office:value-type="float" office:value="0.0041888" calcext:value-type="float">
            <text:p>0.0041888</text:p>
          </table:table-cell>
          <table:table-cell office:value-type="float" office:value="0.00412864" calcext:value-type="float">
            <text:p>0.00412864</text:p>
          </table:table-cell>
          <table:table-cell office:value-type="float" office:value="0.00397726" calcext:value-type="float">
            <text:p>0.00397726</text:p>
          </table:table-cell>
          <table:table-cell office:value-type="float" office:value="0.00380797" calcext:value-type="float">
            <text:p>0.00380797</text:p>
          </table:table-cell>
          <table:table-cell office:value-type="float" office:value="0.00374892" calcext:value-type="float">
            <text:p>0.00374892</text:p>
          </table:table-cell>
          <table:table-cell office:value-type="float" office:value="0.00363228" calcext:value-type="float">
            <text:p>0.00363228</text:p>
          </table:table-cell>
          <table:table-cell office:value-type="float" office:value="0.00360184" calcext:value-type="float">
            <text:p>0.00360184</text:p>
          </table:table-cell>
          <table:table-cell office:value-type="float" office:value="0.00353732" calcext:value-type="float">
            <text:p>0.00353732</text:p>
          </table:table-cell>
          <table:table-cell office:value-type="float" office:value="0.00354688" calcext:value-type="float">
            <text:p>0.00354688</text:p>
          </table:table-cell>
          <table:table-cell office:value-type="float" office:value="0.00345693" calcext:value-type="float">
            <text:p>0.00345693</text:p>
          </table:table-cell>
          <table:table-cell office:value-type="float" office:value="0.00345954" calcext:value-type="float">
            <text:p>0.00345954</text:p>
          </table:table-cell>
          <table:table-cell office:value-type="float" office:value="0.00339387" calcext:value-type="float">
            <text:p>0.00339387</text:p>
          </table:table-cell>
          <table:table-cell office:value-type="float" office:value="0.00336567" calcext:value-type="float">
            <text:p>0.00336567</text:p>
          </table:table-cell>
          <table:table-cell office:value-type="float" office:value="0.00333492" calcext:value-type="float">
            <text:p>0.00333492</text:p>
          </table:table-cell>
          <table:table-cell office:value-type="float" office:value="0.00327414" calcext:value-type="float">
            <text:p>0.00327414</text:p>
          </table:table-cell>
          <table:table-cell office:value-type="float" office:value="0.00319076" calcext:value-type="float">
            <text:p>0.00319076</text:p>
          </table:table-cell>
          <table:table-cell office:value-type="float" office:value="0.00319823" calcext:value-type="float">
            <text:p>0.00319823</text:p>
          </table:table-cell>
          <table:table-cell office:value-type="float" office:value="0.00312353" calcext:value-type="float">
            <text:p>0.00312353</text:p>
          </table:table-cell>
          <table:table-cell office:value-type="float" office:value="0.00303458" calcext:value-type="float">
            <text:p>0.00303458</text:p>
          </table:table-cell>
          <table:table-cell office:value-type="float" office:value="0.0031359" calcext:value-type="float">
            <text:p>0.0031359</text:p>
          </table:table-cell>
          <table:table-cell office:value-type="float" office:value="0.00300673" calcext:value-type="float">
            <text:p>0.00300673</text:p>
          </table:table-cell>
          <table:table-cell office:value-type="float" office:value="0.00300863" calcext:value-type="float">
            <text:p>0.00300863</text:p>
          </table:table-cell>
          <table:table-cell office:value-type="float" office:value="0.00288041" calcext:value-type="float">
            <text:p>0.00288041</text:p>
          </table:table-cell>
          <table:table-cell office:value-type="float" office:value="0.00295552" calcext:value-type="float">
            <text:p>0.00295552</text:p>
          </table:table-cell>
          <table:table-cell/>
          <table:table-cell office:value-type="float" office:value="0.0055672711935892" calcext:value-type="float">
            <text:p>0.005567271193589</text:p>
          </table:table-cell>
          <table:table-cell office:value-type="float" office:value="0.00873214807692308" calcext:value-type="float">
            <text:p>0.008732148076923</text:p>
          </table:table-cell>
          <table:table-cell office:value-type="float" office:value="0.00918631653846154" calcext:value-type="float">
            <text:p>0.009186316538462</text:p>
          </table:table-cell>
          <table:table-cell office:value-type="float" office:value="0.0127396692307692" calcext:value-type="float">
            <text:p>0.012739669230769</text:p>
          </table:table-cell>
          <table:table-cell office:value-type="float" office:value="0.00918631653846154" calcext:value-type="float">
            <text:p>0.009186316538462</text:p>
          </table:table-cell>
          <table:table-cell/>
          <table:table-cell table:formula="of:=ABS([.CE28]-[.$CD28])" office:value-type="float" office:value="0.00316487688333388" calcext:value-type="float">
            <text:p>0.003164876883334</text:p>
          </table:table-cell>
          <table:table-cell table:formula="of:=ABS([.CF28]-[.$CD28])" office:value-type="float" office:value="0.00361904534487234" calcext:value-type="float">
            <text:p>0.003619045344872</text:p>
          </table:table-cell>
          <table:table-cell table:formula="of:=ABS([.CG28]-[.$CD28])" office:value-type="float" office:value="0.00717239803718" calcext:value-type="float">
            <text:p>0.00717239803718</text:p>
          </table:table-cell>
          <table:table-cell table:formula="of:=ABS([.CH28]-[.$CD28])" office:value-type="float" office:value="0.00361904534487234" calcext:value-type="float">
            <text:p>0.00361904534487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:.B28])" office:value-type="float" office:value="0.131996807692308" calcext:value-type="float">
            <text:p>0.131996807692308</text:p>
          </table:table-cell>
          <table:table-cell table:formula="of:=AVERAGE([.C3:.C28])" office:value-type="float" office:value="0.0931361346153846" calcext:value-type="float">
            <text:p>0.093136134615385</text:p>
          </table:table-cell>
          <table:table-cell table:formula="of:=AVERAGE([.D3:.D28])" office:value-type="float" office:value="0.0698458923076923" calcext:value-type="float">
            <text:p>0.069845892307692</text:p>
          </table:table-cell>
          <table:table-cell table:formula="of:=AVERAGE([.E3:.E28])" office:value-type="float" office:value="0.0548797615384615" calcext:value-type="float">
            <text:p>0.054879761538462</text:p>
          </table:table-cell>
          <table:table-cell table:formula="of:=AVERAGE([.F3:.F28])" office:value-type="float" office:value="0.0447773730769231" calcext:value-type="float">
            <text:p>0.044777373076923</text:p>
          </table:table-cell>
          <table:table-cell table:formula="of:=AVERAGE([.G3:.G28])" office:value-type="float" office:value="0.0375971923076923" calcext:value-type="float">
            <text:p>0.037597192307692</text:p>
          </table:table-cell>
          <table:table-cell table:formula="of:=AVERAGE([.H3:.H28])" office:value-type="float" office:value="0.03237595" calcext:value-type="float">
            <text:p>0.03237595</text:p>
          </table:table-cell>
          <table:table-cell table:formula="of:=AVERAGE([.I3:.I28])" office:value-type="float" office:value="0.0283366615384615" calcext:value-type="float">
            <text:p>0.028336661538462</text:p>
          </table:table-cell>
          <table:table-cell table:formula="of:=AVERAGE([.J3:.J28])" office:value-type="float" office:value="0.02521235" calcext:value-type="float">
            <text:p>0.02521235</text:p>
          </table:table-cell>
          <table:table-cell table:formula="of:=AVERAGE([.K3:.K28])" office:value-type="float" office:value="0.0225965461538461" calcext:value-type="float">
            <text:p>0.022596546153846</text:p>
          </table:table-cell>
          <table:table-cell table:formula="of:=AVERAGE([.L3:.L28])" office:value-type="float" office:value="0.0206645346153846" calcext:value-type="float">
            <text:p>0.020664534615385</text:p>
          </table:table-cell>
          <table:table-cell table:formula="of:=AVERAGE([.M3:.M28])" office:value-type="float" office:value="0.0189020615384615" calcext:value-type="float">
            <text:p>0.018902061538462</text:p>
          </table:table-cell>
          <table:table-cell table:formula="of:=AVERAGE([.N3:.N28])" office:value-type="float" office:value="0.0174512538461538" calcext:value-type="float">
            <text:p>0.017451253846154</text:p>
          </table:table-cell>
          <table:table-cell table:formula="of:=AVERAGE([.O3:.O28])" office:value-type="float" office:value="0.0162273384615385" calcext:value-type="float">
            <text:p>0.016227338461539</text:p>
          </table:table-cell>
          <table:table-cell table:formula="of:=AVERAGE([.P3:.P28])" office:value-type="float" office:value="0.0150985769230769" calcext:value-type="float">
            <text:p>0.015098576923077</text:p>
          </table:table-cell>
          <table:table-cell table:formula="of:=AVERAGE([.Q3:.Q28])" office:value-type="float" office:value="0.0141485615384615" calcext:value-type="float">
            <text:p>0.014148561538462</text:p>
          </table:table-cell>
          <table:table-cell table:formula="of:=AVERAGE([.R3:.R28])" office:value-type="float" office:value="0.0133402961538462" calcext:value-type="float">
            <text:p>0.013340296153846</text:p>
          </table:table-cell>
          <table:table-cell table:formula="of:=AVERAGE([.S3:.S28])" office:value-type="float" office:value="0.0126310307692308" calcext:value-type="float">
            <text:p>0.012631030769231</text:p>
          </table:table-cell>
          <table:table-cell table:formula="of:=AVERAGE([.T3:.T28])" office:value-type="float" office:value="0.0119197192307692" calcext:value-type="float">
            <text:p>0.011919719230769</text:p>
          </table:table-cell>
          <table:table-cell table:formula="of:=AVERAGE([.U3:.U28])" office:value-type="float" office:value="0.0113377115384615" calcext:value-type="float">
            <text:p>0.011337711538462</text:p>
          </table:table-cell>
          <table:table-cell table:formula="of:=AVERAGE([.V3:.V28])" office:value-type="float" office:value="0.0108077269230769" calcext:value-type="float">
            <text:p>0.010807726923077</text:p>
          </table:table-cell>
          <table:table-cell table:formula="of:=AVERAGE([.W3:.W28])" office:value-type="float" office:value="0.0103080538461538" calcext:value-type="float">
            <text:p>0.010308053846154</text:p>
          </table:table-cell>
          <table:table-cell table:formula="of:=AVERAGE([.X3:.X28])" office:value-type="float" office:value="0.00988459961538462" calcext:value-type="float">
            <text:p>0.009884599615385</text:p>
          </table:table-cell>
          <table:table-cell table:formula="of:=AVERAGE([.Y3:.Y28])" office:value-type="float" office:value="0.00947744" calcext:value-type="float">
            <text:p>0.00947744</text:p>
          </table:table-cell>
          <table:table-cell table:formula="of:=AVERAGE([.Z3:.Z28])" office:value-type="float" office:value="0.00907334384615385" calcext:value-type="float">
            <text:p>0.009073343846154</text:p>
          </table:table-cell>
          <table:table-cell table:formula="of:=AVERAGE([.AA3:.AA28])" office:value-type="float" office:value="0.00873214807692308" calcext:value-type="float">
            <text:p>0.008732148076923</text:p>
          </table:table-cell>
          <table:table-cell table:formula="of:=AVERAGE([.AB3:.AB28])" office:value-type="float" office:value="0.00840792269230769" calcext:value-type="float">
            <text:p>0.008407922692308</text:p>
          </table:table-cell>
          <table:table-cell table:formula="of:=AVERAGE([.AC3:.AC28])" office:value-type="float" office:value="0.00811057307692308" calcext:value-type="float">
            <text:p>0.008110573076923</text:p>
          </table:table-cell>
          <table:table-cell table:formula="of:=AVERAGE([.AD3:.AD28])" office:value-type="float" office:value="0.007782795" calcext:value-type="float">
            <text:p>0.007782795</text:p>
          </table:table-cell>
          <table:table-cell table:formula="of:=AVERAGE([.AE3:.AE28])" office:value-type="float" office:value="0.00758558615384615" calcext:value-type="float">
            <text:p>0.007585586153846</text:p>
          </table:table-cell>
          <table:table-cell table:formula="of:=AVERAGE([.AF3:.AF28])" office:value-type="float" office:value="0.00730855076923077" calcext:value-type="float">
            <text:p>0.007308550769231</text:p>
          </table:table-cell>
          <table:table-cell table:formula="of:=AVERAGE([.AG3:.AG28])" office:value-type="float" office:value="0.007086715" calcext:value-type="float">
            <text:p>0.007086715</text:p>
          </table:table-cell>
          <table:table-cell table:formula="of:=AVERAGE([.AH3:.AH28])" office:value-type="float" office:value="0.00686416730769231" calcext:value-type="float">
            <text:p>0.006864167307692</text:p>
          </table:table-cell>
          <table:table-cell table:formula="of:=AVERAGE([.AI3:.AI28])" office:value-type="float" office:value="0.00670398153846154" calcext:value-type="float">
            <text:p>0.006703981538462</text:p>
          </table:table-cell>
          <table:table-cell table:formula="of:=AVERAGE([.AJ3:.AJ28])" office:value-type="float" office:value="0.00649185730769231" calcext:value-type="float">
            <text:p>0.006491857307692</text:p>
          </table:table-cell>
          <table:table-cell table:formula="of:=AVERAGE([.AK3:.AK28])" office:value-type="float" office:value="0.00630770230769231" calcext:value-type="float">
            <text:p>0.006307702307692</text:p>
          </table:table-cell>
          <table:table-cell table:formula="of:=AVERAGE([.AL3:.AL28])" office:value-type="float" office:value="0.00611434576923077" calcext:value-type="float">
            <text:p>0.006114345769231</text:p>
          </table:table-cell>
          <table:table-cell table:formula="of:=AVERAGE([.AM3:.AM28])" office:value-type="float" office:value="0.00596188038461539" calcext:value-type="float">
            <text:p>0.005961880384615</text:p>
          </table:table-cell>
          <table:table-cell table:formula="of:=AVERAGE([.AN3:.AN28])" office:value-type="float" office:value="0.00582770692307692" calcext:value-type="float">
            <text:p>0.005827706923077</text:p>
          </table:table-cell>
          <table:table-cell table:formula="of:=AVERAGE([.AO3:.AO28])" office:value-type="float" office:value="0.00566643192307692" calcext:value-type="float">
            <text:p>0.005666431923077</text:p>
          </table:table-cell>
          <table:table-cell table:formula="of:=AVERAGE([.AP3:.AP28])" office:value-type="float" office:value="0.00553423653846154" calcext:value-type="float">
            <text:p>0.005534236538462</text:p>
          </table:table-cell>
          <table:table-cell table:formula="of:=AVERAGE([.AQ3:.AQ28])" office:value-type="float" office:value="0.00539663923076923" calcext:value-type="float">
            <text:p>0.005396639230769</text:p>
          </table:table-cell>
          <table:table-cell table:formula="of:=AVERAGE([.AR3:.AR28])" office:value-type="float" office:value="0.00525985846153846" calcext:value-type="float">
            <text:p>0.005259858461538</text:p>
          </table:table-cell>
          <table:table-cell table:formula="of:=AVERAGE([.AS3:.AS28])" office:value-type="float" office:value="0.00518396307692308" calcext:value-type="float">
            <text:p>0.005183963076923</text:p>
          </table:table-cell>
          <table:table-cell table:formula="of:=AVERAGE([.AT3:.AT28])" office:value-type="float" office:value="0.00505606961538462" calcext:value-type="float">
            <text:p>0.005056069615385</text:p>
          </table:table-cell>
          <table:table-cell table:formula="of:=AVERAGE([.AU3:.AU28])" office:value-type="float" office:value="0.00495051153846154" calcext:value-type="float">
            <text:p>0.004950511538462</text:p>
          </table:table-cell>
          <table:table-cell table:formula="of:=AVERAGE([.AV3:.AV28])" office:value-type="float" office:value="0.00482029538461538" calcext:value-type="float">
            <text:p>0.004820295384615</text:p>
          </table:table-cell>
          <table:table-cell table:formula="of:=AVERAGE([.AW3:.AW28])" office:value-type="float" office:value="0.00472000115384615" calcext:value-type="float">
            <text:p>0.004720001153846</text:p>
          </table:table-cell>
          <table:table-cell table:formula="of:=AVERAGE([.AX3:.AX28])" office:value-type="float" office:value="0.00461094038461539" calcext:value-type="float">
            <text:p>0.004610940384615</text:p>
          </table:table-cell>
          <table:table-cell table:formula="of:=AVERAGE([.AY3:.AY28])" office:value-type="float" office:value="0.00457699192307692" calcext:value-type="float">
            <text:p>0.004576991923077</text:p>
          </table:table-cell>
          <table:table-cell table:formula="of:=AVERAGE([.AZ3:.AZ28])" office:value-type="float" office:value="0.00442828846153846" calcext:value-type="float">
            <text:p>0.004428288461538</text:p>
          </table:table-cell>
          <table:table-cell table:formula="of:=AVERAGE([.BA3:.BA28])" office:value-type="float" office:value="0.00435788115384615" calcext:value-type="float">
            <text:p>0.004357881153846</text:p>
          </table:table-cell>
          <table:table-cell table:formula="of:=AVERAGE([.BB3:.BB28])" office:value-type="float" office:value="0.00427161038461539" calcext:value-type="float">
            <text:p>0.004271610384615</text:p>
          </table:table-cell>
          <table:table-cell table:formula="of:=AVERAGE([.BC3:.BC28])" office:value-type="float" office:value="0.00421276115384615" calcext:value-type="float">
            <text:p>0.004212761153846</text:p>
          </table:table-cell>
          <table:table-cell table:formula="of:=AVERAGE([.BD3:.BD28])" office:value-type="float" office:value="0.00412159653846154" calcext:value-type="float">
            <text:p>0.004121596538462</text:p>
          </table:table-cell>
          <table:table-cell table:formula="of:=AVERAGE([.BE3:.BE28])" office:value-type="float" office:value="0.004060635" calcext:value-type="float">
            <text:p>0.004060635</text:p>
          </table:table-cell>
          <table:table-cell table:formula="of:=AVERAGE([.BF3:.BF28])" office:value-type="float" office:value="0.00398830076923077" calcext:value-type="float">
            <text:p>0.003988300769231</text:p>
          </table:table-cell>
          <table:table-cell table:formula="of:=AVERAGE([.BG3:.BG28])" office:value-type="float" office:value="0.00390570923076923" calcext:value-type="float">
            <text:p>0.003905709230769</text:p>
          </table:table-cell>
          <table:table-cell table:formula="of:=AVERAGE([.BH3:.BH28])" office:value-type="float" office:value="0.00384532192307692" calcext:value-type="float">
            <text:p>0.003845321923077</text:p>
          </table:table-cell>
          <table:table-cell table:formula="of:=AVERAGE([.BI3:.BI28])" office:value-type="float" office:value="0.00378896307692308" calcext:value-type="float">
            <text:p>0.003788963076923</text:p>
          </table:table-cell>
          <table:table-cell table:formula="of:=AVERAGE([.BJ3:.BJ28])" office:value-type="float" office:value="0.00369943192307692" calcext:value-type="float">
            <text:p>0.003699431923077</text:p>
          </table:table-cell>
          <table:table-cell table:formula="of:=AVERAGE([.BK3:.BK28])" office:value-type="float" office:value="0.00366592653846154" calcext:value-type="float">
            <text:p>0.003665926538462</text:p>
          </table:table-cell>
          <table:table-cell table:formula="of:=AVERAGE([.BL3:.BL28])" office:value-type="float" office:value="0.00359590346153846" calcext:value-type="float">
            <text:p>0.003595903461538</text:p>
          </table:table-cell>
          <table:table-cell table:formula="of:=AVERAGE([.BM3:.BM28])" office:value-type="float" office:value="0.00353080384615385" calcext:value-type="float">
            <text:p>0.003530803846154</text:p>
          </table:table-cell>
          <table:table-cell table:formula="of:=AVERAGE([.BN3:.BN28])" office:value-type="float" office:value="0.00347039192307692" calcext:value-type="float">
            <text:p>0.003470391923077</text:p>
          </table:table-cell>
          <table:table-cell table:formula="of:=AVERAGE([.BO3:.BO28])" office:value-type="float" office:value="0.00344490115384615" calcext:value-type="float">
            <text:p>0.003444901153846</text:p>
          </table:table-cell>
          <table:table-cell table:formula="of:=AVERAGE([.BP3:.BP28])" office:value-type="float" office:value="0.00338684730769231" calcext:value-type="float">
            <text:p>0.003386847307692</text:p>
          </table:table-cell>
          <table:table-cell table:formula="of:=AVERAGE([.BQ3:.BQ28])" office:value-type="float" office:value="0.00333062192307692" calcext:value-type="float">
            <text:p>0.003330621923077</text:p>
          </table:table-cell>
          <table:table-cell table:formula="of:=AVERAGE([.BR3:.BR28])" office:value-type="float" office:value="0.00329349538461538" calcext:value-type="float">
            <text:p>0.003293495384615</text:p>
          </table:table-cell>
          <table:table-cell table:formula="of:=AVERAGE([.BS3:.BS28])" office:value-type="float" office:value="0.00320067269230769" calcext:value-type="float">
            <text:p>0.003200672692308</text:p>
          </table:table-cell>
          <table:table-cell table:formula="of:=AVERAGE([.BT3:.BT28])" office:value-type="float" office:value="0.00320659576923077" calcext:value-type="float">
            <text:p>0.003206595769231</text:p>
          </table:table-cell>
          <table:table-cell table:formula="of:=AVERAGE([.BU3:.BU28])" office:value-type="float" office:value="0.00316257192307692" calcext:value-type="float">
            <text:p>0.003162571923077</text:p>
          </table:table-cell>
          <table:table-cell table:formula="of:=AVERAGE([.BV3:.BV28])" office:value-type="float" office:value="0.00311582884615385" calcext:value-type="float">
            <text:p>0.003115828846154</text:p>
          </table:table-cell>
          <table:table-cell table:formula="of:=AVERAGE([.BW3:.BW28])" office:value-type="float" office:value="0.00307412423076923" calcext:value-type="float">
            <text:p>0.003074124230769</text:p>
          </table:table-cell>
          <table:table-cell table:formula="of:=AVERAGE([.BX3:.BX28])" office:value-type="float" office:value="0.00302965615384615" calcext:value-type="float">
            <text:p>0.003029656153846</text:p>
          </table:table-cell>
          <table:table-cell table:formula="of:=AVERAGE([.BY3:.BY28])" office:value-type="float" office:value="0.00299364615384615" calcext:value-type="float">
            <text:p>0.002993646153846</text:p>
          </table:table-cell>
          <table:table-cell table:formula="of:=AVERAGE([.BZ3:.BZ28])" office:value-type="float" office:value="0.00294908615384615" calcext:value-type="float">
            <text:p>0.002949086153846</text:p>
          </table:table-cell>
          <table:table-cell table:formula="of:=AVERAGE([.CA3:.CA28])" office:value-type="float" office:value="0.00291077538461538" calcext:value-type="float">
            <text:p>0.002910775384615</text:p>
          </table:table-cell>
          <table:table-cell table:formula="of:=AVERAGE([.CB3:.CB28])" office:value-type="float" office:value="0.002868805" calcext:value-type="float">
            <text:p>0.002868805</text:p>
          </table:table-cell>
          <table:table-cell/>
          <table:table-cell office:value-type="float" office:value="0.00776043863348798" calcext:value-type="float">
            <text:p>0.007760438633488</text:p>
          </table:table-cell>
          <table:table-cell office:value-type="float" office:value="0.00840792269230769" calcext:value-type="float">
            <text:p>0.008407922692308</text:p>
          </table:table-cell>
          <table:table-cell office:value-type="float" office:value="0.00881968461538462" calcext:value-type="float">
            <text:p>0.008819684615385</text:p>
          </table:table-cell>
          <table:table-cell office:value-type="float" office:value="0.0122886423076923" calcext:value-type="float">
            <text:p>0.012288642307692</text:p>
          </table:table-cell>
          <table:table-cell office:value-type="float" office:value="0.00881968461538462" calcext:value-type="float">
            <text:p>0.008819684615385</text:p>
          </table:table-cell>
          <table:table-cell/>
          <table:table-cell table:formula="of:=ABS([.CE29]-[.$CD29])" office:value-type="float" office:value="0.00064748405881971" calcext:value-type="float">
            <text:p>0.00064748405882</text:p>
          </table:table-cell>
          <table:table-cell table:formula="of:=ABS([.CF29]-[.$CD29])" office:value-type="float" office:value="0.00105924598189664" calcext:value-type="float">
            <text:p>0.001059245981897</text:p>
          </table:table-cell>
          <table:table-cell table:formula="of:=ABS([.CG29]-[.$CD29])" office:value-type="float" office:value="0.00452820367420432" calcext:value-type="float">
            <text:p>0.004528203674204</text:p>
          </table:table-cell>
          <table:table-cell table:formula="of:=ABS([.CH29]-[.$CD29])" office:value-type="float" office:value="0.00105924598189664" calcext:value-type="float">
            <text:p>0.001059245981897</text:p>
          </table:table-cell>
        </table:table-row>
        <table:table-row table:style-name="ro1">
          <table:table-cell table:number-columns-repeated="81"/>
          <table:table-cell office:value-type="float" office:value="0.00674820750738085" calcext:value-type="float">
            <text:p>0.006748207507381</text:p>
          </table:table-cell>
          <table:table-cell office:value-type="float" office:value="0.00811057307692308" calcext:value-type="float">
            <text:p>0.008110573076923</text:p>
          </table:table-cell>
          <table:table-cell office:value-type="float" office:value="0.00854444615384615" calcext:value-type="float">
            <text:p>0.008544446153846</text:p>
          </table:table-cell>
          <table:table-cell office:value-type="float" office:value="0.0118304192307692" calcext:value-type="float">
            <text:p>0.011830419230769</text:p>
          </table:table-cell>
          <table:table-cell office:value-type="float" office:value="0.00854444615384615" calcext:value-type="float">
            <text:p>0.008544446153846</text:p>
          </table:table-cell>
          <table:table-cell/>
          <table:table-cell table:formula="of:=ABS([.CE30]-[.$CD30])" office:value-type="float" office:value="0.00136236556954223" calcext:value-type="float">
            <text:p>0.001362365569542</text:p>
          </table:table-cell>
          <table:table-cell table:formula="of:=ABS([.CF30]-[.$CD30])" office:value-type="float" office:value="0.0017962386464653" calcext:value-type="float">
            <text:p>0.001796238646465</text:p>
          </table:table-cell>
          <table:table-cell table:formula="of:=ABS([.CG30]-[.$CD30])" office:value-type="float" office:value="0.00508221172338835" calcext:value-type="float">
            <text:p>0.005082211723388</text:p>
          </table:table-cell>
          <table:table-cell table:formula="of:=ABS([.CH30]-[.$CD30])" office:value-type="float" office:value="0.0017962386464653" calcext:value-type="float">
            <text:p>0.001796238646465</text:p>
          </table:table-cell>
        </table:table-row>
        <table:table-row table:style-name="ro1">
          <table:table-cell table:style-name="ce6" office:value-type="string" calcext:value-type="string">
            <text:p>Expansion</text:p>
          </table:table-cell>
          <table:table-cell table:number-columns-repeated="80"/>
          <table:table-cell office:value-type="float" office:value="0.00438633487979755" calcext:value-type="float">
            <text:p>0.004386334879798</text:p>
          </table:table-cell>
          <table:table-cell office:value-type="float" office:value="0.007782795" calcext:value-type="float">
            <text:p>0.007782795</text:p>
          </table:table-cell>
          <table:table-cell office:value-type="float" office:value="0.00819409461538462" calcext:value-type="float">
            <text:p>0.008194094615385</text:p>
          </table:table-cell>
          <table:table-cell office:value-type="float" office:value="0.0115104961538462" calcext:value-type="float">
            <text:p>0.011510496153846</text:p>
          </table:table-cell>
          <table:table-cell office:value-type="float" office:value="0.00819409461538462" calcext:value-type="float">
            <text:p>0.008194094615385</text:p>
          </table:table-cell>
          <table:table-cell/>
          <table:table-cell table:formula="of:=ABS([.CE31]-[.$CD31])" office:value-type="float" office:value="0.00339646012020245" calcext:value-type="float">
            <text:p>0.003396460120202</text:p>
          </table:table-cell>
          <table:table-cell table:formula="of:=ABS([.CF31]-[.$CD31])" office:value-type="float" office:value="0.00380775973558707" calcext:value-type="float">
            <text:p>0.003807759735587</text:p>
          </table:table-cell>
          <table:table-cell table:formula="of:=ABS([.CG31]-[.$CD31])" office:value-type="float" office:value="0.00712416127404865" calcext:value-type="float">
            <text:p>0.007124161274049</text:p>
          </table:table-cell>
          <table:table-cell table:formula="of:=ABS([.CH31]-[.$CD31])" office:value-type="float" office:value="0.00380775973558707" calcext:value-type="float">
            <text:p>0.003807759735587</text:p>
          </table:table-cell>
        </table:table-row>
        <table:table-row table:style-name="ro1">
          <table:table-cell/>
          <table:table-cell office:value-type="string" calcext:value-type="string">
            <text:p>d0_1</text:p>
          </table:table-cell>
          <table:table-cell office:value-type="string" calcext:value-type="string">
            <text:p>d0_2</text:p>
          </table:table-cell>
          <table:table-cell office:value-type="string" calcext:value-type="string">
            <text:p>d0_3</text:p>
          </table:table-cell>
          <table:table-cell office:value-type="string" calcext:value-type="string">
            <text:p>d0_4</text:p>
          </table:table-cell>
          <table:table-cell office:value-type="string" calcext:value-type="string">
            <text:p>d0_5</text:p>
          </table:table-cell>
          <table:table-cell office:value-type="string" calcext:value-type="string">
            <text:p>d0_6</text:p>
          </table:table-cell>
          <table:table-cell office:value-type="string" calcext:value-type="string">
            <text:p>d0_7</text:p>
          </table:table-cell>
          <table:table-cell office:value-type="string" calcext:value-type="string">
            <text:p>d0_8</text:p>
          </table:table-cell>
          <table:table-cell office:value-type="string" calcext:value-type="string">
            <text:p>d0_9</text:p>
          </table:table-cell>
          <table:table-cell office:value-type="string" calcext:value-type="string">
            <text:p>d0_10</text:p>
          </table:table-cell>
          <table:table-cell office:value-type="string" calcext:value-type="string">
            <text:p>d0_11</text:p>
          </table:table-cell>
          <table:table-cell office:value-type="string" calcext:value-type="string">
            <text:p>d0_12</text:p>
          </table:table-cell>
          <table:table-cell office:value-type="string" calcext:value-type="string">
            <text:p>d0_13</text:p>
          </table:table-cell>
          <table:table-cell office:value-type="string" calcext:value-type="string">
            <text:p>d0_14</text:p>
          </table:table-cell>
          <table:table-cell office:value-type="string" calcext:value-type="string">
            <text:p>d0_15</text:p>
          </table:table-cell>
          <table:table-cell office:value-type="string" calcext:value-type="string">
            <text:p>d0_16</text:p>
          </table:table-cell>
          <table:table-cell office:value-type="string" calcext:value-type="string">
            <text:p>d0_17</text:p>
          </table:table-cell>
          <table:table-cell office:value-type="string" calcext:value-type="string">
            <text:p>d0_18</text:p>
          </table:table-cell>
          <table:table-cell office:value-type="string" calcext:value-type="string">
            <text:p>d0_19</text:p>
          </table:table-cell>
          <table:table-cell office:value-type="string" calcext:value-type="string">
            <text:p>d0_20</text:p>
          </table:table-cell>
          <table:table-cell office:value-type="string" calcext:value-type="string">
            <text:p>d0_21</text:p>
          </table:table-cell>
          <table:table-cell office:value-type="string" calcext:value-type="string">
            <text:p>d0_22</text:p>
          </table:table-cell>
          <table:table-cell office:value-type="string" calcext:value-type="string">
            <text:p>d0_23</text:p>
          </table:table-cell>
          <table:table-cell office:value-type="string" calcext:value-type="string">
            <text:p>d0_24</text:p>
          </table:table-cell>
          <table:table-cell office:value-type="string" calcext:value-type="string">
            <text:p>d0_25</text:p>
          </table:table-cell>
          <table:table-cell office:value-type="string" calcext:value-type="string">
            <text:p>d0_26</text:p>
          </table:table-cell>
          <table:table-cell office:value-type="string" calcext:value-type="string">
            <text:p>d0_27</text:p>
          </table:table-cell>
          <table:table-cell office:value-type="string" calcext:value-type="string">
            <text:p>d0_28</text:p>
          </table:table-cell>
          <table:table-cell office:value-type="string" calcext:value-type="string">
            <text:p>d0_29</text:p>
          </table:table-cell>
          <table:table-cell office:value-type="string" calcext:value-type="string">
            <text:p>d0_30</text:p>
          </table:table-cell>
          <table:table-cell office:value-type="string" calcext:value-type="string">
            <text:p>d0_31</text:p>
          </table:table-cell>
          <table:table-cell office:value-type="string" calcext:value-type="string">
            <text:p>d0_32</text:p>
          </table:table-cell>
          <table:table-cell office:value-type="string" calcext:value-type="string">
            <text:p>d0_33</text:p>
          </table:table-cell>
          <table:table-cell office:value-type="string" calcext:value-type="string">
            <text:p>d0_34</text:p>
          </table:table-cell>
          <table:table-cell office:value-type="string" calcext:value-type="string">
            <text:p>d0_35</text:p>
          </table:table-cell>
          <table:table-cell office:value-type="string" calcext:value-type="string">
            <text:p>d0_36</text:p>
          </table:table-cell>
          <table:table-cell office:value-type="string" calcext:value-type="string">
            <text:p>d0_37</text:p>
          </table:table-cell>
          <table:table-cell office:value-type="string" calcext:value-type="string">
            <text:p>d0_38</text:p>
          </table:table-cell>
          <table:table-cell office:value-type="string" calcext:value-type="string">
            <text:p>d0_39</text:p>
          </table:table-cell>
          <table:table-cell office:value-type="string" calcext:value-type="string">
            <text:p>d0_40</text:p>
          </table:table-cell>
          <table:table-cell office:value-type="string" calcext:value-type="string">
            <text:p>d0_41</text:p>
          </table:table-cell>
          <table:table-cell office:value-type="string" calcext:value-type="string">
            <text:p>d0_42</text:p>
          </table:table-cell>
          <table:table-cell office:value-type="string" calcext:value-type="string">
            <text:p>d0_43</text:p>
          </table:table-cell>
          <table:table-cell office:value-type="string" calcext:value-type="string">
            <text:p>d0_44</text:p>
          </table:table-cell>
          <table:table-cell office:value-type="string" calcext:value-type="string">
            <text:p>d0_45</text:p>
          </table:table-cell>
          <table:table-cell office:value-type="string" calcext:value-type="string">
            <text:p>d0_46</text:p>
          </table:table-cell>
          <table:table-cell office:value-type="string" calcext:value-type="string">
            <text:p>d0_47</text:p>
          </table:table-cell>
          <table:table-cell office:value-type="string" calcext:value-type="string">
            <text:p>d0_48</text:p>
          </table:table-cell>
          <table:table-cell office:value-type="string" calcext:value-type="string">
            <text:p>d0_49</text:p>
          </table:table-cell>
          <table:table-cell office:value-type="string" calcext:value-type="string">
            <text:p>d0_50</text:p>
          </table:table-cell>
          <table:table-cell office:value-type="string" calcext:value-type="string">
            <text:p>d0_51</text:p>
          </table:table-cell>
          <table:table-cell office:value-type="string" calcext:value-type="string">
            <text:p>d0_52</text:p>
          </table:table-cell>
          <table:table-cell office:value-type="string" calcext:value-type="string">
            <text:p>d0_53</text:p>
          </table:table-cell>
          <table:table-cell office:value-type="string" calcext:value-type="string">
            <text:p>d0_54</text:p>
          </table:table-cell>
          <table:table-cell office:value-type="string" calcext:value-type="string">
            <text:p>d0_55</text:p>
          </table:table-cell>
          <table:table-cell office:value-type="string" calcext:value-type="string">
            <text:p>d0_56</text:p>
          </table:table-cell>
          <table:table-cell office:value-type="string" calcext:value-type="string">
            <text:p>d0_57</text:p>
          </table:table-cell>
          <table:table-cell office:value-type="string" calcext:value-type="string">
            <text:p>d0_58</text:p>
          </table:table-cell>
          <table:table-cell office:value-type="string" calcext:value-type="string">
            <text:p>d0_59</text:p>
          </table:table-cell>
          <table:table-cell office:value-type="string" calcext:value-type="string">
            <text:p>d0_60</text:p>
          </table:table-cell>
          <table:table-cell office:value-type="string" calcext:value-type="string">
            <text:p>d0_61</text:p>
          </table:table-cell>
          <table:table-cell office:value-type="string" calcext:value-type="string">
            <text:p>d0_62</text:p>
          </table:table-cell>
          <table:table-cell office:value-type="string" calcext:value-type="string">
            <text:p>d0_63</text:p>
          </table:table-cell>
          <table:table-cell office:value-type="string" calcext:value-type="string">
            <text:p>d0_64</text:p>
          </table:table-cell>
          <table:table-cell office:value-type="string" calcext:value-type="string">
            <text:p>d0_65</text:p>
          </table:table-cell>
          <table:table-cell office:value-type="string" calcext:value-type="string">
            <text:p>d0_66</text:p>
          </table:table-cell>
          <table:table-cell office:value-type="string" calcext:value-type="string">
            <text:p>d0_67</text:p>
          </table:table-cell>
          <table:table-cell office:value-type="string" calcext:value-type="string">
            <text:p>d0_68</text:p>
          </table:table-cell>
          <table:table-cell office:value-type="string" calcext:value-type="string">
            <text:p>d0_69</text:p>
          </table:table-cell>
          <table:table-cell office:value-type="string" calcext:value-type="string">
            <text:p>d0_70</text:p>
          </table:table-cell>
          <table:table-cell office:value-type="string" calcext:value-type="string">
            <text:p>d0_71</text:p>
          </table:table-cell>
          <table:table-cell office:value-type="string" calcext:value-type="string">
            <text:p>d0_72</text:p>
          </table:table-cell>
          <table:table-cell office:value-type="string" calcext:value-type="string">
            <text:p>d0_73</text:p>
          </table:table-cell>
          <table:table-cell office:value-type="string" calcext:value-type="string">
            <text:p>d0_74</text:p>
          </table:table-cell>
          <table:table-cell office:value-type="string" calcext:value-type="string">
            <text:p>d0_75</text:p>
          </table:table-cell>
          <table:table-cell office:value-type="string" calcext:value-type="string">
            <text:p>d0_76</text:p>
          </table:table-cell>
          <table:table-cell office:value-type="string" calcext:value-type="string">
            <text:p>d0_77</text:p>
          </table:table-cell>
          <table:table-cell office:value-type="string" calcext:value-type="string">
            <text:p>d0_78</text:p>
          </table:table-cell>
          <table:table-cell office:value-type="string" calcext:value-type="string">
            <text:p>d0_79</text:p>
          </table:table-cell>
          <table:table-cell/>
          <table:table-cell office:value-type="float" office:value="0.00404892450442851" calcext:value-type="float">
            <text:p>0.004048924504429</text:p>
          </table:table-cell>
          <table:table-cell office:value-type="float" office:value="0.00758558615384615" calcext:value-type="float">
            <text:p>0.007585586153846</text:p>
          </table:table-cell>
          <table:table-cell office:value-type="float" office:value="0.00794394692307692" calcext:value-type="float">
            <text:p>0.007943946923077</text:p>
          </table:table-cell>
          <table:table-cell office:value-type="float" office:value="0.0111463307692308" calcext:value-type="float">
            <text:p>0.011146330769231</text:p>
          </table:table-cell>
          <table:table-cell office:value-type="float" office:value="0.00794394692307692" calcext:value-type="float">
            <text:p>0.007943946923077</text:p>
          </table:table-cell>
          <table:table-cell/>
          <table:table-cell table:formula="of:=ABS([.CE32]-[.$CD32])" office:value-type="float" office:value="0.00353666164941764" calcext:value-type="float">
            <text:p>0.003536661649418</text:p>
          </table:table-cell>
          <table:table-cell table:formula="of:=ABS([.CF32]-[.$CD32])" office:value-type="float" office:value="0.00389502241864841" calcext:value-type="float">
            <text:p>0.003895022418648</text:p>
          </table:table-cell>
          <table:table-cell table:formula="of:=ABS([.CG32]-[.$CD32])" office:value-type="float" office:value="0.00709740626480229" calcext:value-type="float">
            <text:p>0.007097406264802</text:p>
          </table:table-cell>
          <table:table-cell table:formula="of:=ABS([.CH32]-[.$CD32])" office:value-type="float" office:value="0.00389502241864841" calcext:value-type="float">
            <text:p>0.003895022418648</text:p>
          </table:table-cell>
        </table:table-row>
        <table:table-row table:style-name="ro1">
          <table:table-cell/>
          <table:table-cell office:value-type="float" office:value="0.129557" calcext:value-type="float">
            <text:p>0.129557</text:p>
          </table:table-cell>
          <table:table-cell office:value-type="float" office:value="0.0928082" calcext:value-type="float">
            <text:p>0.0928082</text:p>
          </table:table-cell>
          <table:table-cell office:value-type="float" office:value="0.0699258" calcext:value-type="float">
            <text:p>0.0699258</text:p>
          </table:table-cell>
          <table:table-cell office:value-type="float" office:value="0.0551369" calcext:value-type="float">
            <text:p>0.0551369</text:p>
          </table:table-cell>
          <table:table-cell office:value-type="float" office:value="0.044872" calcext:value-type="float">
            <text:p>0.044872</text:p>
          </table:table-cell>
          <table:table-cell office:value-type="float" office:value="0.0376457" calcext:value-type="float">
            <text:p>0.0376457</text:p>
          </table:table-cell>
          <table:table-cell office:value-type="float" office:value="0.0325598" calcext:value-type="float">
            <text:p>0.0325598</text:p>
          </table:table-cell>
          <table:table-cell office:value-type="float" office:value="0.0283473" calcext:value-type="float">
            <text:p>0.0283473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28762" calcext:value-type="float">
            <text:p>0.0228762</text:p>
          </table:table-cell>
          <table:table-cell office:value-type="float" office:value="0.0205779" calcext:value-type="float">
            <text:p>0.0205779</text:p>
          </table:table-cell>
          <table:table-cell office:value-type="float" office:value="0.0189424" calcext:value-type="float">
            <text:p>0.0189424</text:p>
          </table:table-cell>
          <table:table-cell office:value-type="float" office:value="0.017454" calcext:value-type="float">
            <text:p>0.017454</text:p>
          </table:table-cell>
          <table:table-cell office:value-type="float" office:value="0.0161376" calcext:value-type="float">
            <text:p>0.0161376</text:p>
          </table:table-cell>
          <table:table-cell office:value-type="float" office:value="0.0153705" calcext:value-type="float">
            <text:p>0.0153705</text:p>
          </table:table-cell>
          <table:table-cell office:value-type="float" office:value="0.0145205" calcext:value-type="float">
            <text:p>0.0145205</text:p>
          </table:table-cell>
          <table:table-cell office:value-type="float" office:value="0.0135152" calcext:value-type="float">
            <text:p>0.0135152</text:p>
          </table:table-cell>
          <table:table-cell office:value-type="float" office:value="0.0127172" calcext:value-type="float">
            <text:p>0.0127172</text:p>
          </table:table-cell>
          <table:table-cell office:value-type="float" office:value="0.0117416" calcext:value-type="float">
            <text:p>0.0117416</text:p>
          </table:table-cell>
          <table:table-cell office:value-type="float" office:value="0.0112882" calcext:value-type="float">
            <text:p>0.0112882</text:p>
          </table:table-cell>
          <table:table-cell office:value-type="float" office:value="0.0107779" calcext:value-type="float">
            <text:p>0.0107779</text:p>
          </table:table-cell>
          <table:table-cell office:value-type="float" office:value="0.0102058" calcext:value-type="float">
            <text:p>0.0102058</text:p>
          </table:table-cell>
          <table:table-cell office:value-type="float" office:value="0.00995882" calcext:value-type="float">
            <text:p>0.00995882</text:p>
          </table:table-cell>
          <table:table-cell office:value-type="float" office:value="0.00943737" calcext:value-type="float">
            <text:p>0.00943737</text:p>
          </table:table-cell>
          <table:table-cell office:value-type="float" office:value="0.00927399" calcext:value-type="float">
            <text:p>0.00927399</text:p>
          </table:table-cell>
          <table:table-cell office:value-type="float" office:value="0.00876191" calcext:value-type="float">
            <text:p>0.00876191</text:p>
          </table:table-cell>
          <table:table-cell office:value-type="float" office:value="0.00834573" calcext:value-type="float">
            <text:p>0.00834573</text:p>
          </table:table-cell>
          <table:table-cell office:value-type="float" office:value="0.00814953" calcext:value-type="float">
            <text:p>0.00814953</text:p>
          </table:table-cell>
          <table:table-cell office:value-type="float" office:value="0.00795589" calcext:value-type="float">
            <text:p>0.00795589</text:p>
          </table:table-cell>
          <table:table-cell office:value-type="float" office:value="0.00763905" calcext:value-type="float">
            <text:p>0.00763905</text:p>
          </table:table-cell>
          <table:table-cell office:value-type="float" office:value="0.00747195" calcext:value-type="float">
            <text:p>0.00747195</text:p>
          </table:table-cell>
          <table:table-cell office:value-type="float" office:value="0.00707845" calcext:value-type="float">
            <text:p>0.00707845</text:p>
          </table:table-cell>
          <table:table-cell office:value-type="float" office:value="0.00693009" calcext:value-type="float">
            <text:p>0.00693009</text:p>
          </table:table-cell>
          <table:table-cell office:value-type="float" office:value="0.00668953" calcext:value-type="float">
            <text:p>0.00668953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00637225" calcext:value-type="float">
            <text:p>0.00637225</text:p>
          </table:table-cell>
          <table:table-cell office:value-type="float" office:value="0.00622451" calcext:value-type="float">
            <text:p>0.00622451</text:p>
          </table:table-cell>
          <table:table-cell office:value-type="float" office:value="0.00603991" calcext:value-type="float">
            <text:p>0.00603991</text:p>
          </table:table-cell>
          <table:table-cell office:value-type="float" office:value="0.00574347" calcext:value-type="float">
            <text:p>0.00574347</text:p>
          </table:table-cell>
          <table:table-cell office:value-type="float" office:value="0.00569622" calcext:value-type="float">
            <text:p>0.00569622</text:p>
          </table:table-cell>
          <table:table-cell office:value-type="float" office:value="0.00549727" calcext:value-type="float">
            <text:p>0.00549727</text:p>
          </table:table-cell>
          <table:table-cell office:value-type="float" office:value="0.00554325" calcext:value-type="float">
            <text:p>0.00554325</text:p>
          </table:table-cell>
          <table:table-cell office:value-type="float" office:value="0.00533304" calcext:value-type="float">
            <text:p>0.00533304</text:p>
          </table:table-cell>
          <table:table-cell office:value-type="float" office:value="0.0052291" calcext:value-type="float">
            <text:p>0.0052291</text:p>
          </table:table-cell>
          <table:table-cell office:value-type="float" office:value="0.00503654" calcext:value-type="float">
            <text:p>0.00503654</text:p>
          </table:table-cell>
          <table:table-cell office:value-type="float" office:value="0.00494708" calcext:value-type="float">
            <text:p>0.00494708</text:p>
          </table:table-cell>
          <table:table-cell office:value-type="float" office:value="0.00482099" calcext:value-type="float">
            <text:p>0.00482099</text:p>
          </table:table-cell>
          <table:table-cell office:value-type="float" office:value="0.0047052" calcext:value-type="float">
            <text:p>0.0047052</text:p>
          </table:table-cell>
          <table:table-cell office:value-type="float" office:value="0.0046901" calcext:value-type="float">
            <text:p>0.0046901</text:p>
          </table:table-cell>
          <table:table-cell office:value-type="float" office:value="0.00455571" calcext:value-type="float">
            <text:p>0.00455571</text:p>
          </table:table-cell>
          <table:table-cell office:value-type="float" office:value="0.00452115" calcext:value-type="float">
            <text:p>0.00452115</text:p>
          </table:table-cell>
          <table:table-cell office:value-type="float" office:value="0.00440954" calcext:value-type="float">
            <text:p>0.00440954</text:p>
          </table:table-cell>
          <table:table-cell office:value-type="float" office:value="0.00421923" calcext:value-type="float">
            <text:p>0.00421923</text:p>
          </table:table-cell>
          <table:table-cell office:value-type="float" office:value="0.00424083" calcext:value-type="float">
            <text:p>0.00424083</text:p>
          </table:table-cell>
          <table:table-cell office:value-type="float" office:value="0.00418685" calcext:value-type="float">
            <text:p>0.00418685</text:p>
          </table:table-cell>
          <table:table-cell office:value-type="float" office:value="0.00408394" calcext:value-type="float">
            <text:p>0.00408394</text:p>
          </table:table-cell>
          <table:table-cell office:value-type="float" office:value="0.00405099" calcext:value-type="float">
            <text:p>0.00405099</text:p>
          </table:table-cell>
          <table:table-cell office:value-type="float" office:value="0.00384133" calcext:value-type="float">
            <text:p>0.00384133</text:p>
          </table:table-cell>
          <table:table-cell office:value-type="float" office:value="0.00375671" calcext:value-type="float">
            <text:p>0.00375671</text:p>
          </table:table-cell>
          <table:table-cell office:value-type="float" office:value="0.00368185" calcext:value-type="float">
            <text:p>0.00368185</text:p>
          </table:table-cell>
          <table:table-cell office:value-type="float" office:value="0.00362408" calcext:value-type="float">
            <text:p>0.00362408</text:p>
          </table:table-cell>
          <table:table-cell office:value-type="float" office:value="0.00372226" calcext:value-type="float">
            <text:p>0.00372226</text:p>
          </table:table-cell>
          <table:table-cell office:value-type="float" office:value="0.00358961" calcext:value-type="float">
            <text:p>0.00358961</text:p>
          </table:table-cell>
          <table:table-cell office:value-type="float" office:value="0.00368319" calcext:value-type="float">
            <text:p>0.00368319</text:p>
          </table:table-cell>
          <table:table-cell office:value-type="float" office:value="0.00358737" calcext:value-type="float">
            <text:p>0.00358737</text:p>
          </table:table-cell>
          <table:table-cell office:value-type="float" office:value="0.00340271" calcext:value-type="float">
            <text:p>0.00340271</text:p>
          </table:table-cell>
          <table:table-cell office:value-type="float" office:value="0.00341744" calcext:value-type="float">
            <text:p>0.00341744</text:p>
          </table:table-cell>
          <table:table-cell office:value-type="float" office:value="0.00333125" calcext:value-type="float">
            <text:p>0.00333125</text:p>
          </table:table-cell>
          <table:table-cell office:value-type="float" office:value="0.00324232" calcext:value-type="float">
            <text:p>0.00324232</text:p>
          </table:table-cell>
          <table:table-cell office:value-type="float" office:value="0.00333543" calcext:value-type="float">
            <text:p>0.00333543</text:p>
          </table:table-cell>
          <table:table-cell office:value-type="float" office:value="0.00309693" calcext:value-type="float">
            <text:p>0.00309693</text:p>
          </table:table-cell>
          <table:table-cell office:value-type="float" office:value="0.00315871" calcext:value-type="float">
            <text:p>0.00315871</text:p>
          </table:table-cell>
          <table:table-cell office:value-type="float" office:value="0.00314751" calcext:value-type="float">
            <text:p>0.00314751</text:p>
          </table:table-cell>
          <table:table-cell office:value-type="float" office:value="0.00305394" calcext:value-type="float">
            <text:p>0.00305394</text:p>
          </table:table-cell>
          <table:table-cell office:value-type="float" office:value="0.0030326" calcext:value-type="float">
            <text:p>0.0030326</text:p>
          </table:table-cell>
          <table:table-cell office:value-type="float" office:value="0.00304802" calcext:value-type="float">
            <text:p>0.00304802</text:p>
          </table:table-cell>
          <table:table-cell office:value-type="float" office:value="0.00295195" calcext:value-type="float">
            <text:p>0.00295195</text:p>
          </table:table-cell>
          <table:table-cell office:value-type="float" office:value="0.00295955" calcext:value-type="float">
            <text:p>0.00295955</text:p>
          </table:table-cell>
          <table:table-cell office:value-type="float" office:value="0.0028855" calcext:value-type="float">
            <text:p>0.0028855</text:p>
          </table:table-cell>
          <table:table-cell/>
          <table:table-cell office:value-type="float" office:value="0.00691691269506537" calcext:value-type="float">
            <text:p>0.006916912695065</text:p>
          </table:table-cell>
          <table:table-cell office:value-type="float" office:value="0.00730855076923077" calcext:value-type="float">
            <text:p>0.007308550769231</text:p>
          </table:table-cell>
          <table:table-cell office:value-type="float" office:value="0.00772671653846154" calcext:value-type="float">
            <text:p>0.007726716538462</text:p>
          </table:table-cell>
          <table:table-cell office:value-type="float" office:value="0.0108084307692308" calcext:value-type="float">
            <text:p>0.010808430769231</text:p>
          </table:table-cell>
          <table:table-cell office:value-type="float" office:value="0.00772671653846154" calcext:value-type="float">
            <text:p>0.007726716538462</text:p>
          </table:table-cell>
          <table:table-cell/>
          <table:table-cell table:formula="of:=ABS([.CE33]-[.$CD33])" office:value-type="float" office:value="0.0003916380741654" calcext:value-type="float">
            <text:p>0.000391638074165</text:p>
          </table:table-cell>
          <table:table-cell table:formula="of:=ABS([.CF33]-[.$CD33])" office:value-type="float" office:value="0.00080980384339617" calcext:value-type="float">
            <text:p>0.000809803843396</text:p>
          </table:table-cell>
          <table:table-cell table:formula="of:=ABS([.CG33]-[.$CD33])" office:value-type="float" office:value="0.00389151807416543" calcext:value-type="float">
            <text:p>0.003891518074165</text:p>
          </table:table-cell>
          <table:table-cell table:formula="of:=ABS([.CH33]-[.$CD33])" office:value-type="float" office:value="0.00080980384339617" calcext:value-type="float">
            <text:p>0.000809803843396</text:p>
          </table:table-cell>
        </table:table-row>
        <table:table-row table:style-name="ro1">
          <table:table-cell/>
          <table:table-cell office:value-type="float" office:value="0.102369" calcext:value-type="float">
            <text:p>0.102369</text:p>
          </table:table-cell>
          <table:table-cell office:value-type="float" office:value="0.0805949" calcext:value-type="float">
            <text:p>0.0805949</text:p>
          </table:table-cell>
          <table:table-cell office:value-type="float" office:value="0.0655529" calcext:value-type="float">
            <text:p>0.0655529</text:p>
          </table:table-cell>
          <table:table-cell office:value-type="float" office:value="0.054487" calcext:value-type="float">
            <text:p>0.054487</text:p>
          </table:table-cell>
          <table:table-cell office:value-type="float" office:value="0.0459128" calcext:value-type="float">
            <text:p>0.0459128</text:p>
          </table:table-cell>
          <table:table-cell office:value-type="float" office:value="0.039296" calcext:value-type="float">
            <text:p>0.039296</text:p>
          </table:table-cell>
          <table:table-cell office:value-type="float" office:value="0.0344391" calcext:value-type="float">
            <text:p>0.0344391</text:p>
          </table:table-cell>
          <table:table-cell office:value-type="float" office:value="0.0303757" calcext:value-type="float">
            <text:p>0.0303757</text:p>
          </table:table-cell>
          <table:table-cell office:value-type="float" office:value="0.0273244" calcext:value-type="float">
            <text:p>0.0273244</text:p>
          </table:table-cell>
          <table:table-cell office:value-type="float" office:value="0.0244074" calcext:value-type="float">
            <text:p>0.0244074</text:p>
          </table:table-cell>
          <table:table-cell office:value-type="float" office:value="0.0221197" calcext:value-type="float">
            <text:p>0.0221197</text:p>
          </table:table-cell>
          <table:table-cell office:value-type="float" office:value="0.020473" calcext:value-type="float">
            <text:p>0.020473</text:p>
          </table:table-cell>
          <table:table-cell office:value-type="float" office:value="0.0189121" calcext:value-type="float">
            <text:p>0.0189121</text:p>
          </table:table-cell>
          <table:table-cell office:value-type="float" office:value="0.0176092" calcext:value-type="float">
            <text:p>0.0176092</text:p>
          </table:table-cell>
          <table:table-cell office:value-type="float" office:value="0.0160905" calcext:value-type="float">
            <text:p>0.0160905</text:p>
          </table:table-cell>
          <table:table-cell office:value-type="float" office:value="0.0151982" calcext:value-type="float">
            <text:p>0.0151982</text:p>
          </table:table-cell>
          <table:table-cell office:value-type="float" office:value="0.0141819" calcext:value-type="float">
            <text:p>0.0141819</text:p>
          </table:table-cell>
          <table:table-cell office:value-type="float" office:value="0.0136201" calcext:value-type="float">
            <text:p>0.0136201</text:p>
          </table:table-cell>
          <table:table-cell office:value-type="float" office:value="0.0127578" calcext:value-type="float">
            <text:p>0.0127578</text:p>
          </table:table-cell>
          <table:table-cell office:value-type="float" office:value="0.0124734" calcext:value-type="float">
            <text:p>0.0124734</text:p>
          </table:table-cell>
          <table:table-cell office:value-type="float" office:value="0.0116272" calcext:value-type="float">
            <text:p>0.0116272</text:p>
          </table:table-cell>
          <table:table-cell office:value-type="float" office:value="0.0111011" calcext:value-type="float">
            <text:p>0.0111011</text:p>
          </table:table-cell>
          <table:table-cell office:value-type="float" office:value="0.0106516" calcext:value-type="float">
            <text:p>0.0106516</text:p>
          </table:table-cell>
          <table:table-cell office:value-type="float" office:value="0.0101714" calcext:value-type="float">
            <text:p>0.0101714</text:p>
          </table:table-cell>
          <table:table-cell office:value-type="float" office:value="0.00996933" calcext:value-type="float">
            <text:p>0.00996933</text:p>
          </table:table-cell>
          <table:table-cell office:value-type="float" office:value="0.00949141" calcext:value-type="float">
            <text:p>0.00949141</text:p>
          </table:table-cell>
          <table:table-cell office:value-type="float" office:value="0.00888677" calcext:value-type="float">
            <text:p>0.00888677</text:p>
          </table:table-cell>
          <table:table-cell office:value-type="float" office:value="0.00890334" calcext:value-type="float">
            <text:p>0.00890334</text:p>
          </table:table-cell>
          <table:table-cell office:value-type="float" office:value="0.0084346" calcext:value-type="float">
            <text:p>0.0084346</text:p>
          </table:table-cell>
          <table:table-cell office:value-type="float" office:value="0.00813865" calcext:value-type="float">
            <text:p>0.00813865</text:p>
          </table:table-cell>
          <table:table-cell office:value-type="float" office:value="0.00779103" calcext:value-type="float">
            <text:p>0.00779103</text:p>
          </table:table-cell>
          <table:table-cell office:value-type="float" office:value="0.00762075" calcext:value-type="float">
            <text:p>0.00762075</text:p>
          </table:table-cell>
          <table:table-cell office:value-type="float" office:value="0.00731276" calcext:value-type="float">
            <text:p>0.00731276</text:p>
          </table:table-cell>
          <table:table-cell office:value-type="float" office:value="0.00705781" calcext:value-type="float">
            <text:p>0.00705781</text:p>
          </table:table-cell>
          <table:table-cell office:value-type="float" office:value="0.0068497" calcext:value-type="float">
            <text:p>0.0068497</text:p>
          </table:table-cell>
          <table:table-cell office:value-type="float" office:value="0.00668663" calcext:value-type="float">
            <text:p>0.00668663</text:p>
          </table:table-cell>
          <table:table-cell office:value-type="float" office:value="0.00668181" calcext:value-type="float">
            <text:p>0.00668181</text:p>
          </table:table-cell>
          <table:table-cell office:value-type="float" office:value="0.0064201" calcext:value-type="float">
            <text:p>0.0064201</text:p>
          </table:table-cell>
          <table:table-cell office:value-type="float" office:value="0.00639761" calcext:value-type="float">
            <text:p>0.00639761</text:p>
          </table:table-cell>
          <table:table-cell office:value-type="float" office:value="0.00626551" calcext:value-type="float">
            <text:p>0.00626551</text:p>
          </table:table-cell>
          <table:table-cell office:value-type="float" office:value="0.00609172" calcext:value-type="float">
            <text:p>0.00609172</text:p>
          </table:table-cell>
          <table:table-cell office:value-type="float" office:value="0.00585364" calcext:value-type="float">
            <text:p>0.00585364</text:p>
          </table:table-cell>
          <table:table-cell office:value-type="float" office:value="0.00571133" calcext:value-type="float">
            <text:p>0.00571133</text:p>
          </table:table-cell>
          <table:table-cell office:value-type="float" office:value="0.00557988" calcext:value-type="float">
            <text:p>0.00557988</text:p>
          </table:table-cell>
          <table:table-cell office:value-type="float" office:value="0.00522836" calcext:value-type="float">
            <text:p>0.00522836</text:p>
          </table:table-cell>
          <table:table-cell office:value-type="float" office:value="0.00525661" calcext:value-type="float">
            <text:p>0.00525661</text:p>
          </table:table-cell>
          <table:table-cell office:value-type="float" office:value="0.0051124" calcext:value-type="float">
            <text:p>0.0051124</text:p>
          </table:table-cell>
          <table:table-cell office:value-type="float" office:value="0.00515763" calcext:value-type="float">
            <text:p>0.00515763</text:p>
          </table:table-cell>
          <table:table-cell office:value-type="float" office:value="0.00498765" calcext:value-type="float">
            <text:p>0.00498765</text:p>
          </table:table-cell>
          <table:table-cell office:value-type="float" office:value="0.00494005" calcext:value-type="float">
            <text:p>0.00494005</text:p>
          </table:table-cell>
          <table:table-cell office:value-type="float" office:value="0.00475564" calcext:value-type="float">
            <text:p>0.00475564</text:p>
          </table:table-cell>
          <table:table-cell office:value-type="float" office:value="0.00482994" calcext:value-type="float">
            <text:p>0.00482994</text:p>
          </table:table-cell>
          <table:table-cell office:value-type="float" office:value="0.00456527" calcext:value-type="float">
            <text:p>0.00456527</text:p>
          </table:table-cell>
          <table:table-cell office:value-type="float" office:value="0.00462646" calcext:value-type="float">
            <text:p>0.00462646</text:p>
          </table:table-cell>
          <table:table-cell office:value-type="float" office:value="0.00464044" calcext:value-type="float">
            <text:p>0.00464044</text:p>
          </table:table-cell>
          <table:table-cell office:value-type="float" office:value="0.00434675" calcext:value-type="float">
            <text:p>0.00434675</text:p>
          </table:table-cell>
          <table:table-cell office:value-type="float" office:value="0.00429312" calcext:value-type="float">
            <text:p>0.00429312</text:p>
          </table:table-cell>
          <table:table-cell office:value-type="float" office:value="0.00420073" calcext:value-type="float">
            <text:p>0.00420073</text:p>
          </table:table-cell>
          <table:table-cell office:value-type="float" office:value="0.00409786" calcext:value-type="float">
            <text:p>0.00409786</text:p>
          </table:table-cell>
          <table:table-cell office:value-type="float" office:value="0.00417166" calcext:value-type="float">
            <text:p>0.00417166</text:p>
          </table:table-cell>
          <table:table-cell office:value-type="float" office:value="0.00390408" calcext:value-type="float">
            <text:p>0.00390408</text:p>
          </table:table-cell>
          <table:table-cell office:value-type="float" office:value="0.00399566" calcext:value-type="float">
            <text:p>0.00399566</text:p>
          </table:table-cell>
          <table:table-cell office:value-type="float" office:value="0.00385047" calcext:value-type="float">
            <text:p>0.00385047</text:p>
          </table:table-cell>
          <table:table-cell office:value-type="float" office:value="0.00374491" calcext:value-type="float">
            <text:p>0.00374491</text:p>
          </table:table-cell>
          <table:table-cell office:value-type="float" office:value="0.00363922" calcext:value-type="float">
            <text:p>0.00363922</text:p>
          </table:table-cell>
          <table:table-cell office:value-type="float" office:value="0.00377076" calcext:value-type="float">
            <text:p>0.00377076</text:p>
          </table:table-cell>
          <table:table-cell office:value-type="float" office:value="0.00370145" calcext:value-type="float">
            <text:p>0.00370145</text:p>
          </table:table-cell>
          <table:table-cell office:value-type="float" office:value="0.00358925" calcext:value-type="float">
            <text:p>0.00358925</text:p>
          </table:table-cell>
          <table:table-cell office:value-type="float" office:value="0.00352514" calcext:value-type="float">
            <text:p>0.00352514</text:p>
          </table:table-cell>
          <table:table-cell office:value-type="float" office:value="0.00348166" calcext:value-type="float">
            <text:p>0.00348166</text:p>
          </table:table-cell>
          <table:table-cell office:value-type="float" office:value="0.0035477" calcext:value-type="float">
            <text:p>0.0035477</text:p>
          </table:table-cell>
          <table:table-cell office:value-type="float" office:value="0.00347135" calcext:value-type="float">
            <text:p>0.00347135</text:p>
          </table:table-cell>
          <table:table-cell office:value-type="float" office:value="0.00340884" calcext:value-type="float">
            <text:p>0.00340884</text:p>
          </table:table-cell>
          <table:table-cell office:value-type="float" office:value="0.00335388" calcext:value-type="float">
            <text:p>0.00335388</text:p>
          </table:table-cell>
          <table:table-cell office:value-type="float" office:value="0.00327311" calcext:value-type="float">
            <text:p>0.00327311</text:p>
          </table:table-cell>
          <table:table-cell office:value-type="float" office:value="0.00324808" calcext:value-type="float">
            <text:p>0.00324808</text:p>
          </table:table-cell>
          <table:table-cell office:value-type="float" office:value="0.00324449" calcext:value-type="float">
            <text:p>0.00324449</text:p>
          </table:table-cell>
          <table:table-cell office:value-type="float" office:value="0.00299501" calcext:value-type="float">
            <text:p>0.00299501</text:p>
          </table:table-cell>
          <table:table-cell office:value-type="float" office:value="0.00315302" calcext:value-type="float">
            <text:p>0.00315302</text:p>
          </table:table-cell>
          <table:table-cell/>
          <table:table-cell office:value-type="float" office:value="0.00733867566427668" calcext:value-type="float">
            <text:p>0.007338675664277</text:p>
          </table:table-cell>
          <table:table-cell office:value-type="float" office:value="0.007086715" calcext:value-type="float">
            <text:p>0.007086715</text:p>
          </table:table-cell>
          <table:table-cell office:value-type="float" office:value="0.00746443461538462" calcext:value-type="float">
            <text:p>0.007464434615385</text:p>
          </table:table-cell>
          <table:table-cell office:value-type="float" office:value="0.0104456807692308" calcext:value-type="float">
            <text:p>0.010445680769231</text:p>
          </table:table-cell>
          <table:table-cell office:value-type="float" office:value="0.00746443461538462" calcext:value-type="float">
            <text:p>0.007464434615385</text:p>
          </table:table-cell>
          <table:table-cell/>
          <table:table-cell table:formula="of:=ABS([.CE34]-[.$CD34])" office:value-type="float" office:value="0.00025196066427668" calcext:value-type="float">
            <text:p>0.000251960664277</text:p>
          </table:table-cell>
          <table:table-cell table:formula="of:=ABS([.CF34]-[.$CD34])" office:value-type="float" office:value="0.00012575895110794" calcext:value-type="float">
            <text:p>0.000125758951108</text:p>
          </table:table-cell>
          <table:table-cell table:formula="of:=ABS([.CG34]-[.$CD34])" office:value-type="float" office:value="0.00310700510495412" calcext:value-type="float">
            <text:p>0.003107005104954</text:p>
          </table:table-cell>
          <table:table-cell table:formula="of:=ABS([.CH34]-[.$CD34])" office:value-type="float" office:value="0.00012575895110794" calcext:value-type="float">
            <text:p>0.000125758951108</text:p>
          </table:table-cell>
        </table:table-row>
        <table:table-row table:style-name="ro1">
          <table:table-cell/>
          <table:table-cell office:value-type="float" office:value="0.106185" calcext:value-type="float">
            <text:p>0.106185</text:p>
          </table:table-cell>
          <table:table-cell office:value-type="float" office:value="0.082525" calcext:value-type="float">
            <text:p>0.082525</text:p>
          </table:table-cell>
          <table:table-cell office:value-type="float" office:value="0.0665183" calcext:value-type="float">
            <text:p>0.0665183</text:p>
          </table:table-cell>
          <table:table-cell office:value-type="float" office:value="0.054699" calcext:value-type="float">
            <text:p>0.054699</text:p>
          </table:table-cell>
          <table:table-cell office:value-type="float" office:value="0.0459042" calcext:value-type="float">
            <text:p>0.0459042</text:p>
          </table:table-cell>
          <table:table-cell office:value-type="float" office:value="0.0390643" calcext:value-type="float">
            <text:p>0.0390643</text:p>
          </table:table-cell>
          <table:table-cell office:value-type="float" office:value="0.0340141" calcext:value-type="float">
            <text:p>0.0340141</text:p>
          </table:table-cell>
          <table:table-cell office:value-type="float" office:value="0.0301081" calcext:value-type="float">
            <text:p>0.0301081</text:p>
          </table:table-cell>
          <table:table-cell office:value-type="float" office:value="0.0268539" calcext:value-type="float">
            <text:p>0.0268539</text:p>
          </table:table-cell>
          <table:table-cell office:value-type="float" office:value="0.0240445" calcext:value-type="float">
            <text:p>0.0240445</text:p>
          </table:table-cell>
          <table:table-cell office:value-type="float" office:value="0.0221065" calcext:value-type="float">
            <text:p>0.0221065</text:p>
          </table:table-cell>
          <table:table-cell office:value-type="float" office:value="0.0202984" calcext:value-type="float">
            <text:p>0.0202984</text:p>
          </table:table-cell>
          <table:table-cell office:value-type="float" office:value="0.0186448" calcext:value-type="float">
            <text:p>0.0186448</text:p>
          </table:table-cell>
          <table:table-cell office:value-type="float" office:value="0.0173915" calcext:value-type="float">
            <text:p>0.0173915</text:p>
          </table:table-cell>
          <table:table-cell office:value-type="float" office:value="0.016243" calcext:value-type="float">
            <text:p>0.016243</text:p>
          </table:table-cell>
          <table:table-cell office:value-type="float" office:value="0.0151362" calcext:value-type="float">
            <text:p>0.0151362</text:p>
          </table:table-cell>
          <table:table-cell office:value-type="float" office:value="0.0142317" calcext:value-type="float">
            <text:p>0.0142317</text:p>
          </table:table-cell>
          <table:table-cell office:value-type="float" office:value="0.0133572" calcext:value-type="float">
            <text:p>0.0133572</text:p>
          </table:table-cell>
          <table:table-cell office:value-type="float" office:value="0.0127079" calcext:value-type="float">
            <text:p>0.0127079</text:p>
          </table:table-cell>
          <table:table-cell office:value-type="float" office:value="0.012063" calcext:value-type="float">
            <text:p>0.012063</text:p>
          </table:table-cell>
          <table:table-cell office:value-type="float" office:value="0.0113049" calcext:value-type="float">
            <text:p>0.0113049</text:p>
          </table:table-cell>
          <table:table-cell office:value-type="float" office:value="0.0110785" calcext:value-type="float">
            <text:p>0.0110785</text:p>
          </table:table-cell>
          <table:table-cell office:value-type="float" office:value="0.0105261" calcext:value-type="float">
            <text:p>0.0105261</text:p>
          </table:table-cell>
          <table:table-cell office:value-type="float" office:value="0.0101287" calcext:value-type="float">
            <text:p>0.0101287</text:p>
          </table:table-cell>
          <table:table-cell office:value-type="float" office:value="0.00965375" calcext:value-type="float">
            <text:p>0.00965375</text:p>
          </table:table-cell>
          <table:table-cell office:value-type="float" office:value="0.00930654" calcext:value-type="float">
            <text:p>0.00930654</text:p>
          </table:table-cell>
          <table:table-cell office:value-type="float" office:value="0.00895808" calcext:value-type="float">
            <text:p>0.00895808</text:p>
          </table:table-cell>
          <table:table-cell office:value-type="float" office:value="0.00871449" calcext:value-type="float">
            <text:p>0.00871449</text:p>
          </table:table-cell>
          <table:table-cell office:value-type="float" office:value="0.00851868" calcext:value-type="float">
            <text:p>0.00851868</text:p>
          </table:table-cell>
          <table:table-cell office:value-type="float" office:value="0.00800561" calcext:value-type="float">
            <text:p>0.00800561</text:p>
          </table:table-cell>
          <table:table-cell office:value-type="float" office:value="0.00789535" calcext:value-type="float">
            <text:p>0.00789535</text:p>
          </table:table-cell>
          <table:table-cell office:value-type="float" office:value="0.00749182" calcext:value-type="float">
            <text:p>0.00749182</text:p>
          </table:table-cell>
          <table:table-cell office:value-type="float" office:value="0.00730723" calcext:value-type="float">
            <text:p>0.00730723</text:p>
          </table:table-cell>
          <table:table-cell office:value-type="float" office:value="0.00714147" calcext:value-type="float">
            <text:p>0.00714147</text:p>
          </table:table-cell>
          <table:table-cell office:value-type="float" office:value="0.00696044" calcext:value-type="float">
            <text:p>0.00696044</text:p>
          </table:table-cell>
          <table:table-cell office:value-type="float" office:value="0.00665906" calcext:value-type="float">
            <text:p>0.00665906</text:p>
          </table:table-cell>
          <table:table-cell office:value-type="float" office:value="0.00652446" calcext:value-type="float">
            <text:p>0.00652446</text:p>
          </table:table-cell>
          <table:table-cell office:value-type="float" office:value="0.00623482" calcext:value-type="float">
            <text:p>0.00623482</text:p>
          </table:table-cell>
          <table:table-cell office:value-type="float" office:value="0.00625404" calcext:value-type="float">
            <text:p>0.00625404</text:p>
          </table:table-cell>
          <table:table-cell office:value-type="float" office:value="0.00596835" calcext:value-type="float">
            <text:p>0.00596835</text:p>
          </table:table-cell>
          <table:table-cell office:value-type="float" office:value="0.00603521" calcext:value-type="float">
            <text:p>0.00603521</text:p>
          </table:table-cell>
          <table:table-cell office:value-type="float" office:value="0.00560415" calcext:value-type="float">
            <text:p>0.00560415</text:p>
          </table:table-cell>
          <table:table-cell office:value-type="float" office:value="0.00563026" calcext:value-type="float">
            <text:p>0.00563026</text:p>
          </table:table-cell>
          <table:table-cell office:value-type="float" office:value="0.00539872" calcext:value-type="float">
            <text:p>0.00539872</text:p>
          </table:table-cell>
          <table:table-cell office:value-type="float" office:value="0.00539047" calcext:value-type="float">
            <text:p>0.00539047</text:p>
          </table:table-cell>
          <table:table-cell office:value-type="float" office:value="0.00536221" calcext:value-type="float">
            <text:p>0.00536221</text:p>
          </table:table-cell>
          <table:table-cell office:value-type="float" office:value="0.00513494" calcext:value-type="float">
            <text:p>0.00513494</text:p>
          </table:table-cell>
          <table:table-cell office:value-type="float" office:value="0.00504038" calcext:value-type="float">
            <text:p>0.00504038</text:p>
          </table:table-cell>
          <table:table-cell office:value-type="float" office:value="0.00508764" calcext:value-type="float">
            <text:p>0.00508764</text:p>
          </table:table-cell>
          <table:table-cell office:value-type="float" office:value="0.00475116" calcext:value-type="float">
            <text:p>0.00475116</text:p>
          </table:table-cell>
          <table:table-cell office:value-type="float" office:value="0.00481322" calcext:value-type="float">
            <text:p>0.00481322</text:p>
          </table:table-cell>
          <table:table-cell office:value-type="float" office:value="0.00471498" calcext:value-type="float">
            <text:p>0.00471498</text:p>
          </table:table-cell>
          <table:table-cell office:value-type="float" office:value="0.00458796" calcext:value-type="float">
            <text:p>0.00458796</text:p>
          </table:table-cell>
          <table:table-cell office:value-type="float" office:value="0.00451061" calcext:value-type="float">
            <text:p>0.00451061</text:p>
          </table:table-cell>
          <table:table-cell office:value-type="float" office:value="0.00438155" calcext:value-type="float">
            <text:p>0.00438155</text:p>
          </table:table-cell>
          <table:table-cell office:value-type="float" office:value="0.00435943" calcext:value-type="float">
            <text:p>0.00435943</text:p>
          </table:table-cell>
          <table:table-cell office:value-type="float" office:value="0.0042762" calcext:value-type="float">
            <text:p>0.0042762</text:p>
          </table:table-cell>
          <table:table-cell office:value-type="float" office:value="0.00418749" calcext:value-type="float">
            <text:p>0.00418749</text:p>
          </table:table-cell>
          <table:table-cell office:value-type="float" office:value="0.00399312" calcext:value-type="float">
            <text:p>0.00399312</text:p>
          </table:table-cell>
          <table:table-cell office:value-type="float" office:value="0.0039635" calcext:value-type="float">
            <text:p>0.0039635</text:p>
          </table:table-cell>
          <table:table-cell office:value-type="float" office:value="0.00396535" calcext:value-type="float">
            <text:p>0.00396535</text:p>
          </table:table-cell>
          <table:table-cell office:value-type="float" office:value="0.00380992" calcext:value-type="float">
            <text:p>0.00380992</text:p>
          </table:table-cell>
          <table:table-cell office:value-type="float" office:value="0.00381712" calcext:value-type="float">
            <text:p>0.00381712</text:p>
          </table:table-cell>
          <table:table-cell office:value-type="float" office:value="0.00384732" calcext:value-type="float">
            <text:p>0.00384732</text:p>
          </table:table-cell>
          <table:table-cell office:value-type="float" office:value="0.0037591" calcext:value-type="float">
            <text:p>0.0037591</text:p>
          </table:table-cell>
          <table:table-cell office:value-type="float" office:value="0.00374021" calcext:value-type="float">
            <text:p>0.00374021</text:p>
          </table:table-cell>
          <table:table-cell office:value-type="float" office:value="0.00364244" calcext:value-type="float">
            <text:p>0.00364244</text:p>
          </table:table-cell>
          <table:table-cell office:value-type="float" office:value="0.00358459" calcext:value-type="float">
            <text:p>0.00358459</text:p>
          </table:table-cell>
          <table:table-cell office:value-type="float" office:value="0.0035999" calcext:value-type="float">
            <text:p>0.0035999</text:p>
          </table:table-cell>
          <table:table-cell office:value-type="float" office:value="0.003409" calcext:value-type="float">
            <text:p>0.003409</text:p>
          </table:table-cell>
          <table:table-cell office:value-type="float" office:value="0.00337403" calcext:value-type="float">
            <text:p>0.00337403</text:p>
          </table:table-cell>
          <table:table-cell office:value-type="float" office:value="0.00343312" calcext:value-type="float">
            <text:p>0.00343312</text:p>
          </table:table-cell>
          <table:table-cell office:value-type="float" office:value="0.00321678" calcext:value-type="float">
            <text:p>0.00321678</text:p>
          </table:table-cell>
          <table:table-cell office:value-type="float" office:value="0.00327562" calcext:value-type="float">
            <text:p>0.00327562</text:p>
          </table:table-cell>
          <table:table-cell office:value-type="float" office:value="0.00325655" calcext:value-type="float">
            <text:p>0.00325655</text:p>
          </table:table-cell>
          <table:table-cell office:value-type="float" office:value="0.00321246" calcext:value-type="float">
            <text:p>0.00321246</text:p>
          </table:table-cell>
          <table:table-cell office:value-type="float" office:value="0.00312898" calcext:value-type="float">
            <text:p>0.00312898</text:p>
          </table:table-cell>
          <table:table-cell office:value-type="float" office:value="0.00301524" calcext:value-type="float">
            <text:p>0.00301524</text:p>
          </table:table-cell>
          <table:table-cell office:value-type="float" office:value="0.00295958" calcext:value-type="float">
            <text:p>0.00295958</text:p>
          </table:table-cell>
          <table:table-cell/>
          <table:table-cell office:value-type="float" office:value="0.00818220160269928" calcext:value-type="float">
            <text:p>0.008182201602699</text:p>
          </table:table-cell>
          <table:table-cell office:value-type="float" office:value="0.00686416730769231" calcext:value-type="float">
            <text:p>0.006864167307692</text:p>
          </table:table-cell>
          <table:table-cell office:value-type="float" office:value="0.00721867" calcext:value-type="float">
            <text:p>0.00721867</text:p>
          </table:table-cell>
          <table:table-cell office:value-type="float" office:value="0.0102167688461538" calcext:value-type="float">
            <text:p>0.010216768846154</text:p>
          </table:table-cell>
          <table:table-cell office:value-type="float" office:value="0.00721867" calcext:value-type="float">
            <text:p>0.00721867</text:p>
          </table:table-cell>
          <table:table-cell/>
          <table:table-cell table:formula="of:=ABS([.CE35]-[.$CD35])" office:value-type="float" office:value="0.00131803429500697" calcext:value-type="float">
            <text:p>0.001318034295007</text:p>
          </table:table-cell>
          <table:table-cell table:formula="of:=ABS([.CF35]-[.$CD35])" office:value-type="float" office:value="0.000963531602699281" calcext:value-type="float">
            <text:p>0.000963531602699</text:p>
          </table:table-cell>
          <table:table-cell table:formula="of:=ABS([.CG35]-[.$CD35])" office:value-type="float" office:value="0.00203456724345452" calcext:value-type="float">
            <text:p>0.002034567243455</text:p>
          </table:table-cell>
          <table:table-cell table:formula="of:=ABS([.CH35]-[.$CD35])" office:value-type="float" office:value="0.000963531602699281" calcext:value-type="float">
            <text:p>0.000963531602699</text:p>
          </table:table-cell>
        </table:table-row>
        <table:table-row table:style-name="ro1">
          <table:table-cell/>
          <table:table-cell office:value-type="float" office:value="0.097595" calcext:value-type="float">
            <text:p>0.097595</text:p>
          </table:table-cell>
          <table:table-cell office:value-type="float" office:value="0.0781506" calcext:value-type="float">
            <text:p>0.0781506</text:p>
          </table:table-cell>
          <table:table-cell office:value-type="float" office:value="0.0645059" calcext:value-type="float">
            <text:p>0.0645059</text:p>
          </table:table-cell>
          <table:table-cell office:value-type="float" office:value="0.0536597" calcext:value-type="float">
            <text:p>0.0536597</text:p>
          </table:table-cell>
          <table:table-cell office:value-type="float" office:value="0.0456366" calcext:value-type="float">
            <text:p>0.0456366</text:p>
          </table:table-cell>
          <table:table-cell office:value-type="float" office:value="0.0396752" calcext:value-type="float">
            <text:p>0.0396752</text:p>
          </table:table-cell>
          <table:table-cell office:value-type="float" office:value="0.0349261" calcext:value-type="float">
            <text:p>0.0349261</text:p>
          </table:table-cell>
          <table:table-cell office:value-type="float" office:value="0.0306407" calcext:value-type="float">
            <text:p>0.0306407</text:p>
          </table:table-cell>
          <table:table-cell office:value-type="float" office:value="0.0274218" calcext:value-type="float">
            <text:p>0.0274218</text:p>
          </table:table-cell>
          <table:table-cell office:value-type="float" office:value="0.0248176" calcext:value-type="float">
            <text:p>0.0248176</text:p>
          </table:table-cell>
          <table:table-cell office:value-type="float" office:value="0.0226744" calcext:value-type="float">
            <text:p>0.0226744</text:p>
          </table:table-cell>
          <table:table-cell office:value-type="float" office:value="0.0205706" calcext:value-type="float">
            <text:p>0.0205706</text:p>
          </table:table-cell>
          <table:table-cell office:value-type="float" office:value="0.0190882" calcext:value-type="float">
            <text:p>0.0190882</text:p>
          </table:table-cell>
          <table:table-cell office:value-type="float" office:value="0.0178508" calcext:value-type="float">
            <text:p>0.0178508</text:p>
          </table:table-cell>
          <table:table-cell office:value-type="float" office:value="0.0165611" calcext:value-type="float">
            <text:p>0.0165611</text:p>
          </table:table-cell>
          <table:table-cell office:value-type="float" office:value="0.0154643" calcext:value-type="float">
            <text:p>0.0154643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0138095" calcext:value-type="float">
            <text:p>0.0138095</text:p>
          </table:table-cell>
          <table:table-cell office:value-type="float" office:value="0.0130901" calcext:value-type="float">
            <text:p>0.0130901</text:p>
          </table:table-cell>
          <table:table-cell office:value-type="float" office:value="0.012188" calcext:value-type="float">
            <text:p>0.012188</text:p>
          </table:table-cell>
          <table:table-cell office:value-type="float" office:value="0.0116859" calcext:value-type="float">
            <text:p>0.0116859</text:p>
          </table:table-cell>
          <table:table-cell office:value-type="float" office:value="0.0113564" calcext:value-type="float">
            <text:p>0.0113564</text:p>
          </table:table-cell>
          <table:table-cell office:value-type="float" office:value="0.0108814" calcext:value-type="float">
            <text:p>0.0108814</text:p>
          </table:table-cell>
          <table:table-cell office:value-type="float" office:value="0.0101367" calcext:value-type="float">
            <text:p>0.0101367</text:p>
          </table:table-cell>
          <table:table-cell office:value-type="float" office:value="0.009903" calcext:value-type="float">
            <text:p>0.009903</text:p>
          </table:table-cell>
          <table:table-cell office:value-type="float" office:value="0.00962635" calcext:value-type="float">
            <text:p>0.00962635</text:p>
          </table:table-cell>
          <table:table-cell office:value-type="float" office:value="0.00919923" calcext:value-type="float">
            <text:p>0.00919923</text:p>
          </table:table-cell>
          <table:table-cell office:value-type="float" office:value="0.00914583" calcext:value-type="float">
            <text:p>0.00914583</text:p>
          </table:table-cell>
          <table:table-cell office:value-type="float" office:value="0.00857111" calcext:value-type="float">
            <text:p>0.00857111</text:p>
          </table:table-cell>
          <table:table-cell office:value-type="float" office:value="0.00824292" calcext:value-type="float">
            <text:p>0.00824292</text:p>
          </table:table-cell>
          <table:table-cell office:value-type="float" office:value="0.00797712" calcext:value-type="float">
            <text:p>0.00797712</text:p>
          </table:table-cell>
          <table:table-cell office:value-type="float" office:value="0.00782671" calcext:value-type="float">
            <text:p>0.00782671</text:p>
          </table:table-cell>
          <table:table-cell office:value-type="float" office:value="0.00763337" calcext:value-type="float">
            <text:p>0.00763337</text:p>
          </table:table-cell>
          <table:table-cell office:value-type="float" office:value="0.00719521" calcext:value-type="float">
            <text:p>0.00719521</text:p>
          </table:table-cell>
          <table:table-cell office:value-type="float" office:value="0.00710658" calcext:value-type="float">
            <text:p>0.00710658</text:p>
          </table:table-cell>
          <table:table-cell office:value-type="float" office:value="0.00678956" calcext:value-type="float">
            <text:p>0.00678956</text:p>
          </table:table-cell>
          <table:table-cell office:value-type="float" office:value="0.0067687" calcext:value-type="float">
            <text:p>0.0067687</text:p>
          </table:table-cell>
          <table:table-cell office:value-type="float" office:value="0.00656456" calcext:value-type="float">
            <text:p>0.00656456</text:p>
          </table:table-cell>
          <table:table-cell office:value-type="float" office:value="0.00635854" calcext:value-type="float">
            <text:p>0.00635854</text:p>
          </table:table-cell>
          <table:table-cell office:value-type="float" office:value="0.00625598" calcext:value-type="float">
            <text:p>0.00625598</text:p>
          </table:table-cell>
          <table:table-cell office:value-type="float" office:value="0.00605986" calcext:value-type="float">
            <text:p>0.00605986</text:p>
          </table:table-cell>
          <table:table-cell office:value-type="float" office:value="0.0059486" calcext:value-type="float">
            <text:p>0.0059486</text:p>
          </table:table-cell>
          <table:table-cell office:value-type="float" office:value="0.00584375" calcext:value-type="float">
            <text:p>0.00584375</text:p>
          </table:table-cell>
          <table:table-cell office:value-type="float" office:value="0.00559579" calcext:value-type="float">
            <text:p>0.00559579</text:p>
          </table:table-cell>
          <table:table-cell office:value-type="float" office:value="0.0054534" calcext:value-type="float">
            <text:p>0.0054534</text:p>
          </table:table-cell>
          <table:table-cell office:value-type="float" office:value="0.00536967" calcext:value-type="float">
            <text:p>0.00536967</text:p>
          </table:table-cell>
          <table:table-cell office:value-type="float" office:value="0.00531767" calcext:value-type="float">
            <text:p>0.00531767</text:p>
          </table:table-cell>
          <table:table-cell office:value-type="float" office:value="0.00527777" calcext:value-type="float">
            <text:p>0.00527777</text:p>
          </table:table-cell>
          <table:table-cell office:value-type="float" office:value="0.00493438" calcext:value-type="float">
            <text:p>0.00493438</text:p>
          </table:table-cell>
          <table:table-cell office:value-type="float" office:value="0.00490724" calcext:value-type="float">
            <text:p>0.00490724</text:p>
          </table:table-cell>
          <table:table-cell office:value-type="float" office:value="0.00489403" calcext:value-type="float">
            <text:p>0.00489403</text:p>
          </table:table-cell>
          <table:table-cell office:value-type="float" office:value="0.00497134" calcext:value-type="float">
            <text:p>0.00497134</text:p>
          </table:table-cell>
          <table:table-cell office:value-type="float" office:value="0.00459468" calcext:value-type="float">
            <text:p>0.00459468</text:p>
          </table:table-cell>
          <table:table-cell office:value-type="float" office:value="0.00459633" calcext:value-type="float">
            <text:p>0.00459633</text:p>
          </table:table-cell>
          <table:table-cell office:value-type="float" office:value="0.00453316" calcext:value-type="float">
            <text:p>0.00453316</text:p>
          </table:table-cell>
          <table:table-cell office:value-type="float" office:value="0.00434753" calcext:value-type="float">
            <text:p>0.00434753</text:p>
          </table:table-cell>
          <table:table-cell office:value-type="float" office:value="0.00438902" calcext:value-type="float">
            <text:p>0.00438902</text:p>
          </table:table-cell>
          <table:table-cell office:value-type="float" office:value="0.00446349" calcext:value-type="float">
            <text:p>0.00446349</text:p>
          </table:table-cell>
          <table:table-cell office:value-type="float" office:value="0.00411227" calcext:value-type="float">
            <text:p>0.00411227</text:p>
          </table:table-cell>
          <table:table-cell office:value-type="float" office:value="0.0040367" calcext:value-type="float">
            <text:p>0.0040367</text:p>
          </table:table-cell>
          <table:table-cell office:value-type="float" office:value="0.00407282" calcext:value-type="float">
            <text:p>0.00407282</text:p>
          </table:table-cell>
          <table:table-cell office:value-type="float" office:value="0.00393984" calcext:value-type="float">
            <text:p>0.00393984</text:p>
          </table:table-cell>
          <table:table-cell office:value-type="float" office:value="0.00399879" calcext:value-type="float">
            <text:p>0.00399879</text:p>
          </table:table-cell>
          <table:table-cell office:value-type="float" office:value="0.00388221" calcext:value-type="float">
            <text:p>0.00388221</text:p>
          </table:table-cell>
          <table:table-cell office:value-type="float" office:value="0.00388841" calcext:value-type="float">
            <text:p>0.00388841</text:p>
          </table:table-cell>
          <table:table-cell office:value-type="float" office:value="0.00381138" calcext:value-type="float">
            <text:p>0.00381138</text:p>
          </table:table-cell>
          <table:table-cell office:value-type="float" office:value="0.00369441" calcext:value-type="float">
            <text:p>0.00369441</text:p>
          </table:table-cell>
          <table:table-cell office:value-type="float" office:value="0.00358983" calcext:value-type="float">
            <text:p>0.00358983</text:p>
          </table:table-cell>
          <table:table-cell office:value-type="float" office:value="0.00366389" calcext:value-type="float">
            <text:p>0.00366389</text:p>
          </table:table-cell>
          <table:table-cell office:value-type="float" office:value="0.00364142" calcext:value-type="float">
            <text:p>0.00364142</text:p>
          </table:table-cell>
          <table:table-cell office:value-type="float" office:value="0.00342963" calcext:value-type="float">
            <text:p>0.00342963</text:p>
          </table:table-cell>
          <table:table-cell office:value-type="float" office:value="0.0034795" calcext:value-type="float">
            <text:p>0.0034795</text:p>
          </table:table-cell>
          <table:table-cell office:value-type="float" office:value="0.00354106" calcext:value-type="float">
            <text:p>0.00354106</text:p>
          </table:table-cell>
          <table:table-cell office:value-type="float" office:value="0.00347656" calcext:value-type="float">
            <text:p>0.00347656</text:p>
          </table:table-cell>
          <table:table-cell office:value-type="float" office:value="0.00329349" calcext:value-type="float">
            <text:p>0.00329349</text:p>
          </table:table-cell>
          <table:table-cell office:value-type="float" office:value="0.0032059" calcext:value-type="float">
            <text:p>0.0032059</text:p>
          </table:table-cell>
          <table:table-cell office:value-type="float" office:value="0.00324984" calcext:value-type="float">
            <text:p>0.00324984</text:p>
          </table:table-cell>
          <table:table-cell office:value-type="float" office:value="0.00315843" calcext:value-type="float">
            <text:p>0.00315843</text:p>
          </table:table-cell>
          <table:table-cell office:value-type="float" office:value="0.00307428" calcext:value-type="float">
            <text:p>0.00307428</text:p>
          </table:table-cell>
          <table:table-cell/>
          <table:table-cell office:value-type="float" office:value="0.00725432307043442" calcext:value-type="float">
            <text:p>0.007254323070434</text:p>
          </table:table-cell>
          <table:table-cell office:value-type="float" office:value="0.00670398153846154" calcext:value-type="float">
            <text:p>0.006703981538462</text:p>
          </table:table-cell>
          <table:table-cell office:value-type="float" office:value="0.00702256653846154" calcext:value-type="float">
            <text:p>0.007022566538462</text:p>
          </table:table-cell>
          <table:table-cell office:value-type="float" office:value="0.00989743346153846" calcext:value-type="float">
            <text:p>0.009897433461538</text:p>
          </table:table-cell>
          <table:table-cell office:value-type="float" office:value="0.00702256653846154" calcext:value-type="float">
            <text:p>0.007022566538462</text:p>
          </table:table-cell>
          <table:table-cell/>
          <table:table-cell table:formula="of:=ABS([.CE36]-[.$CD36])" office:value-type="float" office:value="0.00055034153197288" calcext:value-type="float">
            <text:p>0.000550341531973</text:p>
          </table:table-cell>
          <table:table-cell table:formula="of:=ABS([.CF36]-[.$CD36])" office:value-type="float" office:value="0.00023175653197288" calcext:value-type="float">
            <text:p>0.000231756531973</text:p>
          </table:table-cell>
          <table:table-cell table:formula="of:=ABS([.CG36]-[.$CD36])" office:value-type="float" office:value="0.00264311039110404" calcext:value-type="float">
            <text:p>0.002643110391104</text:p>
          </table:table-cell>
          <table:table-cell table:formula="of:=ABS([.CH36]-[.$CD36])" office:value-type="float" office:value="0.00023175653197288" calcext:value-type="float">
            <text:p>0.000231756531973</text:p>
          </table:table-cell>
        </table:table-row>
        <table:table-row table:style-name="ro1">
          <table:table-cell/>
          <table:table-cell office:value-type="float" office:value="0.134383" calcext:value-type="float">
            <text:p>0.134383</text:p>
          </table:table-cell>
          <table:table-cell office:value-type="float" office:value="0.094395" calcext:value-type="float">
            <text:p>0.094395</text:p>
          </table:table-cell>
          <table:table-cell office:value-type="float" office:value="0.0701289" calcext:value-type="float">
            <text:p>0.0701289</text:p>
          </table:table-cell>
          <table:table-cell office:value-type="float" office:value="0.0550009" calcext:value-type="float">
            <text:p>0.0550009</text:p>
          </table:table-cell>
          <table:table-cell office:value-type="float" office:value="0.0445935" calcext:value-type="float">
            <text:p>0.0445935</text:p>
          </table:table-cell>
          <table:table-cell office:value-type="float" office:value="0.037405" calcext:value-type="float">
            <text:p>0.037405</text:p>
          </table:table-cell>
          <table:table-cell office:value-type="float" office:value="0.0321558" calcext:value-type="float">
            <text:p>0.0321558</text:p>
          </table:table-cell>
          <table:table-cell office:value-type="float" office:value="0.0280671" calcext:value-type="float">
            <text:p>0.0280671</text:p>
          </table:table-cell>
          <table:table-cell office:value-type="float" office:value="0.0252442" calcext:value-type="float">
            <text:p>0.0252442</text:p>
          </table:table-cell>
          <table:table-cell office:value-type="float" office:value="0.0225734" calcext:value-type="float">
            <text:p>0.0225734</text:p>
          </table:table-cell>
          <table:table-cell office:value-type="float" office:value="0.0204042" calcext:value-type="float">
            <text:p>0.0204042</text:p>
          </table:table-cell>
          <table:table-cell office:value-type="float" office:value="0.0189576" calcext:value-type="float">
            <text:p>0.0189576</text:p>
          </table:table-cell>
          <table:table-cell office:value-type="float" office:value="0.0172723" calcext:value-type="float">
            <text:p>0.0172723</text:p>
          </table:table-cell>
          <table:table-cell office:value-type="float" office:value="0.0160193" calcext:value-type="float">
            <text:p>0.0160193</text:p>
          </table:table-cell>
          <table:table-cell office:value-type="float" office:value="0.0150693" calcext:value-type="float">
            <text:p>0.0150693</text:p>
          </table:table-cell>
          <table:table-cell office:value-type="float" office:value="0.0140575" calcext:value-type="float">
            <text:p>0.0140575</text:p>
          </table:table-cell>
          <table:table-cell office:value-type="float" office:value="0.0130788" calcext:value-type="float">
            <text:p>0.0130788</text:p>
          </table:table-cell>
          <table:table-cell office:value-type="float" office:value="0.0125906" calcext:value-type="float">
            <text:p>0.0125906</text:p>
          </table:table-cell>
          <table:table-cell office:value-type="float" office:value="0.0120672" calcext:value-type="float">
            <text:p>0.0120672</text:p>
          </table:table-cell>
          <table:table-cell office:value-type="float" office:value="0.0114135" calcext:value-type="float">
            <text:p>0.0114135</text:p>
          </table:table-cell>
          <table:table-cell office:value-type="float" office:value="0.0107634" calcext:value-type="float">
            <text:p>0.0107634</text:p>
          </table:table-cell>
          <table:table-cell office:value-type="float" office:value="0.0101234" calcext:value-type="float">
            <text:p>0.0101234</text:p>
          </table:table-cell>
          <table:table-cell office:value-type="float" office:value="0.00984886" calcext:value-type="float">
            <text:p>0.00984886</text:p>
          </table:table-cell>
          <table:table-cell office:value-type="float" office:value="0.00925885" calcext:value-type="float">
            <text:p>0.00925885</text:p>
          </table:table-cell>
          <table:table-cell office:value-type="float" office:value="0.0088914" calcext:value-type="float">
            <text:p>0.0088914</text:p>
          </table:table-cell>
          <table:table-cell office:value-type="float" office:value="0.00875171" calcext:value-type="float">
            <text:p>0.00875171</text:p>
          </table:table-cell>
          <table:table-cell office:value-type="float" office:value="0.00831089" calcext:value-type="float">
            <text:p>0.00831089</text:p>
          </table:table-cell>
          <table:table-cell office:value-type="float" office:value="0.00819484" calcext:value-type="float">
            <text:p>0.00819484</text:p>
          </table:table-cell>
          <table:table-cell office:value-type="float" office:value="0.00765344" calcext:value-type="float">
            <text:p>0.00765344</text:p>
          </table:table-cell>
          <table:table-cell office:value-type="float" office:value="0.00754797" calcext:value-type="float">
            <text:p>0.00754797</text:p>
          </table:table-cell>
          <table:table-cell office:value-type="float" office:value="0.00733609" calcext:value-type="float">
            <text:p>0.00733609</text:p>
          </table:table-cell>
          <table:table-cell office:value-type="float" office:value="0.00701717" calcext:value-type="float">
            <text:p>0.00701717</text:p>
          </table:table-cell>
          <table:table-cell office:value-type="float" office:value="0.00689645" calcext:value-type="float">
            <text:p>0.00689645</text:p>
          </table:table-cell>
          <table:table-cell office:value-type="float" office:value="0.00656674" calcext:value-type="float">
            <text:p>0.00656674</text:p>
          </table:table-cell>
          <table:table-cell office:value-type="float" office:value="0.00637961" calcext:value-type="float">
            <text:p>0.00637961</text:p>
          </table:table-cell>
          <table:table-cell office:value-type="float" office:value="0.00631724" calcext:value-type="float">
            <text:p>0.00631724</text:p>
          </table:table-cell>
          <table:table-cell office:value-type="float" office:value="0.00606967" calcext:value-type="float">
            <text:p>0.00606967</text:p>
          </table:table-cell>
          <table:table-cell office:value-type="float" office:value="0.00568722" calcext:value-type="float">
            <text:p>0.00568722</text:p>
          </table:table-cell>
          <table:table-cell office:value-type="float" office:value="0.00562792" calcext:value-type="float">
            <text:p>0.00562792</text:p>
          </table:table-cell>
          <table:table-cell office:value-type="float" office:value="0.00563223" calcext:value-type="float">
            <text:p>0.00563223</text:p>
          </table:table-cell>
          <table:table-cell office:value-type="float" office:value="0.00532183" calcext:value-type="float">
            <text:p>0.00532183</text:p>
          </table:table-cell>
          <table:table-cell office:value-type="float" office:value="0.00524229" calcext:value-type="float">
            <text:p>0.00524229</text:p>
          </table:table-cell>
          <table:table-cell office:value-type="float" office:value="0.00515705" calcext:value-type="float">
            <text:p>0.00515705</text:p>
          </table:table-cell>
          <table:table-cell office:value-type="float" office:value="0.00521667" calcext:value-type="float">
            <text:p>0.00521667</text:p>
          </table:table-cell>
          <table:table-cell office:value-type="float" office:value="0.00494093" calcext:value-type="float">
            <text:p>0.00494093</text:p>
          </table:table-cell>
          <table:table-cell office:value-type="float" office:value="0.00493879" calcext:value-type="float">
            <text:p>0.00493879</text:p>
          </table:table-cell>
          <table:table-cell office:value-type="float" office:value="0.00487945" calcext:value-type="float">
            <text:p>0.00487945</text:p>
          </table:table-cell>
          <table:table-cell office:value-type="float" office:value="0.00465197" calcext:value-type="float">
            <text:p>0.00465197</text:p>
          </table:table-cell>
          <table:table-cell office:value-type="float" office:value="0.00462701" calcext:value-type="float">
            <text:p>0.00462701</text:p>
          </table:table-cell>
          <table:table-cell office:value-type="float" office:value="0.00451777" calcext:value-type="float">
            <text:p>0.00451777</text:p>
          </table:table-cell>
          <table:table-cell office:value-type="float" office:value="0.0043886" calcext:value-type="float">
            <text:p>0.0043886</text:p>
          </table:table-cell>
          <table:table-cell office:value-type="float" office:value="0.00449443" calcext:value-type="float">
            <text:p>0.00449443</text:p>
          </table:table-cell>
          <table:table-cell office:value-type="float" office:value="0.00432725" calcext:value-type="float">
            <text:p>0.00432725</text:p>
          </table:table-cell>
          <table:table-cell office:value-type="float" office:value="0.00421311" calcext:value-type="float">
            <text:p>0.00421311</text:p>
          </table:table-cell>
          <table:table-cell office:value-type="float" office:value="0.00399026" calcext:value-type="float">
            <text:p>0.00399026</text:p>
          </table:table-cell>
          <table:table-cell office:value-type="float" office:value="0.00401892" calcext:value-type="float">
            <text:p>0.00401892</text:p>
          </table:table-cell>
          <table:table-cell office:value-type="float" office:value="0.0039541" calcext:value-type="float">
            <text:p>0.0039541</text:p>
          </table:table-cell>
          <table:table-cell office:value-type="float" office:value="0.00385628" calcext:value-type="float">
            <text:p>0.00385628</text:p>
          </table:table-cell>
          <table:table-cell office:value-type="float" office:value="0.00388966" calcext:value-type="float">
            <text:p>0.00388966</text:p>
          </table:table-cell>
          <table:table-cell office:value-type="float" office:value="0.00385589" calcext:value-type="float">
            <text:p>0.00385589</text:p>
          </table:table-cell>
          <table:table-cell office:value-type="float" office:value="0.0037085" calcext:value-type="float">
            <text:p>0.0037085</text:p>
          </table:table-cell>
          <table:table-cell office:value-type="float" office:value="0.00363253" calcext:value-type="float">
            <text:p>0.00363253</text:p>
          </table:table-cell>
          <table:table-cell office:value-type="float" office:value="0.00348151" calcext:value-type="float">
            <text:p>0.00348151</text:p>
          </table:table-cell>
          <table:table-cell office:value-type="float" office:value="0.0034809" calcext:value-type="float">
            <text:p>0.0034809</text:p>
          </table:table-cell>
          <table:table-cell office:value-type="float" office:value="0.00348933" calcext:value-type="float">
            <text:p>0.00348933</text:p>
          </table:table-cell>
          <table:table-cell office:value-type="float" office:value="0.00341209" calcext:value-type="float">
            <text:p>0.00341209</text:p>
          </table:table-cell>
          <table:table-cell office:value-type="float" office:value="0.00339517" calcext:value-type="float">
            <text:p>0.00339517</text:p>
          </table:table-cell>
          <table:table-cell office:value-type="float" office:value="0.00338318" calcext:value-type="float">
            <text:p>0.00338318</text:p>
          </table:table-cell>
          <table:table-cell office:value-type="float" office:value="0.00320293" calcext:value-type="float">
            <text:p>0.00320293</text:p>
          </table:table-cell>
          <table:table-cell office:value-type="float" office:value="0.00322919" calcext:value-type="float">
            <text:p>0.00322919</text:p>
          </table:table-cell>
          <table:table-cell office:value-type="float" office:value="0.00323593" calcext:value-type="float">
            <text:p>0.00323593</text:p>
          </table:table-cell>
          <table:table-cell office:value-type="float" office:value="0.00308525" calcext:value-type="float">
            <text:p>0.00308525</text:p>
          </table:table-cell>
          <table:table-cell office:value-type="float" office:value="0.0030645" calcext:value-type="float">
            <text:p>0.0030645</text:p>
          </table:table-cell>
          <table:table-cell office:value-type="float" office:value="0.00303871" calcext:value-type="float">
            <text:p>0.00303871</text:p>
          </table:table-cell>
          <table:table-cell office:value-type="float" office:value="0.00299508" calcext:value-type="float">
            <text:p>0.00299508</text:p>
          </table:table-cell>
          <table:table-cell office:value-type="float" office:value="0.00308668" calcext:value-type="float">
            <text:p>0.00308668</text:p>
          </table:table-cell>
          <table:table-cell office:value-type="float" office:value="0.00298256" calcext:value-type="float">
            <text:p>0.00298256</text:p>
          </table:table-cell>
          <table:table-cell office:value-type="float" office:value="0.00294272" calcext:value-type="float">
            <text:p>0.00294272</text:p>
          </table:table-cell>
          <table:table-cell office:value-type="float" office:value="0.00291828" calcext:value-type="float">
            <text:p>0.00291828</text:p>
          </table:table-cell>
          <table:table-cell/>
          <table:table-cell office:value-type="float" office:value="0.00480809784900886" calcext:value-type="float">
            <text:p>0.004808097849009</text:p>
          </table:table-cell>
          <table:table-cell office:value-type="float" office:value="0.00649185730769231" calcext:value-type="float">
            <text:p>0.006491857307692</text:p>
          </table:table-cell>
          <table:table-cell office:value-type="float" office:value="0.00680759153846154" calcext:value-type="float">
            <text:p>0.006807591538462</text:p>
          </table:table-cell>
          <table:table-cell office:value-type="float" office:value="0.00964662346153846" calcext:value-type="float">
            <text:p>0.009646623461538</text:p>
          </table:table-cell>
          <table:table-cell office:value-type="float" office:value="0.00680759153846154" calcext:value-type="float">
            <text:p>0.006807591538462</text:p>
          </table:table-cell>
          <table:table-cell/>
          <table:table-cell table:formula="of:=ABS([.CE37]-[.$CD37])" office:value-type="float" office:value="0.00168375945868345" calcext:value-type="float">
            <text:p>0.001683759458683</text:p>
          </table:table-cell>
          <table:table-cell table:formula="of:=ABS([.CF37]-[.$CD37])" office:value-type="float" office:value="0.00199949368945268" calcext:value-type="float">
            <text:p>0.001999493689453</text:p>
          </table:table-cell>
          <table:table-cell table:formula="of:=ABS([.CG37]-[.$CD37])" office:value-type="float" office:value="0.0048385256125296" calcext:value-type="float">
            <text:p>0.00483852561253</text:p>
          </table:table-cell>
          <table:table-cell table:formula="of:=ABS([.CH37]-[.$CD37])" office:value-type="float" office:value="0.00199949368945268" calcext:value-type="float">
            <text:p>0.001999493689453</text:p>
          </table:table-cell>
        </table:table-row>
        <table:table-row table:style-name="ro1">
          <table:table-cell/>
          <table:table-cell office:value-type="float" office:value="0.122548" calcext:value-type="float">
            <text:p>0.122548</text:p>
          </table:table-cell>
          <table:table-cell office:value-type="float" office:value="0.0900564" calcext:value-type="float">
            <text:p>0.0900564</text:p>
          </table:table-cell>
          <table:table-cell office:value-type="float" office:value="0.0687968" calcext:value-type="float">
            <text:p>0.0687968</text:p>
          </table:table-cell>
          <table:table-cell office:value-type="float" office:value="0.0548581" calcext:value-type="float">
            <text:p>0.0548581</text:p>
          </table:table-cell>
          <table:table-cell office:value-type="float" office:value="0.0451541" calcext:value-type="float">
            <text:p>0.0451541</text:p>
          </table:table-cell>
          <table:table-cell office:value-type="float" office:value="0.0383212" calcext:value-type="float">
            <text:p>0.0383212</text:p>
          </table:table-cell>
          <table:table-cell office:value-type="float" office:value="0.0330938" calcext:value-type="float">
            <text:p>0.0330938</text:p>
          </table:table-cell>
          <table:table-cell office:value-type="float" office:value="0.0290154" calcext:value-type="float">
            <text:p>0.0290154</text:p>
          </table:table-cell>
          <table:table-cell office:value-type="float" office:value="0.0255234" calcext:value-type="float">
            <text:p>0.0255234</text:p>
          </table:table-cell>
          <table:table-cell office:value-type="float" office:value="0.0231371" calcext:value-type="float">
            <text:p>0.0231371</text:p>
          </table:table-cell>
          <table:table-cell office:value-type="float" office:value="0.0211211" calcext:value-type="float">
            <text:p>0.0211211</text:p>
          </table:table-cell>
          <table:table-cell office:value-type="float" office:value="0.0193393" calcext:value-type="float">
            <text:p>0.0193393</text:p>
          </table:table-cell>
          <table:table-cell office:value-type="float" office:value="0.0179244" calcext:value-type="float">
            <text:p>0.0179244</text:p>
          </table:table-cell>
          <table:table-cell office:value-type="float" office:value="0.016494" calcext:value-type="float">
            <text:p>0.016494</text:p>
          </table:table-cell>
          <table:table-cell office:value-type="float" office:value="0.0154594" calcext:value-type="float">
            <text:p>0.0154594</text:p>
          </table:table-cell>
          <table:table-cell office:value-type="float" office:value="0.0144646" calcext:value-type="float">
            <text:p>0.0144646</text:p>
          </table:table-cell>
          <table:table-cell office:value-type="float" office:value="0.0134842" calcext:value-type="float">
            <text:p>0.0134842</text:p>
          </table:table-cell>
          <table:table-cell office:value-type="float" office:value="0.0128472" calcext:value-type="float">
            <text:p>0.0128472</text:p>
          </table:table-cell>
          <table:table-cell office:value-type="float" office:value="0.0122351" calcext:value-type="float">
            <text:p>0.0122351</text:p>
          </table:table-cell>
          <table:table-cell office:value-type="float" office:value="0.011513" calcext:value-type="float">
            <text:p>0.011513</text:p>
          </table:table-cell>
          <table:table-cell office:value-type="float" office:value="0.0111246" calcext:value-type="float">
            <text:p>0.0111246</text:p>
          </table:table-cell>
          <table:table-cell office:value-type="float" office:value="0.0106125" calcext:value-type="float">
            <text:p>0.0106125</text:p>
          </table:table-cell>
          <table:table-cell office:value-type="float" office:value="0.0100129" calcext:value-type="float">
            <text:p>0.0100129</text:p>
          </table:table-cell>
          <table:table-cell office:value-type="float" office:value="0.0096395" calcext:value-type="float">
            <text:p>0.0096395</text:p>
          </table:table-cell>
          <table:table-cell office:value-type="float" office:value="0.00929739" calcext:value-type="float">
            <text:p>0.00929739</text:p>
          </table:table-cell>
          <table:table-cell office:value-type="float" office:value="0.00888112" calcext:value-type="float">
            <text:p>0.00888112</text:p>
          </table:table-cell>
          <table:table-cell office:value-type="float" office:value="0.00875537" calcext:value-type="float">
            <text:p>0.00875537</text:p>
          </table:table-cell>
          <table:table-cell office:value-type="float" office:value="0.00837419" calcext:value-type="float">
            <text:p>0.00837419</text:p>
          </table:table-cell>
          <table:table-cell office:value-type="float" office:value="0.00791636" calcext:value-type="float">
            <text:p>0.00791636</text:p>
          </table:table-cell>
          <table:table-cell office:value-type="float" office:value="0.00778558" calcext:value-type="float">
            <text:p>0.00778558</text:p>
          </table:table-cell>
          <table:table-cell office:value-type="float" office:value="0.00756861" calcext:value-type="float">
            <text:p>0.00756861</text:p>
          </table:table-cell>
          <table:table-cell office:value-type="float" office:value="0.00731536" calcext:value-type="float">
            <text:p>0.00731536</text:p>
          </table:table-cell>
          <table:table-cell office:value-type="float" office:value="0.00703056" calcext:value-type="float">
            <text:p>0.00703056</text:p>
          </table:table-cell>
          <table:table-cell office:value-type="float" office:value="0.00676902" calcext:value-type="float">
            <text:p>0.00676902</text:p>
          </table:table-cell>
          <table:table-cell office:value-type="float" office:value="0.00661738" calcext:value-type="float">
            <text:p>0.00661738</text:p>
          </table:table-cell>
          <table:table-cell office:value-type="float" office:value="0.00670569" calcext:value-type="float">
            <text:p>0.00670569</text:p>
          </table:table-cell>
          <table:table-cell office:value-type="float" office:value="0.00614293" calcext:value-type="float">
            <text:p>0.00614293</text:p>
          </table:table-cell>
          <table:table-cell office:value-type="float" office:value="0.00611913" calcext:value-type="float">
            <text:p>0.00611913</text:p>
          </table:table-cell>
          <table:table-cell office:value-type="float" office:value="0.00606246" calcext:value-type="float">
            <text:p>0.00606246</text:p>
          </table:table-cell>
          <table:table-cell office:value-type="float" office:value="0.00575816" calcext:value-type="float">
            <text:p>0.00575816</text:p>
          </table:table-cell>
          <table:table-cell office:value-type="float" office:value="0.00575113" calcext:value-type="float">
            <text:p>0.00575113</text:p>
          </table:table-cell>
          <table:table-cell office:value-type="float" office:value="0.00552717" calcext:value-type="float">
            <text:p>0.00552717</text:p>
          </table:table-cell>
          <table:table-cell office:value-type="float" office:value="0.00530427" calcext:value-type="float">
            <text:p>0.00530427</text:p>
          </table:table-cell>
          <table:table-cell office:value-type="float" office:value="0.00546156" calcext:value-type="float">
            <text:p>0.00546156</text:p>
          </table:table-cell>
          <table:table-cell office:value-type="float" office:value="0.00519685" calcext:value-type="float">
            <text:p>0.00519685</text:p>
          </table:table-cell>
          <table:table-cell office:value-type="float" office:value="0.00497571" calcext:value-type="float">
            <text:p>0.00497571</text:p>
          </table:table-cell>
          <table:table-cell office:value-type="float" office:value="0.00492451" calcext:value-type="float">
            <text:p>0.00492451</text:p>
          </table:table-cell>
          <table:table-cell office:value-type="float" office:value="0.00490029" calcext:value-type="float">
            <text:p>0.00490029</text:p>
          </table:table-cell>
          <table:table-cell office:value-type="float" office:value="0.00471014" calcext:value-type="float">
            <text:p>0.00471014</text:p>
          </table:table-cell>
          <table:table-cell office:value-type="float" office:value="0.0046434" calcext:value-type="float">
            <text:p>0.0046434</text:p>
          </table:table-cell>
          <table:table-cell office:value-type="float" office:value="0.00441996" calcext:value-type="float">
            <text:p>0.00441996</text:p>
          </table:table-cell>
          <table:table-cell office:value-type="float" office:value="0.00447205" calcext:value-type="float">
            <text:p>0.00447205</text:p>
          </table:table-cell>
          <table:table-cell office:value-type="float" office:value="0.00448892" calcext:value-type="float">
            <text:p>0.00448892</text:p>
          </table:table-cell>
          <table:table-cell office:value-type="float" office:value="0.00424544" calcext:value-type="float">
            <text:p>0.00424544</text:p>
          </table:table-cell>
          <table:table-cell office:value-type="float" office:value="0.00419957" calcext:value-type="float">
            <text:p>0.00419957</text:p>
          </table:table-cell>
          <table:table-cell office:value-type="float" office:value="0.00410559" calcext:value-type="float">
            <text:p>0.00410559</text:p>
          </table:table-cell>
          <table:table-cell office:value-type="float" office:value="0.00400049" calcext:value-type="float">
            <text:p>0.00400049</text:p>
          </table:table-cell>
          <table:table-cell office:value-type="float" office:value="0.00398834" calcext:value-type="float">
            <text:p>0.00398834</text:p>
          </table:table-cell>
          <table:table-cell office:value-type="float" office:value="0.00400078" calcext:value-type="float">
            <text:p>0.00400078</text:p>
          </table:table-cell>
          <table:table-cell office:value-type="float" office:value="0.00379589" calcext:value-type="float">
            <text:p>0.00379589</text:p>
          </table:table-cell>
          <table:table-cell office:value-type="float" office:value="0.00382309" calcext:value-type="float">
            <text:p>0.00382309</text:p>
          </table:table-cell>
          <table:table-cell office:value-type="float" office:value="0.00375607" calcext:value-type="float">
            <text:p>0.00375607</text:p>
          </table:table-cell>
          <table:table-cell office:value-type="float" office:value="0.00360736" calcext:value-type="float">
            <text:p>0.00360736</text:p>
          </table:table-cell>
          <table:table-cell office:value-type="float" office:value="0.00359838" calcext:value-type="float">
            <text:p>0.00359838</text:p>
          </table:table-cell>
          <table:table-cell office:value-type="float" office:value="0.00352826" calcext:value-type="float">
            <text:p>0.00352826</text:p>
          </table:table-cell>
          <table:table-cell office:value-type="float" office:value="0.00352424" calcext:value-type="float">
            <text:p>0.00352424</text:p>
          </table:table-cell>
          <table:table-cell office:value-type="float" office:value="0.00346464" calcext:value-type="float">
            <text:p>0.00346464</text:p>
          </table:table-cell>
          <table:table-cell office:value-type="float" office:value="0.0033976" calcext:value-type="float">
            <text:p>0.0033976</text:p>
          </table:table-cell>
          <table:table-cell office:value-type="float" office:value="0.00333604" calcext:value-type="float">
            <text:p>0.00333604</text:p>
          </table:table-cell>
          <table:table-cell office:value-type="float" office:value="0.00331159" calcext:value-type="float">
            <text:p>0.00331159</text:p>
          </table:table-cell>
          <table:table-cell office:value-type="float" office:value="0.00322184" calcext:value-type="float">
            <text:p>0.00322184</text:p>
          </table:table-cell>
          <table:table-cell office:value-type="float" office:value="0.00324241" calcext:value-type="float">
            <text:p>0.00324241</text:p>
          </table:table-cell>
          <table:table-cell office:value-type="float" office:value="0.00318034" calcext:value-type="float">
            <text:p>0.00318034</text:p>
          </table:table-cell>
          <table:table-cell office:value-type="float" office:value="0.00316227" calcext:value-type="float">
            <text:p>0.00316227</text:p>
          </table:table-cell>
          <table:table-cell office:value-type="float" office:value="0.00299437" calcext:value-type="float">
            <text:p>0.00299437</text:p>
          </table:table-cell>
          <table:table-cell office:value-type="float" office:value="0.00300275" calcext:value-type="float">
            <text:p>0.00300275</text:p>
          </table:table-cell>
          <table:table-cell office:value-type="float" office:value="0.00295261" calcext:value-type="float">
            <text:p>0.00295261</text:p>
          </table:table-cell>
          <table:table-cell office:value-type="float" office:value="0.00297869" calcext:value-type="float">
            <text:p>0.00297869</text:p>
          </table:table-cell>
          <table:table-cell office:value-type="float" office:value="0.00293041" calcext:value-type="float">
            <text:p>0.00293041</text:p>
          </table:table-cell>
          <table:table-cell/>
          <table:table-cell office:value-type="float" office:value="0.00860396457191059" calcext:value-type="float">
            <text:p>0.008603964571911</text:p>
          </table:table-cell>
          <table:table-cell office:value-type="float" office:value="0.00630770230769231" calcext:value-type="float">
            <text:p>0.006307702307692</text:p>
          </table:table-cell>
          <table:table-cell office:value-type="float" office:value="0.00664207307692308" calcext:value-type="float">
            <text:p>0.006642073076923</text:p>
          </table:table-cell>
          <table:table-cell office:value-type="float" office:value="0.00938354461538461" calcext:value-type="float">
            <text:p>0.009383544615385</text:p>
          </table:table-cell>
          <table:table-cell office:value-type="float" office:value="0.00664207307692308" calcext:value-type="float">
            <text:p>0.006642073076923</text:p>
          </table:table-cell>
          <table:table-cell/>
          <table:table-cell table:formula="of:=ABS([.CE38]-[.$CD38])" office:value-type="float" office:value="0.00229626226421828" calcext:value-type="float">
            <text:p>0.002296262264218</text:p>
          </table:table-cell>
          <table:table-cell table:formula="of:=ABS([.CF38]-[.$CD38])" office:value-type="float" office:value="0.00196189149498751" calcext:value-type="float">
            <text:p>0.001961891494988</text:p>
          </table:table-cell>
          <table:table-cell table:formula="of:=ABS([.CG38]-[.$CD38])" office:value-type="float" office:value="0.00077958004347402" calcext:value-type="float">
            <text:p>0.000779580043474</text:p>
          </table:table-cell>
          <table:table-cell table:formula="of:=ABS([.CH38]-[.$CD38])" office:value-type="float" office:value="0.00196189149498751" calcext:value-type="float">
            <text:p>0.001961891494988</text:p>
          </table:table-cell>
        </table:table-row>
        <table:table-row table:style-name="ro1">
          <table:table-cell/>
          <table:table-cell office:value-type="float" office:value="0.0941942" calcext:value-type="float">
            <text:p>0.0941942</text:p>
          </table:table-cell>
          <table:table-cell office:value-type="float" office:value="0.0764851" calcext:value-type="float">
            <text:p>0.0764851</text:p>
          </table:table-cell>
          <table:table-cell office:value-type="float" office:value="0.0629892" calcext:value-type="float">
            <text:p>0.0629892</text:p>
          </table:table-cell>
          <table:table-cell office:value-type="float" office:value="0.0533146" calcext:value-type="float">
            <text:p>0.0533146</text:p>
          </table:table-cell>
          <table:table-cell office:value-type="float" office:value="0.0458058" calcext:value-type="float">
            <text:p>0.0458058</text:p>
          </table:table-cell>
          <table:table-cell office:value-type="float" office:value="0.039632" calcext:value-type="float">
            <text:p>0.039632</text:p>
          </table:table-cell>
          <table:table-cell office:value-type="float" office:value="0.0346787" calcext:value-type="float">
            <text:p>0.0346787</text:p>
          </table:table-cell>
          <table:table-cell office:value-type="float" office:value="0.0306549" calcext:value-type="float">
            <text:p>0.0306549</text:p>
          </table:table-cell>
          <table:table-cell office:value-type="float" office:value="0.0275633" calcext:value-type="float">
            <text:p>0.0275633</text:p>
          </table:table-cell>
          <table:table-cell office:value-type="float" office:value="0.024894" calcext:value-type="float">
            <text:p>0.024894</text:p>
          </table:table-cell>
          <table:table-cell office:value-type="float" office:value="0.0228349" calcext:value-type="float">
            <text:p>0.0228349</text:p>
          </table:table-cell>
          <table:table-cell office:value-type="float" office:value="0.0209071" calcext:value-type="float">
            <text:p>0.0209071</text:p>
          </table:table-cell>
          <table:table-cell office:value-type="float" office:value="0.0191442" calcext:value-type="float">
            <text:p>0.0191442</text:p>
          </table:table-cell>
          <table:table-cell office:value-type="float" office:value="0.0178615" calcext:value-type="float">
            <text:p>0.0178615</text:p>
          </table:table-cell>
          <table:table-cell office:value-type="float" office:value="0.0168992" calcext:value-type="float">
            <text:p>0.0168992</text:p>
          </table:table-cell>
          <table:table-cell office:value-type="float" office:value="0.0155679" calcext:value-type="float">
            <text:p>0.0155679</text:p>
          </table:table-cell>
          <table:table-cell office:value-type="float" office:value="0.0147539" calcext:value-type="float">
            <text:p>0.0147539</text:p>
          </table:table-cell>
          <table:table-cell office:value-type="float" office:value="0.0140951" calcext:value-type="float">
            <text:p>0.0140951</text:p>
          </table:table-cell>
          <table:table-cell office:value-type="float" office:value="0.0132444" calcext:value-type="float">
            <text:p>0.0132444</text:p>
          </table:table-cell>
          <table:table-cell office:value-type="float" office:value="0.0127852" calcext:value-type="float">
            <text:p>0.0127852</text:p>
          </table:table-cell>
          <table:table-cell office:value-type="float" office:value="0.0118511" calcext:value-type="float">
            <text:p>0.0118511</text:p>
          </table:table-cell>
          <table:table-cell office:value-type="float" office:value="0.0114077" calcext:value-type="float">
            <text:p>0.0114077</text:p>
          </table:table-cell>
          <table:table-cell office:value-type="float" office:value="0.0108091" calcext:value-type="float">
            <text:p>0.0108091</text:p>
          </table:table-cell>
          <table:table-cell office:value-type="float" office:value="0.0106652" calcext:value-type="float">
            <text:p>0.0106652</text:p>
          </table:table-cell>
          <table:table-cell office:value-type="float" office:value="0.00996415" calcext:value-type="float">
            <text:p>0.00996415</text:p>
          </table:table-cell>
          <table:table-cell office:value-type="float" office:value="0.00976254" calcext:value-type="float">
            <text:p>0.00976254</text:p>
          </table:table-cell>
          <table:table-cell office:value-type="float" office:value="0.00926868" calcext:value-type="float">
            <text:p>0.00926868</text:p>
          </table:table-cell>
          <table:table-cell office:value-type="float" office:value="0.00889061" calcext:value-type="float">
            <text:p>0.00889061</text:p>
          </table:table-cell>
          <table:table-cell office:value-type="float" office:value="0.00868004" calcext:value-type="float">
            <text:p>0.00868004</text:p>
          </table:table-cell>
          <table:table-cell office:value-type="float" office:value="0.00841714" calcext:value-type="float">
            <text:p>0.00841714</text:p>
          </table:table-cell>
          <table:table-cell office:value-type="float" office:value="0.00838396" calcext:value-type="float">
            <text:p>0.00838396</text:p>
          </table:table-cell>
          <table:table-cell office:value-type="float" office:value="0.00797613" calcext:value-type="float">
            <text:p>0.00797613</text:p>
          </table:table-cell>
          <table:table-cell office:value-type="float" office:value="0.00769346" calcext:value-type="float">
            <text:p>0.00769346</text:p>
          </table:table-cell>
          <table:table-cell office:value-type="float" office:value="0.00745634" calcext:value-type="float">
            <text:p>0.00745634</text:p>
          </table:table-cell>
          <table:table-cell office:value-type="float" office:value="0.0072938" calcext:value-type="float">
            <text:p>0.0072938</text:p>
          </table:table-cell>
          <table:table-cell office:value-type="float" office:value="0.00709316" calcext:value-type="float">
            <text:p>0.00709316</text:p>
          </table:table-cell>
          <table:table-cell office:value-type="float" office:value="0.00681315" calcext:value-type="float">
            <text:p>0.00681315</text:p>
          </table:table-cell>
          <table:table-cell office:value-type="float" office:value="0.00658303" calcext:value-type="float">
            <text:p>0.00658303</text:p>
          </table:table-cell>
          <table:table-cell office:value-type="float" office:value="0.00642658" calcext:value-type="float">
            <text:p>0.00642658</text:p>
          </table:table-cell>
          <table:table-cell office:value-type="float" office:value="0.00643361" calcext:value-type="float">
            <text:p>0.00643361</text:p>
          </table:table-cell>
          <table:table-cell office:value-type="float" office:value="0.00608108" calcext:value-type="float">
            <text:p>0.00608108</text:p>
          </table:table-cell>
          <table:table-cell office:value-type="float" office:value="0.00589045" calcext:value-type="float">
            <text:p>0.00589045</text:p>
          </table:table-cell>
          <table:table-cell office:value-type="float" office:value="0.00581828" calcext:value-type="float">
            <text:p>0.00581828</text:p>
          </table:table-cell>
          <table:table-cell office:value-type="float" office:value="0.00572235" calcext:value-type="float">
            <text:p>0.00572235</text:p>
          </table:table-cell>
          <table:table-cell office:value-type="float" office:value="0.00564782" calcext:value-type="float">
            <text:p>0.00564782</text:p>
          </table:table-cell>
          <table:table-cell office:value-type="float" office:value="0.00547607" calcext:value-type="float">
            <text:p>0.00547607</text:p>
          </table:table-cell>
          <table:table-cell office:value-type="float" office:value="0.00546315" calcext:value-type="float">
            <text:p>0.00546315</text:p>
          </table:table-cell>
          <table:table-cell office:value-type="float" office:value="0.00539404" calcext:value-type="float">
            <text:p>0.00539404</text:p>
          </table:table-cell>
          <table:table-cell office:value-type="float" office:value="0.00538542" calcext:value-type="float">
            <text:p>0.00538542</text:p>
          </table:table-cell>
          <table:table-cell office:value-type="float" office:value="0.00497891" calcext:value-type="float">
            <text:p>0.00497891</text:p>
          </table:table-cell>
          <table:table-cell office:value-type="float" office:value="0.00496227" calcext:value-type="float">
            <text:p>0.00496227</text:p>
          </table:table-cell>
          <table:table-cell office:value-type="float" office:value="0.00474966" calcext:value-type="float">
            <text:p>0.00474966</text:p>
          </table:table-cell>
          <table:table-cell office:value-type="float" office:value="0.00469637" calcext:value-type="float">
            <text:p>0.00469637</text:p>
          </table:table-cell>
          <table:table-cell office:value-type="float" office:value="0.00467089" calcext:value-type="float">
            <text:p>0.00467089</text:p>
          </table:table-cell>
          <table:table-cell office:value-type="float" office:value="0.00453783" calcext:value-type="float">
            <text:p>0.00453783</text:p>
          </table:table-cell>
          <table:table-cell office:value-type="float" office:value="0.00457611" calcext:value-type="float">
            <text:p>0.00457611</text:p>
          </table:table-cell>
          <table:table-cell office:value-type="float" office:value="0.00438933" calcext:value-type="float">
            <text:p>0.00438933</text:p>
          </table:table-cell>
          <table:table-cell office:value-type="float" office:value="0.0042928" calcext:value-type="float">
            <text:p>0.0042928</text:p>
          </table:table-cell>
          <table:table-cell office:value-type="float" office:value="0.00420235" calcext:value-type="float">
            <text:p>0.00420235</text:p>
          </table:table-cell>
          <table:table-cell office:value-type="float" office:value="0.00435853" calcext:value-type="float">
            <text:p>0.00435853</text:p>
          </table:table-cell>
          <table:table-cell office:value-type="float" office:value="0.0041678" calcext:value-type="float">
            <text:p>0.0041678</text:p>
          </table:table-cell>
          <table:table-cell office:value-type="float" office:value="0.00405889" calcext:value-type="float">
            <text:p>0.00405889</text:p>
          </table:table-cell>
          <table:table-cell office:value-type="float" office:value="0.00389271" calcext:value-type="float">
            <text:p>0.00389271</text:p>
          </table:table-cell>
          <table:table-cell office:value-type="float" office:value="0.00384857" calcext:value-type="float">
            <text:p>0.00384857</text:p>
          </table:table-cell>
          <table:table-cell office:value-type="float" office:value="0.00396401" calcext:value-type="float">
            <text:p>0.00396401</text:p>
          </table:table-cell>
          <table:table-cell office:value-type="float" office:value="0.00372826" calcext:value-type="float">
            <text:p>0.00372826</text:p>
          </table:table-cell>
          <table:table-cell office:value-type="float" office:value="0.00374763" calcext:value-type="float">
            <text:p>0.00374763</text:p>
          </table:table-cell>
          <table:table-cell office:value-type="float" office:value="0.00370729" calcext:value-type="float">
            <text:p>0.00370729</text:p>
          </table:table-cell>
          <table:table-cell office:value-type="float" office:value="0.00367265" calcext:value-type="float">
            <text:p>0.00367265</text:p>
          </table:table-cell>
          <table:table-cell office:value-type="float" office:value="0.00349123" calcext:value-type="float">
            <text:p>0.00349123</text:p>
          </table:table-cell>
          <table:table-cell office:value-type="float" office:value="0.00351824" calcext:value-type="float">
            <text:p>0.00351824</text:p>
          </table:table-cell>
          <table:table-cell office:value-type="float" office:value="0.00350619" calcext:value-type="float">
            <text:p>0.00350619</text:p>
          </table:table-cell>
          <table:table-cell office:value-type="float" office:value="0.00348724" calcext:value-type="float">
            <text:p>0.00348724</text:p>
          </table:table-cell>
          <table:table-cell office:value-type="float" office:value="0.00338052" calcext:value-type="float">
            <text:p>0.00338052</text:p>
          </table:table-cell>
          <table:table-cell office:value-type="float" office:value="0.00341698" calcext:value-type="float">
            <text:p>0.00341698</text:p>
          </table:table-cell>
          <table:table-cell office:value-type="float" office:value="0.00330114" calcext:value-type="float">
            <text:p>0.00330114</text:p>
          </table:table-cell>
          <table:table-cell office:value-type="float" office:value="0.00317165" calcext:value-type="float">
            <text:p>0.00317165</text:p>
          </table:table-cell>
          <table:table-cell office:value-type="float" office:value="0.00328148" calcext:value-type="float">
            <text:p>0.00328148</text:p>
          </table:table-cell>
          <table:table-cell office:value-type="float" office:value="0.00318908" calcext:value-type="float">
            <text:p>0.00318908</text:p>
          </table:table-cell>
          <table:table-cell/>
          <table:table-cell office:value-type="float" office:value="0.00776043863348798" calcext:value-type="float">
            <text:p>0.007760438633488</text:p>
          </table:table-cell>
          <table:table-cell office:value-type="float" office:value="0.00611434576923077" calcext:value-type="float">
            <text:p>0.006114345769231</text:p>
          </table:table-cell>
          <table:table-cell office:value-type="float" office:value="0.00647039230769231" calcext:value-type="float">
            <text:p>0.006470392307692</text:p>
          </table:table-cell>
          <table:table-cell office:value-type="float" office:value="0.00913426230769231" calcext:value-type="float">
            <text:p>0.009134262307692</text:p>
          </table:table-cell>
          <table:table-cell office:value-type="float" office:value="0.00647039230769231" calcext:value-type="float">
            <text:p>0.006470392307692</text:p>
          </table:table-cell>
          <table:table-cell/>
          <table:table-cell table:formula="of:=ABS([.CE39]-[.$CD39])" office:value-type="float" office:value="0.00164609286425721" calcext:value-type="float">
            <text:p>0.001646092864257</text:p>
          </table:table-cell>
          <table:table-cell table:formula="of:=ABS([.CF39]-[.$CD39])" office:value-type="float" office:value="0.00129004632579567" calcext:value-type="float">
            <text:p>0.001290046325796</text:p>
          </table:table-cell>
          <table:table-cell table:formula="of:=ABS([.CG39]-[.$CD39])" office:value-type="float" office:value="0.00137382367420433" calcext:value-type="float">
            <text:p>0.001373823674204</text:p>
          </table:table-cell>
          <table:table-cell table:formula="of:=ABS([.CH39]-[.$CD39])" office:value-type="float" office:value="0.00129004632579567" calcext:value-type="float">
            <text:p>0.001290046325796</text:p>
          </table:table-cell>
        </table:table-row>
        <table:table-row table:style-name="ro1">
          <table:table-cell/>
          <table:table-cell office:value-type="float" office:value="0.104257" calcext:value-type="float">
            <text:p>0.104257</text:p>
          </table:table-cell>
          <table:table-cell office:value-type="float" office:value="0.0816426" calcext:value-type="float">
            <text:p>0.0816426</text:p>
          </table:table-cell>
          <table:table-cell office:value-type="float" office:value="0.0660117" calcext:value-type="float">
            <text:p>0.0660117</text:p>
          </table:table-cell>
          <table:table-cell office:value-type="float" office:value="0.0545233" calcext:value-type="float">
            <text:p>0.0545233</text:p>
          </table:table-cell>
          <table:table-cell office:value-type="float" office:value="0.0456956" calcext:value-type="float">
            <text:p>0.0456956</text:p>
          </table:table-cell>
          <table:table-cell office:value-type="float" office:value="0.0392989" calcext:value-type="float">
            <text:p>0.0392989</text:p>
          </table:table-cell>
          <table:table-cell office:value-type="float" office:value="0.0344428" calcext:value-type="float">
            <text:p>0.0344428</text:p>
          </table:table-cell>
          <table:table-cell office:value-type="float" office:value="0.030168" calcext:value-type="float">
            <text:p>0.030168</text:p>
          </table:table-cell>
          <table:table-cell office:value-type="float" office:value="0.026811" calcext:value-type="float">
            <text:p>0.026811</text:p>
          </table:table-cell>
          <table:table-cell office:value-type="float" office:value="0.0242163" calcext:value-type="float">
            <text:p>0.0242163</text:p>
          </table:table-cell>
          <table:table-cell office:value-type="float" office:value="0.0221344" calcext:value-type="float">
            <text:p>0.0221344</text:p>
          </table:table-cell>
          <table:table-cell office:value-type="float" office:value="0.020384" calcext:value-type="float">
            <text:p>0.020384</text:p>
          </table:table-cell>
          <table:table-cell office:value-type="float" office:value="0.0187579" calcext:value-type="float">
            <text:p>0.0187579</text:p>
          </table:table-cell>
          <table:table-cell office:value-type="float" office:value="0.0174817" calcext:value-type="float">
            <text:p>0.0174817</text:p>
          </table:table-cell>
          <table:table-cell office:value-type="float" office:value="0.0161649" calcext:value-type="float">
            <text:p>0.0161649</text:p>
          </table:table-cell>
          <table:table-cell office:value-type="float" office:value="0.0153486" calcext:value-type="float">
            <text:p>0.0153486</text:p>
          </table:table-cell>
          <table:table-cell office:value-type="float" office:value="0.0143262" calcext:value-type="float">
            <text:p>0.0143262</text:p>
          </table:table-cell>
          <table:table-cell office:value-type="float" office:value="0.0136622" calcext:value-type="float">
            <text:p>0.0136622</text:p>
          </table:table-cell>
          <table:table-cell office:value-type="float" office:value="0.0126868" calcext:value-type="float">
            <text:p>0.0126868</text:p>
          </table:table-cell>
          <table:table-cell office:value-type="float" office:value="0.0120904" calcext:value-type="float">
            <text:p>0.0120904</text:p>
          </table:table-cell>
          <table:table-cell office:value-type="float" office:value="0.0114079" calcext:value-type="float">
            <text:p>0.0114079</text:p>
          </table:table-cell>
          <table:table-cell office:value-type="float" office:value="0.0111105" calcext:value-type="float">
            <text:p>0.0111105</text:p>
          </table:table-cell>
          <table:table-cell office:value-type="float" office:value="0.0105195" calcext:value-type="float">
            <text:p>0.0105195</text:p>
          </table:table-cell>
          <table:table-cell office:value-type="float" office:value="0.0102034" calcext:value-type="float">
            <text:p>0.0102034</text:p>
          </table:table-cell>
          <table:table-cell office:value-type="float" office:value="0.0096734" calcext:value-type="float">
            <text:p>0.0096734</text:p>
          </table:table-cell>
          <table:table-cell office:value-type="float" office:value="0.00930267" calcext:value-type="float">
            <text:p>0.00930267</text:p>
          </table:table-cell>
          <table:table-cell office:value-type="float" office:value="0.00912577" calcext:value-type="float">
            <text:p>0.00912577</text:p>
          </table:table-cell>
          <table:table-cell office:value-type="float" office:value="0.0088182" calcext:value-type="float">
            <text:p>0.0088182</text:p>
          </table:table-cell>
          <table:table-cell office:value-type="float" office:value="0.00814726" calcext:value-type="float">
            <text:p>0.00814726</text:p>
          </table:table-cell>
          <table:table-cell office:value-type="float" office:value="0.00808071" calcext:value-type="float">
            <text:p>0.00808071</text:p>
          </table:table-cell>
          <table:table-cell office:value-type="float" office:value="0.00793048" calcext:value-type="float">
            <text:p>0.00793048</text:p>
          </table:table-cell>
          <table:table-cell office:value-type="float" office:value="0.00767508" calcext:value-type="float">
            <text:p>0.00767508</text:p>
          </table:table-cell>
          <table:table-cell office:value-type="float" office:value="0.00737524" calcext:value-type="float">
            <text:p>0.00737524</text:p>
          </table:table-cell>
          <table:table-cell office:value-type="float" office:value="0.00720248" calcext:value-type="float">
            <text:p>0.00720248</text:p>
          </table:table-cell>
          <table:table-cell office:value-type="float" office:value="0.00694105" calcext:value-type="float">
            <text:p>0.00694105</text:p>
          </table:table-cell>
          <table:table-cell office:value-type="float" office:value="0.00698088" calcext:value-type="float">
            <text:p>0.00698088</text:p>
          </table:table-cell>
          <table:table-cell office:value-type="float" office:value="0.0064446" calcext:value-type="float">
            <text:p>0.0064446</text:p>
          </table:table-cell>
          <table:table-cell office:value-type="float" office:value="0.00646186" calcext:value-type="float">
            <text:p>0.00646186</text:p>
          </table:table-cell>
          <table:table-cell office:value-type="float" office:value="0.00634111" calcext:value-type="float">
            <text:p>0.00634111</text:p>
          </table:table-cell>
          <table:table-cell office:value-type="float" office:value="0.00598183" calcext:value-type="float">
            <text:p>0.00598183</text:p>
          </table:table-cell>
          <table:table-cell office:value-type="float" office:value="0.00598657" calcext:value-type="float">
            <text:p>0.00598657</text:p>
          </table:table-cell>
          <table:table-cell office:value-type="float" office:value="0.00579555" calcext:value-type="float">
            <text:p>0.00579555</text:p>
          </table:table-cell>
          <table:table-cell office:value-type="float" office:value="0.0055387" calcext:value-type="float">
            <text:p>0.0055387</text:p>
          </table:table-cell>
          <table:table-cell office:value-type="float" office:value="0.00573991" calcext:value-type="float">
            <text:p>0.00573991</text:p>
          </table:table-cell>
          <table:table-cell office:value-type="float" office:value="0.0053774" calcext:value-type="float">
            <text:p>0.0053774</text:p>
          </table:table-cell>
          <table:table-cell office:value-type="float" office:value="0.0053066" calcext:value-type="float">
            <text:p>0.0053066</text:p>
          </table:table-cell>
          <table:table-cell office:value-type="float" office:value="0.00514128" calcext:value-type="float">
            <text:p>0.00514128</text:p>
          </table:table-cell>
          <table:table-cell office:value-type="float" office:value="0.00506578" calcext:value-type="float">
            <text:p>0.00506578</text:p>
          </table:table-cell>
          <table:table-cell office:value-type="float" office:value="0.00498104" calcext:value-type="float">
            <text:p>0.00498104</text:p>
          </table:table-cell>
          <table:table-cell office:value-type="float" office:value="0.00487172" calcext:value-type="float">
            <text:p>0.00487172</text:p>
          </table:table-cell>
          <table:table-cell office:value-type="float" office:value="0.00463611" calcext:value-type="float">
            <text:p>0.00463611</text:p>
          </table:table-cell>
          <table:table-cell office:value-type="float" office:value="0.00470364" calcext:value-type="float">
            <text:p>0.00470364</text:p>
          </table:table-cell>
          <table:table-cell office:value-type="float" office:value="0.0045592" calcext:value-type="float">
            <text:p>0.0045592</text:p>
          </table:table-cell>
          <table:table-cell office:value-type="float" office:value="0.00452128" calcext:value-type="float">
            <text:p>0.00452128</text:p>
          </table:table-cell>
          <table:table-cell office:value-type="float" office:value="0.00437497" calcext:value-type="float">
            <text:p>0.00437497</text:p>
          </table:table-cell>
          <table:table-cell office:value-type="float" office:value="0.0043663" calcext:value-type="float">
            <text:p>0.0043663</text:p>
          </table:table-cell>
          <table:table-cell office:value-type="float" office:value="0.00427136" calcext:value-type="float">
            <text:p>0.00427136</text:p>
          </table:table-cell>
          <table:table-cell office:value-type="float" office:value="0.00424099" calcext:value-type="float">
            <text:p>0.00424099</text:p>
          </table:table-cell>
          <table:table-cell office:value-type="float" office:value="0.00401669" calcext:value-type="float">
            <text:p>0.00401669</text:p>
          </table:table-cell>
          <table:table-cell office:value-type="float" office:value="0.00410539" calcext:value-type="float">
            <text:p>0.00410539</text:p>
          </table:table-cell>
          <table:table-cell office:value-type="float" office:value="0.00394883" calcext:value-type="float">
            <text:p>0.00394883</text:p>
          </table:table-cell>
          <table:table-cell office:value-type="float" office:value="0.0040012" calcext:value-type="float">
            <text:p>0.0040012</text:p>
          </table:table-cell>
          <table:table-cell office:value-type="float" office:value="0.00387417" calcext:value-type="float">
            <text:p>0.00387417</text:p>
          </table:table-cell>
          <table:table-cell office:value-type="float" office:value="0.00379256" calcext:value-type="float">
            <text:p>0.00379256</text:p>
          </table:table-cell>
          <table:table-cell office:value-type="float" office:value="0.00371163" calcext:value-type="float">
            <text:p>0.00371163</text:p>
          </table:table-cell>
          <table:table-cell office:value-type="float" office:value="0.00376108" calcext:value-type="float">
            <text:p>0.00376108</text:p>
          </table:table-cell>
          <table:table-cell office:value-type="float" office:value="0.00366971" calcext:value-type="float">
            <text:p>0.00366971</text:p>
          </table:table-cell>
          <table:table-cell office:value-type="float" office:value="0.00360215" calcext:value-type="float">
            <text:p>0.00360215</text:p>
          </table:table-cell>
          <table:table-cell office:value-type="float" office:value="0.00350814" calcext:value-type="float">
            <text:p>0.00350814</text:p>
          </table:table-cell>
          <table:table-cell office:value-type="float" office:value="0.00352275" calcext:value-type="float">
            <text:p>0.00352275</text:p>
          </table:table-cell>
          <table:table-cell office:value-type="float" office:value="0.00340645" calcext:value-type="float">
            <text:p>0.00340645</text:p>
          </table:table-cell>
          <table:table-cell office:value-type="float" office:value="0.00329092" calcext:value-type="float">
            <text:p>0.00329092</text:p>
          </table:table-cell>
          <table:table-cell office:value-type="float" office:value="0.00345769" calcext:value-type="float">
            <text:p>0.00345769</text:p>
          </table:table-cell>
          <table:table-cell office:value-type="float" office:value="0.00334961" calcext:value-type="float">
            <text:p>0.00334961</text:p>
          </table:table-cell>
          <table:table-cell office:value-type="float" office:value="0.00321555" calcext:value-type="float">
            <text:p>0.00321555</text:p>
          </table:table-cell>
          <table:table-cell office:value-type="float" office:value="0.00321381" calcext:value-type="float">
            <text:p>0.00321381</text:p>
          </table:table-cell>
          <table:table-cell office:value-type="float" office:value="0.00316308" calcext:value-type="float">
            <text:p>0.00316308</text:p>
          </table:table-cell>
          <table:table-cell office:value-type="float" office:value="0.00295426" calcext:value-type="float">
            <text:p>0.00295426</text:p>
          </table:table-cell>
          <table:table-cell office:value-type="float" office:value="0.00312797" calcext:value-type="float">
            <text:p>0.00312797</text:p>
          </table:table-cell>
          <table:table-cell/>
          <table:table-cell office:value-type="float" office:value="0.00674820750738085" calcext:value-type="float">
            <text:p>0.006748207507381</text:p>
          </table:table-cell>
          <table:table-cell office:value-type="float" office:value="0.00596188038461539" calcext:value-type="float">
            <text:p>0.005961880384615</text:p>
          </table:table-cell>
          <table:table-cell office:value-type="float" office:value="0.00627269" calcext:value-type="float">
            <text:p>0.00627269</text:p>
          </table:table-cell>
          <table:table-cell office:value-type="float" office:value="0.008890435" calcext:value-type="float">
            <text:p>0.008890435</text:p>
          </table:table-cell>
          <table:table-cell office:value-type="float" office:value="0.00627269" calcext:value-type="float">
            <text:p>0.00627269</text:p>
          </table:table-cell>
          <table:table-cell/>
          <table:table-cell table:formula="of:=ABS([.CE40]-[.$CD40])" office:value-type="float" office:value="0.000786327122765461" calcext:value-type="float">
            <text:p>0.000786327122765</text:p>
          </table:table-cell>
          <table:table-cell table:formula="of:=ABS([.CF40]-[.$CD40])" office:value-type="float" office:value="0.000475517507380851" calcext:value-type="float">
            <text:p>0.000475517507381</text:p>
          </table:table-cell>
          <table:table-cell table:formula="of:=ABS([.CG40]-[.$CD40])" office:value-type="float" office:value="0.00214222749261915" calcext:value-type="float">
            <text:p>0.002142227492619</text:p>
          </table:table-cell>
          <table:table-cell table:formula="of:=ABS([.CH40]-[.$CD40])" office:value-type="float" office:value="0.000475517507380851" calcext:value-type="float">
            <text:p>0.000475517507381</text:p>
          </table:table-cell>
        </table:table-row>
        <table:table-row table:style-name="ro1">
          <table:table-cell/>
          <table:table-cell office:value-type="float" office:value="0.0974401" calcext:value-type="float">
            <text:p>0.0974401</text:p>
          </table:table-cell>
          <table:table-cell office:value-type="float" office:value="0.0782362" calcext:value-type="float">
            <text:p>0.0782362</text:p>
          </table:table-cell>
          <table:table-cell office:value-type="float" office:value="0.0642765" calcext:value-type="float">
            <text:p>0.0642765</text:p>
          </table:table-cell>
          <table:table-cell office:value-type="float" office:value="0.0537432" calcext:value-type="float">
            <text:p>0.0537432</text:p>
          </table:table-cell>
          <table:table-cell office:value-type="float" office:value="0.0455454" calcext:value-type="float">
            <text:p>0.0455454</text:p>
          </table:table-cell>
          <table:table-cell office:value-type="float" office:value="0.0394691" calcext:value-type="float">
            <text:p>0.0394691</text:p>
          </table:table-cell>
          <table:table-cell office:value-type="float" office:value="0.0345785" calcext:value-type="float">
            <text:p>0.0345785</text:p>
          </table:table-cell>
          <table:table-cell office:value-type="float" office:value="0.0302073" calcext:value-type="float">
            <text:p>0.0302073</text:p>
          </table:table-cell>
          <table:table-cell office:value-type="float" office:value="0.0275381" calcext:value-type="float">
            <text:p>0.0275381</text:p>
          </table:table-cell>
          <table:table-cell office:value-type="float" office:value="0.0245223" calcext:value-type="float">
            <text:p>0.0245223</text:p>
          </table:table-cell>
          <table:table-cell office:value-type="float" office:value="0.0227601" calcext:value-type="float">
            <text:p>0.0227601</text:p>
          </table:table-cell>
          <table:table-cell office:value-type="float" office:value="0.0206186" calcext:value-type="float">
            <text:p>0.0206186</text:p>
          </table:table-cell>
          <table:table-cell office:value-type="float" office:value="0.0191117" calcext:value-type="float">
            <text:p>0.0191117</text:p>
          </table:table-cell>
          <table:table-cell office:value-type="float" office:value="0.0179966" calcext:value-type="float">
            <text:p>0.0179966</text:p>
          </table:table-cell>
          <table:table-cell office:value-type="float" office:value="0.0166763" calcext:value-type="float">
            <text:p>0.0166763</text:p>
          </table:table-cell>
          <table:table-cell office:value-type="float" office:value="0.0157714" calcext:value-type="float">
            <text:p>0.0157714</text:p>
          </table:table-cell>
          <table:table-cell office:value-type="float" office:value="0.0145384" calcext:value-type="float">
            <text:p>0.0145384</text:p>
          </table:table-cell>
          <table:table-cell office:value-type="float" office:value="0.0139536" calcext:value-type="float">
            <text:p>0.0139536</text:p>
          </table:table-cell>
          <table:table-cell office:value-type="float" office:value="0.012959" calcext:value-type="float">
            <text:p>0.012959</text:p>
          </table:table-cell>
          <table:table-cell office:value-type="float" office:value="0.0125076" calcext:value-type="float">
            <text:p>0.0125076</text:p>
          </table:table-cell>
          <table:table-cell office:value-type="float" office:value="0.0117426" calcext:value-type="float">
            <text:p>0.0117426</text:p>
          </table:table-cell>
          <table:table-cell office:value-type="float" office:value="0.0113199" calcext:value-type="float">
            <text:p>0.0113199</text:p>
          </table:table-cell>
          <table:table-cell office:value-type="float" office:value="0.0107688" calcext:value-type="float">
            <text:p>0.0107688</text:p>
          </table:table-cell>
          <table:table-cell office:value-type="float" office:value="0.0103484" calcext:value-type="float">
            <text:p>0.0103484</text:p>
          </table:table-cell>
          <table:table-cell office:value-type="float" office:value="0.00978343" calcext:value-type="float">
            <text:p>0.00978343</text:p>
          </table:table-cell>
          <table:table-cell office:value-type="float" office:value="0.00983485" calcext:value-type="float">
            <text:p>0.00983485</text:p>
          </table:table-cell>
          <table:table-cell office:value-type="float" office:value="0.00920687" calcext:value-type="float">
            <text:p>0.00920687</text:p>
          </table:table-cell>
          <table:table-cell office:value-type="float" office:value="0.00896553" calcext:value-type="float">
            <text:p>0.00896553</text:p>
          </table:table-cell>
          <table:table-cell office:value-type="float" office:value="0.00853232" calcext:value-type="float">
            <text:p>0.00853232</text:p>
          </table:table-cell>
          <table:table-cell office:value-type="float" office:value="0.00821985" calcext:value-type="float">
            <text:p>0.00821985</text:p>
          </table:table-cell>
          <table:table-cell office:value-type="float" office:value="0.00801473" calcext:value-type="float">
            <text:p>0.00801473</text:p>
          </table:table-cell>
          <table:table-cell office:value-type="float" office:value="0.00773159" calcext:value-type="float">
            <text:p>0.00773159</text:p>
          </table:table-cell>
          <table:table-cell office:value-type="float" office:value="0.00762902" calcext:value-type="float">
            <text:p>0.00762902</text:p>
          </table:table-cell>
          <table:table-cell office:value-type="float" office:value="0.00726156" calcext:value-type="float">
            <text:p>0.00726156</text:p>
          </table:table-cell>
          <table:table-cell office:value-type="float" office:value="0.00713444" calcext:value-type="float">
            <text:p>0.00713444</text:p>
          </table:table-cell>
          <table:table-cell office:value-type="float" office:value="0.00680964" calcext:value-type="float">
            <text:p>0.00680964</text:p>
          </table:table-cell>
          <table:table-cell office:value-type="float" office:value="0.00675558" calcext:value-type="float">
            <text:p>0.00675558</text:p>
          </table:table-cell>
          <table:table-cell office:value-type="float" office:value="0.00655467" calcext:value-type="float">
            <text:p>0.00655467</text:p>
          </table:table-cell>
          <table:table-cell office:value-type="float" office:value="0.0065807" calcext:value-type="float">
            <text:p>0.0065807</text:p>
          </table:table-cell>
          <table:table-cell office:value-type="float" office:value="0.00616133" calcext:value-type="float">
            <text:p>0.00616133</text:p>
          </table:table-cell>
          <table:table-cell office:value-type="float" office:value="0.00622283" calcext:value-type="float">
            <text:p>0.00622283</text:p>
          </table:table-cell>
          <table:table-cell office:value-type="float" office:value="0.00595684" calcext:value-type="float">
            <text:p>0.00595684</text:p>
          </table:table-cell>
          <table:table-cell office:value-type="float" office:value="0.00589366" calcext:value-type="float">
            <text:p>0.00589366</text:p>
          </table:table-cell>
          <table:table-cell office:value-type="float" office:value="0.00562554" calcext:value-type="float">
            <text:p>0.00562554</text:p>
          </table:table-cell>
          <table:table-cell office:value-type="float" office:value="0.00557464" calcext:value-type="float">
            <text:p>0.00557464</text:p>
          </table:table-cell>
          <table:table-cell office:value-type="float" office:value="0.00532883" calcext:value-type="float">
            <text:p>0.00532883</text:p>
          </table:table-cell>
          <table:table-cell office:value-type="float" office:value="0.00529547" calcext:value-type="float">
            <text:p>0.00529547</text:p>
          </table:table-cell>
          <table:table-cell office:value-type="float" office:value="0.00510627" calcext:value-type="float">
            <text:p>0.00510627</text:p>
          </table:table-cell>
          <table:table-cell office:value-type="float" office:value="0.00512284" calcext:value-type="float">
            <text:p>0.00512284</text:p>
          </table:table-cell>
          <table:table-cell office:value-type="float" office:value="0.0049136" calcext:value-type="float">
            <text:p>0.0049136</text:p>
          </table:table-cell>
          <table:table-cell office:value-type="float" office:value="0.00489778" calcext:value-type="float">
            <text:p>0.00489778</text:p>
          </table:table-cell>
          <table:table-cell office:value-type="float" office:value="0.00483395" calcext:value-type="float">
            <text:p>0.00483395</text:p>
          </table:table-cell>
          <table:table-cell office:value-type="float" office:value="0.00468861" calcext:value-type="float">
            <text:p>0.00468861</text:p>
          </table:table-cell>
          <table:table-cell office:value-type="float" office:value="0.00485061" calcext:value-type="float">
            <text:p>0.00485061</text:p>
          </table:table-cell>
          <table:table-cell office:value-type="float" office:value="0.00438426" calcext:value-type="float">
            <text:p>0.00438426</text:p>
          </table:table-cell>
          <table:table-cell office:value-type="float" office:value="0.0043682" calcext:value-type="float">
            <text:p>0.0043682</text:p>
          </table:table-cell>
          <table:table-cell office:value-type="float" office:value="0.00427225" calcext:value-type="float">
            <text:p>0.00427225</text:p>
          </table:table-cell>
          <table:table-cell office:value-type="float" office:value="0.00429041" calcext:value-type="float">
            <text:p>0.00429041</text:p>
          </table:table-cell>
          <table:table-cell office:value-type="float" office:value="0.00416803" calcext:value-type="float">
            <text:p>0.00416803</text:p>
          </table:table-cell>
          <table:table-cell office:value-type="float" office:value="0.00422041" calcext:value-type="float">
            <text:p>0.00422041</text:p>
          </table:table-cell>
          <table:table-cell office:value-type="float" office:value="0.00403591" calcext:value-type="float">
            <text:p>0.00403591</text:p>
          </table:table-cell>
          <table:table-cell office:value-type="float" office:value="0.00403706" calcext:value-type="float">
            <text:p>0.00403706</text:p>
          </table:table-cell>
          <table:table-cell office:value-type="float" office:value="0.00395414" calcext:value-type="float">
            <text:p>0.00395414</text:p>
          </table:table-cell>
          <table:table-cell office:value-type="float" office:value="0.00406812" calcext:value-type="float">
            <text:p>0.00406812</text:p>
          </table:table-cell>
          <table:table-cell office:value-type="float" office:value="0.00384542" calcext:value-type="float">
            <text:p>0.00384542</text:p>
          </table:table-cell>
          <table:table-cell office:value-type="float" office:value="0.00385598" calcext:value-type="float">
            <text:p>0.00385598</text:p>
          </table:table-cell>
          <table:table-cell office:value-type="float" office:value="0.00373712" calcext:value-type="float">
            <text:p>0.00373712</text:p>
          </table:table-cell>
          <table:table-cell office:value-type="float" office:value="0.00357459" calcext:value-type="float">
            <text:p>0.00357459</text:p>
          </table:table-cell>
          <table:table-cell office:value-type="float" office:value="0.00372705" calcext:value-type="float">
            <text:p>0.00372705</text:p>
          </table:table-cell>
          <table:table-cell office:value-type="float" office:value="0.00347273" calcext:value-type="float">
            <text:p>0.00347273</text:p>
          </table:table-cell>
          <table:table-cell office:value-type="float" office:value="0.00351787" calcext:value-type="float">
            <text:p>0.00351787</text:p>
          </table:table-cell>
          <table:table-cell office:value-type="float" office:value="0.0033054" calcext:value-type="float">
            <text:p>0.0033054</text:p>
          </table:table-cell>
          <table:table-cell office:value-type="float" office:value="0.00342771" calcext:value-type="float">
            <text:p>0.00342771</text:p>
          </table:table-cell>
          <table:table-cell office:value-type="float" office:value="0.00337646" calcext:value-type="float">
            <text:p>0.00337646</text:p>
          </table:table-cell>
          <table:table-cell office:value-type="float" office:value="0.00326835" calcext:value-type="float">
            <text:p>0.00326835</text:p>
          </table:table-cell>
          <table:table-cell office:value-type="float" office:value="0.0033032" calcext:value-type="float">
            <text:p>0.0033032</text:p>
          </table:table-cell>
          <table:table-cell office:value-type="float" office:value="0.00325386" calcext:value-type="float">
            <text:p>0.00325386</text:p>
          </table:table-cell>
          <table:table-cell office:value-type="float" office:value="0.00319467" calcext:value-type="float">
            <text:p>0.00319467</text:p>
          </table:table-cell>
          <table:table-cell office:value-type="float" office:value="0.00322333" calcext:value-type="float">
            <text:p>0.00322333</text:p>
          </table:table-cell>
          <table:table-cell/>
          <table:table-cell office:value-type="float" office:value="0.00742302825811894" calcext:value-type="float">
            <text:p>0.007423028258119</text:p>
          </table:table-cell>
          <table:table-cell office:value-type="float" office:value="0.00582770692307692" calcext:value-type="float">
            <text:p>0.005827706923077</text:p>
          </table:table-cell>
          <table:table-cell office:value-type="float" office:value="0.00612713" calcext:value-type="float">
            <text:p>0.00612713</text:p>
          </table:table-cell>
          <table:table-cell office:value-type="float" office:value="0.00868269153846154" calcext:value-type="float">
            <text:p>0.008682691538462</text:p>
          </table:table-cell>
          <table:table-cell office:value-type="float" office:value="0.00612713" calcext:value-type="float">
            <text:p>0.00612713</text:p>
          </table:table-cell>
          <table:table-cell/>
          <table:table-cell table:formula="of:=ABS([.CE41]-[.$CD41])" office:value-type="float" office:value="0.00159532133504202" calcext:value-type="float">
            <text:p>0.001595321335042</text:p>
          </table:table-cell>
          <table:table-cell table:formula="of:=ABS([.CF41]-[.$CD41])" office:value-type="float" office:value="0.00129589825811894" calcext:value-type="float">
            <text:p>0.001295898258119</text:p>
          </table:table-cell>
          <table:table-cell table:formula="of:=ABS([.CG41]-[.$CD41])" office:value-type="float" office:value="0.0012596632803426" calcext:value-type="float">
            <text:p>0.001259663280343</text:p>
          </table:table-cell>
          <table:table-cell table:formula="of:=ABS([.CH41]-[.$CD41])" office:value-type="float" office:value="0.00129589825811894" calcext:value-type="float">
            <text:p>0.001295898258119</text:p>
          </table:table-cell>
        </table:table-row>
        <table:table-row table:style-name="ro1">
          <table:table-cell/>
          <table:table-cell office:value-type="float" office:value="0.112971" calcext:value-type="float">
            <text:p>0.112971</text:p>
          </table:table-cell>
          <table:table-cell office:value-type="float" office:value="0.0860269" calcext:value-type="float">
            <text:p>0.0860269</text:p>
          </table:table-cell>
          <table:table-cell office:value-type="float" office:value="0.0680667" calcext:value-type="float">
            <text:p>0.0680667</text:p>
          </table:table-cell>
          <table:table-cell office:value-type="float" office:value="0.0548928" calcext:value-type="float">
            <text:p>0.0548928</text:p>
          </table:table-cell>
          <table:table-cell office:value-type="float" office:value="0.0457637" calcext:value-type="float">
            <text:p>0.0457637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335788" calcext:value-type="float">
            <text:p>0.0335788</text:p>
          </table:table-cell>
          <table:table-cell office:value-type="float" office:value="0.0294428" calcext:value-type="float">
            <text:p>0.0294428</text:p>
          </table:table-cell>
          <table:table-cell office:value-type="float" office:value="0.0263518" calcext:value-type="float">
            <text:p>0.0263518</text:p>
          </table:table-cell>
          <table:table-cell office:value-type="float" office:value="0.0235834" calcext:value-type="float">
            <text:p>0.0235834</text:p>
          </table:table-cell>
          <table:table-cell office:value-type="float" office:value="0.021618" calcext:value-type="float">
            <text:p>0.021618</text:p>
          </table:table-cell>
          <table:table-cell office:value-type="float" office:value="0.0194131" calcext:value-type="float">
            <text:p>0.0194131</text:p>
          </table:table-cell>
          <table:table-cell office:value-type="float" office:value="0.0185232" calcext:value-type="float">
            <text:p>0.0185232</text:p>
          </table:table-cell>
          <table:table-cell office:value-type="float" office:value="0.017124" calcext:value-type="float">
            <text:p>0.017124</text:p>
          </table:table-cell>
          <table:table-cell office:value-type="float" office:value="0.0159007" calcext:value-type="float">
            <text:p>0.0159007</text:p>
          </table:table-cell>
          <table:table-cell office:value-type="float" office:value="0.0148545" calcext:value-type="float">
            <text:p>0.0148545</text:p>
          </table:table-cell>
          <table:table-cell office:value-type="float" office:value="0.0138267" calcext:value-type="float">
            <text:p>0.0138267</text:p>
          </table:table-cell>
          <table:table-cell office:value-type="float" office:value="0.0131258" calcext:value-type="float">
            <text:p>0.0131258</text:p>
          </table:table-cell>
          <table:table-cell office:value-type="float" office:value="0.0125384" calcext:value-type="float">
            <text:p>0.0125384</text:p>
          </table:table-cell>
          <table:table-cell office:value-type="float" office:value="0.0118829" calcext:value-type="float">
            <text:p>0.0118829</text:p>
          </table:table-cell>
          <table:table-cell office:value-type="float" office:value="0.0112472" calcext:value-type="float">
            <text:p>0.0112472</text:p>
          </table:table-cell>
          <table:table-cell office:value-type="float" office:value="0.0107132" calcext:value-type="float">
            <text:p>0.0107132</text:p>
          </table:table-cell>
          <table:table-cell office:value-type="float" office:value="0.0103695" calcext:value-type="float">
            <text:p>0.0103695</text:p>
          </table:table-cell>
          <table:table-cell office:value-type="float" office:value="0.00987385" calcext:value-type="float">
            <text:p>0.00987385</text:p>
          </table:table-cell>
          <table:table-cell office:value-type="float" office:value="0.00972155" calcext:value-type="float">
            <text:p>0.00972155</text:p>
          </table:table-cell>
          <table:table-cell office:value-type="float" office:value="0.00910123" calcext:value-type="float">
            <text:p>0.00910123</text:p>
          </table:table-cell>
          <table:table-cell office:value-type="float" office:value="0.00868926" calcext:value-type="float">
            <text:p>0.00868926</text:p>
          </table:table-cell>
          <table:table-cell office:value-type="float" office:value="0.00840901" calcext:value-type="float">
            <text:p>0.00840901</text:p>
          </table:table-cell>
          <table:table-cell office:value-type="float" office:value="0.00825291" calcext:value-type="float">
            <text:p>0.00825291</text:p>
          </table:table-cell>
          <table:table-cell office:value-type="float" office:value="0.00794456" calcext:value-type="float">
            <text:p>0.00794456</text:p>
          </table:table-cell>
          <table:table-cell office:value-type="float" office:value="0.0075588" calcext:value-type="float">
            <text:p>0.0075588</text:p>
          </table:table-cell>
          <table:table-cell office:value-type="float" office:value="0.00743898" calcext:value-type="float">
            <text:p>0.00743898</text:p>
          </table:table-cell>
          <table:table-cell office:value-type="float" office:value="0.00718692" calcext:value-type="float">
            <text:p>0.00718692</text:p>
          </table:table-cell>
          <table:table-cell office:value-type="float" office:value="0.00704516" calcext:value-type="float">
            <text:p>0.00704516</text:p>
          </table:table-cell>
          <table:table-cell office:value-type="float" office:value="0.00673971" calcext:value-type="float">
            <text:p>0.00673971</text:p>
          </table:table-cell>
          <table:table-cell office:value-type="float" office:value="0.00666996" calcext:value-type="float">
            <text:p>0.00666996</text:p>
          </table:table-cell>
          <table:table-cell office:value-type="float" office:value="0.00643543" calcext:value-type="float">
            <text:p>0.00643543</text:p>
          </table:table-cell>
          <table:table-cell office:value-type="float" office:value="0.00623024" calcext:value-type="float">
            <text:p>0.00623024</text:p>
          </table:table-cell>
          <table:table-cell office:value-type="float" office:value="0.00607084" calcext:value-type="float">
            <text:p>0.00607084</text:p>
          </table:table-cell>
          <table:table-cell office:value-type="float" office:value="0.0059486" calcext:value-type="float">
            <text:p>0.0059486</text:p>
          </table:table-cell>
          <table:table-cell office:value-type="float" office:value="0.00573019" calcext:value-type="float">
            <text:p>0.00573019</text:p>
          </table:table-cell>
          <table:table-cell office:value-type="float" office:value="0.00570673" calcext:value-type="float">
            <text:p>0.00570673</text:p>
          </table:table-cell>
          <table:table-cell office:value-type="float" office:value="0.00557627" calcext:value-type="float">
            <text:p>0.00557627</text:p>
          </table:table-cell>
          <table:table-cell office:value-type="float" office:value="0.00542407" calcext:value-type="float">
            <text:p>0.00542407</text:p>
          </table:table-cell>
          <table:table-cell office:value-type="float" office:value="0.00527524" calcext:value-type="float">
            <text:p>0.00527524</text:p>
          </table:table-cell>
          <table:table-cell office:value-type="float" office:value="0.00517148" calcext:value-type="float">
            <text:p>0.00517148</text:p>
          </table:table-cell>
          <table:table-cell office:value-type="float" office:value="0.00506262" calcext:value-type="float">
            <text:p>0.00506262</text:p>
          </table:table-cell>
          <table:table-cell office:value-type="float" office:value="0.00497108" calcext:value-type="float">
            <text:p>0.00497108</text:p>
          </table:table-cell>
          <table:table-cell office:value-type="float" office:value="0.00479636" calcext:value-type="float">
            <text:p>0.00479636</text:p>
          </table:table-cell>
          <table:table-cell office:value-type="float" office:value="0.00479541" calcext:value-type="float">
            <text:p>0.00479541</text:p>
          </table:table-cell>
          <table:table-cell office:value-type="float" office:value="0.0047226" calcext:value-type="float">
            <text:p>0.0047226</text:p>
          </table:table-cell>
          <table:table-cell office:value-type="float" office:value="0.00451096" calcext:value-type="float">
            <text:p>0.00451096</text:p>
          </table:table-cell>
          <table:table-cell office:value-type="float" office:value="0.00434874" calcext:value-type="float">
            <text:p>0.00434874</text:p>
          </table:table-cell>
          <table:table-cell office:value-type="float" office:value="0.00435797" calcext:value-type="float">
            <text:p>0.00435797</text:p>
          </table:table-cell>
          <table:table-cell office:value-type="float" office:value="0.00446682" calcext:value-type="float">
            <text:p>0.00446682</text:p>
          </table:table-cell>
          <table:table-cell office:value-type="float" office:value="0.00424673" calcext:value-type="float">
            <text:p>0.00424673</text:p>
          </table:table-cell>
          <table:table-cell office:value-type="float" office:value="0.00421164" calcext:value-type="float">
            <text:p>0.00421164</text:p>
          </table:table-cell>
          <table:table-cell office:value-type="float" office:value="0.00404562" calcext:value-type="float">
            <text:p>0.00404562</text:p>
          </table:table-cell>
          <table:table-cell office:value-type="float" office:value="0.00393729" calcext:value-type="float">
            <text:p>0.00393729</text:p>
          </table:table-cell>
          <table:table-cell office:value-type="float" office:value="0.00396463" calcext:value-type="float">
            <text:p>0.00396463</text:p>
          </table:table-cell>
          <table:table-cell office:value-type="float" office:value="0.00393634" calcext:value-type="float">
            <text:p>0.00393634</text:p>
          </table:table-cell>
          <table:table-cell office:value-type="float" office:value="0.0038418" calcext:value-type="float">
            <text:p>0.0038418</text:p>
          </table:table-cell>
          <table:table-cell office:value-type="float" office:value="0.00376624" calcext:value-type="float">
            <text:p>0.00376624</text:p>
          </table:table-cell>
          <table:table-cell office:value-type="float" office:value="0.00374016" calcext:value-type="float">
            <text:p>0.00374016</text:p>
          </table:table-cell>
          <table:table-cell office:value-type="float" office:value="0.00374318" calcext:value-type="float">
            <text:p>0.00374318</text:p>
          </table:table-cell>
          <table:table-cell office:value-type="float" office:value="0.00364838" calcext:value-type="float">
            <text:p>0.00364838</text:p>
          </table:table-cell>
          <table:table-cell office:value-type="float" office:value="0.00364737" calcext:value-type="float">
            <text:p>0.00364737</text:p>
          </table:table-cell>
          <table:table-cell office:value-type="float" office:value="0.00328633" calcext:value-type="float">
            <text:p>0.00328633</text:p>
          </table:table-cell>
          <table:table-cell office:value-type="float" office:value="0.00345723" calcext:value-type="float">
            <text:p>0.00345723</text:p>
          </table:table-cell>
          <table:table-cell office:value-type="float" office:value="0.00333297" calcext:value-type="float">
            <text:p>0.00333297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326642" calcext:value-type="float">
            <text:p>0.00326642</text:p>
          </table:table-cell>
          <table:table-cell office:value-type="float" office:value="0.00318218" calcext:value-type="float">
            <text:p>0.00318218</text:p>
          </table:table-cell>
          <table:table-cell office:value-type="float" office:value="0.00317798" calcext:value-type="float">
            <text:p>0.00317798</text:p>
          </table:table-cell>
          <table:table-cell office:value-type="float" office:value="0.00321215" calcext:value-type="float">
            <text:p>0.00321215</text:p>
          </table:table-cell>
          <table:table-cell office:value-type="float" office:value="0.0031587" calcext:value-type="float">
            <text:p>0.0031587</text:p>
          </table:table-cell>
          <table:table-cell office:value-type="float" office:value="0.00314069" calcext:value-type="float">
            <text:p>0.00314069</text:p>
          </table:table-cell>
          <table:table-cell office:value-type="float" office:value="0.00306369" calcext:value-type="float">
            <text:p>0.00306369</text:p>
          </table:table-cell>
          <table:table-cell office:value-type="float" office:value="0.00299046" calcext:value-type="float">
            <text:p>0.00299046</text:p>
          </table:table-cell>
          <table:table-cell/>
          <table:table-cell office:value-type="float" office:value="0.00683256010122311" calcext:value-type="float">
            <text:p>0.006832560101223</text:p>
          </table:table-cell>
          <table:table-cell office:value-type="float" office:value="0.00566643192307692" calcext:value-type="float">
            <text:p>0.005666431923077</text:p>
          </table:table-cell>
          <table:table-cell office:value-type="float" office:value="0.00598765384615384" calcext:value-type="float">
            <text:p>0.005987653846154</text:p>
          </table:table-cell>
          <table:table-cell office:value-type="float" office:value="0.00844808615384615" calcext:value-type="float">
            <text:p>0.008448086153846</text:p>
          </table:table-cell>
          <table:table-cell office:value-type="float" office:value="0.00598765384615384" calcext:value-type="float">
            <text:p>0.005987653846154</text:p>
          </table:table-cell>
          <table:table-cell/>
          <table:table-cell table:formula="of:=ABS([.CE42]-[.$CD42])" office:value-type="float" office:value="0.00116612817814619" calcext:value-type="float">
            <text:p>0.001166128178146</text:p>
          </table:table-cell>
          <table:table-cell table:formula="of:=ABS([.CF42]-[.$CD42])" office:value-type="float" office:value="0.00084490625506927" calcext:value-type="float">
            <text:p>0.000844906255069</text:p>
          </table:table-cell>
          <table:table-cell table:formula="of:=ABS([.CG42]-[.$CD42])" office:value-type="float" office:value="0.00161552605262304" calcext:value-type="float">
            <text:p>0.001615526052623</text:p>
          </table:table-cell>
          <table:table-cell table:formula="of:=ABS([.CH42]-[.$CD42])" office:value-type="float" office:value="0.00084490625506927" calcext:value-type="float">
            <text:p>0.000844906255069</text:p>
          </table:table-cell>
        </table:table-row>
        <table:table-row table:style-name="ro1">
          <table:table-cell/>
          <table:table-cell office:value-type="float" office:value="0.135926" calcext:value-type="float">
            <text:p>0.135926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070323" calcext:value-type="float">
            <text:p>0.070323</text:p>
          </table:table-cell>
          <table:table-cell office:value-type="float" office:value="0.0546121" calcext:value-type="float">
            <text:p>0.0546121</text:p>
          </table:table-cell>
          <table:table-cell office:value-type="float" office:value="0.0443342" calcext:value-type="float">
            <text:p>0.0443342</text:p>
          </table:table-cell>
          <table:table-cell office:value-type="float" office:value="0.0371937" calcext:value-type="float">
            <text:p>0.0371937</text:p>
          </table:table-cell>
          <table:table-cell office:value-type="float" office:value="0.0319551" calcext:value-type="float">
            <text:p>0.0319551</text:p>
          </table:table-cell>
          <table:table-cell office:value-type="float" office:value="0.0282804" calcext:value-type="float">
            <text:p>0.0282804</text:p>
          </table:table-cell>
          <table:table-cell office:value-type="float" office:value="0.0250563" calcext:value-type="float">
            <text:p>0.0250563</text:p>
          </table:table-cell>
          <table:table-cell office:value-type="float" office:value="0.0226138" calcext:value-type="float">
            <text:p>0.0226138</text:p>
          </table:table-cell>
          <table:table-cell office:value-type="float" office:value="0.0206528" calcext:value-type="float">
            <text:p>0.0206528</text:p>
          </table:table-cell>
          <table:table-cell office:value-type="float" office:value="0.0186595" calcext:value-type="float">
            <text:p>0.0186595</text:p>
          </table:table-cell>
          <table:table-cell office:value-type="float" office:value="0.0170169" calcext:value-type="float">
            <text:p>0.0170169</text:p>
          </table:table-cell>
          <table:table-cell office:value-type="float" office:value="0.0161744" calcext:value-type="float">
            <text:p>0.0161744</text:p>
          </table:table-cell>
          <table:table-cell office:value-type="float" office:value="0.0150615" calcext:value-type="float">
            <text:p>0.0150615</text:p>
          </table:table-cell>
          <table:table-cell office:value-type="float" office:value="0.0140276" calcext:value-type="float">
            <text:p>0.0140276</text:p>
          </table:table-cell>
          <table:table-cell office:value-type="float" office:value="0.0131758" calcext:value-type="float">
            <text:p>0.0131758</text:p>
          </table:table-cell>
          <table:table-cell office:value-type="float" office:value="0.0124237" calcext:value-type="float">
            <text:p>0.0124237</text:p>
          </table:table-cell>
          <table:table-cell office:value-type="float" office:value="0.0117728" calcext:value-type="float">
            <text:p>0.0117728</text:p>
          </table:table-cell>
          <table:table-cell office:value-type="float" office:value="0.0112137" calcext:value-type="float">
            <text:p>0.0112137</text:p>
          </table:table-cell>
          <table:table-cell office:value-type="float" office:value="0.0109606" calcext:value-type="float">
            <text:p>0.0109606</text:p>
          </table:table-cell>
          <table:table-cell office:value-type="float" office:value="0.0102421" calcext:value-type="float">
            <text:p>0.0102421</text:p>
          </table:table-cell>
          <table:table-cell office:value-type="float" office:value="0.00979622" calcext:value-type="float">
            <text:p>0.00979622</text:p>
          </table:table-cell>
          <table:table-cell office:value-type="float" office:value="0.00952909" calcext:value-type="float">
            <text:p>0.00952909</text:p>
          </table:table-cell>
          <table:table-cell office:value-type="float" office:value="0.0090261" calcext:value-type="float">
            <text:p>0.0090261</text:p>
          </table:table-cell>
          <table:table-cell office:value-type="float" office:value="0.00877945" calcext:value-type="float">
            <text:p>0.00877945</text:p>
          </table:table-cell>
          <table:table-cell office:value-type="float" office:value="0.00846456" calcext:value-type="float">
            <text:p>0.00846456</text:p>
          </table:table-cell>
          <table:table-cell office:value-type="float" office:value="0.00811351" calcext:value-type="float">
            <text:p>0.00811351</text:p>
          </table:table-cell>
          <table:table-cell office:value-type="float" office:value="0.00765437" calcext:value-type="float">
            <text:p>0.00765437</text:p>
          </table:table-cell>
          <table:table-cell office:value-type="float" office:value="0.00741943" calcext:value-type="float">
            <text:p>0.00741943</text:p>
          </table:table-cell>
          <table:table-cell office:value-type="float" office:value="0.00729201" calcext:value-type="float">
            <text:p>0.00729201</text:p>
          </table:table-cell>
          <table:table-cell office:value-type="float" office:value="0.00684799" calcext:value-type="float">
            <text:p>0.00684799</text:p>
          </table:table-cell>
          <table:table-cell office:value-type="float" office:value="0.00662615" calcext:value-type="float">
            <text:p>0.00662615</text:p>
          </table:table-cell>
          <table:table-cell office:value-type="float" office:value="0.00665423" calcext:value-type="float">
            <text:p>0.00665423</text:p>
          </table:table-cell>
          <table:table-cell office:value-type="float" office:value="0.00637889" calcext:value-type="float">
            <text:p>0.00637889</text:p>
          </table:table-cell>
          <table:table-cell office:value-type="float" office:value="0.00630289" calcext:value-type="float">
            <text:p>0.00630289</text:p>
          </table:table-cell>
          <table:table-cell office:value-type="float" office:value="0.00612145" calcext:value-type="float">
            <text:p>0.00612145</text:p>
          </table:table-cell>
          <table:table-cell office:value-type="float" office:value="0.00590593" calcext:value-type="float">
            <text:p>0.00590593</text:p>
          </table:table-cell>
          <table:table-cell office:value-type="float" office:value="0.00577419" calcext:value-type="float">
            <text:p>0.00577419</text:p>
          </table:table-cell>
          <table:table-cell office:value-type="float" office:value="0.00577092" calcext:value-type="float">
            <text:p>0.00577092</text:p>
          </table:table-cell>
          <table:table-cell office:value-type="float" office:value="0.00557154" calcext:value-type="float">
            <text:p>0.00557154</text:p>
          </table:table-cell>
          <table:table-cell office:value-type="float" office:value="0.00528165" calcext:value-type="float">
            <text:p>0.00528165</text:p>
          </table:table-cell>
          <table:table-cell office:value-type="float" office:value="0.00515727" calcext:value-type="float">
            <text:p>0.00515727</text:p>
          </table:table-cell>
          <table:table-cell office:value-type="float" office:value="0.00516627" calcext:value-type="float">
            <text:p>0.00516627</text:p>
          </table:table-cell>
          <table:table-cell office:value-type="float" office:value="0.00487914" calcext:value-type="float">
            <text:p>0.00487914</text:p>
          </table:table-cell>
          <table:table-cell office:value-type="float" office:value="0.00497002" calcext:value-type="float">
            <text:p>0.00497002</text:p>
          </table:table-cell>
          <table:table-cell office:value-type="float" office:value="0.00465203" calcext:value-type="float">
            <text:p>0.00465203</text:p>
          </table:table-cell>
          <table:table-cell office:value-type="float" office:value="0.00458764" calcext:value-type="float">
            <text:p>0.00458764</text:p>
          </table:table-cell>
          <table:table-cell office:value-type="float" office:value="0.0046456" calcext:value-type="float">
            <text:p>0.0046456</text:p>
          </table:table-cell>
          <table:table-cell office:value-type="float" office:value="0.00440562" calcext:value-type="float">
            <text:p>0.00440562</text:p>
          </table:table-cell>
          <table:table-cell office:value-type="float" office:value="0.00424571" calcext:value-type="float">
            <text:p>0.00424571</text:p>
          </table:table-cell>
          <table:table-cell office:value-type="float" office:value="0.00434445" calcext:value-type="float">
            <text:p>0.00434445</text:p>
          </table:table-cell>
          <table:table-cell office:value-type="float" office:value="0.00428569" calcext:value-type="float">
            <text:p>0.00428569</text:p>
          </table:table-cell>
          <table:table-cell office:value-type="float" office:value="0.0042051" calcext:value-type="float">
            <text:p>0.0042051</text:p>
          </table:table-cell>
          <table:table-cell office:value-type="float" office:value="0.00406405" calcext:value-type="float">
            <text:p>0.00406405</text:p>
          </table:table-cell>
          <table:table-cell office:value-type="float" office:value="0.00406942" calcext:value-type="float">
            <text:p>0.00406942</text:p>
          </table:table-cell>
          <table:table-cell office:value-type="float" office:value="0.00396783" calcext:value-type="float">
            <text:p>0.00396783</text:p>
          </table:table-cell>
          <table:table-cell office:value-type="float" office:value="0.00396436" calcext:value-type="float">
            <text:p>0.00396436</text:p>
          </table:table-cell>
          <table:table-cell office:value-type="float" office:value="0.00392467" calcext:value-type="float">
            <text:p>0.00392467</text:p>
          </table:table-cell>
          <table:table-cell office:value-type="float" office:value="0.00374849" calcext:value-type="float">
            <text:p>0.00374849</text:p>
          </table:table-cell>
          <table:table-cell office:value-type="float" office:value="0.00368141" calcext:value-type="float">
            <text:p>0.00368141</text:p>
          </table:table-cell>
          <table:table-cell office:value-type="float" office:value="0.00351282" calcext:value-type="float">
            <text:p>0.00351282</text:p>
          </table:table-cell>
          <table:table-cell office:value-type="float" office:value="0.00351082" calcext:value-type="float">
            <text:p>0.00351082</text:p>
          </table:table-cell>
          <table:table-cell office:value-type="float" office:value="0.00357777" calcext:value-type="float">
            <text:p>0.00357777</text:p>
          </table:table-cell>
          <table:table-cell office:value-type="float" office:value="0.00347584" calcext:value-type="float">
            <text:p>0.00347584</text:p>
          </table:table-cell>
          <table:table-cell office:value-type="float" office:value="0.00342251" calcext:value-type="float">
            <text:p>0.00342251</text:p>
          </table:table-cell>
          <table:table-cell office:value-type="float" office:value="0.00327054" calcext:value-type="float">
            <text:p>0.00327054</text:p>
          </table:table-cell>
          <table:table-cell office:value-type="float" office:value="0.00327218" calcext:value-type="float">
            <text:p>0.00327218</text:p>
          </table:table-cell>
          <table:table-cell office:value-type="float" office:value="0.00333795" calcext:value-type="float">
            <text:p>0.00333795</text:p>
          </table:table-cell>
          <table:table-cell office:value-type="float" office:value="0.00323981" calcext:value-type="float">
            <text:p>0.00323981</text:p>
          </table:table-cell>
          <table:table-cell office:value-type="float" office:value="0.00306751" calcext:value-type="float">
            <text:p>0.00306751</text:p>
          </table:table-cell>
          <table:table-cell office:value-type="float" office:value="0.0032068" calcext:value-type="float">
            <text:p>0.0032068</text:p>
          </table:table-cell>
          <table:table-cell office:value-type="float" office:value="0.0030691" calcext:value-type="float">
            <text:p>0.0030691</text:p>
          </table:table-cell>
          <table:table-cell office:value-type="float" office:value="0.00300211" calcext:value-type="float">
            <text:p>0.00300211</text:p>
          </table:table-cell>
          <table:table-cell office:value-type="float" office:value="0.00302047" calcext:value-type="float">
            <text:p>0.00302047</text:p>
          </table:table-cell>
          <table:table-cell office:value-type="float" office:value="0.00289529" calcext:value-type="float">
            <text:p>0.00289529</text:p>
          </table:table-cell>
          <table:table-cell office:value-type="float" office:value="0.0028715" calcext:value-type="float">
            <text:p>0.0028715</text:p>
          </table:table-cell>
          <table:table-cell office:value-type="float" office:value="0.00287113" calcext:value-type="float">
            <text:p>0.00287113</text:p>
          </table:table-cell>
          <table:table-cell office:value-type="float" office:value="0.0029247" calcext:value-type="float">
            <text:p>0.0029247</text:p>
          </table:table-cell>
          <table:table-cell/>
          <table:table-cell office:value-type="float" office:value="0.0083509067903838" calcext:value-type="float">
            <text:p>0.008350906790384</text:p>
          </table:table-cell>
          <table:table-cell office:value-type="float" office:value="0.00553423653846154" calcext:value-type="float">
            <text:p>0.005534236538462</text:p>
          </table:table-cell>
          <table:table-cell office:value-type="float" office:value="0.00584486769230769" calcext:value-type="float">
            <text:p>0.005844867692308</text:p>
          </table:table-cell>
          <table:table-cell office:value-type="float" office:value="0.00829196346153846" calcext:value-type="float">
            <text:p>0.008291963461538</text:p>
          </table:table-cell>
          <table:table-cell office:value-type="float" office:value="0.00584486769230769" calcext:value-type="float">
            <text:p>0.005844867692308</text:p>
          </table:table-cell>
          <table:table-cell/>
          <table:table-cell table:formula="of:=ABS([.CE43]-[.$CD43])" office:value-type="float" office:value="0.00281667025192226" calcext:value-type="float">
            <text:p>0.002816670251922</text:p>
          </table:table-cell>
          <table:table-cell table:formula="of:=ABS([.CF43]-[.$CD43])" office:value-type="float" office:value="0.00250603909807611" calcext:value-type="float">
            <text:p>0.002506039098076</text:p>
          </table:table-cell>
          <table:table-cell table:formula="of:=ABS([.CG43]-[.$CD43])" office:value-type="float" office:value="0.0000589433288453386" calcext:value-type="float">
            <text:p>5.89433288453386E-05</text:p>
          </table:table-cell>
          <table:table-cell table:formula="of:=ABS([.CH43]-[.$CD43])" office:value-type="float" office:value="0.00250603909807611" calcext:value-type="float">
            <text:p>0.002506039098076</text:p>
          </table:table-cell>
        </table:table-row>
        <table:table-row table:style-name="ro1">
          <table:table-cell/>
          <table:table-cell office:value-type="float" office:value="0.112968" calcext:value-type="float">
            <text:p>0.112968</text:p>
          </table:table-cell>
          <table:table-cell office:value-type="float" office:value="0.0861382" calcext:value-type="float">
            <text:p>0.0861382</text:p>
          </table:table-cell>
          <table:table-cell office:value-type="float" office:value="0.0679186" calcext:value-type="float">
            <text:p>0.0679186</text:p>
          </table:table-cell>
          <table:table-cell office:value-type="float" office:value="0.055132" calcext:value-type="float">
            <text:p>0.055132</text:p>
          </table:table-cell>
          <table:table-cell office:value-type="float" office:value="0.0456545" calcext:value-type="float">
            <text:p>0.0456545</text:p>
          </table:table-cell>
          <table:table-cell office:value-type="float" office:value="0.0387949" calcext:value-type="float">
            <text:p>0.0387949</text:p>
          </table:table-cell>
          <table:table-cell office:value-type="float" office:value="0.0333706" calcext:value-type="float">
            <text:p>0.0333706</text:p>
          </table:table-cell>
          <table:table-cell office:value-type="float" office:value="0.0296987" calcext:value-type="float">
            <text:p>0.0296987</text:p>
          </table:table-cell>
          <table:table-cell office:value-type="float" office:value="0.0261647" calcext:value-type="float">
            <text:p>0.0261647</text:p>
          </table:table-cell>
          <table:table-cell office:value-type="float" office:value="0.0238595" calcext:value-type="float">
            <text:p>0.0238595</text:p>
          </table:table-cell>
          <table:table-cell office:value-type="float" office:value="0.021667" calcext:value-type="float">
            <text:p>0.021667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183517" calcext:value-type="float">
            <text:p>0.0183517</text:p>
          </table:table-cell>
          <table:table-cell office:value-type="float" office:value="0.0170277" calcext:value-type="float">
            <text:p>0.0170277</text:p>
          </table:table-cell>
          <table:table-cell office:value-type="float" office:value="0.015736" calcext:value-type="float">
            <text:p>0.015736</text:p>
          </table:table-cell>
          <table:table-cell office:value-type="float" office:value="0.0146844" calcext:value-type="float">
            <text:p>0.0146844</text:p>
          </table:table-cell>
          <table:table-cell office:value-type="float" office:value="0.0138976" calcext:value-type="float">
            <text:p>0.0138976</text:p>
          </table:table-cell>
          <table:table-cell office:value-type="float" office:value="0.0130574" calcext:value-type="float">
            <text:p>0.0130574</text:p>
          </table:table-cell>
          <table:table-cell office:value-type="float" office:value="0.012537" calcext:value-type="float">
            <text:p>0.012537</text:p>
          </table:table-cell>
          <table:table-cell office:value-type="float" office:value="0.011779" calcext:value-type="float">
            <text:p>0.011779</text:p>
          </table:table-cell>
          <table:table-cell office:value-type="float" office:value="0.011212" calcext:value-type="float">
            <text:p>0.011212</text:p>
          </table:table-cell>
          <table:table-cell office:value-type="float" office:value="0.0108521" calcext:value-type="float">
            <text:p>0.0108521</text:p>
          </table:table-cell>
          <table:table-cell office:value-type="float" office:value="0.0102537" calcext:value-type="float">
            <text:p>0.0102537</text:p>
          </table:table-cell>
          <table:table-cell office:value-type="float" office:value="0.0102094" calcext:value-type="float">
            <text:p>0.0102094</text:p>
          </table:table-cell>
          <table:table-cell office:value-type="float" office:value="0.00962788" calcext:value-type="float">
            <text:p>0.00962788</text:p>
          </table:table-cell>
          <table:table-cell office:value-type="float" office:value="0.00911072" calcext:value-type="float">
            <text:p>0.00911072</text:p>
          </table:table-cell>
          <table:table-cell office:value-type="float" office:value="0.00877354" calcext:value-type="float">
            <text:p>0.00877354</text:p>
          </table:table-cell>
          <table:table-cell office:value-type="float" office:value="0.0085147" calcext:value-type="float">
            <text:p>0.0085147</text:p>
          </table:table-cell>
          <table:table-cell office:value-type="float" office:value="0.00828789" calcext:value-type="float">
            <text:p>0.00828789</text:p>
          </table:table-cell>
          <table:table-cell office:value-type="float" office:value="0.00774916" calcext:value-type="float">
            <text:p>0.00774916</text:p>
          </table:table-cell>
          <table:table-cell office:value-type="float" office:value="0.00763278" calcext:value-type="float">
            <text:p>0.00763278</text:p>
          </table:table-cell>
          <table:table-cell office:value-type="float" office:value="0.00739688" calcext:value-type="float">
            <text:p>0.00739688</text:p>
          </table:table-cell>
          <table:table-cell office:value-type="float" office:value="0.0072853" calcext:value-type="float">
            <text:p>0.0072853</text:p>
          </table:table-cell>
          <table:table-cell office:value-type="float" office:value="0.00698542" calcext:value-type="float">
            <text:p>0.00698542</text:p>
          </table:table-cell>
          <table:table-cell office:value-type="float" office:value="0.00684083" calcext:value-type="float">
            <text:p>0.00684083</text:p>
          </table:table-cell>
          <table:table-cell office:value-type="float" office:value="0.00655197" calcext:value-type="float">
            <text:p>0.00655197</text:p>
          </table:table-cell>
          <table:table-cell office:value-type="float" office:value="0.00650044" calcext:value-type="float">
            <text:p>0.00650044</text:p>
          </table:table-cell>
          <table:table-cell office:value-type="float" office:value="0.00619471" calcext:value-type="float">
            <text:p>0.00619471</text:p>
          </table:table-cell>
          <table:table-cell office:value-type="float" office:value="0.00591134" calcext:value-type="float">
            <text:p>0.00591134</text:p>
          </table:table-cell>
          <table:table-cell office:value-type="float" office:value="0.00579769" calcext:value-type="float">
            <text:p>0.00579769</text:p>
          </table:table-cell>
          <table:table-cell office:value-type="float" office:value="0.00565625" calcext:value-type="float">
            <text:p>0.00565625</text:p>
          </table:table-cell>
          <table:table-cell office:value-type="float" office:value="0.00557769" calcext:value-type="float">
            <text:p>0.00557769</text:p>
          </table:table-cell>
          <table:table-cell office:value-type="float" office:value="0.0055359" calcext:value-type="float">
            <text:p>0.0055359</text:p>
          </table:table-cell>
          <table:table-cell office:value-type="float" office:value="0.00535698" calcext:value-type="float">
            <text:p>0.00535698</text:p>
          </table:table-cell>
          <table:table-cell office:value-type="float" office:value="0.00535179" calcext:value-type="float">
            <text:p>0.00535179</text:p>
          </table:table-cell>
          <table:table-cell office:value-type="float" office:value="0.00520503" calcext:value-type="float">
            <text:p>0.00520503</text:p>
          </table:table-cell>
          <table:table-cell office:value-type="float" office:value="0.00509414" calcext:value-type="float">
            <text:p>0.00509414</text:p>
          </table:table-cell>
          <table:table-cell office:value-type="float" office:value="0.00493264" calcext:value-type="float">
            <text:p>0.00493264</text:p>
          </table:table-cell>
          <table:table-cell office:value-type="float" office:value="0.00486039" calcext:value-type="float">
            <text:p>0.00486039</text:p>
          </table:table-cell>
          <table:table-cell office:value-type="float" office:value="0.0046438" calcext:value-type="float">
            <text:p>0.0046438</text:p>
          </table:table-cell>
          <table:table-cell office:value-type="float" office:value="0.00472164" calcext:value-type="float">
            <text:p>0.00472164</text:p>
          </table:table-cell>
          <table:table-cell office:value-type="float" office:value="0.00460277" calcext:value-type="float">
            <text:p>0.00460277</text:p>
          </table:table-cell>
          <table:table-cell office:value-type="float" office:value="0.00457138" calcext:value-type="float">
            <text:p>0.00457138</text:p>
          </table:table-cell>
          <table:table-cell office:value-type="float" office:value="0.00432757" calcext:value-type="float">
            <text:p>0.00432757</text:p>
          </table:table-cell>
          <table:table-cell office:value-type="float" office:value="0.00438103" calcext:value-type="float">
            <text:p>0.00438103</text:p>
          </table:table-cell>
          <table:table-cell office:value-type="float" office:value="0.0043847" calcext:value-type="float">
            <text:p>0.0043847</text:p>
          </table:table-cell>
          <table:table-cell office:value-type="float" office:value="0.00419283" calcext:value-type="float">
            <text:p>0.00419283</text:p>
          </table:table-cell>
          <table:table-cell office:value-type="float" office:value="0.0040766" calcext:value-type="float">
            <text:p>0.0040766</text:p>
          </table:table-cell>
          <table:table-cell office:value-type="float" office:value="0.00399409" calcext:value-type="float">
            <text:p>0.00399409</text:p>
          </table:table-cell>
          <table:table-cell office:value-type="float" office:value="0.0038434" calcext:value-type="float">
            <text:p>0.0038434</text:p>
          </table:table-cell>
          <table:table-cell office:value-type="float" office:value="0.00399947" calcext:value-type="float">
            <text:p>0.00399947</text:p>
          </table:table-cell>
          <table:table-cell office:value-type="float" office:value="0.0038094" calcext:value-type="float">
            <text:p>0.0038094</text:p>
          </table:table-cell>
          <table:table-cell office:value-type="float" office:value="0.00371886" calcext:value-type="float">
            <text:p>0.00371886</text:p>
          </table:table-cell>
          <table:table-cell office:value-type="float" office:value="0.00358894" calcext:value-type="float">
            <text:p>0.00358894</text:p>
          </table:table-cell>
          <table:table-cell office:value-type="float" office:value="0.00365737" calcext:value-type="float">
            <text:p>0.00365737</text:p>
          </table:table-cell>
          <table:table-cell office:value-type="float" office:value="0.00363032" calcext:value-type="float">
            <text:p>0.00363032</text:p>
          </table:table-cell>
          <table:table-cell office:value-type="float" office:value="0.00346538" calcext:value-type="float">
            <text:p>0.00346538</text:p>
          </table:table-cell>
          <table:table-cell office:value-type="float" office:value="0.00338151" calcext:value-type="float">
            <text:p>0.00338151</text:p>
          </table:table-cell>
          <table:table-cell office:value-type="float" office:value="0.00349356" calcext:value-type="float">
            <text:p>0.00349356</text:p>
          </table:table-cell>
          <table:table-cell office:value-type="float" office:value="0.00341445" calcext:value-type="float">
            <text:p>0.00341445</text:p>
          </table:table-cell>
          <table:table-cell office:value-type="float" office:value="0.00327905" calcext:value-type="float">
            <text:p>0.00327905</text:p>
          </table:table-cell>
          <table:table-cell office:value-type="float" office:value="0.00346669" calcext:value-type="float">
            <text:p>0.00346669</text:p>
          </table:table-cell>
          <table:table-cell office:value-type="float" office:value="0.00313846" calcext:value-type="float">
            <text:p>0.00313846</text:p>
          </table:table-cell>
          <table:table-cell office:value-type="float" office:value="0.00326678" calcext:value-type="float">
            <text:p>0.00326678</text:p>
          </table:table-cell>
          <table:table-cell office:value-type="float" office:value="0.00317906" calcext:value-type="float">
            <text:p>0.00317906</text:p>
          </table:table-cell>
          <table:table-cell office:value-type="float" office:value="0.00318005" calcext:value-type="float">
            <text:p>0.00318005</text:p>
          </table:table-cell>
          <table:table-cell office:value-type="float" office:value="0.00308666" calcext:value-type="float">
            <text:p>0.00308666</text:p>
          </table:table-cell>
          <table:table-cell office:value-type="float" office:value="0.00310308" calcext:value-type="float">
            <text:p>0.00310308</text:p>
          </table:table-cell>
          <table:table-cell office:value-type="float" office:value="0.00303423" calcext:value-type="float">
            <text:p>0.00303423</text:p>
          </table:table-cell>
          <table:table-cell/>
          <table:table-cell office:value-type="float" office:value="0.00725432307043442" calcext:value-type="float">
            <text:p>0.007254323070434</text:p>
          </table:table-cell>
          <table:table-cell office:value-type="float" office:value="0.00539663923076923" calcext:value-type="float">
            <text:p>0.005396639230769</text:p>
          </table:table-cell>
          <table:table-cell office:value-type="float" office:value="0.00567604076923077" calcext:value-type="float">
            <text:p>0.005676040769231</text:p>
          </table:table-cell>
          <table:table-cell office:value-type="float" office:value="0.00807046961538461" calcext:value-type="float">
            <text:p>0.008070469615385</text:p>
          </table:table-cell>
          <table:table-cell office:value-type="float" office:value="0.00567604076923077" calcext:value-type="float">
            <text:p>0.005676040769231</text:p>
          </table:table-cell>
          <table:table-cell/>
          <table:table-cell table:formula="of:=ABS([.CE44]-[.$CD44])" office:value-type="float" office:value="0.00185768383966519" calcext:value-type="float">
            <text:p>0.001857683839665</text:p>
          </table:table-cell>
          <table:table-cell table:formula="of:=ABS([.CF44]-[.$CD44])" office:value-type="float" office:value="0.00157828230120365" calcext:value-type="float">
            <text:p>0.001578282301204</text:p>
          </table:table-cell>
          <table:table-cell table:formula="of:=ABS([.CG44]-[.$CD44])" office:value-type="float" office:value="0.000816146544950189" calcext:value-type="float">
            <text:p>0.00081614654495</text:p>
          </table:table-cell>
          <table:table-cell table:formula="of:=ABS([.CH44]-[.$CD44])" office:value-type="float" office:value="0.00157828230120365" calcext:value-type="float">
            <text:p>0.001578282301204</text:p>
          </table:table-cell>
        </table:table-row>
        <table:table-row table:style-name="ro1">
          <table:table-cell/>
          <table:table-cell office:value-type="float" office:value="0.130089" calcext:value-type="float">
            <text:p>0.130089</text:p>
          </table:table-cell>
          <table:table-cell office:value-type="float" office:value="0.0925637" calcext:value-type="float">
            <text:p>0.0925637</text:p>
          </table:table-cell>
          <table:table-cell office:value-type="float" office:value="0.0697759" calcext:value-type="float">
            <text:p>0.0697759</text:p>
          </table:table-cell>
          <table:table-cell office:value-type="float" office:value="0.0551345" calcext:value-type="float">
            <text:p>0.0551345</text:p>
          </table:table-cell>
          <table:table-cell office:value-type="float" office:value="0.0449808" calcext:value-type="float">
            <text:p>0.0449808</text:p>
          </table:table-cell>
          <table:table-cell office:value-type="float" office:value="0.0377521" calcext:value-type="float">
            <text:p>0.0377521</text:p>
          </table:table-cell>
          <table:table-cell office:value-type="float" office:value="0.0325425" calcext:value-type="float">
            <text:p>0.0325425</text:p>
          </table:table-cell>
          <table:table-cell office:value-type="float" office:value="0.0284111" calcext:value-type="float">
            <text:p>0.0284111</text:p>
          </table:table-cell>
          <table:table-cell office:value-type="float" office:value="0.0252098" calcext:value-type="float">
            <text:p>0.0252098</text:p>
          </table:table-cell>
          <table:table-cell office:value-type="float" office:value="0.0230368" calcext:value-type="float">
            <text:p>0.0230368</text:p>
          </table:table-cell>
          <table:table-cell office:value-type="float" office:value="0.020764" calcext:value-type="float">
            <text:p>0.020764</text:p>
          </table:table-cell>
          <table:table-cell office:value-type="float" office:value="0.0189362" calcext:value-type="float">
            <text:p>0.0189362</text:p>
          </table:table-cell>
          <table:table-cell office:value-type="float" office:value="0.0174538" calcext:value-type="float">
            <text:p>0.0174538</text:p>
          </table:table-cell>
          <table:table-cell office:value-type="float" office:value="0.0161728" calcext:value-type="float">
            <text:p>0.0161728</text:p>
          </table:table-cell>
          <table:table-cell office:value-type="float" office:value="0.0151824" calcext:value-type="float">
            <text:p>0.0151824</text:p>
          </table:table-cell>
          <table:table-cell office:value-type="float" office:value="0.0143844" calcext:value-type="float">
            <text:p>0.0143844</text:p>
          </table:table-cell>
          <table:table-cell office:value-type="float" office:value="0.0133797" calcext:value-type="float">
            <text:p>0.0133797</text:p>
          </table:table-cell>
          <table:table-cell office:value-type="float" office:value="0.0126479" calcext:value-type="float">
            <text:p>0.0126479</text:p>
          </table:table-cell>
          <table:table-cell office:value-type="float" office:value="0.0121133" calcext:value-type="float">
            <text:p>0.0121133</text:p>
          </table:table-cell>
          <table:table-cell office:value-type="float" office:value="0.0111966" calcext:value-type="float">
            <text:p>0.0111966</text:p>
          </table:table-cell>
          <table:table-cell office:value-type="float" office:value="0.0107902" calcext:value-type="float">
            <text:p>0.0107902</text:p>
          </table:table-cell>
          <table:table-cell office:value-type="float" office:value="0.0105494" calcext:value-type="float">
            <text:p>0.0105494</text:p>
          </table:table-cell>
          <table:table-cell office:value-type="float" office:value="0.00973985" calcext:value-type="float">
            <text:p>0.00973985</text:p>
          </table:table-cell>
          <table:table-cell office:value-type="float" office:value="0.00951536" calcext:value-type="float">
            <text:p>0.00951536</text:p>
          </table:table-cell>
          <table:table-cell office:value-type="float" office:value="0.00907665" calcext:value-type="float">
            <text:p>0.00907665</text:p>
          </table:table-cell>
          <table:table-cell office:value-type="float" office:value="0.00879197" calcext:value-type="float">
            <text:p>0.00879197</text:p>
          </table:table-cell>
          <table:table-cell office:value-type="float" office:value="0.00831624" calcext:value-type="float">
            <text:p>0.00831624</text:p>
          </table:table-cell>
          <table:table-cell office:value-type="float" office:value="0.00816483" calcext:value-type="float">
            <text:p>0.00816483</text:p>
          </table:table-cell>
          <table:table-cell office:value-type="float" office:value="0.00779232" calcext:value-type="float">
            <text:p>0.00779232</text:p>
          </table:table-cell>
          <table:table-cell office:value-type="float" office:value="0.00757348" calcext:value-type="float">
            <text:p>0.00757348</text:p>
          </table:table-cell>
          <table:table-cell office:value-type="float" office:value="0.00716931" calcext:value-type="float">
            <text:p>0.00716931</text:p>
          </table:table-cell>
          <table:table-cell office:value-type="float" office:value="0.00714177" calcext:value-type="float">
            <text:p>0.00714177</text:p>
          </table:table-cell>
          <table:table-cell office:value-type="float" office:value="0.0068739" calcext:value-type="float">
            <text:p>0.0068739</text:p>
          </table:table-cell>
          <table:table-cell office:value-type="float" office:value="0.00671219" calcext:value-type="float">
            <text:p>0.00671219</text:p>
          </table:table-cell>
          <table:table-cell office:value-type="float" office:value="0.00651805" calcext:value-type="float">
            <text:p>0.00651805</text:p>
          </table:table-cell>
          <table:table-cell office:value-type="float" office:value="0.0062083" calcext:value-type="float">
            <text:p>0.0062083</text:p>
          </table:table-cell>
          <table:table-cell office:value-type="float" office:value="0.00617745" calcext:value-type="float">
            <text:p>0.00617745</text:p>
          </table:table-cell>
          <table:table-cell office:value-type="float" office:value="0.00582773" calcext:value-type="float">
            <text:p>0.00582773</text:p>
          </table:table-cell>
          <table:table-cell office:value-type="float" office:value="0.00586304" calcext:value-type="float">
            <text:p>0.00586304</text:p>
          </table:table-cell>
          <table:table-cell office:value-type="float" office:value="0.00573968" calcext:value-type="float">
            <text:p>0.00573968</text:p>
          </table:table-cell>
          <table:table-cell office:value-type="float" office:value="0.00557763" calcext:value-type="float">
            <text:p>0.00557763</text:p>
          </table:table-cell>
          <table:table-cell office:value-type="float" office:value="0.005243" calcext:value-type="float">
            <text:p>0.005243</text:p>
          </table:table-cell>
          <table:table-cell office:value-type="float" office:value="0.00534631" calcext:value-type="float">
            <text:p>0.00534631</text:p>
          </table:table-cell>
          <table:table-cell office:value-type="float" office:value="0.0051027" calcext:value-type="float">
            <text:p>0.0051027</text:p>
          </table:table-cell>
          <table:table-cell office:value-type="float" office:value="0.0050635" calcext:value-type="float">
            <text:p>0.0050635</text:p>
          </table:table-cell>
          <table:table-cell office:value-type="float" office:value="0.00498085" calcext:value-type="float">
            <text:p>0.00498085</text:p>
          </table:table-cell>
          <table:table-cell office:value-type="float" office:value="0.00488195" calcext:value-type="float">
            <text:p>0.00488195</text:p>
          </table:table-cell>
          <table:table-cell office:value-type="float" office:value="0.00481858" calcext:value-type="float">
            <text:p>0.00481858</text:p>
          </table:table-cell>
          <table:table-cell office:value-type="float" office:value="0.0045335" calcext:value-type="float">
            <text:p>0.0045335</text:p>
          </table:table-cell>
          <table:table-cell office:value-type="float" office:value="0.00456354" calcext:value-type="float">
            <text:p>0.00456354</text:p>
          </table:table-cell>
          <table:table-cell office:value-type="float" office:value="0.00453899" calcext:value-type="float">
            <text:p>0.00453899</text:p>
          </table:table-cell>
          <table:table-cell office:value-type="float" office:value="0.00439304" calcext:value-type="float">
            <text:p>0.00439304</text:p>
          </table:table-cell>
          <table:table-cell office:value-type="float" office:value="0.00430101" calcext:value-type="float">
            <text:p>0.00430101</text:p>
          </table:table-cell>
          <table:table-cell office:value-type="float" office:value="0.00427259" calcext:value-type="float">
            <text:p>0.00427259</text:p>
          </table:table-cell>
          <table:table-cell office:value-type="float" office:value="0.00410961" calcext:value-type="float">
            <text:p>0.00410961</text:p>
          </table:table-cell>
          <table:table-cell office:value-type="float" office:value="0.00411684" calcext:value-type="float">
            <text:p>0.00411684</text:p>
          </table:table-cell>
          <table:table-cell office:value-type="float" office:value="0.00394685" calcext:value-type="float">
            <text:p>0.00394685</text:p>
          </table:table-cell>
          <table:table-cell office:value-type="float" office:value="0.00403804" calcext:value-type="float">
            <text:p>0.00403804</text:p>
          </table:table-cell>
          <table:table-cell office:value-type="float" office:value="0.00388099" calcext:value-type="float">
            <text:p>0.00388099</text:p>
          </table:table-cell>
          <table:table-cell office:value-type="float" office:value="0.00369137" calcext:value-type="float">
            <text:p>0.00369137</text:p>
          </table:table-cell>
          <table:table-cell office:value-type="float" office:value="0.00384154" calcext:value-type="float">
            <text:p>0.00384154</text:p>
          </table:table-cell>
          <table:table-cell office:value-type="float" office:value="0.00363593" calcext:value-type="float">
            <text:p>0.00363593</text:p>
          </table:table-cell>
          <table:table-cell office:value-type="float" office:value="0.00368682" calcext:value-type="float">
            <text:p>0.00368682</text:p>
          </table:table-cell>
          <table:table-cell office:value-type="float" office:value="0.00364272" calcext:value-type="float">
            <text:p>0.00364272</text:p>
          </table:table-cell>
          <table:table-cell office:value-type="float" office:value="0.00358535" calcext:value-type="float">
            <text:p>0.00358535</text:p>
          </table:table-cell>
          <table:table-cell office:value-type="float" office:value="0.00341175" calcext:value-type="float">
            <text:p>0.00341175</text:p>
          </table:table-cell>
          <table:table-cell office:value-type="float" office:value="0.00340185" calcext:value-type="float">
            <text:p>0.00340185</text:p>
          </table:table-cell>
          <table:table-cell office:value-type="float" office:value="0.00336993" calcext:value-type="float">
            <text:p>0.00336993</text:p>
          </table:table-cell>
          <table:table-cell office:value-type="float" office:value="0.00335991" calcext:value-type="float">
            <text:p>0.00335991</text:p>
          </table:table-cell>
          <table:table-cell office:value-type="float" office:value="0.00323536" calcext:value-type="float">
            <text:p>0.00323536</text:p>
          </table:table-cell>
          <table:table-cell office:value-type="float" office:value="0.00312964" calcext:value-type="float">
            <text:p>0.00312964</text:p>
          </table:table-cell>
          <table:table-cell office:value-type="float" office:value="0.00314452" calcext:value-type="float">
            <text:p>0.00314452</text:p>
          </table:table-cell>
          <table:table-cell office:value-type="float" office:value="0.00306518" calcext:value-type="float">
            <text:p>0.00306518</text:p>
          </table:table-cell>
          <table:table-cell office:value-type="float" office:value="0.00310434" calcext:value-type="float">
            <text:p>0.00310434</text:p>
          </table:table-cell>
          <table:table-cell office:value-type="float" office:value="0.00302735" calcext:value-type="float">
            <text:p>0.00302735</text:p>
          </table:table-cell>
          <table:table-cell office:value-type="float" office:value="0.00308123" calcext:value-type="float">
            <text:p>0.00308123</text:p>
          </table:table-cell>
          <table:table-cell office:value-type="float" office:value="0.00286231" calcext:value-type="float">
            <text:p>0.00286231</text:p>
          </table:table-cell>
          <table:table-cell office:value-type="float" office:value="0.00293478" calcext:value-type="float">
            <text:p>0.00293478</text:p>
          </table:table-cell>
          <table:table-cell office:value-type="float" office:value="0.00280919" calcext:value-type="float">
            <text:p>0.00280919</text:p>
          </table:table-cell>
          <table:table-cell/>
          <table:table-cell office:value-type="float" office:value="0.00447068747363981" calcext:value-type="float">
            <text:p>0.00447068747364</text:p>
          </table:table-cell>
          <table:table-cell office:value-type="float" office:value="0.00525985846153846" calcext:value-type="float">
            <text:p>0.005259858461538</text:p>
          </table:table-cell>
          <table:table-cell office:value-type="float" office:value="0.00556313076923077" calcext:value-type="float">
            <text:p>0.005563130769231</text:p>
          </table:table-cell>
          <table:table-cell office:value-type="float" office:value="0.00790799769230769" calcext:value-type="float">
            <text:p>0.007907997692308</text:p>
          </table:table-cell>
          <table:table-cell office:value-type="float" office:value="0.00556313076923077" calcext:value-type="float">
            <text:p>0.005563130769231</text:p>
          </table:table-cell>
          <table:table-cell/>
          <table:table-cell table:formula="of:=ABS([.CE45]-[.$CD45])" office:value-type="float" office:value="0.00078917098789865" calcext:value-type="float">
            <text:p>0.000789170987899</text:p>
          </table:table-cell>
          <table:table-cell table:formula="of:=ABS([.CF45]-[.$CD45])" office:value-type="float" office:value="0.00109244329559096" calcext:value-type="float">
            <text:p>0.001092443295591</text:p>
          </table:table-cell>
          <table:table-cell table:formula="of:=ABS([.CG45]-[.$CD45])" office:value-type="float" office:value="0.00343731021866788" calcext:value-type="float">
            <text:p>0.003437310218668</text:p>
          </table:table-cell>
          <table:table-cell table:formula="of:=ABS([.CH45]-[.$CD45])" office:value-type="float" office:value="0.00109244329559096" calcext:value-type="float">
            <text:p>0.001092443295591</text:p>
          </table:table-cell>
        </table:table-row>
        <table:table-row table:style-name="ro1">
          <table:table-cell/>
          <table:table-cell office:value-type="float" office:value="0.127273" calcext:value-type="float">
            <text:p>0.127273</text:p>
          </table:table-cell>
          <table:table-cell office:value-type="float" office:value="0.0918056" calcext:value-type="float">
            <text:p>0.0918056</text:p>
          </table:table-cell>
          <table:table-cell office:value-type="float" office:value="0.0696877" calcext:value-type="float">
            <text:p>0.0696877</text:p>
          </table:table-cell>
          <table:table-cell office:value-type="float" office:value="0.0551253" calcext:value-type="float">
            <text:p>0.0551253</text:p>
          </table:table-cell>
          <table:table-cell office:value-type="float" office:value="0.0449416" calcext:value-type="float">
            <text:p>0.0449416</text:p>
          </table:table-cell>
          <table:table-cell office:value-type="float" office:value="0.0379724" calcext:value-type="float">
            <text:p>0.0379724</text:p>
          </table:table-cell>
          <table:table-cell office:value-type="float" office:value="0.0326845" calcext:value-type="float">
            <text:p>0.0326845</text:p>
          </table:table-cell>
          <table:table-cell office:value-type="float" office:value="0.0286749" calcext:value-type="float">
            <text:p>0.0286749</text:p>
          </table:table-cell>
          <table:table-cell office:value-type="float" office:value="0.0255352" calcext:value-type="float">
            <text:p>0.0255352</text:p>
          </table:table-cell>
          <table:table-cell office:value-type="float" office:value="0.0227731" calcext:value-type="float">
            <text:p>0.0227731</text:p>
          </table:table-cell>
          <table:table-cell office:value-type="float" office:value="0.0207681" calcext:value-type="float">
            <text:p>0.0207681</text:p>
          </table:table-cell>
          <table:table-cell office:value-type="float" office:value="0.0188816" calcext:value-type="float">
            <text:p>0.0188816</text:p>
          </table:table-cell>
          <table:table-cell office:value-type="float" office:value="0.0175332" calcext:value-type="float">
            <text:p>0.0175332</text:p>
          </table:table-cell>
          <table:table-cell office:value-type="float" office:value="0.0164708" calcext:value-type="float">
            <text:p>0.0164708</text:p>
          </table:table-cell>
          <table:table-cell office:value-type="float" office:value="0.0152027" calcext:value-type="float">
            <text:p>0.0152027</text:p>
          </table:table-cell>
          <table:table-cell office:value-type="float" office:value="0.014265" calcext:value-type="float">
            <text:p>0.014265</text:p>
          </table:table-cell>
          <table:table-cell office:value-type="float" office:value="0.0135813" calcext:value-type="float">
            <text:p>0.0135813</text:p>
          </table:table-cell>
          <table:table-cell office:value-type="float" office:value="0.0126085" calcext:value-type="float">
            <text:p>0.0126085</text:p>
          </table:table-cell>
          <table:table-cell office:value-type="float" office:value="0.0120162" calcext:value-type="float">
            <text:p>0.0120162</text:p>
          </table:table-cell>
          <table:table-cell office:value-type="float" office:value="0.0114449" calcext:value-type="float">
            <text:p>0.0114449</text:p>
          </table:table-cell>
          <table:table-cell office:value-type="float" office:value="0.0109211" calcext:value-type="float">
            <text:p>0.0109211</text:p>
          </table:table-cell>
          <table:table-cell office:value-type="float" office:value="0.0104328" calcext:value-type="float">
            <text:p>0.0104328</text:p>
          </table:table-cell>
          <table:table-cell office:value-type="float" office:value="0.00985177" calcext:value-type="float">
            <text:p>0.00985177</text:p>
          </table:table-cell>
          <table:table-cell office:value-type="float" office:value="0.0095359" calcext:value-type="float">
            <text:p>0.0095359</text:p>
          </table:table-cell>
          <table:table-cell office:value-type="float" office:value="0.00917663" calcext:value-type="float">
            <text:p>0.00917663</text:p>
          </table:table-cell>
          <table:table-cell office:value-type="float" office:value="0.00883684" calcext:value-type="float">
            <text:p>0.00883684</text:p>
          </table:table-cell>
          <table:table-cell office:value-type="float" office:value="0.00842301" calcext:value-type="float">
            <text:p>0.00842301</text:p>
          </table:table-cell>
          <table:table-cell office:value-type="float" office:value="0.00822005" calcext:value-type="float">
            <text:p>0.00822005</text:p>
          </table:table-cell>
          <table:table-cell office:value-type="float" office:value="0.0079127" calcext:value-type="float">
            <text:p>0.0079127</text:p>
          </table:table-cell>
          <table:table-cell office:value-type="float" office:value="0.00764707" calcext:value-type="float">
            <text:p>0.00764707</text:p>
          </table:table-cell>
          <table:table-cell office:value-type="float" office:value="0.00741223" calcext:value-type="float">
            <text:p>0.00741223</text:p>
          </table:table-cell>
          <table:table-cell office:value-type="float" office:value="0.00714542" calcext:value-type="float">
            <text:p>0.00714542</text:p>
          </table:table-cell>
          <table:table-cell office:value-type="float" office:value="0.00696086" calcext:value-type="float">
            <text:p>0.00696086</text:p>
          </table:table-cell>
          <table:table-cell office:value-type="float" office:value="0.00669281" calcext:value-type="float">
            <text:p>0.00669281</text:p>
          </table:table-cell>
          <table:table-cell office:value-type="float" office:value="0.00653174" calcext:value-type="float">
            <text:p>0.00653174</text:p>
          </table:table-cell>
          <table:table-cell office:value-type="float" office:value="0.00632783" calcext:value-type="float">
            <text:p>0.00632783</text:p>
          </table:table-cell>
          <table:table-cell office:value-type="float" office:value="0.00628861" calcext:value-type="float">
            <text:p>0.00628861</text:p>
          </table:table-cell>
          <table:table-cell office:value-type="float" office:value="0.00614585" calcext:value-type="float">
            <text:p>0.00614585</text:p>
          </table:table-cell>
          <table:table-cell office:value-type="float" office:value="0.00589536" calcext:value-type="float">
            <text:p>0.00589536</text:p>
          </table:table-cell>
          <table:table-cell office:value-type="float" office:value="0.0057568" calcext:value-type="float">
            <text:p>0.0057568</text:p>
          </table:table-cell>
          <table:table-cell office:value-type="float" office:value="0.00566634" calcext:value-type="float">
            <text:p>0.00566634</text:p>
          </table:table-cell>
          <table:table-cell office:value-type="float" office:value="0.00556046" calcext:value-type="float">
            <text:p>0.00556046</text:p>
          </table:table-cell>
          <table:table-cell office:value-type="float" office:value="0.00549696" calcext:value-type="float">
            <text:p>0.00549696</text:p>
          </table:table-cell>
          <table:table-cell office:value-type="float" office:value="0.00517129" calcext:value-type="float">
            <text:p>0.00517129</text:p>
          </table:table-cell>
          <table:table-cell office:value-type="float" office:value="0.00502088" calcext:value-type="float">
            <text:p>0.00502088</text:p>
          </table:table-cell>
          <table:table-cell office:value-type="float" office:value="0.0049746" calcext:value-type="float">
            <text:p>0.0049746</text:p>
          </table:table-cell>
          <table:table-cell office:value-type="float" office:value="0.00495586" calcext:value-type="float">
            <text:p>0.00495586</text:p>
          </table:table-cell>
          <table:table-cell office:value-type="float" office:value="0.00473677" calcext:value-type="float">
            <text:p>0.00473677</text:p>
          </table:table-cell>
          <table:table-cell office:value-type="float" office:value="0.00463813" calcext:value-type="float">
            <text:p>0.00463813</text:p>
          </table:table-cell>
          <table:table-cell office:value-type="float" office:value="0.00457008" calcext:value-type="float">
            <text:p>0.00457008</text:p>
          </table:table-cell>
          <table:table-cell office:value-type="float" office:value="0.0044679" calcext:value-type="float">
            <text:p>0.0044679</text:p>
          </table:table-cell>
          <table:table-cell office:value-type="float" office:value="0.00443115" calcext:value-type="float">
            <text:p>0.00443115</text:p>
          </table:table-cell>
          <table:table-cell office:value-type="float" office:value="0.00426918" calcext:value-type="float">
            <text:p>0.00426918</text:p>
          </table:table-cell>
          <table:table-cell office:value-type="float" office:value="0.00426774" calcext:value-type="float">
            <text:p>0.00426774</text:p>
          </table:table-cell>
          <table:table-cell office:value-type="float" office:value="0.00411915" calcext:value-type="float">
            <text:p>0.00411915</text:p>
          </table:table-cell>
          <table:table-cell office:value-type="float" office:value="0.00413582" calcext:value-type="float">
            <text:p>0.00413582</text:p>
          </table:table-cell>
          <table:table-cell office:value-type="float" office:value="0.00390981" calcext:value-type="float">
            <text:p>0.00390981</text:p>
          </table:table-cell>
          <table:table-cell office:value-type="float" office:value="0.00397084" calcext:value-type="float">
            <text:p>0.00397084</text:p>
          </table:table-cell>
          <table:table-cell office:value-type="float" office:value="0.00386675" calcext:value-type="float">
            <text:p>0.00386675</text:p>
          </table:table-cell>
          <table:table-cell office:value-type="float" office:value="0.0038073" calcext:value-type="float">
            <text:p>0.0038073</text:p>
          </table:table-cell>
          <table:table-cell office:value-type="float" office:value="0.00375077" calcext:value-type="float">
            <text:p>0.00375077</text:p>
          </table:table-cell>
          <table:table-cell office:value-type="float" office:value="0.00360536" calcext:value-type="float">
            <text:p>0.00360536</text:p>
          </table:table-cell>
          <table:table-cell office:value-type="float" office:value="0.00364304" calcext:value-type="float">
            <text:p>0.00364304</text:p>
          </table:table-cell>
          <table:table-cell office:value-type="float" office:value="0.00353152" calcext:value-type="float">
            <text:p>0.00353152</text:p>
          </table:table-cell>
          <table:table-cell office:value-type="float" office:value="0.00348657" calcext:value-type="float">
            <text:p>0.00348657</text:p>
          </table:table-cell>
          <table:table-cell office:value-type="float" office:value="0.00353098" calcext:value-type="float">
            <text:p>0.00353098</text:p>
          </table:table-cell>
          <table:table-cell office:value-type="float" office:value="0.00342686" calcext:value-type="float">
            <text:p>0.00342686</text:p>
          </table:table-cell>
          <table:table-cell office:value-type="float" office:value="0.00329764" calcext:value-type="float">
            <text:p>0.00329764</text:p>
          </table:table-cell>
          <table:table-cell office:value-type="float" office:value="0.0034087" calcext:value-type="float">
            <text:p>0.0034087</text:p>
          </table:table-cell>
          <table:table-cell office:value-type="float" office:value="0.00326029" calcext:value-type="float">
            <text:p>0.00326029</text:p>
          </table:table-cell>
          <table:table-cell office:value-type="float" office:value="0.00330154" calcext:value-type="float">
            <text:p>0.00330154</text:p>
          </table:table-cell>
          <table:table-cell office:value-type="float" office:value="0.00331375" calcext:value-type="float">
            <text:p>0.00331375</text:p>
          </table:table-cell>
          <table:table-cell office:value-type="float" office:value="0.00315821" calcext:value-type="float">
            <text:p>0.00315821</text:p>
          </table:table-cell>
          <table:table-cell office:value-type="float" office:value="0.00308861" calcext:value-type="float">
            <text:p>0.00308861</text:p>
          </table:table-cell>
          <table:table-cell office:value-type="float" office:value="0.00300477" calcext:value-type="float">
            <text:p>0.00300477</text:p>
          </table:table-cell>
          <table:table-cell office:value-type="float" office:value="0.00305825" calcext:value-type="float">
            <text:p>0.00305825</text:p>
          </table:table-cell>
          <table:table-cell office:value-type="float" office:value="0.00292207" calcext:value-type="float">
            <text:p>0.00292207</text:p>
          </table:table-cell>
          <table:table-cell office:value-type="float" office:value="0.00292093" calcext:value-type="float">
            <text:p>0.00292093</text:p>
          </table:table-cell>
          <table:table-cell office:value-type="float" office:value="0.00289228" calcext:value-type="float">
            <text:p>0.00289228</text:p>
          </table:table-cell>
          <table:table-cell/>
          <table:table-cell office:value-type="float" office:value="0.00666385491353859" calcext:value-type="float">
            <text:p>0.006663854913539</text:p>
          </table:table-cell>
          <table:table-cell office:value-type="float" office:value="0.00518396307692308" calcext:value-type="float">
            <text:p>0.005183963076923</text:p>
          </table:table-cell>
          <table:table-cell office:value-type="float" office:value="0.00543419884615385" calcext:value-type="float">
            <text:p>0.005434198846154</text:p>
          </table:table-cell>
          <table:table-cell office:value-type="float" office:value="0.00771132730769231" calcext:value-type="float">
            <text:p>0.007711327307692</text:p>
          </table:table-cell>
          <table:table-cell office:value-type="float" office:value="0.00543419884615385" calcext:value-type="float">
            <text:p>0.005434198846154</text:p>
          </table:table-cell>
          <table:table-cell/>
          <table:table-cell table:formula="of:=ABS([.CE46]-[.$CD46])" office:value-type="float" office:value="0.00147989183661551" calcext:value-type="float">
            <text:p>0.001479891836616</text:p>
          </table:table-cell>
          <table:table-cell table:formula="of:=ABS([.CF46]-[.$CD46])" office:value-type="float" office:value="0.00122965606738474" calcext:value-type="float">
            <text:p>0.001229656067385</text:p>
          </table:table-cell>
          <table:table-cell table:formula="of:=ABS([.CG46]-[.$CD46])" office:value-type="float" office:value="0.00104747239415372" calcext:value-type="float">
            <text:p>0.001047472394154</text:p>
          </table:table-cell>
          <table:table-cell table:formula="of:=ABS([.CH46]-[.$CD46])" office:value-type="float" office:value="0.00122965606738474" calcext:value-type="float">
            <text:p>0.001229656067385</text:p>
          </table:table-cell>
        </table:table-row>
        <table:table-row table:style-name="ro1">
          <table:table-cell/>
          <table:table-cell office:value-type="float" office:value="0.108503" calcext:value-type="float">
            <text:p>0.108503</text:p>
          </table:table-cell>
          <table:table-cell office:value-type="float" office:value="0.0837191" calcext:value-type="float">
            <text:p>0.0837191</text:p>
          </table:table-cell>
          <table:table-cell office:value-type="float" office:value="0.0668776" calcext:value-type="float">
            <text:p>0.0668776</text:p>
          </table:table-cell>
          <table:table-cell office:value-type="float" office:value="0.0547357" calcext:value-type="float">
            <text:p>0.0547357</text:p>
          </table:table-cell>
          <table:table-cell office:value-type="float" office:value="0.0456729" calcext:value-type="float">
            <text:p>0.0456729</text:p>
          </table:table-cell>
          <table:table-cell office:value-type="float" office:value="0.0391635" calcext:value-type="float">
            <text:p>0.0391635</text:p>
          </table:table-cell>
          <table:table-cell office:value-type="float" office:value="0.033658" calcext:value-type="float">
            <text:p>0.033658</text:p>
          </table:table-cell>
          <table:table-cell office:value-type="float" office:value="0.0300454" calcext:value-type="float">
            <text:p>0.0300454</text:p>
          </table:table-cell>
          <table:table-cell office:value-type="float" office:value="0.026647" calcext:value-type="float">
            <text:p>0.026647</text:p>
          </table:table-cell>
          <table:table-cell office:value-type="float" office:value="0.0241361" calcext:value-type="float">
            <text:p>0.0241361</text:p>
          </table:table-cell>
          <table:table-cell office:value-type="float" office:value="0.0218793" calcext:value-type="float">
            <text:p>0.0218793</text:p>
          </table:table-cell>
          <table:table-cell office:value-type="float" office:value="0.0201965" calcext:value-type="float">
            <text:p>0.0201965</text:p>
          </table:table-cell>
          <table:table-cell office:value-type="float" office:value="0.0182895" calcext:value-type="float">
            <text:p>0.0182895</text:p>
          </table:table-cell>
          <table:table-cell office:value-type="float" office:value="0.0171335" calcext:value-type="float">
            <text:p>0.0171335</text:p>
          </table:table-cell>
          <table:table-cell office:value-type="float" office:value="0.0158275" calcext:value-type="float">
            <text:p>0.0158275</text:p>
          </table:table-cell>
          <table:table-cell office:value-type="float" office:value="0.0151052" calcext:value-type="float">
            <text:p>0.0151052</text:p>
          </table:table-cell>
          <table:table-cell office:value-type="float" office:value="0.0142592" calcext:value-type="float">
            <text:p>0.0142592</text:p>
          </table:table-cell>
          <table:table-cell office:value-type="float" office:value="0.0134218" calcext:value-type="float">
            <text:p>0.0134218</text:p>
          </table:table-cell>
          <table:table-cell office:value-type="float" office:value="0.0124851" calcext:value-type="float">
            <text:p>0.0124851</text:p>
          </table:table-cell>
          <table:table-cell office:value-type="float" office:value="0.0118679" calcext:value-type="float">
            <text:p>0.0118679</text:p>
          </table:table-cell>
          <table:table-cell office:value-type="float" office:value="0.0116093" calcext:value-type="float">
            <text:p>0.0116093</text:p>
          </table:table-cell>
          <table:table-cell office:value-type="float" office:value="0.0109597" calcext:value-type="float">
            <text:p>0.0109597</text:p>
          </table:table-cell>
          <table:table-cell office:value-type="float" office:value="0.0103621" calcext:value-type="float">
            <text:p>0.0103621</text:p>
          </table:table-cell>
          <table:table-cell office:value-type="float" office:value="0.00999359" calcext:value-type="float">
            <text:p>0.00999359</text:p>
          </table:table-cell>
          <table:table-cell office:value-type="float" office:value="0.00956746" calcext:value-type="float">
            <text:p>0.00956746</text:p>
          </table:table-cell>
          <table:table-cell office:value-type="float" office:value="0.00929109" calcext:value-type="float">
            <text:p>0.00929109</text:p>
          </table:table-cell>
          <table:table-cell office:value-type="float" office:value="0.00900868" calcext:value-type="float">
            <text:p>0.00900868</text:p>
          </table:table-cell>
          <table:table-cell office:value-type="float" office:value="0.00863055" calcext:value-type="float">
            <text:p>0.00863055</text:p>
          </table:table-cell>
          <table:table-cell office:value-type="float" office:value="0.00826122" calcext:value-type="float">
            <text:p>0.00826122</text:p>
          </table:table-cell>
          <table:table-cell office:value-type="float" office:value="0.00801491" calcext:value-type="float">
            <text:p>0.00801491</text:p>
          </table:table-cell>
          <table:table-cell office:value-type="float" office:value="0.00774791" calcext:value-type="float">
            <text:p>0.00774791</text:p>
          </table:table-cell>
          <table:table-cell office:value-type="float" office:value="0.00766482" calcext:value-type="float">
            <text:p>0.00766482</text:p>
          </table:table-cell>
          <table:table-cell office:value-type="float" office:value="0.00733075" calcext:value-type="float">
            <text:p>0.00733075</text:p>
          </table:table-cell>
          <table:table-cell office:value-type="float" office:value="0.00724024" calcext:value-type="float">
            <text:p>0.00724024</text:p>
          </table:table-cell>
          <table:table-cell office:value-type="float" office:value="0.00690857" calcext:value-type="float">
            <text:p>0.00690857</text:p>
          </table:table-cell>
          <table:table-cell office:value-type="float" office:value="0.00672551" calcext:value-type="float">
            <text:p>0.00672551</text:p>
          </table:table-cell>
          <table:table-cell office:value-type="float" office:value="0.00649724" calcext:value-type="float">
            <text:p>0.00649724</text:p>
          </table:table-cell>
          <table:table-cell office:value-type="float" office:value="0.00639595" calcext:value-type="float">
            <text:p>0.00639595</text:p>
          </table:table-cell>
          <table:table-cell office:value-type="float" office:value="0.00604274" calcext:value-type="float">
            <text:p>0.00604274</text:p>
          </table:table-cell>
          <table:table-cell office:value-type="float" office:value="0.00589806" calcext:value-type="float">
            <text:p>0.00589806</text:p>
          </table:table-cell>
          <table:table-cell office:value-type="float" office:value="0.00580901" calcext:value-type="float">
            <text:p>0.00580901</text:p>
          </table:table-cell>
          <table:table-cell office:value-type="float" office:value="0.00580953" calcext:value-type="float">
            <text:p>0.00580953</text:p>
          </table:table-cell>
          <table:table-cell office:value-type="float" office:value="0.00550037" calcext:value-type="float">
            <text:p>0.00550037</text:p>
          </table:table-cell>
          <table:table-cell office:value-type="float" office:value="0.00550109" calcext:value-type="float">
            <text:p>0.00550109</text:p>
          </table:table-cell>
          <table:table-cell office:value-type="float" office:value="0.00542852" calcext:value-type="float">
            <text:p>0.00542852</text:p>
          </table:table-cell>
          <table:table-cell office:value-type="float" office:value="0.00536103" calcext:value-type="float">
            <text:p>0.00536103</text:p>
          </table:table-cell>
          <table:table-cell office:value-type="float" office:value="0.00516923" calcext:value-type="float">
            <text:p>0.00516923</text:p>
          </table:table-cell>
          <table:table-cell office:value-type="float" office:value="0.00506323" calcext:value-type="float">
            <text:p>0.00506323</text:p>
          </table:table-cell>
          <table:table-cell office:value-type="float" office:value="0.00490089" calcext:value-type="float">
            <text:p>0.00490089</text:p>
          </table:table-cell>
          <table:table-cell office:value-type="float" office:value="0.00478111" calcext:value-type="float">
            <text:p>0.00478111</text:p>
          </table:table-cell>
          <table:table-cell office:value-type="float" office:value="0.00471455" calcext:value-type="float">
            <text:p>0.00471455</text:p>
          </table:table-cell>
          <table:table-cell office:value-type="float" office:value="0.00472236" calcext:value-type="float">
            <text:p>0.00472236</text:p>
          </table:table-cell>
          <table:table-cell office:value-type="float" office:value="0.00469117" calcext:value-type="float">
            <text:p>0.00469117</text:p>
          </table:table-cell>
          <table:table-cell office:value-type="float" office:value="0.00444305" calcext:value-type="float">
            <text:p>0.00444305</text:p>
          </table:table-cell>
          <table:table-cell office:value-type="float" office:value="0.00433852" calcext:value-type="float">
            <text:p>0.00433852</text:p>
          </table:table-cell>
          <table:table-cell office:value-type="float" office:value="0.00430568" calcext:value-type="float">
            <text:p>0.00430568</text:p>
          </table:table-cell>
          <table:table-cell office:value-type="float" office:value="0.00422114" calcext:value-type="float">
            <text:p>0.00422114</text:p>
          </table:table-cell>
          <table:table-cell office:value-type="float" office:value="0.00409749" calcext:value-type="float">
            <text:p>0.00409749</text:p>
          </table:table-cell>
          <table:table-cell office:value-type="float" office:value="0.00418609" calcext:value-type="float">
            <text:p>0.00418609</text:p>
          </table:table-cell>
          <table:table-cell office:value-type="float" office:value="0.003953" calcext:value-type="float">
            <text:p>0.003953</text:p>
          </table:table-cell>
          <table:table-cell office:value-type="float" office:value="0.00377553" calcext:value-type="float">
            <text:p>0.00377553</text:p>
          </table:table-cell>
          <table:table-cell office:value-type="float" office:value="0.00401635" calcext:value-type="float">
            <text:p>0.00401635</text:p>
          </table:table-cell>
          <table:table-cell office:value-type="float" office:value="0.00389014" calcext:value-type="float">
            <text:p>0.00389014</text:p>
          </table:table-cell>
          <table:table-cell office:value-type="float" office:value="0.00366242" calcext:value-type="float">
            <text:p>0.00366242</text:p>
          </table:table-cell>
          <table:table-cell office:value-type="float" office:value="0.00360896" calcext:value-type="float">
            <text:p>0.00360896</text:p>
          </table:table-cell>
          <table:table-cell office:value-type="float" office:value="0.0034958" calcext:value-type="float">
            <text:p>0.0034958</text:p>
          </table:table-cell>
          <table:table-cell office:value-type="float" office:value="0.00344273" calcext:value-type="float">
            <text:p>0.00344273</text:p>
          </table:table-cell>
          <table:table-cell office:value-type="float" office:value="0.00368055" calcext:value-type="float">
            <text:p>0.00368055</text:p>
          </table:table-cell>
          <table:table-cell office:value-type="float" office:value="0.00342873" calcext:value-type="float">
            <text:p>0.00342873</text:p>
          </table:table-cell>
          <table:table-cell office:value-type="float" office:value="0.00344684" calcext:value-type="float">
            <text:p>0.00344684</text:p>
          </table:table-cell>
          <table:table-cell office:value-type="float" office:value="0.0033232" calcext:value-type="float">
            <text:p>0.0033232</text:p>
          </table:table-cell>
          <table:table-cell office:value-type="float" office:value="0.00344648" calcext:value-type="float">
            <text:p>0.00344648</text:p>
          </table:table-cell>
          <table:table-cell office:value-type="float" office:value="0.00326336" calcext:value-type="float">
            <text:p>0.00326336</text:p>
          </table:table-cell>
          <table:table-cell office:value-type="float" office:value="0.00326512" calcext:value-type="float">
            <text:p>0.00326512</text:p>
          </table:table-cell>
          <table:table-cell office:value-type="float" office:value="0.0032167" calcext:value-type="float">
            <text:p>0.0032167</text:p>
          </table:table-cell>
          <table:table-cell office:value-type="float" office:value="0.0031749" calcext:value-type="float">
            <text:p>0.0031749</text:p>
          </table:table-cell>
          <table:table-cell office:value-type="float" office:value="0.00310985" calcext:value-type="float">
            <text:p>0.00310985</text:p>
          </table:table-cell>
          <table:table-cell office:value-type="float" office:value="0.00301085" calcext:value-type="float">
            <text:p>0.00301085</text:p>
          </table:table-cell>
          <table:table-cell office:value-type="float" office:value="0.00296997" calcext:value-type="float">
            <text:p>0.00296997</text:p>
          </table:table-cell>
          <table:table-cell/>
          <table:table-cell office:value-type="float" office:value="0.00506115563053564" calcext:value-type="float">
            <text:p>0.005061155630536</text:p>
          </table:table-cell>
          <table:table-cell office:value-type="float" office:value="0.00505606961538462" calcext:value-type="float">
            <text:p>0.005056069615385</text:p>
          </table:table-cell>
          <table:table-cell office:value-type="float" office:value="0.00528423384615385" calcext:value-type="float">
            <text:p>0.005284233846154</text:p>
          </table:table-cell>
          <table:table-cell office:value-type="float" office:value="0.00753908" calcext:value-type="float">
            <text:p>0.00753908</text:p>
          </table:table-cell>
          <table:table-cell office:value-type="float" office:value="0.00528423384615385" calcext:value-type="float">
            <text:p>0.005284233846154</text:p>
          </table:table-cell>
          <table:table-cell/>
          <table:table-cell table:formula="of:=ABS([.CE47]-[.$CD47])" office:value-type="float" office:value="0.00000508601515101983" calcext:value-type="float">
            <text:p>5.08601515101983E-06</text:p>
          </table:table-cell>
          <table:table-cell table:formula="of:=ABS([.CF47]-[.$CD47])" office:value-type="float" office:value="0.00022307821561821" calcext:value-type="float">
            <text:p>0.000223078215618</text:p>
          </table:table-cell>
          <table:table-cell table:formula="of:=ABS([.CG47]-[.$CD47])" office:value-type="float" office:value="0.00247792436946436" calcext:value-type="float">
            <text:p>0.002477924369464</text:p>
          </table:table-cell>
          <table:table-cell table:formula="of:=ABS([.CH47]-[.$CD47])" office:value-type="float" office:value="0.00022307821561821" calcext:value-type="float">
            <text:p>0.000223078215618</text:p>
          </table:table-cell>
        </table:table-row>
        <table:table-row table:style-name="ro1">
          <table:table-cell/>
          <table:table-cell office:value-type="float" office:value="0.129689" calcext:value-type="float">
            <text:p>0.129689</text:p>
          </table:table-cell>
          <table:table-cell office:value-type="float" office:value="0.0925885" calcext:value-type="float">
            <text:p>0.0925885</text:p>
          </table:table-cell>
          <table:table-cell office:value-type="float" office:value="0.0698007" calcext:value-type="float">
            <text:p>0.0698007</text:p>
          </table:table-cell>
          <table:table-cell office:value-type="float" office:value="0.0550856" calcext:value-type="float">
            <text:p>0.0550856</text:p>
          </table:table-cell>
          <table:table-cell office:value-type="float" office:value="0.0449195" calcext:value-type="float">
            <text:p>0.0449195</text:p>
          </table:table-cell>
          <table:table-cell office:value-type="float" office:value="0.0377634" calcext:value-type="float">
            <text:p>0.0377634</text:p>
          </table:table-cell>
          <table:table-cell office:value-type="float" office:value="0.0325957" calcext:value-type="float">
            <text:p>0.0325957</text:p>
          </table:table-cell>
          <table:table-cell office:value-type="float" office:value="0.0283863" calcext:value-type="float">
            <text:p>0.0283863</text:p>
          </table:table-cell>
          <table:table-cell office:value-type="float" office:value="0.0254632" calcext:value-type="float">
            <text:p>0.0254632</text:p>
          </table:table-cell>
          <table:table-cell office:value-type="float" office:value="0.0227595" calcext:value-type="float">
            <text:p>0.0227595</text:p>
          </table:table-cell>
          <table:table-cell office:value-type="float" office:value="0.0208541" calcext:value-type="float">
            <text:p>0.0208541</text:p>
          </table:table-cell>
          <table:table-cell office:value-type="float" office:value="0.0188546" calcext:value-type="float">
            <text:p>0.0188546</text:p>
          </table:table-cell>
          <table:table-cell office:value-type="float" office:value="0.0173896" calcext:value-type="float">
            <text:p>0.0173896</text:p>
          </table:table-cell>
          <table:table-cell office:value-type="float" office:value="0.0163127" calcext:value-type="float">
            <text:p>0.0163127</text:p>
          </table:table-cell>
          <table:table-cell office:value-type="float" office:value="0.0152071" calcext:value-type="float">
            <text:p>0.0152071</text:p>
          </table:table-cell>
          <table:table-cell office:value-type="float" office:value="0.0142629" calcext:value-type="float">
            <text:p>0.0142629</text:p>
          </table:table-cell>
          <table:table-cell office:value-type="float" office:value="0.0134578" calcext:value-type="float">
            <text:p>0.0134578</text:p>
          </table:table-cell>
          <table:table-cell office:value-type="float" office:value="0.0126711" calcext:value-type="float">
            <text:p>0.0126711</text:p>
          </table:table-cell>
          <table:table-cell office:value-type="float" office:value="0.0119835" calcext:value-type="float">
            <text:p>0.0119835</text:p>
          </table:table-cell>
          <table:table-cell office:value-type="float" office:value="0.0113963" calcext:value-type="float">
            <text:p>0.0113963</text:p>
          </table:table-cell>
          <table:table-cell office:value-type="float" office:value="0.0108977" calcext:value-type="float">
            <text:p>0.0108977</text:p>
          </table:table-cell>
          <table:table-cell office:value-type="float" office:value="0.0103583" calcext:value-type="float">
            <text:p>0.0103583</text:p>
          </table:table-cell>
          <table:table-cell office:value-type="float" office:value="0.00993979" calcext:value-type="float">
            <text:p>0.00993979</text:p>
          </table:table-cell>
          <table:table-cell office:value-type="float" office:value="0.00957632" calcext:value-type="float">
            <text:p>0.00957632</text:p>
          </table:table-cell>
          <table:table-cell office:value-type="float" office:value="0.00915905" calcext:value-type="float">
            <text:p>0.00915905</text:p>
          </table:table-cell>
          <table:table-cell office:value-type="float" office:value="0.00871293" calcext:value-type="float">
            <text:p>0.00871293</text:p>
          </table:table-cell>
          <table:table-cell office:value-type="float" office:value="0.00839299" calcext:value-type="float">
            <text:p>0.00839299</text:p>
          </table:table-cell>
          <table:table-cell office:value-type="float" office:value="0.00801763" calcext:value-type="float">
            <text:p>0.00801763</text:p>
          </table:table-cell>
          <table:table-cell office:value-type="float" office:value="0.00777265" calcext:value-type="float">
            <text:p>0.00777265</text:p>
          </table:table-cell>
          <table:table-cell office:value-type="float" office:value="0.00769761" calcext:value-type="float">
            <text:p>0.00769761</text:p>
          </table:table-cell>
          <table:table-cell office:value-type="float" office:value="0.00731789" calcext:value-type="float">
            <text:p>0.00731789</text:p>
          </table:table-cell>
          <table:table-cell office:value-type="float" office:value="0.00704066" calcext:value-type="float">
            <text:p>0.00704066</text:p>
          </table:table-cell>
          <table:table-cell office:value-type="float" office:value="0.00690675" calcext:value-type="float">
            <text:p>0.00690675</text:p>
          </table:table-cell>
          <table:table-cell office:value-type="float" office:value="0.00665542" calcext:value-type="float">
            <text:p>0.00665542</text:p>
          </table:table-cell>
          <table:table-cell office:value-type="float" office:value="0.00654149" calcext:value-type="float">
            <text:p>0.00654149</text:p>
          </table:table-cell>
          <table:table-cell office:value-type="float" office:value="0.00624922" calcext:value-type="float">
            <text:p>0.00624922</text:p>
          </table:table-cell>
          <table:table-cell office:value-type="float" office:value="0.006228" calcext:value-type="float">
            <text:p>0.006228</text:p>
          </table:table-cell>
          <table:table-cell office:value-type="float" office:value="0.00594088" calcext:value-type="float">
            <text:p>0.00594088</text:p>
          </table:table-cell>
          <table:table-cell office:value-type="float" office:value="0.00590852" calcext:value-type="float">
            <text:p>0.00590852</text:p>
          </table:table-cell>
          <table:table-cell office:value-type="float" office:value="0.00580143" calcext:value-type="float">
            <text:p>0.00580143</text:p>
          </table:table-cell>
          <table:table-cell office:value-type="float" office:value="0.0056347" calcext:value-type="float">
            <text:p>0.0056347</text:p>
          </table:table-cell>
          <table:table-cell office:value-type="float" office:value="0.00535529" calcext:value-type="float">
            <text:p>0.00535529</text:p>
          </table:table-cell>
          <table:table-cell office:value-type="float" office:value="0.00524144" calcext:value-type="float">
            <text:p>0.00524144</text:p>
          </table:table-cell>
          <table:table-cell office:value-type="float" office:value="0.00510748" calcext:value-type="float">
            <text:p>0.00510748</text:p>
          </table:table-cell>
          <table:table-cell office:value-type="float" office:value="0.00505587" calcext:value-type="float">
            <text:p>0.00505587</text:p>
          </table:table-cell>
          <table:table-cell office:value-type="float" office:value="0.00487859" calcext:value-type="float">
            <text:p>0.00487859</text:p>
          </table:table-cell>
          <table:table-cell office:value-type="float" office:value="0.00478059" calcext:value-type="float">
            <text:p>0.00478059</text:p>
          </table:table-cell>
          <table:table-cell office:value-type="float" office:value="0.00465833" calcext:value-type="float">
            <text:p>0.00465833</text:p>
          </table:table-cell>
          <table:table-cell office:value-type="float" office:value="0.00464284" calcext:value-type="float">
            <text:p>0.00464284</text:p>
          </table:table-cell>
          <table:table-cell office:value-type="float" office:value="0.0046749" calcext:value-type="float">
            <text:p>0.0046749</text:p>
          </table:table-cell>
          <table:table-cell office:value-type="float" office:value="0.00442872" calcext:value-type="float">
            <text:p>0.00442872</text:p>
          </table:table-cell>
          <table:table-cell office:value-type="float" office:value="0.00422488" calcext:value-type="float">
            <text:p>0.00422488</text:p>
          </table:table-cell>
          <table:table-cell office:value-type="float" office:value="0.00422478" calcext:value-type="float">
            <text:p>0.00422478</text:p>
          </table:table-cell>
          <table:table-cell office:value-type="float" office:value="0.00422972" calcext:value-type="float">
            <text:p>0.00422972</text:p>
          </table:table-cell>
          <table:table-cell office:value-type="float" office:value="0.00420368" calcext:value-type="float">
            <text:p>0.00420368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0.00400936" calcext:value-type="float">
            <text:p>0.00400936</text:p>
          </table:table-cell>
          <table:table-cell office:value-type="float" office:value="0.00386858" calcext:value-type="float">
            <text:p>0.00386858</text:p>
          </table:table-cell>
          <table:table-cell office:value-type="float" office:value="0.00393124" calcext:value-type="float">
            <text:p>0.00393124</text:p>
          </table:table-cell>
          <table:table-cell office:value-type="float" office:value="0.00381189" calcext:value-type="float">
            <text:p>0.00381189</text:p>
          </table:table-cell>
          <table:table-cell office:value-type="float" office:value="0.00376463" calcext:value-type="float">
            <text:p>0.00376463</text:p>
          </table:table-cell>
          <table:table-cell office:value-type="float" office:value="0.00370967" calcext:value-type="float">
            <text:p>0.00370967</text:p>
          </table:table-cell>
          <table:table-cell office:value-type="float" office:value="0.00369884" calcext:value-type="float">
            <text:p>0.00369884</text:p>
          </table:table-cell>
          <table:table-cell office:value-type="float" office:value="0.00352373" calcext:value-type="float">
            <text:p>0.00352373</text:p>
          </table:table-cell>
          <table:table-cell office:value-type="float" office:value="0.00351192" calcext:value-type="float">
            <text:p>0.00351192</text:p>
          </table:table-cell>
          <table:table-cell office:value-type="float" office:value="0.00354649" calcext:value-type="float">
            <text:p>0.00354649</text:p>
          </table:table-cell>
          <table:table-cell office:value-type="float" office:value="0.00338937" calcext:value-type="float">
            <text:p>0.00338937</text:p>
          </table:table-cell>
          <table:table-cell office:value-type="float" office:value="0.00327795" calcext:value-type="float">
            <text:p>0.00327795</text:p>
          </table:table-cell>
          <table:table-cell office:value-type="float" office:value="0.00337187" calcext:value-type="float">
            <text:p>0.00337187</text:p>
          </table:table-cell>
          <table:table-cell office:value-type="float" office:value="0.00327803" calcext:value-type="float">
            <text:p>0.00327803</text:p>
          </table:table-cell>
          <table:table-cell office:value-type="float" office:value="0.0032685" calcext:value-type="float">
            <text:p>0.0032685</text:p>
          </table:table-cell>
          <table:table-cell office:value-type="float" office:value="0.00313363" calcext:value-type="float">
            <text:p>0.00313363</text:p>
          </table:table-cell>
          <table:table-cell office:value-type="float" office:value="0.00310766" calcext:value-type="float">
            <text:p>0.00310766</text:p>
          </table:table-cell>
          <table:table-cell office:value-type="float" office:value="0.00312888" calcext:value-type="float">
            <text:p>0.00312888</text:p>
          </table:table-cell>
          <table:table-cell office:value-type="float" office:value="0.00301188" calcext:value-type="float">
            <text:p>0.00301188</text:p>
          </table:table-cell>
          <table:table-cell office:value-type="float" office:value="0.00299385" calcext:value-type="float">
            <text:p>0.00299385</text:p>
          </table:table-cell>
          <table:table-cell office:value-type="float" office:value="0.0029278" calcext:value-type="float">
            <text:p>0.0029278</text:p>
          </table:table-cell>
          <table:table-cell office:value-type="float" office:value="0.00287978" calcext:value-type="float">
            <text:p>0.00287978</text:p>
          </table:table-cell>
          <table:table-cell office:value-type="float" office:value="0.00288585" calcext:value-type="float">
            <text:p>0.00288585</text:p>
          </table:table-cell>
          <table:table-cell/>
          <table:table-cell office:value-type="float" office:value="0.00531421341206242" calcext:value-type="float">
            <text:p>0.005314213412062</text:p>
          </table:table-cell>
          <table:table-cell office:value-type="float" office:value="0.00495051153846154" calcext:value-type="float">
            <text:p>0.004950511538462</text:p>
          </table:table-cell>
          <table:table-cell office:value-type="float" office:value="0.00518227461538462" calcext:value-type="float">
            <text:p>0.005182274615385</text:p>
          </table:table-cell>
          <table:table-cell office:value-type="float" office:value="0.00737255115384616" calcext:value-type="float">
            <text:p>0.007372551153846</text:p>
          </table:table-cell>
          <table:table-cell office:value-type="float" office:value="0.00518227461538462" calcext:value-type="float">
            <text:p>0.005182274615385</text:p>
          </table:table-cell>
          <table:table-cell/>
          <table:table-cell table:formula="of:=ABS([.CE48]-[.$CD48])" office:value-type="float" office:value="0.00036370187360088" calcext:value-type="float">
            <text:p>0.000363701873601</text:p>
          </table:table-cell>
          <table:table-cell table:formula="of:=ABS([.CF48]-[.$CD48])" office:value-type="float" office:value="0.0001319387966778" calcext:value-type="float">
            <text:p>0.000131938796678</text:p>
          </table:table-cell>
          <table:table-cell table:formula="of:=ABS([.CG48]-[.$CD48])" office:value-type="float" office:value="0.00205833774178374" calcext:value-type="float">
            <text:p>0.002058337741784</text:p>
          </table:table-cell>
          <table:table-cell table:formula="of:=ABS([.CH48]-[.$CD48])" office:value-type="float" office:value="0.0001319387966778" calcext:value-type="float">
            <text:p>0.000131938796678</text:p>
          </table:table-cell>
        </table:table-row>
        <table:table-row table:style-name="ro1">
          <table:table-cell/>
          <table:table-cell office:value-type="float" office:value="0.102707" calcext:value-type="float">
            <text:p>0.102707</text:p>
          </table:table-cell>
          <table:table-cell office:value-type="float" office:value="0.0810879" calcext:value-type="float">
            <text:p>0.0810879</text:p>
          </table:table-cell>
          <table:table-cell office:value-type="float" office:value="0.0660357" calcext:value-type="float">
            <text:p>0.0660357</text:p>
          </table:table-cell>
          <table:table-cell office:value-type="float" office:value="0.0540848" calcext:value-type="float">
            <text:p>0.0540848</text:p>
          </table:table-cell>
          <table:table-cell office:value-type="float" office:value="0.0458488" calcext:value-type="float">
            <text:p>0.0458488</text:p>
          </table:table-cell>
          <table:table-cell office:value-type="float" office:value="0.0392927" calcext:value-type="float">
            <text:p>0.0392927</text:p>
          </table:table-cell>
          <table:table-cell office:value-type="float" office:value="0.0343367" calcext:value-type="float">
            <text:p>0.0343367</text:p>
          </table:table-cell>
          <table:table-cell office:value-type="float" office:value="0.0301864" calcext:value-type="float">
            <text:p>0.0301864</text:p>
          </table:table-cell>
          <table:table-cell office:value-type="float" office:value="0.0270482" calcext:value-type="float">
            <text:p>0.0270482</text:p>
          </table:table-cell>
          <table:table-cell office:value-type="float" office:value="0.0243536" calcext:value-type="float">
            <text:p>0.0243536</text:p>
          </table:table-cell>
          <table:table-cell office:value-type="float" office:value="0.0222838" calcext:value-type="float">
            <text:p>0.0222838</text:p>
          </table:table-cell>
          <table:table-cell office:value-type="float" office:value="0.0203934" calcext:value-type="float">
            <text:p>0.0203934</text:p>
          </table:table-cell>
          <table:table-cell office:value-type="float" office:value="0.0189565" calcext:value-type="float">
            <text:p>0.0189565</text:p>
          </table:table-cell>
          <table:table-cell office:value-type="float" office:value="0.0174297" calcext:value-type="float">
            <text:p>0.0174297</text:p>
          </table:table-cell>
          <table:table-cell office:value-type="float" office:value="0.0162071" calcext:value-type="float">
            <text:p>0.0162071</text:p>
          </table:table-cell>
          <table:table-cell office:value-type="float" office:value="0.0153782" calcext:value-type="float">
            <text:p>0.0153782</text:p>
          </table:table-cell>
          <table:table-cell office:value-type="float" office:value="0.0143685" calcext:value-type="float">
            <text:p>0.0143685</text:p>
          </table:table-cell>
          <table:table-cell office:value-type="float" office:value="0.0134742" calcext:value-type="float">
            <text:p>0.0134742</text:p>
          </table:table-cell>
          <table:table-cell office:value-type="float" office:value="0.0127572" calcext:value-type="float">
            <text:p>0.0127572</text:p>
          </table:table-cell>
          <table:table-cell office:value-type="float" office:value="0.0121742" calcext:value-type="float">
            <text:p>0.0121742</text:p>
          </table:table-cell>
          <table:table-cell office:value-type="float" office:value="0.0117192" calcext:value-type="float">
            <text:p>0.0117192</text:p>
          </table:table-cell>
          <table:table-cell office:value-type="float" office:value="0.0110431" calcext:value-type="float">
            <text:p>0.0110431</text:p>
          </table:table-cell>
          <table:table-cell office:value-type="float" office:value="0.010763" calcext:value-type="float">
            <text:p>0.010763</text:p>
          </table:table-cell>
          <table:table-cell office:value-type="float" office:value="0.00999931" calcext:value-type="float">
            <text:p>0.00999931</text:p>
          </table:table-cell>
          <table:table-cell office:value-type="float" office:value="0.00974413" calcext:value-type="float">
            <text:p>0.00974413</text:p>
          </table:table-cell>
          <table:table-cell office:value-type="float" office:value="0.00933782" calcext:value-type="float">
            <text:p>0.00933782</text:p>
          </table:table-cell>
          <table:table-cell office:value-type="float" office:value="0.00905833" calcext:value-type="float">
            <text:p>0.00905833</text:p>
          </table:table-cell>
          <table:table-cell office:value-type="float" office:value="0.00873656" calcext:value-type="float">
            <text:p>0.00873656</text:p>
          </table:table-cell>
          <table:table-cell office:value-type="float" office:value="0.00843131" calcext:value-type="float">
            <text:p>0.00843131</text:p>
          </table:table-cell>
          <table:table-cell office:value-type="float" office:value="0.00803447" calcext:value-type="float">
            <text:p>0.00803447</text:p>
          </table:table-cell>
          <table:table-cell office:value-type="float" office:value="0.00800294" calcext:value-type="float">
            <text:p>0.00800294</text:p>
          </table:table-cell>
          <table:table-cell office:value-type="float" office:value="0.00777388" calcext:value-type="float">
            <text:p>0.00777388</text:p>
          </table:table-cell>
          <table:table-cell office:value-type="float" office:value="0.00740866" calcext:value-type="float">
            <text:p>0.00740866</text:p>
          </table:table-cell>
          <table:table-cell office:value-type="float" office:value="0.00701342" calcext:value-type="float">
            <text:p>0.00701342</text:p>
          </table:table-cell>
          <table:table-cell office:value-type="float" office:value="0.00704584" calcext:value-type="float">
            <text:p>0.00704584</text:p>
          </table:table-cell>
          <table:table-cell office:value-type="float" office:value="0.00675614" calcext:value-type="float">
            <text:p>0.00675614</text:p>
          </table:table-cell>
          <table:table-cell office:value-type="float" office:value="0.00664806" calcext:value-type="float">
            <text:p>0.00664806</text:p>
          </table:table-cell>
          <table:table-cell office:value-type="float" office:value="0.00635383" calcext:value-type="float">
            <text:p>0.00635383</text:p>
          </table:table-cell>
          <table:table-cell office:value-type="float" office:value="0.00628406" calcext:value-type="float">
            <text:p>0.00628406</text:p>
          </table:table-cell>
          <table:table-cell office:value-type="float" office:value="0.00610059" calcext:value-type="float">
            <text:p>0.00610059</text:p>
          </table:table-cell>
          <table:table-cell office:value-type="float" office:value="0.00600289" calcext:value-type="float">
            <text:p>0.00600289</text:p>
          </table:table-cell>
          <table:table-cell office:value-type="float" office:value="0.00586897" calcext:value-type="float">
            <text:p>0.00586897</text:p>
          </table:table-cell>
          <table:table-cell office:value-type="float" office:value="0.00573582" calcext:value-type="float">
            <text:p>0.00573582</text:p>
          </table:table-cell>
          <table:table-cell office:value-type="float" office:value="0.00556217" calcext:value-type="float">
            <text:p>0.00556217</text:p>
          </table:table-cell>
          <table:table-cell office:value-type="float" office:value="0.00558292" calcext:value-type="float">
            <text:p>0.00558292</text:p>
          </table:table-cell>
          <table:table-cell office:value-type="float" office:value="0.00518958" calcext:value-type="float">
            <text:p>0.00518958</text:p>
          </table:table-cell>
          <table:table-cell office:value-type="float" office:value="0.00516711" calcext:value-type="float">
            <text:p>0.00516711</text:p>
          </table:table-cell>
          <table:table-cell office:value-type="float" office:value="0.00522826" calcext:value-type="float">
            <text:p>0.00522826</text:p>
          </table:table-cell>
          <table:table-cell office:value-type="float" office:value="0.00501341" calcext:value-type="float">
            <text:p>0.00501341</text:p>
          </table:table-cell>
          <table:table-cell office:value-type="float" office:value="0.004857" calcext:value-type="float">
            <text:p>0.004857</text:p>
          </table:table-cell>
          <table:table-cell office:value-type="float" office:value="0.00475412" calcext:value-type="float">
            <text:p>0.00475412</text:p>
          </table:table-cell>
          <table:table-cell office:value-type="float" office:value="0.00476416" calcext:value-type="float">
            <text:p>0.00476416</text:p>
          </table:table-cell>
          <table:table-cell office:value-type="float" office:value="0.00457961" calcext:value-type="float">
            <text:p>0.00457961</text:p>
          </table:table-cell>
          <table:table-cell office:value-type="float" office:value="0.00453398" calcext:value-type="float">
            <text:p>0.00453398</text:p>
          </table:table-cell>
          <table:table-cell office:value-type="float" office:value="0.0045133" calcext:value-type="float">
            <text:p>0.0045133</text:p>
          </table:table-cell>
          <table:table-cell office:value-type="float" office:value="0.00429211" calcext:value-type="float">
            <text:p>0.00429211</text:p>
          </table:table-cell>
          <table:table-cell office:value-type="float" office:value="0.00437585" calcext:value-type="float">
            <text:p>0.00437585</text:p>
          </table:table-cell>
          <table:table-cell office:value-type="float" office:value="0.00424029" calcext:value-type="float">
            <text:p>0.00424029</text:p>
          </table:table-cell>
          <table:table-cell office:value-type="float" office:value="0.00410154" calcext:value-type="float">
            <text:p>0.00410154</text:p>
          </table:table-cell>
          <table:table-cell office:value-type="float" office:value="0.00404364" calcext:value-type="float">
            <text:p>0.00404364</text:p>
          </table:table-cell>
          <table:table-cell office:value-type="float" office:value="0.00402946" calcext:value-type="float">
            <text:p>0.00402946</text:p>
          </table:table-cell>
          <table:table-cell office:value-type="float" office:value="0.00397999" calcext:value-type="float">
            <text:p>0.00397999</text:p>
          </table:table-cell>
          <table:table-cell office:value-type="float" office:value="0.00394018" calcext:value-type="float">
            <text:p>0.00394018</text:p>
          </table:table-cell>
          <table:table-cell office:value-type="float" office:value="0.00387232" calcext:value-type="float">
            <text:p>0.00387232</text:p>
          </table:table-cell>
          <table:table-cell office:value-type="float" office:value="0.0037541" calcext:value-type="float">
            <text:p>0.0037541</text:p>
          </table:table-cell>
          <table:table-cell office:value-type="float" office:value="0.00376223" calcext:value-type="float">
            <text:p>0.00376223</text:p>
          </table:table-cell>
          <table:table-cell office:value-type="float" office:value="0.00373007" calcext:value-type="float">
            <text:p>0.00373007</text:p>
          </table:table-cell>
          <table:table-cell office:value-type="float" office:value="0.00362415" calcext:value-type="float">
            <text:p>0.00362415</text:p>
          </table:table-cell>
          <table:table-cell office:value-type="float" office:value="0.00352582" calcext:value-type="float">
            <text:p>0.00352582</text:p>
          </table:table-cell>
          <table:table-cell office:value-type="float" office:value="0.00352468" calcext:value-type="float">
            <text:p>0.00352468</text:p>
          </table:table-cell>
          <table:table-cell office:value-type="float" office:value="0.00340351" calcext:value-type="float">
            <text:p>0.00340351</text:p>
          </table:table-cell>
          <table:table-cell office:value-type="float" office:value="0.00335897" calcext:value-type="float">
            <text:p>0.00335897</text:p>
          </table:table-cell>
          <table:table-cell office:value-type="float" office:value="0.00335306" calcext:value-type="float">
            <text:p>0.00335306</text:p>
          </table:table-cell>
          <table:table-cell office:value-type="float" office:value="0.00320004" calcext:value-type="float">
            <text:p>0.00320004</text:p>
          </table:table-cell>
          <table:table-cell office:value-type="float" office:value="0.00329939" calcext:value-type="float">
            <text:p>0.00329939</text:p>
          </table:table-cell>
          <table:table-cell office:value-type="float" office:value="0.00317871" calcext:value-type="float">
            <text:p>0.00317871</text:p>
          </table:table-cell>
          <table:table-cell office:value-type="float" office:value="0.00319441" calcext:value-type="float">
            <text:p>0.00319441</text:p>
          </table:table-cell>
          <table:table-cell office:value-type="float" office:value="0.00315872" calcext:value-type="float">
            <text:p>0.00315872</text:p>
          </table:table-cell>
          <table:table-cell office:value-type="float" office:value="0.00304412" calcext:value-type="float">
            <text:p>0.00304412</text:p>
          </table:table-cell>
          <table:table-cell/>
          <table:table-cell office:value-type="float" office:value="0.00573597638127372" calcext:value-type="float">
            <text:p>0.005735976381274</text:p>
          </table:table-cell>
          <table:table-cell office:value-type="float" office:value="0.00482029538461538" calcext:value-type="float">
            <text:p>0.004820295384615</text:p>
          </table:table-cell>
          <table:table-cell office:value-type="float" office:value="0.00506245423076923" calcext:value-type="float">
            <text:p>0.005062454230769</text:p>
          </table:table-cell>
          <table:table-cell office:value-type="float" office:value="0.00724165769230769" calcext:value-type="float">
            <text:p>0.007241657692308</text:p>
          </table:table-cell>
          <table:table-cell office:value-type="float" office:value="0.00506245423076923" calcext:value-type="float">
            <text:p>0.005062454230769</text:p>
          </table:table-cell>
          <table:table-cell/>
          <table:table-cell table:formula="of:=ABS([.CE49]-[.$CD49])" office:value-type="float" office:value="0.00091568099665834" calcext:value-type="float">
            <text:p>0.000915680996658</text:p>
          </table:table-cell>
          <table:table-cell table:formula="of:=ABS([.CF49]-[.$CD49])" office:value-type="float" office:value="0.00067352215050449" calcext:value-type="float">
            <text:p>0.000673522150504</text:p>
          </table:table-cell>
          <table:table-cell table:formula="of:=ABS([.CG49]-[.$CD49])" office:value-type="float" office:value="0.00150568131103397" calcext:value-type="float">
            <text:p>0.001505681311034</text:p>
          </table:table-cell>
          <table:table-cell table:formula="of:=ABS([.CH49]-[.$CD49])" office:value-type="float" office:value="0.00067352215050449" calcext:value-type="float">
            <text:p>0.000673522150504</text:p>
          </table:table-cell>
        </table:table-row>
        <table:table-row table:style-name="ro1">
          <table:table-cell/>
          <table:table-cell office:value-type="float" office:value="0.104906" calcext:value-type="float">
            <text:p>0.104906</text:p>
          </table:table-cell>
          <table:table-cell office:value-type="float" office:value="0.0821765" calcext:value-type="float">
            <text:p>0.0821765</text:p>
          </table:table-cell>
          <table:table-cell office:value-type="float" office:value="0.0664166" calcext:value-type="float">
            <text:p>0.0664166</text:p>
          </table:table-cell>
          <table:table-cell office:value-type="float" office:value="0.0546496" calcext:value-type="float">
            <text:p>0.0546496</text:p>
          </table:table-cell>
          <table:table-cell office:value-type="float" office:value="0.0456853" calcext:value-type="float">
            <text:p>0.0456853</text:p>
          </table:table-cell>
          <table:table-cell office:value-type="float" office:value="0.0391644" calcext:value-type="float">
            <text:p>0.0391644</text:p>
          </table:table-cell>
          <table:table-cell office:value-type="float" office:value="0.0340321" calcext:value-type="float">
            <text:p>0.0340321</text:p>
          </table:table-cell>
          <table:table-cell office:value-type="float" office:value="0.029881" calcext:value-type="float">
            <text:p>0.029881</text:p>
          </table:table-cell>
          <table:table-cell office:value-type="float" office:value="0.0268401" calcext:value-type="float">
            <text:p>0.0268401</text:p>
          </table:table-cell>
          <table:table-cell office:value-type="float" office:value="0.0242862" calcext:value-type="float">
            <text:p>0.0242862</text:p>
          </table:table-cell>
          <table:table-cell office:value-type="float" office:value="0.0222117" calcext:value-type="float">
            <text:p>0.0222117</text:p>
          </table:table-cell>
          <table:table-cell office:value-type="float" office:value="0.0204846" calcext:value-type="float">
            <text:p>0.0204846</text:p>
          </table:table-cell>
          <table:table-cell office:value-type="float" office:value="0.0186436" calcext:value-type="float">
            <text:p>0.0186436</text:p>
          </table:table-cell>
          <table:table-cell office:value-type="float" office:value="0.0174462" calcext:value-type="float">
            <text:p>0.0174462</text:p>
          </table:table-cell>
          <table:table-cell office:value-type="float" office:value="0.0162803" calcext:value-type="float">
            <text:p>0.0162803</text:p>
          </table:table-cell>
          <table:table-cell office:value-type="float" office:value="0.0152188" calcext:value-type="float">
            <text:p>0.0152188</text:p>
          </table:table-cell>
          <table:table-cell office:value-type="float" office:value="0.0143054" calcext:value-type="float">
            <text:p>0.0143054</text:p>
          </table:table-cell>
          <table:table-cell office:value-type="float" office:value="0.0134536" calcext:value-type="float">
            <text:p>0.0134536</text:p>
          </table:table-cell>
          <table:table-cell office:value-type="float" office:value="0.0127907" calcext:value-type="float">
            <text:p>0.0127907</text:p>
          </table:table-cell>
          <table:table-cell office:value-type="float" office:value="0.0123452" calcext:value-type="float">
            <text:p>0.0123452</text:p>
          </table:table-cell>
          <table:table-cell office:value-type="float" office:value="0.0116151" calcext:value-type="float">
            <text:p>0.0116151</text:p>
          </table:table-cell>
          <table:table-cell office:value-type="float" office:value="0.0109909" calcext:value-type="float">
            <text:p>0.0109909</text:p>
          </table:table-cell>
          <table:table-cell office:value-type="float" office:value="0.0103549" calcext:value-type="float">
            <text:p>0.0103549</text:p>
          </table:table-cell>
          <table:table-cell office:value-type="float" office:value="0.0100099" calcext:value-type="float">
            <text:p>0.0100099</text:p>
          </table:table-cell>
          <table:table-cell office:value-type="float" office:value="0.00968224" calcext:value-type="float">
            <text:p>0.00968224</text:p>
          </table:table-cell>
          <table:table-cell office:value-type="float" office:value="0.00915945" calcext:value-type="float">
            <text:p>0.00915945</text:p>
          </table:table-cell>
          <table:table-cell office:value-type="float" office:value="0.00904457" calcext:value-type="float">
            <text:p>0.00904457</text:p>
          </table:table-cell>
          <table:table-cell office:value-type="float" office:value="0.00868761" calcext:value-type="float">
            <text:p>0.00868761</text:p>
          </table:table-cell>
          <table:table-cell office:value-type="float" office:value="0.00829158" calcext:value-type="float">
            <text:p>0.00829158</text:p>
          </table:table-cell>
          <table:table-cell office:value-type="float" office:value="0.00821355" calcext:value-type="float">
            <text:p>0.00821355</text:p>
          </table:table-cell>
          <table:table-cell office:value-type="float" office:value="0.00792242" calcext:value-type="float">
            <text:p>0.00792242</text:p>
          </table:table-cell>
          <table:table-cell office:value-type="float" office:value="0.00763647" calcext:value-type="float">
            <text:p>0.00763647</text:p>
          </table:table-cell>
          <table:table-cell office:value-type="float" office:value="0.00722313" calcext:value-type="float">
            <text:p>0.00722313</text:p>
          </table:table-cell>
          <table:table-cell office:value-type="float" office:value="0.00715027" calcext:value-type="float">
            <text:p>0.00715027</text:p>
          </table:table-cell>
          <table:table-cell office:value-type="float" office:value="0.00692704" calcext:value-type="float">
            <text:p>0.00692704</text:p>
          </table:table-cell>
          <table:table-cell office:value-type="float" office:value="0.00658113" calcext:value-type="float">
            <text:p>0.00658113</text:p>
          </table:table-cell>
          <table:table-cell office:value-type="float" office:value="0.00663248" calcext:value-type="float">
            <text:p>0.00663248</text:p>
          </table:table-cell>
          <table:table-cell office:value-type="float" office:value="0.00654975" calcext:value-type="float">
            <text:p>0.00654975</text:p>
          </table:table-cell>
          <table:table-cell office:value-type="float" office:value="0.00630116" calcext:value-type="float">
            <text:p>0.00630116</text:p>
          </table:table-cell>
          <table:table-cell office:value-type="float" office:value="0.00599214" calcext:value-type="float">
            <text:p>0.00599214</text:p>
          </table:table-cell>
          <table:table-cell office:value-type="float" office:value="0.00595555" calcext:value-type="float">
            <text:p>0.00595555</text:p>
          </table:table-cell>
          <table:table-cell office:value-type="float" office:value="0.00588863" calcext:value-type="float">
            <text:p>0.00588863</text:p>
          </table:table-cell>
          <table:table-cell office:value-type="float" office:value="0.00570836" calcext:value-type="float">
            <text:p>0.00570836</text:p>
          </table:table-cell>
          <table:table-cell office:value-type="float" office:value="0.00550054" calcext:value-type="float">
            <text:p>0.00550054</text:p>
          </table:table-cell>
          <table:table-cell office:value-type="float" office:value="0.005303" calcext:value-type="float">
            <text:p>0.005303</text:p>
          </table:table-cell>
          <table:table-cell office:value-type="float" office:value="0.00532733" calcext:value-type="float">
            <text:p>0.00532733</text:p>
          </table:table-cell>
          <table:table-cell office:value-type="float" office:value="0.00497123" calcext:value-type="float">
            <text:p>0.00497123</text:p>
          </table:table-cell>
          <table:table-cell office:value-type="float" office:value="0.00507021" calcext:value-type="float">
            <text:p>0.00507021</text:p>
          </table:table-cell>
          <table:table-cell office:value-type="float" office:value="0.00501193" calcext:value-type="float">
            <text:p>0.00501193</text:p>
          </table:table-cell>
          <table:table-cell office:value-type="float" office:value="0.00498713" calcext:value-type="float">
            <text:p>0.00498713</text:p>
          </table:table-cell>
          <table:table-cell office:value-type="float" office:value="0.00465205" calcext:value-type="float">
            <text:p>0.00465205</text:p>
          </table:table-cell>
          <table:table-cell office:value-type="float" office:value="0.00464348" calcext:value-type="float">
            <text:p>0.00464348</text:p>
          </table:table-cell>
          <table:table-cell office:value-type="float" office:value="0.00459887" calcext:value-type="float">
            <text:p>0.00459887</text:p>
          </table:table-cell>
          <table:table-cell office:value-type="float" office:value="0.00441044" calcext:value-type="float">
            <text:p>0.00441044</text:p>
          </table:table-cell>
          <table:table-cell office:value-type="float" office:value="0.00442243" calcext:value-type="float">
            <text:p>0.00442243</text:p>
          </table:table-cell>
          <table:table-cell office:value-type="float" office:value="0.00426204" calcext:value-type="float">
            <text:p>0.00426204</text:p>
          </table:table-cell>
          <table:table-cell office:value-type="float" office:value="0.00418912" calcext:value-type="float">
            <text:p>0.00418912</text:p>
          </table:table-cell>
          <table:table-cell office:value-type="float" office:value="0.0041644" calcext:value-type="float">
            <text:p>0.0041644</text:p>
          </table:table-cell>
          <table:table-cell office:value-type="float" office:value="0.00408501" calcext:value-type="float">
            <text:p>0.00408501</text:p>
          </table:table-cell>
          <table:table-cell office:value-type="float" office:value="0.00411596" calcext:value-type="float">
            <text:p>0.00411596</text:p>
          </table:table-cell>
          <table:table-cell office:value-type="float" office:value="0.00402673" calcext:value-type="float">
            <text:p>0.00402673</text:p>
          </table:table-cell>
          <table:table-cell office:value-type="float" office:value="0.00392604" calcext:value-type="float">
            <text:p>0.00392604</text:p>
          </table:table-cell>
          <table:table-cell office:value-type="float" office:value="0.00389668" calcext:value-type="float">
            <text:p>0.00389668</text:p>
          </table:table-cell>
          <table:table-cell office:value-type="float" office:value="0.0036649" calcext:value-type="float">
            <text:p>0.0036649</text:p>
          </table:table-cell>
          <table:table-cell office:value-type="float" office:value="0.00375092" calcext:value-type="float">
            <text:p>0.00375092</text:p>
          </table:table-cell>
          <table:table-cell office:value-type="float" office:value="0.00376175" calcext:value-type="float">
            <text:p>0.00376175</text:p>
          </table:table-cell>
          <table:table-cell office:value-type="float" office:value="0.00365324" calcext:value-type="float">
            <text:p>0.00365324</text:p>
          </table:table-cell>
          <table:table-cell office:value-type="float" office:value="0.0037064" calcext:value-type="float">
            <text:p>0.0037064</text:p>
          </table:table-cell>
          <table:table-cell office:value-type="float" office:value="0.00358129" calcext:value-type="float">
            <text:p>0.00358129</text:p>
          </table:table-cell>
          <table:table-cell office:value-type="float" office:value="0.00355218" calcext:value-type="float">
            <text:p>0.00355218</text:p>
          </table:table-cell>
          <table:table-cell office:value-type="float" office:value="0.00341233" calcext:value-type="float">
            <text:p>0.00341233</text:p>
          </table:table-cell>
          <table:table-cell office:value-type="float" office:value="0.00319191" calcext:value-type="float">
            <text:p>0.00319191</text:p>
          </table:table-cell>
          <table:table-cell office:value-type="float" office:value="0.00330662" calcext:value-type="float">
            <text:p>0.00330662</text:p>
          </table:table-cell>
          <table:table-cell office:value-type="float" office:value="0.00332451" calcext:value-type="float">
            <text:p>0.00332451</text:p>
          </table:table-cell>
          <table:table-cell office:value-type="float" office:value="0.00329645" calcext:value-type="float">
            <text:p>0.00329645</text:p>
          </table:table-cell>
          <table:table-cell office:value-type="float" office:value="0.00319904" calcext:value-type="float">
            <text:p>0.00319904</text:p>
          </table:table-cell>
          <table:table-cell office:value-type="float" office:value="0.00312312" calcext:value-type="float">
            <text:p>0.00312312</text:p>
          </table:table-cell>
          <table:table-cell office:value-type="float" office:value="0.0031136" calcext:value-type="float">
            <text:p>0.0031136</text:p>
          </table:table-cell>
          <table:table-cell office:value-type="float" office:value="0.00306097" calcext:value-type="float">
            <text:p>0.00306097</text:p>
          </table:table-cell>
          <table:table-cell/>
          <table:table-cell office:value-type="float" office:value="0.0051455082243779" calcext:value-type="float">
            <text:p>0.005145508224378</text:p>
          </table:table-cell>
          <table:table-cell office:value-type="float" office:value="0.00472000115384615" calcext:value-type="float">
            <text:p>0.004720001153846</text:p>
          </table:table-cell>
          <table:table-cell office:value-type="float" office:value="0.00498649230769231" calcext:value-type="float">
            <text:p>0.004986492307692</text:p>
          </table:table-cell>
          <table:table-cell office:value-type="float" office:value="0.00705206615384615" calcext:value-type="float">
            <text:p>0.007052066153846</text:p>
          </table:table-cell>
          <table:table-cell office:value-type="float" office:value="0.00498649230769231" calcext:value-type="float">
            <text:p>0.004986492307692</text:p>
          </table:table-cell>
          <table:table-cell/>
          <table:table-cell table:formula="of:=ABS([.CE50]-[.$CD50])" office:value-type="float" office:value="0.00042550707053175" calcext:value-type="float">
            <text:p>0.000425507070532</text:p>
          </table:table-cell>
          <table:table-cell table:formula="of:=ABS([.CF50]-[.$CD50])" office:value-type="float" office:value="0.00015901591668559" calcext:value-type="float">
            <text:p>0.000159015916686</text:p>
          </table:table-cell>
          <table:table-cell table:formula="of:=ABS([.CG50]-[.$CD50])" office:value-type="float" office:value="0.00190655792946825" calcext:value-type="float">
            <text:p>0.001906557929468</text:p>
          </table:table-cell>
          <table:table-cell table:formula="of:=ABS([.CH50]-[.$CD50])" office:value-type="float" office:value="0.00015901591668559" calcext:value-type="float">
            <text:p>0.000159015916686</text:p>
          </table:table-cell>
        </table:table-row>
        <table:table-row table:style-name="ro1">
          <table:table-cell/>
          <table:table-cell office:value-type="float" office:value="0.122702" calcext:value-type="float">
            <text:p>0.122702</text:p>
          </table:table-cell>
          <table:table-cell office:value-type="float" office:value="0.0900672" calcext:value-type="float">
            <text:p>0.0900672</text:p>
          </table:table-cell>
          <table:table-cell office:value-type="float" office:value="0.0692974" calcext:value-type="float">
            <text:p>0.0692974</text:p>
          </table:table-cell>
          <table:table-cell office:value-type="float" office:value="0.0551357" calcext:value-type="float">
            <text:p>0.0551357</text:p>
          </table:table-cell>
          <table:table-cell office:value-type="float" office:value="0.0455176" calcext:value-type="float">
            <text:p>0.0455176</text:p>
          </table:table-cell>
          <table:table-cell office:value-type="float" office:value="0.0382656" calcext:value-type="float">
            <text:p>0.0382656</text:p>
          </table:table-cell>
          <table:table-cell office:value-type="float" office:value="0.0330436" calcext:value-type="float">
            <text:p>0.0330436</text:p>
          </table:table-cell>
          <table:table-cell office:value-type="float" office:value="0.0286743" calcext:value-type="float">
            <text:p>0.0286743</text:p>
          </table:table-cell>
          <table:table-cell office:value-type="float" office:value="0.025665" calcext:value-type="float">
            <text:p>0.025665</text:p>
          </table:table-cell>
          <table:table-cell office:value-type="float" office:value="0.0232784" calcext:value-type="float">
            <text:p>0.0232784</text:p>
          </table:table-cell>
          <table:table-cell office:value-type="float" office:value="0.0208951" calcext:value-type="float">
            <text:p>0.0208951</text:p>
          </table:table-cell>
          <table:table-cell office:value-type="float" office:value="0.0194994" calcext:value-type="float">
            <text:p>0.0194994</text:p>
          </table:table-cell>
          <table:table-cell office:value-type="float" office:value="0.0178873" calcext:value-type="float">
            <text:p>0.0178873</text:p>
          </table:table-cell>
          <table:table-cell office:value-type="float" office:value="0.0164612" calcext:value-type="float">
            <text:p>0.0164612</text:p>
          </table:table-cell>
          <table:table-cell office:value-type="float" office:value="0.0153813" calcext:value-type="float">
            <text:p>0.0153813</text:p>
          </table:table-cell>
          <table:table-cell office:value-type="float" office:value="0.0145744" calcext:value-type="float">
            <text:p>0.0145744</text:p>
          </table:table-cell>
          <table:table-cell office:value-type="float" office:value="0.0135971" calcext:value-type="float">
            <text:p>0.0135971</text:p>
          </table:table-cell>
          <table:table-cell office:value-type="float" office:value="0.0129408" calcext:value-type="float">
            <text:p>0.0129408</text:p>
          </table:table-cell>
          <table:table-cell office:value-type="float" office:value="0.0122328" calcext:value-type="float">
            <text:p>0.0122328</text:p>
          </table:table-cell>
          <table:table-cell office:value-type="float" office:value="0.0115356" calcext:value-type="float">
            <text:p>0.0115356</text:p>
          </table:table-cell>
          <table:table-cell office:value-type="float" office:value="0.0110079" calcext:value-type="float">
            <text:p>0.0110079</text:p>
          </table:table-cell>
          <table:table-cell office:value-type="float" office:value="0.0104524" calcext:value-type="float">
            <text:p>0.0104524</text:p>
          </table:table-cell>
          <table:table-cell office:value-type="float" office:value="0.0100301" calcext:value-type="float">
            <text:p>0.0100301</text:p>
          </table:table-cell>
          <table:table-cell office:value-type="float" office:value="0.00955064" calcext:value-type="float">
            <text:p>0.00955064</text:p>
          </table:table-cell>
          <table:table-cell office:value-type="float" office:value="0.00933761" calcext:value-type="float">
            <text:p>0.00933761</text:p>
          </table:table-cell>
          <table:table-cell office:value-type="float" office:value="0.00875277" calcext:value-type="float">
            <text:p>0.00875277</text:p>
          </table:table-cell>
          <table:table-cell office:value-type="float" office:value="0.00849472" calcext:value-type="float">
            <text:p>0.00849472</text:p>
          </table:table-cell>
          <table:table-cell office:value-type="float" office:value="0.00827299" calcext:value-type="float">
            <text:p>0.00827299</text:p>
          </table:table-cell>
          <table:table-cell office:value-type="float" office:value="0.00803946" calcext:value-type="float">
            <text:p>0.00803946</text:p>
          </table:table-cell>
          <table:table-cell office:value-type="float" office:value="0.00781944" calcext:value-type="float">
            <text:p>0.00781944</text:p>
          </table:table-cell>
          <table:table-cell office:value-type="float" office:value="0.00750711" calcext:value-type="float">
            <text:p>0.00750711</text:p>
          </table:table-cell>
          <table:table-cell office:value-type="float" office:value="0.00715052" calcext:value-type="float">
            <text:p>0.00715052</text:p>
          </table:table-cell>
          <table:table-cell office:value-type="float" office:value="0.00702513" calcext:value-type="float">
            <text:p>0.00702513</text:p>
          </table:table-cell>
          <table:table-cell office:value-type="float" office:value="0.00687408" calcext:value-type="float">
            <text:p>0.00687408</text:p>
          </table:table-cell>
          <table:table-cell office:value-type="float" office:value="0.00652217" calcext:value-type="float">
            <text:p>0.00652217</text:p>
          </table:table-cell>
          <table:table-cell office:value-type="float" office:value="0.00654527" calcext:value-type="float">
            <text:p>0.00654527</text:p>
          </table:table-cell>
          <table:table-cell office:value-type="float" office:value="0.00628531" calcext:value-type="float">
            <text:p>0.00628531</text:p>
          </table:table-cell>
          <table:table-cell office:value-type="float" office:value="0.00600543" calcext:value-type="float">
            <text:p>0.00600543</text:p>
          </table:table-cell>
          <table:table-cell office:value-type="float" office:value="0.00580458" calcext:value-type="float">
            <text:p>0.00580458</text:p>
          </table:table-cell>
          <table:table-cell office:value-type="float" office:value="0.0057641" calcext:value-type="float">
            <text:p>0.0057641</text:p>
          </table:table-cell>
          <table:table-cell office:value-type="float" office:value="0.00554444" calcext:value-type="float">
            <text:p>0.00554444</text:p>
          </table:table-cell>
          <table:table-cell office:value-type="float" office:value="0.00540683" calcext:value-type="float">
            <text:p>0.00540683</text:p>
          </table:table-cell>
          <table:table-cell office:value-type="float" office:value="0.00532472" calcext:value-type="float">
            <text:p>0.00532472</text:p>
          </table:table-cell>
          <table:table-cell office:value-type="float" office:value="0.00536614" calcext:value-type="float">
            <text:p>0.00536614</text:p>
          </table:table-cell>
          <table:table-cell office:value-type="float" office:value="0.00513353" calcext:value-type="float">
            <text:p>0.00513353</text:p>
          </table:table-cell>
          <table:table-cell office:value-type="float" office:value="0.00502568" calcext:value-type="float">
            <text:p>0.00502568</text:p>
          </table:table-cell>
          <table:table-cell office:value-type="float" office:value="0.00493296" calcext:value-type="float">
            <text:p>0.00493296</text:p>
          </table:table-cell>
          <table:table-cell office:value-type="float" office:value="0.00478033" calcext:value-type="float">
            <text:p>0.00478033</text:p>
          </table:table-cell>
          <table:table-cell office:value-type="float" office:value="0.00467314" calcext:value-type="float">
            <text:p>0.00467314</text:p>
          </table:table-cell>
          <table:table-cell office:value-type="float" office:value="0.00471169" calcext:value-type="float">
            <text:p>0.00471169</text:p>
          </table:table-cell>
          <table:table-cell office:value-type="float" office:value="0.00449002" calcext:value-type="float">
            <text:p>0.00449002</text:p>
          </table:table-cell>
          <table:table-cell office:value-type="float" office:value="0.00449351" calcext:value-type="float">
            <text:p>0.00449351</text:p>
          </table:table-cell>
          <table:table-cell office:value-type="float" office:value="0.00430563" calcext:value-type="float">
            <text:p>0.00430563</text:p>
          </table:table-cell>
          <table:table-cell office:value-type="float" office:value="0.00422895" calcext:value-type="float">
            <text:p>0.00422895</text:p>
          </table:table-cell>
          <table:table-cell office:value-type="float" office:value="0.00429779" calcext:value-type="float">
            <text:p>0.00429779</text:p>
          </table:table-cell>
          <table:table-cell office:value-type="float" office:value="0.0040668" calcext:value-type="float">
            <text:p>0.0040668</text:p>
          </table:table-cell>
          <table:table-cell office:value-type="float" office:value="0.00401519" calcext:value-type="float">
            <text:p>0.00401519</text:p>
          </table:table-cell>
          <table:table-cell office:value-type="float" office:value="0.00399287" calcext:value-type="float">
            <text:p>0.00399287</text:p>
          </table:table-cell>
          <table:table-cell office:value-type="float" office:value="0.00391101" calcext:value-type="float">
            <text:p>0.00391101</text:p>
          </table:table-cell>
          <table:table-cell office:value-type="float" office:value="0.00381263" calcext:value-type="float">
            <text:p>0.00381263</text:p>
          </table:table-cell>
          <table:table-cell office:value-type="float" office:value="0.00384546" calcext:value-type="float">
            <text:p>0.00384546</text:p>
          </table:table-cell>
          <table:table-cell office:value-type="float" office:value="0.00377963" calcext:value-type="float">
            <text:p>0.00377963</text:p>
          </table:table-cell>
          <table:table-cell office:value-type="float" office:value="0.00364162" calcext:value-type="float">
            <text:p>0.00364162</text:p>
          </table:table-cell>
          <table:table-cell office:value-type="float" office:value="0.0036605" calcext:value-type="float">
            <text:p>0.0036605</text:p>
          </table:table-cell>
          <table:table-cell office:value-type="float" office:value="0.00355334" calcext:value-type="float">
            <text:p>0.00355334</text:p>
          </table:table-cell>
          <table:table-cell office:value-type="float" office:value="0.00346563" calcext:value-type="float">
            <text:p>0.00346563</text:p>
          </table:table-cell>
          <table:table-cell office:value-type="float" office:value="0.00343111" calcext:value-type="float">
            <text:p>0.00343111</text:p>
          </table:table-cell>
          <table:table-cell office:value-type="float" office:value="0.00351263" calcext:value-type="float">
            <text:p>0.00351263</text:p>
          </table:table-cell>
          <table:table-cell office:value-type="float" office:value="0.00333943" calcext:value-type="float">
            <text:p>0.00333943</text:p>
          </table:table-cell>
          <table:table-cell office:value-type="float" office:value="0.003364" calcext:value-type="float">
            <text:p>0.003364</text:p>
          </table:table-cell>
          <table:table-cell office:value-type="float" office:value="0.00322991" calcext:value-type="float">
            <text:p>0.00322991</text:p>
          </table:table-cell>
          <table:table-cell office:value-type="float" office:value="0.00313552" calcext:value-type="float">
            <text:p>0.00313552</text:p>
          </table:table-cell>
          <table:table-cell office:value-type="float" office:value="0.0031777" calcext:value-type="float">
            <text:p>0.0031777</text:p>
          </table:table-cell>
          <table:table-cell office:value-type="float" office:value="0.00327675" calcext:value-type="float">
            <text:p>0.00327675</text:p>
          </table:table-cell>
          <table:table-cell office:value-type="float" office:value="0.00322578" calcext:value-type="float">
            <text:p>0.00322578</text:p>
          </table:table-cell>
          <table:table-cell office:value-type="float" office:value="0.00303755" calcext:value-type="float">
            <text:p>0.00303755</text:p>
          </table:table-cell>
          <table:table-cell office:value-type="float" office:value="0.00304392" calcext:value-type="float">
            <text:p>0.00304392</text:p>
          </table:table-cell>
          <table:table-cell office:value-type="float" office:value="0.00296694" calcext:value-type="float">
            <text:p>0.00296694</text:p>
          </table:table-cell>
          <table:table-cell office:value-type="float" office:value="0.00290559" calcext:value-type="float">
            <text:p>0.00290559</text:p>
          </table:table-cell>
          <table:table-cell/>
          <table:table-cell office:value-type="float" office:value="0.00413327709827077" calcext:value-type="float">
            <text:p>0.004133277098271</text:p>
          </table:table-cell>
          <table:table-cell office:value-type="float" office:value="0.00461094038461539" calcext:value-type="float">
            <text:p>0.004610940384615</text:p>
          </table:table-cell>
          <table:table-cell office:value-type="float" office:value="0.00487775730769231" calcext:value-type="float">
            <text:p>0.004877757307692</text:p>
          </table:table-cell>
          <table:table-cell office:value-type="float" office:value="0.00692566423076923" calcext:value-type="float">
            <text:p>0.006925664230769</text:p>
          </table:table-cell>
          <table:table-cell office:value-type="float" office:value="0.00487775730769231" calcext:value-type="float">
            <text:p>0.004877757307692</text:p>
          </table:table-cell>
          <table:table-cell/>
          <table:table-cell table:formula="of:=ABS([.CE51]-[.$CD51])" office:value-type="float" office:value="0.00047766328634462" calcext:value-type="float">
            <text:p>0.000477663286345</text:p>
          </table:table-cell>
          <table:table-cell table:formula="of:=ABS([.CF51]-[.$CD51])" office:value-type="float" office:value="0.00074448020942154" calcext:value-type="float">
            <text:p>0.000744480209422</text:p>
          </table:table-cell>
          <table:table-cell table:formula="of:=ABS([.CG51]-[.$CD51])" office:value-type="float" office:value="0.00279238713249846" calcext:value-type="float">
            <text:p>0.002792387132498</text:p>
          </table:table-cell>
          <table:table-cell table:formula="of:=ABS([.CH51]-[.$CD51])" office:value-type="float" office:value="0.00074448020942154" calcext:value-type="float">
            <text:p>0.000744480209422</text:p>
          </table:table-cell>
        </table:table-row>
        <table:table-row table:style-name="ro1">
          <table:table-cell/>
          <table:table-cell office:value-type="float" office:value="0.101075" calcext:value-type="float">
            <text:p>0.101075</text:p>
          </table:table-cell>
          <table:table-cell office:value-type="float" office:value="0.080054" calcext:value-type="float">
            <text:p>0.080054</text:p>
          </table:table-cell>
          <table:table-cell office:value-type="float" office:value="0.0653992" calcext:value-type="float">
            <text:p>0.0653992</text:p>
          </table:table-cell>
          <table:table-cell office:value-type="float" office:value="0.0540036" calcext:value-type="float">
            <text:p>0.0540036</text:p>
          </table:table-cell>
          <table:table-cell office:value-type="float" office:value="0.0460707" calcext:value-type="float">
            <text:p>0.0460707</text:p>
          </table:table-cell>
          <table:table-cell office:value-type="float" office:value="0.0395282" calcext:value-type="float">
            <text:p>0.0395282</text:p>
          </table:table-cell>
          <table:table-cell office:value-type="float" office:value="0.0341985" calcext:value-type="float">
            <text:p>0.0341985</text:p>
          </table:table-cell>
          <table:table-cell office:value-type="float" office:value="0.0303763" calcext:value-type="float">
            <text:p>0.0303763</text:p>
          </table:table-cell>
          <table:table-cell office:value-type="float" office:value="0.027117" calcext:value-type="float">
            <text:p>0.027117</text:p>
          </table:table-cell>
          <table:table-cell office:value-type="float" office:value="0.024335" calcext:value-type="float">
            <text:p>0.024335</text:p>
          </table:table-cell>
          <table:table-cell office:value-type="float" office:value="0.0223622" calcext:value-type="float">
            <text:p>0.0223622</text:p>
          </table:table-cell>
          <table:table-cell office:value-type="float" office:value="0.0205049" calcext:value-type="float">
            <text:p>0.0205049</text:p>
          </table:table-cell>
          <table:table-cell office:value-type="float" office:value="0.0189755" calcext:value-type="float">
            <text:p>0.0189755</text:p>
          </table:table-cell>
          <table:table-cell office:value-type="float" office:value="0.0178586" calcext:value-type="float">
            <text:p>0.0178586</text:p>
          </table:table-cell>
          <table:table-cell office:value-type="float" office:value="0.0163659" calcext:value-type="float">
            <text:p>0.0163659</text:p>
          </table:table-cell>
          <table:table-cell office:value-type="float" office:value="0.0153107" calcext:value-type="float">
            <text:p>0.0153107</text:p>
          </table:table-cell>
          <table:table-cell office:value-type="float" office:value="0.0144466" calcext:value-type="float">
            <text:p>0.0144466</text:p>
          </table:table-cell>
          <table:table-cell office:value-type="float" office:value="0.0136156" calcext:value-type="float">
            <text:p>0.0136156</text:p>
          </table:table-cell>
          <table:table-cell office:value-type="float" office:value="0.0129884" calcext:value-type="float">
            <text:p>0.0129884</text:p>
          </table:table-cell>
          <table:table-cell office:value-type="float" office:value="0.0123165" calcext:value-type="float">
            <text:p>0.0123165</text:p>
          </table:table-cell>
          <table:table-cell office:value-type="float" office:value="0.0117255" calcext:value-type="float">
            <text:p>0.0117255</text:p>
          </table:table-cell>
          <table:table-cell office:value-type="float" office:value="0.0110605" calcext:value-type="float">
            <text:p>0.0110605</text:p>
          </table:table-cell>
          <table:table-cell office:value-type="float" office:value="0.010714" calcext:value-type="float">
            <text:p>0.010714</text:p>
          </table:table-cell>
          <table:table-cell office:value-type="float" office:value="0.0102719" calcext:value-type="float">
            <text:p>0.0102719</text:p>
          </table:table-cell>
          <table:table-cell office:value-type="float" office:value="0.00972748" calcext:value-type="float">
            <text:p>0.00972748</text:p>
          </table:table-cell>
          <table:table-cell office:value-type="float" office:value="0.0093927" calcext:value-type="float">
            <text:p>0.0093927</text:p>
          </table:table-cell>
          <table:table-cell office:value-type="float" office:value="0.00903662" calcext:value-type="float">
            <text:p>0.00903662</text:p>
          </table:table-cell>
          <table:table-cell office:value-type="float" office:value="0.00863294" calcext:value-type="float">
            <text:p>0.00863294</text:p>
          </table:table-cell>
          <table:table-cell office:value-type="float" office:value="0.0085406" calcext:value-type="float">
            <text:p>0.0085406</text:p>
          </table:table-cell>
          <table:table-cell office:value-type="float" office:value="0.00831093" calcext:value-type="float">
            <text:p>0.00831093</text:p>
          </table:table-cell>
          <table:table-cell office:value-type="float" office:value="0.00802307" calcext:value-type="float">
            <text:p>0.00802307</text:p>
          </table:table-cell>
          <table:table-cell office:value-type="float" office:value="0.00766923" calcext:value-type="float">
            <text:p>0.00766923</text:p>
          </table:table-cell>
          <table:table-cell office:value-type="float" office:value="0.00748071" calcext:value-type="float">
            <text:p>0.00748071</text:p>
          </table:table-cell>
          <table:table-cell office:value-type="float" office:value="0.00713951" calcext:value-type="float">
            <text:p>0.00713951</text:p>
          </table:table-cell>
          <table:table-cell office:value-type="float" office:value="0.00691113" calcext:value-type="float">
            <text:p>0.00691113</text:p>
          </table:table-cell>
          <table:table-cell office:value-type="float" office:value="0.00699113" calcext:value-type="float">
            <text:p>0.00699113</text:p>
          </table:table-cell>
          <table:table-cell office:value-type="float" office:value="0.00664883" calcext:value-type="float">
            <text:p>0.00664883</text:p>
          </table:table-cell>
          <table:table-cell office:value-type="float" office:value="0.00644075" calcext:value-type="float">
            <text:p>0.00644075</text:p>
          </table:table-cell>
          <table:table-cell office:value-type="float" office:value="0.00630129" calcext:value-type="float">
            <text:p>0.00630129</text:p>
          </table:table-cell>
          <table:table-cell office:value-type="float" office:value="0.00626702" calcext:value-type="float">
            <text:p>0.00626702</text:p>
          </table:table-cell>
          <table:table-cell office:value-type="float" office:value="0.00600941" calcext:value-type="float">
            <text:p>0.00600941</text:p>
          </table:table-cell>
          <table:table-cell office:value-type="float" office:value="0.00584982" calcext:value-type="float">
            <text:p>0.00584982</text:p>
          </table:table-cell>
          <table:table-cell office:value-type="float" office:value="0.00575099" calcext:value-type="float">
            <text:p>0.00575099</text:p>
          </table:table-cell>
          <table:table-cell office:value-type="float" office:value="0.00568177" calcext:value-type="float">
            <text:p>0.00568177</text:p>
          </table:table-cell>
          <table:table-cell office:value-type="float" office:value="0.00534976" calcext:value-type="float">
            <text:p>0.00534976</text:p>
          </table:table-cell>
          <table:table-cell office:value-type="float" office:value="0.00523068" calcext:value-type="float">
            <text:p>0.00523068</text:p>
          </table:table-cell>
          <table:table-cell office:value-type="float" office:value="0.00527182" calcext:value-type="float">
            <text:p>0.00527182</text:p>
          </table:table-cell>
          <table:table-cell office:value-type="float" office:value="0.00506804" calcext:value-type="float">
            <text:p>0.00506804</text:p>
          </table:table-cell>
          <table:table-cell office:value-type="float" office:value="0.00505449" calcext:value-type="float">
            <text:p>0.00505449</text:p>
          </table:table-cell>
          <table:table-cell office:value-type="float" office:value="0.00494493" calcext:value-type="float">
            <text:p>0.00494493</text:p>
          </table:table-cell>
          <table:table-cell office:value-type="float" office:value="0.00484401" calcext:value-type="float">
            <text:p>0.00484401</text:p>
          </table:table-cell>
          <table:table-cell office:value-type="float" office:value="0.00465093" calcext:value-type="float">
            <text:p>0.00465093</text:p>
          </table:table-cell>
          <table:table-cell office:value-type="float" office:value="0.00461589" calcext:value-type="float">
            <text:p>0.00461589</text:p>
          </table:table-cell>
          <table:table-cell office:value-type="float" office:value="0.00453989" calcext:value-type="float">
            <text:p>0.00453989</text:p>
          </table:table-cell>
          <table:table-cell office:value-type="float" office:value="0.00436095" calcext:value-type="float">
            <text:p>0.00436095</text:p>
          </table:table-cell>
          <table:table-cell office:value-type="float" office:value="0.00441506" calcext:value-type="float">
            <text:p>0.00441506</text:p>
          </table:table-cell>
          <table:table-cell office:value-type="float" office:value="0.00437245" calcext:value-type="float">
            <text:p>0.00437245</text:p>
          </table:table-cell>
          <table:table-cell office:value-type="float" office:value="0.00418522" calcext:value-type="float">
            <text:p>0.00418522</text:p>
          </table:table-cell>
          <table:table-cell office:value-type="float" office:value="0.00418565" calcext:value-type="float">
            <text:p>0.00418565</text:p>
          </table:table-cell>
          <table:table-cell office:value-type="float" office:value="0.00414169" calcext:value-type="float">
            <text:p>0.00414169</text:p>
          </table:table-cell>
          <table:table-cell office:value-type="float" office:value="0.00408649" calcext:value-type="float">
            <text:p>0.00408649</text:p>
          </table:table-cell>
          <table:table-cell office:value-type="float" office:value="0.00382267" calcext:value-type="float">
            <text:p>0.00382267</text:p>
          </table:table-cell>
          <table:table-cell office:value-type="float" office:value="0.00387538" calcext:value-type="float">
            <text:p>0.00387538</text:p>
          </table:table-cell>
          <table:table-cell office:value-type="float" office:value="0.00387949" calcext:value-type="float">
            <text:p>0.00387949</text:p>
          </table:table-cell>
          <table:table-cell office:value-type="float" office:value="0.00374085" calcext:value-type="float">
            <text:p>0.00374085</text:p>
          </table:table-cell>
          <table:table-cell office:value-type="float" office:value="0.00387391" calcext:value-type="float">
            <text:p>0.00387391</text:p>
          </table:table-cell>
          <table:table-cell office:value-type="float" office:value="0.00373547" calcext:value-type="float">
            <text:p>0.00373547</text:p>
          </table:table-cell>
          <table:table-cell office:value-type="float" office:value="0.0035639" calcext:value-type="float">
            <text:p>0.0035639</text:p>
          </table:table-cell>
          <table:table-cell office:value-type="float" office:value="0.00364206" calcext:value-type="float">
            <text:p>0.00364206</text:p>
          </table:table-cell>
          <table:table-cell office:value-type="float" office:value="0.00341795" calcext:value-type="float">
            <text:p>0.00341795</text:p>
          </table:table-cell>
          <table:table-cell office:value-type="float" office:value="0.00344296" calcext:value-type="float">
            <text:p>0.00344296</text:p>
          </table:table-cell>
          <table:table-cell office:value-type="float" office:value="0.00340512" calcext:value-type="float">
            <text:p>0.00340512</text:p>
          </table:table-cell>
          <table:table-cell office:value-type="float" office:value="0.00328447" calcext:value-type="float">
            <text:p>0.00328447</text:p>
          </table:table-cell>
          <table:table-cell office:value-type="float" office:value="0.00342135" calcext:value-type="float">
            <text:p>0.00342135</text:p>
          </table:table-cell>
          <table:table-cell office:value-type="float" office:value="0.00339364" calcext:value-type="float">
            <text:p>0.00339364</text:p>
          </table:table-cell>
          <table:table-cell office:value-type="float" office:value="0.00328098" calcext:value-type="float">
            <text:p>0.00328098</text:p>
          </table:table-cell>
          <table:table-cell office:value-type="float" office:value="0.00318566" calcext:value-type="float">
            <text:p>0.00318566</text:p>
          </table:table-cell>
          <table:table-cell office:value-type="float" office:value="0.00309239" calcext:value-type="float">
            <text:p>0.00309239</text:p>
          </table:table-cell>
          <table:table-cell office:value-type="float" office:value="0.00314364" calcext:value-type="float">
            <text:p>0.00314364</text:p>
          </table:table-cell>
          <table:table-cell/>
          <table:table-cell office:value-type="float" office:value="0.00345845634753269" calcext:value-type="float">
            <text:p>0.003458456347533</text:p>
          </table:table-cell>
          <table:table-cell office:value-type="float" office:value="0.00457699192307692" calcext:value-type="float">
            <text:p>0.004576991923077</text:p>
          </table:table-cell>
          <table:table-cell office:value-type="float" office:value="0.00476045230769231" calcext:value-type="float">
            <text:p>0.004760452307692</text:p>
          </table:table-cell>
          <table:table-cell office:value-type="float" office:value="0.00676292230769231" calcext:value-type="float">
            <text:p>0.006762922307692</text:p>
          </table:table-cell>
          <table:table-cell office:value-type="float" office:value="0.00476045230769231" calcext:value-type="float">
            <text:p>0.004760452307692</text:p>
          </table:table-cell>
          <table:table-cell/>
          <table:table-cell table:formula="of:=ABS([.CE52]-[.$CD52])" office:value-type="float" office:value="0.00111853557554423" calcext:value-type="float">
            <text:p>0.001118535575544</text:p>
          </table:table-cell>
          <table:table-cell table:formula="of:=ABS([.CF52]-[.$CD52])" office:value-type="float" office:value="0.00130199596015962" calcext:value-type="float">
            <text:p>0.00130199596016</text:p>
          </table:table-cell>
          <table:table-cell table:formula="of:=ABS([.CG52]-[.$CD52])" office:value-type="float" office:value="0.00330446596015962" calcext:value-type="float">
            <text:p>0.00330446596016</text:p>
          </table:table-cell>
          <table:table-cell table:formula="of:=ABS([.CH52]-[.$CD52])" office:value-type="float" office:value="0.00130199596015962" calcext:value-type="float">
            <text:p>0.00130199596016</text:p>
          </table:table-cell>
        </table:table-row>
        <table:table-row table:style-name="ro1">
          <table:table-cell/>
          <table:table-cell office:value-type="float" office:value="0.105112" calcext:value-type="float">
            <text:p>0.105112</text:p>
          </table:table-cell>
          <table:table-cell office:value-type="float" office:value="0.0819835" calcext:value-type="float">
            <text:p>0.0819835</text:p>
          </table:table-cell>
          <table:table-cell office:value-type="float" office:value="0.0662276" calcext:value-type="float">
            <text:p>0.0662276</text:p>
          </table:table-cell>
          <table:table-cell office:value-type="float" office:value="0.0541731" calcext:value-type="float">
            <text:p>0.0541731</text:p>
          </table:table-cell>
          <table:table-cell office:value-type="float" office:value="0.0457734" calcext:value-type="float">
            <text:p>0.0457734</text:p>
          </table:table-cell>
          <table:table-cell office:value-type="float" office:value="0.0390666" calcext:value-type="float">
            <text:p>0.0390666</text:p>
          </table:table-cell>
          <table:table-cell office:value-type="float" office:value="0.0341836" calcext:value-type="float">
            <text:p>0.0341836</text:p>
          </table:table-cell>
          <table:table-cell office:value-type="float" office:value="0.0301491" calcext:value-type="float">
            <text:p>0.0301491</text:p>
          </table:table-cell>
          <table:table-cell office:value-type="float" office:value="0.0268668" calcext:value-type="float">
            <text:p>0.0268668</text:p>
          </table:table-cell>
          <table:table-cell office:value-type="float" office:value="0.0241794" calcext:value-type="float">
            <text:p>0.0241794</text:p>
          </table:table-cell>
          <table:table-cell office:value-type="float" office:value="0.0221132" calcext:value-type="float">
            <text:p>0.0221132</text:p>
          </table:table-cell>
          <table:table-cell office:value-type="float" office:value="0.0202214" calcext:value-type="float">
            <text:p>0.0202214</text:p>
          </table:table-cell>
          <table:table-cell office:value-type="float" office:value="0.0187937" calcext:value-type="float">
            <text:p>0.0187937</text:p>
          </table:table-cell>
          <table:table-cell office:value-type="float" office:value="0.0173591" calcext:value-type="float">
            <text:p>0.0173591</text:p>
          </table:table-cell>
          <table:table-cell office:value-type="float" office:value="0.0161939" calcext:value-type="float">
            <text:p>0.0161939</text:p>
          </table:table-cell>
          <table:table-cell office:value-type="float" office:value="0.0151196" calcext:value-type="float">
            <text:p>0.0151196</text:p>
          </table:table-cell>
          <table:table-cell office:value-type="float" office:value="0.0144331" calcext:value-type="float">
            <text:p>0.0144331</text:p>
          </table:table-cell>
          <table:table-cell office:value-type="float" office:value="0.0135678" calcext:value-type="float">
            <text:p>0.0135678</text:p>
          </table:table-cell>
          <table:table-cell office:value-type="float" office:value="0.0125209" calcext:value-type="float">
            <text:p>0.0125209</text:p>
          </table:table-cell>
          <table:table-cell office:value-type="float" office:value="0.0122041" calcext:value-type="float">
            <text:p>0.0122041</text:p>
          </table:table-cell>
          <table:table-cell office:value-type="float" office:value="0.0115394" calcext:value-type="float">
            <text:p>0.0115394</text:p>
          </table:table-cell>
          <table:table-cell office:value-type="float" office:value="0.0110077" calcext:value-type="float">
            <text:p>0.0110077</text:p>
          </table:table-cell>
          <table:table-cell office:value-type="float" office:value="0.0105861" calcext:value-type="float">
            <text:p>0.0105861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964711" calcext:value-type="float">
            <text:p>0.00964711</text:p>
          </table:table-cell>
          <table:table-cell office:value-type="float" office:value="0.00925317" calcext:value-type="float">
            <text:p>0.00925317</text:p>
          </table:table-cell>
          <table:table-cell office:value-type="float" office:value="0.00902909" calcext:value-type="float">
            <text:p>0.00902909</text:p>
          </table:table-cell>
          <table:table-cell office:value-type="float" office:value="0.00894764" calcext:value-type="float">
            <text:p>0.00894764</text:p>
          </table:table-cell>
          <table:table-cell office:value-type="float" office:value="0.00824364" calcext:value-type="float">
            <text:p>0.00824364</text:p>
          </table:table-cell>
          <table:table-cell office:value-type="float" office:value="0.00799898" calcext:value-type="float">
            <text:p>0.00799898</text:p>
          </table:table-cell>
          <table:table-cell office:value-type="float" office:value="0.00783976" calcext:value-type="float">
            <text:p>0.00783976</text:p>
          </table:table-cell>
          <table:table-cell office:value-type="float" office:value="0.0076251" calcext:value-type="float">
            <text:p>0.0076251</text:p>
          </table:table-cell>
          <table:table-cell office:value-type="float" office:value="0.00754277" calcext:value-type="float">
            <text:p>0.00754277</text:p>
          </table:table-cell>
          <table:table-cell office:value-type="float" office:value="0.00727832" calcext:value-type="float">
            <text:p>0.00727832</text:p>
          </table:table-cell>
          <table:table-cell office:value-type="float" office:value="0.0070062" calcext:value-type="float">
            <text:p>0.0070062</text:p>
          </table:table-cell>
          <table:table-cell office:value-type="float" office:value="0.0067485" calcext:value-type="float">
            <text:p>0.0067485</text:p>
          </table:table-cell>
          <table:table-cell office:value-type="float" office:value="0.00659801" calcext:value-type="float">
            <text:p>0.00659801</text:p>
          </table:table-cell>
          <table:table-cell office:value-type="float" office:value="0.006518" calcext:value-type="float">
            <text:p>0.006518</text:p>
          </table:table-cell>
          <table:table-cell office:value-type="float" office:value="0.00633079" calcext:value-type="float">
            <text:p>0.00633079</text:p>
          </table:table-cell>
          <table:table-cell office:value-type="float" office:value="0.0061572" calcext:value-type="float">
            <text:p>0.0061572</text:p>
          </table:table-cell>
          <table:table-cell office:value-type="float" office:value="0.00614136" calcext:value-type="float">
            <text:p>0.00614136</text:p>
          </table:table-cell>
          <table:table-cell office:value-type="float" office:value="0.00585117" calcext:value-type="float">
            <text:p>0.00585117</text:p>
          </table:table-cell>
          <table:table-cell office:value-type="float" office:value="0.00570019" calcext:value-type="float">
            <text:p>0.00570019</text:p>
          </table:table-cell>
          <table:table-cell office:value-type="float" office:value="0.0055091" calcext:value-type="float">
            <text:p>0.0055091</text:p>
          </table:table-cell>
          <table:table-cell office:value-type="float" office:value="0.00542051" calcext:value-type="float">
            <text:p>0.00542051</text:p>
          </table:table-cell>
          <table:table-cell office:value-type="float" office:value="0.00528234" calcext:value-type="float">
            <text:p>0.00528234</text:p>
          </table:table-cell>
          <table:table-cell office:value-type="float" office:value="0.00529932" calcext:value-type="float">
            <text:p>0.00529932</text:p>
          </table:table-cell>
          <table:table-cell office:value-type="float" office:value="0.00508766" calcext:value-type="float">
            <text:p>0.00508766</text:p>
          </table:table-cell>
          <table:table-cell office:value-type="float" office:value="0.00494016" calcext:value-type="float">
            <text:p>0.00494016</text:p>
          </table:table-cell>
          <table:table-cell office:value-type="float" office:value="0.004782" calcext:value-type="float">
            <text:p>0.004782</text:p>
          </table:table-cell>
          <table:table-cell office:value-type="float" office:value="0.00465855" calcext:value-type="float">
            <text:p>0.00465855</text:p>
          </table:table-cell>
          <table:table-cell office:value-type="float" office:value="0.00486766" calcext:value-type="float">
            <text:p>0.00486766</text:p>
          </table:table-cell>
          <table:table-cell office:value-type="float" office:value="0.00458768" calcext:value-type="float">
            <text:p>0.00458768</text:p>
          </table:table-cell>
          <table:table-cell office:value-type="float" office:value="0.00436407" calcext:value-type="float">
            <text:p>0.00436407</text:p>
          </table:table-cell>
          <table:table-cell office:value-type="float" office:value="0.00436492" calcext:value-type="float">
            <text:p>0.00436492</text:p>
          </table:table-cell>
          <table:table-cell office:value-type="float" office:value="0.00427121" calcext:value-type="float">
            <text:p>0.00427121</text:p>
          </table:table-cell>
          <table:table-cell office:value-type="float" office:value="0.00434196" calcext:value-type="float">
            <text:p>0.00434196</text:p>
          </table:table-cell>
          <table:table-cell office:value-type="float" office:value="0.00416949" calcext:value-type="float">
            <text:p>0.00416949</text:p>
          </table:table-cell>
          <table:table-cell office:value-type="float" office:value="0.00412358" calcext:value-type="float">
            <text:p>0.00412358</text:p>
          </table:table-cell>
          <table:table-cell office:value-type="float" office:value="0.00405742" calcext:value-type="float">
            <text:p>0.00405742</text:p>
          </table:table-cell>
          <table:table-cell office:value-type="float" office:value="0.00377861" calcext:value-type="float">
            <text:p>0.00377861</text:p>
          </table:table-cell>
          <table:table-cell office:value-type="float" office:value="0.00397643" calcext:value-type="float">
            <text:p>0.00397643</text:p>
          </table:table-cell>
          <table:table-cell office:value-type="float" office:value="0.00396561" calcext:value-type="float">
            <text:p>0.00396561</text:p>
          </table:table-cell>
          <table:table-cell office:value-type="float" office:value="0.0037191" calcext:value-type="float">
            <text:p>0.0037191</text:p>
          </table:table-cell>
          <table:table-cell office:value-type="float" office:value="0.00369319" calcext:value-type="float">
            <text:p>0.00369319</text:p>
          </table:table-cell>
          <table:table-cell office:value-type="float" office:value="0.00368281" calcext:value-type="float">
            <text:p>0.00368281</text:p>
          </table:table-cell>
          <table:table-cell office:value-type="float" office:value="0.00353933" calcext:value-type="float">
            <text:p>0.00353933</text:p>
          </table:table-cell>
          <table:table-cell office:value-type="float" office:value="0.00353996" calcext:value-type="float">
            <text:p>0.00353996</text:p>
          </table:table-cell>
          <table:table-cell office:value-type="float" office:value="0.00352527" calcext:value-type="float">
            <text:p>0.00352527</text:p>
          </table:table-cell>
          <table:table-cell office:value-type="float" office:value="0.00337385" calcext:value-type="float">
            <text:p>0.00337385</text:p>
          </table:table-cell>
          <table:table-cell office:value-type="float" office:value="0.00340037" calcext:value-type="float">
            <text:p>0.00340037</text:p>
          </table:table-cell>
          <table:table-cell office:value-type="float" office:value="0.00339709" calcext:value-type="float">
            <text:p>0.00339709</text:p>
          </table:table-cell>
          <table:table-cell office:value-type="float" office:value="0.00321006" calcext:value-type="float">
            <text:p>0.00321006</text:p>
          </table:table-cell>
          <table:table-cell office:value-type="float" office:value="0.0033069" calcext:value-type="float">
            <text:p>0.0033069</text:p>
          </table:table-cell>
          <table:table-cell office:value-type="float" office:value="0.00324286" calcext:value-type="float">
            <text:p>0.00324286</text:p>
          </table:table-cell>
          <table:table-cell office:value-type="float" office:value="0.00313643" calcext:value-type="float">
            <text:p>0.00313643</text:p>
          </table:table-cell>
          <table:table-cell office:value-type="float" office:value="0.00319596" calcext:value-type="float">
            <text:p>0.00319596</text:p>
          </table:table-cell>
          <table:table-cell office:value-type="float" office:value="0.0030943" calcext:value-type="float">
            <text:p>0.0030943</text:p>
          </table:table-cell>
          <table:table-cell office:value-type="float" office:value="0.00309835" calcext:value-type="float">
            <text:p>0.00309835</text:p>
          </table:table-cell>
          <table:table-cell/>
          <table:table-cell office:value-type="float" office:value="0.00438633487979755" calcext:value-type="float">
            <text:p>0.004386334879798</text:p>
          </table:table-cell>
          <table:table-cell office:value-type="float" office:value="0.00442828846153846" calcext:value-type="float">
            <text:p>0.004428288461538</text:p>
          </table:table-cell>
          <table:table-cell office:value-type="float" office:value="0.00465423615384615" calcext:value-type="float">
            <text:p>0.004654236153846</text:p>
          </table:table-cell>
          <table:table-cell office:value-type="float" office:value="0.00669060307692308" calcext:value-type="float">
            <text:p>0.006690603076923</text:p>
          </table:table-cell>
          <table:table-cell office:value-type="float" office:value="0.00465423615384615" calcext:value-type="float">
            <text:p>0.004654236153846</text:p>
          </table:table-cell>
          <table:table-cell/>
          <table:table-cell table:formula="of:=ABS([.CE53]-[.$CD53])" office:value-type="float" office:value="0.0000419535817409097" calcext:value-type="float">
            <text:p>4.19535817409097E-05</text:p>
          </table:table-cell>
          <table:table-cell table:formula="of:=ABS([.CF53]-[.$CD53])" office:value-type="float" office:value="0.0002679012740486" calcext:value-type="float">
            <text:p>0.000267901274049</text:p>
          </table:table-cell>
          <table:table-cell table:formula="of:=ABS([.CG53]-[.$CD53])" office:value-type="float" office:value="0.00230426819712553" calcext:value-type="float">
            <text:p>0.002304268197126</text:p>
          </table:table-cell>
          <table:table-cell table:formula="of:=ABS([.CH53]-[.$CD53])" office:value-type="float" office:value="0.0002679012740486" calcext:value-type="float">
            <text:p>0.000267901274049</text:p>
          </table:table-cell>
        </table:table-row>
        <table:table-row table:style-name="ro1">
          <table:table-cell/>
          <table:table-cell office:value-type="float" office:value="0.128924" calcext:value-type="float">
            <text:p>0.128924</text:p>
          </table:table-cell>
          <table:table-cell office:value-type="float" office:value="0.0920558" calcext:value-type="float">
            <text:p>0.0920558</text:p>
          </table:table-cell>
          <table:table-cell office:value-type="float" office:value="0.0697908" calcext:value-type="float">
            <text:p>0.0697908</text:p>
          </table:table-cell>
          <table:table-cell office:value-type="float" office:value="0.0551628" calcext:value-type="float">
            <text:p>0.0551628</text:p>
          </table:table-cell>
          <table:table-cell office:value-type="float" office:value="0.0449985" calcext:value-type="float">
            <text:p>0.0449985</text:p>
          </table:table-cell>
          <table:table-cell office:value-type="float" office:value="0.0379041" calcext:value-type="float">
            <text:p>0.0379041</text:p>
          </table:table-cell>
          <table:table-cell office:value-type="float" office:value="0.0327808" calcext:value-type="float">
            <text:p>0.0327808</text:p>
          </table:table-cell>
          <table:table-cell office:value-type="float" office:value="0.0286779" calcext:value-type="float">
            <text:p>0.0286779</text:p>
          </table:table-cell>
          <table:table-cell office:value-type="float" office:value="0.0251548" calcext:value-type="float">
            <text:p>0.0251548</text:p>
          </table:table-cell>
          <table:table-cell office:value-type="float" office:value="0.0227669" calcext:value-type="float">
            <text:p>0.0227669</text:p>
          </table:table-cell>
          <table:table-cell office:value-type="float" office:value="0.0210164" calcext:value-type="float">
            <text:p>0.0210164</text:p>
          </table:table-cell>
          <table:table-cell office:value-type="float" office:value="0.0187865" calcext:value-type="float">
            <text:p>0.0187865</text:p>
          </table:table-cell>
          <table:table-cell office:value-type="float" office:value="0.0176151" calcext:value-type="float">
            <text:p>0.0176151</text:p>
          </table:table-cell>
          <table:table-cell office:value-type="float" office:value="0.0160193" calcext:value-type="float">
            <text:p>0.0160193</text:p>
          </table:table-cell>
          <table:table-cell office:value-type="float" office:value="0.0151504" calcext:value-type="float">
            <text:p>0.0151504</text:p>
          </table:table-cell>
          <table:table-cell office:value-type="float" office:value="0.0142794" calcext:value-type="float">
            <text:p>0.0142794</text:p>
          </table:table-cell>
          <table:table-cell office:value-type="float" office:value="0.013514" calcext:value-type="float">
            <text:p>0.013514</text:p>
          </table:table-cell>
          <table:table-cell office:value-type="float" office:value="0.0127244" calcext:value-type="float">
            <text:p>0.0127244</text:p>
          </table:table-cell>
          <table:table-cell office:value-type="float" office:value="0.0120485" calcext:value-type="float">
            <text:p>0.0120485</text:p>
          </table:table-cell>
          <table:table-cell office:value-type="float" office:value="0.0113496" calcext:value-type="float">
            <text:p>0.0113496</text:p>
          </table:table-cell>
          <table:table-cell office:value-type="float" office:value="0.0108616" calcext:value-type="float">
            <text:p>0.0108616</text:p>
          </table:table-cell>
          <table:table-cell office:value-type="float" office:value="0.010403" calcext:value-type="float">
            <text:p>0.010403</text:p>
          </table:table-cell>
          <table:table-cell office:value-type="float" office:value="0.009716" calcext:value-type="float">
            <text:p>0.009716</text:p>
          </table:table-cell>
          <table:table-cell office:value-type="float" office:value="0.00943693" calcext:value-type="float">
            <text:p>0.00943693</text:p>
          </table:table-cell>
          <table:table-cell office:value-type="float" office:value="0.00914399" calcext:value-type="float">
            <text:p>0.00914399</text:p>
          </table:table-cell>
          <table:table-cell office:value-type="float" office:value="0.00896952" calcext:value-type="float">
            <text:p>0.00896952</text:p>
          </table:table-cell>
          <table:table-cell office:value-type="float" office:value="0.0084184" calcext:value-type="float">
            <text:p>0.0084184</text:p>
          </table:table-cell>
          <table:table-cell office:value-type="float" office:value="0.00799732" calcext:value-type="float">
            <text:p>0.00799732</text:p>
          </table:table-cell>
          <table:table-cell office:value-type="float" office:value="0.00769752" calcext:value-type="float">
            <text:p>0.00769752</text:p>
          </table:table-cell>
          <table:table-cell office:value-type="float" office:value="0.0074932" calcext:value-type="float">
            <text:p>0.0074932</text:p>
          </table:table-cell>
          <table:table-cell office:value-type="float" office:value="0.00746963" calcext:value-type="float">
            <text:p>0.00746963</text:p>
          </table:table-cell>
          <table:table-cell office:value-type="float" office:value="0.00728654" calcext:value-type="float">
            <text:p>0.00728654</text:p>
          </table:table-cell>
          <table:table-cell office:value-type="float" office:value="0.00685821" calcext:value-type="float">
            <text:p>0.00685821</text:p>
          </table:table-cell>
          <table:table-cell office:value-type="float" office:value="0.00681291" calcext:value-type="float">
            <text:p>0.00681291</text:p>
          </table:table-cell>
          <table:table-cell office:value-type="float" office:value="0.0063424" calcext:value-type="float">
            <text:p>0.0063424</text:p>
          </table:table-cell>
          <table:table-cell office:value-type="float" office:value="0.00648049" calcext:value-type="float">
            <text:p>0.00648049</text:p>
          </table:table-cell>
          <table:table-cell office:value-type="float" office:value="0.00624028" calcext:value-type="float">
            <text:p>0.00624028</text:p>
          </table:table-cell>
          <table:table-cell office:value-type="float" office:value="0.00614709" calcext:value-type="float">
            <text:p>0.00614709</text:p>
          </table:table-cell>
          <table:table-cell office:value-type="float" office:value="0.00589164" calcext:value-type="float">
            <text:p>0.00589164</text:p>
          </table:table-cell>
          <table:table-cell office:value-type="float" office:value="0.00572567" calcext:value-type="float">
            <text:p>0.00572567</text:p>
          </table:table-cell>
          <table:table-cell office:value-type="float" office:value="0.00567449" calcext:value-type="float">
            <text:p>0.00567449</text:p>
          </table:table-cell>
          <table:table-cell office:value-type="float" office:value="0.00555244" calcext:value-type="float">
            <text:p>0.00555244</text:p>
          </table:table-cell>
          <table:table-cell office:value-type="float" office:value="0.00542876" calcext:value-type="float">
            <text:p>0.00542876</text:p>
          </table:table-cell>
          <table:table-cell office:value-type="float" office:value="0.00524055" calcext:value-type="float">
            <text:p>0.00524055</text:p>
          </table:table-cell>
          <table:table-cell office:value-type="float" office:value="0.00490487" calcext:value-type="float">
            <text:p>0.00490487</text:p>
          </table:table-cell>
          <table:table-cell office:value-type="float" office:value="0.00503276" calcext:value-type="float">
            <text:p>0.00503276</text:p>
          </table:table-cell>
          <table:table-cell office:value-type="float" office:value="0.00477502" calcext:value-type="float">
            <text:p>0.00477502</text:p>
          </table:table-cell>
          <table:table-cell office:value-type="float" office:value="0.00481699" calcext:value-type="float">
            <text:p>0.00481699</text:p>
          </table:table-cell>
          <table:table-cell office:value-type="float" office:value="0.00467627" calcext:value-type="float">
            <text:p>0.00467627</text:p>
          </table:table-cell>
          <table:table-cell office:value-type="float" office:value="0.00444181" calcext:value-type="float">
            <text:p>0.00444181</text:p>
          </table:table-cell>
          <table:table-cell office:value-type="float" office:value="0.00431789" calcext:value-type="float">
            <text:p>0.00431789</text:p>
          </table:table-cell>
          <table:table-cell office:value-type="float" office:value="0.00424737" calcext:value-type="float">
            <text:p>0.00424737</text:p>
          </table:table-cell>
          <table:table-cell office:value-type="float" office:value="0.00423433" calcext:value-type="float">
            <text:p>0.00423433</text:p>
          </table:table-cell>
          <table:table-cell office:value-type="float" office:value="0.0042861" calcext:value-type="float">
            <text:p>0.0042861</text:p>
          </table:table-cell>
          <table:table-cell office:value-type="float" office:value="0.00423358" calcext:value-type="float">
            <text:p>0.00423358</text:p>
          </table:table-cell>
          <table:table-cell office:value-type="float" office:value="0.00415856" calcext:value-type="float">
            <text:p>0.00415856</text:p>
          </table:table-cell>
          <table:table-cell office:value-type="float" office:value="0.00391743" calcext:value-type="float">
            <text:p>0.00391743</text:p>
          </table:table-cell>
          <table:table-cell office:value-type="float" office:value="0.00401041" calcext:value-type="float">
            <text:p>0.00401041</text:p>
          </table:table-cell>
          <table:table-cell office:value-type="float" office:value="0.00387339" calcext:value-type="float">
            <text:p>0.00387339</text:p>
          </table:table-cell>
          <table:table-cell office:value-type="float" office:value="0.00377862" calcext:value-type="float">
            <text:p>0.00377862</text:p>
          </table:table-cell>
          <table:table-cell office:value-type="float" office:value="0.0037501" calcext:value-type="float">
            <text:p>0.0037501</text:p>
          </table:table-cell>
          <table:table-cell office:value-type="float" office:value="0.00377429" calcext:value-type="float">
            <text:p>0.00377429</text:p>
          </table:table-cell>
          <table:table-cell office:value-type="float" office:value="0.00369745" calcext:value-type="float">
            <text:p>0.00369745</text:p>
          </table:table-cell>
          <table:table-cell office:value-type="float" office:value="0.00355307" calcext:value-type="float">
            <text:p>0.00355307</text:p>
          </table:table-cell>
          <table:table-cell office:value-type="float" office:value="0.0034851" calcext:value-type="float">
            <text:p>0.0034851</text:p>
          </table:table-cell>
          <table:table-cell office:value-type="float" office:value="0.00330532" calcext:value-type="float">
            <text:p>0.00330532</text:p>
          </table:table-cell>
          <table:table-cell office:value-type="float" office:value="0.00344895" calcext:value-type="float">
            <text:p>0.00344895</text:p>
          </table:table-cell>
          <table:table-cell office:value-type="float" office:value="0.00327024" calcext:value-type="float">
            <text:p>0.00327024</text:p>
          </table:table-cell>
          <table:table-cell office:value-type="float" office:value="0.00346934" calcext:value-type="float">
            <text:p>0.00346934</text:p>
          </table:table-cell>
          <table:table-cell office:value-type="float" office:value="0.0031858" calcext:value-type="float">
            <text:p>0.0031858</text:p>
          </table:table-cell>
          <table:table-cell office:value-type="float" office:value="0.00310583" calcext:value-type="float">
            <text:p>0.00310583</text:p>
          </table:table-cell>
          <table:table-cell office:value-type="float" office:value="0.00320695" calcext:value-type="float">
            <text:p>0.00320695</text:p>
          </table:table-cell>
          <table:table-cell office:value-type="float" office:value="0.00315942" calcext:value-type="float">
            <text:p>0.00315942</text:p>
          </table:table-cell>
          <table:table-cell office:value-type="float" office:value="0.00309507" calcext:value-type="float">
            <text:p>0.00309507</text:p>
          </table:table-cell>
          <table:table-cell office:value-type="float" office:value="0.00302139" calcext:value-type="float">
            <text:p>0.00302139</text:p>
          </table:table-cell>
          <table:table-cell office:value-type="float" office:value="0.00306468" calcext:value-type="float">
            <text:p>0.00306468</text:p>
          </table:table-cell>
          <table:table-cell office:value-type="float" office:value="0.00292801" calcext:value-type="float">
            <text:p>0.00292801</text:p>
          </table:table-cell>
          <table:table-cell office:value-type="float" office:value="0.0028934" calcext:value-type="float">
            <text:p>0.0028934</text:p>
          </table:table-cell>
          <table:table-cell office:value-type="float" office:value="0.0028721" calcext:value-type="float">
            <text:p>0.0028721</text:p>
          </table:table-cell>
          <table:table-cell/>
          <table:table-cell office:value-type="float" office:value="0.00573597638127372" calcext:value-type="float">
            <text:p>0.005735976381274</text:p>
          </table:table-cell>
          <table:table-cell office:value-type="float" office:value="0.00435788115384615" calcext:value-type="float">
            <text:p>0.004357881153846</text:p>
          </table:table-cell>
          <table:table-cell office:value-type="float" office:value="0.00460837115384615" calcext:value-type="float">
            <text:p>0.004608371153846</text:p>
          </table:table-cell>
          <table:table-cell office:value-type="float" office:value="0.00649478884615385" calcext:value-type="float">
            <text:p>0.006494788846154</text:p>
          </table:table-cell>
          <table:table-cell office:value-type="float" office:value="0.00460837115384615" calcext:value-type="float">
            <text:p>0.004608371153846</text:p>
          </table:table-cell>
          <table:table-cell/>
          <table:table-cell table:formula="of:=ABS([.CE54]-[.$CD54])" office:value-type="float" office:value="0.00137809522742757" calcext:value-type="float">
            <text:p>0.001378095227428</text:p>
          </table:table-cell>
          <table:table-cell table:formula="of:=ABS([.CF54]-[.$CD54])" office:value-type="float" office:value="0.00112760522742757" calcext:value-type="float">
            <text:p>0.001127605227428</text:p>
          </table:table-cell>
          <table:table-cell table:formula="of:=ABS([.CG54]-[.$CD54])" office:value-type="float" office:value="0.00075881246488013" calcext:value-type="float">
            <text:p>0.00075881246488</text:p>
          </table:table-cell>
          <table:table-cell table:formula="of:=ABS([.CH54]-[.$CD54])" office:value-type="float" office:value="0.00112760522742757" calcext:value-type="float">
            <text:p>0.001127605227428</text:p>
          </table:table-cell>
        </table:table-row>
        <table:table-row table:style-name="ro1">
          <table:table-cell/>
          <table:table-cell office:value-type="float" office:value="0.108665" calcext:value-type="float">
            <text:p>0.108665</text:p>
          </table:table-cell>
          <table:table-cell office:value-type="float" office:value="0.0840727" calcext:value-type="float">
            <text:p>0.0840727</text:p>
          </table:table-cell>
          <table:table-cell office:value-type="float" office:value="0.0671986" calcext:value-type="float">
            <text:p>0.0671986</text:p>
          </table:table-cell>
          <table:table-cell office:value-type="float" office:value="0.0548953" calcext:value-type="float">
            <text:p>0.0548953</text:p>
          </table:table-cell>
          <table:table-cell office:value-type="float" office:value="0.0458074" calcext:value-type="float">
            <text:p>0.0458074</text:p>
          </table:table-cell>
          <table:table-cell office:value-type="float" office:value="0.0390252" calcext:value-type="float">
            <text:p>0.0390252</text:p>
          </table:table-cell>
          <table:table-cell office:value-type="float" office:value="0.0337445" calcext:value-type="float">
            <text:p>0.0337445</text:p>
          </table:table-cell>
          <table:table-cell office:value-type="float" office:value="0.0297953" calcext:value-type="float">
            <text:p>0.0297953</text:p>
          </table:table-cell>
          <table:table-cell office:value-type="float" office:value="0.0265801" calcext:value-type="float">
            <text:p>0.0265801</text:p>
          </table:table-cell>
          <table:table-cell office:value-type="float" office:value="0.0240169" calcext:value-type="float">
            <text:p>0.0240169</text:p>
          </table:table-cell>
          <table:table-cell office:value-type="float" office:value="0.0218708" calcext:value-type="float">
            <text:p>0.0218708</text:p>
          </table:table-cell>
          <table:table-cell office:value-type="float" office:value="0.0199666" calcext:value-type="float">
            <text:p>0.0199666</text:p>
          </table:table-cell>
          <table:table-cell office:value-type="float" office:value="0.0182598" calcext:value-type="float">
            <text:p>0.0182598</text:p>
          </table:table-cell>
          <table:table-cell office:value-type="float" office:value="0.0170804" calcext:value-type="float">
            <text:p>0.0170804</text:p>
          </table:table-cell>
          <table:table-cell office:value-type="float" office:value="0.016053" calcext:value-type="float">
            <text:p>0.016053</text:p>
          </table:table-cell>
          <table:table-cell office:value-type="float" office:value="0.0150594" calcext:value-type="float">
            <text:p>0.0150594</text:p>
          </table:table-cell>
          <table:table-cell office:value-type="float" office:value="0.0142335" calcext:value-type="float">
            <text:p>0.0142335</text:p>
          </table:table-cell>
          <table:table-cell office:value-type="float" office:value="0.0134017" calcext:value-type="float">
            <text:p>0.0134017</text:p>
          </table:table-cell>
          <table:table-cell office:value-type="float" office:value="0.0125625" calcext:value-type="float">
            <text:p>0.0125625</text:p>
          </table:table-cell>
          <table:table-cell office:value-type="float" office:value="0.0119209" calcext:value-type="float">
            <text:p>0.0119209</text:p>
          </table:table-cell>
          <table:table-cell office:value-type="float" office:value="0.0114561" calcext:value-type="float">
            <text:p>0.0114561</text:p>
          </table:table-cell>
          <table:table-cell office:value-type="float" office:value="0.011034" calcext:value-type="float">
            <text:p>0.011034</text:p>
          </table:table-cell>
          <table:table-cell office:value-type="float" office:value="0.0102913" calcext:value-type="float">
            <text:p>0.0102913</text:p>
          </table:table-cell>
          <table:table-cell office:value-type="float" office:value="0.009932" calcext:value-type="float">
            <text:p>0.009932</text:p>
          </table:table-cell>
          <table:table-cell office:value-type="float" office:value="0.00958027" calcext:value-type="float">
            <text:p>0.00958027</text:p>
          </table:table-cell>
          <table:table-cell office:value-type="float" office:value="0.00933538" calcext:value-type="float">
            <text:p>0.00933538</text:p>
          </table:table-cell>
          <table:table-cell office:value-type="float" office:value="0.00886006" calcext:value-type="float">
            <text:p>0.00886006</text:p>
          </table:table-cell>
          <table:table-cell office:value-type="float" office:value="0.00855356" calcext:value-type="float">
            <text:p>0.00855356</text:p>
          </table:table-cell>
          <table:table-cell office:value-type="float" office:value="0.00819529" calcext:value-type="float">
            <text:p>0.00819529</text:p>
          </table:table-cell>
          <table:table-cell office:value-type="float" office:value="0.0080841" calcext:value-type="float">
            <text:p>0.0080841</text:p>
          </table:table-cell>
          <table:table-cell office:value-type="float" office:value="0.00778" calcext:value-type="float">
            <text:p>0.00778</text:p>
          </table:table-cell>
          <table:table-cell office:value-type="float" office:value="0.00737983" calcext:value-type="float">
            <text:p>0.00737983</text:p>
          </table:table-cell>
          <table:table-cell office:value-type="float" office:value="0.00724506" calcext:value-type="float">
            <text:p>0.00724506</text:p>
          </table:table-cell>
          <table:table-cell office:value-type="float" office:value="0.00716518" calcext:value-type="float">
            <text:p>0.00716518</text:p>
          </table:table-cell>
          <table:table-cell office:value-type="float" office:value="0.00688934" calcext:value-type="float">
            <text:p>0.00688934</text:p>
          </table:table-cell>
          <table:table-cell office:value-type="float" office:value="0.00671086" calcext:value-type="float">
            <text:p>0.00671086</text:p>
          </table:table-cell>
          <table:table-cell office:value-type="float" office:value="0.00652697" calcext:value-type="float">
            <text:p>0.00652697</text:p>
          </table:table-cell>
          <table:table-cell office:value-type="float" office:value="0.00640916" calcext:value-type="float">
            <text:p>0.00640916</text:p>
          </table:table-cell>
          <table:table-cell office:value-type="float" office:value="0.00635444" calcext:value-type="float">
            <text:p>0.00635444</text:p>
          </table:table-cell>
          <table:table-cell office:value-type="float" office:value="0.00605871" calcext:value-type="float">
            <text:p>0.00605871</text:p>
          </table:table-cell>
          <table:table-cell office:value-type="float" office:value="0.00591338" calcext:value-type="float">
            <text:p>0.00591338</text:p>
          </table:table-cell>
          <table:table-cell office:value-type="float" office:value="0.00577691" calcext:value-type="float">
            <text:p>0.00577691</text:p>
          </table:table-cell>
          <table:table-cell office:value-type="float" office:value="0.00560792" calcext:value-type="float">
            <text:p>0.00560792</text:p>
          </table:table-cell>
          <table:table-cell office:value-type="float" office:value="0.00545423" calcext:value-type="float">
            <text:p>0.00545423</text:p>
          </table:table-cell>
          <table:table-cell office:value-type="float" office:value="0.00531406" calcext:value-type="float">
            <text:p>0.00531406</text:p>
          </table:table-cell>
          <table:table-cell office:value-type="float" office:value="0.00522728" calcext:value-type="float">
            <text:p>0.00522728</text:p>
          </table:table-cell>
          <table:table-cell office:value-type="float" office:value="0.0051122" calcext:value-type="float">
            <text:p>0.0051122</text:p>
          </table:table-cell>
          <table:table-cell office:value-type="float" office:value="0.00499684" calcext:value-type="float">
            <text:p>0.00499684</text:p>
          </table:table-cell>
          <table:table-cell office:value-type="float" office:value="0.0049064" calcext:value-type="float">
            <text:p>0.0049064</text:p>
          </table:table-cell>
          <table:table-cell office:value-type="float" office:value="0.00488534" calcext:value-type="float">
            <text:p>0.00488534</text:p>
          </table:table-cell>
          <table:table-cell office:value-type="float" office:value="0.00466903" calcext:value-type="float">
            <text:p>0.00466903</text:p>
          </table:table-cell>
          <table:table-cell office:value-type="float" office:value="0.00459317" calcext:value-type="float">
            <text:p>0.00459317</text:p>
          </table:table-cell>
          <table:table-cell office:value-type="float" office:value="0.004538" calcext:value-type="float">
            <text:p>0.004538</text:p>
          </table:table-cell>
          <table:table-cell office:value-type="float" office:value="0.00446875" calcext:value-type="float">
            <text:p>0.00446875</text:p>
          </table:table-cell>
          <table:table-cell office:value-type="float" office:value="0.00428878" calcext:value-type="float">
            <text:p>0.00428878</text:p>
          </table:table-cell>
          <table:table-cell office:value-type="float" office:value="0.00425243" calcext:value-type="float">
            <text:p>0.00425243</text:p>
          </table:table-cell>
          <table:table-cell office:value-type="float" office:value="0.00412003" calcext:value-type="float">
            <text:p>0.00412003</text:p>
          </table:table-cell>
          <table:table-cell office:value-type="float" office:value="0.00422738" calcext:value-type="float">
            <text:p>0.00422738</text:p>
          </table:table-cell>
          <table:table-cell office:value-type="float" office:value="0.00404817" calcext:value-type="float">
            <text:p>0.00404817</text:p>
          </table:table-cell>
          <table:table-cell office:value-type="float" office:value="0.00395511" calcext:value-type="float">
            <text:p>0.00395511</text:p>
          </table:table-cell>
          <table:table-cell office:value-type="float" office:value="0.00393909" calcext:value-type="float">
            <text:p>0.00393909</text:p>
          </table:table-cell>
          <table:table-cell office:value-type="float" office:value="0.00385474" calcext:value-type="float">
            <text:p>0.00385474</text:p>
          </table:table-cell>
          <table:table-cell office:value-type="float" office:value="0.00381113" calcext:value-type="float">
            <text:p>0.00381113</text:p>
          </table:table-cell>
          <table:table-cell office:value-type="float" office:value="0.0038356" calcext:value-type="float">
            <text:p>0.0038356</text:p>
          </table:table-cell>
          <table:table-cell office:value-type="float" office:value="0.0037519" calcext:value-type="float">
            <text:p>0.0037519</text:p>
          </table:table-cell>
          <table:table-cell office:value-type="float" office:value="0.00362583" calcext:value-type="float">
            <text:p>0.00362583</text:p>
          </table:table-cell>
          <table:table-cell office:value-type="float" office:value="0.00353417" calcext:value-type="float">
            <text:p>0.00353417</text:p>
          </table:table-cell>
          <table:table-cell office:value-type="float" office:value="0.00346406" calcext:value-type="float">
            <text:p>0.00346406</text:p>
          </table:table-cell>
          <table:table-cell office:value-type="float" office:value="0.00351906" calcext:value-type="float">
            <text:p>0.00351906</text:p>
          </table:table-cell>
          <table:table-cell office:value-type="float" office:value="0.00343314" calcext:value-type="float">
            <text:p>0.00343314</text:p>
          </table:table-cell>
          <table:table-cell office:value-type="float" office:value="0.00335765" calcext:value-type="float">
            <text:p>0.00335765</text:p>
          </table:table-cell>
          <table:table-cell office:value-type="float" office:value="0.0032635" calcext:value-type="float">
            <text:p>0.0032635</text:p>
          </table:table-cell>
          <table:table-cell office:value-type="float" office:value="0.00321736" calcext:value-type="float">
            <text:p>0.00321736</text:p>
          </table:table-cell>
          <table:table-cell office:value-type="float" office:value="0.00323963" calcext:value-type="float">
            <text:p>0.00323963</text:p>
          </table:table-cell>
          <table:table-cell office:value-type="float" office:value="0.0032689" calcext:value-type="float">
            <text:p>0.0032689</text:p>
          </table:table-cell>
          <table:table-cell office:value-type="float" office:value="0.00322189" calcext:value-type="float">
            <text:p>0.00322189</text:p>
          </table:table-cell>
          <table:table-cell office:value-type="float" office:value="0.00318204" calcext:value-type="float">
            <text:p>0.00318204</text:p>
          </table:table-cell>
          <table:table-cell office:value-type="float" office:value="0.00309614" calcext:value-type="float">
            <text:p>0.00309614</text:p>
          </table:table-cell>
          <table:table-cell office:value-type="float" office:value="0.00297719" calcext:value-type="float">
            <text:p>0.00297719</text:p>
          </table:table-cell>
          <table:table-cell/>
          <table:table-cell office:value-type="float" office:value="0.00548291859974694" calcext:value-type="float">
            <text:p>0.005482918599747</text:p>
          </table:table-cell>
          <table:table-cell office:value-type="float" office:value="0.00427161038461539" calcext:value-type="float">
            <text:p>0.004271610384615</text:p>
          </table:table-cell>
          <table:table-cell office:value-type="float" office:value="0.004492015" calcext:value-type="float">
            <text:p>0.004492015</text:p>
          </table:table-cell>
          <table:table-cell office:value-type="float" office:value="0.00643360076923077" calcext:value-type="float">
            <text:p>0.006433600769231</text:p>
          </table:table-cell>
          <table:table-cell office:value-type="float" office:value="0.004492015" calcext:value-type="float">
            <text:p>0.004492015</text:p>
          </table:table-cell>
          <table:table-cell/>
          <table:table-cell table:formula="of:=ABS([.CE55]-[.$CD55])" office:value-type="float" office:value="0.00121130821513155" calcext:value-type="float">
            <text:p>0.001211308215132</text:p>
          </table:table-cell>
          <table:table-cell table:formula="of:=ABS([.CF55]-[.$CD55])" office:value-type="float" office:value="0.00099090359974694" calcext:value-type="float">
            <text:p>0.000990903599747</text:p>
          </table:table-cell>
          <table:table-cell table:formula="of:=ABS([.CG55]-[.$CD55])" office:value-type="float" office:value="0.00095068216948383" calcext:value-type="float">
            <text:p>0.000950682169484</text:p>
          </table:table-cell>
          <table:table-cell table:formula="of:=ABS([.CH55]-[.$CD55])" office:value-type="float" office:value="0.00099090359974694" calcext:value-type="float">
            <text:p>0.000990903599747</text:p>
          </table:table-cell>
        </table:table-row>
        <table:table-row table:style-name="ro1">
          <table:table-cell/>
          <table:table-cell office:value-type="float" office:value="0.107958" calcext:value-type="float">
            <text:p>0.107958</text:p>
          </table:table-cell>
          <table:table-cell office:value-type="float" office:value="0.0837482" calcext:value-type="float">
            <text:p>0.0837482</text:p>
          </table:table-cell>
          <table:table-cell office:value-type="float" office:value="0.0667865" calcext:value-type="float">
            <text:p>0.0667865</text:p>
          </table:table-cell>
          <table:table-cell office:value-type="float" office:value="0.0546129" calcext:value-type="float">
            <text:p>0.0546129</text:p>
          </table:table-cell>
          <table:table-cell office:value-type="float" office:value="0.0460897" calcext:value-type="float">
            <text:p>0.0460897</text:p>
          </table:table-cell>
          <table:table-cell office:value-type="float" office:value="0.0389947" calcext:value-type="float">
            <text:p>0.0389947</text:p>
          </table:table-cell>
          <table:table-cell office:value-type="float" office:value="0.0337626" calcext:value-type="float">
            <text:p>0.0337626</text:p>
          </table:table-cell>
          <table:table-cell office:value-type="float" office:value="0.0298643" calcext:value-type="float">
            <text:p>0.0298643</text:p>
          </table:table-cell>
          <table:table-cell office:value-type="float" office:value="0.0264587" calcext:value-type="float">
            <text:p>0.0264587</text:p>
          </table:table-cell>
          <table:table-cell office:value-type="float" office:value="0.0241436" calcext:value-type="float">
            <text:p>0.0241436</text:p>
          </table:table-cell>
          <table:table-cell office:value-type="float" office:value="0.0219074" calcext:value-type="float">
            <text:p>0.0219074</text:p>
          </table:table-cell>
          <table:table-cell office:value-type="float" office:value="0.0202627" calcext:value-type="float">
            <text:p>0.0202627</text:p>
          </table:table-cell>
          <table:table-cell office:value-type="float" office:value="0.0183994" calcext:value-type="float">
            <text:p>0.0183994</text:p>
          </table:table-cell>
          <table:table-cell office:value-type="float" office:value="0.0171181" calcext:value-type="float">
            <text:p>0.0171181</text:p>
          </table:table-cell>
          <table:table-cell office:value-type="float" office:value="0.0161003" calcext:value-type="float">
            <text:p>0.0161003</text:p>
          </table:table-cell>
          <table:table-cell office:value-type="float" office:value="0.0149825" calcext:value-type="float">
            <text:p>0.0149825</text:p>
          </table:table-cell>
          <table:table-cell office:value-type="float" office:value="0.0140643" calcext:value-type="float">
            <text:p>0.0140643</text:p>
          </table:table-cell>
          <table:table-cell office:value-type="float" office:value="0.0133924" calcext:value-type="float">
            <text:p>0.0133924</text:p>
          </table:table-cell>
          <table:table-cell office:value-type="float" office:value="0.0127325" calcext:value-type="float">
            <text:p>0.0127325</text:p>
          </table:table-cell>
          <table:table-cell office:value-type="float" office:value="0.0120851" calcext:value-type="float">
            <text:p>0.0120851</text:p>
          </table:table-cell>
          <table:table-cell office:value-type="float" office:value="0.0114878" calcext:value-type="float">
            <text:p>0.0114878</text:p>
          </table:table-cell>
          <table:table-cell office:value-type="float" office:value="0.0109308" calcext:value-type="float">
            <text:p>0.0109308</text:p>
          </table:table-cell>
          <table:table-cell office:value-type="float" office:value="0.0103379" calcext:value-type="float">
            <text:p>0.0103379</text:p>
          </table:table-cell>
          <table:table-cell office:value-type="float" office:value="0.0101645" calcext:value-type="float">
            <text:p>0.0101645</text:p>
          </table:table-cell>
          <table:table-cell office:value-type="float" office:value="0.0096154" calcext:value-type="float">
            <text:p>0.0096154</text:p>
          </table:table-cell>
          <table:table-cell office:value-type="float" office:value="0.00922501" calcext:value-type="float">
            <text:p>0.00922501</text:p>
          </table:table-cell>
          <table:table-cell office:value-type="float" office:value="0.00888289" calcext:value-type="float">
            <text:p>0.00888289</text:p>
          </table:table-cell>
          <table:table-cell office:value-type="float" office:value="0.00861917" calcext:value-type="float">
            <text:p>0.00861917</text:p>
          </table:table-cell>
          <table:table-cell office:value-type="float" office:value="0.00824004" calcext:value-type="float">
            <text:p>0.00824004</text:p>
          </table:table-cell>
          <table:table-cell office:value-type="float" office:value="0.00805164" calcext:value-type="float">
            <text:p>0.00805164</text:p>
          </table:table-cell>
          <table:table-cell office:value-type="float" office:value="0.00770406" calcext:value-type="float">
            <text:p>0.00770406</text:p>
          </table:table-cell>
          <table:table-cell office:value-type="float" office:value="0.00748763" calcext:value-type="float">
            <text:p>0.00748763</text:p>
          </table:table-cell>
          <table:table-cell office:value-type="float" office:value="0.0071304" calcext:value-type="float">
            <text:p>0.0071304</text:p>
          </table:table-cell>
          <table:table-cell office:value-type="float" office:value="0.00715427" calcext:value-type="float">
            <text:p>0.00715427</text:p>
          </table:table-cell>
          <table:table-cell office:value-type="float" office:value="0.00693822" calcext:value-type="float">
            <text:p>0.00693822</text:p>
          </table:table-cell>
          <table:table-cell office:value-type="float" office:value="0.00659465" calcext:value-type="float">
            <text:p>0.00659465</text:p>
          </table:table-cell>
          <table:table-cell office:value-type="float" office:value="0.00653808" calcext:value-type="float">
            <text:p>0.00653808</text:p>
          </table:table-cell>
          <table:table-cell office:value-type="float" office:value="0.00636642" calcext:value-type="float">
            <text:p>0.00636642</text:p>
          </table:table-cell>
          <table:table-cell office:value-type="float" office:value="0.00624225" calcext:value-type="float">
            <text:p>0.00624225</text:p>
          </table:table-cell>
          <table:table-cell office:value-type="float" office:value="0.00621596" calcext:value-type="float">
            <text:p>0.00621596</text:p>
          </table:table-cell>
          <table:table-cell office:value-type="float" office:value="0.00600193" calcext:value-type="float">
            <text:p>0.00600193</text:p>
          </table:table-cell>
          <table:table-cell office:value-type="float" office:value="0.0057687" calcext:value-type="float">
            <text:p>0.0057687</text:p>
          </table:table-cell>
          <table:table-cell office:value-type="float" office:value="0.00564572" calcext:value-type="float">
            <text:p>0.00564572</text:p>
          </table:table-cell>
          <table:table-cell office:value-type="float" office:value="0.00533501" calcext:value-type="float">
            <text:p>0.00533501</text:p>
          </table:table-cell>
          <table:table-cell office:value-type="float" office:value="0.00543729" calcext:value-type="float">
            <text:p>0.00543729</text:p>
          </table:table-cell>
          <table:table-cell office:value-type="float" office:value="0.00519307" calcext:value-type="float">
            <text:p>0.00519307</text:p>
          </table:table-cell>
          <table:table-cell office:value-type="float" office:value="0.0050442" calcext:value-type="float">
            <text:p>0.0050442</text:p>
          </table:table-cell>
          <table:table-cell office:value-type="float" office:value="0.00501554" calcext:value-type="float">
            <text:p>0.00501554</text:p>
          </table:table-cell>
          <table:table-cell office:value-type="float" office:value="0.00486671" calcext:value-type="float">
            <text:p>0.00486671</text:p>
          </table:table-cell>
          <table:table-cell office:value-type="float" office:value="0.00484104" calcext:value-type="float">
            <text:p>0.00484104</text:p>
          </table:table-cell>
          <table:table-cell office:value-type="float" office:value="0.00472651" calcext:value-type="float">
            <text:p>0.00472651</text:p>
          </table:table-cell>
          <table:table-cell office:value-type="float" office:value="0.00466584" calcext:value-type="float">
            <text:p>0.00466584</text:p>
          </table:table-cell>
          <table:table-cell office:value-type="float" office:value="0.00452219" calcext:value-type="float">
            <text:p>0.00452219</text:p>
          </table:table-cell>
          <table:table-cell office:value-type="float" office:value="0.00445517" calcext:value-type="float">
            <text:p>0.00445517</text:p>
          </table:table-cell>
          <table:table-cell office:value-type="float" office:value="0.00432591" calcext:value-type="float">
            <text:p>0.00432591</text:p>
          </table:table-cell>
          <table:table-cell office:value-type="float" office:value="0.00433978" calcext:value-type="float">
            <text:p>0.00433978</text:p>
          </table:table-cell>
          <table:table-cell office:value-type="float" office:value="0.00422159" calcext:value-type="float">
            <text:p>0.00422159</text:p>
          </table:table-cell>
          <table:table-cell office:value-type="float" office:value="0.0041076" calcext:value-type="float">
            <text:p>0.0041076</text:p>
          </table:table-cell>
          <table:table-cell office:value-type="float" office:value="0.00410992" calcext:value-type="float">
            <text:p>0.00410992</text:p>
          </table:table-cell>
          <table:table-cell office:value-type="float" office:value="0.00399248" calcext:value-type="float">
            <text:p>0.00399248</text:p>
          </table:table-cell>
          <table:table-cell office:value-type="float" office:value="0.00396631" calcext:value-type="float">
            <text:p>0.00396631</text:p>
          </table:table-cell>
          <table:table-cell office:value-type="float" office:value="0.00390663" calcext:value-type="float">
            <text:p>0.00390663</text:p>
          </table:table-cell>
          <table:table-cell office:value-type="float" office:value="0.00376325" calcext:value-type="float">
            <text:p>0.00376325</text:p>
          </table:table-cell>
          <table:table-cell office:value-type="float" office:value="0.00375089" calcext:value-type="float">
            <text:p>0.00375089</text:p>
          </table:table-cell>
          <table:table-cell office:value-type="float" office:value="0.00370621" calcext:value-type="float">
            <text:p>0.00370621</text:p>
          </table:table-cell>
          <table:table-cell office:value-type="float" office:value="0.00363158" calcext:value-type="float">
            <text:p>0.00363158</text:p>
          </table:table-cell>
          <table:table-cell office:value-type="float" office:value="0.00356782" calcext:value-type="float">
            <text:p>0.00356782</text:p>
          </table:table-cell>
          <table:table-cell office:value-type="float" office:value="0.00357179" calcext:value-type="float">
            <text:p>0.00357179</text:p>
          </table:table-cell>
          <table:table-cell office:value-type="float" office:value="0.00356192" calcext:value-type="float">
            <text:p>0.00356192</text:p>
          </table:table-cell>
          <table:table-cell office:value-type="float" office:value="0.00344692" calcext:value-type="float">
            <text:p>0.00344692</text:p>
          </table:table-cell>
          <table:table-cell office:value-type="float" office:value="0.00331358" calcext:value-type="float">
            <text:p>0.00331358</text:p>
          </table:table-cell>
          <table:table-cell office:value-type="float" office:value="0.00335942" calcext:value-type="float">
            <text:p>0.00335942</text:p>
          </table:table-cell>
          <table:table-cell office:value-type="float" office:value="0.00331402" calcext:value-type="float">
            <text:p>0.00331402</text:p>
          </table:table-cell>
          <table:table-cell office:value-type="float" office:value="0.00315596" calcext:value-type="float">
            <text:p>0.00315596</text:p>
          </table:table-cell>
          <table:table-cell office:value-type="float" office:value="0.00335411" calcext:value-type="float">
            <text:p>0.00335411</text:p>
          </table:table-cell>
          <table:table-cell office:value-type="float" office:value="0.00311245" calcext:value-type="float">
            <text:p>0.00311245</text:p>
          </table:table-cell>
          <table:table-cell office:value-type="float" office:value="0.00318839" calcext:value-type="float">
            <text:p>0.00318839</text:p>
          </table:table-cell>
          <table:table-cell office:value-type="float" office:value="0.00312732" calcext:value-type="float">
            <text:p>0.00312732</text:p>
          </table:table-cell>
          <table:table-cell office:value-type="float" office:value="0.00319401" calcext:value-type="float">
            <text:p>0.00319401</text:p>
          </table:table-cell>
          <table:table-cell/>
          <table:table-cell office:value-type="float" office:value="0.00522986081822016" calcext:value-type="float">
            <text:p>0.00522986081822</text:p>
          </table:table-cell>
          <table:table-cell office:value-type="float" office:value="0.00421276115384615" calcext:value-type="float">
            <text:p>0.004212761153846</text:p>
          </table:table-cell>
          <table:table-cell office:value-type="float" office:value="0.00442187346153846" calcext:value-type="float">
            <text:p>0.004421873461538</text:p>
          </table:table-cell>
          <table:table-cell office:value-type="float" office:value="0.00632168115384615" calcext:value-type="float">
            <text:p>0.006321681153846</text:p>
          </table:table-cell>
          <table:table-cell office:value-type="float" office:value="0.00442187346153846" calcext:value-type="float">
            <text:p>0.004421873461538</text:p>
          </table:table-cell>
          <table:table-cell/>
          <table:table-cell table:formula="of:=ABS([.CE56]-[.$CD56])" office:value-type="float" office:value="0.00101709966437401" calcext:value-type="float">
            <text:p>0.001017099664374</text:p>
          </table:table-cell>
          <table:table-cell table:formula="of:=ABS([.CF56]-[.$CD56])" office:value-type="float" office:value="0.0008079873566817" calcext:value-type="float">
            <text:p>0.000807987356682</text:p>
          </table:table-cell>
          <table:table-cell table:formula="of:=ABS([.CG56]-[.$CD56])" office:value-type="float" office:value="0.00109182033562599" calcext:value-type="float">
            <text:p>0.001091820335626</text:p>
          </table:table-cell>
          <table:table-cell table:formula="of:=ABS([.CH56]-[.$CD56])" office:value-type="float" office:value="0.0008079873566817" calcext:value-type="float">
            <text:p>0.000807987356682</text:p>
          </table:table-cell>
        </table:table-row>
        <table:table-row table:style-name="ro1">
          <table:table-cell/>
          <table:table-cell office:value-type="float" office:value="0.0963042" calcext:value-type="float">
            <text:p>0.0963042</text:p>
          </table:table-cell>
          <table:table-cell office:value-type="float" office:value="0.0778543" calcext:value-type="float">
            <text:p>0.0778543</text:p>
          </table:table-cell>
          <table:table-cell office:value-type="float" office:value="0.0640175" calcext:value-type="float">
            <text:p>0.0640175</text:p>
          </table:table-cell>
          <table:table-cell office:value-type="float" office:value="0.053754" calcext:value-type="float">
            <text:p>0.053754</text:p>
          </table:table-cell>
          <table:table-cell office:value-type="float" office:value="0.0457662" calcext:value-type="float">
            <text:p>0.0457662</text:p>
          </table:table-cell>
          <table:table-cell office:value-type="float" office:value="0.0396696" calcext:value-type="float">
            <text:p>0.0396696</text:p>
          </table:table-cell>
          <table:table-cell office:value-type="float" office:value="0.0346487" calcext:value-type="float">
            <text:p>0.0346487</text:p>
          </table:table-cell>
          <table:table-cell office:value-type="float" office:value="0.030814" calcext:value-type="float">
            <text:p>0.030814</text:p>
          </table:table-cell>
          <table:table-cell office:value-type="float" office:value="0.0273049" calcext:value-type="float">
            <text:p>0.0273049</text:p>
          </table:table-cell>
          <table:table-cell office:value-type="float" office:value="0.0247863" calcext:value-type="float">
            <text:p>0.0247863</text:p>
          </table:table-cell>
          <table:table-cell office:value-type="float" office:value="0.0227696" calcext:value-type="float">
            <text:p>0.0227696</text:p>
          </table:table-cell>
          <table:table-cell office:value-type="float" office:value="0.0208062" calcext:value-type="float">
            <text:p>0.0208062</text:p>
          </table:table-cell>
          <table:table-cell office:value-type="float" office:value="0.0190001" calcext:value-type="float">
            <text:p>0.0190001</text:p>
          </table:table-cell>
          <table:table-cell office:value-type="float" office:value="0.0179647" calcext:value-type="float">
            <text:p>0.0179647</text:p>
          </table:table-cell>
          <table:table-cell office:value-type="float" office:value="0.0165732" calcext:value-type="float">
            <text:p>0.0165732</text:p>
          </table:table-cell>
          <table:table-cell office:value-type="float" office:value="0.0157965" calcext:value-type="float">
            <text:p>0.0157965</text:p>
          </table:table-cell>
          <table:table-cell office:value-type="float" office:value="0.0147024" calcext:value-type="float">
            <text:p>0.0147024</text:p>
          </table:table-cell>
          <table:table-cell office:value-type="float" office:value="0.0137159" calcext:value-type="float">
            <text:p>0.0137159</text:p>
          </table:table-cell>
          <table:table-cell office:value-type="float" office:value="0.0131918" calcext:value-type="float">
            <text:p>0.0131918</text:p>
          </table:table-cell>
          <table:table-cell office:value-type="float" office:value="0.0124728" calcext:value-type="float">
            <text:p>0.0124728</text:p>
          </table:table-cell>
          <table:table-cell office:value-type="float" office:value="0.0118599" calcext:value-type="float">
            <text:p>0.0118599</text:p>
          </table:table-cell>
          <table:table-cell office:value-type="float" office:value="0.0113173" calcext:value-type="float">
            <text:p>0.0113173</text:p>
          </table:table-cell>
          <table:table-cell office:value-type="float" office:value="0.0109296" calcext:value-type="float">
            <text:p>0.0109296</text:p>
          </table:table-cell>
          <table:table-cell office:value-type="float" office:value="0.0106382" calcext:value-type="float">
            <text:p>0.0106382</text:p>
          </table:table-cell>
          <table:table-cell office:value-type="float" office:value="0.00997452" calcext:value-type="float">
            <text:p>0.00997452</text:p>
          </table:table-cell>
          <table:table-cell office:value-type="float" office:value="0.00974853" calcext:value-type="float">
            <text:p>0.00974853</text:p>
          </table:table-cell>
          <table:table-cell office:value-type="float" office:value="0.00915019" calcext:value-type="float">
            <text:p>0.00915019</text:p>
          </table:table-cell>
          <table:table-cell office:value-type="float" office:value="0.00867809" calcext:value-type="float">
            <text:p>0.00867809</text:p>
          </table:table-cell>
          <table:table-cell office:value-type="float" office:value="0.00860654" calcext:value-type="float">
            <text:p>0.00860654</text:p>
          </table:table-cell>
          <table:table-cell office:value-type="float" office:value="0.00820862" calcext:value-type="float">
            <text:p>0.00820862</text:p>
          </table:table-cell>
          <table:table-cell office:value-type="float" office:value="0.00806086" calcext:value-type="float">
            <text:p>0.00806086</text:p>
          </table:table-cell>
          <table:table-cell office:value-type="float" office:value="0.00779693" calcext:value-type="float">
            <text:p>0.00779693</text:p>
          </table:table-cell>
          <table:table-cell office:value-type="float" office:value="0.00742189" calcext:value-type="float">
            <text:p>0.00742189</text:p>
          </table:table-cell>
          <table:table-cell office:value-type="float" office:value="0.00744988" calcext:value-type="float">
            <text:p>0.00744988</text:p>
          </table:table-cell>
          <table:table-cell office:value-type="float" office:value="0.00712702" calcext:value-type="float">
            <text:p>0.00712702</text:p>
          </table:table-cell>
          <table:table-cell office:value-type="float" office:value="0.00697507" calcext:value-type="float">
            <text:p>0.00697507</text:p>
          </table:table-cell>
          <table:table-cell office:value-type="float" office:value="0.00673312" calcext:value-type="float">
            <text:p>0.00673312</text:p>
          </table:table-cell>
          <table:table-cell office:value-type="float" office:value="0.00643645" calcext:value-type="float">
            <text:p>0.00643645</text:p>
          </table:table-cell>
          <table:table-cell office:value-type="float" office:value="0.00641203" calcext:value-type="float">
            <text:p>0.00641203</text:p>
          </table:table-cell>
          <table:table-cell office:value-type="float" office:value="0.00615864" calcext:value-type="float">
            <text:p>0.00615864</text:p>
          </table:table-cell>
          <table:table-cell office:value-type="float" office:value="0.00612325" calcext:value-type="float">
            <text:p>0.00612325</text:p>
          </table:table-cell>
          <table:table-cell office:value-type="float" office:value="0.00583052" calcext:value-type="float">
            <text:p>0.00583052</text:p>
          </table:table-cell>
          <table:table-cell office:value-type="float" office:value="0.00587088" calcext:value-type="float">
            <text:p>0.00587088</text:p>
          </table:table-cell>
          <table:table-cell office:value-type="float" office:value="0.00568204" calcext:value-type="float">
            <text:p>0.00568204</text:p>
          </table:table-cell>
          <table:table-cell office:value-type="float" office:value="0.00553951" calcext:value-type="float">
            <text:p>0.00553951</text:p>
          </table:table-cell>
          <table:table-cell office:value-type="float" office:value="0.00538237" calcext:value-type="float">
            <text:p>0.00538237</text:p>
          </table:table-cell>
          <table:table-cell office:value-type="float" office:value="0.00513786" calcext:value-type="float">
            <text:p>0.00513786</text:p>
          </table:table-cell>
          <table:table-cell office:value-type="float" office:value="0.00526635" calcext:value-type="float">
            <text:p>0.00526635</text:p>
          </table:table-cell>
          <table:table-cell office:value-type="float" office:value="0.0050134" calcext:value-type="float">
            <text:p>0.0050134</text:p>
          </table:table-cell>
          <table:table-cell office:value-type="float" office:value="0.00491543" calcext:value-type="float">
            <text:p>0.00491543</text:p>
          </table:table-cell>
          <table:table-cell office:value-type="float" office:value="0.00498996" calcext:value-type="float">
            <text:p>0.00498996</text:p>
          </table:table-cell>
          <table:table-cell office:value-type="float" office:value="0.00472282" calcext:value-type="float">
            <text:p>0.00472282</text:p>
          </table:table-cell>
          <table:table-cell office:value-type="float" office:value="0.00463638" calcext:value-type="float">
            <text:p>0.00463638</text:p>
          </table:table-cell>
          <table:table-cell office:value-type="float" office:value="0.00464274" calcext:value-type="float">
            <text:p>0.00464274</text:p>
          </table:table-cell>
          <table:table-cell office:value-type="float" office:value="0.00451098" calcext:value-type="float">
            <text:p>0.00451098</text:p>
          </table:table-cell>
          <table:table-cell office:value-type="float" office:value="0.00460624" calcext:value-type="float">
            <text:p>0.00460624</text:p>
          </table:table-cell>
          <table:table-cell office:value-type="float" office:value="0.00447864" calcext:value-type="float">
            <text:p>0.00447864</text:p>
          </table:table-cell>
          <table:table-cell office:value-type="float" office:value="0.0043153" calcext:value-type="float">
            <text:p>0.0043153</text:p>
          </table:table-cell>
          <table:table-cell office:value-type="float" office:value="0.00419141" calcext:value-type="float">
            <text:p>0.00419141</text:p>
          </table:table-cell>
          <table:table-cell office:value-type="float" office:value="0.00416013" calcext:value-type="float">
            <text:p>0.00416013</text:p>
          </table:table-cell>
          <table:table-cell office:value-type="float" office:value="0.00413966" calcext:value-type="float">
            <text:p>0.00413966</text:p>
          </table:table-cell>
          <table:table-cell office:value-type="float" office:value="0.00399474" calcext:value-type="float">
            <text:p>0.00399474</text:p>
          </table:table-cell>
          <table:table-cell office:value-type="float" office:value="0.00388589" calcext:value-type="float">
            <text:p>0.00388589</text:p>
          </table:table-cell>
          <table:table-cell office:value-type="float" office:value="0.00400573" calcext:value-type="float">
            <text:p>0.00400573</text:p>
          </table:table-cell>
          <table:table-cell office:value-type="float" office:value="0.00379561" calcext:value-type="float">
            <text:p>0.00379561</text:p>
          </table:table-cell>
          <table:table-cell office:value-type="float" office:value="0.00387847" calcext:value-type="float">
            <text:p>0.00387847</text:p>
          </table:table-cell>
          <table:table-cell office:value-type="float" office:value="0.00366792" calcext:value-type="float">
            <text:p>0.00366792</text:p>
          </table:table-cell>
          <table:table-cell office:value-type="float" office:value="0.00375681" calcext:value-type="float">
            <text:p>0.00375681</text:p>
          </table:table-cell>
          <table:table-cell office:value-type="float" office:value="0.00374146" calcext:value-type="float">
            <text:p>0.00374146</text:p>
          </table:table-cell>
          <table:table-cell office:value-type="float" office:value="0.00353994" calcext:value-type="float">
            <text:p>0.00353994</text:p>
          </table:table-cell>
          <table:table-cell office:value-type="float" office:value="0.00346343" calcext:value-type="float">
            <text:p>0.00346343</text:p>
          </table:table-cell>
          <table:table-cell office:value-type="float" office:value="0.00359428" calcext:value-type="float">
            <text:p>0.00359428</text:p>
          </table:table-cell>
          <table:table-cell office:value-type="float" office:value="0.0033597" calcext:value-type="float">
            <text:p>0.0033597</text:p>
          </table:table-cell>
          <table:table-cell office:value-type="float" office:value="0.00345302" calcext:value-type="float">
            <text:p>0.00345302</text:p>
          </table:table-cell>
          <table:table-cell office:value-type="float" office:value="0.00332492" calcext:value-type="float">
            <text:p>0.00332492</text:p>
          </table:table-cell>
          <table:table-cell office:value-type="float" office:value="0.00335225" calcext:value-type="float">
            <text:p>0.00335225</text:p>
          </table:table-cell>
          <table:table-cell office:value-type="float" office:value="0.00321225" calcext:value-type="float">
            <text:p>0.00321225</text:p>
          </table:table-cell>
          <table:table-cell office:value-type="float" office:value="0.00318707" calcext:value-type="float">
            <text:p>0.00318707</text:p>
          </table:table-cell>
          <table:table-cell office:value-type="float" office:value="0.00303438" calcext:value-type="float">
            <text:p>0.00303438</text:p>
          </table:table-cell>
          <table:table-cell/>
          <table:table-cell office:value-type="float" office:value="0.00497680303669338" calcext:value-type="float">
            <text:p>0.004976803036693</text:p>
          </table:table-cell>
          <table:table-cell office:value-type="float" office:value="0.00412159653846154" calcext:value-type="float">
            <text:p>0.004121596538462</text:p>
          </table:table-cell>
          <table:table-cell office:value-type="float" office:value="0.004335825" calcext:value-type="float">
            <text:p>0.004335825</text:p>
          </table:table-cell>
          <table:table-cell office:value-type="float" office:value="0.00619893461538462" calcext:value-type="float">
            <text:p>0.006198934615385</text:p>
          </table:table-cell>
          <table:table-cell office:value-type="float" office:value="0.004335825" calcext:value-type="float">
            <text:p>0.004335825</text:p>
          </table:table-cell>
          <table:table-cell/>
          <table:table-cell table:formula="of:=ABS([.CE57]-[.$CD57])" office:value-type="float" office:value="0.00085520649823184" calcext:value-type="float">
            <text:p>0.000855206498232</text:p>
          </table:table-cell>
          <table:table-cell table:formula="of:=ABS([.CF57]-[.$CD57])" office:value-type="float" office:value="0.00064097803669338" calcext:value-type="float">
            <text:p>0.000640978036693</text:p>
          </table:table-cell>
          <table:table-cell table:formula="of:=ABS([.CG57]-[.$CD57])" office:value-type="float" office:value="0.00122213157869124" calcext:value-type="float">
            <text:p>0.001222131578691</text:p>
          </table:table-cell>
          <table:table-cell table:formula="of:=ABS([.CH57]-[.$CD57])" office:value-type="float" office:value="0.00064097803669338" calcext:value-type="float">
            <text:p>0.000640978036693</text:p>
          </table:table-cell>
        </table:table-row>
        <table:table-row table:style-name="ro1">
          <table:table-cell/>
          <table:table-cell office:value-type="float" office:value="0.0994002" calcext:value-type="float">
            <text:p>0.0994002</text:p>
          </table:table-cell>
          <table:table-cell office:value-type="float" office:value="0.0797713" calcext:value-type="float">
            <text:p>0.0797713</text:p>
          </table:table-cell>
          <table:table-cell office:value-type="float" office:value="0.06494" calcext:value-type="float">
            <text:p>0.06494</text:p>
          </table:table-cell>
          <table:table-cell office:value-type="float" office:value="0.0541071" calcext:value-type="float">
            <text:p>0.0541071</text:p>
          </table:table-cell>
          <table:table-cell office:value-type="float" office:value="0.0456794" calcext:value-type="float">
            <text:p>0.0456794</text:p>
          </table:table-cell>
          <table:table-cell office:value-type="float" office:value="0.0393737" calcext:value-type="float">
            <text:p>0.0393737</text:p>
          </table:table-cell>
          <table:table-cell office:value-type="float" office:value="0.0345126" calcext:value-type="float">
            <text:p>0.0345126</text:p>
          </table:table-cell>
          <table:table-cell office:value-type="float" office:value="0.0303256" calcext:value-type="float">
            <text:p>0.0303256</text:p>
          </table:table-cell>
          <table:table-cell office:value-type="float" office:value="0.0271647" calcext:value-type="float">
            <text:p>0.0271647</text:p>
          </table:table-cell>
          <table:table-cell office:value-type="float" office:value="0.024786" calcext:value-type="float">
            <text:p>0.024786</text:p>
          </table:table-cell>
          <table:table-cell office:value-type="float" office:value="0.0225459" calcext:value-type="float">
            <text:p>0.0225459</text:p>
          </table:table-cell>
          <table:table-cell office:value-type="float" office:value="0.0204215" calcext:value-type="float">
            <text:p>0.0204215</text:p>
          </table:table-cell>
          <table:table-cell office:value-type="float" office:value="0.0190971" calcext:value-type="float">
            <text:p>0.0190971</text:p>
          </table:table-cell>
          <table:table-cell office:value-type="float" office:value="0.0177871" calcext:value-type="float">
            <text:p>0.0177871</text:p>
          </table:table-cell>
          <table:table-cell office:value-type="float" office:value="0.0164266" calcext:value-type="float">
            <text:p>0.0164266</text:p>
          </table:table-cell>
          <table:table-cell office:value-type="float" office:value="0.0155581" calcext:value-type="float">
            <text:p>0.0155581</text:p>
          </table:table-cell>
          <table:table-cell office:value-type="float" office:value="0.0146573" calcext:value-type="float">
            <text:p>0.0146573</text:p>
          </table:table-cell>
          <table:table-cell office:value-type="float" office:value="0.0136788" calcext:value-type="float">
            <text:p>0.0136788</text:p>
          </table:table-cell>
          <table:table-cell office:value-type="float" office:value="0.0129175" calcext:value-type="float">
            <text:p>0.0129175</text:p>
          </table:table-cell>
          <table:table-cell office:value-type="float" office:value="0.012265" calcext:value-type="float">
            <text:p>0.012265</text:p>
          </table:table-cell>
          <table:table-cell office:value-type="float" office:value="0.0116361" calcext:value-type="float">
            <text:p>0.0116361</text:p>
          </table:table-cell>
          <table:table-cell office:value-type="float" office:value="0.0112524" calcext:value-type="float">
            <text:p>0.0112524</text:p>
          </table:table-cell>
          <table:table-cell office:value-type="float" office:value="0.0106074" calcext:value-type="float">
            <text:p>0.0106074</text:p>
          </table:table-cell>
          <table:table-cell office:value-type="float" office:value="0.0103038" calcext:value-type="float">
            <text:p>0.0103038</text:p>
          </table:table-cell>
          <table:table-cell office:value-type="float" office:value="0.0099227" calcext:value-type="float">
            <text:p>0.0099227</text:p>
          </table:table-cell>
          <table:table-cell office:value-type="float" office:value="0.00932655" calcext:value-type="float">
            <text:p>0.00932655</text:p>
          </table:table-cell>
          <table:table-cell office:value-type="float" office:value="0.00921126" calcext:value-type="float">
            <text:p>0.00921126</text:p>
          </table:table-cell>
          <table:table-cell office:value-type="float" office:value="0.00880288" calcext:value-type="float">
            <text:p>0.00880288</text:p>
          </table:table-cell>
          <table:table-cell office:value-type="float" office:value="0.00841672" calcext:value-type="float">
            <text:p>0.00841672</text:p>
          </table:table-cell>
          <table:table-cell office:value-type="float" office:value="0.00820399" calcext:value-type="float">
            <text:p>0.00820399</text:p>
          </table:table-cell>
          <table:table-cell office:value-type="float" office:value="0.00808453" calcext:value-type="float">
            <text:p>0.00808453</text:p>
          </table:table-cell>
          <table:table-cell office:value-type="float" office:value="0.00785959" calcext:value-type="float">
            <text:p>0.00785959</text:p>
          </table:table-cell>
          <table:table-cell office:value-type="float" office:value="0.00737065" calcext:value-type="float">
            <text:p>0.00737065</text:p>
          </table:table-cell>
          <table:table-cell office:value-type="float" office:value="0.00722326" calcext:value-type="float">
            <text:p>0.00722326</text:p>
          </table:table-cell>
          <table:table-cell office:value-type="float" office:value="0.00705574" calcext:value-type="float">
            <text:p>0.00705574</text:p>
          </table:table-cell>
          <table:table-cell office:value-type="float" office:value="0.00686087" calcext:value-type="float">
            <text:p>0.00686087</text:p>
          </table:table-cell>
          <table:table-cell office:value-type="float" office:value="0.00670503" calcext:value-type="float">
            <text:p>0.00670503</text:p>
          </table:table-cell>
          <table:table-cell office:value-type="float" office:value="0.00655647" calcext:value-type="float">
            <text:p>0.00655647</text:p>
          </table:table-cell>
          <table:table-cell office:value-type="float" office:value="0.00612468" calcext:value-type="float">
            <text:p>0.00612468</text:p>
          </table:table-cell>
          <table:table-cell office:value-type="float" office:value="0.00637257" calcext:value-type="float">
            <text:p>0.00637257</text:p>
          </table:table-cell>
          <table:table-cell office:value-type="float" office:value="0.0059067" calcext:value-type="float">
            <text:p>0.0059067</text:p>
          </table:table-cell>
          <table:table-cell office:value-type="float" office:value="0.00588678" calcext:value-type="float">
            <text:p>0.00588678</text:p>
          </table:table-cell>
          <table:table-cell office:value-type="float" office:value="0.00578318" calcext:value-type="float">
            <text:p>0.00578318</text:p>
          </table:table-cell>
          <table:table-cell office:value-type="float" office:value="0.00555822" calcext:value-type="float">
            <text:p>0.00555822</text:p>
          </table:table-cell>
          <table:table-cell office:value-type="float" office:value="0.00548328" calcext:value-type="float">
            <text:p>0.00548328</text:p>
          </table:table-cell>
          <table:table-cell office:value-type="float" office:value="0.00534488" calcext:value-type="float">
            <text:p>0.00534488</text:p>
          </table:table-cell>
          <table:table-cell office:value-type="float" office:value="0.00522581" calcext:value-type="float">
            <text:p>0.00522581</text:p>
          </table:table-cell>
          <table:table-cell office:value-type="float" office:value="0.00525098" calcext:value-type="float">
            <text:p>0.00525098</text:p>
          </table:table-cell>
          <table:table-cell office:value-type="float" office:value="0.00512185" calcext:value-type="float">
            <text:p>0.00512185</text:p>
          </table:table-cell>
          <table:table-cell office:value-type="float" office:value="0.00489137" calcext:value-type="float">
            <text:p>0.00489137</text:p>
          </table:table-cell>
          <table:table-cell office:value-type="float" office:value="0.00477913" calcext:value-type="float">
            <text:p>0.00477913</text:p>
          </table:table-cell>
          <table:table-cell office:value-type="float" office:value="0.00475957" calcext:value-type="float">
            <text:p>0.00475957</text:p>
          </table:table-cell>
          <table:table-cell office:value-type="float" office:value="0.00475437" calcext:value-type="float">
            <text:p>0.00475437</text:p>
          </table:table-cell>
          <table:table-cell office:value-type="float" office:value="0.00445932" calcext:value-type="float">
            <text:p>0.00445932</text:p>
          </table:table-cell>
          <table:table-cell office:value-type="float" office:value="0.00450106" calcext:value-type="float">
            <text:p>0.00450106</text:p>
          </table:table-cell>
          <table:table-cell office:value-type="float" office:value="0.0043917" calcext:value-type="float">
            <text:p>0.0043917</text:p>
          </table:table-cell>
          <table:table-cell office:value-type="float" office:value="0.00428998" calcext:value-type="float">
            <text:p>0.00428998</text:p>
          </table:table-cell>
          <table:table-cell office:value-type="float" office:value="0.00424639" calcext:value-type="float">
            <text:p>0.00424639</text:p>
          </table:table-cell>
          <table:table-cell office:value-type="float" office:value="0.00418031" calcext:value-type="float">
            <text:p>0.00418031</text:p>
          </table:table-cell>
          <table:table-cell office:value-type="float" office:value="0.00415098" calcext:value-type="float">
            <text:p>0.00415098</text:p>
          </table:table-cell>
          <table:table-cell office:value-type="float" office:value="0.00398834" calcext:value-type="float">
            <text:p>0.00398834</text:p>
          </table:table-cell>
          <table:table-cell office:value-type="float" office:value="0.003944" calcext:value-type="float">
            <text:p>0.003944</text:p>
          </table:table-cell>
          <table:table-cell office:value-type="float" office:value="0.00396356" calcext:value-type="float">
            <text:p>0.00396356</text:p>
          </table:table-cell>
          <table:table-cell office:value-type="float" office:value="0.00388573" calcext:value-type="float">
            <text:p>0.00388573</text:p>
          </table:table-cell>
          <table:table-cell office:value-type="float" office:value="0.00384408" calcext:value-type="float">
            <text:p>0.00384408</text:p>
          </table:table-cell>
          <table:table-cell office:value-type="float" office:value="0.00375525" calcext:value-type="float">
            <text:p>0.00375525</text:p>
          </table:table-cell>
          <table:table-cell office:value-type="float" office:value="0.00380436" calcext:value-type="float">
            <text:p>0.00380436</text:p>
          </table:table-cell>
          <table:table-cell office:value-type="float" office:value="0.00363606" calcext:value-type="float">
            <text:p>0.00363606</text:p>
          </table:table-cell>
          <table:table-cell office:value-type="float" office:value="0.00360364" calcext:value-type="float">
            <text:p>0.00360364</text:p>
          </table:table-cell>
          <table:table-cell office:value-type="float" office:value="0.00359155" calcext:value-type="float">
            <text:p>0.00359155</text:p>
          </table:table-cell>
          <table:table-cell office:value-type="float" office:value="0.00345068" calcext:value-type="float">
            <text:p>0.00345068</text:p>
          </table:table-cell>
          <table:table-cell office:value-type="float" office:value="0.00347482" calcext:value-type="float">
            <text:p>0.00347482</text:p>
          </table:table-cell>
          <table:table-cell office:value-type="float" office:value="0.00339536" calcext:value-type="float">
            <text:p>0.00339536</text:p>
          </table:table-cell>
          <table:table-cell office:value-type="float" office:value="0.00334902" calcext:value-type="float">
            <text:p>0.00334902</text:p>
          </table:table-cell>
          <table:table-cell office:value-type="float" office:value="0.00334115" calcext:value-type="float">
            <text:p>0.00334115</text:p>
          </table:table-cell>
          <table:table-cell office:value-type="float" office:value="0.0032846" calcext:value-type="float">
            <text:p>0.0032846</text:p>
          </table:table-cell>
          <table:table-cell office:value-type="float" office:value="0.0031534" calcext:value-type="float">
            <text:p>0.0031534</text:p>
          </table:table-cell>
          <table:table-cell office:value-type="float" office:value="0.00317132" calcext:value-type="float">
            <text:p>0.00317132</text:p>
          </table:table-cell>
          <table:table-cell office:value-type="float" office:value="0.00308441" calcext:value-type="float">
            <text:p>0.00308441</text:p>
          </table:table-cell>
          <table:table-cell/>
          <table:table-cell office:value-type="float" office:value="0.00649514972585407" calcext:value-type="float">
            <text:p>0.006495149725854</text:p>
          </table:table-cell>
          <table:table-cell office:value-type="float" office:value="0.004060635" calcext:value-type="float">
            <text:p>0.004060635</text:p>
          </table:table-cell>
          <table:table-cell office:value-type="float" office:value="0.00426761115384615" calcext:value-type="float">
            <text:p>0.004267611153846</text:p>
          </table:table-cell>
          <table:table-cell office:value-type="float" office:value="0.00608025153846154" calcext:value-type="float">
            <text:p>0.006080251538462</text:p>
          </table:table-cell>
          <table:table-cell office:value-type="float" office:value="0.00426761115384615" calcext:value-type="float">
            <text:p>0.004267611153846</text:p>
          </table:table-cell>
          <table:table-cell/>
          <table:table-cell table:formula="of:=ABS([.CE58]-[.$CD58])" office:value-type="float" office:value="0.00243451472585407" calcext:value-type="float">
            <text:p>0.002434514725854</text:p>
          </table:table-cell>
          <table:table-cell table:formula="of:=ABS([.CF58]-[.$CD58])" office:value-type="float" office:value="0.00222753857200792" calcext:value-type="float">
            <text:p>0.002227538572008</text:p>
          </table:table-cell>
          <table:table-cell table:formula="of:=ABS([.CG58]-[.$CD58])" office:value-type="float" office:value="0.000414898187392531" calcext:value-type="float">
            <text:p>0.000414898187393</text:p>
          </table:table-cell>
          <table:table-cell table:formula="of:=ABS([.CH58]-[.$CD58])" office:value-type="float" office:value="0.00222753857200792" calcext:value-type="float">
            <text:p>0.002227538572008</text:p>
          </table:table-cell>
        </table:table-row>
        <table:table-row table:style-name="ro1">
          <table:table-cell/>
          <table:table-cell table:formula="of:=AVERAGE([.B33:.B58])" office:value-type="float" office:value="0.112450026923077" calcext:value-type="float">
            <text:p>0.112450026923077</text:p>
          </table:table-cell>
          <table:table-cell table:formula="of:=AVERAGE([.C33:.C58])" office:value-type="float" office:value="0.0851964384615385" calcext:value-type="float">
            <text:p>0.085196438461539</text:p>
          </table:table-cell>
          <table:table-cell table:formula="of:=AVERAGE([.D33:.D58])" office:value-type="float" office:value="0.0672025423076923" calcext:value-type="float">
            <text:p>0.067202542307692</text:p>
          </table:table-cell>
          <table:table-cell table:formula="of:=AVERAGE([.E33:.E58])" office:value-type="float" office:value="0.0545661384615385" calcext:value-type="float">
            <text:p>0.054566138461539</text:p>
          </table:table-cell>
          <table:table-cell table:formula="of:=AVERAGE([.F33:.F58])" office:value-type="float" office:value="0.0454855461538462" calcext:value-type="float">
            <text:p>0.045485546153846</text:p>
          </table:table-cell>
          <table:table-cell table:formula="of:=AVERAGE([.G33:.G58])" office:value-type="float" office:value="0.0387435461538461" calcext:value-type="float">
            <text:p>0.038743546153846</text:p>
          </table:table-cell>
          <table:table-cell table:formula="of:=AVERAGE([.H33:.H58])" office:value-type="float" office:value="0.0336352923076923" calcext:value-type="float">
            <text:p>0.033635292307692</text:p>
          </table:table-cell>
          <table:table-cell table:formula="of:=AVERAGE([.I33:.I58])" office:value-type="float" office:value="0.0295872423076923" calcext:value-type="float">
            <text:p>0.029587242307692</text:p>
          </table:table-cell>
          <table:table-cell table:formula="of:=AVERAGE([.J33:.J58])" office:value-type="float" office:value="0.0263865884615385" calcext:value-type="float">
            <text:p>0.026386588461539</text:p>
          </table:table-cell>
          <table:table-cell table:formula="of:=AVERAGE([.K33:.K58])" office:value-type="float" office:value="0.0238147423076923" calcext:value-type="float">
            <text:p>0.023814742307692</text:p>
          </table:table-cell>
          <table:table-cell table:formula="of:=AVERAGE([.L33:.L58])" office:value-type="float" office:value="0.0217274076923077" calcext:value-type="float">
            <text:p>0.021727407692308</text:p>
          </table:table-cell>
          <table:table-cell table:formula="of:=AVERAGE([.M33:.M58])" office:value-type="float" office:value="0.0198634692307692" calcext:value-type="float">
            <text:p>0.019863469230769</text:p>
          </table:table-cell>
          <table:table-cell table:formula="of:=AVERAGE([.N33:.N58])" office:value-type="float" office:value="0.0183267538461538" calcext:value-type="float">
            <text:p>0.018326753846154</text:p>
          </table:table-cell>
          <table:table-cell table:formula="of:=AVERAGE([.O33:.O58])" office:value-type="float" office:value="0.0170685576923077" calcext:value-type="float">
            <text:p>0.017068557692308</text:p>
          </table:table-cell>
          <table:table-cell table:formula="of:=AVERAGE([.P33:.P58])" office:value-type="float" office:value="0.0158993884615385" calcext:value-type="float">
            <text:p>0.015899388461539</text:p>
          </table:table-cell>
          <table:table-cell table:formula="of:=AVERAGE([.Q33:.Q58])" office:value-type="float" office:value="0.0149381076923077" calcext:value-type="float">
            <text:p>0.014938107692308</text:p>
          </table:table-cell>
          <table:table-cell table:formula="of:=AVERAGE([.R33:.R58])" office:value-type="float" office:value="0.0140277153846154" calcext:value-type="float">
            <text:p>0.014027715384615</text:p>
          </table:table-cell>
          <table:table-cell table:formula="of:=AVERAGE([.S33:.S58])" office:value-type="float" office:value="0.01325285" calcext:value-type="float">
            <text:p>0.01325285</text:p>
          </table:table-cell>
          <table:table-cell table:formula="of:=AVERAGE([.T33:.T58])" office:value-type="float" office:value="0.0125261153846154" calcext:value-type="float">
            <text:p>0.012526115384615</text:p>
          </table:table-cell>
          <table:table-cell table:formula="of:=AVERAGE([.U33:.U58])" office:value-type="float" office:value="0.0119143307692308" calcext:value-type="float">
            <text:p>0.011914330769231</text:p>
          </table:table-cell>
          <table:table-cell table:formula="of:=AVERAGE([.V33:.V58])" office:value-type="float" office:value="0.0113397" calcext:value-type="float">
            <text:p>0.0113397</text:p>
          </table:table-cell>
          <table:table-cell table:formula="of:=AVERAGE([.W33:.W58])" office:value-type="float" office:value="0.0108429038461538" calcext:value-type="float">
            <text:p>0.010842903846154</text:p>
          </table:table-cell>
          <table:table-cell table:formula="of:=AVERAGE([.X33:.X58])" office:value-type="float" office:value="0.0103315503846154" calcext:value-type="float">
            <text:p>0.010331550384615</text:p>
          </table:table-cell>
          <table:table-cell table:formula="of:=AVERAGE([.Y33:.Y58])" office:value-type="float" office:value="0.00994977730769231" calcext:value-type="float">
            <text:p>0.009949777307692</text:p>
          </table:table-cell>
          <table:table-cell table:formula="of:=AVERAGE([.Z33:.Z58])" office:value-type="float" office:value="0.00954386961538462" calcext:value-type="float">
            <text:p>0.009543869615385</text:p>
          </table:table-cell>
          <table:table-cell table:formula="of:=AVERAGE([.AA33:.AA58])" office:value-type="float" office:value="0.00918631653846154" calcext:value-type="float">
            <text:p>0.009186316538462</text:p>
          </table:table-cell>
          <table:table-cell table:formula="of:=AVERAGE([.AB33:.AB58])" office:value-type="float" office:value="0.00881968461538462" calcext:value-type="float">
            <text:p>0.008819684615385</text:p>
          </table:table-cell>
          <table:table-cell table:formula="of:=AVERAGE([.AC33:.AC58])" office:value-type="float" office:value="0.00854444615384615" calcext:value-type="float">
            <text:p>0.008544446153846</text:p>
          </table:table-cell>
          <table:table-cell table:formula="of:=AVERAGE([.AD33:.AD58])" office:value-type="float" office:value="0.00819409461538462" calcext:value-type="float">
            <text:p>0.008194094615385</text:p>
          </table:table-cell>
          <table:table-cell table:formula="of:=AVERAGE([.AE33:.AE58])" office:value-type="float" office:value="0.00794394692307692" calcext:value-type="float">
            <text:p>0.007943946923077</text:p>
          </table:table-cell>
          <table:table-cell table:formula="of:=AVERAGE([.AF33:.AF58])" office:value-type="float" office:value="0.00772671653846154" calcext:value-type="float">
            <text:p>0.007726716538462</text:p>
          </table:table-cell>
          <table:table-cell table:formula="of:=AVERAGE([.AG33:.AG58])" office:value-type="float" office:value="0.00746443461538462" calcext:value-type="float">
            <text:p>0.007464434615385</text:p>
          </table:table-cell>
          <table:table-cell table:formula="of:=AVERAGE([.AH33:.AH58])" office:value-type="float" office:value="0.00721867" calcext:value-type="float">
            <text:p>0.00721867</text:p>
          </table:table-cell>
          <table:table-cell table:formula="of:=AVERAGE([.AI33:.AI58])" office:value-type="float" office:value="0.00702256653846154" calcext:value-type="float">
            <text:p>0.007022566538462</text:p>
          </table:table-cell>
          <table:table-cell table:formula="of:=AVERAGE([.AJ33:.AJ58])" office:value-type="float" office:value="0.00680759153846154" calcext:value-type="float">
            <text:p>0.006807591538462</text:p>
          </table:table-cell>
          <table:table-cell table:formula="of:=AVERAGE([.AK33:.AK58])" office:value-type="float" office:value="0.00664207307692308" calcext:value-type="float">
            <text:p>0.006642073076923</text:p>
          </table:table-cell>
          <table:table-cell table:formula="of:=AVERAGE([.AL33:.AL58])" office:value-type="float" office:value="0.00647039230769231" calcext:value-type="float">
            <text:p>0.006470392307692</text:p>
          </table:table-cell>
          <table:table-cell table:formula="of:=AVERAGE([.AM33:.AM58])" office:value-type="float" office:value="0.00627269" calcext:value-type="float">
            <text:p>0.00627269</text:p>
          </table:table-cell>
          <table:table-cell table:formula="of:=AVERAGE([.AN33:.AN58])" office:value-type="float" office:value="0.00612713" calcext:value-type="float">
            <text:p>0.00612713</text:p>
          </table:table-cell>
          <table:table-cell table:formula="of:=AVERAGE([.AO33:.AO58])" office:value-type="float" office:value="0.00598765384615384" calcext:value-type="float">
            <text:p>0.005987653846154</text:p>
          </table:table-cell>
          <table:table-cell table:formula="of:=AVERAGE([.AP33:.AP58])" office:value-type="float" office:value="0.00584486769230769" calcext:value-type="float">
            <text:p>0.005844867692308</text:p>
          </table:table-cell>
          <table:table-cell table:formula="of:=AVERAGE([.AQ33:.AQ58])" office:value-type="float" office:value="0.00567604076923077" calcext:value-type="float">
            <text:p>0.005676040769231</text:p>
          </table:table-cell>
          <table:table-cell table:formula="of:=AVERAGE([.AR33:.AR58])" office:value-type="float" office:value="0.00556313076923077" calcext:value-type="float">
            <text:p>0.005563130769231</text:p>
          </table:table-cell>
          <table:table-cell table:formula="of:=AVERAGE([.AS33:.AS58])" office:value-type="float" office:value="0.00543419884615385" calcext:value-type="float">
            <text:p>0.005434198846154</text:p>
          </table:table-cell>
          <table:table-cell table:formula="of:=AVERAGE([.AT33:.AT58])" office:value-type="float" office:value="0.00528423384615385" calcext:value-type="float">
            <text:p>0.005284233846154</text:p>
          </table:table-cell>
          <table:table-cell table:formula="of:=AVERAGE([.AU33:.AU58])" office:value-type="float" office:value="0.00518227461538462" calcext:value-type="float">
            <text:p>0.005182274615385</text:p>
          </table:table-cell>
          <table:table-cell table:formula="of:=AVERAGE([.AV33:.AV58])" office:value-type="float" office:value="0.00506245423076923" calcext:value-type="float">
            <text:p>0.005062454230769</text:p>
          </table:table-cell>
          <table:table-cell table:formula="of:=AVERAGE([.AW33:.AW58])" office:value-type="float" office:value="0.00498649230769231" calcext:value-type="float">
            <text:p>0.004986492307692</text:p>
          </table:table-cell>
          <table:table-cell table:formula="of:=AVERAGE([.AX33:.AX58])" office:value-type="float" office:value="0.00487775730769231" calcext:value-type="float">
            <text:p>0.004877757307692</text:p>
          </table:table-cell>
          <table:table-cell table:formula="of:=AVERAGE([.AY33:.AY58])" office:value-type="float" office:value="0.00476045230769231" calcext:value-type="float">
            <text:p>0.004760452307692</text:p>
          </table:table-cell>
          <table:table-cell table:formula="of:=AVERAGE([.AZ33:.AZ58])" office:value-type="float" office:value="0.00465423615384615" calcext:value-type="float">
            <text:p>0.004654236153846</text:p>
          </table:table-cell>
          <table:table-cell table:formula="of:=AVERAGE([.BA33:.BA58])" office:value-type="float" office:value="0.00460837115384615" calcext:value-type="float">
            <text:p>0.004608371153846</text:p>
          </table:table-cell>
          <table:table-cell table:formula="of:=AVERAGE([.BB33:.BB58])" office:value-type="float" office:value="0.004492015" calcext:value-type="float">
            <text:p>0.004492015</text:p>
          </table:table-cell>
          <table:table-cell table:formula="of:=AVERAGE([.BC33:.BC58])" office:value-type="float" office:value="0.00442187346153846" calcext:value-type="float">
            <text:p>0.004421873461538</text:p>
          </table:table-cell>
          <table:table-cell table:formula="of:=AVERAGE([.BD33:.BD58])" office:value-type="float" office:value="0.004335825" calcext:value-type="float">
            <text:p>0.004335825</text:p>
          </table:table-cell>
          <table:table-cell table:formula="of:=AVERAGE([.BE33:.BE58])" office:value-type="float" office:value="0.00426761115384615" calcext:value-type="float">
            <text:p>0.004267611153846</text:p>
          </table:table-cell>
          <table:table-cell table:formula="of:=AVERAGE([.BF33:.BF58])" office:value-type="float" office:value="0.00417994461538462" calcext:value-type="float">
            <text:p>0.004179944615385</text:p>
          </table:table-cell>
          <table:table-cell table:formula="of:=AVERAGE([.BG33:.BG58])" office:value-type="float" office:value="0.00411856692307692" calcext:value-type="float">
            <text:p>0.004118566923077</text:p>
          </table:table-cell>
          <table:table-cell table:formula="of:=AVERAGE([.BH33:.BH58])" office:value-type="float" office:value="0.00402956076923077" calcext:value-type="float">
            <text:p>0.004029560769231</text:p>
          </table:table-cell>
          <table:table-cell table:formula="of:=AVERAGE([.BI33:.BI58])" office:value-type="float" office:value="0.00396994461538461" calcext:value-type="float">
            <text:p>0.003969944615385</text:p>
          </table:table-cell>
          <table:table-cell table:formula="of:=AVERAGE([.BJ33:.BJ58])" office:value-type="float" office:value="0.00390578461538462" calcext:value-type="float">
            <text:p>0.003905784615385</text:p>
          </table:table-cell>
          <table:table-cell table:formula="of:=AVERAGE([.BK33:.BK58])" office:value-type="float" office:value="0.00384784307692308" calcext:value-type="float">
            <text:p>0.003847843076923</text:p>
          </table:table-cell>
          <table:table-cell table:formula="of:=AVERAGE([.BL33:.BL58])" office:value-type="float" office:value="0.00378543807692308" calcext:value-type="float">
            <text:p>0.003785438076923</text:p>
          </table:table-cell>
          <table:table-cell table:formula="of:=AVERAGE([.BM33:.BM58])" office:value-type="float" office:value="0.00373233653846154" calcext:value-type="float">
            <text:p>0.003732336538462</text:p>
          </table:table-cell>
          <table:table-cell table:formula="of:=AVERAGE([.BN33:.BN58])" office:value-type="float" office:value="0.00367527846153846" calcext:value-type="float">
            <text:p>0.003675278461538</text:p>
          </table:table-cell>
          <table:table-cell table:formula="of:=AVERAGE([.BO33:.BO58])" office:value-type="float" office:value="0.00363214307692308" calcext:value-type="float">
            <text:p>0.003632143076923</text:p>
          </table:table-cell>
          <table:table-cell table:formula="of:=AVERAGE([.BP33:.BP58])" office:value-type="float" office:value="0.00356255961538462" calcext:value-type="float">
            <text:p>0.003562559615385</text:p>
          </table:table-cell>
          <table:table-cell table:formula="of:=AVERAGE([.BQ33:.BQ58])" office:value-type="float" office:value="0.00349891615384615" calcext:value-type="float">
            <text:p>0.003498916153846</text:p>
          </table:table-cell>
          <table:table-cell table:formula="of:=AVERAGE([.BR33:.BR58])" office:value-type="float" office:value="0.00349405" calcext:value-type="float">
            <text:p>0.00349405</text:p>
          </table:table-cell>
          <table:table-cell table:formula="of:=AVERAGE([.BS33:.BS58])" office:value-type="float" office:value="0.00340510615384615" calcext:value-type="float">
            <text:p>0.003405106153846</text:p>
          </table:table-cell>
          <table:table-cell table:formula="of:=AVERAGE([.BT33:.BT58])" office:value-type="float" office:value="0.00333274269230769" calcext:value-type="float">
            <text:p>0.003332742692308</text:p>
          </table:table-cell>
          <table:table-cell table:formula="of:=AVERAGE([.BU33:.BU58])" office:value-type="float" office:value="0.00332072" calcext:value-type="float">
            <text:p>0.00332072</text:p>
          </table:table-cell>
          <table:table-cell table:formula="of:=AVERAGE([.BV33:.BV58])" office:value-type="float" office:value="0.00325744576923077" calcext:value-type="float">
            <text:p>0.003257445769231</text:p>
          </table:table-cell>
          <table:table-cell table:formula="of:=AVERAGE([.BW33:.BW58])" office:value-type="float" office:value="0.00324321692307692" calcext:value-type="float">
            <text:p>0.003243216923077</text:p>
          </table:table-cell>
          <table:table-cell table:formula="of:=AVERAGE([.BX33:.BX58])" office:value-type="float" office:value="0.00319950192307692" calcext:value-type="float">
            <text:p>0.003199501923077</text:p>
          </table:table-cell>
          <table:table-cell table:formula="of:=AVERAGE([.BY33:.BY58])" office:value-type="float" office:value="0.00315511115384615" calcext:value-type="float">
            <text:p>0.003155111153846</text:p>
          </table:table-cell>
          <table:table-cell table:formula="of:=AVERAGE([.BZ33:.BZ58])" office:value-type="float" office:value="0.00309334846153846" calcext:value-type="float">
            <text:p>0.003093348461538</text:p>
          </table:table-cell>
          <table:table-cell table:formula="of:=AVERAGE([.CA33:.CA58])" office:value-type="float" office:value="0.00304482653846154" calcext:value-type="float">
            <text:p>0.003044826538462</text:p>
          </table:table-cell>
          <table:table-cell table:formula="of:=AVERAGE([.CB33:.CB58])" office:value-type="float" office:value="0.00301472653846154" calcext:value-type="float">
            <text:p>0.003014726538462</text:p>
          </table:table-cell>
          <table:table-cell/>
          <table:table-cell office:value-type="float" office:value="0.00539856600590468" calcext:value-type="float">
            <text:p>0.005398566005905</text:p>
          </table:table-cell>
          <table:table-cell office:value-type="float" office:value="0.00398830076923077" calcext:value-type="float">
            <text:p>0.003988300769231</text:p>
          </table:table-cell>
          <table:table-cell office:value-type="float" office:value="0.00417994461538462" calcext:value-type="float">
            <text:p>0.004179944615385</text:p>
          </table:table-cell>
          <table:table-cell office:value-type="float" office:value="0.00596037653846154" calcext:value-type="float">
            <text:p>0.005960376538462</text:p>
          </table:table-cell>
          <table:table-cell office:value-type="float" office:value="0.00417994461538462" calcext:value-type="float">
            <text:p>0.004179944615385</text:p>
          </table:table-cell>
          <table:table-cell/>
          <table:table-cell table:formula="of:=ABS([.CE59]-[.$CD59])" office:value-type="float" office:value="0.00141026523667391" calcext:value-type="float">
            <text:p>0.001410265236674</text:p>
          </table:table-cell>
          <table:table-cell table:formula="of:=ABS([.CF59]-[.$CD59])" office:value-type="float" office:value="0.00121862139052006" calcext:value-type="float">
            <text:p>0.00121862139052</text:p>
          </table:table-cell>
          <table:table-cell table:formula="of:=ABS([.CG59]-[.$CD59])" office:value-type="float" office:value="0.000561810532556861" calcext:value-type="float">
            <text:p>0.000561810532557</text:p>
          </table:table-cell>
          <table:table-cell table:formula="of:=ABS([.CH59]-[.$CD59])" office:value-type="float" office:value="0.00121862139052006" calcext:value-type="float">
            <text:p>0.00121862139052</text:p>
          </table:table-cell>
        </table:table-row>
        <table:table-row table:style-name="ro1">
          <table:table-cell table:number-columns-repeated="81"/>
          <table:table-cell office:value-type="float" office:value="0.00565162378743146" calcext:value-type="float">
            <text:p>0.005651623787431</text:p>
          </table:table-cell>
          <table:table-cell office:value-type="float" office:value="0.00390570923076923" calcext:value-type="float">
            <text:p>0.003905709230769</text:p>
          </table:table-cell>
          <table:table-cell office:value-type="float" office:value="0.00411856692307692" calcext:value-type="float">
            <text:p>0.004118566923077</text:p>
          </table:table-cell>
          <table:table-cell office:value-type="float" office:value="0.00583470846153846" calcext:value-type="float">
            <text:p>0.005834708461538</text:p>
          </table:table-cell>
          <table:table-cell office:value-type="float" office:value="0.00411856692307692" calcext:value-type="float">
            <text:p>0.004118566923077</text:p>
          </table:table-cell>
          <table:table-cell/>
          <table:table-cell table:formula="of:=ABS([.CE60]-[.$CD60])" office:value-type="float" office:value="0.00174591455666223" calcext:value-type="float">
            <text:p>0.001745914556662</text:p>
          </table:table-cell>
          <table:table-cell table:formula="of:=ABS([.CF60]-[.$CD60])" office:value-type="float" office:value="0.00153305686435454" calcext:value-type="float">
            <text:p>0.001533056864355</text:p>
          </table:table-cell>
          <table:table-cell table:formula="of:=ABS([.CG60]-[.$CD60])" office:value-type="float" office:value="0.000183084674107" calcext:value-type="float">
            <text:p>0.000183084674107</text:p>
          </table:table-cell>
          <table:table-cell table:formula="of:=ABS([.CH60]-[.$CD60])" office:value-type="float" office:value="0.00153305686435454" calcext:value-type="float">
            <text:p>0.001533056864355</text:p>
          </table:table-cell>
        </table:table-row>
        <table:table-row table:style-name="ro1">
          <table:table-cell table:style-name="ce6" office:value-type="string" calcext:value-type="string">
            <text:p>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ervation</text:p>
          </table:table-cell>
          <table:table-cell table:number-columns-repeated="78"/>
          <table:table-cell office:value-type="float" office:value="0.00447068747363981" calcext:value-type="float">
            <text:p>0.00447068747364</text:p>
          </table:table-cell>
          <table:table-cell office:value-type="float" office:value="0.00384532192307692" calcext:value-type="float">
            <text:p>0.003845321923077</text:p>
          </table:table-cell>
          <table:table-cell office:value-type="float" office:value="0.00402956076923077" calcext:value-type="float">
            <text:p>0.004029560769231</text:p>
          </table:table-cell>
          <table:table-cell office:value-type="float" office:value="0.00573005307692308" calcext:value-type="float">
            <text:p>0.005730053076923</text:p>
          </table:table-cell>
          <table:table-cell office:value-type="float" office:value="0.00402956076923077" calcext:value-type="float">
            <text:p>0.004029560769231</text:p>
          </table:table-cell>
          <table:table-cell/>
          <table:table-cell table:formula="of:=ABS([.CE61]-[.$CD61])" office:value-type="float" office:value="0.000625365550562891" calcext:value-type="float">
            <text:p>0.000625365550563</text:p>
          </table:table-cell>
          <table:table-cell table:formula="of:=ABS([.CF61]-[.$CD61])" office:value-type="float" office:value="0.000441126704409041" calcext:value-type="float">
            <text:p>0.000441126704409</text:p>
          </table:table-cell>
          <table:table-cell table:formula="of:=ABS([.CG61]-[.$CD61])" office:value-type="float" office:value="0.00125936560328327" calcext:value-type="float">
            <text:p>0.001259365603283</text:p>
          </table:table-cell>
          <table:table-cell table:formula="of:=ABS([.CH61]-[.$CD61])" office:value-type="float" office:value="0.000441126704409041" calcext:value-type="float">
            <text:p>0.000441126704409</text:p>
          </table:table-cell>
        </table:table-row>
        <table:table-row table:style-name="ro1">
          <table:table-cell/>
          <table:table-cell office:value-type="string" calcext:value-type="string">
            <text:p>d0_1</text:p>
          </table:table-cell>
          <table:table-cell office:value-type="string" calcext:value-type="string">
            <text:p>d0_2</text:p>
          </table:table-cell>
          <table:table-cell office:value-type="string" calcext:value-type="string">
            <text:p>d0_3</text:p>
          </table:table-cell>
          <table:table-cell office:value-type="string" calcext:value-type="string">
            <text:p>d0_4</text:p>
          </table:table-cell>
          <table:table-cell office:value-type="string" calcext:value-type="string">
            <text:p>d0_5</text:p>
          </table:table-cell>
          <table:table-cell office:value-type="string" calcext:value-type="string">
            <text:p>d0_6</text:p>
          </table:table-cell>
          <table:table-cell office:value-type="string" calcext:value-type="string">
            <text:p>d0_7</text:p>
          </table:table-cell>
          <table:table-cell office:value-type="string" calcext:value-type="string">
            <text:p>d0_8</text:p>
          </table:table-cell>
          <table:table-cell office:value-type="string" calcext:value-type="string">
            <text:p>d0_9</text:p>
          </table:table-cell>
          <table:table-cell office:value-type="string" calcext:value-type="string">
            <text:p>d0_10</text:p>
          </table:table-cell>
          <table:table-cell office:value-type="string" calcext:value-type="string">
            <text:p>d0_11</text:p>
          </table:table-cell>
          <table:table-cell office:value-type="string" calcext:value-type="string">
            <text:p>d0_12</text:p>
          </table:table-cell>
          <table:table-cell office:value-type="string" calcext:value-type="string">
            <text:p>d0_13</text:p>
          </table:table-cell>
          <table:table-cell office:value-type="string" calcext:value-type="string">
            <text:p>d0_14</text:p>
          </table:table-cell>
          <table:table-cell office:value-type="string" calcext:value-type="string">
            <text:p>d0_15</text:p>
          </table:table-cell>
          <table:table-cell office:value-type="string" calcext:value-type="string">
            <text:p>d0_16</text:p>
          </table:table-cell>
          <table:table-cell office:value-type="string" calcext:value-type="string">
            <text:p>d0_17</text:p>
          </table:table-cell>
          <table:table-cell office:value-type="string" calcext:value-type="string">
            <text:p>d0_18</text:p>
          </table:table-cell>
          <table:table-cell office:value-type="string" calcext:value-type="string">
            <text:p>d0_19</text:p>
          </table:table-cell>
          <table:table-cell office:value-type="string" calcext:value-type="string">
            <text:p>d0_20</text:p>
          </table:table-cell>
          <table:table-cell office:value-type="string" calcext:value-type="string">
            <text:p>d0_21</text:p>
          </table:table-cell>
          <table:table-cell office:value-type="string" calcext:value-type="string">
            <text:p>d0_22</text:p>
          </table:table-cell>
          <table:table-cell office:value-type="string" calcext:value-type="string">
            <text:p>d0_23</text:p>
          </table:table-cell>
          <table:table-cell office:value-type="string" calcext:value-type="string">
            <text:p>d0_24</text:p>
          </table:table-cell>
          <table:table-cell office:value-type="string" calcext:value-type="string">
            <text:p>d0_25</text:p>
          </table:table-cell>
          <table:table-cell office:value-type="string" calcext:value-type="string">
            <text:p>d0_26</text:p>
          </table:table-cell>
          <table:table-cell office:value-type="string" calcext:value-type="string">
            <text:p>d0_27</text:p>
          </table:table-cell>
          <table:table-cell office:value-type="string" calcext:value-type="string">
            <text:p>d0_28</text:p>
          </table:table-cell>
          <table:table-cell office:value-type="string" calcext:value-type="string">
            <text:p>d0_29</text:p>
          </table:table-cell>
          <table:table-cell office:value-type="string" calcext:value-type="string">
            <text:p>d0_30</text:p>
          </table:table-cell>
          <table:table-cell office:value-type="string" calcext:value-type="string">
            <text:p>d0_31</text:p>
          </table:table-cell>
          <table:table-cell office:value-type="string" calcext:value-type="string">
            <text:p>d0_32</text:p>
          </table:table-cell>
          <table:table-cell office:value-type="string" calcext:value-type="string">
            <text:p>d0_33</text:p>
          </table:table-cell>
          <table:table-cell office:value-type="string" calcext:value-type="string">
            <text:p>d0_34</text:p>
          </table:table-cell>
          <table:table-cell office:value-type="string" calcext:value-type="string">
            <text:p>d0_35</text:p>
          </table:table-cell>
          <table:table-cell office:value-type="string" calcext:value-type="string">
            <text:p>d0_36</text:p>
          </table:table-cell>
          <table:table-cell office:value-type="string" calcext:value-type="string">
            <text:p>d0_37</text:p>
          </table:table-cell>
          <table:table-cell office:value-type="string" calcext:value-type="string">
            <text:p>d0_38</text:p>
          </table:table-cell>
          <table:table-cell office:value-type="string" calcext:value-type="string">
            <text:p>d0_39</text:p>
          </table:table-cell>
          <table:table-cell office:value-type="string" calcext:value-type="string">
            <text:p>d0_40</text:p>
          </table:table-cell>
          <table:table-cell office:value-type="string" calcext:value-type="string">
            <text:p>d0_41</text:p>
          </table:table-cell>
          <table:table-cell office:value-type="string" calcext:value-type="string">
            <text:p>d0_42</text:p>
          </table:table-cell>
          <table:table-cell office:value-type="string" calcext:value-type="string">
            <text:p>d0_43</text:p>
          </table:table-cell>
          <table:table-cell office:value-type="string" calcext:value-type="string">
            <text:p>d0_44</text:p>
          </table:table-cell>
          <table:table-cell office:value-type="string" calcext:value-type="string">
            <text:p>d0_45</text:p>
          </table:table-cell>
          <table:table-cell office:value-type="string" calcext:value-type="string">
            <text:p>d0_46</text:p>
          </table:table-cell>
          <table:table-cell office:value-type="string" calcext:value-type="string">
            <text:p>d0_47</text:p>
          </table:table-cell>
          <table:table-cell office:value-type="string" calcext:value-type="string">
            <text:p>d0_48</text:p>
          </table:table-cell>
          <table:table-cell office:value-type="string" calcext:value-type="string">
            <text:p>d0_49</text:p>
          </table:table-cell>
          <table:table-cell office:value-type="string" calcext:value-type="string">
            <text:p>d0_50</text:p>
          </table:table-cell>
          <table:table-cell office:value-type="string" calcext:value-type="string">
            <text:p>d0_51</text:p>
          </table:table-cell>
          <table:table-cell office:value-type="string" calcext:value-type="string">
            <text:p>d0_52</text:p>
          </table:table-cell>
          <table:table-cell office:value-type="string" calcext:value-type="string">
            <text:p>d0_53</text:p>
          </table:table-cell>
          <table:table-cell office:value-type="string" calcext:value-type="string">
            <text:p>d0_54</text:p>
          </table:table-cell>
          <table:table-cell office:value-type="string" calcext:value-type="string">
            <text:p>d0_55</text:p>
          </table:table-cell>
          <table:table-cell office:value-type="string" calcext:value-type="string">
            <text:p>d0_56</text:p>
          </table:table-cell>
          <table:table-cell office:value-type="string" calcext:value-type="string">
            <text:p>d0_57</text:p>
          </table:table-cell>
          <table:table-cell office:value-type="string" calcext:value-type="string">
            <text:p>d0_58</text:p>
          </table:table-cell>
          <table:table-cell office:value-type="string" calcext:value-type="string">
            <text:p>d0_59</text:p>
          </table:table-cell>
          <table:table-cell office:value-type="string" calcext:value-type="string">
            <text:p>d0_60</text:p>
          </table:table-cell>
          <table:table-cell office:value-type="string" calcext:value-type="string">
            <text:p>d0_61</text:p>
          </table:table-cell>
          <table:table-cell office:value-type="string" calcext:value-type="string">
            <text:p>d0_62</text:p>
          </table:table-cell>
          <table:table-cell office:value-type="string" calcext:value-type="string">
            <text:p>d0_63</text:p>
          </table:table-cell>
          <table:table-cell office:value-type="string" calcext:value-type="string">
            <text:p>d0_64</text:p>
          </table:table-cell>
          <table:table-cell office:value-type="string" calcext:value-type="string">
            <text:p>d0_65</text:p>
          </table:table-cell>
          <table:table-cell office:value-type="string" calcext:value-type="string">
            <text:p>d0_66</text:p>
          </table:table-cell>
          <table:table-cell office:value-type="string" calcext:value-type="string">
            <text:p>d0_67</text:p>
          </table:table-cell>
          <table:table-cell office:value-type="string" calcext:value-type="string">
            <text:p>d0_68</text:p>
          </table:table-cell>
          <table:table-cell office:value-type="string" calcext:value-type="string">
            <text:p>d0_69</text:p>
          </table:table-cell>
          <table:table-cell office:value-type="string" calcext:value-type="string">
            <text:p>d0_70</text:p>
          </table:table-cell>
          <table:table-cell office:value-type="string" calcext:value-type="string">
            <text:p>d0_71</text:p>
          </table:table-cell>
          <table:table-cell office:value-type="string" calcext:value-type="string">
            <text:p>d0_72</text:p>
          </table:table-cell>
          <table:table-cell office:value-type="string" calcext:value-type="string">
            <text:p>d0_73</text:p>
          </table:table-cell>
          <table:table-cell office:value-type="string" calcext:value-type="string">
            <text:p>d0_74</text:p>
          </table:table-cell>
          <table:table-cell office:value-type="string" calcext:value-type="string">
            <text:p>d0_75</text:p>
          </table:table-cell>
          <table:table-cell office:value-type="string" calcext:value-type="string">
            <text:p>d0_76</text:p>
          </table:table-cell>
          <table:table-cell office:value-type="string" calcext:value-type="string">
            <text:p>d0_77</text:p>
          </table:table-cell>
          <table:table-cell office:value-type="string" calcext:value-type="string">
            <text:p>d0_78</text:p>
          </table:table-cell>
          <table:table-cell office:value-type="string" calcext:value-type="string">
            <text:p>d0_79</text:p>
          </table:table-cell>
          <table:table-cell/>
          <table:table-cell office:value-type="float" office:value="0.00371151412905947" calcext:value-type="float">
            <text:p>0.003711514129059</text:p>
          </table:table-cell>
          <table:table-cell office:value-type="float" office:value="0.00378896307692308" calcext:value-type="float">
            <text:p>0.003788963076923</text:p>
          </table:table-cell>
          <table:table-cell office:value-type="float" office:value="0.00396994461538461" calcext:value-type="float">
            <text:p>0.003969944615385</text:p>
          </table:table-cell>
          <table:table-cell office:value-type="float" office:value="0.00566518384615385" calcext:value-type="float">
            <text:p>0.005665183846154</text:p>
          </table:table-cell>
          <table:table-cell office:value-type="float" office:value="0.00396994461538461" calcext:value-type="float">
            <text:p>0.003969944615385</text:p>
          </table:table-cell>
          <table:table-cell/>
          <table:table-cell table:formula="of:=ABS([.CE62]-[.$CD62])" office:value-type="float" office:value="0.00007744894786361" calcext:value-type="float">
            <text:p>7.744894786361E-05</text:p>
          </table:table-cell>
          <table:table-cell table:formula="of:=ABS([.CF62]-[.$CD62])" office:value-type="float" office:value="0.00025843048632514" calcext:value-type="float">
            <text:p>0.000258430486325</text:p>
          </table:table-cell>
          <table:table-cell table:formula="of:=ABS([.CG62]-[.$CD62])" office:value-type="float" office:value="0.00195366971709438" calcext:value-type="float">
            <text:p>0.001953669717094</text:p>
          </table:table-cell>
          <table:table-cell table:formula="of:=ABS([.CH62]-[.$CD62])" office:value-type="float" office:value="0.00025843048632514" calcext:value-type="float">
            <text:p>0.000258430486325</text:p>
          </table:table-cell>
        </table:table-row>
        <table:table-row table:style-name="ro1">
          <table:table-cell/>
          <table:table-cell office:value-type="float" office:value="1852" calcext:value-type="float">
            <text:p>1852</text:p>
          </table:table-cell>
          <table:table-cell office:value-type="float" office:value="751" calcext:value-type="float">
            <text:p>751</text:p>
          </table:table-cell>
          <table:table-cell office:value-type="float" office:value="781" calcext:value-type="float">
            <text:p>781</text:p>
          </table:table-cell>
          <table:table-cell office:value-type="float" office:value="559" calcext:value-type="float">
            <text:p>559</text:p>
          </table:table-cell>
          <table:table-cell office:value-type="float" office:value="417" calcext:value-type="float">
            <text:p>417</text:p>
          </table:table-cell>
          <table:table-cell office:value-type="float" office:value="383" calcext:value-type="float">
            <text:p>383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  <table:table-cell office:value-type="float" office:value="203" calcext:value-type="float">
            <text:p>203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  <table:table-cell office:value-type="float" office:value="182" calcext:value-type="float">
            <text:p>182</text:p>
          </table:table-cell>
          <table:table-cell office:value-type="float" office:value="146" calcext:value-type="float">
            <text:p>146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0.00489245044285112" calcext:value-type="float">
            <text:p>0.004892450442851</text:p>
          </table:table-cell>
          <table:table-cell office:value-type="float" office:value="0.00369943192307692" calcext:value-type="float">
            <text:p>0.003699431923077</text:p>
          </table:table-cell>
          <table:table-cell office:value-type="float" office:value="0.00390578461538462" calcext:value-type="float">
            <text:p>0.003905784615385</text:p>
          </table:table-cell>
          <table:table-cell office:value-type="float" office:value="0.00554646" calcext:value-type="float">
            <text:p>0.00554646</text:p>
          </table:table-cell>
          <table:table-cell office:value-type="float" office:value="0.00390578461538462" calcext:value-type="float">
            <text:p>0.003905784615385</text:p>
          </table:table-cell>
          <table:table-cell/>
          <table:table-cell table:formula="of:=ABS([.CE63]-[.$CD63])" office:value-type="float" office:value="0.0011930185197742" calcext:value-type="float">
            <text:p>0.001193018519774</text:p>
          </table:table-cell>
          <table:table-cell table:formula="of:=ABS([.CF63]-[.$CD63])" office:value-type="float" office:value="0.0009866658274665" calcext:value-type="float">
            <text:p>0.000986665827467</text:p>
          </table:table-cell>
          <table:table-cell table:formula="of:=ABS([.CG63]-[.$CD63])" office:value-type="float" office:value="0.000654009557148881" calcext:value-type="float">
            <text:p>0.000654009557149</text:p>
          </table:table-cell>
          <table:table-cell table:formula="of:=ABS([.CH63]-[.$CD63])" office:value-type="float" office:value="0.0009866658274665" calcext:value-type="float">
            <text:p>0.000986665827467</text:p>
          </table:table-cell>
        </table:table-row>
        <table:table-row table:style-name="ro1">
          <table:table-cell/>
          <table:table-cell table:formula="of:=[.B63]/[.$B$65]" office:value-type="float" office:value="0.156221003795867" calcext:value-type="float">
            <text:p>0.156221003795867</text:p>
          </table:table-cell>
          <table:table-cell table:formula="of:=[.C63]/[.$B$65]" office:value-type="float" office:value="0.0633487979755377" calcext:value-type="float">
            <text:p>0.063348797975538</text:p>
          </table:table-cell>
          <table:table-cell table:formula="of:=[.D63]/[.$B$65]" office:value-type="float" office:value="0.0658793757908056" calcext:value-type="float">
            <text:p>0.065879375790806</text:p>
          </table:table-cell>
          <table:table-cell table:formula="of:=[.E63]/[.$B$65]" office:value-type="float" office:value="0.0471530999578237" calcext:value-type="float">
            <text:p>0.047153099957824</text:p>
          </table:table-cell>
          <table:table-cell table:formula="of:=[.F63]/[.$B$65]" office:value-type="float" office:value="0.0351750316322227" calcext:value-type="float">
            <text:p>0.035175031632223</text:p>
          </table:table-cell>
          <table:table-cell table:formula="of:=[.G63]/[.$B$65]" office:value-type="float" office:value="0.0323070434415858" calcext:value-type="float">
            <text:p>0.032307043441586</text:p>
          </table:table-cell>
          <table:table-cell table:formula="of:=[.H63]/[.$B$65]" office:value-type="float" office:value="0.0269928300295234" calcext:value-type="float">
            <text:p>0.026992830029523</text:p>
          </table:table-cell>
          <table:table-cell table:formula="of:=[.I63]/[.$B$65]" office:value-type="float" office:value="0.0185575706452973" calcext:value-type="float">
            <text:p>0.018557570645297</text:p>
          </table:table-cell>
          <table:table-cell table:formula="of:=[.J63]/[.$B$65]" office:value-type="float" office:value="0.0185575706452973" calcext:value-type="float">
            <text:p>0.018557570645297</text:p>
          </table:table-cell>
          <table:table-cell table:formula="of:=[.K63]/[.$B$65]" office:value-type="float" office:value="0.0215099114297765" calcext:value-type="float">
            <text:p>0.021509911429777</text:p>
          </table:table-cell>
          <table:table-cell table:formula="of:=[.L63]/[.$B$65]" office:value-type="float" office:value="0.0171235765499789" calcext:value-type="float">
            <text:p>0.017123576549979</text:p>
          </table:table-cell>
          <table:table-cell table:formula="of:=[.M63]/[.$B$65]" office:value-type="float" office:value="0.0109658371994939" calcext:value-type="float">
            <text:p>0.010965837199494</text:p>
          </table:table-cell>
          <table:table-cell table:formula="of:=[.N63]/[.$B$65]" office:value-type="float" office:value="0.0107127794179671" calcext:value-type="float">
            <text:p>0.010712779417967</text:p>
          </table:table-cell>
          <table:table-cell table:formula="of:=[.O63]/[.$B$65]" office:value-type="float" office:value="0.00843525938422606" calcext:value-type="float">
            <text:p>0.008435259384226</text:p>
          </table:table-cell>
          <table:table-cell table:formula="of:=[.P63]/[.$B$65]" office:value-type="float" office:value="0.0118937157317588" calcext:value-type="float">
            <text:p>0.011893715731759</text:p>
          </table:table-cell>
          <table:table-cell table:formula="of:=[.Q63]/[.$B$65]" office:value-type="float" office:value="0.00877266975959511" calcext:value-type="float">
            <text:p>0.008772669759595</text:p>
          </table:table-cell>
          <table:table-cell table:formula="of:=[.R63]/[.$B$65]" office:value-type="float" office:value="0.010037958667229" calcext:value-type="float">
            <text:p>0.010037958667229</text:p>
          </table:table-cell>
          <table:table-cell table:formula="of:=[.S63]/[.$B$65]" office:value-type="float" office:value="0.00818220160269928" calcext:value-type="float">
            <text:p>0.008182201602699</text:p>
          </table:table-cell>
          <table:table-cell table:formula="of:=[.T63]/[.$B$65]" office:value-type="float" office:value="0.00953184310417545" calcext:value-type="float">
            <text:p>0.009531843104175</text:p>
          </table:table-cell>
          <table:table-cell table:formula="of:=[.U63]/[.$B$65]" office:value-type="float" office:value="0.00582032897511599" calcext:value-type="float">
            <text:p>0.005820328975116</text:p>
          </table:table-cell>
          <table:table-cell table:formula="of:=[.V63]/[.$B$65]" office:value-type="float" office:value="0.00700126528890763" calcext:value-type="float">
            <text:p>0.007001265288908</text:p>
          </table:table-cell>
          <table:table-cell table:formula="of:=[.W63]/[.$B$65]" office:value-type="float" office:value="0.00598903416280051" calcext:value-type="float">
            <text:p>0.005989034162801</text:p>
          </table:table-cell>
          <table:table-cell table:formula="of:=[.X63]/[.$B$65]" office:value-type="float" office:value="0.0083509067903838" calcext:value-type="float">
            <text:p>0.008350906790384</text:p>
          </table:table-cell>
          <table:table-cell table:formula="of:=[.Y63]/[.$B$65]" office:value-type="float" office:value="0.00767608603964572" calcext:value-type="float">
            <text:p>0.007676086039646</text:p>
          </table:table-cell>
          <table:table-cell table:formula="of:=[.Z63]/[.$B$65]" office:value-type="float" office:value="0.00438633487979755" calcext:value-type="float">
            <text:p>0.004386334879798</text:p>
          </table:table-cell>
          <table:table-cell table:formula="of:=[.AA63]/[.$B$65]" office:value-type="float" office:value="0.0055672711935892" calcext:value-type="float">
            <text:p>0.005567271193589</text:p>
          </table:table-cell>
          <table:table-cell table:formula="of:=[.AB63]/[.$B$65]" office:value-type="float" office:value="0.00776043863348798" calcext:value-type="float">
            <text:p>0.007760438633488</text:p>
          </table:table-cell>
          <table:table-cell table:formula="of:=[.AC63]/[.$B$65]" office:value-type="float" office:value="0.00674820750738085" calcext:value-type="float">
            <text:p>0.006748207507381</text:p>
          </table:table-cell>
          <table:table-cell table:formula="of:=[.AD63]/[.$B$65]" office:value-type="float" office:value="0.00438633487979755" calcext:value-type="float">
            <text:p>0.004386334879798</text:p>
          </table:table-cell>
          <table:table-cell table:formula="of:=[.AE63]/[.$B$65]" office:value-type="float" office:value="0.00404892450442851" calcext:value-type="float">
            <text:p>0.004048924504429</text:p>
          </table:table-cell>
          <table:table-cell table:formula="of:=[.AF63]/[.$B$65]" office:value-type="float" office:value="0.00691691269506537" calcext:value-type="float">
            <text:p>0.006916912695065</text:p>
          </table:table-cell>
          <table:table-cell table:formula="of:=[.AG63]/[.$B$65]" office:value-type="float" office:value="0.00733867566427668" calcext:value-type="float">
            <text:p>0.007338675664277</text:p>
          </table:table-cell>
          <table:table-cell table:formula="of:=[.AH63]/[.$B$65]" office:value-type="float" office:value="0.00818220160269928" calcext:value-type="float">
            <text:p>0.008182201602699</text:p>
          </table:table-cell>
          <table:table-cell table:formula="of:=[.AI63]/[.$B$65]" office:value-type="float" office:value="0.00725432307043442" calcext:value-type="float">
            <text:p>0.007254323070434</text:p>
          </table:table-cell>
          <table:table-cell table:formula="of:=[.AJ63]/[.$B$65]" office:value-type="float" office:value="0.00480809784900886" calcext:value-type="float">
            <text:p>0.004808097849009</text:p>
          </table:table-cell>
          <table:table-cell table:formula="of:=[.AK63]/[.$B$65]" office:value-type="float" office:value="0.00860396457191059" calcext:value-type="float">
            <text:p>0.008603964571911</text:p>
          </table:table-cell>
          <table:table-cell table:formula="of:=[.AL63]/[.$B$65]" office:value-type="float" office:value="0.00776043863348798" calcext:value-type="float">
            <text:p>0.007760438633488</text:p>
          </table:table-cell>
          <table:table-cell table:formula="of:=[.AM63]/[.$B$65]" office:value-type="float" office:value="0.00674820750738085" calcext:value-type="float">
            <text:p>0.006748207507381</text:p>
          </table:table-cell>
          <table:table-cell table:formula="of:=[.AN63]/[.$B$65]" office:value-type="float" office:value="0.00742302825811894" calcext:value-type="float">
            <text:p>0.007423028258119</text:p>
          </table:table-cell>
          <table:table-cell table:formula="of:=[.AO63]/[.$B$65]" office:value-type="float" office:value="0.00683256010122311" calcext:value-type="float">
            <text:p>0.006832560101223</text:p>
          </table:table-cell>
          <table:table-cell table:formula="of:=[.AP63]/[.$B$65]" office:value-type="float" office:value="0.0083509067903838" calcext:value-type="float">
            <text:p>0.008350906790384</text:p>
          </table:table-cell>
          <table:table-cell table:formula="of:=[.AQ63]/[.$B$65]" office:value-type="float" office:value="0.00725432307043442" calcext:value-type="float">
            <text:p>0.007254323070434</text:p>
          </table:table-cell>
          <table:table-cell table:formula="of:=[.AR63]/[.$B$65]" office:value-type="float" office:value="0.00447068747363981" calcext:value-type="float">
            <text:p>0.00447068747364</text:p>
          </table:table-cell>
          <table:table-cell table:formula="of:=[.AS63]/[.$B$65]" office:value-type="float" office:value="0.00666385491353859" calcext:value-type="float">
            <text:p>0.006663854913539</text:p>
          </table:table-cell>
          <table:table-cell table:formula="of:=[.AT63]/[.$B$65]" office:value-type="float" office:value="0.00506115563053564" calcext:value-type="float">
            <text:p>0.005061155630536</text:p>
          </table:table-cell>
          <table:table-cell table:formula="of:=[.AU63]/[.$B$65]" office:value-type="float" office:value="0.00531421341206242" calcext:value-type="float">
            <text:p>0.005314213412062</text:p>
          </table:table-cell>
          <table:table-cell table:formula="of:=[.AV63]/[.$B$65]" office:value-type="float" office:value="0.00573597638127372" calcext:value-type="float">
            <text:p>0.005735976381274</text:p>
          </table:table-cell>
          <table:table-cell table:formula="of:=[.AW63]/[.$B$65]" office:value-type="float" office:value="0.0051455082243779" calcext:value-type="float">
            <text:p>0.005145508224378</text:p>
          </table:table-cell>
          <table:table-cell table:formula="of:=[.AX63]/[.$B$65]" office:value-type="float" office:value="0.00413327709827077" calcext:value-type="float">
            <text:p>0.004133277098271</text:p>
          </table:table-cell>
          <table:table-cell table:formula="of:=[.AY63]/[.$B$65]" office:value-type="float" office:value="0.00345845634753269" calcext:value-type="float">
            <text:p>0.003458456347533</text:p>
          </table:table-cell>
          <table:table-cell table:formula="of:=[.AZ63]/[.$B$65]" office:value-type="float" office:value="0.00438633487979755" calcext:value-type="float">
            <text:p>0.004386334879798</text:p>
          </table:table-cell>
          <table:table-cell table:formula="of:=[.BA63]/[.$B$65]" office:value-type="float" office:value="0.00573597638127372" calcext:value-type="float">
            <text:p>0.005735976381274</text:p>
          </table:table-cell>
          <table:table-cell table:formula="of:=[.BB63]/[.$B$65]" office:value-type="float" office:value="0.00548291859974694" calcext:value-type="float">
            <text:p>0.005482918599747</text:p>
          </table:table-cell>
          <table:table-cell table:formula="of:=[.BC63]/[.$B$65]" office:value-type="float" office:value="0.00522986081822016" calcext:value-type="float">
            <text:p>0.00522986081822</text:p>
          </table:table-cell>
          <table:table-cell table:formula="of:=[.BD63]/[.$B$65]" office:value-type="float" office:value="0.00497680303669338" calcext:value-type="float">
            <text:p>0.004976803036693</text:p>
          </table:table-cell>
          <table:table-cell table:formula="of:=[.BE63]/[.$B$65]" office:value-type="float" office:value="0.00649514972585407" calcext:value-type="float">
            <text:p>0.006495149725854</text:p>
          </table:table-cell>
          <table:table-cell table:formula="of:=[.BF63]/[.$B$65]" office:value-type="float" office:value="0.00539856600590468" calcext:value-type="float">
            <text:p>0.005398566005905</text:p>
          </table:table-cell>
          <table:table-cell table:formula="of:=[.BG63]/[.$B$65]" office:value-type="float" office:value="0.00565162378743146" calcext:value-type="float">
            <text:p>0.005651623787431</text:p>
          </table:table-cell>
          <table:table-cell table:formula="of:=[.BH63]/[.$B$65]" office:value-type="float" office:value="0.00447068747363981" calcext:value-type="float">
            <text:p>0.00447068747364</text:p>
          </table:table-cell>
          <table:table-cell table:formula="of:=[.BI63]/[.$B$65]" office:value-type="float" office:value="0.00371151412905947" calcext:value-type="float">
            <text:p>0.003711514129059</text:p>
          </table:table-cell>
          <table:table-cell table:formula="of:=[.BJ63]/[.$B$65]" office:value-type="float" office:value="0.00489245044285112" calcext:value-type="float">
            <text:p>0.004892450442851</text:p>
          </table:table-cell>
          <table:table-cell table:formula="of:=[.BK63]/[.$B$65]" office:value-type="float" office:value="0.00641079713201181" calcext:value-type="float">
            <text:p>0.006410797132012</text:p>
          </table:table-cell>
          <table:table-cell table:formula="of:=[.BL63]/[.$B$65]" office:value-type="float" office:value="0.0055672711935892" calcext:value-type="float">
            <text:p>0.005567271193589</text:p>
          </table:table-cell>
          <table:table-cell table:formula="of:=[.BM63]/[.$B$65]" office:value-type="float" office:value="0.00624209194432729" calcext:value-type="float">
            <text:p>0.006242091944327</text:p>
          </table:table-cell>
          <table:table-cell table:formula="of:=[.BN63]/[.$B$65]" office:value-type="float" office:value="0.00598903416280051" calcext:value-type="float">
            <text:p>0.005989034162801</text:p>
          </table:table-cell>
          <table:table-cell table:formula="of:=[.BO63]/[.$B$65]" office:value-type="float" office:value="0.00590468156895825" calcext:value-type="float">
            <text:p>0.005904681568958</text:p>
          </table:table-cell>
          <table:table-cell table:formula="of:=[.BP63]/[.$B$65]" office:value-type="float" office:value="0.00641079713201181" calcext:value-type="float">
            <text:p>0.006410797132012</text:p>
          </table:table-cell>
          <table:table-cell table:formula="of:=[.BQ63]/[.$B$65]" office:value-type="float" office:value="0.00379586672290173" calcext:value-type="float">
            <text:p>0.003795866722902</text:p>
          </table:table-cell>
          <table:table-cell table:formula="of:=[.BR63]/[.$B$65]" office:value-type="float" office:value="0.00700126528890763" calcext:value-type="float">
            <text:p>0.007001265288908</text:p>
          </table:table-cell>
          <table:table-cell table:formula="of:=[.BS63]/[.$B$65]" office:value-type="float" office:value="0.0075073808519612" calcext:value-type="float">
            <text:p>0.007507380851961</text:p>
          </table:table-cell>
          <table:table-cell table:formula="of:=[.BT63]/[.$B$65]" office:value-type="float" office:value="0.00683256010122311" calcext:value-type="float">
            <text:p>0.006832560101223</text:p>
          </table:table-cell>
          <table:table-cell table:formula="of:=[.BU63]/[.$B$65]" office:value-type="float" office:value="0.00776043863348798" calcext:value-type="float">
            <text:p>0.007760438633488</text:p>
          </table:table-cell>
          <table:table-cell table:formula="of:=[.BV63]/[.$B$65]" office:value-type="float" office:value="0.00843525938422606" calcext:value-type="float">
            <text:p>0.008435259384226</text:p>
          </table:table-cell>
          <table:table-cell table:formula="of:=[.BW63]/[.$B$65]" office:value-type="float" office:value="0.0098692534795445" calcext:value-type="float">
            <text:p>0.009869253479545</text:p>
          </table:table-cell>
          <table:table-cell table:formula="of:=[.BX63]/[.$B$65]" office:value-type="float" office:value="0.0115563053563897" calcext:value-type="float">
            <text:p>0.01155630535639</text:p>
          </table:table-cell>
          <table:table-cell table:formula="of:=[.BY63]/[.$B$65]" office:value-type="float" office:value="0.0128215942640236" calcext:value-type="float">
            <text:p>0.012821594264024</text:p>
          </table:table-cell>
          <table:table-cell table:formula="of:=[.BZ63]/[.$B$65]" office:value-type="float" office:value="0.0153521720792914" calcext:value-type="float">
            <text:p>0.015352172079292</text:p>
          </table:table-cell>
          <table:table-cell table:formula="of:=[.CA63]/[.$B$65]" office:value-type="float" office:value="0.0123154787009701" calcext:value-type="float">
            <text:p>0.01231547870097</text:p>
          </table:table-cell>
          <table:table-cell table:formula="of:=[.CB63]/[.$B$65]" office:value-type="float" office:value="0.0272458878110502" calcext:value-type="float">
            <text:p>0.02724588781105</text:p>
          </table:table-cell>
          <table:table-cell/>
          <table:table-cell office:value-type="float" office:value="0.00641079713201181" calcext:value-type="float">
            <text:p>0.006410797132012</text:p>
          </table:table-cell>
          <table:table-cell office:value-type="float" office:value="0.00366592653846154" calcext:value-type="float">
            <text:p>0.003665926538462</text:p>
          </table:table-cell>
          <table:table-cell office:value-type="float" office:value="0.00384784307692308" calcext:value-type="float">
            <text:p>0.003847843076923</text:p>
          </table:table-cell>
          <table:table-cell office:value-type="float" office:value="0.00547684115384615" calcext:value-type="float">
            <text:p>0.005476841153846</text:p>
          </table:table-cell>
          <table:table-cell office:value-type="float" office:value="0.00384784307692308" calcext:value-type="float">
            <text:p>0.003847843076923</text:p>
          </table:table-cell>
          <table:table-cell/>
          <table:table-cell table:formula="of:=ABS([.CE64]-[.$CD64])" office:value-type="float" office:value="0.00274487059355027" calcext:value-type="float">
            <text:p>0.00274487059355</text:p>
          </table:table-cell>
          <table:table-cell table:formula="of:=ABS([.CF64]-[.$CD64])" office:value-type="float" office:value="0.00256295405508873" calcext:value-type="float">
            <text:p>0.002562954055089</text:p>
          </table:table-cell>
          <table:table-cell table:formula="of:=ABS([.CG64]-[.$CD64])" office:value-type="float" office:value="0.00093395597816566" calcext:value-type="float">
            <text:p>0.000933955978166</text:p>
          </table:table-cell>
          <table:table-cell table:formula="of:=ABS([.CH64]-[.$CD64])" office:value-type="float" office:value="0.00256295405508873" calcext:value-type="float">
            <text:p>0.002562954055089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63:.CB63])" office:value-type="float" office:value="11855" calcext:value-type="float">
            <text:p>11855</text:p>
          </table:table-cell>
          <table:table-cell table:number-columns-repeated="79"/>
          <table:table-cell office:value-type="float" office:value="0.0055672711935892" calcext:value-type="float">
            <text:p>0.005567271193589</text:p>
          </table:table-cell>
          <table:table-cell office:value-type="float" office:value="0.00359590346153846" calcext:value-type="float">
            <text:p>0.003595903461538</text:p>
          </table:table-cell>
          <table:table-cell office:value-type="float" office:value="0.00378543807692308" calcext:value-type="float">
            <text:p>0.003785438076923</text:p>
          </table:table-cell>
          <table:table-cell office:value-type="float" office:value="0.00537296269230769" calcext:value-type="float">
            <text:p>0.005372962692308</text:p>
          </table:table-cell>
          <table:table-cell office:value-type="float" office:value="0.00378543807692308" calcext:value-type="float">
            <text:p>0.003785438076923</text:p>
          </table:table-cell>
          <table:table-cell/>
          <table:table-cell table:formula="of:=ABS([.CE65]-[.$CD65])" office:value-type="float" office:value="0.00197136773205074" calcext:value-type="float">
            <text:p>0.001971367732051</text:p>
          </table:table-cell>
          <table:table-cell table:formula="of:=ABS([.CF65]-[.$CD65])" office:value-type="float" office:value="0.00178183311666612" calcext:value-type="float">
            <text:p>0.001781833116666</text:p>
          </table:table-cell>
          <table:table-cell table:formula="of:=ABS([.CG65]-[.$CD65])" office:value-type="float" office:value="0.000194308501281509" calcext:value-type="float">
            <text:p>0.000194308501282</text:p>
          </table:table-cell>
          <table:table-cell table:formula="of:=ABS([.CH65]-[.$CD65])" office:value-type="float" office:value="0.00178183311666612" calcext:value-type="float">
            <text:p>0.001781833116666</text:p>
          </table:table-cell>
        </table:table-row>
        <table:table-row table:style-name="ro1">
          <table:table-cell table:number-columns-repeated="81"/>
          <table:table-cell office:value-type="float" office:value="0.00624209194432729" calcext:value-type="float">
            <text:p>0.006242091944327</text:p>
          </table:table-cell>
          <table:table-cell office:value-type="float" office:value="0.00353080384615385" calcext:value-type="float">
            <text:p>0.003530803846154</text:p>
          </table:table-cell>
          <table:table-cell office:value-type="float" office:value="0.00373233653846154" calcext:value-type="float">
            <text:p>0.003732336538462</text:p>
          </table:table-cell>
          <table:table-cell office:value-type="float" office:value="0.00528347346153846" calcext:value-type="float">
            <text:p>0.005283473461538</text:p>
          </table:table-cell>
          <table:table-cell office:value-type="float" office:value="0.00373233653846154" calcext:value-type="float">
            <text:p>0.003732336538462</text:p>
          </table:table-cell>
          <table:table-cell/>
          <table:table-cell table:formula="of:=ABS([.CE66]-[.$CD66])" office:value-type="float" office:value="0.00271128809817344" calcext:value-type="float">
            <text:p>0.002711288098173</text:p>
          </table:table-cell>
          <table:table-cell table:formula="of:=ABS([.CF66]-[.$CD66])" office:value-type="float" office:value="0.00250975540586575" calcext:value-type="float">
            <text:p>0.002509755405866</text:p>
          </table:table-cell>
          <table:table-cell table:formula="of:=ABS([.CG66]-[.$CD66])" office:value-type="float" office:value="0.00095861848278883" calcext:value-type="float">
            <text:p>0.000958618482789</text:p>
          </table:table-cell>
          <table:table-cell table:formula="of:=ABS([.CH66]-[.$CD66])" office:value-type="float" office:value="0.00250975540586575" calcext:value-type="float">
            <text:p>0.002509755405866</text:p>
          </table:table-cell>
        </table:table-row>
        <table:table-row table:style-name="ro1">
          <table:table-cell table:style-name="ce6" office:value-type="string" calcext:value-type="string">
            <text:p>Bot-Bot</text:p>
          </table:table-cell>
          <table:table-cell table:number-columns-repeated="80"/>
          <table:table-cell office:value-type="float" office:value="0.00598903416280051" calcext:value-type="float">
            <text:p>0.005989034162801</text:p>
          </table:table-cell>
          <table:table-cell office:value-type="float" office:value="0.00347039192307692" calcext:value-type="float">
            <text:p>0.003470391923077</text:p>
          </table:table-cell>
          <table:table-cell office:value-type="float" office:value="0.00367527846153846" calcext:value-type="float">
            <text:p>0.003675278461538</text:p>
          </table:table-cell>
          <table:table-cell office:value-type="float" office:value="0.00523465692307692" calcext:value-type="float">
            <text:p>0.005234656923077</text:p>
          </table:table-cell>
          <table:table-cell office:value-type="float" office:value="0.00367527846153846" calcext:value-type="float">
            <text:p>0.003675278461538</text:p>
          </table:table-cell>
          <table:table-cell/>
          <table:table-cell table:formula="of:=ABS([.CE67]-[.$CD67])" office:value-type="float" office:value="0.00251864223972359" calcext:value-type="float">
            <text:p>0.002518642239724</text:p>
          </table:table-cell>
          <table:table-cell table:formula="of:=ABS([.CF67]-[.$CD67])" office:value-type="float" office:value="0.00231375570126205" calcext:value-type="float">
            <text:p>0.002313755701262</text:p>
          </table:table-cell>
          <table:table-cell table:formula="of:=ABS([.CG67]-[.$CD67])" office:value-type="float" office:value="0.00075437723972359" calcext:value-type="float">
            <text:p>0.000754377239724</text:p>
          </table:table-cell>
          <table:table-cell table:formula="of:=ABS([.CH67]-[.$CD67])" office:value-type="float" office:value="0.00231375570126205" calcext:value-type="float">
            <text:p>0.002313755701262</text:p>
          </table:table-cell>
        </table:table-row>
        <table:table-row table:style-name="ro1">
          <table:table-cell/>
          <table:table-cell office:value-type="string" calcext:value-type="string">
            <text:p>d0_1</text:p>
          </table:table-cell>
          <table:table-cell office:value-type="string" calcext:value-type="string">
            <text:p>d0_2</text:p>
          </table:table-cell>
          <table:table-cell office:value-type="string" calcext:value-type="string">
            <text:p>d0_3</text:p>
          </table:table-cell>
          <table:table-cell office:value-type="string" calcext:value-type="string">
            <text:p>d0_4</text:p>
          </table:table-cell>
          <table:table-cell office:value-type="string" calcext:value-type="string">
            <text:p>d0_5</text:p>
          </table:table-cell>
          <table:table-cell office:value-type="string" calcext:value-type="string">
            <text:p>d0_6</text:p>
          </table:table-cell>
          <table:table-cell office:value-type="string" calcext:value-type="string">
            <text:p>d0_7</text:p>
          </table:table-cell>
          <table:table-cell office:value-type="string" calcext:value-type="string">
            <text:p>d0_8</text:p>
          </table:table-cell>
          <table:table-cell office:value-type="string" calcext:value-type="string">
            <text:p>d0_9</text:p>
          </table:table-cell>
          <table:table-cell office:value-type="string" calcext:value-type="string">
            <text:p>d0_10</text:p>
          </table:table-cell>
          <table:table-cell office:value-type="string" calcext:value-type="string">
            <text:p>d0_11</text:p>
          </table:table-cell>
          <table:table-cell office:value-type="string" calcext:value-type="string">
            <text:p>d0_12</text:p>
          </table:table-cell>
          <table:table-cell office:value-type="string" calcext:value-type="string">
            <text:p>d0_13</text:p>
          </table:table-cell>
          <table:table-cell office:value-type="string" calcext:value-type="string">
            <text:p>d0_14</text:p>
          </table:table-cell>
          <table:table-cell office:value-type="string" calcext:value-type="string">
            <text:p>d0_15</text:p>
          </table:table-cell>
          <table:table-cell office:value-type="string" calcext:value-type="string">
            <text:p>d0_16</text:p>
          </table:table-cell>
          <table:table-cell office:value-type="string" calcext:value-type="string">
            <text:p>d0_17</text:p>
          </table:table-cell>
          <table:table-cell office:value-type="string" calcext:value-type="string">
            <text:p>d0_18</text:p>
          </table:table-cell>
          <table:table-cell office:value-type="string" calcext:value-type="string">
            <text:p>d0_19</text:p>
          </table:table-cell>
          <table:table-cell office:value-type="string" calcext:value-type="string">
            <text:p>d0_20</text:p>
          </table:table-cell>
          <table:table-cell office:value-type="string" calcext:value-type="string">
            <text:p>d0_21</text:p>
          </table:table-cell>
          <table:table-cell office:value-type="string" calcext:value-type="string">
            <text:p>d0_22</text:p>
          </table:table-cell>
          <table:table-cell office:value-type="string" calcext:value-type="string">
            <text:p>d0_23</text:p>
          </table:table-cell>
          <table:table-cell office:value-type="string" calcext:value-type="string">
            <text:p>d0_24</text:p>
          </table:table-cell>
          <table:table-cell office:value-type="string" calcext:value-type="string">
            <text:p>d0_25</text:p>
          </table:table-cell>
          <table:table-cell office:value-type="string" calcext:value-type="string">
            <text:p>d0_26</text:p>
          </table:table-cell>
          <table:table-cell office:value-type="string" calcext:value-type="string">
            <text:p>d0_27</text:p>
          </table:table-cell>
          <table:table-cell office:value-type="string" calcext:value-type="string">
            <text:p>d0_28</text:p>
          </table:table-cell>
          <table:table-cell office:value-type="string" calcext:value-type="string">
            <text:p>d0_29</text:p>
          </table:table-cell>
          <table:table-cell office:value-type="string" calcext:value-type="string">
            <text:p>d0_30</text:p>
          </table:table-cell>
          <table:table-cell office:value-type="string" calcext:value-type="string">
            <text:p>d0_31</text:p>
          </table:table-cell>
          <table:table-cell office:value-type="string" calcext:value-type="string">
            <text:p>d0_32</text:p>
          </table:table-cell>
          <table:table-cell office:value-type="string" calcext:value-type="string">
            <text:p>d0_33</text:p>
          </table:table-cell>
          <table:table-cell office:value-type="string" calcext:value-type="string">
            <text:p>d0_34</text:p>
          </table:table-cell>
          <table:table-cell office:value-type="string" calcext:value-type="string">
            <text:p>d0_35</text:p>
          </table:table-cell>
          <table:table-cell office:value-type="string" calcext:value-type="string">
            <text:p>d0_36</text:p>
          </table:table-cell>
          <table:table-cell office:value-type="string" calcext:value-type="string">
            <text:p>d0_37</text:p>
          </table:table-cell>
          <table:table-cell office:value-type="string" calcext:value-type="string">
            <text:p>d0_38</text:p>
          </table:table-cell>
          <table:table-cell office:value-type="string" calcext:value-type="string">
            <text:p>d0_39</text:p>
          </table:table-cell>
          <table:table-cell office:value-type="string" calcext:value-type="string">
            <text:p>d0_40</text:p>
          </table:table-cell>
          <table:table-cell office:value-type="string" calcext:value-type="string">
            <text:p>d0_41</text:p>
          </table:table-cell>
          <table:table-cell office:value-type="string" calcext:value-type="string">
            <text:p>d0_42</text:p>
          </table:table-cell>
          <table:table-cell office:value-type="string" calcext:value-type="string">
            <text:p>d0_43</text:p>
          </table:table-cell>
          <table:table-cell office:value-type="string" calcext:value-type="string">
            <text:p>d0_44</text:p>
          </table:table-cell>
          <table:table-cell office:value-type="string" calcext:value-type="string">
            <text:p>d0_45</text:p>
          </table:table-cell>
          <table:table-cell office:value-type="string" calcext:value-type="string">
            <text:p>d0_46</text:p>
          </table:table-cell>
          <table:table-cell office:value-type="string" calcext:value-type="string">
            <text:p>d0_47</text:p>
          </table:table-cell>
          <table:table-cell office:value-type="string" calcext:value-type="string">
            <text:p>d0_48</text:p>
          </table:table-cell>
          <table:table-cell office:value-type="string" calcext:value-type="string">
            <text:p>d0_49</text:p>
          </table:table-cell>
          <table:table-cell office:value-type="string" calcext:value-type="string">
            <text:p>d0_50</text:p>
          </table:table-cell>
          <table:table-cell office:value-type="string" calcext:value-type="string">
            <text:p>d0_51</text:p>
          </table:table-cell>
          <table:table-cell office:value-type="string" calcext:value-type="string">
            <text:p>d0_52</text:p>
          </table:table-cell>
          <table:table-cell office:value-type="string" calcext:value-type="string">
            <text:p>d0_53</text:p>
          </table:table-cell>
          <table:table-cell office:value-type="string" calcext:value-type="string">
            <text:p>d0_54</text:p>
          </table:table-cell>
          <table:table-cell office:value-type="string" calcext:value-type="string">
            <text:p>d0_55</text:p>
          </table:table-cell>
          <table:table-cell office:value-type="string" calcext:value-type="string">
            <text:p>d0_56</text:p>
          </table:table-cell>
          <table:table-cell office:value-type="string" calcext:value-type="string">
            <text:p>d0_57</text:p>
          </table:table-cell>
          <table:table-cell office:value-type="string" calcext:value-type="string">
            <text:p>d0_58</text:p>
          </table:table-cell>
          <table:table-cell office:value-type="string" calcext:value-type="string">
            <text:p>d0_59</text:p>
          </table:table-cell>
          <table:table-cell office:value-type="string" calcext:value-type="string">
            <text:p>d0_60</text:p>
          </table:table-cell>
          <table:table-cell office:value-type="string" calcext:value-type="string">
            <text:p>d0_61</text:p>
          </table:table-cell>
          <table:table-cell office:value-type="string" calcext:value-type="string">
            <text:p>d0_62</text:p>
          </table:table-cell>
          <table:table-cell office:value-type="string" calcext:value-type="string">
            <text:p>d0_63</text:p>
          </table:table-cell>
          <table:table-cell office:value-type="string" calcext:value-type="string">
            <text:p>d0_64</text:p>
          </table:table-cell>
          <table:table-cell office:value-type="string" calcext:value-type="string">
            <text:p>d0_65</text:p>
          </table:table-cell>
          <table:table-cell office:value-type="string" calcext:value-type="string">
            <text:p>d0_66</text:p>
          </table:table-cell>
          <table:table-cell office:value-type="string" calcext:value-type="string">
            <text:p>d0_67</text:p>
          </table:table-cell>
          <table:table-cell office:value-type="string" calcext:value-type="string">
            <text:p>d0_68</text:p>
          </table:table-cell>
          <table:table-cell office:value-type="string" calcext:value-type="string">
            <text:p>d0_69</text:p>
          </table:table-cell>
          <table:table-cell office:value-type="string" calcext:value-type="string">
            <text:p>d0_70</text:p>
          </table:table-cell>
          <table:table-cell office:value-type="string" calcext:value-type="string">
            <text:p>d0_71</text:p>
          </table:table-cell>
          <table:table-cell office:value-type="string" calcext:value-type="string">
            <text:p>d0_72</text:p>
          </table:table-cell>
          <table:table-cell office:value-type="string" calcext:value-type="string">
            <text:p>d0_73</text:p>
          </table:table-cell>
          <table:table-cell office:value-type="string" calcext:value-type="string">
            <text:p>d0_74</text:p>
          </table:table-cell>
          <table:table-cell office:value-type="string" calcext:value-type="string">
            <text:p>d0_75</text:p>
          </table:table-cell>
          <table:table-cell office:value-type="string" calcext:value-type="string">
            <text:p>d0_76</text:p>
          </table:table-cell>
          <table:table-cell office:value-type="string" calcext:value-type="string">
            <text:p>d0_77</text:p>
          </table:table-cell>
          <table:table-cell office:value-type="string" calcext:value-type="string">
            <text:p>d0_78</text:p>
          </table:table-cell>
          <table:table-cell office:value-type="string" calcext:value-type="string">
            <text:p>d0_79</text:p>
          </table:table-cell>
          <table:table-cell/>
          <table:table-cell office:value-type="float" office:value="0.00590468156895825" calcext:value-type="float">
            <text:p>0.005904681568958</text:p>
          </table:table-cell>
          <table:table-cell office:value-type="float" office:value="0.00344490115384615" calcext:value-type="float">
            <text:p>0.003444901153846</text:p>
          </table:table-cell>
          <table:table-cell office:value-type="float" office:value="0.00363214307692308" calcext:value-type="float">
            <text:p>0.003632143076923</text:p>
          </table:table-cell>
          <table:table-cell office:value-type="float" office:value="0.00516273615384615" calcext:value-type="float">
            <text:p>0.005162736153846</text:p>
          </table:table-cell>
          <table:table-cell office:value-type="float" office:value="0.00363214307692308" calcext:value-type="float">
            <text:p>0.003632143076923</text:p>
          </table:table-cell>
          <table:table-cell/>
          <table:table-cell table:formula="of:=ABS([.CE68]-[.$CD68])" office:value-type="float" office:value="0.0024597804151121" calcext:value-type="float">
            <text:p>0.002459780415112</text:p>
          </table:table-cell>
          <table:table-cell table:formula="of:=ABS([.CF68]-[.$CD68])" office:value-type="float" office:value="0.00227253849203517" calcext:value-type="float">
            <text:p>0.002272538492035</text:p>
          </table:table-cell>
          <table:table-cell table:formula="of:=ABS([.CG68]-[.$CD68])" office:value-type="float" office:value="0.0007419454151121" calcext:value-type="float">
            <text:p>0.000741945415112</text:p>
          </table:table-cell>
          <table:table-cell table:formula="of:=ABS([.CH68]-[.$CD68])" office:value-type="float" office:value="0.00227253849203517" calcext:value-type="float">
            <text:p>0.002272538492035</text:p>
          </table:table-cell>
        </table:table-row>
        <table:table-row table:style-name="ro1">
          <table:table-cell/>
          <table:table-cell office:value-type="float" office:value="0.0534558" calcext:value-type="float">
            <text:p>0.0534558</text:p>
          </table:table-cell>
          <table:table-cell office:value-type="float" office:value="0.0453604" calcext:value-type="float">
            <text:p>0.0453604</text:p>
          </table:table-cell>
          <table:table-cell office:value-type="float" office:value="0.0407766" calcext:value-type="float">
            <text:p>0.0407766</text:p>
          </table:table-cell>
          <table:table-cell office:value-type="float" office:value="0.0369355" calcext:value-type="float">
            <text:p>0.0369355</text:p>
          </table:table-cell>
          <table:table-cell office:value-type="float" office:value="0.0338959" calcext:value-type="float">
            <text:p>0.0338959</text:p>
          </table:table-cell>
          <table:table-cell office:value-type="float" office:value="0.0312642" calcext:value-type="float">
            <text:p>0.0312642</text:p>
          </table:table-cell>
          <table:table-cell office:value-type="float" office:value="0.0295204" calcext:value-type="float">
            <text:p>0.0295204</text:p>
          </table:table-cell>
          <table:table-cell office:value-type="float" office:value="0.027768" calcext:value-type="float">
            <text:p>0.027768</text:p>
          </table:table-cell>
          <table:table-cell office:value-type="float" office:value="0.0264938" calcext:value-type="float">
            <text:p>0.0264938</text:p>
          </table:table-cell>
          <table:table-cell office:value-type="float" office:value="0.0247507" calcext:value-type="float">
            <text:p>0.0247507</text:p>
          </table:table-cell>
          <table:table-cell office:value-type="float" office:value="0.023581" calcext:value-type="float">
            <text:p>0.023581</text:p>
          </table:table-cell>
          <table:table-cell office:value-type="float" office:value="0.0224889" calcext:value-type="float">
            <text:p>0.0224889</text:p>
          </table:table-cell>
          <table:table-cell office:value-type="float" office:value="0.0213885" calcext:value-type="float">
            <text:p>0.0213885</text:p>
          </table:table-cell>
          <table:table-cell office:value-type="float" office:value="0.0204658" calcext:value-type="float">
            <text:p>0.0204658</text:p>
          </table:table-cell>
          <table:table-cell office:value-type="float" office:value="0.0192962" calcext:value-type="float">
            <text:p>0.0192962</text:p>
          </table:table-cell>
          <table:table-cell office:value-type="float" office:value="0.0185258" calcext:value-type="float">
            <text:p>0.0185258</text:p>
          </table:table-cell>
          <table:table-cell office:value-type="float" office:value="0.0180479" calcext:value-type="float">
            <text:p>0.0180479</text:p>
          </table:table-cell>
          <table:table-cell office:value-type="float" office:value="0.0170506" calcext:value-type="float">
            <text:p>0.0170506</text:p>
          </table:table-cell>
          <table:table-cell office:value-type="float" office:value="0.0164477" calcext:value-type="float">
            <text:p>0.0164477</text:p>
          </table:table-cell>
          <table:table-cell office:value-type="float" office:value="0.0158564" calcext:value-type="float">
            <text:p>0.0158564</text:p>
          </table:table-cell>
          <table:table-cell office:value-type="float" office:value="0.0152601" calcext:value-type="float">
            <text:p>0.0152601</text:p>
          </table:table-cell>
          <table:table-cell office:value-type="float" office:value="0.0144426" calcext:value-type="float">
            <text:p>0.0144426</text:p>
          </table:table-cell>
          <table:table-cell office:value-type="float" office:value="0.0143834" calcext:value-type="float">
            <text:p>0.0143834</text:p>
          </table:table-cell>
          <table:table-cell office:value-type="float" office:value="0.0136436" calcext:value-type="float">
            <text:p>0.0136436</text:p>
          </table:table-cell>
          <table:table-cell office:value-type="float" office:value="0.0134081" calcext:value-type="float">
            <text:p>0.0134081</text:p>
          </table:table-cell>
          <table:table-cell office:value-type="float" office:value="0.0128282" calcext:value-type="float">
            <text:p>0.0128282</text:p>
          </table:table-cell>
          <table:table-cell office:value-type="float" office:value="0.0124046" calcext:value-type="float">
            <text:p>0.0124046</text:p>
          </table:table-cell>
          <table:table-cell office:value-type="float" office:value="0.011738" calcext:value-type="float">
            <text:p>0.011738</text:p>
          </table:table-cell>
          <table:table-cell office:value-type="float" office:value="0.0116984" calcext:value-type="float">
            <text:p>0.0116984</text:p>
          </table:table-cell>
          <table:table-cell office:value-type="float" office:value="0.0111471" calcext:value-type="float">
            <text:p>0.0111471</text:p>
          </table:table-cell>
          <table:table-cell office:value-type="float" office:value="0.0109521" calcext:value-type="float">
            <text:p>0.0109521</text:p>
          </table:table-cell>
          <table:table-cell office:value-type="float" office:value="0.0107053" calcext:value-type="float">
            <text:p>0.0107053</text:p>
          </table:table-cell>
          <table:table-cell office:value-type="float" office:value="0.0103495" calcext:value-type="float">
            <text:p>0.0103495</text:p>
          </table:table-cell>
          <table:table-cell office:value-type="float" office:value="0.0102059" calcext:value-type="float">
            <text:p>0.0102059</text:p>
          </table:table-cell>
          <table:table-cell office:value-type="float" office:value="0.00935836" calcext:value-type="float">
            <text:p>0.00935836</text:p>
          </table:table-cell>
          <table:table-cell office:value-type="float" office:value="0.00947991" calcext:value-type="float">
            <text:p>0.00947991</text:p>
          </table:table-cell>
          <table:table-cell office:value-type="float" office:value="0.00916376" calcext:value-type="float">
            <text:p>0.00916376</text:p>
          </table:table-cell>
          <table:table-cell office:value-type="float" office:value="0.00902988" calcext:value-type="float">
            <text:p>0.00902988</text:p>
          </table:table-cell>
          <table:table-cell office:value-type="float" office:value="0.00872819" calcext:value-type="float">
            <text:p>0.00872819</text:p>
          </table:table-cell>
          <table:table-cell office:value-type="float" office:value="0.00865262" calcext:value-type="float">
            <text:p>0.00865262</text:p>
          </table:table-cell>
          <table:table-cell office:value-type="float" office:value="0.00834186" calcext:value-type="float">
            <text:p>0.00834186</text:p>
          </table:table-cell>
          <table:table-cell office:value-type="float" office:value="0.00804917" calcext:value-type="float">
            <text:p>0.00804917</text:p>
          </table:table-cell>
          <table:table-cell office:value-type="float" office:value="0.00802646" calcext:value-type="float">
            <text:p>0.00802646</text:p>
          </table:table-cell>
          <table:table-cell office:value-type="float" office:value="0.00784798" calcext:value-type="float">
            <text:p>0.00784798</text:p>
          </table:table-cell>
          <table:table-cell office:value-type="float" office:value="0.0073174" calcext:value-type="float">
            <text:p>0.0073174</text:p>
          </table:table-cell>
          <table:table-cell office:value-type="float" office:value="0.0076216" calcext:value-type="float">
            <text:p>0.0076216</text:p>
          </table:table-cell>
          <table:table-cell office:value-type="float" office:value="0.00719356" calcext:value-type="float">
            <text:p>0.00719356</text:p>
          </table:table-cell>
          <table:table-cell office:value-type="float" office:value="0.00713903" calcext:value-type="float">
            <text:p>0.00713903</text:p>
          </table:table-cell>
          <table:table-cell office:value-type="float" office:value="0.00701196" calcext:value-type="float">
            <text:p>0.00701196</text:p>
          </table:table-cell>
          <table:table-cell office:value-type="float" office:value="0.00670713" calcext:value-type="float">
            <text:p>0.00670713</text:p>
          </table:table-cell>
          <table:table-cell office:value-type="float" office:value="0.00677541" calcext:value-type="float">
            <text:p>0.00677541</text:p>
          </table:table-cell>
          <table:table-cell office:value-type="float" office:value="0.00651699" calcext:value-type="float">
            <text:p>0.00651699</text:p>
          </table:table-cell>
          <table:table-cell office:value-type="float" office:value="0.00657079" calcext:value-type="float">
            <text:p>0.00657079</text:p>
          </table:table-cell>
          <table:table-cell office:value-type="float" office:value="0.00641759" calcext:value-type="float">
            <text:p>0.00641759</text:p>
          </table:table-cell>
          <table:table-cell office:value-type="float" office:value="0.00632618" calcext:value-type="float">
            <text:p>0.00632618</text:p>
          </table:table-cell>
          <table:table-cell office:value-type="float" office:value="0.00613805" calcext:value-type="float">
            <text:p>0.00613805</text:p>
          </table:table-cell>
          <table:table-cell office:value-type="float" office:value="0.00604852" calcext:value-type="float">
            <text:p>0.00604852</text:p>
          </table:table-cell>
          <table:table-cell office:value-type="float" office:value="0.00580934" calcext:value-type="float">
            <text:p>0.00580934</text:p>
          </table:table-cell>
          <table:table-cell office:value-type="float" office:value="0.00585382" calcext:value-type="float">
            <text:p>0.00585382</text:p>
          </table:table-cell>
          <table:table-cell office:value-type="float" office:value="0.00569076" calcext:value-type="float">
            <text:p>0.00569076</text:p>
          </table:table-cell>
          <table:table-cell office:value-type="float" office:value="0.00546494" calcext:value-type="float">
            <text:p>0.00546494</text:p>
          </table:table-cell>
          <table:table-cell office:value-type="float" office:value="0.00538181" calcext:value-type="float">
            <text:p>0.00538181</text:p>
          </table:table-cell>
          <table:table-cell office:value-type="float" office:value="0.00531137" calcext:value-type="float">
            <text:p>0.00531137</text:p>
          </table:table-cell>
          <table:table-cell office:value-type="float" office:value="0.00510734" calcext:value-type="float">
            <text:p>0.00510734</text:p>
          </table:table-cell>
          <table:table-cell office:value-type="float" office:value="0.00516793" calcext:value-type="float">
            <text:p>0.00516793</text:p>
          </table:table-cell>
          <table:table-cell office:value-type="float" office:value="0.00509563" calcext:value-type="float">
            <text:p>0.00509563</text:p>
          </table:table-cell>
          <table:table-cell office:value-type="float" office:value="0.00501868" calcext:value-type="float">
            <text:p>0.00501868</text:p>
          </table:table-cell>
          <table:table-cell office:value-type="float" office:value="0.00496082" calcext:value-type="float">
            <text:p>0.00496082</text:p>
          </table:table-cell>
          <table:table-cell office:value-type="float" office:value="0.00491972" calcext:value-type="float">
            <text:p>0.00491972</text:p>
          </table:table-cell>
          <table:table-cell office:value-type="float" office:value="0.00486417" calcext:value-type="float">
            <text:p>0.00486417</text:p>
          </table:table-cell>
          <table:table-cell office:value-type="float" office:value="0.00478788" calcext:value-type="float">
            <text:p>0.00478788</text:p>
          </table:table-cell>
          <table:table-cell office:value-type="float" office:value="0.00461481" calcext:value-type="float">
            <text:p>0.00461481</text:p>
          </table:table-cell>
          <table:table-cell office:value-type="float" office:value="0.00460202" calcext:value-type="float">
            <text:p>0.00460202</text:p>
          </table:table-cell>
          <table:table-cell office:value-type="float" office:value="0.00444508" calcext:value-type="float">
            <text:p>0.00444508</text:p>
          </table:table-cell>
          <table:table-cell office:value-type="float" office:value="0.00448887" calcext:value-type="float">
            <text:p>0.00448887</text:p>
          </table:table-cell>
          <table:table-cell office:value-type="float" office:value="0.00444469" calcext:value-type="float">
            <text:p>0.00444469</text:p>
          </table:table-cell>
          <table:table-cell office:value-type="float" office:value="0.00442767" calcext:value-type="float">
            <text:p>0.00442767</text:p>
          </table:table-cell>
          <table:table-cell office:value-type="float" office:value="0.00426517" calcext:value-type="float">
            <text:p>0.00426517</text:p>
          </table:table-cell>
          <table:table-cell office:value-type="float" office:value="0.00427765" calcext:value-type="float">
            <text:p>0.00427765</text:p>
          </table:table-cell>
          <table:table-cell/>
          <table:table-cell office:value-type="float" office:value="0.00641079713201181" calcext:value-type="float">
            <text:p>0.006410797132012</text:p>
          </table:table-cell>
          <table:table-cell office:value-type="float" office:value="0.00338684730769231" calcext:value-type="float">
            <text:p>0.003386847307692</text:p>
          </table:table-cell>
          <table:table-cell office:value-type="float" office:value="0.00356255961538462" calcext:value-type="float">
            <text:p>0.003562559615385</text:p>
          </table:table-cell>
          <table:table-cell office:value-type="float" office:value="0.00506121076923077" calcext:value-type="float">
            <text:p>0.005061210769231</text:p>
          </table:table-cell>
          <table:table-cell office:value-type="float" office:value="0.00356255961538462" calcext:value-type="float">
            <text:p>0.003562559615385</text:p>
          </table:table-cell>
          <table:table-cell/>
          <table:table-cell table:formula="of:=ABS([.CE69]-[.$CD69])" office:value-type="float" office:value="0.0030239498243195" calcext:value-type="float">
            <text:p>0.00302394982432</text:p>
          </table:table-cell>
          <table:table-cell table:formula="of:=ABS([.CF69]-[.$CD69])" office:value-type="float" office:value="0.00284823751662719" calcext:value-type="float">
            <text:p>0.002848237516627</text:p>
          </table:table-cell>
          <table:table-cell table:formula="of:=ABS([.CG69]-[.$CD69])" office:value-type="float" office:value="0.00134958636278104" calcext:value-type="float">
            <text:p>0.001349586362781</text:p>
          </table:table-cell>
          <table:table-cell table:formula="of:=ABS([.CH69]-[.$CD69])" office:value-type="float" office:value="0.00284823751662719" calcext:value-type="float">
            <text:p>0.002848237516627</text:p>
          </table:table-cell>
        </table:table-row>
        <table:table-row table:style-name="ro1">
          <table:table-cell/>
          <table:table-cell office:value-type="float" office:value="0.0506304" calcext:value-type="float">
            <text:p>0.0506304</text:p>
          </table:table-cell>
          <table:table-cell office:value-type="float" office:value="0.0445071" calcext:value-type="float">
            <text:p>0.0445071</text:p>
          </table:table-cell>
          <table:table-cell office:value-type="float" office:value="0.0404171" calcext:value-type="float">
            <text:p>0.0404171</text:p>
          </table:table-cell>
          <table:table-cell office:value-type="float" office:value="0.0368987" calcext:value-type="float">
            <text:p>0.0368987</text:p>
          </table:table-cell>
          <table:table-cell office:value-type="float" office:value="0.0341538" calcext:value-type="float">
            <text:p>0.0341538</text:p>
          </table:table-cell>
          <table:table-cell office:value-type="float" office:value="0.0316889" calcext:value-type="float">
            <text:p>0.0316889</text:p>
          </table:table-cell>
          <table:table-cell office:value-type="float" office:value="0.0295451" calcext:value-type="float">
            <text:p>0.0295451</text:p>
          </table:table-cell>
          <table:table-cell office:value-type="float" office:value="0.0278903" calcext:value-type="float">
            <text:p>0.0278903</text:p>
          </table:table-cell>
          <table:table-cell office:value-type="float" office:value="0.0262404" calcext:value-type="float">
            <text:p>0.0262404</text:p>
          </table:table-cell>
          <table:table-cell office:value-type="float" office:value="0.0249201" calcext:value-type="float">
            <text:p>0.0249201</text:p>
          </table:table-cell>
          <table:table-cell office:value-type="float" office:value="0.0236639" calcext:value-type="float">
            <text:p>0.0236639</text:p>
          </table:table-cell>
          <table:table-cell office:value-type="float" office:value="0.0225311" calcext:value-type="float">
            <text:p>0.0225311</text:p>
          </table:table-cell>
          <table:table-cell office:value-type="float" office:value="0.0216279" calcext:value-type="float">
            <text:p>0.0216279</text:p>
          </table:table-cell>
          <table:table-cell office:value-type="float" office:value="0.0208179" calcext:value-type="float">
            <text:p>0.0208179</text:p>
          </table:table-cell>
          <table:table-cell office:value-type="float" office:value="0.0195979" calcext:value-type="float">
            <text:p>0.0195979</text:p>
          </table:table-cell>
          <table:table-cell office:value-type="float" office:value="0.0186333" calcext:value-type="float">
            <text:p>0.0186333</text:p>
          </table:table-cell>
          <table:table-cell office:value-type="float" office:value="0.0179914" calcext:value-type="float">
            <text:p>0.0179914</text:p>
          </table:table-cell>
          <table:table-cell office:value-type="float" office:value="0.0171494" calcext:value-type="float">
            <text:p>0.0171494</text:p>
          </table:table-cell>
          <table:table-cell office:value-type="float" office:value="0.0166271" calcext:value-type="float">
            <text:p>0.0166271</text:p>
          </table:table-cell>
          <table:table-cell office:value-type="float" office:value="0.0159054" calcext:value-type="float">
            <text:p>0.0159054</text:p>
          </table:table-cell>
          <table:table-cell office:value-type="float" office:value="0.0152566" calcext:value-type="float">
            <text:p>0.0152566</text:p>
          </table:table-cell>
          <table:table-cell office:value-type="float" office:value="0.0146762" calcext:value-type="float">
            <text:p>0.0146762</text:p>
          </table:table-cell>
          <table:table-cell office:value-type="float" office:value="0.014381" calcext:value-type="float">
            <text:p>0.014381</text:p>
          </table:table-cell>
          <table:table-cell office:value-type="float" office:value="0.0135626" calcext:value-type="float">
            <text:p>0.0135626</text:p>
          </table:table-cell>
          <table:table-cell office:value-type="float" office:value="0.0131173" calcext:value-type="float">
            <text:p>0.0131173</text:p>
          </table:table-cell>
          <table:table-cell office:value-type="float" office:value="0.0129329" calcext:value-type="float">
            <text:p>0.0129329</text:p>
          </table:table-cell>
          <table:table-cell office:value-type="float" office:value="0.0123743" calcext:value-type="float">
            <text:p>0.0123743</text:p>
          </table:table-cell>
          <table:table-cell office:value-type="float" office:value="0.0120451" calcext:value-type="float">
            <text:p>0.0120451</text:p>
          </table:table-cell>
          <table:table-cell office:value-type="float" office:value="0.0114981" calcext:value-type="float">
            <text:p>0.0114981</text:p>
          </table:table-cell>
          <table:table-cell office:value-type="float" office:value="0.0113226" calcext:value-type="float">
            <text:p>0.0113226</text:p>
          </table:table-cell>
          <table:table-cell office:value-type="float" office:value="0.0109993" calcext:value-type="float">
            <text:p>0.0109993</text:p>
          </table:table-cell>
          <table:table-cell office:value-type="float" office:value="0.0105159" calcext:value-type="float">
            <text:p>0.0105159</text:p>
          </table:table-cell>
          <table:table-cell office:value-type="float" office:value="0.010262" calcext:value-type="float">
            <text:p>0.010262</text:p>
          </table:table-cell>
          <table:table-cell office:value-type="float" office:value="0.0100501" calcext:value-type="float">
            <text:p>0.0100501</text:p>
          </table:table-cell>
          <table:table-cell office:value-type="float" office:value="0.00990515" calcext:value-type="float">
            <text:p>0.00990515</text:p>
          </table:table-cell>
          <table:table-cell office:value-type="float" office:value="0.00946749" calcext:value-type="float">
            <text:p>0.00946749</text:p>
          </table:table-cell>
          <table:table-cell office:value-type="float" office:value="0.00924688" calcext:value-type="float">
            <text:p>0.00924688</text:p>
          </table:table-cell>
          <table:table-cell office:value-type="float" office:value="0.00876208" calcext:value-type="float">
            <text:p>0.00876208</text:p>
          </table:table-cell>
          <table:table-cell office:value-type="float" office:value="0.00872083" calcext:value-type="float">
            <text:p>0.00872083</text:p>
          </table:table-cell>
          <table:table-cell office:value-type="float" office:value="0.00865095" calcext:value-type="float">
            <text:p>0.00865095</text:p>
          </table:table-cell>
          <table:table-cell office:value-type="float" office:value="0.00832926" calcext:value-type="float">
            <text:p>0.00832926</text:p>
          </table:table-cell>
          <table:table-cell office:value-type="float" office:value="0.00800479" calcext:value-type="float">
            <text:p>0.00800479</text:p>
          </table:table-cell>
          <table:table-cell office:value-type="float" office:value="0.00825201" calcext:value-type="float">
            <text:p>0.00825201</text:p>
          </table:table-cell>
          <table:table-cell office:value-type="float" office:value="0.00780853" calcext:value-type="float">
            <text:p>0.00780853</text:p>
          </table:table-cell>
          <table:table-cell office:value-type="float" office:value="0.00777031" calcext:value-type="float">
            <text:p>0.00777031</text:p>
          </table:table-cell>
          <table:table-cell office:value-type="float" office:value="0.00738118" calcext:value-type="float">
            <text:p>0.00738118</text:p>
          </table:table-cell>
          <table:table-cell office:value-type="float" office:value="0.0073158" calcext:value-type="float">
            <text:p>0.0073158</text:p>
          </table:table-cell>
          <table:table-cell office:value-type="float" office:value="0.00720275" calcext:value-type="float">
            <text:p>0.00720275</text:p>
          </table:table-cell>
          <table:table-cell office:value-type="float" office:value="0.00717869" calcext:value-type="float">
            <text:p>0.00717869</text:p>
          </table:table-cell>
          <table:table-cell office:value-type="float" office:value="0.00682343" calcext:value-type="float">
            <text:p>0.00682343</text:p>
          </table:table-cell>
          <table:table-cell office:value-type="float" office:value="0.00657444" calcext:value-type="float">
            <text:p>0.00657444</text:p>
          </table:table-cell>
          <table:table-cell office:value-type="float" office:value="0.00669359" calcext:value-type="float">
            <text:p>0.00669359</text:p>
          </table:table-cell>
          <table:table-cell office:value-type="float" office:value="0.0065101" calcext:value-type="float">
            <text:p>0.0065101</text:p>
          </table:table-cell>
          <table:table-cell office:value-type="float" office:value="0.00639192" calcext:value-type="float">
            <text:p>0.00639192</text:p>
          </table:table-cell>
          <table:table-cell office:value-type="float" office:value="0.00609352" calcext:value-type="float">
            <text:p>0.00609352</text:p>
          </table:table-cell>
          <table:table-cell office:value-type="float" office:value="0.00596146" calcext:value-type="float">
            <text:p>0.00596146</text:p>
          </table:table-cell>
          <table:table-cell office:value-type="float" office:value="0.0060968" calcext:value-type="float">
            <text:p>0.0060968</text:p>
          </table:table-cell>
          <table:table-cell office:value-type="float" office:value="0.00591668" calcext:value-type="float">
            <text:p>0.00591668</text:p>
          </table:table-cell>
          <table:table-cell office:value-type="float" office:value="0.00576187" calcext:value-type="float">
            <text:p>0.00576187</text:p>
          </table:table-cell>
          <table:table-cell office:value-type="float" office:value="0.00574324" calcext:value-type="float">
            <text:p>0.00574324</text:p>
          </table:table-cell>
          <table:table-cell office:value-type="float" office:value="0.00568048" calcext:value-type="float">
            <text:p>0.00568048</text:p>
          </table:table-cell>
          <table:table-cell office:value-type="float" office:value="0.0054148" calcext:value-type="float">
            <text:p>0.0054148</text:p>
          </table:table-cell>
          <table:table-cell office:value-type="float" office:value="0.00541699" calcext:value-type="float">
            <text:p>0.00541699</text:p>
          </table:table-cell>
          <table:table-cell office:value-type="float" office:value="0.0052951" calcext:value-type="float">
            <text:p>0.0052951</text:p>
          </table:table-cell>
          <table:table-cell office:value-type="float" office:value="0.00534153" calcext:value-type="float">
            <text:p>0.00534153</text:p>
          </table:table-cell>
          <table:table-cell office:value-type="float" office:value="0.00524988" calcext:value-type="float">
            <text:p>0.00524988</text:p>
          </table:table-cell>
          <table:table-cell office:value-type="float" office:value="0.00508878" calcext:value-type="float">
            <text:p>0.00508878</text:p>
          </table:table-cell>
          <table:table-cell office:value-type="float" office:value="0.00503772" calcext:value-type="float">
            <text:p>0.00503772</text:p>
          </table:table-cell>
          <table:table-cell office:value-type="float" office:value="0.00486056" calcext:value-type="float">
            <text:p>0.00486056</text:p>
          </table:table-cell>
          <table:table-cell office:value-type="float" office:value="0.00478991" calcext:value-type="float">
            <text:p>0.00478991</text:p>
          </table:table-cell>
          <table:table-cell office:value-type="float" office:value="0.00476228" calcext:value-type="float">
            <text:p>0.00476228</text:p>
          </table:table-cell>
          <table:table-cell office:value-type="float" office:value="0.00482113" calcext:value-type="float">
            <text:p>0.00482113</text:p>
          </table:table-cell>
          <table:table-cell office:value-type="float" office:value="0.00451104" calcext:value-type="float">
            <text:p>0.00451104</text:p>
          </table:table-cell>
          <table:table-cell office:value-type="float" office:value="0.00468386" calcext:value-type="float">
            <text:p>0.00468386</text:p>
          </table:table-cell>
          <table:table-cell office:value-type="float" office:value="0.00458535" calcext:value-type="float">
            <text:p>0.00458535</text:p>
          </table:table-cell>
          <table:table-cell office:value-type="float" office:value="0.00447017" calcext:value-type="float">
            <text:p>0.00447017</text:p>
          </table:table-cell>
          <table:table-cell office:value-type="float" office:value="0.004489" calcext:value-type="float">
            <text:p>0.004489</text:p>
          </table:table-cell>
          <table:table-cell office:value-type="float" office:value="0.00437656" calcext:value-type="float">
            <text:p>0.00437656</text:p>
          </table:table-cell>
          <table:table-cell office:value-type="float" office:value="0.00413" calcext:value-type="float">
            <text:p>0.00413</text:p>
          </table:table-cell>
          <table:table-cell/>
          <table:table-cell office:value-type="float" office:value="0.00379586672290173" calcext:value-type="float">
            <text:p>0.003795866722902</text:p>
          </table:table-cell>
          <table:table-cell office:value-type="float" office:value="0.00333062192307692" calcext:value-type="float">
            <text:p>0.003330621923077</text:p>
          </table:table-cell>
          <table:table-cell office:value-type="float" office:value="0.00349891615384615" calcext:value-type="float">
            <text:p>0.003498916153846</text:p>
          </table:table-cell>
          <table:table-cell office:value-type="float" office:value="0.00500186846153846" calcext:value-type="float">
            <text:p>0.005001868461538</text:p>
          </table:table-cell>
          <table:table-cell office:value-type="float" office:value="0.00349891615384615" calcext:value-type="float">
            <text:p>0.003498916153846</text:p>
          </table:table-cell>
          <table:table-cell/>
          <table:table-cell table:formula="of:=ABS([.CE70]-[.$CD70])" office:value-type="float" office:value="0.00046524479982481" calcext:value-type="float">
            <text:p>0.000465244799825</text:p>
          </table:table-cell>
          <table:table-cell table:formula="of:=ABS([.CF70]-[.$CD70])" office:value-type="float" office:value="0.00029695056905558" calcext:value-type="float">
            <text:p>0.000296950569056</text:p>
          </table:table-cell>
          <table:table-cell table:formula="of:=ABS([.CG70]-[.$CD70])" office:value-type="float" office:value="0.00120600173863673" calcext:value-type="float">
            <text:p>0.001206001738637</text:p>
          </table:table-cell>
          <table:table-cell table:formula="of:=ABS([.CH70]-[.$CD70])" office:value-type="float" office:value="0.00029695056905558" calcext:value-type="float">
            <text:p>0.000296950569056</text:p>
          </table:table-cell>
        </table:table-row>
        <table:table-row table:style-name="ro1">
          <table:table-cell/>
          <table:table-cell office:value-type="float" office:value="0.0527248" calcext:value-type="float">
            <text:p>0.0527248</text:p>
          </table:table-cell>
          <table:table-cell office:value-type="float" office:value="0.0452748" calcext:value-type="float">
            <text:p>0.0452748</text:p>
          </table:table-cell>
          <table:table-cell office:value-type="float" office:value="0.0408893" calcext:value-type="float">
            <text:p>0.0408893</text:p>
          </table:table-cell>
          <table:table-cell office:value-type="float" office:value="0.0371024" calcext:value-type="float">
            <text:p>0.0371024</text:p>
          </table:table-cell>
          <table:table-cell office:value-type="float" office:value="0.0339925" calcext:value-type="float">
            <text:p>0.0339925</text:p>
          </table:table-cell>
          <table:table-cell office:value-type="float" office:value="0.0323023" calcext:value-type="float">
            <text:p>0.0323023</text:p>
          </table:table-cell>
          <table:table-cell office:value-type="float" office:value="0.0298254" calcext:value-type="float">
            <text:p>0.0298254</text:p>
          </table:table-cell>
          <table:table-cell office:value-type="float" office:value="0.0281251" calcext:value-type="float">
            <text:p>0.0281251</text:p>
          </table:table-cell>
          <table:table-cell office:value-type="float" office:value="0.0264694" calcext:value-type="float">
            <text:p>0.0264694</text:p>
          </table:table-cell>
          <table:table-cell office:value-type="float" office:value="0.0251678" calcext:value-type="float">
            <text:p>0.0251678</text:p>
          </table:table-cell>
          <table:table-cell office:value-type="float" office:value="0.0238712" calcext:value-type="float">
            <text:p>0.0238712</text:p>
          </table:table-cell>
          <table:table-cell office:value-type="float" office:value="0.0226495" calcext:value-type="float">
            <text:p>0.0226495</text:p>
          </table:table-cell>
          <table:table-cell office:value-type="float" office:value="0.0213431" calcext:value-type="float">
            <text:p>0.0213431</text:p>
          </table:table-cell>
          <table:table-cell office:value-type="float" office:value="0.0207294" calcext:value-type="float">
            <text:p>0.0207294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187269" calcext:value-type="float">
            <text:p>0.0187269</text:p>
          </table:table-cell>
          <table:table-cell office:value-type="float" office:value="0.0176817" calcext:value-type="float">
            <text:p>0.0176817</text:p>
          </table:table-cell>
          <table:table-cell office:value-type="float" office:value="0.0169469" calcext:value-type="float">
            <text:p>0.0169469</text:p>
          </table:table-cell>
          <table:table-cell office:value-type="float" office:value="0.0162661" calcext:value-type="float">
            <text:p>0.0162661</text:p>
          </table:table-cell>
          <table:table-cell office:value-type="float" office:value="0.0157352" calcext:value-type="float">
            <text:p>0.0157352</text:p>
          </table:table-cell>
          <table:table-cell office:value-type="float" office:value="0.0150665" calcext:value-type="float">
            <text:p>0.0150665</text:p>
          </table:table-cell>
          <table:table-cell office:value-type="float" office:value="0.0150176" calcext:value-type="float">
            <text:p>0.0150176</text:p>
          </table:table-cell>
          <table:table-cell office:value-type="float" office:value="0.0141457" calcext:value-type="float">
            <text:p>0.0141457</text:p>
          </table:table-cell>
          <table:table-cell office:value-type="float" office:value="0.013785" calcext:value-type="float">
            <text:p>0.013785</text:p>
          </table:table-cell>
          <table:table-cell office:value-type="float" office:value="0.0128866" calcext:value-type="float">
            <text:p>0.0128866</text:p>
          </table:table-cell>
          <table:table-cell office:value-type="float" office:value="0.0129902" calcext:value-type="float">
            <text:p>0.0129902</text:p>
          </table:table-cell>
          <table:table-cell office:value-type="float" office:value="0.0121567" calcext:value-type="float">
            <text:p>0.0121567</text:p>
          </table:table-cell>
          <table:table-cell office:value-type="float" office:value="0.0118672" calcext:value-type="float">
            <text:p>0.0118672</text:p>
          </table:table-cell>
          <table:table-cell office:value-type="float" office:value="0.0113322" calcext:value-type="float">
            <text:p>0.0113322</text:p>
          </table:table-cell>
          <table:table-cell office:value-type="float" office:value="0.0110744" calcext:value-type="float">
            <text:p>0.0110744</text:p>
          </table:table-cell>
          <table:table-cell office:value-type="float" office:value="0.0107044" calcext:value-type="float">
            <text:p>0.0107044</text:p>
          </table:table-cell>
          <table:table-cell office:value-type="float" office:value="0.0104706" calcext:value-type="float">
            <text:p>0.0104706</text:p>
          </table:table-cell>
          <table:table-cell office:value-type="float" office:value="0.0100942" calcext:value-type="float">
            <text:p>0.0100942</text:p>
          </table:table-cell>
          <table:table-cell office:value-type="float" office:value="0.00979805" calcext:value-type="float">
            <text:p>0.00979805</text:p>
          </table:table-cell>
          <table:table-cell office:value-type="float" office:value="0.00967006" calcext:value-type="float">
            <text:p>0.00967006</text:p>
          </table:table-cell>
          <table:table-cell office:value-type="float" office:value="0.00956136" calcext:value-type="float">
            <text:p>0.00956136</text:p>
          </table:table-cell>
          <table:table-cell office:value-type="float" office:value="0.00917959" calcext:value-type="float">
            <text:p>0.00917959</text:p>
          </table:table-cell>
          <table:table-cell office:value-type="float" office:value="0.00892238" calcext:value-type="float">
            <text:p>0.00892238</text:p>
          </table:table-cell>
          <table:table-cell office:value-type="float" office:value="0.00836221" calcext:value-type="float">
            <text:p>0.00836221</text:p>
          </table:table-cell>
          <table:table-cell office:value-type="float" office:value="0.00870962" calcext:value-type="float">
            <text:p>0.00870962</text:p>
          </table:table-cell>
          <table:table-cell office:value-type="float" office:value="0.00802977" calcext:value-type="float">
            <text:p>0.00802977</text:p>
          </table:table-cell>
          <table:table-cell office:value-type="float" office:value="0.00813984" calcext:value-type="float">
            <text:p>0.00813984</text:p>
          </table:table-cell>
          <table:table-cell office:value-type="float" office:value="0.00791741" calcext:value-type="float">
            <text:p>0.00791741</text:p>
          </table:table-cell>
          <table:table-cell office:value-type="float" office:value="0.00784144" calcext:value-type="float">
            <text:p>0.00784144</text:p>
          </table:table-cell>
          <table:table-cell office:value-type="float" office:value="0.00743091" calcext:value-type="float">
            <text:p>0.00743091</text:p>
          </table:table-cell>
          <table:table-cell office:value-type="float" office:value="0.00713132" calcext:value-type="float">
            <text:p>0.00713132</text:p>
          </table:table-cell>
          <table:table-cell office:value-type="float" office:value="0.00717873" calcext:value-type="float">
            <text:p>0.00717873</text:p>
          </table:table-cell>
          <table:table-cell office:value-type="float" office:value="0.00705455" calcext:value-type="float">
            <text:p>0.00705455</text:p>
          </table:table-cell>
          <table:table-cell office:value-type="float" office:value="0.00672255" calcext:value-type="float">
            <text:p>0.00672255</text:p>
          </table:table-cell>
          <table:table-cell office:value-type="float" office:value="0.00668394" calcext:value-type="float">
            <text:p>0.00668394</text:p>
          </table:table-cell>
          <table:table-cell office:value-type="float" office:value="0.00667692" calcext:value-type="float">
            <text:p>0.00667692</text:p>
          </table:table-cell>
          <table:table-cell office:value-type="float" office:value="0.00651975" calcext:value-type="float">
            <text:p>0.00651975</text:p>
          </table:table-cell>
          <table:table-cell office:value-type="float" office:value="0.00633199" calcext:value-type="float">
            <text:p>0.00633199</text:p>
          </table:table-cell>
          <table:table-cell office:value-type="float" office:value="0.00645722" calcext:value-type="float">
            <text:p>0.00645722</text:p>
          </table:table-cell>
          <table:table-cell office:value-type="float" office:value="0.00603176" calcext:value-type="float">
            <text:p>0.00603176</text:p>
          </table:table-cell>
          <table:table-cell office:value-type="float" office:value="0.00625722" calcext:value-type="float">
            <text:p>0.00625722</text:p>
          </table:table-cell>
          <table:table-cell office:value-type="float" office:value="0.00593206" calcext:value-type="float">
            <text:p>0.00593206</text:p>
          </table:table-cell>
          <table:table-cell office:value-type="float" office:value="0.00611436" calcext:value-type="float">
            <text:p>0.00611436</text:p>
          </table:table-cell>
          <table:table-cell office:value-type="float" office:value="0.00570046" calcext:value-type="float">
            <text:p>0.00570046</text:p>
          </table:table-cell>
          <table:table-cell office:value-type="float" office:value="0.00561013" calcext:value-type="float">
            <text:p>0.00561013</text:p>
          </table:table-cell>
          <table:table-cell office:value-type="float" office:value="0.0054645" calcext:value-type="float">
            <text:p>0.0054645</text:p>
          </table:table-cell>
          <table:table-cell office:value-type="float" office:value="0.00535217" calcext:value-type="float">
            <text:p>0.00535217</text:p>
          </table:table-cell>
          <table:table-cell office:value-type="float" office:value="0.00530007" calcext:value-type="float">
            <text:p>0.00530007</text:p>
          </table:table-cell>
          <table:table-cell office:value-type="float" office:value="0.00535933" calcext:value-type="float">
            <text:p>0.00535933</text:p>
          </table:table-cell>
          <table:table-cell office:value-type="float" office:value="0.00533206" calcext:value-type="float">
            <text:p>0.00533206</text:p>
          </table:table-cell>
          <table:table-cell office:value-type="float" office:value="0.00532663" calcext:value-type="float">
            <text:p>0.00532663</text:p>
          </table:table-cell>
          <table:table-cell office:value-type="float" office:value="0.00497613" calcext:value-type="float">
            <text:p>0.00497613</text:p>
          </table:table-cell>
          <table:table-cell office:value-type="float" office:value="0.00495837" calcext:value-type="float">
            <text:p>0.00495837</text:p>
          </table:table-cell>
          <table:table-cell office:value-type="float" office:value="0.00499839" calcext:value-type="float">
            <text:p>0.00499839</text:p>
          </table:table-cell>
          <table:table-cell office:value-type="float" office:value="0.00475803" calcext:value-type="float">
            <text:p>0.00475803</text:p>
          </table:table-cell>
          <table:table-cell office:value-type="float" office:value="0.00483661" calcext:value-type="float">
            <text:p>0.00483661</text:p>
          </table:table-cell>
          <table:table-cell office:value-type="float" office:value="0.00476176" calcext:value-type="float">
            <text:p>0.00476176</text:p>
          </table:table-cell>
          <table:table-cell office:value-type="float" office:value="0.00487536" calcext:value-type="float">
            <text:p>0.00487536</text:p>
          </table:table-cell>
          <table:table-cell office:value-type="float" office:value="0.00482088" calcext:value-type="float">
            <text:p>0.00482088</text:p>
          </table:table-cell>
          <table:table-cell office:value-type="float" office:value="0.00434263" calcext:value-type="float">
            <text:p>0.00434263</text:p>
          </table:table-cell>
          <table:table-cell office:value-type="float" office:value="0.00441052" calcext:value-type="float">
            <text:p>0.00441052</text:p>
          </table:table-cell>
          <table:table-cell office:value-type="float" office:value="0.00443542" calcext:value-type="float">
            <text:p>0.00443542</text:p>
          </table:table-cell>
          <table:table-cell office:value-type="float" office:value="0.00432367" calcext:value-type="float">
            <text:p>0.00432367</text:p>
          </table:table-cell>
          <table:table-cell office:value-type="float" office:value="0.00431632" calcext:value-type="float">
            <text:p>0.00431632</text:p>
          </table:table-cell>
          <table:table-cell/>
          <table:table-cell office:value-type="float" office:value="0.00700126528890763" calcext:value-type="float">
            <text:p>0.007001265288908</text:p>
          </table:table-cell>
          <table:table-cell office:value-type="float" office:value="0.00329349538461538" calcext:value-type="float">
            <text:p>0.003293495384615</text:p>
          </table:table-cell>
          <table:table-cell office:value-type="float" office:value="0.00349405" calcext:value-type="float">
            <text:p>0.00349405</text:p>
          </table:table-cell>
          <table:table-cell office:value-type="float" office:value="0.00493223846153846" calcext:value-type="float">
            <text:p>0.004932238461538</text:p>
          </table:table-cell>
          <table:table-cell office:value-type="float" office:value="0.00349405" calcext:value-type="float">
            <text:p>0.00349405</text:p>
          </table:table-cell>
          <table:table-cell/>
          <table:table-cell table:formula="of:=ABS([.CE71]-[.$CD71])" office:value-type="float" office:value="0.00370776990429225" calcext:value-type="float">
            <text:p>0.003707769904292</text:p>
          </table:table-cell>
          <table:table-cell table:formula="of:=ABS([.CF71]-[.$CD71])" office:value-type="float" office:value="0.00350721528890763" calcext:value-type="float">
            <text:p>0.003507215288908</text:p>
          </table:table-cell>
          <table:table-cell table:formula="of:=ABS([.CG71]-[.$CD71])" office:value-type="float" office:value="0.00206902682736917" calcext:value-type="float">
            <text:p>0.002069026827369</text:p>
          </table:table-cell>
          <table:table-cell table:formula="of:=ABS([.CH71]-[.$CD71])" office:value-type="float" office:value="0.00350721528890763" calcext:value-type="float">
            <text:p>0.003507215288908</text:p>
          </table:table-cell>
        </table:table-row>
        <table:table-row table:style-name="ro1">
          <table:table-cell/>
          <table:table-cell office:value-type="float" office:value="0.0525604" calcext:value-type="float">
            <text:p>0.0525604</text:p>
          </table:table-cell>
          <table:table-cell office:value-type="float" office:value="0.0459391" calcext:value-type="float">
            <text:p>0.0459391</text:p>
          </table:table-cell>
          <table:table-cell office:value-type="float" office:value="0.0409047" calcext:value-type="float">
            <text:p>0.0409047</text:p>
          </table:table-cell>
          <table:table-cell office:value-type="float" office:value="0.0378161" calcext:value-type="float">
            <text:p>0.0378161</text:p>
          </table:table-cell>
          <table:table-cell office:value-type="float" office:value="0.0346024" calcext:value-type="float">
            <text:p>0.0346024</text:p>
          </table:table-cell>
          <table:table-cell office:value-type="float" office:value="0.0323277" calcext:value-type="float">
            <text:p>0.0323277</text:p>
          </table:table-cell>
          <table:table-cell office:value-type="float" office:value="0.0299491" calcext:value-type="float">
            <text:p>0.0299491</text:p>
          </table:table-cell>
          <table:table-cell office:value-type="float" office:value="0.0280792" calcext:value-type="float">
            <text:p>0.0280792</text:p>
          </table:table-cell>
          <table:table-cell office:value-type="float" office:value="0.026995" calcext:value-type="float">
            <text:p>0.026995</text:p>
          </table:table-cell>
          <table:table-cell office:value-type="float" office:value="0.0250685" calcext:value-type="float">
            <text:p>0.0250685</text:p>
          </table:table-cell>
          <table:table-cell office:value-type="float" office:value="0.0238514" calcext:value-type="float">
            <text:p>0.0238514</text:p>
          </table:table-cell>
          <table:table-cell office:value-type="float" office:value="0.0225374" calcext:value-type="float">
            <text:p>0.0225374</text:p>
          </table:table-cell>
          <table:table-cell office:value-type="float" office:value="0.0212496" calcext:value-type="float">
            <text:p>0.0212496</text:p>
          </table:table-cell>
          <table:table-cell office:value-type="float" office:value="0.0205409" calcext:value-type="float">
            <text:p>0.0205409</text:p>
          </table:table-cell>
          <table:table-cell office:value-type="float" office:value="0.0193808" calcext:value-type="float">
            <text:p>0.0193808</text:p>
          </table:table-cell>
          <table:table-cell office:value-type="float" office:value="0.0184916" calcext:value-type="float">
            <text:p>0.0184916</text:p>
          </table:table-cell>
          <table:table-cell office:value-type="float" office:value="0.0179373" calcext:value-type="float">
            <text:p>0.0179373</text:p>
          </table:table-cell>
          <table:table-cell office:value-type="float" office:value="0.0171848" calcext:value-type="float">
            <text:p>0.0171848</text:p>
          </table:table-cell>
          <table:table-cell office:value-type="float" office:value="0.0163698" calcext:value-type="float">
            <text:p>0.0163698</text:p>
          </table:table-cell>
          <table:table-cell office:value-type="float" office:value="0.015917" calcext:value-type="float">
            <text:p>0.015917</text:p>
          </table:table-cell>
          <table:table-cell office:value-type="float" office:value="0.015245" calcext:value-type="float">
            <text:p>0.015245</text:p>
          </table:table-cell>
          <table:table-cell office:value-type="float" office:value="0.0145494" calcext:value-type="float">
            <text:p>0.0145494</text:p>
          </table:table-cell>
          <table:table-cell office:value-type="float" office:value="0.0142703" calcext:value-type="float">
            <text:p>0.0142703</text:p>
          </table:table-cell>
          <table:table-cell office:value-type="float" office:value="0.0137295" calcext:value-type="float">
            <text:p>0.0137295</text:p>
          </table:table-cell>
          <table:table-cell office:value-type="float" office:value="0.013195" calcext:value-type="float">
            <text:p>0.013195</text:p>
          </table:table-cell>
          <table:table-cell office:value-type="float" office:value="0.0126997" calcext:value-type="float">
            <text:p>0.0126997</text:p>
          </table:table-cell>
          <table:table-cell office:value-type="float" office:value="0.012235" calcext:value-type="float">
            <text:p>0.012235</text:p>
          </table:table-cell>
          <table:table-cell office:value-type="float" office:value="0.011691" calcext:value-type="float">
            <text:p>0.011691</text:p>
          </table:table-cell>
          <table:table-cell office:value-type="float" office:value="0.0115752" calcext:value-type="float">
            <text:p>0.0115752</text:p>
          </table:table-cell>
          <table:table-cell office:value-type="float" office:value="0.0112142" calcext:value-type="float">
            <text:p>0.0112142</text:p>
          </table:table-cell>
          <table:table-cell office:value-type="float" office:value="0.0106102" calcext:value-type="float">
            <text:p>0.0106102</text:p>
          </table:table-cell>
          <table:table-cell office:value-type="float" office:value="0.0103056" calcext:value-type="float">
            <text:p>0.0103056</text:p>
          </table:table-cell>
          <table:table-cell office:value-type="float" office:value="0.010104" calcext:value-type="float">
            <text:p>0.010104</text:p>
          </table:table-cell>
          <table:table-cell office:value-type="float" office:value="0.00981671" calcext:value-type="float">
            <text:p>0.00981671</text:p>
          </table:table-cell>
          <table:table-cell office:value-type="float" office:value="0.00951544" calcext:value-type="float">
            <text:p>0.00951544</text:p>
          </table:table-cell>
          <table:table-cell office:value-type="float" office:value="0.00943392" calcext:value-type="float">
            <text:p>0.00943392</text:p>
          </table:table-cell>
          <table:table-cell office:value-type="float" office:value="0.0090589" calcext:value-type="float">
            <text:p>0.0090589</text:p>
          </table:table-cell>
          <table:table-cell office:value-type="float" office:value="0.00887262" calcext:value-type="float">
            <text:p>0.00887262</text:p>
          </table:table-cell>
          <table:table-cell office:value-type="float" office:value="0.00847072" calcext:value-type="float">
            <text:p>0.00847072</text:p>
          </table:table-cell>
          <table:table-cell office:value-type="float" office:value="0.00817038" calcext:value-type="float">
            <text:p>0.00817038</text:p>
          </table:table-cell>
          <table:table-cell office:value-type="float" office:value="0.00809231" calcext:value-type="float">
            <text:p>0.00809231</text:p>
          </table:table-cell>
          <table:table-cell office:value-type="float" office:value="0.00805313" calcext:value-type="float">
            <text:p>0.00805313</text:p>
          </table:table-cell>
          <table:table-cell office:value-type="float" office:value="0.0078018" calcext:value-type="float">
            <text:p>0.0078018</text:p>
          </table:table-cell>
          <table:table-cell office:value-type="float" office:value="0.00765839" calcext:value-type="float">
            <text:p>0.00765839</text:p>
          </table:table-cell>
          <table:table-cell office:value-type="float" office:value="0.00751477" calcext:value-type="float">
            <text:p>0.00751477</text:p>
          </table:table-cell>
          <table:table-cell office:value-type="float" office:value="0.00737777" calcext:value-type="float">
            <text:p>0.00737777</text:p>
          </table:table-cell>
          <table:table-cell office:value-type="float" office:value="0.00710274" calcext:value-type="float">
            <text:p>0.00710274</text:p>
          </table:table-cell>
          <table:table-cell office:value-type="float" office:value="0.00690469" calcext:value-type="float">
            <text:p>0.00690469</text:p>
          </table:table-cell>
          <table:table-cell office:value-type="float" office:value="0.00680592" calcext:value-type="float">
            <text:p>0.00680592</text:p>
          </table:table-cell>
          <table:table-cell office:value-type="float" office:value="0.00686012" calcext:value-type="float">
            <text:p>0.00686012</text:p>
          </table:table-cell>
          <table:table-cell office:value-type="float" office:value="0.00687117" calcext:value-type="float">
            <text:p>0.00687117</text:p>
          </table:table-cell>
          <table:table-cell office:value-type="float" office:value="0.00635053" calcext:value-type="float">
            <text:p>0.00635053</text:p>
          </table:table-cell>
          <table:table-cell office:value-type="float" office:value="0.00633462" calcext:value-type="float">
            <text:p>0.00633462</text:p>
          </table:table-cell>
          <table:table-cell office:value-type="float" office:value="0.00637351" calcext:value-type="float">
            <text:p>0.00637351</text:p>
          </table:table-cell>
          <table:table-cell office:value-type="float" office:value="0.00625387" calcext:value-type="float">
            <text:p>0.00625387</text:p>
          </table:table-cell>
          <table:table-cell office:value-type="float" office:value="0.00612136" calcext:value-type="float">
            <text:p>0.00612136</text:p>
          </table:table-cell>
          <table:table-cell office:value-type="float" office:value="0.00609321" calcext:value-type="float">
            <text:p>0.00609321</text:p>
          </table:table-cell>
          <table:table-cell office:value-type="float" office:value="0.00571114" calcext:value-type="float">
            <text:p>0.00571114</text:p>
          </table:table-cell>
          <table:table-cell office:value-type="float" office:value="0.00578059" calcext:value-type="float">
            <text:p>0.00578059</text:p>
          </table:table-cell>
          <table:table-cell office:value-type="float" office:value="0.00570423" calcext:value-type="float">
            <text:p>0.00570423</text:p>
          </table:table-cell>
          <table:table-cell office:value-type="float" office:value="0.00544784" calcext:value-type="float">
            <text:p>0.00544784</text:p>
          </table:table-cell>
          <table:table-cell office:value-type="float" office:value="0.00544955" calcext:value-type="float">
            <text:p>0.00544955</text:p>
          </table:table-cell>
          <table:table-cell office:value-type="float" office:value="0.00542756" calcext:value-type="float">
            <text:p>0.00542756</text:p>
          </table:table-cell>
          <table:table-cell office:value-type="float" office:value="0.00508579" calcext:value-type="float">
            <text:p>0.00508579</text:p>
          </table:table-cell>
          <table:table-cell office:value-type="float" office:value="0.00508887" calcext:value-type="float">
            <text:p>0.00508887</text:p>
          </table:table-cell>
          <table:table-cell office:value-type="float" office:value="0.00511862" calcext:value-type="float">
            <text:p>0.00511862</text:p>
          </table:table-cell>
          <table:table-cell office:value-type="float" office:value="0.00495163" calcext:value-type="float">
            <text:p>0.00495163</text:p>
          </table:table-cell>
          <table:table-cell office:value-type="float" office:value="0.00492907" calcext:value-type="float">
            <text:p>0.00492907</text:p>
          </table:table-cell>
          <table:table-cell office:value-type="float" office:value="0.00491171" calcext:value-type="float">
            <text:p>0.00491171</text:p>
          </table:table-cell>
          <table:table-cell office:value-type="float" office:value="0.00478123" calcext:value-type="float">
            <text:p>0.00478123</text:p>
          </table:table-cell>
          <table:table-cell office:value-type="float" office:value="0.00483436" calcext:value-type="float">
            <text:p>0.00483436</text:p>
          </table:table-cell>
          <table:table-cell office:value-type="float" office:value="0.00467161" calcext:value-type="float">
            <text:p>0.00467161</text:p>
          </table:table-cell>
          <table:table-cell office:value-type="float" office:value="0.0045526" calcext:value-type="float">
            <text:p>0.0045526</text:p>
          </table:table-cell>
          <table:table-cell office:value-type="float" office:value="0.00461986" calcext:value-type="float">
            <text:p>0.00461986</text:p>
          </table:table-cell>
          <table:table-cell office:value-type="float" office:value="0.00452293" calcext:value-type="float">
            <text:p>0.00452293</text:p>
          </table:table-cell>
          <table:table-cell office:value-type="float" office:value="0.00444488" calcext:value-type="float">
            <text:p>0.00444488</text:p>
          </table:table-cell>
          <table:table-cell office:value-type="float" office:value="0.00429458" calcext:value-type="float">
            <text:p>0.00429458</text:p>
          </table:table-cell>
          <table:table-cell office:value-type="float" office:value="0.00443505" calcext:value-type="float">
            <text:p>0.00443505</text:p>
          </table:table-cell>
          <table:table-cell office:value-type="float" office:value="0.00420074" calcext:value-type="float">
            <text:p>0.00420074</text:p>
          </table:table-cell>
          <table:table-cell/>
          <table:table-cell office:value-type="float" office:value="0.0075073808519612" calcext:value-type="float">
            <text:p>0.007507380851961</text:p>
          </table:table-cell>
          <table:table-cell office:value-type="float" office:value="0.00320067269230769" calcext:value-type="float">
            <text:p>0.003200672692308</text:p>
          </table:table-cell>
          <table:table-cell office:value-type="float" office:value="0.00340510615384615" calcext:value-type="float">
            <text:p>0.003405106153846</text:p>
          </table:table-cell>
          <table:table-cell office:value-type="float" office:value="0.00485921192307692" calcext:value-type="float">
            <text:p>0.004859211923077</text:p>
          </table:table-cell>
          <table:table-cell office:value-type="float" office:value="0.00340510615384615" calcext:value-type="float">
            <text:p>0.003405106153846</text:p>
          </table:table-cell>
          <table:table-cell/>
          <table:table-cell table:formula="of:=ABS([.CE72]-[.$CD72])" office:value-type="float" office:value="0.00430670815965351" calcext:value-type="float">
            <text:p>0.004306708159654</text:p>
          </table:table-cell>
          <table:table-cell table:formula="of:=ABS([.CF72]-[.$CD72])" office:value-type="float" office:value="0.00410227469811505" calcext:value-type="float">
            <text:p>0.004102274698115</text:p>
          </table:table-cell>
          <table:table-cell table:formula="of:=ABS([.CG72]-[.$CD72])" office:value-type="float" office:value="0.00264816892888428" calcext:value-type="float">
            <text:p>0.002648168928884</text:p>
          </table:table-cell>
          <table:table-cell table:formula="of:=ABS([.CH72]-[.$CD72])" office:value-type="float" office:value="0.00410227469811505" calcext:value-type="float">
            <text:p>0.004102274698115</text:p>
          </table:table-cell>
        </table:table-row>
        <table:table-row table:style-name="ro1">
          <table:table-cell/>
          <table:table-cell office:value-type="float" office:value="0.0523811" calcext:value-type="float">
            <text:p>0.0523811</text:p>
          </table:table-cell>
          <table:table-cell office:value-type="float" office:value="0.0451077" calcext:value-type="float">
            <text:p>0.0451077</text:p>
          </table:table-cell>
          <table:table-cell office:value-type="float" office:value="0.0404358" calcext:value-type="float">
            <text:p>0.0404358</text:p>
          </table:table-cell>
          <table:table-cell office:value-type="float" office:value="0.0371413" calcext:value-type="float">
            <text:p>0.0371413</text:p>
          </table:table-cell>
          <table:table-cell office:value-type="float" office:value="0.0342698" calcext:value-type="float">
            <text:p>0.0342698</text:p>
          </table:table-cell>
          <table:table-cell office:value-type="float" office:value="0.0318431" calcext:value-type="float">
            <text:p>0.0318431</text:p>
          </table:table-cell>
          <table:table-cell office:value-type="float" office:value="0.0296682" calcext:value-type="float">
            <text:p>0.0296682</text:p>
          </table:table-cell>
          <table:table-cell office:value-type="float" office:value="0.0278671" calcext:value-type="float">
            <text:p>0.0278671</text:p>
          </table:table-cell>
          <table:table-cell office:value-type="float" office:value="0.0263795" calcext:value-type="float">
            <text:p>0.0263795</text:p>
          </table:table-cell>
          <table:table-cell office:value-type="float" office:value="0.0250149" calcext:value-type="float">
            <text:p>0.0250149</text:p>
          </table:table-cell>
          <table:table-cell office:value-type="float" office:value="0.0235016" calcext:value-type="float">
            <text:p>0.0235016</text:p>
          </table:table-cell>
          <table:table-cell office:value-type="float" office:value="0.0224573" calcext:value-type="float">
            <text:p>0.0224573</text:p>
          </table:table-cell>
          <table:table-cell office:value-type="float" office:value="0.0211733" calcext:value-type="float">
            <text:p>0.0211733</text:p>
          </table:table-cell>
          <table:table-cell office:value-type="float" office:value="0.0204199" calcext:value-type="float">
            <text:p>0.0204199</text:p>
          </table:table-cell>
          <table:table-cell office:value-type="float" office:value="0.0194432" calcext:value-type="float">
            <text:p>0.0194432</text:p>
          </table:table-cell>
          <table:table-cell office:value-type="float" office:value="0.0186899" calcext:value-type="float">
            <text:p>0.0186899</text:p>
          </table:table-cell>
          <table:table-cell office:value-type="float" office:value="0.0179335" calcext:value-type="float">
            <text:p>0.0179335</text:p>
          </table:table-cell>
          <table:table-cell office:value-type="float" office:value="0.0170129" calcext:value-type="float">
            <text:p>0.0170129</text:p>
          </table:table-cell>
          <table:table-cell office:value-type="float" office:value="0.0164236" calcext:value-type="float">
            <text:p>0.0164236</text:p>
          </table:table-cell>
          <table:table-cell office:value-type="float" office:value="0.0157209" calcext:value-type="float">
            <text:p>0.0157209</text:p>
          </table:table-cell>
          <table:table-cell office:value-type="float" office:value="0.0152923" calcext:value-type="float">
            <text:p>0.0152923</text:p>
          </table:table-cell>
          <table:table-cell office:value-type="float" office:value="0.0146889" calcext:value-type="float">
            <text:p>0.0146889</text:p>
          </table:table-cell>
          <table:table-cell office:value-type="float" office:value="0.0142618" calcext:value-type="float">
            <text:p>0.0142618</text:p>
          </table:table-cell>
          <table:table-cell office:value-type="float" office:value="0.0137087" calcext:value-type="float">
            <text:p>0.0137087</text:p>
          </table:table-cell>
          <table:table-cell office:value-type="float" office:value="0.013172" calcext:value-type="float">
            <text:p>0.013172</text:p>
          </table:table-cell>
          <table:table-cell office:value-type="float" office:value="0.0127505" calcext:value-type="float">
            <text:p>0.0127505</text:p>
          </table:table-cell>
          <table:table-cell office:value-type="float" office:value="0.0121264" calcext:value-type="float">
            <text:p>0.0121264</text:p>
          </table:table-cell>
          <table:table-cell office:value-type="float" office:value="0.0120395" calcext:value-type="float">
            <text:p>0.0120395</text:p>
          </table:table-cell>
          <table:table-cell office:value-type="float" office:value="0.0115661" calcext:value-type="float">
            <text:p>0.0115661</text:p>
          </table:table-cell>
          <table:table-cell office:value-type="float" office:value="0.0109257" calcext:value-type="float">
            <text:p>0.0109257</text:p>
          </table:table-cell>
          <table:table-cell office:value-type="float" office:value="0.0108417" calcext:value-type="float">
            <text:p>0.0108417</text:p>
          </table:table-cell>
          <table:table-cell office:value-type="float" office:value="0.0103597" calcext:value-type="float">
            <text:p>0.0103597</text:p>
          </table:table-cell>
          <table:table-cell office:value-type="float" office:value="0.0104995" calcext:value-type="float">
            <text:p>0.0104995</text:p>
          </table:table-cell>
          <table:table-cell office:value-type="float" office:value="0.0100839" calcext:value-type="float">
            <text:p>0.0100839</text:p>
          </table:table-cell>
          <table:table-cell office:value-type="float" office:value="0.0098392" calcext:value-type="float">
            <text:p>0.0098392</text:p>
          </table:table-cell>
          <table:table-cell office:value-type="float" office:value="0.00944379" calcext:value-type="float">
            <text:p>0.00944379</text:p>
          </table:table-cell>
          <table:table-cell office:value-type="float" office:value="0.00907279" calcext:value-type="float">
            <text:p>0.00907279</text:p>
          </table:table-cell>
          <table:table-cell office:value-type="float" office:value="0.00904088" calcext:value-type="float">
            <text:p>0.00904088</text:p>
          </table:table-cell>
          <table:table-cell office:value-type="float" office:value="0.00854722" calcext:value-type="float">
            <text:p>0.00854722</text:p>
          </table:table-cell>
          <table:table-cell office:value-type="float" office:value="0.00835139" calcext:value-type="float">
            <text:p>0.00835139</text:p>
          </table:table-cell>
          <table:table-cell office:value-type="float" office:value="0.00812329" calcext:value-type="float">
            <text:p>0.00812329</text:p>
          </table:table-cell>
          <table:table-cell office:value-type="float" office:value="0.00813745" calcext:value-type="float">
            <text:p>0.00813745</text:p>
          </table:table-cell>
          <table:table-cell office:value-type="float" office:value="0.00781491" calcext:value-type="float">
            <text:p>0.00781491</text:p>
          </table:table-cell>
          <table:table-cell office:value-type="float" office:value="0.00774553" calcext:value-type="float">
            <text:p>0.00774553</text:p>
          </table:table-cell>
          <table:table-cell office:value-type="float" office:value="0.00773532" calcext:value-type="float">
            <text:p>0.00773532</text:p>
          </table:table-cell>
          <table:table-cell office:value-type="float" office:value="0.00745919" calcext:value-type="float">
            <text:p>0.00745919</text:p>
          </table:table-cell>
          <table:table-cell office:value-type="float" office:value="0.00745541" calcext:value-type="float">
            <text:p>0.00745541</text:p>
          </table:table-cell>
          <table:table-cell office:value-type="float" office:value="0.00698942" calcext:value-type="float">
            <text:p>0.00698942</text:p>
          </table:table-cell>
          <table:table-cell office:value-type="float" office:value="0.00698888" calcext:value-type="float">
            <text:p>0.00698888</text:p>
          </table:table-cell>
          <table:table-cell office:value-type="float" office:value="0.00663059" calcext:value-type="float">
            <text:p>0.00663059</text:p>
          </table:table-cell>
          <table:table-cell office:value-type="float" office:value="0.00685935" calcext:value-type="float">
            <text:p>0.00685935</text:p>
          </table:table-cell>
          <table:table-cell office:value-type="float" office:value="0.00663978" calcext:value-type="float">
            <text:p>0.00663978</text:p>
          </table:table-cell>
          <table:table-cell office:value-type="float" office:value="0.00637965" calcext:value-type="float">
            <text:p>0.00637965</text:p>
          </table:table-cell>
          <table:table-cell office:value-type="float" office:value="0.00636869" calcext:value-type="float">
            <text:p>0.00636869</text:p>
          </table:table-cell>
          <table:table-cell office:value-type="float" office:value="0.0062001" calcext:value-type="float">
            <text:p>0.0062001</text:p>
          </table:table-cell>
          <table:table-cell office:value-type="float" office:value="0.00622045" calcext:value-type="float">
            <text:p>0.00622045</text:p>
          </table:table-cell>
          <table:table-cell office:value-type="float" office:value="0.00617609" calcext:value-type="float">
            <text:p>0.00617609</text:p>
          </table:table-cell>
          <table:table-cell office:value-type="float" office:value="0.0059682" calcext:value-type="float">
            <text:p>0.0059682</text:p>
          </table:table-cell>
          <table:table-cell office:value-type="float" office:value="0.00584053" calcext:value-type="float">
            <text:p>0.00584053</text:p>
          </table:table-cell>
          <table:table-cell office:value-type="float" office:value="0.00561846" calcext:value-type="float">
            <text:p>0.00561846</text:p>
          </table:table-cell>
          <table:table-cell office:value-type="float" office:value="0.00552933" calcext:value-type="float">
            <text:p>0.00552933</text:p>
          </table:table-cell>
          <table:table-cell office:value-type="float" office:value="0.00536448" calcext:value-type="float">
            <text:p>0.00536448</text:p>
          </table:table-cell>
          <table:table-cell office:value-type="float" office:value="0.00555941" calcext:value-type="float">
            <text:p>0.00555941</text:p>
          </table:table-cell>
          <table:table-cell office:value-type="float" office:value="0.0053172" calcext:value-type="float">
            <text:p>0.0053172</text:p>
          </table:table-cell>
          <table:table-cell office:value-type="float" office:value="0.00536469" calcext:value-type="float">
            <text:p>0.00536469</text:p>
          </table:table-cell>
          <table:table-cell office:value-type="float" office:value="0.0051511" calcext:value-type="float">
            <text:p>0.0051511</text:p>
          </table:table-cell>
          <table:table-cell office:value-type="float" office:value="0.0049807" calcext:value-type="float">
            <text:p>0.0049807</text:p>
          </table:table-cell>
          <table:table-cell office:value-type="float" office:value="0.00504395" calcext:value-type="float">
            <text:p>0.00504395</text:p>
          </table:table-cell>
          <table:table-cell office:value-type="float" office:value="0.00486349" calcext:value-type="float">
            <text:p>0.00486349</text:p>
          </table:table-cell>
          <table:table-cell office:value-type="float" office:value="0.00482586" calcext:value-type="float">
            <text:p>0.00482586</text:p>
          </table:table-cell>
          <table:table-cell office:value-type="float" office:value="0.00476921" calcext:value-type="float">
            <text:p>0.00476921</text:p>
          </table:table-cell>
          <table:table-cell office:value-type="float" office:value="0.00473944" calcext:value-type="float">
            <text:p>0.00473944</text:p>
          </table:table-cell>
          <table:table-cell office:value-type="float" office:value="0.00464989" calcext:value-type="float">
            <text:p>0.00464989</text:p>
          </table:table-cell>
          <table:table-cell office:value-type="float" office:value="0.00463554" calcext:value-type="float">
            <text:p>0.00463554</text:p>
          </table:table-cell>
          <table:table-cell office:value-type="float" office:value="0.00470175" calcext:value-type="float">
            <text:p>0.00470175</text:p>
          </table:table-cell>
          <table:table-cell office:value-type="float" office:value="0.0045559" calcext:value-type="float">
            <text:p>0.0045559</text:p>
          </table:table-cell>
          <table:table-cell office:value-type="float" office:value="0.00431606" calcext:value-type="float">
            <text:p>0.00431606</text:p>
          </table:table-cell>
          <table:table-cell office:value-type="float" office:value="0.00438124" calcext:value-type="float">
            <text:p>0.00438124</text:p>
          </table:table-cell>
          <table:table-cell office:value-type="float" office:value="0.00440288" calcext:value-type="float">
            <text:p>0.00440288</text:p>
          </table:table-cell>
          <table:table-cell/>
          <table:table-cell office:value-type="float" office:value="0.00683256010122311" calcext:value-type="float">
            <text:p>0.006832560101223</text:p>
          </table:table-cell>
          <table:table-cell office:value-type="float" office:value="0.00320659576923077" calcext:value-type="float">
            <text:p>0.003206595769231</text:p>
          </table:table-cell>
          <table:table-cell office:value-type="float" office:value="0.00333274269230769" calcext:value-type="float">
            <text:p>0.003332742692308</text:p>
          </table:table-cell>
          <table:table-cell office:value-type="float" office:value="0.00478212730769231" calcext:value-type="float">
            <text:p>0.004782127307692</text:p>
          </table:table-cell>
          <table:table-cell office:value-type="float" office:value="0.00333274269230769" calcext:value-type="float">
            <text:p>0.003332742692308</text:p>
          </table:table-cell>
          <table:table-cell/>
          <table:table-cell table:formula="of:=ABS([.CE73]-[.$CD73])" office:value-type="float" office:value="0.00362596433199234" calcext:value-type="float">
            <text:p>0.003625964331992</text:p>
          </table:table-cell>
          <table:table-cell table:formula="of:=ABS([.CF73]-[.$CD73])" office:value-type="float" office:value="0.00349981740891542" calcext:value-type="float">
            <text:p>0.003499817408915</text:p>
          </table:table-cell>
          <table:table-cell table:formula="of:=ABS([.CG73]-[.$CD73])" office:value-type="float" office:value="0.0020504327935308" calcext:value-type="float">
            <text:p>0.002050432793531</text:p>
          </table:table-cell>
          <table:table-cell table:formula="of:=ABS([.CH73]-[.$CD73])" office:value-type="float" office:value="0.00349981740891542" calcext:value-type="float">
            <text:p>0.003499817408915</text:p>
          </table:table-cell>
        </table:table-row>
        <table:table-row table:style-name="ro1">
          <table:table-cell/>
          <table:table-cell office:value-type="float" office:value="0.0513766" calcext:value-type="float">
            <text:p>0.0513766</text:p>
          </table:table-cell>
          <table:table-cell office:value-type="float" office:value="0.0447892" calcext:value-type="float">
            <text:p>0.0447892</text:p>
          </table:table-cell>
          <table:table-cell office:value-type="float" office:value="0.0404517" calcext:value-type="float">
            <text:p>0.0404517</text:p>
          </table:table-cell>
          <table:table-cell office:value-type="float" office:value="0.0365635" calcext:value-type="float">
            <text:p>0.0365635</text:p>
          </table:table-cell>
          <table:table-cell office:value-type="float" office:value="0.0341184" calcext:value-type="float">
            <text:p>0.0341184</text:p>
          </table:table-cell>
          <table:table-cell office:value-type="float" office:value="0.0318777" calcext:value-type="float">
            <text:p>0.0318777</text:p>
          </table:table-cell>
          <table:table-cell office:value-type="float" office:value="0.0295915" calcext:value-type="float">
            <text:p>0.0295915</text:p>
          </table:table-cell>
          <table:table-cell office:value-type="float" office:value="0.0277311" calcext:value-type="float">
            <text:p>0.0277311</text:p>
          </table:table-cell>
          <table:table-cell office:value-type="float" office:value="0.0263141" calcext:value-type="float">
            <text:p>0.0263141</text:p>
          </table:table-cell>
          <table:table-cell office:value-type="float" office:value="0.0250551" calcext:value-type="float">
            <text:p>0.0250551</text:p>
          </table:table-cell>
          <table:table-cell office:value-type="float" office:value="0.0237005" calcext:value-type="float">
            <text:p>0.0237005</text:p>
          </table:table-cell>
          <table:table-cell office:value-type="float" office:value="0.0225206" calcext:value-type="float">
            <text:p>0.0225206</text:p>
          </table:table-cell>
          <table:table-cell office:value-type="float" office:value="0.0213915" calcext:value-type="float">
            <text:p>0.0213915</text:p>
          </table:table-cell>
          <table:table-cell office:value-type="float" office:value="0.0204676" calcext:value-type="float">
            <text:p>0.0204676</text:p>
          </table:table-cell>
          <table:table-cell office:value-type="float" office:value="0.0190886" calcext:value-type="float">
            <text:p>0.0190886</text:p>
          </table:table-cell>
          <table:table-cell office:value-type="float" office:value="0.0187375" calcext:value-type="float">
            <text:p>0.0187375</text:p>
          </table:table-cell>
          <table:table-cell office:value-type="float" office:value="0.0178491" calcext:value-type="float">
            <text:p>0.0178491</text:p>
          </table:table-cell>
          <table:table-cell office:value-type="float" office:value="0.0173016" calcext:value-type="float">
            <text:p>0.0173016</text:p>
          </table:table-cell>
          <table:table-cell office:value-type="float" office:value="0.0160825" calcext:value-type="float">
            <text:p>0.0160825</text:p>
          </table:table-cell>
          <table:table-cell office:value-type="float" office:value="0.0157993" calcext:value-type="float">
            <text:p>0.0157993</text:p>
          </table:table-cell>
          <table:table-cell office:value-type="float" office:value="0.0152249" calcext:value-type="float">
            <text:p>0.0152249</text:p>
          </table:table-cell>
          <table:table-cell office:value-type="float" office:value="0.0147708" calcext:value-type="float">
            <text:p>0.0147708</text:p>
          </table:table-cell>
          <table:table-cell office:value-type="float" office:value="0.0140719" calcext:value-type="float">
            <text:p>0.0140719</text:p>
          </table:table-cell>
          <table:table-cell office:value-type="float" office:value="0.013853" calcext:value-type="float">
            <text:p>0.013853</text:p>
          </table:table-cell>
          <table:table-cell office:value-type="float" office:value="0.0132497" calcext:value-type="float">
            <text:p>0.0132497</text:p>
          </table:table-cell>
          <table:table-cell office:value-type="float" office:value="0.012802" calcext:value-type="float">
            <text:p>0.012802</text:p>
          </table:table-cell>
          <table:table-cell office:value-type="float" office:value="0.0127409" calcext:value-type="float">
            <text:p>0.0127409</text:p>
          </table:table-cell>
          <table:table-cell office:value-type="float" office:value="0.0117287" calcext:value-type="float">
            <text:p>0.0117287</text:p>
          </table:table-cell>
          <table:table-cell office:value-type="float" office:value="0.0116813" calcext:value-type="float">
            <text:p>0.0116813</text:p>
          </table:table-cell>
          <table:table-cell office:value-type="float" office:value="0.0109902" calcext:value-type="float">
            <text:p>0.0109902</text:p>
          </table:table-cell>
          <table:table-cell office:value-type="float" office:value="0.0107696" calcext:value-type="float">
            <text:p>0.0107696</text:p>
          </table:table-cell>
          <table:table-cell office:value-type="float" office:value="0.010516" calcext:value-type="float">
            <text:p>0.010516</text:p>
          </table:table-cell>
          <table:table-cell office:value-type="float" office:value="0.0102441" calcext:value-type="float">
            <text:p>0.0102441</text:p>
          </table:table-cell>
          <table:table-cell office:value-type="float" office:value="0.00986294" calcext:value-type="float">
            <text:p>0.00986294</text:p>
          </table:table-cell>
          <table:table-cell office:value-type="float" office:value="0.00978927" calcext:value-type="float">
            <text:p>0.00978927</text:p>
          </table:table-cell>
          <table:table-cell office:value-type="float" office:value="0.00945567" calcext:value-type="float">
            <text:p>0.00945567</text:p>
          </table:table-cell>
          <table:table-cell office:value-type="float" office:value="0.00930107" calcext:value-type="float">
            <text:p>0.00930107</text:p>
          </table:table-cell>
          <table:table-cell office:value-type="float" office:value="0.00921388" calcext:value-type="float">
            <text:p>0.00921388</text:p>
          </table:table-cell>
          <table:table-cell office:value-type="float" office:value="0.00869496" calcext:value-type="float">
            <text:p>0.00869496</text:p>
          </table:table-cell>
          <table:table-cell office:value-type="float" office:value="0.00867514" calcext:value-type="float">
            <text:p>0.00867514</text:p>
          </table:table-cell>
          <table:table-cell office:value-type="float" office:value="0.00842145" calcext:value-type="float">
            <text:p>0.00842145</text:p>
          </table:table-cell>
          <table:table-cell office:value-type="float" office:value="0.0083662" calcext:value-type="float">
            <text:p>0.0083662</text:p>
          </table:table-cell>
          <table:table-cell office:value-type="float" office:value="0.00805182" calcext:value-type="float">
            <text:p>0.00805182</text:p>
          </table:table-cell>
          <table:table-cell office:value-type="float" office:value="0.00781382" calcext:value-type="float">
            <text:p>0.00781382</text:p>
          </table:table-cell>
          <table:table-cell office:value-type="float" office:value="0.00771538" calcext:value-type="float">
            <text:p>0.00771538</text:p>
          </table:table-cell>
          <table:table-cell office:value-type="float" office:value="0.00739728" calcext:value-type="float">
            <text:p>0.00739728</text:p>
          </table:table-cell>
          <table:table-cell office:value-type="float" office:value="0.00725709" calcext:value-type="float">
            <text:p>0.00725709</text:p>
          </table:table-cell>
          <table:table-cell office:value-type="float" office:value="0.00711133" calcext:value-type="float">
            <text:p>0.00711133</text:p>
          </table:table-cell>
          <table:table-cell office:value-type="float" office:value="0.00696438" calcext:value-type="float">
            <text:p>0.00696438</text:p>
          </table:table-cell>
          <table:table-cell office:value-type="float" office:value="0.00661278" calcext:value-type="float">
            <text:p>0.00661278</text:p>
          </table:table-cell>
          <table:table-cell office:value-type="float" office:value="0.00668124" calcext:value-type="float">
            <text:p>0.00668124</text:p>
          </table:table-cell>
          <table:table-cell office:value-type="float" office:value="0.00645169" calcext:value-type="float">
            <text:p>0.00645169</text:p>
          </table:table-cell>
          <table:table-cell office:value-type="float" office:value="0.00682264" calcext:value-type="float">
            <text:p>0.00682264</text:p>
          </table:table-cell>
          <table:table-cell office:value-type="float" office:value="0.00636166" calcext:value-type="float">
            <text:p>0.00636166</text:p>
          </table:table-cell>
          <table:table-cell office:value-type="float" office:value="0.00620908" calcext:value-type="float">
            <text:p>0.00620908</text:p>
          </table:table-cell>
          <table:table-cell office:value-type="float" office:value="0.0062059" calcext:value-type="float">
            <text:p>0.0062059</text:p>
          </table:table-cell>
          <table:table-cell office:value-type="float" office:value="0.00596268" calcext:value-type="float">
            <text:p>0.00596268</text:p>
          </table:table-cell>
          <table:table-cell office:value-type="float" office:value="0.00593207" calcext:value-type="float">
            <text:p>0.00593207</text:p>
          </table:table-cell>
          <table:table-cell office:value-type="float" office:value="0.00579785" calcext:value-type="float">
            <text:p>0.00579785</text:p>
          </table:table-cell>
          <table:table-cell office:value-type="float" office:value="0.00572076" calcext:value-type="float">
            <text:p>0.00572076</text:p>
          </table:table-cell>
          <table:table-cell office:value-type="float" office:value="0.00539614" calcext:value-type="float">
            <text:p>0.00539614</text:p>
          </table:table-cell>
          <table:table-cell office:value-type="float" office:value="0.00563196" calcext:value-type="float">
            <text:p>0.00563196</text:p>
          </table:table-cell>
          <table:table-cell office:value-type="float" office:value="0.00542869" calcext:value-type="float">
            <text:p>0.00542869</text:p>
          </table:table-cell>
          <table:table-cell office:value-type="float" office:value="0.00534764" calcext:value-type="float">
            <text:p>0.00534764</text:p>
          </table:table-cell>
          <table:table-cell office:value-type="float" office:value="0.00507881" calcext:value-type="float">
            <text:p>0.00507881</text:p>
          </table:table-cell>
          <table:table-cell office:value-type="float" office:value="0.00534208" calcext:value-type="float">
            <text:p>0.00534208</text:p>
          </table:table-cell>
          <table:table-cell office:value-type="float" office:value="0.00494932" calcext:value-type="float">
            <text:p>0.00494932</text:p>
          </table:table-cell>
          <table:table-cell office:value-type="float" office:value="0.0050033" calcext:value-type="float">
            <text:p>0.0050033</text:p>
          </table:table-cell>
          <table:table-cell office:value-type="float" office:value="0.00506553" calcext:value-type="float">
            <text:p>0.00506553</text:p>
          </table:table-cell>
          <table:table-cell office:value-type="float" office:value="0.00496769" calcext:value-type="float">
            <text:p>0.00496769</text:p>
          </table:table-cell>
          <table:table-cell office:value-type="float" office:value="0.00489073" calcext:value-type="float">
            <text:p>0.00489073</text:p>
          </table:table-cell>
          <table:table-cell office:value-type="float" office:value="0.00474168" calcext:value-type="float">
            <text:p>0.00474168</text:p>
          </table:table-cell>
          <table:table-cell office:value-type="float" office:value="0.00488741" calcext:value-type="float">
            <text:p>0.00488741</text:p>
          </table:table-cell>
          <table:table-cell office:value-type="float" office:value="0.00476016" calcext:value-type="float">
            <text:p>0.00476016</text:p>
          </table:table-cell>
          <table:table-cell office:value-type="float" office:value="0.0046102" calcext:value-type="float">
            <text:p>0.0046102</text:p>
          </table:table-cell>
          <table:table-cell office:value-type="float" office:value="0.00445548" calcext:value-type="float">
            <text:p>0.00445548</text:p>
          </table:table-cell>
          <table:table-cell office:value-type="float" office:value="0.00450011" calcext:value-type="float">
            <text:p>0.00450011</text:p>
          </table:table-cell>
          <table:table-cell office:value-type="float" office:value="0.00441829" calcext:value-type="float">
            <text:p>0.00441829</text:p>
          </table:table-cell>
          <table:table-cell office:value-type="float" office:value="0.00422432" calcext:value-type="float">
            <text:p>0.00422432</text:p>
          </table:table-cell>
          <table:table-cell/>
          <table:table-cell office:value-type="float" office:value="0.00776043863348798" calcext:value-type="float">
            <text:p>0.007760438633488</text:p>
          </table:table-cell>
          <table:table-cell office:value-type="float" office:value="0.00316257192307692" calcext:value-type="float">
            <text:p>0.003162571923077</text:p>
          </table:table-cell>
          <table:table-cell office:value-type="float" office:value="0.00332072" calcext:value-type="float">
            <text:p>0.00332072</text:p>
          </table:table-cell>
          <table:table-cell office:value-type="float" office:value="0.00471232807692308" calcext:value-type="float">
            <text:p>0.004712328076923</text:p>
          </table:table-cell>
          <table:table-cell office:value-type="float" office:value="0.00332072" calcext:value-type="float">
            <text:p>0.00332072</text:p>
          </table:table-cell>
          <table:table-cell/>
          <table:table-cell table:formula="of:=ABS([.CE74]-[.$CD74])" office:value-type="float" office:value="0.00459786671041106" calcext:value-type="float">
            <text:p>0.004597866710411</text:p>
          </table:table-cell>
          <table:table-cell table:formula="of:=ABS([.CF74]-[.$CD74])" office:value-type="float" office:value="0.00443971863348798" calcext:value-type="float">
            <text:p>0.004439718633488</text:p>
          </table:table-cell>
          <table:table-cell table:formula="of:=ABS([.CG74]-[.$CD74])" office:value-type="float" office:value="0.0030481105565649" calcext:value-type="float">
            <text:p>0.003048110556565</text:p>
          </table:table-cell>
          <table:table-cell table:formula="of:=ABS([.CH74]-[.$CD74])" office:value-type="float" office:value="0.00443971863348798" calcext:value-type="float">
            <text:p>0.004439718633488</text:p>
          </table:table-cell>
        </table:table-row>
        <table:table-row table:style-name="ro1">
          <table:table-cell/>
          <table:table-cell office:value-type="float" office:value="0.0511888" calcext:value-type="float">
            <text:p>0.0511888</text:p>
          </table:table-cell>
          <table:table-cell office:value-type="float" office:value="0.0441957" calcext:value-type="float">
            <text:p>0.0441957</text:p>
          </table:table-cell>
          <table:table-cell office:value-type="float" office:value="0.0401374" calcext:value-type="float">
            <text:p>0.0401374</text:p>
          </table:table-cell>
          <table:table-cell office:value-type="float" office:value="0.0372575" calcext:value-type="float">
            <text:p>0.0372575</text:p>
          </table:table-cell>
          <table:table-cell office:value-type="float" office:value="0.0343339" calcext:value-type="float">
            <text:p>0.0343339</text:p>
          </table:table-cell>
          <table:table-cell office:value-type="float" office:value="0.0317387" calcext:value-type="float">
            <text:p>0.0317387</text:p>
          </table:table-cell>
          <table:table-cell office:value-type="float" office:value="0.0296964" calcext:value-type="float">
            <text:p>0.0296964</text:p>
          </table:table-cell>
          <table:table-cell office:value-type="float" office:value="0.0279055" calcext:value-type="float">
            <text:p>0.0279055</text:p>
          </table:table-cell>
          <table:table-cell office:value-type="float" office:value="0.0264137" calcext:value-type="float">
            <text:p>0.0264137</text:p>
          </table:table-cell>
          <table:table-cell office:value-type="float" office:value="0.0251731" calcext:value-type="float">
            <text:p>0.0251731</text:p>
          </table:table-cell>
          <table:table-cell office:value-type="float" office:value="0.023516" calcext:value-type="float">
            <text:p>0.023516</text:p>
          </table:table-cell>
          <table:table-cell office:value-type="float" office:value="0.0226911" calcext:value-type="float">
            <text:p>0.0226911</text:p>
          </table:table-cell>
          <table:table-cell office:value-type="float" office:value="0.0214703" calcext:value-type="float">
            <text:p>0.0214703</text:p>
          </table:table-cell>
          <table:table-cell office:value-type="float" office:value="0.0204027" calcext:value-type="float">
            <text:p>0.0204027</text:p>
          </table:table-cell>
          <table:table-cell office:value-type="float" office:value="0.0196259" calcext:value-type="float">
            <text:p>0.0196259</text:p>
          </table:table-cell>
          <table:table-cell office:value-type="float" office:value="0.0188666" calcext:value-type="float">
            <text:p>0.0188666</text:p>
          </table:table-cell>
          <table:table-cell office:value-type="float" office:value="0.0176228" calcext:value-type="float">
            <text:p>0.0176228</text:p>
          </table:table-cell>
          <table:table-cell office:value-type="float" office:value="0.0170836" calcext:value-type="float">
            <text:p>0.0170836</text:p>
          </table:table-cell>
          <table:table-cell office:value-type="float" office:value="0.0167243" calcext:value-type="float">
            <text:p>0.0167243</text:p>
          </table:table-cell>
          <table:table-cell office:value-type="float" office:value="0.0157638" calcext:value-type="float">
            <text:p>0.0157638</text:p>
          </table:table-cell>
          <table:table-cell office:value-type="float" office:value="0.0151264" calcext:value-type="float">
            <text:p>0.0151264</text:p>
          </table:table-cell>
          <table:table-cell office:value-type="float" office:value="0.0146008" calcext:value-type="float">
            <text:p>0.0146008</text:p>
          </table:table-cell>
          <table:table-cell office:value-type="float" office:value="0.0145078" calcext:value-type="float">
            <text:p>0.0145078</text:p>
          </table:table-cell>
          <table:table-cell office:value-type="float" office:value="0.013695" calcext:value-type="float">
            <text:p>0.013695</text:p>
          </table:table-cell>
          <table:table-cell office:value-type="float" office:value="0.0133657" calcext:value-type="float">
            <text:p>0.0133657</text:p>
          </table:table-cell>
          <table:table-cell office:value-type="float" office:value="0.0127267" calcext:value-type="float">
            <text:p>0.0127267</text:p>
          </table:table-cell>
          <table:table-cell office:value-type="float" office:value="0.0123042" calcext:value-type="float">
            <text:p>0.0123042</text:p>
          </table:table-cell>
          <table:table-cell office:value-type="float" office:value="0.0119512" calcext:value-type="float">
            <text:p>0.0119512</text:p>
          </table:table-cell>
          <table:table-cell office:value-type="float" office:value="0.0114941" calcext:value-type="float">
            <text:p>0.0114941</text:p>
          </table:table-cell>
          <table:table-cell office:value-type="float" office:value="0.0112368" calcext:value-type="float">
            <text:p>0.0112368</text:p>
          </table:table-cell>
          <table:table-cell office:value-type="float" office:value="0.0107936" calcext:value-type="float">
            <text:p>0.0107936</text:p>
          </table:table-cell>
          <table:table-cell office:value-type="float" office:value="0.0106079" calcext:value-type="float">
            <text:p>0.0106079</text:p>
          </table:table-cell>
          <table:table-cell office:value-type="float" office:value="0.0104043" calcext:value-type="float">
            <text:p>0.0104043</text:p>
          </table:table-cell>
          <table:table-cell office:value-type="float" office:value="0.0100389" calcext:value-type="float">
            <text:p>0.0100389</text:p>
          </table:table-cell>
          <table:table-cell office:value-type="float" office:value="0.00977405" calcext:value-type="float">
            <text:p>0.00977405</text:p>
          </table:table-cell>
          <table:table-cell office:value-type="float" office:value="0.00956095" calcext:value-type="float">
            <text:p>0.00956095</text:p>
          </table:table-cell>
          <table:table-cell office:value-type="float" office:value="0.00911634" calcext:value-type="float">
            <text:p>0.00911634</text:p>
          </table:table-cell>
          <table:table-cell office:value-type="float" office:value="0.00900559" calcext:value-type="float">
            <text:p>0.00900559</text:p>
          </table:table-cell>
          <table:table-cell office:value-type="float" office:value="0.00863335" calcext:value-type="float">
            <text:p>0.00863335</text:p>
          </table:table-cell>
          <table:table-cell office:value-type="float" office:value="0.0086604" calcext:value-type="float">
            <text:p>0.0086604</text:p>
          </table:table-cell>
          <table:table-cell office:value-type="float" office:value="0.00826784" calcext:value-type="float">
            <text:p>0.00826784</text:p>
          </table:table-cell>
          <table:table-cell office:value-type="float" office:value="0.00799169" calcext:value-type="float">
            <text:p>0.00799169</text:p>
          </table:table-cell>
          <table:table-cell office:value-type="float" office:value="0.00791687" calcext:value-type="float">
            <text:p>0.00791687</text:p>
          </table:table-cell>
          <table:table-cell office:value-type="float" office:value="0.00788406" calcext:value-type="float">
            <text:p>0.00788406</text:p>
          </table:table-cell>
          <table:table-cell office:value-type="float" office:value="0.00760894" calcext:value-type="float">
            <text:p>0.00760894</text:p>
          </table:table-cell>
          <table:table-cell office:value-type="float" office:value="0.00743469" calcext:value-type="float">
            <text:p>0.00743469</text:p>
          </table:table-cell>
          <table:table-cell office:value-type="float" office:value="0.00744242" calcext:value-type="float">
            <text:p>0.00744242</text:p>
          </table:table-cell>
          <table:table-cell office:value-type="float" office:value="0.00722466" calcext:value-type="float">
            <text:p>0.00722466</text:p>
          </table:table-cell>
          <table:table-cell office:value-type="float" office:value="0.00692585" calcext:value-type="float">
            <text:p>0.00692585</text:p>
          </table:table-cell>
          <table:table-cell office:value-type="float" office:value="0.0068754" calcext:value-type="float">
            <text:p>0.0068754</text:p>
          </table:table-cell>
          <table:table-cell office:value-type="float" office:value="0.00661111" calcext:value-type="float">
            <text:p>0.00661111</text:p>
          </table:table-cell>
          <table:table-cell office:value-type="float" office:value="0.00642424" calcext:value-type="float">
            <text:p>0.00642424</text:p>
          </table:table-cell>
          <table:table-cell office:value-type="float" office:value="0.00633648" calcext:value-type="float">
            <text:p>0.00633648</text:p>
          </table:table-cell>
          <table:table-cell office:value-type="float" office:value="0.00642102" calcext:value-type="float">
            <text:p>0.00642102</text:p>
          </table:table-cell>
          <table:table-cell office:value-type="float" office:value="0.00632151" calcext:value-type="float">
            <text:p>0.00632151</text:p>
          </table:table-cell>
          <table:table-cell office:value-type="float" office:value="0.00607005" calcext:value-type="float">
            <text:p>0.00607005</text:p>
          </table:table-cell>
          <table:table-cell office:value-type="float" office:value="0.00619486" calcext:value-type="float">
            <text:p>0.00619486</text:p>
          </table:table-cell>
          <table:table-cell office:value-type="float" office:value="0.00576959" calcext:value-type="float">
            <text:p>0.00576959</text:p>
          </table:table-cell>
          <table:table-cell office:value-type="float" office:value="0.00575636" calcext:value-type="float">
            <text:p>0.00575636</text:p>
          </table:table-cell>
          <table:table-cell office:value-type="float" office:value="0.00567779" calcext:value-type="float">
            <text:p>0.00567779</text:p>
          </table:table-cell>
          <table:table-cell office:value-type="float" office:value="0.00568233" calcext:value-type="float">
            <text:p>0.00568233</text:p>
          </table:table-cell>
          <table:table-cell office:value-type="float" office:value="0.0054255" calcext:value-type="float">
            <text:p>0.0054255</text:p>
          </table:table-cell>
          <table:table-cell office:value-type="float" office:value="0.00527197" calcext:value-type="float">
            <text:p>0.00527197</text:p>
          </table:table-cell>
          <table:table-cell office:value-type="float" office:value="0.00551865" calcext:value-type="float">
            <text:p>0.00551865</text:p>
          </table:table-cell>
          <table:table-cell office:value-type="float" office:value="0.00539843" calcext:value-type="float">
            <text:p>0.00539843</text:p>
          </table:table-cell>
          <table:table-cell office:value-type="float" office:value="0.00510009" calcext:value-type="float">
            <text:p>0.00510009</text:p>
          </table:table-cell>
          <table:table-cell office:value-type="float" office:value="0.00501323" calcext:value-type="float">
            <text:p>0.00501323</text:p>
          </table:table-cell>
          <table:table-cell office:value-type="float" office:value="0.00511333" calcext:value-type="float">
            <text:p>0.00511333</text:p>
          </table:table-cell>
          <table:table-cell office:value-type="float" office:value="0.00484644" calcext:value-type="float">
            <text:p>0.00484644</text:p>
          </table:table-cell>
          <table:table-cell office:value-type="float" office:value="0.00492316" calcext:value-type="float">
            <text:p>0.00492316</text:p>
          </table:table-cell>
          <table:table-cell office:value-type="float" office:value="0.00474611" calcext:value-type="float">
            <text:p>0.00474611</text:p>
          </table:table-cell>
          <table:table-cell office:value-type="float" office:value="0.00473818" calcext:value-type="float">
            <text:p>0.00473818</text:p>
          </table:table-cell>
          <table:table-cell office:value-type="float" office:value="0.00459712" calcext:value-type="float">
            <text:p>0.00459712</text:p>
          </table:table-cell>
          <table:table-cell office:value-type="float" office:value="0.00465051" calcext:value-type="float">
            <text:p>0.00465051</text:p>
          </table:table-cell>
          <table:table-cell office:value-type="float" office:value="0.00464138" calcext:value-type="float">
            <text:p>0.00464138</text:p>
          </table:table-cell>
          <table:table-cell office:value-type="float" office:value="0.00473236" calcext:value-type="float">
            <text:p>0.00473236</text:p>
          </table:table-cell>
          <table:table-cell office:value-type="float" office:value="0.00431112" calcext:value-type="float">
            <text:p>0.00431112</text:p>
          </table:table-cell>
          <table:table-cell office:value-type="float" office:value="0.00427689" calcext:value-type="float">
            <text:p>0.00427689</text:p>
          </table:table-cell>
          <table:table-cell office:value-type="float" office:value="0.00444573" calcext:value-type="float">
            <text:p>0.00444573</text:p>
          </table:table-cell>
          <table:table-cell/>
          <table:table-cell office:value-type="float" office:value="0.00843525938422606" calcext:value-type="float">
            <text:p>0.008435259384226</text:p>
          </table:table-cell>
          <table:table-cell office:value-type="float" office:value="0.00311582884615385" calcext:value-type="float">
            <text:p>0.003115828846154</text:p>
          </table:table-cell>
          <table:table-cell office:value-type="float" office:value="0.00325744576923077" calcext:value-type="float">
            <text:p>0.003257445769231</text:p>
          </table:table-cell>
          <table:table-cell office:value-type="float" office:value="0.00467309038461539" calcext:value-type="float">
            <text:p>0.004673090384615</text:p>
          </table:table-cell>
          <table:table-cell office:value-type="float" office:value="0.00325744576923077" calcext:value-type="float">
            <text:p>0.003257445769231</text:p>
          </table:table-cell>
          <table:table-cell/>
          <table:table-cell table:formula="of:=ABS([.CE75]-[.$CD75])" office:value-type="float" office:value="0.00531943053807221" calcext:value-type="float">
            <text:p>0.005319430538072</text:p>
          </table:table-cell>
          <table:table-cell table:formula="of:=ABS([.CF75]-[.$CD75])" office:value-type="float" office:value="0.00517781361499529" calcext:value-type="float">
            <text:p>0.005177813614995</text:p>
          </table:table-cell>
          <table:table-cell table:formula="of:=ABS([.CG75]-[.$CD75])" office:value-type="float" office:value="0.00376216899961067" calcext:value-type="float">
            <text:p>0.003762168999611</text:p>
          </table:table-cell>
          <table:table-cell table:formula="of:=ABS([.CH75]-[.$CD75])" office:value-type="float" office:value="0.00517781361499529" calcext:value-type="float">
            <text:p>0.005177813614995</text:p>
          </table:table-cell>
        </table:table-row>
        <table:table-row table:style-name="ro1">
          <table:table-cell/>
          <table:table-cell office:value-type="float" office:value="0.0569058" calcext:value-type="float">
            <text:p>0.0569058</text:p>
          </table:table-cell>
          <table:table-cell office:value-type="float" office:value="0.0475281" calcext:value-type="float">
            <text:p>0.0475281</text:p>
          </table:table-cell>
          <table:table-cell office:value-type="float" office:value="0.0415359" calcext:value-type="float">
            <text:p>0.0415359</text:p>
          </table:table-cell>
          <table:table-cell office:value-type="float" office:value="0.0380176" calcext:value-type="float">
            <text:p>0.0380176</text:p>
          </table:table-cell>
          <table:table-cell office:value-type="float" office:value="0.034511" calcext:value-type="float">
            <text:p>0.034511</text:p>
          </table:table-cell>
          <table:table-cell office:value-type="float" office:value="0.0320145" calcext:value-type="float">
            <text:p>0.0320145</text:p>
          </table:table-cell>
          <table:table-cell office:value-type="float" office:value="0.0296471" calcext:value-type="float">
            <text:p>0.0296471</text:p>
          </table:table-cell>
          <table:table-cell office:value-type="float" office:value="0.0283313" calcext:value-type="float">
            <text:p>0.0283313</text:p>
          </table:table-cell>
          <table:table-cell office:value-type="float" office:value="0.0262257" calcext:value-type="float">
            <text:p>0.0262257</text:p>
          </table:table-cell>
          <table:table-cell office:value-type="float" office:value="0.0246129" calcext:value-type="float">
            <text:p>0.0246129</text:p>
          </table:table-cell>
          <table:table-cell office:value-type="float" office:value="0.0236734" calcext:value-type="float">
            <text:p>0.0236734</text:p>
          </table:table-cell>
          <table:table-cell office:value-type="float" office:value="0.0223384" calcext:value-type="float">
            <text:p>0.0223384</text:p>
          </table:table-cell>
          <table:table-cell office:value-type="float" office:value="0.0215748" calcext:value-type="float">
            <text:p>0.0215748</text:p>
          </table:table-cell>
          <table:table-cell office:value-type="float" office:value="0.0204503" calcext:value-type="float">
            <text:p>0.0204503</text:p>
          </table:table-cell>
          <table:table-cell office:value-type="float" office:value="0.0195452" calcext:value-type="float">
            <text:p>0.0195452</text:p>
          </table:table-cell>
          <table:table-cell office:value-type="float" office:value="0.0185146" calcext:value-type="float">
            <text:p>0.0185146</text:p>
          </table:table-cell>
          <table:table-cell office:value-type="float" office:value="0.0178803" calcext:value-type="float">
            <text:p>0.0178803</text:p>
          </table:table-cell>
          <table:table-cell office:value-type="float" office:value="0.016912" calcext:value-type="float">
            <text:p>0.016912</text:p>
          </table:table-cell>
          <table:table-cell office:value-type="float" office:value="0.0160994" calcext:value-type="float">
            <text:p>0.0160994</text:p>
          </table:table-cell>
          <table:table-cell office:value-type="float" office:value="0.0155505" calcext:value-type="float">
            <text:p>0.0155505</text:p>
          </table:table-cell>
          <table:table-cell office:value-type="float" office:value="0.0150795" calcext:value-type="float">
            <text:p>0.0150795</text:p>
          </table:table-cell>
          <table:table-cell office:value-type="float" office:value="0.0143905" calcext:value-type="float">
            <text:p>0.0143905</text:p>
          </table:table-cell>
          <table:table-cell office:value-type="float" office:value="0.0137705" calcext:value-type="float">
            <text:p>0.0137705</text:p>
          </table:table-cell>
          <table:table-cell office:value-type="float" office:value="0.013506" calcext:value-type="float">
            <text:p>0.013506</text:p>
          </table:table-cell>
          <table:table-cell office:value-type="float" office:value="0.0128986" calcext:value-type="float">
            <text:p>0.0128986</text:p>
          </table:table-cell>
          <table:table-cell office:value-type="float" office:value="0.0125563" calcext:value-type="float">
            <text:p>0.0125563</text:p>
          </table:table-cell>
          <table:table-cell office:value-type="float" office:value="0.012164" calcext:value-type="float">
            <text:p>0.012164</text:p>
          </table:table-cell>
          <table:table-cell office:value-type="float" office:value="0.0116227" calcext:value-type="float">
            <text:p>0.0116227</text:p>
          </table:table-cell>
          <table:table-cell office:value-type="float" office:value="0.0112685" calcext:value-type="float">
            <text:p>0.0112685</text:p>
          </table:table-cell>
          <table:table-cell office:value-type="float" office:value="0.0110615" calcext:value-type="float">
            <text:p>0.0110615</text:p>
          </table:table-cell>
          <table:table-cell office:value-type="float" office:value="0.0108477" calcext:value-type="float">
            <text:p>0.0108477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100136" calcext:value-type="float">
            <text:p>0.0100136</text:p>
          </table:table-cell>
          <table:table-cell office:value-type="float" office:value="0.00984432" calcext:value-type="float">
            <text:p>0.00984432</text:p>
          </table:table-cell>
          <table:table-cell office:value-type="float" office:value="0.009474" calcext:value-type="float">
            <text:p>0.009474</text:p>
          </table:table-cell>
          <table:table-cell office:value-type="float" office:value="0.00924808" calcext:value-type="float">
            <text:p>0.00924808</text:p>
          </table:table-cell>
          <table:table-cell office:value-type="float" office:value="0.00891931" calcext:value-type="float">
            <text:p>0.00891931</text:p>
          </table:table-cell>
          <table:table-cell office:value-type="float" office:value="0.0088795" calcext:value-type="float">
            <text:p>0.0088795</text:p>
          </table:table-cell>
          <table:table-cell office:value-type="float" office:value="0.00843525" calcext:value-type="float">
            <text:p>0.00843525</text:p>
          </table:table-cell>
          <table:table-cell office:value-type="float" office:value="0.00838684" calcext:value-type="float">
            <text:p>0.00838684</text:p>
          </table:table-cell>
          <table:table-cell office:value-type="float" office:value="0.00813601" calcext:value-type="float">
            <text:p>0.00813601</text:p>
          </table:table-cell>
          <table:table-cell office:value-type="float" office:value="0.00821557" calcext:value-type="float">
            <text:p>0.00821557</text:p>
          </table:table-cell>
          <table:table-cell office:value-type="float" office:value="0.00778048" calcext:value-type="float">
            <text:p>0.00778048</text:p>
          </table:table-cell>
          <table:table-cell office:value-type="float" office:value="0.00759978" calcext:value-type="float">
            <text:p>0.00759978</text:p>
          </table:table-cell>
          <table:table-cell office:value-type="float" office:value="0.00750044" calcext:value-type="float">
            <text:p>0.00750044</text:p>
          </table:table-cell>
          <table:table-cell office:value-type="float" office:value="0.00739906" calcext:value-type="float">
            <text:p>0.00739906</text:p>
          </table:table-cell>
          <table:table-cell office:value-type="float" office:value="0.00701917" calcext:value-type="float">
            <text:p>0.00701917</text:p>
          </table:table-cell>
          <table:table-cell office:value-type="float" office:value="0.0071046" calcext:value-type="float">
            <text:p>0.0071046</text:p>
          </table:table-cell>
          <table:table-cell office:value-type="float" office:value="0.00686763" calcext:value-type="float">
            <text:p>0.00686763</text:p>
          </table:table-cell>
          <table:table-cell office:value-type="float" office:value="0.00665832" calcext:value-type="float">
            <text:p>0.00665832</text:p>
          </table:table-cell>
          <table:table-cell office:value-type="float" office:value="0.00652126" calcext:value-type="float">
            <text:p>0.00652126</text:p>
          </table:table-cell>
          <table:table-cell office:value-type="float" office:value="0.00635387" calcext:value-type="float">
            <text:p>0.00635387</text:p>
          </table:table-cell>
          <table:table-cell office:value-type="float" office:value="0.00634318" calcext:value-type="float">
            <text:p>0.00634318</text:p>
          </table:table-cell>
          <table:table-cell office:value-type="float" office:value="0.00626061" calcext:value-type="float">
            <text:p>0.00626061</text:p>
          </table:table-cell>
          <table:table-cell office:value-type="float" office:value="0.00606507" calcext:value-type="float">
            <text:p>0.00606507</text:p>
          </table:table-cell>
          <table:table-cell office:value-type="float" office:value="0.00597836" calcext:value-type="float">
            <text:p>0.00597836</text:p>
          </table:table-cell>
          <table:table-cell office:value-type="float" office:value="0.00570394" calcext:value-type="float">
            <text:p>0.00570394</text:p>
          </table:table-cell>
          <table:table-cell office:value-type="float" office:value="0.00565345" calcext:value-type="float">
            <text:p>0.00565345</text:p>
          </table:table-cell>
          <table:table-cell office:value-type="float" office:value="0.00570768" calcext:value-type="float">
            <text:p>0.00570768</text:p>
          </table:table-cell>
          <table:table-cell office:value-type="float" office:value="0.00549866" calcext:value-type="float">
            <text:p>0.00549866</text:p>
          </table:table-cell>
          <table:table-cell office:value-type="float" office:value="0.00532072" calcext:value-type="float">
            <text:p>0.00532072</text:p>
          </table:table-cell>
          <table:table-cell office:value-type="float" office:value="0.0053586" calcext:value-type="float">
            <text:p>0.0053586</text:p>
          </table:table-cell>
          <table:table-cell office:value-type="float" office:value="0.00535019" calcext:value-type="float">
            <text:p>0.00535019</text:p>
          </table:table-cell>
          <table:table-cell office:value-type="float" office:value="0.00517065" calcext:value-type="float">
            <text:p>0.00517065</text:p>
          </table:table-cell>
          <table:table-cell office:value-type="float" office:value="0.00525091" calcext:value-type="float">
            <text:p>0.00525091</text:p>
          </table:table-cell>
          <table:table-cell office:value-type="float" office:value="0.0051503" calcext:value-type="float">
            <text:p>0.0051503</text:p>
          </table:table-cell>
          <table:table-cell office:value-type="float" office:value="0.00503011" calcext:value-type="float">
            <text:p>0.00503011</text:p>
          </table:table-cell>
          <table:table-cell office:value-type="float" office:value="0.00481298" calcext:value-type="float">
            <text:p>0.00481298</text:p>
          </table:table-cell>
          <table:table-cell office:value-type="float" office:value="0.00482957" calcext:value-type="float">
            <text:p>0.00482957</text:p>
          </table:table-cell>
          <table:table-cell office:value-type="float" office:value="0.00468719" calcext:value-type="float">
            <text:p>0.00468719</text:p>
          </table:table-cell>
          <table:table-cell office:value-type="float" office:value="0.00458796" calcext:value-type="float">
            <text:p>0.00458796</text:p>
          </table:table-cell>
          <table:table-cell office:value-type="float" office:value="0.00479783" calcext:value-type="float">
            <text:p>0.00479783</text:p>
          </table:table-cell>
          <table:table-cell office:value-type="float" office:value="0.00448568" calcext:value-type="float">
            <text:p>0.00448568</text:p>
          </table:table-cell>
          <table:table-cell office:value-type="float" office:value="0.00458022" calcext:value-type="float">
            <text:p>0.00458022</text:p>
          </table:table-cell>
          <table:table-cell office:value-type="float" office:value="0.00447287" calcext:value-type="float">
            <text:p>0.00447287</text:p>
          </table:table-cell>
          <table:table-cell office:value-type="float" office:value="0.00461274" calcext:value-type="float">
            <text:p>0.00461274</text:p>
          </table:table-cell>
          <table:table-cell office:value-type="float" office:value="0.00431985" calcext:value-type="float">
            <text:p>0.00431985</text:p>
          </table:table-cell>
          <table:table-cell office:value-type="float" office:value="0.00416784" calcext:value-type="float">
            <text:p>0.00416784</text:p>
          </table:table-cell>
          <table:table-cell office:value-type="float" office:value="0.00409601" calcext:value-type="float">
            <text:p>0.00409601</text:p>
          </table:table-cell>
          <table:table-cell/>
          <table:table-cell office:value-type="float" office:value="0.0098692534795445" calcext:value-type="float">
            <text:p>0.009869253479545</text:p>
          </table:table-cell>
          <table:table-cell office:value-type="float" office:value="0.00307412423076923" calcext:value-type="float">
            <text:p>0.003074124230769</text:p>
          </table:table-cell>
          <table:table-cell office:value-type="float" office:value="0.00324321692307692" calcext:value-type="float">
            <text:p>0.003243216923077</text:p>
          </table:table-cell>
          <table:table-cell office:value-type="float" office:value="0.00459515730769231" calcext:value-type="float">
            <text:p>0.004595157307692</text:p>
          </table:table-cell>
          <table:table-cell office:value-type="float" office:value="0.00324321692307692" calcext:value-type="float">
            <text:p>0.003243216923077</text:p>
          </table:table-cell>
          <table:table-cell/>
          <table:table-cell table:formula="of:=ABS([.CE76]-[.$CD76])" office:value-type="float" office:value="0.00679512924877527" calcext:value-type="float">
            <text:p>0.006795129248775</text:p>
          </table:table-cell>
          <table:table-cell table:formula="of:=ABS([.CF76]-[.$CD76])" office:value-type="float" office:value="0.00662603655646758" calcext:value-type="float">
            <text:p>0.006626036556468</text:p>
          </table:table-cell>
          <table:table-cell table:formula="of:=ABS([.CG76]-[.$CD76])" office:value-type="float" office:value="0.00527409617185219" calcext:value-type="float">
            <text:p>0.005274096171852</text:p>
          </table:table-cell>
          <table:table-cell table:formula="of:=ABS([.CH76]-[.$CD76])" office:value-type="float" office:value="0.00662603655646758" calcext:value-type="float">
            <text:p>0.006626036556468</text:p>
          </table:table-cell>
        </table:table-row>
        <table:table-row table:style-name="ro1">
          <table:table-cell/>
          <table:table-cell office:value-type="float" office:value="0.0539216" calcext:value-type="float">
            <text:p>0.0539216</text:p>
          </table:table-cell>
          <table:table-cell office:value-type="float" office:value="0.0458677" calcext:value-type="float">
            <text:p>0.0458677</text:p>
          </table:table-cell>
          <table:table-cell office:value-type="float" office:value="0.0407376" calcext:value-type="float">
            <text:p>0.0407376</text:p>
          </table:table-cell>
          <table:table-cell office:value-type="float" office:value="0.036367" calcext:value-type="float">
            <text:p>0.036367</text:p>
          </table:table-cell>
          <table:table-cell office:value-type="float" office:value="0.0334956" calcext:value-type="float">
            <text:p>0.0334956</text:p>
          </table:table-cell>
          <table:table-cell office:value-type="float" office:value="0.0312626" calcext:value-type="float">
            <text:p>0.0312626</text:p>
          </table:table-cell>
          <table:table-cell office:value-type="float" office:value="0.0296461" calcext:value-type="float">
            <text:p>0.0296461</text:p>
          </table:table-cell>
          <table:table-cell office:value-type="float" office:value="0.0278036" calcext:value-type="float">
            <text:p>0.0278036</text:p>
          </table:table-cell>
          <table:table-cell office:value-type="float" office:value="0.0262938" calcext:value-type="float">
            <text:p>0.0262938</text:p>
          </table:table-cell>
          <table:table-cell office:value-type="float" office:value="0.024588" calcext:value-type="float">
            <text:p>0.024588</text:p>
          </table:table-cell>
          <table:table-cell office:value-type="float" office:value="0.0233821" calcext:value-type="float">
            <text:p>0.0233821</text:p>
          </table:table-cell>
          <table:table-cell office:value-type="float" office:value="0.0222993" calcext:value-type="float">
            <text:p>0.0222993</text:p>
          </table:table-cell>
          <table:table-cell office:value-type="float" office:value="0.0211376" calcext:value-type="float">
            <text:p>0.0211376</text:p>
          </table:table-cell>
          <table:table-cell office:value-type="float" office:value="0.0203858" calcext:value-type="float">
            <text:p>0.0203858</text:p>
          </table:table-cell>
          <table:table-cell office:value-type="float" office:value="0.0195267" calcext:value-type="float">
            <text:p>0.0195267</text:p>
          </table:table-cell>
          <table:table-cell office:value-type="float" office:value="0.0186497" calcext:value-type="float">
            <text:p>0.0186497</text:p>
          </table:table-cell>
          <table:table-cell office:value-type="float" office:value="0.017818" calcext:value-type="float">
            <text:p>0.017818</text:p>
          </table:table-cell>
          <table:table-cell office:value-type="float" office:value="0.0169791" calcext:value-type="float">
            <text:p>0.0169791</text:p>
          </table:table-cell>
          <table:table-cell office:value-type="float" office:value="0.0165248" calcext:value-type="float">
            <text:p>0.0165248</text:p>
          </table:table-cell>
          <table:table-cell office:value-type="float" office:value="0.0158272" calcext:value-type="float">
            <text:p>0.0158272</text:p>
          </table:table-cell>
          <table:table-cell office:value-type="float" office:value="0.0150545" calcext:value-type="float">
            <text:p>0.0150545</text:p>
          </table:table-cell>
          <table:table-cell office:value-type="float" office:value="0.0147409" calcext:value-type="float">
            <text:p>0.0147409</text:p>
          </table:table-cell>
          <table:table-cell office:value-type="float" office:value="0.0141279" calcext:value-type="float">
            <text:p>0.0141279</text:p>
          </table:table-cell>
          <table:table-cell office:value-type="float" office:value="0.0137497" calcext:value-type="float">
            <text:p>0.0137497</text:p>
          </table:table-cell>
          <table:table-cell office:value-type="float" office:value="0.0130094" calcext:value-type="float">
            <text:p>0.0130094</text:p>
          </table:table-cell>
          <table:table-cell office:value-type="float" office:value="0.012795" calcext:value-type="float">
            <text:p>0.012795</text:p>
          </table:table-cell>
          <table:table-cell office:value-type="float" office:value="0.0125327" calcext:value-type="float">
            <text:p>0.0125327</text:p>
          </table:table-cell>
          <table:table-cell office:value-type="float" office:value="0.011901" calcext:value-type="float">
            <text:p>0.011901</text:p>
          </table:table-cell>
          <table:table-cell office:value-type="float" office:value="0.0116284" calcext:value-type="float">
            <text:p>0.0116284</text:p>
          </table:table-cell>
          <table:table-cell office:value-type="float" office:value="0.0112027" calcext:value-type="float">
            <text:p>0.0112027</text:p>
          </table:table-cell>
          <table:table-cell office:value-type="float" office:value="0.0110215" calcext:value-type="float">
            <text:p>0.0110215</text:p>
          </table:table-cell>
          <table:table-cell office:value-type="float" office:value="0.010351" calcext:value-type="float">
            <text:p>0.010351</text:p>
          </table:table-cell>
          <table:table-cell office:value-type="float" office:value="0.0101686" calcext:value-type="float">
            <text:p>0.0101686</text:p>
          </table:table-cell>
          <table:table-cell office:value-type="float" office:value="0.00980525" calcext:value-type="float">
            <text:p>0.00980525</text:p>
          </table:table-cell>
          <table:table-cell office:value-type="float" office:value="0.00969076" calcext:value-type="float">
            <text:p>0.00969076</text:p>
          </table:table-cell>
          <table:table-cell office:value-type="float" office:value="0.00932697" calcext:value-type="float">
            <text:p>0.00932697</text:p>
          </table:table-cell>
          <table:table-cell office:value-type="float" office:value="0.00923988" calcext:value-type="float">
            <text:p>0.00923988</text:p>
          </table:table-cell>
          <table:table-cell office:value-type="float" office:value="0.00883739" calcext:value-type="float">
            <text:p>0.00883739</text:p>
          </table:table-cell>
          <table:table-cell office:value-type="float" office:value="0.00897252" calcext:value-type="float">
            <text:p>0.00897252</text:p>
          </table:table-cell>
          <table:table-cell office:value-type="float" office:value="0.00852251" calcext:value-type="float">
            <text:p>0.00852251</text:p>
          </table:table-cell>
          <table:table-cell office:value-type="float" office:value="0.0086251" calcext:value-type="float">
            <text:p>0.0086251</text:p>
          </table:table-cell>
          <table:table-cell office:value-type="float" office:value="0.00792494" calcext:value-type="float">
            <text:p>0.00792494</text:p>
          </table:table-cell>
          <table:table-cell office:value-type="float" office:value="0.00787369" calcext:value-type="float">
            <text:p>0.00787369</text:p>
          </table:table-cell>
          <table:table-cell office:value-type="float" office:value="0.00770479" calcext:value-type="float">
            <text:p>0.00770479</text:p>
          </table:table-cell>
          <table:table-cell office:value-type="float" office:value="0.00756844" calcext:value-type="float">
            <text:p>0.00756844</text:p>
          </table:table-cell>
          <table:table-cell office:value-type="float" office:value="0.00735322" calcext:value-type="float">
            <text:p>0.00735322</text:p>
          </table:table-cell>
          <table:table-cell office:value-type="float" office:value="0.00713232" calcext:value-type="float">
            <text:p>0.00713232</text:p>
          </table:table-cell>
          <table:table-cell office:value-type="float" office:value="0.0069978" calcext:value-type="float">
            <text:p>0.0069978</text:p>
          </table:table-cell>
          <table:table-cell office:value-type="float" office:value="0.0071755" calcext:value-type="float">
            <text:p>0.0071755</text:p>
          </table:table-cell>
          <table:table-cell office:value-type="float" office:value="0.00681237" calcext:value-type="float">
            <text:p>0.00681237</text:p>
          </table:table-cell>
          <table:table-cell office:value-type="float" office:value="0.00672555" calcext:value-type="float">
            <text:p>0.00672555</text:p>
          </table:table-cell>
          <table:table-cell office:value-type="float" office:value="0.00665259" calcext:value-type="float">
            <text:p>0.00665259</text:p>
          </table:table-cell>
          <table:table-cell office:value-type="float" office:value="0.00656312" calcext:value-type="float">
            <text:p>0.00656312</text:p>
          </table:table-cell>
          <table:table-cell office:value-type="float" office:value="0.006347" calcext:value-type="float">
            <text:p>0.006347</text:p>
          </table:table-cell>
          <table:table-cell office:value-type="float" office:value="0.00616054" calcext:value-type="float">
            <text:p>0.00616054</text:p>
          </table:table-cell>
          <table:table-cell office:value-type="float" office:value="0.00613187" calcext:value-type="float">
            <text:p>0.00613187</text:p>
          </table:table-cell>
          <table:table-cell office:value-type="float" office:value="0.00604146" calcext:value-type="float">
            <text:p>0.00604146</text:p>
          </table:table-cell>
          <table:table-cell office:value-type="float" office:value="0.00609514" calcext:value-type="float">
            <text:p>0.00609514</text:p>
          </table:table-cell>
          <table:table-cell office:value-type="float" office:value="0.00570677" calcext:value-type="float">
            <text:p>0.00570677</text:p>
          </table:table-cell>
          <table:table-cell office:value-type="float" office:value="0.00571307" calcext:value-type="float">
            <text:p>0.00571307</text:p>
          </table:table-cell>
          <table:table-cell office:value-type="float" office:value="0.00563597" calcext:value-type="float">
            <text:p>0.00563597</text:p>
          </table:table-cell>
          <table:table-cell office:value-type="float" office:value="0.00556425" calcext:value-type="float">
            <text:p>0.00556425</text:p>
          </table:table-cell>
          <table:table-cell office:value-type="float" office:value="0.00542177" calcext:value-type="float">
            <text:p>0.00542177</text:p>
          </table:table-cell>
          <table:table-cell office:value-type="float" office:value="0.0052797" calcext:value-type="float">
            <text:p>0.0052797</text:p>
          </table:table-cell>
          <table:table-cell office:value-type="float" office:value="0.00531369" calcext:value-type="float">
            <text:p>0.00531369</text:p>
          </table:table-cell>
          <table:table-cell office:value-type="float" office:value="0.00526946" calcext:value-type="float">
            <text:p>0.00526946</text:p>
          </table:table-cell>
          <table:table-cell office:value-type="float" office:value="0.00509723" calcext:value-type="float">
            <text:p>0.00509723</text:p>
          </table:table-cell>
          <table:table-cell office:value-type="float" office:value="0.00494029" calcext:value-type="float">
            <text:p>0.00494029</text:p>
          </table:table-cell>
          <table:table-cell office:value-type="float" office:value="0.0049359" calcext:value-type="float">
            <text:p>0.0049359</text:p>
          </table:table-cell>
          <table:table-cell office:value-type="float" office:value="0.00487627" calcext:value-type="float">
            <text:p>0.00487627</text:p>
          </table:table-cell>
          <table:table-cell office:value-type="float" office:value="0.00489733" calcext:value-type="float">
            <text:p>0.00489733</text:p>
          </table:table-cell>
          <table:table-cell office:value-type="float" office:value="0.00478271" calcext:value-type="float">
            <text:p>0.00478271</text:p>
          </table:table-cell>
          <table:table-cell office:value-type="float" office:value="0.00482177" calcext:value-type="float">
            <text:p>0.00482177</text:p>
          </table:table-cell>
          <table:table-cell office:value-type="float" office:value="0.00445764" calcext:value-type="float">
            <text:p>0.00445764</text:p>
          </table:table-cell>
          <table:table-cell office:value-type="float" office:value="0.00441262" calcext:value-type="float">
            <text:p>0.00441262</text:p>
          </table:table-cell>
          <table:table-cell office:value-type="float" office:value="0.00438711" calcext:value-type="float">
            <text:p>0.00438711</text:p>
          </table:table-cell>
          <table:table-cell office:value-type="float" office:value="0.00453862" calcext:value-type="float">
            <text:p>0.00453862</text:p>
          </table:table-cell>
          <table:table-cell office:value-type="float" office:value="0.00444475" calcext:value-type="float">
            <text:p>0.00444475</text:p>
          </table:table-cell>
          <table:table-cell office:value-type="float" office:value="0.00442534" calcext:value-type="float">
            <text:p>0.00442534</text:p>
          </table:table-cell>
          <table:table-cell/>
          <table:table-cell office:value-type="float" office:value="0.0115563053563897" calcext:value-type="float">
            <text:p>0.01155630535639</text:p>
          </table:table-cell>
          <table:table-cell office:value-type="float" office:value="0.00302965615384615" calcext:value-type="float">
            <text:p>0.003029656153846</text:p>
          </table:table-cell>
          <table:table-cell office:value-type="float" office:value="0.00319950192307692" calcext:value-type="float">
            <text:p>0.003199501923077</text:p>
          </table:table-cell>
          <table:table-cell office:value-type="float" office:value="0.00450987730769231" calcext:value-type="float">
            <text:p>0.004509877307692</text:p>
          </table:table-cell>
          <table:table-cell office:value-type="float" office:value="0.00319950192307692" calcext:value-type="float">
            <text:p>0.003199501923077</text:p>
          </table:table-cell>
          <table:table-cell/>
          <table:table-cell table:formula="of:=ABS([.CE77]-[.$CD77])" office:value-type="float" office:value="0.00852664920254355" calcext:value-type="float">
            <text:p>0.008526649202544</text:p>
          </table:table-cell>
          <table:table-cell table:formula="of:=ABS([.CF77]-[.$CD77])" office:value-type="float" office:value="0.00835680343331278" calcext:value-type="float">
            <text:p>0.008356803433313</text:p>
          </table:table-cell>
          <table:table-cell table:formula="of:=ABS([.CG77]-[.$CD77])" office:value-type="float" office:value="0.00704642804869739" calcext:value-type="float">
            <text:p>0.007046428048697</text:p>
          </table:table-cell>
          <table:table-cell table:formula="of:=ABS([.CH77]-[.$CD77])" office:value-type="float" office:value="0.00835680343331278" calcext:value-type="float">
            <text:p>0.008356803433313</text:p>
          </table:table-cell>
        </table:table-row>
        <table:table-row table:style-name="ro1">
          <table:table-cell/>
          <table:table-cell office:value-type="float" office:value="0.052412" calcext:value-type="float">
            <text:p>0.052412</text:p>
          </table:table-cell>
          <table:table-cell office:value-type="float" office:value="0.0451283" calcext:value-type="float">
            <text:p>0.0451283</text:p>
          </table:table-cell>
          <table:table-cell office:value-type="float" office:value="0.040774" calcext:value-type="float">
            <text:p>0.040774</text:p>
          </table:table-cell>
          <table:table-cell office:value-type="float" office:value="0.0370672" calcext:value-type="float">
            <text:p>0.0370672</text:p>
          </table:table-cell>
          <table:table-cell office:value-type="float" office:value="0.0341012" calcext:value-type="float">
            <text:p>0.0341012</text:p>
          </table:table-cell>
          <table:table-cell office:value-type="float" office:value="0.0317507" calcext:value-type="float">
            <text:p>0.0317507</text:p>
          </table:table-cell>
          <table:table-cell office:value-type="float" office:value="0.0296972" calcext:value-type="float">
            <text:p>0.0296972</text:p>
          </table:table-cell>
          <table:table-cell office:value-type="float" office:value="0.0278428" calcext:value-type="float">
            <text:p>0.0278428</text:p>
          </table:table-cell>
          <table:table-cell office:value-type="float" office:value="0.0263785" calcext:value-type="float">
            <text:p>0.0263785</text:p>
          </table:table-cell>
          <table:table-cell office:value-type="float" office:value="0.0249916" calcext:value-type="float">
            <text:p>0.0249916</text:p>
          </table:table-cell>
          <table:table-cell office:value-type="float" office:value="0.0235888" calcext:value-type="float">
            <text:p>0.0235888</text:p>
          </table:table-cell>
          <table:table-cell office:value-type="float" office:value="0.0225303" calcext:value-type="float">
            <text:p>0.0225303</text:p>
          </table:table-cell>
          <table:table-cell office:value-type="float" office:value="0.0216642" calcext:value-type="float">
            <text:p>0.0216642</text:p>
          </table:table-cell>
          <table:table-cell office:value-type="float" office:value="0.0203134" calcext:value-type="float">
            <text:p>0.0203134</text:p>
          </table:table-cell>
          <table:table-cell office:value-type="float" office:value="0.0194705" calcext:value-type="float">
            <text:p>0.0194705</text:p>
          </table:table-cell>
          <table:table-cell office:value-type="float" office:value="0.0187832" calcext:value-type="float">
            <text:p>0.0187832</text:p>
          </table:table-cell>
          <table:table-cell office:value-type="float" office:value="0.0179087" calcext:value-type="float">
            <text:p>0.0179087</text:p>
          </table:table-cell>
          <table:table-cell office:value-type="float" office:value="0.0172217" calcext:value-type="float">
            <text:p>0.0172217</text:p>
          </table:table-cell>
          <table:table-cell office:value-type="float" office:value="0.016368" calcext:value-type="float">
            <text:p>0.016368</text:p>
          </table:table-cell>
          <table:table-cell office:value-type="float" office:value="0.0159999" calcext:value-type="float">
            <text:p>0.0159999</text:p>
          </table:table-cell>
          <table:table-cell office:value-type="float" office:value="0.0151017" calcext:value-type="float">
            <text:p>0.0151017</text:p>
          </table:table-cell>
          <table:table-cell office:value-type="float" office:value="0.0146599" calcext:value-type="float">
            <text:p>0.0146599</text:p>
          </table:table-cell>
          <table:table-cell office:value-type="float" office:value="0.0141325" calcext:value-type="float">
            <text:p>0.0141325</text:p>
          </table:table-cell>
          <table:table-cell office:value-type="float" office:value="0.0135184" calcext:value-type="float">
            <text:p>0.0135184</text:p>
          </table:table-cell>
          <table:table-cell office:value-type="float" office:value="0.0132999" calcext:value-type="float">
            <text:p>0.0132999</text:p>
          </table:table-cell>
          <table:table-cell office:value-type="float" office:value="0.0126029" calcext:value-type="float">
            <text:p>0.0126029</text:p>
          </table:table-cell>
          <table:table-cell office:value-type="float" office:value="0.0123625" calcext:value-type="float">
            <text:p>0.0123625</text:p>
          </table:table-cell>
          <table:table-cell office:value-type="float" office:value="0.0120292" calcext:value-type="float">
            <text:p>0.0120292</text:p>
          </table:table-cell>
          <table:table-cell office:value-type="float" office:value="0.011695" calcext:value-type="float">
            <text:p>0.011695</text:p>
          </table:table-cell>
          <table:table-cell office:value-type="float" office:value="0.0112353" calcext:value-type="float">
            <text:p>0.0112353</text:p>
          </table:table-cell>
          <table:table-cell office:value-type="float" office:value="0.0109339" calcext:value-type="float">
            <text:p>0.0109339</text:p>
          </table:table-cell>
          <table:table-cell office:value-type="float" office:value="0.0103355" calcext:value-type="float">
            <text:p>0.0103355</text:p>
          </table:table-cell>
          <table:table-cell office:value-type="float" office:value="0.0102187" calcext:value-type="float">
            <text:p>0.0102187</text:p>
          </table:table-cell>
          <table:table-cell office:value-type="float" office:value="0.00987451" calcext:value-type="float">
            <text:p>0.00987451</text:p>
          </table:table-cell>
          <table:table-cell office:value-type="float" office:value="0.00979854" calcext:value-type="float">
            <text:p>0.00979854</text:p>
          </table:table-cell>
          <table:table-cell office:value-type="float" office:value="0.0093202" calcext:value-type="float">
            <text:p>0.0093202</text:p>
          </table:table-cell>
          <table:table-cell office:value-type="float" office:value="0.0091631" calcext:value-type="float">
            <text:p>0.0091631</text:p>
          </table:table-cell>
          <table:table-cell office:value-type="float" office:value="0.00883277" calcext:value-type="float">
            <text:p>0.00883277</text:p>
          </table:table-cell>
          <table:table-cell office:value-type="float" office:value="0.00863993" calcext:value-type="float">
            <text:p>0.00863993</text:p>
          </table:table-cell>
          <table:table-cell office:value-type="float" office:value="0.00829295" calcext:value-type="float">
            <text:p>0.00829295</text:p>
          </table:table-cell>
          <table:table-cell office:value-type="float" office:value="0.00832809" calcext:value-type="float">
            <text:p>0.00832809</text:p>
          </table:table-cell>
          <table:table-cell office:value-type="float" office:value="0.0082097" calcext:value-type="float">
            <text:p>0.0082097</text:p>
          </table:table-cell>
          <table:table-cell office:value-type="float" office:value="0.00794883" calcext:value-type="float">
            <text:p>0.00794883</text:p>
          </table:table-cell>
          <table:table-cell office:value-type="float" office:value="0.00768068" calcext:value-type="float">
            <text:p>0.00768068</text:p>
          </table:table-cell>
          <table:table-cell office:value-type="float" office:value="0.00772623" calcext:value-type="float">
            <text:p>0.00772623</text:p>
          </table:table-cell>
          <table:table-cell office:value-type="float" office:value="0.00732143" calcext:value-type="float">
            <text:p>0.00732143</text:p>
          </table:table-cell>
          <table:table-cell office:value-type="float" office:value="0.00724646" calcext:value-type="float">
            <text:p>0.00724646</text:p>
          </table:table-cell>
          <table:table-cell office:value-type="float" office:value="0.00695528" calcext:value-type="float">
            <text:p>0.00695528</text:p>
          </table:table-cell>
          <table:table-cell office:value-type="float" office:value="0.00703924" calcext:value-type="float">
            <text:p>0.00703924</text:p>
          </table:table-cell>
          <table:table-cell office:value-type="float" office:value="0.0068363" calcext:value-type="float">
            <text:p>0.0068363</text:p>
          </table:table-cell>
          <table:table-cell office:value-type="float" office:value="0.00675311" calcext:value-type="float">
            <text:p>0.00675311</text:p>
          </table:table-cell>
          <table:table-cell office:value-type="float" office:value="0.00656457" calcext:value-type="float">
            <text:p>0.00656457</text:p>
          </table:table-cell>
          <table:table-cell office:value-type="float" office:value="0.00651558" calcext:value-type="float">
            <text:p>0.00651558</text:p>
          </table:table-cell>
          <table:table-cell office:value-type="float" office:value="0.00608351" calcext:value-type="float">
            <text:p>0.00608351</text:p>
          </table:table-cell>
          <table:table-cell office:value-type="float" office:value="0.00633504" calcext:value-type="float">
            <text:p>0.00633504</text:p>
          </table:table-cell>
          <table:table-cell office:value-type="float" office:value="0.0060568" calcext:value-type="float">
            <text:p>0.0060568</text:p>
          </table:table-cell>
          <table:table-cell office:value-type="float" office:value="0.00589585" calcext:value-type="float">
            <text:p>0.00589585</text:p>
          </table:table-cell>
          <table:table-cell office:value-type="float" office:value="0.00587641" calcext:value-type="float">
            <text:p>0.00587641</text:p>
          </table:table-cell>
          <table:table-cell office:value-type="float" office:value="0.00570516" calcext:value-type="float">
            <text:p>0.00570516</text:p>
          </table:table-cell>
          <table:table-cell office:value-type="float" office:value="0.00572215" calcext:value-type="float">
            <text:p>0.00572215</text:p>
          </table:table-cell>
          <table:table-cell office:value-type="float" office:value="0.00556606" calcext:value-type="float">
            <text:p>0.00556606</text:p>
          </table:table-cell>
          <table:table-cell office:value-type="float" office:value="0.00561809" calcext:value-type="float">
            <text:p>0.00561809</text:p>
          </table:table-cell>
          <table:table-cell office:value-type="float" office:value="0.00544608" calcext:value-type="float">
            <text:p>0.00544608</text:p>
          </table:table-cell>
          <table:table-cell office:value-type="float" office:value="0.00534897" calcext:value-type="float">
            <text:p>0.00534897</text:p>
          </table:table-cell>
          <table:table-cell office:value-type="float" office:value="0.00526819" calcext:value-type="float">
            <text:p>0.00526819</text:p>
          </table:table-cell>
          <table:table-cell office:value-type="float" office:value="0.00497932" calcext:value-type="float">
            <text:p>0.00497932</text:p>
          </table:table-cell>
          <table:table-cell office:value-type="float" office:value="0.00517432" calcext:value-type="float">
            <text:p>0.00517432</text:p>
          </table:table-cell>
          <table:table-cell office:value-type="float" office:value="0.00503041" calcext:value-type="float">
            <text:p>0.00503041</text:p>
          </table:table-cell>
          <table:table-cell office:value-type="float" office:value="0.00499588" calcext:value-type="float">
            <text:p>0.00499588</text:p>
          </table:table-cell>
          <table:table-cell office:value-type="float" office:value="0.00481736" calcext:value-type="float">
            <text:p>0.00481736</text:p>
          </table:table-cell>
          <table:table-cell office:value-type="float" office:value="0.00482488" calcext:value-type="float">
            <text:p>0.00482488</text:p>
          </table:table-cell>
          <table:table-cell office:value-type="float" office:value="0.00462665" calcext:value-type="float">
            <text:p>0.00462665</text:p>
          </table:table-cell>
          <table:table-cell office:value-type="float" office:value="0.00467965" calcext:value-type="float">
            <text:p>0.00467965</text:p>
          </table:table-cell>
          <table:table-cell office:value-type="float" office:value="0.004427" calcext:value-type="float">
            <text:p>0.004427</text:p>
          </table:table-cell>
          <table:table-cell office:value-type="float" office:value="0.00457298" calcext:value-type="float">
            <text:p>0.00457298</text:p>
          </table:table-cell>
          <table:table-cell office:value-type="float" office:value="0.00455054" calcext:value-type="float">
            <text:p>0.00455054</text:p>
          </table:table-cell>
          <table:table-cell office:value-type="float" office:value="0.00449885" calcext:value-type="float">
            <text:p>0.00449885</text:p>
          </table:table-cell>
          <table:table-cell office:value-type="float" office:value="0.0043435" calcext:value-type="float">
            <text:p>0.0043435</text:p>
          </table:table-cell>
          <table:table-cell office:value-type="float" office:value="0.00439122" calcext:value-type="float">
            <text:p>0.00439122</text:p>
          </table:table-cell>
          <table:table-cell/>
          <table:table-cell office:value-type="float" office:value="0.0128215942640236" calcext:value-type="float">
            <text:p>0.012821594264024</text:p>
          </table:table-cell>
          <table:table-cell office:value-type="float" office:value="0.00299364615384615" calcext:value-type="float">
            <text:p>0.002993646153846</text:p>
          </table:table-cell>
          <table:table-cell office:value-type="float" office:value="0.00315511115384615" calcext:value-type="float">
            <text:p>0.003155111153846</text:p>
          </table:table-cell>
          <table:table-cell office:value-type="float" office:value="0.00448446769230769" calcext:value-type="float">
            <text:p>0.004484467692308</text:p>
          </table:table-cell>
          <table:table-cell office:value-type="float" office:value="0.00315511115384615" calcext:value-type="float">
            <text:p>0.003155111153846</text:p>
          </table:table-cell>
          <table:table-cell/>
          <table:table-cell table:formula="of:=ABS([.CE78]-[.$CD78])" office:value-type="float" office:value="0.00982794811017745" calcext:value-type="float">
            <text:p>0.009827948110177</text:p>
          </table:table-cell>
          <table:table-cell table:formula="of:=ABS([.CF78]-[.$CD78])" office:value-type="float" office:value="0.00966648311017745" calcext:value-type="float">
            <text:p>0.009666483110177</text:p>
          </table:table-cell>
          <table:table-cell table:formula="of:=ABS([.CG78]-[.$CD78])" office:value-type="float" office:value="0.00833712657171591" calcext:value-type="float">
            <text:p>0.008337126571716</text:p>
          </table:table-cell>
          <table:table-cell table:formula="of:=ABS([.CH78]-[.$CD78])" office:value-type="float" office:value="0.00966648311017745" calcext:value-type="float">
            <text:p>0.009666483110177</text:p>
          </table:table-cell>
        </table:table-row>
        <table:table-row table:style-name="ro1">
          <table:table-cell/>
          <table:table-cell office:value-type="float" office:value="0.054924" calcext:value-type="float">
            <text:p>0.054924</text:p>
          </table:table-cell>
          <table:table-cell office:value-type="float" office:value="0.046038" calcext:value-type="float">
            <text:p>0.046038</text:p>
          </table:table-cell>
          <table:table-cell office:value-type="float" office:value="0.040805" calcext:value-type="float">
            <text:p>0.040805</text:p>
          </table:table-cell>
          <table:table-cell office:value-type="float" office:value="0.0366671" calcext:value-type="float">
            <text:p>0.0366671</text:p>
          </table:table-cell>
          <table:table-cell office:value-type="float" office:value="0.0335623" calcext:value-type="float">
            <text:p>0.0335623</text:p>
          </table:table-cell>
          <table:table-cell office:value-type="float" office:value="0.0313596" calcext:value-type="float">
            <text:p>0.0313596</text:p>
          </table:table-cell>
          <table:table-cell office:value-type="float" office:value="0.02979" calcext:value-type="float">
            <text:p>0.02979</text:p>
          </table:table-cell>
          <table:table-cell office:value-type="float" office:value="0.0279225" calcext:value-type="float">
            <text:p>0.0279225</text:p>
          </table:table-cell>
          <table:table-cell office:value-type="float" office:value="0.0265031" calcext:value-type="float">
            <text:p>0.0265031</text:p>
          </table:table-cell>
          <table:table-cell office:value-type="float" office:value="0.0248419" calcext:value-type="float">
            <text:p>0.0248419</text:p>
          </table:table-cell>
          <table:table-cell office:value-type="float" office:value="0.023526" calcext:value-type="float">
            <text:p>0.023526</text:p>
          </table:table-cell>
          <table:table-cell office:value-type="float" office:value="0.0222178" calcext:value-type="float">
            <text:p>0.0222178</text:p>
          </table:table-cell>
          <table:table-cell office:value-type="float" office:value="0.0215119" calcext:value-type="float">
            <text:p>0.0215119</text:p>
          </table:table-cell>
          <table:table-cell office:value-type="float" office:value="0.0203112" calcext:value-type="float">
            <text:p>0.0203112</text:p>
          </table:table-cell>
          <table:table-cell office:value-type="float" office:value="0.0194336" calcext:value-type="float">
            <text:p>0.0194336</text:p>
          </table:table-cell>
          <table:table-cell office:value-type="float" office:value="0.0185429" calcext:value-type="float">
            <text:p>0.0185429</text:p>
          </table:table-cell>
          <table:table-cell office:value-type="float" office:value="0.0175842" calcext:value-type="float">
            <text:p>0.0175842</text:p>
          </table:table-cell>
          <table:table-cell office:value-type="float" office:value="0.017022" calcext:value-type="float">
            <text:p>0.017022</text:p>
          </table:table-cell>
          <table:table-cell office:value-type="float" office:value="0.0166203" calcext:value-type="float">
            <text:p>0.0166203</text:p>
          </table:table-cell>
          <table:table-cell office:value-type="float" office:value="0.0157169" calcext:value-type="float">
            <text:p>0.0157169</text:p>
          </table:table-cell>
          <table:table-cell office:value-type="float" office:value="0.0149272" calcext:value-type="float">
            <text:p>0.0149272</text:p>
          </table:table-cell>
          <table:table-cell office:value-type="float" office:value="0.0146264" calcext:value-type="float">
            <text:p>0.0146264</text:p>
          </table:table-cell>
          <table:table-cell office:value-type="float" office:value="0.0139952" calcext:value-type="float">
            <text:p>0.0139952</text:p>
          </table:table-cell>
          <table:table-cell office:value-type="float" office:value="0.0136782" calcext:value-type="float">
            <text:p>0.0136782</text:p>
          </table:table-cell>
          <table:table-cell office:value-type="float" office:value="0.0130804" calcext:value-type="float">
            <text:p>0.0130804</text:p>
          </table:table-cell>
          <table:table-cell office:value-type="float" office:value="0.0126539" calcext:value-type="float">
            <text:p>0.0126539</text:p>
          </table:table-cell>
          <table:table-cell office:value-type="float" office:value="0.0122981" calcext:value-type="float">
            <text:p>0.0122981</text:p>
          </table:table-cell>
          <table:table-cell office:value-type="float" office:value="0.011894" calcext:value-type="float">
            <text:p>0.011894</text:p>
          </table:table-cell>
          <table:table-cell office:value-type="float" office:value="0.011396" calcext:value-type="float">
            <text:p>0.011396</text:p>
          </table:table-cell>
          <table:table-cell office:value-type="float" office:value="0.0113623" calcext:value-type="float">
            <text:p>0.0113623</text:p>
          </table:table-cell>
          <table:table-cell office:value-type="float" office:value="0.0108971" calcext:value-type="float">
            <text:p>0.0108971</text:p>
          </table:table-cell>
          <table:table-cell office:value-type="float" office:value="0.0105551" calcext:value-type="float">
            <text:p>0.0105551</text:p>
          </table:table-cell>
          <table:table-cell office:value-type="float" office:value="0.0100465" calcext:value-type="float">
            <text:p>0.0100465</text:p>
          </table:table-cell>
          <table:table-cell office:value-type="float" office:value="0.00992493" calcext:value-type="float">
            <text:p>0.00992493</text:p>
          </table:table-cell>
          <table:table-cell office:value-type="float" office:value="0.00982593" calcext:value-type="float">
            <text:p>0.00982593</text:p>
          </table:table-cell>
          <table:table-cell office:value-type="float" office:value="0.00938466" calcext:value-type="float">
            <text:p>0.00938466</text:p>
          </table:table-cell>
          <table:table-cell office:value-type="float" office:value="0.00912735" calcext:value-type="float">
            <text:p>0.00912735</text:p>
          </table:table-cell>
          <table:table-cell office:value-type="float" office:value="0.00888437" calcext:value-type="float">
            <text:p>0.00888437</text:p>
          </table:table-cell>
          <table:table-cell office:value-type="float" office:value="0.00886354" calcext:value-type="float">
            <text:p>0.00886354</text:p>
          </table:table-cell>
          <table:table-cell office:value-type="float" office:value="0.00832018" calcext:value-type="float">
            <text:p>0.00832018</text:p>
          </table:table-cell>
          <table:table-cell office:value-type="float" office:value="0.00836433" calcext:value-type="float">
            <text:p>0.00836433</text:p>
          </table:table-cell>
          <table:table-cell office:value-type="float" office:value="0.00806685" calcext:value-type="float">
            <text:p>0.00806685</text:p>
          </table:table-cell>
          <table:table-cell office:value-type="float" office:value="0.00787732" calcext:value-type="float">
            <text:p>0.00787732</text:p>
          </table:table-cell>
          <table:table-cell office:value-type="float" office:value="0.0078009" calcext:value-type="float">
            <text:p>0.0078009</text:p>
          </table:table-cell>
          <table:table-cell office:value-type="float" office:value="0.00767112" calcext:value-type="float">
            <text:p>0.00767112</text:p>
          </table:table-cell>
          <table:table-cell office:value-type="float" office:value="0.00744907" calcext:value-type="float">
            <text:p>0.00744907</text:p>
          </table:table-cell>
          <table:table-cell office:value-type="float" office:value="0.00708194" calcext:value-type="float">
            <text:p>0.00708194</text:p>
          </table:table-cell>
          <table:table-cell office:value-type="float" office:value="0.00715488" calcext:value-type="float">
            <text:p>0.00715488</text:p>
          </table:table-cell>
          <table:table-cell office:value-type="float" office:value="0.00702666" calcext:value-type="float">
            <text:p>0.00702666</text:p>
          </table:table-cell>
          <table:table-cell office:value-type="float" office:value="0.00694943" calcext:value-type="float">
            <text:p>0.00694943</text:p>
          </table:table-cell>
          <table:table-cell office:value-type="float" office:value="0.0065544" calcext:value-type="float">
            <text:p>0.0065544</text:p>
          </table:table-cell>
          <table:table-cell office:value-type="float" office:value="0.00654634" calcext:value-type="float">
            <text:p>0.00654634</text:p>
          </table:table-cell>
          <table:table-cell office:value-type="float" office:value="0.00653605" calcext:value-type="float">
            <text:p>0.00653605</text:p>
          </table:table-cell>
          <table:table-cell office:value-type="float" office:value="0.0061689" calcext:value-type="float">
            <text:p>0.0061689</text:p>
          </table:table-cell>
          <table:table-cell office:value-type="float" office:value="0.00623621" calcext:value-type="float">
            <text:p>0.00623621</text:p>
          </table:table-cell>
          <table:table-cell office:value-type="float" office:value="0.00615573" calcext:value-type="float">
            <text:p>0.00615573</text:p>
          </table:table-cell>
          <table:table-cell office:value-type="float" office:value="0.00591135" calcext:value-type="float">
            <text:p>0.00591135</text:p>
          </table:table-cell>
          <table:table-cell office:value-type="float" office:value="0.00586216" calcext:value-type="float">
            <text:p>0.00586216</text:p>
          </table:table-cell>
          <table:table-cell office:value-type="float" office:value="0.00555003" calcext:value-type="float">
            <text:p>0.00555003</text:p>
          </table:table-cell>
          <table:table-cell office:value-type="float" office:value="0.00566829" calcext:value-type="float">
            <text:p>0.00566829</text:p>
          </table:table-cell>
          <table:table-cell office:value-type="float" office:value="0.00565434" calcext:value-type="float">
            <text:p>0.00565434</text:p>
          </table:table-cell>
          <table:table-cell office:value-type="float" office:value="0.00547984" calcext:value-type="float">
            <text:p>0.00547984</text:p>
          </table:table-cell>
          <table:table-cell office:value-type="float" office:value="0.00534056" calcext:value-type="float">
            <text:p>0.00534056</text:p>
          </table:table-cell>
          <table:table-cell office:value-type="float" office:value="0.0052555" calcext:value-type="float">
            <text:p>0.0052555</text:p>
          </table:table-cell>
          <table:table-cell office:value-type="float" office:value="0.00528141" calcext:value-type="float">
            <text:p>0.00528141</text:p>
          </table:table-cell>
          <table:table-cell office:value-type="float" office:value="0.00511764" calcext:value-type="float">
            <text:p>0.00511764</text:p>
          </table:table-cell>
          <table:table-cell office:value-type="float" office:value="0.00516164" calcext:value-type="float">
            <text:p>0.00516164</text:p>
          </table:table-cell>
          <table:table-cell office:value-type="float" office:value="0.00493132" calcext:value-type="float">
            <text:p>0.00493132</text:p>
          </table:table-cell>
          <table:table-cell office:value-type="float" office:value="0.0048998" calcext:value-type="float">
            <text:p>0.0048998</text:p>
          </table:table-cell>
          <table:table-cell office:value-type="float" office:value="0.0049023" calcext:value-type="float">
            <text:p>0.0049023</text:p>
          </table:table-cell>
          <table:table-cell office:value-type="float" office:value="0.00484765" calcext:value-type="float">
            <text:p>0.00484765</text:p>
          </table:table-cell>
          <table:table-cell office:value-type="float" office:value="0.00479329" calcext:value-type="float">
            <text:p>0.00479329</text:p>
          </table:table-cell>
          <table:table-cell office:value-type="float" office:value="0.00480723" calcext:value-type="float">
            <text:p>0.00480723</text:p>
          </table:table-cell>
          <table:table-cell office:value-type="float" office:value="0.00440266" calcext:value-type="float">
            <text:p>0.00440266</text:p>
          </table:table-cell>
          <table:table-cell office:value-type="float" office:value="0.00445906" calcext:value-type="float">
            <text:p>0.00445906</text:p>
          </table:table-cell>
          <table:table-cell office:value-type="float" office:value="0.00437426" calcext:value-type="float">
            <text:p>0.00437426</text:p>
          </table:table-cell>
          <table:table-cell office:value-type="float" office:value="0.00447289" calcext:value-type="float">
            <text:p>0.00447289</text:p>
          </table:table-cell>
          <table:table-cell office:value-type="float" office:value="0.00428498" calcext:value-type="float">
            <text:p>0.00428498</text:p>
          </table:table-cell>
          <table:table-cell office:value-type="float" office:value="0.00426003" calcext:value-type="float">
            <text:p>0.00426003</text:p>
          </table:table-cell>
          <table:table-cell/>
          <table:table-cell office:value-type="float" office:value="0.0153521720792914" calcext:value-type="float">
            <text:p>0.015352172079291</text:p>
          </table:table-cell>
          <table:table-cell office:value-type="float" office:value="0.00294908615384615" calcext:value-type="float">
            <text:p>0.002949086153846</text:p>
          </table:table-cell>
          <table:table-cell office:value-type="float" office:value="0.00309334846153846" calcext:value-type="float">
            <text:p>0.003093348461538</text:p>
          </table:table-cell>
          <table:table-cell office:value-type="float" office:value="0.00440798653846154" calcext:value-type="float">
            <text:p>0.004407986538462</text:p>
          </table:table-cell>
          <table:table-cell office:value-type="float" office:value="0.00309334846153846" calcext:value-type="float">
            <text:p>0.003093348461538</text:p>
          </table:table-cell>
          <table:table-cell/>
          <table:table-cell table:formula="of:=ABS([.CE79]-[.$CD79])" office:value-type="float" office:value="0.0124030859254453" calcext:value-type="float">
            <text:p>0.012403085925445</text:p>
          </table:table-cell>
          <table:table-cell table:formula="of:=ABS([.CF79]-[.$CD79])" office:value-type="float" office:value="0.0122588236177529" calcext:value-type="float">
            <text:p>0.012258823617753</text:p>
          </table:table-cell>
          <table:table-cell table:formula="of:=ABS([.CG79]-[.$CD79])" office:value-type="float" office:value="0.0109441855408299" calcext:value-type="float">
            <text:p>0.01094418554083</text:p>
          </table:table-cell>
          <table:table-cell table:formula="of:=ABS([.CH79]-[.$CD79])" office:value-type="float" office:value="0.0122588236177529" calcext:value-type="float">
            <text:p>0.012258823617753</text:p>
          </table:table-cell>
        </table:table-row>
        <table:table-row table:style-name="ro1">
          <table:table-cell/>
          <table:table-cell office:value-type="float" office:value="0.0519954" calcext:value-type="float">
            <text:p>0.0519954</text:p>
          </table:table-cell>
          <table:table-cell office:value-type="float" office:value="0.0448625" calcext:value-type="float">
            <text:p>0.0448625</text:p>
          </table:table-cell>
          <table:table-cell office:value-type="float" office:value="0.0400339" calcext:value-type="float">
            <text:p>0.0400339</text:p>
          </table:table-cell>
          <table:table-cell office:value-type="float" office:value="0.0368118" calcext:value-type="float">
            <text:p>0.0368118</text:p>
          </table:table-cell>
          <table:table-cell office:value-type="float" office:value="0.0335248" calcext:value-type="float">
            <text:p>0.0335248</text:p>
          </table:table-cell>
          <table:table-cell office:value-type="float" office:value="0.0317096" calcext:value-type="float">
            <text:p>0.0317096</text:p>
          </table:table-cell>
          <table:table-cell office:value-type="float" office:value="0.0296071" calcext:value-type="float">
            <text:p>0.0296071</text:p>
          </table:table-cell>
          <table:table-cell office:value-type="float" office:value="0.0280271" calcext:value-type="float">
            <text:p>0.0280271</text:p>
          </table:table-cell>
          <table:table-cell office:value-type="float" office:value="0.0263545" calcext:value-type="float">
            <text:p>0.0263545</text:p>
          </table:table-cell>
          <table:table-cell office:value-type="float" office:value="0.0249428" calcext:value-type="float">
            <text:p>0.0249428</text:p>
          </table:table-cell>
          <table:table-cell office:value-type="float" office:value="0.0237801" calcext:value-type="float">
            <text:p>0.0237801</text:p>
          </table:table-cell>
          <table:table-cell office:value-type="float" office:value="0.0223537" calcext:value-type="float">
            <text:p>0.0223537</text:p>
          </table:table-cell>
          <table:table-cell office:value-type="float" office:value="0.0214889" calcext:value-type="float">
            <text:p>0.0214889</text:p>
          </table:table-cell>
          <table:table-cell office:value-type="float" office:value="0.020388" calcext:value-type="float">
            <text:p>0.020388</text:p>
          </table:table-cell>
          <table:table-cell office:value-type="float" office:value="0.0194298" calcext:value-type="float">
            <text:p>0.0194298</text:p>
          </table:table-cell>
          <table:table-cell office:value-type="float" office:value="0.0185746" calcext:value-type="float">
            <text:p>0.0185746</text:p>
          </table:table-cell>
          <table:table-cell office:value-type="float" office:value="0.0178302" calcext:value-type="float">
            <text:p>0.0178302</text:p>
          </table:table-cell>
          <table:table-cell office:value-type="float" office:value="0.0172547" calcext:value-type="float">
            <text:p>0.0172547</text:p>
          </table:table-cell>
          <table:table-cell office:value-type="float" office:value="0.0164799" calcext:value-type="float">
            <text:p>0.0164799</text:p>
          </table:table-cell>
          <table:table-cell office:value-type="float" office:value="0.0159558" calcext:value-type="float">
            <text:p>0.0159558</text:p>
          </table:table-cell>
          <table:table-cell office:value-type="float" office:value="0.0152428" calcext:value-type="float">
            <text:p>0.0152428</text:p>
          </table:table-cell>
          <table:table-cell office:value-type="float" office:value="0.0147887" calcext:value-type="float">
            <text:p>0.0147887</text:p>
          </table:table-cell>
          <table:table-cell office:value-type="float" office:value="0.0141647" calcext:value-type="float">
            <text:p>0.0141647</text:p>
          </table:table-cell>
          <table:table-cell office:value-type="float" office:value="0.013356" calcext:value-type="float">
            <text:p>0.013356</text:p>
          </table:table-cell>
          <table:table-cell office:value-type="float" office:value="0.0132164" calcext:value-type="float">
            <text:p>0.0132164</text:p>
          </table:table-cell>
          <table:table-cell office:value-type="float" office:value="0.0128292" calcext:value-type="float">
            <text:p>0.0128292</text:p>
          </table:table-cell>
          <table:table-cell office:value-type="float" office:value="0.0124451" calcext:value-type="float">
            <text:p>0.0124451</text:p>
          </table:table-cell>
          <table:table-cell office:value-type="float" office:value="0.0117994" calcext:value-type="float">
            <text:p>0.0117994</text:p>
          </table:table-cell>
          <table:table-cell office:value-type="float" office:value="0.0114649" calcext:value-type="float">
            <text:p>0.0114649</text:p>
          </table:table-cell>
          <table:table-cell office:value-type="float" office:value="0.0113874" calcext:value-type="float">
            <text:p>0.0113874</text:p>
          </table:table-cell>
          <table:table-cell office:value-type="float" office:value="0.0108797" calcext:value-type="float">
            <text:p>0.0108797</text:p>
          </table:table-cell>
          <table:table-cell office:value-type="float" office:value="0.0105559" calcext:value-type="float">
            <text:p>0.0105559</text:p>
          </table:table-cell>
          <table:table-cell office:value-type="float" office:value="0.010287" calcext:value-type="float">
            <text:p>0.010287</text:p>
          </table:table-cell>
          <table:table-cell office:value-type="float" office:value="0.00976707" calcext:value-type="float">
            <text:p>0.00976707</text:p>
          </table:table-cell>
          <table:table-cell office:value-type="float" office:value="0.00993866" calcext:value-type="float">
            <text:p>0.00993866</text:p>
          </table:table-cell>
          <table:table-cell office:value-type="float" office:value="0.00950002" calcext:value-type="float">
            <text:p>0.00950002</text:p>
          </table:table-cell>
          <table:table-cell office:value-type="float" office:value="0.00923048" calcext:value-type="float">
            <text:p>0.00923048</text:p>
          </table:table-cell>
          <table:table-cell office:value-type="float" office:value="0.00894171" calcext:value-type="float">
            <text:p>0.00894171</text:p>
          </table:table-cell>
          <table:table-cell office:value-type="float" office:value="0.0088727" calcext:value-type="float">
            <text:p>0.0088727</text:p>
          </table:table-cell>
          <table:table-cell office:value-type="float" office:value="0.00873683" calcext:value-type="float">
            <text:p>0.00873683</text:p>
          </table:table-cell>
          <table:table-cell office:value-type="float" office:value="0.00842988" calcext:value-type="float">
            <text:p>0.00842988</text:p>
          </table:table-cell>
          <table:table-cell office:value-type="float" office:value="0.00824427" calcext:value-type="float">
            <text:p>0.00824427</text:p>
          </table:table-cell>
          <table:table-cell office:value-type="float" office:value="0.0079597" calcext:value-type="float">
            <text:p>0.0079597</text:p>
          </table:table-cell>
          <table:table-cell office:value-type="float" office:value="0.00782434" calcext:value-type="float">
            <text:p>0.00782434</text:p>
          </table:table-cell>
          <table:table-cell office:value-type="float" office:value="0.00769264" calcext:value-type="float">
            <text:p>0.00769264</text:p>
          </table:table-cell>
          <table:table-cell office:value-type="float" office:value="0.00725281" calcext:value-type="float">
            <text:p>0.00725281</text:p>
          </table:table-cell>
          <table:table-cell office:value-type="float" office:value="0.00729967" calcext:value-type="float">
            <text:p>0.00729967</text:p>
          </table:table-cell>
          <table:table-cell office:value-type="float" office:value="0.00717955" calcext:value-type="float">
            <text:p>0.00717955</text:p>
          </table:table-cell>
          <table:table-cell office:value-type="float" office:value="0.00695517" calcext:value-type="float">
            <text:p>0.00695517</text:p>
          </table:table-cell>
          <table:table-cell office:value-type="float" office:value="0.00687594" calcext:value-type="float">
            <text:p>0.00687594</text:p>
          </table:table-cell>
          <table:table-cell office:value-type="float" office:value="0.0066725" calcext:value-type="float">
            <text:p>0.0066725</text:p>
          </table:table-cell>
          <table:table-cell office:value-type="float" office:value="0.00652189" calcext:value-type="float">
            <text:p>0.00652189</text:p>
          </table:table-cell>
          <table:table-cell office:value-type="float" office:value="0.00650945" calcext:value-type="float">
            <text:p>0.00650945</text:p>
          </table:table-cell>
          <table:table-cell office:value-type="float" office:value="0.00639202" calcext:value-type="float">
            <text:p>0.00639202</text:p>
          </table:table-cell>
          <table:table-cell office:value-type="float" office:value="0.00625934" calcext:value-type="float">
            <text:p>0.00625934</text:p>
          </table:table-cell>
          <table:table-cell office:value-type="float" office:value="0.00607442" calcext:value-type="float">
            <text:p>0.00607442</text:p>
          </table:table-cell>
          <table:table-cell office:value-type="float" office:value="0.00602297" calcext:value-type="float">
            <text:p>0.00602297</text:p>
          </table:table-cell>
          <table:table-cell office:value-type="float" office:value="0.00586876" calcext:value-type="float">
            <text:p>0.00586876</text:p>
          </table:table-cell>
          <table:table-cell office:value-type="float" office:value="0.00576805" calcext:value-type="float">
            <text:p>0.00576805</text:p>
          </table:table-cell>
          <table:table-cell office:value-type="float" office:value="0.00581675" calcext:value-type="float">
            <text:p>0.00581675</text:p>
          </table:table-cell>
          <table:table-cell office:value-type="float" office:value="0.00566555" calcext:value-type="float">
            <text:p>0.00566555</text:p>
          </table:table-cell>
          <table:table-cell office:value-type="float" office:value="0.00559814" calcext:value-type="float">
            <text:p>0.00559814</text:p>
          </table:table-cell>
          <table:table-cell office:value-type="float" office:value="0.00534898" calcext:value-type="float">
            <text:p>0.00534898</text:p>
          </table:table-cell>
          <table:table-cell office:value-type="float" office:value="0.0052191" calcext:value-type="float">
            <text:p>0.0052191</text:p>
          </table:table-cell>
          <table:table-cell office:value-type="float" office:value="0.00521812" calcext:value-type="float">
            <text:p>0.00521812</text:p>
          </table:table-cell>
          <table:table-cell office:value-type="float" office:value="0.00509449" calcext:value-type="float">
            <text:p>0.00509449</text:p>
          </table:table-cell>
          <table:table-cell office:value-type="float" office:value="0.0052117" calcext:value-type="float">
            <text:p>0.0052117</text:p>
          </table:table-cell>
          <table:table-cell office:value-type="float" office:value="0.00506362" calcext:value-type="float">
            <text:p>0.00506362</text:p>
          </table:table-cell>
          <table:table-cell office:value-type="float" office:value="0.00498224" calcext:value-type="float">
            <text:p>0.00498224</text:p>
          </table:table-cell>
          <table:table-cell office:value-type="float" office:value="0.00490651" calcext:value-type="float">
            <text:p>0.00490651</text:p>
          </table:table-cell>
          <table:table-cell office:value-type="float" office:value="0.00481723" calcext:value-type="float">
            <text:p>0.00481723</text:p>
          </table:table-cell>
          <table:table-cell office:value-type="float" office:value="0.00476784" calcext:value-type="float">
            <text:p>0.00476784</text:p>
          </table:table-cell>
          <table:table-cell office:value-type="float" office:value="0.0048258" calcext:value-type="float">
            <text:p>0.0048258</text:p>
          </table:table-cell>
          <table:table-cell office:value-type="float" office:value="0.00460714" calcext:value-type="float">
            <text:p>0.00460714</text:p>
          </table:table-cell>
          <table:table-cell office:value-type="float" office:value="0.00445164" calcext:value-type="float">
            <text:p>0.00445164</text:p>
          </table:table-cell>
          <table:table-cell office:value-type="float" office:value="0.00453796" calcext:value-type="float">
            <text:p>0.00453796</text:p>
          </table:table-cell>
          <table:table-cell office:value-type="float" office:value="0.00437818" calcext:value-type="float">
            <text:p>0.00437818</text:p>
          </table:table-cell>
          <table:table-cell office:value-type="float" office:value="0.0045454" calcext:value-type="float">
            <text:p>0.0045454</text:p>
          </table:table-cell>
          <table:table-cell office:value-type="float" office:value="0.00433044" calcext:value-type="float">
            <text:p>0.00433044</text:p>
          </table:table-cell>
          <table:table-cell/>
          <table:table-cell office:value-type="float" office:value="0.0123154787009701" calcext:value-type="float">
            <text:p>0.01231547870097</text:p>
          </table:table-cell>
          <table:table-cell office:value-type="float" office:value="0.00291077538461538" calcext:value-type="float">
            <text:p>0.002910775384615</text:p>
          </table:table-cell>
          <table:table-cell office:value-type="float" office:value="0.00304482653846154" calcext:value-type="float">
            <text:p>0.003044826538462</text:p>
          </table:table-cell>
          <table:table-cell office:value-type="float" office:value="0.00436236115384615" calcext:value-type="float">
            <text:p>0.004362361153846</text:p>
          </table:table-cell>
          <table:table-cell office:value-type="float" office:value="0.00304482653846154" calcext:value-type="float">
            <text:p>0.003044826538462</text:p>
          </table:table-cell>
          <table:table-cell/>
          <table:table-cell table:formula="of:=ABS([.CE80]-[.$CD80])" office:value-type="float" office:value="0.00940470331635472" calcext:value-type="float">
            <text:p>0.009404703316355</text:p>
          </table:table-cell>
          <table:table-cell table:formula="of:=ABS([.CF80]-[.$CD80])" office:value-type="float" office:value="0.00927065216250856" calcext:value-type="float">
            <text:p>0.009270652162509</text:p>
          </table:table-cell>
          <table:table-cell table:formula="of:=ABS([.CG80]-[.$CD80])" office:value-type="float" office:value="0.00795311754712395" calcext:value-type="float">
            <text:p>0.007953117547124</text:p>
          </table:table-cell>
          <table:table-cell table:formula="of:=ABS([.CH80]-[.$CD80])" office:value-type="float" office:value="0.00927065216250856" calcext:value-type="float">
            <text:p>0.009270652162509</text:p>
          </table:table-cell>
        </table:table-row>
        <table:table-row table:style-name="ro1">
          <table:table-cell/>
          <table:table-cell office:value-type="float" office:value="0.0515684" calcext:value-type="float">
            <text:p>0.0515684</text:p>
          </table:table-cell>
          <table:table-cell office:value-type="float" office:value="0.0451071" calcext:value-type="float">
            <text:p>0.0451071</text:p>
          </table:table-cell>
          <table:table-cell office:value-type="float" office:value="0.0403462" calcext:value-type="float">
            <text:p>0.0403462</text:p>
          </table:table-cell>
          <table:table-cell office:value-type="float" office:value="0.0372201" calcext:value-type="float">
            <text:p>0.0372201</text:p>
          </table:table-cell>
          <table:table-cell office:value-type="float" office:value="0.0343965" calcext:value-type="float">
            <text:p>0.0343965</text:p>
          </table:table-cell>
          <table:table-cell office:value-type="float" office:value="0.031999" calcext:value-type="float">
            <text:p>0.031999</text:p>
          </table:table-cell>
          <table:table-cell office:value-type="float" office:value="0.0299622" calcext:value-type="float">
            <text:p>0.0299622</text:p>
          </table:table-cell>
          <table:table-cell office:value-type="float" office:value="0.0281763" calcext:value-type="float">
            <text:p>0.0281763</text:p>
          </table:table-cell>
          <table:table-cell office:value-type="float" office:value="0.0262587" calcext:value-type="float">
            <text:p>0.0262587</text:p>
          </table:table-cell>
          <table:table-cell office:value-type="float" office:value="0.0252239" calcext:value-type="float">
            <text:p>0.0252239</text:p>
          </table:table-cell>
          <table:table-cell office:value-type="float" office:value="0.0236252" calcext:value-type="float">
            <text:p>0.0236252</text:p>
          </table:table-cell>
          <table:table-cell office:value-type="float" office:value="0.0227072" calcext:value-type="float">
            <text:p>0.0227072</text:p>
          </table:table-cell>
          <table:table-cell office:value-type="float" office:value="0.0213377" calcext:value-type="float">
            <text:p>0.0213377</text:p>
          </table:table-cell>
          <table:table-cell office:value-type="float" office:value="0.0203169" calcext:value-type="float">
            <text:p>0.0203169</text:p>
          </table:table-cell>
          <table:table-cell office:value-type="float" office:value="0.0195011" calcext:value-type="float">
            <text:p>0.0195011</text:p>
          </table:table-cell>
          <table:table-cell office:value-type="float" office:value="0.0186635" calcext:value-type="float">
            <text:p>0.0186635</text:p>
          </table:table-cell>
          <table:table-cell office:value-type="float" office:value="0.0178345" calcext:value-type="float">
            <text:p>0.0178345</text:p>
          </table:table-cell>
          <table:table-cell office:value-type="float" office:value="0.0172372" calcext:value-type="float">
            <text:p>0.0172372</text:p>
          </table:table-cell>
          <table:table-cell office:value-type="float" office:value="0.0163296" calcext:value-type="float">
            <text:p>0.0163296</text:p>
          </table:table-cell>
          <table:table-cell office:value-type="float" office:value="0.0161539" calcext:value-type="float">
            <text:p>0.0161539</text:p>
          </table:table-cell>
          <table:table-cell office:value-type="float" office:value="0.0153765" calcext:value-type="float">
            <text:p>0.0153765</text:p>
          </table:table-cell>
          <table:table-cell office:value-type="float" office:value="0.0147185" calcext:value-type="float">
            <text:p>0.0147185</text:p>
          </table:table-cell>
          <table:table-cell office:value-type="float" office:value="0.014018" calcext:value-type="float">
            <text:p>0.014018</text:p>
          </table:table-cell>
          <table:table-cell office:value-type="float" office:value="0.0133937" calcext:value-type="float">
            <text:p>0.0133937</text:p>
          </table:table-cell>
          <table:table-cell office:value-type="float" office:value="0.0132274" calcext:value-type="float">
            <text:p>0.0132274</text:p>
          </table:table-cell>
          <table:table-cell office:value-type="float" office:value="0.0128348" calcext:value-type="float">
            <text:p>0.0128348</text:p>
          </table:table-cell>
          <table:table-cell office:value-type="float" office:value="0.0124733" calcext:value-type="float">
            <text:p>0.0124733</text:p>
          </table:table-cell>
          <table:table-cell office:value-type="float" office:value="0.0118143" calcext:value-type="float">
            <text:p>0.0118143</text:p>
          </table:table-cell>
          <table:table-cell office:value-type="float" office:value="0.0113553" calcext:value-type="float">
            <text:p>0.0113553</text:p>
          </table:table-cell>
          <table:table-cell office:value-type="float" office:value="0.0111736" calcext:value-type="float">
            <text:p>0.0111736</text:p>
          </table:table-cell>
          <table:table-cell office:value-type="float" office:value="0.0109974" calcext:value-type="float">
            <text:p>0.0109974</text:p>
          </table:table-cell>
          <table:table-cell office:value-type="float" office:value="0.010592" calcext:value-type="float">
            <text:p>0.010592</text:p>
          </table:table-cell>
          <table:table-cell office:value-type="float" office:value="0.0103224" calcext:value-type="float">
            <text:p>0.0103224</text:p>
          </table:table-cell>
          <table:table-cell office:value-type="float" office:value="0.00987331" calcext:value-type="float">
            <text:p>0.00987331</text:p>
          </table:table-cell>
          <table:table-cell office:value-type="float" office:value="0.00960999" calcext:value-type="float">
            <text:p>0.00960999</text:p>
          </table:table-cell>
          <table:table-cell office:value-type="float" office:value="0.00948044" calcext:value-type="float">
            <text:p>0.00948044</text:p>
          </table:table-cell>
          <table:table-cell office:value-type="float" office:value="0.00898654" calcext:value-type="float">
            <text:p>0.00898654</text:p>
          </table:table-cell>
          <table:table-cell office:value-type="float" office:value="0.00884553" calcext:value-type="float">
            <text:p>0.00884553</text:p>
          </table:table-cell>
          <table:table-cell office:value-type="float" office:value="0.00873932" calcext:value-type="float">
            <text:p>0.00873932</text:p>
          </table:table-cell>
          <table:table-cell office:value-type="float" office:value="0.0084672" calcext:value-type="float">
            <text:p>0.0084672</text:p>
          </table:table-cell>
          <table:table-cell office:value-type="float" office:value="0.00834456" calcext:value-type="float">
            <text:p>0.00834456</text:p>
          </table:table-cell>
          <table:table-cell office:value-type="float" office:value="0.00796157" calcext:value-type="float">
            <text:p>0.00796157</text:p>
          </table:table-cell>
          <table:table-cell office:value-type="float" office:value="0.00775562" calcext:value-type="float">
            <text:p>0.00775562</text:p>
          </table:table-cell>
          <table:table-cell office:value-type="float" office:value="0.00786733" calcext:value-type="float">
            <text:p>0.00786733</text:p>
          </table:table-cell>
          <table:table-cell office:value-type="float" office:value="0.00758434" calcext:value-type="float">
            <text:p>0.00758434</text:p>
          </table:table-cell>
          <table:table-cell office:value-type="float" office:value="0.0073653" calcext:value-type="float">
            <text:p>0.0073653</text:p>
          </table:table-cell>
          <table:table-cell office:value-type="float" office:value="0.00723565" calcext:value-type="float">
            <text:p>0.00723565</text:p>
          </table:table-cell>
          <table:table-cell office:value-type="float" office:value="0.00715148" calcext:value-type="float">
            <text:p>0.00715148</text:p>
          </table:table-cell>
          <table:table-cell office:value-type="float" office:value="0.00698222" calcext:value-type="float">
            <text:p>0.00698222</text:p>
          </table:table-cell>
          <table:table-cell office:value-type="float" office:value="0.00676805" calcext:value-type="float">
            <text:p>0.00676805</text:p>
          </table:table-cell>
          <table:table-cell office:value-type="float" office:value="0.00664967" calcext:value-type="float">
            <text:p>0.00664967</text:p>
          </table:table-cell>
          <table:table-cell office:value-type="float" office:value="0.00658585" calcext:value-type="float">
            <text:p>0.00658585</text:p>
          </table:table-cell>
          <table:table-cell office:value-type="float" office:value="0.00653083" calcext:value-type="float">
            <text:p>0.00653083</text:p>
          </table:table-cell>
          <table:table-cell office:value-type="float" office:value="0.00640706" calcext:value-type="float">
            <text:p>0.00640706</text:p>
          </table:table-cell>
          <table:table-cell office:value-type="float" office:value="0.00622083" calcext:value-type="float">
            <text:p>0.00622083</text:p>
          </table:table-cell>
          <table:table-cell office:value-type="float" office:value="0.00587456" calcext:value-type="float">
            <text:p>0.00587456</text:p>
          </table:table-cell>
          <table:table-cell office:value-type="float" office:value="0.00592381" calcext:value-type="float">
            <text:p>0.00592381</text:p>
          </table:table-cell>
          <table:table-cell office:value-type="float" office:value="0.00594541" calcext:value-type="float">
            <text:p>0.00594541</text:p>
          </table:table-cell>
          <table:table-cell office:value-type="float" office:value="0.00579073" calcext:value-type="float">
            <text:p>0.00579073</text:p>
          </table:table-cell>
          <table:table-cell office:value-type="float" office:value="0.00583532" calcext:value-type="float">
            <text:p>0.00583532</text:p>
          </table:table-cell>
          <table:table-cell office:value-type="float" office:value="0.00556109" calcext:value-type="float">
            <text:p>0.00556109</text:p>
          </table:table-cell>
          <table:table-cell office:value-type="float" office:value="0.0055132" calcext:value-type="float">
            <text:p>0.0055132</text:p>
          </table:table-cell>
          <table:table-cell office:value-type="float" office:value="0.00542561" calcext:value-type="float">
            <text:p>0.00542561</text:p>
          </table:table-cell>
          <table:table-cell office:value-type="float" office:value="0.00534291" calcext:value-type="float">
            <text:p>0.00534291</text:p>
          </table:table-cell>
          <table:table-cell office:value-type="float" office:value="0.0052001" calcext:value-type="float">
            <text:p>0.0052001</text:p>
          </table:table-cell>
          <table:table-cell office:value-type="float" office:value="0.00512133" calcext:value-type="float">
            <text:p>0.00512133</text:p>
          </table:table-cell>
          <table:table-cell office:value-type="float" office:value="0.00494919" calcext:value-type="float">
            <text:p>0.00494919</text:p>
          </table:table-cell>
          <table:table-cell office:value-type="float" office:value="0.00505171" calcext:value-type="float">
            <text:p>0.00505171</text:p>
          </table:table-cell>
          <table:table-cell office:value-type="float" office:value="0.00491141" calcext:value-type="float">
            <text:p>0.00491141</text:p>
          </table:table-cell>
          <table:table-cell office:value-type="float" office:value="0.00500765" calcext:value-type="float">
            <text:p>0.00500765</text:p>
          </table:table-cell>
          <table:table-cell office:value-type="float" office:value="0.00468997" calcext:value-type="float">
            <text:p>0.00468997</text:p>
          </table:table-cell>
          <table:table-cell office:value-type="float" office:value="0.00465505" calcext:value-type="float">
            <text:p>0.00465505</text:p>
          </table:table-cell>
          <table:table-cell office:value-type="float" office:value="0.00471325" calcext:value-type="float">
            <text:p>0.00471325</text:p>
          </table:table-cell>
          <table:table-cell office:value-type="float" office:value="0.00466805" calcext:value-type="float">
            <text:p>0.00466805</text:p>
          </table:table-cell>
          <table:table-cell office:value-type="float" office:value="0.00468106" calcext:value-type="float">
            <text:p>0.00468106</text:p>
          </table:table-cell>
          <table:table-cell office:value-type="float" office:value="0.00454064" calcext:value-type="float">
            <text:p>0.00454064</text:p>
          </table:table-cell>
          <table:table-cell office:value-type="float" office:value="0.00447705" calcext:value-type="float">
            <text:p>0.00447705</text:p>
          </table:table-cell>
          <table:table-cell office:value-type="float" office:value="0.0042999" calcext:value-type="float">
            <text:p>0.0042999</text:p>
          </table:table-cell>
          <table:table-cell office:value-type="float" office:value="0.00414602" calcext:value-type="float">
            <text:p>0.00414602</text:p>
          </table:table-cell>
          <table:table-cell/>
          <table:table-cell office:value-type="float" office:value="0.0272458878110502" calcext:value-type="float">
            <text:p>0.02724588781105</text:p>
          </table:table-cell>
          <table:table-cell office:value-type="float" office:value="0.002868805" calcext:value-type="float">
            <text:p>0.002868805</text:p>
          </table:table-cell>
          <table:table-cell office:value-type="float" office:value="0.00301472653846154" calcext:value-type="float">
            <text:p>0.003014726538462</text:p>
          </table:table-cell>
          <table:table-cell office:value-type="float" office:value="0.00428109423076923" calcext:value-type="float">
            <text:p>0.004281094230769</text:p>
          </table:table-cell>
          <table:table-cell office:value-type="float" office:value="0.00301472653846154" calcext:value-type="float">
            <text:p>0.003014726538462</text:p>
          </table:table-cell>
          <table:table-cell/>
          <table:table-cell table:formula="of:=ABS([.CE81]-[.$CD81])" office:value-type="float" office:value="0.0243770828110502" calcext:value-type="float">
            <text:p>0.02437708281105</text:p>
          </table:table-cell>
          <table:table-cell table:formula="of:=ABS([.CF81]-[.$CD81])" office:value-type="float" office:value="0.0242311612725887" calcext:value-type="float">
            <text:p>0.024231161272589</text:p>
          </table:table-cell>
          <table:table-cell table:formula="of:=ABS([.CG81]-[.$CD81])" office:value-type="float" office:value="0.022964793580281" calcext:value-type="float">
            <text:p>0.022964793580281</text:p>
          </table:table-cell>
          <table:table-cell table:formula="of:=ABS([.CH81]-[.$CD81])" office:value-type="float" office:value="0.0242311612725887" calcext:value-type="float">
            <text:p>0.024231161272589</text:p>
          </table:table-cell>
        </table:table-row>
        <table:table-row table:style-name="ro1">
          <table:table-cell/>
          <table:table-cell office:value-type="float" office:value="0.0544745" calcext:value-type="float">
            <text:p>0.0544745</text:p>
          </table:table-cell>
          <table:table-cell office:value-type="float" office:value="0.0463924" calcext:value-type="float">
            <text:p>0.0463924</text:p>
          </table:table-cell>
          <table:table-cell office:value-type="float" office:value="0.041236" calcext:value-type="float">
            <text:p>0.041236</text:p>
          </table:table-cell>
          <table:table-cell office:value-type="float" office:value="0.0376836" calcext:value-type="float">
            <text:p>0.0376836</text:p>
          </table:table-cell>
          <table:table-cell office:value-type="float" office:value="0.0339789" calcext:value-type="float">
            <text:p>0.0339789</text:p>
          </table:table-cell>
          <table:table-cell office:value-type="float" office:value="0.0317642" calcext:value-type="float">
            <text:p>0.0317642</text:p>
          </table:table-cell>
          <table:table-cell office:value-type="float" office:value="0.0300216" calcext:value-type="float">
            <text:p>0.0300216</text:p>
          </table:table-cell>
          <table:table-cell office:value-type="float" office:value="0.0278776" calcext:value-type="float">
            <text:p>0.0278776</text:p>
          </table:table-cell>
          <table:table-cell office:value-type="float" office:value="0.0264542" calcext:value-type="float">
            <text:p>0.0264542</text:p>
          </table:table-cell>
          <table:table-cell office:value-type="float" office:value="0.0250769" calcext:value-type="float">
            <text:p>0.0250769</text:p>
          </table:table-cell>
          <table:table-cell office:value-type="float" office:value="0.0239622" calcext:value-type="float">
            <text:p>0.0239622</text:p>
          </table:table-cell>
          <table:table-cell office:value-type="float" office:value="0.0226751" calcext:value-type="float">
            <text:p>0.0226751</text:p>
          </table:table-cell>
          <table:table-cell office:value-type="float" office:value="0.0213999" calcext:value-type="float">
            <text:p>0.0213999</text:p>
          </table:table-cell>
          <table:table-cell office:value-type="float" office:value="0.0205714" calcext:value-type="float">
            <text:p>0.0205714</text:p>
          </table:table-cell>
          <table:table-cell office:value-type="float" office:value="0.0193731" calcext:value-type="float">
            <text:p>0.0193731</text:p>
          </table:table-cell>
          <table:table-cell office:value-type="float" office:value="0.0185008" calcext:value-type="float">
            <text:p>0.0185008</text:p>
          </table:table-cell>
          <table:table-cell office:value-type="float" office:value="0.0176124" calcext:value-type="float">
            <text:p>0.0176124</text:p>
          </table:table-cell>
          <table:table-cell office:value-type="float" office:value="0.0168199" calcext:value-type="float">
            <text:p>0.0168199</text:p>
          </table:table-cell>
          <table:table-cell office:value-type="float" office:value="0.0163698" calcext:value-type="float">
            <text:p>0.0163698</text:p>
          </table:table-cell>
          <table:table-cell office:value-type="float" office:value="0.0159207" calcext:value-type="float">
            <text:p>0.0159207</text:p>
          </table:table-cell>
          <table:table-cell office:value-type="float" office:value="0.0150673" calcext:value-type="float">
            <text:p>0.0150673</text:p>
          </table:table-cell>
          <table:table-cell office:value-type="float" office:value="0.0142672" calcext:value-type="float">
            <text:p>0.0142672</text:p>
          </table:table-cell>
          <table:table-cell office:value-type="float" office:value="0.0139677" calcext:value-type="float">
            <text:p>0.0139677</text:p>
          </table:table-cell>
          <table:table-cell office:value-type="float" office:value="0.0133861" calcext:value-type="float">
            <text:p>0.0133861</text:p>
          </table:table-cell>
          <table:table-cell office:value-type="float" office:value="0.012962" calcext:value-type="float">
            <text:p>0.012962</text:p>
          </table:table-cell>
          <table:table-cell office:value-type="float" office:value="0.0127111" calcext:value-type="float">
            <text:p>0.0127111</text:p>
          </table:table-cell>
          <table:table-cell office:value-type="float" office:value="0.0124928" calcext:value-type="float">
            <text:p>0.0124928</text:p>
          </table:table-cell>
          <table:table-cell office:value-type="float" office:value="0.0117225" calcext:value-type="float">
            <text:p>0.0117225</text:p>
          </table:table-cell>
          <table:table-cell office:value-type="float" office:value="0.0113718" calcext:value-type="float">
            <text:p>0.0113718</text:p>
          </table:table-cell>
          <table:table-cell office:value-type="float" office:value="0.0112783" calcext:value-type="float">
            <text:p>0.0112783</text:p>
          </table:table-cell>
          <table:table-cell office:value-type="float" office:value="0.0107321" calcext:value-type="float">
            <text:p>0.0107321</text:p>
          </table:table-cell>
          <table:table-cell office:value-type="float" office:value="0.0103518" calcext:value-type="float">
            <text:p>0.0103518</text:p>
          </table:table-cell>
          <table:table-cell office:value-type="float" office:value="0.0103734" calcext:value-type="float">
            <text:p>0.0103734</text:p>
          </table:table-cell>
          <table:table-cell office:value-type="float" office:value="0.0098688" calcext:value-type="float">
            <text:p>0.0098688</text:p>
          </table:table-cell>
          <table:table-cell office:value-type="float" office:value="0.00949842" calcext:value-type="float">
            <text:p>0.00949842</text:p>
          </table:table-cell>
          <table:table-cell office:value-type="float" office:value="0.00940964" calcext:value-type="float">
            <text:p>0.00940964</text:p>
          </table:table-cell>
          <table:table-cell office:value-type="float" office:value="0.00910399" calcext:value-type="float">
            <text:p>0.00910399</text:p>
          </table:table-cell>
          <table:table-cell office:value-type="float" office:value="0.00880206" calcext:value-type="float">
            <text:p>0.00880206</text:p>
          </table:table-cell>
          <table:table-cell office:value-type="float" office:value="0.00869944" calcext:value-type="float">
            <text:p>0.00869944</text:p>
          </table:table-cell>
          <table:table-cell office:value-type="float" office:value="0.0084144" calcext:value-type="float">
            <text:p>0.0084144</text:p>
          </table:table-cell>
          <table:table-cell office:value-type="float" office:value="0.0084285" calcext:value-type="float">
            <text:p>0.0084285</text:p>
          </table:table-cell>
          <table:table-cell office:value-type="float" office:value="0.00783497" calcext:value-type="float">
            <text:p>0.00783497</text:p>
          </table:table-cell>
          <table:table-cell office:value-type="float" office:value="0.00782537" calcext:value-type="float">
            <text:p>0.00782537</text:p>
          </table:table-cell>
          <table:table-cell office:value-type="float" office:value="0.00763768" calcext:value-type="float">
            <text:p>0.00763768</text:p>
          </table:table-cell>
          <table:table-cell office:value-type="float" office:value="0.00745083" calcext:value-type="float">
            <text:p>0.00745083</text:p>
          </table:table-cell>
          <table:table-cell office:value-type="float" office:value="0.00736392" calcext:value-type="float">
            <text:p>0.00736392</text:p>
          </table:table-cell>
          <table:table-cell office:value-type="float" office:value="0.00734565" calcext:value-type="float">
            <text:p>0.00734565</text:p>
          </table:table-cell>
          <table:table-cell office:value-type="float" office:value="0.00705021" calcext:value-type="float">
            <text:p>0.00705021</text:p>
          </table:table-cell>
          <table:table-cell office:value-type="float" office:value="0.00684644" calcext:value-type="float">
            <text:p>0.00684644</text:p>
          </table:table-cell>
          <table:table-cell office:value-type="float" office:value="0.00690425" calcext:value-type="float">
            <text:p>0.00690425</text:p>
          </table:table-cell>
          <table:table-cell office:value-type="float" office:value="0.0065975" calcext:value-type="float">
            <text:p>0.0065975</text:p>
          </table:table-cell>
          <table:table-cell office:value-type="float" office:value="0.00640425" calcext:value-type="float">
            <text:p>0.00640425</text:p>
          </table:table-cell>
          <table:table-cell office:value-type="float" office:value="0.00658986" calcext:value-type="float">
            <text:p>0.00658986</text:p>
          </table:table-cell>
          <table:table-cell office:value-type="float" office:value="0.00628579" calcext:value-type="float">
            <text:p>0.00628579</text:p>
          </table:table-cell>
          <table:table-cell office:value-type="float" office:value="0.0060732" calcext:value-type="float">
            <text:p>0.0060732</text:p>
          </table:table-cell>
          <table:table-cell office:value-type="float" office:value="0.00593625" calcext:value-type="float">
            <text:p>0.00593625</text:p>
          </table:table-cell>
          <table:table-cell office:value-type="float" office:value="0.00595248" calcext:value-type="float">
            <text:p>0.00595248</text:p>
          </table:table-cell>
          <table:table-cell office:value-type="float" office:value="0.00563288" calcext:value-type="float">
            <text:p>0.00563288</text:p>
          </table:table-cell>
          <table:table-cell office:value-type="float" office:value="0.00568692" calcext:value-type="float">
            <text:p>0.00568692</text:p>
          </table:table-cell>
          <table:table-cell office:value-type="float" office:value="0.00555627" calcext:value-type="float">
            <text:p>0.00555627</text:p>
          </table:table-cell>
          <table:table-cell office:value-type="float" office:value="0.00555658" calcext:value-type="float">
            <text:p>0.00555658</text:p>
          </table:table-cell>
          <table:table-cell office:value-type="float" office:value="0.00531094" calcext:value-type="float">
            <text:p>0.00531094</text:p>
          </table:table-cell>
          <table:table-cell office:value-type="float" office:value="0.0052277" calcext:value-type="float">
            <text:p>0.0052277</text:p>
          </table:table-cell>
          <table:table-cell office:value-type="float" office:value="0.00513806" calcext:value-type="float">
            <text:p>0.00513806</text:p>
          </table:table-cell>
          <table:table-cell office:value-type="float" office:value="0.00511707" calcext:value-type="float">
            <text:p>0.00511707</text:p>
          </table:table-cell>
          <table:table-cell office:value-type="float" office:value="0.0050998" calcext:value-type="float">
            <text:p>0.0050998</text:p>
          </table:table-cell>
          <table:table-cell office:value-type="float" office:value="0.00496932" calcext:value-type="float">
            <text:p>0.00496932</text:p>
          </table:table-cell>
          <table:table-cell office:value-type="float" office:value="0.00509244" calcext:value-type="float">
            <text:p>0.00509244</text:p>
          </table:table-cell>
          <table:table-cell office:value-type="float" office:value="0.0049764" calcext:value-type="float">
            <text:p>0.0049764</text:p>
          </table:table-cell>
          <table:table-cell office:value-type="float" office:value="0.00479131" calcext:value-type="float">
            <text:p>0.00479131</text:p>
          </table:table-cell>
          <table:table-cell office:value-type="float" office:value="0.00473949" calcext:value-type="float">
            <text:p>0.00473949</text:p>
          </table:table-cell>
          <table:table-cell office:value-type="float" office:value="0.00459852" calcext:value-type="float">
            <text:p>0.00459852</text:p>
          </table:table-cell>
          <table:table-cell office:value-type="float" office:value="0.00467193" calcext:value-type="float">
            <text:p>0.00467193</text:p>
          </table:table-cell>
          <table:table-cell office:value-type="float" office:value="0.00457896" calcext:value-type="float">
            <text:p>0.00457896</text:p>
          </table:table-cell>
          <table:table-cell office:value-type="float" office:value="0.00449364" calcext:value-type="float">
            <text:p>0.00449364</text:p>
          </table:table-cell>
          <table:table-cell office:value-type="float" office:value="0.00454575" calcext:value-type="float">
            <text:p>0.00454575</text:p>
          </table:table-cell>
          <table:table-cell office:value-type="float" office:value="0.00438612" calcext:value-type="float">
            <text:p>0.00438612</text:p>
          </table:table-cell>
          <table:table-cell office:value-type="float" office:value="0.00437516" calcext:value-type="float">
            <text:p>0.00437516</text:p>
          </table:table-cell>
          <table:table-cell office:value-type="float" office:value="0.00428129" calcext:value-type="float">
            <text:p>0.00428129</text:p>
          </table:table-cell>
          <table:table-cell table:number-columns-repeated="7"/>
          <table:table-cell table:formula="of:=SUM([.CJ3:.CJ81])" office:value-type="float" office:value="0.324714255876131" calcext:value-type="float">
            <text:p>0.324714255876131</text:p>
          </table:table-cell>
          <table:table-cell table:formula="of:=SUM([.CK3:.CK81])" office:value-type="float" office:value="0.345620530594199" calcext:value-type="float">
            <text:p>0.345620530594199</text:p>
          </table:table-cell>
          <table:table-cell table:formula="of:=SUM([.CL3:.CL81])" office:value-type="float" office:value="0.477477298697402" calcext:value-type="float">
            <text:p>0.477477298697402</text:p>
          </table:table-cell>
          <table:table-cell table:formula="of:=SUM([.CM3:.CM81])" office:value-type="float" office:value="0.345620530594199" calcext:value-type="float">
            <text:p>0.345620530594199</text:p>
          </table:table-cell>
        </table:table-row>
        <table:table-row table:style-name="ro1">
          <table:table-cell/>
          <table:table-cell office:value-type="float" office:value="0.0508533" calcext:value-type="float">
            <text:p>0.0508533</text:p>
          </table:table-cell>
          <table:table-cell office:value-type="float" office:value="0.0438061" calcext:value-type="float">
            <text:p>0.0438061</text:p>
          </table:table-cell>
          <table:table-cell office:value-type="float" office:value="0.0394282" calcext:value-type="float">
            <text:p>0.0394282</text:p>
          </table:table-cell>
          <table:table-cell office:value-type="float" office:value="0.0362535" calcext:value-type="float">
            <text:p>0.0362535</text:p>
          </table:table-cell>
          <table:table-cell office:value-type="float" office:value="0.0335966" calcext:value-type="float">
            <text:p>0.0335966</text:p>
          </table:table-cell>
          <table:table-cell office:value-type="float" office:value="0.0313429" calcext:value-type="float">
            <text:p>0.0313429</text:p>
          </table:table-cell>
          <table:table-cell office:value-type="float" office:value="0.0296595" calcext:value-type="float">
            <text:p>0.0296595</text:p>
          </table:table-cell>
          <table:table-cell office:value-type="float" office:value="0.0277052" calcext:value-type="float">
            <text:p>0.0277052</text:p>
          </table:table-cell>
          <table:table-cell office:value-type="float" office:value="0.0260525" calcext:value-type="float">
            <text:p>0.0260525</text:p>
          </table:table-cell>
          <table:table-cell office:value-type="float" office:value="0.0250468" calcext:value-type="float">
            <text:p>0.0250468</text:p>
          </table:table-cell>
          <table:table-cell office:value-type="float" office:value="0.0236033" calcext:value-type="float">
            <text:p>0.0236033</text:p>
          </table:table-cell>
          <table:table-cell office:value-type="float" office:value="0.0224614" calcext:value-type="float">
            <text:p>0.0224614</text:p>
          </table:table-cell>
          <table:table-cell office:value-type="float" office:value="0.0216591" calcext:value-type="float">
            <text:p>0.0216591</text:p>
          </table:table-cell>
          <table:table-cell office:value-type="float" office:value="0.020484" calcext:value-type="float">
            <text:p>0.020484</text:p>
          </table:table-cell>
          <table:table-cell office:value-type="float" office:value="0.0196867" calcext:value-type="float">
            <text:p>0.0196867</text:p>
          </table:table-cell>
          <table:table-cell office:value-type="float" office:value="0.0189765" calcext:value-type="float">
            <text:p>0.0189765</text:p>
          </table:table-cell>
          <table:table-cell office:value-type="float" office:value="0.018099" calcext:value-type="float">
            <text:p>0.018099</text:p>
          </table:table-cell>
          <table:table-cell office:value-type="float" office:value="0.0172247" calcext:value-type="float">
            <text:p>0.0172247</text:p>
          </table:table-cell>
          <table:table-cell office:value-type="float" office:value="0.0165815" calcext:value-type="float">
            <text:p>0.0165815</text:p>
          </table:table-cell>
          <table:table-cell office:value-type="float" office:value="0.0160872" calcext:value-type="float">
            <text:p>0.0160872</text:p>
          </table:table-cell>
          <table:table-cell office:value-type="float" office:value="0.0152971" calcext:value-type="float">
            <text:p>0.0152971</text:p>
          </table:table-cell>
          <table:table-cell office:value-type="float" office:value="0.0147099" calcext:value-type="float">
            <text:p>0.0147099</text:p>
          </table:table-cell>
          <table:table-cell office:value-type="float" office:value="0.0141411" calcext:value-type="float">
            <text:p>0.0141411</text:p>
          </table:table-cell>
          <table:table-cell office:value-type="float" office:value="0.0136693" calcext:value-type="float">
            <text:p>0.0136693</text:p>
          </table:table-cell>
          <table:table-cell office:value-type="float" office:value="0.0131401" calcext:value-type="float">
            <text:p>0.0131401</text:p>
          </table:table-cell>
          <table:table-cell office:value-type="float" office:value="0.0129745" calcext:value-type="float">
            <text:p>0.0129745</text:p>
          </table:table-cell>
          <table:table-cell office:value-type="float" office:value="0.0124336" calcext:value-type="float">
            <text:p>0.0124336</text:p>
          </table:table-cell>
          <table:table-cell office:value-type="float" office:value="0.011927" calcext:value-type="float">
            <text:p>0.011927</text:p>
          </table:table-cell>
          <table:table-cell office:value-type="float" office:value="0.0118057" calcext:value-type="float">
            <text:p>0.0118057</text:p>
          </table:table-cell>
          <table:table-cell office:value-type="float" office:value="0.0112113" calcext:value-type="float">
            <text:p>0.0112113</text:p>
          </table:table-cell>
          <table:table-cell office:value-type="float" office:value="0.0110047" calcext:value-type="float">
            <text:p>0.0110047</text:p>
          </table:table-cell>
          <table:table-cell office:value-type="float" office:value="0.0106339" calcext:value-type="float">
            <text:p>0.0106339</text:p>
          </table:table-cell>
          <table:table-cell office:value-type="float" office:value="0.0103627" calcext:value-type="float">
            <text:p>0.0103627</text:p>
          </table:table-cell>
          <table:table-cell office:value-type="float" office:value="0.0100867" calcext:value-type="float">
            <text:p>0.0100867</text:p>
          </table:table-cell>
          <table:table-cell office:value-type="float" office:value="0.00965364" calcext:value-type="float">
            <text:p>0.00965364</text:p>
          </table:table-cell>
          <table:table-cell office:value-type="float" office:value="0.00950777" calcext:value-type="float">
            <text:p>0.00950777</text:p>
          </table:table-cell>
          <table:table-cell office:value-type="float" office:value="0.00928249" calcext:value-type="float">
            <text:p>0.00928249</text:p>
          </table:table-cell>
          <table:table-cell office:value-type="float" office:value="0.00923816" calcext:value-type="float">
            <text:p>0.00923816</text:p>
          </table:table-cell>
          <table:table-cell office:value-type="float" office:value="0.0088068" calcext:value-type="float">
            <text:p>0.0088068</text:p>
          </table:table-cell>
          <table:table-cell office:value-type="float" office:value="0.00838409" calcext:value-type="float">
            <text:p>0.00838409</text:p>
          </table:table-cell>
          <table:table-cell office:value-type="float" office:value="0.00842661" calcext:value-type="float">
            <text:p>0.00842661</text:p>
          </table:table-cell>
          <table:table-cell office:value-type="float" office:value="0.00835235" calcext:value-type="float">
            <text:p>0.00835235</text:p>
          </table:table-cell>
          <table:table-cell office:value-type="float" office:value="0.00805168" calcext:value-type="float">
            <text:p>0.00805168</text:p>
          </table:table-cell>
          <table:table-cell office:value-type="float" office:value="0.00795339" calcext:value-type="float">
            <text:p>0.00795339</text:p>
          </table:table-cell>
          <table:table-cell office:value-type="float" office:value="0.00757706" calcext:value-type="float">
            <text:p>0.00757706</text:p>
          </table:table-cell>
          <table:table-cell office:value-type="float" office:value="0.00746848" calcext:value-type="float">
            <text:p>0.00746848</text:p>
          </table:table-cell>
          <table:table-cell office:value-type="float" office:value="0.00756647" calcext:value-type="float">
            <text:p>0.00756647</text:p>
          </table:table-cell>
          <table:table-cell office:value-type="float" office:value="0.00716986" calcext:value-type="float">
            <text:p>0.00716986</text:p>
          </table:table-cell>
          <table:table-cell office:value-type="float" office:value="0.00704814" calcext:value-type="float">
            <text:p>0.00704814</text:p>
          </table:table-cell>
          <table:table-cell office:value-type="float" office:value="0.00687781" calcext:value-type="float">
            <text:p>0.00687781</text:p>
          </table:table-cell>
          <table:table-cell office:value-type="float" office:value="0.00692923" calcext:value-type="float">
            <text:p>0.00692923</text:p>
          </table:table-cell>
          <table:table-cell office:value-type="float" office:value="0.00659472" calcext:value-type="float">
            <text:p>0.00659472</text:p>
          </table:table-cell>
          <table:table-cell office:value-type="float" office:value="0.0064431" calcext:value-type="float">
            <text:p>0.0064431</text:p>
          </table:table-cell>
          <table:table-cell office:value-type="float" office:value="0.00644773" calcext:value-type="float">
            <text:p>0.00644773</text:p>
          </table:table-cell>
          <table:table-cell office:value-type="float" office:value="0.00627245" calcext:value-type="float">
            <text:p>0.00627245</text:p>
          </table:table-cell>
          <table:table-cell office:value-type="float" office:value="0.00626342" calcext:value-type="float">
            <text:p>0.00626342</text:p>
          </table:table-cell>
          <table:table-cell office:value-type="float" office:value="0.00598831" calcext:value-type="float">
            <text:p>0.00598831</text:p>
          </table:table-cell>
          <table:table-cell office:value-type="float" office:value="0.00596291" calcext:value-type="float">
            <text:p>0.00596291</text:p>
          </table:table-cell>
          <table:table-cell office:value-type="float" office:value="0.00574043" calcext:value-type="float">
            <text:p>0.00574043</text:p>
          </table:table-cell>
          <table:table-cell office:value-type="float" office:value="0.00577189" calcext:value-type="float">
            <text:p>0.00577189</text:p>
          </table:table-cell>
          <table:table-cell office:value-type="float" office:value="0.00574402" calcext:value-type="float">
            <text:p>0.00574402</text:p>
          </table:table-cell>
          <table:table-cell office:value-type="float" office:value="0.00560733" calcext:value-type="float">
            <text:p>0.00560733</text:p>
          </table:table-cell>
          <table:table-cell office:value-type="float" office:value="0.00560745" calcext:value-type="float">
            <text:p>0.00560745</text:p>
          </table:table-cell>
          <table:table-cell office:value-type="float" office:value="0.00546581" calcext:value-type="float">
            <text:p>0.00546581</text:p>
          </table:table-cell>
          <table:table-cell office:value-type="float" office:value="0.00530188" calcext:value-type="float">
            <text:p>0.00530188</text:p>
          </table:table-cell>
          <table:table-cell office:value-type="float" office:value="0.00522064" calcext:value-type="float">
            <text:p>0.00522064</text:p>
          </table:table-cell>
          <table:table-cell office:value-type="float" office:value="0.0052381" calcext:value-type="float">
            <text:p>0.0052381</text:p>
          </table:table-cell>
          <table:table-cell office:value-type="float" office:value="0.00510338" calcext:value-type="float">
            <text:p>0.00510338</text:p>
          </table:table-cell>
          <table:table-cell office:value-type="float" office:value="0.00497341" calcext:value-type="float">
            <text:p>0.00497341</text:p>
          </table:table-cell>
          <table:table-cell office:value-type="float" office:value="0.00500073" calcext:value-type="float">
            <text:p>0.00500073</text:p>
          </table:table-cell>
          <table:table-cell office:value-type="float" office:value="0.00467382" calcext:value-type="float">
            <text:p>0.00467382</text:p>
          </table:table-cell>
          <table:table-cell office:value-type="float" office:value="0.00472318" calcext:value-type="float">
            <text:p>0.00472318</text:p>
          </table:table-cell>
          <table:table-cell office:value-type="float" office:value="0.00475148" calcext:value-type="float">
            <text:p>0.00475148</text:p>
          </table:table-cell>
          <table:table-cell office:value-type="float" office:value="0.00459259" calcext:value-type="float">
            <text:p>0.00459259</text:p>
          </table:table-cell>
          <table:table-cell office:value-type="float" office:value="0.00443784" calcext:value-type="float">
            <text:p>0.00443784</text:p>
          </table:table-cell>
          <table:table-cell office:value-type="float" office:value="0.00452817" calcext:value-type="float">
            <text:p>0.00452817</text:p>
          </table:table-cell>
          <table:table-cell office:value-type="float" office:value="0.00429501" calcext:value-type="float">
            <text:p>0.00429501</text:p>
          </table:table-cell>
          <table:table-cell office:value-type="float" office:value="0.00441504" calcext:value-type="float">
            <text:p>0.00441504</text:p>
          </table:table-cell>
          <table:table-cell office:value-type="float" office:value="0.00453536" calcext:value-type="float">
            <text:p>0.004535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553615" calcext:value-type="float">
            <text:p>0.0553615</text:p>
          </table:table-cell>
          <table:table-cell office:value-type="float" office:value="0.0464298" calcext:value-type="float">
            <text:p>0.0464298</text:p>
          </table:table-cell>
          <table:table-cell office:value-type="float" office:value="0.0408199" calcext:value-type="float">
            <text:p>0.0408199</text:p>
          </table:table-cell>
          <table:table-cell office:value-type="float" office:value="0.0369799" calcext:value-type="float">
            <text:p>0.0369799</text:p>
          </table:table-cell>
          <table:table-cell office:value-type="float" office:value="0.0339019" calcext:value-type="float">
            <text:p>0.0339019</text:p>
          </table:table-cell>
          <table:table-cell office:value-type="float" office:value="0.031749" calcext:value-type="float">
            <text:p>0.031749</text:p>
          </table:table-cell>
          <table:table-cell office:value-type="float" office:value="0.0296128" calcext:value-type="float">
            <text:p>0.0296128</text:p>
          </table:table-cell>
          <table:table-cell office:value-type="float" office:value="0.0276264" calcext:value-type="float">
            <text:p>0.0276264</text:p>
          </table:table-cell>
          <table:table-cell office:value-type="float" office:value="0.0265914" calcext:value-type="float">
            <text:p>0.0265914</text:p>
          </table:table-cell>
          <table:table-cell office:value-type="float" office:value="0.0250323" calcext:value-type="float">
            <text:p>0.0250323</text:p>
          </table:table-cell>
          <table:table-cell office:value-type="float" office:value="0.0237434" calcext:value-type="float">
            <text:p>0.0237434</text:p>
          </table:table-cell>
          <table:table-cell office:value-type="float" office:value="0.0224013" calcext:value-type="float">
            <text:p>0.0224013</text:p>
          </table:table-cell>
          <table:table-cell office:value-type="float" office:value="0.0212119" calcext:value-type="float">
            <text:p>0.0212119</text:p>
          </table:table-cell>
          <table:table-cell office:value-type="float" office:value="0.0204358" calcext:value-type="float">
            <text:p>0.0204358</text:p>
          </table:table-cell>
          <table:table-cell office:value-type="float" office:value="0.0194008" calcext:value-type="float">
            <text:p>0.0194008</text:p>
          </table:table-cell>
          <table:table-cell office:value-type="float" office:value="0.0186585" calcext:value-type="float">
            <text:p>0.0186585</text:p>
          </table:table-cell>
          <table:table-cell office:value-type="float" office:value="0.0176985" calcext:value-type="float">
            <text:p>0.0176985</text:p>
          </table:table-cell>
          <table:table-cell office:value-type="float" office:value="0.0170442" calcext:value-type="float">
            <text:p>0.0170442</text:p>
          </table:table-cell>
          <table:table-cell office:value-type="float" office:value="0.0162773" calcext:value-type="float">
            <text:p>0.0162773</text:p>
          </table:table-cell>
          <table:table-cell office:value-type="float" office:value="0.0158903" calcext:value-type="float">
            <text:p>0.0158903</text:p>
          </table:table-cell>
          <table:table-cell office:value-type="float" office:value="0.0151269" calcext:value-type="float">
            <text:p>0.0151269</text:p>
          </table:table-cell>
          <table:table-cell office:value-type="float" office:value="0.0144394" calcext:value-type="float">
            <text:p>0.0144394</text:p>
          </table:table-cell>
          <table:table-cell office:value-type="float" office:value="0.0140739" calcext:value-type="float">
            <text:p>0.0140739</text:p>
          </table:table-cell>
          <table:table-cell office:value-type="float" office:value="0.0134287" calcext:value-type="float">
            <text:p>0.0134287</text:p>
          </table:table-cell>
          <table:table-cell office:value-type="float" office:value="0.0130608" calcext:value-type="float">
            <text:p>0.0130608</text:p>
          </table:table-cell>
          <table:table-cell office:value-type="float" office:value="0.0125269" calcext:value-type="float">
            <text:p>0.0125269</text:p>
          </table:table-cell>
          <table:table-cell office:value-type="float" office:value="0.0120842" calcext:value-type="float">
            <text:p>0.0120842</text:p>
          </table:table-cell>
          <table:table-cell office:value-type="float" office:value="0.0116806" calcext:value-type="float">
            <text:p>0.0116806</text:p>
          </table:table-cell>
          <table:table-cell office:value-type="float" office:value="0.0113558" calcext:value-type="float">
            <text:p>0.0113558</text:p>
          </table:table-cell>
          <table:table-cell office:value-type="float" office:value="0.0109454" calcext:value-type="float">
            <text:p>0.0109454</text:p>
          </table:table-cell>
          <table:table-cell office:value-type="float" office:value="0.0108174" calcext:value-type="float">
            <text:p>0.0108174</text:p>
          </table:table-cell>
          <table:table-cell office:value-type="float" office:value="0.0104678" calcext:value-type="float">
            <text:p>0.0104678</text:p>
          </table:table-cell>
          <table:table-cell office:value-type="float" office:value="0.0102737" calcext:value-type="float">
            <text:p>0.0102737</text:p>
          </table:table-cell>
          <table:table-cell office:value-type="float" office:value="0.00973802" calcext:value-type="float">
            <text:p>0.00973802</text:p>
          </table:table-cell>
          <table:table-cell office:value-type="float" office:value="0.00973551" calcext:value-type="float">
            <text:p>0.00973551</text:p>
          </table:table-cell>
          <table:table-cell office:value-type="float" office:value="0.00925358" calcext:value-type="float">
            <text:p>0.00925358</text:p>
          </table:table-cell>
          <table:table-cell office:value-type="float" office:value="0.00919919" calcext:value-type="float">
            <text:p>0.00919919</text:p>
          </table:table-cell>
          <table:table-cell office:value-type="float" office:value="0.00891387" calcext:value-type="float">
            <text:p>0.00891387</text:p>
          </table:table-cell>
          <table:table-cell office:value-type="float" office:value="0.00874822" calcext:value-type="float">
            <text:p>0.00874822</text:p>
          </table:table-cell>
          <table:table-cell office:value-type="float" office:value="0.00831263" calcext:value-type="float">
            <text:p>0.00831263</text:p>
          </table:table-cell>
          <table:table-cell office:value-type="float" office:value="0.00831309" calcext:value-type="float">
            <text:p>0.00831309</text:p>
          </table:table-cell>
          <table:table-cell office:value-type="float" office:value="0.00819111" calcext:value-type="float">
            <text:p>0.00819111</text:p>
          </table:table-cell>
          <table:table-cell office:value-type="float" office:value="0.00793263" calcext:value-type="float">
            <text:p>0.00793263</text:p>
          </table:table-cell>
          <table:table-cell office:value-type="float" office:value="0.00758459" calcext:value-type="float">
            <text:p>0.00758459</text:p>
          </table:table-cell>
          <table:table-cell office:value-type="float" office:value="0.00761276" calcext:value-type="float">
            <text:p>0.00761276</text:p>
          </table:table-cell>
          <table:table-cell office:value-type="float" office:value="0.00724009" calcext:value-type="float">
            <text:p>0.00724009</text:p>
          </table:table-cell>
          <table:table-cell office:value-type="float" office:value="0.00738546" calcext:value-type="float">
            <text:p>0.00738546</text:p>
          </table:table-cell>
          <table:table-cell office:value-type="float" office:value="0.00705112" calcext:value-type="float">
            <text:p>0.00705112</text:p>
          </table:table-cell>
          <table:table-cell office:value-type="float" office:value="0.00700813" calcext:value-type="float">
            <text:p>0.00700813</text:p>
          </table:table-cell>
          <table:table-cell office:value-type="float" office:value="0.00660897" calcext:value-type="float">
            <text:p>0.00660897</text:p>
          </table:table-cell>
          <table:table-cell office:value-type="float" office:value="0.00661401" calcext:value-type="float">
            <text:p>0.00661401</text:p>
          </table:table-cell>
          <table:table-cell office:value-type="float" office:value="0.00640928" calcext:value-type="float">
            <text:p>0.00640928</text:p>
          </table:table-cell>
          <table:table-cell office:value-type="float" office:value="0.00638956" calcext:value-type="float">
            <text:p>0.00638956</text:p>
          </table:table-cell>
          <table:table-cell office:value-type="float" office:value="0.00617551" calcext:value-type="float">
            <text:p>0.00617551</text:p>
          </table:table-cell>
          <table:table-cell office:value-type="float" office:value="0.00612556" calcext:value-type="float">
            <text:p>0.00612556</text:p>
          </table:table-cell>
          <table:table-cell office:value-type="float" office:value="0.0059094" calcext:value-type="float">
            <text:p>0.0059094</text:p>
          </table:table-cell>
          <table:table-cell office:value-type="float" office:value="0.00592387" calcext:value-type="float">
            <text:p>0.00592387</text:p>
          </table:table-cell>
          <table:table-cell office:value-type="float" office:value="0.0057371" calcext:value-type="float">
            <text:p>0.0057371</text:p>
          </table:table-cell>
          <table:table-cell office:value-type="float" office:value="0.00576589" calcext:value-type="float">
            <text:p>0.00576589</text:p>
          </table:table-cell>
          <table:table-cell office:value-type="float" office:value="0.00581904" calcext:value-type="float">
            <text:p>0.00581904</text:p>
          </table:table-cell>
          <table:table-cell office:value-type="float" office:value="0.00561222" calcext:value-type="float">
            <text:p>0.00561222</text:p>
          </table:table-cell>
          <table:table-cell office:value-type="float" office:value="0.00553849" calcext:value-type="float">
            <text:p>0.00553849</text:p>
          </table:table-cell>
          <table:table-cell office:value-type="float" office:value="0.00527516" calcext:value-type="float">
            <text:p>0.00527516</text:p>
          </table:table-cell>
          <table:table-cell office:value-type="float" office:value="0.0053416" calcext:value-type="float">
            <text:p>0.0053416</text:p>
          </table:table-cell>
          <table:table-cell office:value-type="float" office:value="0.00514788" calcext:value-type="float">
            <text:p>0.00514788</text:p>
          </table:table-cell>
          <table:table-cell office:value-type="float" office:value="0.00523548" calcext:value-type="float">
            <text:p>0.00523548</text:p>
          </table:table-cell>
          <table:table-cell office:value-type="float" office:value="0.00511555" calcext:value-type="float">
            <text:p>0.00511555</text:p>
          </table:table-cell>
          <table:table-cell office:value-type="float" office:value="0.00502983" calcext:value-type="float">
            <text:p>0.00502983</text:p>
          </table:table-cell>
          <table:table-cell office:value-type="float" office:value="0.00487916" calcext:value-type="float">
            <text:p>0.00487916</text:p>
          </table:table-cell>
          <table:table-cell office:value-type="float" office:value="0.00499319" calcext:value-type="float">
            <text:p>0.00499319</text:p>
          </table:table-cell>
          <table:table-cell office:value-type="float" office:value="0.00496334" calcext:value-type="float">
            <text:p>0.00496334</text:p>
          </table:table-cell>
          <table:table-cell office:value-type="float" office:value="0.00463996" calcext:value-type="float">
            <text:p>0.00463996</text:p>
          </table:table-cell>
          <table:table-cell office:value-type="float" office:value="0.0046689" calcext:value-type="float">
            <text:p>0.0046689</text:p>
          </table:table-cell>
          <table:table-cell office:value-type="float" office:value="0.00470514" calcext:value-type="float">
            <text:p>0.00470514</text:p>
          </table:table-cell>
          <table:table-cell office:value-type="float" office:value="0.00450551" calcext:value-type="float">
            <text:p>0.00450551</text:p>
          </table:table-cell>
          <table:table-cell office:value-type="float" office:value="0.00448301" calcext:value-type="float">
            <text:p>0.00448301</text:p>
          </table:table-cell>
          <table:table-cell office:value-type="float" office:value="0.00436796" calcext:value-type="float">
            <text:p>0.00436796</text:p>
          </table:table-cell>
          <table:table-cell office:value-type="float" office:value="0.00434139" calcext:value-type="float">
            <text:p>0.00434139</text:p>
          </table:table-cell>
          <table:table-cell office:value-type="float" office:value="0.00430973" calcext:value-type="float">
            <text:p>0.0043097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583709" calcext:value-type="float">
            <text:p>0.0583709</text:p>
          </table:table-cell>
          <table:table-cell office:value-type="float" office:value="0.0474946" calcext:value-type="float">
            <text:p>0.0474946</text:p>
          </table:table-cell>
          <table:table-cell office:value-type="float" office:value="0.0410378" calcext:value-type="float">
            <text:p>0.0410378</text:p>
          </table:table-cell>
          <table:table-cell office:value-type="float" office:value="0.0370322" calcext:value-type="float">
            <text:p>0.0370322</text:p>
          </table:table-cell>
          <table:table-cell office:value-type="float" office:value="0.0339291" calcext:value-type="float">
            <text:p>0.0339291</text:p>
          </table:table-cell>
          <table:table-cell office:value-type="float" office:value="0.0314548" calcext:value-type="float">
            <text:p>0.0314548</text:p>
          </table:table-cell>
          <table:table-cell office:value-type="float" office:value="0.029476" calcext:value-type="float">
            <text:p>0.029476</text:p>
          </table:table-cell>
          <table:table-cell office:value-type="float" office:value="0.0279951" calcext:value-type="float">
            <text:p>0.0279951</text:p>
          </table:table-cell>
          <table:table-cell office:value-type="float" office:value="0.0258886" calcext:value-type="float">
            <text:p>0.0258886</text:p>
          </table:table-cell>
          <table:table-cell office:value-type="float" office:value="0.0249417" calcext:value-type="float">
            <text:p>0.0249417</text:p>
          </table:table-cell>
          <table:table-cell office:value-type="float" office:value="0.0234381" calcext:value-type="float">
            <text:p>0.0234381</text:p>
          </table:table-cell>
          <table:table-cell office:value-type="float" office:value="0.0222302" calcext:value-type="float">
            <text:p>0.0222302</text:p>
          </table:table-cell>
          <table:table-cell office:value-type="float" office:value="0.0211917" calcext:value-type="float">
            <text:p>0.0211917</text:p>
          </table:table-cell>
          <table:table-cell office:value-type="float" office:value="0.0202922" calcext:value-type="float">
            <text:p>0.0202922</text:p>
          </table:table-cell>
          <table:table-cell office:value-type="float" office:value="0.0190991" calcext:value-type="float">
            <text:p>0.0190991</text:p>
          </table:table-cell>
          <table:table-cell office:value-type="float" office:value="0.0184967" calcext:value-type="float">
            <text:p>0.0184967</text:p>
          </table:table-cell>
          <table:table-cell office:value-type="float" office:value="0.0175743" calcext:value-type="float">
            <text:p>0.0175743</text:p>
          </table:table-cell>
          <table:table-cell office:value-type="float" office:value="0.0170823" calcext:value-type="float">
            <text:p>0.0170823</text:p>
          </table:table-cell>
          <table:table-cell office:value-type="float" office:value="0.0160581" calcext:value-type="float">
            <text:p>0.0160581</text:p>
          </table:table-cell>
          <table:table-cell office:value-type="float" office:value="0.0159724" calcext:value-type="float">
            <text:p>0.0159724</text:p>
          </table:table-cell>
          <table:table-cell office:value-type="float" office:value="0.0151957" calcext:value-type="float">
            <text:p>0.0151957</text:p>
          </table:table-cell>
          <table:table-cell office:value-type="float" office:value="0.0143791" calcext:value-type="float">
            <text:p>0.0143791</text:p>
          </table:table-cell>
          <table:table-cell office:value-type="float" office:value="0.0139127" calcext:value-type="float">
            <text:p>0.0139127</text:p>
          </table:table-cell>
          <table:table-cell office:value-type="float" office:value="0.0135873" calcext:value-type="float">
            <text:p>0.0135873</text:p>
          </table:table-cell>
          <table:table-cell office:value-type="float" office:value="0.013334" calcext:value-type="float">
            <text:p>0.013334</text:p>
          </table:table-cell>
          <table:table-cell office:value-type="float" office:value="0.0126385" calcext:value-type="float">
            <text:p>0.0126385</text:p>
          </table:table-cell>
          <table:table-cell office:value-type="float" office:value="0.0121151" calcext:value-type="float">
            <text:p>0.0121151</text:p>
          </table:table-cell>
          <table:table-cell office:value-type="float" office:value="0.0115812" calcext:value-type="float">
            <text:p>0.0115812</text:p>
          </table:table-cell>
          <table:table-cell office:value-type="float" office:value="0.0113315" calcext:value-type="float">
            <text:p>0.0113315</text:p>
          </table:table-cell>
          <table:table-cell office:value-type="float" office:value="0.0111157" calcext:value-type="float">
            <text:p>0.0111157</text:p>
          </table:table-cell>
          <table:table-cell office:value-type="float" office:value="0.0106454" calcext:value-type="float">
            <text:p>0.0106454</text:p>
          </table:table-cell>
          <table:table-cell office:value-type="float" office:value="0.0103169" calcext:value-type="float">
            <text:p>0.0103169</text:p>
          </table:table-cell>
          <table:table-cell office:value-type="float" office:value="0.0101624" calcext:value-type="float">
            <text:p>0.0101624</text:p>
          </table:table-cell>
          <table:table-cell office:value-type="float" office:value="0.00967747" calcext:value-type="float">
            <text:p>0.00967747</text:p>
          </table:table-cell>
          <table:table-cell office:value-type="float" office:value="0.0095817" calcext:value-type="float">
            <text:p>0.0095817</text:p>
          </table:table-cell>
          <table:table-cell office:value-type="float" office:value="0.0093716" calcext:value-type="float">
            <text:p>0.0093716</text:p>
          </table:table-cell>
          <table:table-cell office:value-type="float" office:value="0.00907728" calcext:value-type="float">
            <text:p>0.00907728</text:p>
          </table:table-cell>
          <table:table-cell office:value-type="float" office:value="0.00883637" calcext:value-type="float">
            <text:p>0.00883637</text:p>
          </table:table-cell>
          <table:table-cell office:value-type="float" office:value="0.00868735" calcext:value-type="float">
            <text:p>0.00868735</text:p>
          </table:table-cell>
          <table:table-cell office:value-type="float" office:value="0.0084655" calcext:value-type="float">
            <text:p>0.0084655</text:p>
          </table:table-cell>
          <table:table-cell office:value-type="float" office:value="0.00818206" calcext:value-type="float">
            <text:p>0.00818206</text:p>
          </table:table-cell>
          <table:table-cell office:value-type="float" office:value="0.00804389" calcext:value-type="float">
            <text:p>0.00804389</text:p>
          </table:table-cell>
          <table:table-cell office:value-type="float" office:value="0.00783562" calcext:value-type="float">
            <text:p>0.00783562</text:p>
          </table:table-cell>
          <table:table-cell office:value-type="float" office:value="0.00757834" calcext:value-type="float">
            <text:p>0.00757834</text:p>
          </table:table-cell>
          <table:table-cell office:value-type="float" office:value="0.0074322" calcext:value-type="float">
            <text:p>0.0074322</text:p>
          </table:table-cell>
          <table:table-cell office:value-type="float" office:value="0.00721219" calcext:value-type="float">
            <text:p>0.00721219</text:p>
          </table:table-cell>
          <table:table-cell office:value-type="float" office:value="0.00724625" calcext:value-type="float">
            <text:p>0.00724625</text:p>
          </table:table-cell>
          <table:table-cell office:value-type="float" office:value="0.00708417" calcext:value-type="float">
            <text:p>0.00708417</text:p>
          </table:table-cell>
          <table:table-cell office:value-type="float" office:value="0.00681223" calcext:value-type="float">
            <text:p>0.00681223</text:p>
          </table:table-cell>
          <table:table-cell office:value-type="float" office:value="0.00664868" calcext:value-type="float">
            <text:p>0.00664868</text:p>
          </table:table-cell>
          <table:table-cell office:value-type="float" office:value="0.00658465" calcext:value-type="float">
            <text:p>0.00658465</text:p>
          </table:table-cell>
          <table:table-cell office:value-type="float" office:value="0.00637523" calcext:value-type="float">
            <text:p>0.00637523</text:p>
          </table:table-cell>
          <table:table-cell office:value-type="float" office:value="0.00634158" calcext:value-type="float">
            <text:p>0.00634158</text:p>
          </table:table-cell>
          <table:table-cell office:value-type="float" office:value="0.00626213" calcext:value-type="float">
            <text:p>0.00626213</text:p>
          </table:table-cell>
          <table:table-cell office:value-type="float" office:value="0.00631593" calcext:value-type="float">
            <text:p>0.00631593</text:p>
          </table:table-cell>
          <table:table-cell office:value-type="float" office:value="0.00599305" calcext:value-type="float">
            <text:p>0.00599305</text:p>
          </table:table-cell>
          <table:table-cell office:value-type="float" office:value="0.00593243" calcext:value-type="float">
            <text:p>0.00593243</text:p>
          </table:table-cell>
          <table:table-cell office:value-type="float" office:value="0.00571812" calcext:value-type="float">
            <text:p>0.00571812</text:p>
          </table:table-cell>
          <table:table-cell office:value-type="float" office:value="0.00572693" calcext:value-type="float">
            <text:p>0.00572693</text:p>
          </table:table-cell>
          <table:table-cell office:value-type="float" office:value="0.00579182" calcext:value-type="float">
            <text:p>0.00579182</text:p>
          </table:table-cell>
          <table:table-cell office:value-type="float" office:value="0.00543067" calcext:value-type="float">
            <text:p>0.00543067</text:p>
          </table:table-cell>
          <table:table-cell office:value-type="float" office:value="0.00555102" calcext:value-type="float">
            <text:p>0.00555102</text:p>
          </table:table-cell>
          <table:table-cell office:value-type="float" office:value="0.00527791" calcext:value-type="float">
            <text:p>0.00527791</text:p>
          </table:table-cell>
          <table:table-cell office:value-type="float" office:value="0.00527938" calcext:value-type="float">
            <text:p>0.00527938</text:p>
          </table:table-cell>
          <table:table-cell office:value-type="float" office:value="0.00510122" calcext:value-type="float">
            <text:p>0.00510122</text:p>
          </table:table-cell>
          <table:table-cell office:value-type="float" office:value="0.00510754" calcext:value-type="float">
            <text:p>0.00510754</text:p>
          </table:table-cell>
          <table:table-cell office:value-type="float" office:value="0.00505473" calcext:value-type="float">
            <text:p>0.00505473</text:p>
          </table:table-cell>
          <table:table-cell office:value-type="float" office:value="0.00492018" calcext:value-type="float">
            <text:p>0.00492018</text:p>
          </table:table-cell>
          <table:table-cell office:value-type="float" office:value="0.00489348" calcext:value-type="float">
            <text:p>0.00489348</text:p>
          </table:table-cell>
          <table:table-cell office:value-type="float" office:value="0.00485152" calcext:value-type="float">
            <text:p>0.00485152</text:p>
          </table:table-cell>
          <table:table-cell office:value-type="float" office:value="0.00460755" calcext:value-type="float">
            <text:p>0.00460755</text:p>
          </table:table-cell>
          <table:table-cell office:value-type="float" office:value="0.00472892" calcext:value-type="float">
            <text:p>0.00472892</text:p>
          </table:table-cell>
          <table:table-cell office:value-type="float" office:value="0.004619" calcext:value-type="float">
            <text:p>0.004619</text:p>
          </table:table-cell>
          <table:table-cell office:value-type="float" office:value="0.00447703" calcext:value-type="float">
            <text:p>0.00447703</text:p>
          </table:table-cell>
          <table:table-cell office:value-type="float" office:value="0.00448455" calcext:value-type="float">
            <text:p>0.00448455</text:p>
          </table:table-cell>
          <table:table-cell office:value-type="float" office:value="0.00443145" calcext:value-type="float">
            <text:p>0.00443145</text:p>
          </table:table-cell>
          <table:table-cell office:value-type="float" office:value="0.00436548" calcext:value-type="float">
            <text:p>0.00436548</text:p>
          </table:table-cell>
          <table:table-cell office:value-type="float" office:value="0.00444548" calcext:value-type="float">
            <text:p>0.00444548</text:p>
          </table:table-cell>
          <table:table-cell office:value-type="float" office:value="0.00418669" calcext:value-type="float">
            <text:p>0.0041866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541462" calcext:value-type="float">
            <text:p>0.0541462</text:p>
          </table:table-cell>
          <table:table-cell office:value-type="float" office:value="0.0467371" calcext:value-type="float">
            <text:p>0.0467371</text:p>
          </table:table-cell>
          <table:table-cell office:value-type="float" office:value="0.0417532" calcext:value-type="float">
            <text:p>0.0417532</text:p>
          </table:table-cell>
          <table:table-cell office:value-type="float" office:value="0.037721" calcext:value-type="float">
            <text:p>0.037721</text:p>
          </table:table-cell>
          <table:table-cell office:value-type="float" office:value="0.034527" calcext:value-type="float">
            <text:p>0.034527</text:p>
          </table:table-cell>
          <table:table-cell office:value-type="float" office:value="0.032009" calcext:value-type="float">
            <text:p>0.032009</text:p>
          </table:table-cell>
          <table:table-cell office:value-type="float" office:value="0.0300358" calcext:value-type="float">
            <text:p>0.0300358</text:p>
          </table:table-cell>
          <table:table-cell office:value-type="float" office:value="0.0282989" calcext:value-type="float">
            <text:p>0.0282989</text:p>
          </table:table-cell>
          <table:table-cell office:value-type="float" office:value="0.0265578" calcext:value-type="float">
            <text:p>0.0265578</text:p>
          </table:table-cell>
          <table:table-cell office:value-type="float" office:value="0.0254867" calcext:value-type="float">
            <text:p>0.0254867</text:p>
          </table:table-cell>
          <table:table-cell office:value-type="float" office:value="0.0235761" calcext:value-type="float">
            <text:p>0.0235761</text:p>
          </table:table-cell>
          <table:table-cell office:value-type="float" office:value="0.0228719" calcext:value-type="float">
            <text:p>0.0228719</text:p>
          </table:table-cell>
          <table:table-cell office:value-type="float" office:value="0.021585" calcext:value-type="float">
            <text:p>0.021585</text:p>
          </table:table-cell>
          <table:table-cell office:value-type="float" office:value="0.0204493" calcext:value-type="float">
            <text:p>0.0204493</text:p>
          </table:table-cell>
          <table:table-cell office:value-type="float" office:value="0.0195817" calcext:value-type="float">
            <text:p>0.0195817</text:p>
          </table:table-cell>
          <table:table-cell office:value-type="float" office:value="0.0185716" calcext:value-type="float">
            <text:p>0.0185716</text:p>
          </table:table-cell>
          <table:table-cell office:value-type="float" office:value="0.017713" calcext:value-type="float">
            <text:p>0.017713</text:p>
          </table:table-cell>
          <table:table-cell office:value-type="float" office:value="0.0171926" calcext:value-type="float">
            <text:p>0.0171926</text:p>
          </table:table-cell>
          <table:table-cell office:value-type="float" office:value="0.0164995" calcext:value-type="float">
            <text:p>0.0164995</text:p>
          </table:table-cell>
          <table:table-cell office:value-type="float" office:value="0.0154784" calcext:value-type="float">
            <text:p>0.0154784</text:p>
          </table:table-cell>
          <table:table-cell office:value-type="float" office:value="0.0150297" calcext:value-type="float">
            <text:p>0.0150297</text:p>
          </table:table-cell>
          <table:table-cell office:value-type="float" office:value="0.0145381" calcext:value-type="float">
            <text:p>0.0145381</text:p>
          </table:table-cell>
          <table:table-cell office:value-type="float" office:value="0.0138616" calcext:value-type="float">
            <text:p>0.0138616</text:p>
          </table:table-cell>
          <table:table-cell office:value-type="float" office:value="0.0134577" calcext:value-type="float">
            <text:p>0.0134577</text:p>
          </table:table-cell>
          <table:table-cell office:value-type="float" office:value="0.0133418" calcext:value-type="float">
            <text:p>0.0133418</text:p>
          </table:table-cell>
          <table:table-cell office:value-type="float" office:value="0.0126857" calcext:value-type="float">
            <text:p>0.0126857</text:p>
          </table:table-cell>
          <table:table-cell office:value-type="float" office:value="0.0121008" calcext:value-type="float">
            <text:p>0.0121008</text:p>
          </table:table-cell>
          <table:table-cell office:value-type="float" office:value="0.0117308" calcext:value-type="float">
            <text:p>0.0117308</text:p>
          </table:table-cell>
          <table:table-cell office:value-type="float" office:value="0.0112839" calcext:value-type="float">
            <text:p>0.0112839</text:p>
          </table:table-cell>
          <table:table-cell office:value-type="float" office:value="0.010952" calcext:value-type="float">
            <text:p>0.010952</text:p>
          </table:table-cell>
          <table:table-cell office:value-type="float" office:value="0.0106006" calcext:value-type="float">
            <text:p>0.0106006</text:p>
          </table:table-cell>
          <table:table-cell office:value-type="float" office:value="0.0102724" calcext:value-type="float">
            <text:p>0.0102724</text:p>
          </table:table-cell>
          <table:table-cell office:value-type="float" office:value="0.0102667" calcext:value-type="float">
            <text:p>0.0102667</text:p>
          </table:table-cell>
          <table:table-cell office:value-type="float" office:value="0.00991089" calcext:value-type="float">
            <text:p>0.00991089</text:p>
          </table:table-cell>
          <table:table-cell office:value-type="float" office:value="0.00967856" calcext:value-type="float">
            <text:p>0.00967856</text:p>
          </table:table-cell>
          <table:table-cell office:value-type="float" office:value="0.00938951" calcext:value-type="float">
            <text:p>0.00938951</text:p>
          </table:table-cell>
          <table:table-cell office:value-type="float" office:value="0.0089567" calcext:value-type="float">
            <text:p>0.0089567</text:p>
          </table:table-cell>
          <table:table-cell office:value-type="float" office:value="0.00883751" calcext:value-type="float">
            <text:p>0.00883751</text:p>
          </table:table-cell>
          <table:table-cell office:value-type="float" office:value="0.008684" calcext:value-type="float">
            <text:p>0.008684</text:p>
          </table:table-cell>
          <table:table-cell office:value-type="float" office:value="0.00848723" calcext:value-type="float">
            <text:p>0.00848723</text:p>
          </table:table-cell>
          <table:table-cell office:value-type="float" office:value="0.00829222" calcext:value-type="float">
            <text:p>0.00829222</text:p>
          </table:table-cell>
          <table:table-cell office:value-type="float" office:value="0.00798453" calcext:value-type="float">
            <text:p>0.00798453</text:p>
          </table:table-cell>
          <table:table-cell office:value-type="float" office:value="0.0076774" calcext:value-type="float">
            <text:p>0.0076774</text:p>
          </table:table-cell>
          <table:table-cell office:value-type="float" office:value="0.00747573" calcext:value-type="float">
            <text:p>0.00747573</text:p>
          </table:table-cell>
          <table:table-cell office:value-type="float" office:value="0.00749147" calcext:value-type="float">
            <text:p>0.00749147</text:p>
          </table:table-cell>
          <table:table-cell office:value-type="float" office:value="0.00739959" calcext:value-type="float">
            <text:p>0.00739959</text:p>
          </table:table-cell>
          <table:table-cell office:value-type="float" office:value="0.0072338" calcext:value-type="float">
            <text:p>0.0072338</text:p>
          </table:table-cell>
          <table:table-cell office:value-type="float" office:value="0.00683403" calcext:value-type="float">
            <text:p>0.00683403</text:p>
          </table:table-cell>
          <table:table-cell office:value-type="float" office:value="0.00674528" calcext:value-type="float">
            <text:p>0.00674528</text:p>
          </table:table-cell>
          <table:table-cell office:value-type="float" office:value="0.00664334" calcext:value-type="float">
            <text:p>0.00664334</text:p>
          </table:table-cell>
          <table:table-cell office:value-type="float" office:value="0.00649572" calcext:value-type="float">
            <text:p>0.00649572</text:p>
          </table:table-cell>
          <table:table-cell office:value-type="float" office:value="0.006378" calcext:value-type="float">
            <text:p>0.006378</text:p>
          </table:table-cell>
          <table:table-cell office:value-type="float" office:value="0.00616749" calcext:value-type="float">
            <text:p>0.00616749</text:p>
          </table:table-cell>
          <table:table-cell office:value-type="float" office:value="0.00620369" calcext:value-type="float">
            <text:p>0.00620369</text:p>
          </table:table-cell>
          <table:table-cell office:value-type="float" office:value="0.0063527" calcext:value-type="float">
            <text:p>0.0063527</text:p>
          </table:table-cell>
          <table:table-cell office:value-type="float" office:value="0.00594018" calcext:value-type="float">
            <text:p>0.00594018</text:p>
          </table:table-cell>
          <table:table-cell office:value-type="float" office:value="0.00572016" calcext:value-type="float">
            <text:p>0.00572016</text:p>
          </table:table-cell>
          <table:table-cell office:value-type="float" office:value="0.00573657" calcext:value-type="float">
            <text:p>0.00573657</text:p>
          </table:table-cell>
          <table:table-cell office:value-type="float" office:value="0.0055094" calcext:value-type="float">
            <text:p>0.0055094</text:p>
          </table:table-cell>
          <table:table-cell office:value-type="float" office:value="0.00546222" calcext:value-type="float">
            <text:p>0.00546222</text:p>
          </table:table-cell>
          <table:table-cell office:value-type="float" office:value="0.00560844" calcext:value-type="float">
            <text:p>0.00560844</text:p>
          </table:table-cell>
          <table:table-cell office:value-type="float" office:value="0.00548666" calcext:value-type="float">
            <text:p>0.00548666</text:p>
          </table:table-cell>
          <table:table-cell office:value-type="float" office:value="0.00527731" calcext:value-type="float">
            <text:p>0.00527731</text:p>
          </table:table-cell>
          <table:table-cell office:value-type="float" office:value="0.0051767" calcext:value-type="float">
            <text:p>0.0051767</text:p>
          </table:table-cell>
          <table:table-cell office:value-type="float" office:value="0.00516806" calcext:value-type="float">
            <text:p>0.00516806</text:p>
          </table:table-cell>
          <table:table-cell office:value-type="float" office:value="0.00506898" calcext:value-type="float">
            <text:p>0.00506898</text:p>
          </table:table-cell>
          <table:table-cell office:value-type="float" office:value="0.00498165" calcext:value-type="float">
            <text:p>0.00498165</text:p>
          </table:table-cell>
          <table:table-cell office:value-type="float" office:value="0.00500395" calcext:value-type="float">
            <text:p>0.00500395</text:p>
          </table:table-cell>
          <table:table-cell office:value-type="float" office:value="0.00480162" calcext:value-type="float">
            <text:p>0.00480162</text:p>
          </table:table-cell>
          <table:table-cell office:value-type="float" office:value="0.00489944" calcext:value-type="float">
            <text:p>0.00489944</text:p>
          </table:table-cell>
          <table:table-cell office:value-type="float" office:value="0.00468927" calcext:value-type="float">
            <text:p>0.00468927</text:p>
          </table:table-cell>
          <table:table-cell office:value-type="float" office:value="0.00447863" calcext:value-type="float">
            <text:p>0.00447863</text:p>
          </table:table-cell>
          <table:table-cell office:value-type="float" office:value="0.00459025" calcext:value-type="float">
            <text:p>0.00459025</text:p>
          </table:table-cell>
          <table:table-cell office:value-type="float" office:value="0.004331" calcext:value-type="float">
            <text:p>0.004331</text:p>
          </table:table-cell>
          <table:table-cell office:value-type="float" office:value="0.00437855" calcext:value-type="float">
            <text:p>0.00437855</text:p>
          </table:table-cell>
          <table:table-cell office:value-type="float" office:value="0.00441703" calcext:value-type="float">
            <text:p>0.00441703</text:p>
          </table:table-cell>
          <table:table-cell office:value-type="float" office:value="0.00442857" calcext:value-type="float">
            <text:p>0.00442857</text:p>
          </table:table-cell>
          <table:table-cell office:value-type="float" office:value="0.00434382" calcext:value-type="float">
            <text:p>0.00434382</text:p>
          </table:table-cell>
          <table:table-cell office:value-type="float" office:value="0.00426855" calcext:value-type="float">
            <text:p>0.0042685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519884" calcext:value-type="float">
            <text:p>0.0519884</text:p>
          </table:table-cell>
          <table:table-cell office:value-type="float" office:value="0.0448811" calcext:value-type="float">
            <text:p>0.0448811</text:p>
          </table:table-cell>
          <table:table-cell office:value-type="float" office:value="0.0412038" calcext:value-type="float">
            <text:p>0.0412038</text:p>
          </table:table-cell>
          <table:table-cell office:value-type="float" office:value="0.0372647" calcext:value-type="float">
            <text:p>0.0372647</text:p>
          </table:table-cell>
          <table:table-cell office:value-type="float" office:value="0.0339856" calcext:value-type="float">
            <text:p>0.0339856</text:p>
          </table:table-cell>
          <table:table-cell office:value-type="float" office:value="0.0318078" calcext:value-type="float">
            <text:p>0.0318078</text:p>
          </table:table-cell>
          <table:table-cell office:value-type="float" office:value="0.0299567" calcext:value-type="float">
            <text:p>0.0299567</text:p>
          </table:table-cell>
          <table:table-cell office:value-type="float" office:value="0.0280196" calcext:value-type="float">
            <text:p>0.0280196</text:p>
          </table:table-cell>
          <table:table-cell office:value-type="float" office:value="0.0264932" calcext:value-type="float">
            <text:p>0.0264932</text:p>
          </table:table-cell>
          <table:table-cell office:value-type="float" office:value="0.0248629" calcext:value-type="float">
            <text:p>0.0248629</text:p>
          </table:table-cell>
          <table:table-cell office:value-type="float" office:value="0.0239412" calcext:value-type="float">
            <text:p>0.0239412</text:p>
          </table:table-cell>
          <table:table-cell office:value-type="float" office:value="0.0226088" calcext:value-type="float">
            <text:p>0.0226088</text:p>
          </table:table-cell>
          <table:table-cell office:value-type="float" office:value="0.0213583" calcext:value-type="float">
            <text:p>0.0213583</text:p>
          </table:table-cell>
          <table:table-cell office:value-type="float" office:value="0.0203802" calcext:value-type="float">
            <text:p>0.0203802</text:p>
          </table:table-cell>
          <table:table-cell office:value-type="float" office:value="0.0196105" calcext:value-type="float">
            <text:p>0.0196105</text:p>
          </table:table-cell>
          <table:table-cell office:value-type="float" office:value="0.0187325" calcext:value-type="float">
            <text:p>0.0187325</text:p>
          </table:table-cell>
          <table:table-cell office:value-type="float" office:value="0.0178564" calcext:value-type="float">
            <text:p>0.0178564</text:p>
          </table:table-cell>
          <table:table-cell office:value-type="float" office:value="0.0172719" calcext:value-type="float">
            <text:p>0.0172719</text:p>
          </table:table-cell>
          <table:table-cell office:value-type="float" office:value="0.016422" calcext:value-type="float">
            <text:p>0.016422</text:p>
          </table:table-cell>
          <table:table-cell office:value-type="float" office:value="0.0154245" calcext:value-type="float">
            <text:p>0.0154245</text:p>
          </table:table-cell>
          <table:table-cell office:value-type="float" office:value="0.0150907" calcext:value-type="float">
            <text:p>0.0150907</text:p>
          </table:table-cell>
          <table:table-cell office:value-type="float" office:value="0.0146263" calcext:value-type="float">
            <text:p>0.0146263</text:p>
          </table:table-cell>
          <table:table-cell office:value-type="float" office:value="0.0141271" calcext:value-type="float">
            <text:p>0.0141271</text:p>
          </table:table-cell>
          <table:table-cell office:value-type="float" office:value="0.0136411" calcext:value-type="float">
            <text:p>0.0136411</text:p>
          </table:table-cell>
          <table:table-cell office:value-type="float" office:value="0.0131024" calcext:value-type="float">
            <text:p>0.0131024</text:p>
          </table:table-cell>
          <table:table-cell office:value-type="float" office:value="0.0127282" calcext:value-type="float">
            <text:p>0.0127282</text:p>
          </table:table-cell>
          <table:table-cell office:value-type="float" office:value="0.0123353" calcext:value-type="float">
            <text:p>0.0123353</text:p>
          </table:table-cell>
          <table:table-cell office:value-type="float" office:value="0.0119239" calcext:value-type="float">
            <text:p>0.0119239</text:p>
          </table:table-cell>
          <table:table-cell office:value-type="float" office:value="0.0116036" calcext:value-type="float">
            <text:p>0.0116036</text:p>
          </table:table-cell>
          <table:table-cell office:value-type="float" office:value="0.011231" calcext:value-type="float">
            <text:p>0.011231</text:p>
          </table:table-cell>
          <table:table-cell office:value-type="float" office:value="0.0107835" calcext:value-type="float">
            <text:p>0.0107835</text:p>
          </table:table-cell>
          <table:table-cell office:value-type="float" office:value="0.0105973" calcext:value-type="float">
            <text:p>0.0105973</text:p>
          </table:table-cell>
          <table:table-cell office:value-type="float" office:value="0.0102367" calcext:value-type="float">
            <text:p>0.0102367</text:p>
          </table:table-cell>
          <table:table-cell office:value-type="float" office:value="0.00988417" calcext:value-type="float">
            <text:p>0.00988417</text:p>
          </table:table-cell>
          <table:table-cell office:value-type="float" office:value="0.00963012" calcext:value-type="float">
            <text:p>0.00963012</text:p>
          </table:table-cell>
          <table:table-cell office:value-type="float" office:value="0.00919559" calcext:value-type="float">
            <text:p>0.00919559</text:p>
          </table:table-cell>
          <table:table-cell office:value-type="float" office:value="0.00936251" calcext:value-type="float">
            <text:p>0.00936251</text:p>
          </table:table-cell>
          <table:table-cell office:value-type="float" office:value="0.00888805" calcext:value-type="float">
            <text:p>0.00888805</text:p>
          </table:table-cell>
          <table:table-cell office:value-type="float" office:value="0.0087389" calcext:value-type="float">
            <text:p>0.0087389</text:p>
          </table:table-cell>
          <table:table-cell office:value-type="float" office:value="0.00866558" calcext:value-type="float">
            <text:p>0.00866558</text:p>
          </table:table-cell>
          <table:table-cell office:value-type="float" office:value="0.00831197" calcext:value-type="float">
            <text:p>0.00831197</text:p>
          </table:table-cell>
          <table:table-cell office:value-type="float" office:value="0.0081027" calcext:value-type="float">
            <text:p>0.0081027</text:p>
          </table:table-cell>
          <table:table-cell office:value-type="float" office:value="0.0080808" calcext:value-type="float">
            <text:p>0.0080808</text:p>
          </table:table-cell>
          <table:table-cell office:value-type="float" office:value="0.00758232" calcext:value-type="float">
            <text:p>0.00758232</text:p>
          </table:table-cell>
          <table:table-cell office:value-type="float" office:value="0.00741456" calcext:value-type="float">
            <text:p>0.00741456</text:p>
          </table:table-cell>
          <table:table-cell office:value-type="float" office:value="0.00741513" calcext:value-type="float">
            <text:p>0.00741513</text:p>
          </table:table-cell>
          <table:table-cell office:value-type="float" office:value="0.00712623" calcext:value-type="float">
            <text:p>0.00712623</text:p>
          </table:table-cell>
          <table:table-cell office:value-type="float" office:value="0.0070996" calcext:value-type="float">
            <text:p>0.0070996</text:p>
          </table:table-cell>
          <table:table-cell office:value-type="float" office:value="0.00690258" calcext:value-type="float">
            <text:p>0.00690258</text:p>
          </table:table-cell>
          <table:table-cell office:value-type="float" office:value="0.00684082" calcext:value-type="float">
            <text:p>0.00684082</text:p>
          </table:table-cell>
          <table:table-cell office:value-type="float" office:value="0.00683846" calcext:value-type="float">
            <text:p>0.00683846</text:p>
          </table:table-cell>
          <table:table-cell office:value-type="float" office:value="0.0065497" calcext:value-type="float">
            <text:p>0.0065497</text:p>
          </table:table-cell>
          <table:table-cell office:value-type="float" office:value="0.00644874" calcext:value-type="float">
            <text:p>0.00644874</text:p>
          </table:table-cell>
          <table:table-cell office:value-type="float" office:value="0.00633051" calcext:value-type="float">
            <text:p>0.00633051</text:p>
          </table:table-cell>
          <table:table-cell office:value-type="float" office:value="0.00611409" calcext:value-type="float">
            <text:p>0.00611409</text:p>
          </table:table-cell>
          <table:table-cell office:value-type="float" office:value="0.00607635" calcext:value-type="float">
            <text:p>0.00607635</text:p>
          </table:table-cell>
          <table:table-cell office:value-type="float" office:value="0.00588419" calcext:value-type="float">
            <text:p>0.00588419</text:p>
          </table:table-cell>
          <table:table-cell office:value-type="float" office:value="0.00577672" calcext:value-type="float">
            <text:p>0.00577672</text:p>
          </table:table-cell>
          <table:table-cell office:value-type="float" office:value="0.00570768" calcext:value-type="float">
            <text:p>0.00570768</text:p>
          </table:table-cell>
          <table:table-cell office:value-type="float" office:value="0.00550121" calcext:value-type="float">
            <text:p>0.00550121</text:p>
          </table:table-cell>
          <table:table-cell office:value-type="float" office:value="0.00569561" calcext:value-type="float">
            <text:p>0.00569561</text:p>
          </table:table-cell>
          <table:table-cell office:value-type="float" office:value="0.00559072" calcext:value-type="float">
            <text:p>0.00559072</text:p>
          </table:table-cell>
          <table:table-cell office:value-type="float" office:value="0.00535572" calcext:value-type="float">
            <text:p>0.00535572</text:p>
          </table:table-cell>
          <table:table-cell office:value-type="float" office:value="0.00528269" calcext:value-type="float">
            <text:p>0.00528269</text:p>
          </table:table-cell>
          <table:table-cell office:value-type="float" office:value="0.005387" calcext:value-type="float">
            <text:p>0.005387</text:p>
          </table:table-cell>
          <table:table-cell office:value-type="float" office:value="0.00513195" calcext:value-type="float">
            <text:p>0.00513195</text:p>
          </table:table-cell>
          <table:table-cell office:value-type="float" office:value="0.00507244" calcext:value-type="float">
            <text:p>0.00507244</text:p>
          </table:table-cell>
          <table:table-cell office:value-type="float" office:value="0.00500421" calcext:value-type="float">
            <text:p>0.00500421</text:p>
          </table:table-cell>
          <table:table-cell office:value-type="float" office:value="0.00504396" calcext:value-type="float">
            <text:p>0.00504396</text:p>
          </table:table-cell>
          <table:table-cell office:value-type="float" office:value="0.00475707" calcext:value-type="float">
            <text:p>0.00475707</text:p>
          </table:table-cell>
          <table:table-cell office:value-type="float" office:value="0.00471744" calcext:value-type="float">
            <text:p>0.00471744</text:p>
          </table:table-cell>
          <table:table-cell office:value-type="float" office:value="0.00478193" calcext:value-type="float">
            <text:p>0.00478193</text:p>
          </table:table-cell>
          <table:table-cell office:value-type="float" office:value="0.00481831" calcext:value-type="float">
            <text:p>0.00481831</text:p>
          </table:table-cell>
          <table:table-cell office:value-type="float" office:value="0.00462424" calcext:value-type="float">
            <text:p>0.00462424</text:p>
          </table:table-cell>
          <table:table-cell office:value-type="float" office:value="0.00445082" calcext:value-type="float">
            <text:p>0.00445082</text:p>
          </table:table-cell>
          <table:table-cell office:value-type="float" office:value="0.00447523" calcext:value-type="float">
            <text:p>0.00447523</text:p>
          </table:table-cell>
          <table:table-cell office:value-type="float" office:value="0.0047112" calcext:value-type="float">
            <text:p>0.0047112</text:p>
          </table:table-cell>
          <table:table-cell office:value-type="float" office:value="0.00430278" calcext:value-type="float">
            <text:p>0.00430278</text:p>
          </table:table-cell>
          <table:table-cell office:value-type="float" office:value="0.00423012" calcext:value-type="float">
            <text:p>0.004230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538975" calcext:value-type="float">
            <text:p>0.0538975</text:p>
          </table:table-cell>
          <table:table-cell office:value-type="float" office:value="0.0462336" calcext:value-type="float">
            <text:p>0.0462336</text:p>
          </table:table-cell>
          <table:table-cell office:value-type="float" office:value="0.0407837" calcext:value-type="float">
            <text:p>0.0407837</text:p>
          </table:table-cell>
          <table:table-cell office:value-type="float" office:value="0.0370044" calcext:value-type="float">
            <text:p>0.0370044</text:p>
          </table:table-cell>
          <table:table-cell office:value-type="float" office:value="0.0343509" calcext:value-type="float">
            <text:p>0.0343509</text:p>
          </table:table-cell>
          <table:table-cell office:value-type="float" office:value="0.0315424" calcext:value-type="float">
            <text:p>0.0315424</text:p>
          </table:table-cell>
          <table:table-cell office:value-type="float" office:value="0.0300141" calcext:value-type="float">
            <text:p>0.0300141</text:p>
          </table:table-cell>
          <table:table-cell office:value-type="float" office:value="0.0279613" calcext:value-type="float">
            <text:p>0.0279613</text:p>
          </table:table-cell>
          <table:table-cell office:value-type="float" office:value="0.0264243" calcext:value-type="float">
            <text:p>0.0264243</text:p>
          </table:table-cell>
          <table:table-cell office:value-type="float" office:value="0.0252348" calcext:value-type="float">
            <text:p>0.0252348</text:p>
          </table:table-cell>
          <table:table-cell office:value-type="float" office:value="0.0241054" calcext:value-type="float">
            <text:p>0.0241054</text:p>
          </table:table-cell>
          <table:table-cell office:value-type="float" office:value="0.0223743" calcext:value-type="float">
            <text:p>0.0223743</text:p>
          </table:table-cell>
          <table:table-cell office:value-type="float" office:value="0.0214917" calcext:value-type="float">
            <text:p>0.0214917</text:p>
          </table:table-cell>
          <table:table-cell office:value-type="float" office:value="0.0205414" calcext:value-type="float">
            <text:p>0.0205414</text:p>
          </table:table-cell>
          <table:table-cell office:value-type="float" office:value="0.0197057" calcext:value-type="float">
            <text:p>0.0197057</text:p>
          </table:table-cell>
          <table:table-cell office:value-type="float" office:value="0.0186814" calcext:value-type="float">
            <text:p>0.0186814</text:p>
          </table:table-cell>
          <table:table-cell office:value-type="float" office:value="0.0178085" calcext:value-type="float">
            <text:p>0.0178085</text:p>
          </table:table-cell>
          <table:table-cell office:value-type="float" office:value="0.0170273" calcext:value-type="float">
            <text:p>0.0170273</text:p>
          </table:table-cell>
          <table:table-cell office:value-type="float" office:value="0.0163438" calcext:value-type="float">
            <text:p>0.0163438</text:p>
          </table:table-cell>
          <table:table-cell office:value-type="float" office:value="0.0159127" calcext:value-type="float">
            <text:p>0.0159127</text:p>
          </table:table-cell>
          <table:table-cell office:value-type="float" office:value="0.0150439" calcext:value-type="float">
            <text:p>0.0150439</text:p>
          </table:table-cell>
          <table:table-cell office:value-type="float" office:value="0.0146707" calcext:value-type="float">
            <text:p>0.0146707</text:p>
          </table:table-cell>
          <table:table-cell office:value-type="float" office:value="0.0140054" calcext:value-type="float">
            <text:p>0.0140054</text:p>
          </table:table-cell>
          <table:table-cell office:value-type="float" office:value="0.0136416" calcext:value-type="float">
            <text:p>0.0136416</text:p>
          </table:table-cell>
          <table:table-cell office:value-type="float" office:value="0.0131737" calcext:value-type="float">
            <text:p>0.0131737</text:p>
          </table:table-cell>
          <table:table-cell office:value-type="float" office:value="0.0127506" calcext:value-type="float">
            <text:p>0.0127506</text:p>
          </table:table-cell>
          <table:table-cell office:value-type="float" office:value="0.012157" calcext:value-type="float">
            <text:p>0.012157</text:p>
          </table:table-cell>
          <table:table-cell office:value-type="float" office:value="0.0116335" calcext:value-type="float">
            <text:p>0.0116335</text:p>
          </table:table-cell>
          <table:table-cell office:value-type="float" office:value="0.0114379" calcext:value-type="float">
            <text:p>0.0114379</text:p>
          </table:table-cell>
          <table:table-cell office:value-type="float" office:value="0.0112022" calcext:value-type="float">
            <text:p>0.0112022</text:p>
          </table:table-cell>
          <table:table-cell office:value-type="float" office:value="0.0107793" calcext:value-type="float">
            <text:p>0.0107793</text:p>
          </table:table-cell>
          <table:table-cell office:value-type="float" office:value="0.0103129" calcext:value-type="float">
            <text:p>0.0103129</text:p>
          </table:table-cell>
          <table:table-cell office:value-type="float" office:value="0.0102437" calcext:value-type="float">
            <text:p>0.0102437</text:p>
          </table:table-cell>
          <table:table-cell office:value-type="float" office:value="0.00994981" calcext:value-type="float">
            <text:p>0.00994981</text:p>
          </table:table-cell>
          <table:table-cell office:value-type="float" office:value="0.00958348" calcext:value-type="float">
            <text:p>0.00958348</text:p>
          </table:table-cell>
          <table:table-cell office:value-type="float" office:value="0.00942674" calcext:value-type="float">
            <text:p>0.00942674</text:p>
          </table:table-cell>
          <table:table-cell office:value-type="float" office:value="0.00907781" calcext:value-type="float">
            <text:p>0.00907781</text:p>
          </table:table-cell>
          <table:table-cell office:value-type="float" office:value="0.0086987" calcext:value-type="float">
            <text:p>0.0086987</text:p>
          </table:table-cell>
          <table:table-cell office:value-type="float" office:value="0.00859727" calcext:value-type="float">
            <text:p>0.00859727</text:p>
          </table:table-cell>
          <table:table-cell office:value-type="float" office:value="0.00834256" calcext:value-type="float">
            <text:p>0.00834256</text:p>
          </table:table-cell>
          <table:table-cell office:value-type="float" office:value="0.00815651" calcext:value-type="float">
            <text:p>0.00815651</text:p>
          </table:table-cell>
          <table:table-cell office:value-type="float" office:value="0.00798675" calcext:value-type="float">
            <text:p>0.00798675</text:p>
          </table:table-cell>
          <table:table-cell office:value-type="float" office:value="0.00788846" calcext:value-type="float">
            <text:p>0.00788846</text:p>
          </table:table-cell>
          <table:table-cell office:value-type="float" office:value="0.00767506" calcext:value-type="float">
            <text:p>0.00767506</text:p>
          </table:table-cell>
          <table:table-cell office:value-type="float" office:value="0.00745718" calcext:value-type="float">
            <text:p>0.00745718</text:p>
          </table:table-cell>
          <table:table-cell office:value-type="float" office:value="0.00745169" calcext:value-type="float">
            <text:p>0.00745169</text:p>
          </table:table-cell>
          <table:table-cell office:value-type="float" office:value="0.00728272" calcext:value-type="float">
            <text:p>0.00728272</text:p>
          </table:table-cell>
          <table:table-cell office:value-type="float" office:value="0.006847" calcext:value-type="float">
            <text:p>0.006847</text:p>
          </table:table-cell>
          <table:table-cell office:value-type="float" office:value="0.00697828" calcext:value-type="float">
            <text:p>0.00697828</text:p>
          </table:table-cell>
          <table:table-cell office:value-type="float" office:value="0.00672991" calcext:value-type="float">
            <text:p>0.00672991</text:p>
          </table:table-cell>
          <table:table-cell office:value-type="float" office:value="0.00657291" calcext:value-type="float">
            <text:p>0.00657291</text:p>
          </table:table-cell>
          <table:table-cell office:value-type="float" office:value="0.00630619" calcext:value-type="float">
            <text:p>0.00630619</text:p>
          </table:table-cell>
          <table:table-cell office:value-type="float" office:value="0.00636132" calcext:value-type="float">
            <text:p>0.00636132</text:p>
          </table:table-cell>
          <table:table-cell office:value-type="float" office:value="0.0063196" calcext:value-type="float">
            <text:p>0.0063196</text:p>
          </table:table-cell>
          <table:table-cell office:value-type="float" office:value="0.00613959" calcext:value-type="float">
            <text:p>0.00613959</text:p>
          </table:table-cell>
          <table:table-cell office:value-type="float" office:value="0.00606293" calcext:value-type="float">
            <text:p>0.00606293</text:p>
          </table:table-cell>
          <table:table-cell office:value-type="float" office:value="0.00589725" calcext:value-type="float">
            <text:p>0.00589725</text:p>
          </table:table-cell>
          <table:table-cell office:value-type="float" office:value="0.005899" calcext:value-type="float">
            <text:p>0.005899</text:p>
          </table:table-cell>
          <table:table-cell office:value-type="float" office:value="0.00562648" calcext:value-type="float">
            <text:p>0.00562648</text:p>
          </table:table-cell>
          <table:table-cell office:value-type="float" office:value="0.00581859" calcext:value-type="float">
            <text:p>0.00581859</text:p>
          </table:table-cell>
          <table:table-cell office:value-type="float" office:value="0.00540688" calcext:value-type="float">
            <text:p>0.00540688</text:p>
          </table:table-cell>
          <table:table-cell office:value-type="float" office:value="0.00546307" calcext:value-type="float">
            <text:p>0.00546307</text:p>
          </table:table-cell>
          <table:table-cell office:value-type="float" office:value="0.00528816" calcext:value-type="float">
            <text:p>0.00528816</text:p>
          </table:table-cell>
          <table:table-cell office:value-type="float" office:value="0.00523219" calcext:value-type="float">
            <text:p>0.00523219</text:p>
          </table:table-cell>
          <table:table-cell office:value-type="float" office:value="0.00532977" calcext:value-type="float">
            <text:p>0.00532977</text:p>
          </table:table-cell>
          <table:table-cell office:value-type="float" office:value="0.00524601" calcext:value-type="float">
            <text:p>0.00524601</text:p>
          </table:table-cell>
          <table:table-cell office:value-type="float" office:value="0.00510482" calcext:value-type="float">
            <text:p>0.00510482</text:p>
          </table:table-cell>
          <table:table-cell office:value-type="float" office:value="0.00490962" calcext:value-type="float">
            <text:p>0.00490962</text:p>
          </table:table-cell>
          <table:table-cell office:value-type="float" office:value="0.00506994" calcext:value-type="float">
            <text:p>0.00506994</text:p>
          </table:table-cell>
          <table:table-cell office:value-type="float" office:value="0.00499298" calcext:value-type="float">
            <text:p>0.00499298</text:p>
          </table:table-cell>
          <table:table-cell office:value-type="float" office:value="0.00475202" calcext:value-type="float">
            <text:p>0.00475202</text:p>
          </table:table-cell>
          <table:table-cell office:value-type="float" office:value="0.00472188" calcext:value-type="float">
            <text:p>0.00472188</text:p>
          </table:table-cell>
          <table:table-cell office:value-type="float" office:value="0.00459185" calcext:value-type="float">
            <text:p>0.00459185</text:p>
          </table:table-cell>
          <table:table-cell office:value-type="float" office:value="0.00450036" calcext:value-type="float">
            <text:p>0.00450036</text:p>
          </table:table-cell>
          <table:table-cell office:value-type="float" office:value="0.00445022" calcext:value-type="float">
            <text:p>0.00445022</text:p>
          </table:table-cell>
          <table:table-cell office:value-type="float" office:value="0.00437861" calcext:value-type="float">
            <text:p>0.00437861</text:p>
          </table:table-cell>
          <table:table-cell office:value-type="float" office:value="0.0042403" calcext:value-type="float">
            <text:p>0.0042403</text:p>
          </table:table-cell>
          <table:table-cell office:value-type="float" office:value="0.00438932" calcext:value-type="float">
            <text:p>0.00438932</text:p>
          </table:table-cell>
          <table:table-cell office:value-type="float" office:value="0.0043065" calcext:value-type="float">
            <text:p>0.004306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585058" calcext:value-type="float">
            <text:p>0.0585058</text:p>
          </table:table-cell>
          <table:table-cell office:value-type="float" office:value="0.0482466" calcext:value-type="float">
            <text:p>0.0482466</text:p>
          </table:table-cell>
          <table:table-cell office:value-type="float" office:value="0.0418723" calcext:value-type="float">
            <text:p>0.0418723</text:p>
          </table:table-cell>
          <table:table-cell office:value-type="float" office:value="0.0375867" calcext:value-type="float">
            <text:p>0.0375867</text:p>
          </table:table-cell>
          <table:table-cell office:value-type="float" office:value="0.0346126" calcext:value-type="float">
            <text:p>0.0346126</text:p>
          </table:table-cell>
          <table:table-cell office:value-type="float" office:value="0.0321006" calcext:value-type="float">
            <text:p>0.0321006</text:p>
          </table:table-cell>
          <table:table-cell office:value-type="float" office:value="0.0297504" calcext:value-type="float">
            <text:p>0.0297504</text:p>
          </table:table-cell>
          <table:table-cell office:value-type="float" office:value="0.0281041" calcext:value-type="float">
            <text:p>0.0281041</text:p>
          </table:table-cell>
          <table:table-cell office:value-type="float" office:value="0.026514" calcext:value-type="float">
            <text:p>0.026514</text:p>
          </table:table-cell>
          <table:table-cell office:value-type="float" office:value="0.024805" calcext:value-type="float">
            <text:p>0.024805</text:p>
          </table:table-cell>
          <table:table-cell office:value-type="float" office:value="0.023779" calcext:value-type="float">
            <text:p>0.023779</text:p>
          </table:table-cell>
          <table:table-cell office:value-type="float" office:value="0.0223764" calcext:value-type="float">
            <text:p>0.0223764</text:p>
          </table:table-cell>
          <table:table-cell office:value-type="float" office:value="0.0212801" calcext:value-type="float">
            <text:p>0.0212801</text:p>
          </table:table-cell>
          <table:table-cell office:value-type="float" office:value="0.0202547" calcext:value-type="float">
            <text:p>0.0202547</text:p>
          </table:table-cell>
          <table:table-cell office:value-type="float" office:value="0.0195498" calcext:value-type="float">
            <text:p>0.0195498</text:p>
          </table:table-cell>
          <table:table-cell office:value-type="float" office:value="0.0186092" calcext:value-type="float">
            <text:p>0.0186092</text:p>
          </table:table-cell>
          <table:table-cell office:value-type="float" office:value="0.0178167" calcext:value-type="float">
            <text:p>0.0178167</text:p>
          </table:table-cell>
          <table:table-cell office:value-type="float" office:value="0.0168468" calcext:value-type="float">
            <text:p>0.0168468</text:p>
          </table:table-cell>
          <table:table-cell office:value-type="float" office:value="0.016229" calcext:value-type="float">
            <text:p>0.016229</text:p>
          </table:table-cell>
          <table:table-cell office:value-type="float" office:value="0.0157869" calcext:value-type="float">
            <text:p>0.0157869</text:p>
          </table:table-cell>
          <table:table-cell office:value-type="float" office:value="0.0150047" calcext:value-type="float">
            <text:p>0.0150047</text:p>
          </table:table-cell>
          <table:table-cell office:value-type="float" office:value="0.0141682" calcext:value-type="float">
            <text:p>0.0141682</text:p>
          </table:table-cell>
          <table:table-cell office:value-type="float" office:value="0.0140767" calcext:value-type="float">
            <text:p>0.0140767</text:p>
          </table:table-cell>
          <table:table-cell office:value-type="float" office:value="0.0134045" calcext:value-type="float">
            <text:p>0.0134045</text:p>
          </table:table-cell>
          <table:table-cell office:value-type="float" office:value="0.0130216" calcext:value-type="float">
            <text:p>0.0130216</text:p>
          </table:table-cell>
          <table:table-cell office:value-type="float" office:value="0.0124029" calcext:value-type="float">
            <text:p>0.0124029</text:p>
          </table:table-cell>
          <table:table-cell office:value-type="float" office:value="0.0120915" calcext:value-type="float">
            <text:p>0.0120915</text:p>
          </table:table-cell>
          <table:table-cell office:value-type="float" office:value="0.0115778" calcext:value-type="float">
            <text:p>0.0115778</text:p>
          </table:table-cell>
          <table:table-cell office:value-type="float" office:value="0.0113248" calcext:value-type="float">
            <text:p>0.0113248</text:p>
          </table:table-cell>
          <table:table-cell office:value-type="float" office:value="0.0111342" calcext:value-type="float">
            <text:p>0.0111342</text:p>
          </table:table-cell>
          <table:table-cell office:value-type="float" office:value="0.0104512" calcext:value-type="float">
            <text:p>0.0104512</text:p>
          </table:table-cell>
          <table:table-cell office:value-type="float" office:value="0.0100817" calcext:value-type="float">
            <text:p>0.0100817</text:p>
          </table:table-cell>
          <table:table-cell office:value-type="float" office:value="0.00994629" calcext:value-type="float">
            <text:p>0.00994629</text:p>
          </table:table-cell>
          <table:table-cell office:value-type="float" office:value="0.0096982" calcext:value-type="float">
            <text:p>0.0096982</text:p>
          </table:table-cell>
          <table:table-cell office:value-type="float" office:value="0.00940059" calcext:value-type="float">
            <text:p>0.00940059</text:p>
          </table:table-cell>
          <table:table-cell office:value-type="float" office:value="0.00906082" calcext:value-type="float">
            <text:p>0.00906082</text:p>
          </table:table-cell>
          <table:table-cell office:value-type="float" office:value="0.00915484" calcext:value-type="float">
            <text:p>0.00915484</text:p>
          </table:table-cell>
          <table:table-cell office:value-type="float" office:value="0.00868646" calcext:value-type="float">
            <text:p>0.00868646</text:p>
          </table:table-cell>
          <table:table-cell office:value-type="float" office:value="0.00843654" calcext:value-type="float">
            <text:p>0.00843654</text:p>
          </table:table-cell>
          <table:table-cell office:value-type="float" office:value="0.00825542" calcext:value-type="float">
            <text:p>0.00825542</text:p>
          </table:table-cell>
          <table:table-cell office:value-type="float" office:value="0.00812322" calcext:value-type="float">
            <text:p>0.00812322</text:p>
          </table:table-cell>
          <table:table-cell office:value-type="float" office:value="0.0079349" calcext:value-type="float">
            <text:p>0.0079349</text:p>
          </table:table-cell>
          <table:table-cell office:value-type="float" office:value="0.00797422" calcext:value-type="float">
            <text:p>0.00797422</text:p>
          </table:table-cell>
          <table:table-cell office:value-type="float" office:value="0.0073542" calcext:value-type="float">
            <text:p>0.0073542</text:p>
          </table:table-cell>
          <table:table-cell office:value-type="float" office:value="0.00730112" calcext:value-type="float">
            <text:p>0.00730112</text:p>
          </table:table-cell>
          <table:table-cell office:value-type="float" office:value="0.00718868" calcext:value-type="float">
            <text:p>0.00718868</text:p>
          </table:table-cell>
          <table:table-cell office:value-type="float" office:value="0.00691259" calcext:value-type="float">
            <text:p>0.00691259</text:p>
          </table:table-cell>
          <table:table-cell office:value-type="float" office:value="0.00672573" calcext:value-type="float">
            <text:p>0.00672573</text:p>
          </table:table-cell>
          <table:table-cell office:value-type="float" office:value="0.00662667" calcext:value-type="float">
            <text:p>0.00662667</text:p>
          </table:table-cell>
          <table:table-cell office:value-type="float" office:value="0.00682872" calcext:value-type="float">
            <text:p>0.00682872</text:p>
          </table:table-cell>
          <table:table-cell office:value-type="float" office:value="0.00654096" calcext:value-type="float">
            <text:p>0.00654096</text:p>
          </table:table-cell>
          <table:table-cell office:value-type="float" office:value="0.00638269" calcext:value-type="float">
            <text:p>0.00638269</text:p>
          </table:table-cell>
          <table:table-cell office:value-type="float" office:value="0.00629426" calcext:value-type="float">
            <text:p>0.00629426</text:p>
          </table:table-cell>
          <table:table-cell office:value-type="float" office:value="0.00616111" calcext:value-type="float">
            <text:p>0.00616111</text:p>
          </table:table-cell>
          <table:table-cell office:value-type="float" office:value="0.00603707" calcext:value-type="float">
            <text:p>0.00603707</text:p>
          </table:table-cell>
          <table:table-cell office:value-type="float" office:value="0.00605377" calcext:value-type="float">
            <text:p>0.00605377</text:p>
          </table:table-cell>
          <table:table-cell office:value-type="float" office:value="0.00592607" calcext:value-type="float">
            <text:p>0.00592607</text:p>
          </table:table-cell>
          <table:table-cell office:value-type="float" office:value="0.00561589" calcext:value-type="float">
            <text:p>0.00561589</text:p>
          </table:table-cell>
          <table:table-cell office:value-type="float" office:value="0.00558181" calcext:value-type="float">
            <text:p>0.00558181</text:p>
          </table:table-cell>
          <table:table-cell office:value-type="float" office:value="0.00561123" calcext:value-type="float">
            <text:p>0.00561123</text:p>
          </table:table-cell>
          <table:table-cell office:value-type="float" office:value="0.00536293" calcext:value-type="float">
            <text:p>0.00536293</text:p>
          </table:table-cell>
          <table:table-cell office:value-type="float" office:value="0.00528946" calcext:value-type="float">
            <text:p>0.00528946</text:p>
          </table:table-cell>
          <table:table-cell office:value-type="float" office:value="0.0053374" calcext:value-type="float">
            <text:p>0.0053374</text:p>
          </table:table-cell>
          <table:table-cell office:value-type="float" office:value="0.00512325" calcext:value-type="float">
            <text:p>0.00512325</text:p>
          </table:table-cell>
          <table:table-cell office:value-type="float" office:value="0.00518937" calcext:value-type="float">
            <text:p>0.00518937</text:p>
          </table:table-cell>
          <table:table-cell office:value-type="float" office:value="0.00505407" calcext:value-type="float">
            <text:p>0.00505407</text:p>
          </table:table-cell>
          <table:table-cell office:value-type="float" office:value="0.00499382" calcext:value-type="float">
            <text:p>0.00499382</text:p>
          </table:table-cell>
          <table:table-cell office:value-type="float" office:value="0.00485814" calcext:value-type="float">
            <text:p>0.00485814</text:p>
          </table:table-cell>
          <table:table-cell office:value-type="float" office:value="0.00503443" calcext:value-type="float">
            <text:p>0.00503443</text:p>
          </table:table-cell>
          <table:table-cell office:value-type="float" office:value="0.00457656" calcext:value-type="float">
            <text:p>0.00457656</text:p>
          </table:table-cell>
          <table:table-cell office:value-type="float" office:value="0.00478181" calcext:value-type="float">
            <text:p>0.00478181</text:p>
          </table:table-cell>
          <table:table-cell office:value-type="float" office:value="0.00469572" calcext:value-type="float">
            <text:p>0.00469572</text:p>
          </table:table-cell>
          <table:table-cell office:value-type="float" office:value="0.00453044" calcext:value-type="float">
            <text:p>0.00453044</text:p>
          </table:table-cell>
          <table:table-cell office:value-type="float" office:value="0.00451244" calcext:value-type="float">
            <text:p>0.00451244</text:p>
          </table:table-cell>
          <table:table-cell office:value-type="float" office:value="0.00432136" calcext:value-type="float">
            <text:p>0.00432136</text:p>
          </table:table-cell>
          <table:table-cell office:value-type="float" office:value="0.00439052" calcext:value-type="float">
            <text:p>0.00439052</text:p>
          </table:table-cell>
          <table:table-cell office:value-type="float" office:value="0.00440132" calcext:value-type="float">
            <text:p>0.00440132</text:p>
          </table:table-cell>
          <table:table-cell office:value-type="float" office:value="0.00426345" calcext:value-type="float">
            <text:p>0.00426345</text:p>
          </table:table-cell>
          <table:table-cell office:value-type="float" office:value="0.00410287" calcext:value-type="float">
            <text:p>0.0041028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515399" calcext:value-type="float">
            <text:p>0.0515399</text:p>
          </table:table-cell>
          <table:table-cell office:value-type="float" office:value="0.0446991" calcext:value-type="float">
            <text:p>0.0446991</text:p>
          </table:table-cell>
          <table:table-cell office:value-type="float" office:value="0.0400344" calcext:value-type="float">
            <text:p>0.0400344</text:p>
          </table:table-cell>
          <table:table-cell office:value-type="float" office:value="0.0362748" calcext:value-type="float">
            <text:p>0.0362748</text:p>
          </table:table-cell>
          <table:table-cell office:value-type="float" office:value="0.0343005" calcext:value-type="float">
            <text:p>0.0343005</text:p>
          </table:table-cell>
          <table:table-cell office:value-type="float" office:value="0.0319642" calcext:value-type="float">
            <text:p>0.0319642</text:p>
          </table:table-cell>
          <table:table-cell office:value-type="float" office:value="0.0291839" calcext:value-type="float">
            <text:p>0.0291839</text:p>
          </table:table-cell>
          <table:table-cell office:value-type="float" office:value="0.0282567" calcext:value-type="float">
            <text:p>0.0282567</text:p>
          </table:table-cell>
          <table:table-cell office:value-type="float" office:value="0.0266639" calcext:value-type="float">
            <text:p>0.0266639</text:p>
          </table:table-cell>
          <table:table-cell office:value-type="float" office:value="0.0252815" calcext:value-type="float">
            <text:p>0.0252815</text:p>
          </table:table-cell>
          <table:table-cell office:value-type="float" office:value="0.0236208" calcext:value-type="float">
            <text:p>0.0236208</text:p>
          </table:table-cell>
          <table:table-cell office:value-type="float" office:value="0.022564" calcext:value-type="float">
            <text:p>0.022564</text:p>
          </table:table-cell>
          <table:table-cell office:value-type="float" office:value="0.0216086" calcext:value-type="float">
            <text:p>0.0216086</text:p>
          </table:table-cell>
          <table:table-cell office:value-type="float" office:value="0.0203448" calcext:value-type="float">
            <text:p>0.0203448</text:p>
          </table:table-cell>
          <table:table-cell office:value-type="float" office:value="0.0196493" calcext:value-type="float">
            <text:p>0.0196493</text:p>
          </table:table-cell>
          <table:table-cell office:value-type="float" office:value="0.0189152" calcext:value-type="float">
            <text:p>0.0189152</text:p>
          </table:table-cell>
          <table:table-cell office:value-type="float" office:value="0.0179238" calcext:value-type="float">
            <text:p>0.0179238</text:p>
          </table:table-cell>
          <table:table-cell office:value-type="float" office:value="0.0170164" calcext:value-type="float">
            <text:p>0.0170164</text:p>
          </table:table-cell>
          <table:table-cell office:value-type="float" office:value="0.0163615" calcext:value-type="float">
            <text:p>0.0163615</text:p>
          </table:table-cell>
          <table:table-cell office:value-type="float" office:value="0.0155855" calcext:value-type="float">
            <text:p>0.0155855</text:p>
          </table:table-cell>
          <table:table-cell office:value-type="float" office:value="0.0154629" calcext:value-type="float">
            <text:p>0.0154629</text:p>
          </table:table-cell>
          <table:table-cell office:value-type="float" office:value="0.0145695" calcext:value-type="float">
            <text:p>0.0145695</text:p>
          </table:table-cell>
          <table:table-cell office:value-type="float" office:value="0.0142444" calcext:value-type="float">
            <text:p>0.0142444</text:p>
          </table:table-cell>
          <table:table-cell office:value-type="float" office:value="0.0136454" calcext:value-type="float">
            <text:p>0.0136454</text:p>
          </table:table-cell>
          <table:table-cell office:value-type="float" office:value="0.0132037" calcext:value-type="float">
            <text:p>0.0132037</text:p>
          </table:table-cell>
          <table:table-cell office:value-type="float" office:value="0.0130504" calcext:value-type="float">
            <text:p>0.0130504</text:p>
          </table:table-cell>
          <table:table-cell office:value-type="float" office:value="0.0121089" calcext:value-type="float">
            <text:p>0.0121089</text:p>
          </table:table-cell>
          <table:table-cell office:value-type="float" office:value="0.0120663" calcext:value-type="float">
            <text:p>0.0120663</text:p>
          </table:table-cell>
          <table:table-cell office:value-type="float" office:value="0.0115294" calcext:value-type="float">
            <text:p>0.0115294</text:p>
          </table:table-cell>
          <table:table-cell office:value-type="float" office:value="0.0110997" calcext:value-type="float">
            <text:p>0.0110997</text:p>
          </table:table-cell>
          <table:table-cell office:value-type="float" office:value="0.010941" calcext:value-type="float">
            <text:p>0.010941</text:p>
          </table:table-cell>
          <table:table-cell office:value-type="float" office:value="0.010525" calcext:value-type="float">
            <text:p>0.010525</text:p>
          </table:table-cell>
          <table:table-cell office:value-type="float" office:value="0.0102457" calcext:value-type="float">
            <text:p>0.0102457</text:p>
          </table:table-cell>
          <table:table-cell office:value-type="float" office:value="0.0100664" calcext:value-type="float">
            <text:p>0.0100664</text:p>
          </table:table-cell>
          <table:table-cell office:value-type="float" office:value="0.0097337" calcext:value-type="float">
            <text:p>0.0097337</text:p>
          </table:table-cell>
          <table:table-cell office:value-type="float" office:value="0.00947114" calcext:value-type="float">
            <text:p>0.00947114</text:p>
          </table:table-cell>
          <table:table-cell office:value-type="float" office:value="0.00905896" calcext:value-type="float">
            <text:p>0.00905896</text:p>
          </table:table-cell>
          <table:table-cell office:value-type="float" office:value="0.00905324" calcext:value-type="float">
            <text:p>0.00905324</text:p>
          </table:table-cell>
          <table:table-cell office:value-type="float" office:value="0.00881078" calcext:value-type="float">
            <text:p>0.00881078</text:p>
          </table:table-cell>
          <table:table-cell office:value-type="float" office:value="0.00852371" calcext:value-type="float">
            <text:p>0.00852371</text:p>
          </table:table-cell>
          <table:table-cell office:value-type="float" office:value="0.00843075" calcext:value-type="float">
            <text:p>0.00843075</text:p>
          </table:table-cell>
          <table:table-cell office:value-type="float" office:value="0.00808067" calcext:value-type="float">
            <text:p>0.00808067</text:p>
          </table:table-cell>
          <table:table-cell office:value-type="float" office:value="0.00788643" calcext:value-type="float">
            <text:p>0.00788643</text:p>
          </table:table-cell>
          <table:table-cell office:value-type="float" office:value="0.00780915" calcext:value-type="float">
            <text:p>0.00780915</text:p>
          </table:table-cell>
          <table:table-cell office:value-type="float" office:value="0.00756964" calcext:value-type="float">
            <text:p>0.00756964</text:p>
          </table:table-cell>
          <table:table-cell office:value-type="float" office:value="0.00744816" calcext:value-type="float">
            <text:p>0.00744816</text:p>
          </table:table-cell>
          <table:table-cell office:value-type="float" office:value="0.00730621" calcext:value-type="float">
            <text:p>0.00730621</text:p>
          </table:table-cell>
          <table:table-cell office:value-type="float" office:value="0.00712398" calcext:value-type="float">
            <text:p>0.00712398</text:p>
          </table:table-cell>
          <table:table-cell office:value-type="float" office:value="0.00693518" calcext:value-type="float">
            <text:p>0.00693518</text:p>
          </table:table-cell>
          <table:table-cell office:value-type="float" office:value="0.00667232" calcext:value-type="float">
            <text:p>0.00667232</text:p>
          </table:table-cell>
          <table:table-cell office:value-type="float" office:value="0.00670792" calcext:value-type="float">
            <text:p>0.00670792</text:p>
          </table:table-cell>
          <table:table-cell office:value-type="float" office:value="0.00650645" calcext:value-type="float">
            <text:p>0.00650645</text:p>
          </table:table-cell>
          <table:table-cell office:value-type="float" office:value="0.00637758" calcext:value-type="float">
            <text:p>0.00637758</text:p>
          </table:table-cell>
          <table:table-cell office:value-type="float" office:value="0.00652118" calcext:value-type="float">
            <text:p>0.00652118</text:p>
          </table:table-cell>
          <table:table-cell office:value-type="float" office:value="0.00616611" calcext:value-type="float">
            <text:p>0.00616611</text:p>
          </table:table-cell>
          <table:table-cell office:value-type="float" office:value="0.00611353" calcext:value-type="float">
            <text:p>0.00611353</text:p>
          </table:table-cell>
          <table:table-cell office:value-type="float" office:value="0.00602847" calcext:value-type="float">
            <text:p>0.00602847</text:p>
          </table:table-cell>
          <table:table-cell office:value-type="float" office:value="0.0056819" calcext:value-type="float">
            <text:p>0.0056819</text:p>
          </table:table-cell>
          <table:table-cell office:value-type="float" office:value="0.0058667" calcext:value-type="float">
            <text:p>0.0058667</text:p>
          </table:table-cell>
          <table:table-cell office:value-type="float" office:value="0.00546526" calcext:value-type="float">
            <text:p>0.00546526</text:p>
          </table:table-cell>
          <table:table-cell office:value-type="float" office:value="0.00557861" calcext:value-type="float">
            <text:p>0.00557861</text:p>
          </table:table-cell>
          <table:table-cell office:value-type="float" office:value="0.00545971" calcext:value-type="float">
            <text:p>0.00545971</text:p>
          </table:table-cell>
          <table:table-cell office:value-type="float" office:value="0.00546603" calcext:value-type="float">
            <text:p>0.00546603</text:p>
          </table:table-cell>
          <table:table-cell office:value-type="float" office:value="0.00555033" calcext:value-type="float">
            <text:p>0.00555033</text:p>
          </table:table-cell>
          <table:table-cell office:value-type="float" office:value="0.00526573" calcext:value-type="float">
            <text:p>0.00526573</text:p>
          </table:table-cell>
          <table:table-cell office:value-type="float" office:value="0.00512112" calcext:value-type="float">
            <text:p>0.00512112</text:p>
          </table:table-cell>
          <table:table-cell office:value-type="float" office:value="0.00517843" calcext:value-type="float">
            <text:p>0.00517843</text:p>
          </table:table-cell>
          <table:table-cell office:value-type="float" office:value="0.00519429" calcext:value-type="float">
            <text:p>0.00519429</text:p>
          </table:table-cell>
          <table:table-cell office:value-type="float" office:value="0.00493826" calcext:value-type="float">
            <text:p>0.00493826</text:p>
          </table:table-cell>
          <table:table-cell office:value-type="float" office:value="0.0049671" calcext:value-type="float">
            <text:p>0.0049671</text:p>
          </table:table-cell>
          <table:table-cell office:value-type="float" office:value="0.0049494" calcext:value-type="float">
            <text:p>0.0049494</text:p>
          </table:table-cell>
          <table:table-cell office:value-type="float" office:value="0.00489692" calcext:value-type="float">
            <text:p>0.00489692</text:p>
          </table:table-cell>
          <table:table-cell office:value-type="float" office:value="0.00461477" calcext:value-type="float">
            <text:p>0.00461477</text:p>
          </table:table-cell>
          <table:table-cell office:value-type="float" office:value="0.00488835" calcext:value-type="float">
            <text:p>0.00488835</text:p>
          </table:table-cell>
          <table:table-cell office:value-type="float" office:value="0.00469215" calcext:value-type="float">
            <text:p>0.00469215</text:p>
          </table:table-cell>
          <table:table-cell office:value-type="float" office:value="0.00428615" calcext:value-type="float">
            <text:p>0.00428615</text:p>
          </table:table-cell>
          <table:table-cell office:value-type="float" office:value="0.00439264" calcext:value-type="float">
            <text:p>0.00439264</text:p>
          </table:table-cell>
          <table:table-cell office:value-type="float" office:value="0.00443347" calcext:value-type="float">
            <text:p>0.00443347</text:p>
          </table:table-cell>
          <table:table-cell office:value-type="float" office:value="0.00422961" calcext:value-type="float">
            <text:p>0.0042296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514205" calcext:value-type="float">
            <text:p>0.0514205</text:p>
          </table:table-cell>
          <table:table-cell office:value-type="float" office:value="0.0447265" calcext:value-type="float">
            <text:p>0.0447265</text:p>
          </table:table-cell>
          <table:table-cell office:value-type="float" office:value="0.0401866" calcext:value-type="float">
            <text:p>0.0401866</text:p>
          </table:table-cell>
          <table:table-cell office:value-type="float" office:value="0.0368987" calcext:value-type="float">
            <text:p>0.0368987</text:p>
          </table:table-cell>
          <table:table-cell office:value-type="float" office:value="0.0338873" calcext:value-type="float">
            <text:p>0.0338873</text:p>
          </table:table-cell>
          <table:table-cell office:value-type="float" office:value="0.0316281" calcext:value-type="float">
            <text:p>0.0316281</text:p>
          </table:table-cell>
          <table:table-cell office:value-type="float" office:value="0.0296382" calcext:value-type="float">
            <text:p>0.0296382</text:p>
          </table:table-cell>
          <table:table-cell office:value-type="float" office:value="0.0279937" calcext:value-type="float">
            <text:p>0.0279937</text:p>
          </table:table-cell>
          <table:table-cell office:value-type="float" office:value="0.0266567" calcext:value-type="float">
            <text:p>0.0266567</text:p>
          </table:table-cell>
          <table:table-cell office:value-type="float" office:value="0.0248805" calcext:value-type="float">
            <text:p>0.0248805</text:p>
          </table:table-cell>
          <table:table-cell office:value-type="float" office:value="0.0237022" calcext:value-type="float">
            <text:p>0.0237022</text:p>
          </table:table-cell>
          <table:table-cell office:value-type="float" office:value="0.0226293" calcext:value-type="float">
            <text:p>0.0226293</text:p>
          </table:table-cell>
          <table:table-cell office:value-type="float" office:value="0.0214502" calcext:value-type="float">
            <text:p>0.0214502</text:p>
          </table:table-cell>
          <table:table-cell office:value-type="float" office:value="0.020368" calcext:value-type="float">
            <text:p>0.020368</text:p>
          </table:table-cell>
          <table:table-cell office:value-type="float" office:value="0.0194137" calcext:value-type="float">
            <text:p>0.0194137</text:p>
          </table:table-cell>
          <table:table-cell office:value-type="float" office:value="0.0190964" calcext:value-type="float">
            <text:p>0.0190964</text:p>
          </table:table-cell>
          <table:table-cell office:value-type="float" office:value="0.017991" calcext:value-type="float">
            <text:p>0.017991</text:p>
          </table:table-cell>
          <table:table-cell office:value-type="float" office:value="0.0172406" calcext:value-type="float">
            <text:p>0.0172406</text:p>
          </table:table-cell>
          <table:table-cell office:value-type="float" office:value="0.0162963" calcext:value-type="float">
            <text:p>0.0162963</text:p>
          </table:table-cell>
          <table:table-cell office:value-type="float" office:value="0.0158565" calcext:value-type="float">
            <text:p>0.0158565</text:p>
          </table:table-cell>
          <table:table-cell office:value-type="float" office:value="0.0153714" calcext:value-type="float">
            <text:p>0.0153714</text:p>
          </table:table-cell>
          <table:table-cell office:value-type="float" office:value="0.0149714" calcext:value-type="float">
            <text:p>0.0149714</text:p>
          </table:table-cell>
          <table:table-cell office:value-type="float" office:value="0.0142228" calcext:value-type="float">
            <text:p>0.0142228</text:p>
          </table:table-cell>
          <table:table-cell office:value-type="float" office:value="0.0135696" calcext:value-type="float">
            <text:p>0.0135696</text:p>
          </table:table-cell>
          <table:table-cell office:value-type="float" office:value="0.0133572" calcext:value-type="float">
            <text:p>0.0133572</text:p>
          </table:table-cell>
          <table:table-cell office:value-type="float" office:value="0.0127394" calcext:value-type="float">
            <text:p>0.0127394</text:p>
          </table:table-cell>
          <table:table-cell office:value-type="float" office:value="0.0123798" calcext:value-type="float">
            <text:p>0.0123798</text:p>
          </table:table-cell>
          <table:table-cell office:value-type="float" office:value="0.0120833" calcext:value-type="float">
            <text:p>0.0120833</text:p>
          </table:table-cell>
          <table:table-cell office:value-type="float" office:value="0.0117638" calcext:value-type="float">
            <text:p>0.0117638</text:p>
          </table:table-cell>
          <table:table-cell office:value-type="float" office:value="0.0111683" calcext:value-type="float">
            <text:p>0.0111683</text:p>
          </table:table-cell>
          <table:table-cell office:value-type="float" office:value="0.0108411" calcext:value-type="float">
            <text:p>0.0108411</text:p>
          </table:table-cell>
          <table:table-cell office:value-type="float" office:value="0.010608" calcext:value-type="float">
            <text:p>0.010608</text:p>
          </table:table-cell>
          <table:table-cell office:value-type="float" office:value="0.0101951" calcext:value-type="float">
            <text:p>0.0101951</text:p>
          </table:table-cell>
          <table:table-cell office:value-type="float" office:value="0.00977063" calcext:value-type="float">
            <text:p>0.00977063</text:p>
          </table:table-cell>
          <table:table-cell office:value-type="float" office:value="0.00962985" calcext:value-type="float">
            <text:p>0.00962985</text:p>
          </table:table-cell>
          <table:table-cell office:value-type="float" office:value="0.00939657" calcext:value-type="float">
            <text:p>0.00939657</text:p>
          </table:table-cell>
          <table:table-cell office:value-type="float" office:value="0.00893359" calcext:value-type="float">
            <text:p>0.00893359</text:p>
          </table:table-cell>
          <table:table-cell office:value-type="float" office:value="0.0086518" calcext:value-type="float">
            <text:p>0.0086518</text:p>
          </table:table-cell>
          <table:table-cell office:value-type="float" office:value="0.00885535" calcext:value-type="float">
            <text:p>0.00885535</text:p>
          </table:table-cell>
          <table:table-cell office:value-type="float" office:value="0.00820461" calcext:value-type="float">
            <text:p>0.00820461</text:p>
          </table:table-cell>
          <table:table-cell office:value-type="float" office:value="0.00832391" calcext:value-type="float">
            <text:p>0.00832391</text:p>
          </table:table-cell>
          <table:table-cell office:value-type="float" office:value="0.00790174" calcext:value-type="float">
            <text:p>0.00790174</text:p>
          </table:table-cell>
          <table:table-cell office:value-type="float" office:value="0.00778214" calcext:value-type="float">
            <text:p>0.00778214</text:p>
          </table:table-cell>
          <table:table-cell office:value-type="float" office:value="0.00785601" calcext:value-type="float">
            <text:p>0.00785601</text:p>
          </table:table-cell>
          <table:table-cell office:value-type="float" office:value="0.00757265" calcext:value-type="float">
            <text:p>0.00757265</text:p>
          </table:table-cell>
          <table:table-cell office:value-type="float" office:value="0.00736126" calcext:value-type="float">
            <text:p>0.00736126</text:p>
          </table:table-cell>
          <table:table-cell office:value-type="float" office:value="0.0072893" calcext:value-type="float">
            <text:p>0.0072893</text:p>
          </table:table-cell>
          <table:table-cell office:value-type="float" office:value="0.00733202" calcext:value-type="float">
            <text:p>0.00733202</text:p>
          </table:table-cell>
          <table:table-cell office:value-type="float" office:value="0.00691973" calcext:value-type="float">
            <text:p>0.00691973</text:p>
          </table:table-cell>
          <table:table-cell office:value-type="float" office:value="0.00674994" calcext:value-type="float">
            <text:p>0.00674994</text:p>
          </table:table-cell>
          <table:table-cell office:value-type="float" office:value="0.00686779" calcext:value-type="float">
            <text:p>0.00686779</text:p>
          </table:table-cell>
          <table:table-cell office:value-type="float" office:value="0.00659046" calcext:value-type="float">
            <text:p>0.00659046</text:p>
          </table:table-cell>
          <table:table-cell office:value-type="float" office:value="0.00644715" calcext:value-type="float">
            <text:p>0.00644715</text:p>
          </table:table-cell>
          <table:table-cell office:value-type="float" office:value="0.00645091" calcext:value-type="float">
            <text:p>0.00645091</text:p>
          </table:table-cell>
          <table:table-cell office:value-type="float" office:value="0.00635588" calcext:value-type="float">
            <text:p>0.00635588</text:p>
          </table:table-cell>
          <table:table-cell office:value-type="float" office:value="0.00608961" calcext:value-type="float">
            <text:p>0.00608961</text:p>
          </table:table-cell>
          <table:table-cell office:value-type="float" office:value="0.00608037" calcext:value-type="float">
            <text:p>0.00608037</text:p>
          </table:table-cell>
          <table:table-cell office:value-type="float" office:value="0.00595349" calcext:value-type="float">
            <text:p>0.00595349</text:p>
          </table:table-cell>
          <table:table-cell office:value-type="float" office:value="0.00579822" calcext:value-type="float">
            <text:p>0.00579822</text:p>
          </table:table-cell>
          <table:table-cell office:value-type="float" office:value="0.00565306" calcext:value-type="float">
            <text:p>0.00565306</text:p>
          </table:table-cell>
          <table:table-cell office:value-type="float" office:value="0.00557169" calcext:value-type="float">
            <text:p>0.00557169</text:p>
          </table:table-cell>
          <table:table-cell office:value-type="float" office:value="0.00560294" calcext:value-type="float">
            <text:p>0.00560294</text:p>
          </table:table-cell>
          <table:table-cell office:value-type="float" office:value="0.00549475" calcext:value-type="float">
            <text:p>0.00549475</text:p>
          </table:table-cell>
          <table:table-cell office:value-type="float" office:value="0.00553852" calcext:value-type="float">
            <text:p>0.00553852</text:p>
          </table:table-cell>
          <table:table-cell office:value-type="float" office:value="0.00527057" calcext:value-type="float">
            <text:p>0.00527057</text:p>
          </table:table-cell>
          <table:table-cell office:value-type="float" office:value="0.00512214" calcext:value-type="float">
            <text:p>0.00512214</text:p>
          </table:table-cell>
          <table:table-cell office:value-type="float" office:value="0.00512943" calcext:value-type="float">
            <text:p>0.00512943</text:p>
          </table:table-cell>
          <table:table-cell office:value-type="float" office:value="0.0050407" calcext:value-type="float">
            <text:p>0.0050407</text:p>
          </table:table-cell>
          <table:table-cell office:value-type="float" office:value="0.00491854" calcext:value-type="float">
            <text:p>0.00491854</text:p>
          </table:table-cell>
          <table:table-cell office:value-type="float" office:value="0.00494954" calcext:value-type="float">
            <text:p>0.00494954</text:p>
          </table:table-cell>
          <table:table-cell office:value-type="float" office:value="0.0048468" calcext:value-type="float">
            <text:p>0.0048468</text:p>
          </table:table-cell>
          <table:table-cell office:value-type="float" office:value="0.00481882" calcext:value-type="float">
            <text:p>0.00481882</text:p>
          </table:table-cell>
          <table:table-cell office:value-type="float" office:value="0.00464662" calcext:value-type="float">
            <text:p>0.00464662</text:p>
          </table:table-cell>
          <table:table-cell office:value-type="float" office:value="0.00465062" calcext:value-type="float">
            <text:p>0.00465062</text:p>
          </table:table-cell>
          <table:table-cell office:value-type="float" office:value="0.004488" calcext:value-type="float">
            <text:p>0.004488</text:p>
          </table:table-cell>
          <table:table-cell office:value-type="float" office:value="0.00457667" calcext:value-type="float">
            <text:p>0.00457667</text:p>
          </table:table-cell>
          <table:table-cell office:value-type="float" office:value="0.00449953" calcext:value-type="float">
            <text:p>0.00449953</text:p>
          </table:table-cell>
          <table:table-cell office:value-type="float" office:value="0.00445528" calcext:value-type="float">
            <text:p>0.00445528</text:p>
          </table:table-cell>
          <table:table-cell office:value-type="float" office:value="0.00432853" calcext:value-type="float">
            <text:p>0.0043285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549271" calcext:value-type="float">
            <text:p>0.0549271</text:p>
          </table:table-cell>
          <table:table-cell office:value-type="float" office:value="0.0464784" calcext:value-type="float">
            <text:p>0.0464784</text:p>
          </table:table-cell>
          <table:table-cell office:value-type="float" office:value="0.0410918" calcext:value-type="float">
            <text:p>0.0410918</text:p>
          </table:table-cell>
          <table:table-cell office:value-type="float" office:value="0.0379381" calcext:value-type="float">
            <text:p>0.0379381</text:p>
          </table:table-cell>
          <table:table-cell office:value-type="float" office:value="0.0342892" calcext:value-type="float">
            <text:p>0.0342892</text:p>
          </table:table-cell>
          <table:table-cell office:value-type="float" office:value="0.0316095" calcext:value-type="float">
            <text:p>0.0316095</text:p>
          </table:table-cell>
          <table:table-cell office:value-type="float" office:value="0.029863" calcext:value-type="float">
            <text:p>0.029863</text:p>
          </table:table-cell>
          <table:table-cell office:value-type="float" office:value="0.0278906" calcext:value-type="float">
            <text:p>0.0278906</text:p>
          </table:table-cell>
          <table:table-cell office:value-type="float" office:value="0.0265612" calcext:value-type="float">
            <text:p>0.0265612</text:p>
          </table:table-cell>
          <table:table-cell office:value-type="float" office:value="0.0251597" calcext:value-type="float">
            <text:p>0.0251597</text:p>
          </table:table-cell>
          <table:table-cell office:value-type="float" office:value="0.023735" calcext:value-type="float">
            <text:p>0.023735</text:p>
          </table:table-cell>
          <table:table-cell office:value-type="float" office:value="0.0225552" calcext:value-type="float">
            <text:p>0.0225552</text:p>
          </table:table-cell>
          <table:table-cell office:value-type="float" office:value="0.0214909" calcext:value-type="float">
            <text:p>0.0214909</text:p>
          </table:table-cell>
          <table:table-cell office:value-type="float" office:value="0.0207523" calcext:value-type="float">
            <text:p>0.0207523</text:p>
          </table:table-cell>
          <table:table-cell office:value-type="float" office:value="0.0192463" calcext:value-type="float">
            <text:p>0.0192463</text:p>
          </table:table-cell>
          <table:table-cell office:value-type="float" office:value="0.0185736" calcext:value-type="float">
            <text:p>0.0185736</text:p>
          </table:table-cell>
          <table:table-cell office:value-type="float" office:value="0.0177288" calcext:value-type="float">
            <text:p>0.0177288</text:p>
          </table:table-cell>
          <table:table-cell office:value-type="float" office:value="0.0170606" calcext:value-type="float">
            <text:p>0.0170606</text:p>
          </table:table-cell>
          <table:table-cell office:value-type="float" office:value="0.016377" calcext:value-type="float">
            <text:p>0.016377</text:p>
          </table:table-cell>
          <table:table-cell office:value-type="float" office:value="0.0157993" calcext:value-type="float">
            <text:p>0.0157993</text:p>
          </table:table-cell>
          <table:table-cell office:value-type="float" office:value="0.0151886" calcext:value-type="float">
            <text:p>0.0151886</text:p>
          </table:table-cell>
          <table:table-cell office:value-type="float" office:value="0.0144609" calcext:value-type="float">
            <text:p>0.0144609</text:p>
          </table:table-cell>
          <table:table-cell office:value-type="float" office:value="0.0140391" calcext:value-type="float">
            <text:p>0.0140391</text:p>
          </table:table-cell>
          <table:table-cell office:value-type="float" office:value="0.0133981" calcext:value-type="float">
            <text:p>0.0133981</text:p>
          </table:table-cell>
          <table:table-cell office:value-type="float" office:value="0.0131946" calcext:value-type="float">
            <text:p>0.0131946</text:p>
          </table:table-cell>
          <table:table-cell office:value-type="float" office:value="0.0126168" calcext:value-type="float">
            <text:p>0.0126168</text:p>
          </table:table-cell>
          <table:table-cell office:value-type="float" office:value="0.0121276" calcext:value-type="float">
            <text:p>0.0121276</text:p>
          </table:table-cell>
          <table:table-cell office:value-type="float" office:value="0.0118239" calcext:value-type="float">
            <text:p>0.0118239</text:p>
          </table:table-cell>
          <table:table-cell office:value-type="float" office:value="0.0113604" calcext:value-type="float">
            <text:p>0.0113604</text:p>
          </table:table-cell>
          <table:table-cell office:value-type="float" office:value="0.0109975" calcext:value-type="float">
            <text:p>0.0109975</text:p>
          </table:table-cell>
          <table:table-cell office:value-type="float" office:value="0.0105988" calcext:value-type="float">
            <text:p>0.0105988</text:p>
          </table:table-cell>
          <table:table-cell office:value-type="float" office:value="0.0104995" calcext:value-type="float">
            <text:p>0.0104995</text:p>
          </table:table-cell>
          <table:table-cell office:value-type="float" office:value="0.0101484" calcext:value-type="float">
            <text:p>0.0101484</text:p>
          </table:table-cell>
          <table:table-cell office:value-type="float" office:value="0.00998053" calcext:value-type="float">
            <text:p>0.00998053</text:p>
          </table:table-cell>
          <table:table-cell office:value-type="float" office:value="0.00924791" calcext:value-type="float">
            <text:p>0.00924791</text:p>
          </table:table-cell>
          <table:table-cell office:value-type="float" office:value="0.00903455" calcext:value-type="float">
            <text:p>0.00903455</text:p>
          </table:table-cell>
          <table:table-cell office:value-type="float" office:value="0.00916043" calcext:value-type="float">
            <text:p>0.00916043</text:p>
          </table:table-cell>
          <table:table-cell office:value-type="float" office:value="0.00868869" calcext:value-type="float">
            <text:p>0.00868869</text:p>
          </table:table-cell>
          <table:table-cell office:value-type="float" office:value="0.00868412" calcext:value-type="float">
            <text:p>0.00868412</text:p>
          </table:table-cell>
          <table:table-cell office:value-type="float" office:value="0.00821879" calcext:value-type="float">
            <text:p>0.00821879</text:p>
          </table:table-cell>
          <table:table-cell office:value-type="float" office:value="0.00826233" calcext:value-type="float">
            <text:p>0.00826233</text:p>
          </table:table-cell>
          <table:table-cell office:value-type="float" office:value="0.00790577" calcext:value-type="float">
            <text:p>0.00790577</text:p>
          </table:table-cell>
          <table:table-cell office:value-type="float" office:value="0.00788962" calcext:value-type="float">
            <text:p>0.00788962</text:p>
          </table:table-cell>
          <table:table-cell office:value-type="float" office:value="0.0075365" calcext:value-type="float">
            <text:p>0.0075365</text:p>
          </table:table-cell>
          <table:table-cell office:value-type="float" office:value="0.00719236" calcext:value-type="float">
            <text:p>0.00719236</text:p>
          </table:table-cell>
          <table:table-cell office:value-type="float" office:value="0.00743307" calcext:value-type="float">
            <text:p>0.00743307</text:p>
          </table:table-cell>
          <table:table-cell office:value-type="float" office:value="0.00732742" calcext:value-type="float">
            <text:p>0.00732742</text:p>
          </table:table-cell>
          <table:table-cell office:value-type="float" office:value="0.00701811" calcext:value-type="float">
            <text:p>0.00701811</text:p>
          </table:table-cell>
          <table:table-cell office:value-type="float" office:value="0.0067666" calcext:value-type="float">
            <text:p>0.0067666</text:p>
          </table:table-cell>
          <table:table-cell office:value-type="float" office:value="0.0066803" calcext:value-type="float">
            <text:p>0.0066803</text:p>
          </table:table-cell>
          <table:table-cell office:value-type="float" office:value="0.0066562" calcext:value-type="float">
            <text:p>0.0066562</text:p>
          </table:table-cell>
          <table:table-cell office:value-type="float" office:value="0.00648052" calcext:value-type="float">
            <text:p>0.00648052</text:p>
          </table:table-cell>
          <table:table-cell office:value-type="float" office:value="0.00635853" calcext:value-type="float">
            <text:p>0.00635853</text:p>
          </table:table-cell>
          <table:table-cell office:value-type="float" office:value="0.00613904" calcext:value-type="float">
            <text:p>0.00613904</text:p>
          </table:table-cell>
          <table:table-cell office:value-type="float" office:value="0.00619312" calcext:value-type="float">
            <text:p>0.00619312</text:p>
          </table:table-cell>
          <table:table-cell office:value-type="float" office:value="0.00589243" calcext:value-type="float">
            <text:p>0.00589243</text:p>
          </table:table-cell>
          <table:table-cell office:value-type="float" office:value="0.00592374" calcext:value-type="float">
            <text:p>0.00592374</text:p>
          </table:table-cell>
          <table:table-cell office:value-type="float" office:value="0.00586898" calcext:value-type="float">
            <text:p>0.00586898</text:p>
          </table:table-cell>
          <table:table-cell office:value-type="float" office:value="0.00571561" calcext:value-type="float">
            <text:p>0.00571561</text:p>
          </table:table-cell>
          <table:table-cell office:value-type="float" office:value="0.00561712" calcext:value-type="float">
            <text:p>0.00561712</text:p>
          </table:table-cell>
          <table:table-cell office:value-type="float" office:value="0.00560193" calcext:value-type="float">
            <text:p>0.00560193</text:p>
          </table:table-cell>
          <table:table-cell office:value-type="float" office:value="0.00546349" calcext:value-type="float">
            <text:p>0.00546349</text:p>
          </table:table-cell>
          <table:table-cell office:value-type="float" office:value="0.00527594" calcext:value-type="float">
            <text:p>0.00527594</text:p>
          </table:table-cell>
          <table:table-cell office:value-type="float" office:value="0.00526809" calcext:value-type="float">
            <text:p>0.00526809</text:p>
          </table:table-cell>
          <table:table-cell office:value-type="float" office:value="0.00514883" calcext:value-type="float">
            <text:p>0.00514883</text:p>
          </table:table-cell>
          <table:table-cell office:value-type="float" office:value="0.00518423" calcext:value-type="float">
            <text:p>0.00518423</text:p>
          </table:table-cell>
          <table:table-cell office:value-type="float" office:value="0.00497014" calcext:value-type="float">
            <text:p>0.00497014</text:p>
          </table:table-cell>
          <table:table-cell office:value-type="float" office:value="0.00511755" calcext:value-type="float">
            <text:p>0.00511755</text:p>
          </table:table-cell>
          <table:table-cell office:value-type="float" office:value="0.00484734" calcext:value-type="float">
            <text:p>0.00484734</text:p>
          </table:table-cell>
          <table:table-cell office:value-type="float" office:value="0.0048293" calcext:value-type="float">
            <text:p>0.0048293</text:p>
          </table:table-cell>
          <table:table-cell office:value-type="float" office:value="0.00483941" calcext:value-type="float">
            <text:p>0.00483941</text:p>
          </table:table-cell>
          <table:table-cell office:value-type="float" office:value="0.00467395" calcext:value-type="float">
            <text:p>0.00467395</text:p>
          </table:table-cell>
          <table:table-cell office:value-type="float" office:value="0.00461604" calcext:value-type="float">
            <text:p>0.00461604</text:p>
          </table:table-cell>
          <table:table-cell office:value-type="float" office:value="0.00449978" calcext:value-type="float">
            <text:p>0.00449978</text:p>
          </table:table-cell>
          <table:table-cell office:value-type="float" office:value="0.00444002" calcext:value-type="float">
            <text:p>0.00444002</text:p>
          </table:table-cell>
          <table:table-cell office:value-type="float" office:value="0.00465614" calcext:value-type="float">
            <text:p>0.00465614</text:p>
          </table:table-cell>
          <table:table-cell office:value-type="float" office:value="0.00434274" calcext:value-type="float">
            <text:p>0.00434274</text:p>
          </table:table-cell>
          <table:table-cell office:value-type="float" office:value="0.00439329" calcext:value-type="float">
            <text:p>0.00439329</text:p>
          </table:table-cell>
          <table:table-cell office:value-type="float" office:value="0.00437756" calcext:value-type="float">
            <text:p>0.004377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563248" calcext:value-type="float">
            <text:p>0.0563248</text:p>
          </table:table-cell>
          <table:table-cell office:value-type="float" office:value="0.0468666" calcext:value-type="float">
            <text:p>0.0468666</text:p>
          </table:table-cell>
          <table:table-cell office:value-type="float" office:value="0.0414322" calcext:value-type="float">
            <text:p>0.0414322</text:p>
          </table:table-cell>
          <table:table-cell office:value-type="float" office:value="0.037057" calcext:value-type="float">
            <text:p>0.037057</text:p>
          </table:table-cell>
          <table:table-cell office:value-type="float" office:value="0.0344799" calcext:value-type="float">
            <text:p>0.0344799</text:p>
          </table:table-cell>
          <table:table-cell office:value-type="float" office:value="0.0322696" calcext:value-type="float">
            <text:p>0.0322696</text:p>
          </table:table-cell>
          <table:table-cell office:value-type="float" office:value="0.0299251" calcext:value-type="float">
            <text:p>0.0299251</text:p>
          </table:table-cell>
          <table:table-cell office:value-type="float" office:value="0.0279264" calcext:value-type="float">
            <text:p>0.0279264</text:p>
          </table:table-cell>
          <table:table-cell office:value-type="float" office:value="0.026238" calcext:value-type="float">
            <text:p>0.026238</text:p>
          </table:table-cell>
          <table:table-cell office:value-type="float" office:value="0.0249481" calcext:value-type="float">
            <text:p>0.0249481</text:p>
          </table:table-cell>
          <table:table-cell office:value-type="float" office:value="0.0236704" calcext:value-type="float">
            <text:p>0.0236704</text:p>
          </table:table-cell>
          <table:table-cell office:value-type="float" office:value="0.0223296" calcext:value-type="float">
            <text:p>0.0223296</text:p>
          </table:table-cell>
          <table:table-cell office:value-type="float" office:value="0.0212671" calcext:value-type="float">
            <text:p>0.0212671</text:p>
          </table:table-cell>
          <table:table-cell office:value-type="float" office:value="0.0202938" calcext:value-type="float">
            <text:p>0.0202938</text:p>
          </table:table-cell>
          <table:table-cell office:value-type="float" office:value="0.0195052" calcext:value-type="float">
            <text:p>0.0195052</text:p>
          </table:table-cell>
          <table:table-cell office:value-type="float" office:value="0.0185356" calcext:value-type="float">
            <text:p>0.0185356</text:p>
          </table:table-cell>
          <table:table-cell office:value-type="float" office:value="0.0180905" calcext:value-type="float">
            <text:p>0.0180905</text:p>
          </table:table-cell>
          <table:table-cell office:value-type="float" office:value="0.016939" calcext:value-type="float">
            <text:p>0.016939</text:p>
          </table:table-cell>
          <table:table-cell office:value-type="float" office:value="0.0162184" calcext:value-type="float">
            <text:p>0.0162184</text:p>
          </table:table-cell>
          <table:table-cell office:value-type="float" office:value="0.0157395" calcext:value-type="float">
            <text:p>0.0157395</text:p>
          </table:table-cell>
          <table:table-cell office:value-type="float" office:value="0.0152181" calcext:value-type="float">
            <text:p>0.0152181</text:p>
          </table:table-cell>
          <table:table-cell office:value-type="float" office:value="0.0145713" calcext:value-type="float">
            <text:p>0.0145713</text:p>
          </table:table-cell>
          <table:table-cell office:value-type="float" office:value="0.013729" calcext:value-type="float">
            <text:p>0.013729</text:p>
          </table:table-cell>
          <table:table-cell office:value-type="float" office:value="0.0137842" calcext:value-type="float">
            <text:p>0.0137842</text:p>
          </table:table-cell>
          <table:table-cell office:value-type="float" office:value="0.0130614" calcext:value-type="float">
            <text:p>0.0130614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20431" calcext:value-type="float">
            <text:p>0.0120431</text:p>
          </table:table-cell>
          <table:table-cell office:value-type="float" office:value="0.0117071" calcext:value-type="float">
            <text:p>0.0117071</text:p>
          </table:table-cell>
          <table:table-cell office:value-type="float" office:value="0.0115714" calcext:value-type="float">
            <text:p>0.01157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07401" calcext:value-type="float">
            <text:p>0.0107401</text:p>
          </table:table-cell>
          <table:table-cell office:value-type="float" office:value="0.010261" calcext:value-type="float">
            <text:p>0.010261</text:p>
          </table:table-cell>
          <table:table-cell office:value-type="float" office:value="0.0100378" calcext:value-type="float">
            <text:p>0.0100378</text:p>
          </table:table-cell>
          <table:table-cell office:value-type="float" office:value="0.00988319" calcext:value-type="float">
            <text:p>0.00988319</text:p>
          </table:table-cell>
          <table:table-cell office:value-type="float" office:value="0.00957715" calcext:value-type="float">
            <text:p>0.00957715</text:p>
          </table:table-cell>
          <table:table-cell office:value-type="float" office:value="0.00934868" calcext:value-type="float">
            <text:p>0.00934868</text:p>
          </table:table-cell>
          <table:table-cell office:value-type="float" office:value="0.00914522" calcext:value-type="float">
            <text:p>0.00914522</text:p>
          </table:table-cell>
          <table:table-cell office:value-type="float" office:value="0.00871129" calcext:value-type="float">
            <text:p>0.00871129</text:p>
          </table:table-cell>
          <table:table-cell office:value-type="float" office:value="0.00849014" calcext:value-type="float">
            <text:p>0.00849014</text:p>
          </table:table-cell>
          <table:table-cell office:value-type="float" office:value="0.00826958" calcext:value-type="float">
            <text:p>0.00826958</text:p>
          </table:table-cell>
          <table:table-cell office:value-type="float" office:value="0.00804388" calcext:value-type="float">
            <text:p>0.00804388</text:p>
          </table:table-cell>
          <table:table-cell office:value-type="float" office:value="0.0079944" calcext:value-type="float">
            <text:p>0.0079944</text:p>
          </table:table-cell>
          <table:table-cell office:value-type="float" office:value="0.00777118" calcext:value-type="float">
            <text:p>0.00777118</text:p>
          </table:table-cell>
          <table:table-cell office:value-type="float" office:value="0.0076743" calcext:value-type="float">
            <text:p>0.0076743</text:p>
          </table:table-cell>
          <table:table-cell office:value-type="float" office:value="0.0075456" calcext:value-type="float">
            <text:p>0.0075456</text:p>
          </table:table-cell>
          <table:table-cell office:value-type="float" office:value="0.00740795" calcext:value-type="float">
            <text:p>0.00740795</text:p>
          </table:table-cell>
          <table:table-cell office:value-type="float" office:value="0.00716972" calcext:value-type="float">
            <text:p>0.00716972</text:p>
          </table:table-cell>
          <table:table-cell office:value-type="float" office:value="0.00692521" calcext:value-type="float">
            <text:p>0.00692521</text:p>
          </table:table-cell>
          <table:table-cell office:value-type="float" office:value="0.00695448" calcext:value-type="float">
            <text:p>0.00695448</text:p>
          </table:table-cell>
          <table:table-cell office:value-type="float" office:value="0.00662838" calcext:value-type="float">
            <text:p>0.00662838</text:p>
          </table:table-cell>
          <table:table-cell office:value-type="float" office:value="0.00667005" calcext:value-type="float">
            <text:p>0.00667005</text:p>
          </table:table-cell>
          <table:table-cell office:value-type="float" office:value="0.00647068" calcext:value-type="float">
            <text:p>0.00647068</text:p>
          </table:table-cell>
          <table:table-cell office:value-type="float" office:value="0.00622473" calcext:value-type="float">
            <text:p>0.00622473</text:p>
          </table:table-cell>
          <table:table-cell office:value-type="float" office:value="0.00622599" calcext:value-type="float">
            <text:p>0.00622599</text:p>
          </table:table-cell>
          <table:table-cell office:value-type="float" office:value="0.00612202" calcext:value-type="float">
            <text:p>0.00612202</text:p>
          </table:table-cell>
          <table:table-cell office:value-type="float" office:value="0.00621849" calcext:value-type="float">
            <text:p>0.00621849</text:p>
          </table:table-cell>
          <table:table-cell office:value-type="float" office:value="0.00569926" calcext:value-type="float">
            <text:p>0.00569926</text:p>
          </table:table-cell>
          <table:table-cell office:value-type="float" office:value="0.00576978" calcext:value-type="float">
            <text:p>0.00576978</text:p>
          </table:table-cell>
          <table:table-cell office:value-type="float" office:value="0.00574042" calcext:value-type="float">
            <text:p>0.00574042</text:p>
          </table:table-cell>
          <table:table-cell office:value-type="float" office:value="0.00554636" calcext:value-type="float">
            <text:p>0.00554636</text:p>
          </table:table-cell>
          <table:table-cell office:value-type="float" office:value="0.00538265" calcext:value-type="float">
            <text:p>0.00538265</text:p>
          </table:table-cell>
          <table:table-cell office:value-type="float" office:value="0.00538815" calcext:value-type="float">
            <text:p>0.00538815</text:p>
          </table:table-cell>
          <table:table-cell office:value-type="float" office:value="0.00555072" calcext:value-type="float">
            <text:p>0.00555072</text:p>
          </table:table-cell>
          <table:table-cell office:value-type="float" office:value="0.00513154" calcext:value-type="float">
            <text:p>0.00513154</text:p>
          </table:table-cell>
          <table:table-cell office:value-type="float" office:value="0.00520511" calcext:value-type="float">
            <text:p>0.00520511</text:p>
          </table:table-cell>
          <table:table-cell office:value-type="float" office:value="0.0051539" calcext:value-type="float">
            <text:p>0.0051539</text:p>
          </table:table-cell>
          <table:table-cell office:value-type="float" office:value="0.00513438" calcext:value-type="float">
            <text:p>0.00513438</text:p>
          </table:table-cell>
          <table:table-cell office:value-type="float" office:value="0.00481495" calcext:value-type="float">
            <text:p>0.00481495</text:p>
          </table:table-cell>
          <table:table-cell office:value-type="float" office:value="0.00472748" calcext:value-type="float">
            <text:p>0.00472748</text:p>
          </table:table-cell>
          <table:table-cell office:value-type="float" office:value="0.00473735" calcext:value-type="float">
            <text:p>0.00473735</text:p>
          </table:table-cell>
          <table:table-cell office:value-type="float" office:value="0.00463157" calcext:value-type="float">
            <text:p>0.00463157</text:p>
          </table:table-cell>
          <table:table-cell office:value-type="float" office:value="0.00463375" calcext:value-type="float">
            <text:p>0.00463375</text:p>
          </table:table-cell>
          <table:table-cell office:value-type="float" office:value="0.00459777" calcext:value-type="float">
            <text:p>0.00459777</text:p>
          </table:table-cell>
          <table:table-cell office:value-type="float" office:value="0.00469519" calcext:value-type="float">
            <text:p>0.00469519</text:p>
          </table:table-cell>
          <table:table-cell office:value-type="float" office:value="0.00456767" calcext:value-type="float">
            <text:p>0.00456767</text:p>
          </table:table-cell>
          <table:table-cell office:value-type="float" office:value="0.00440636" calcext:value-type="float">
            <text:p>0.00440636</text:p>
          </table:table-cell>
          <table:table-cell office:value-type="float" office:value="0.0043325" calcext:value-type="float">
            <text:p>0.0043325</text:p>
          </table:table-cell>
          <table:table-cell office:value-type="float" office:value="0.00426088" calcext:value-type="float">
            <text:p>0.00426088</text:p>
          </table:table-cell>
          <table:table-cell office:value-type="float" office:value="0.00424185" calcext:value-type="float">
            <text:p>0.0042418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519617" calcext:value-type="float">
            <text:p>0.0519617</text:p>
          </table:table-cell>
          <table:table-cell office:value-type="float" office:value="0.0449593" calcext:value-type="float">
            <text:p>0.0449593</text:p>
          </table:table-cell>
          <table:table-cell office:value-type="float" office:value="0.0404259" calcext:value-type="float">
            <text:p>0.0404259</text:p>
          </table:table-cell>
          <table:table-cell office:value-type="float" office:value="0.0367877" calcext:value-type="float">
            <text:p>0.0367877</text:p>
          </table:table-cell>
          <table:table-cell office:value-type="float" office:value="0.0338138" calcext:value-type="float">
            <text:p>0.0338138</text:p>
          </table:table-cell>
          <table:table-cell office:value-type="float" office:value="0.0317339" calcext:value-type="float">
            <text:p>0.0317339</text:p>
          </table:table-cell>
          <table:table-cell office:value-type="float" office:value="0.0297014" calcext:value-type="float">
            <text:p>0.0297014</text:p>
          </table:table-cell>
          <table:table-cell office:value-type="float" office:value="0.0275971" calcext:value-type="float">
            <text:p>0.0275971</text:p>
          </table:table-cell>
          <table:table-cell office:value-type="float" office:value="0.0263694" calcext:value-type="float">
            <text:p>0.0263694</text:p>
          </table:table-cell>
          <table:table-cell office:value-type="float" office:value="0.0246831" calcext:value-type="float">
            <text:p>0.0246831</text:p>
          </table:table-cell>
          <table:table-cell office:value-type="float" office:value="0.0237673" calcext:value-type="float">
            <text:p>0.0237673</text:p>
          </table:table-cell>
          <table:table-cell office:value-type="float" office:value="0.0226827" calcext:value-type="float">
            <text:p>0.0226827</text:p>
          </table:table-cell>
          <table:table-cell office:value-type="float" office:value="0.0214559" calcext:value-type="float">
            <text:p>0.0214559</text:p>
          </table:table-cell>
          <table:table-cell office:value-type="float" office:value="0.0208313" calcext:value-type="float">
            <text:p>0.0208313</text:p>
          </table:table-cell>
          <table:table-cell office:value-type="float" office:value="0.0194669" calcext:value-type="float">
            <text:p>0.0194669</text:p>
          </table:table-cell>
          <table:table-cell office:value-type="float" office:value="0.0186119" calcext:value-type="float">
            <text:p>0.0186119</text:p>
          </table:table-cell>
          <table:table-cell office:value-type="float" office:value="0.0176924" calcext:value-type="float">
            <text:p>0.0176924</text:p>
          </table:table-cell>
          <table:table-cell office:value-type="float" office:value="0.0170422" calcext:value-type="float">
            <text:p>0.0170422</text:p>
          </table:table-cell>
          <table:table-cell office:value-type="float" office:value="0.0163203" calcext:value-type="float">
            <text:p>0.0163203</text:p>
          </table:table-cell>
          <table:table-cell office:value-type="float" office:value="0.0159761" calcext:value-type="float">
            <text:p>0.0159761</text:p>
          </table:table-cell>
          <table:table-cell office:value-type="float" office:value="0.0153176" calcext:value-type="float">
            <text:p>0.0153176</text:p>
          </table:table-cell>
          <table:table-cell office:value-type="float" office:value="0.014445" calcext:value-type="float">
            <text:p>0.014445</text:p>
          </table:table-cell>
          <table:table-cell office:value-type="float" office:value="0.0142054" calcext:value-type="float">
            <text:p>0.0142054</text:p>
          </table:table-cell>
          <table:table-cell office:value-type="float" office:value="0.013962" calcext:value-type="float">
            <text:p>0.013962</text:p>
          </table:table-cell>
          <table:table-cell office:value-type="float" office:value="0.013097" calcext:value-type="float">
            <text:p>0.013097</text:p>
          </table:table-cell>
          <table:table-cell office:value-type="float" office:value="0.0130074" calcext:value-type="float">
            <text:p>0.0130074</text:p>
          </table:table-cell>
          <table:table-cell office:value-type="float" office:value="0.0124172" calcext:value-type="float">
            <text:p>0.0124172</text:p>
          </table:table-cell>
          <table:table-cell office:value-type="float" office:value="0.0120117" calcext:value-type="float">
            <text:p>0.0120117</text:p>
          </table:table-cell>
          <table:table-cell office:value-type="float" office:value="0.0118794" calcext:value-type="float">
            <text:p>0.0118794</text:p>
          </table:table-cell>
          <table:table-cell office:value-type="float" office:value="0.0111352" calcext:value-type="float">
            <text:p>0.0111352</text:p>
          </table:table-cell>
          <table:table-cell office:value-type="float" office:value="0.0108358" calcext:value-type="float">
            <text:p>0.0108358</text:p>
          </table:table-cell>
          <table:table-cell office:value-type="float" office:value="0.010474" calcext:value-type="float">
            <text:p>0.010474</text:p>
          </table:table-cell>
          <table:table-cell office:value-type="float" office:value="0.010129" calcext:value-type="float">
            <text:p>0.010129</text:p>
          </table:table-cell>
          <table:table-cell office:value-type="float" office:value="0.00987257" calcext:value-type="float">
            <text:p>0.00987257</text:p>
          </table:table-cell>
          <table:table-cell office:value-type="float" office:value="0.00967217" calcext:value-type="float">
            <text:p>0.00967217</text:p>
          </table:table-cell>
          <table:table-cell office:value-type="float" office:value="0.00944251" calcext:value-type="float">
            <text:p>0.00944251</text:p>
          </table:table-cell>
          <table:table-cell office:value-type="float" office:value="0.00917182" calcext:value-type="float">
            <text:p>0.00917182</text:p>
          </table:table-cell>
          <table:table-cell office:value-type="float" office:value="0.00907653" calcext:value-type="float">
            <text:p>0.00907653</text:p>
          </table:table-cell>
          <table:table-cell office:value-type="float" office:value="0.00883033" calcext:value-type="float">
            <text:p>0.00883033</text:p>
          </table:table-cell>
          <table:table-cell office:value-type="float" office:value="0.00850913" calcext:value-type="float">
            <text:p>0.00850913</text:p>
          </table:table-cell>
          <table:table-cell office:value-type="float" office:value="0.00846225" calcext:value-type="float">
            <text:p>0.00846225</text:p>
          </table:table-cell>
          <table:table-cell office:value-type="float" office:value="0.00815326" calcext:value-type="float">
            <text:p>0.00815326</text:p>
          </table:table-cell>
          <table:table-cell office:value-type="float" office:value="0.00803547" calcext:value-type="float">
            <text:p>0.00803547</text:p>
          </table:table-cell>
          <table:table-cell office:value-type="float" office:value="0.00769967" calcext:value-type="float">
            <text:p>0.00769967</text:p>
          </table:table-cell>
          <table:table-cell office:value-type="float" office:value="0.00756241" calcext:value-type="float">
            <text:p>0.00756241</text:p>
          </table:table-cell>
          <table:table-cell office:value-type="float" office:value="0.0073522" calcext:value-type="float">
            <text:p>0.0073522</text:p>
          </table:table-cell>
          <table:table-cell office:value-type="float" office:value="0.00713032" calcext:value-type="float">
            <text:p>0.00713032</text:p>
          </table:table-cell>
          <table:table-cell office:value-type="float" office:value="0.00692266" calcext:value-type="float">
            <text:p>0.00692266</text:p>
          </table:table-cell>
          <table:table-cell office:value-type="float" office:value="0.00687888" calcext:value-type="float">
            <text:p>0.00687888</text:p>
          </table:table-cell>
          <table:table-cell office:value-type="float" office:value="0.00692874" calcext:value-type="float">
            <text:p>0.00692874</text:p>
          </table:table-cell>
          <table:table-cell office:value-type="float" office:value="0.00695415" calcext:value-type="float">
            <text:p>0.00695415</text:p>
          </table:table-cell>
          <table:table-cell office:value-type="float" office:value="0.00659466" calcext:value-type="float">
            <text:p>0.00659466</text:p>
          </table:table-cell>
          <table:table-cell office:value-type="float" office:value="0.00654524" calcext:value-type="float">
            <text:p>0.00654524</text:p>
          </table:table-cell>
          <table:table-cell office:value-type="float" office:value="0.00638981" calcext:value-type="float">
            <text:p>0.00638981</text:p>
          </table:table-cell>
          <table:table-cell office:value-type="float" office:value="0.00619153" calcext:value-type="float">
            <text:p>0.00619153</text:p>
          </table:table-cell>
          <table:table-cell office:value-type="float" office:value="0.0062909" calcext:value-type="float">
            <text:p>0.0062909</text:p>
          </table:table-cell>
          <table:table-cell office:value-type="float" office:value="0.00600959" calcext:value-type="float">
            <text:p>0.00600959</text:p>
          </table:table-cell>
          <table:table-cell office:value-type="float" office:value="0.00582637" calcext:value-type="float">
            <text:p>0.00582637</text:p>
          </table:table-cell>
          <table:table-cell office:value-type="float" office:value="0.00579499" calcext:value-type="float">
            <text:p>0.00579499</text:p>
          </table:table-cell>
          <table:table-cell office:value-type="float" office:value="0.0056611" calcext:value-type="float">
            <text:p>0.0056611</text:p>
          </table:table-cell>
          <table:table-cell office:value-type="float" office:value="0.00558644" calcext:value-type="float">
            <text:p>0.00558644</text:p>
          </table:table-cell>
          <table:table-cell office:value-type="float" office:value="0.0054935" calcext:value-type="float">
            <text:p>0.0054935</text:p>
          </table:table-cell>
          <table:table-cell office:value-type="float" office:value="0.00521353" calcext:value-type="float">
            <text:p>0.00521353</text:p>
          </table:table-cell>
          <table:table-cell office:value-type="float" office:value="0.00519427" calcext:value-type="float">
            <text:p>0.00519427</text:p>
          </table:table-cell>
          <table:table-cell office:value-type="float" office:value="0.00516385" calcext:value-type="float">
            <text:p>0.00516385</text:p>
          </table:table-cell>
          <table:table-cell office:value-type="float" office:value="0.00536871" calcext:value-type="float">
            <text:p>0.00536871</text:p>
          </table:table-cell>
          <table:table-cell office:value-type="float" office:value="0.00504601" calcext:value-type="float">
            <text:p>0.00504601</text:p>
          </table:table-cell>
          <table:table-cell office:value-type="float" office:value="0.00508245" calcext:value-type="float">
            <text:p>0.00508245</text:p>
          </table:table-cell>
          <table:table-cell office:value-type="float" office:value="0.00511354" calcext:value-type="float">
            <text:p>0.00511354</text:p>
          </table:table-cell>
          <table:table-cell office:value-type="float" office:value="0.00488609" calcext:value-type="float">
            <text:p>0.00488609</text:p>
          </table:table-cell>
          <table:table-cell office:value-type="float" office:value="0.00485119" calcext:value-type="float">
            <text:p>0.00485119</text:p>
          </table:table-cell>
          <table:table-cell office:value-type="float" office:value="0.00461637" calcext:value-type="float">
            <text:p>0.00461637</text:p>
          </table:table-cell>
          <table:table-cell office:value-type="float" office:value="0.00477417" calcext:value-type="float">
            <text:p>0.00477417</text:p>
          </table:table-cell>
          <table:table-cell office:value-type="float" office:value="0.00465979" calcext:value-type="float">
            <text:p>0.00465979</text:p>
          </table:table-cell>
          <table:table-cell office:value-type="float" office:value="0.00460314" calcext:value-type="float">
            <text:p>0.00460314</text:p>
          </table:table-cell>
          <table:table-cell office:value-type="float" office:value="0.00450382" calcext:value-type="float">
            <text:p>0.00450382</text:p>
          </table:table-cell>
          <table:table-cell office:value-type="float" office:value="0.00438488" calcext:value-type="float">
            <text:p>0.00438488</text:p>
          </table:table-cell>
          <table:table-cell office:value-type="float" office:value="0.00443879" calcext:value-type="float">
            <text:p>0.00443879</text:p>
          </table:table-cell>
          <table:table-cell office:value-type="float" office:value="0.00426309" calcext:value-type="float">
            <text:p>0.00426309</text:p>
          </table:table-cell>
          <table:table-cell table:number-columns-repeated="11"/>
        </table:table-row>
        <table:table-row table:style-name="ro1">
          <table:table-cell/>
          <table:table-cell table:formula="of:=AVERAGE([.B69:.B94])" office:value-type="float" office:value="0.0534545076923077" calcext:value-type="float">
            <text:p>0.053454507692308</text:p>
          </table:table-cell>
          <table:table-cell table:formula="of:=AVERAGE([.C69:.C94])" office:value-type="float" office:value="0.0456791115384615" calcext:value-type="float">
            <text:p>0.045679111538462</text:p>
          </table:table-cell>
          <table:table-cell table:formula="of:=AVERAGE([.D69:.D94])" office:value-type="float" office:value="0.0407519615384615" calcext:value-type="float">
            <text:p>0.040751961538462</text:p>
          </table:table-cell>
          <table:table-cell table:formula="of:=AVERAGE([.E69:.E94])" office:value-type="float" office:value="0.0370903115384615" calcext:value-type="float">
            <text:p>0.037090311538462</text:p>
          </table:table-cell>
          <table:table-cell table:formula="of:=AVERAGE([.F69:.F94])" office:value-type="float" office:value="0.0341004384615385" calcext:value-type="float">
            <text:p>0.034100438461539</text:p>
          </table:table-cell>
          <table:table-cell table:formula="of:=AVERAGE([.G69:.G94])" office:value-type="float" office:value="0.0317736384615385" calcext:value-type="float">
            <text:p>0.031773638461539</text:p>
          </table:table-cell>
          <table:table-cell table:formula="of:=AVERAGE([.H69:.H94])" office:value-type="float" office:value="0.0297301653846154" calcext:value-type="float">
            <text:p>0.029730165384615</text:p>
          </table:table-cell>
          <table:table-cell table:formula="of:=AVERAGE([.I69:.I94])" office:value-type="float" office:value="0.0279508692307692" calcext:value-type="float">
            <text:p>0.027950869230769</text:p>
          </table:table-cell>
          <table:table-cell table:formula="of:=AVERAGE([.J69:.J94])" office:value-type="float" office:value="0.0264148230769231" calcext:value-type="float">
            <text:p>0.026414823076923</text:p>
          </table:table-cell>
          <table:table-cell table:formula="of:=AVERAGE([.K69:.K94])" office:value-type="float" office:value="0.0249919730769231" calcext:value-type="float">
            <text:p>0.024991973076923</text:p>
          </table:table-cell>
          <table:table-cell table:formula="of:=AVERAGE([.L69:.L94])" office:value-type="float" office:value="0.0236886769230769" calcext:value-type="float">
            <text:p>0.023688676923077</text:p>
          </table:table-cell>
          <table:table-cell table:formula="of:=AVERAGE([.M69:.M94])" office:value-type="float" office:value="0.0225031846153846" calcext:value-type="float">
            <text:p>0.022503184615385</text:p>
          </table:table-cell>
          <table:table-cell table:formula="of:=AVERAGE([.N69:.N94])" office:value-type="float" office:value="0.0214157576923077" calcext:value-type="float">
            <text:p>0.021415757692308</text:p>
          </table:table-cell>
          <table:table-cell table:formula="of:=AVERAGE([.O69:.O94])" office:value-type="float" office:value="0.0204618846153846" calcext:value-type="float">
            <text:p>0.020461884615385</text:p>
          </table:table-cell>
          <table:table-cell table:formula="of:=AVERAGE([.P69:.P94])" office:value-type="float" office:value="0.0194730307692308" calcext:value-type="float">
            <text:p>0.019473030769231</text:p>
          </table:table-cell>
          <table:table-cell table:formula="of:=AVERAGE([.Q69:.Q94])" office:value-type="float" office:value="0.0186676923076923" calcext:value-type="float">
            <text:p>0.018667692307692</text:p>
          </table:table-cell>
          <table:table-cell table:formula="of:=AVERAGE([.R69:.R94])" office:value-type="float" office:value="0.0178278807692308" calcext:value-type="float">
            <text:p>0.017827880769231</text:p>
          </table:table-cell>
          <table:table-cell table:formula="of:=AVERAGE([.S69:.S94])" office:value-type="float" office:value="0.0170832692307692" calcext:value-type="float">
            <text:p>0.017083269230769</text:p>
          </table:table-cell>
          <table:table-cell table:formula="of:=AVERAGE([.T69:.T94])" office:value-type="float" office:value="0.0163737538461538" calcext:value-type="float">
            <text:p>0.016373753846154</text:p>
          </table:table-cell>
          <table:table-cell table:formula="of:=AVERAGE([.U69:.U94])" office:value-type="float" office:value="0.0158204692307692" calcext:value-type="float">
            <text:p>0.015820469230769</text:p>
          </table:table-cell>
          <table:table-cell table:formula="of:=AVERAGE([.V69:.V94])" office:value-type="float" office:value="0.0151795615384615" calcext:value-type="float">
            <text:p>0.015179561538462</text:p>
          </table:table-cell>
          <table:table-cell table:formula="of:=AVERAGE([.W69:.W94])" office:value-type="float" office:value="0.0145957" calcext:value-type="float">
            <text:p>0.0145957</text:p>
          </table:table-cell>
          <table:table-cell table:formula="of:=AVERAGE([.X69:.X94])" office:value-type="float" office:value="0.0141091384615385" calcext:value-type="float">
            <text:p>0.014109138461539</text:p>
          </table:table-cell>
          <table:table-cell table:formula="of:=AVERAGE([.Y69:.Y94])" office:value-type="float" office:value="0.0136059615384615" calcext:value-type="float">
            <text:p>0.013605961538462</text:p>
          </table:table-cell>
          <table:table-cell table:formula="of:=AVERAGE([.Z69:.Z94])" office:value-type="float" office:value="0.0131606461538462" calcext:value-type="float">
            <text:p>0.013160646153846</text:p>
          </table:table-cell>
          <table:table-cell table:formula="of:=AVERAGE([.AA69:.AA94])" office:value-type="float" office:value="0.0127396692307692" calcext:value-type="float">
            <text:p>0.012739669230769</text:p>
          </table:table-cell>
          <table:table-cell table:formula="of:=AVERAGE([.AB69:.AB94])" office:value-type="float" office:value="0.0122886423076923" calcext:value-type="float">
            <text:p>0.012288642307692</text:p>
          </table:table-cell>
          <table:table-cell table:formula="of:=AVERAGE([.AC69:.AC94])" office:value-type="float" office:value="0.0118304192307692" calcext:value-type="float">
            <text:p>0.011830419230769</text:p>
          </table:table-cell>
          <table:table-cell table:formula="of:=AVERAGE([.AD69:.AD94])" office:value-type="float" office:value="0.0115104961538462" calcext:value-type="float">
            <text:p>0.011510496153846</text:p>
          </table:table-cell>
          <table:table-cell table:formula="of:=AVERAGE([.AE69:.AE94])" office:value-type="float" office:value="0.0111463307692308" calcext:value-type="float">
            <text:p>0.011146330769231</text:p>
          </table:table-cell>
          <table:table-cell table:formula="of:=AVERAGE([.AF69:.AF94])" office:value-type="float" office:value="0.0108084307692308" calcext:value-type="float">
            <text:p>0.010808430769231</text:p>
          </table:table-cell>
          <table:table-cell table:formula="of:=AVERAGE([.AG69:.AG94])" office:value-type="float" office:value="0.0104456807692308" calcext:value-type="float">
            <text:p>0.010445680769231</text:p>
          </table:table-cell>
          <table:table-cell table:formula="of:=AVERAGE([.AH69:.AH94])" office:value-type="float" office:value="0.0102167688461538" calcext:value-type="float">
            <text:p>0.010216768846154</text:p>
          </table:table-cell>
          <table:table-cell table:formula="of:=AVERAGE([.AI69:.AI94])" office:value-type="float" office:value="0.00989743346153846" calcext:value-type="float">
            <text:p>0.009897433461538</text:p>
          </table:table-cell>
          <table:table-cell table:formula="of:=AVERAGE([.AJ69:.AJ94])" office:value-type="float" office:value="0.00964662346153846" calcext:value-type="float">
            <text:p>0.009646623461538</text:p>
          </table:table-cell>
          <table:table-cell table:formula="of:=AVERAGE([.AK69:.AK94])" office:value-type="float" office:value="0.00938354461538461" calcext:value-type="float">
            <text:p>0.009383544615385</text:p>
          </table:table-cell>
          <table:table-cell table:formula="of:=AVERAGE([.AL69:.AL94])" office:value-type="float" office:value="0.00913426230769231" calcext:value-type="float">
            <text:p>0.009134262307692</text:p>
          </table:table-cell>
          <table:table-cell table:formula="of:=AVERAGE([.AM69:.AM94])" office:value-type="float" office:value="0.008890435" calcext:value-type="float">
            <text:p>0.008890435</text:p>
          </table:table-cell>
          <table:table-cell table:formula="of:=AVERAGE([.AN69:.AN94])" office:value-type="float" office:value="0.00868269153846154" calcext:value-type="float">
            <text:p>0.008682691538462</text:p>
          </table:table-cell>
          <table:table-cell table:formula="of:=AVERAGE([.AO69:.AO94])" office:value-type="float" office:value="0.00844808615384615" calcext:value-type="float">
            <text:p>0.008448086153846</text:p>
          </table:table-cell>
          <table:table-cell table:formula="of:=AVERAGE([.AP69:.AP94])" office:value-type="float" office:value="0.00829196346153846" calcext:value-type="float">
            <text:p>0.008291963461538</text:p>
          </table:table-cell>
          <table:table-cell table:formula="of:=AVERAGE([.AQ69:.AQ94])" office:value-type="float" office:value="0.00807046961538461" calcext:value-type="float">
            <text:p>0.008070469615385</text:p>
          </table:table-cell>
          <table:table-cell table:formula="of:=AVERAGE([.AR69:.AR94])" office:value-type="float" office:value="0.00790799769230769" calcext:value-type="float">
            <text:p>0.007907997692308</text:p>
          </table:table-cell>
          <table:table-cell table:formula="of:=AVERAGE([.AS69:.AS94])" office:value-type="float" office:value="0.00771132730769231" calcext:value-type="float">
            <text:p>0.007711327307692</text:p>
          </table:table-cell>
          <table:table-cell table:formula="of:=AVERAGE([.AT69:.AT94])" office:value-type="float" office:value="0.00753908" calcext:value-type="float">
            <text:p>0.00753908</text:p>
          </table:table-cell>
          <table:table-cell table:formula="of:=AVERAGE([.AU69:.AU94])" office:value-type="float" office:value="0.00737255115384616" calcext:value-type="float">
            <text:p>0.007372551153846</text:p>
          </table:table-cell>
          <table:table-cell table:formula="of:=AVERAGE([.AV69:.AV94])" office:value-type="float" office:value="0.00724165769230769" calcext:value-type="float">
            <text:p>0.007241657692308</text:p>
          </table:table-cell>
          <table:table-cell table:formula="of:=AVERAGE([.AW69:.AW94])" office:value-type="float" office:value="0.00705206615384615" calcext:value-type="float">
            <text:p>0.007052066153846</text:p>
          </table:table-cell>
          <table:table-cell table:formula="of:=AVERAGE([.AX69:.AX94])" office:value-type="float" office:value="0.00692566423076923" calcext:value-type="float">
            <text:p>0.006925664230769</text:p>
          </table:table-cell>
          <table:table-cell table:formula="of:=AVERAGE([.AY69:.AY94])" office:value-type="float" office:value="0.00676292230769231" calcext:value-type="float">
            <text:p>0.006762922307692</text:p>
          </table:table-cell>
          <table:table-cell table:formula="of:=AVERAGE([.AZ69:.AZ94])" office:value-type="float" office:value="0.00669060307692308" calcext:value-type="float">
            <text:p>0.006690603076923</text:p>
          </table:table-cell>
          <table:table-cell table:formula="of:=AVERAGE([.BA69:.BA94])" office:value-type="float" office:value="0.00649478884615385" calcext:value-type="float">
            <text:p>0.006494788846154</text:p>
          </table:table-cell>
          <table:table-cell table:formula="of:=AVERAGE([.BB69:.BB94])" office:value-type="float" office:value="0.00643360076923077" calcext:value-type="float">
            <text:p>0.006433600769231</text:p>
          </table:table-cell>
          <table:table-cell table:formula="of:=AVERAGE([.BC69:.BC94])" office:value-type="float" office:value="0.00632168115384615" calcext:value-type="float">
            <text:p>0.006321681153846</text:p>
          </table:table-cell>
          <table:table-cell table:formula="of:=AVERAGE([.BD69:.BD94])" office:value-type="float" office:value="0.00619893461538462" calcext:value-type="float">
            <text:p>0.006198934615385</text:p>
          </table:table-cell>
          <table:table-cell table:formula="of:=AVERAGE([.BE69:.BE94])" office:value-type="float" office:value="0.00608025153846154" calcext:value-type="float">
            <text:p>0.006080251538462</text:p>
          </table:table-cell>
          <table:table-cell table:formula="of:=AVERAGE([.BF69:.BF94])" office:value-type="float" office:value="0.00596037653846154" calcext:value-type="float">
            <text:p>0.005960376538462</text:p>
          </table:table-cell>
          <table:table-cell table:formula="of:=AVERAGE([.BG69:.BG94])" office:value-type="float" office:value="0.00583470846153846" calcext:value-type="float">
            <text:p>0.005834708461538</text:p>
          </table:table-cell>
          <table:table-cell table:formula="of:=AVERAGE([.BH69:.BH94])" office:value-type="float" office:value="0.00573005307692308" calcext:value-type="float">
            <text:p>0.005730053076923</text:p>
          </table:table-cell>
          <table:table-cell table:formula="of:=AVERAGE([.BI69:.BI94])" office:value-type="float" office:value="0.00566518384615385" calcext:value-type="float">
            <text:p>0.005665183846154</text:p>
          </table:table-cell>
          <table:table-cell table:formula="of:=AVERAGE([.BJ69:.BJ94])" office:value-type="float" office:value="0.00554646" calcext:value-type="float">
            <text:p>0.00554646</text:p>
          </table:table-cell>
          <table:table-cell table:formula="of:=AVERAGE([.BK69:.BK94])" office:value-type="float" office:value="0.00547684115384615" calcext:value-type="float">
            <text:p>0.005476841153846</text:p>
          </table:table-cell>
          <table:table-cell table:formula="of:=AVERAGE([.BL69:.BL94])" office:value-type="float" office:value="0.00537296269230769" calcext:value-type="float">
            <text:p>0.005372962692308</text:p>
          </table:table-cell>
          <table:table-cell table:formula="of:=AVERAGE([.BM69:.BM94])" office:value-type="float" office:value="0.00528347346153846" calcext:value-type="float">
            <text:p>0.005283473461538</text:p>
          </table:table-cell>
          <table:table-cell table:formula="of:=AVERAGE([.BN69:.BN94])" office:value-type="float" office:value="0.00523465692307692" calcext:value-type="float">
            <text:p>0.005234656923077</text:p>
          </table:table-cell>
          <table:table-cell table:formula="of:=AVERAGE([.BO69:.BO94])" office:value-type="float" office:value="0.00516273615384615" calcext:value-type="float">
            <text:p>0.005162736153846</text:p>
          </table:table-cell>
          <table:table-cell table:formula="of:=AVERAGE([.BP69:.BP94])" office:value-type="float" office:value="0.00506121076923077" calcext:value-type="float">
            <text:p>0.005061210769231</text:p>
          </table:table-cell>
          <table:table-cell table:formula="of:=AVERAGE([.BQ69:.BQ94])" office:value-type="float" office:value="0.00500186846153846" calcext:value-type="float">
            <text:p>0.005001868461538</text:p>
          </table:table-cell>
          <table:table-cell table:formula="of:=AVERAGE([.BR69:.BR94])" office:value-type="float" office:value="0.00493223846153846" calcext:value-type="float">
            <text:p>0.004932238461538</text:p>
          </table:table-cell>
          <table:table-cell table:formula="of:=AVERAGE([.BS69:.BS94])" office:value-type="float" office:value="0.00485921192307692" calcext:value-type="float">
            <text:p>0.004859211923077</text:p>
          </table:table-cell>
          <table:table-cell table:formula="of:=AVERAGE([.BT69:.BT94])" office:value-type="float" office:value="0.00478212730769231" calcext:value-type="float">
            <text:p>0.004782127307692</text:p>
          </table:table-cell>
          <table:table-cell table:formula="of:=AVERAGE([.BU69:.BU94])" office:value-type="float" office:value="0.00471232807692308" calcext:value-type="float">
            <text:p>0.004712328076923</text:p>
          </table:table-cell>
          <table:table-cell table:formula="of:=AVERAGE([.BV69:.BV94])" office:value-type="float" office:value="0.00467309038461539" calcext:value-type="float">
            <text:p>0.004673090384615</text:p>
          </table:table-cell>
          <table:table-cell table:formula="of:=AVERAGE([.BW69:.BW94])" office:value-type="float" office:value="0.00459515730769231" calcext:value-type="float">
            <text:p>0.004595157307692</text:p>
          </table:table-cell>
          <table:table-cell table:formula="of:=AVERAGE([.BX69:.BX94])" office:value-type="float" office:value="0.00450987730769231" calcext:value-type="float">
            <text:p>0.004509877307692</text:p>
          </table:table-cell>
          <table:table-cell table:formula="of:=AVERAGE([.BY69:.BY94])" office:value-type="float" office:value="0.00448446769230769" calcext:value-type="float">
            <text:p>0.004484467692308</text:p>
          </table:table-cell>
          <table:table-cell table:formula="of:=AVERAGE([.BZ69:.BZ94])" office:value-type="float" office:value="0.00440798653846154" calcext:value-type="float">
            <text:p>0.004407986538462</text:p>
          </table:table-cell>
          <table:table-cell table:formula="of:=AVERAGE([.CA69:.CA94])" office:value-type="float" office:value="0.00436236115384615" calcext:value-type="float">
            <text:p>0.004362361153846</text:p>
          </table:table-cell>
          <table:table-cell table:formula="of:=AVERAGE([.CB69:.CB94])" office:value-type="float" office:value="0.00428109423076923" calcext:value-type="float">
            <text:p>0.004281094230769</text:p>
          </table:table-cell>
          <table:table-cell table:number-columns-repeated="11"/>
        </table:table-row>
        <table:table-row table:style-name="ro1">
          <table:table-cell table:number-columns-repeated="91"/>
        </table:table-row>
        <table:table-row table:style-name="ro1">
          <table:table-cell table:style-name="ce6" office:value-type="string" calcext:value-type="string">
            <text:p>Bot-Exp</text:p>
          </table:table-cell>
          <table:table-cell table:number-columns-repeated="90"/>
        </table:table-row>
        <table:table-row table:style-name="ro1">
          <table:table-cell/>
          <table:table-cell office:value-type="string" calcext:value-type="string">
            <text:p>d0_1</text:p>
          </table:table-cell>
          <table:table-cell office:value-type="string" calcext:value-type="string">
            <text:p>d0_2</text:p>
          </table:table-cell>
          <table:table-cell office:value-type="string" calcext:value-type="string">
            <text:p>d0_3</text:p>
          </table:table-cell>
          <table:table-cell office:value-type="string" calcext:value-type="string">
            <text:p>d0_4</text:p>
          </table:table-cell>
          <table:table-cell office:value-type="string" calcext:value-type="string">
            <text:p>d0_5</text:p>
          </table:table-cell>
          <table:table-cell office:value-type="string" calcext:value-type="string">
            <text:p>d0_6</text:p>
          </table:table-cell>
          <table:table-cell office:value-type="string" calcext:value-type="string">
            <text:p>d0_7</text:p>
          </table:table-cell>
          <table:table-cell office:value-type="string" calcext:value-type="string">
            <text:p>d0_8</text:p>
          </table:table-cell>
          <table:table-cell office:value-type="string" calcext:value-type="string">
            <text:p>d0_9</text:p>
          </table:table-cell>
          <table:table-cell office:value-type="string" calcext:value-type="string">
            <text:p>d0_10</text:p>
          </table:table-cell>
          <table:table-cell office:value-type="string" calcext:value-type="string">
            <text:p>d0_11</text:p>
          </table:table-cell>
          <table:table-cell office:value-type="string" calcext:value-type="string">
            <text:p>d0_12</text:p>
          </table:table-cell>
          <table:table-cell office:value-type="string" calcext:value-type="string">
            <text:p>d0_13</text:p>
          </table:table-cell>
          <table:table-cell office:value-type="string" calcext:value-type="string">
            <text:p>d0_14</text:p>
          </table:table-cell>
          <table:table-cell office:value-type="string" calcext:value-type="string">
            <text:p>d0_15</text:p>
          </table:table-cell>
          <table:table-cell office:value-type="string" calcext:value-type="string">
            <text:p>d0_16</text:p>
          </table:table-cell>
          <table:table-cell office:value-type="string" calcext:value-type="string">
            <text:p>d0_17</text:p>
          </table:table-cell>
          <table:table-cell office:value-type="string" calcext:value-type="string">
            <text:p>d0_18</text:p>
          </table:table-cell>
          <table:table-cell office:value-type="string" calcext:value-type="string">
            <text:p>d0_19</text:p>
          </table:table-cell>
          <table:table-cell office:value-type="string" calcext:value-type="string">
            <text:p>d0_20</text:p>
          </table:table-cell>
          <table:table-cell office:value-type="string" calcext:value-type="string">
            <text:p>d0_21</text:p>
          </table:table-cell>
          <table:table-cell office:value-type="string" calcext:value-type="string">
            <text:p>d0_22</text:p>
          </table:table-cell>
          <table:table-cell office:value-type="string" calcext:value-type="string">
            <text:p>d0_23</text:p>
          </table:table-cell>
          <table:table-cell office:value-type="string" calcext:value-type="string">
            <text:p>d0_24</text:p>
          </table:table-cell>
          <table:table-cell office:value-type="string" calcext:value-type="string">
            <text:p>d0_25</text:p>
          </table:table-cell>
          <table:table-cell office:value-type="string" calcext:value-type="string">
            <text:p>d0_26</text:p>
          </table:table-cell>
          <table:table-cell office:value-type="string" calcext:value-type="string">
            <text:p>d0_27</text:p>
          </table:table-cell>
          <table:table-cell office:value-type="string" calcext:value-type="string">
            <text:p>d0_28</text:p>
          </table:table-cell>
          <table:table-cell office:value-type="string" calcext:value-type="string">
            <text:p>d0_29</text:p>
          </table:table-cell>
          <table:table-cell office:value-type="string" calcext:value-type="string">
            <text:p>d0_30</text:p>
          </table:table-cell>
          <table:table-cell office:value-type="string" calcext:value-type="string">
            <text:p>d0_31</text:p>
          </table:table-cell>
          <table:table-cell office:value-type="string" calcext:value-type="string">
            <text:p>d0_32</text:p>
          </table:table-cell>
          <table:table-cell office:value-type="string" calcext:value-type="string">
            <text:p>d0_33</text:p>
          </table:table-cell>
          <table:table-cell office:value-type="string" calcext:value-type="string">
            <text:p>d0_34</text:p>
          </table:table-cell>
          <table:table-cell office:value-type="string" calcext:value-type="string">
            <text:p>d0_35</text:p>
          </table:table-cell>
          <table:table-cell office:value-type="string" calcext:value-type="string">
            <text:p>d0_36</text:p>
          </table:table-cell>
          <table:table-cell office:value-type="string" calcext:value-type="string">
            <text:p>d0_37</text:p>
          </table:table-cell>
          <table:table-cell office:value-type="string" calcext:value-type="string">
            <text:p>d0_38</text:p>
          </table:table-cell>
          <table:table-cell office:value-type="string" calcext:value-type="string">
            <text:p>d0_39</text:p>
          </table:table-cell>
          <table:table-cell office:value-type="string" calcext:value-type="string">
            <text:p>d0_40</text:p>
          </table:table-cell>
          <table:table-cell office:value-type="string" calcext:value-type="string">
            <text:p>d0_41</text:p>
          </table:table-cell>
          <table:table-cell office:value-type="string" calcext:value-type="string">
            <text:p>d0_42</text:p>
          </table:table-cell>
          <table:table-cell office:value-type="string" calcext:value-type="string">
            <text:p>d0_43</text:p>
          </table:table-cell>
          <table:table-cell office:value-type="string" calcext:value-type="string">
            <text:p>d0_44</text:p>
          </table:table-cell>
          <table:table-cell office:value-type="string" calcext:value-type="string">
            <text:p>d0_45</text:p>
          </table:table-cell>
          <table:table-cell office:value-type="string" calcext:value-type="string">
            <text:p>d0_46</text:p>
          </table:table-cell>
          <table:table-cell office:value-type="string" calcext:value-type="string">
            <text:p>d0_47</text:p>
          </table:table-cell>
          <table:table-cell office:value-type="string" calcext:value-type="string">
            <text:p>d0_48</text:p>
          </table:table-cell>
          <table:table-cell office:value-type="string" calcext:value-type="string">
            <text:p>d0_49</text:p>
          </table:table-cell>
          <table:table-cell office:value-type="string" calcext:value-type="string">
            <text:p>d0_50</text:p>
          </table:table-cell>
          <table:table-cell office:value-type="string" calcext:value-type="string">
            <text:p>d0_51</text:p>
          </table:table-cell>
          <table:table-cell office:value-type="string" calcext:value-type="string">
            <text:p>d0_52</text:p>
          </table:table-cell>
          <table:table-cell office:value-type="string" calcext:value-type="string">
            <text:p>d0_53</text:p>
          </table:table-cell>
          <table:table-cell office:value-type="string" calcext:value-type="string">
            <text:p>d0_54</text:p>
          </table:table-cell>
          <table:table-cell office:value-type="string" calcext:value-type="string">
            <text:p>d0_55</text:p>
          </table:table-cell>
          <table:table-cell office:value-type="string" calcext:value-type="string">
            <text:p>d0_56</text:p>
          </table:table-cell>
          <table:table-cell office:value-type="string" calcext:value-type="string">
            <text:p>d0_57</text:p>
          </table:table-cell>
          <table:table-cell office:value-type="string" calcext:value-type="string">
            <text:p>d0_58</text:p>
          </table:table-cell>
          <table:table-cell office:value-type="string" calcext:value-type="string">
            <text:p>d0_59</text:p>
          </table:table-cell>
          <table:table-cell office:value-type="string" calcext:value-type="string">
            <text:p>d0_60</text:p>
          </table:table-cell>
          <table:table-cell office:value-type="string" calcext:value-type="string">
            <text:p>d0_61</text:p>
          </table:table-cell>
          <table:table-cell office:value-type="string" calcext:value-type="string">
            <text:p>d0_62</text:p>
          </table:table-cell>
          <table:table-cell office:value-type="string" calcext:value-type="string">
            <text:p>d0_63</text:p>
          </table:table-cell>
          <table:table-cell office:value-type="string" calcext:value-type="string">
            <text:p>d0_64</text:p>
          </table:table-cell>
          <table:table-cell office:value-type="string" calcext:value-type="string">
            <text:p>d0_65</text:p>
          </table:table-cell>
          <table:table-cell office:value-type="string" calcext:value-type="string">
            <text:p>d0_66</text:p>
          </table:table-cell>
          <table:table-cell office:value-type="string" calcext:value-type="string">
            <text:p>d0_67</text:p>
          </table:table-cell>
          <table:table-cell office:value-type="string" calcext:value-type="string">
            <text:p>d0_68</text:p>
          </table:table-cell>
          <table:table-cell office:value-type="string" calcext:value-type="string">
            <text:p>d0_69</text:p>
          </table:table-cell>
          <table:table-cell office:value-type="string" calcext:value-type="string">
            <text:p>d0_70</text:p>
          </table:table-cell>
          <table:table-cell office:value-type="string" calcext:value-type="string">
            <text:p>d0_71</text:p>
          </table:table-cell>
          <table:table-cell office:value-type="string" calcext:value-type="string">
            <text:p>d0_72</text:p>
          </table:table-cell>
          <table:table-cell office:value-type="string" calcext:value-type="string">
            <text:p>d0_73</text:p>
          </table:table-cell>
          <table:table-cell office:value-type="string" calcext:value-type="string">
            <text:p>d0_74</text:p>
          </table:table-cell>
          <table:table-cell office:value-type="string" calcext:value-type="string">
            <text:p>d0_75</text:p>
          </table:table-cell>
          <table:table-cell office:value-type="string" calcext:value-type="string">
            <text:p>d0_76</text:p>
          </table:table-cell>
          <table:table-cell office:value-type="string" calcext:value-type="string">
            <text:p>d0_77</text:p>
          </table:table-cell>
          <table:table-cell office:value-type="string" calcext:value-type="string">
            <text:p>d0_78</text:p>
          </table:table-cell>
          <table:table-cell office:value-type="string" calcext:value-type="string">
            <text:p>d0_7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29557" calcext:value-type="float">
            <text:p>0.129557</text:p>
          </table:table-cell>
          <table:table-cell office:value-type="float" office:value="0.0928082" calcext:value-type="float">
            <text:p>0.0928082</text:p>
          </table:table-cell>
          <table:table-cell office:value-type="float" office:value="0.0699258" calcext:value-type="float">
            <text:p>0.0699258</text:p>
          </table:table-cell>
          <table:table-cell office:value-type="float" office:value="0.0551369" calcext:value-type="float">
            <text:p>0.0551369</text:p>
          </table:table-cell>
          <table:table-cell office:value-type="float" office:value="0.044872" calcext:value-type="float">
            <text:p>0.044872</text:p>
          </table:table-cell>
          <table:table-cell office:value-type="float" office:value="0.0376457" calcext:value-type="float">
            <text:p>0.0376457</text:p>
          </table:table-cell>
          <table:table-cell office:value-type="float" office:value="0.0325598" calcext:value-type="float">
            <text:p>0.0325598</text:p>
          </table:table-cell>
          <table:table-cell office:value-type="float" office:value="0.0283473" calcext:value-type="float">
            <text:p>0.0283473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28762" calcext:value-type="float">
            <text:p>0.0228762</text:p>
          </table:table-cell>
          <table:table-cell office:value-type="float" office:value="0.0205779" calcext:value-type="float">
            <text:p>0.0205779</text:p>
          </table:table-cell>
          <table:table-cell office:value-type="float" office:value="0.0189424" calcext:value-type="float">
            <text:p>0.0189424</text:p>
          </table:table-cell>
          <table:table-cell office:value-type="float" office:value="0.017454" calcext:value-type="float">
            <text:p>0.017454</text:p>
          </table:table-cell>
          <table:table-cell office:value-type="float" office:value="0.0161376" calcext:value-type="float">
            <text:p>0.0161376</text:p>
          </table:table-cell>
          <table:table-cell office:value-type="float" office:value="0.0153705" calcext:value-type="float">
            <text:p>0.0153705</text:p>
          </table:table-cell>
          <table:table-cell office:value-type="float" office:value="0.0145205" calcext:value-type="float">
            <text:p>0.0145205</text:p>
          </table:table-cell>
          <table:table-cell office:value-type="float" office:value="0.0135152" calcext:value-type="float">
            <text:p>0.0135152</text:p>
          </table:table-cell>
          <table:table-cell office:value-type="float" office:value="0.0127172" calcext:value-type="float">
            <text:p>0.0127172</text:p>
          </table:table-cell>
          <table:table-cell office:value-type="float" office:value="0.0117416" calcext:value-type="float">
            <text:p>0.0117416</text:p>
          </table:table-cell>
          <table:table-cell office:value-type="float" office:value="0.0112882" calcext:value-type="float">
            <text:p>0.0112882</text:p>
          </table:table-cell>
          <table:table-cell office:value-type="float" office:value="0.0107779" calcext:value-type="float">
            <text:p>0.0107779</text:p>
          </table:table-cell>
          <table:table-cell office:value-type="float" office:value="0.0102058" calcext:value-type="float">
            <text:p>0.0102058</text:p>
          </table:table-cell>
          <table:table-cell office:value-type="float" office:value="0.00995882" calcext:value-type="float">
            <text:p>0.00995882</text:p>
          </table:table-cell>
          <table:table-cell office:value-type="float" office:value="0.00943737" calcext:value-type="float">
            <text:p>0.00943737</text:p>
          </table:table-cell>
          <table:table-cell office:value-type="float" office:value="0.00927399" calcext:value-type="float">
            <text:p>0.00927399</text:p>
          </table:table-cell>
          <table:table-cell office:value-type="float" office:value="0.00876191" calcext:value-type="float">
            <text:p>0.00876191</text:p>
          </table:table-cell>
          <table:table-cell office:value-type="float" office:value="0.00834573" calcext:value-type="float">
            <text:p>0.00834573</text:p>
          </table:table-cell>
          <table:table-cell office:value-type="float" office:value="0.00814953" calcext:value-type="float">
            <text:p>0.00814953</text:p>
          </table:table-cell>
          <table:table-cell office:value-type="float" office:value="0.00795589" calcext:value-type="float">
            <text:p>0.00795589</text:p>
          </table:table-cell>
          <table:table-cell office:value-type="float" office:value="0.00763905" calcext:value-type="float">
            <text:p>0.00763905</text:p>
          </table:table-cell>
          <table:table-cell office:value-type="float" office:value="0.00747195" calcext:value-type="float">
            <text:p>0.00747195</text:p>
          </table:table-cell>
          <table:table-cell office:value-type="float" office:value="0.00707845" calcext:value-type="float">
            <text:p>0.00707845</text:p>
          </table:table-cell>
          <table:table-cell office:value-type="float" office:value="0.00693009" calcext:value-type="float">
            <text:p>0.00693009</text:p>
          </table:table-cell>
          <table:table-cell office:value-type="float" office:value="0.00668953" calcext:value-type="float">
            <text:p>0.00668953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00637225" calcext:value-type="float">
            <text:p>0.00637225</text:p>
          </table:table-cell>
          <table:table-cell office:value-type="float" office:value="0.00622451" calcext:value-type="float">
            <text:p>0.00622451</text:p>
          </table:table-cell>
          <table:table-cell office:value-type="float" office:value="0.00603991" calcext:value-type="float">
            <text:p>0.00603991</text:p>
          </table:table-cell>
          <table:table-cell office:value-type="float" office:value="0.00574347" calcext:value-type="float">
            <text:p>0.00574347</text:p>
          </table:table-cell>
          <table:table-cell office:value-type="float" office:value="0.00569622" calcext:value-type="float">
            <text:p>0.00569622</text:p>
          </table:table-cell>
          <table:table-cell office:value-type="float" office:value="0.00549727" calcext:value-type="float">
            <text:p>0.00549727</text:p>
          </table:table-cell>
          <table:table-cell office:value-type="float" office:value="0.00554325" calcext:value-type="float">
            <text:p>0.00554325</text:p>
          </table:table-cell>
          <table:table-cell office:value-type="float" office:value="0.00533304" calcext:value-type="float">
            <text:p>0.00533304</text:p>
          </table:table-cell>
          <table:table-cell office:value-type="float" office:value="0.0052291" calcext:value-type="float">
            <text:p>0.0052291</text:p>
          </table:table-cell>
          <table:table-cell office:value-type="float" office:value="0.00503654" calcext:value-type="float">
            <text:p>0.00503654</text:p>
          </table:table-cell>
          <table:table-cell office:value-type="float" office:value="0.00494708" calcext:value-type="float">
            <text:p>0.00494708</text:p>
          </table:table-cell>
          <table:table-cell office:value-type="float" office:value="0.00482099" calcext:value-type="float">
            <text:p>0.00482099</text:p>
          </table:table-cell>
          <table:table-cell office:value-type="float" office:value="0.0047052" calcext:value-type="float">
            <text:p>0.0047052</text:p>
          </table:table-cell>
          <table:table-cell office:value-type="float" office:value="0.0046901" calcext:value-type="float">
            <text:p>0.0046901</text:p>
          </table:table-cell>
          <table:table-cell office:value-type="float" office:value="0.00455571" calcext:value-type="float">
            <text:p>0.00455571</text:p>
          </table:table-cell>
          <table:table-cell office:value-type="float" office:value="0.00452115" calcext:value-type="float">
            <text:p>0.00452115</text:p>
          </table:table-cell>
          <table:table-cell office:value-type="float" office:value="0.00440954" calcext:value-type="float">
            <text:p>0.00440954</text:p>
          </table:table-cell>
          <table:table-cell office:value-type="float" office:value="0.00421923" calcext:value-type="float">
            <text:p>0.00421923</text:p>
          </table:table-cell>
          <table:table-cell office:value-type="float" office:value="0.00424083" calcext:value-type="float">
            <text:p>0.00424083</text:p>
          </table:table-cell>
          <table:table-cell office:value-type="float" office:value="0.00418685" calcext:value-type="float">
            <text:p>0.00418685</text:p>
          </table:table-cell>
          <table:table-cell office:value-type="float" office:value="0.00408394" calcext:value-type="float">
            <text:p>0.00408394</text:p>
          </table:table-cell>
          <table:table-cell office:value-type="float" office:value="0.00405099" calcext:value-type="float">
            <text:p>0.00405099</text:p>
          </table:table-cell>
          <table:table-cell office:value-type="float" office:value="0.00384133" calcext:value-type="float">
            <text:p>0.00384133</text:p>
          </table:table-cell>
          <table:table-cell office:value-type="float" office:value="0.00375671" calcext:value-type="float">
            <text:p>0.00375671</text:p>
          </table:table-cell>
          <table:table-cell office:value-type="float" office:value="0.00368185" calcext:value-type="float">
            <text:p>0.00368185</text:p>
          </table:table-cell>
          <table:table-cell office:value-type="float" office:value="0.00362408" calcext:value-type="float">
            <text:p>0.00362408</text:p>
          </table:table-cell>
          <table:table-cell office:value-type="float" office:value="0.00372226" calcext:value-type="float">
            <text:p>0.00372226</text:p>
          </table:table-cell>
          <table:table-cell office:value-type="float" office:value="0.00358961" calcext:value-type="float">
            <text:p>0.00358961</text:p>
          </table:table-cell>
          <table:table-cell office:value-type="float" office:value="0.00368319" calcext:value-type="float">
            <text:p>0.00368319</text:p>
          </table:table-cell>
          <table:table-cell office:value-type="float" office:value="0.00358737" calcext:value-type="float">
            <text:p>0.00358737</text:p>
          </table:table-cell>
          <table:table-cell office:value-type="float" office:value="0.00340271" calcext:value-type="float">
            <text:p>0.00340271</text:p>
          </table:table-cell>
          <table:table-cell office:value-type="float" office:value="0.00341744" calcext:value-type="float">
            <text:p>0.00341744</text:p>
          </table:table-cell>
          <table:table-cell office:value-type="float" office:value="0.00333125" calcext:value-type="float">
            <text:p>0.00333125</text:p>
          </table:table-cell>
          <table:table-cell office:value-type="float" office:value="0.00324232" calcext:value-type="float">
            <text:p>0.00324232</text:p>
          </table:table-cell>
          <table:table-cell office:value-type="float" office:value="0.00333543" calcext:value-type="float">
            <text:p>0.00333543</text:p>
          </table:table-cell>
          <table:table-cell office:value-type="float" office:value="0.00309693" calcext:value-type="float">
            <text:p>0.00309693</text:p>
          </table:table-cell>
          <table:table-cell office:value-type="float" office:value="0.00315871" calcext:value-type="float">
            <text:p>0.00315871</text:p>
          </table:table-cell>
          <table:table-cell office:value-type="float" office:value="0.00314751" calcext:value-type="float">
            <text:p>0.00314751</text:p>
          </table:table-cell>
          <table:table-cell office:value-type="float" office:value="0.00305394" calcext:value-type="float">
            <text:p>0.00305394</text:p>
          </table:table-cell>
          <table:table-cell office:value-type="float" office:value="0.0030326" calcext:value-type="float">
            <text:p>0.0030326</text:p>
          </table:table-cell>
          <table:table-cell office:value-type="float" office:value="0.00304802" calcext:value-type="float">
            <text:p>0.00304802</text:p>
          </table:table-cell>
          <table:table-cell office:value-type="float" office:value="0.00295195" calcext:value-type="float">
            <text:p>0.00295195</text:p>
          </table:table-cell>
          <table:table-cell office:value-type="float" office:value="0.00295955" calcext:value-type="float">
            <text:p>0.00295955</text:p>
          </table:table-cell>
          <table:table-cell office:value-type="float" office:value="0.0028855" calcext:value-type="float">
            <text:p>0.002885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02369" calcext:value-type="float">
            <text:p>0.102369</text:p>
          </table:table-cell>
          <table:table-cell office:value-type="float" office:value="0.0805949" calcext:value-type="float">
            <text:p>0.0805949</text:p>
          </table:table-cell>
          <table:table-cell office:value-type="float" office:value="0.0655529" calcext:value-type="float">
            <text:p>0.0655529</text:p>
          </table:table-cell>
          <table:table-cell office:value-type="float" office:value="0.054487" calcext:value-type="float">
            <text:p>0.054487</text:p>
          </table:table-cell>
          <table:table-cell office:value-type="float" office:value="0.0459128" calcext:value-type="float">
            <text:p>0.0459128</text:p>
          </table:table-cell>
          <table:table-cell office:value-type="float" office:value="0.039296" calcext:value-type="float">
            <text:p>0.039296</text:p>
          </table:table-cell>
          <table:table-cell office:value-type="float" office:value="0.0344391" calcext:value-type="float">
            <text:p>0.0344391</text:p>
          </table:table-cell>
          <table:table-cell office:value-type="float" office:value="0.0303757" calcext:value-type="float">
            <text:p>0.0303757</text:p>
          </table:table-cell>
          <table:table-cell office:value-type="float" office:value="0.0273244" calcext:value-type="float">
            <text:p>0.0273244</text:p>
          </table:table-cell>
          <table:table-cell office:value-type="float" office:value="0.0244074" calcext:value-type="float">
            <text:p>0.0244074</text:p>
          </table:table-cell>
          <table:table-cell office:value-type="float" office:value="0.0221197" calcext:value-type="float">
            <text:p>0.0221197</text:p>
          </table:table-cell>
          <table:table-cell office:value-type="float" office:value="0.020473" calcext:value-type="float">
            <text:p>0.020473</text:p>
          </table:table-cell>
          <table:table-cell office:value-type="float" office:value="0.0189121" calcext:value-type="float">
            <text:p>0.0189121</text:p>
          </table:table-cell>
          <table:table-cell office:value-type="float" office:value="0.0176092" calcext:value-type="float">
            <text:p>0.0176092</text:p>
          </table:table-cell>
          <table:table-cell office:value-type="float" office:value="0.0160905" calcext:value-type="float">
            <text:p>0.0160905</text:p>
          </table:table-cell>
          <table:table-cell office:value-type="float" office:value="0.0151982" calcext:value-type="float">
            <text:p>0.0151982</text:p>
          </table:table-cell>
          <table:table-cell office:value-type="float" office:value="0.0141819" calcext:value-type="float">
            <text:p>0.0141819</text:p>
          </table:table-cell>
          <table:table-cell office:value-type="float" office:value="0.0136201" calcext:value-type="float">
            <text:p>0.0136201</text:p>
          </table:table-cell>
          <table:table-cell office:value-type="float" office:value="0.0127578" calcext:value-type="float">
            <text:p>0.0127578</text:p>
          </table:table-cell>
          <table:table-cell office:value-type="float" office:value="0.0124734" calcext:value-type="float">
            <text:p>0.0124734</text:p>
          </table:table-cell>
          <table:table-cell office:value-type="float" office:value="0.0116272" calcext:value-type="float">
            <text:p>0.0116272</text:p>
          </table:table-cell>
          <table:table-cell office:value-type="float" office:value="0.0111011" calcext:value-type="float">
            <text:p>0.0111011</text:p>
          </table:table-cell>
          <table:table-cell office:value-type="float" office:value="0.0106516" calcext:value-type="float">
            <text:p>0.0106516</text:p>
          </table:table-cell>
          <table:table-cell office:value-type="float" office:value="0.0101714" calcext:value-type="float">
            <text:p>0.0101714</text:p>
          </table:table-cell>
          <table:table-cell office:value-type="float" office:value="0.00996933" calcext:value-type="float">
            <text:p>0.00996933</text:p>
          </table:table-cell>
          <table:table-cell office:value-type="float" office:value="0.00949141" calcext:value-type="float">
            <text:p>0.00949141</text:p>
          </table:table-cell>
          <table:table-cell office:value-type="float" office:value="0.00888677" calcext:value-type="float">
            <text:p>0.00888677</text:p>
          </table:table-cell>
          <table:table-cell office:value-type="float" office:value="0.00890334" calcext:value-type="float">
            <text:p>0.00890334</text:p>
          </table:table-cell>
          <table:table-cell office:value-type="float" office:value="0.0084346" calcext:value-type="float">
            <text:p>0.0084346</text:p>
          </table:table-cell>
          <table:table-cell office:value-type="float" office:value="0.00813865" calcext:value-type="float">
            <text:p>0.00813865</text:p>
          </table:table-cell>
          <table:table-cell office:value-type="float" office:value="0.00779103" calcext:value-type="float">
            <text:p>0.00779103</text:p>
          </table:table-cell>
          <table:table-cell office:value-type="float" office:value="0.00762075" calcext:value-type="float">
            <text:p>0.00762075</text:p>
          </table:table-cell>
          <table:table-cell office:value-type="float" office:value="0.00731276" calcext:value-type="float">
            <text:p>0.00731276</text:p>
          </table:table-cell>
          <table:table-cell office:value-type="float" office:value="0.00705781" calcext:value-type="float">
            <text:p>0.00705781</text:p>
          </table:table-cell>
          <table:table-cell office:value-type="float" office:value="0.0068497" calcext:value-type="float">
            <text:p>0.0068497</text:p>
          </table:table-cell>
          <table:table-cell office:value-type="float" office:value="0.00668663" calcext:value-type="float">
            <text:p>0.00668663</text:p>
          </table:table-cell>
          <table:table-cell office:value-type="float" office:value="0.00668181" calcext:value-type="float">
            <text:p>0.00668181</text:p>
          </table:table-cell>
          <table:table-cell office:value-type="float" office:value="0.0064201" calcext:value-type="float">
            <text:p>0.0064201</text:p>
          </table:table-cell>
          <table:table-cell office:value-type="float" office:value="0.00639761" calcext:value-type="float">
            <text:p>0.00639761</text:p>
          </table:table-cell>
          <table:table-cell office:value-type="float" office:value="0.00626551" calcext:value-type="float">
            <text:p>0.00626551</text:p>
          </table:table-cell>
          <table:table-cell office:value-type="float" office:value="0.00609172" calcext:value-type="float">
            <text:p>0.00609172</text:p>
          </table:table-cell>
          <table:table-cell office:value-type="float" office:value="0.00585364" calcext:value-type="float">
            <text:p>0.00585364</text:p>
          </table:table-cell>
          <table:table-cell office:value-type="float" office:value="0.00571133" calcext:value-type="float">
            <text:p>0.00571133</text:p>
          </table:table-cell>
          <table:table-cell office:value-type="float" office:value="0.00557988" calcext:value-type="float">
            <text:p>0.00557988</text:p>
          </table:table-cell>
          <table:table-cell office:value-type="float" office:value="0.00522836" calcext:value-type="float">
            <text:p>0.00522836</text:p>
          </table:table-cell>
          <table:table-cell office:value-type="float" office:value="0.00525661" calcext:value-type="float">
            <text:p>0.00525661</text:p>
          </table:table-cell>
          <table:table-cell office:value-type="float" office:value="0.0051124" calcext:value-type="float">
            <text:p>0.0051124</text:p>
          </table:table-cell>
          <table:table-cell office:value-type="float" office:value="0.00515763" calcext:value-type="float">
            <text:p>0.00515763</text:p>
          </table:table-cell>
          <table:table-cell office:value-type="float" office:value="0.00498765" calcext:value-type="float">
            <text:p>0.00498765</text:p>
          </table:table-cell>
          <table:table-cell office:value-type="float" office:value="0.00494005" calcext:value-type="float">
            <text:p>0.00494005</text:p>
          </table:table-cell>
          <table:table-cell office:value-type="float" office:value="0.00475564" calcext:value-type="float">
            <text:p>0.00475564</text:p>
          </table:table-cell>
          <table:table-cell office:value-type="float" office:value="0.00482994" calcext:value-type="float">
            <text:p>0.00482994</text:p>
          </table:table-cell>
          <table:table-cell office:value-type="float" office:value="0.00456527" calcext:value-type="float">
            <text:p>0.00456527</text:p>
          </table:table-cell>
          <table:table-cell office:value-type="float" office:value="0.00462646" calcext:value-type="float">
            <text:p>0.00462646</text:p>
          </table:table-cell>
          <table:table-cell office:value-type="float" office:value="0.00464044" calcext:value-type="float">
            <text:p>0.00464044</text:p>
          </table:table-cell>
          <table:table-cell office:value-type="float" office:value="0.00434675" calcext:value-type="float">
            <text:p>0.00434675</text:p>
          </table:table-cell>
          <table:table-cell office:value-type="float" office:value="0.00429312" calcext:value-type="float">
            <text:p>0.00429312</text:p>
          </table:table-cell>
          <table:table-cell office:value-type="float" office:value="0.00420073" calcext:value-type="float">
            <text:p>0.00420073</text:p>
          </table:table-cell>
          <table:table-cell office:value-type="float" office:value="0.00409786" calcext:value-type="float">
            <text:p>0.00409786</text:p>
          </table:table-cell>
          <table:table-cell office:value-type="float" office:value="0.00417166" calcext:value-type="float">
            <text:p>0.00417166</text:p>
          </table:table-cell>
          <table:table-cell office:value-type="float" office:value="0.00390408" calcext:value-type="float">
            <text:p>0.00390408</text:p>
          </table:table-cell>
          <table:table-cell office:value-type="float" office:value="0.00399566" calcext:value-type="float">
            <text:p>0.00399566</text:p>
          </table:table-cell>
          <table:table-cell office:value-type="float" office:value="0.00385047" calcext:value-type="float">
            <text:p>0.00385047</text:p>
          </table:table-cell>
          <table:table-cell office:value-type="float" office:value="0.00374491" calcext:value-type="float">
            <text:p>0.00374491</text:p>
          </table:table-cell>
          <table:table-cell office:value-type="float" office:value="0.00363922" calcext:value-type="float">
            <text:p>0.00363922</text:p>
          </table:table-cell>
          <table:table-cell office:value-type="float" office:value="0.00377076" calcext:value-type="float">
            <text:p>0.00377076</text:p>
          </table:table-cell>
          <table:table-cell office:value-type="float" office:value="0.00370145" calcext:value-type="float">
            <text:p>0.00370145</text:p>
          </table:table-cell>
          <table:table-cell office:value-type="float" office:value="0.00358925" calcext:value-type="float">
            <text:p>0.00358925</text:p>
          </table:table-cell>
          <table:table-cell office:value-type="float" office:value="0.00352514" calcext:value-type="float">
            <text:p>0.00352514</text:p>
          </table:table-cell>
          <table:table-cell office:value-type="float" office:value="0.00348166" calcext:value-type="float">
            <text:p>0.00348166</text:p>
          </table:table-cell>
          <table:table-cell office:value-type="float" office:value="0.0035477" calcext:value-type="float">
            <text:p>0.0035477</text:p>
          </table:table-cell>
          <table:table-cell office:value-type="float" office:value="0.00347135" calcext:value-type="float">
            <text:p>0.00347135</text:p>
          </table:table-cell>
          <table:table-cell office:value-type="float" office:value="0.00340884" calcext:value-type="float">
            <text:p>0.00340884</text:p>
          </table:table-cell>
          <table:table-cell office:value-type="float" office:value="0.00335388" calcext:value-type="float">
            <text:p>0.00335388</text:p>
          </table:table-cell>
          <table:table-cell office:value-type="float" office:value="0.00327311" calcext:value-type="float">
            <text:p>0.00327311</text:p>
          </table:table-cell>
          <table:table-cell office:value-type="float" office:value="0.00324808" calcext:value-type="float">
            <text:p>0.00324808</text:p>
          </table:table-cell>
          <table:table-cell office:value-type="float" office:value="0.00324449" calcext:value-type="float">
            <text:p>0.00324449</text:p>
          </table:table-cell>
          <table:table-cell office:value-type="float" office:value="0.00299501" calcext:value-type="float">
            <text:p>0.00299501</text:p>
          </table:table-cell>
          <table:table-cell office:value-type="float" office:value="0.00315302" calcext:value-type="float">
            <text:p>0.003153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06185" calcext:value-type="float">
            <text:p>0.106185</text:p>
          </table:table-cell>
          <table:table-cell office:value-type="float" office:value="0.082525" calcext:value-type="float">
            <text:p>0.082525</text:p>
          </table:table-cell>
          <table:table-cell office:value-type="float" office:value="0.0665183" calcext:value-type="float">
            <text:p>0.0665183</text:p>
          </table:table-cell>
          <table:table-cell office:value-type="float" office:value="0.054699" calcext:value-type="float">
            <text:p>0.054699</text:p>
          </table:table-cell>
          <table:table-cell office:value-type="float" office:value="0.0459042" calcext:value-type="float">
            <text:p>0.0459042</text:p>
          </table:table-cell>
          <table:table-cell office:value-type="float" office:value="0.0390643" calcext:value-type="float">
            <text:p>0.0390643</text:p>
          </table:table-cell>
          <table:table-cell office:value-type="float" office:value="0.0340141" calcext:value-type="float">
            <text:p>0.0340141</text:p>
          </table:table-cell>
          <table:table-cell office:value-type="float" office:value="0.0301081" calcext:value-type="float">
            <text:p>0.0301081</text:p>
          </table:table-cell>
          <table:table-cell office:value-type="float" office:value="0.0268539" calcext:value-type="float">
            <text:p>0.0268539</text:p>
          </table:table-cell>
          <table:table-cell office:value-type="float" office:value="0.0240445" calcext:value-type="float">
            <text:p>0.0240445</text:p>
          </table:table-cell>
          <table:table-cell office:value-type="float" office:value="0.0221065" calcext:value-type="float">
            <text:p>0.0221065</text:p>
          </table:table-cell>
          <table:table-cell office:value-type="float" office:value="0.0202984" calcext:value-type="float">
            <text:p>0.0202984</text:p>
          </table:table-cell>
          <table:table-cell office:value-type="float" office:value="0.0186448" calcext:value-type="float">
            <text:p>0.0186448</text:p>
          </table:table-cell>
          <table:table-cell office:value-type="float" office:value="0.0173915" calcext:value-type="float">
            <text:p>0.0173915</text:p>
          </table:table-cell>
          <table:table-cell office:value-type="float" office:value="0.016243" calcext:value-type="float">
            <text:p>0.016243</text:p>
          </table:table-cell>
          <table:table-cell office:value-type="float" office:value="0.0151362" calcext:value-type="float">
            <text:p>0.0151362</text:p>
          </table:table-cell>
          <table:table-cell office:value-type="float" office:value="0.0142317" calcext:value-type="float">
            <text:p>0.0142317</text:p>
          </table:table-cell>
          <table:table-cell office:value-type="float" office:value="0.0133572" calcext:value-type="float">
            <text:p>0.0133572</text:p>
          </table:table-cell>
          <table:table-cell office:value-type="float" office:value="0.0127079" calcext:value-type="float">
            <text:p>0.0127079</text:p>
          </table:table-cell>
          <table:table-cell office:value-type="float" office:value="0.012063" calcext:value-type="float">
            <text:p>0.012063</text:p>
          </table:table-cell>
          <table:table-cell office:value-type="float" office:value="0.0113049" calcext:value-type="float">
            <text:p>0.0113049</text:p>
          </table:table-cell>
          <table:table-cell office:value-type="float" office:value="0.0110785" calcext:value-type="float">
            <text:p>0.0110785</text:p>
          </table:table-cell>
          <table:table-cell office:value-type="float" office:value="0.0105261" calcext:value-type="float">
            <text:p>0.0105261</text:p>
          </table:table-cell>
          <table:table-cell office:value-type="float" office:value="0.0101287" calcext:value-type="float">
            <text:p>0.0101287</text:p>
          </table:table-cell>
          <table:table-cell office:value-type="float" office:value="0.00965375" calcext:value-type="float">
            <text:p>0.00965375</text:p>
          </table:table-cell>
          <table:table-cell office:value-type="float" office:value="0.00930654" calcext:value-type="float">
            <text:p>0.00930654</text:p>
          </table:table-cell>
          <table:table-cell office:value-type="float" office:value="0.00895808" calcext:value-type="float">
            <text:p>0.00895808</text:p>
          </table:table-cell>
          <table:table-cell office:value-type="float" office:value="0.00871449" calcext:value-type="float">
            <text:p>0.00871449</text:p>
          </table:table-cell>
          <table:table-cell office:value-type="float" office:value="0.00851868" calcext:value-type="float">
            <text:p>0.00851868</text:p>
          </table:table-cell>
          <table:table-cell office:value-type="float" office:value="0.00800561" calcext:value-type="float">
            <text:p>0.00800561</text:p>
          </table:table-cell>
          <table:table-cell office:value-type="float" office:value="0.00789535" calcext:value-type="float">
            <text:p>0.00789535</text:p>
          </table:table-cell>
          <table:table-cell office:value-type="float" office:value="0.00749182" calcext:value-type="float">
            <text:p>0.00749182</text:p>
          </table:table-cell>
          <table:table-cell office:value-type="float" office:value="0.00730723" calcext:value-type="float">
            <text:p>0.00730723</text:p>
          </table:table-cell>
          <table:table-cell office:value-type="float" office:value="0.00714147" calcext:value-type="float">
            <text:p>0.00714147</text:p>
          </table:table-cell>
          <table:table-cell office:value-type="float" office:value="0.00696044" calcext:value-type="float">
            <text:p>0.00696044</text:p>
          </table:table-cell>
          <table:table-cell office:value-type="float" office:value="0.00665906" calcext:value-type="float">
            <text:p>0.00665906</text:p>
          </table:table-cell>
          <table:table-cell office:value-type="float" office:value="0.00652446" calcext:value-type="float">
            <text:p>0.00652446</text:p>
          </table:table-cell>
          <table:table-cell office:value-type="float" office:value="0.00623482" calcext:value-type="float">
            <text:p>0.00623482</text:p>
          </table:table-cell>
          <table:table-cell office:value-type="float" office:value="0.00625404" calcext:value-type="float">
            <text:p>0.00625404</text:p>
          </table:table-cell>
          <table:table-cell office:value-type="float" office:value="0.00596835" calcext:value-type="float">
            <text:p>0.00596835</text:p>
          </table:table-cell>
          <table:table-cell office:value-type="float" office:value="0.00603521" calcext:value-type="float">
            <text:p>0.00603521</text:p>
          </table:table-cell>
          <table:table-cell office:value-type="float" office:value="0.00560415" calcext:value-type="float">
            <text:p>0.00560415</text:p>
          </table:table-cell>
          <table:table-cell office:value-type="float" office:value="0.00563026" calcext:value-type="float">
            <text:p>0.00563026</text:p>
          </table:table-cell>
          <table:table-cell office:value-type="float" office:value="0.00539872" calcext:value-type="float">
            <text:p>0.00539872</text:p>
          </table:table-cell>
          <table:table-cell office:value-type="float" office:value="0.00539047" calcext:value-type="float">
            <text:p>0.00539047</text:p>
          </table:table-cell>
          <table:table-cell office:value-type="float" office:value="0.00536221" calcext:value-type="float">
            <text:p>0.00536221</text:p>
          </table:table-cell>
          <table:table-cell office:value-type="float" office:value="0.00513494" calcext:value-type="float">
            <text:p>0.00513494</text:p>
          </table:table-cell>
          <table:table-cell office:value-type="float" office:value="0.00504038" calcext:value-type="float">
            <text:p>0.00504038</text:p>
          </table:table-cell>
          <table:table-cell office:value-type="float" office:value="0.00508764" calcext:value-type="float">
            <text:p>0.00508764</text:p>
          </table:table-cell>
          <table:table-cell office:value-type="float" office:value="0.00475116" calcext:value-type="float">
            <text:p>0.00475116</text:p>
          </table:table-cell>
          <table:table-cell office:value-type="float" office:value="0.00481322" calcext:value-type="float">
            <text:p>0.00481322</text:p>
          </table:table-cell>
          <table:table-cell office:value-type="float" office:value="0.00471498" calcext:value-type="float">
            <text:p>0.00471498</text:p>
          </table:table-cell>
          <table:table-cell office:value-type="float" office:value="0.00458796" calcext:value-type="float">
            <text:p>0.00458796</text:p>
          </table:table-cell>
          <table:table-cell office:value-type="float" office:value="0.00451061" calcext:value-type="float">
            <text:p>0.00451061</text:p>
          </table:table-cell>
          <table:table-cell office:value-type="float" office:value="0.00438155" calcext:value-type="float">
            <text:p>0.00438155</text:p>
          </table:table-cell>
          <table:table-cell office:value-type="float" office:value="0.00435943" calcext:value-type="float">
            <text:p>0.00435943</text:p>
          </table:table-cell>
          <table:table-cell office:value-type="float" office:value="0.0042762" calcext:value-type="float">
            <text:p>0.0042762</text:p>
          </table:table-cell>
          <table:table-cell office:value-type="float" office:value="0.00418749" calcext:value-type="float">
            <text:p>0.00418749</text:p>
          </table:table-cell>
          <table:table-cell office:value-type="float" office:value="0.00399312" calcext:value-type="float">
            <text:p>0.00399312</text:p>
          </table:table-cell>
          <table:table-cell office:value-type="float" office:value="0.0039635" calcext:value-type="float">
            <text:p>0.0039635</text:p>
          </table:table-cell>
          <table:table-cell office:value-type="float" office:value="0.00396535" calcext:value-type="float">
            <text:p>0.00396535</text:p>
          </table:table-cell>
          <table:table-cell office:value-type="float" office:value="0.00380992" calcext:value-type="float">
            <text:p>0.00380992</text:p>
          </table:table-cell>
          <table:table-cell office:value-type="float" office:value="0.00381712" calcext:value-type="float">
            <text:p>0.00381712</text:p>
          </table:table-cell>
          <table:table-cell office:value-type="float" office:value="0.00384732" calcext:value-type="float">
            <text:p>0.00384732</text:p>
          </table:table-cell>
          <table:table-cell office:value-type="float" office:value="0.0037591" calcext:value-type="float">
            <text:p>0.0037591</text:p>
          </table:table-cell>
          <table:table-cell office:value-type="float" office:value="0.00374021" calcext:value-type="float">
            <text:p>0.00374021</text:p>
          </table:table-cell>
          <table:table-cell office:value-type="float" office:value="0.00364244" calcext:value-type="float">
            <text:p>0.00364244</text:p>
          </table:table-cell>
          <table:table-cell office:value-type="float" office:value="0.00358459" calcext:value-type="float">
            <text:p>0.00358459</text:p>
          </table:table-cell>
          <table:table-cell office:value-type="float" office:value="0.0035999" calcext:value-type="float">
            <text:p>0.0035999</text:p>
          </table:table-cell>
          <table:table-cell office:value-type="float" office:value="0.003409" calcext:value-type="float">
            <text:p>0.003409</text:p>
          </table:table-cell>
          <table:table-cell office:value-type="float" office:value="0.00337403" calcext:value-type="float">
            <text:p>0.00337403</text:p>
          </table:table-cell>
          <table:table-cell office:value-type="float" office:value="0.00343312" calcext:value-type="float">
            <text:p>0.00343312</text:p>
          </table:table-cell>
          <table:table-cell office:value-type="float" office:value="0.00321678" calcext:value-type="float">
            <text:p>0.00321678</text:p>
          </table:table-cell>
          <table:table-cell office:value-type="float" office:value="0.00327562" calcext:value-type="float">
            <text:p>0.00327562</text:p>
          </table:table-cell>
          <table:table-cell office:value-type="float" office:value="0.00325655" calcext:value-type="float">
            <text:p>0.00325655</text:p>
          </table:table-cell>
          <table:table-cell office:value-type="float" office:value="0.00321246" calcext:value-type="float">
            <text:p>0.00321246</text:p>
          </table:table-cell>
          <table:table-cell office:value-type="float" office:value="0.00312898" calcext:value-type="float">
            <text:p>0.00312898</text:p>
          </table:table-cell>
          <table:table-cell office:value-type="float" office:value="0.00301524" calcext:value-type="float">
            <text:p>0.00301524</text:p>
          </table:table-cell>
          <table:table-cell office:value-type="float" office:value="0.00295958" calcext:value-type="float">
            <text:p>0.0029595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97595" calcext:value-type="float">
            <text:p>0.097595</text:p>
          </table:table-cell>
          <table:table-cell office:value-type="float" office:value="0.0781506" calcext:value-type="float">
            <text:p>0.0781506</text:p>
          </table:table-cell>
          <table:table-cell office:value-type="float" office:value="0.0645059" calcext:value-type="float">
            <text:p>0.0645059</text:p>
          </table:table-cell>
          <table:table-cell office:value-type="float" office:value="0.0536597" calcext:value-type="float">
            <text:p>0.0536597</text:p>
          </table:table-cell>
          <table:table-cell office:value-type="float" office:value="0.0456366" calcext:value-type="float">
            <text:p>0.0456366</text:p>
          </table:table-cell>
          <table:table-cell office:value-type="float" office:value="0.0396752" calcext:value-type="float">
            <text:p>0.0396752</text:p>
          </table:table-cell>
          <table:table-cell office:value-type="float" office:value="0.0349261" calcext:value-type="float">
            <text:p>0.0349261</text:p>
          </table:table-cell>
          <table:table-cell office:value-type="float" office:value="0.0306407" calcext:value-type="float">
            <text:p>0.0306407</text:p>
          </table:table-cell>
          <table:table-cell office:value-type="float" office:value="0.0274218" calcext:value-type="float">
            <text:p>0.0274218</text:p>
          </table:table-cell>
          <table:table-cell office:value-type="float" office:value="0.0248176" calcext:value-type="float">
            <text:p>0.0248176</text:p>
          </table:table-cell>
          <table:table-cell office:value-type="float" office:value="0.0226744" calcext:value-type="float">
            <text:p>0.0226744</text:p>
          </table:table-cell>
          <table:table-cell office:value-type="float" office:value="0.0205706" calcext:value-type="float">
            <text:p>0.0205706</text:p>
          </table:table-cell>
          <table:table-cell office:value-type="float" office:value="0.0190882" calcext:value-type="float">
            <text:p>0.0190882</text:p>
          </table:table-cell>
          <table:table-cell office:value-type="float" office:value="0.0178508" calcext:value-type="float">
            <text:p>0.0178508</text:p>
          </table:table-cell>
          <table:table-cell office:value-type="float" office:value="0.0165611" calcext:value-type="float">
            <text:p>0.0165611</text:p>
          </table:table-cell>
          <table:table-cell office:value-type="float" office:value="0.0154643" calcext:value-type="float">
            <text:p>0.0154643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0138095" calcext:value-type="float">
            <text:p>0.0138095</text:p>
          </table:table-cell>
          <table:table-cell office:value-type="float" office:value="0.0130901" calcext:value-type="float">
            <text:p>0.0130901</text:p>
          </table:table-cell>
          <table:table-cell office:value-type="float" office:value="0.012188" calcext:value-type="float">
            <text:p>0.012188</text:p>
          </table:table-cell>
          <table:table-cell office:value-type="float" office:value="0.0116859" calcext:value-type="float">
            <text:p>0.0116859</text:p>
          </table:table-cell>
          <table:table-cell office:value-type="float" office:value="0.0113564" calcext:value-type="float">
            <text:p>0.0113564</text:p>
          </table:table-cell>
          <table:table-cell office:value-type="float" office:value="0.0108814" calcext:value-type="float">
            <text:p>0.0108814</text:p>
          </table:table-cell>
          <table:table-cell office:value-type="float" office:value="0.0101367" calcext:value-type="float">
            <text:p>0.0101367</text:p>
          </table:table-cell>
          <table:table-cell office:value-type="float" office:value="0.009903" calcext:value-type="float">
            <text:p>0.009903</text:p>
          </table:table-cell>
          <table:table-cell office:value-type="float" office:value="0.00962635" calcext:value-type="float">
            <text:p>0.00962635</text:p>
          </table:table-cell>
          <table:table-cell office:value-type="float" office:value="0.00919923" calcext:value-type="float">
            <text:p>0.00919923</text:p>
          </table:table-cell>
          <table:table-cell office:value-type="float" office:value="0.00914583" calcext:value-type="float">
            <text:p>0.00914583</text:p>
          </table:table-cell>
          <table:table-cell office:value-type="float" office:value="0.00857111" calcext:value-type="float">
            <text:p>0.00857111</text:p>
          </table:table-cell>
          <table:table-cell office:value-type="float" office:value="0.00824292" calcext:value-type="float">
            <text:p>0.00824292</text:p>
          </table:table-cell>
          <table:table-cell office:value-type="float" office:value="0.00797712" calcext:value-type="float">
            <text:p>0.00797712</text:p>
          </table:table-cell>
          <table:table-cell office:value-type="float" office:value="0.00782671" calcext:value-type="float">
            <text:p>0.00782671</text:p>
          </table:table-cell>
          <table:table-cell office:value-type="float" office:value="0.00763337" calcext:value-type="float">
            <text:p>0.00763337</text:p>
          </table:table-cell>
          <table:table-cell office:value-type="float" office:value="0.00719521" calcext:value-type="float">
            <text:p>0.00719521</text:p>
          </table:table-cell>
          <table:table-cell office:value-type="float" office:value="0.00710658" calcext:value-type="float">
            <text:p>0.00710658</text:p>
          </table:table-cell>
          <table:table-cell office:value-type="float" office:value="0.00678956" calcext:value-type="float">
            <text:p>0.00678956</text:p>
          </table:table-cell>
          <table:table-cell office:value-type="float" office:value="0.0067687" calcext:value-type="float">
            <text:p>0.0067687</text:p>
          </table:table-cell>
          <table:table-cell office:value-type="float" office:value="0.00656456" calcext:value-type="float">
            <text:p>0.00656456</text:p>
          </table:table-cell>
          <table:table-cell office:value-type="float" office:value="0.00635854" calcext:value-type="float">
            <text:p>0.00635854</text:p>
          </table:table-cell>
          <table:table-cell office:value-type="float" office:value="0.00625598" calcext:value-type="float">
            <text:p>0.00625598</text:p>
          </table:table-cell>
          <table:table-cell office:value-type="float" office:value="0.00605986" calcext:value-type="float">
            <text:p>0.00605986</text:p>
          </table:table-cell>
          <table:table-cell office:value-type="float" office:value="0.0059486" calcext:value-type="float">
            <text:p>0.0059486</text:p>
          </table:table-cell>
          <table:table-cell office:value-type="float" office:value="0.00584375" calcext:value-type="float">
            <text:p>0.00584375</text:p>
          </table:table-cell>
          <table:table-cell office:value-type="float" office:value="0.00559579" calcext:value-type="float">
            <text:p>0.00559579</text:p>
          </table:table-cell>
          <table:table-cell office:value-type="float" office:value="0.0054534" calcext:value-type="float">
            <text:p>0.0054534</text:p>
          </table:table-cell>
          <table:table-cell office:value-type="float" office:value="0.00536967" calcext:value-type="float">
            <text:p>0.00536967</text:p>
          </table:table-cell>
          <table:table-cell office:value-type="float" office:value="0.00531767" calcext:value-type="float">
            <text:p>0.00531767</text:p>
          </table:table-cell>
          <table:table-cell office:value-type="float" office:value="0.00527777" calcext:value-type="float">
            <text:p>0.00527777</text:p>
          </table:table-cell>
          <table:table-cell office:value-type="float" office:value="0.00493438" calcext:value-type="float">
            <text:p>0.00493438</text:p>
          </table:table-cell>
          <table:table-cell office:value-type="float" office:value="0.00490724" calcext:value-type="float">
            <text:p>0.00490724</text:p>
          </table:table-cell>
          <table:table-cell office:value-type="float" office:value="0.00489403" calcext:value-type="float">
            <text:p>0.00489403</text:p>
          </table:table-cell>
          <table:table-cell office:value-type="float" office:value="0.00497134" calcext:value-type="float">
            <text:p>0.00497134</text:p>
          </table:table-cell>
          <table:table-cell office:value-type="float" office:value="0.00459468" calcext:value-type="float">
            <text:p>0.00459468</text:p>
          </table:table-cell>
          <table:table-cell office:value-type="float" office:value="0.00459633" calcext:value-type="float">
            <text:p>0.00459633</text:p>
          </table:table-cell>
          <table:table-cell office:value-type="float" office:value="0.00453316" calcext:value-type="float">
            <text:p>0.00453316</text:p>
          </table:table-cell>
          <table:table-cell office:value-type="float" office:value="0.00434753" calcext:value-type="float">
            <text:p>0.00434753</text:p>
          </table:table-cell>
          <table:table-cell office:value-type="float" office:value="0.00438902" calcext:value-type="float">
            <text:p>0.00438902</text:p>
          </table:table-cell>
          <table:table-cell office:value-type="float" office:value="0.00446349" calcext:value-type="float">
            <text:p>0.00446349</text:p>
          </table:table-cell>
          <table:table-cell office:value-type="float" office:value="0.00411227" calcext:value-type="float">
            <text:p>0.00411227</text:p>
          </table:table-cell>
          <table:table-cell office:value-type="float" office:value="0.0040367" calcext:value-type="float">
            <text:p>0.0040367</text:p>
          </table:table-cell>
          <table:table-cell office:value-type="float" office:value="0.00407282" calcext:value-type="float">
            <text:p>0.00407282</text:p>
          </table:table-cell>
          <table:table-cell office:value-type="float" office:value="0.00393984" calcext:value-type="float">
            <text:p>0.00393984</text:p>
          </table:table-cell>
          <table:table-cell office:value-type="float" office:value="0.00399879" calcext:value-type="float">
            <text:p>0.00399879</text:p>
          </table:table-cell>
          <table:table-cell office:value-type="float" office:value="0.00388221" calcext:value-type="float">
            <text:p>0.00388221</text:p>
          </table:table-cell>
          <table:table-cell office:value-type="float" office:value="0.00388841" calcext:value-type="float">
            <text:p>0.00388841</text:p>
          </table:table-cell>
          <table:table-cell office:value-type="float" office:value="0.00381138" calcext:value-type="float">
            <text:p>0.00381138</text:p>
          </table:table-cell>
          <table:table-cell office:value-type="float" office:value="0.00369441" calcext:value-type="float">
            <text:p>0.00369441</text:p>
          </table:table-cell>
          <table:table-cell office:value-type="float" office:value="0.00358983" calcext:value-type="float">
            <text:p>0.00358983</text:p>
          </table:table-cell>
          <table:table-cell office:value-type="float" office:value="0.00366389" calcext:value-type="float">
            <text:p>0.00366389</text:p>
          </table:table-cell>
          <table:table-cell office:value-type="float" office:value="0.00364142" calcext:value-type="float">
            <text:p>0.00364142</text:p>
          </table:table-cell>
          <table:table-cell office:value-type="float" office:value="0.00342963" calcext:value-type="float">
            <text:p>0.00342963</text:p>
          </table:table-cell>
          <table:table-cell office:value-type="float" office:value="0.0034795" calcext:value-type="float">
            <text:p>0.0034795</text:p>
          </table:table-cell>
          <table:table-cell office:value-type="float" office:value="0.00354106" calcext:value-type="float">
            <text:p>0.00354106</text:p>
          </table:table-cell>
          <table:table-cell office:value-type="float" office:value="0.00347656" calcext:value-type="float">
            <text:p>0.00347656</text:p>
          </table:table-cell>
          <table:table-cell office:value-type="float" office:value="0.00329349" calcext:value-type="float">
            <text:p>0.00329349</text:p>
          </table:table-cell>
          <table:table-cell office:value-type="float" office:value="0.0032059" calcext:value-type="float">
            <text:p>0.0032059</text:p>
          </table:table-cell>
          <table:table-cell office:value-type="float" office:value="0.00324984" calcext:value-type="float">
            <text:p>0.00324984</text:p>
          </table:table-cell>
          <table:table-cell office:value-type="float" office:value="0.00315843" calcext:value-type="float">
            <text:p>0.00315843</text:p>
          </table:table-cell>
          <table:table-cell office:value-type="float" office:value="0.00307428" calcext:value-type="float">
            <text:p>0.003074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34383" calcext:value-type="float">
            <text:p>0.134383</text:p>
          </table:table-cell>
          <table:table-cell office:value-type="float" office:value="0.094395" calcext:value-type="float">
            <text:p>0.094395</text:p>
          </table:table-cell>
          <table:table-cell office:value-type="float" office:value="0.0701289" calcext:value-type="float">
            <text:p>0.0701289</text:p>
          </table:table-cell>
          <table:table-cell office:value-type="float" office:value="0.0550009" calcext:value-type="float">
            <text:p>0.0550009</text:p>
          </table:table-cell>
          <table:table-cell office:value-type="float" office:value="0.0445935" calcext:value-type="float">
            <text:p>0.0445935</text:p>
          </table:table-cell>
          <table:table-cell office:value-type="float" office:value="0.037405" calcext:value-type="float">
            <text:p>0.037405</text:p>
          </table:table-cell>
          <table:table-cell office:value-type="float" office:value="0.0321558" calcext:value-type="float">
            <text:p>0.0321558</text:p>
          </table:table-cell>
          <table:table-cell office:value-type="float" office:value="0.0280671" calcext:value-type="float">
            <text:p>0.0280671</text:p>
          </table:table-cell>
          <table:table-cell office:value-type="float" office:value="0.0252442" calcext:value-type="float">
            <text:p>0.0252442</text:p>
          </table:table-cell>
          <table:table-cell office:value-type="float" office:value="0.0225734" calcext:value-type="float">
            <text:p>0.0225734</text:p>
          </table:table-cell>
          <table:table-cell office:value-type="float" office:value="0.0204042" calcext:value-type="float">
            <text:p>0.0204042</text:p>
          </table:table-cell>
          <table:table-cell office:value-type="float" office:value="0.0189576" calcext:value-type="float">
            <text:p>0.0189576</text:p>
          </table:table-cell>
          <table:table-cell office:value-type="float" office:value="0.0172723" calcext:value-type="float">
            <text:p>0.0172723</text:p>
          </table:table-cell>
          <table:table-cell office:value-type="float" office:value="0.0160193" calcext:value-type="float">
            <text:p>0.0160193</text:p>
          </table:table-cell>
          <table:table-cell office:value-type="float" office:value="0.0150693" calcext:value-type="float">
            <text:p>0.0150693</text:p>
          </table:table-cell>
          <table:table-cell office:value-type="float" office:value="0.0140575" calcext:value-type="float">
            <text:p>0.0140575</text:p>
          </table:table-cell>
          <table:table-cell office:value-type="float" office:value="0.0130788" calcext:value-type="float">
            <text:p>0.0130788</text:p>
          </table:table-cell>
          <table:table-cell office:value-type="float" office:value="0.0125906" calcext:value-type="float">
            <text:p>0.0125906</text:p>
          </table:table-cell>
          <table:table-cell office:value-type="float" office:value="0.0120672" calcext:value-type="float">
            <text:p>0.0120672</text:p>
          </table:table-cell>
          <table:table-cell office:value-type="float" office:value="0.0114135" calcext:value-type="float">
            <text:p>0.0114135</text:p>
          </table:table-cell>
          <table:table-cell office:value-type="float" office:value="0.0107634" calcext:value-type="float">
            <text:p>0.0107634</text:p>
          </table:table-cell>
          <table:table-cell office:value-type="float" office:value="0.0101234" calcext:value-type="float">
            <text:p>0.0101234</text:p>
          </table:table-cell>
          <table:table-cell office:value-type="float" office:value="0.00984886" calcext:value-type="float">
            <text:p>0.00984886</text:p>
          </table:table-cell>
          <table:table-cell office:value-type="float" office:value="0.00925885" calcext:value-type="float">
            <text:p>0.00925885</text:p>
          </table:table-cell>
          <table:table-cell office:value-type="float" office:value="0.0088914" calcext:value-type="float">
            <text:p>0.0088914</text:p>
          </table:table-cell>
          <table:table-cell office:value-type="float" office:value="0.00875171" calcext:value-type="float">
            <text:p>0.00875171</text:p>
          </table:table-cell>
          <table:table-cell office:value-type="float" office:value="0.00831089" calcext:value-type="float">
            <text:p>0.00831089</text:p>
          </table:table-cell>
          <table:table-cell office:value-type="float" office:value="0.00819484" calcext:value-type="float">
            <text:p>0.00819484</text:p>
          </table:table-cell>
          <table:table-cell office:value-type="float" office:value="0.00765344" calcext:value-type="float">
            <text:p>0.00765344</text:p>
          </table:table-cell>
          <table:table-cell office:value-type="float" office:value="0.00754797" calcext:value-type="float">
            <text:p>0.00754797</text:p>
          </table:table-cell>
          <table:table-cell office:value-type="float" office:value="0.00733609" calcext:value-type="float">
            <text:p>0.00733609</text:p>
          </table:table-cell>
          <table:table-cell office:value-type="float" office:value="0.00701717" calcext:value-type="float">
            <text:p>0.00701717</text:p>
          </table:table-cell>
          <table:table-cell office:value-type="float" office:value="0.00689645" calcext:value-type="float">
            <text:p>0.00689645</text:p>
          </table:table-cell>
          <table:table-cell office:value-type="float" office:value="0.00656674" calcext:value-type="float">
            <text:p>0.00656674</text:p>
          </table:table-cell>
          <table:table-cell office:value-type="float" office:value="0.00637961" calcext:value-type="float">
            <text:p>0.00637961</text:p>
          </table:table-cell>
          <table:table-cell office:value-type="float" office:value="0.00631724" calcext:value-type="float">
            <text:p>0.00631724</text:p>
          </table:table-cell>
          <table:table-cell office:value-type="float" office:value="0.00606967" calcext:value-type="float">
            <text:p>0.00606967</text:p>
          </table:table-cell>
          <table:table-cell office:value-type="float" office:value="0.00568722" calcext:value-type="float">
            <text:p>0.00568722</text:p>
          </table:table-cell>
          <table:table-cell office:value-type="float" office:value="0.00562792" calcext:value-type="float">
            <text:p>0.00562792</text:p>
          </table:table-cell>
          <table:table-cell office:value-type="float" office:value="0.00563223" calcext:value-type="float">
            <text:p>0.00563223</text:p>
          </table:table-cell>
          <table:table-cell office:value-type="float" office:value="0.00532183" calcext:value-type="float">
            <text:p>0.00532183</text:p>
          </table:table-cell>
          <table:table-cell office:value-type="float" office:value="0.00524229" calcext:value-type="float">
            <text:p>0.00524229</text:p>
          </table:table-cell>
          <table:table-cell office:value-type="float" office:value="0.00515705" calcext:value-type="float">
            <text:p>0.00515705</text:p>
          </table:table-cell>
          <table:table-cell office:value-type="float" office:value="0.00521667" calcext:value-type="float">
            <text:p>0.00521667</text:p>
          </table:table-cell>
          <table:table-cell office:value-type="float" office:value="0.00494093" calcext:value-type="float">
            <text:p>0.00494093</text:p>
          </table:table-cell>
          <table:table-cell office:value-type="float" office:value="0.00493879" calcext:value-type="float">
            <text:p>0.00493879</text:p>
          </table:table-cell>
          <table:table-cell office:value-type="float" office:value="0.00487945" calcext:value-type="float">
            <text:p>0.00487945</text:p>
          </table:table-cell>
          <table:table-cell office:value-type="float" office:value="0.00465197" calcext:value-type="float">
            <text:p>0.00465197</text:p>
          </table:table-cell>
          <table:table-cell office:value-type="float" office:value="0.00462701" calcext:value-type="float">
            <text:p>0.00462701</text:p>
          </table:table-cell>
          <table:table-cell office:value-type="float" office:value="0.00451777" calcext:value-type="float">
            <text:p>0.00451777</text:p>
          </table:table-cell>
          <table:table-cell office:value-type="float" office:value="0.0043886" calcext:value-type="float">
            <text:p>0.0043886</text:p>
          </table:table-cell>
          <table:table-cell office:value-type="float" office:value="0.00449443" calcext:value-type="float">
            <text:p>0.00449443</text:p>
          </table:table-cell>
          <table:table-cell office:value-type="float" office:value="0.00432725" calcext:value-type="float">
            <text:p>0.00432725</text:p>
          </table:table-cell>
          <table:table-cell office:value-type="float" office:value="0.00421311" calcext:value-type="float">
            <text:p>0.00421311</text:p>
          </table:table-cell>
          <table:table-cell office:value-type="float" office:value="0.00399026" calcext:value-type="float">
            <text:p>0.00399026</text:p>
          </table:table-cell>
          <table:table-cell office:value-type="float" office:value="0.00401892" calcext:value-type="float">
            <text:p>0.00401892</text:p>
          </table:table-cell>
          <table:table-cell office:value-type="float" office:value="0.0039541" calcext:value-type="float">
            <text:p>0.0039541</text:p>
          </table:table-cell>
          <table:table-cell office:value-type="float" office:value="0.00385628" calcext:value-type="float">
            <text:p>0.00385628</text:p>
          </table:table-cell>
          <table:table-cell office:value-type="float" office:value="0.00388966" calcext:value-type="float">
            <text:p>0.00388966</text:p>
          </table:table-cell>
          <table:table-cell office:value-type="float" office:value="0.00385589" calcext:value-type="float">
            <text:p>0.00385589</text:p>
          </table:table-cell>
          <table:table-cell office:value-type="float" office:value="0.0037085" calcext:value-type="float">
            <text:p>0.0037085</text:p>
          </table:table-cell>
          <table:table-cell office:value-type="float" office:value="0.00363253" calcext:value-type="float">
            <text:p>0.00363253</text:p>
          </table:table-cell>
          <table:table-cell office:value-type="float" office:value="0.00348151" calcext:value-type="float">
            <text:p>0.00348151</text:p>
          </table:table-cell>
          <table:table-cell office:value-type="float" office:value="0.0034809" calcext:value-type="float">
            <text:p>0.0034809</text:p>
          </table:table-cell>
          <table:table-cell office:value-type="float" office:value="0.00348933" calcext:value-type="float">
            <text:p>0.00348933</text:p>
          </table:table-cell>
          <table:table-cell office:value-type="float" office:value="0.00341209" calcext:value-type="float">
            <text:p>0.00341209</text:p>
          </table:table-cell>
          <table:table-cell office:value-type="float" office:value="0.00339517" calcext:value-type="float">
            <text:p>0.00339517</text:p>
          </table:table-cell>
          <table:table-cell office:value-type="float" office:value="0.00338318" calcext:value-type="float">
            <text:p>0.00338318</text:p>
          </table:table-cell>
          <table:table-cell office:value-type="float" office:value="0.00320293" calcext:value-type="float">
            <text:p>0.00320293</text:p>
          </table:table-cell>
          <table:table-cell office:value-type="float" office:value="0.00322919" calcext:value-type="float">
            <text:p>0.00322919</text:p>
          </table:table-cell>
          <table:table-cell office:value-type="float" office:value="0.00323593" calcext:value-type="float">
            <text:p>0.00323593</text:p>
          </table:table-cell>
          <table:table-cell office:value-type="float" office:value="0.00308525" calcext:value-type="float">
            <text:p>0.00308525</text:p>
          </table:table-cell>
          <table:table-cell office:value-type="float" office:value="0.0030645" calcext:value-type="float">
            <text:p>0.0030645</text:p>
          </table:table-cell>
          <table:table-cell office:value-type="float" office:value="0.00303871" calcext:value-type="float">
            <text:p>0.00303871</text:p>
          </table:table-cell>
          <table:table-cell office:value-type="float" office:value="0.00299508" calcext:value-type="float">
            <text:p>0.00299508</text:p>
          </table:table-cell>
          <table:table-cell office:value-type="float" office:value="0.00308668" calcext:value-type="float">
            <text:p>0.00308668</text:p>
          </table:table-cell>
          <table:table-cell office:value-type="float" office:value="0.00298256" calcext:value-type="float">
            <text:p>0.00298256</text:p>
          </table:table-cell>
          <table:table-cell office:value-type="float" office:value="0.00294272" calcext:value-type="float">
            <text:p>0.00294272</text:p>
          </table:table-cell>
          <table:table-cell office:value-type="float" office:value="0.00291828" calcext:value-type="float">
            <text:p>0.002918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22548" calcext:value-type="float">
            <text:p>0.122548</text:p>
          </table:table-cell>
          <table:table-cell office:value-type="float" office:value="0.0900564" calcext:value-type="float">
            <text:p>0.0900564</text:p>
          </table:table-cell>
          <table:table-cell office:value-type="float" office:value="0.0687968" calcext:value-type="float">
            <text:p>0.0687968</text:p>
          </table:table-cell>
          <table:table-cell office:value-type="float" office:value="0.0548581" calcext:value-type="float">
            <text:p>0.0548581</text:p>
          </table:table-cell>
          <table:table-cell office:value-type="float" office:value="0.0451541" calcext:value-type="float">
            <text:p>0.0451541</text:p>
          </table:table-cell>
          <table:table-cell office:value-type="float" office:value="0.0383212" calcext:value-type="float">
            <text:p>0.0383212</text:p>
          </table:table-cell>
          <table:table-cell office:value-type="float" office:value="0.0330938" calcext:value-type="float">
            <text:p>0.0330938</text:p>
          </table:table-cell>
          <table:table-cell office:value-type="float" office:value="0.0290154" calcext:value-type="float">
            <text:p>0.0290154</text:p>
          </table:table-cell>
          <table:table-cell office:value-type="float" office:value="0.0255234" calcext:value-type="float">
            <text:p>0.0255234</text:p>
          </table:table-cell>
          <table:table-cell office:value-type="float" office:value="0.0231371" calcext:value-type="float">
            <text:p>0.0231371</text:p>
          </table:table-cell>
          <table:table-cell office:value-type="float" office:value="0.0211211" calcext:value-type="float">
            <text:p>0.0211211</text:p>
          </table:table-cell>
          <table:table-cell office:value-type="float" office:value="0.0193393" calcext:value-type="float">
            <text:p>0.0193393</text:p>
          </table:table-cell>
          <table:table-cell office:value-type="float" office:value="0.0179244" calcext:value-type="float">
            <text:p>0.0179244</text:p>
          </table:table-cell>
          <table:table-cell office:value-type="float" office:value="0.016494" calcext:value-type="float">
            <text:p>0.016494</text:p>
          </table:table-cell>
          <table:table-cell office:value-type="float" office:value="0.0154594" calcext:value-type="float">
            <text:p>0.0154594</text:p>
          </table:table-cell>
          <table:table-cell office:value-type="float" office:value="0.0144646" calcext:value-type="float">
            <text:p>0.0144646</text:p>
          </table:table-cell>
          <table:table-cell office:value-type="float" office:value="0.0134842" calcext:value-type="float">
            <text:p>0.0134842</text:p>
          </table:table-cell>
          <table:table-cell office:value-type="float" office:value="0.0128472" calcext:value-type="float">
            <text:p>0.0128472</text:p>
          </table:table-cell>
          <table:table-cell office:value-type="float" office:value="0.0122351" calcext:value-type="float">
            <text:p>0.0122351</text:p>
          </table:table-cell>
          <table:table-cell office:value-type="float" office:value="0.011513" calcext:value-type="float">
            <text:p>0.011513</text:p>
          </table:table-cell>
          <table:table-cell office:value-type="float" office:value="0.0111246" calcext:value-type="float">
            <text:p>0.0111246</text:p>
          </table:table-cell>
          <table:table-cell office:value-type="float" office:value="0.0106125" calcext:value-type="float">
            <text:p>0.0106125</text:p>
          </table:table-cell>
          <table:table-cell office:value-type="float" office:value="0.0100129" calcext:value-type="float">
            <text:p>0.0100129</text:p>
          </table:table-cell>
          <table:table-cell office:value-type="float" office:value="0.0096395" calcext:value-type="float">
            <text:p>0.0096395</text:p>
          </table:table-cell>
          <table:table-cell office:value-type="float" office:value="0.00929739" calcext:value-type="float">
            <text:p>0.00929739</text:p>
          </table:table-cell>
          <table:table-cell office:value-type="float" office:value="0.00888112" calcext:value-type="float">
            <text:p>0.00888112</text:p>
          </table:table-cell>
          <table:table-cell office:value-type="float" office:value="0.00875537" calcext:value-type="float">
            <text:p>0.00875537</text:p>
          </table:table-cell>
          <table:table-cell office:value-type="float" office:value="0.00837419" calcext:value-type="float">
            <text:p>0.00837419</text:p>
          </table:table-cell>
          <table:table-cell office:value-type="float" office:value="0.00791636" calcext:value-type="float">
            <text:p>0.00791636</text:p>
          </table:table-cell>
          <table:table-cell office:value-type="float" office:value="0.00778558" calcext:value-type="float">
            <text:p>0.00778558</text:p>
          </table:table-cell>
          <table:table-cell office:value-type="float" office:value="0.00756861" calcext:value-type="float">
            <text:p>0.00756861</text:p>
          </table:table-cell>
          <table:table-cell office:value-type="float" office:value="0.00731536" calcext:value-type="float">
            <text:p>0.00731536</text:p>
          </table:table-cell>
          <table:table-cell office:value-type="float" office:value="0.00703056" calcext:value-type="float">
            <text:p>0.00703056</text:p>
          </table:table-cell>
          <table:table-cell office:value-type="float" office:value="0.00676902" calcext:value-type="float">
            <text:p>0.00676902</text:p>
          </table:table-cell>
          <table:table-cell office:value-type="float" office:value="0.00661738" calcext:value-type="float">
            <text:p>0.00661738</text:p>
          </table:table-cell>
          <table:table-cell office:value-type="float" office:value="0.00670569" calcext:value-type="float">
            <text:p>0.00670569</text:p>
          </table:table-cell>
          <table:table-cell office:value-type="float" office:value="0.00614293" calcext:value-type="float">
            <text:p>0.00614293</text:p>
          </table:table-cell>
          <table:table-cell office:value-type="float" office:value="0.00611913" calcext:value-type="float">
            <text:p>0.00611913</text:p>
          </table:table-cell>
          <table:table-cell office:value-type="float" office:value="0.00606246" calcext:value-type="float">
            <text:p>0.00606246</text:p>
          </table:table-cell>
          <table:table-cell office:value-type="float" office:value="0.00575816" calcext:value-type="float">
            <text:p>0.00575816</text:p>
          </table:table-cell>
          <table:table-cell office:value-type="float" office:value="0.00575113" calcext:value-type="float">
            <text:p>0.00575113</text:p>
          </table:table-cell>
          <table:table-cell office:value-type="float" office:value="0.00552717" calcext:value-type="float">
            <text:p>0.00552717</text:p>
          </table:table-cell>
          <table:table-cell office:value-type="float" office:value="0.00530427" calcext:value-type="float">
            <text:p>0.00530427</text:p>
          </table:table-cell>
          <table:table-cell office:value-type="float" office:value="0.00546156" calcext:value-type="float">
            <text:p>0.00546156</text:p>
          </table:table-cell>
          <table:table-cell office:value-type="float" office:value="0.00519685" calcext:value-type="float">
            <text:p>0.00519685</text:p>
          </table:table-cell>
          <table:table-cell office:value-type="float" office:value="0.00497571" calcext:value-type="float">
            <text:p>0.00497571</text:p>
          </table:table-cell>
          <table:table-cell office:value-type="float" office:value="0.00492451" calcext:value-type="float">
            <text:p>0.00492451</text:p>
          </table:table-cell>
          <table:table-cell office:value-type="float" office:value="0.00490029" calcext:value-type="float">
            <text:p>0.00490029</text:p>
          </table:table-cell>
          <table:table-cell office:value-type="float" office:value="0.00471014" calcext:value-type="float">
            <text:p>0.00471014</text:p>
          </table:table-cell>
          <table:table-cell office:value-type="float" office:value="0.0046434" calcext:value-type="float">
            <text:p>0.0046434</text:p>
          </table:table-cell>
          <table:table-cell office:value-type="float" office:value="0.00441996" calcext:value-type="float">
            <text:p>0.00441996</text:p>
          </table:table-cell>
          <table:table-cell office:value-type="float" office:value="0.00447205" calcext:value-type="float">
            <text:p>0.00447205</text:p>
          </table:table-cell>
          <table:table-cell office:value-type="float" office:value="0.00448892" calcext:value-type="float">
            <text:p>0.00448892</text:p>
          </table:table-cell>
          <table:table-cell office:value-type="float" office:value="0.00424544" calcext:value-type="float">
            <text:p>0.00424544</text:p>
          </table:table-cell>
          <table:table-cell office:value-type="float" office:value="0.00419957" calcext:value-type="float">
            <text:p>0.00419957</text:p>
          </table:table-cell>
          <table:table-cell office:value-type="float" office:value="0.00410559" calcext:value-type="float">
            <text:p>0.00410559</text:p>
          </table:table-cell>
          <table:table-cell office:value-type="float" office:value="0.00400049" calcext:value-type="float">
            <text:p>0.00400049</text:p>
          </table:table-cell>
          <table:table-cell office:value-type="float" office:value="0.00398834" calcext:value-type="float">
            <text:p>0.00398834</text:p>
          </table:table-cell>
          <table:table-cell office:value-type="float" office:value="0.00400078" calcext:value-type="float">
            <text:p>0.00400078</text:p>
          </table:table-cell>
          <table:table-cell office:value-type="float" office:value="0.00379589" calcext:value-type="float">
            <text:p>0.00379589</text:p>
          </table:table-cell>
          <table:table-cell office:value-type="float" office:value="0.00382309" calcext:value-type="float">
            <text:p>0.00382309</text:p>
          </table:table-cell>
          <table:table-cell office:value-type="float" office:value="0.00375607" calcext:value-type="float">
            <text:p>0.00375607</text:p>
          </table:table-cell>
          <table:table-cell office:value-type="float" office:value="0.00360736" calcext:value-type="float">
            <text:p>0.00360736</text:p>
          </table:table-cell>
          <table:table-cell office:value-type="float" office:value="0.00359838" calcext:value-type="float">
            <text:p>0.00359838</text:p>
          </table:table-cell>
          <table:table-cell office:value-type="float" office:value="0.00352826" calcext:value-type="float">
            <text:p>0.00352826</text:p>
          </table:table-cell>
          <table:table-cell office:value-type="float" office:value="0.00352424" calcext:value-type="float">
            <text:p>0.00352424</text:p>
          </table:table-cell>
          <table:table-cell office:value-type="float" office:value="0.00346464" calcext:value-type="float">
            <text:p>0.00346464</text:p>
          </table:table-cell>
          <table:table-cell office:value-type="float" office:value="0.0033976" calcext:value-type="float">
            <text:p>0.0033976</text:p>
          </table:table-cell>
          <table:table-cell office:value-type="float" office:value="0.00333604" calcext:value-type="float">
            <text:p>0.00333604</text:p>
          </table:table-cell>
          <table:table-cell office:value-type="float" office:value="0.00331159" calcext:value-type="float">
            <text:p>0.00331159</text:p>
          </table:table-cell>
          <table:table-cell office:value-type="float" office:value="0.00322184" calcext:value-type="float">
            <text:p>0.00322184</text:p>
          </table:table-cell>
          <table:table-cell office:value-type="float" office:value="0.00324241" calcext:value-type="float">
            <text:p>0.00324241</text:p>
          </table:table-cell>
          <table:table-cell office:value-type="float" office:value="0.00318034" calcext:value-type="float">
            <text:p>0.00318034</text:p>
          </table:table-cell>
          <table:table-cell office:value-type="float" office:value="0.00316227" calcext:value-type="float">
            <text:p>0.00316227</text:p>
          </table:table-cell>
          <table:table-cell office:value-type="float" office:value="0.00299437" calcext:value-type="float">
            <text:p>0.00299437</text:p>
          </table:table-cell>
          <table:table-cell office:value-type="float" office:value="0.00300275" calcext:value-type="float">
            <text:p>0.00300275</text:p>
          </table:table-cell>
          <table:table-cell office:value-type="float" office:value="0.00295261" calcext:value-type="float">
            <text:p>0.00295261</text:p>
          </table:table-cell>
          <table:table-cell office:value-type="float" office:value="0.00297869" calcext:value-type="float">
            <text:p>0.00297869</text:p>
          </table:table-cell>
          <table:table-cell office:value-type="float" office:value="0.00293041" calcext:value-type="float">
            <text:p>0.0029304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941942" calcext:value-type="float">
            <text:p>0.0941942</text:p>
          </table:table-cell>
          <table:table-cell office:value-type="float" office:value="0.0764851" calcext:value-type="float">
            <text:p>0.0764851</text:p>
          </table:table-cell>
          <table:table-cell office:value-type="float" office:value="0.0629892" calcext:value-type="float">
            <text:p>0.0629892</text:p>
          </table:table-cell>
          <table:table-cell office:value-type="float" office:value="0.0533146" calcext:value-type="float">
            <text:p>0.0533146</text:p>
          </table:table-cell>
          <table:table-cell office:value-type="float" office:value="0.0458058" calcext:value-type="float">
            <text:p>0.0458058</text:p>
          </table:table-cell>
          <table:table-cell office:value-type="float" office:value="0.039632" calcext:value-type="float">
            <text:p>0.039632</text:p>
          </table:table-cell>
          <table:table-cell office:value-type="float" office:value="0.0346787" calcext:value-type="float">
            <text:p>0.0346787</text:p>
          </table:table-cell>
          <table:table-cell office:value-type="float" office:value="0.0306549" calcext:value-type="float">
            <text:p>0.0306549</text:p>
          </table:table-cell>
          <table:table-cell office:value-type="float" office:value="0.0275633" calcext:value-type="float">
            <text:p>0.0275633</text:p>
          </table:table-cell>
          <table:table-cell office:value-type="float" office:value="0.024894" calcext:value-type="float">
            <text:p>0.024894</text:p>
          </table:table-cell>
          <table:table-cell office:value-type="float" office:value="0.0228349" calcext:value-type="float">
            <text:p>0.0228349</text:p>
          </table:table-cell>
          <table:table-cell office:value-type="float" office:value="0.0209071" calcext:value-type="float">
            <text:p>0.0209071</text:p>
          </table:table-cell>
          <table:table-cell office:value-type="float" office:value="0.0191442" calcext:value-type="float">
            <text:p>0.0191442</text:p>
          </table:table-cell>
          <table:table-cell office:value-type="float" office:value="0.0178615" calcext:value-type="float">
            <text:p>0.0178615</text:p>
          </table:table-cell>
          <table:table-cell office:value-type="float" office:value="0.0168992" calcext:value-type="float">
            <text:p>0.0168992</text:p>
          </table:table-cell>
          <table:table-cell office:value-type="float" office:value="0.0155679" calcext:value-type="float">
            <text:p>0.0155679</text:p>
          </table:table-cell>
          <table:table-cell office:value-type="float" office:value="0.0147539" calcext:value-type="float">
            <text:p>0.0147539</text:p>
          </table:table-cell>
          <table:table-cell office:value-type="float" office:value="0.0140951" calcext:value-type="float">
            <text:p>0.0140951</text:p>
          </table:table-cell>
          <table:table-cell office:value-type="float" office:value="0.0132444" calcext:value-type="float">
            <text:p>0.0132444</text:p>
          </table:table-cell>
          <table:table-cell office:value-type="float" office:value="0.0127852" calcext:value-type="float">
            <text:p>0.0127852</text:p>
          </table:table-cell>
          <table:table-cell office:value-type="float" office:value="0.0118511" calcext:value-type="float">
            <text:p>0.0118511</text:p>
          </table:table-cell>
          <table:table-cell office:value-type="float" office:value="0.0114077" calcext:value-type="float">
            <text:p>0.0114077</text:p>
          </table:table-cell>
          <table:table-cell office:value-type="float" office:value="0.0108091" calcext:value-type="float">
            <text:p>0.0108091</text:p>
          </table:table-cell>
          <table:table-cell office:value-type="float" office:value="0.0106652" calcext:value-type="float">
            <text:p>0.0106652</text:p>
          </table:table-cell>
          <table:table-cell office:value-type="float" office:value="0.00996415" calcext:value-type="float">
            <text:p>0.00996415</text:p>
          </table:table-cell>
          <table:table-cell office:value-type="float" office:value="0.00976254" calcext:value-type="float">
            <text:p>0.00976254</text:p>
          </table:table-cell>
          <table:table-cell office:value-type="float" office:value="0.00926868" calcext:value-type="float">
            <text:p>0.00926868</text:p>
          </table:table-cell>
          <table:table-cell office:value-type="float" office:value="0.00889061" calcext:value-type="float">
            <text:p>0.00889061</text:p>
          </table:table-cell>
          <table:table-cell office:value-type="float" office:value="0.00868004" calcext:value-type="float">
            <text:p>0.00868004</text:p>
          </table:table-cell>
          <table:table-cell office:value-type="float" office:value="0.00841714" calcext:value-type="float">
            <text:p>0.00841714</text:p>
          </table:table-cell>
          <table:table-cell office:value-type="float" office:value="0.00838396" calcext:value-type="float">
            <text:p>0.00838396</text:p>
          </table:table-cell>
          <table:table-cell office:value-type="float" office:value="0.00797613" calcext:value-type="float">
            <text:p>0.00797613</text:p>
          </table:table-cell>
          <table:table-cell office:value-type="float" office:value="0.00769346" calcext:value-type="float">
            <text:p>0.00769346</text:p>
          </table:table-cell>
          <table:table-cell office:value-type="float" office:value="0.00745634" calcext:value-type="float">
            <text:p>0.00745634</text:p>
          </table:table-cell>
          <table:table-cell office:value-type="float" office:value="0.0072938" calcext:value-type="float">
            <text:p>0.0072938</text:p>
          </table:table-cell>
          <table:table-cell office:value-type="float" office:value="0.00709316" calcext:value-type="float">
            <text:p>0.00709316</text:p>
          </table:table-cell>
          <table:table-cell office:value-type="float" office:value="0.00681315" calcext:value-type="float">
            <text:p>0.00681315</text:p>
          </table:table-cell>
          <table:table-cell office:value-type="float" office:value="0.00658303" calcext:value-type="float">
            <text:p>0.00658303</text:p>
          </table:table-cell>
          <table:table-cell office:value-type="float" office:value="0.00642658" calcext:value-type="float">
            <text:p>0.00642658</text:p>
          </table:table-cell>
          <table:table-cell office:value-type="float" office:value="0.00643361" calcext:value-type="float">
            <text:p>0.00643361</text:p>
          </table:table-cell>
          <table:table-cell office:value-type="float" office:value="0.00608108" calcext:value-type="float">
            <text:p>0.00608108</text:p>
          </table:table-cell>
          <table:table-cell office:value-type="float" office:value="0.00589045" calcext:value-type="float">
            <text:p>0.00589045</text:p>
          </table:table-cell>
          <table:table-cell office:value-type="float" office:value="0.00581828" calcext:value-type="float">
            <text:p>0.00581828</text:p>
          </table:table-cell>
          <table:table-cell office:value-type="float" office:value="0.00572235" calcext:value-type="float">
            <text:p>0.00572235</text:p>
          </table:table-cell>
          <table:table-cell office:value-type="float" office:value="0.00564782" calcext:value-type="float">
            <text:p>0.00564782</text:p>
          </table:table-cell>
          <table:table-cell office:value-type="float" office:value="0.00547607" calcext:value-type="float">
            <text:p>0.00547607</text:p>
          </table:table-cell>
          <table:table-cell office:value-type="float" office:value="0.00546315" calcext:value-type="float">
            <text:p>0.00546315</text:p>
          </table:table-cell>
          <table:table-cell office:value-type="float" office:value="0.00539404" calcext:value-type="float">
            <text:p>0.00539404</text:p>
          </table:table-cell>
          <table:table-cell office:value-type="float" office:value="0.00538542" calcext:value-type="float">
            <text:p>0.00538542</text:p>
          </table:table-cell>
          <table:table-cell office:value-type="float" office:value="0.00497891" calcext:value-type="float">
            <text:p>0.00497891</text:p>
          </table:table-cell>
          <table:table-cell office:value-type="float" office:value="0.00496227" calcext:value-type="float">
            <text:p>0.00496227</text:p>
          </table:table-cell>
          <table:table-cell office:value-type="float" office:value="0.00474966" calcext:value-type="float">
            <text:p>0.00474966</text:p>
          </table:table-cell>
          <table:table-cell office:value-type="float" office:value="0.00469637" calcext:value-type="float">
            <text:p>0.00469637</text:p>
          </table:table-cell>
          <table:table-cell office:value-type="float" office:value="0.00467089" calcext:value-type="float">
            <text:p>0.00467089</text:p>
          </table:table-cell>
          <table:table-cell office:value-type="float" office:value="0.00453783" calcext:value-type="float">
            <text:p>0.00453783</text:p>
          </table:table-cell>
          <table:table-cell office:value-type="float" office:value="0.00457611" calcext:value-type="float">
            <text:p>0.00457611</text:p>
          </table:table-cell>
          <table:table-cell office:value-type="float" office:value="0.00438933" calcext:value-type="float">
            <text:p>0.00438933</text:p>
          </table:table-cell>
          <table:table-cell office:value-type="float" office:value="0.0042928" calcext:value-type="float">
            <text:p>0.0042928</text:p>
          </table:table-cell>
          <table:table-cell office:value-type="float" office:value="0.00420235" calcext:value-type="float">
            <text:p>0.00420235</text:p>
          </table:table-cell>
          <table:table-cell office:value-type="float" office:value="0.00435853" calcext:value-type="float">
            <text:p>0.00435853</text:p>
          </table:table-cell>
          <table:table-cell office:value-type="float" office:value="0.0041678" calcext:value-type="float">
            <text:p>0.0041678</text:p>
          </table:table-cell>
          <table:table-cell office:value-type="float" office:value="0.00405889" calcext:value-type="float">
            <text:p>0.00405889</text:p>
          </table:table-cell>
          <table:table-cell office:value-type="float" office:value="0.00389271" calcext:value-type="float">
            <text:p>0.00389271</text:p>
          </table:table-cell>
          <table:table-cell office:value-type="float" office:value="0.00384857" calcext:value-type="float">
            <text:p>0.00384857</text:p>
          </table:table-cell>
          <table:table-cell office:value-type="float" office:value="0.00396401" calcext:value-type="float">
            <text:p>0.00396401</text:p>
          </table:table-cell>
          <table:table-cell office:value-type="float" office:value="0.00372826" calcext:value-type="float">
            <text:p>0.00372826</text:p>
          </table:table-cell>
          <table:table-cell office:value-type="float" office:value="0.00374763" calcext:value-type="float">
            <text:p>0.00374763</text:p>
          </table:table-cell>
          <table:table-cell office:value-type="float" office:value="0.00370729" calcext:value-type="float">
            <text:p>0.00370729</text:p>
          </table:table-cell>
          <table:table-cell office:value-type="float" office:value="0.00367265" calcext:value-type="float">
            <text:p>0.00367265</text:p>
          </table:table-cell>
          <table:table-cell office:value-type="float" office:value="0.00349123" calcext:value-type="float">
            <text:p>0.00349123</text:p>
          </table:table-cell>
          <table:table-cell office:value-type="float" office:value="0.00351824" calcext:value-type="float">
            <text:p>0.00351824</text:p>
          </table:table-cell>
          <table:table-cell office:value-type="float" office:value="0.00350619" calcext:value-type="float">
            <text:p>0.00350619</text:p>
          </table:table-cell>
          <table:table-cell office:value-type="float" office:value="0.00348724" calcext:value-type="float">
            <text:p>0.00348724</text:p>
          </table:table-cell>
          <table:table-cell office:value-type="float" office:value="0.00338052" calcext:value-type="float">
            <text:p>0.00338052</text:p>
          </table:table-cell>
          <table:table-cell office:value-type="float" office:value="0.00341698" calcext:value-type="float">
            <text:p>0.00341698</text:p>
          </table:table-cell>
          <table:table-cell office:value-type="float" office:value="0.00330114" calcext:value-type="float">
            <text:p>0.00330114</text:p>
          </table:table-cell>
          <table:table-cell office:value-type="float" office:value="0.00317165" calcext:value-type="float">
            <text:p>0.00317165</text:p>
          </table:table-cell>
          <table:table-cell office:value-type="float" office:value="0.00328148" calcext:value-type="float">
            <text:p>0.00328148</text:p>
          </table:table-cell>
          <table:table-cell office:value-type="float" office:value="0.00318908" calcext:value-type="float">
            <text:p>0.003189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04257" calcext:value-type="float">
            <text:p>0.104257</text:p>
          </table:table-cell>
          <table:table-cell office:value-type="float" office:value="0.0816426" calcext:value-type="float">
            <text:p>0.0816426</text:p>
          </table:table-cell>
          <table:table-cell office:value-type="float" office:value="0.0660117" calcext:value-type="float">
            <text:p>0.0660117</text:p>
          </table:table-cell>
          <table:table-cell office:value-type="float" office:value="0.0545233" calcext:value-type="float">
            <text:p>0.0545233</text:p>
          </table:table-cell>
          <table:table-cell office:value-type="float" office:value="0.0456956" calcext:value-type="float">
            <text:p>0.0456956</text:p>
          </table:table-cell>
          <table:table-cell office:value-type="float" office:value="0.0392989" calcext:value-type="float">
            <text:p>0.0392989</text:p>
          </table:table-cell>
          <table:table-cell office:value-type="float" office:value="0.0344428" calcext:value-type="float">
            <text:p>0.0344428</text:p>
          </table:table-cell>
          <table:table-cell office:value-type="float" office:value="0.030168" calcext:value-type="float">
            <text:p>0.030168</text:p>
          </table:table-cell>
          <table:table-cell office:value-type="float" office:value="0.026811" calcext:value-type="float">
            <text:p>0.026811</text:p>
          </table:table-cell>
          <table:table-cell office:value-type="float" office:value="0.0242163" calcext:value-type="float">
            <text:p>0.0242163</text:p>
          </table:table-cell>
          <table:table-cell office:value-type="float" office:value="0.0221344" calcext:value-type="float">
            <text:p>0.0221344</text:p>
          </table:table-cell>
          <table:table-cell office:value-type="float" office:value="0.020384" calcext:value-type="float">
            <text:p>0.020384</text:p>
          </table:table-cell>
          <table:table-cell office:value-type="float" office:value="0.0187579" calcext:value-type="float">
            <text:p>0.0187579</text:p>
          </table:table-cell>
          <table:table-cell office:value-type="float" office:value="0.0174817" calcext:value-type="float">
            <text:p>0.0174817</text:p>
          </table:table-cell>
          <table:table-cell office:value-type="float" office:value="0.0161649" calcext:value-type="float">
            <text:p>0.0161649</text:p>
          </table:table-cell>
          <table:table-cell office:value-type="float" office:value="0.0153486" calcext:value-type="float">
            <text:p>0.0153486</text:p>
          </table:table-cell>
          <table:table-cell office:value-type="float" office:value="0.0143262" calcext:value-type="float">
            <text:p>0.0143262</text:p>
          </table:table-cell>
          <table:table-cell office:value-type="float" office:value="0.0136622" calcext:value-type="float">
            <text:p>0.0136622</text:p>
          </table:table-cell>
          <table:table-cell office:value-type="float" office:value="0.0126868" calcext:value-type="float">
            <text:p>0.0126868</text:p>
          </table:table-cell>
          <table:table-cell office:value-type="float" office:value="0.0120904" calcext:value-type="float">
            <text:p>0.0120904</text:p>
          </table:table-cell>
          <table:table-cell office:value-type="float" office:value="0.0114079" calcext:value-type="float">
            <text:p>0.0114079</text:p>
          </table:table-cell>
          <table:table-cell office:value-type="float" office:value="0.0111105" calcext:value-type="float">
            <text:p>0.0111105</text:p>
          </table:table-cell>
          <table:table-cell office:value-type="float" office:value="0.0105195" calcext:value-type="float">
            <text:p>0.0105195</text:p>
          </table:table-cell>
          <table:table-cell office:value-type="float" office:value="0.0102034" calcext:value-type="float">
            <text:p>0.0102034</text:p>
          </table:table-cell>
          <table:table-cell office:value-type="float" office:value="0.0096734" calcext:value-type="float">
            <text:p>0.0096734</text:p>
          </table:table-cell>
          <table:table-cell office:value-type="float" office:value="0.00930267" calcext:value-type="float">
            <text:p>0.00930267</text:p>
          </table:table-cell>
          <table:table-cell office:value-type="float" office:value="0.00912577" calcext:value-type="float">
            <text:p>0.00912577</text:p>
          </table:table-cell>
          <table:table-cell office:value-type="float" office:value="0.0088182" calcext:value-type="float">
            <text:p>0.0088182</text:p>
          </table:table-cell>
          <table:table-cell office:value-type="float" office:value="0.00814726" calcext:value-type="float">
            <text:p>0.00814726</text:p>
          </table:table-cell>
          <table:table-cell office:value-type="float" office:value="0.00808071" calcext:value-type="float">
            <text:p>0.00808071</text:p>
          </table:table-cell>
          <table:table-cell office:value-type="float" office:value="0.00793048" calcext:value-type="float">
            <text:p>0.00793048</text:p>
          </table:table-cell>
          <table:table-cell office:value-type="float" office:value="0.00767508" calcext:value-type="float">
            <text:p>0.00767508</text:p>
          </table:table-cell>
          <table:table-cell office:value-type="float" office:value="0.00737524" calcext:value-type="float">
            <text:p>0.00737524</text:p>
          </table:table-cell>
          <table:table-cell office:value-type="float" office:value="0.00720248" calcext:value-type="float">
            <text:p>0.00720248</text:p>
          </table:table-cell>
          <table:table-cell office:value-type="float" office:value="0.00694105" calcext:value-type="float">
            <text:p>0.00694105</text:p>
          </table:table-cell>
          <table:table-cell office:value-type="float" office:value="0.00698088" calcext:value-type="float">
            <text:p>0.00698088</text:p>
          </table:table-cell>
          <table:table-cell office:value-type="float" office:value="0.0064446" calcext:value-type="float">
            <text:p>0.0064446</text:p>
          </table:table-cell>
          <table:table-cell office:value-type="float" office:value="0.00646186" calcext:value-type="float">
            <text:p>0.00646186</text:p>
          </table:table-cell>
          <table:table-cell office:value-type="float" office:value="0.00634111" calcext:value-type="float">
            <text:p>0.00634111</text:p>
          </table:table-cell>
          <table:table-cell office:value-type="float" office:value="0.00598183" calcext:value-type="float">
            <text:p>0.00598183</text:p>
          </table:table-cell>
          <table:table-cell office:value-type="float" office:value="0.00598657" calcext:value-type="float">
            <text:p>0.00598657</text:p>
          </table:table-cell>
          <table:table-cell office:value-type="float" office:value="0.00579555" calcext:value-type="float">
            <text:p>0.00579555</text:p>
          </table:table-cell>
          <table:table-cell office:value-type="float" office:value="0.0055387" calcext:value-type="float">
            <text:p>0.0055387</text:p>
          </table:table-cell>
          <table:table-cell office:value-type="float" office:value="0.00573991" calcext:value-type="float">
            <text:p>0.00573991</text:p>
          </table:table-cell>
          <table:table-cell office:value-type="float" office:value="0.0053774" calcext:value-type="float">
            <text:p>0.0053774</text:p>
          </table:table-cell>
          <table:table-cell office:value-type="float" office:value="0.0053066" calcext:value-type="float">
            <text:p>0.0053066</text:p>
          </table:table-cell>
          <table:table-cell office:value-type="float" office:value="0.00514128" calcext:value-type="float">
            <text:p>0.00514128</text:p>
          </table:table-cell>
          <table:table-cell office:value-type="float" office:value="0.00506578" calcext:value-type="float">
            <text:p>0.00506578</text:p>
          </table:table-cell>
          <table:table-cell office:value-type="float" office:value="0.00498104" calcext:value-type="float">
            <text:p>0.00498104</text:p>
          </table:table-cell>
          <table:table-cell office:value-type="float" office:value="0.00487172" calcext:value-type="float">
            <text:p>0.00487172</text:p>
          </table:table-cell>
          <table:table-cell office:value-type="float" office:value="0.00463611" calcext:value-type="float">
            <text:p>0.00463611</text:p>
          </table:table-cell>
          <table:table-cell office:value-type="float" office:value="0.00470364" calcext:value-type="float">
            <text:p>0.00470364</text:p>
          </table:table-cell>
          <table:table-cell office:value-type="float" office:value="0.0045592" calcext:value-type="float">
            <text:p>0.0045592</text:p>
          </table:table-cell>
          <table:table-cell office:value-type="float" office:value="0.00452128" calcext:value-type="float">
            <text:p>0.00452128</text:p>
          </table:table-cell>
          <table:table-cell office:value-type="float" office:value="0.00437497" calcext:value-type="float">
            <text:p>0.00437497</text:p>
          </table:table-cell>
          <table:table-cell office:value-type="float" office:value="0.0043663" calcext:value-type="float">
            <text:p>0.0043663</text:p>
          </table:table-cell>
          <table:table-cell office:value-type="float" office:value="0.00427136" calcext:value-type="float">
            <text:p>0.00427136</text:p>
          </table:table-cell>
          <table:table-cell office:value-type="float" office:value="0.00424099" calcext:value-type="float">
            <text:p>0.00424099</text:p>
          </table:table-cell>
          <table:table-cell office:value-type="float" office:value="0.00401669" calcext:value-type="float">
            <text:p>0.00401669</text:p>
          </table:table-cell>
          <table:table-cell office:value-type="float" office:value="0.00410539" calcext:value-type="float">
            <text:p>0.00410539</text:p>
          </table:table-cell>
          <table:table-cell office:value-type="float" office:value="0.00394883" calcext:value-type="float">
            <text:p>0.00394883</text:p>
          </table:table-cell>
          <table:table-cell office:value-type="float" office:value="0.0040012" calcext:value-type="float">
            <text:p>0.0040012</text:p>
          </table:table-cell>
          <table:table-cell office:value-type="float" office:value="0.00387417" calcext:value-type="float">
            <text:p>0.00387417</text:p>
          </table:table-cell>
          <table:table-cell office:value-type="float" office:value="0.00379256" calcext:value-type="float">
            <text:p>0.00379256</text:p>
          </table:table-cell>
          <table:table-cell office:value-type="float" office:value="0.00371163" calcext:value-type="float">
            <text:p>0.00371163</text:p>
          </table:table-cell>
          <table:table-cell office:value-type="float" office:value="0.00376108" calcext:value-type="float">
            <text:p>0.00376108</text:p>
          </table:table-cell>
          <table:table-cell office:value-type="float" office:value="0.00366971" calcext:value-type="float">
            <text:p>0.00366971</text:p>
          </table:table-cell>
          <table:table-cell office:value-type="float" office:value="0.00360215" calcext:value-type="float">
            <text:p>0.00360215</text:p>
          </table:table-cell>
          <table:table-cell office:value-type="float" office:value="0.00350814" calcext:value-type="float">
            <text:p>0.00350814</text:p>
          </table:table-cell>
          <table:table-cell office:value-type="float" office:value="0.00352275" calcext:value-type="float">
            <text:p>0.00352275</text:p>
          </table:table-cell>
          <table:table-cell office:value-type="float" office:value="0.00340645" calcext:value-type="float">
            <text:p>0.00340645</text:p>
          </table:table-cell>
          <table:table-cell office:value-type="float" office:value="0.00329092" calcext:value-type="float">
            <text:p>0.00329092</text:p>
          </table:table-cell>
          <table:table-cell office:value-type="float" office:value="0.00345769" calcext:value-type="float">
            <text:p>0.00345769</text:p>
          </table:table-cell>
          <table:table-cell office:value-type="float" office:value="0.00334961" calcext:value-type="float">
            <text:p>0.00334961</text:p>
          </table:table-cell>
          <table:table-cell office:value-type="float" office:value="0.00321555" calcext:value-type="float">
            <text:p>0.00321555</text:p>
          </table:table-cell>
          <table:table-cell office:value-type="float" office:value="0.00321381" calcext:value-type="float">
            <text:p>0.00321381</text:p>
          </table:table-cell>
          <table:table-cell office:value-type="float" office:value="0.00316308" calcext:value-type="float">
            <text:p>0.00316308</text:p>
          </table:table-cell>
          <table:table-cell office:value-type="float" office:value="0.00295426" calcext:value-type="float">
            <text:p>0.00295426</text:p>
          </table:table-cell>
          <table:table-cell office:value-type="float" office:value="0.00312797" calcext:value-type="float">
            <text:p>0.0031279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974401" calcext:value-type="float">
            <text:p>0.0974401</text:p>
          </table:table-cell>
          <table:table-cell office:value-type="float" office:value="0.0782362" calcext:value-type="float">
            <text:p>0.0782362</text:p>
          </table:table-cell>
          <table:table-cell office:value-type="float" office:value="0.0642765" calcext:value-type="float">
            <text:p>0.0642765</text:p>
          </table:table-cell>
          <table:table-cell office:value-type="float" office:value="0.0537432" calcext:value-type="float">
            <text:p>0.0537432</text:p>
          </table:table-cell>
          <table:table-cell office:value-type="float" office:value="0.0455454" calcext:value-type="float">
            <text:p>0.0455454</text:p>
          </table:table-cell>
          <table:table-cell office:value-type="float" office:value="0.0394691" calcext:value-type="float">
            <text:p>0.0394691</text:p>
          </table:table-cell>
          <table:table-cell office:value-type="float" office:value="0.0345785" calcext:value-type="float">
            <text:p>0.0345785</text:p>
          </table:table-cell>
          <table:table-cell office:value-type="float" office:value="0.0302073" calcext:value-type="float">
            <text:p>0.0302073</text:p>
          </table:table-cell>
          <table:table-cell office:value-type="float" office:value="0.0275381" calcext:value-type="float">
            <text:p>0.0275381</text:p>
          </table:table-cell>
          <table:table-cell office:value-type="float" office:value="0.0245223" calcext:value-type="float">
            <text:p>0.0245223</text:p>
          </table:table-cell>
          <table:table-cell office:value-type="float" office:value="0.0227601" calcext:value-type="float">
            <text:p>0.0227601</text:p>
          </table:table-cell>
          <table:table-cell office:value-type="float" office:value="0.0206186" calcext:value-type="float">
            <text:p>0.0206186</text:p>
          </table:table-cell>
          <table:table-cell office:value-type="float" office:value="0.0191117" calcext:value-type="float">
            <text:p>0.0191117</text:p>
          </table:table-cell>
          <table:table-cell office:value-type="float" office:value="0.0179966" calcext:value-type="float">
            <text:p>0.0179966</text:p>
          </table:table-cell>
          <table:table-cell office:value-type="float" office:value="0.0166763" calcext:value-type="float">
            <text:p>0.0166763</text:p>
          </table:table-cell>
          <table:table-cell office:value-type="float" office:value="0.0157714" calcext:value-type="float">
            <text:p>0.0157714</text:p>
          </table:table-cell>
          <table:table-cell office:value-type="float" office:value="0.0145384" calcext:value-type="float">
            <text:p>0.0145384</text:p>
          </table:table-cell>
          <table:table-cell office:value-type="float" office:value="0.0139536" calcext:value-type="float">
            <text:p>0.0139536</text:p>
          </table:table-cell>
          <table:table-cell office:value-type="float" office:value="0.012959" calcext:value-type="float">
            <text:p>0.012959</text:p>
          </table:table-cell>
          <table:table-cell office:value-type="float" office:value="0.0125076" calcext:value-type="float">
            <text:p>0.0125076</text:p>
          </table:table-cell>
          <table:table-cell office:value-type="float" office:value="0.0117426" calcext:value-type="float">
            <text:p>0.0117426</text:p>
          </table:table-cell>
          <table:table-cell office:value-type="float" office:value="0.0113199" calcext:value-type="float">
            <text:p>0.0113199</text:p>
          </table:table-cell>
          <table:table-cell office:value-type="float" office:value="0.0107688" calcext:value-type="float">
            <text:p>0.0107688</text:p>
          </table:table-cell>
          <table:table-cell office:value-type="float" office:value="0.0103484" calcext:value-type="float">
            <text:p>0.0103484</text:p>
          </table:table-cell>
          <table:table-cell office:value-type="float" office:value="0.00978343" calcext:value-type="float">
            <text:p>0.00978343</text:p>
          </table:table-cell>
          <table:table-cell office:value-type="float" office:value="0.00983485" calcext:value-type="float">
            <text:p>0.00983485</text:p>
          </table:table-cell>
          <table:table-cell office:value-type="float" office:value="0.00920687" calcext:value-type="float">
            <text:p>0.00920687</text:p>
          </table:table-cell>
          <table:table-cell office:value-type="float" office:value="0.00896553" calcext:value-type="float">
            <text:p>0.00896553</text:p>
          </table:table-cell>
          <table:table-cell office:value-type="float" office:value="0.00853232" calcext:value-type="float">
            <text:p>0.00853232</text:p>
          </table:table-cell>
          <table:table-cell office:value-type="float" office:value="0.00821985" calcext:value-type="float">
            <text:p>0.00821985</text:p>
          </table:table-cell>
          <table:table-cell office:value-type="float" office:value="0.00801473" calcext:value-type="float">
            <text:p>0.00801473</text:p>
          </table:table-cell>
          <table:table-cell office:value-type="float" office:value="0.00773159" calcext:value-type="float">
            <text:p>0.00773159</text:p>
          </table:table-cell>
          <table:table-cell office:value-type="float" office:value="0.00762902" calcext:value-type="float">
            <text:p>0.00762902</text:p>
          </table:table-cell>
          <table:table-cell office:value-type="float" office:value="0.00726156" calcext:value-type="float">
            <text:p>0.00726156</text:p>
          </table:table-cell>
          <table:table-cell office:value-type="float" office:value="0.00713444" calcext:value-type="float">
            <text:p>0.00713444</text:p>
          </table:table-cell>
          <table:table-cell office:value-type="float" office:value="0.00680964" calcext:value-type="float">
            <text:p>0.00680964</text:p>
          </table:table-cell>
          <table:table-cell office:value-type="float" office:value="0.00675558" calcext:value-type="float">
            <text:p>0.00675558</text:p>
          </table:table-cell>
          <table:table-cell office:value-type="float" office:value="0.00655467" calcext:value-type="float">
            <text:p>0.00655467</text:p>
          </table:table-cell>
          <table:table-cell office:value-type="float" office:value="0.0065807" calcext:value-type="float">
            <text:p>0.0065807</text:p>
          </table:table-cell>
          <table:table-cell office:value-type="float" office:value="0.00616133" calcext:value-type="float">
            <text:p>0.00616133</text:p>
          </table:table-cell>
          <table:table-cell office:value-type="float" office:value="0.00622283" calcext:value-type="float">
            <text:p>0.00622283</text:p>
          </table:table-cell>
          <table:table-cell office:value-type="float" office:value="0.00595684" calcext:value-type="float">
            <text:p>0.00595684</text:p>
          </table:table-cell>
          <table:table-cell office:value-type="float" office:value="0.00589366" calcext:value-type="float">
            <text:p>0.00589366</text:p>
          </table:table-cell>
          <table:table-cell office:value-type="float" office:value="0.00562554" calcext:value-type="float">
            <text:p>0.00562554</text:p>
          </table:table-cell>
          <table:table-cell office:value-type="float" office:value="0.00557464" calcext:value-type="float">
            <text:p>0.00557464</text:p>
          </table:table-cell>
          <table:table-cell office:value-type="float" office:value="0.00532883" calcext:value-type="float">
            <text:p>0.00532883</text:p>
          </table:table-cell>
          <table:table-cell office:value-type="float" office:value="0.00529547" calcext:value-type="float">
            <text:p>0.00529547</text:p>
          </table:table-cell>
          <table:table-cell office:value-type="float" office:value="0.00510627" calcext:value-type="float">
            <text:p>0.00510627</text:p>
          </table:table-cell>
          <table:table-cell office:value-type="float" office:value="0.00512284" calcext:value-type="float">
            <text:p>0.00512284</text:p>
          </table:table-cell>
          <table:table-cell office:value-type="float" office:value="0.0049136" calcext:value-type="float">
            <text:p>0.0049136</text:p>
          </table:table-cell>
          <table:table-cell office:value-type="float" office:value="0.00489778" calcext:value-type="float">
            <text:p>0.00489778</text:p>
          </table:table-cell>
          <table:table-cell office:value-type="float" office:value="0.00483395" calcext:value-type="float">
            <text:p>0.00483395</text:p>
          </table:table-cell>
          <table:table-cell office:value-type="float" office:value="0.00468861" calcext:value-type="float">
            <text:p>0.00468861</text:p>
          </table:table-cell>
          <table:table-cell office:value-type="float" office:value="0.00485061" calcext:value-type="float">
            <text:p>0.00485061</text:p>
          </table:table-cell>
          <table:table-cell office:value-type="float" office:value="0.00438426" calcext:value-type="float">
            <text:p>0.00438426</text:p>
          </table:table-cell>
          <table:table-cell office:value-type="float" office:value="0.0043682" calcext:value-type="float">
            <text:p>0.0043682</text:p>
          </table:table-cell>
          <table:table-cell office:value-type="float" office:value="0.00427225" calcext:value-type="float">
            <text:p>0.00427225</text:p>
          </table:table-cell>
          <table:table-cell office:value-type="float" office:value="0.00429041" calcext:value-type="float">
            <text:p>0.00429041</text:p>
          </table:table-cell>
          <table:table-cell office:value-type="float" office:value="0.00416803" calcext:value-type="float">
            <text:p>0.00416803</text:p>
          </table:table-cell>
          <table:table-cell office:value-type="float" office:value="0.00422041" calcext:value-type="float">
            <text:p>0.00422041</text:p>
          </table:table-cell>
          <table:table-cell office:value-type="float" office:value="0.00403591" calcext:value-type="float">
            <text:p>0.00403591</text:p>
          </table:table-cell>
          <table:table-cell office:value-type="float" office:value="0.00403706" calcext:value-type="float">
            <text:p>0.00403706</text:p>
          </table:table-cell>
          <table:table-cell office:value-type="float" office:value="0.00395414" calcext:value-type="float">
            <text:p>0.00395414</text:p>
          </table:table-cell>
          <table:table-cell office:value-type="float" office:value="0.00406812" calcext:value-type="float">
            <text:p>0.00406812</text:p>
          </table:table-cell>
          <table:table-cell office:value-type="float" office:value="0.00384542" calcext:value-type="float">
            <text:p>0.00384542</text:p>
          </table:table-cell>
          <table:table-cell office:value-type="float" office:value="0.00385598" calcext:value-type="float">
            <text:p>0.00385598</text:p>
          </table:table-cell>
          <table:table-cell office:value-type="float" office:value="0.00373712" calcext:value-type="float">
            <text:p>0.00373712</text:p>
          </table:table-cell>
          <table:table-cell office:value-type="float" office:value="0.00357459" calcext:value-type="float">
            <text:p>0.00357459</text:p>
          </table:table-cell>
          <table:table-cell office:value-type="float" office:value="0.00372705" calcext:value-type="float">
            <text:p>0.00372705</text:p>
          </table:table-cell>
          <table:table-cell office:value-type="float" office:value="0.00347273" calcext:value-type="float">
            <text:p>0.00347273</text:p>
          </table:table-cell>
          <table:table-cell office:value-type="float" office:value="0.00351787" calcext:value-type="float">
            <text:p>0.00351787</text:p>
          </table:table-cell>
          <table:table-cell office:value-type="float" office:value="0.0033054" calcext:value-type="float">
            <text:p>0.0033054</text:p>
          </table:table-cell>
          <table:table-cell office:value-type="float" office:value="0.00342771" calcext:value-type="float">
            <text:p>0.00342771</text:p>
          </table:table-cell>
          <table:table-cell office:value-type="float" office:value="0.00337646" calcext:value-type="float">
            <text:p>0.00337646</text:p>
          </table:table-cell>
          <table:table-cell office:value-type="float" office:value="0.00326835" calcext:value-type="float">
            <text:p>0.00326835</text:p>
          </table:table-cell>
          <table:table-cell office:value-type="float" office:value="0.0033032" calcext:value-type="float">
            <text:p>0.0033032</text:p>
          </table:table-cell>
          <table:table-cell office:value-type="float" office:value="0.00325386" calcext:value-type="float">
            <text:p>0.00325386</text:p>
          </table:table-cell>
          <table:table-cell office:value-type="float" office:value="0.00319467" calcext:value-type="float">
            <text:p>0.00319467</text:p>
          </table:table-cell>
          <table:table-cell office:value-type="float" office:value="0.00322333" calcext:value-type="float">
            <text:p>0.0032233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12971" calcext:value-type="float">
            <text:p>0.112971</text:p>
          </table:table-cell>
          <table:table-cell office:value-type="float" office:value="0.0860269" calcext:value-type="float">
            <text:p>0.0860269</text:p>
          </table:table-cell>
          <table:table-cell office:value-type="float" office:value="0.0680667" calcext:value-type="float">
            <text:p>0.0680667</text:p>
          </table:table-cell>
          <table:table-cell office:value-type="float" office:value="0.0548928" calcext:value-type="float">
            <text:p>0.0548928</text:p>
          </table:table-cell>
          <table:table-cell office:value-type="float" office:value="0.0457637" calcext:value-type="float">
            <text:p>0.0457637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335788" calcext:value-type="float">
            <text:p>0.0335788</text:p>
          </table:table-cell>
          <table:table-cell office:value-type="float" office:value="0.0294428" calcext:value-type="float">
            <text:p>0.0294428</text:p>
          </table:table-cell>
          <table:table-cell office:value-type="float" office:value="0.0263518" calcext:value-type="float">
            <text:p>0.0263518</text:p>
          </table:table-cell>
          <table:table-cell office:value-type="float" office:value="0.0235834" calcext:value-type="float">
            <text:p>0.0235834</text:p>
          </table:table-cell>
          <table:table-cell office:value-type="float" office:value="0.021618" calcext:value-type="float">
            <text:p>0.021618</text:p>
          </table:table-cell>
          <table:table-cell office:value-type="float" office:value="0.0194131" calcext:value-type="float">
            <text:p>0.0194131</text:p>
          </table:table-cell>
          <table:table-cell office:value-type="float" office:value="0.0185232" calcext:value-type="float">
            <text:p>0.0185232</text:p>
          </table:table-cell>
          <table:table-cell office:value-type="float" office:value="0.017124" calcext:value-type="float">
            <text:p>0.017124</text:p>
          </table:table-cell>
          <table:table-cell office:value-type="float" office:value="0.0159007" calcext:value-type="float">
            <text:p>0.0159007</text:p>
          </table:table-cell>
          <table:table-cell office:value-type="float" office:value="0.0148545" calcext:value-type="float">
            <text:p>0.0148545</text:p>
          </table:table-cell>
          <table:table-cell office:value-type="float" office:value="0.0138267" calcext:value-type="float">
            <text:p>0.0138267</text:p>
          </table:table-cell>
          <table:table-cell office:value-type="float" office:value="0.0131258" calcext:value-type="float">
            <text:p>0.0131258</text:p>
          </table:table-cell>
          <table:table-cell office:value-type="float" office:value="0.0125384" calcext:value-type="float">
            <text:p>0.0125384</text:p>
          </table:table-cell>
          <table:table-cell office:value-type="float" office:value="0.0118829" calcext:value-type="float">
            <text:p>0.0118829</text:p>
          </table:table-cell>
          <table:table-cell office:value-type="float" office:value="0.0112472" calcext:value-type="float">
            <text:p>0.0112472</text:p>
          </table:table-cell>
          <table:table-cell office:value-type="float" office:value="0.0107132" calcext:value-type="float">
            <text:p>0.0107132</text:p>
          </table:table-cell>
          <table:table-cell office:value-type="float" office:value="0.0103695" calcext:value-type="float">
            <text:p>0.0103695</text:p>
          </table:table-cell>
          <table:table-cell office:value-type="float" office:value="0.00987385" calcext:value-type="float">
            <text:p>0.00987385</text:p>
          </table:table-cell>
          <table:table-cell office:value-type="float" office:value="0.00972155" calcext:value-type="float">
            <text:p>0.00972155</text:p>
          </table:table-cell>
          <table:table-cell office:value-type="float" office:value="0.00910123" calcext:value-type="float">
            <text:p>0.00910123</text:p>
          </table:table-cell>
          <table:table-cell office:value-type="float" office:value="0.00868926" calcext:value-type="float">
            <text:p>0.00868926</text:p>
          </table:table-cell>
          <table:table-cell office:value-type="float" office:value="0.00840901" calcext:value-type="float">
            <text:p>0.00840901</text:p>
          </table:table-cell>
          <table:table-cell office:value-type="float" office:value="0.00825291" calcext:value-type="float">
            <text:p>0.00825291</text:p>
          </table:table-cell>
          <table:table-cell office:value-type="float" office:value="0.00794456" calcext:value-type="float">
            <text:p>0.00794456</text:p>
          </table:table-cell>
          <table:table-cell office:value-type="float" office:value="0.0075588" calcext:value-type="float">
            <text:p>0.0075588</text:p>
          </table:table-cell>
          <table:table-cell office:value-type="float" office:value="0.00743898" calcext:value-type="float">
            <text:p>0.00743898</text:p>
          </table:table-cell>
          <table:table-cell office:value-type="float" office:value="0.00718692" calcext:value-type="float">
            <text:p>0.00718692</text:p>
          </table:table-cell>
          <table:table-cell office:value-type="float" office:value="0.00704516" calcext:value-type="float">
            <text:p>0.00704516</text:p>
          </table:table-cell>
          <table:table-cell office:value-type="float" office:value="0.00673971" calcext:value-type="float">
            <text:p>0.00673971</text:p>
          </table:table-cell>
          <table:table-cell office:value-type="float" office:value="0.00666996" calcext:value-type="float">
            <text:p>0.00666996</text:p>
          </table:table-cell>
          <table:table-cell office:value-type="float" office:value="0.00643543" calcext:value-type="float">
            <text:p>0.00643543</text:p>
          </table:table-cell>
          <table:table-cell office:value-type="float" office:value="0.00623024" calcext:value-type="float">
            <text:p>0.00623024</text:p>
          </table:table-cell>
          <table:table-cell office:value-type="float" office:value="0.00607084" calcext:value-type="float">
            <text:p>0.00607084</text:p>
          </table:table-cell>
          <table:table-cell office:value-type="float" office:value="0.0059486" calcext:value-type="float">
            <text:p>0.0059486</text:p>
          </table:table-cell>
          <table:table-cell office:value-type="float" office:value="0.00573019" calcext:value-type="float">
            <text:p>0.00573019</text:p>
          </table:table-cell>
          <table:table-cell office:value-type="float" office:value="0.00570673" calcext:value-type="float">
            <text:p>0.00570673</text:p>
          </table:table-cell>
          <table:table-cell office:value-type="float" office:value="0.00557627" calcext:value-type="float">
            <text:p>0.00557627</text:p>
          </table:table-cell>
          <table:table-cell office:value-type="float" office:value="0.00542407" calcext:value-type="float">
            <text:p>0.00542407</text:p>
          </table:table-cell>
          <table:table-cell office:value-type="float" office:value="0.00527524" calcext:value-type="float">
            <text:p>0.00527524</text:p>
          </table:table-cell>
          <table:table-cell office:value-type="float" office:value="0.00517148" calcext:value-type="float">
            <text:p>0.00517148</text:p>
          </table:table-cell>
          <table:table-cell office:value-type="float" office:value="0.00506262" calcext:value-type="float">
            <text:p>0.00506262</text:p>
          </table:table-cell>
          <table:table-cell office:value-type="float" office:value="0.00497108" calcext:value-type="float">
            <text:p>0.00497108</text:p>
          </table:table-cell>
          <table:table-cell office:value-type="float" office:value="0.00479636" calcext:value-type="float">
            <text:p>0.00479636</text:p>
          </table:table-cell>
          <table:table-cell office:value-type="float" office:value="0.00479541" calcext:value-type="float">
            <text:p>0.00479541</text:p>
          </table:table-cell>
          <table:table-cell office:value-type="float" office:value="0.0047226" calcext:value-type="float">
            <text:p>0.0047226</text:p>
          </table:table-cell>
          <table:table-cell office:value-type="float" office:value="0.00451096" calcext:value-type="float">
            <text:p>0.00451096</text:p>
          </table:table-cell>
          <table:table-cell office:value-type="float" office:value="0.00434874" calcext:value-type="float">
            <text:p>0.00434874</text:p>
          </table:table-cell>
          <table:table-cell office:value-type="float" office:value="0.00435797" calcext:value-type="float">
            <text:p>0.00435797</text:p>
          </table:table-cell>
          <table:table-cell office:value-type="float" office:value="0.00446682" calcext:value-type="float">
            <text:p>0.00446682</text:p>
          </table:table-cell>
          <table:table-cell office:value-type="float" office:value="0.00424673" calcext:value-type="float">
            <text:p>0.00424673</text:p>
          </table:table-cell>
          <table:table-cell office:value-type="float" office:value="0.00421164" calcext:value-type="float">
            <text:p>0.00421164</text:p>
          </table:table-cell>
          <table:table-cell office:value-type="float" office:value="0.00404562" calcext:value-type="float">
            <text:p>0.00404562</text:p>
          </table:table-cell>
          <table:table-cell office:value-type="float" office:value="0.00393729" calcext:value-type="float">
            <text:p>0.00393729</text:p>
          </table:table-cell>
          <table:table-cell office:value-type="float" office:value="0.00396463" calcext:value-type="float">
            <text:p>0.00396463</text:p>
          </table:table-cell>
          <table:table-cell office:value-type="float" office:value="0.00393634" calcext:value-type="float">
            <text:p>0.00393634</text:p>
          </table:table-cell>
          <table:table-cell office:value-type="float" office:value="0.0038418" calcext:value-type="float">
            <text:p>0.0038418</text:p>
          </table:table-cell>
          <table:table-cell office:value-type="float" office:value="0.00376624" calcext:value-type="float">
            <text:p>0.00376624</text:p>
          </table:table-cell>
          <table:table-cell office:value-type="float" office:value="0.00374016" calcext:value-type="float">
            <text:p>0.00374016</text:p>
          </table:table-cell>
          <table:table-cell office:value-type="float" office:value="0.00374318" calcext:value-type="float">
            <text:p>0.00374318</text:p>
          </table:table-cell>
          <table:table-cell office:value-type="float" office:value="0.00364838" calcext:value-type="float">
            <text:p>0.00364838</text:p>
          </table:table-cell>
          <table:table-cell office:value-type="float" office:value="0.00364737" calcext:value-type="float">
            <text:p>0.00364737</text:p>
          </table:table-cell>
          <table:table-cell office:value-type="float" office:value="0.00328633" calcext:value-type="float">
            <text:p>0.00328633</text:p>
          </table:table-cell>
          <table:table-cell office:value-type="float" office:value="0.00345723" calcext:value-type="float">
            <text:p>0.00345723</text:p>
          </table:table-cell>
          <table:table-cell office:value-type="float" office:value="0.00333297" calcext:value-type="float">
            <text:p>0.00333297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326642" calcext:value-type="float">
            <text:p>0.00326642</text:p>
          </table:table-cell>
          <table:table-cell office:value-type="float" office:value="0.00318218" calcext:value-type="float">
            <text:p>0.00318218</text:p>
          </table:table-cell>
          <table:table-cell office:value-type="float" office:value="0.00317798" calcext:value-type="float">
            <text:p>0.00317798</text:p>
          </table:table-cell>
          <table:table-cell office:value-type="float" office:value="0.00321215" calcext:value-type="float">
            <text:p>0.00321215</text:p>
          </table:table-cell>
          <table:table-cell office:value-type="float" office:value="0.0031587" calcext:value-type="float">
            <text:p>0.0031587</text:p>
          </table:table-cell>
          <table:table-cell office:value-type="float" office:value="0.00314069" calcext:value-type="float">
            <text:p>0.00314069</text:p>
          </table:table-cell>
          <table:table-cell office:value-type="float" office:value="0.00306369" calcext:value-type="float">
            <text:p>0.00306369</text:p>
          </table:table-cell>
          <table:table-cell office:value-type="float" office:value="0.00299046" calcext:value-type="float">
            <text:p>0.0029904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35926" calcext:value-type="float">
            <text:p>0.135926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070323" calcext:value-type="float">
            <text:p>0.070323</text:p>
          </table:table-cell>
          <table:table-cell office:value-type="float" office:value="0.0546121" calcext:value-type="float">
            <text:p>0.0546121</text:p>
          </table:table-cell>
          <table:table-cell office:value-type="float" office:value="0.0443342" calcext:value-type="float">
            <text:p>0.0443342</text:p>
          </table:table-cell>
          <table:table-cell office:value-type="float" office:value="0.0371937" calcext:value-type="float">
            <text:p>0.0371937</text:p>
          </table:table-cell>
          <table:table-cell office:value-type="float" office:value="0.0319551" calcext:value-type="float">
            <text:p>0.0319551</text:p>
          </table:table-cell>
          <table:table-cell office:value-type="float" office:value="0.0282804" calcext:value-type="float">
            <text:p>0.0282804</text:p>
          </table:table-cell>
          <table:table-cell office:value-type="float" office:value="0.0250563" calcext:value-type="float">
            <text:p>0.0250563</text:p>
          </table:table-cell>
          <table:table-cell office:value-type="float" office:value="0.0226138" calcext:value-type="float">
            <text:p>0.0226138</text:p>
          </table:table-cell>
          <table:table-cell office:value-type="float" office:value="0.0206528" calcext:value-type="float">
            <text:p>0.0206528</text:p>
          </table:table-cell>
          <table:table-cell office:value-type="float" office:value="0.0186595" calcext:value-type="float">
            <text:p>0.0186595</text:p>
          </table:table-cell>
          <table:table-cell office:value-type="float" office:value="0.0170169" calcext:value-type="float">
            <text:p>0.0170169</text:p>
          </table:table-cell>
          <table:table-cell office:value-type="float" office:value="0.0161744" calcext:value-type="float">
            <text:p>0.0161744</text:p>
          </table:table-cell>
          <table:table-cell office:value-type="float" office:value="0.0150615" calcext:value-type="float">
            <text:p>0.0150615</text:p>
          </table:table-cell>
          <table:table-cell office:value-type="float" office:value="0.0140276" calcext:value-type="float">
            <text:p>0.0140276</text:p>
          </table:table-cell>
          <table:table-cell office:value-type="float" office:value="0.0131758" calcext:value-type="float">
            <text:p>0.0131758</text:p>
          </table:table-cell>
          <table:table-cell office:value-type="float" office:value="0.0124237" calcext:value-type="float">
            <text:p>0.0124237</text:p>
          </table:table-cell>
          <table:table-cell office:value-type="float" office:value="0.0117728" calcext:value-type="float">
            <text:p>0.0117728</text:p>
          </table:table-cell>
          <table:table-cell office:value-type="float" office:value="0.0112137" calcext:value-type="float">
            <text:p>0.0112137</text:p>
          </table:table-cell>
          <table:table-cell office:value-type="float" office:value="0.0109606" calcext:value-type="float">
            <text:p>0.0109606</text:p>
          </table:table-cell>
          <table:table-cell office:value-type="float" office:value="0.0102421" calcext:value-type="float">
            <text:p>0.0102421</text:p>
          </table:table-cell>
          <table:table-cell office:value-type="float" office:value="0.00979622" calcext:value-type="float">
            <text:p>0.00979622</text:p>
          </table:table-cell>
          <table:table-cell office:value-type="float" office:value="0.00952909" calcext:value-type="float">
            <text:p>0.00952909</text:p>
          </table:table-cell>
          <table:table-cell office:value-type="float" office:value="0.0090261" calcext:value-type="float">
            <text:p>0.0090261</text:p>
          </table:table-cell>
          <table:table-cell office:value-type="float" office:value="0.00877945" calcext:value-type="float">
            <text:p>0.00877945</text:p>
          </table:table-cell>
          <table:table-cell office:value-type="float" office:value="0.00846456" calcext:value-type="float">
            <text:p>0.00846456</text:p>
          </table:table-cell>
          <table:table-cell office:value-type="float" office:value="0.00811351" calcext:value-type="float">
            <text:p>0.00811351</text:p>
          </table:table-cell>
          <table:table-cell office:value-type="float" office:value="0.00765437" calcext:value-type="float">
            <text:p>0.00765437</text:p>
          </table:table-cell>
          <table:table-cell office:value-type="float" office:value="0.00741943" calcext:value-type="float">
            <text:p>0.00741943</text:p>
          </table:table-cell>
          <table:table-cell office:value-type="float" office:value="0.00729201" calcext:value-type="float">
            <text:p>0.00729201</text:p>
          </table:table-cell>
          <table:table-cell office:value-type="float" office:value="0.00684799" calcext:value-type="float">
            <text:p>0.00684799</text:p>
          </table:table-cell>
          <table:table-cell office:value-type="float" office:value="0.00662615" calcext:value-type="float">
            <text:p>0.00662615</text:p>
          </table:table-cell>
          <table:table-cell office:value-type="float" office:value="0.00665423" calcext:value-type="float">
            <text:p>0.00665423</text:p>
          </table:table-cell>
          <table:table-cell office:value-type="float" office:value="0.00637889" calcext:value-type="float">
            <text:p>0.00637889</text:p>
          </table:table-cell>
          <table:table-cell office:value-type="float" office:value="0.00630289" calcext:value-type="float">
            <text:p>0.00630289</text:p>
          </table:table-cell>
          <table:table-cell office:value-type="float" office:value="0.00612145" calcext:value-type="float">
            <text:p>0.00612145</text:p>
          </table:table-cell>
          <table:table-cell office:value-type="float" office:value="0.00590593" calcext:value-type="float">
            <text:p>0.00590593</text:p>
          </table:table-cell>
          <table:table-cell office:value-type="float" office:value="0.00577419" calcext:value-type="float">
            <text:p>0.00577419</text:p>
          </table:table-cell>
          <table:table-cell office:value-type="float" office:value="0.00577092" calcext:value-type="float">
            <text:p>0.00577092</text:p>
          </table:table-cell>
          <table:table-cell office:value-type="float" office:value="0.00557154" calcext:value-type="float">
            <text:p>0.00557154</text:p>
          </table:table-cell>
          <table:table-cell office:value-type="float" office:value="0.00528165" calcext:value-type="float">
            <text:p>0.00528165</text:p>
          </table:table-cell>
          <table:table-cell office:value-type="float" office:value="0.00515727" calcext:value-type="float">
            <text:p>0.00515727</text:p>
          </table:table-cell>
          <table:table-cell office:value-type="float" office:value="0.00516627" calcext:value-type="float">
            <text:p>0.00516627</text:p>
          </table:table-cell>
          <table:table-cell office:value-type="float" office:value="0.00487914" calcext:value-type="float">
            <text:p>0.00487914</text:p>
          </table:table-cell>
          <table:table-cell office:value-type="float" office:value="0.00497002" calcext:value-type="float">
            <text:p>0.00497002</text:p>
          </table:table-cell>
          <table:table-cell office:value-type="float" office:value="0.00465203" calcext:value-type="float">
            <text:p>0.00465203</text:p>
          </table:table-cell>
          <table:table-cell office:value-type="float" office:value="0.00458764" calcext:value-type="float">
            <text:p>0.00458764</text:p>
          </table:table-cell>
          <table:table-cell office:value-type="float" office:value="0.0046456" calcext:value-type="float">
            <text:p>0.0046456</text:p>
          </table:table-cell>
          <table:table-cell office:value-type="float" office:value="0.00440562" calcext:value-type="float">
            <text:p>0.00440562</text:p>
          </table:table-cell>
          <table:table-cell office:value-type="float" office:value="0.00424571" calcext:value-type="float">
            <text:p>0.00424571</text:p>
          </table:table-cell>
          <table:table-cell office:value-type="float" office:value="0.00434445" calcext:value-type="float">
            <text:p>0.00434445</text:p>
          </table:table-cell>
          <table:table-cell office:value-type="float" office:value="0.00428569" calcext:value-type="float">
            <text:p>0.00428569</text:p>
          </table:table-cell>
          <table:table-cell office:value-type="float" office:value="0.0042051" calcext:value-type="float">
            <text:p>0.0042051</text:p>
          </table:table-cell>
          <table:table-cell office:value-type="float" office:value="0.00406405" calcext:value-type="float">
            <text:p>0.00406405</text:p>
          </table:table-cell>
          <table:table-cell office:value-type="float" office:value="0.00406942" calcext:value-type="float">
            <text:p>0.00406942</text:p>
          </table:table-cell>
          <table:table-cell office:value-type="float" office:value="0.00396783" calcext:value-type="float">
            <text:p>0.00396783</text:p>
          </table:table-cell>
          <table:table-cell office:value-type="float" office:value="0.00396436" calcext:value-type="float">
            <text:p>0.00396436</text:p>
          </table:table-cell>
          <table:table-cell office:value-type="float" office:value="0.00392467" calcext:value-type="float">
            <text:p>0.00392467</text:p>
          </table:table-cell>
          <table:table-cell office:value-type="float" office:value="0.00374849" calcext:value-type="float">
            <text:p>0.00374849</text:p>
          </table:table-cell>
          <table:table-cell office:value-type="float" office:value="0.00368141" calcext:value-type="float">
            <text:p>0.00368141</text:p>
          </table:table-cell>
          <table:table-cell office:value-type="float" office:value="0.00351282" calcext:value-type="float">
            <text:p>0.00351282</text:p>
          </table:table-cell>
          <table:table-cell office:value-type="float" office:value="0.00351082" calcext:value-type="float">
            <text:p>0.00351082</text:p>
          </table:table-cell>
          <table:table-cell office:value-type="float" office:value="0.00357777" calcext:value-type="float">
            <text:p>0.00357777</text:p>
          </table:table-cell>
          <table:table-cell office:value-type="float" office:value="0.00347584" calcext:value-type="float">
            <text:p>0.00347584</text:p>
          </table:table-cell>
          <table:table-cell office:value-type="float" office:value="0.00342251" calcext:value-type="float">
            <text:p>0.00342251</text:p>
          </table:table-cell>
          <table:table-cell office:value-type="float" office:value="0.00327054" calcext:value-type="float">
            <text:p>0.00327054</text:p>
          </table:table-cell>
          <table:table-cell office:value-type="float" office:value="0.00327218" calcext:value-type="float">
            <text:p>0.00327218</text:p>
          </table:table-cell>
          <table:table-cell office:value-type="float" office:value="0.00333795" calcext:value-type="float">
            <text:p>0.00333795</text:p>
          </table:table-cell>
          <table:table-cell office:value-type="float" office:value="0.00323981" calcext:value-type="float">
            <text:p>0.00323981</text:p>
          </table:table-cell>
          <table:table-cell office:value-type="float" office:value="0.00306751" calcext:value-type="float">
            <text:p>0.00306751</text:p>
          </table:table-cell>
          <table:table-cell office:value-type="float" office:value="0.0032068" calcext:value-type="float">
            <text:p>0.0032068</text:p>
          </table:table-cell>
          <table:table-cell office:value-type="float" office:value="0.0030691" calcext:value-type="float">
            <text:p>0.0030691</text:p>
          </table:table-cell>
          <table:table-cell office:value-type="float" office:value="0.00300211" calcext:value-type="float">
            <text:p>0.00300211</text:p>
          </table:table-cell>
          <table:table-cell office:value-type="float" office:value="0.00302047" calcext:value-type="float">
            <text:p>0.00302047</text:p>
          </table:table-cell>
          <table:table-cell office:value-type="float" office:value="0.00289529" calcext:value-type="float">
            <text:p>0.00289529</text:p>
          </table:table-cell>
          <table:table-cell office:value-type="float" office:value="0.0028715" calcext:value-type="float">
            <text:p>0.0028715</text:p>
          </table:table-cell>
          <table:table-cell office:value-type="float" office:value="0.00287113" calcext:value-type="float">
            <text:p>0.00287113</text:p>
          </table:table-cell>
          <table:table-cell office:value-type="float" office:value="0.0029247" calcext:value-type="float">
            <text:p>0.002924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12968" calcext:value-type="float">
            <text:p>0.112968</text:p>
          </table:table-cell>
          <table:table-cell office:value-type="float" office:value="0.0861382" calcext:value-type="float">
            <text:p>0.0861382</text:p>
          </table:table-cell>
          <table:table-cell office:value-type="float" office:value="0.0679186" calcext:value-type="float">
            <text:p>0.0679186</text:p>
          </table:table-cell>
          <table:table-cell office:value-type="float" office:value="0.055132" calcext:value-type="float">
            <text:p>0.055132</text:p>
          </table:table-cell>
          <table:table-cell office:value-type="float" office:value="0.0456545" calcext:value-type="float">
            <text:p>0.0456545</text:p>
          </table:table-cell>
          <table:table-cell office:value-type="float" office:value="0.0387949" calcext:value-type="float">
            <text:p>0.0387949</text:p>
          </table:table-cell>
          <table:table-cell office:value-type="float" office:value="0.0333706" calcext:value-type="float">
            <text:p>0.0333706</text:p>
          </table:table-cell>
          <table:table-cell office:value-type="float" office:value="0.0296987" calcext:value-type="float">
            <text:p>0.0296987</text:p>
          </table:table-cell>
          <table:table-cell office:value-type="float" office:value="0.0261647" calcext:value-type="float">
            <text:p>0.0261647</text:p>
          </table:table-cell>
          <table:table-cell office:value-type="float" office:value="0.0238595" calcext:value-type="float">
            <text:p>0.0238595</text:p>
          </table:table-cell>
          <table:table-cell office:value-type="float" office:value="0.021667" calcext:value-type="float">
            <text:p>0.021667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183517" calcext:value-type="float">
            <text:p>0.0183517</text:p>
          </table:table-cell>
          <table:table-cell office:value-type="float" office:value="0.0170277" calcext:value-type="float">
            <text:p>0.0170277</text:p>
          </table:table-cell>
          <table:table-cell office:value-type="float" office:value="0.015736" calcext:value-type="float">
            <text:p>0.015736</text:p>
          </table:table-cell>
          <table:table-cell office:value-type="float" office:value="0.0146844" calcext:value-type="float">
            <text:p>0.0146844</text:p>
          </table:table-cell>
          <table:table-cell office:value-type="float" office:value="0.0138976" calcext:value-type="float">
            <text:p>0.0138976</text:p>
          </table:table-cell>
          <table:table-cell office:value-type="float" office:value="0.0130574" calcext:value-type="float">
            <text:p>0.0130574</text:p>
          </table:table-cell>
          <table:table-cell office:value-type="float" office:value="0.012537" calcext:value-type="float">
            <text:p>0.012537</text:p>
          </table:table-cell>
          <table:table-cell office:value-type="float" office:value="0.011779" calcext:value-type="float">
            <text:p>0.011779</text:p>
          </table:table-cell>
          <table:table-cell office:value-type="float" office:value="0.011212" calcext:value-type="float">
            <text:p>0.011212</text:p>
          </table:table-cell>
          <table:table-cell office:value-type="float" office:value="0.0108521" calcext:value-type="float">
            <text:p>0.0108521</text:p>
          </table:table-cell>
          <table:table-cell office:value-type="float" office:value="0.0102537" calcext:value-type="float">
            <text:p>0.0102537</text:p>
          </table:table-cell>
          <table:table-cell office:value-type="float" office:value="0.0102094" calcext:value-type="float">
            <text:p>0.0102094</text:p>
          </table:table-cell>
          <table:table-cell office:value-type="float" office:value="0.00962788" calcext:value-type="float">
            <text:p>0.00962788</text:p>
          </table:table-cell>
          <table:table-cell office:value-type="float" office:value="0.00911072" calcext:value-type="float">
            <text:p>0.00911072</text:p>
          </table:table-cell>
          <table:table-cell office:value-type="float" office:value="0.00877354" calcext:value-type="float">
            <text:p>0.00877354</text:p>
          </table:table-cell>
          <table:table-cell office:value-type="float" office:value="0.0085147" calcext:value-type="float">
            <text:p>0.0085147</text:p>
          </table:table-cell>
          <table:table-cell office:value-type="float" office:value="0.00828789" calcext:value-type="float">
            <text:p>0.00828789</text:p>
          </table:table-cell>
          <table:table-cell office:value-type="float" office:value="0.00774916" calcext:value-type="float">
            <text:p>0.00774916</text:p>
          </table:table-cell>
          <table:table-cell office:value-type="float" office:value="0.00763278" calcext:value-type="float">
            <text:p>0.00763278</text:p>
          </table:table-cell>
          <table:table-cell office:value-type="float" office:value="0.00739688" calcext:value-type="float">
            <text:p>0.00739688</text:p>
          </table:table-cell>
          <table:table-cell office:value-type="float" office:value="0.0072853" calcext:value-type="float">
            <text:p>0.0072853</text:p>
          </table:table-cell>
          <table:table-cell office:value-type="float" office:value="0.00698542" calcext:value-type="float">
            <text:p>0.00698542</text:p>
          </table:table-cell>
          <table:table-cell office:value-type="float" office:value="0.00684083" calcext:value-type="float">
            <text:p>0.00684083</text:p>
          </table:table-cell>
          <table:table-cell office:value-type="float" office:value="0.00655197" calcext:value-type="float">
            <text:p>0.00655197</text:p>
          </table:table-cell>
          <table:table-cell office:value-type="float" office:value="0.00650044" calcext:value-type="float">
            <text:p>0.00650044</text:p>
          </table:table-cell>
          <table:table-cell office:value-type="float" office:value="0.00619471" calcext:value-type="float">
            <text:p>0.00619471</text:p>
          </table:table-cell>
          <table:table-cell office:value-type="float" office:value="0.00591134" calcext:value-type="float">
            <text:p>0.00591134</text:p>
          </table:table-cell>
          <table:table-cell office:value-type="float" office:value="0.00579769" calcext:value-type="float">
            <text:p>0.00579769</text:p>
          </table:table-cell>
          <table:table-cell office:value-type="float" office:value="0.00565625" calcext:value-type="float">
            <text:p>0.00565625</text:p>
          </table:table-cell>
          <table:table-cell office:value-type="float" office:value="0.00557769" calcext:value-type="float">
            <text:p>0.00557769</text:p>
          </table:table-cell>
          <table:table-cell office:value-type="float" office:value="0.0055359" calcext:value-type="float">
            <text:p>0.0055359</text:p>
          </table:table-cell>
          <table:table-cell office:value-type="float" office:value="0.00535698" calcext:value-type="float">
            <text:p>0.00535698</text:p>
          </table:table-cell>
          <table:table-cell office:value-type="float" office:value="0.00535179" calcext:value-type="float">
            <text:p>0.00535179</text:p>
          </table:table-cell>
          <table:table-cell office:value-type="float" office:value="0.00520503" calcext:value-type="float">
            <text:p>0.00520503</text:p>
          </table:table-cell>
          <table:table-cell office:value-type="float" office:value="0.00509414" calcext:value-type="float">
            <text:p>0.00509414</text:p>
          </table:table-cell>
          <table:table-cell office:value-type="float" office:value="0.00493264" calcext:value-type="float">
            <text:p>0.00493264</text:p>
          </table:table-cell>
          <table:table-cell office:value-type="float" office:value="0.00486039" calcext:value-type="float">
            <text:p>0.00486039</text:p>
          </table:table-cell>
          <table:table-cell office:value-type="float" office:value="0.0046438" calcext:value-type="float">
            <text:p>0.0046438</text:p>
          </table:table-cell>
          <table:table-cell office:value-type="float" office:value="0.00472164" calcext:value-type="float">
            <text:p>0.00472164</text:p>
          </table:table-cell>
          <table:table-cell office:value-type="float" office:value="0.00460277" calcext:value-type="float">
            <text:p>0.00460277</text:p>
          </table:table-cell>
          <table:table-cell office:value-type="float" office:value="0.00457138" calcext:value-type="float">
            <text:p>0.00457138</text:p>
          </table:table-cell>
          <table:table-cell office:value-type="float" office:value="0.00432757" calcext:value-type="float">
            <text:p>0.00432757</text:p>
          </table:table-cell>
          <table:table-cell office:value-type="float" office:value="0.00438103" calcext:value-type="float">
            <text:p>0.00438103</text:p>
          </table:table-cell>
          <table:table-cell office:value-type="float" office:value="0.0043847" calcext:value-type="float">
            <text:p>0.0043847</text:p>
          </table:table-cell>
          <table:table-cell office:value-type="float" office:value="0.00419283" calcext:value-type="float">
            <text:p>0.00419283</text:p>
          </table:table-cell>
          <table:table-cell office:value-type="float" office:value="0.0040766" calcext:value-type="float">
            <text:p>0.0040766</text:p>
          </table:table-cell>
          <table:table-cell office:value-type="float" office:value="0.00399409" calcext:value-type="float">
            <text:p>0.00399409</text:p>
          </table:table-cell>
          <table:table-cell office:value-type="float" office:value="0.0038434" calcext:value-type="float">
            <text:p>0.0038434</text:p>
          </table:table-cell>
          <table:table-cell office:value-type="float" office:value="0.00399947" calcext:value-type="float">
            <text:p>0.00399947</text:p>
          </table:table-cell>
          <table:table-cell office:value-type="float" office:value="0.0038094" calcext:value-type="float">
            <text:p>0.0038094</text:p>
          </table:table-cell>
          <table:table-cell office:value-type="float" office:value="0.00371886" calcext:value-type="float">
            <text:p>0.00371886</text:p>
          </table:table-cell>
          <table:table-cell office:value-type="float" office:value="0.00358894" calcext:value-type="float">
            <text:p>0.00358894</text:p>
          </table:table-cell>
          <table:table-cell office:value-type="float" office:value="0.00365737" calcext:value-type="float">
            <text:p>0.00365737</text:p>
          </table:table-cell>
          <table:table-cell office:value-type="float" office:value="0.00363032" calcext:value-type="float">
            <text:p>0.00363032</text:p>
          </table:table-cell>
          <table:table-cell office:value-type="float" office:value="0.00346538" calcext:value-type="float">
            <text:p>0.00346538</text:p>
          </table:table-cell>
          <table:table-cell office:value-type="float" office:value="0.00338151" calcext:value-type="float">
            <text:p>0.00338151</text:p>
          </table:table-cell>
          <table:table-cell office:value-type="float" office:value="0.00349356" calcext:value-type="float">
            <text:p>0.00349356</text:p>
          </table:table-cell>
          <table:table-cell office:value-type="float" office:value="0.00341445" calcext:value-type="float">
            <text:p>0.00341445</text:p>
          </table:table-cell>
          <table:table-cell office:value-type="float" office:value="0.00327905" calcext:value-type="float">
            <text:p>0.00327905</text:p>
          </table:table-cell>
          <table:table-cell office:value-type="float" office:value="0.00346669" calcext:value-type="float">
            <text:p>0.00346669</text:p>
          </table:table-cell>
          <table:table-cell office:value-type="float" office:value="0.00313846" calcext:value-type="float">
            <text:p>0.00313846</text:p>
          </table:table-cell>
          <table:table-cell office:value-type="float" office:value="0.00326678" calcext:value-type="float">
            <text:p>0.00326678</text:p>
          </table:table-cell>
          <table:table-cell office:value-type="float" office:value="0.00317906" calcext:value-type="float">
            <text:p>0.00317906</text:p>
          </table:table-cell>
          <table:table-cell office:value-type="float" office:value="0.00318005" calcext:value-type="float">
            <text:p>0.00318005</text:p>
          </table:table-cell>
          <table:table-cell office:value-type="float" office:value="0.00308666" calcext:value-type="float">
            <text:p>0.00308666</text:p>
          </table:table-cell>
          <table:table-cell office:value-type="float" office:value="0.00310308" calcext:value-type="float">
            <text:p>0.00310308</text:p>
          </table:table-cell>
          <table:table-cell office:value-type="float" office:value="0.00303423" calcext:value-type="float">
            <text:p>0.0030342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30089" calcext:value-type="float">
            <text:p>0.130089</text:p>
          </table:table-cell>
          <table:table-cell office:value-type="float" office:value="0.0925637" calcext:value-type="float">
            <text:p>0.0925637</text:p>
          </table:table-cell>
          <table:table-cell office:value-type="float" office:value="0.0697759" calcext:value-type="float">
            <text:p>0.0697759</text:p>
          </table:table-cell>
          <table:table-cell office:value-type="float" office:value="0.0551345" calcext:value-type="float">
            <text:p>0.0551345</text:p>
          </table:table-cell>
          <table:table-cell office:value-type="float" office:value="0.0449808" calcext:value-type="float">
            <text:p>0.0449808</text:p>
          </table:table-cell>
          <table:table-cell office:value-type="float" office:value="0.0377521" calcext:value-type="float">
            <text:p>0.0377521</text:p>
          </table:table-cell>
          <table:table-cell office:value-type="float" office:value="0.0325425" calcext:value-type="float">
            <text:p>0.0325425</text:p>
          </table:table-cell>
          <table:table-cell office:value-type="float" office:value="0.0284111" calcext:value-type="float">
            <text:p>0.0284111</text:p>
          </table:table-cell>
          <table:table-cell office:value-type="float" office:value="0.0252098" calcext:value-type="float">
            <text:p>0.0252098</text:p>
          </table:table-cell>
          <table:table-cell office:value-type="float" office:value="0.0230368" calcext:value-type="float">
            <text:p>0.0230368</text:p>
          </table:table-cell>
          <table:table-cell office:value-type="float" office:value="0.020764" calcext:value-type="float">
            <text:p>0.020764</text:p>
          </table:table-cell>
          <table:table-cell office:value-type="float" office:value="0.0189362" calcext:value-type="float">
            <text:p>0.0189362</text:p>
          </table:table-cell>
          <table:table-cell office:value-type="float" office:value="0.0174538" calcext:value-type="float">
            <text:p>0.0174538</text:p>
          </table:table-cell>
          <table:table-cell office:value-type="float" office:value="0.0161728" calcext:value-type="float">
            <text:p>0.0161728</text:p>
          </table:table-cell>
          <table:table-cell office:value-type="float" office:value="0.0151824" calcext:value-type="float">
            <text:p>0.0151824</text:p>
          </table:table-cell>
          <table:table-cell office:value-type="float" office:value="0.0143844" calcext:value-type="float">
            <text:p>0.0143844</text:p>
          </table:table-cell>
          <table:table-cell office:value-type="float" office:value="0.0133797" calcext:value-type="float">
            <text:p>0.0133797</text:p>
          </table:table-cell>
          <table:table-cell office:value-type="float" office:value="0.0126479" calcext:value-type="float">
            <text:p>0.0126479</text:p>
          </table:table-cell>
          <table:table-cell office:value-type="float" office:value="0.0121133" calcext:value-type="float">
            <text:p>0.0121133</text:p>
          </table:table-cell>
          <table:table-cell office:value-type="float" office:value="0.0111966" calcext:value-type="float">
            <text:p>0.0111966</text:p>
          </table:table-cell>
          <table:table-cell office:value-type="float" office:value="0.0107902" calcext:value-type="float">
            <text:p>0.0107902</text:p>
          </table:table-cell>
          <table:table-cell office:value-type="float" office:value="0.0105494" calcext:value-type="float">
            <text:p>0.0105494</text:p>
          </table:table-cell>
          <table:table-cell office:value-type="float" office:value="0.00973985" calcext:value-type="float">
            <text:p>0.00973985</text:p>
          </table:table-cell>
          <table:table-cell office:value-type="float" office:value="0.00951536" calcext:value-type="float">
            <text:p>0.00951536</text:p>
          </table:table-cell>
          <table:table-cell office:value-type="float" office:value="0.00907665" calcext:value-type="float">
            <text:p>0.00907665</text:p>
          </table:table-cell>
          <table:table-cell office:value-type="float" office:value="0.00879197" calcext:value-type="float">
            <text:p>0.00879197</text:p>
          </table:table-cell>
          <table:table-cell office:value-type="float" office:value="0.00831624" calcext:value-type="float">
            <text:p>0.00831624</text:p>
          </table:table-cell>
          <table:table-cell office:value-type="float" office:value="0.00816483" calcext:value-type="float">
            <text:p>0.00816483</text:p>
          </table:table-cell>
          <table:table-cell office:value-type="float" office:value="0.00779232" calcext:value-type="float">
            <text:p>0.00779232</text:p>
          </table:table-cell>
          <table:table-cell office:value-type="float" office:value="0.00757348" calcext:value-type="float">
            <text:p>0.00757348</text:p>
          </table:table-cell>
          <table:table-cell office:value-type="float" office:value="0.00716931" calcext:value-type="float">
            <text:p>0.00716931</text:p>
          </table:table-cell>
          <table:table-cell office:value-type="float" office:value="0.00714177" calcext:value-type="float">
            <text:p>0.00714177</text:p>
          </table:table-cell>
          <table:table-cell office:value-type="float" office:value="0.0068739" calcext:value-type="float">
            <text:p>0.0068739</text:p>
          </table:table-cell>
          <table:table-cell office:value-type="float" office:value="0.00671219" calcext:value-type="float">
            <text:p>0.00671219</text:p>
          </table:table-cell>
          <table:table-cell office:value-type="float" office:value="0.00651805" calcext:value-type="float">
            <text:p>0.00651805</text:p>
          </table:table-cell>
          <table:table-cell office:value-type="float" office:value="0.0062083" calcext:value-type="float">
            <text:p>0.0062083</text:p>
          </table:table-cell>
          <table:table-cell office:value-type="float" office:value="0.00617745" calcext:value-type="float">
            <text:p>0.00617745</text:p>
          </table:table-cell>
          <table:table-cell office:value-type="float" office:value="0.00582773" calcext:value-type="float">
            <text:p>0.00582773</text:p>
          </table:table-cell>
          <table:table-cell office:value-type="float" office:value="0.00586304" calcext:value-type="float">
            <text:p>0.00586304</text:p>
          </table:table-cell>
          <table:table-cell office:value-type="float" office:value="0.00573968" calcext:value-type="float">
            <text:p>0.00573968</text:p>
          </table:table-cell>
          <table:table-cell office:value-type="float" office:value="0.00557763" calcext:value-type="float">
            <text:p>0.00557763</text:p>
          </table:table-cell>
          <table:table-cell office:value-type="float" office:value="0.005243" calcext:value-type="float">
            <text:p>0.005243</text:p>
          </table:table-cell>
          <table:table-cell office:value-type="float" office:value="0.00534631" calcext:value-type="float">
            <text:p>0.00534631</text:p>
          </table:table-cell>
          <table:table-cell office:value-type="float" office:value="0.0051027" calcext:value-type="float">
            <text:p>0.0051027</text:p>
          </table:table-cell>
          <table:table-cell office:value-type="float" office:value="0.0050635" calcext:value-type="float">
            <text:p>0.0050635</text:p>
          </table:table-cell>
          <table:table-cell office:value-type="float" office:value="0.00498085" calcext:value-type="float">
            <text:p>0.00498085</text:p>
          </table:table-cell>
          <table:table-cell office:value-type="float" office:value="0.00488195" calcext:value-type="float">
            <text:p>0.00488195</text:p>
          </table:table-cell>
          <table:table-cell office:value-type="float" office:value="0.00481858" calcext:value-type="float">
            <text:p>0.00481858</text:p>
          </table:table-cell>
          <table:table-cell office:value-type="float" office:value="0.0045335" calcext:value-type="float">
            <text:p>0.0045335</text:p>
          </table:table-cell>
          <table:table-cell office:value-type="float" office:value="0.00456354" calcext:value-type="float">
            <text:p>0.00456354</text:p>
          </table:table-cell>
          <table:table-cell office:value-type="float" office:value="0.00453899" calcext:value-type="float">
            <text:p>0.00453899</text:p>
          </table:table-cell>
          <table:table-cell office:value-type="float" office:value="0.00439304" calcext:value-type="float">
            <text:p>0.00439304</text:p>
          </table:table-cell>
          <table:table-cell office:value-type="float" office:value="0.00430101" calcext:value-type="float">
            <text:p>0.00430101</text:p>
          </table:table-cell>
          <table:table-cell office:value-type="float" office:value="0.00427259" calcext:value-type="float">
            <text:p>0.00427259</text:p>
          </table:table-cell>
          <table:table-cell office:value-type="float" office:value="0.00410961" calcext:value-type="float">
            <text:p>0.00410961</text:p>
          </table:table-cell>
          <table:table-cell office:value-type="float" office:value="0.00411684" calcext:value-type="float">
            <text:p>0.00411684</text:p>
          </table:table-cell>
          <table:table-cell office:value-type="float" office:value="0.00394685" calcext:value-type="float">
            <text:p>0.00394685</text:p>
          </table:table-cell>
          <table:table-cell office:value-type="float" office:value="0.00403804" calcext:value-type="float">
            <text:p>0.00403804</text:p>
          </table:table-cell>
          <table:table-cell office:value-type="float" office:value="0.00388099" calcext:value-type="float">
            <text:p>0.00388099</text:p>
          </table:table-cell>
          <table:table-cell office:value-type="float" office:value="0.00369137" calcext:value-type="float">
            <text:p>0.00369137</text:p>
          </table:table-cell>
          <table:table-cell office:value-type="float" office:value="0.00384154" calcext:value-type="float">
            <text:p>0.00384154</text:p>
          </table:table-cell>
          <table:table-cell office:value-type="float" office:value="0.00363593" calcext:value-type="float">
            <text:p>0.00363593</text:p>
          </table:table-cell>
          <table:table-cell office:value-type="float" office:value="0.00368682" calcext:value-type="float">
            <text:p>0.00368682</text:p>
          </table:table-cell>
          <table:table-cell office:value-type="float" office:value="0.00364272" calcext:value-type="float">
            <text:p>0.00364272</text:p>
          </table:table-cell>
          <table:table-cell office:value-type="float" office:value="0.00358535" calcext:value-type="float">
            <text:p>0.00358535</text:p>
          </table:table-cell>
          <table:table-cell office:value-type="float" office:value="0.00341175" calcext:value-type="float">
            <text:p>0.00341175</text:p>
          </table:table-cell>
          <table:table-cell office:value-type="float" office:value="0.00340185" calcext:value-type="float">
            <text:p>0.00340185</text:p>
          </table:table-cell>
          <table:table-cell office:value-type="float" office:value="0.00336993" calcext:value-type="float">
            <text:p>0.00336993</text:p>
          </table:table-cell>
          <table:table-cell office:value-type="float" office:value="0.00335991" calcext:value-type="float">
            <text:p>0.00335991</text:p>
          </table:table-cell>
          <table:table-cell office:value-type="float" office:value="0.00323536" calcext:value-type="float">
            <text:p>0.00323536</text:p>
          </table:table-cell>
          <table:table-cell office:value-type="float" office:value="0.00312964" calcext:value-type="float">
            <text:p>0.00312964</text:p>
          </table:table-cell>
          <table:table-cell office:value-type="float" office:value="0.00314452" calcext:value-type="float">
            <text:p>0.00314452</text:p>
          </table:table-cell>
          <table:table-cell office:value-type="float" office:value="0.00306518" calcext:value-type="float">
            <text:p>0.00306518</text:p>
          </table:table-cell>
          <table:table-cell office:value-type="float" office:value="0.00310434" calcext:value-type="float">
            <text:p>0.00310434</text:p>
          </table:table-cell>
          <table:table-cell office:value-type="float" office:value="0.00302735" calcext:value-type="float">
            <text:p>0.00302735</text:p>
          </table:table-cell>
          <table:table-cell office:value-type="float" office:value="0.00308123" calcext:value-type="float">
            <text:p>0.00308123</text:p>
          </table:table-cell>
          <table:table-cell office:value-type="float" office:value="0.00286231" calcext:value-type="float">
            <text:p>0.00286231</text:p>
          </table:table-cell>
          <table:table-cell office:value-type="float" office:value="0.00293478" calcext:value-type="float">
            <text:p>0.00293478</text:p>
          </table:table-cell>
          <table:table-cell office:value-type="float" office:value="0.00280919" calcext:value-type="float">
            <text:p>0.0028091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27273" calcext:value-type="float">
            <text:p>0.127273</text:p>
          </table:table-cell>
          <table:table-cell office:value-type="float" office:value="0.0918056" calcext:value-type="float">
            <text:p>0.0918056</text:p>
          </table:table-cell>
          <table:table-cell office:value-type="float" office:value="0.0696877" calcext:value-type="float">
            <text:p>0.0696877</text:p>
          </table:table-cell>
          <table:table-cell office:value-type="float" office:value="0.0551253" calcext:value-type="float">
            <text:p>0.0551253</text:p>
          </table:table-cell>
          <table:table-cell office:value-type="float" office:value="0.0449416" calcext:value-type="float">
            <text:p>0.0449416</text:p>
          </table:table-cell>
          <table:table-cell office:value-type="float" office:value="0.0379724" calcext:value-type="float">
            <text:p>0.0379724</text:p>
          </table:table-cell>
          <table:table-cell office:value-type="float" office:value="0.0326845" calcext:value-type="float">
            <text:p>0.0326845</text:p>
          </table:table-cell>
          <table:table-cell office:value-type="float" office:value="0.0286749" calcext:value-type="float">
            <text:p>0.0286749</text:p>
          </table:table-cell>
          <table:table-cell office:value-type="float" office:value="0.0255352" calcext:value-type="float">
            <text:p>0.0255352</text:p>
          </table:table-cell>
          <table:table-cell office:value-type="float" office:value="0.0227731" calcext:value-type="float">
            <text:p>0.0227731</text:p>
          </table:table-cell>
          <table:table-cell office:value-type="float" office:value="0.0207681" calcext:value-type="float">
            <text:p>0.0207681</text:p>
          </table:table-cell>
          <table:table-cell office:value-type="float" office:value="0.0188816" calcext:value-type="float">
            <text:p>0.0188816</text:p>
          </table:table-cell>
          <table:table-cell office:value-type="float" office:value="0.0175332" calcext:value-type="float">
            <text:p>0.0175332</text:p>
          </table:table-cell>
          <table:table-cell office:value-type="float" office:value="0.0164708" calcext:value-type="float">
            <text:p>0.0164708</text:p>
          </table:table-cell>
          <table:table-cell office:value-type="float" office:value="0.0152027" calcext:value-type="float">
            <text:p>0.0152027</text:p>
          </table:table-cell>
          <table:table-cell office:value-type="float" office:value="0.014265" calcext:value-type="float">
            <text:p>0.014265</text:p>
          </table:table-cell>
          <table:table-cell office:value-type="float" office:value="0.0135813" calcext:value-type="float">
            <text:p>0.0135813</text:p>
          </table:table-cell>
          <table:table-cell office:value-type="float" office:value="0.0126085" calcext:value-type="float">
            <text:p>0.0126085</text:p>
          </table:table-cell>
          <table:table-cell office:value-type="float" office:value="0.0120162" calcext:value-type="float">
            <text:p>0.0120162</text:p>
          </table:table-cell>
          <table:table-cell office:value-type="float" office:value="0.0114449" calcext:value-type="float">
            <text:p>0.0114449</text:p>
          </table:table-cell>
          <table:table-cell office:value-type="float" office:value="0.0109211" calcext:value-type="float">
            <text:p>0.0109211</text:p>
          </table:table-cell>
          <table:table-cell office:value-type="float" office:value="0.0104328" calcext:value-type="float">
            <text:p>0.0104328</text:p>
          </table:table-cell>
          <table:table-cell office:value-type="float" office:value="0.00985177" calcext:value-type="float">
            <text:p>0.00985177</text:p>
          </table:table-cell>
          <table:table-cell office:value-type="float" office:value="0.0095359" calcext:value-type="float">
            <text:p>0.0095359</text:p>
          </table:table-cell>
          <table:table-cell office:value-type="float" office:value="0.00917663" calcext:value-type="float">
            <text:p>0.00917663</text:p>
          </table:table-cell>
          <table:table-cell office:value-type="float" office:value="0.00883684" calcext:value-type="float">
            <text:p>0.00883684</text:p>
          </table:table-cell>
          <table:table-cell office:value-type="float" office:value="0.00842301" calcext:value-type="float">
            <text:p>0.00842301</text:p>
          </table:table-cell>
          <table:table-cell office:value-type="float" office:value="0.00822005" calcext:value-type="float">
            <text:p>0.00822005</text:p>
          </table:table-cell>
          <table:table-cell office:value-type="float" office:value="0.0079127" calcext:value-type="float">
            <text:p>0.0079127</text:p>
          </table:table-cell>
          <table:table-cell office:value-type="float" office:value="0.00764707" calcext:value-type="float">
            <text:p>0.00764707</text:p>
          </table:table-cell>
          <table:table-cell office:value-type="float" office:value="0.00741223" calcext:value-type="float">
            <text:p>0.00741223</text:p>
          </table:table-cell>
          <table:table-cell office:value-type="float" office:value="0.00714542" calcext:value-type="float">
            <text:p>0.00714542</text:p>
          </table:table-cell>
          <table:table-cell office:value-type="float" office:value="0.00696086" calcext:value-type="float">
            <text:p>0.00696086</text:p>
          </table:table-cell>
          <table:table-cell office:value-type="float" office:value="0.00669281" calcext:value-type="float">
            <text:p>0.00669281</text:p>
          </table:table-cell>
          <table:table-cell office:value-type="float" office:value="0.00653174" calcext:value-type="float">
            <text:p>0.00653174</text:p>
          </table:table-cell>
          <table:table-cell office:value-type="float" office:value="0.00632783" calcext:value-type="float">
            <text:p>0.00632783</text:p>
          </table:table-cell>
          <table:table-cell office:value-type="float" office:value="0.00628861" calcext:value-type="float">
            <text:p>0.00628861</text:p>
          </table:table-cell>
          <table:table-cell office:value-type="float" office:value="0.00614585" calcext:value-type="float">
            <text:p>0.00614585</text:p>
          </table:table-cell>
          <table:table-cell office:value-type="float" office:value="0.00589536" calcext:value-type="float">
            <text:p>0.00589536</text:p>
          </table:table-cell>
          <table:table-cell office:value-type="float" office:value="0.0057568" calcext:value-type="float">
            <text:p>0.0057568</text:p>
          </table:table-cell>
          <table:table-cell office:value-type="float" office:value="0.00566634" calcext:value-type="float">
            <text:p>0.00566634</text:p>
          </table:table-cell>
          <table:table-cell office:value-type="float" office:value="0.00556046" calcext:value-type="float">
            <text:p>0.00556046</text:p>
          </table:table-cell>
          <table:table-cell office:value-type="float" office:value="0.00549696" calcext:value-type="float">
            <text:p>0.00549696</text:p>
          </table:table-cell>
          <table:table-cell office:value-type="float" office:value="0.00517129" calcext:value-type="float">
            <text:p>0.00517129</text:p>
          </table:table-cell>
          <table:table-cell office:value-type="float" office:value="0.00502088" calcext:value-type="float">
            <text:p>0.00502088</text:p>
          </table:table-cell>
          <table:table-cell office:value-type="float" office:value="0.0049746" calcext:value-type="float">
            <text:p>0.0049746</text:p>
          </table:table-cell>
          <table:table-cell office:value-type="float" office:value="0.00495586" calcext:value-type="float">
            <text:p>0.00495586</text:p>
          </table:table-cell>
          <table:table-cell office:value-type="float" office:value="0.00473677" calcext:value-type="float">
            <text:p>0.00473677</text:p>
          </table:table-cell>
          <table:table-cell office:value-type="float" office:value="0.00463813" calcext:value-type="float">
            <text:p>0.00463813</text:p>
          </table:table-cell>
          <table:table-cell office:value-type="float" office:value="0.00457008" calcext:value-type="float">
            <text:p>0.00457008</text:p>
          </table:table-cell>
          <table:table-cell office:value-type="float" office:value="0.0044679" calcext:value-type="float">
            <text:p>0.0044679</text:p>
          </table:table-cell>
          <table:table-cell office:value-type="float" office:value="0.00443115" calcext:value-type="float">
            <text:p>0.00443115</text:p>
          </table:table-cell>
          <table:table-cell office:value-type="float" office:value="0.00426918" calcext:value-type="float">
            <text:p>0.00426918</text:p>
          </table:table-cell>
          <table:table-cell office:value-type="float" office:value="0.00426774" calcext:value-type="float">
            <text:p>0.00426774</text:p>
          </table:table-cell>
          <table:table-cell office:value-type="float" office:value="0.00411915" calcext:value-type="float">
            <text:p>0.00411915</text:p>
          </table:table-cell>
          <table:table-cell office:value-type="float" office:value="0.00413582" calcext:value-type="float">
            <text:p>0.00413582</text:p>
          </table:table-cell>
          <table:table-cell office:value-type="float" office:value="0.00390981" calcext:value-type="float">
            <text:p>0.00390981</text:p>
          </table:table-cell>
          <table:table-cell office:value-type="float" office:value="0.00397084" calcext:value-type="float">
            <text:p>0.00397084</text:p>
          </table:table-cell>
          <table:table-cell office:value-type="float" office:value="0.00386675" calcext:value-type="float">
            <text:p>0.00386675</text:p>
          </table:table-cell>
          <table:table-cell office:value-type="float" office:value="0.0038073" calcext:value-type="float">
            <text:p>0.0038073</text:p>
          </table:table-cell>
          <table:table-cell office:value-type="float" office:value="0.00375077" calcext:value-type="float">
            <text:p>0.00375077</text:p>
          </table:table-cell>
          <table:table-cell office:value-type="float" office:value="0.00360536" calcext:value-type="float">
            <text:p>0.00360536</text:p>
          </table:table-cell>
          <table:table-cell office:value-type="float" office:value="0.00364304" calcext:value-type="float">
            <text:p>0.00364304</text:p>
          </table:table-cell>
          <table:table-cell office:value-type="float" office:value="0.00353152" calcext:value-type="float">
            <text:p>0.00353152</text:p>
          </table:table-cell>
          <table:table-cell office:value-type="float" office:value="0.00348657" calcext:value-type="float">
            <text:p>0.00348657</text:p>
          </table:table-cell>
          <table:table-cell office:value-type="float" office:value="0.00353098" calcext:value-type="float">
            <text:p>0.00353098</text:p>
          </table:table-cell>
          <table:table-cell office:value-type="float" office:value="0.00342686" calcext:value-type="float">
            <text:p>0.00342686</text:p>
          </table:table-cell>
          <table:table-cell office:value-type="float" office:value="0.00329764" calcext:value-type="float">
            <text:p>0.00329764</text:p>
          </table:table-cell>
          <table:table-cell office:value-type="float" office:value="0.0034087" calcext:value-type="float">
            <text:p>0.0034087</text:p>
          </table:table-cell>
          <table:table-cell office:value-type="float" office:value="0.00326029" calcext:value-type="float">
            <text:p>0.00326029</text:p>
          </table:table-cell>
          <table:table-cell office:value-type="float" office:value="0.00330154" calcext:value-type="float">
            <text:p>0.00330154</text:p>
          </table:table-cell>
          <table:table-cell office:value-type="float" office:value="0.00331375" calcext:value-type="float">
            <text:p>0.00331375</text:p>
          </table:table-cell>
          <table:table-cell office:value-type="float" office:value="0.00315821" calcext:value-type="float">
            <text:p>0.00315821</text:p>
          </table:table-cell>
          <table:table-cell office:value-type="float" office:value="0.00308861" calcext:value-type="float">
            <text:p>0.00308861</text:p>
          </table:table-cell>
          <table:table-cell office:value-type="float" office:value="0.00300477" calcext:value-type="float">
            <text:p>0.00300477</text:p>
          </table:table-cell>
          <table:table-cell office:value-type="float" office:value="0.00305825" calcext:value-type="float">
            <text:p>0.00305825</text:p>
          </table:table-cell>
          <table:table-cell office:value-type="float" office:value="0.00292207" calcext:value-type="float">
            <text:p>0.00292207</text:p>
          </table:table-cell>
          <table:table-cell office:value-type="float" office:value="0.00292093" calcext:value-type="float">
            <text:p>0.00292093</text:p>
          </table:table-cell>
          <table:table-cell office:value-type="float" office:value="0.00289228" calcext:value-type="float">
            <text:p>0.002892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08503" calcext:value-type="float">
            <text:p>0.108503</text:p>
          </table:table-cell>
          <table:table-cell office:value-type="float" office:value="0.0837191" calcext:value-type="float">
            <text:p>0.0837191</text:p>
          </table:table-cell>
          <table:table-cell office:value-type="float" office:value="0.0668776" calcext:value-type="float">
            <text:p>0.0668776</text:p>
          </table:table-cell>
          <table:table-cell office:value-type="float" office:value="0.0547357" calcext:value-type="float">
            <text:p>0.0547357</text:p>
          </table:table-cell>
          <table:table-cell office:value-type="float" office:value="0.0456729" calcext:value-type="float">
            <text:p>0.0456729</text:p>
          </table:table-cell>
          <table:table-cell office:value-type="float" office:value="0.0391635" calcext:value-type="float">
            <text:p>0.0391635</text:p>
          </table:table-cell>
          <table:table-cell office:value-type="float" office:value="0.033658" calcext:value-type="float">
            <text:p>0.033658</text:p>
          </table:table-cell>
          <table:table-cell office:value-type="float" office:value="0.0300454" calcext:value-type="float">
            <text:p>0.0300454</text:p>
          </table:table-cell>
          <table:table-cell office:value-type="float" office:value="0.026647" calcext:value-type="float">
            <text:p>0.026647</text:p>
          </table:table-cell>
          <table:table-cell office:value-type="float" office:value="0.0241361" calcext:value-type="float">
            <text:p>0.0241361</text:p>
          </table:table-cell>
          <table:table-cell office:value-type="float" office:value="0.0218793" calcext:value-type="float">
            <text:p>0.0218793</text:p>
          </table:table-cell>
          <table:table-cell office:value-type="float" office:value="0.0201965" calcext:value-type="float">
            <text:p>0.0201965</text:p>
          </table:table-cell>
          <table:table-cell office:value-type="float" office:value="0.0182895" calcext:value-type="float">
            <text:p>0.0182895</text:p>
          </table:table-cell>
          <table:table-cell office:value-type="float" office:value="0.0171335" calcext:value-type="float">
            <text:p>0.0171335</text:p>
          </table:table-cell>
          <table:table-cell office:value-type="float" office:value="0.0158275" calcext:value-type="float">
            <text:p>0.0158275</text:p>
          </table:table-cell>
          <table:table-cell office:value-type="float" office:value="0.0151052" calcext:value-type="float">
            <text:p>0.0151052</text:p>
          </table:table-cell>
          <table:table-cell office:value-type="float" office:value="0.0142592" calcext:value-type="float">
            <text:p>0.0142592</text:p>
          </table:table-cell>
          <table:table-cell office:value-type="float" office:value="0.0134218" calcext:value-type="float">
            <text:p>0.0134218</text:p>
          </table:table-cell>
          <table:table-cell office:value-type="float" office:value="0.0124851" calcext:value-type="float">
            <text:p>0.0124851</text:p>
          </table:table-cell>
          <table:table-cell office:value-type="float" office:value="0.0118679" calcext:value-type="float">
            <text:p>0.0118679</text:p>
          </table:table-cell>
          <table:table-cell office:value-type="float" office:value="0.0116093" calcext:value-type="float">
            <text:p>0.0116093</text:p>
          </table:table-cell>
          <table:table-cell office:value-type="float" office:value="0.0109597" calcext:value-type="float">
            <text:p>0.0109597</text:p>
          </table:table-cell>
          <table:table-cell office:value-type="float" office:value="0.0103621" calcext:value-type="float">
            <text:p>0.0103621</text:p>
          </table:table-cell>
          <table:table-cell office:value-type="float" office:value="0.00999359" calcext:value-type="float">
            <text:p>0.00999359</text:p>
          </table:table-cell>
          <table:table-cell office:value-type="float" office:value="0.00956746" calcext:value-type="float">
            <text:p>0.00956746</text:p>
          </table:table-cell>
          <table:table-cell office:value-type="float" office:value="0.00929109" calcext:value-type="float">
            <text:p>0.00929109</text:p>
          </table:table-cell>
          <table:table-cell office:value-type="float" office:value="0.00900868" calcext:value-type="float">
            <text:p>0.00900868</text:p>
          </table:table-cell>
          <table:table-cell office:value-type="float" office:value="0.00863055" calcext:value-type="float">
            <text:p>0.00863055</text:p>
          </table:table-cell>
          <table:table-cell office:value-type="float" office:value="0.00826122" calcext:value-type="float">
            <text:p>0.00826122</text:p>
          </table:table-cell>
          <table:table-cell office:value-type="float" office:value="0.00801491" calcext:value-type="float">
            <text:p>0.00801491</text:p>
          </table:table-cell>
          <table:table-cell office:value-type="float" office:value="0.00774791" calcext:value-type="float">
            <text:p>0.00774791</text:p>
          </table:table-cell>
          <table:table-cell office:value-type="float" office:value="0.00766482" calcext:value-type="float">
            <text:p>0.00766482</text:p>
          </table:table-cell>
          <table:table-cell office:value-type="float" office:value="0.00733075" calcext:value-type="float">
            <text:p>0.00733075</text:p>
          </table:table-cell>
          <table:table-cell office:value-type="float" office:value="0.00724024" calcext:value-type="float">
            <text:p>0.00724024</text:p>
          </table:table-cell>
          <table:table-cell office:value-type="float" office:value="0.00690857" calcext:value-type="float">
            <text:p>0.00690857</text:p>
          </table:table-cell>
          <table:table-cell office:value-type="float" office:value="0.00672551" calcext:value-type="float">
            <text:p>0.00672551</text:p>
          </table:table-cell>
          <table:table-cell office:value-type="float" office:value="0.00649724" calcext:value-type="float">
            <text:p>0.00649724</text:p>
          </table:table-cell>
          <table:table-cell office:value-type="float" office:value="0.00639595" calcext:value-type="float">
            <text:p>0.00639595</text:p>
          </table:table-cell>
          <table:table-cell office:value-type="float" office:value="0.00604274" calcext:value-type="float">
            <text:p>0.00604274</text:p>
          </table:table-cell>
          <table:table-cell office:value-type="float" office:value="0.00589806" calcext:value-type="float">
            <text:p>0.00589806</text:p>
          </table:table-cell>
          <table:table-cell office:value-type="float" office:value="0.00580901" calcext:value-type="float">
            <text:p>0.00580901</text:p>
          </table:table-cell>
          <table:table-cell office:value-type="float" office:value="0.00580953" calcext:value-type="float">
            <text:p>0.00580953</text:p>
          </table:table-cell>
          <table:table-cell office:value-type="float" office:value="0.00550037" calcext:value-type="float">
            <text:p>0.00550037</text:p>
          </table:table-cell>
          <table:table-cell office:value-type="float" office:value="0.00550109" calcext:value-type="float">
            <text:p>0.00550109</text:p>
          </table:table-cell>
          <table:table-cell office:value-type="float" office:value="0.00542852" calcext:value-type="float">
            <text:p>0.00542852</text:p>
          </table:table-cell>
          <table:table-cell office:value-type="float" office:value="0.00536103" calcext:value-type="float">
            <text:p>0.00536103</text:p>
          </table:table-cell>
          <table:table-cell office:value-type="float" office:value="0.00516923" calcext:value-type="float">
            <text:p>0.00516923</text:p>
          </table:table-cell>
          <table:table-cell office:value-type="float" office:value="0.00506323" calcext:value-type="float">
            <text:p>0.00506323</text:p>
          </table:table-cell>
          <table:table-cell office:value-type="float" office:value="0.00490089" calcext:value-type="float">
            <text:p>0.00490089</text:p>
          </table:table-cell>
          <table:table-cell office:value-type="float" office:value="0.00478111" calcext:value-type="float">
            <text:p>0.00478111</text:p>
          </table:table-cell>
          <table:table-cell office:value-type="float" office:value="0.00471455" calcext:value-type="float">
            <text:p>0.00471455</text:p>
          </table:table-cell>
          <table:table-cell office:value-type="float" office:value="0.00472236" calcext:value-type="float">
            <text:p>0.00472236</text:p>
          </table:table-cell>
          <table:table-cell office:value-type="float" office:value="0.00469117" calcext:value-type="float">
            <text:p>0.00469117</text:p>
          </table:table-cell>
          <table:table-cell office:value-type="float" office:value="0.00444305" calcext:value-type="float">
            <text:p>0.00444305</text:p>
          </table:table-cell>
          <table:table-cell office:value-type="float" office:value="0.00433852" calcext:value-type="float">
            <text:p>0.00433852</text:p>
          </table:table-cell>
          <table:table-cell office:value-type="float" office:value="0.00430568" calcext:value-type="float">
            <text:p>0.00430568</text:p>
          </table:table-cell>
          <table:table-cell office:value-type="float" office:value="0.00422114" calcext:value-type="float">
            <text:p>0.00422114</text:p>
          </table:table-cell>
          <table:table-cell office:value-type="float" office:value="0.00409749" calcext:value-type="float">
            <text:p>0.00409749</text:p>
          </table:table-cell>
          <table:table-cell office:value-type="float" office:value="0.00418609" calcext:value-type="float">
            <text:p>0.00418609</text:p>
          </table:table-cell>
          <table:table-cell office:value-type="float" office:value="0.003953" calcext:value-type="float">
            <text:p>0.003953</text:p>
          </table:table-cell>
          <table:table-cell office:value-type="float" office:value="0.00377553" calcext:value-type="float">
            <text:p>0.00377553</text:p>
          </table:table-cell>
          <table:table-cell office:value-type="float" office:value="0.00401635" calcext:value-type="float">
            <text:p>0.00401635</text:p>
          </table:table-cell>
          <table:table-cell office:value-type="float" office:value="0.00389014" calcext:value-type="float">
            <text:p>0.00389014</text:p>
          </table:table-cell>
          <table:table-cell office:value-type="float" office:value="0.00366242" calcext:value-type="float">
            <text:p>0.00366242</text:p>
          </table:table-cell>
          <table:table-cell office:value-type="float" office:value="0.00360896" calcext:value-type="float">
            <text:p>0.00360896</text:p>
          </table:table-cell>
          <table:table-cell office:value-type="float" office:value="0.0034958" calcext:value-type="float">
            <text:p>0.0034958</text:p>
          </table:table-cell>
          <table:table-cell office:value-type="float" office:value="0.00344273" calcext:value-type="float">
            <text:p>0.00344273</text:p>
          </table:table-cell>
          <table:table-cell office:value-type="float" office:value="0.00368055" calcext:value-type="float">
            <text:p>0.00368055</text:p>
          </table:table-cell>
          <table:table-cell office:value-type="float" office:value="0.00342873" calcext:value-type="float">
            <text:p>0.00342873</text:p>
          </table:table-cell>
          <table:table-cell office:value-type="float" office:value="0.00344684" calcext:value-type="float">
            <text:p>0.00344684</text:p>
          </table:table-cell>
          <table:table-cell office:value-type="float" office:value="0.0033232" calcext:value-type="float">
            <text:p>0.0033232</text:p>
          </table:table-cell>
          <table:table-cell office:value-type="float" office:value="0.00344648" calcext:value-type="float">
            <text:p>0.00344648</text:p>
          </table:table-cell>
          <table:table-cell office:value-type="float" office:value="0.00326336" calcext:value-type="float">
            <text:p>0.00326336</text:p>
          </table:table-cell>
          <table:table-cell office:value-type="float" office:value="0.00326512" calcext:value-type="float">
            <text:p>0.00326512</text:p>
          </table:table-cell>
          <table:table-cell office:value-type="float" office:value="0.0032167" calcext:value-type="float">
            <text:p>0.0032167</text:p>
          </table:table-cell>
          <table:table-cell office:value-type="float" office:value="0.0031749" calcext:value-type="float">
            <text:p>0.0031749</text:p>
          </table:table-cell>
          <table:table-cell office:value-type="float" office:value="0.00310985" calcext:value-type="float">
            <text:p>0.00310985</text:p>
          </table:table-cell>
          <table:table-cell office:value-type="float" office:value="0.00301085" calcext:value-type="float">
            <text:p>0.00301085</text:p>
          </table:table-cell>
          <table:table-cell office:value-type="float" office:value="0.00296997" calcext:value-type="float">
            <text:p>0.0029699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29689" calcext:value-type="float">
            <text:p>0.129689</text:p>
          </table:table-cell>
          <table:table-cell office:value-type="float" office:value="0.0925885" calcext:value-type="float">
            <text:p>0.0925885</text:p>
          </table:table-cell>
          <table:table-cell office:value-type="float" office:value="0.0698007" calcext:value-type="float">
            <text:p>0.0698007</text:p>
          </table:table-cell>
          <table:table-cell office:value-type="float" office:value="0.0550856" calcext:value-type="float">
            <text:p>0.0550856</text:p>
          </table:table-cell>
          <table:table-cell office:value-type="float" office:value="0.0449195" calcext:value-type="float">
            <text:p>0.0449195</text:p>
          </table:table-cell>
          <table:table-cell office:value-type="float" office:value="0.0377634" calcext:value-type="float">
            <text:p>0.0377634</text:p>
          </table:table-cell>
          <table:table-cell office:value-type="float" office:value="0.0325957" calcext:value-type="float">
            <text:p>0.0325957</text:p>
          </table:table-cell>
          <table:table-cell office:value-type="float" office:value="0.0283863" calcext:value-type="float">
            <text:p>0.0283863</text:p>
          </table:table-cell>
          <table:table-cell office:value-type="float" office:value="0.0254632" calcext:value-type="float">
            <text:p>0.0254632</text:p>
          </table:table-cell>
          <table:table-cell office:value-type="float" office:value="0.0227595" calcext:value-type="float">
            <text:p>0.0227595</text:p>
          </table:table-cell>
          <table:table-cell office:value-type="float" office:value="0.0208541" calcext:value-type="float">
            <text:p>0.0208541</text:p>
          </table:table-cell>
          <table:table-cell office:value-type="float" office:value="0.0188546" calcext:value-type="float">
            <text:p>0.0188546</text:p>
          </table:table-cell>
          <table:table-cell office:value-type="float" office:value="0.0173896" calcext:value-type="float">
            <text:p>0.0173896</text:p>
          </table:table-cell>
          <table:table-cell office:value-type="float" office:value="0.0163127" calcext:value-type="float">
            <text:p>0.0163127</text:p>
          </table:table-cell>
          <table:table-cell office:value-type="float" office:value="0.0152071" calcext:value-type="float">
            <text:p>0.0152071</text:p>
          </table:table-cell>
          <table:table-cell office:value-type="float" office:value="0.0142629" calcext:value-type="float">
            <text:p>0.0142629</text:p>
          </table:table-cell>
          <table:table-cell office:value-type="float" office:value="0.0134578" calcext:value-type="float">
            <text:p>0.0134578</text:p>
          </table:table-cell>
          <table:table-cell office:value-type="float" office:value="0.0126711" calcext:value-type="float">
            <text:p>0.0126711</text:p>
          </table:table-cell>
          <table:table-cell office:value-type="float" office:value="0.0119835" calcext:value-type="float">
            <text:p>0.0119835</text:p>
          </table:table-cell>
          <table:table-cell office:value-type="float" office:value="0.0113963" calcext:value-type="float">
            <text:p>0.0113963</text:p>
          </table:table-cell>
          <table:table-cell office:value-type="float" office:value="0.0108977" calcext:value-type="float">
            <text:p>0.0108977</text:p>
          </table:table-cell>
          <table:table-cell office:value-type="float" office:value="0.0103583" calcext:value-type="float">
            <text:p>0.0103583</text:p>
          </table:table-cell>
          <table:table-cell office:value-type="float" office:value="0.00993979" calcext:value-type="float">
            <text:p>0.00993979</text:p>
          </table:table-cell>
          <table:table-cell office:value-type="float" office:value="0.00957632" calcext:value-type="float">
            <text:p>0.00957632</text:p>
          </table:table-cell>
          <table:table-cell office:value-type="float" office:value="0.00915905" calcext:value-type="float">
            <text:p>0.00915905</text:p>
          </table:table-cell>
          <table:table-cell office:value-type="float" office:value="0.00871293" calcext:value-type="float">
            <text:p>0.00871293</text:p>
          </table:table-cell>
          <table:table-cell office:value-type="float" office:value="0.00839299" calcext:value-type="float">
            <text:p>0.00839299</text:p>
          </table:table-cell>
          <table:table-cell office:value-type="float" office:value="0.00801763" calcext:value-type="float">
            <text:p>0.00801763</text:p>
          </table:table-cell>
          <table:table-cell office:value-type="float" office:value="0.00777265" calcext:value-type="float">
            <text:p>0.00777265</text:p>
          </table:table-cell>
          <table:table-cell office:value-type="float" office:value="0.00769761" calcext:value-type="float">
            <text:p>0.00769761</text:p>
          </table:table-cell>
          <table:table-cell office:value-type="float" office:value="0.00731789" calcext:value-type="float">
            <text:p>0.00731789</text:p>
          </table:table-cell>
          <table:table-cell office:value-type="float" office:value="0.00704066" calcext:value-type="float">
            <text:p>0.00704066</text:p>
          </table:table-cell>
          <table:table-cell office:value-type="float" office:value="0.00690675" calcext:value-type="float">
            <text:p>0.00690675</text:p>
          </table:table-cell>
          <table:table-cell office:value-type="float" office:value="0.00665542" calcext:value-type="float">
            <text:p>0.00665542</text:p>
          </table:table-cell>
          <table:table-cell office:value-type="float" office:value="0.00654149" calcext:value-type="float">
            <text:p>0.00654149</text:p>
          </table:table-cell>
          <table:table-cell office:value-type="float" office:value="0.00624922" calcext:value-type="float">
            <text:p>0.00624922</text:p>
          </table:table-cell>
          <table:table-cell office:value-type="float" office:value="0.006228" calcext:value-type="float">
            <text:p>0.006228</text:p>
          </table:table-cell>
          <table:table-cell office:value-type="float" office:value="0.00594088" calcext:value-type="float">
            <text:p>0.00594088</text:p>
          </table:table-cell>
          <table:table-cell office:value-type="float" office:value="0.00590852" calcext:value-type="float">
            <text:p>0.00590852</text:p>
          </table:table-cell>
          <table:table-cell office:value-type="float" office:value="0.00580143" calcext:value-type="float">
            <text:p>0.00580143</text:p>
          </table:table-cell>
          <table:table-cell office:value-type="float" office:value="0.0056347" calcext:value-type="float">
            <text:p>0.0056347</text:p>
          </table:table-cell>
          <table:table-cell office:value-type="float" office:value="0.00535529" calcext:value-type="float">
            <text:p>0.00535529</text:p>
          </table:table-cell>
          <table:table-cell office:value-type="float" office:value="0.00524144" calcext:value-type="float">
            <text:p>0.00524144</text:p>
          </table:table-cell>
          <table:table-cell office:value-type="float" office:value="0.00510748" calcext:value-type="float">
            <text:p>0.00510748</text:p>
          </table:table-cell>
          <table:table-cell office:value-type="float" office:value="0.00505587" calcext:value-type="float">
            <text:p>0.00505587</text:p>
          </table:table-cell>
          <table:table-cell office:value-type="float" office:value="0.00487859" calcext:value-type="float">
            <text:p>0.00487859</text:p>
          </table:table-cell>
          <table:table-cell office:value-type="float" office:value="0.00478059" calcext:value-type="float">
            <text:p>0.00478059</text:p>
          </table:table-cell>
          <table:table-cell office:value-type="float" office:value="0.00465833" calcext:value-type="float">
            <text:p>0.00465833</text:p>
          </table:table-cell>
          <table:table-cell office:value-type="float" office:value="0.00464284" calcext:value-type="float">
            <text:p>0.00464284</text:p>
          </table:table-cell>
          <table:table-cell office:value-type="float" office:value="0.0046749" calcext:value-type="float">
            <text:p>0.0046749</text:p>
          </table:table-cell>
          <table:table-cell office:value-type="float" office:value="0.00442872" calcext:value-type="float">
            <text:p>0.00442872</text:p>
          </table:table-cell>
          <table:table-cell office:value-type="float" office:value="0.00422488" calcext:value-type="float">
            <text:p>0.00422488</text:p>
          </table:table-cell>
          <table:table-cell office:value-type="float" office:value="0.00422478" calcext:value-type="float">
            <text:p>0.00422478</text:p>
          </table:table-cell>
          <table:table-cell office:value-type="float" office:value="0.00422972" calcext:value-type="float">
            <text:p>0.00422972</text:p>
          </table:table-cell>
          <table:table-cell office:value-type="float" office:value="0.00420368" calcext:value-type="float">
            <text:p>0.00420368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0.00400936" calcext:value-type="float">
            <text:p>0.00400936</text:p>
          </table:table-cell>
          <table:table-cell office:value-type="float" office:value="0.00386858" calcext:value-type="float">
            <text:p>0.00386858</text:p>
          </table:table-cell>
          <table:table-cell office:value-type="float" office:value="0.00393124" calcext:value-type="float">
            <text:p>0.00393124</text:p>
          </table:table-cell>
          <table:table-cell office:value-type="float" office:value="0.00381189" calcext:value-type="float">
            <text:p>0.00381189</text:p>
          </table:table-cell>
          <table:table-cell office:value-type="float" office:value="0.00376463" calcext:value-type="float">
            <text:p>0.00376463</text:p>
          </table:table-cell>
          <table:table-cell office:value-type="float" office:value="0.00370967" calcext:value-type="float">
            <text:p>0.00370967</text:p>
          </table:table-cell>
          <table:table-cell office:value-type="float" office:value="0.00369884" calcext:value-type="float">
            <text:p>0.00369884</text:p>
          </table:table-cell>
          <table:table-cell office:value-type="float" office:value="0.00352373" calcext:value-type="float">
            <text:p>0.00352373</text:p>
          </table:table-cell>
          <table:table-cell office:value-type="float" office:value="0.00351192" calcext:value-type="float">
            <text:p>0.00351192</text:p>
          </table:table-cell>
          <table:table-cell office:value-type="float" office:value="0.00354649" calcext:value-type="float">
            <text:p>0.00354649</text:p>
          </table:table-cell>
          <table:table-cell office:value-type="float" office:value="0.00338937" calcext:value-type="float">
            <text:p>0.00338937</text:p>
          </table:table-cell>
          <table:table-cell office:value-type="float" office:value="0.00327795" calcext:value-type="float">
            <text:p>0.00327795</text:p>
          </table:table-cell>
          <table:table-cell office:value-type="float" office:value="0.00337187" calcext:value-type="float">
            <text:p>0.00337187</text:p>
          </table:table-cell>
          <table:table-cell office:value-type="float" office:value="0.00327803" calcext:value-type="float">
            <text:p>0.00327803</text:p>
          </table:table-cell>
          <table:table-cell office:value-type="float" office:value="0.0032685" calcext:value-type="float">
            <text:p>0.0032685</text:p>
          </table:table-cell>
          <table:table-cell office:value-type="float" office:value="0.00313363" calcext:value-type="float">
            <text:p>0.00313363</text:p>
          </table:table-cell>
          <table:table-cell office:value-type="float" office:value="0.00310766" calcext:value-type="float">
            <text:p>0.00310766</text:p>
          </table:table-cell>
          <table:table-cell office:value-type="float" office:value="0.00312888" calcext:value-type="float">
            <text:p>0.00312888</text:p>
          </table:table-cell>
          <table:table-cell office:value-type="float" office:value="0.00301188" calcext:value-type="float">
            <text:p>0.00301188</text:p>
          </table:table-cell>
          <table:table-cell office:value-type="float" office:value="0.00299385" calcext:value-type="float">
            <text:p>0.00299385</text:p>
          </table:table-cell>
          <table:table-cell office:value-type="float" office:value="0.0029278" calcext:value-type="float">
            <text:p>0.0029278</text:p>
          </table:table-cell>
          <table:table-cell office:value-type="float" office:value="0.00287978" calcext:value-type="float">
            <text:p>0.00287978</text:p>
          </table:table-cell>
          <table:table-cell office:value-type="float" office:value="0.00288585" calcext:value-type="float">
            <text:p>0.0028858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02707" calcext:value-type="float">
            <text:p>0.102707</text:p>
          </table:table-cell>
          <table:table-cell office:value-type="float" office:value="0.0810879" calcext:value-type="float">
            <text:p>0.0810879</text:p>
          </table:table-cell>
          <table:table-cell office:value-type="float" office:value="0.0660357" calcext:value-type="float">
            <text:p>0.0660357</text:p>
          </table:table-cell>
          <table:table-cell office:value-type="float" office:value="0.0540848" calcext:value-type="float">
            <text:p>0.0540848</text:p>
          </table:table-cell>
          <table:table-cell office:value-type="float" office:value="0.0458488" calcext:value-type="float">
            <text:p>0.0458488</text:p>
          </table:table-cell>
          <table:table-cell office:value-type="float" office:value="0.0392927" calcext:value-type="float">
            <text:p>0.0392927</text:p>
          </table:table-cell>
          <table:table-cell office:value-type="float" office:value="0.0343367" calcext:value-type="float">
            <text:p>0.0343367</text:p>
          </table:table-cell>
          <table:table-cell office:value-type="float" office:value="0.0301864" calcext:value-type="float">
            <text:p>0.0301864</text:p>
          </table:table-cell>
          <table:table-cell office:value-type="float" office:value="0.0270482" calcext:value-type="float">
            <text:p>0.0270482</text:p>
          </table:table-cell>
          <table:table-cell office:value-type="float" office:value="0.0243536" calcext:value-type="float">
            <text:p>0.0243536</text:p>
          </table:table-cell>
          <table:table-cell office:value-type="float" office:value="0.0222838" calcext:value-type="float">
            <text:p>0.0222838</text:p>
          </table:table-cell>
          <table:table-cell office:value-type="float" office:value="0.0203934" calcext:value-type="float">
            <text:p>0.0203934</text:p>
          </table:table-cell>
          <table:table-cell office:value-type="float" office:value="0.0189565" calcext:value-type="float">
            <text:p>0.0189565</text:p>
          </table:table-cell>
          <table:table-cell office:value-type="float" office:value="0.0174297" calcext:value-type="float">
            <text:p>0.0174297</text:p>
          </table:table-cell>
          <table:table-cell office:value-type="float" office:value="0.0162071" calcext:value-type="float">
            <text:p>0.0162071</text:p>
          </table:table-cell>
          <table:table-cell office:value-type="float" office:value="0.0153782" calcext:value-type="float">
            <text:p>0.0153782</text:p>
          </table:table-cell>
          <table:table-cell office:value-type="float" office:value="0.0143685" calcext:value-type="float">
            <text:p>0.0143685</text:p>
          </table:table-cell>
          <table:table-cell office:value-type="float" office:value="0.0134742" calcext:value-type="float">
            <text:p>0.0134742</text:p>
          </table:table-cell>
          <table:table-cell office:value-type="float" office:value="0.0127572" calcext:value-type="float">
            <text:p>0.0127572</text:p>
          </table:table-cell>
          <table:table-cell office:value-type="float" office:value="0.0121742" calcext:value-type="float">
            <text:p>0.0121742</text:p>
          </table:table-cell>
          <table:table-cell office:value-type="float" office:value="0.0117192" calcext:value-type="float">
            <text:p>0.0117192</text:p>
          </table:table-cell>
          <table:table-cell office:value-type="float" office:value="0.0110431" calcext:value-type="float">
            <text:p>0.0110431</text:p>
          </table:table-cell>
          <table:table-cell office:value-type="float" office:value="0.010763" calcext:value-type="float">
            <text:p>0.010763</text:p>
          </table:table-cell>
          <table:table-cell office:value-type="float" office:value="0.00999931" calcext:value-type="float">
            <text:p>0.00999931</text:p>
          </table:table-cell>
          <table:table-cell office:value-type="float" office:value="0.00974413" calcext:value-type="float">
            <text:p>0.00974413</text:p>
          </table:table-cell>
          <table:table-cell office:value-type="float" office:value="0.00933782" calcext:value-type="float">
            <text:p>0.00933782</text:p>
          </table:table-cell>
          <table:table-cell office:value-type="float" office:value="0.00905833" calcext:value-type="float">
            <text:p>0.00905833</text:p>
          </table:table-cell>
          <table:table-cell office:value-type="float" office:value="0.00873656" calcext:value-type="float">
            <text:p>0.00873656</text:p>
          </table:table-cell>
          <table:table-cell office:value-type="float" office:value="0.00843131" calcext:value-type="float">
            <text:p>0.00843131</text:p>
          </table:table-cell>
          <table:table-cell office:value-type="float" office:value="0.00803447" calcext:value-type="float">
            <text:p>0.00803447</text:p>
          </table:table-cell>
          <table:table-cell office:value-type="float" office:value="0.00800294" calcext:value-type="float">
            <text:p>0.00800294</text:p>
          </table:table-cell>
          <table:table-cell office:value-type="float" office:value="0.00777388" calcext:value-type="float">
            <text:p>0.00777388</text:p>
          </table:table-cell>
          <table:table-cell office:value-type="float" office:value="0.00740866" calcext:value-type="float">
            <text:p>0.00740866</text:p>
          </table:table-cell>
          <table:table-cell office:value-type="float" office:value="0.00701342" calcext:value-type="float">
            <text:p>0.00701342</text:p>
          </table:table-cell>
          <table:table-cell office:value-type="float" office:value="0.00704584" calcext:value-type="float">
            <text:p>0.00704584</text:p>
          </table:table-cell>
          <table:table-cell office:value-type="float" office:value="0.00675614" calcext:value-type="float">
            <text:p>0.00675614</text:p>
          </table:table-cell>
          <table:table-cell office:value-type="float" office:value="0.00664806" calcext:value-type="float">
            <text:p>0.00664806</text:p>
          </table:table-cell>
          <table:table-cell office:value-type="float" office:value="0.00635383" calcext:value-type="float">
            <text:p>0.00635383</text:p>
          </table:table-cell>
          <table:table-cell office:value-type="float" office:value="0.00628406" calcext:value-type="float">
            <text:p>0.00628406</text:p>
          </table:table-cell>
          <table:table-cell office:value-type="float" office:value="0.00610059" calcext:value-type="float">
            <text:p>0.00610059</text:p>
          </table:table-cell>
          <table:table-cell office:value-type="float" office:value="0.00600289" calcext:value-type="float">
            <text:p>0.00600289</text:p>
          </table:table-cell>
          <table:table-cell office:value-type="float" office:value="0.00586897" calcext:value-type="float">
            <text:p>0.00586897</text:p>
          </table:table-cell>
          <table:table-cell office:value-type="float" office:value="0.00573582" calcext:value-type="float">
            <text:p>0.00573582</text:p>
          </table:table-cell>
          <table:table-cell office:value-type="float" office:value="0.00556217" calcext:value-type="float">
            <text:p>0.00556217</text:p>
          </table:table-cell>
          <table:table-cell office:value-type="float" office:value="0.00558292" calcext:value-type="float">
            <text:p>0.00558292</text:p>
          </table:table-cell>
          <table:table-cell office:value-type="float" office:value="0.00518958" calcext:value-type="float">
            <text:p>0.00518958</text:p>
          </table:table-cell>
          <table:table-cell office:value-type="float" office:value="0.00516711" calcext:value-type="float">
            <text:p>0.00516711</text:p>
          </table:table-cell>
          <table:table-cell office:value-type="float" office:value="0.00522826" calcext:value-type="float">
            <text:p>0.00522826</text:p>
          </table:table-cell>
          <table:table-cell office:value-type="float" office:value="0.00501341" calcext:value-type="float">
            <text:p>0.00501341</text:p>
          </table:table-cell>
          <table:table-cell office:value-type="float" office:value="0.004857" calcext:value-type="float">
            <text:p>0.004857</text:p>
          </table:table-cell>
          <table:table-cell office:value-type="float" office:value="0.00475412" calcext:value-type="float">
            <text:p>0.00475412</text:p>
          </table:table-cell>
          <table:table-cell office:value-type="float" office:value="0.00476416" calcext:value-type="float">
            <text:p>0.00476416</text:p>
          </table:table-cell>
          <table:table-cell office:value-type="float" office:value="0.00457961" calcext:value-type="float">
            <text:p>0.00457961</text:p>
          </table:table-cell>
          <table:table-cell office:value-type="float" office:value="0.00453398" calcext:value-type="float">
            <text:p>0.00453398</text:p>
          </table:table-cell>
          <table:table-cell office:value-type="float" office:value="0.0045133" calcext:value-type="float">
            <text:p>0.0045133</text:p>
          </table:table-cell>
          <table:table-cell office:value-type="float" office:value="0.00429211" calcext:value-type="float">
            <text:p>0.00429211</text:p>
          </table:table-cell>
          <table:table-cell office:value-type="float" office:value="0.00437585" calcext:value-type="float">
            <text:p>0.00437585</text:p>
          </table:table-cell>
          <table:table-cell office:value-type="float" office:value="0.00424029" calcext:value-type="float">
            <text:p>0.00424029</text:p>
          </table:table-cell>
          <table:table-cell office:value-type="float" office:value="0.00410154" calcext:value-type="float">
            <text:p>0.00410154</text:p>
          </table:table-cell>
          <table:table-cell office:value-type="float" office:value="0.00404364" calcext:value-type="float">
            <text:p>0.00404364</text:p>
          </table:table-cell>
          <table:table-cell office:value-type="float" office:value="0.00402946" calcext:value-type="float">
            <text:p>0.00402946</text:p>
          </table:table-cell>
          <table:table-cell office:value-type="float" office:value="0.00397999" calcext:value-type="float">
            <text:p>0.00397999</text:p>
          </table:table-cell>
          <table:table-cell office:value-type="float" office:value="0.00394018" calcext:value-type="float">
            <text:p>0.00394018</text:p>
          </table:table-cell>
          <table:table-cell office:value-type="float" office:value="0.00387232" calcext:value-type="float">
            <text:p>0.00387232</text:p>
          </table:table-cell>
          <table:table-cell office:value-type="float" office:value="0.0037541" calcext:value-type="float">
            <text:p>0.0037541</text:p>
          </table:table-cell>
          <table:table-cell office:value-type="float" office:value="0.00376223" calcext:value-type="float">
            <text:p>0.00376223</text:p>
          </table:table-cell>
          <table:table-cell office:value-type="float" office:value="0.00373007" calcext:value-type="float">
            <text:p>0.00373007</text:p>
          </table:table-cell>
          <table:table-cell office:value-type="float" office:value="0.00362415" calcext:value-type="float">
            <text:p>0.00362415</text:p>
          </table:table-cell>
          <table:table-cell office:value-type="float" office:value="0.00352582" calcext:value-type="float">
            <text:p>0.00352582</text:p>
          </table:table-cell>
          <table:table-cell office:value-type="float" office:value="0.00352468" calcext:value-type="float">
            <text:p>0.00352468</text:p>
          </table:table-cell>
          <table:table-cell office:value-type="float" office:value="0.00340351" calcext:value-type="float">
            <text:p>0.00340351</text:p>
          </table:table-cell>
          <table:table-cell office:value-type="float" office:value="0.00335897" calcext:value-type="float">
            <text:p>0.00335897</text:p>
          </table:table-cell>
          <table:table-cell office:value-type="float" office:value="0.00335306" calcext:value-type="float">
            <text:p>0.00335306</text:p>
          </table:table-cell>
          <table:table-cell office:value-type="float" office:value="0.00320004" calcext:value-type="float">
            <text:p>0.00320004</text:p>
          </table:table-cell>
          <table:table-cell office:value-type="float" office:value="0.00329939" calcext:value-type="float">
            <text:p>0.00329939</text:p>
          </table:table-cell>
          <table:table-cell office:value-type="float" office:value="0.00317871" calcext:value-type="float">
            <text:p>0.00317871</text:p>
          </table:table-cell>
          <table:table-cell office:value-type="float" office:value="0.00319441" calcext:value-type="float">
            <text:p>0.00319441</text:p>
          </table:table-cell>
          <table:table-cell office:value-type="float" office:value="0.00315872" calcext:value-type="float">
            <text:p>0.00315872</text:p>
          </table:table-cell>
          <table:table-cell office:value-type="float" office:value="0.00304412" calcext:value-type="float">
            <text:p>0.003044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04906" calcext:value-type="float">
            <text:p>0.104906</text:p>
          </table:table-cell>
          <table:table-cell office:value-type="float" office:value="0.0821765" calcext:value-type="float">
            <text:p>0.0821765</text:p>
          </table:table-cell>
          <table:table-cell office:value-type="float" office:value="0.0664166" calcext:value-type="float">
            <text:p>0.0664166</text:p>
          </table:table-cell>
          <table:table-cell office:value-type="float" office:value="0.0546496" calcext:value-type="float">
            <text:p>0.0546496</text:p>
          </table:table-cell>
          <table:table-cell office:value-type="float" office:value="0.0456853" calcext:value-type="float">
            <text:p>0.0456853</text:p>
          </table:table-cell>
          <table:table-cell office:value-type="float" office:value="0.0391644" calcext:value-type="float">
            <text:p>0.0391644</text:p>
          </table:table-cell>
          <table:table-cell office:value-type="float" office:value="0.0340321" calcext:value-type="float">
            <text:p>0.0340321</text:p>
          </table:table-cell>
          <table:table-cell office:value-type="float" office:value="0.029881" calcext:value-type="float">
            <text:p>0.029881</text:p>
          </table:table-cell>
          <table:table-cell office:value-type="float" office:value="0.0268401" calcext:value-type="float">
            <text:p>0.0268401</text:p>
          </table:table-cell>
          <table:table-cell office:value-type="float" office:value="0.0242862" calcext:value-type="float">
            <text:p>0.0242862</text:p>
          </table:table-cell>
          <table:table-cell office:value-type="float" office:value="0.0222117" calcext:value-type="float">
            <text:p>0.0222117</text:p>
          </table:table-cell>
          <table:table-cell office:value-type="float" office:value="0.0204846" calcext:value-type="float">
            <text:p>0.0204846</text:p>
          </table:table-cell>
          <table:table-cell office:value-type="float" office:value="0.0186436" calcext:value-type="float">
            <text:p>0.0186436</text:p>
          </table:table-cell>
          <table:table-cell office:value-type="float" office:value="0.0174462" calcext:value-type="float">
            <text:p>0.0174462</text:p>
          </table:table-cell>
          <table:table-cell office:value-type="float" office:value="0.0162803" calcext:value-type="float">
            <text:p>0.0162803</text:p>
          </table:table-cell>
          <table:table-cell office:value-type="float" office:value="0.0152188" calcext:value-type="float">
            <text:p>0.0152188</text:p>
          </table:table-cell>
          <table:table-cell office:value-type="float" office:value="0.0143054" calcext:value-type="float">
            <text:p>0.0143054</text:p>
          </table:table-cell>
          <table:table-cell office:value-type="float" office:value="0.0134536" calcext:value-type="float">
            <text:p>0.0134536</text:p>
          </table:table-cell>
          <table:table-cell office:value-type="float" office:value="0.0127907" calcext:value-type="float">
            <text:p>0.0127907</text:p>
          </table:table-cell>
          <table:table-cell office:value-type="float" office:value="0.0123452" calcext:value-type="float">
            <text:p>0.0123452</text:p>
          </table:table-cell>
          <table:table-cell office:value-type="float" office:value="0.0116151" calcext:value-type="float">
            <text:p>0.0116151</text:p>
          </table:table-cell>
          <table:table-cell office:value-type="float" office:value="0.0109909" calcext:value-type="float">
            <text:p>0.0109909</text:p>
          </table:table-cell>
          <table:table-cell office:value-type="float" office:value="0.0103549" calcext:value-type="float">
            <text:p>0.0103549</text:p>
          </table:table-cell>
          <table:table-cell office:value-type="float" office:value="0.0100099" calcext:value-type="float">
            <text:p>0.0100099</text:p>
          </table:table-cell>
          <table:table-cell office:value-type="float" office:value="0.00968224" calcext:value-type="float">
            <text:p>0.00968224</text:p>
          </table:table-cell>
          <table:table-cell office:value-type="float" office:value="0.00915945" calcext:value-type="float">
            <text:p>0.00915945</text:p>
          </table:table-cell>
          <table:table-cell office:value-type="float" office:value="0.00904457" calcext:value-type="float">
            <text:p>0.00904457</text:p>
          </table:table-cell>
          <table:table-cell office:value-type="float" office:value="0.00868761" calcext:value-type="float">
            <text:p>0.00868761</text:p>
          </table:table-cell>
          <table:table-cell office:value-type="float" office:value="0.00829158" calcext:value-type="float">
            <text:p>0.00829158</text:p>
          </table:table-cell>
          <table:table-cell office:value-type="float" office:value="0.00821355" calcext:value-type="float">
            <text:p>0.00821355</text:p>
          </table:table-cell>
          <table:table-cell office:value-type="float" office:value="0.00792242" calcext:value-type="float">
            <text:p>0.00792242</text:p>
          </table:table-cell>
          <table:table-cell office:value-type="float" office:value="0.00763647" calcext:value-type="float">
            <text:p>0.00763647</text:p>
          </table:table-cell>
          <table:table-cell office:value-type="float" office:value="0.00722313" calcext:value-type="float">
            <text:p>0.00722313</text:p>
          </table:table-cell>
          <table:table-cell office:value-type="float" office:value="0.00715027" calcext:value-type="float">
            <text:p>0.00715027</text:p>
          </table:table-cell>
          <table:table-cell office:value-type="float" office:value="0.00692704" calcext:value-type="float">
            <text:p>0.00692704</text:p>
          </table:table-cell>
          <table:table-cell office:value-type="float" office:value="0.00658113" calcext:value-type="float">
            <text:p>0.00658113</text:p>
          </table:table-cell>
          <table:table-cell office:value-type="float" office:value="0.00663248" calcext:value-type="float">
            <text:p>0.00663248</text:p>
          </table:table-cell>
          <table:table-cell office:value-type="float" office:value="0.00654975" calcext:value-type="float">
            <text:p>0.00654975</text:p>
          </table:table-cell>
          <table:table-cell office:value-type="float" office:value="0.00630116" calcext:value-type="float">
            <text:p>0.00630116</text:p>
          </table:table-cell>
          <table:table-cell office:value-type="float" office:value="0.00599214" calcext:value-type="float">
            <text:p>0.00599214</text:p>
          </table:table-cell>
          <table:table-cell office:value-type="float" office:value="0.00595555" calcext:value-type="float">
            <text:p>0.00595555</text:p>
          </table:table-cell>
          <table:table-cell office:value-type="float" office:value="0.00588863" calcext:value-type="float">
            <text:p>0.00588863</text:p>
          </table:table-cell>
          <table:table-cell office:value-type="float" office:value="0.00570836" calcext:value-type="float">
            <text:p>0.00570836</text:p>
          </table:table-cell>
          <table:table-cell office:value-type="float" office:value="0.00550054" calcext:value-type="float">
            <text:p>0.00550054</text:p>
          </table:table-cell>
          <table:table-cell office:value-type="float" office:value="0.005303" calcext:value-type="float">
            <text:p>0.005303</text:p>
          </table:table-cell>
          <table:table-cell office:value-type="float" office:value="0.00532733" calcext:value-type="float">
            <text:p>0.00532733</text:p>
          </table:table-cell>
          <table:table-cell office:value-type="float" office:value="0.00497123" calcext:value-type="float">
            <text:p>0.00497123</text:p>
          </table:table-cell>
          <table:table-cell office:value-type="float" office:value="0.00507021" calcext:value-type="float">
            <text:p>0.00507021</text:p>
          </table:table-cell>
          <table:table-cell office:value-type="float" office:value="0.00501193" calcext:value-type="float">
            <text:p>0.00501193</text:p>
          </table:table-cell>
          <table:table-cell office:value-type="float" office:value="0.00498713" calcext:value-type="float">
            <text:p>0.00498713</text:p>
          </table:table-cell>
          <table:table-cell office:value-type="float" office:value="0.00465205" calcext:value-type="float">
            <text:p>0.00465205</text:p>
          </table:table-cell>
          <table:table-cell office:value-type="float" office:value="0.00464348" calcext:value-type="float">
            <text:p>0.00464348</text:p>
          </table:table-cell>
          <table:table-cell office:value-type="float" office:value="0.00459887" calcext:value-type="float">
            <text:p>0.00459887</text:p>
          </table:table-cell>
          <table:table-cell office:value-type="float" office:value="0.00441044" calcext:value-type="float">
            <text:p>0.00441044</text:p>
          </table:table-cell>
          <table:table-cell office:value-type="float" office:value="0.00442243" calcext:value-type="float">
            <text:p>0.00442243</text:p>
          </table:table-cell>
          <table:table-cell office:value-type="float" office:value="0.00426204" calcext:value-type="float">
            <text:p>0.00426204</text:p>
          </table:table-cell>
          <table:table-cell office:value-type="float" office:value="0.00418912" calcext:value-type="float">
            <text:p>0.00418912</text:p>
          </table:table-cell>
          <table:table-cell office:value-type="float" office:value="0.0041644" calcext:value-type="float">
            <text:p>0.0041644</text:p>
          </table:table-cell>
          <table:table-cell office:value-type="float" office:value="0.00408501" calcext:value-type="float">
            <text:p>0.00408501</text:p>
          </table:table-cell>
          <table:table-cell office:value-type="float" office:value="0.00411596" calcext:value-type="float">
            <text:p>0.00411596</text:p>
          </table:table-cell>
          <table:table-cell office:value-type="float" office:value="0.00402673" calcext:value-type="float">
            <text:p>0.00402673</text:p>
          </table:table-cell>
          <table:table-cell office:value-type="float" office:value="0.00392604" calcext:value-type="float">
            <text:p>0.00392604</text:p>
          </table:table-cell>
          <table:table-cell office:value-type="float" office:value="0.00389668" calcext:value-type="float">
            <text:p>0.00389668</text:p>
          </table:table-cell>
          <table:table-cell office:value-type="float" office:value="0.0036649" calcext:value-type="float">
            <text:p>0.0036649</text:p>
          </table:table-cell>
          <table:table-cell office:value-type="float" office:value="0.00375092" calcext:value-type="float">
            <text:p>0.00375092</text:p>
          </table:table-cell>
          <table:table-cell office:value-type="float" office:value="0.00376175" calcext:value-type="float">
            <text:p>0.00376175</text:p>
          </table:table-cell>
          <table:table-cell office:value-type="float" office:value="0.00365324" calcext:value-type="float">
            <text:p>0.00365324</text:p>
          </table:table-cell>
          <table:table-cell office:value-type="float" office:value="0.0037064" calcext:value-type="float">
            <text:p>0.0037064</text:p>
          </table:table-cell>
          <table:table-cell office:value-type="float" office:value="0.00358129" calcext:value-type="float">
            <text:p>0.00358129</text:p>
          </table:table-cell>
          <table:table-cell office:value-type="float" office:value="0.00355218" calcext:value-type="float">
            <text:p>0.00355218</text:p>
          </table:table-cell>
          <table:table-cell office:value-type="float" office:value="0.00341233" calcext:value-type="float">
            <text:p>0.00341233</text:p>
          </table:table-cell>
          <table:table-cell office:value-type="float" office:value="0.00319191" calcext:value-type="float">
            <text:p>0.00319191</text:p>
          </table:table-cell>
          <table:table-cell office:value-type="float" office:value="0.00330662" calcext:value-type="float">
            <text:p>0.00330662</text:p>
          </table:table-cell>
          <table:table-cell office:value-type="float" office:value="0.00332451" calcext:value-type="float">
            <text:p>0.00332451</text:p>
          </table:table-cell>
          <table:table-cell office:value-type="float" office:value="0.00329645" calcext:value-type="float">
            <text:p>0.00329645</text:p>
          </table:table-cell>
          <table:table-cell office:value-type="float" office:value="0.00319904" calcext:value-type="float">
            <text:p>0.00319904</text:p>
          </table:table-cell>
          <table:table-cell office:value-type="float" office:value="0.00312312" calcext:value-type="float">
            <text:p>0.00312312</text:p>
          </table:table-cell>
          <table:table-cell office:value-type="float" office:value="0.0031136" calcext:value-type="float">
            <text:p>0.0031136</text:p>
          </table:table-cell>
          <table:table-cell office:value-type="float" office:value="0.00306097" calcext:value-type="float">
            <text:p>0.0030609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22702" calcext:value-type="float">
            <text:p>0.122702</text:p>
          </table:table-cell>
          <table:table-cell office:value-type="float" office:value="0.0900672" calcext:value-type="float">
            <text:p>0.0900672</text:p>
          </table:table-cell>
          <table:table-cell office:value-type="float" office:value="0.0692974" calcext:value-type="float">
            <text:p>0.0692974</text:p>
          </table:table-cell>
          <table:table-cell office:value-type="float" office:value="0.0551357" calcext:value-type="float">
            <text:p>0.0551357</text:p>
          </table:table-cell>
          <table:table-cell office:value-type="float" office:value="0.0455176" calcext:value-type="float">
            <text:p>0.0455176</text:p>
          </table:table-cell>
          <table:table-cell office:value-type="float" office:value="0.0382656" calcext:value-type="float">
            <text:p>0.0382656</text:p>
          </table:table-cell>
          <table:table-cell office:value-type="float" office:value="0.0330436" calcext:value-type="float">
            <text:p>0.0330436</text:p>
          </table:table-cell>
          <table:table-cell office:value-type="float" office:value="0.0286743" calcext:value-type="float">
            <text:p>0.0286743</text:p>
          </table:table-cell>
          <table:table-cell office:value-type="float" office:value="0.025665" calcext:value-type="float">
            <text:p>0.025665</text:p>
          </table:table-cell>
          <table:table-cell office:value-type="float" office:value="0.0232784" calcext:value-type="float">
            <text:p>0.0232784</text:p>
          </table:table-cell>
          <table:table-cell office:value-type="float" office:value="0.0208951" calcext:value-type="float">
            <text:p>0.0208951</text:p>
          </table:table-cell>
          <table:table-cell office:value-type="float" office:value="0.0194994" calcext:value-type="float">
            <text:p>0.0194994</text:p>
          </table:table-cell>
          <table:table-cell office:value-type="float" office:value="0.0178873" calcext:value-type="float">
            <text:p>0.0178873</text:p>
          </table:table-cell>
          <table:table-cell office:value-type="float" office:value="0.0164612" calcext:value-type="float">
            <text:p>0.0164612</text:p>
          </table:table-cell>
          <table:table-cell office:value-type="float" office:value="0.0153813" calcext:value-type="float">
            <text:p>0.0153813</text:p>
          </table:table-cell>
          <table:table-cell office:value-type="float" office:value="0.0145744" calcext:value-type="float">
            <text:p>0.0145744</text:p>
          </table:table-cell>
          <table:table-cell office:value-type="float" office:value="0.0135971" calcext:value-type="float">
            <text:p>0.0135971</text:p>
          </table:table-cell>
          <table:table-cell office:value-type="float" office:value="0.0129408" calcext:value-type="float">
            <text:p>0.0129408</text:p>
          </table:table-cell>
          <table:table-cell office:value-type="float" office:value="0.0122328" calcext:value-type="float">
            <text:p>0.0122328</text:p>
          </table:table-cell>
          <table:table-cell office:value-type="float" office:value="0.0115356" calcext:value-type="float">
            <text:p>0.0115356</text:p>
          </table:table-cell>
          <table:table-cell office:value-type="float" office:value="0.0110079" calcext:value-type="float">
            <text:p>0.0110079</text:p>
          </table:table-cell>
          <table:table-cell office:value-type="float" office:value="0.0104524" calcext:value-type="float">
            <text:p>0.0104524</text:p>
          </table:table-cell>
          <table:table-cell office:value-type="float" office:value="0.0100301" calcext:value-type="float">
            <text:p>0.0100301</text:p>
          </table:table-cell>
          <table:table-cell office:value-type="float" office:value="0.00955064" calcext:value-type="float">
            <text:p>0.00955064</text:p>
          </table:table-cell>
          <table:table-cell office:value-type="float" office:value="0.00933761" calcext:value-type="float">
            <text:p>0.00933761</text:p>
          </table:table-cell>
          <table:table-cell office:value-type="float" office:value="0.00875277" calcext:value-type="float">
            <text:p>0.00875277</text:p>
          </table:table-cell>
          <table:table-cell office:value-type="float" office:value="0.00849472" calcext:value-type="float">
            <text:p>0.00849472</text:p>
          </table:table-cell>
          <table:table-cell office:value-type="float" office:value="0.00827299" calcext:value-type="float">
            <text:p>0.00827299</text:p>
          </table:table-cell>
          <table:table-cell office:value-type="float" office:value="0.00803946" calcext:value-type="float">
            <text:p>0.00803946</text:p>
          </table:table-cell>
          <table:table-cell office:value-type="float" office:value="0.00781944" calcext:value-type="float">
            <text:p>0.00781944</text:p>
          </table:table-cell>
          <table:table-cell office:value-type="float" office:value="0.00750711" calcext:value-type="float">
            <text:p>0.00750711</text:p>
          </table:table-cell>
          <table:table-cell office:value-type="float" office:value="0.00715052" calcext:value-type="float">
            <text:p>0.00715052</text:p>
          </table:table-cell>
          <table:table-cell office:value-type="float" office:value="0.00702513" calcext:value-type="float">
            <text:p>0.00702513</text:p>
          </table:table-cell>
          <table:table-cell office:value-type="float" office:value="0.00687408" calcext:value-type="float">
            <text:p>0.00687408</text:p>
          </table:table-cell>
          <table:table-cell office:value-type="float" office:value="0.00652217" calcext:value-type="float">
            <text:p>0.00652217</text:p>
          </table:table-cell>
          <table:table-cell office:value-type="float" office:value="0.00654527" calcext:value-type="float">
            <text:p>0.00654527</text:p>
          </table:table-cell>
          <table:table-cell office:value-type="float" office:value="0.00628531" calcext:value-type="float">
            <text:p>0.00628531</text:p>
          </table:table-cell>
          <table:table-cell office:value-type="float" office:value="0.00600543" calcext:value-type="float">
            <text:p>0.00600543</text:p>
          </table:table-cell>
          <table:table-cell office:value-type="float" office:value="0.00580458" calcext:value-type="float">
            <text:p>0.00580458</text:p>
          </table:table-cell>
          <table:table-cell office:value-type="float" office:value="0.0057641" calcext:value-type="float">
            <text:p>0.0057641</text:p>
          </table:table-cell>
          <table:table-cell office:value-type="float" office:value="0.00554444" calcext:value-type="float">
            <text:p>0.00554444</text:p>
          </table:table-cell>
          <table:table-cell office:value-type="float" office:value="0.00540683" calcext:value-type="float">
            <text:p>0.00540683</text:p>
          </table:table-cell>
          <table:table-cell office:value-type="float" office:value="0.00532472" calcext:value-type="float">
            <text:p>0.00532472</text:p>
          </table:table-cell>
          <table:table-cell office:value-type="float" office:value="0.00536614" calcext:value-type="float">
            <text:p>0.00536614</text:p>
          </table:table-cell>
          <table:table-cell office:value-type="float" office:value="0.00513353" calcext:value-type="float">
            <text:p>0.00513353</text:p>
          </table:table-cell>
          <table:table-cell office:value-type="float" office:value="0.00502568" calcext:value-type="float">
            <text:p>0.00502568</text:p>
          </table:table-cell>
          <table:table-cell office:value-type="float" office:value="0.00493296" calcext:value-type="float">
            <text:p>0.00493296</text:p>
          </table:table-cell>
          <table:table-cell office:value-type="float" office:value="0.00478033" calcext:value-type="float">
            <text:p>0.00478033</text:p>
          </table:table-cell>
          <table:table-cell office:value-type="float" office:value="0.00467314" calcext:value-type="float">
            <text:p>0.00467314</text:p>
          </table:table-cell>
          <table:table-cell office:value-type="float" office:value="0.00471169" calcext:value-type="float">
            <text:p>0.00471169</text:p>
          </table:table-cell>
          <table:table-cell office:value-type="float" office:value="0.00449002" calcext:value-type="float">
            <text:p>0.00449002</text:p>
          </table:table-cell>
          <table:table-cell office:value-type="float" office:value="0.00449351" calcext:value-type="float">
            <text:p>0.00449351</text:p>
          </table:table-cell>
          <table:table-cell office:value-type="float" office:value="0.00430563" calcext:value-type="float">
            <text:p>0.00430563</text:p>
          </table:table-cell>
          <table:table-cell office:value-type="float" office:value="0.00422895" calcext:value-type="float">
            <text:p>0.00422895</text:p>
          </table:table-cell>
          <table:table-cell office:value-type="float" office:value="0.00429779" calcext:value-type="float">
            <text:p>0.00429779</text:p>
          </table:table-cell>
          <table:table-cell office:value-type="float" office:value="0.0040668" calcext:value-type="float">
            <text:p>0.0040668</text:p>
          </table:table-cell>
          <table:table-cell office:value-type="float" office:value="0.00401519" calcext:value-type="float">
            <text:p>0.00401519</text:p>
          </table:table-cell>
          <table:table-cell office:value-type="float" office:value="0.00399287" calcext:value-type="float">
            <text:p>0.00399287</text:p>
          </table:table-cell>
          <table:table-cell office:value-type="float" office:value="0.00391101" calcext:value-type="float">
            <text:p>0.00391101</text:p>
          </table:table-cell>
          <table:table-cell office:value-type="float" office:value="0.00381263" calcext:value-type="float">
            <text:p>0.00381263</text:p>
          </table:table-cell>
          <table:table-cell office:value-type="float" office:value="0.00384546" calcext:value-type="float">
            <text:p>0.00384546</text:p>
          </table:table-cell>
          <table:table-cell office:value-type="float" office:value="0.00377963" calcext:value-type="float">
            <text:p>0.00377963</text:p>
          </table:table-cell>
          <table:table-cell office:value-type="float" office:value="0.00364162" calcext:value-type="float">
            <text:p>0.00364162</text:p>
          </table:table-cell>
          <table:table-cell office:value-type="float" office:value="0.0036605" calcext:value-type="float">
            <text:p>0.0036605</text:p>
          </table:table-cell>
          <table:table-cell office:value-type="float" office:value="0.00355334" calcext:value-type="float">
            <text:p>0.00355334</text:p>
          </table:table-cell>
          <table:table-cell office:value-type="float" office:value="0.00346563" calcext:value-type="float">
            <text:p>0.00346563</text:p>
          </table:table-cell>
          <table:table-cell office:value-type="float" office:value="0.00343111" calcext:value-type="float">
            <text:p>0.00343111</text:p>
          </table:table-cell>
          <table:table-cell office:value-type="float" office:value="0.00351263" calcext:value-type="float">
            <text:p>0.00351263</text:p>
          </table:table-cell>
          <table:table-cell office:value-type="float" office:value="0.00333943" calcext:value-type="float">
            <text:p>0.00333943</text:p>
          </table:table-cell>
          <table:table-cell office:value-type="float" office:value="0.003364" calcext:value-type="float">
            <text:p>0.003364</text:p>
          </table:table-cell>
          <table:table-cell office:value-type="float" office:value="0.00322991" calcext:value-type="float">
            <text:p>0.00322991</text:p>
          </table:table-cell>
          <table:table-cell office:value-type="float" office:value="0.00313552" calcext:value-type="float">
            <text:p>0.00313552</text:p>
          </table:table-cell>
          <table:table-cell office:value-type="float" office:value="0.0031777" calcext:value-type="float">
            <text:p>0.0031777</text:p>
          </table:table-cell>
          <table:table-cell office:value-type="float" office:value="0.00327675" calcext:value-type="float">
            <text:p>0.00327675</text:p>
          </table:table-cell>
          <table:table-cell office:value-type="float" office:value="0.00322578" calcext:value-type="float">
            <text:p>0.00322578</text:p>
          </table:table-cell>
          <table:table-cell office:value-type="float" office:value="0.00303755" calcext:value-type="float">
            <text:p>0.00303755</text:p>
          </table:table-cell>
          <table:table-cell office:value-type="float" office:value="0.00304392" calcext:value-type="float">
            <text:p>0.00304392</text:p>
          </table:table-cell>
          <table:table-cell office:value-type="float" office:value="0.00296694" calcext:value-type="float">
            <text:p>0.00296694</text:p>
          </table:table-cell>
          <table:table-cell office:value-type="float" office:value="0.00290559" calcext:value-type="float">
            <text:p>0.0029055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01075" calcext:value-type="float">
            <text:p>0.101075</text:p>
          </table:table-cell>
          <table:table-cell office:value-type="float" office:value="0.080054" calcext:value-type="float">
            <text:p>0.080054</text:p>
          </table:table-cell>
          <table:table-cell office:value-type="float" office:value="0.0653992" calcext:value-type="float">
            <text:p>0.0653992</text:p>
          </table:table-cell>
          <table:table-cell office:value-type="float" office:value="0.0540036" calcext:value-type="float">
            <text:p>0.0540036</text:p>
          </table:table-cell>
          <table:table-cell office:value-type="float" office:value="0.0460707" calcext:value-type="float">
            <text:p>0.0460707</text:p>
          </table:table-cell>
          <table:table-cell office:value-type="float" office:value="0.0395282" calcext:value-type="float">
            <text:p>0.0395282</text:p>
          </table:table-cell>
          <table:table-cell office:value-type="float" office:value="0.0341985" calcext:value-type="float">
            <text:p>0.0341985</text:p>
          </table:table-cell>
          <table:table-cell office:value-type="float" office:value="0.0303763" calcext:value-type="float">
            <text:p>0.0303763</text:p>
          </table:table-cell>
          <table:table-cell office:value-type="float" office:value="0.027117" calcext:value-type="float">
            <text:p>0.027117</text:p>
          </table:table-cell>
          <table:table-cell office:value-type="float" office:value="0.024335" calcext:value-type="float">
            <text:p>0.024335</text:p>
          </table:table-cell>
          <table:table-cell office:value-type="float" office:value="0.0223622" calcext:value-type="float">
            <text:p>0.0223622</text:p>
          </table:table-cell>
          <table:table-cell office:value-type="float" office:value="0.0205049" calcext:value-type="float">
            <text:p>0.0205049</text:p>
          </table:table-cell>
          <table:table-cell office:value-type="float" office:value="0.0189755" calcext:value-type="float">
            <text:p>0.0189755</text:p>
          </table:table-cell>
          <table:table-cell office:value-type="float" office:value="0.0178586" calcext:value-type="float">
            <text:p>0.0178586</text:p>
          </table:table-cell>
          <table:table-cell office:value-type="float" office:value="0.0163659" calcext:value-type="float">
            <text:p>0.0163659</text:p>
          </table:table-cell>
          <table:table-cell office:value-type="float" office:value="0.0153107" calcext:value-type="float">
            <text:p>0.0153107</text:p>
          </table:table-cell>
          <table:table-cell office:value-type="float" office:value="0.0144466" calcext:value-type="float">
            <text:p>0.0144466</text:p>
          </table:table-cell>
          <table:table-cell office:value-type="float" office:value="0.0136156" calcext:value-type="float">
            <text:p>0.0136156</text:p>
          </table:table-cell>
          <table:table-cell office:value-type="float" office:value="0.0129884" calcext:value-type="float">
            <text:p>0.0129884</text:p>
          </table:table-cell>
          <table:table-cell office:value-type="float" office:value="0.0123165" calcext:value-type="float">
            <text:p>0.0123165</text:p>
          </table:table-cell>
          <table:table-cell office:value-type="float" office:value="0.0117255" calcext:value-type="float">
            <text:p>0.0117255</text:p>
          </table:table-cell>
          <table:table-cell office:value-type="float" office:value="0.0110605" calcext:value-type="float">
            <text:p>0.0110605</text:p>
          </table:table-cell>
          <table:table-cell office:value-type="float" office:value="0.010714" calcext:value-type="float">
            <text:p>0.010714</text:p>
          </table:table-cell>
          <table:table-cell office:value-type="float" office:value="0.0102719" calcext:value-type="float">
            <text:p>0.0102719</text:p>
          </table:table-cell>
          <table:table-cell office:value-type="float" office:value="0.00972748" calcext:value-type="float">
            <text:p>0.00972748</text:p>
          </table:table-cell>
          <table:table-cell office:value-type="float" office:value="0.0093927" calcext:value-type="float">
            <text:p>0.0093927</text:p>
          </table:table-cell>
          <table:table-cell office:value-type="float" office:value="0.00903662" calcext:value-type="float">
            <text:p>0.00903662</text:p>
          </table:table-cell>
          <table:table-cell office:value-type="float" office:value="0.00863294" calcext:value-type="float">
            <text:p>0.00863294</text:p>
          </table:table-cell>
          <table:table-cell office:value-type="float" office:value="0.0085406" calcext:value-type="float">
            <text:p>0.0085406</text:p>
          </table:table-cell>
          <table:table-cell office:value-type="float" office:value="0.00831093" calcext:value-type="float">
            <text:p>0.00831093</text:p>
          </table:table-cell>
          <table:table-cell office:value-type="float" office:value="0.00802307" calcext:value-type="float">
            <text:p>0.00802307</text:p>
          </table:table-cell>
          <table:table-cell office:value-type="float" office:value="0.00766923" calcext:value-type="float">
            <text:p>0.00766923</text:p>
          </table:table-cell>
          <table:table-cell office:value-type="float" office:value="0.00748071" calcext:value-type="float">
            <text:p>0.00748071</text:p>
          </table:table-cell>
          <table:table-cell office:value-type="float" office:value="0.00713951" calcext:value-type="float">
            <text:p>0.00713951</text:p>
          </table:table-cell>
          <table:table-cell office:value-type="float" office:value="0.00691113" calcext:value-type="float">
            <text:p>0.00691113</text:p>
          </table:table-cell>
          <table:table-cell office:value-type="float" office:value="0.00699113" calcext:value-type="float">
            <text:p>0.00699113</text:p>
          </table:table-cell>
          <table:table-cell office:value-type="float" office:value="0.00664883" calcext:value-type="float">
            <text:p>0.00664883</text:p>
          </table:table-cell>
          <table:table-cell office:value-type="float" office:value="0.00644075" calcext:value-type="float">
            <text:p>0.00644075</text:p>
          </table:table-cell>
          <table:table-cell office:value-type="float" office:value="0.00630129" calcext:value-type="float">
            <text:p>0.00630129</text:p>
          </table:table-cell>
          <table:table-cell office:value-type="float" office:value="0.00626702" calcext:value-type="float">
            <text:p>0.00626702</text:p>
          </table:table-cell>
          <table:table-cell office:value-type="float" office:value="0.00600941" calcext:value-type="float">
            <text:p>0.00600941</text:p>
          </table:table-cell>
          <table:table-cell office:value-type="float" office:value="0.00584982" calcext:value-type="float">
            <text:p>0.00584982</text:p>
          </table:table-cell>
          <table:table-cell office:value-type="float" office:value="0.00575099" calcext:value-type="float">
            <text:p>0.00575099</text:p>
          </table:table-cell>
          <table:table-cell office:value-type="float" office:value="0.00568177" calcext:value-type="float">
            <text:p>0.00568177</text:p>
          </table:table-cell>
          <table:table-cell office:value-type="float" office:value="0.00534976" calcext:value-type="float">
            <text:p>0.00534976</text:p>
          </table:table-cell>
          <table:table-cell office:value-type="float" office:value="0.00523068" calcext:value-type="float">
            <text:p>0.00523068</text:p>
          </table:table-cell>
          <table:table-cell office:value-type="float" office:value="0.00527182" calcext:value-type="float">
            <text:p>0.00527182</text:p>
          </table:table-cell>
          <table:table-cell office:value-type="float" office:value="0.00506804" calcext:value-type="float">
            <text:p>0.00506804</text:p>
          </table:table-cell>
          <table:table-cell office:value-type="float" office:value="0.00505449" calcext:value-type="float">
            <text:p>0.00505449</text:p>
          </table:table-cell>
          <table:table-cell office:value-type="float" office:value="0.00494493" calcext:value-type="float">
            <text:p>0.00494493</text:p>
          </table:table-cell>
          <table:table-cell office:value-type="float" office:value="0.00484401" calcext:value-type="float">
            <text:p>0.00484401</text:p>
          </table:table-cell>
          <table:table-cell office:value-type="float" office:value="0.00465093" calcext:value-type="float">
            <text:p>0.00465093</text:p>
          </table:table-cell>
          <table:table-cell office:value-type="float" office:value="0.00461589" calcext:value-type="float">
            <text:p>0.00461589</text:p>
          </table:table-cell>
          <table:table-cell office:value-type="float" office:value="0.00453989" calcext:value-type="float">
            <text:p>0.00453989</text:p>
          </table:table-cell>
          <table:table-cell office:value-type="float" office:value="0.00436095" calcext:value-type="float">
            <text:p>0.00436095</text:p>
          </table:table-cell>
          <table:table-cell office:value-type="float" office:value="0.00441506" calcext:value-type="float">
            <text:p>0.00441506</text:p>
          </table:table-cell>
          <table:table-cell office:value-type="float" office:value="0.00437245" calcext:value-type="float">
            <text:p>0.00437245</text:p>
          </table:table-cell>
          <table:table-cell office:value-type="float" office:value="0.00418522" calcext:value-type="float">
            <text:p>0.00418522</text:p>
          </table:table-cell>
          <table:table-cell office:value-type="float" office:value="0.00418565" calcext:value-type="float">
            <text:p>0.00418565</text:p>
          </table:table-cell>
          <table:table-cell office:value-type="float" office:value="0.00414169" calcext:value-type="float">
            <text:p>0.00414169</text:p>
          </table:table-cell>
          <table:table-cell office:value-type="float" office:value="0.00408649" calcext:value-type="float">
            <text:p>0.00408649</text:p>
          </table:table-cell>
          <table:table-cell office:value-type="float" office:value="0.00382267" calcext:value-type="float">
            <text:p>0.00382267</text:p>
          </table:table-cell>
          <table:table-cell office:value-type="float" office:value="0.00387538" calcext:value-type="float">
            <text:p>0.00387538</text:p>
          </table:table-cell>
          <table:table-cell office:value-type="float" office:value="0.00387949" calcext:value-type="float">
            <text:p>0.00387949</text:p>
          </table:table-cell>
          <table:table-cell office:value-type="float" office:value="0.00374085" calcext:value-type="float">
            <text:p>0.00374085</text:p>
          </table:table-cell>
          <table:table-cell office:value-type="float" office:value="0.00387391" calcext:value-type="float">
            <text:p>0.00387391</text:p>
          </table:table-cell>
          <table:table-cell office:value-type="float" office:value="0.00373547" calcext:value-type="float">
            <text:p>0.00373547</text:p>
          </table:table-cell>
          <table:table-cell office:value-type="float" office:value="0.0035639" calcext:value-type="float">
            <text:p>0.0035639</text:p>
          </table:table-cell>
          <table:table-cell office:value-type="float" office:value="0.00364206" calcext:value-type="float">
            <text:p>0.00364206</text:p>
          </table:table-cell>
          <table:table-cell office:value-type="float" office:value="0.00341795" calcext:value-type="float">
            <text:p>0.00341795</text:p>
          </table:table-cell>
          <table:table-cell office:value-type="float" office:value="0.00344296" calcext:value-type="float">
            <text:p>0.00344296</text:p>
          </table:table-cell>
          <table:table-cell office:value-type="float" office:value="0.00340512" calcext:value-type="float">
            <text:p>0.00340512</text:p>
          </table:table-cell>
          <table:table-cell office:value-type="float" office:value="0.00328447" calcext:value-type="float">
            <text:p>0.00328447</text:p>
          </table:table-cell>
          <table:table-cell office:value-type="float" office:value="0.00342135" calcext:value-type="float">
            <text:p>0.00342135</text:p>
          </table:table-cell>
          <table:table-cell office:value-type="float" office:value="0.00339364" calcext:value-type="float">
            <text:p>0.00339364</text:p>
          </table:table-cell>
          <table:table-cell office:value-type="float" office:value="0.00328098" calcext:value-type="float">
            <text:p>0.00328098</text:p>
          </table:table-cell>
          <table:table-cell office:value-type="float" office:value="0.00318566" calcext:value-type="float">
            <text:p>0.00318566</text:p>
          </table:table-cell>
          <table:table-cell office:value-type="float" office:value="0.00309239" calcext:value-type="float">
            <text:p>0.00309239</text:p>
          </table:table-cell>
          <table:table-cell office:value-type="float" office:value="0.00314364" calcext:value-type="float">
            <text:p>0.003143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05112" calcext:value-type="float">
            <text:p>0.105112</text:p>
          </table:table-cell>
          <table:table-cell office:value-type="float" office:value="0.0819835" calcext:value-type="float">
            <text:p>0.0819835</text:p>
          </table:table-cell>
          <table:table-cell office:value-type="float" office:value="0.0662276" calcext:value-type="float">
            <text:p>0.0662276</text:p>
          </table:table-cell>
          <table:table-cell office:value-type="float" office:value="0.0541731" calcext:value-type="float">
            <text:p>0.0541731</text:p>
          </table:table-cell>
          <table:table-cell office:value-type="float" office:value="0.0457734" calcext:value-type="float">
            <text:p>0.0457734</text:p>
          </table:table-cell>
          <table:table-cell office:value-type="float" office:value="0.0390666" calcext:value-type="float">
            <text:p>0.0390666</text:p>
          </table:table-cell>
          <table:table-cell office:value-type="float" office:value="0.0341836" calcext:value-type="float">
            <text:p>0.0341836</text:p>
          </table:table-cell>
          <table:table-cell office:value-type="float" office:value="0.0301491" calcext:value-type="float">
            <text:p>0.0301491</text:p>
          </table:table-cell>
          <table:table-cell office:value-type="float" office:value="0.0268668" calcext:value-type="float">
            <text:p>0.0268668</text:p>
          </table:table-cell>
          <table:table-cell office:value-type="float" office:value="0.0241794" calcext:value-type="float">
            <text:p>0.0241794</text:p>
          </table:table-cell>
          <table:table-cell office:value-type="float" office:value="0.0221132" calcext:value-type="float">
            <text:p>0.0221132</text:p>
          </table:table-cell>
          <table:table-cell office:value-type="float" office:value="0.0202214" calcext:value-type="float">
            <text:p>0.0202214</text:p>
          </table:table-cell>
          <table:table-cell office:value-type="float" office:value="0.0187937" calcext:value-type="float">
            <text:p>0.0187937</text:p>
          </table:table-cell>
          <table:table-cell office:value-type="float" office:value="0.0173591" calcext:value-type="float">
            <text:p>0.0173591</text:p>
          </table:table-cell>
          <table:table-cell office:value-type="float" office:value="0.0161939" calcext:value-type="float">
            <text:p>0.0161939</text:p>
          </table:table-cell>
          <table:table-cell office:value-type="float" office:value="0.0151196" calcext:value-type="float">
            <text:p>0.0151196</text:p>
          </table:table-cell>
          <table:table-cell office:value-type="float" office:value="0.0144331" calcext:value-type="float">
            <text:p>0.0144331</text:p>
          </table:table-cell>
          <table:table-cell office:value-type="float" office:value="0.0135678" calcext:value-type="float">
            <text:p>0.0135678</text:p>
          </table:table-cell>
          <table:table-cell office:value-type="float" office:value="0.0125209" calcext:value-type="float">
            <text:p>0.0125209</text:p>
          </table:table-cell>
          <table:table-cell office:value-type="float" office:value="0.0122041" calcext:value-type="float">
            <text:p>0.0122041</text:p>
          </table:table-cell>
          <table:table-cell office:value-type="float" office:value="0.0115394" calcext:value-type="float">
            <text:p>0.0115394</text:p>
          </table:table-cell>
          <table:table-cell office:value-type="float" office:value="0.0110077" calcext:value-type="float">
            <text:p>0.0110077</text:p>
          </table:table-cell>
          <table:table-cell office:value-type="float" office:value="0.0105861" calcext:value-type="float">
            <text:p>0.0105861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964711" calcext:value-type="float">
            <text:p>0.00964711</text:p>
          </table:table-cell>
          <table:table-cell office:value-type="float" office:value="0.00925317" calcext:value-type="float">
            <text:p>0.00925317</text:p>
          </table:table-cell>
          <table:table-cell office:value-type="float" office:value="0.00902909" calcext:value-type="float">
            <text:p>0.00902909</text:p>
          </table:table-cell>
          <table:table-cell office:value-type="float" office:value="0.00894764" calcext:value-type="float">
            <text:p>0.00894764</text:p>
          </table:table-cell>
          <table:table-cell office:value-type="float" office:value="0.00824364" calcext:value-type="float">
            <text:p>0.00824364</text:p>
          </table:table-cell>
          <table:table-cell office:value-type="float" office:value="0.00799898" calcext:value-type="float">
            <text:p>0.00799898</text:p>
          </table:table-cell>
          <table:table-cell office:value-type="float" office:value="0.00783976" calcext:value-type="float">
            <text:p>0.00783976</text:p>
          </table:table-cell>
          <table:table-cell office:value-type="float" office:value="0.0076251" calcext:value-type="float">
            <text:p>0.0076251</text:p>
          </table:table-cell>
          <table:table-cell office:value-type="float" office:value="0.00754277" calcext:value-type="float">
            <text:p>0.00754277</text:p>
          </table:table-cell>
          <table:table-cell office:value-type="float" office:value="0.00727832" calcext:value-type="float">
            <text:p>0.00727832</text:p>
          </table:table-cell>
          <table:table-cell office:value-type="float" office:value="0.0070062" calcext:value-type="float">
            <text:p>0.0070062</text:p>
          </table:table-cell>
          <table:table-cell office:value-type="float" office:value="0.0067485" calcext:value-type="float">
            <text:p>0.0067485</text:p>
          </table:table-cell>
          <table:table-cell office:value-type="float" office:value="0.00659801" calcext:value-type="float">
            <text:p>0.00659801</text:p>
          </table:table-cell>
          <table:table-cell office:value-type="float" office:value="0.006518" calcext:value-type="float">
            <text:p>0.006518</text:p>
          </table:table-cell>
          <table:table-cell office:value-type="float" office:value="0.00633079" calcext:value-type="float">
            <text:p>0.00633079</text:p>
          </table:table-cell>
          <table:table-cell office:value-type="float" office:value="0.0061572" calcext:value-type="float">
            <text:p>0.0061572</text:p>
          </table:table-cell>
          <table:table-cell office:value-type="float" office:value="0.00614136" calcext:value-type="float">
            <text:p>0.00614136</text:p>
          </table:table-cell>
          <table:table-cell office:value-type="float" office:value="0.00585117" calcext:value-type="float">
            <text:p>0.00585117</text:p>
          </table:table-cell>
          <table:table-cell office:value-type="float" office:value="0.00570019" calcext:value-type="float">
            <text:p>0.00570019</text:p>
          </table:table-cell>
          <table:table-cell office:value-type="float" office:value="0.0055091" calcext:value-type="float">
            <text:p>0.0055091</text:p>
          </table:table-cell>
          <table:table-cell office:value-type="float" office:value="0.00542051" calcext:value-type="float">
            <text:p>0.00542051</text:p>
          </table:table-cell>
          <table:table-cell office:value-type="float" office:value="0.00528234" calcext:value-type="float">
            <text:p>0.00528234</text:p>
          </table:table-cell>
          <table:table-cell office:value-type="float" office:value="0.00529932" calcext:value-type="float">
            <text:p>0.00529932</text:p>
          </table:table-cell>
          <table:table-cell office:value-type="float" office:value="0.00508766" calcext:value-type="float">
            <text:p>0.00508766</text:p>
          </table:table-cell>
          <table:table-cell office:value-type="float" office:value="0.00494016" calcext:value-type="float">
            <text:p>0.00494016</text:p>
          </table:table-cell>
          <table:table-cell office:value-type="float" office:value="0.004782" calcext:value-type="float">
            <text:p>0.004782</text:p>
          </table:table-cell>
          <table:table-cell office:value-type="float" office:value="0.00465855" calcext:value-type="float">
            <text:p>0.00465855</text:p>
          </table:table-cell>
          <table:table-cell office:value-type="float" office:value="0.00486766" calcext:value-type="float">
            <text:p>0.00486766</text:p>
          </table:table-cell>
          <table:table-cell office:value-type="float" office:value="0.00458768" calcext:value-type="float">
            <text:p>0.00458768</text:p>
          </table:table-cell>
          <table:table-cell office:value-type="float" office:value="0.00436407" calcext:value-type="float">
            <text:p>0.00436407</text:p>
          </table:table-cell>
          <table:table-cell office:value-type="float" office:value="0.00436492" calcext:value-type="float">
            <text:p>0.00436492</text:p>
          </table:table-cell>
          <table:table-cell office:value-type="float" office:value="0.00427121" calcext:value-type="float">
            <text:p>0.00427121</text:p>
          </table:table-cell>
          <table:table-cell office:value-type="float" office:value="0.00434196" calcext:value-type="float">
            <text:p>0.00434196</text:p>
          </table:table-cell>
          <table:table-cell office:value-type="float" office:value="0.00416949" calcext:value-type="float">
            <text:p>0.00416949</text:p>
          </table:table-cell>
          <table:table-cell office:value-type="float" office:value="0.00412358" calcext:value-type="float">
            <text:p>0.00412358</text:p>
          </table:table-cell>
          <table:table-cell office:value-type="float" office:value="0.00405742" calcext:value-type="float">
            <text:p>0.00405742</text:p>
          </table:table-cell>
          <table:table-cell office:value-type="float" office:value="0.00377861" calcext:value-type="float">
            <text:p>0.00377861</text:p>
          </table:table-cell>
          <table:table-cell office:value-type="float" office:value="0.00397643" calcext:value-type="float">
            <text:p>0.00397643</text:p>
          </table:table-cell>
          <table:table-cell office:value-type="float" office:value="0.00396561" calcext:value-type="float">
            <text:p>0.00396561</text:p>
          </table:table-cell>
          <table:table-cell office:value-type="float" office:value="0.0037191" calcext:value-type="float">
            <text:p>0.0037191</text:p>
          </table:table-cell>
          <table:table-cell office:value-type="float" office:value="0.00369319" calcext:value-type="float">
            <text:p>0.00369319</text:p>
          </table:table-cell>
          <table:table-cell office:value-type="float" office:value="0.00368281" calcext:value-type="float">
            <text:p>0.00368281</text:p>
          </table:table-cell>
          <table:table-cell office:value-type="float" office:value="0.00353933" calcext:value-type="float">
            <text:p>0.00353933</text:p>
          </table:table-cell>
          <table:table-cell office:value-type="float" office:value="0.00353996" calcext:value-type="float">
            <text:p>0.00353996</text:p>
          </table:table-cell>
          <table:table-cell office:value-type="float" office:value="0.00352527" calcext:value-type="float">
            <text:p>0.00352527</text:p>
          </table:table-cell>
          <table:table-cell office:value-type="float" office:value="0.00337385" calcext:value-type="float">
            <text:p>0.00337385</text:p>
          </table:table-cell>
          <table:table-cell office:value-type="float" office:value="0.00340037" calcext:value-type="float">
            <text:p>0.00340037</text:p>
          </table:table-cell>
          <table:table-cell office:value-type="float" office:value="0.00339709" calcext:value-type="float">
            <text:p>0.00339709</text:p>
          </table:table-cell>
          <table:table-cell office:value-type="float" office:value="0.00321006" calcext:value-type="float">
            <text:p>0.00321006</text:p>
          </table:table-cell>
          <table:table-cell office:value-type="float" office:value="0.0033069" calcext:value-type="float">
            <text:p>0.0033069</text:p>
          </table:table-cell>
          <table:table-cell office:value-type="float" office:value="0.00324286" calcext:value-type="float">
            <text:p>0.00324286</text:p>
          </table:table-cell>
          <table:table-cell office:value-type="float" office:value="0.00313643" calcext:value-type="float">
            <text:p>0.00313643</text:p>
          </table:table-cell>
          <table:table-cell office:value-type="float" office:value="0.00319596" calcext:value-type="float">
            <text:p>0.00319596</text:p>
          </table:table-cell>
          <table:table-cell office:value-type="float" office:value="0.0030943" calcext:value-type="float">
            <text:p>0.0030943</text:p>
          </table:table-cell>
          <table:table-cell office:value-type="float" office:value="0.00309835" calcext:value-type="float">
            <text:p>0.0030983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28924" calcext:value-type="float">
            <text:p>0.128924</text:p>
          </table:table-cell>
          <table:table-cell office:value-type="float" office:value="0.0920558" calcext:value-type="float">
            <text:p>0.0920558</text:p>
          </table:table-cell>
          <table:table-cell office:value-type="float" office:value="0.0697908" calcext:value-type="float">
            <text:p>0.0697908</text:p>
          </table:table-cell>
          <table:table-cell office:value-type="float" office:value="0.0551628" calcext:value-type="float">
            <text:p>0.0551628</text:p>
          </table:table-cell>
          <table:table-cell office:value-type="float" office:value="0.0449985" calcext:value-type="float">
            <text:p>0.0449985</text:p>
          </table:table-cell>
          <table:table-cell office:value-type="float" office:value="0.0379041" calcext:value-type="float">
            <text:p>0.0379041</text:p>
          </table:table-cell>
          <table:table-cell office:value-type="float" office:value="0.0327808" calcext:value-type="float">
            <text:p>0.0327808</text:p>
          </table:table-cell>
          <table:table-cell office:value-type="float" office:value="0.0286779" calcext:value-type="float">
            <text:p>0.0286779</text:p>
          </table:table-cell>
          <table:table-cell office:value-type="float" office:value="0.0251548" calcext:value-type="float">
            <text:p>0.0251548</text:p>
          </table:table-cell>
          <table:table-cell office:value-type="float" office:value="0.0227669" calcext:value-type="float">
            <text:p>0.0227669</text:p>
          </table:table-cell>
          <table:table-cell office:value-type="float" office:value="0.0210164" calcext:value-type="float">
            <text:p>0.0210164</text:p>
          </table:table-cell>
          <table:table-cell office:value-type="float" office:value="0.0187865" calcext:value-type="float">
            <text:p>0.0187865</text:p>
          </table:table-cell>
          <table:table-cell office:value-type="float" office:value="0.0176151" calcext:value-type="float">
            <text:p>0.0176151</text:p>
          </table:table-cell>
          <table:table-cell office:value-type="float" office:value="0.0160193" calcext:value-type="float">
            <text:p>0.0160193</text:p>
          </table:table-cell>
          <table:table-cell office:value-type="float" office:value="0.0151504" calcext:value-type="float">
            <text:p>0.0151504</text:p>
          </table:table-cell>
          <table:table-cell office:value-type="float" office:value="0.0142794" calcext:value-type="float">
            <text:p>0.0142794</text:p>
          </table:table-cell>
          <table:table-cell office:value-type="float" office:value="0.013514" calcext:value-type="float">
            <text:p>0.013514</text:p>
          </table:table-cell>
          <table:table-cell office:value-type="float" office:value="0.0127244" calcext:value-type="float">
            <text:p>0.0127244</text:p>
          </table:table-cell>
          <table:table-cell office:value-type="float" office:value="0.0120485" calcext:value-type="float">
            <text:p>0.0120485</text:p>
          </table:table-cell>
          <table:table-cell office:value-type="float" office:value="0.0113496" calcext:value-type="float">
            <text:p>0.0113496</text:p>
          </table:table-cell>
          <table:table-cell office:value-type="float" office:value="0.0108616" calcext:value-type="float">
            <text:p>0.0108616</text:p>
          </table:table-cell>
          <table:table-cell office:value-type="float" office:value="0.010403" calcext:value-type="float">
            <text:p>0.010403</text:p>
          </table:table-cell>
          <table:table-cell office:value-type="float" office:value="0.009716" calcext:value-type="float">
            <text:p>0.009716</text:p>
          </table:table-cell>
          <table:table-cell office:value-type="float" office:value="0.00943693" calcext:value-type="float">
            <text:p>0.00943693</text:p>
          </table:table-cell>
          <table:table-cell office:value-type="float" office:value="0.00914399" calcext:value-type="float">
            <text:p>0.00914399</text:p>
          </table:table-cell>
          <table:table-cell office:value-type="float" office:value="0.00896952" calcext:value-type="float">
            <text:p>0.00896952</text:p>
          </table:table-cell>
          <table:table-cell office:value-type="float" office:value="0.0084184" calcext:value-type="float">
            <text:p>0.0084184</text:p>
          </table:table-cell>
          <table:table-cell office:value-type="float" office:value="0.00799732" calcext:value-type="float">
            <text:p>0.00799732</text:p>
          </table:table-cell>
          <table:table-cell office:value-type="float" office:value="0.00769752" calcext:value-type="float">
            <text:p>0.00769752</text:p>
          </table:table-cell>
          <table:table-cell office:value-type="float" office:value="0.0074932" calcext:value-type="float">
            <text:p>0.0074932</text:p>
          </table:table-cell>
          <table:table-cell office:value-type="float" office:value="0.00746963" calcext:value-type="float">
            <text:p>0.00746963</text:p>
          </table:table-cell>
          <table:table-cell office:value-type="float" office:value="0.00728654" calcext:value-type="float">
            <text:p>0.00728654</text:p>
          </table:table-cell>
          <table:table-cell office:value-type="float" office:value="0.00685821" calcext:value-type="float">
            <text:p>0.00685821</text:p>
          </table:table-cell>
          <table:table-cell office:value-type="float" office:value="0.00681291" calcext:value-type="float">
            <text:p>0.00681291</text:p>
          </table:table-cell>
          <table:table-cell office:value-type="float" office:value="0.0063424" calcext:value-type="float">
            <text:p>0.0063424</text:p>
          </table:table-cell>
          <table:table-cell office:value-type="float" office:value="0.00648049" calcext:value-type="float">
            <text:p>0.00648049</text:p>
          </table:table-cell>
          <table:table-cell office:value-type="float" office:value="0.00624028" calcext:value-type="float">
            <text:p>0.00624028</text:p>
          </table:table-cell>
          <table:table-cell office:value-type="float" office:value="0.00614709" calcext:value-type="float">
            <text:p>0.00614709</text:p>
          </table:table-cell>
          <table:table-cell office:value-type="float" office:value="0.00589164" calcext:value-type="float">
            <text:p>0.00589164</text:p>
          </table:table-cell>
          <table:table-cell office:value-type="float" office:value="0.00572567" calcext:value-type="float">
            <text:p>0.00572567</text:p>
          </table:table-cell>
          <table:table-cell office:value-type="float" office:value="0.00567449" calcext:value-type="float">
            <text:p>0.00567449</text:p>
          </table:table-cell>
          <table:table-cell office:value-type="float" office:value="0.00555244" calcext:value-type="float">
            <text:p>0.00555244</text:p>
          </table:table-cell>
          <table:table-cell office:value-type="float" office:value="0.00542876" calcext:value-type="float">
            <text:p>0.00542876</text:p>
          </table:table-cell>
          <table:table-cell office:value-type="float" office:value="0.00524055" calcext:value-type="float">
            <text:p>0.00524055</text:p>
          </table:table-cell>
          <table:table-cell office:value-type="float" office:value="0.00490487" calcext:value-type="float">
            <text:p>0.00490487</text:p>
          </table:table-cell>
          <table:table-cell office:value-type="float" office:value="0.00503276" calcext:value-type="float">
            <text:p>0.00503276</text:p>
          </table:table-cell>
          <table:table-cell office:value-type="float" office:value="0.00477502" calcext:value-type="float">
            <text:p>0.00477502</text:p>
          </table:table-cell>
          <table:table-cell office:value-type="float" office:value="0.00481699" calcext:value-type="float">
            <text:p>0.00481699</text:p>
          </table:table-cell>
          <table:table-cell office:value-type="float" office:value="0.00467627" calcext:value-type="float">
            <text:p>0.00467627</text:p>
          </table:table-cell>
          <table:table-cell office:value-type="float" office:value="0.00444181" calcext:value-type="float">
            <text:p>0.00444181</text:p>
          </table:table-cell>
          <table:table-cell office:value-type="float" office:value="0.00431789" calcext:value-type="float">
            <text:p>0.00431789</text:p>
          </table:table-cell>
          <table:table-cell office:value-type="float" office:value="0.00424737" calcext:value-type="float">
            <text:p>0.00424737</text:p>
          </table:table-cell>
          <table:table-cell office:value-type="float" office:value="0.00423433" calcext:value-type="float">
            <text:p>0.00423433</text:p>
          </table:table-cell>
          <table:table-cell office:value-type="float" office:value="0.0042861" calcext:value-type="float">
            <text:p>0.0042861</text:p>
          </table:table-cell>
          <table:table-cell office:value-type="float" office:value="0.00423358" calcext:value-type="float">
            <text:p>0.00423358</text:p>
          </table:table-cell>
          <table:table-cell office:value-type="float" office:value="0.00415856" calcext:value-type="float">
            <text:p>0.00415856</text:p>
          </table:table-cell>
          <table:table-cell office:value-type="float" office:value="0.00391743" calcext:value-type="float">
            <text:p>0.00391743</text:p>
          </table:table-cell>
          <table:table-cell office:value-type="float" office:value="0.00401041" calcext:value-type="float">
            <text:p>0.00401041</text:p>
          </table:table-cell>
          <table:table-cell office:value-type="float" office:value="0.00387339" calcext:value-type="float">
            <text:p>0.00387339</text:p>
          </table:table-cell>
          <table:table-cell office:value-type="float" office:value="0.00377862" calcext:value-type="float">
            <text:p>0.00377862</text:p>
          </table:table-cell>
          <table:table-cell office:value-type="float" office:value="0.0037501" calcext:value-type="float">
            <text:p>0.0037501</text:p>
          </table:table-cell>
          <table:table-cell office:value-type="float" office:value="0.00377429" calcext:value-type="float">
            <text:p>0.00377429</text:p>
          </table:table-cell>
          <table:table-cell office:value-type="float" office:value="0.00369745" calcext:value-type="float">
            <text:p>0.00369745</text:p>
          </table:table-cell>
          <table:table-cell office:value-type="float" office:value="0.00355307" calcext:value-type="float">
            <text:p>0.00355307</text:p>
          </table:table-cell>
          <table:table-cell office:value-type="float" office:value="0.0034851" calcext:value-type="float">
            <text:p>0.0034851</text:p>
          </table:table-cell>
          <table:table-cell office:value-type="float" office:value="0.00330532" calcext:value-type="float">
            <text:p>0.00330532</text:p>
          </table:table-cell>
          <table:table-cell office:value-type="float" office:value="0.00344895" calcext:value-type="float">
            <text:p>0.00344895</text:p>
          </table:table-cell>
          <table:table-cell office:value-type="float" office:value="0.00327024" calcext:value-type="float">
            <text:p>0.00327024</text:p>
          </table:table-cell>
          <table:table-cell office:value-type="float" office:value="0.00346934" calcext:value-type="float">
            <text:p>0.00346934</text:p>
          </table:table-cell>
          <table:table-cell office:value-type="float" office:value="0.0031858" calcext:value-type="float">
            <text:p>0.0031858</text:p>
          </table:table-cell>
          <table:table-cell office:value-type="float" office:value="0.00310583" calcext:value-type="float">
            <text:p>0.00310583</text:p>
          </table:table-cell>
          <table:table-cell office:value-type="float" office:value="0.00320695" calcext:value-type="float">
            <text:p>0.00320695</text:p>
          </table:table-cell>
          <table:table-cell office:value-type="float" office:value="0.00315942" calcext:value-type="float">
            <text:p>0.00315942</text:p>
          </table:table-cell>
          <table:table-cell office:value-type="float" office:value="0.00309507" calcext:value-type="float">
            <text:p>0.00309507</text:p>
          </table:table-cell>
          <table:table-cell office:value-type="float" office:value="0.00302139" calcext:value-type="float">
            <text:p>0.00302139</text:p>
          </table:table-cell>
          <table:table-cell office:value-type="float" office:value="0.00306468" calcext:value-type="float">
            <text:p>0.00306468</text:p>
          </table:table-cell>
          <table:table-cell office:value-type="float" office:value="0.00292801" calcext:value-type="float">
            <text:p>0.00292801</text:p>
          </table:table-cell>
          <table:table-cell office:value-type="float" office:value="0.0028934" calcext:value-type="float">
            <text:p>0.0028934</text:p>
          </table:table-cell>
          <table:table-cell office:value-type="float" office:value="0.0028721" calcext:value-type="float">
            <text:p>0.002872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08665" calcext:value-type="float">
            <text:p>0.108665</text:p>
          </table:table-cell>
          <table:table-cell office:value-type="float" office:value="0.0840727" calcext:value-type="float">
            <text:p>0.0840727</text:p>
          </table:table-cell>
          <table:table-cell office:value-type="float" office:value="0.0671986" calcext:value-type="float">
            <text:p>0.0671986</text:p>
          </table:table-cell>
          <table:table-cell office:value-type="float" office:value="0.0548953" calcext:value-type="float">
            <text:p>0.0548953</text:p>
          </table:table-cell>
          <table:table-cell office:value-type="float" office:value="0.0458074" calcext:value-type="float">
            <text:p>0.0458074</text:p>
          </table:table-cell>
          <table:table-cell office:value-type="float" office:value="0.0390252" calcext:value-type="float">
            <text:p>0.0390252</text:p>
          </table:table-cell>
          <table:table-cell office:value-type="float" office:value="0.0337445" calcext:value-type="float">
            <text:p>0.0337445</text:p>
          </table:table-cell>
          <table:table-cell office:value-type="float" office:value="0.0297953" calcext:value-type="float">
            <text:p>0.0297953</text:p>
          </table:table-cell>
          <table:table-cell office:value-type="float" office:value="0.0265801" calcext:value-type="float">
            <text:p>0.0265801</text:p>
          </table:table-cell>
          <table:table-cell office:value-type="float" office:value="0.0240169" calcext:value-type="float">
            <text:p>0.0240169</text:p>
          </table:table-cell>
          <table:table-cell office:value-type="float" office:value="0.0218708" calcext:value-type="float">
            <text:p>0.0218708</text:p>
          </table:table-cell>
          <table:table-cell office:value-type="float" office:value="0.0199666" calcext:value-type="float">
            <text:p>0.0199666</text:p>
          </table:table-cell>
          <table:table-cell office:value-type="float" office:value="0.0182598" calcext:value-type="float">
            <text:p>0.0182598</text:p>
          </table:table-cell>
          <table:table-cell office:value-type="float" office:value="0.0170804" calcext:value-type="float">
            <text:p>0.0170804</text:p>
          </table:table-cell>
          <table:table-cell office:value-type="float" office:value="0.016053" calcext:value-type="float">
            <text:p>0.016053</text:p>
          </table:table-cell>
          <table:table-cell office:value-type="float" office:value="0.0150594" calcext:value-type="float">
            <text:p>0.0150594</text:p>
          </table:table-cell>
          <table:table-cell office:value-type="float" office:value="0.0142335" calcext:value-type="float">
            <text:p>0.0142335</text:p>
          </table:table-cell>
          <table:table-cell office:value-type="float" office:value="0.0134017" calcext:value-type="float">
            <text:p>0.0134017</text:p>
          </table:table-cell>
          <table:table-cell office:value-type="float" office:value="0.0125625" calcext:value-type="float">
            <text:p>0.0125625</text:p>
          </table:table-cell>
          <table:table-cell office:value-type="float" office:value="0.0119209" calcext:value-type="float">
            <text:p>0.0119209</text:p>
          </table:table-cell>
          <table:table-cell office:value-type="float" office:value="0.0114561" calcext:value-type="float">
            <text:p>0.0114561</text:p>
          </table:table-cell>
          <table:table-cell office:value-type="float" office:value="0.011034" calcext:value-type="float">
            <text:p>0.011034</text:p>
          </table:table-cell>
          <table:table-cell office:value-type="float" office:value="0.0102913" calcext:value-type="float">
            <text:p>0.0102913</text:p>
          </table:table-cell>
          <table:table-cell office:value-type="float" office:value="0.009932" calcext:value-type="float">
            <text:p>0.009932</text:p>
          </table:table-cell>
          <table:table-cell office:value-type="float" office:value="0.00958027" calcext:value-type="float">
            <text:p>0.00958027</text:p>
          </table:table-cell>
          <table:table-cell office:value-type="float" office:value="0.00933538" calcext:value-type="float">
            <text:p>0.00933538</text:p>
          </table:table-cell>
          <table:table-cell office:value-type="float" office:value="0.00886006" calcext:value-type="float">
            <text:p>0.00886006</text:p>
          </table:table-cell>
          <table:table-cell office:value-type="float" office:value="0.00855356" calcext:value-type="float">
            <text:p>0.00855356</text:p>
          </table:table-cell>
          <table:table-cell office:value-type="float" office:value="0.00819529" calcext:value-type="float">
            <text:p>0.00819529</text:p>
          </table:table-cell>
          <table:table-cell office:value-type="float" office:value="0.0080841" calcext:value-type="float">
            <text:p>0.0080841</text:p>
          </table:table-cell>
          <table:table-cell office:value-type="float" office:value="0.00778" calcext:value-type="float">
            <text:p>0.00778</text:p>
          </table:table-cell>
          <table:table-cell office:value-type="float" office:value="0.00737983" calcext:value-type="float">
            <text:p>0.00737983</text:p>
          </table:table-cell>
          <table:table-cell office:value-type="float" office:value="0.00724506" calcext:value-type="float">
            <text:p>0.00724506</text:p>
          </table:table-cell>
          <table:table-cell office:value-type="float" office:value="0.00716518" calcext:value-type="float">
            <text:p>0.00716518</text:p>
          </table:table-cell>
          <table:table-cell office:value-type="float" office:value="0.00688934" calcext:value-type="float">
            <text:p>0.00688934</text:p>
          </table:table-cell>
          <table:table-cell office:value-type="float" office:value="0.00671086" calcext:value-type="float">
            <text:p>0.00671086</text:p>
          </table:table-cell>
          <table:table-cell office:value-type="float" office:value="0.00652697" calcext:value-type="float">
            <text:p>0.00652697</text:p>
          </table:table-cell>
          <table:table-cell office:value-type="float" office:value="0.00640916" calcext:value-type="float">
            <text:p>0.00640916</text:p>
          </table:table-cell>
          <table:table-cell office:value-type="float" office:value="0.00635444" calcext:value-type="float">
            <text:p>0.00635444</text:p>
          </table:table-cell>
          <table:table-cell office:value-type="float" office:value="0.00605871" calcext:value-type="float">
            <text:p>0.00605871</text:p>
          </table:table-cell>
          <table:table-cell office:value-type="float" office:value="0.00591338" calcext:value-type="float">
            <text:p>0.00591338</text:p>
          </table:table-cell>
          <table:table-cell office:value-type="float" office:value="0.00577691" calcext:value-type="float">
            <text:p>0.00577691</text:p>
          </table:table-cell>
          <table:table-cell office:value-type="float" office:value="0.00560792" calcext:value-type="float">
            <text:p>0.00560792</text:p>
          </table:table-cell>
          <table:table-cell office:value-type="float" office:value="0.00545423" calcext:value-type="float">
            <text:p>0.00545423</text:p>
          </table:table-cell>
          <table:table-cell office:value-type="float" office:value="0.00531406" calcext:value-type="float">
            <text:p>0.00531406</text:p>
          </table:table-cell>
          <table:table-cell office:value-type="float" office:value="0.00522728" calcext:value-type="float">
            <text:p>0.00522728</text:p>
          </table:table-cell>
          <table:table-cell office:value-type="float" office:value="0.0051122" calcext:value-type="float">
            <text:p>0.0051122</text:p>
          </table:table-cell>
          <table:table-cell office:value-type="float" office:value="0.00499684" calcext:value-type="float">
            <text:p>0.00499684</text:p>
          </table:table-cell>
          <table:table-cell office:value-type="float" office:value="0.0049064" calcext:value-type="float">
            <text:p>0.0049064</text:p>
          </table:table-cell>
          <table:table-cell office:value-type="float" office:value="0.00488534" calcext:value-type="float">
            <text:p>0.00488534</text:p>
          </table:table-cell>
          <table:table-cell office:value-type="float" office:value="0.00466903" calcext:value-type="float">
            <text:p>0.00466903</text:p>
          </table:table-cell>
          <table:table-cell office:value-type="float" office:value="0.00459317" calcext:value-type="float">
            <text:p>0.00459317</text:p>
          </table:table-cell>
          <table:table-cell office:value-type="float" office:value="0.004538" calcext:value-type="float">
            <text:p>0.004538</text:p>
          </table:table-cell>
          <table:table-cell office:value-type="float" office:value="0.00446875" calcext:value-type="float">
            <text:p>0.00446875</text:p>
          </table:table-cell>
          <table:table-cell office:value-type="float" office:value="0.00428878" calcext:value-type="float">
            <text:p>0.00428878</text:p>
          </table:table-cell>
          <table:table-cell office:value-type="float" office:value="0.00425243" calcext:value-type="float">
            <text:p>0.00425243</text:p>
          </table:table-cell>
          <table:table-cell office:value-type="float" office:value="0.00412003" calcext:value-type="float">
            <text:p>0.00412003</text:p>
          </table:table-cell>
          <table:table-cell office:value-type="float" office:value="0.00422738" calcext:value-type="float">
            <text:p>0.00422738</text:p>
          </table:table-cell>
          <table:table-cell office:value-type="float" office:value="0.00404817" calcext:value-type="float">
            <text:p>0.00404817</text:p>
          </table:table-cell>
          <table:table-cell office:value-type="float" office:value="0.00395511" calcext:value-type="float">
            <text:p>0.00395511</text:p>
          </table:table-cell>
          <table:table-cell office:value-type="float" office:value="0.00393909" calcext:value-type="float">
            <text:p>0.00393909</text:p>
          </table:table-cell>
          <table:table-cell office:value-type="float" office:value="0.00385474" calcext:value-type="float">
            <text:p>0.00385474</text:p>
          </table:table-cell>
          <table:table-cell office:value-type="float" office:value="0.00381113" calcext:value-type="float">
            <text:p>0.00381113</text:p>
          </table:table-cell>
          <table:table-cell office:value-type="float" office:value="0.0038356" calcext:value-type="float">
            <text:p>0.0038356</text:p>
          </table:table-cell>
          <table:table-cell office:value-type="float" office:value="0.0037519" calcext:value-type="float">
            <text:p>0.0037519</text:p>
          </table:table-cell>
          <table:table-cell office:value-type="float" office:value="0.00362583" calcext:value-type="float">
            <text:p>0.00362583</text:p>
          </table:table-cell>
          <table:table-cell office:value-type="float" office:value="0.00353417" calcext:value-type="float">
            <text:p>0.00353417</text:p>
          </table:table-cell>
          <table:table-cell office:value-type="float" office:value="0.00346406" calcext:value-type="float">
            <text:p>0.00346406</text:p>
          </table:table-cell>
          <table:table-cell office:value-type="float" office:value="0.00351906" calcext:value-type="float">
            <text:p>0.00351906</text:p>
          </table:table-cell>
          <table:table-cell office:value-type="float" office:value="0.00343314" calcext:value-type="float">
            <text:p>0.00343314</text:p>
          </table:table-cell>
          <table:table-cell office:value-type="float" office:value="0.00335765" calcext:value-type="float">
            <text:p>0.00335765</text:p>
          </table:table-cell>
          <table:table-cell office:value-type="float" office:value="0.0032635" calcext:value-type="float">
            <text:p>0.0032635</text:p>
          </table:table-cell>
          <table:table-cell office:value-type="float" office:value="0.00321736" calcext:value-type="float">
            <text:p>0.00321736</text:p>
          </table:table-cell>
          <table:table-cell office:value-type="float" office:value="0.00323963" calcext:value-type="float">
            <text:p>0.00323963</text:p>
          </table:table-cell>
          <table:table-cell office:value-type="float" office:value="0.0032689" calcext:value-type="float">
            <text:p>0.0032689</text:p>
          </table:table-cell>
          <table:table-cell office:value-type="float" office:value="0.00322189" calcext:value-type="float">
            <text:p>0.00322189</text:p>
          </table:table-cell>
          <table:table-cell office:value-type="float" office:value="0.00318204" calcext:value-type="float">
            <text:p>0.00318204</text:p>
          </table:table-cell>
          <table:table-cell office:value-type="float" office:value="0.00309614" calcext:value-type="float">
            <text:p>0.00309614</text:p>
          </table:table-cell>
          <table:table-cell office:value-type="float" office:value="0.00297719" calcext:value-type="float">
            <text:p>0.0029771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07958" calcext:value-type="float">
            <text:p>0.107958</text:p>
          </table:table-cell>
          <table:table-cell office:value-type="float" office:value="0.0837482" calcext:value-type="float">
            <text:p>0.0837482</text:p>
          </table:table-cell>
          <table:table-cell office:value-type="float" office:value="0.0667865" calcext:value-type="float">
            <text:p>0.0667865</text:p>
          </table:table-cell>
          <table:table-cell office:value-type="float" office:value="0.0546129" calcext:value-type="float">
            <text:p>0.0546129</text:p>
          </table:table-cell>
          <table:table-cell office:value-type="float" office:value="0.0460897" calcext:value-type="float">
            <text:p>0.0460897</text:p>
          </table:table-cell>
          <table:table-cell office:value-type="float" office:value="0.0389947" calcext:value-type="float">
            <text:p>0.0389947</text:p>
          </table:table-cell>
          <table:table-cell office:value-type="float" office:value="0.0337626" calcext:value-type="float">
            <text:p>0.0337626</text:p>
          </table:table-cell>
          <table:table-cell office:value-type="float" office:value="0.0298643" calcext:value-type="float">
            <text:p>0.0298643</text:p>
          </table:table-cell>
          <table:table-cell office:value-type="float" office:value="0.0264587" calcext:value-type="float">
            <text:p>0.0264587</text:p>
          </table:table-cell>
          <table:table-cell office:value-type="float" office:value="0.0241436" calcext:value-type="float">
            <text:p>0.0241436</text:p>
          </table:table-cell>
          <table:table-cell office:value-type="float" office:value="0.0219074" calcext:value-type="float">
            <text:p>0.0219074</text:p>
          </table:table-cell>
          <table:table-cell office:value-type="float" office:value="0.0202627" calcext:value-type="float">
            <text:p>0.0202627</text:p>
          </table:table-cell>
          <table:table-cell office:value-type="float" office:value="0.0183994" calcext:value-type="float">
            <text:p>0.0183994</text:p>
          </table:table-cell>
          <table:table-cell office:value-type="float" office:value="0.0171181" calcext:value-type="float">
            <text:p>0.0171181</text:p>
          </table:table-cell>
          <table:table-cell office:value-type="float" office:value="0.0161003" calcext:value-type="float">
            <text:p>0.0161003</text:p>
          </table:table-cell>
          <table:table-cell office:value-type="float" office:value="0.0149825" calcext:value-type="float">
            <text:p>0.0149825</text:p>
          </table:table-cell>
          <table:table-cell office:value-type="float" office:value="0.0140643" calcext:value-type="float">
            <text:p>0.0140643</text:p>
          </table:table-cell>
          <table:table-cell office:value-type="float" office:value="0.0133924" calcext:value-type="float">
            <text:p>0.0133924</text:p>
          </table:table-cell>
          <table:table-cell office:value-type="float" office:value="0.0127325" calcext:value-type="float">
            <text:p>0.0127325</text:p>
          </table:table-cell>
          <table:table-cell office:value-type="float" office:value="0.0120851" calcext:value-type="float">
            <text:p>0.0120851</text:p>
          </table:table-cell>
          <table:table-cell office:value-type="float" office:value="0.0114878" calcext:value-type="float">
            <text:p>0.0114878</text:p>
          </table:table-cell>
          <table:table-cell office:value-type="float" office:value="0.0109308" calcext:value-type="float">
            <text:p>0.0109308</text:p>
          </table:table-cell>
          <table:table-cell office:value-type="float" office:value="0.0103379" calcext:value-type="float">
            <text:p>0.0103379</text:p>
          </table:table-cell>
          <table:table-cell office:value-type="float" office:value="0.0101645" calcext:value-type="float">
            <text:p>0.0101645</text:p>
          </table:table-cell>
          <table:table-cell office:value-type="float" office:value="0.0096154" calcext:value-type="float">
            <text:p>0.0096154</text:p>
          </table:table-cell>
          <table:table-cell office:value-type="float" office:value="0.00922501" calcext:value-type="float">
            <text:p>0.00922501</text:p>
          </table:table-cell>
          <table:table-cell office:value-type="float" office:value="0.00888289" calcext:value-type="float">
            <text:p>0.00888289</text:p>
          </table:table-cell>
          <table:table-cell office:value-type="float" office:value="0.00861917" calcext:value-type="float">
            <text:p>0.00861917</text:p>
          </table:table-cell>
          <table:table-cell office:value-type="float" office:value="0.00824004" calcext:value-type="float">
            <text:p>0.00824004</text:p>
          </table:table-cell>
          <table:table-cell office:value-type="float" office:value="0.00805164" calcext:value-type="float">
            <text:p>0.00805164</text:p>
          </table:table-cell>
          <table:table-cell office:value-type="float" office:value="0.00770406" calcext:value-type="float">
            <text:p>0.00770406</text:p>
          </table:table-cell>
          <table:table-cell office:value-type="float" office:value="0.00748763" calcext:value-type="float">
            <text:p>0.00748763</text:p>
          </table:table-cell>
          <table:table-cell office:value-type="float" office:value="0.0071304" calcext:value-type="float">
            <text:p>0.0071304</text:p>
          </table:table-cell>
          <table:table-cell office:value-type="float" office:value="0.00715427" calcext:value-type="float">
            <text:p>0.00715427</text:p>
          </table:table-cell>
          <table:table-cell office:value-type="float" office:value="0.00693822" calcext:value-type="float">
            <text:p>0.00693822</text:p>
          </table:table-cell>
          <table:table-cell office:value-type="float" office:value="0.00659465" calcext:value-type="float">
            <text:p>0.00659465</text:p>
          </table:table-cell>
          <table:table-cell office:value-type="float" office:value="0.00653808" calcext:value-type="float">
            <text:p>0.00653808</text:p>
          </table:table-cell>
          <table:table-cell office:value-type="float" office:value="0.00636642" calcext:value-type="float">
            <text:p>0.00636642</text:p>
          </table:table-cell>
          <table:table-cell office:value-type="float" office:value="0.00624225" calcext:value-type="float">
            <text:p>0.00624225</text:p>
          </table:table-cell>
          <table:table-cell office:value-type="float" office:value="0.00621596" calcext:value-type="float">
            <text:p>0.00621596</text:p>
          </table:table-cell>
          <table:table-cell office:value-type="float" office:value="0.00600193" calcext:value-type="float">
            <text:p>0.00600193</text:p>
          </table:table-cell>
          <table:table-cell office:value-type="float" office:value="0.0057687" calcext:value-type="float">
            <text:p>0.0057687</text:p>
          </table:table-cell>
          <table:table-cell office:value-type="float" office:value="0.00564572" calcext:value-type="float">
            <text:p>0.00564572</text:p>
          </table:table-cell>
          <table:table-cell office:value-type="float" office:value="0.00533501" calcext:value-type="float">
            <text:p>0.00533501</text:p>
          </table:table-cell>
          <table:table-cell office:value-type="float" office:value="0.00543729" calcext:value-type="float">
            <text:p>0.00543729</text:p>
          </table:table-cell>
          <table:table-cell office:value-type="float" office:value="0.00519307" calcext:value-type="float">
            <text:p>0.00519307</text:p>
          </table:table-cell>
          <table:table-cell office:value-type="float" office:value="0.0050442" calcext:value-type="float">
            <text:p>0.0050442</text:p>
          </table:table-cell>
          <table:table-cell office:value-type="float" office:value="0.00501554" calcext:value-type="float">
            <text:p>0.00501554</text:p>
          </table:table-cell>
          <table:table-cell office:value-type="float" office:value="0.00486671" calcext:value-type="float">
            <text:p>0.00486671</text:p>
          </table:table-cell>
          <table:table-cell office:value-type="float" office:value="0.00484104" calcext:value-type="float">
            <text:p>0.00484104</text:p>
          </table:table-cell>
          <table:table-cell office:value-type="float" office:value="0.00472651" calcext:value-type="float">
            <text:p>0.00472651</text:p>
          </table:table-cell>
          <table:table-cell office:value-type="float" office:value="0.00466584" calcext:value-type="float">
            <text:p>0.00466584</text:p>
          </table:table-cell>
          <table:table-cell office:value-type="float" office:value="0.00452219" calcext:value-type="float">
            <text:p>0.00452219</text:p>
          </table:table-cell>
          <table:table-cell office:value-type="float" office:value="0.00445517" calcext:value-type="float">
            <text:p>0.00445517</text:p>
          </table:table-cell>
          <table:table-cell office:value-type="float" office:value="0.00432591" calcext:value-type="float">
            <text:p>0.00432591</text:p>
          </table:table-cell>
          <table:table-cell office:value-type="float" office:value="0.00433978" calcext:value-type="float">
            <text:p>0.00433978</text:p>
          </table:table-cell>
          <table:table-cell office:value-type="float" office:value="0.00422159" calcext:value-type="float">
            <text:p>0.00422159</text:p>
          </table:table-cell>
          <table:table-cell office:value-type="float" office:value="0.0041076" calcext:value-type="float">
            <text:p>0.0041076</text:p>
          </table:table-cell>
          <table:table-cell office:value-type="float" office:value="0.00410992" calcext:value-type="float">
            <text:p>0.00410992</text:p>
          </table:table-cell>
          <table:table-cell office:value-type="float" office:value="0.00399248" calcext:value-type="float">
            <text:p>0.00399248</text:p>
          </table:table-cell>
          <table:table-cell office:value-type="float" office:value="0.00396631" calcext:value-type="float">
            <text:p>0.00396631</text:p>
          </table:table-cell>
          <table:table-cell office:value-type="float" office:value="0.00390663" calcext:value-type="float">
            <text:p>0.00390663</text:p>
          </table:table-cell>
          <table:table-cell office:value-type="float" office:value="0.00376325" calcext:value-type="float">
            <text:p>0.00376325</text:p>
          </table:table-cell>
          <table:table-cell office:value-type="float" office:value="0.00375089" calcext:value-type="float">
            <text:p>0.00375089</text:p>
          </table:table-cell>
          <table:table-cell office:value-type="float" office:value="0.00370621" calcext:value-type="float">
            <text:p>0.00370621</text:p>
          </table:table-cell>
          <table:table-cell office:value-type="float" office:value="0.00363158" calcext:value-type="float">
            <text:p>0.00363158</text:p>
          </table:table-cell>
          <table:table-cell office:value-type="float" office:value="0.00356782" calcext:value-type="float">
            <text:p>0.00356782</text:p>
          </table:table-cell>
          <table:table-cell office:value-type="float" office:value="0.00357179" calcext:value-type="float">
            <text:p>0.00357179</text:p>
          </table:table-cell>
          <table:table-cell office:value-type="float" office:value="0.00356192" calcext:value-type="float">
            <text:p>0.00356192</text:p>
          </table:table-cell>
          <table:table-cell office:value-type="float" office:value="0.00344692" calcext:value-type="float">
            <text:p>0.00344692</text:p>
          </table:table-cell>
          <table:table-cell office:value-type="float" office:value="0.00331358" calcext:value-type="float">
            <text:p>0.00331358</text:p>
          </table:table-cell>
          <table:table-cell office:value-type="float" office:value="0.00335942" calcext:value-type="float">
            <text:p>0.00335942</text:p>
          </table:table-cell>
          <table:table-cell office:value-type="float" office:value="0.00331402" calcext:value-type="float">
            <text:p>0.00331402</text:p>
          </table:table-cell>
          <table:table-cell office:value-type="float" office:value="0.00315596" calcext:value-type="float">
            <text:p>0.00315596</text:p>
          </table:table-cell>
          <table:table-cell office:value-type="float" office:value="0.00335411" calcext:value-type="float">
            <text:p>0.00335411</text:p>
          </table:table-cell>
          <table:table-cell office:value-type="float" office:value="0.00311245" calcext:value-type="float">
            <text:p>0.00311245</text:p>
          </table:table-cell>
          <table:table-cell office:value-type="float" office:value="0.00318839" calcext:value-type="float">
            <text:p>0.00318839</text:p>
          </table:table-cell>
          <table:table-cell office:value-type="float" office:value="0.00312732" calcext:value-type="float">
            <text:p>0.00312732</text:p>
          </table:table-cell>
          <table:table-cell office:value-type="float" office:value="0.00319401" calcext:value-type="float">
            <text:p>0.003194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963042" calcext:value-type="float">
            <text:p>0.0963042</text:p>
          </table:table-cell>
          <table:table-cell office:value-type="float" office:value="0.0778543" calcext:value-type="float">
            <text:p>0.0778543</text:p>
          </table:table-cell>
          <table:table-cell office:value-type="float" office:value="0.0640175" calcext:value-type="float">
            <text:p>0.0640175</text:p>
          </table:table-cell>
          <table:table-cell office:value-type="float" office:value="0.053754" calcext:value-type="float">
            <text:p>0.053754</text:p>
          </table:table-cell>
          <table:table-cell office:value-type="float" office:value="0.0457662" calcext:value-type="float">
            <text:p>0.0457662</text:p>
          </table:table-cell>
          <table:table-cell office:value-type="float" office:value="0.0396696" calcext:value-type="float">
            <text:p>0.0396696</text:p>
          </table:table-cell>
          <table:table-cell office:value-type="float" office:value="0.0346487" calcext:value-type="float">
            <text:p>0.0346487</text:p>
          </table:table-cell>
          <table:table-cell office:value-type="float" office:value="0.030814" calcext:value-type="float">
            <text:p>0.030814</text:p>
          </table:table-cell>
          <table:table-cell office:value-type="float" office:value="0.0273049" calcext:value-type="float">
            <text:p>0.0273049</text:p>
          </table:table-cell>
          <table:table-cell office:value-type="float" office:value="0.0247863" calcext:value-type="float">
            <text:p>0.0247863</text:p>
          </table:table-cell>
          <table:table-cell office:value-type="float" office:value="0.0227696" calcext:value-type="float">
            <text:p>0.0227696</text:p>
          </table:table-cell>
          <table:table-cell office:value-type="float" office:value="0.0208062" calcext:value-type="float">
            <text:p>0.0208062</text:p>
          </table:table-cell>
          <table:table-cell office:value-type="float" office:value="0.0190001" calcext:value-type="float">
            <text:p>0.0190001</text:p>
          </table:table-cell>
          <table:table-cell office:value-type="float" office:value="0.0179647" calcext:value-type="float">
            <text:p>0.0179647</text:p>
          </table:table-cell>
          <table:table-cell office:value-type="float" office:value="0.0165732" calcext:value-type="float">
            <text:p>0.0165732</text:p>
          </table:table-cell>
          <table:table-cell office:value-type="float" office:value="0.0157965" calcext:value-type="float">
            <text:p>0.0157965</text:p>
          </table:table-cell>
          <table:table-cell office:value-type="float" office:value="0.0147024" calcext:value-type="float">
            <text:p>0.0147024</text:p>
          </table:table-cell>
          <table:table-cell office:value-type="float" office:value="0.0137159" calcext:value-type="float">
            <text:p>0.0137159</text:p>
          </table:table-cell>
          <table:table-cell office:value-type="float" office:value="0.0131918" calcext:value-type="float">
            <text:p>0.0131918</text:p>
          </table:table-cell>
          <table:table-cell office:value-type="float" office:value="0.0124728" calcext:value-type="float">
            <text:p>0.0124728</text:p>
          </table:table-cell>
          <table:table-cell office:value-type="float" office:value="0.0118599" calcext:value-type="float">
            <text:p>0.0118599</text:p>
          </table:table-cell>
          <table:table-cell office:value-type="float" office:value="0.0113173" calcext:value-type="float">
            <text:p>0.0113173</text:p>
          </table:table-cell>
          <table:table-cell office:value-type="float" office:value="0.0109296" calcext:value-type="float">
            <text:p>0.0109296</text:p>
          </table:table-cell>
          <table:table-cell office:value-type="float" office:value="0.0106382" calcext:value-type="float">
            <text:p>0.0106382</text:p>
          </table:table-cell>
          <table:table-cell office:value-type="float" office:value="0.00997452" calcext:value-type="float">
            <text:p>0.00997452</text:p>
          </table:table-cell>
          <table:table-cell office:value-type="float" office:value="0.00974853" calcext:value-type="float">
            <text:p>0.00974853</text:p>
          </table:table-cell>
          <table:table-cell office:value-type="float" office:value="0.00915019" calcext:value-type="float">
            <text:p>0.00915019</text:p>
          </table:table-cell>
          <table:table-cell office:value-type="float" office:value="0.00867809" calcext:value-type="float">
            <text:p>0.00867809</text:p>
          </table:table-cell>
          <table:table-cell office:value-type="float" office:value="0.00860654" calcext:value-type="float">
            <text:p>0.00860654</text:p>
          </table:table-cell>
          <table:table-cell office:value-type="float" office:value="0.00820862" calcext:value-type="float">
            <text:p>0.00820862</text:p>
          </table:table-cell>
          <table:table-cell office:value-type="float" office:value="0.00806086" calcext:value-type="float">
            <text:p>0.00806086</text:p>
          </table:table-cell>
          <table:table-cell office:value-type="float" office:value="0.00779693" calcext:value-type="float">
            <text:p>0.00779693</text:p>
          </table:table-cell>
          <table:table-cell office:value-type="float" office:value="0.00742189" calcext:value-type="float">
            <text:p>0.00742189</text:p>
          </table:table-cell>
          <table:table-cell office:value-type="float" office:value="0.00744988" calcext:value-type="float">
            <text:p>0.00744988</text:p>
          </table:table-cell>
          <table:table-cell office:value-type="float" office:value="0.00712702" calcext:value-type="float">
            <text:p>0.00712702</text:p>
          </table:table-cell>
          <table:table-cell office:value-type="float" office:value="0.00697507" calcext:value-type="float">
            <text:p>0.00697507</text:p>
          </table:table-cell>
          <table:table-cell office:value-type="float" office:value="0.00673312" calcext:value-type="float">
            <text:p>0.00673312</text:p>
          </table:table-cell>
          <table:table-cell office:value-type="float" office:value="0.00643645" calcext:value-type="float">
            <text:p>0.00643645</text:p>
          </table:table-cell>
          <table:table-cell office:value-type="float" office:value="0.00641203" calcext:value-type="float">
            <text:p>0.00641203</text:p>
          </table:table-cell>
          <table:table-cell office:value-type="float" office:value="0.00615864" calcext:value-type="float">
            <text:p>0.00615864</text:p>
          </table:table-cell>
          <table:table-cell office:value-type="float" office:value="0.00612325" calcext:value-type="float">
            <text:p>0.00612325</text:p>
          </table:table-cell>
          <table:table-cell office:value-type="float" office:value="0.00583052" calcext:value-type="float">
            <text:p>0.00583052</text:p>
          </table:table-cell>
          <table:table-cell office:value-type="float" office:value="0.00587088" calcext:value-type="float">
            <text:p>0.00587088</text:p>
          </table:table-cell>
          <table:table-cell office:value-type="float" office:value="0.00568204" calcext:value-type="float">
            <text:p>0.00568204</text:p>
          </table:table-cell>
          <table:table-cell office:value-type="float" office:value="0.00553951" calcext:value-type="float">
            <text:p>0.00553951</text:p>
          </table:table-cell>
          <table:table-cell office:value-type="float" office:value="0.00538237" calcext:value-type="float">
            <text:p>0.00538237</text:p>
          </table:table-cell>
          <table:table-cell office:value-type="float" office:value="0.00513786" calcext:value-type="float">
            <text:p>0.00513786</text:p>
          </table:table-cell>
          <table:table-cell office:value-type="float" office:value="0.00526635" calcext:value-type="float">
            <text:p>0.00526635</text:p>
          </table:table-cell>
          <table:table-cell office:value-type="float" office:value="0.0050134" calcext:value-type="float">
            <text:p>0.0050134</text:p>
          </table:table-cell>
          <table:table-cell office:value-type="float" office:value="0.00491543" calcext:value-type="float">
            <text:p>0.00491543</text:p>
          </table:table-cell>
          <table:table-cell office:value-type="float" office:value="0.00498996" calcext:value-type="float">
            <text:p>0.00498996</text:p>
          </table:table-cell>
          <table:table-cell office:value-type="float" office:value="0.00472282" calcext:value-type="float">
            <text:p>0.00472282</text:p>
          </table:table-cell>
          <table:table-cell office:value-type="float" office:value="0.00463638" calcext:value-type="float">
            <text:p>0.00463638</text:p>
          </table:table-cell>
          <table:table-cell office:value-type="float" office:value="0.00464274" calcext:value-type="float">
            <text:p>0.00464274</text:p>
          </table:table-cell>
          <table:table-cell office:value-type="float" office:value="0.00451098" calcext:value-type="float">
            <text:p>0.00451098</text:p>
          </table:table-cell>
          <table:table-cell office:value-type="float" office:value="0.00460624" calcext:value-type="float">
            <text:p>0.00460624</text:p>
          </table:table-cell>
          <table:table-cell office:value-type="float" office:value="0.00447864" calcext:value-type="float">
            <text:p>0.00447864</text:p>
          </table:table-cell>
          <table:table-cell office:value-type="float" office:value="0.0043153" calcext:value-type="float">
            <text:p>0.0043153</text:p>
          </table:table-cell>
          <table:table-cell office:value-type="float" office:value="0.00419141" calcext:value-type="float">
            <text:p>0.00419141</text:p>
          </table:table-cell>
          <table:table-cell office:value-type="float" office:value="0.00416013" calcext:value-type="float">
            <text:p>0.00416013</text:p>
          </table:table-cell>
          <table:table-cell office:value-type="float" office:value="0.00413966" calcext:value-type="float">
            <text:p>0.00413966</text:p>
          </table:table-cell>
          <table:table-cell office:value-type="float" office:value="0.00399474" calcext:value-type="float">
            <text:p>0.00399474</text:p>
          </table:table-cell>
          <table:table-cell office:value-type="float" office:value="0.00388589" calcext:value-type="float">
            <text:p>0.00388589</text:p>
          </table:table-cell>
          <table:table-cell office:value-type="float" office:value="0.00400573" calcext:value-type="float">
            <text:p>0.00400573</text:p>
          </table:table-cell>
          <table:table-cell office:value-type="float" office:value="0.00379561" calcext:value-type="float">
            <text:p>0.00379561</text:p>
          </table:table-cell>
          <table:table-cell office:value-type="float" office:value="0.00387847" calcext:value-type="float">
            <text:p>0.00387847</text:p>
          </table:table-cell>
          <table:table-cell office:value-type="float" office:value="0.00366792" calcext:value-type="float">
            <text:p>0.00366792</text:p>
          </table:table-cell>
          <table:table-cell office:value-type="float" office:value="0.00375681" calcext:value-type="float">
            <text:p>0.00375681</text:p>
          </table:table-cell>
          <table:table-cell office:value-type="float" office:value="0.00374146" calcext:value-type="float">
            <text:p>0.00374146</text:p>
          </table:table-cell>
          <table:table-cell office:value-type="float" office:value="0.00353994" calcext:value-type="float">
            <text:p>0.00353994</text:p>
          </table:table-cell>
          <table:table-cell office:value-type="float" office:value="0.00346343" calcext:value-type="float">
            <text:p>0.00346343</text:p>
          </table:table-cell>
          <table:table-cell office:value-type="float" office:value="0.00359428" calcext:value-type="float">
            <text:p>0.00359428</text:p>
          </table:table-cell>
          <table:table-cell office:value-type="float" office:value="0.0033597" calcext:value-type="float">
            <text:p>0.0033597</text:p>
          </table:table-cell>
          <table:table-cell office:value-type="float" office:value="0.00345302" calcext:value-type="float">
            <text:p>0.00345302</text:p>
          </table:table-cell>
          <table:table-cell office:value-type="float" office:value="0.00332492" calcext:value-type="float">
            <text:p>0.00332492</text:p>
          </table:table-cell>
          <table:table-cell office:value-type="float" office:value="0.00335225" calcext:value-type="float">
            <text:p>0.00335225</text:p>
          </table:table-cell>
          <table:table-cell office:value-type="float" office:value="0.00321225" calcext:value-type="float">
            <text:p>0.00321225</text:p>
          </table:table-cell>
          <table:table-cell office:value-type="float" office:value="0.00318707" calcext:value-type="float">
            <text:p>0.00318707</text:p>
          </table:table-cell>
          <table:table-cell office:value-type="float" office:value="0.00303438" calcext:value-type="float">
            <text:p>0.0030343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994002" calcext:value-type="float">
            <text:p>0.0994002</text:p>
          </table:table-cell>
          <table:table-cell office:value-type="float" office:value="0.0797713" calcext:value-type="float">
            <text:p>0.0797713</text:p>
          </table:table-cell>
          <table:table-cell office:value-type="float" office:value="0.06494" calcext:value-type="float">
            <text:p>0.06494</text:p>
          </table:table-cell>
          <table:table-cell office:value-type="float" office:value="0.0541071" calcext:value-type="float">
            <text:p>0.0541071</text:p>
          </table:table-cell>
          <table:table-cell office:value-type="float" office:value="0.0456794" calcext:value-type="float">
            <text:p>0.0456794</text:p>
          </table:table-cell>
          <table:table-cell office:value-type="float" office:value="0.0393737" calcext:value-type="float">
            <text:p>0.0393737</text:p>
          </table:table-cell>
          <table:table-cell office:value-type="float" office:value="0.0345126" calcext:value-type="float">
            <text:p>0.0345126</text:p>
          </table:table-cell>
          <table:table-cell office:value-type="float" office:value="0.0303256" calcext:value-type="float">
            <text:p>0.0303256</text:p>
          </table:table-cell>
          <table:table-cell office:value-type="float" office:value="0.0271647" calcext:value-type="float">
            <text:p>0.0271647</text:p>
          </table:table-cell>
          <table:table-cell office:value-type="float" office:value="0.024786" calcext:value-type="float">
            <text:p>0.024786</text:p>
          </table:table-cell>
          <table:table-cell office:value-type="float" office:value="0.0225459" calcext:value-type="float">
            <text:p>0.0225459</text:p>
          </table:table-cell>
          <table:table-cell office:value-type="float" office:value="0.0204215" calcext:value-type="float">
            <text:p>0.0204215</text:p>
          </table:table-cell>
          <table:table-cell office:value-type="float" office:value="0.0190971" calcext:value-type="float">
            <text:p>0.0190971</text:p>
          </table:table-cell>
          <table:table-cell office:value-type="float" office:value="0.0177871" calcext:value-type="float">
            <text:p>0.0177871</text:p>
          </table:table-cell>
          <table:table-cell office:value-type="float" office:value="0.0164266" calcext:value-type="float">
            <text:p>0.0164266</text:p>
          </table:table-cell>
          <table:table-cell office:value-type="float" office:value="0.0155581" calcext:value-type="float">
            <text:p>0.0155581</text:p>
          </table:table-cell>
          <table:table-cell office:value-type="float" office:value="0.0146573" calcext:value-type="float">
            <text:p>0.0146573</text:p>
          </table:table-cell>
          <table:table-cell office:value-type="float" office:value="0.0136788" calcext:value-type="float">
            <text:p>0.0136788</text:p>
          </table:table-cell>
          <table:table-cell office:value-type="float" office:value="0.0129175" calcext:value-type="float">
            <text:p>0.0129175</text:p>
          </table:table-cell>
          <table:table-cell office:value-type="float" office:value="0.012265" calcext:value-type="float">
            <text:p>0.012265</text:p>
          </table:table-cell>
          <table:table-cell office:value-type="float" office:value="0.0116361" calcext:value-type="float">
            <text:p>0.0116361</text:p>
          </table:table-cell>
          <table:table-cell office:value-type="float" office:value="0.0112524" calcext:value-type="float">
            <text:p>0.0112524</text:p>
          </table:table-cell>
          <table:table-cell office:value-type="float" office:value="0.0106074" calcext:value-type="float">
            <text:p>0.0106074</text:p>
          </table:table-cell>
          <table:table-cell office:value-type="float" office:value="0.0103038" calcext:value-type="float">
            <text:p>0.0103038</text:p>
          </table:table-cell>
          <table:table-cell office:value-type="float" office:value="0.0099227" calcext:value-type="float">
            <text:p>0.0099227</text:p>
          </table:table-cell>
          <table:table-cell office:value-type="float" office:value="0.00932655" calcext:value-type="float">
            <text:p>0.00932655</text:p>
          </table:table-cell>
          <table:table-cell office:value-type="float" office:value="0.00921126" calcext:value-type="float">
            <text:p>0.00921126</text:p>
          </table:table-cell>
          <table:table-cell office:value-type="float" office:value="0.00880288" calcext:value-type="float">
            <text:p>0.00880288</text:p>
          </table:table-cell>
          <table:table-cell office:value-type="float" office:value="0.00841672" calcext:value-type="float">
            <text:p>0.00841672</text:p>
          </table:table-cell>
          <table:table-cell office:value-type="float" office:value="0.00820399" calcext:value-type="float">
            <text:p>0.00820399</text:p>
          </table:table-cell>
          <table:table-cell office:value-type="float" office:value="0.00808453" calcext:value-type="float">
            <text:p>0.00808453</text:p>
          </table:table-cell>
          <table:table-cell office:value-type="float" office:value="0.00785959" calcext:value-type="float">
            <text:p>0.00785959</text:p>
          </table:table-cell>
          <table:table-cell office:value-type="float" office:value="0.00737065" calcext:value-type="float">
            <text:p>0.00737065</text:p>
          </table:table-cell>
          <table:table-cell office:value-type="float" office:value="0.00722326" calcext:value-type="float">
            <text:p>0.00722326</text:p>
          </table:table-cell>
          <table:table-cell office:value-type="float" office:value="0.00705574" calcext:value-type="float">
            <text:p>0.00705574</text:p>
          </table:table-cell>
          <table:table-cell office:value-type="float" office:value="0.00686087" calcext:value-type="float">
            <text:p>0.00686087</text:p>
          </table:table-cell>
          <table:table-cell office:value-type="float" office:value="0.00670503" calcext:value-type="float">
            <text:p>0.00670503</text:p>
          </table:table-cell>
          <table:table-cell office:value-type="float" office:value="0.00655647" calcext:value-type="float">
            <text:p>0.00655647</text:p>
          </table:table-cell>
          <table:table-cell office:value-type="float" office:value="0.00612468" calcext:value-type="float">
            <text:p>0.00612468</text:p>
          </table:table-cell>
          <table:table-cell office:value-type="float" office:value="0.00637257" calcext:value-type="float">
            <text:p>0.00637257</text:p>
          </table:table-cell>
          <table:table-cell office:value-type="float" office:value="0.0059067" calcext:value-type="float">
            <text:p>0.0059067</text:p>
          </table:table-cell>
          <table:table-cell office:value-type="float" office:value="0.00588678" calcext:value-type="float">
            <text:p>0.00588678</text:p>
          </table:table-cell>
          <table:table-cell office:value-type="float" office:value="0.00578318" calcext:value-type="float">
            <text:p>0.00578318</text:p>
          </table:table-cell>
          <table:table-cell office:value-type="float" office:value="0.00555822" calcext:value-type="float">
            <text:p>0.00555822</text:p>
          </table:table-cell>
          <table:table-cell office:value-type="float" office:value="0.00548328" calcext:value-type="float">
            <text:p>0.00548328</text:p>
          </table:table-cell>
          <table:table-cell office:value-type="float" office:value="0.00534488" calcext:value-type="float">
            <text:p>0.00534488</text:p>
          </table:table-cell>
          <table:table-cell office:value-type="float" office:value="0.00522581" calcext:value-type="float">
            <text:p>0.00522581</text:p>
          </table:table-cell>
          <table:table-cell office:value-type="float" office:value="0.00525098" calcext:value-type="float">
            <text:p>0.00525098</text:p>
          </table:table-cell>
          <table:table-cell office:value-type="float" office:value="0.00512185" calcext:value-type="float">
            <text:p>0.00512185</text:p>
          </table:table-cell>
          <table:table-cell office:value-type="float" office:value="0.00489137" calcext:value-type="float">
            <text:p>0.00489137</text:p>
          </table:table-cell>
          <table:table-cell office:value-type="float" office:value="0.00477913" calcext:value-type="float">
            <text:p>0.00477913</text:p>
          </table:table-cell>
          <table:table-cell office:value-type="float" office:value="0.00475957" calcext:value-type="float">
            <text:p>0.00475957</text:p>
          </table:table-cell>
          <table:table-cell office:value-type="float" office:value="0.00475437" calcext:value-type="float">
            <text:p>0.00475437</text:p>
          </table:table-cell>
          <table:table-cell office:value-type="float" office:value="0.00445932" calcext:value-type="float">
            <text:p>0.00445932</text:p>
          </table:table-cell>
          <table:table-cell office:value-type="float" office:value="0.00450106" calcext:value-type="float">
            <text:p>0.00450106</text:p>
          </table:table-cell>
          <table:table-cell office:value-type="float" office:value="0.0043917" calcext:value-type="float">
            <text:p>0.0043917</text:p>
          </table:table-cell>
          <table:table-cell office:value-type="float" office:value="0.00428998" calcext:value-type="float">
            <text:p>0.00428998</text:p>
          </table:table-cell>
          <table:table-cell office:value-type="float" office:value="0.00424639" calcext:value-type="float">
            <text:p>0.00424639</text:p>
          </table:table-cell>
          <table:table-cell office:value-type="float" office:value="0.00418031" calcext:value-type="float">
            <text:p>0.00418031</text:p>
          </table:table-cell>
          <table:table-cell office:value-type="float" office:value="0.00415098" calcext:value-type="float">
            <text:p>0.00415098</text:p>
          </table:table-cell>
          <table:table-cell office:value-type="float" office:value="0.00398834" calcext:value-type="float">
            <text:p>0.00398834</text:p>
          </table:table-cell>
          <table:table-cell office:value-type="float" office:value="0.003944" calcext:value-type="float">
            <text:p>0.003944</text:p>
          </table:table-cell>
          <table:table-cell office:value-type="float" office:value="0.00396356" calcext:value-type="float">
            <text:p>0.00396356</text:p>
          </table:table-cell>
          <table:table-cell office:value-type="float" office:value="0.00388573" calcext:value-type="float">
            <text:p>0.00388573</text:p>
          </table:table-cell>
          <table:table-cell office:value-type="float" office:value="0.00384408" calcext:value-type="float">
            <text:p>0.00384408</text:p>
          </table:table-cell>
          <table:table-cell office:value-type="float" office:value="0.00375525" calcext:value-type="float">
            <text:p>0.00375525</text:p>
          </table:table-cell>
          <table:table-cell office:value-type="float" office:value="0.00380436" calcext:value-type="float">
            <text:p>0.00380436</text:p>
          </table:table-cell>
          <table:table-cell office:value-type="float" office:value="0.00363606" calcext:value-type="float">
            <text:p>0.00363606</text:p>
          </table:table-cell>
          <table:table-cell office:value-type="float" office:value="0.00360364" calcext:value-type="float">
            <text:p>0.00360364</text:p>
          </table:table-cell>
          <table:table-cell office:value-type="float" office:value="0.00359155" calcext:value-type="float">
            <text:p>0.00359155</text:p>
          </table:table-cell>
          <table:table-cell office:value-type="float" office:value="0.00345068" calcext:value-type="float">
            <text:p>0.00345068</text:p>
          </table:table-cell>
          <table:table-cell office:value-type="float" office:value="0.00347482" calcext:value-type="float">
            <text:p>0.00347482</text:p>
          </table:table-cell>
          <table:table-cell office:value-type="float" office:value="0.00339536" calcext:value-type="float">
            <text:p>0.00339536</text:p>
          </table:table-cell>
          <table:table-cell office:value-type="float" office:value="0.00334902" calcext:value-type="float">
            <text:p>0.00334902</text:p>
          </table:table-cell>
          <table:table-cell office:value-type="float" office:value="0.00334115" calcext:value-type="float">
            <text:p>0.00334115</text:p>
          </table:table-cell>
          <table:table-cell office:value-type="float" office:value="0.0032846" calcext:value-type="float">
            <text:p>0.0032846</text:p>
          </table:table-cell>
          <table:table-cell office:value-type="float" office:value="0.0031534" calcext:value-type="float">
            <text:p>0.0031534</text:p>
          </table:table-cell>
          <table:table-cell office:value-type="float" office:value="0.00317132" calcext:value-type="float">
            <text:p>0.00317132</text:p>
          </table:table-cell>
          <table:table-cell office:value-type="float" office:value="0.00308441" calcext:value-type="float">
            <text:p>0.00308441</text:p>
          </table:table-cell>
          <table:table-cell table:number-columns-repeated="11"/>
        </table:table-row>
        <table:table-row table:style-name="ro1">
          <table:table-cell/>
          <table:table-cell table:formula="of:=AVERAGE([.B99:.B124])" office:value-type="float" office:value="0.112450026923077" calcext:value-type="float">
            <text:p>0.112450026923077</text:p>
          </table:table-cell>
          <table:table-cell table:formula="of:=AVERAGE([.C99:.C124])" office:value-type="float" office:value="0.0851964384615385" calcext:value-type="float">
            <text:p>0.085196438461539</text:p>
          </table:table-cell>
          <table:table-cell table:formula="of:=AVERAGE([.D99:.D124])" office:value-type="float" office:value="0.0672025423076923" calcext:value-type="float">
            <text:p>0.067202542307692</text:p>
          </table:table-cell>
          <table:table-cell table:formula="of:=AVERAGE([.E99:.E124])" office:value-type="float" office:value="0.0545661384615385" calcext:value-type="float">
            <text:p>0.054566138461539</text:p>
          </table:table-cell>
          <table:table-cell table:formula="of:=AVERAGE([.F99:.F124])" office:value-type="float" office:value="0.0454855461538462" calcext:value-type="float">
            <text:p>0.045485546153846</text:p>
          </table:table-cell>
          <table:table-cell table:formula="of:=AVERAGE([.G99:.G124])" office:value-type="float" office:value="0.0387435461538461" calcext:value-type="float">
            <text:p>0.038743546153846</text:p>
          </table:table-cell>
          <table:table-cell table:formula="of:=AVERAGE([.H99:.H124])" office:value-type="float" office:value="0.0336352923076923" calcext:value-type="float">
            <text:p>0.033635292307692</text:p>
          </table:table-cell>
          <table:table-cell table:formula="of:=AVERAGE([.I99:.I124])" office:value-type="float" office:value="0.0295872423076923" calcext:value-type="float">
            <text:p>0.029587242307692</text:p>
          </table:table-cell>
          <table:table-cell table:formula="of:=AVERAGE([.J99:.J124])" office:value-type="float" office:value="0.0263865884615385" calcext:value-type="float">
            <text:p>0.026386588461539</text:p>
          </table:table-cell>
          <table:table-cell table:formula="of:=AVERAGE([.K99:.K124])" office:value-type="float" office:value="0.0238147423076923" calcext:value-type="float">
            <text:p>0.023814742307692</text:p>
          </table:table-cell>
          <table:table-cell table:formula="of:=AVERAGE([.L99:.L124])" office:value-type="float" office:value="0.0217274076923077" calcext:value-type="float">
            <text:p>0.021727407692308</text:p>
          </table:table-cell>
          <table:table-cell table:formula="of:=AVERAGE([.M99:.M124])" office:value-type="float" office:value="0.0198634692307692" calcext:value-type="float">
            <text:p>0.019863469230769</text:p>
          </table:table-cell>
          <table:table-cell table:formula="of:=AVERAGE([.N99:.N124])" office:value-type="float" office:value="0.0183267538461538" calcext:value-type="float">
            <text:p>0.018326753846154</text:p>
          </table:table-cell>
          <table:table-cell table:formula="of:=AVERAGE([.O99:.O124])" office:value-type="float" office:value="0.0170685576923077" calcext:value-type="float">
            <text:p>0.017068557692308</text:p>
          </table:table-cell>
          <table:table-cell table:formula="of:=AVERAGE([.P99:.P124])" office:value-type="float" office:value="0.0158993884615385" calcext:value-type="float">
            <text:p>0.015899388461539</text:p>
          </table:table-cell>
          <table:table-cell table:formula="of:=AVERAGE([.Q99:.Q124])" office:value-type="float" office:value="0.0149381076923077" calcext:value-type="float">
            <text:p>0.014938107692308</text:p>
          </table:table-cell>
          <table:table-cell table:formula="of:=AVERAGE([.R99:.R124])" office:value-type="float" office:value="0.0140277153846154" calcext:value-type="float">
            <text:p>0.014027715384615</text:p>
          </table:table-cell>
          <table:table-cell table:formula="of:=AVERAGE([.S99:.S124])" office:value-type="float" office:value="0.01325285" calcext:value-type="float">
            <text:p>0.01325285</text:p>
          </table:table-cell>
          <table:table-cell table:formula="of:=AVERAGE([.T99:.T124])" office:value-type="float" office:value="0.0125261153846154" calcext:value-type="float">
            <text:p>0.012526115384615</text:p>
          </table:table-cell>
          <table:table-cell table:formula="of:=AVERAGE([.U99:.U124])" office:value-type="float" office:value="0.0119143307692308" calcext:value-type="float">
            <text:p>0.011914330769231</text:p>
          </table:table-cell>
          <table:table-cell table:formula="of:=AVERAGE([.V99:.V124])" office:value-type="float" office:value="0.0113397" calcext:value-type="float">
            <text:p>0.0113397</text:p>
          </table:table-cell>
          <table:table-cell table:formula="of:=AVERAGE([.W99:.W124])" office:value-type="float" office:value="0.0108429038461538" calcext:value-type="float">
            <text:p>0.010842903846154</text:p>
          </table:table-cell>
          <table:table-cell table:formula="of:=AVERAGE([.X99:.X124])" office:value-type="float" office:value="0.0103315503846154" calcext:value-type="float">
            <text:p>0.010331550384615</text:p>
          </table:table-cell>
          <table:table-cell table:formula="of:=AVERAGE([.Y99:.Y124])" office:value-type="float" office:value="0.00994977730769231" calcext:value-type="float">
            <text:p>0.009949777307692</text:p>
          </table:table-cell>
          <table:table-cell table:formula="of:=AVERAGE([.Z99:.Z124])" office:value-type="float" office:value="0.00954386961538462" calcext:value-type="float">
            <text:p>0.009543869615385</text:p>
          </table:table-cell>
          <table:table-cell table:formula="of:=AVERAGE([.AA99:.AA124])" office:value-type="float" office:value="0.00918631653846154" calcext:value-type="float">
            <text:p>0.009186316538462</text:p>
          </table:table-cell>
          <table:table-cell table:formula="of:=AVERAGE([.AB99:.AB124])" office:value-type="float" office:value="0.00881968461538462" calcext:value-type="float">
            <text:p>0.008819684615385</text:p>
          </table:table-cell>
          <table:table-cell table:formula="of:=AVERAGE([.AC99:.AC124])" office:value-type="float" office:value="0.00854444615384615" calcext:value-type="float">
            <text:p>0.008544446153846</text:p>
          </table:table-cell>
          <table:table-cell table:formula="of:=AVERAGE([.AD99:.AD124])" office:value-type="float" office:value="0.00819409461538462" calcext:value-type="float">
            <text:p>0.008194094615385</text:p>
          </table:table-cell>
          <table:table-cell table:formula="of:=AVERAGE([.AE99:.AE124])" office:value-type="float" office:value="0.00794394692307692" calcext:value-type="float">
            <text:p>0.007943946923077</text:p>
          </table:table-cell>
          <table:table-cell table:formula="of:=AVERAGE([.AF99:.AF124])" office:value-type="float" office:value="0.00772671653846154" calcext:value-type="float">
            <text:p>0.007726716538462</text:p>
          </table:table-cell>
          <table:table-cell table:formula="of:=AVERAGE([.AG99:.AG124])" office:value-type="float" office:value="0.00746443461538462" calcext:value-type="float">
            <text:p>0.007464434615385</text:p>
          </table:table-cell>
          <table:table-cell table:formula="of:=AVERAGE([.AH99:.AH124])" office:value-type="float" office:value="0.00721867" calcext:value-type="float">
            <text:p>0.00721867</text:p>
          </table:table-cell>
          <table:table-cell table:formula="of:=AVERAGE([.AI99:.AI124])" office:value-type="float" office:value="0.00702256653846154" calcext:value-type="float">
            <text:p>0.007022566538462</text:p>
          </table:table-cell>
          <table:table-cell table:formula="of:=AVERAGE([.AJ99:.AJ124])" office:value-type="float" office:value="0.00680759153846154" calcext:value-type="float">
            <text:p>0.006807591538462</text:p>
          </table:table-cell>
          <table:table-cell table:formula="of:=AVERAGE([.AK99:.AK124])" office:value-type="float" office:value="0.00664207307692308" calcext:value-type="float">
            <text:p>0.006642073076923</text:p>
          </table:table-cell>
          <table:table-cell table:formula="of:=AVERAGE([.AL99:.AL124])" office:value-type="float" office:value="0.00647039230769231" calcext:value-type="float">
            <text:p>0.006470392307692</text:p>
          </table:table-cell>
          <table:table-cell table:formula="of:=AVERAGE([.AM99:.AM124])" office:value-type="float" office:value="0.00627269" calcext:value-type="float">
            <text:p>0.00627269</text:p>
          </table:table-cell>
          <table:table-cell table:formula="of:=AVERAGE([.AN99:.AN124])" office:value-type="float" office:value="0.00612713" calcext:value-type="float">
            <text:p>0.00612713</text:p>
          </table:table-cell>
          <table:table-cell table:formula="of:=AVERAGE([.AO99:.AO124])" office:value-type="float" office:value="0.00598765384615384" calcext:value-type="float">
            <text:p>0.005987653846154</text:p>
          </table:table-cell>
          <table:table-cell table:formula="of:=AVERAGE([.AP99:.AP124])" office:value-type="float" office:value="0.00584486769230769" calcext:value-type="float">
            <text:p>0.005844867692308</text:p>
          </table:table-cell>
          <table:table-cell table:formula="of:=AVERAGE([.AQ99:.AQ124])" office:value-type="float" office:value="0.00567604076923077" calcext:value-type="float">
            <text:p>0.005676040769231</text:p>
          </table:table-cell>
          <table:table-cell table:formula="of:=AVERAGE([.AR99:.AR124])" office:value-type="float" office:value="0.00556313076923077" calcext:value-type="float">
            <text:p>0.005563130769231</text:p>
          </table:table-cell>
          <table:table-cell table:formula="of:=AVERAGE([.AS99:.AS124])" office:value-type="float" office:value="0.00543419884615385" calcext:value-type="float">
            <text:p>0.005434198846154</text:p>
          </table:table-cell>
          <table:table-cell table:formula="of:=AVERAGE([.AT99:.AT124])" office:value-type="float" office:value="0.00528423384615385" calcext:value-type="float">
            <text:p>0.005284233846154</text:p>
          </table:table-cell>
          <table:table-cell table:formula="of:=AVERAGE([.AU99:.AU124])" office:value-type="float" office:value="0.00518227461538462" calcext:value-type="float">
            <text:p>0.005182274615385</text:p>
          </table:table-cell>
          <table:table-cell table:formula="of:=AVERAGE([.AV99:.AV124])" office:value-type="float" office:value="0.00506245423076923" calcext:value-type="float">
            <text:p>0.005062454230769</text:p>
          </table:table-cell>
          <table:table-cell table:formula="of:=AVERAGE([.AW99:.AW124])" office:value-type="float" office:value="0.00498649230769231" calcext:value-type="float">
            <text:p>0.004986492307692</text:p>
          </table:table-cell>
          <table:table-cell table:formula="of:=AVERAGE([.AX99:.AX124])" office:value-type="float" office:value="0.00487775730769231" calcext:value-type="float">
            <text:p>0.004877757307692</text:p>
          </table:table-cell>
          <table:table-cell table:formula="of:=AVERAGE([.AY99:.AY124])" office:value-type="float" office:value="0.00476045230769231" calcext:value-type="float">
            <text:p>0.004760452307692</text:p>
          </table:table-cell>
          <table:table-cell table:formula="of:=AVERAGE([.AZ99:.AZ124])" office:value-type="float" office:value="0.00465423615384615" calcext:value-type="float">
            <text:p>0.004654236153846</text:p>
          </table:table-cell>
          <table:table-cell table:formula="of:=AVERAGE([.BA99:.BA124])" office:value-type="float" office:value="0.00460837115384615" calcext:value-type="float">
            <text:p>0.004608371153846</text:p>
          </table:table-cell>
          <table:table-cell table:formula="of:=AVERAGE([.BB99:.BB124])" office:value-type="float" office:value="0.004492015" calcext:value-type="float">
            <text:p>0.004492015</text:p>
          </table:table-cell>
          <table:table-cell table:formula="of:=AVERAGE([.BC99:.BC124])" office:value-type="float" office:value="0.00442187346153846" calcext:value-type="float">
            <text:p>0.004421873461538</text:p>
          </table:table-cell>
          <table:table-cell table:formula="of:=AVERAGE([.BD99:.BD124])" office:value-type="float" office:value="0.004335825" calcext:value-type="float">
            <text:p>0.004335825</text:p>
          </table:table-cell>
          <table:table-cell table:formula="of:=AVERAGE([.BE99:.BE124])" office:value-type="float" office:value="0.00426761115384615" calcext:value-type="float">
            <text:p>0.004267611153846</text:p>
          </table:table-cell>
          <table:table-cell table:formula="of:=AVERAGE([.BF99:.BF124])" office:value-type="float" office:value="0.00417994461538462" calcext:value-type="float">
            <text:p>0.004179944615385</text:p>
          </table:table-cell>
          <table:table-cell table:formula="of:=AVERAGE([.BG99:.BG124])" office:value-type="float" office:value="0.00411856692307692" calcext:value-type="float">
            <text:p>0.004118566923077</text:p>
          </table:table-cell>
          <table:table-cell table:formula="of:=AVERAGE([.BH99:.BH124])" office:value-type="float" office:value="0.00402956076923077" calcext:value-type="float">
            <text:p>0.004029560769231</text:p>
          </table:table-cell>
          <table:table-cell table:formula="of:=AVERAGE([.BI99:.BI124])" office:value-type="float" office:value="0.00396994461538461" calcext:value-type="float">
            <text:p>0.003969944615385</text:p>
          </table:table-cell>
          <table:table-cell table:formula="of:=AVERAGE([.BJ99:.BJ124])" office:value-type="float" office:value="0.00390578461538462" calcext:value-type="float">
            <text:p>0.003905784615385</text:p>
          </table:table-cell>
          <table:table-cell table:formula="of:=AVERAGE([.BK99:.BK124])" office:value-type="float" office:value="0.00384784307692308" calcext:value-type="float">
            <text:p>0.003847843076923</text:p>
          </table:table-cell>
          <table:table-cell table:formula="of:=AVERAGE([.BL99:.BL124])" office:value-type="float" office:value="0.00378543807692308" calcext:value-type="float">
            <text:p>0.003785438076923</text:p>
          </table:table-cell>
          <table:table-cell table:formula="of:=AVERAGE([.BM99:.BM124])" office:value-type="float" office:value="0.00373233653846154" calcext:value-type="float">
            <text:p>0.003732336538462</text:p>
          </table:table-cell>
          <table:table-cell table:formula="of:=AVERAGE([.BN99:.BN124])" office:value-type="float" office:value="0.00367527846153846" calcext:value-type="float">
            <text:p>0.003675278461538</text:p>
          </table:table-cell>
          <table:table-cell table:formula="of:=AVERAGE([.BO99:.BO124])" office:value-type="float" office:value="0.00363214307692308" calcext:value-type="float">
            <text:p>0.003632143076923</text:p>
          </table:table-cell>
          <table:table-cell table:formula="of:=AVERAGE([.BP99:.BP124])" office:value-type="float" office:value="0.00356255961538462" calcext:value-type="float">
            <text:p>0.003562559615385</text:p>
          </table:table-cell>
          <table:table-cell table:formula="of:=AVERAGE([.BQ99:.BQ124])" office:value-type="float" office:value="0.00349891615384615" calcext:value-type="float">
            <text:p>0.003498916153846</text:p>
          </table:table-cell>
          <table:table-cell table:formula="of:=AVERAGE([.BR99:.BR124])" office:value-type="float" office:value="0.00349405" calcext:value-type="float">
            <text:p>0.00349405</text:p>
          </table:table-cell>
          <table:table-cell table:formula="of:=AVERAGE([.BS99:.BS124])" office:value-type="float" office:value="0.00340510615384615" calcext:value-type="float">
            <text:p>0.003405106153846</text:p>
          </table:table-cell>
          <table:table-cell table:formula="of:=AVERAGE([.BT99:.BT124])" office:value-type="float" office:value="0.00333274269230769" calcext:value-type="float">
            <text:p>0.003332742692308</text:p>
          </table:table-cell>
          <table:table-cell table:formula="of:=AVERAGE([.BU99:.BU124])" office:value-type="float" office:value="0.00332072" calcext:value-type="float">
            <text:p>0.00332072</text:p>
          </table:table-cell>
          <table:table-cell table:formula="of:=AVERAGE([.BV99:.BV124])" office:value-type="float" office:value="0.00325744576923077" calcext:value-type="float">
            <text:p>0.003257445769231</text:p>
          </table:table-cell>
          <table:table-cell table:formula="of:=AVERAGE([.BW99:.BW124])" office:value-type="float" office:value="0.00324321692307692" calcext:value-type="float">
            <text:p>0.003243216923077</text:p>
          </table:table-cell>
          <table:table-cell table:formula="of:=AVERAGE([.BX99:.BX124])" office:value-type="float" office:value="0.00319950192307692" calcext:value-type="float">
            <text:p>0.003199501923077</text:p>
          </table:table-cell>
          <table:table-cell table:formula="of:=AVERAGE([.BY99:.BY124])" office:value-type="float" office:value="0.00315511115384615" calcext:value-type="float">
            <text:p>0.003155111153846</text:p>
          </table:table-cell>
          <table:table-cell table:formula="of:=AVERAGE([.BZ99:.BZ124])" office:value-type="float" office:value="0.00309334846153846" calcext:value-type="float">
            <text:p>0.003093348461538</text:p>
          </table:table-cell>
          <table:table-cell table:formula="of:=AVERAGE([.CA99:.CA124])" office:value-type="float" office:value="0.00304482653846154" calcext:value-type="float">
            <text:p>0.003044826538462</text:p>
          </table:table-cell>
          <table:table-cell table:formula="of:=AVERAGE([.CB99:.CB124])" office:value-type="float" office:value="0.00301472653846154" calcext:value-type="float">
            <text:p>0.003014726538462</text:p>
          </table:table-cell>
          <table:table-cell table:number-columns-repeated="11"/>
        </table:table-row>
      </table:table>
      <table:table table:name="Selected intergenic region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hr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754882" calcext:value-type="float">
            <text:p>754882</text:p>
          </table:table-cell>
          <table:table-cell office:value-type="float" office:value="754883" calcext:value-type="float">
            <text:p>754883</text:p>
          </table:table-cell>
          <table:table-cell table:formula="of:=[.C2]-[.B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693152" calcext:value-type="float">
            <text:p>693152</text:p>
          </table:table-cell>
          <table:table-cell office:value-type="float" office:value="693153" calcext:value-type="float">
            <text:p>693153</text:p>
          </table:table-cell>
          <table:table-cell table:formula="of:=[.C3]-[.B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72069" calcext:value-type="float">
            <text:p>72069</text:p>
          </table:table-cell>
          <table:table-cell office:value-type="float" office:value="72070" calcext:value-type="float">
            <text:p>72070</text:p>
          </table:table-cell>
          <table:table-cell table:formula="of:=[.C4]-[.B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589162" calcext:value-type="float">
            <text:p>2589162</text:p>
          </table:table-cell>
          <table:table-cell office:value-type="float" office:value="2589163" calcext:value-type="float">
            <text:p>2589163</text:p>
          </table:table-cell>
          <table:table-cell table:formula="of:=[.C5]-[.B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KMD01000252.1</text:p>
          </table:table-cell>
          <table:table-cell office:value-type="float" office:value="59193" calcext:value-type="float">
            <text:p>59193</text:p>
          </table:table-cell>
          <table:table-cell office:value-type="float" office:value="59194" calcext:value-type="float">
            <text:p>59194</text:p>
          </table:table-cell>
          <table:table-cell table:formula="of:=[.C6]-[.B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715235" calcext:value-type="float">
            <text:p>4715235</text:p>
          </table:table-cell>
          <table:table-cell office:value-type="float" office:value="4715241" calcext:value-type="float">
            <text:p>4715241</text:p>
          </table:table-cell>
          <table:table-cell table:formula="of:=[.C7]-[.B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425511" calcext:value-type="float">
            <text:p>5425511</text:p>
          </table:table-cell>
          <table:table-cell office:value-type="float" office:value="5425517" calcext:value-type="float">
            <text:p>5425517</text:p>
          </table:table-cell>
          <table:table-cell table:formula="of:=[.C8]-[.B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730028" calcext:value-type="float">
            <text:p>1730028</text:p>
          </table:table-cell>
          <table:table-cell office:value-type="float" office:value="1730034" calcext:value-type="float">
            <text:p>1730034</text:p>
          </table:table-cell>
          <table:table-cell table:formula="of:=[.C9]-[.B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606580" calcext:value-type="float">
            <text:p>1606580</text:p>
          </table:table-cell>
          <table:table-cell office:value-type="float" office:value="1606587" calcext:value-type="float">
            <text:p>1606587</text:p>
          </table:table-cell>
          <table:table-cell table:formula="of:=[.C10]-[.B10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583818" calcext:value-type="float">
            <text:p>1583818</text:p>
          </table:table-cell>
          <table:table-cell office:value-type="float" office:value="1583825" calcext:value-type="float">
            <text:p>1583825</text:p>
          </table:table-cell>
          <table:table-cell table:formula="of:=[.C11]-[.B11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85627" calcext:value-type="float">
            <text:p>185627</text:p>
          </table:table-cell>
          <table:table-cell office:value-type="float" office:value="185634" calcext:value-type="float">
            <text:p>185634</text:p>
          </table:table-cell>
          <table:table-cell table:formula="of:=[.C12]-[.B1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20433" calcext:value-type="float">
            <text:p>20433</text:p>
          </table:table-cell>
          <table:table-cell office:value-type="float" office:value="20440" calcext:value-type="float">
            <text:p>20440</text:p>
          </table:table-cell>
          <table:table-cell table:formula="of:=[.C13]-[.B1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637504" calcext:value-type="float">
            <text:p>637504</text:p>
          </table:table-cell>
          <table:table-cell office:value-type="float" office:value="637512" calcext:value-type="float">
            <text:p>637512</text:p>
          </table:table-cell>
          <table:table-cell table:formula="of:=[.C14]-[.B1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99131" calcext:value-type="float">
            <text:p>299131</text:p>
          </table:table-cell>
          <table:table-cell office:value-type="float" office:value="299140" calcext:value-type="float">
            <text:p>299140</text:p>
          </table:table-cell>
          <table:table-cell table:formula="of:=[.C15]-[.B15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453548" calcext:value-type="float">
            <text:p>1453548</text:p>
          </table:table-cell>
          <table:table-cell office:value-type="float" office:value="1453558" calcext:value-type="float">
            <text:p>1453558</text:p>
          </table:table-cell>
          <table:table-cell table:formula="of:=[.C16]-[.B16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145927" calcext:value-type="float">
            <text:p>1145927</text:p>
          </table:table-cell>
          <table:table-cell office:value-type="float" office:value="1145937" calcext:value-type="float">
            <text:p>1145937</text:p>
          </table:table-cell>
          <table:table-cell table:formula="of:=[.C17]-[.B1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178062" calcext:value-type="float">
            <text:p>3178062</text:p>
          </table:table-cell>
          <table:table-cell office:value-type="float" office:value="3178073" calcext:value-type="float">
            <text:p>3178073</text:p>
          </table:table-cell>
          <table:table-cell table:formula="of:=[.C18]-[.B1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3186843" calcext:value-type="float">
            <text:p>3186843</text:p>
          </table:table-cell>
          <table:table-cell office:value-type="float" office:value="3186855" calcext:value-type="float">
            <text:p>3186855</text:p>
          </table:table-cell>
          <table:table-cell table:formula="of:=[.C19]-[.B1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921530" calcext:value-type="float">
            <text:p>921530</text:p>
          </table:table-cell>
          <table:table-cell office:value-type="float" office:value="921543" calcext:value-type="float">
            <text:p>921543</text:p>
          </table:table-cell>
          <table:table-cell table:formula="of:=[.C20]-[.B20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4183276" calcext:value-type="float">
            <text:p>4183276</text:p>
          </table:table-cell>
          <table:table-cell office:value-type="float" office:value="4183291" calcext:value-type="float">
            <text:p>4183291</text:p>
          </table:table-cell>
          <table:table-cell table:formula="of:=[.C21]-[.B2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842101" calcext:value-type="float">
            <text:p>842101</text:p>
          </table:table-cell>
          <table:table-cell office:value-type="float" office:value="842117" calcext:value-type="float">
            <text:p>842117</text:p>
          </table:table-cell>
          <table:table-cell table:formula="of:=[.C22]-[.B22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843980" calcext:value-type="float">
            <text:p>1843980</text:p>
          </table:table-cell>
          <table:table-cell office:value-type="float" office:value="1843998" calcext:value-type="float">
            <text:p>1843998</text:p>
          </table:table-cell>
          <table:table-cell table:formula="of:=[.C23]-[.B23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450090" calcext:value-type="float">
            <text:p>2450090</text:p>
          </table:table-cell>
          <table:table-cell office:value-type="float" office:value="2450111" calcext:value-type="float">
            <text:p>2450111</text:p>
          </table:table-cell>
          <table:table-cell table:formula="of:=[.C24]-[.B24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4064619" calcext:value-type="float">
            <text:p>4064619</text:p>
          </table:table-cell>
          <table:table-cell office:value-type="float" office:value="4064641" calcext:value-type="float">
            <text:p>4064641</text:p>
          </table:table-cell>
          <table:table-cell table:formula="of:=[.C25]-[.B25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202453" calcext:value-type="float">
            <text:p>5202453</text:p>
          </table:table-cell>
          <table:table-cell office:value-type="float" office:value="5202476" calcext:value-type="float">
            <text:p>5202476</text:p>
          </table:table-cell>
          <table:table-cell table:formula="of:=[.C26]-[.B26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835068" calcext:value-type="float">
            <text:p>1835068</text:p>
          </table:table-cell>
          <table:table-cell office:value-type="float" office:value="1835091" calcext:value-type="float">
            <text:p>1835091</text:p>
          </table:table-cell>
          <table:table-cell table:formula="of:=[.C27]-[.B27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2161" calcext:value-type="float">
            <text:p>22161</text:p>
          </table:table-cell>
          <table:table-cell office:value-type="float" office:value="22185" calcext:value-type="float">
            <text:p>22185</text:p>
          </table:table-cell>
          <table:table-cell table:formula="of:=[.C28]-[.B28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535873" calcext:value-type="float">
            <text:p>535873</text:p>
          </table:table-cell>
          <table:table-cell office:value-type="float" office:value="535897" calcext:value-type="float">
            <text:p>535897</text:p>
          </table:table-cell>
          <table:table-cell table:formula="of:=[.C29]-[.B29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511500" calcext:value-type="float">
            <text:p>511500</text:p>
          </table:table-cell>
          <table:table-cell office:value-type="float" office:value="511525" calcext:value-type="float">
            <text:p>511525</text:p>
          </table:table-cell>
          <table:table-cell table:formula="of:=[.C30]-[.B30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351726" calcext:value-type="float">
            <text:p>2351726</text:p>
          </table:table-cell>
          <table:table-cell office:value-type="float" office:value="2351754" calcext:value-type="float">
            <text:p>2351754</text:p>
          </table:table-cell>
          <table:table-cell table:formula="of:=[.C31]-[.B31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706481" calcext:value-type="float">
            <text:p>2706481</text:p>
          </table:table-cell>
          <table:table-cell office:value-type="float" office:value="2706509" calcext:value-type="float">
            <text:p>2706509</text:p>
          </table:table-cell>
          <table:table-cell table:formula="of:=[.C32]-[.B32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574114" calcext:value-type="float">
            <text:p>1574114</text:p>
          </table:table-cell>
          <table:table-cell office:value-type="float" office:value="1574142" calcext:value-type="float">
            <text:p>1574142</text:p>
          </table:table-cell>
          <table:table-cell table:formula="of:=[.C33]-[.B33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KMD01000228.1</text:p>
          </table:table-cell>
          <table:table-cell office:value-type="float" office:value="18907" calcext:value-type="float">
            <text:p>18907</text:p>
          </table:table-cell>
          <table:table-cell office:value-type="float" office:value="18935" calcext:value-type="float">
            <text:p>18935</text:p>
          </table:table-cell>
          <table:table-cell table:formula="of:=[.C34]-[.B34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793838" calcext:value-type="float">
            <text:p>5793838</text:p>
          </table:table-cell>
          <table:table-cell office:value-type="float" office:value="5793871" calcext:value-type="float">
            <text:p>5793871</text:p>
          </table:table-cell>
          <table:table-cell table:formula="of:=[.C35]-[.B35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613885" calcext:value-type="float">
            <text:p>1613885</text:p>
          </table:table-cell>
          <table:table-cell office:value-type="float" office:value="1613918" calcext:value-type="float">
            <text:p>1613918</text:p>
          </table:table-cell>
          <table:table-cell table:formula="of:=[.C36]-[.B36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6005038" calcext:value-type="float">
            <text:p>6005038</text:p>
          </table:table-cell>
          <table:table-cell office:value-type="float" office:value="6005078" calcext:value-type="float">
            <text:p>6005078</text:p>
          </table:table-cell>
          <table:table-cell table:formula="of:=[.C37]-[.B37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507709" calcext:value-type="float">
            <text:p>3507709</text:p>
          </table:table-cell>
          <table:table-cell office:value-type="float" office:value="3507749" calcext:value-type="float">
            <text:p>3507749</text:p>
          </table:table-cell>
          <table:table-cell table:formula="of:=[.C38]-[.B38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541261" calcext:value-type="float">
            <text:p>2541261</text:p>
          </table:table-cell>
          <table:table-cell office:value-type="float" office:value="2541302" calcext:value-type="float">
            <text:p>2541302</text:p>
          </table:table-cell>
          <table:table-cell table:formula="of:=[.C39]-[.B39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301141" calcext:value-type="float">
            <text:p>1301141</text:p>
          </table:table-cell>
          <table:table-cell office:value-type="float" office:value="1301184" calcext:value-type="float">
            <text:p>1301184</text:p>
          </table:table-cell>
          <table:table-cell table:formula="of:=[.C40]-[.B40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897545" calcext:value-type="float">
            <text:p>2897545</text:p>
          </table:table-cell>
          <table:table-cell office:value-type="float" office:value="2897590" calcext:value-type="float">
            <text:p>2897590</text:p>
          </table:table-cell>
          <table:table-cell table:formula="of:=[.C41]-[.B41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680594" calcext:value-type="float">
            <text:p>680594</text:p>
          </table:table-cell>
          <table:table-cell office:value-type="float" office:value="680640" calcext:value-type="float">
            <text:p>680640</text:p>
          </table:table-cell>
          <table:table-cell table:formula="of:=[.C42]-[.B42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949886" calcext:value-type="float">
            <text:p>1949886</text:p>
          </table:table-cell>
          <table:table-cell office:value-type="float" office:value="1949933" calcext:value-type="float">
            <text:p>1949933</text:p>
          </table:table-cell>
          <table:table-cell table:formula="of:=[.C43]-[.B43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492718" calcext:value-type="float">
            <text:p>2492718</text:p>
          </table:table-cell>
          <table:table-cell office:value-type="float" office:value="2492765" calcext:value-type="float">
            <text:p>2492765</text:p>
          </table:table-cell>
          <table:table-cell table:formula="of:=[.C44]-[.B44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3092118" calcext:value-type="float">
            <text:p>3092118</text:p>
          </table:table-cell>
          <table:table-cell office:value-type="float" office:value="3092166" calcext:value-type="float">
            <text:p>3092166</text:p>
          </table:table-cell>
          <table:table-cell table:formula="of:=[.C45]-[.B45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326262" calcext:value-type="float">
            <text:p>3326262</text:p>
          </table:table-cell>
          <table:table-cell office:value-type="float" office:value="3326312" calcext:value-type="float">
            <text:p>3326312</text:p>
          </table:table-cell>
          <table:table-cell table:formula="of:=[.C46]-[.B46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64096" calcext:value-type="float">
            <text:p>164096</text:p>
          </table:table-cell>
          <table:table-cell office:value-type="float" office:value="164149" calcext:value-type="float">
            <text:p>164149</text:p>
          </table:table-cell>
          <table:table-cell table:formula="of:=[.C47]-[.B47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81716" calcext:value-type="float">
            <text:p>281716</text:p>
          </table:table-cell>
          <table:table-cell office:value-type="float" office:value="281769" calcext:value-type="float">
            <text:p>281769</text:p>
          </table:table-cell>
          <table:table-cell table:formula="of:=[.C48]-[.B48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95680" calcext:value-type="float">
            <text:p>295680</text:p>
          </table:table-cell>
          <table:table-cell office:value-type="float" office:value="295734" calcext:value-type="float">
            <text:p>295734</text:p>
          </table:table-cell>
          <table:table-cell table:formula="of:=[.C49]-[.B49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606294" calcext:value-type="float">
            <text:p>606294</text:p>
          </table:table-cell>
          <table:table-cell office:value-type="float" office:value="606349" calcext:value-type="float">
            <text:p>606349</text:p>
          </table:table-cell>
          <table:table-cell table:formula="of:=[.C50]-[.B50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953903" calcext:value-type="float">
            <text:p>953903</text:p>
          </table:table-cell>
          <table:table-cell office:value-type="float" office:value="953959" calcext:value-type="float">
            <text:p>953959</text:p>
          </table:table-cell>
          <table:table-cell table:formula="of:=[.C51]-[.B5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4092344" calcext:value-type="float">
            <text:p>4092344</text:p>
          </table:table-cell>
          <table:table-cell office:value-type="float" office:value="4092404" calcext:value-type="float">
            <text:p>4092404</text:p>
          </table:table-cell>
          <table:table-cell table:formula="of:=[.C52]-[.B52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429642" calcext:value-type="float">
            <text:p>429642</text:p>
          </table:table-cell>
          <table:table-cell office:value-type="float" office:value="429704" calcext:value-type="float">
            <text:p>429704</text:p>
          </table:table-cell>
          <table:table-cell table:formula="of:=[.C53]-[.B53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628880" calcext:value-type="float">
            <text:p>1628880</text:p>
          </table:table-cell>
          <table:table-cell office:value-type="float" office:value="1628942" calcext:value-type="float">
            <text:p>1628942</text:p>
          </table:table-cell>
          <table:table-cell table:formula="of:=[.C54]-[.B54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11406" calcext:value-type="float">
            <text:p>111406</text:p>
          </table:table-cell>
          <table:table-cell office:value-type="float" office:value="111469" calcext:value-type="float">
            <text:p>111469</text:p>
          </table:table-cell>
          <table:table-cell table:formula="of:=[.C55]-[.B55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911267" calcext:value-type="float">
            <text:p>3911267</text:p>
          </table:table-cell>
          <table:table-cell office:value-type="float" office:value="3911331" calcext:value-type="float">
            <text:p>3911331</text:p>
          </table:table-cell>
          <table:table-cell table:formula="of:=[.C56]-[.B56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282151" calcext:value-type="float">
            <text:p>1282151</text:p>
          </table:table-cell>
          <table:table-cell office:value-type="float" office:value="1282215" calcext:value-type="float">
            <text:p>1282215</text:p>
          </table:table-cell>
          <table:table-cell table:formula="of:=[.C57]-[.B57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937286" calcext:value-type="float">
            <text:p>2937286</text:p>
          </table:table-cell>
          <table:table-cell office:value-type="float" office:value="2937350" calcext:value-type="float">
            <text:p>2937350</text:p>
          </table:table-cell>
          <table:table-cell table:formula="of:=[.C58]-[.B58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59440" calcext:value-type="float">
            <text:p>459440</text:p>
          </table:table-cell>
          <table:table-cell office:value-type="float" office:value="459507" calcext:value-type="float">
            <text:p>459507</text:p>
          </table:table-cell>
          <table:table-cell table:formula="of:=[.C59]-[.B59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780157" calcext:value-type="float">
            <text:p>3780157</text:p>
          </table:table-cell>
          <table:table-cell office:value-type="float" office:value="3780224" calcext:value-type="float">
            <text:p>3780224</text:p>
          </table:table-cell>
          <table:table-cell table:formula="of:=[.C60]-[.B60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481723" calcext:value-type="float">
            <text:p>3481723</text:p>
          </table:table-cell>
          <table:table-cell office:value-type="float" office:value="3481791" calcext:value-type="float">
            <text:p>3481791</text:p>
          </table:table-cell>
          <table:table-cell table:formula="of:=[.C61]-[.B61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73660" calcext:value-type="float">
            <text:p>173660</text:p>
          </table:table-cell>
          <table:table-cell office:value-type="float" office:value="173728" calcext:value-type="float">
            <text:p>173728</text:p>
          </table:table-cell>
          <table:table-cell table:formula="of:=[.C62]-[.B62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950737" calcext:value-type="float">
            <text:p>1950737</text:p>
          </table:table-cell>
          <table:table-cell office:value-type="float" office:value="1950807" calcext:value-type="float">
            <text:p>1950807</text:p>
          </table:table-cell>
          <table:table-cell table:formula="of:=[.C63]-[.B63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438902" calcext:value-type="float">
            <text:p>1438902</text:p>
          </table:table-cell>
          <table:table-cell office:value-type="float" office:value="1438974" calcext:value-type="float">
            <text:p>1438974</text:p>
          </table:table-cell>
          <table:table-cell table:formula="of:=[.C64]-[.B64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790996" calcext:value-type="float">
            <text:p>790996</text:p>
          </table:table-cell>
          <table:table-cell office:value-type="float" office:value="791068" calcext:value-type="float">
            <text:p>791068</text:p>
          </table:table-cell>
          <table:table-cell table:formula="of:=[.C65]-[.B65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489384" calcext:value-type="float">
            <text:p>1489384</text:p>
          </table:table-cell>
          <table:table-cell office:value-type="float" office:value="1489456" calcext:value-type="float">
            <text:p>1489456</text:p>
          </table:table-cell>
          <table:table-cell table:formula="of:=[.C66]-[.B66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680188" calcext:value-type="float">
            <text:p>680188</text:p>
          </table:table-cell>
          <table:table-cell office:value-type="float" office:value="680262" calcext:value-type="float">
            <text:p>680262</text:p>
          </table:table-cell>
          <table:table-cell table:formula="of:=[.C67]-[.B67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635500" calcext:value-type="float">
            <text:p>3635500</text:p>
          </table:table-cell>
          <table:table-cell office:value-type="float" office:value="3635576" calcext:value-type="float">
            <text:p>3635576</text:p>
          </table:table-cell>
          <table:table-cell table:formula="of:=[.C68]-[.B68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835295" calcext:value-type="float">
            <text:p>3835295</text:p>
          </table:table-cell>
          <table:table-cell office:value-type="float" office:value="3835371" calcext:value-type="float">
            <text:p>3835371</text:p>
          </table:table-cell>
          <table:table-cell table:formula="of:=[.C69]-[.B6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4015881" calcext:value-type="float">
            <text:p>4015881</text:p>
          </table:table-cell>
          <table:table-cell office:value-type="float" office:value="4015959" calcext:value-type="float">
            <text:p>4015959</text:p>
          </table:table-cell>
          <table:table-cell table:formula="of:=[.C70]-[.B70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798324" calcext:value-type="float">
            <text:p>3798324</text:p>
          </table:table-cell>
          <table:table-cell office:value-type="float" office:value="3798403" calcext:value-type="float">
            <text:p>3798403</text:p>
          </table:table-cell>
          <table:table-cell table:formula="of:=[.C71]-[.B71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415721" calcext:value-type="float">
            <text:p>1415721</text:p>
          </table:table-cell>
          <table:table-cell office:value-type="float" office:value="1415801" calcext:value-type="float">
            <text:p>1415801</text:p>
          </table:table-cell>
          <table:table-cell table:formula="of:=[.C72]-[.B72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462493" calcext:value-type="float">
            <text:p>2462493</text:p>
          </table:table-cell>
          <table:table-cell office:value-type="float" office:value="2462573" calcext:value-type="float">
            <text:p>2462573</text:p>
          </table:table-cell>
          <table:table-cell table:formula="of:=[.C73]-[.B73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695949" calcext:value-type="float">
            <text:p>695949</text:p>
          </table:table-cell>
          <table:table-cell office:value-type="float" office:value="696030" calcext:value-type="float">
            <text:p>696030</text:p>
          </table:table-cell>
          <table:table-cell table:formula="of:=[.C74]-[.B74]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2172253" calcext:value-type="float">
            <text:p>2172253</text:p>
          </table:table-cell>
          <table:table-cell office:value-type="float" office:value="2172334" calcext:value-type="float">
            <text:p>2172334</text:p>
          </table:table-cell>
          <table:table-cell table:formula="of:=[.C75]-[.B75]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324347" calcext:value-type="float">
            <text:p>4324347</text:p>
          </table:table-cell>
          <table:table-cell office:value-type="float" office:value="4324429" calcext:value-type="float">
            <text:p>4324429</text:p>
          </table:table-cell>
          <table:table-cell table:formula="of:=[.C76]-[.B76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206227" calcext:value-type="float">
            <text:p>2206227</text:p>
          </table:table-cell>
          <table:table-cell office:value-type="float" office:value="2206309" calcext:value-type="float">
            <text:p>2206309</text:p>
          </table:table-cell>
          <table:table-cell table:formula="of:=[.C77]-[.B77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466027" calcext:value-type="float">
            <text:p>2466027</text:p>
          </table:table-cell>
          <table:table-cell office:value-type="float" office:value="2466110" calcext:value-type="float">
            <text:p>2466110</text:p>
          </table:table-cell>
          <table:table-cell table:formula="of:=[.C78]-[.B78]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6017079" calcext:value-type="float">
            <text:p>6017079</text:p>
          </table:table-cell>
          <table:table-cell office:value-type="float" office:value="6017164" calcext:value-type="float">
            <text:p>6017164</text:p>
          </table:table-cell>
          <table:table-cell table:formula="of:=[.C79]-[.B79]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541372" calcext:value-type="float">
            <text:p>541372</text:p>
          </table:table-cell>
          <table:table-cell office:value-type="float" office:value="541458" calcext:value-type="float">
            <text:p>541458</text:p>
          </table:table-cell>
          <table:table-cell table:formula="of:=[.C80]-[.B80]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09254" calcext:value-type="float">
            <text:p>209254</text:p>
          </table:table-cell>
          <table:table-cell office:value-type="float" office:value="209341" calcext:value-type="float">
            <text:p>209341</text:p>
          </table:table-cell>
          <table:table-cell table:formula="of:=[.C81]-[.B81]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675890" calcext:value-type="float">
            <text:p>3675890</text:p>
          </table:table-cell>
          <table:table-cell office:value-type="float" office:value="3675978" calcext:value-type="float">
            <text:p>3675978</text:p>
          </table:table-cell>
          <table:table-cell table:formula="of:=[.C82]-[.B82]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3157978" calcext:value-type="float">
            <text:p>3157978</text:p>
          </table:table-cell>
          <table:table-cell office:value-type="float" office:value="3158066" calcext:value-type="float">
            <text:p>3158066</text:p>
          </table:table-cell>
          <table:table-cell table:formula="of:=[.C83]-[.B83]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792068" calcext:value-type="float">
            <text:p>792068</text:p>
          </table:table-cell>
          <table:table-cell office:value-type="float" office:value="792159" calcext:value-type="float">
            <text:p>792159</text:p>
          </table:table-cell>
          <table:table-cell table:formula="of:=[.C84]-[.B84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32352" calcext:value-type="float">
            <text:p>132352</text:p>
          </table:table-cell>
          <table:table-cell office:value-type="float" office:value="132443" calcext:value-type="float">
            <text:p>132443</text:p>
          </table:table-cell>
          <table:table-cell table:formula="of:=[.C85]-[.B85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331752" calcext:value-type="float">
            <text:p>1331752</text:p>
          </table:table-cell>
          <table:table-cell office:value-type="float" office:value="1331843" calcext:value-type="float">
            <text:p>1331843</text:p>
          </table:table-cell>
          <table:table-cell table:formula="of:=[.C86]-[.B86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705381" calcext:value-type="float">
            <text:p>2705381</text:p>
          </table:table-cell>
          <table:table-cell office:value-type="float" office:value="2705473" calcext:value-type="float">
            <text:p>2705473</text:p>
          </table:table-cell>
          <table:table-cell table:formula="of:=[.C87]-[.B87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044763" calcext:value-type="float">
            <text:p>2044763</text:p>
          </table:table-cell>
          <table:table-cell office:value-type="float" office:value="2044856" calcext:value-type="float">
            <text:p>2044856</text:p>
          </table:table-cell>
          <table:table-cell table:formula="of:=[.C88]-[.B88]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135825" calcext:value-type="float">
            <text:p>1135825</text:p>
          </table:table-cell>
          <table:table-cell office:value-type="float" office:value="1135918" calcext:value-type="float">
            <text:p>1135918</text:p>
          </table:table-cell>
          <table:table-cell table:formula="of:=[.C89]-[.B89]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940904" calcext:value-type="float">
            <text:p>2940904</text:p>
          </table:table-cell>
          <table:table-cell office:value-type="float" office:value="2940998" calcext:value-type="float">
            <text:p>2940998</text:p>
          </table:table-cell>
          <table:table-cell table:formula="of:=[.C90]-[.B90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399318" calcext:value-type="float">
            <text:p>1399318</text:p>
          </table:table-cell>
          <table:table-cell office:value-type="float" office:value="1399412" calcext:value-type="float">
            <text:p>1399412</text:p>
          </table:table-cell>
          <table:table-cell table:formula="of:=[.C91]-[.B91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448711" calcext:value-type="float">
            <text:p>2448711</text:p>
          </table:table-cell>
          <table:table-cell office:value-type="float" office:value="2448806" calcext:value-type="float">
            <text:p>2448806</text:p>
          </table:table-cell>
          <table:table-cell table:formula="of:=[.C92]-[.B92]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676534" calcext:value-type="float">
            <text:p>676534</text:p>
          </table:table-cell>
          <table:table-cell office:value-type="float" office:value="676630" calcext:value-type="float">
            <text:p>676630</text:p>
          </table:table-cell>
          <table:table-cell table:formula="of:=[.C93]-[.B9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64050" calcext:value-type="float">
            <text:p>64050</text:p>
          </table:table-cell>
          <table:table-cell office:value-type="float" office:value="64147" calcext:value-type="float">
            <text:p>64147</text:p>
          </table:table-cell>
          <table:table-cell table:formula="of:=[.C94]-[.B94]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909073" calcext:value-type="float">
            <text:p>3909073</text:p>
          </table:table-cell>
          <table:table-cell office:value-type="float" office:value="3909171" calcext:value-type="float">
            <text:p>3909171</text:p>
          </table:table-cell>
          <table:table-cell table:formula="of:=[.C95]-[.B95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634467" calcext:value-type="float">
            <text:p>634467</text:p>
          </table:table-cell>
          <table:table-cell office:value-type="float" office:value="634566" calcext:value-type="float">
            <text:p>634566</text:p>
          </table:table-cell>
          <table:table-cell table:formula="of:=[.C96]-[.B96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440040" calcext:value-type="float">
            <text:p>440040</text:p>
          </table:table-cell>
          <table:table-cell office:value-type="float" office:value="440139" calcext:value-type="float">
            <text:p>440139</text:p>
          </table:table-cell>
          <table:table-cell table:formula="of:=[.C97]-[.B97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378457" calcext:value-type="float">
            <text:p>2378457</text:p>
          </table:table-cell>
          <table:table-cell office:value-type="float" office:value="2378556" calcext:value-type="float">
            <text:p>2378556</text:p>
          </table:table-cell>
          <table:table-cell table:formula="of:=[.C98]-[.B98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125131" calcext:value-type="float">
            <text:p>4125131</text:p>
          </table:table-cell>
          <table:table-cell office:value-type="float" office:value="4125231" calcext:value-type="float">
            <text:p>4125231</text:p>
          </table:table-cell>
          <table:table-cell table:formula="of:=[.C99]-[.B9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325853" calcext:value-type="float">
            <text:p>1325853</text:p>
          </table:table-cell>
          <table:table-cell office:value-type="float" office:value="1325954" calcext:value-type="float">
            <text:p>1325954</text:p>
          </table:table-cell>
          <table:table-cell table:formula="of:=[.C100]-[.B100]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735294" calcext:value-type="float">
            <text:p>2735294</text:p>
          </table:table-cell>
          <table:table-cell office:value-type="float" office:value="2735395" calcext:value-type="float">
            <text:p>2735395</text:p>
          </table:table-cell>
          <table:table-cell table:formula="of:=[.C101]-[.B101]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103386" calcext:value-type="float">
            <text:p>1103386</text:p>
          </table:table-cell>
          <table:table-cell office:value-type="float" office:value="1103488" calcext:value-type="float">
            <text:p>1103488</text:p>
          </table:table-cell>
          <table:table-cell table:formula="of:=[.C102]-[.B102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843758" calcext:value-type="float">
            <text:p>2843758</text:p>
          </table:table-cell>
          <table:table-cell office:value-type="float" office:value="2843860" calcext:value-type="float">
            <text:p>2843860</text:p>
          </table:table-cell>
          <table:table-cell table:formula="of:=[.C103]-[.B103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945567" calcext:value-type="float">
            <text:p>945567</text:p>
          </table:table-cell>
          <table:table-cell office:value-type="float" office:value="945670" calcext:value-type="float">
            <text:p>945670</text:p>
          </table:table-cell>
          <table:table-cell table:formula="of:=[.C104]-[.B104]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LKMD01000201.1</text:p>
          </table:table-cell>
          <table:table-cell office:value-type="float" office:value="111745" calcext:value-type="float">
            <text:p>111745</text:p>
          </table:table-cell>
          <table:table-cell office:value-type="float" office:value="111848" calcext:value-type="float">
            <text:p>111848</text:p>
          </table:table-cell>
          <table:table-cell table:formula="of:=[.C105]-[.B105]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708503" calcext:value-type="float">
            <text:p>1708503</text:p>
          </table:table-cell>
          <table:table-cell office:value-type="float" office:value="1708607" calcext:value-type="float">
            <text:p>1708607</text:p>
          </table:table-cell>
          <table:table-cell table:formula="of:=[.C106]-[.B106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380263" calcext:value-type="float">
            <text:p>5380263</text:p>
          </table:table-cell>
          <table:table-cell office:value-type="float" office:value="5380370" calcext:value-type="float">
            <text:p>5380370</text:p>
          </table:table-cell>
          <table:table-cell table:formula="of:=[.C107]-[.B107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780379" calcext:value-type="float">
            <text:p>1780379</text:p>
          </table:table-cell>
          <table:table-cell office:value-type="float" office:value="1780488" calcext:value-type="float">
            <text:p>1780488</text:p>
          </table:table-cell>
          <table:table-cell table:formula="of:=[.C108]-[.B108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404395" calcext:value-type="float">
            <text:p>1404395</text:p>
          </table:table-cell>
          <table:table-cell office:value-type="float" office:value="1404504" calcext:value-type="float">
            <text:p>1404504</text:p>
          </table:table-cell>
          <table:table-cell table:formula="of:=[.C109]-[.B109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655528" calcext:value-type="float">
            <text:p>1655528</text:p>
          </table:table-cell>
          <table:table-cell office:value-type="float" office:value="1655639" calcext:value-type="float">
            <text:p>1655639</text:p>
          </table:table-cell>
          <table:table-cell table:formula="of:=[.C110]-[.B110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294852" calcext:value-type="float">
            <text:p>2294852</text:p>
          </table:table-cell>
          <table:table-cell office:value-type="float" office:value="2294967" calcext:value-type="float">
            <text:p>2294967</text:p>
          </table:table-cell>
          <table:table-cell table:formula="of:=[.C111]-[.B111]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76871" calcext:value-type="float">
            <text:p>176871</text:p>
          </table:table-cell>
          <table:table-cell office:value-type="float" office:value="176986" calcext:value-type="float">
            <text:p>176986</text:p>
          </table:table-cell>
          <table:table-cell table:formula="of:=[.C112]-[.B112]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37805" calcext:value-type="float">
            <text:p>437805</text:p>
          </table:table-cell>
          <table:table-cell office:value-type="float" office:value="437922" calcext:value-type="float">
            <text:p>437922</text:p>
          </table:table-cell>
          <table:table-cell table:formula="of:=[.C113]-[.B113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936710" calcext:value-type="float">
            <text:p>936710</text:p>
          </table:table-cell>
          <table:table-cell office:value-type="float" office:value="936828" calcext:value-type="float">
            <text:p>936828</text:p>
          </table:table-cell>
          <table:table-cell table:formula="of:=[.C114]-[.B114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188510" calcext:value-type="float">
            <text:p>3188510</text:p>
          </table:table-cell>
          <table:table-cell office:value-type="float" office:value="3188629" calcext:value-type="float">
            <text:p>3188629</text:p>
          </table:table-cell>
          <table:table-cell table:formula="of:=[.C115]-[.B115]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32899" calcext:value-type="float">
            <text:p>132899</text:p>
          </table:table-cell>
          <table:table-cell office:value-type="float" office:value="133018" calcext:value-type="float">
            <text:p>133018</text:p>
          </table:table-cell>
          <table:table-cell table:formula="of:=[.C116]-[.B116]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805320" calcext:value-type="float">
            <text:p>805320</text:p>
          </table:table-cell>
          <table:table-cell office:value-type="float" office:value="805439" calcext:value-type="float">
            <text:p>805439</text:p>
          </table:table-cell>
          <table:table-cell table:formula="of:=[.C117]-[.B117]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515901" calcext:value-type="float">
            <text:p>3515901</text:p>
          </table:table-cell>
          <table:table-cell office:value-type="float" office:value="3516023" calcext:value-type="float">
            <text:p>3516023</text:p>
          </table:table-cell>
          <table:table-cell table:formula="of:=[.C118]-[.B118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56061" calcext:value-type="float">
            <text:p>256061</text:p>
          </table:table-cell>
          <table:table-cell office:value-type="float" office:value="256184" calcext:value-type="float">
            <text:p>256184</text:p>
          </table:table-cell>
          <table:table-cell table:formula="of:=[.C119]-[.B119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813760" calcext:value-type="float">
            <text:p>2813760</text:p>
          </table:table-cell>
          <table:table-cell office:value-type="float" office:value="2813883" calcext:value-type="float">
            <text:p>2813883</text:p>
          </table:table-cell>
          <table:table-cell table:formula="of:=[.C120]-[.B120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131854" calcext:value-type="float">
            <text:p>1131854</text:p>
          </table:table-cell>
          <table:table-cell office:value-type="float" office:value="1131979" calcext:value-type="float">
            <text:p>1131979</text:p>
          </table:table-cell>
          <table:table-cell table:formula="of:=[.C121]-[.B121]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527454" calcext:value-type="float">
            <text:p>527454</text:p>
          </table:table-cell>
          <table:table-cell office:value-type="float" office:value="527581" calcext:value-type="float">
            <text:p>527581</text:p>
          </table:table-cell>
          <table:table-cell table:formula="of:=[.C122]-[.B122]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922365" calcext:value-type="float">
            <text:p>922365</text:p>
          </table:table-cell>
          <table:table-cell office:value-type="float" office:value="922492" calcext:value-type="float">
            <text:p>922492</text:p>
          </table:table-cell>
          <table:table-cell table:formula="of:=[.C123]-[.B123]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432278" calcext:value-type="float">
            <text:p>2432278</text:p>
          </table:table-cell>
          <table:table-cell office:value-type="float" office:value="2432406" calcext:value-type="float">
            <text:p>2432406</text:p>
          </table:table-cell>
          <table:table-cell table:formula="of:=[.C124]-[.B124]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515727" calcext:value-type="float">
            <text:p>2515727</text:p>
          </table:table-cell>
          <table:table-cell office:value-type="float" office:value="2515855" calcext:value-type="float">
            <text:p>2515855</text:p>
          </table:table-cell>
          <table:table-cell table:formula="of:=[.C125]-[.B125]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934036" calcext:value-type="float">
            <text:p>1934036</text:p>
          </table:table-cell>
          <table:table-cell office:value-type="float" office:value="1934165" calcext:value-type="float">
            <text:p>1934165</text:p>
          </table:table-cell>
          <table:table-cell table:formula="of:=[.C126]-[.B126]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219683" calcext:value-type="float">
            <text:p>3219683</text:p>
          </table:table-cell>
          <table:table-cell office:value-type="float" office:value="3219813" calcext:value-type="float">
            <text:p>3219813</text:p>
          </table:table-cell>
          <table:table-cell table:formula="of:=[.C127]-[.B127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3257288" calcext:value-type="float">
            <text:p>3257288</text:p>
          </table:table-cell>
          <table:table-cell office:value-type="float" office:value="3257418" calcext:value-type="float">
            <text:p>3257418</text:p>
          </table:table-cell>
          <table:table-cell table:formula="of:=[.C128]-[.B128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413852" calcext:value-type="float">
            <text:p>413852</text:p>
          </table:table-cell>
          <table:table-cell office:value-type="float" office:value="413982" calcext:value-type="float">
            <text:p>413982</text:p>
          </table:table-cell>
          <table:table-cell table:formula="of:=[.C129]-[.B129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621493" calcext:value-type="float">
            <text:p>621493</text:p>
          </table:table-cell>
          <table:table-cell office:value-type="float" office:value="621623" calcext:value-type="float">
            <text:p>621623</text:p>
          </table:table-cell>
          <table:table-cell table:formula="of:=[.C130]-[.B130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3933149" calcext:value-type="float">
            <text:p>3933149</text:p>
          </table:table-cell>
          <table:table-cell office:value-type="float" office:value="3933280" calcext:value-type="float">
            <text:p>3933280</text:p>
          </table:table-cell>
          <table:table-cell table:formula="of:=[.C131]-[.B131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47015" calcext:value-type="float">
            <text:p>247015</text:p>
          </table:table-cell>
          <table:table-cell office:value-type="float" office:value="247148" calcext:value-type="float">
            <text:p>247148</text:p>
          </table:table-cell>
          <table:table-cell table:formula="of:=[.C132]-[.B132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983694" calcext:value-type="float">
            <text:p>2983694</text:p>
          </table:table-cell>
          <table:table-cell office:value-type="float" office:value="2983827" calcext:value-type="float">
            <text:p>2983827</text:p>
          </table:table-cell>
          <table:table-cell table:formula="of:=[.C133]-[.B133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74740" calcext:value-type="float">
            <text:p>174740</text:p>
          </table:table-cell>
          <table:table-cell office:value-type="float" office:value="174873" calcext:value-type="float">
            <text:p>174873</text:p>
          </table:table-cell>
          <table:table-cell table:formula="of:=[.C134]-[.B134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244700" calcext:value-type="float">
            <text:p>244700</text:p>
          </table:table-cell>
          <table:table-cell office:value-type="float" office:value="244835" calcext:value-type="float">
            <text:p>244835</text:p>
          </table:table-cell>
          <table:table-cell table:formula="of:=[.C135]-[.B135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60541" calcext:value-type="float">
            <text:p>160541</text:p>
          </table:table-cell>
          <table:table-cell office:value-type="float" office:value="160677" calcext:value-type="float">
            <text:p>160677</text:p>
          </table:table-cell>
          <table:table-cell table:formula="of:=[.C136]-[.B136]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738090" calcext:value-type="float">
            <text:p>3738090</text:p>
          </table:table-cell>
          <table:table-cell office:value-type="float" office:value="3738227" calcext:value-type="float">
            <text:p>3738227</text:p>
          </table:table-cell>
          <table:table-cell table:formula="of:=[.C137]-[.B137]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625535" calcext:value-type="float">
            <text:p>1625535</text:p>
          </table:table-cell>
          <table:table-cell office:value-type="float" office:value="1625674" calcext:value-type="float">
            <text:p>1625674</text:p>
          </table:table-cell>
          <table:table-cell table:formula="of:=[.C138]-[.B138]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801520" calcext:value-type="float">
            <text:p>4801520</text:p>
          </table:table-cell>
          <table:table-cell office:value-type="float" office:value="4801660" calcext:value-type="float">
            <text:p>4801660</text:p>
          </table:table-cell>
          <table:table-cell table:formula="of:=[.C139]-[.B139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409220" calcext:value-type="float">
            <text:p>409220</text:p>
          </table:table-cell>
          <table:table-cell office:value-type="float" office:value="409361" calcext:value-type="float">
            <text:p>409361</text:p>
          </table:table-cell>
          <table:table-cell table:formula="of:=[.C140]-[.B140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640034" calcext:value-type="float">
            <text:p>1640034</text:p>
          </table:table-cell>
          <table:table-cell office:value-type="float" office:value="1640176" calcext:value-type="float">
            <text:p>1640176</text:p>
          </table:table-cell>
          <table:table-cell table:formula="of:=[.C141]-[.B141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721857" calcext:value-type="float">
            <text:p>721857</text:p>
          </table:table-cell>
          <table:table-cell office:value-type="float" office:value="721999" calcext:value-type="float">
            <text:p>721999</text:p>
          </table:table-cell>
          <table:table-cell table:formula="of:=[.C142]-[.B142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645235" calcext:value-type="float">
            <text:p>1645235</text:p>
          </table:table-cell>
          <table:table-cell office:value-type="float" office:value="1645377" calcext:value-type="float">
            <text:p>1645377</text:p>
          </table:table-cell>
          <table:table-cell table:formula="of:=[.C143]-[.B143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386095" calcext:value-type="float">
            <text:p>1386095</text:p>
          </table:table-cell>
          <table:table-cell office:value-type="float" office:value="1386238" calcext:value-type="float">
            <text:p>1386238</text:p>
          </table:table-cell>
          <table:table-cell table:formula="of:=[.C144]-[.B144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660694" calcext:value-type="float">
            <text:p>1660694</text:p>
          </table:table-cell>
          <table:table-cell office:value-type="float" office:value="1660838" calcext:value-type="float">
            <text:p>1660838</text:p>
          </table:table-cell>
          <table:table-cell table:formula="of:=[.C145]-[.B145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454980" calcext:value-type="float">
            <text:p>5454980</text:p>
          </table:table-cell>
          <table:table-cell office:value-type="float" office:value="5455124" calcext:value-type="float">
            <text:p>5455124</text:p>
          </table:table-cell>
          <table:table-cell table:formula="of:=[.C146]-[.B146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678289" calcext:value-type="float">
            <text:p>678289</text:p>
          </table:table-cell>
          <table:table-cell office:value-type="float" office:value="678433" calcext:value-type="float">
            <text:p>678433</text:p>
          </table:table-cell>
          <table:table-cell table:formula="of:=[.C147]-[.B147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676074" calcext:value-type="float">
            <text:p>676074</text:p>
          </table:table-cell>
          <table:table-cell office:value-type="float" office:value="676218" calcext:value-type="float">
            <text:p>676218</text:p>
          </table:table-cell>
          <table:table-cell table:formula="of:=[.C148]-[.B148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2047058" calcext:value-type="float">
            <text:p>2047058</text:p>
          </table:table-cell>
          <table:table-cell office:value-type="float" office:value="2047203" calcext:value-type="float">
            <text:p>2047203</text:p>
          </table:table-cell>
          <table:table-cell table:formula="of:=[.C149]-[.B149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378887" calcext:value-type="float">
            <text:p>2378887</text:p>
          </table:table-cell>
          <table:table-cell office:value-type="float" office:value="2379035" calcext:value-type="float">
            <text:p>2379035</text:p>
          </table:table-cell>
          <table:table-cell table:formula="of:=[.C150]-[.B150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226490" calcext:value-type="float">
            <text:p>226490</text:p>
          </table:table-cell>
          <table:table-cell office:value-type="float" office:value="226638" calcext:value-type="float">
            <text:p>226638</text:p>
          </table:table-cell>
          <table:table-cell table:formula="of:=[.C151]-[.B151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997503" calcext:value-type="float">
            <text:p>3997503</text:p>
          </table:table-cell>
          <table:table-cell office:value-type="float" office:value="3997654" calcext:value-type="float">
            <text:p>3997654</text:p>
          </table:table-cell>
          <table:table-cell table:formula="of:=[.C152]-[.B152]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343538" calcext:value-type="float">
            <text:p>5343538</text:p>
          </table:table-cell>
          <table:table-cell office:value-type="float" office:value="5343691" calcext:value-type="float">
            <text:p>5343691</text:p>
          </table:table-cell>
          <table:table-cell table:formula="of:=[.C153]-[.B153]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435873" calcext:value-type="float">
            <text:p>2435873</text:p>
          </table:table-cell>
          <table:table-cell office:value-type="float" office:value="2436027" calcext:value-type="float">
            <text:p>2436027</text:p>
          </table:table-cell>
          <table:table-cell table:formula="of:=[.C154]-[.B154]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427924" calcext:value-type="float">
            <text:p>427924</text:p>
          </table:table-cell>
          <table:table-cell office:value-type="float" office:value="428082" calcext:value-type="float">
            <text:p>428082</text:p>
          </table:table-cell>
          <table:table-cell table:formula="of:=[.C155]-[.B155]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331885" calcext:value-type="float">
            <text:p>331885</text:p>
          </table:table-cell>
          <table:table-cell office:value-type="float" office:value="332043" calcext:value-type="float">
            <text:p>332043</text:p>
          </table:table-cell>
          <table:table-cell table:formula="of:=[.C156]-[.B156]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103672" calcext:value-type="float">
            <text:p>4103672</text:p>
          </table:table-cell>
          <table:table-cell office:value-type="float" office:value="4103831" calcext:value-type="float">
            <text:p>4103831</text:p>
          </table:table-cell>
          <table:table-cell table:formula="of:=[.C157]-[.B157]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106751" calcext:value-type="float">
            <text:p>1106751</text:p>
          </table:table-cell>
          <table:table-cell office:value-type="float" office:value="1106911" calcext:value-type="float">
            <text:p>1106911</text:p>
          </table:table-cell>
          <table:table-cell table:formula="of:=[.C158]-[.B158]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KMD01000201.1</text:p>
          </table:table-cell>
          <table:table-cell office:value-type="float" office:value="81288" calcext:value-type="float">
            <text:p>81288</text:p>
          </table:table-cell>
          <table:table-cell office:value-type="float" office:value="81448" calcext:value-type="float">
            <text:p>81448</text:p>
          </table:table-cell>
          <table:table-cell table:formula="of:=[.C159]-[.B159]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286703" calcext:value-type="float">
            <text:p>1286703</text:p>
          </table:table-cell>
          <table:table-cell office:value-type="float" office:value="1286867" calcext:value-type="float">
            <text:p>1286867</text:p>
          </table:table-cell>
          <table:table-cell table:formula="of:=[.C160]-[.B160]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40743" calcext:value-type="float">
            <text:p>240743</text:p>
          </table:table-cell>
          <table:table-cell office:value-type="float" office:value="240912" calcext:value-type="float">
            <text:p>240912</text:p>
          </table:table-cell>
          <table:table-cell table:formula="of:=[.C161]-[.B161]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975610" calcext:value-type="float">
            <text:p>2975610</text:p>
          </table:table-cell>
          <table:table-cell office:value-type="float" office:value="2975779" calcext:value-type="float">
            <text:p>2975779</text:p>
          </table:table-cell>
          <table:table-cell table:formula="of:=[.C162]-[.B162]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255296" calcext:value-type="float">
            <text:p>255296</text:p>
          </table:table-cell>
          <table:table-cell office:value-type="float" office:value="255466" calcext:value-type="float">
            <text:p>255466</text:p>
          </table:table-cell>
          <table:table-cell table:formula="of:=[.C163]-[.B163]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879311" calcext:value-type="float">
            <text:p>3879311</text:p>
          </table:table-cell>
          <table:table-cell office:value-type="float" office:value="3879482" calcext:value-type="float">
            <text:p>3879482</text:p>
          </table:table-cell>
          <table:table-cell table:formula="of:=[.C164]-[.B164]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294787" calcext:value-type="float">
            <text:p>1294787</text:p>
          </table:table-cell>
          <table:table-cell office:value-type="float" office:value="1294958" calcext:value-type="float">
            <text:p>1294958</text:p>
          </table:table-cell>
          <table:table-cell table:formula="of:=[.C165]-[.B165]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889777" calcext:value-type="float">
            <text:p>1889777</text:p>
          </table:table-cell>
          <table:table-cell office:value-type="float" office:value="1889949" calcext:value-type="float">
            <text:p>1889949</text:p>
          </table:table-cell>
          <table:table-cell table:formula="of:=[.C166]-[.B166]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415586" calcext:value-type="float">
            <text:p>2415586</text:p>
          </table:table-cell>
          <table:table-cell office:value-type="float" office:value="2415758" calcext:value-type="float">
            <text:p>2415758</text:p>
          </table:table-cell>
          <table:table-cell table:formula="of:=[.C167]-[.B167]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736969" calcext:value-type="float">
            <text:p>736969</text:p>
          </table:table-cell>
          <table:table-cell office:value-type="float" office:value="737143" calcext:value-type="float">
            <text:p>737143</text:p>
          </table:table-cell>
          <table:table-cell table:formula="of:=[.C168]-[.B168]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745069" calcext:value-type="float">
            <text:p>5745069</text:p>
          </table:table-cell>
          <table:table-cell office:value-type="float" office:value="5745243" calcext:value-type="float">
            <text:p>5745243</text:p>
          </table:table-cell>
          <table:table-cell table:formula="of:=[.C169]-[.B169]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65336" calcext:value-type="float">
            <text:p>365336</text:p>
          </table:table-cell>
          <table:table-cell office:value-type="float" office:value="365510" calcext:value-type="float">
            <text:p>365510</text:p>
          </table:table-cell>
          <table:table-cell table:formula="of:=[.C170]-[.B170]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458138" calcext:value-type="float">
            <text:p>2458138</text:p>
          </table:table-cell>
          <table:table-cell office:value-type="float" office:value="2458313" calcext:value-type="float">
            <text:p>2458313</text:p>
          </table:table-cell>
          <table:table-cell table:formula="of:=[.C171]-[.B171]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838368" calcext:value-type="float">
            <text:p>3838368</text:p>
          </table:table-cell>
          <table:table-cell office:value-type="float" office:value="3838543" calcext:value-type="float">
            <text:p>3838543</text:p>
          </table:table-cell>
          <table:table-cell table:formula="of:=[.C172]-[.B172]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16364" calcext:value-type="float">
            <text:p>216364</text:p>
          </table:table-cell>
          <table:table-cell office:value-type="float" office:value="216539" calcext:value-type="float">
            <text:p>216539</text:p>
          </table:table-cell>
          <table:table-cell table:formula="of:=[.C173]-[.B173]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276744" calcext:value-type="float">
            <text:p>4276744</text:p>
          </table:table-cell>
          <table:table-cell office:value-type="float" office:value="4276922" calcext:value-type="float">
            <text:p>4276922</text:p>
          </table:table-cell>
          <table:table-cell table:formula="of:=[.C174]-[.B174]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361241" calcext:value-type="float">
            <text:p>1361241</text:p>
          </table:table-cell>
          <table:table-cell office:value-type="float" office:value="1361419" calcext:value-type="float">
            <text:p>1361419</text:p>
          </table:table-cell>
          <table:table-cell table:formula="of:=[.C175]-[.B175]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769711" calcext:value-type="float">
            <text:p>1769711</text:p>
          </table:table-cell>
          <table:table-cell office:value-type="float" office:value="1769889" calcext:value-type="float">
            <text:p>1769889</text:p>
          </table:table-cell>
          <table:table-cell table:formula="of:=[.C176]-[.B176]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461708" calcext:value-type="float">
            <text:p>461708</text:p>
          </table:table-cell>
          <table:table-cell office:value-type="float" office:value="461888" calcext:value-type="float">
            <text:p>461888</text:p>
          </table:table-cell>
          <table:table-cell table:formula="of:=[.C177]-[.B177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525341" calcext:value-type="float">
            <text:p>1525341</text:p>
          </table:table-cell>
          <table:table-cell office:value-type="float" office:value="1525523" calcext:value-type="float">
            <text:p>1525523</text:p>
          </table:table-cell>
          <table:table-cell table:formula="of:=[.C178]-[.B178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544815" calcext:value-type="float">
            <text:p>1544815</text:p>
          </table:table-cell>
          <table:table-cell office:value-type="float" office:value="1544998" calcext:value-type="float">
            <text:p>1544998</text:p>
          </table:table-cell>
          <table:table-cell table:formula="of:=[.C179]-[.B179]"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372948" calcext:value-type="float">
            <text:p>372948</text:p>
          </table:table-cell>
          <table:table-cell office:value-type="float" office:value="373131" calcext:value-type="float">
            <text:p>373131</text:p>
          </table:table-cell>
          <table:table-cell table:formula="of:=[.C180]-[.B180]"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741380" calcext:value-type="float">
            <text:p>5741380</text:p>
          </table:table-cell>
          <table:table-cell office:value-type="float" office:value="5741564" calcext:value-type="float">
            <text:p>5741564</text:p>
          </table:table-cell>
          <table:table-cell table:formula="of:=[.C181]-[.B181]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849272" calcext:value-type="float">
            <text:p>2849272</text:p>
          </table:table-cell>
          <table:table-cell office:value-type="float" office:value="2849456" calcext:value-type="float">
            <text:p>2849456</text:p>
          </table:table-cell>
          <table:table-cell table:formula="of:=[.C182]-[.B182]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048691" calcext:value-type="float">
            <text:p>1048691</text:p>
          </table:table-cell>
          <table:table-cell office:value-type="float" office:value="1048877" calcext:value-type="float">
            <text:p>1048877</text:p>
          </table:table-cell>
          <table:table-cell table:formula="of:=[.C183]-[.B183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665860" calcext:value-type="float">
            <text:p>665860</text:p>
          </table:table-cell>
          <table:table-cell office:value-type="float" office:value="666048" calcext:value-type="float">
            <text:p>666048</text:p>
          </table:table-cell>
          <table:table-cell table:formula="of:=[.C184]-[.B184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6047360" calcext:value-type="float">
            <text:p>6047360</text:p>
          </table:table-cell>
          <table:table-cell office:value-type="float" office:value="6047548" calcext:value-type="float">
            <text:p>6047548</text:p>
          </table:table-cell>
          <table:table-cell table:formula="of:=[.C185]-[.B185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LKMD01000214.1</text:p>
          </table:table-cell>
          <table:table-cell office:value-type="float" office:value="19483" calcext:value-type="float">
            <text:p>19483</text:p>
          </table:table-cell>
          <table:table-cell office:value-type="float" office:value="19671" calcext:value-type="float">
            <text:p>19671</text:p>
          </table:table-cell>
          <table:table-cell table:formula="of:=[.C186]-[.B186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615129" calcext:value-type="float">
            <text:p>2615129</text:p>
          </table:table-cell>
          <table:table-cell office:value-type="float" office:value="2615320" calcext:value-type="float">
            <text:p>2615320</text:p>
          </table:table-cell>
          <table:table-cell table:formula="of:=[.C187]-[.B187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342619" calcext:value-type="float">
            <text:p>1342619</text:p>
          </table:table-cell>
          <table:table-cell office:value-type="float" office:value="1342810" calcext:value-type="float">
            <text:p>1342810</text:p>
          </table:table-cell>
          <table:table-cell table:formula="of:=[.C188]-[.B188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254943" calcext:value-type="float">
            <text:p>1254943</text:p>
          </table:table-cell>
          <table:table-cell office:value-type="float" office:value="1255134" calcext:value-type="float">
            <text:p>1255134</text:p>
          </table:table-cell>
          <table:table-cell table:formula="of:=[.C189]-[.B189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676582" calcext:value-type="float">
            <text:p>676582</text:p>
          </table:table-cell>
          <table:table-cell office:value-type="float" office:value="676774" calcext:value-type="float">
            <text:p>676774</text:p>
          </table:table-cell>
          <table:table-cell table:formula="of:=[.C190]-[.B190]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673598" calcext:value-type="float">
            <text:p>673598</text:p>
          </table:table-cell>
          <table:table-cell office:value-type="float" office:value="673791" calcext:value-type="float">
            <text:p>673791</text:p>
          </table:table-cell>
          <table:table-cell table:formula="of:=[.C191]-[.B191]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973947" calcext:value-type="float">
            <text:p>3973947</text:p>
          </table:table-cell>
          <table:table-cell office:value-type="float" office:value="3974140" calcext:value-type="float">
            <text:p>3974140</text:p>
          </table:table-cell>
          <table:table-cell table:formula="of:=[.C192]-[.B192]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379357" calcext:value-type="float">
            <text:p>2379357</text:p>
          </table:table-cell>
          <table:table-cell office:value-type="float" office:value="2379552" calcext:value-type="float">
            <text:p>2379552</text:p>
          </table:table-cell>
          <table:table-cell table:formula="of:=[.C193]-[.B193]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469815" calcext:value-type="float">
            <text:p>1469815</text:p>
          </table:table-cell>
          <table:table-cell office:value-type="float" office:value="1470010" calcext:value-type="float">
            <text:p>1470010</text:p>
          </table:table-cell>
          <table:table-cell table:formula="of:=[.C194]-[.B194]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77012" calcext:value-type="float">
            <text:p>77012</text:p>
          </table:table-cell>
          <table:table-cell office:value-type="float" office:value="77208" calcext:value-type="float">
            <text:p>77208</text:p>
          </table:table-cell>
          <table:table-cell table:formula="of:=[.C195]-[.B195]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693112" calcext:value-type="float">
            <text:p>2693112</text:p>
          </table:table-cell>
          <table:table-cell office:value-type="float" office:value="2693310" calcext:value-type="float">
            <text:p>2693310</text:p>
          </table:table-cell>
          <table:table-cell table:formula="of:=[.C196]-[.B196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733684" calcext:value-type="float">
            <text:p>1733684</text:p>
          </table:table-cell>
          <table:table-cell office:value-type="float" office:value="1733884" calcext:value-type="float">
            <text:p>1733884</text:p>
          </table:table-cell>
          <table:table-cell table:formula="of:=[.C197]-[.B197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905190" calcext:value-type="float">
            <text:p>5905190</text:p>
          </table:table-cell>
          <table:table-cell office:value-type="float" office:value="5905393" calcext:value-type="float">
            <text:p>5905393</text:p>
          </table:table-cell>
          <table:table-cell table:formula="of:=[.C198]-[.B198]"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95994" calcext:value-type="float">
            <text:p>95994</text:p>
          </table:table-cell>
          <table:table-cell office:value-type="float" office:value="96199" calcext:value-type="float">
            <text:p>96199</text:p>
          </table:table-cell>
          <table:table-cell table:formula="of:=[.C199]-[.B199]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696969" calcext:value-type="float">
            <text:p>3696969</text:p>
          </table:table-cell>
          <table:table-cell office:value-type="float" office:value="3697175" calcext:value-type="float">
            <text:p>3697175</text:p>
          </table:table-cell>
          <table:table-cell table:formula="of:=[.C200]-[.B200]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666986" calcext:value-type="float">
            <text:p>1666986</text:p>
          </table:table-cell>
          <table:table-cell office:value-type="float" office:value="1667192" calcext:value-type="float">
            <text:p>1667192</text:p>
          </table:table-cell>
          <table:table-cell table:formula="of:=[.C201]-[.B201]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019207" calcext:value-type="float">
            <text:p>2019207</text:p>
          </table:table-cell>
          <table:table-cell office:value-type="float" office:value="2019414" calcext:value-type="float">
            <text:p>2019414</text:p>
          </table:table-cell>
          <table:table-cell table:formula="of:=[.C202]-[.B202]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603454" calcext:value-type="float">
            <text:p>2603454</text:p>
          </table:table-cell>
          <table:table-cell office:value-type="float" office:value="2603662" calcext:value-type="float">
            <text:p>2603662</text:p>
          </table:table-cell>
          <table:table-cell table:formula="of:=[.C203]-[.B203]"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794722" calcext:value-type="float">
            <text:p>3794722</text:p>
          </table:table-cell>
          <table:table-cell office:value-type="float" office:value="3794932" calcext:value-type="float">
            <text:p>3794932</text:p>
          </table:table-cell>
          <table:table-cell table:formula="of:=[.C204]-[.B204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510806" calcext:value-type="float">
            <text:p>3510806</text:p>
          </table:table-cell>
          <table:table-cell office:value-type="float" office:value="3511017" calcext:value-type="float">
            <text:p>3511017</text:p>
          </table:table-cell>
          <table:table-cell table:formula="of:=[.C205]-[.B205]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732498" calcext:value-type="float">
            <text:p>732498</text:p>
          </table:table-cell>
          <table:table-cell office:value-type="float" office:value="732709" calcext:value-type="float">
            <text:p>732709</text:p>
          </table:table-cell>
          <table:table-cell table:formula="of:=[.C206]-[.B206]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622618" calcext:value-type="float">
            <text:p>622618</text:p>
          </table:table-cell>
          <table:table-cell office:value-type="float" office:value="622830" calcext:value-type="float">
            <text:p>622830</text:p>
          </table:table-cell>
          <table:table-cell table:formula="of:=[.C207]-[.B207]"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12582" calcext:value-type="float">
            <text:p>212582</text:p>
          </table:table-cell>
          <table:table-cell office:value-type="float" office:value="212796" calcext:value-type="float">
            <text:p>212796</text:p>
          </table:table-cell>
          <table:table-cell table:formula="of:=[.C208]-[.B208]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481665" calcext:value-type="float">
            <text:p>481665</text:p>
          </table:table-cell>
          <table:table-cell office:value-type="float" office:value="481881" calcext:value-type="float">
            <text:p>481881</text:p>
          </table:table-cell>
          <table:table-cell table:formula="of:=[.C209]-[.B209]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625262" calcext:value-type="float">
            <text:p>625262</text:p>
          </table:table-cell>
          <table:table-cell office:value-type="float" office:value="625479" calcext:value-type="float">
            <text:p>625479</text:p>
          </table:table-cell>
          <table:table-cell table:formula="of:=[.C210]-[.B210]"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332378" calcext:value-type="float">
            <text:p>2332378</text:p>
          </table:table-cell>
          <table:table-cell office:value-type="float" office:value="2332596" calcext:value-type="float">
            <text:p>2332596</text:p>
          </table:table-cell>
          <table:table-cell table:formula="of:=[.C211]-[.B211]"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993296" calcext:value-type="float">
            <text:p>3993296</text:p>
          </table:table-cell>
          <table:table-cell office:value-type="float" office:value="3993514" calcext:value-type="float">
            <text:p>3993514</text:p>
          </table:table-cell>
          <table:table-cell table:formula="of:=[.C212]-[.B212]"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657303" calcext:value-type="float">
            <text:p>1657303</text:p>
          </table:table-cell>
          <table:table-cell office:value-type="float" office:value="1657523" calcext:value-type="float">
            <text:p>1657523</text:p>
          </table:table-cell>
          <table:table-cell table:formula="of:=[.C213]-[.B213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347810" calcext:value-type="float">
            <text:p>2347810</text:p>
          </table:table-cell>
          <table:table-cell office:value-type="float" office:value="2348030" calcext:value-type="float">
            <text:p>2348030</text:p>
          </table:table-cell>
          <table:table-cell table:formula="of:=[.C214]-[.B214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230261" calcext:value-type="float">
            <text:p>3230261</text:p>
          </table:table-cell>
          <table:table-cell office:value-type="float" office:value="3230483" calcext:value-type="float">
            <text:p>3230483</text:p>
          </table:table-cell>
          <table:table-cell table:formula="of:=[.C215]-[.B215]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355204" calcext:value-type="float">
            <text:p>2355204</text:p>
          </table:table-cell>
          <table:table-cell office:value-type="float" office:value="2355427" calcext:value-type="float">
            <text:p>2355427</text:p>
          </table:table-cell>
          <table:table-cell table:formula="of:=[.C216]-[.B216]"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553089" calcext:value-type="float">
            <text:p>1553089</text:p>
          </table:table-cell>
          <table:table-cell office:value-type="float" office:value="1553314" calcext:value-type="float">
            <text:p>1553314</text:p>
          </table:table-cell>
          <table:table-cell table:formula="of:=[.C217]-[.B217]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590323" calcext:value-type="float">
            <text:p>2590323</text:p>
          </table:table-cell>
          <table:table-cell office:value-type="float" office:value="2590548" calcext:value-type="float">
            <text:p>2590548</text:p>
          </table:table-cell>
          <table:table-cell table:formula="of:=[.C218]-[.B218]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365319" calcext:value-type="float">
            <text:p>1365319</text:p>
          </table:table-cell>
          <table:table-cell office:value-type="float" office:value="1365544" calcext:value-type="float">
            <text:p>1365544</text:p>
          </table:table-cell>
          <table:table-cell table:formula="of:=[.C219]-[.B219]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334791" calcext:value-type="float">
            <text:p>2334791</text:p>
          </table:table-cell>
          <table:table-cell office:value-type="float" office:value="2335017" calcext:value-type="float">
            <text:p>2335017</text:p>
          </table:table-cell>
          <table:table-cell table:formula="of:=[.C220]-[.B220]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880161" calcext:value-type="float">
            <text:p>2880161</text:p>
          </table:table-cell>
          <table:table-cell office:value-type="float" office:value="2880387" calcext:value-type="float">
            <text:p>2880387</text:p>
          </table:table-cell>
          <table:table-cell table:formula="of:=[.C221]-[.B221]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866238" calcext:value-type="float">
            <text:p>2866238</text:p>
          </table:table-cell>
          <table:table-cell office:value-type="float" office:value="2866466" calcext:value-type="float">
            <text:p>2866466</text:p>
          </table:table-cell>
          <table:table-cell table:formula="of:=[.C222]-[.B222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799949" calcext:value-type="float">
            <text:p>5799949</text:p>
          </table:table-cell>
          <table:table-cell office:value-type="float" office:value="5800177" calcext:value-type="float">
            <text:p>5800177</text:p>
          </table:table-cell>
          <table:table-cell table:formula="of:=[.C223]-[.B223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LKMD01000201.1</text:p>
          </table:table-cell>
          <table:table-cell office:value-type="float" office:value="142457" calcext:value-type="float">
            <text:p>142457</text:p>
          </table:table-cell>
          <table:table-cell office:value-type="float" office:value="142686" calcext:value-type="float">
            <text:p>142686</text:p>
          </table:table-cell>
          <table:table-cell table:formula="of:=[.C224]-[.B224]"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553160" calcext:value-type="float">
            <text:p>2553160</text:p>
          </table:table-cell>
          <table:table-cell office:value-type="float" office:value="2553390" calcext:value-type="float">
            <text:p>2553390</text:p>
          </table:table-cell>
          <table:table-cell table:formula="of:=[.C225]-[.B225]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79669" calcext:value-type="float">
            <text:p>379669</text:p>
          </table:table-cell>
          <table:table-cell office:value-type="float" office:value="379900" calcext:value-type="float">
            <text:p>379900</text:p>
          </table:table-cell>
          <table:table-cell table:formula="of:=[.C226]-[.B226]"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570989" calcext:value-type="float">
            <text:p>570989</text:p>
          </table:table-cell>
          <table:table-cell office:value-type="float" office:value="571221" calcext:value-type="float">
            <text:p>571221</text:p>
          </table:table-cell>
          <table:table-cell table:formula="of:=[.C227]-[.B227]"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943958" calcext:value-type="float">
            <text:p>1943958</text:p>
          </table:table-cell>
          <table:table-cell office:value-type="float" office:value="1944190" calcext:value-type="float">
            <text:p>1944190</text:p>
          </table:table-cell>
          <table:table-cell table:formula="of:=[.C228]-[.B228]"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187513" calcext:value-type="float">
            <text:p>2187513</text:p>
          </table:table-cell>
          <table:table-cell office:value-type="float" office:value="2187747" calcext:value-type="float">
            <text:p>2187747</text:p>
          </table:table-cell>
          <table:table-cell table:formula="of:=[.C229]-[.B229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286637" calcext:value-type="float">
            <text:p>1286637</text:p>
          </table:table-cell>
          <table:table-cell office:value-type="float" office:value="1286872" calcext:value-type="float">
            <text:p>1286872</text:p>
          </table:table-cell>
          <table:table-cell table:formula="of:=[.C230]-[.B230]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232683" calcext:value-type="float">
            <text:p>2232683</text:p>
          </table:table-cell>
          <table:table-cell office:value-type="float" office:value="2232918" calcext:value-type="float">
            <text:p>2232918</text:p>
          </table:table-cell>
          <table:table-cell table:formula="of:=[.C231]-[.B231]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66374" calcext:value-type="float">
            <text:p>366374</text:p>
          </table:table-cell>
          <table:table-cell office:value-type="float" office:value="366611" calcext:value-type="float">
            <text:p>366611</text:p>
          </table:table-cell>
          <table:table-cell table:formula="of:=[.C232]-[.B232]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805179" calcext:value-type="float">
            <text:p>2805179</text:p>
          </table:table-cell>
          <table:table-cell office:value-type="float" office:value="2805418" calcext:value-type="float">
            <text:p>2805418</text:p>
          </table:table-cell>
          <table:table-cell table:formula="of:=[.C233]-[.B233]"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962954" calcext:value-type="float">
            <text:p>1962954</text:p>
          </table:table-cell>
          <table:table-cell office:value-type="float" office:value="1963198" calcext:value-type="float">
            <text:p>1963198</text:p>
          </table:table-cell>
          <table:table-cell table:formula="of:=[.C234]-[.B234]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996018" calcext:value-type="float">
            <text:p>3996018</text:p>
          </table:table-cell>
          <table:table-cell office:value-type="float" office:value="3996262" calcext:value-type="float">
            <text:p>3996262</text:p>
          </table:table-cell>
          <table:table-cell table:formula="of:=[.C235]-[.B235]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288004" calcext:value-type="float">
            <text:p>3288004</text:p>
          </table:table-cell>
          <table:table-cell office:value-type="float" office:value="3288249" calcext:value-type="float">
            <text:p>3288249</text:p>
          </table:table-cell>
          <table:table-cell table:formula="of:=[.C236]-[.B236]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719661" calcext:value-type="float">
            <text:p>2719661</text:p>
          </table:table-cell>
          <table:table-cell office:value-type="float" office:value="2719907" calcext:value-type="float">
            <text:p>2719907</text:p>
          </table:table-cell>
          <table:table-cell table:formula="of:=[.C237]-[.B237]"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825374" calcext:value-type="float">
            <text:p>2825374</text:p>
          </table:table-cell>
          <table:table-cell office:value-type="float" office:value="2825620" calcext:value-type="float">
            <text:p>2825620</text:p>
          </table:table-cell>
          <table:table-cell table:formula="of:=[.C238]-[.B238]"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780757" calcext:value-type="float">
            <text:p>780757</text:p>
          </table:table-cell>
          <table:table-cell office:value-type="float" office:value="781005" calcext:value-type="float">
            <text:p>781005</text:p>
          </table:table-cell>
          <table:table-cell table:formula="of:=[.C239]-[.B239]"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4019846" calcext:value-type="float">
            <text:p>4019846</text:p>
          </table:table-cell>
          <table:table-cell office:value-type="float" office:value="4020095" calcext:value-type="float">
            <text:p>4020095</text:p>
          </table:table-cell>
          <table:table-cell table:formula="of:=[.C240]-[.B240]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854787" calcext:value-type="float">
            <text:p>1854787</text:p>
          </table:table-cell>
          <table:table-cell office:value-type="float" office:value="1855036" calcext:value-type="float">
            <text:p>1855036</text:p>
          </table:table-cell>
          <table:table-cell table:formula="of:=[.C241]-[.B241]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285477" calcext:value-type="float">
            <text:p>1285477</text:p>
          </table:table-cell>
          <table:table-cell office:value-type="float" office:value="1285726" calcext:value-type="float">
            <text:p>1285726</text:p>
          </table:table-cell>
          <table:table-cell table:formula="of:=[.C242]-[.B242]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598513" calcext:value-type="float">
            <text:p>598513</text:p>
          </table:table-cell>
          <table:table-cell office:value-type="float" office:value="598765" calcext:value-type="float">
            <text:p>598765</text:p>
          </table:table-cell>
          <table:table-cell table:formula="of:=[.C243]-[.B243]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410122" calcext:value-type="float">
            <text:p>2410122</text:p>
          </table:table-cell>
          <table:table-cell office:value-type="float" office:value="2410375" calcext:value-type="float">
            <text:p>2410375</text:p>
          </table:table-cell>
          <table:table-cell table:formula="of:=[.C244]-[.B244]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492161" calcext:value-type="float">
            <text:p>3492161</text:p>
          </table:table-cell>
          <table:table-cell office:value-type="float" office:value="3492415" calcext:value-type="float">
            <text:p>3492415</text:p>
          </table:table-cell>
          <table:table-cell table:formula="of:=[.C245]-[.B245]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911472" calcext:value-type="float">
            <text:p>1911472</text:p>
          </table:table-cell>
          <table:table-cell office:value-type="float" office:value="1911727" calcext:value-type="float">
            <text:p>1911727</text:p>
          </table:table-cell>
          <table:table-cell table:formula="of:=[.C246]-[.B246]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552921" calcext:value-type="float">
            <text:p>2552921</text:p>
          </table:table-cell>
          <table:table-cell office:value-type="float" office:value="2553176" calcext:value-type="float">
            <text:p>2553176</text:p>
          </table:table-cell>
          <table:table-cell table:formula="of:=[.C247]-[.B247]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94256" calcext:value-type="float">
            <text:p>94256</text:p>
          </table:table-cell>
          <table:table-cell office:value-type="float" office:value="94511" calcext:value-type="float">
            <text:p>94511</text:p>
          </table:table-cell>
          <table:table-cell table:formula="of:=[.C248]-[.B248]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LKMD01000252.1</text:p>
          </table:table-cell>
          <table:table-cell office:value-type="float" office:value="27341" calcext:value-type="float">
            <text:p>27341</text:p>
          </table:table-cell>
          <table:table-cell office:value-type="float" office:value="27596" calcext:value-type="float">
            <text:p>27596</text:p>
          </table:table-cell>
          <table:table-cell table:formula="of:=[.C249]-[.B249]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415484" calcext:value-type="float">
            <text:p>415484</text:p>
          </table:table-cell>
          <table:table-cell office:value-type="float" office:value="415741" calcext:value-type="float">
            <text:p>415741</text:p>
          </table:table-cell>
          <table:table-cell table:formula="of:=[.C250]-[.B250]"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057584" calcext:value-type="float">
            <text:p>2057584</text:p>
          </table:table-cell>
          <table:table-cell office:value-type="float" office:value="2057843" calcext:value-type="float">
            <text:p>2057843</text:p>
          </table:table-cell>
          <table:table-cell table:formula="of:=[.C251]-[.B251]"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514733" calcext:value-type="float">
            <text:p>1514733</text:p>
          </table:table-cell>
          <table:table-cell office:value-type="float" office:value="1514992" calcext:value-type="float">
            <text:p>1514992</text:p>
          </table:table-cell>
          <table:table-cell table:formula="of:=[.C252]-[.B252]"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259207" calcext:value-type="float">
            <text:p>2259207</text:p>
          </table:table-cell>
          <table:table-cell office:value-type="float" office:value="2259467" calcext:value-type="float">
            <text:p>2259467</text:p>
          </table:table-cell>
          <table:table-cell table:formula="of:=[.C253]-[.B253]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379106" calcext:value-type="float">
            <text:p>1379106</text:p>
          </table:table-cell>
          <table:table-cell office:value-type="float" office:value="1379368" calcext:value-type="float">
            <text:p>1379368</text:p>
          </table:table-cell>
          <table:table-cell table:formula="of:=[.C254]-[.B254]"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229443" calcext:value-type="float">
            <text:p>229443</text:p>
          </table:table-cell>
          <table:table-cell office:value-type="float" office:value="229706" calcext:value-type="float">
            <text:p>229706</text:p>
          </table:table-cell>
          <table:table-cell table:formula="of:=[.C255]-[.B255]"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969670" calcext:value-type="float">
            <text:p>3969670</text:p>
          </table:table-cell>
          <table:table-cell office:value-type="float" office:value="3969934" calcext:value-type="float">
            <text:p>3969934</text:p>
          </table:table-cell>
          <table:table-cell table:formula="of:=[.C256]-[.B256]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850634" calcext:value-type="float">
            <text:p>850634</text:p>
          </table:table-cell>
          <table:table-cell office:value-type="float" office:value="850898" calcext:value-type="float">
            <text:p>850898</text:p>
          </table:table-cell>
          <table:table-cell table:formula="of:=[.C257]-[.B257]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827403" calcext:value-type="float">
            <text:p>827403</text:p>
          </table:table-cell>
          <table:table-cell office:value-type="float" office:value="827669" calcext:value-type="float">
            <text:p>827669</text:p>
          </table:table-cell>
          <table:table-cell table:formula="of:=[.C258]-[.B258]"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036192" calcext:value-type="float">
            <text:p>1036192</text:p>
          </table:table-cell>
          <table:table-cell office:value-type="float" office:value="1036458" calcext:value-type="float">
            <text:p>1036458</text:p>
          </table:table-cell>
          <table:table-cell table:formula="of:=[.C259]-[.B259]"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273371" calcext:value-type="float">
            <text:p>5273371</text:p>
          </table:table-cell>
          <table:table-cell office:value-type="float" office:value="5273639" calcext:value-type="float">
            <text:p>5273639</text:p>
          </table:table-cell>
          <table:table-cell table:formula="of:=[.C260]-[.B260]"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873821" calcext:value-type="float">
            <text:p>5873821</text:p>
          </table:table-cell>
          <table:table-cell office:value-type="float" office:value="5874089" calcext:value-type="float">
            <text:p>5874089</text:p>
          </table:table-cell>
          <table:table-cell table:formula="of:=[.C261]-[.B261]"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70373" calcext:value-type="float">
            <text:p>170373</text:p>
          </table:table-cell>
          <table:table-cell office:value-type="float" office:value="170641" calcext:value-type="float">
            <text:p>170641</text:p>
          </table:table-cell>
          <table:table-cell table:formula="of:=[.C262]-[.B262]"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4123478" calcext:value-type="float">
            <text:p>4123478</text:p>
          </table:table-cell>
          <table:table-cell office:value-type="float" office:value="4123746" calcext:value-type="float">
            <text:p>4123746</text:p>
          </table:table-cell>
          <table:table-cell table:formula="of:=[.C263]-[.B263]"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652961" calcext:value-type="float">
            <text:p>1652961</text:p>
          </table:table-cell>
          <table:table-cell office:value-type="float" office:value="1653229" calcext:value-type="float">
            <text:p>1653229</text:p>
          </table:table-cell>
          <table:table-cell table:formula="of:=[.C264]-[.B264]"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750476" calcext:value-type="float">
            <text:p>750476</text:p>
          </table:table-cell>
          <table:table-cell office:value-type="float" office:value="750744" calcext:value-type="float">
            <text:p>750744</text:p>
          </table:table-cell>
          <table:table-cell table:formula="of:=[.C265]-[.B265]"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551576" calcext:value-type="float">
            <text:p>2551576</text:p>
          </table:table-cell>
          <table:table-cell office:value-type="float" office:value="2551845" calcext:value-type="float">
            <text:p>2551845</text:p>
          </table:table-cell>
          <table:table-cell table:formula="of:=[.C266]-[.B266]"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351850" calcext:value-type="float">
            <text:p>3351850</text:p>
          </table:table-cell>
          <table:table-cell office:value-type="float" office:value="3352120" calcext:value-type="float">
            <text:p>3352120</text:p>
          </table:table-cell>
          <table:table-cell table:formula="of:=[.C267]-[.B267]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926849" calcext:value-type="float">
            <text:p>5926849</text:p>
          </table:table-cell>
          <table:table-cell office:value-type="float" office:value="5927120" calcext:value-type="float">
            <text:p>5927120</text:p>
          </table:table-cell>
          <table:table-cell table:formula="of:=[.C268]-[.B268]"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597102" calcext:value-type="float">
            <text:p>1597102</text:p>
          </table:table-cell>
          <table:table-cell office:value-type="float" office:value="1597374" calcext:value-type="float">
            <text:p>1597374</text:p>
          </table:table-cell>
          <table:table-cell table:formula="of:=[.C269]-[.B269]"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736263" calcext:value-type="float">
            <text:p>736263</text:p>
          </table:table-cell>
          <table:table-cell office:value-type="float" office:value="736536" calcext:value-type="float">
            <text:p>736536</text:p>
          </table:table-cell>
          <table:table-cell table:formula="of:=[.C270]-[.B270]"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216865" calcext:value-type="float">
            <text:p>2216865</text:p>
          </table:table-cell>
          <table:table-cell office:value-type="float" office:value="2217141" calcext:value-type="float">
            <text:p>2217141</text:p>
          </table:table-cell>
          <table:table-cell table:formula="of:=[.C271]-[.B271]"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4179523" calcext:value-type="float">
            <text:p>4179523</text:p>
          </table:table-cell>
          <table:table-cell office:value-type="float" office:value="4179803" calcext:value-type="float">
            <text:p>4179803</text:p>
          </table:table-cell>
          <table:table-cell table:formula="of:=[.C272]-[.B272]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754693" calcext:value-type="float">
            <text:p>1754693</text:p>
          </table:table-cell>
          <table:table-cell office:value-type="float" office:value="1754974" calcext:value-type="float">
            <text:p>1754974</text:p>
          </table:table-cell>
          <table:table-cell table:formula="of:=[.C273]-[.B273]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715037" calcext:value-type="float">
            <text:p>2715037</text:p>
          </table:table-cell>
          <table:table-cell office:value-type="float" office:value="2715319" calcext:value-type="float">
            <text:p>2715319</text:p>
          </table:table-cell>
          <table:table-cell table:formula="of:=[.C274]-[.B274]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805826" calcext:value-type="float">
            <text:p>3805826</text:p>
          </table:table-cell>
          <table:table-cell office:value-type="float" office:value="3806109" calcext:value-type="float">
            <text:p>3806109</text:p>
          </table:table-cell>
          <table:table-cell table:formula="of:=[.C275]-[.B275]"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85658" calcext:value-type="float">
            <text:p>185658</text:p>
          </table:table-cell>
          <table:table-cell office:value-type="float" office:value="185941" calcext:value-type="float">
            <text:p>185941</text:p>
          </table:table-cell>
          <table:table-cell table:formula="of:=[.C276]-[.B276]"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504906" calcext:value-type="float">
            <text:p>2504906</text:p>
          </table:table-cell>
          <table:table-cell office:value-type="float" office:value="2505191" calcext:value-type="float">
            <text:p>2505191</text:p>
          </table:table-cell>
          <table:table-cell table:formula="of:=[.C277]-[.B277]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18245" calcext:value-type="float">
            <text:p>118245</text:p>
          </table:table-cell>
          <table:table-cell office:value-type="float" office:value="118530" calcext:value-type="float">
            <text:p>118530</text:p>
          </table:table-cell>
          <table:table-cell table:formula="of:=[.C278]-[.B278]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920029" calcext:value-type="float">
            <text:p>1920029</text:p>
          </table:table-cell>
          <table:table-cell office:value-type="float" office:value="1920316" calcext:value-type="float">
            <text:p>1920316</text:p>
          </table:table-cell>
          <table:table-cell table:formula="of:=[.C279]-[.B279]"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381628" calcext:value-type="float">
            <text:p>2381628</text:p>
          </table:table-cell>
          <table:table-cell office:value-type="float" office:value="2381915" calcext:value-type="float">
            <text:p>2381915</text:p>
          </table:table-cell>
          <table:table-cell table:formula="of:=[.C280]-[.B280]"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979931" calcext:value-type="float">
            <text:p>1979931</text:p>
          </table:table-cell>
          <table:table-cell office:value-type="float" office:value="1980218" calcext:value-type="float">
            <text:p>1980218</text:p>
          </table:table-cell>
          <table:table-cell table:formula="of:=[.C281]-[.B281]"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2006469" calcext:value-type="float">
            <text:p>2006469</text:p>
          </table:table-cell>
          <table:table-cell office:value-type="float" office:value="2006757" calcext:value-type="float">
            <text:p>2006757</text:p>
          </table:table-cell>
          <table:table-cell table:formula="of:=[.C282]-[.B282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23908" calcext:value-type="float">
            <text:p>523908</text:p>
          </table:table-cell>
          <table:table-cell office:value-type="float" office:value="524197" calcext:value-type="float">
            <text:p>524197</text:p>
          </table:table-cell>
          <table:table-cell table:formula="of:=[.C283]-[.B283]"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427977" calcext:value-type="float">
            <text:p>4427977</text:p>
          </table:table-cell>
          <table:table-cell office:value-type="float" office:value="4428266" calcext:value-type="float">
            <text:p>4428266</text:p>
          </table:table-cell>
          <table:table-cell table:formula="of:=[.C284]-[.B284]"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41208" calcext:value-type="float">
            <text:p>141208</text:p>
          </table:table-cell>
          <table:table-cell office:value-type="float" office:value="141497" calcext:value-type="float">
            <text:p>141497</text:p>
          </table:table-cell>
          <table:table-cell table:formula="of:=[.C285]-[.B285]"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979134" calcext:value-type="float">
            <text:p>1979134</text:p>
          </table:table-cell>
          <table:table-cell office:value-type="float" office:value="1979425" calcext:value-type="float">
            <text:p>1979425</text:p>
          </table:table-cell>
          <table:table-cell table:formula="of:=[.C286]-[.B286]"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235147" calcext:value-type="float">
            <text:p>1235147</text:p>
          </table:table-cell>
          <table:table-cell office:value-type="float" office:value="1235438" calcext:value-type="float">
            <text:p>1235438</text:p>
          </table:table-cell>
          <table:table-cell table:formula="of:=[.C287]-[.B287]"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672568" calcext:value-type="float">
            <text:p>2672568</text:p>
          </table:table-cell>
          <table:table-cell office:value-type="float" office:value="2672861" calcext:value-type="float">
            <text:p>2672861</text:p>
          </table:table-cell>
          <table:table-cell table:formula="of:=[.C288]-[.B288]"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754909" calcext:value-type="float">
            <text:p>3754909</text:p>
          </table:table-cell>
          <table:table-cell office:value-type="float" office:value="3755203" calcext:value-type="float">
            <text:p>3755203</text:p>
          </table:table-cell>
          <table:table-cell table:formula="of:=[.C289]-[.B289]"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420172" calcext:value-type="float">
            <text:p>2420172</text:p>
          </table:table-cell>
          <table:table-cell office:value-type="float" office:value="2420466" calcext:value-type="float">
            <text:p>2420466</text:p>
          </table:table-cell>
          <table:table-cell table:formula="of:=[.C290]-[.B290]"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392249" calcext:value-type="float">
            <text:p>2392249</text:p>
          </table:table-cell>
          <table:table-cell office:value-type="float" office:value="2392543" calcext:value-type="float">
            <text:p>2392543</text:p>
          </table:table-cell>
          <table:table-cell table:formula="of:=[.C291]-[.B291]"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98273" calcext:value-type="float">
            <text:p>98273</text:p>
          </table:table-cell>
          <table:table-cell office:value-type="float" office:value="98567" calcext:value-type="float">
            <text:p>98567</text:p>
          </table:table-cell>
          <table:table-cell table:formula="of:=[.C292]-[.B292]"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686514" calcext:value-type="float">
            <text:p>686514</text:p>
          </table:table-cell>
          <table:table-cell office:value-type="float" office:value="686808" calcext:value-type="float">
            <text:p>686808</text:p>
          </table:table-cell>
          <table:table-cell table:formula="of:=[.C293]-[.B293]"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406267" calcext:value-type="float">
            <text:p>406267</text:p>
          </table:table-cell>
          <table:table-cell office:value-type="float" office:value="406562" calcext:value-type="float">
            <text:p>406562</text:p>
          </table:table-cell>
          <table:table-cell table:formula="of:=[.C294]-[.B294]"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746320" calcext:value-type="float">
            <text:p>746320</text:p>
          </table:table-cell>
          <table:table-cell office:value-type="float" office:value="746616" calcext:value-type="float">
            <text:p>746616</text:p>
          </table:table-cell>
          <table:table-cell table:formula="of:=[.C295]-[.B295]"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507976" calcext:value-type="float">
            <text:p>507976</text:p>
          </table:table-cell>
          <table:table-cell office:value-type="float" office:value="508273" calcext:value-type="float">
            <text:p>508273</text:p>
          </table:table-cell>
          <table:table-cell table:formula="of:=[.C296]-[.B296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558622" calcext:value-type="float">
            <text:p>558622</text:p>
          </table:table-cell>
          <table:table-cell office:value-type="float" office:value="558919" calcext:value-type="float">
            <text:p>558919</text:p>
          </table:table-cell>
          <table:table-cell table:formula="of:=[.C297]-[.B297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730115" calcext:value-type="float">
            <text:p>730115</text:p>
          </table:table-cell>
          <table:table-cell office:value-type="float" office:value="730413" calcext:value-type="float">
            <text:p>730413</text:p>
          </table:table-cell>
          <table:table-cell table:formula="of:=[.C298]-[.B298]"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344855" calcext:value-type="float">
            <text:p>3344855</text:p>
          </table:table-cell>
          <table:table-cell office:value-type="float" office:value="3345155" calcext:value-type="float">
            <text:p>3345155</text:p>
          </table:table-cell>
          <table:table-cell table:formula="of:=[.C299]-[.B299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490771" calcext:value-type="float">
            <text:p>1490771</text:p>
          </table:table-cell>
          <table:table-cell office:value-type="float" office:value="1491072" calcext:value-type="float">
            <text:p>1491072</text:p>
          </table:table-cell>
          <table:table-cell table:formula="of:=[.C300]-[.B300]"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6037019" calcext:value-type="float">
            <text:p>6037019</text:p>
          </table:table-cell>
          <table:table-cell office:value-type="float" office:value="6037321" calcext:value-type="float">
            <text:p>6037321</text:p>
          </table:table-cell>
          <table:table-cell table:formula="of:=[.C301]-[.B301]"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848458" calcext:value-type="float">
            <text:p>1848458</text:p>
          </table:table-cell>
          <table:table-cell office:value-type="float" office:value="1848760" calcext:value-type="float">
            <text:p>1848760</text:p>
          </table:table-cell>
          <table:table-cell table:formula="of:=[.C302]-[.B302]"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011223" calcext:value-type="float">
            <text:p>2011223</text:p>
          </table:table-cell>
          <table:table-cell office:value-type="float" office:value="2011529" calcext:value-type="float">
            <text:p>2011529</text:p>
          </table:table-cell>
          <table:table-cell table:formula="of:=[.C303]-[.B303]"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16415" calcext:value-type="float">
            <text:p>316415</text:p>
          </table:table-cell>
          <table:table-cell office:value-type="float" office:value="316722" calcext:value-type="float">
            <text:p>316722</text:p>
          </table:table-cell>
          <table:table-cell table:formula="of:=[.C304]-[.B304]"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6178220" calcext:value-type="float">
            <text:p>6178220</text:p>
          </table:table-cell>
          <table:table-cell office:value-type="float" office:value="6178531" calcext:value-type="float">
            <text:p>6178531</text:p>
          </table:table-cell>
          <table:table-cell table:formula="of:=[.C305]-[.B305]"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969130" calcext:value-type="float">
            <text:p>1969130</text:p>
          </table:table-cell>
          <table:table-cell office:value-type="float" office:value="1969442" calcext:value-type="float">
            <text:p>1969442</text:p>
          </table:table-cell>
          <table:table-cell table:formula="of:=[.C306]-[.B306]"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547512" calcext:value-type="float">
            <text:p>547512</text:p>
          </table:table-cell>
          <table:table-cell office:value-type="float" office:value="547824" calcext:value-type="float">
            <text:p>547824</text:p>
          </table:table-cell>
          <table:table-cell table:formula="of:=[.C307]-[.B307]"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033680" calcext:value-type="float">
            <text:p>1033680</text:p>
          </table:table-cell>
          <table:table-cell office:value-type="float" office:value="1033992" calcext:value-type="float">
            <text:p>1033992</text:p>
          </table:table-cell>
          <table:table-cell table:formula="of:=[.C308]-[.B308]"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870149" calcext:value-type="float">
            <text:p>870149</text:p>
          </table:table-cell>
          <table:table-cell office:value-type="float" office:value="870461" calcext:value-type="float">
            <text:p>870461</text:p>
          </table:table-cell>
          <table:table-cell table:formula="of:=[.C309]-[.B309]"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510932" calcext:value-type="float">
            <text:p>1510932</text:p>
          </table:table-cell>
          <table:table-cell office:value-type="float" office:value="1511246" calcext:value-type="float">
            <text:p>1511246</text:p>
          </table:table-cell>
          <table:table-cell table:formula="of:=[.C310]-[.B310]"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355748" calcext:value-type="float">
            <text:p>2355748</text:p>
          </table:table-cell>
          <table:table-cell office:value-type="float" office:value="2356063" calcext:value-type="float">
            <text:p>2356063</text:p>
          </table:table-cell>
          <table:table-cell table:formula="of:=[.C311]-[.B311]"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46736" calcext:value-type="float">
            <text:p>246736</text:p>
          </table:table-cell>
          <table:table-cell office:value-type="float" office:value="247052" calcext:value-type="float">
            <text:p>247052</text:p>
          </table:table-cell>
          <table:table-cell table:formula="of:=[.C312]-[.B312]"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766449" calcext:value-type="float">
            <text:p>1766449</text:p>
          </table:table-cell>
          <table:table-cell office:value-type="float" office:value="1766765" calcext:value-type="float">
            <text:p>1766765</text:p>
          </table:table-cell>
          <table:table-cell table:formula="of:=[.C313]-[.B313]"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574158" calcext:value-type="float">
            <text:p>1574158</text:p>
          </table:table-cell>
          <table:table-cell office:value-type="float" office:value="1574475" calcext:value-type="float">
            <text:p>1574475</text:p>
          </table:table-cell>
          <table:table-cell table:formula="of:=[.C314]-[.B314]"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82439" calcext:value-type="float">
            <text:p>182439</text:p>
          </table:table-cell>
          <table:table-cell office:value-type="float" office:value="182756" calcext:value-type="float">
            <text:p>182756</text:p>
          </table:table-cell>
          <table:table-cell table:formula="of:=[.C315]-[.B315]"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962033" calcext:value-type="float">
            <text:p>5962033</text:p>
          </table:table-cell>
          <table:table-cell office:value-type="float" office:value="5962352" calcext:value-type="float">
            <text:p>5962352</text:p>
          </table:table-cell>
          <table:table-cell table:formula="of:=[.C316]-[.B316]"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051048" calcext:value-type="float">
            <text:p>3051048</text:p>
          </table:table-cell>
          <table:table-cell office:value-type="float" office:value="3051368" calcext:value-type="float">
            <text:p>3051368</text:p>
          </table:table-cell>
          <table:table-cell table:formula="of:=[.C317]-[.B317]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381536" calcext:value-type="float">
            <text:p>381536</text:p>
          </table:table-cell>
          <table:table-cell office:value-type="float" office:value="381856" calcext:value-type="float">
            <text:p>381856</text:p>
          </table:table-cell>
          <table:table-cell table:formula="of:=[.C318]-[.B318]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925961" calcext:value-type="float">
            <text:p>925961</text:p>
          </table:table-cell>
          <table:table-cell office:value-type="float" office:value="926282" calcext:value-type="float">
            <text:p>926282</text:p>
          </table:table-cell>
          <table:table-cell table:formula="of:=[.C319]-[.B319]"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408061" calcext:value-type="float">
            <text:p>2408061</text:p>
          </table:table-cell>
          <table:table-cell office:value-type="float" office:value="2408382" calcext:value-type="float">
            <text:p>2408382</text:p>
          </table:table-cell>
          <table:table-cell table:formula="of:=[.C320]-[.B320]"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808654" calcext:value-type="float">
            <text:p>1808654</text:p>
          </table:table-cell>
          <table:table-cell office:value-type="float" office:value="1808977" calcext:value-type="float">
            <text:p>1808977</text:p>
          </table:table-cell>
          <table:table-cell table:formula="of:=[.C321]-[.B321]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022835" calcext:value-type="float">
            <text:p>3022835</text:p>
          </table:table-cell>
          <table:table-cell office:value-type="float" office:value="3023158" calcext:value-type="float">
            <text:p>3023158</text:p>
          </table:table-cell>
          <table:table-cell table:formula="of:=[.C322]-[.B322]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4160306" calcext:value-type="float">
            <text:p>4160306</text:p>
          </table:table-cell>
          <table:table-cell office:value-type="float" office:value="4160631" calcext:value-type="float">
            <text:p>4160631</text:p>
          </table:table-cell>
          <table:table-cell table:formula="of:=[.C323]-[.B323]"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63479" calcext:value-type="float">
            <text:p>163479</text:p>
          </table:table-cell>
          <table:table-cell office:value-type="float" office:value="163804" calcext:value-type="float">
            <text:p>163804</text:p>
          </table:table-cell>
          <table:table-cell table:formula="of:=[.C324]-[.B324]"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926913" calcext:value-type="float">
            <text:p>1926913</text:p>
          </table:table-cell>
          <table:table-cell office:value-type="float" office:value="1927238" calcext:value-type="float">
            <text:p>1927238</text:p>
          </table:table-cell>
          <table:table-cell table:formula="of:=[.C325]-[.B325]"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999117" calcext:value-type="float">
            <text:p>2999117</text:p>
          </table:table-cell>
          <table:table-cell office:value-type="float" office:value="2999443" calcext:value-type="float">
            <text:p>2999443</text:p>
          </table:table-cell>
          <table:table-cell table:formula="of:=[.C326]-[.B326]"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561591" calcext:value-type="float">
            <text:p>1561591</text:p>
          </table:table-cell>
          <table:table-cell office:value-type="float" office:value="1561917" calcext:value-type="float">
            <text:p>1561917</text:p>
          </table:table-cell>
          <table:table-cell table:formula="of:=[.C327]-[.B327]"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299466" calcext:value-type="float">
            <text:p>1299466</text:p>
          </table:table-cell>
          <table:table-cell office:value-type="float" office:value="1299793" calcext:value-type="float">
            <text:p>1299793</text:p>
          </table:table-cell>
          <table:table-cell table:formula="of:=[.C328]-[.B328]"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921103" calcext:value-type="float">
            <text:p>921103</text:p>
          </table:table-cell>
          <table:table-cell office:value-type="float" office:value="921431" calcext:value-type="float">
            <text:p>921431</text:p>
          </table:table-cell>
          <table:table-cell table:formula="of:=[.C329]-[.B329]"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224460" calcext:value-type="float">
            <text:p>2224460</text:p>
          </table:table-cell>
          <table:table-cell office:value-type="float" office:value="2224788" calcext:value-type="float">
            <text:p>2224788</text:p>
          </table:table-cell>
          <table:table-cell table:formula="of:=[.C330]-[.B330]"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231571" calcext:value-type="float">
            <text:p>1231571</text:p>
          </table:table-cell>
          <table:table-cell office:value-type="float" office:value="1231900" calcext:value-type="float">
            <text:p>1231900</text:p>
          </table:table-cell>
          <table:table-cell table:formula="of:=[.C331]-[.B331]"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703060" calcext:value-type="float">
            <text:p>1703060</text:p>
          </table:table-cell>
          <table:table-cell office:value-type="float" office:value="1703389" calcext:value-type="float">
            <text:p>1703389</text:p>
          </table:table-cell>
          <table:table-cell table:formula="of:=[.C332]-[.B332]"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928491" calcext:value-type="float">
            <text:p>928491</text:p>
          </table:table-cell>
          <table:table-cell office:value-type="float" office:value="928820" calcext:value-type="float">
            <text:p>928820</text:p>
          </table:table-cell>
          <table:table-cell table:formula="of:=[.C333]-[.B333]"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965112" calcext:value-type="float">
            <text:p>965112</text:p>
          </table:table-cell>
          <table:table-cell office:value-type="float" office:value="965443" calcext:value-type="float">
            <text:p>965443</text:p>
          </table:table-cell>
          <table:table-cell table:formula="of:=[.C334]-[.B334]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163382" calcext:value-type="float">
            <text:p>2163382</text:p>
          </table:table-cell>
          <table:table-cell office:value-type="float" office:value="2163713" calcext:value-type="float">
            <text:p>2163713</text:p>
          </table:table-cell>
          <table:table-cell table:formula="of:=[.C335]-[.B335]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89605" calcext:value-type="float">
            <text:p>189605</text:p>
          </table:table-cell>
          <table:table-cell office:value-type="float" office:value="189937" calcext:value-type="float">
            <text:p>189937</text:p>
          </table:table-cell>
          <table:table-cell table:formula="of:=[.C336]-[.B336]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962062" calcext:value-type="float">
            <text:p>1962062</text:p>
          </table:table-cell>
          <table:table-cell office:value-type="float" office:value="1962394" calcext:value-type="float">
            <text:p>1962394</text:p>
          </table:table-cell>
          <table:table-cell table:formula="of:=[.C337]-[.B337]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180058" calcext:value-type="float">
            <text:p>1180058</text:p>
          </table:table-cell>
          <table:table-cell office:value-type="float" office:value="1180391" calcext:value-type="float">
            <text:p>1180391</text:p>
          </table:table-cell>
          <table:table-cell table:formula="of:=[.C338]-[.B338]"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455305" calcext:value-type="float">
            <text:p>2455305</text:p>
          </table:table-cell>
          <table:table-cell office:value-type="float" office:value="2455639" calcext:value-type="float">
            <text:p>2455639</text:p>
          </table:table-cell>
          <table:table-cell table:formula="of:=[.C339]-[.B339]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511727" calcext:value-type="float">
            <text:p>511727</text:p>
          </table:table-cell>
          <table:table-cell office:value-type="float" office:value="512061" calcext:value-type="float">
            <text:p>512061</text:p>
          </table:table-cell>
          <table:table-cell table:formula="of:=[.C340]-[.B340]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007452" calcext:value-type="float">
            <text:p>3007452</text:p>
          </table:table-cell>
          <table:table-cell office:value-type="float" office:value="3007787" calcext:value-type="float">
            <text:p>3007787</text:p>
          </table:table-cell>
          <table:table-cell table:formula="of:=[.C341]-[.B341]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401040" calcext:value-type="float">
            <text:p>401040</text:p>
          </table:table-cell>
          <table:table-cell office:value-type="float" office:value="401377" calcext:value-type="float">
            <text:p>401377</text:p>
          </table:table-cell>
          <table:table-cell table:formula="of:=[.C342]-[.B342]"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6023479" calcext:value-type="float">
            <text:p>6023479</text:p>
          </table:table-cell>
          <table:table-cell office:value-type="float" office:value="6023820" calcext:value-type="float">
            <text:p>6023820</text:p>
          </table:table-cell>
          <table:table-cell table:formula="of:=[.C343]-[.B343]"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108644" calcext:value-type="float">
            <text:p>1108644</text:p>
          </table:table-cell>
          <table:table-cell office:value-type="float" office:value="1108985" calcext:value-type="float">
            <text:p>1108985</text:p>
          </table:table-cell>
          <table:table-cell table:formula="of:=[.C344]-[.B344]"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931420" calcext:value-type="float">
            <text:p>931420</text:p>
          </table:table-cell>
          <table:table-cell office:value-type="float" office:value="931761" calcext:value-type="float">
            <text:p>931761</text:p>
          </table:table-cell>
          <table:table-cell table:formula="of:=[.C345]-[.B345]"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734091" calcext:value-type="float">
            <text:p>1734091</text:p>
          </table:table-cell>
          <table:table-cell office:value-type="float" office:value="1734434" calcext:value-type="float">
            <text:p>1734434</text:p>
          </table:table-cell>
          <table:table-cell table:formula="of:=[.C346]-[.B346]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622146" calcext:value-type="float">
            <text:p>2622146</text:p>
          </table:table-cell>
          <table:table-cell office:value-type="float" office:value="2622489" calcext:value-type="float">
            <text:p>2622489</text:p>
          </table:table-cell>
          <table:table-cell table:formula="of:=[.C347]-[.B347]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477735" calcext:value-type="float">
            <text:p>1477735</text:p>
          </table:table-cell>
          <table:table-cell office:value-type="float" office:value="1478080" calcext:value-type="float">
            <text:p>1478080</text:p>
          </table:table-cell>
          <table:table-cell table:formula="of:=[.C348]-[.B348]"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35467" calcext:value-type="float">
            <text:p>335467</text:p>
          </table:table-cell>
          <table:table-cell office:value-type="float" office:value="335815" calcext:value-type="float">
            <text:p>335815</text:p>
          </table:table-cell>
          <table:table-cell table:formula="of:=[.C349]-[.B349]"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999373" calcext:value-type="float">
            <text:p>2999373</text:p>
          </table:table-cell>
          <table:table-cell office:value-type="float" office:value="2999722" calcext:value-type="float">
            <text:p>2999722</text:p>
          </table:table-cell>
          <table:table-cell table:formula="of:=[.C350]-[.B350]"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076275" calcext:value-type="float">
            <text:p>4076275</text:p>
          </table:table-cell>
          <table:table-cell office:value-type="float" office:value="4076626" calcext:value-type="float">
            <text:p>4076626</text:p>
          </table:table-cell>
          <table:table-cell table:formula="of:=[.C351]-[.B351]"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054275" calcext:value-type="float">
            <text:p>2054275</text:p>
          </table:table-cell>
          <table:table-cell office:value-type="float" office:value="2054628" calcext:value-type="float">
            <text:p>2054628</text:p>
          </table:table-cell>
          <table:table-cell table:formula="of:=[.C352]-[.B352]"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427667" calcext:value-type="float">
            <text:p>427667</text:p>
          </table:table-cell>
          <table:table-cell office:value-type="float" office:value="428021" calcext:value-type="float">
            <text:p>428021</text:p>
          </table:table-cell>
          <table:table-cell table:formula="of:=[.C353]-[.B353]"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162945" calcext:value-type="float">
            <text:p>3162945</text:p>
          </table:table-cell>
          <table:table-cell office:value-type="float" office:value="3163300" calcext:value-type="float">
            <text:p>3163300</text:p>
          </table:table-cell>
          <table:table-cell table:formula="of:=[.C354]-[.B354]"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3898464" calcext:value-type="float">
            <text:p>3898464</text:p>
          </table:table-cell>
          <table:table-cell office:value-type="float" office:value="3898823" calcext:value-type="float">
            <text:p>3898823</text:p>
          </table:table-cell>
          <table:table-cell table:formula="of:=[.C355]-[.B355]"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LKMD01000248.1</text:p>
          </table:table-cell>
          <table:table-cell office:value-type="float" office:value="43703" calcext:value-type="float">
            <text:p>43703</text:p>
          </table:table-cell>
          <table:table-cell office:value-type="float" office:value="44064" calcext:value-type="float">
            <text:p>44064</text:p>
          </table:table-cell>
          <table:table-cell table:formula="of:=[.C356]-[.B356]"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726094" calcext:value-type="float">
            <text:p>2726094</text:p>
          </table:table-cell>
          <table:table-cell office:value-type="float" office:value="2726456" calcext:value-type="float">
            <text:p>2726456</text:p>
          </table:table-cell>
          <table:table-cell table:formula="of:=[.C357]-[.B357]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438658" calcext:value-type="float">
            <text:p>2438658</text:p>
          </table:table-cell>
          <table:table-cell office:value-type="float" office:value="2439020" calcext:value-type="float">
            <text:p>2439020</text:p>
          </table:table-cell>
          <table:table-cell table:formula="of:=[.C358]-[.B358]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924366" calcext:value-type="float">
            <text:p>1924366</text:p>
          </table:table-cell>
          <table:table-cell office:value-type="float" office:value="1924731" calcext:value-type="float">
            <text:p>1924731</text:p>
          </table:table-cell>
          <table:table-cell table:formula="of:=[.C359]-[.B359]"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290897" calcext:value-type="float">
            <text:p>3290897</text:p>
          </table:table-cell>
          <table:table-cell office:value-type="float" office:value="3291263" calcext:value-type="float">
            <text:p>3291263</text:p>
          </table:table-cell>
          <table:table-cell table:formula="of:=[.C360]-[.B360]"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899764" calcext:value-type="float">
            <text:p>899764</text:p>
          </table:table-cell>
          <table:table-cell office:value-type="float" office:value="900132" calcext:value-type="float">
            <text:p>900132</text:p>
          </table:table-cell>
          <table:table-cell table:formula="of:=[.C361]-[.B361]"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637365" calcext:value-type="float">
            <text:p>637365</text:p>
          </table:table-cell>
          <table:table-cell office:value-type="float" office:value="637733" calcext:value-type="float">
            <text:p>637733</text:p>
          </table:table-cell>
          <table:table-cell table:formula="of:=[.C362]-[.B362]"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LKMD01000252.1</text:p>
          </table:table-cell>
          <table:table-cell office:value-type="float" office:value="38092" calcext:value-type="float">
            <text:p>38092</text:p>
          </table:table-cell>
          <table:table-cell office:value-type="float" office:value="38461" calcext:value-type="float">
            <text:p>38461</text:p>
          </table:table-cell>
          <table:table-cell table:formula="of:=[.C363]-[.B363]"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557354" calcext:value-type="float">
            <text:p>2557354</text:p>
          </table:table-cell>
          <table:table-cell office:value-type="float" office:value="2557724" calcext:value-type="float">
            <text:p>2557724</text:p>
          </table:table-cell>
          <table:table-cell table:formula="of:=[.C364]-[.B364]"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788016" calcext:value-type="float">
            <text:p>3788016</text:p>
          </table:table-cell>
          <table:table-cell office:value-type="float" office:value="3788387" calcext:value-type="float">
            <text:p>3788387</text:p>
          </table:table-cell>
          <table:table-cell table:formula="of:=[.C365]-[.B365]"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939821" calcext:value-type="float">
            <text:p>939821</text:p>
          </table:table-cell>
          <table:table-cell office:value-type="float" office:value="940193" calcext:value-type="float">
            <text:p>940193</text:p>
          </table:table-cell>
          <table:table-cell table:formula="of:=[.C366]-[.B366]"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616538" calcext:value-type="float">
            <text:p>1616538</text:p>
          </table:table-cell>
          <table:table-cell office:value-type="float" office:value="1616911" calcext:value-type="float">
            <text:p>1616911</text:p>
          </table:table-cell>
          <table:table-cell table:formula="of:=[.C367]-[.B367]"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080973" calcext:value-type="float">
            <text:p>2080973</text:p>
          </table:table-cell>
          <table:table-cell office:value-type="float" office:value="2081347" calcext:value-type="float">
            <text:p>2081347</text:p>
          </table:table-cell>
          <table:table-cell table:formula="of:=[.C368]-[.B368]"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39094" calcext:value-type="float">
            <text:p>239094</text:p>
          </table:table-cell>
          <table:table-cell office:value-type="float" office:value="239474" calcext:value-type="float">
            <text:p>239474</text:p>
          </table:table-cell>
          <table:table-cell table:formula="of:=[.C369]-[.B369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692135" calcext:value-type="float">
            <text:p>5692135</text:p>
          </table:table-cell>
          <table:table-cell office:value-type="float" office:value="5692517" calcext:value-type="float">
            <text:p>5692517</text:p>
          </table:table-cell>
          <table:table-cell table:formula="of:=[.C370]-[.B370]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718753" calcext:value-type="float">
            <text:p>2718753</text:p>
          </table:table-cell>
          <table:table-cell office:value-type="float" office:value="2719136" calcext:value-type="float">
            <text:p>2719136</text:p>
          </table:table-cell>
          <table:table-cell table:formula="of:=[.C371]-[.B371]"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89110" calcext:value-type="float">
            <text:p>89110</text:p>
          </table:table-cell>
          <table:table-cell office:value-type="float" office:value="89494" calcext:value-type="float">
            <text:p>89494</text:p>
          </table:table-cell>
          <table:table-cell table:formula="of:=[.C372]-[.B372]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628742" calcext:value-type="float">
            <text:p>628742</text:p>
          </table:table-cell>
          <table:table-cell office:value-type="float" office:value="629127" calcext:value-type="float">
            <text:p>629127</text:p>
          </table:table-cell>
          <table:table-cell table:formula="of:=[.C373]-[.B373]"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74064" calcext:value-type="float">
            <text:p>174064</text:p>
          </table:table-cell>
          <table:table-cell office:value-type="float" office:value="174452" calcext:value-type="float">
            <text:p>174452</text:p>
          </table:table-cell>
          <table:table-cell table:formula="of:=[.C374]-[.B374]"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058753" calcext:value-type="float">
            <text:p>2058753</text:p>
          </table:table-cell>
          <table:table-cell office:value-type="float" office:value="2059141" calcext:value-type="float">
            <text:p>2059141</text:p>
          </table:table-cell>
          <table:table-cell table:formula="of:=[.C375]-[.B375]"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555847" calcext:value-type="float">
            <text:p>2555847</text:p>
          </table:table-cell>
          <table:table-cell office:value-type="float" office:value="2556236" calcext:value-type="float">
            <text:p>2556236</text:p>
          </table:table-cell>
          <table:table-cell table:formula="of:=[.C376]-[.B376]"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043132" calcext:value-type="float">
            <text:p>1043132</text:p>
          </table:table-cell>
          <table:table-cell office:value-type="float" office:value="1043521" calcext:value-type="float">
            <text:p>1043521</text:p>
          </table:table-cell>
          <table:table-cell table:formula="of:=[.C377]-[.B377]"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339591" calcext:value-type="float">
            <text:p>1339591</text:p>
          </table:table-cell>
          <table:table-cell office:value-type="float" office:value="1339980" calcext:value-type="float">
            <text:p>1339980</text:p>
          </table:table-cell>
          <table:table-cell table:formula="of:=[.C378]-[.B378]"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648331" calcext:value-type="float">
            <text:p>3648331</text:p>
          </table:table-cell>
          <table:table-cell office:value-type="float" office:value="3648721" calcext:value-type="float">
            <text:p>3648721</text:p>
          </table:table-cell>
          <table:table-cell table:formula="of:=[.C379]-[.B379]"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320826" calcext:value-type="float">
            <text:p>2320826</text:p>
          </table:table-cell>
          <table:table-cell office:value-type="float" office:value="2321216" calcext:value-type="float">
            <text:p>2321216</text:p>
          </table:table-cell>
          <table:table-cell table:formula="of:=[.C380]-[.B380]"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142940" calcext:value-type="float">
            <text:p>1142940</text:p>
          </table:table-cell>
          <table:table-cell office:value-type="float" office:value="1143330" calcext:value-type="float">
            <text:p>1143330</text:p>
          </table:table-cell>
          <table:table-cell table:formula="of:=[.C381]-[.B381]"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177571" calcext:value-type="float">
            <text:p>2177571</text:p>
          </table:table-cell>
          <table:table-cell office:value-type="float" office:value="2177962" calcext:value-type="float">
            <text:p>2177962</text:p>
          </table:table-cell>
          <table:table-cell table:formula="of:=[.C382]-[.B382]"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54063" calcext:value-type="float">
            <text:p>154063</text:p>
          </table:table-cell>
          <table:table-cell office:value-type="float" office:value="154454" calcext:value-type="float">
            <text:p>154454</text:p>
          </table:table-cell>
          <table:table-cell table:formula="of:=[.C383]-[.B383]"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415463" calcext:value-type="float">
            <text:p>415463</text:p>
          </table:table-cell>
          <table:table-cell office:value-type="float" office:value="415856" calcext:value-type="float">
            <text:p>415856</text:p>
          </table:table-cell>
          <table:table-cell table:formula="of:=[.C384]-[.B384]"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65493" calcext:value-type="float">
            <text:p>65493</text:p>
          </table:table-cell>
          <table:table-cell office:value-type="float" office:value="65887" calcext:value-type="float">
            <text:p>65887</text:p>
          </table:table-cell>
          <table:table-cell table:formula="of:=[.C385]-[.B385]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LKMD01000238.1</text:p>
          </table:table-cell>
          <table:table-cell office:value-type="float" office:value="47174" calcext:value-type="float">
            <text:p>47174</text:p>
          </table:table-cell>
          <table:table-cell office:value-type="float" office:value="47570" calcext:value-type="float">
            <text:p>47570</text:p>
          </table:table-cell>
          <table:table-cell table:formula="of:=[.C386]-[.B386]"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397475" calcext:value-type="float">
            <text:p>2397475</text:p>
          </table:table-cell>
          <table:table-cell office:value-type="float" office:value="2397872" calcext:value-type="float">
            <text:p>2397872</text:p>
          </table:table-cell>
          <table:table-cell table:formula="of:=[.C387]-[.B387]"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736339" calcext:value-type="float">
            <text:p>4736339</text:p>
          </table:table-cell>
          <table:table-cell office:value-type="float" office:value="4736737" calcext:value-type="float">
            <text:p>4736737</text:p>
          </table:table-cell>
          <table:table-cell table:formula="of:=[.C388]-[.B388]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765154" calcext:value-type="float">
            <text:p>2765154</text:p>
          </table:table-cell>
          <table:table-cell office:value-type="float" office:value="2765553" calcext:value-type="float">
            <text:p>2765553</text:p>
          </table:table-cell>
          <table:table-cell table:formula="of:=[.C389]-[.B389]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897205" calcext:value-type="float">
            <text:p>2897205</text:p>
          </table:table-cell>
          <table:table-cell office:value-type="float" office:value="2897606" calcext:value-type="float">
            <text:p>2897606</text:p>
          </table:table-cell>
          <table:table-cell table:formula="of:=[.C390]-[.B390]"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323609" calcext:value-type="float">
            <text:p>323609</text:p>
          </table:table-cell>
          <table:table-cell office:value-type="float" office:value="324012" calcext:value-type="float">
            <text:p>324012</text:p>
          </table:table-cell>
          <table:table-cell table:formula="of:=[.C391]-[.B391]"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5693" calcext:value-type="float">
            <text:p>15693</text:p>
          </table:table-cell>
          <table:table-cell office:value-type="float" office:value="16097" calcext:value-type="float">
            <text:p>16097</text:p>
          </table:table-cell>
          <table:table-cell table:formula="of:=[.C392]-[.B392]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4151078" calcext:value-type="float">
            <text:p>4151078</text:p>
          </table:table-cell>
          <table:table-cell office:value-type="float" office:value="4151487" calcext:value-type="float">
            <text:p>4151487</text:p>
          </table:table-cell>
          <table:table-cell table:formula="of:=[.C393]-[.B393]"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307597" calcext:value-type="float">
            <text:p>307597</text:p>
          </table:table-cell>
          <table:table-cell office:value-type="float" office:value="308007" calcext:value-type="float">
            <text:p>308007</text:p>
          </table:table-cell>
          <table:table-cell table:formula="of:=[.C394]-[.B394]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100071" calcext:value-type="float">
            <text:p>4100071</text:p>
          </table:table-cell>
          <table:table-cell office:value-type="float" office:value="4100482" calcext:value-type="float">
            <text:p>4100482</text:p>
          </table:table-cell>
          <table:table-cell table:formula="of:=[.C395]-[.B395]"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636694" calcext:value-type="float">
            <text:p>1636694</text:p>
          </table:table-cell>
          <table:table-cell office:value-type="float" office:value="1637106" calcext:value-type="float">
            <text:p>1637106</text:p>
          </table:table-cell>
          <table:table-cell table:formula="of:=[.C396]-[.B396]"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158993" calcext:value-type="float">
            <text:p>3158993</text:p>
          </table:table-cell>
          <table:table-cell office:value-type="float" office:value="3159406" calcext:value-type="float">
            <text:p>3159406</text:p>
          </table:table-cell>
          <table:table-cell table:formula="of:=[.C397]-[.B397]"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223888" calcext:value-type="float">
            <text:p>5223888</text:p>
          </table:table-cell>
          <table:table-cell office:value-type="float" office:value="5224302" calcext:value-type="float">
            <text:p>5224302</text:p>
          </table:table-cell>
          <table:table-cell table:formula="of:=[.C398]-[.B398]"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738791" calcext:value-type="float">
            <text:p>738791</text:p>
          </table:table-cell>
          <table:table-cell office:value-type="float" office:value="739205" calcext:value-type="float">
            <text:p>739205</text:p>
          </table:table-cell>
          <table:table-cell table:formula="of:=[.C399]-[.B399]"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164322" calcext:value-type="float">
            <text:p>1164322</text:p>
          </table:table-cell>
          <table:table-cell office:value-type="float" office:value="1164737" calcext:value-type="float">
            <text:p>1164737</text:p>
          </table:table-cell>
          <table:table-cell table:formula="of:=[.C400]-[.B400]"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711514" calcext:value-type="float">
            <text:p>1711514</text:p>
          </table:table-cell>
          <table:table-cell office:value-type="float" office:value="1711933" calcext:value-type="float">
            <text:p>1711933</text:p>
          </table:table-cell>
          <table:table-cell table:formula="of:=[.C401]-[.B401]"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764522" calcext:value-type="float">
            <text:p>3764522</text:p>
          </table:table-cell>
          <table:table-cell office:value-type="float" office:value="3764943" calcext:value-type="float">
            <text:p>3764943</text:p>
          </table:table-cell>
          <table:table-cell table:formula="of:=[.C402]-[.B402]"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852469" calcext:value-type="float">
            <text:p>852469</text:p>
          </table:table-cell>
          <table:table-cell office:value-type="float" office:value="852892" calcext:value-type="float">
            <text:p>852892</text:p>
          </table:table-cell>
          <table:table-cell table:formula="of:=[.C403]-[.B403]"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855761" calcext:value-type="float">
            <text:p>1855761</text:p>
          </table:table-cell>
          <table:table-cell office:value-type="float" office:value="1856184" calcext:value-type="float">
            <text:p>1856184</text:p>
          </table:table-cell>
          <table:table-cell table:formula="of:=[.C404]-[.B404]"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526936" calcext:value-type="float">
            <text:p>1526936</text:p>
          </table:table-cell>
          <table:table-cell office:value-type="float" office:value="1527360" calcext:value-type="float">
            <text:p>1527360</text:p>
          </table:table-cell>
          <table:table-cell table:formula="of:=[.C405]-[.B405]"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450008" calcext:value-type="float">
            <text:p>450008</text:p>
          </table:table-cell>
          <table:table-cell office:value-type="float" office:value="450432" calcext:value-type="float">
            <text:p>450432</text:p>
          </table:table-cell>
          <table:table-cell table:formula="of:=[.C406]-[.B406]"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930105" calcext:value-type="float">
            <text:p>5930105</text:p>
          </table:table-cell>
          <table:table-cell office:value-type="float" office:value="5930531" calcext:value-type="float">
            <text:p>5930531</text:p>
          </table:table-cell>
          <table:table-cell table:formula="of:=[.C407]-[.B407]"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480424" calcext:value-type="float">
            <text:p>1480424</text:p>
          </table:table-cell>
          <table:table-cell office:value-type="float" office:value="1480851" calcext:value-type="float">
            <text:p>1480851</text:p>
          </table:table-cell>
          <table:table-cell table:formula="of:=[.C408]-[.B408]"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286075" calcext:value-type="float">
            <text:p>2286075</text:p>
          </table:table-cell>
          <table:table-cell office:value-type="float" office:value="2286503" calcext:value-type="float">
            <text:p>2286503</text:p>
          </table:table-cell>
          <table:table-cell table:formula="of:=[.C409]-[.B409]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953011" calcext:value-type="float">
            <text:p>1953011</text:p>
          </table:table-cell>
          <table:table-cell office:value-type="float" office:value="1953440" calcext:value-type="float">
            <text:p>1953440</text:p>
          </table:table-cell>
          <table:table-cell table:formula="of:=[.C410]-[.B410]"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52588" calcext:value-type="float">
            <text:p>252588</text:p>
          </table:table-cell>
          <table:table-cell office:value-type="float" office:value="253018" calcext:value-type="float">
            <text:p>253018</text:p>
          </table:table-cell>
          <table:table-cell table:formula="of:=[.C411]-[.B411]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300518" calcext:value-type="float">
            <text:p>2300518</text:p>
          </table:table-cell>
          <table:table-cell office:value-type="float" office:value="2300950" calcext:value-type="float">
            <text:p>2300950</text:p>
          </table:table-cell>
          <table:table-cell table:formula="of:=[.C412]-[.B412]"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771718" calcext:value-type="float">
            <text:p>1771718</text:p>
          </table:table-cell>
          <table:table-cell office:value-type="float" office:value="1772151" calcext:value-type="float">
            <text:p>1772151</text:p>
          </table:table-cell>
          <table:table-cell table:formula="of:=[.C413]-[.B413]"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366698" calcext:value-type="float">
            <text:p>3366698</text:p>
          </table:table-cell>
          <table:table-cell office:value-type="float" office:value="3367133" calcext:value-type="float">
            <text:p>3367133</text:p>
          </table:table-cell>
          <table:table-cell table:formula="of:=[.C414]-[.B414]"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192781" calcext:value-type="float">
            <text:p>1192781</text:p>
          </table:table-cell>
          <table:table-cell office:value-type="float" office:value="1193216" calcext:value-type="float">
            <text:p>1193216</text:p>
          </table:table-cell>
          <table:table-cell table:formula="of:=[.C415]-[.B415]"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185825" calcext:value-type="float">
            <text:p>1185825</text:p>
          </table:table-cell>
          <table:table-cell office:value-type="float" office:value="1186263" calcext:value-type="float">
            <text:p>1186263</text:p>
          </table:table-cell>
          <table:table-cell table:formula="of:=[.C416]-[.B416]"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189488" calcext:value-type="float">
            <text:p>1189488</text:p>
          </table:table-cell>
          <table:table-cell office:value-type="float" office:value="1189930" calcext:value-type="float">
            <text:p>1189930</text:p>
          </table:table-cell>
          <table:table-cell table:formula="of:=[.C417]-[.B417]"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491228" calcext:value-type="float">
            <text:p>2491228</text:p>
          </table:table-cell>
          <table:table-cell office:value-type="float" office:value="2491674" calcext:value-type="float">
            <text:p>2491674</text:p>
          </table:table-cell>
          <table:table-cell table:formula="of:=[.C418]-[.B418]"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426479" calcext:value-type="float">
            <text:p>426479</text:p>
          </table:table-cell>
          <table:table-cell office:value-type="float" office:value="426926" calcext:value-type="float">
            <text:p>426926</text:p>
          </table:table-cell>
          <table:table-cell table:formula="of:=[.C419]-[.B419]"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414821" calcext:value-type="float">
            <text:p>414821</text:p>
          </table:table-cell>
          <table:table-cell office:value-type="float" office:value="415268" calcext:value-type="float">
            <text:p>415268</text:p>
          </table:table-cell>
          <table:table-cell table:formula="of:=[.C420]-[.B420]"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LKMD01000201.1</text:p>
          </table:table-cell>
          <table:table-cell office:value-type="float" office:value="75172" calcext:value-type="float">
            <text:p>75172</text:p>
          </table:table-cell>
          <table:table-cell office:value-type="float" office:value="75620" calcext:value-type="float">
            <text:p>75620</text:p>
          </table:table-cell>
          <table:table-cell table:formula="of:=[.C421]-[.B421]"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97750" calcext:value-type="float">
            <text:p>497750</text:p>
          </table:table-cell>
          <table:table-cell office:value-type="float" office:value="498199" calcext:value-type="float">
            <text:p>498199</text:p>
          </table:table-cell>
          <table:table-cell table:formula="of:=[.C422]-[.B422]"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176985" calcext:value-type="float">
            <text:p>1176985</text:p>
          </table:table-cell>
          <table:table-cell office:value-type="float" office:value="1177436" calcext:value-type="float">
            <text:p>1177436</text:p>
          </table:table-cell>
          <table:table-cell table:formula="of:=[.C423]-[.B423]"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829703" calcext:value-type="float">
            <text:p>829703</text:p>
          </table:table-cell>
          <table:table-cell office:value-type="float" office:value="830155" calcext:value-type="float">
            <text:p>830155</text:p>
          </table:table-cell>
          <table:table-cell table:formula="of:=[.C424]-[.B424]"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976870" calcext:value-type="float">
            <text:p>1976870</text:p>
          </table:table-cell>
          <table:table-cell office:value-type="float" office:value="1977323" calcext:value-type="float">
            <text:p>1977323</text:p>
          </table:table-cell>
          <table:table-cell table:formula="of:=[.C425]-[.B425]"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278704" calcext:value-type="float">
            <text:p>5278704</text:p>
          </table:table-cell>
          <table:table-cell office:value-type="float" office:value="5279158" calcext:value-type="float">
            <text:p>5279158</text:p>
          </table:table-cell>
          <table:table-cell table:formula="of:=[.C426]-[.B426]"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617458" calcext:value-type="float">
            <text:p>3617458</text:p>
          </table:table-cell>
          <table:table-cell office:value-type="float" office:value="3617914" calcext:value-type="float">
            <text:p>3617914</text:p>
          </table:table-cell>
          <table:table-cell table:formula="of:=[.C427]-[.B427]"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887412" calcext:value-type="float">
            <text:p>1887412</text:p>
          </table:table-cell>
          <table:table-cell office:value-type="float" office:value="1887870" calcext:value-type="float">
            <text:p>1887870</text:p>
          </table:table-cell>
          <table:table-cell table:formula="of:=[.C428]-[.B428]"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431645" calcext:value-type="float">
            <text:p>2431645</text:p>
          </table:table-cell>
          <table:table-cell office:value-type="float" office:value="2432104" calcext:value-type="float">
            <text:p>2432104</text:p>
          </table:table-cell>
          <table:table-cell table:formula="of:=[.C429]-[.B429]"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161953" calcext:value-type="float">
            <text:p>1161953</text:p>
          </table:table-cell>
          <table:table-cell office:value-type="float" office:value="1162414" calcext:value-type="float">
            <text:p>1162414</text:p>
          </table:table-cell>
          <table:table-cell table:formula="of:=[.C430]-[.B430]"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097065" calcext:value-type="float">
            <text:p>2097065</text:p>
          </table:table-cell>
          <table:table-cell office:value-type="float" office:value="2097528" calcext:value-type="float">
            <text:p>2097528</text:p>
          </table:table-cell>
          <table:table-cell table:formula="of:=[.C431]-[.B431]"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05065" calcext:value-type="float">
            <text:p>205065</text:p>
          </table:table-cell>
          <table:table-cell office:value-type="float" office:value="205531" calcext:value-type="float">
            <text:p>205531</text:p>
          </table:table-cell>
          <table:table-cell table:formula="of:=[.C432]-[.B432]"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598854" calcext:value-type="float">
            <text:p>598854</text:p>
          </table:table-cell>
          <table:table-cell office:value-type="float" office:value="599321" calcext:value-type="float">
            <text:p>599321</text:p>
          </table:table-cell>
          <table:table-cell table:formula="of:=[.C433]-[.B433]"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549095" calcext:value-type="float">
            <text:p>549095</text:p>
          </table:table-cell>
          <table:table-cell office:value-type="float" office:value="549563" calcext:value-type="float">
            <text:p>549563</text:p>
          </table:table-cell>
          <table:table-cell table:formula="of:=[.C434]-[.B434]"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401670" calcext:value-type="float">
            <text:p>5401670</text:p>
          </table:table-cell>
          <table:table-cell office:value-type="float" office:value="5402142" calcext:value-type="float">
            <text:p>5402142</text:p>
          </table:table-cell>
          <table:table-cell table:formula="of:=[.C435]-[.B435]"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224065" calcext:value-type="float">
            <text:p>3224065</text:p>
          </table:table-cell>
          <table:table-cell office:value-type="float" office:value="3224537" calcext:value-type="float">
            <text:p>3224537</text:p>
          </table:table-cell>
          <table:table-cell table:formula="of:=[.C436]-[.B436]"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3238127" calcext:value-type="float">
            <text:p>3238127</text:p>
          </table:table-cell>
          <table:table-cell office:value-type="float" office:value="3238599" calcext:value-type="float">
            <text:p>3238599</text:p>
          </table:table-cell>
          <table:table-cell table:formula="of:=[.C437]-[.B437]"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403269" calcext:value-type="float">
            <text:p>2403269</text:p>
          </table:table-cell>
          <table:table-cell office:value-type="float" office:value="2403742" calcext:value-type="float">
            <text:p>2403742</text:p>
          </table:table-cell>
          <table:table-cell table:formula="of:=[.C438]-[.B438]"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4080469" calcext:value-type="float">
            <text:p>4080469</text:p>
          </table:table-cell>
          <table:table-cell office:value-type="float" office:value="4080942" calcext:value-type="float">
            <text:p>4080942</text:p>
          </table:table-cell>
          <table:table-cell table:formula="of:=[.C439]-[.B439]"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409994" calcext:value-type="float">
            <text:p>1409994</text:p>
          </table:table-cell>
          <table:table-cell office:value-type="float" office:value="1410468" calcext:value-type="float">
            <text:p>1410468</text:p>
          </table:table-cell>
          <table:table-cell table:formula="of:=[.C440]-[.B440]"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878878" calcext:value-type="float">
            <text:p>3878878</text:p>
          </table:table-cell>
          <table:table-cell office:value-type="float" office:value="3879353" calcext:value-type="float">
            <text:p>3879353</text:p>
          </table:table-cell>
          <table:table-cell table:formula="of:=[.C441]-[.B441]"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362128" calcext:value-type="float">
            <text:p>2362128</text:p>
          </table:table-cell>
          <table:table-cell office:value-type="float" office:value="2362603" calcext:value-type="float">
            <text:p>2362603</text:p>
          </table:table-cell>
          <table:table-cell table:formula="of:=[.C442]-[.B442]"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831848" calcext:value-type="float">
            <text:p>1831848</text:p>
          </table:table-cell>
          <table:table-cell office:value-type="float" office:value="1832325" calcext:value-type="float">
            <text:p>1832325</text:p>
          </table:table-cell>
          <table:table-cell table:formula="of:=[.C443]-[.B443]"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061065" calcext:value-type="float">
            <text:p>3061065</text:p>
          </table:table-cell>
          <table:table-cell office:value-type="float" office:value="3061543" calcext:value-type="float">
            <text:p>3061543</text:p>
          </table:table-cell>
          <table:table-cell table:formula="of:=[.C444]-[.B444]"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61457" calcext:value-type="float">
            <text:p>261457</text:p>
          </table:table-cell>
          <table:table-cell office:value-type="float" office:value="261937" calcext:value-type="float">
            <text:p>261937</text:p>
          </table:table-cell>
          <table:table-cell table:formula="of:=[.C445]-[.B445]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918311" calcext:value-type="float">
            <text:p>1918311</text:p>
          </table:table-cell>
          <table:table-cell office:value-type="float" office:value="1918791" calcext:value-type="float">
            <text:p>1918791</text:p>
          </table:table-cell>
          <table:table-cell table:formula="of:=[.C446]-[.B446]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030741" calcext:value-type="float">
            <text:p>4030741</text:p>
          </table:table-cell>
          <table:table-cell office:value-type="float" office:value="4031223" calcext:value-type="float">
            <text:p>4031223</text:p>
          </table:table-cell>
          <table:table-cell table:formula="of:=[.C447]-[.B447]"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584424" calcext:value-type="float">
            <text:p>584424</text:p>
          </table:table-cell>
          <table:table-cell office:value-type="float" office:value="584906" calcext:value-type="float">
            <text:p>584906</text:p>
          </table:table-cell>
          <table:table-cell table:formula="of:=[.C448]-[.B448]"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767912" calcext:value-type="float">
            <text:p>1767912</text:p>
          </table:table-cell>
          <table:table-cell office:value-type="float" office:value="1768395" calcext:value-type="float">
            <text:p>1768395</text:p>
          </table:table-cell>
          <table:table-cell table:formula="of:=[.C449]-[.B449]"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LKMD01000201.1</text:p>
          </table:table-cell>
          <table:table-cell office:value-type="float" office:value="101317" calcext:value-type="float">
            <text:p>101317</text:p>
          </table:table-cell>
          <table:table-cell office:value-type="float" office:value="101800" calcext:value-type="float">
            <text:p>101800</text:p>
          </table:table-cell>
          <table:table-cell table:formula="of:=[.C450]-[.B450]"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663915" calcext:value-type="float">
            <text:p>1663915</text:p>
          </table:table-cell>
          <table:table-cell office:value-type="float" office:value="1664402" calcext:value-type="float">
            <text:p>1664402</text:p>
          </table:table-cell>
          <table:table-cell table:formula="of:=[.C451]-[.B451]"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47005" calcext:value-type="float">
            <text:p>247005</text:p>
          </table:table-cell>
          <table:table-cell office:value-type="float" office:value="247493" calcext:value-type="float">
            <text:p>247493</text:p>
          </table:table-cell>
          <table:table-cell table:formula="of:=[.C452]-[.B452]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240475" calcext:value-type="float">
            <text:p>2240475</text:p>
          </table:table-cell>
          <table:table-cell office:value-type="float" office:value="2240964" calcext:value-type="float">
            <text:p>2240964</text:p>
          </table:table-cell>
          <table:table-cell table:formula="of:=[.C453]-[.B453]"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721804" calcext:value-type="float">
            <text:p>1721804</text:p>
          </table:table-cell>
          <table:table-cell office:value-type="float" office:value="1722295" calcext:value-type="float">
            <text:p>1722295</text:p>
          </table:table-cell>
          <table:table-cell table:formula="of:=[.C454]-[.B454]"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485682" calcext:value-type="float">
            <text:p>1485682</text:p>
          </table:table-cell>
          <table:table-cell office:value-type="float" office:value="1486174" calcext:value-type="float">
            <text:p>1486174</text:p>
          </table:table-cell>
          <table:table-cell table:formula="of:=[.C455]-[.B455]"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422035" calcext:value-type="float">
            <text:p>2422035</text:p>
          </table:table-cell>
          <table:table-cell office:value-type="float" office:value="2422529" calcext:value-type="float">
            <text:p>2422529</text:p>
          </table:table-cell>
          <table:table-cell table:formula="of:=[.C456]-[.B456]"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064437" calcext:value-type="float">
            <text:p>2064437</text:p>
          </table:table-cell>
          <table:table-cell office:value-type="float" office:value="2064932" calcext:value-type="float">
            <text:p>2064932</text:p>
          </table:table-cell>
          <table:table-cell table:formula="of:=[.C457]-[.B457]"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915883" calcext:value-type="float">
            <text:p>2915883</text:p>
          </table:table-cell>
          <table:table-cell office:value-type="float" office:value="2916378" calcext:value-type="float">
            <text:p>2916378</text:p>
          </table:table-cell>
          <table:table-cell table:formula="of:=[.C458]-[.B458]"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4073818" calcext:value-type="float">
            <text:p>4073818</text:p>
          </table:table-cell>
          <table:table-cell office:value-type="float" office:value="4074313" calcext:value-type="float">
            <text:p>4074313</text:p>
          </table:table-cell>
          <table:table-cell table:formula="of:=[.C459]-[.B459]"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270502" calcext:value-type="float">
            <text:p>1270502</text:p>
          </table:table-cell>
          <table:table-cell office:value-type="float" office:value="1270998" calcext:value-type="float">
            <text:p>1270998</text:p>
          </table:table-cell>
          <table:table-cell table:formula="of:=[.C460]-[.B460]"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4108213" calcext:value-type="float">
            <text:p>4108213</text:p>
          </table:table-cell>
          <table:table-cell office:value-type="float" office:value="4108711" calcext:value-type="float">
            <text:p>4108711</text:p>
          </table:table-cell>
          <table:table-cell table:formula="of:=[.C461]-[.B461]"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018470" calcext:value-type="float">
            <text:p>2018470</text:p>
          </table:table-cell>
          <table:table-cell office:value-type="float" office:value="2018970" calcext:value-type="float">
            <text:p>2018970</text:p>
          </table:table-cell>
          <table:table-cell table:formula="of:=[.C462]-[.B462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923395" calcext:value-type="float">
            <text:p>3923395</text:p>
          </table:table-cell>
          <table:table-cell office:value-type="float" office:value="3923896" calcext:value-type="float">
            <text:p>3923896</text:p>
          </table:table-cell>
          <table:table-cell table:formula="of:=[.C463]-[.B463]"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498603" calcext:value-type="float">
            <text:p>1498603</text:p>
          </table:table-cell>
          <table:table-cell office:value-type="float" office:value="1499105" calcext:value-type="float">
            <text:p>1499105</text:p>
          </table:table-cell>
          <table:table-cell table:formula="of:=[.C464]-[.B464]"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057480" calcext:value-type="float">
            <text:p>2057480</text:p>
          </table:table-cell>
          <table:table-cell office:value-type="float" office:value="2057983" calcext:value-type="float">
            <text:p>2057983</text:p>
          </table:table-cell>
          <table:table-cell table:formula="of:=[.C465]-[.B465]"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531333" calcext:value-type="float">
            <text:p>1531333</text:p>
          </table:table-cell>
          <table:table-cell office:value-type="float" office:value="1531836" calcext:value-type="float">
            <text:p>1531836</text:p>
          </table:table-cell>
          <table:table-cell table:formula="of:=[.C466]-[.B466]"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239614" calcext:value-type="float">
            <text:p>2239614</text:p>
          </table:table-cell>
          <table:table-cell office:value-type="float" office:value="2240117" calcext:value-type="float">
            <text:p>2240117</text:p>
          </table:table-cell>
          <table:table-cell table:formula="of:=[.C467]-[.B467]"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937200" calcext:value-type="float">
            <text:p>2937200</text:p>
          </table:table-cell>
          <table:table-cell office:value-type="float" office:value="2937704" calcext:value-type="float">
            <text:p>2937704</text:p>
          </table:table-cell>
          <table:table-cell table:formula="of:=[.C468]-[.B468]"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34862" calcext:value-type="float">
            <text:p>34862</text:p>
          </table:table-cell>
          <table:table-cell office:value-type="float" office:value="35368" calcext:value-type="float">
            <text:p>35368</text:p>
          </table:table-cell>
          <table:table-cell table:formula="of:=[.C469]-[.B469]"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54817" calcext:value-type="float">
            <text:p>154817</text:p>
          </table:table-cell>
          <table:table-cell office:value-type="float" office:value="155323" calcext:value-type="float">
            <text:p>155323</text:p>
          </table:table-cell>
          <table:table-cell table:formula="of:=[.C470]-[.B470]"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98266" calcext:value-type="float">
            <text:p>198266</text:p>
          </table:table-cell>
          <table:table-cell office:value-type="float" office:value="198773" calcext:value-type="float">
            <text:p>198773</text:p>
          </table:table-cell>
          <table:table-cell table:formula="of:=[.C471]-[.B471]"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242823" calcext:value-type="float">
            <text:p>2242823</text:p>
          </table:table-cell>
          <table:table-cell office:value-type="float" office:value="2243331" calcext:value-type="float">
            <text:p>2243331</text:p>
          </table:table-cell>
          <table:table-cell table:formula="of:=[.C472]-[.B472]"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513101" calcext:value-type="float">
            <text:p>3513101</text:p>
          </table:table-cell>
          <table:table-cell office:value-type="float" office:value="3513611" calcext:value-type="float">
            <text:p>3513611</text:p>
          </table:table-cell>
          <table:table-cell table:formula="of:=[.C473]-[.B473]"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721836" calcext:value-type="float">
            <text:p>4721836</text:p>
          </table:table-cell>
          <table:table-cell office:value-type="float" office:value="4722347" calcext:value-type="float">
            <text:p>4722347</text:p>
          </table:table-cell>
          <table:table-cell table:formula="of:=[.C474]-[.B474]"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96603" calcext:value-type="float">
            <text:p>196603</text:p>
          </table:table-cell>
          <table:table-cell office:value-type="float" office:value="197117" calcext:value-type="float">
            <text:p>197117</text:p>
          </table:table-cell>
          <table:table-cell table:formula="of:=[.C475]-[.B475]"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282322" calcext:value-type="float">
            <text:p>1282322</text:p>
          </table:table-cell>
          <table:table-cell office:value-type="float" office:value="1282836" calcext:value-type="float">
            <text:p>1282836</text:p>
          </table:table-cell>
          <table:table-cell table:formula="of:=[.C476]-[.B476]"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486001" calcext:value-type="float">
            <text:p>486001</text:p>
          </table:table-cell>
          <table:table-cell office:value-type="float" office:value="486516" calcext:value-type="float">
            <text:p>486516</text:p>
          </table:table-cell>
          <table:table-cell table:formula="of:=[.C477]-[.B477]"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4104835" calcext:value-type="float">
            <text:p>4104835</text:p>
          </table:table-cell>
          <table:table-cell office:value-type="float" office:value="4105351" calcext:value-type="float">
            <text:p>4105351</text:p>
          </table:table-cell>
          <table:table-cell table:formula="of:=[.C478]-[.B478]"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794415" calcext:value-type="float">
            <text:p>4794415</text:p>
          </table:table-cell>
          <table:table-cell office:value-type="float" office:value="4794932" calcext:value-type="float">
            <text:p>4794932</text:p>
          </table:table-cell>
          <table:table-cell table:formula="of:=[.C479]-[.B479]"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747756" calcext:value-type="float">
            <text:p>1747756</text:p>
          </table:table-cell>
          <table:table-cell office:value-type="float" office:value="1748274" calcext:value-type="float">
            <text:p>1748274</text:p>
          </table:table-cell>
          <table:table-cell table:formula="of:=[.C480]-[.B480]"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959099" calcext:value-type="float">
            <text:p>2959099</text:p>
          </table:table-cell>
          <table:table-cell office:value-type="float" office:value="2959622" calcext:value-type="float">
            <text:p>2959622</text:p>
          </table:table-cell>
          <table:table-cell table:formula="of:=[.C481]-[.B481]"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928028" calcext:value-type="float">
            <text:p>3928028</text:p>
          </table:table-cell>
          <table:table-cell office:value-type="float" office:value="3928555" calcext:value-type="float">
            <text:p>3928555</text:p>
          </table:table-cell>
          <table:table-cell table:formula="of:=[.C482]-[.B482]"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42638" calcext:value-type="float">
            <text:p>242638</text:p>
          </table:table-cell>
          <table:table-cell office:value-type="float" office:value="243167" calcext:value-type="float">
            <text:p>243167</text:p>
          </table:table-cell>
          <table:table-cell table:formula="of:=[.C483]-[.B483]"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25348" calcext:value-type="float">
            <text:p>125348</text:p>
          </table:table-cell>
          <table:table-cell office:value-type="float" office:value="125879" calcext:value-type="float">
            <text:p>125879</text:p>
          </table:table-cell>
          <table:table-cell table:formula="of:=[.C484]-[.B484]"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768410" calcext:value-type="float">
            <text:p>2768410</text:p>
          </table:table-cell>
          <table:table-cell office:value-type="float" office:value="2768942" calcext:value-type="float">
            <text:p>2768942</text:p>
          </table:table-cell>
          <table:table-cell table:formula="of:=[.C485]-[.B485]"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718435" calcext:value-type="float">
            <text:p>2718435</text:p>
          </table:table-cell>
          <table:table-cell office:value-type="float" office:value="2718967" calcext:value-type="float">
            <text:p>2718967</text:p>
          </table:table-cell>
          <table:table-cell table:formula="of:=[.C486]-[.B486]"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6106740" calcext:value-type="float">
            <text:p>6106740</text:p>
          </table:table-cell>
          <table:table-cell office:value-type="float" office:value="6107275" calcext:value-type="float">
            <text:p>6107275</text:p>
          </table:table-cell>
          <table:table-cell table:formula="of:=[.C487]-[.B487]"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384703" calcext:value-type="float">
            <text:p>384703</text:p>
          </table:table-cell>
          <table:table-cell office:value-type="float" office:value="385238" calcext:value-type="float">
            <text:p>385238</text:p>
          </table:table-cell>
          <table:table-cell table:formula="of:=[.C488]-[.B488]"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943312" calcext:value-type="float">
            <text:p>943312</text:p>
          </table:table-cell>
          <table:table-cell office:value-type="float" office:value="943847" calcext:value-type="float">
            <text:p>943847</text:p>
          </table:table-cell>
          <table:table-cell table:formula="of:=[.C489]-[.B489]"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592105" calcext:value-type="float">
            <text:p>1592105</text:p>
          </table:table-cell>
          <table:table-cell office:value-type="float" office:value="1592642" calcext:value-type="float">
            <text:p>1592642</text:p>
          </table:table-cell>
          <table:table-cell table:formula="of:=[.C490]-[.B490]"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995526" calcext:value-type="float">
            <text:p>1995526</text:p>
          </table:table-cell>
          <table:table-cell office:value-type="float" office:value="1996063" calcext:value-type="float">
            <text:p>1996063</text:p>
          </table:table-cell>
          <table:table-cell table:formula="of:=[.C491]-[.B491]"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98794" calcext:value-type="float">
            <text:p>598794</text:p>
          </table:table-cell>
          <table:table-cell office:value-type="float" office:value="599333" calcext:value-type="float">
            <text:p>599333</text:p>
          </table:table-cell>
          <table:table-cell table:formula="of:=[.C492]-[.B492]"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253856" calcext:value-type="float">
            <text:p>2253856</text:p>
          </table:table-cell>
          <table:table-cell office:value-type="float" office:value="2254395" calcext:value-type="float">
            <text:p>2254395</text:p>
          </table:table-cell>
          <table:table-cell table:formula="of:=[.C493]-[.B493]"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658117" calcext:value-type="float">
            <text:p>1658117</text:p>
          </table:table-cell>
          <table:table-cell office:value-type="float" office:value="1658657" calcext:value-type="float">
            <text:p>1658657</text:p>
          </table:table-cell>
          <table:table-cell table:formula="of:=[.C494]-[.B494]"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LKMD01000212.1</text:p>
          </table:table-cell>
          <table:table-cell office:value-type="float" office:value="49056" calcext:value-type="float">
            <text:p>49056</text:p>
          </table:table-cell>
          <table:table-cell office:value-type="float" office:value="49597" calcext:value-type="float">
            <text:p>49597</text:p>
          </table:table-cell>
          <table:table-cell table:formula="of:=[.C495]-[.B495]"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057397" calcext:value-type="float">
            <text:p>1057397</text:p>
          </table:table-cell>
          <table:table-cell office:value-type="float" office:value="1057939" calcext:value-type="float">
            <text:p>1057939</text:p>
          </table:table-cell>
          <table:table-cell table:formula="of:=[.C496]-[.B496]"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88115" calcext:value-type="float">
            <text:p>88115</text:p>
          </table:table-cell>
          <table:table-cell office:value-type="float" office:value="88659" calcext:value-type="float">
            <text:p>88659</text:p>
          </table:table-cell>
          <table:table-cell table:formula="of:=[.C497]-[.B497]"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218774" calcext:value-type="float">
            <text:p>1218774</text:p>
          </table:table-cell>
          <table:table-cell office:value-type="float" office:value="1219318" calcext:value-type="float">
            <text:p>1219318</text:p>
          </table:table-cell>
          <table:table-cell table:formula="of:=[.C498]-[.B498]"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270199" calcext:value-type="float">
            <text:p>1270199</text:p>
          </table:table-cell>
          <table:table-cell office:value-type="float" office:value="1270744" calcext:value-type="float">
            <text:p>1270744</text:p>
          </table:table-cell>
          <table:table-cell table:formula="of:=[.C499]-[.B499]"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460483" calcext:value-type="float">
            <text:p>4460483</text:p>
          </table:table-cell>
          <table:table-cell office:value-type="float" office:value="4461031" calcext:value-type="float">
            <text:p>4461031</text:p>
          </table:table-cell>
          <table:table-cell table:formula="of:=[.C500]-[.B500]"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274193" calcext:value-type="float">
            <text:p>1274193</text:p>
          </table:table-cell>
          <table:table-cell office:value-type="float" office:value="1274741" calcext:value-type="float">
            <text:p>1274741</text:p>
          </table:table-cell>
          <table:table-cell table:formula="of:=[.C501]-[.B501]"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527728" calcext:value-type="float">
            <text:p>2527728</text:p>
          </table:table-cell>
          <table:table-cell office:value-type="float" office:value="2528277" calcext:value-type="float">
            <text:p>2528277</text:p>
          </table:table-cell>
          <table:table-cell table:formula="of:=[.C502]-[.B502]"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307891" calcext:value-type="float">
            <text:p>3307891</text:p>
          </table:table-cell>
          <table:table-cell office:value-type="float" office:value="3308440" calcext:value-type="float">
            <text:p>3308440</text:p>
          </table:table-cell>
          <table:table-cell table:formula="of:=[.C503]-[.B503]"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405609" calcext:value-type="float">
            <text:p>405609</text:p>
          </table:table-cell>
          <table:table-cell office:value-type="float" office:value="406160" calcext:value-type="float">
            <text:p>406160</text:p>
          </table:table-cell>
          <table:table-cell table:formula="of:=[.C504]-[.B504]"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369642" calcext:value-type="float">
            <text:p>369642</text:p>
          </table:table-cell>
          <table:table-cell office:value-type="float" office:value="370193" calcext:value-type="float">
            <text:p>370193</text:p>
          </table:table-cell>
          <table:table-cell table:formula="of:=[.C505]-[.B505]"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710407" calcext:value-type="float">
            <text:p>3710407</text:p>
          </table:table-cell>
          <table:table-cell office:value-type="float" office:value="3710960" calcext:value-type="float">
            <text:p>3710960</text:p>
          </table:table-cell>
          <table:table-cell table:formula="of:=[.C506]-[.B506]"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222870" calcext:value-type="float">
            <text:p>1222870</text:p>
          </table:table-cell>
          <table:table-cell office:value-type="float" office:value="1223424" calcext:value-type="float">
            <text:p>1223424</text:p>
          </table:table-cell>
          <table:table-cell table:formula="of:=[.C507]-[.B507]"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973188" calcext:value-type="float">
            <text:p>3973188</text:p>
          </table:table-cell>
          <table:table-cell office:value-type="float" office:value="3973743" calcext:value-type="float">
            <text:p>3973743</text:p>
          </table:table-cell>
          <table:table-cell table:formula="of:=[.C508]-[.B508]"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839017" calcext:value-type="float">
            <text:p>839017</text:p>
          </table:table-cell>
          <table:table-cell office:value-type="float" office:value="839574" calcext:value-type="float">
            <text:p>839574</text:p>
          </table:table-cell>
          <table:table-cell table:formula="of:=[.C509]-[.B509]"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LKMD01000252.1</text:p>
          </table:table-cell>
          <table:table-cell office:value-type="float" office:value="65787" calcext:value-type="float">
            <text:p>65787</text:p>
          </table:table-cell>
          <table:table-cell office:value-type="float" office:value="66345" calcext:value-type="float">
            <text:p>66345</text:p>
          </table:table-cell>
          <table:table-cell table:formula="of:=[.C510]-[.B510]"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438964" calcext:value-type="float">
            <text:p>3438964</text:p>
          </table:table-cell>
          <table:table-cell office:value-type="float" office:value="3439524" calcext:value-type="float">
            <text:p>3439524</text:p>
          </table:table-cell>
          <table:table-cell table:formula="of:=[.C511]-[.B511]"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549665" calcext:value-type="float">
            <text:p>2549665</text:p>
          </table:table-cell>
          <table:table-cell office:value-type="float" office:value="2550225" calcext:value-type="float">
            <text:p>2550225</text:p>
          </table:table-cell>
          <table:table-cell table:formula="of:=[.C512]-[.B512]"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4131170" calcext:value-type="float">
            <text:p>4131170</text:p>
          </table:table-cell>
          <table:table-cell office:value-type="float" office:value="4131732" calcext:value-type="float">
            <text:p>4131732</text:p>
          </table:table-cell>
          <table:table-cell table:formula="of:=[.C513]-[.B513]"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021108" calcext:value-type="float">
            <text:p>2021108</text:p>
          </table:table-cell>
          <table:table-cell office:value-type="float" office:value="2021671" calcext:value-type="float">
            <text:p>2021671</text:p>
          </table:table-cell>
          <table:table-cell table:formula="of:=[.C514]-[.B514]"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767096" calcext:value-type="float">
            <text:p>1767096</text:p>
          </table:table-cell>
          <table:table-cell office:value-type="float" office:value="1767659" calcext:value-type="float">
            <text:p>1767659</text:p>
          </table:table-cell>
          <table:table-cell table:formula="of:=[.C515]-[.B515]"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516732" calcext:value-type="float">
            <text:p>1516732</text:p>
          </table:table-cell>
          <table:table-cell office:value-type="float" office:value="1517298" calcext:value-type="float">
            <text:p>1517298</text:p>
          </table:table-cell>
          <table:table-cell table:formula="of:=[.C516]-[.B516]"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LKMD01000209.1</text:p>
          </table:table-cell>
          <table:table-cell office:value-type="float" office:value="41436" calcext:value-type="float">
            <text:p>41436</text:p>
          </table:table-cell>
          <table:table-cell office:value-type="float" office:value="42003" calcext:value-type="float">
            <text:p>42003</text:p>
          </table:table-cell>
          <table:table-cell table:formula="of:=[.C517]-[.B517]"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829269" calcext:value-type="float">
            <text:p>1829269</text:p>
          </table:table-cell>
          <table:table-cell office:value-type="float" office:value="1829838" calcext:value-type="float">
            <text:p>1829838</text:p>
          </table:table-cell>
          <table:table-cell table:formula="of:=[.C518]-[.B518]"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413244" calcext:value-type="float">
            <text:p>2413244</text:p>
          </table:table-cell>
          <table:table-cell office:value-type="float" office:value="2413813" calcext:value-type="float">
            <text:p>2413813</text:p>
          </table:table-cell>
          <table:table-cell table:formula="of:=[.C519]-[.B519]"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784814" calcext:value-type="float">
            <text:p>2784814</text:p>
          </table:table-cell>
          <table:table-cell office:value-type="float" office:value="2785385" calcext:value-type="float">
            <text:p>2785385</text:p>
          </table:table-cell>
          <table:table-cell table:formula="of:=[.C520]-[.B520]"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293441" calcext:value-type="float">
            <text:p>1293441</text:p>
          </table:table-cell>
          <table:table-cell office:value-type="float" office:value="1294015" calcext:value-type="float">
            <text:p>1294015</text:p>
          </table:table-cell>
          <table:table-cell table:formula="of:=[.C521]-[.B521]"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LKMD01000214.1</text:p>
          </table:table-cell>
          <table:table-cell office:value-type="float" office:value="9560" calcext:value-type="float">
            <text:p>9560</text:p>
          </table:table-cell>
          <table:table-cell office:value-type="float" office:value="10134" calcext:value-type="float">
            <text:p>10134</text:p>
          </table:table-cell>
          <table:table-cell table:formula="of:=[.C522]-[.B522]"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5071" calcext:value-type="float">
            <text:p>15071</text:p>
          </table:table-cell>
          <table:table-cell office:value-type="float" office:value="15648" calcext:value-type="float">
            <text:p>15648</text:p>
          </table:table-cell>
          <table:table-cell table:formula="of:=[.C523]-[.B523]"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883032" calcext:value-type="float">
            <text:p>2883032</text:p>
          </table:table-cell>
          <table:table-cell office:value-type="float" office:value="2883612" calcext:value-type="float">
            <text:p>2883612</text:p>
          </table:table-cell>
          <table:table-cell table:formula="of:=[.C524]-[.B524]"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407825" calcext:value-type="float">
            <text:p>2407825</text:p>
          </table:table-cell>
          <table:table-cell office:value-type="float" office:value="2408405" calcext:value-type="float">
            <text:p>2408405</text:p>
          </table:table-cell>
          <table:table-cell table:formula="of:=[.C525]-[.B525]"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405568" calcext:value-type="float">
            <text:p>4405568</text:p>
          </table:table-cell>
          <table:table-cell office:value-type="float" office:value="4406150" calcext:value-type="float">
            <text:p>4406150</text:p>
          </table:table-cell>
          <table:table-cell table:formula="of:=[.C526]-[.B526]"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881314" calcext:value-type="float">
            <text:p>881314</text:p>
          </table:table-cell>
          <table:table-cell office:value-type="float" office:value="881897" calcext:value-type="float">
            <text:p>881897</text:p>
          </table:table-cell>
          <table:table-cell table:formula="of:=[.C527]-[.B527]"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693563" calcext:value-type="float">
            <text:p>693563</text:p>
          </table:table-cell>
          <table:table-cell office:value-type="float" office:value="694147" calcext:value-type="float">
            <text:p>694147</text:p>
          </table:table-cell>
          <table:table-cell table:formula="of:=[.C528]-[.B528]"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4058025" calcext:value-type="float">
            <text:p>4058025</text:p>
          </table:table-cell>
          <table:table-cell office:value-type="float" office:value="4058610" calcext:value-type="float">
            <text:p>4058610</text:p>
          </table:table-cell>
          <table:table-cell table:formula="of:=[.C529]-[.B529]"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LKMD01000252.1</text:p>
          </table:table-cell>
          <table:table-cell office:value-type="float" office:value="210957" calcext:value-type="float">
            <text:p>210957</text:p>
          </table:table-cell>
          <table:table-cell office:value-type="float" office:value="211542" calcext:value-type="float">
            <text:p>211542</text:p>
          </table:table-cell>
          <table:table-cell table:formula="of:=[.C530]-[.B530]"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4163107" calcext:value-type="float">
            <text:p>4163107</text:p>
          </table:table-cell>
          <table:table-cell office:value-type="float" office:value="4163693" calcext:value-type="float">
            <text:p>4163693</text:p>
          </table:table-cell>
          <table:table-cell table:formula="of:=[.C531]-[.B531]"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250903" calcext:value-type="float">
            <text:p>1250903</text:p>
          </table:table-cell>
          <table:table-cell office:value-type="float" office:value="1251489" calcext:value-type="float">
            <text:p>1251489</text:p>
          </table:table-cell>
          <table:table-cell table:formula="of:=[.C532]-[.B532]"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565321" calcext:value-type="float">
            <text:p>4565321</text:p>
          </table:table-cell>
          <table:table-cell office:value-type="float" office:value="4565908" calcext:value-type="float">
            <text:p>4565908</text:p>
          </table:table-cell>
          <table:table-cell table:formula="of:=[.C533]-[.B533]"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493989" calcext:value-type="float">
            <text:p>1493989</text:p>
          </table:table-cell>
          <table:table-cell office:value-type="float" office:value="1494577" calcext:value-type="float">
            <text:p>1494577</text:p>
          </table:table-cell>
          <table:table-cell table:formula="of:=[.C534]-[.B534]"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715315" calcext:value-type="float">
            <text:p>3715315</text:p>
          </table:table-cell>
          <table:table-cell office:value-type="float" office:value="3715904" calcext:value-type="float">
            <text:p>3715904</text:p>
          </table:table-cell>
          <table:table-cell table:formula="of:=[.C535]-[.B535]"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879355" calcext:value-type="float">
            <text:p>3879355</text:p>
          </table:table-cell>
          <table:table-cell office:value-type="float" office:value="3879945" calcext:value-type="float">
            <text:p>3879945</text:p>
          </table:table-cell>
          <table:table-cell table:formula="of:=[.C536]-[.B536]"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858994" calcext:value-type="float">
            <text:p>1858994</text:p>
          </table:table-cell>
          <table:table-cell office:value-type="float" office:value="1859585" calcext:value-type="float">
            <text:p>1859585</text:p>
          </table:table-cell>
          <table:table-cell table:formula="of:=[.C537]-[.B537]"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372560" calcext:value-type="float">
            <text:p>1372560</text:p>
          </table:table-cell>
          <table:table-cell office:value-type="float" office:value="1373151" calcext:value-type="float">
            <text:p>1373151</text:p>
          </table:table-cell>
          <table:table-cell table:formula="of:=[.C538]-[.B538]"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LKMD01000248.1</text:p>
          </table:table-cell>
          <table:table-cell office:value-type="float" office:value="37414" calcext:value-type="float">
            <text:p>37414</text:p>
          </table:table-cell>
          <table:table-cell office:value-type="float" office:value="38005" calcext:value-type="float">
            <text:p>38005</text:p>
          </table:table-cell>
          <table:table-cell table:formula="of:=[.C539]-[.B539]"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777595" calcext:value-type="float">
            <text:p>777595</text:p>
          </table:table-cell>
          <table:table-cell office:value-type="float" office:value="778187" calcext:value-type="float">
            <text:p>778187</text:p>
          </table:table-cell>
          <table:table-cell table:formula="of:=[.C540]-[.B540]"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710091" calcext:value-type="float">
            <text:p>5710091</text:p>
          </table:table-cell>
          <table:table-cell office:value-type="float" office:value="5710684" calcext:value-type="float">
            <text:p>5710684</text:p>
          </table:table-cell>
          <table:table-cell table:formula="of:=[.C541]-[.B541]"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04327" calcext:value-type="float">
            <text:p>104327</text:p>
          </table:table-cell>
          <table:table-cell office:value-type="float" office:value="104920" calcext:value-type="float">
            <text:p>104920</text:p>
          </table:table-cell>
          <table:table-cell table:formula="of:=[.C542]-[.B542]"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843613" calcext:value-type="float">
            <text:p>5843613</text:p>
          </table:table-cell>
          <table:table-cell office:value-type="float" office:value="5844207" calcext:value-type="float">
            <text:p>5844207</text:p>
          </table:table-cell>
          <table:table-cell table:formula="of:=[.C543]-[.B543]"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049606" calcext:value-type="float">
            <text:p>2049606</text:p>
          </table:table-cell>
          <table:table-cell office:value-type="float" office:value="2050200" calcext:value-type="float">
            <text:p>2050200</text:p>
          </table:table-cell>
          <table:table-cell table:formula="of:=[.C544]-[.B544]"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4139740" calcext:value-type="float">
            <text:p>4139740</text:p>
          </table:table-cell>
          <table:table-cell office:value-type="float" office:value="4140335" calcext:value-type="float">
            <text:p>4140335</text:p>
          </table:table-cell>
          <table:table-cell table:formula="of:=[.C545]-[.B545]"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087168" calcext:value-type="float">
            <text:p>2087168</text:p>
          </table:table-cell>
          <table:table-cell office:value-type="float" office:value="2087763" calcext:value-type="float">
            <text:p>2087763</text:p>
          </table:table-cell>
          <table:table-cell table:formula="of:=[.C546]-[.B546]"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445888" calcext:value-type="float">
            <text:p>445888</text:p>
          </table:table-cell>
          <table:table-cell office:value-type="float" office:value="446484" calcext:value-type="float">
            <text:p>446484</text:p>
          </table:table-cell>
          <table:table-cell table:formula="of:=[.C547]-[.B547]"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724922" calcext:value-type="float">
            <text:p>724922</text:p>
          </table:table-cell>
          <table:table-cell office:value-type="float" office:value="725518" calcext:value-type="float">
            <text:p>725518</text:p>
          </table:table-cell>
          <table:table-cell table:formula="of:=[.C548]-[.B548]"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667375" calcext:value-type="float">
            <text:p>2667375</text:p>
          </table:table-cell>
          <table:table-cell office:value-type="float" office:value="2667973" calcext:value-type="float">
            <text:p>2667973</text:p>
          </table:table-cell>
          <table:table-cell table:formula="of:=[.C549]-[.B549]"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283611" calcext:value-type="float">
            <text:p>283611</text:p>
          </table:table-cell>
          <table:table-cell office:value-type="float" office:value="284209" calcext:value-type="float">
            <text:p>284209</text:p>
          </table:table-cell>
          <table:table-cell table:formula="of:=[.C550]-[.B550]"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795007" calcext:value-type="float">
            <text:p>1795007</text:p>
          </table:table-cell>
          <table:table-cell office:value-type="float" office:value="1795606" calcext:value-type="float">
            <text:p>1795606</text:p>
          </table:table-cell>
          <table:table-cell table:formula="of:=[.C551]-[.B551]"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478541" calcext:value-type="float">
            <text:p>2478541</text:p>
          </table:table-cell>
          <table:table-cell office:value-type="float" office:value="2479140" calcext:value-type="float">
            <text:p>2479140</text:p>
          </table:table-cell>
          <table:table-cell table:formula="of:=[.C552]-[.B552]"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515386" calcext:value-type="float">
            <text:p>515386</text:p>
          </table:table-cell>
          <table:table-cell office:value-type="float" office:value="515986" calcext:value-type="float">
            <text:p>515986</text:p>
          </table:table-cell>
          <table:table-cell table:formula="of:=[.C553]-[.B553]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4012546" calcext:value-type="float">
            <text:p>4012546</text:p>
          </table:table-cell>
          <table:table-cell office:value-type="float" office:value="4013150" calcext:value-type="float">
            <text:p>4013150</text:p>
          </table:table-cell>
          <table:table-cell table:formula="of:=[.C554]-[.B554]"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696786" calcext:value-type="float">
            <text:p>2696786</text:p>
          </table:table-cell>
          <table:table-cell office:value-type="float" office:value="2697391" calcext:value-type="float">
            <text:p>2697391</text:p>
          </table:table-cell>
          <table:table-cell table:formula="of:=[.C555]-[.B555]"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952814" calcext:value-type="float">
            <text:p>1952814</text:p>
          </table:table-cell>
          <table:table-cell office:value-type="float" office:value="1953420" calcext:value-type="float">
            <text:p>1953420</text:p>
          </table:table-cell>
          <table:table-cell table:formula="of:=[.C556]-[.B556]"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726035" calcext:value-type="float">
            <text:p>2726035</text:p>
          </table:table-cell>
          <table:table-cell office:value-type="float" office:value="2726642" calcext:value-type="float">
            <text:p>2726642</text:p>
          </table:table-cell>
          <table:table-cell table:formula="of:=[.C557]-[.B557]"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674818" calcext:value-type="float">
            <text:p>674818</text:p>
          </table:table-cell>
          <table:table-cell office:value-type="float" office:value="675425" calcext:value-type="float">
            <text:p>675425</text:p>
          </table:table-cell>
          <table:table-cell table:formula="of:=[.C558]-[.B558]"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LKMD01000214.1</text:p>
          </table:table-cell>
          <table:table-cell office:value-type="float" office:value="68289" calcext:value-type="float">
            <text:p>68289</text:p>
          </table:table-cell>
          <table:table-cell office:value-type="float" office:value="68896" calcext:value-type="float">
            <text:p>68896</text:p>
          </table:table-cell>
          <table:table-cell table:formula="of:=[.C559]-[.B559]"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495513" calcext:value-type="float">
            <text:p>495513</text:p>
          </table:table-cell>
          <table:table-cell office:value-type="float" office:value="496121" calcext:value-type="float">
            <text:p>496121</text:p>
          </table:table-cell>
          <table:table-cell table:formula="of:=[.C560]-[.B560]"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993497" calcext:value-type="float">
            <text:p>5993497</text:p>
          </table:table-cell>
          <table:table-cell office:value-type="float" office:value="5994106" calcext:value-type="float">
            <text:p>5994106</text:p>
          </table:table-cell>
          <table:table-cell table:formula="of:=[.C561]-[.B561]"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54877" calcext:value-type="float">
            <text:p>254877</text:p>
          </table:table-cell>
          <table:table-cell office:value-type="float" office:value="255489" calcext:value-type="float">
            <text:p>255489</text:p>
          </table:table-cell>
          <table:table-cell table:formula="of:=[.C562]-[.B562]"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943185" calcext:value-type="float">
            <text:p>2943185</text:p>
          </table:table-cell>
          <table:table-cell office:value-type="float" office:value="2943798" calcext:value-type="float">
            <text:p>2943798</text:p>
          </table:table-cell>
          <table:table-cell table:formula="of:=[.C563]-[.B563]"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436366" calcext:value-type="float">
            <text:p>3436366</text:p>
          </table:table-cell>
          <table:table-cell office:value-type="float" office:value="3436979" calcext:value-type="float">
            <text:p>3436979</text:p>
          </table:table-cell>
          <table:table-cell table:formula="of:=[.C564]-[.B564]"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601696" calcext:value-type="float">
            <text:p>3601696</text:p>
          </table:table-cell>
          <table:table-cell office:value-type="float" office:value="3602309" calcext:value-type="float">
            <text:p>3602309</text:p>
          </table:table-cell>
          <table:table-cell table:formula="of:=[.C565]-[.B565]"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653694" calcext:value-type="float">
            <text:p>1653694</text:p>
          </table:table-cell>
          <table:table-cell office:value-type="float" office:value="1654307" calcext:value-type="float">
            <text:p>1654307</text:p>
          </table:table-cell>
          <table:table-cell table:formula="of:=[.C566]-[.B566]"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75441" calcext:value-type="float">
            <text:p>275441</text:p>
          </table:table-cell>
          <table:table-cell office:value-type="float" office:value="276055" calcext:value-type="float">
            <text:p>276055</text:p>
          </table:table-cell>
          <table:table-cell table:formula="of:=[.C567]-[.B567]"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4056605" calcext:value-type="float">
            <text:p>4056605</text:p>
          </table:table-cell>
          <table:table-cell office:value-type="float" office:value="4057219" calcext:value-type="float">
            <text:p>4057219</text:p>
          </table:table-cell>
          <table:table-cell table:formula="of:=[.C568]-[.B568]"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677772" calcext:value-type="float">
            <text:p>2677772</text:p>
          </table:table-cell>
          <table:table-cell office:value-type="float" office:value="2678387" calcext:value-type="float">
            <text:p>2678387</text:p>
          </table:table-cell>
          <table:table-cell table:formula="of:=[.C569]-[.B569]"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3181928" calcext:value-type="float">
            <text:p>3181928</text:p>
          </table:table-cell>
          <table:table-cell office:value-type="float" office:value="3182543" calcext:value-type="float">
            <text:p>3182543</text:p>
          </table:table-cell>
          <table:table-cell table:formula="of:=[.C570]-[.B570]"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659137" calcext:value-type="float">
            <text:p>659137</text:p>
          </table:table-cell>
          <table:table-cell office:value-type="float" office:value="659753" calcext:value-type="float">
            <text:p>659753</text:p>
          </table:table-cell>
          <table:table-cell table:formula="of:=[.C571]-[.B571]"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163518" calcext:value-type="float">
            <text:p>1163518</text:p>
          </table:table-cell>
          <table:table-cell office:value-type="float" office:value="1164135" calcext:value-type="float">
            <text:p>1164135</text:p>
          </table:table-cell>
          <table:table-cell table:formula="of:=[.C572]-[.B572]"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635445" calcext:value-type="float">
            <text:p>2635445</text:p>
          </table:table-cell>
          <table:table-cell office:value-type="float" office:value="2636063" calcext:value-type="float">
            <text:p>2636063</text:p>
          </table:table-cell>
          <table:table-cell table:formula="of:=[.C573]-[.B573]"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856997" calcext:value-type="float">
            <text:p>1856997</text:p>
          </table:table-cell>
          <table:table-cell office:value-type="float" office:value="1857616" calcext:value-type="float">
            <text:p>1857616</text:p>
          </table:table-cell>
          <table:table-cell table:formula="of:=[.C574]-[.B574]"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680950" calcext:value-type="float">
            <text:p>680950</text:p>
          </table:table-cell>
          <table:table-cell office:value-type="float" office:value="681572" calcext:value-type="float">
            <text:p>681572</text:p>
          </table:table-cell>
          <table:table-cell table:formula="of:=[.C575]-[.B575]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396232" calcext:value-type="float">
            <text:p>1396232</text:p>
          </table:table-cell>
          <table:table-cell office:value-type="float" office:value="1396854" calcext:value-type="float">
            <text:p>1396854</text:p>
          </table:table-cell>
          <table:table-cell table:formula="of:=[.C576]-[.B576]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3804" calcext:value-type="float">
            <text:p>13804</text:p>
          </table:table-cell>
          <table:table-cell office:value-type="float" office:value="14431" calcext:value-type="float">
            <text:p>14431</text:p>
          </table:table-cell>
          <table:table-cell table:formula="of:=[.C577]-[.B577]"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391729" calcext:value-type="float">
            <text:p>4391729</text:p>
          </table:table-cell>
          <table:table-cell office:value-type="float" office:value="4392358" calcext:value-type="float">
            <text:p>4392358</text:p>
          </table:table-cell>
          <table:table-cell table:formula="of:=[.C578]-[.B578]"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245475" calcext:value-type="float">
            <text:p>1245475</text:p>
          </table:table-cell>
          <table:table-cell office:value-type="float" office:value="1246104" calcext:value-type="float">
            <text:p>1246104</text:p>
          </table:table-cell>
          <table:table-cell table:formula="of:=[.C579]-[.B579]"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519011" calcext:value-type="float">
            <text:p>1519011</text:p>
          </table:table-cell>
          <table:table-cell office:value-type="float" office:value="1519642" calcext:value-type="float">
            <text:p>1519642</text:p>
          </table:table-cell>
          <table:table-cell table:formula="of:=[.C580]-[.B580]"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287116" calcext:value-type="float">
            <text:p>1287116</text:p>
          </table:table-cell>
          <table:table-cell office:value-type="float" office:value="1287748" calcext:value-type="float">
            <text:p>1287748</text:p>
          </table:table-cell>
          <table:table-cell table:formula="of:=[.C581]-[.B581]"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150794" calcext:value-type="float">
            <text:p>2150794</text:p>
          </table:table-cell>
          <table:table-cell office:value-type="float" office:value="2151427" calcext:value-type="float">
            <text:p>2151427</text:p>
          </table:table-cell>
          <table:table-cell table:formula="of:=[.C582]-[.B582]"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941267" calcext:value-type="float">
            <text:p>3941267</text:p>
          </table:table-cell>
          <table:table-cell office:value-type="float" office:value="3941901" calcext:value-type="float">
            <text:p>3941901</text:p>
          </table:table-cell>
          <table:table-cell table:formula="of:=[.C583]-[.B583]"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6011444" calcext:value-type="float">
            <text:p>6011444</text:p>
          </table:table-cell>
          <table:table-cell office:value-type="float" office:value="6012078" calcext:value-type="float">
            <text:p>6012078</text:p>
          </table:table-cell>
          <table:table-cell table:formula="of:=[.C584]-[.B584]"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429595" calcext:value-type="float">
            <text:p>429595</text:p>
          </table:table-cell>
          <table:table-cell office:value-type="float" office:value="430229" calcext:value-type="float">
            <text:p>430229</text:p>
          </table:table-cell>
          <table:table-cell table:formula="of:=[.C585]-[.B585]"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58827" calcext:value-type="float">
            <text:p>58827</text:p>
          </table:table-cell>
          <table:table-cell office:value-type="float" office:value="59464" calcext:value-type="float">
            <text:p>59464</text:p>
          </table:table-cell>
          <table:table-cell table:formula="of:=[.C586]-[.B586]"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6127509" calcext:value-type="float">
            <text:p>6127509</text:p>
          </table:table-cell>
          <table:table-cell office:value-type="float" office:value="6128147" calcext:value-type="float">
            <text:p>6128147</text:p>
          </table:table-cell>
          <table:table-cell table:formula="of:=[.C587]-[.B587]"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326942" calcext:value-type="float">
            <text:p>1326942</text:p>
          </table:table-cell>
          <table:table-cell office:value-type="float" office:value="1327580" calcext:value-type="float">
            <text:p>1327580</text:p>
          </table:table-cell>
          <table:table-cell table:formula="of:=[.C588]-[.B588]"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857506" calcext:value-type="float">
            <text:p>2857506</text:p>
          </table:table-cell>
          <table:table-cell office:value-type="float" office:value="2858146" calcext:value-type="float">
            <text:p>2858146</text:p>
          </table:table-cell>
          <table:table-cell table:formula="of:=[.C589]-[.B589]"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685352" calcext:value-type="float">
            <text:p>1685352</text:p>
          </table:table-cell>
          <table:table-cell office:value-type="float" office:value="1685992" calcext:value-type="float">
            <text:p>1685992</text:p>
          </table:table-cell>
          <table:table-cell table:formula="of:=[.C590]-[.B590]"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98418" calcext:value-type="float">
            <text:p>198418</text:p>
          </table:table-cell>
          <table:table-cell office:value-type="float" office:value="199060" calcext:value-type="float">
            <text:p>199060</text:p>
          </table:table-cell>
          <table:table-cell table:formula="of:=[.C591]-[.B591]"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639471" calcext:value-type="float">
            <text:p>639471</text:p>
          </table:table-cell>
          <table:table-cell office:value-type="float" office:value="640114" calcext:value-type="float">
            <text:p>640114</text:p>
          </table:table-cell>
          <table:table-cell table:formula="of:=[.C592]-[.B592]"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090836" calcext:value-type="float">
            <text:p>1090836</text:p>
          </table:table-cell>
          <table:table-cell office:value-type="float" office:value="1091485" calcext:value-type="float">
            <text:p>1091485</text:p>
          </table:table-cell>
          <table:table-cell table:formula="of:=[.C593]-[.B593]"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813413" calcext:value-type="float">
            <text:p>1813413</text:p>
          </table:table-cell>
          <table:table-cell office:value-type="float" office:value="1814065" calcext:value-type="float">
            <text:p>1814065</text:p>
          </table:table-cell>
          <table:table-cell table:formula="of:=[.C594]-[.B594]"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573806" calcext:value-type="float">
            <text:p>573806</text:p>
          </table:table-cell>
          <table:table-cell office:value-type="float" office:value="574461" calcext:value-type="float">
            <text:p>574461</text:p>
          </table:table-cell>
          <table:table-cell table:formula="of:=[.C595]-[.B595]"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83023" calcext:value-type="float">
            <text:p>83023</text:p>
          </table:table-cell>
          <table:table-cell office:value-type="float" office:value="83680" calcext:value-type="float">
            <text:p>83680</text:p>
          </table:table-cell>
          <table:table-cell table:formula="of:=[.C596]-[.B596]"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698125" calcext:value-type="float">
            <text:p>4698125</text:p>
          </table:table-cell>
          <table:table-cell office:value-type="float" office:value="4698783" calcext:value-type="float">
            <text:p>4698783</text:p>
          </table:table-cell>
          <table:table-cell table:formula="of:=[.C597]-[.B597]"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674608" calcext:value-type="float">
            <text:p>2674608</text:p>
          </table:table-cell>
          <table:table-cell office:value-type="float" office:value="2675266" calcext:value-type="float">
            <text:p>2675266</text:p>
          </table:table-cell>
          <table:table-cell table:formula="of:=[.C598]-[.B598]"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873543" calcext:value-type="float">
            <text:p>1873543</text:p>
          </table:table-cell>
          <table:table-cell office:value-type="float" office:value="1874205" calcext:value-type="float">
            <text:p>1874205</text:p>
          </table:table-cell>
          <table:table-cell table:formula="of:=[.C599]-[.B599]"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633913" calcext:value-type="float">
            <text:p>1633913</text:p>
          </table:table-cell>
          <table:table-cell office:value-type="float" office:value="1634576" calcext:value-type="float">
            <text:p>1634576</text:p>
          </table:table-cell>
          <table:table-cell table:formula="of:=[.C600]-[.B600]"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358712" calcext:value-type="float">
            <text:p>358712</text:p>
          </table:table-cell>
          <table:table-cell office:value-type="float" office:value="359378" calcext:value-type="float">
            <text:p>359378</text:p>
          </table:table-cell>
          <table:table-cell table:formula="of:=[.C601]-[.B601]"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623279" calcext:value-type="float">
            <text:p>1623279</text:p>
          </table:table-cell>
          <table:table-cell office:value-type="float" office:value="1623946" calcext:value-type="float">
            <text:p>1623946</text:p>
          </table:table-cell>
          <table:table-cell table:formula="of:=[.C602]-[.B602]"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412455" calcext:value-type="float">
            <text:p>2412455</text:p>
          </table:table-cell>
          <table:table-cell office:value-type="float" office:value="2413122" calcext:value-type="float">
            <text:p>2413122</text:p>
          </table:table-cell>
          <table:table-cell table:formula="of:=[.C603]-[.B603]"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167528" calcext:value-type="float">
            <text:p>1167528</text:p>
          </table:table-cell>
          <table:table-cell office:value-type="float" office:value="1168195" calcext:value-type="float">
            <text:p>1168195</text:p>
          </table:table-cell>
          <table:table-cell table:formula="of:=[.C604]-[.B604]"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959988" calcext:value-type="float">
            <text:p>2959988</text:p>
          </table:table-cell>
          <table:table-cell office:value-type="float" office:value="2960655" calcext:value-type="float">
            <text:p>2960655</text:p>
          </table:table-cell>
          <table:table-cell table:formula="of:=[.C605]-[.B605]"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873588" calcext:value-type="float">
            <text:p>2873588</text:p>
          </table:table-cell>
          <table:table-cell office:value-type="float" office:value="2874256" calcext:value-type="float">
            <text:p>2874256</text:p>
          </table:table-cell>
          <table:table-cell table:formula="of:=[.C606]-[.B606]"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777738" calcext:value-type="float">
            <text:p>1777738</text:p>
          </table:table-cell>
          <table:table-cell office:value-type="float" office:value="1778406" calcext:value-type="float">
            <text:p>1778406</text:p>
          </table:table-cell>
          <table:table-cell table:formula="of:=[.C607]-[.B607]"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3285495" calcext:value-type="float">
            <text:p>3285495</text:p>
          </table:table-cell>
          <table:table-cell office:value-type="float" office:value="3286163" calcext:value-type="float">
            <text:p>3286163</text:p>
          </table:table-cell>
          <table:table-cell table:formula="of:=[.C608]-[.B608]"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663745" calcext:value-type="float">
            <text:p>663745</text:p>
          </table:table-cell>
          <table:table-cell office:value-type="float" office:value="664413" calcext:value-type="float">
            <text:p>664413</text:p>
          </table:table-cell>
          <table:table-cell table:formula="of:=[.C609]-[.B609]"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185861" calcext:value-type="float">
            <text:p>2185861</text:p>
          </table:table-cell>
          <table:table-cell office:value-type="float" office:value="2186529" calcext:value-type="float">
            <text:p>2186529</text:p>
          </table:table-cell>
          <table:table-cell table:formula="of:=[.C610]-[.B610]"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907517" calcext:value-type="float">
            <text:p>1907517</text:p>
          </table:table-cell>
          <table:table-cell office:value-type="float" office:value="1908186" calcext:value-type="float">
            <text:p>1908186</text:p>
          </table:table-cell>
          <table:table-cell table:formula="of:=[.C611]-[.B611]"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760036" calcext:value-type="float">
            <text:p>4760036</text:p>
          </table:table-cell>
          <table:table-cell office:value-type="float" office:value="4760707" calcext:value-type="float">
            <text:p>4760707</text:p>
          </table:table-cell>
          <table:table-cell table:formula="of:=[.C612]-[.B612]"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4088174" calcext:value-type="float">
            <text:p>4088174</text:p>
          </table:table-cell>
          <table:table-cell office:value-type="float" office:value="4088845" calcext:value-type="float">
            <text:p>4088845</text:p>
          </table:table-cell>
          <table:table-cell table:formula="of:=[.C613]-[.B613]"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737003" calcext:value-type="float">
            <text:p>1737003</text:p>
          </table:table-cell>
          <table:table-cell office:value-type="float" office:value="1737674" calcext:value-type="float">
            <text:p>1737674</text:p>
          </table:table-cell>
          <table:table-cell table:formula="of:=[.C614]-[.B614]"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69467" calcext:value-type="float">
            <text:p>169467</text:p>
          </table:table-cell>
          <table:table-cell office:value-type="float" office:value="170138" calcext:value-type="float">
            <text:p>170138</text:p>
          </table:table-cell>
          <table:table-cell table:formula="of:=[.C615]-[.B615]"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453942" calcext:value-type="float">
            <text:p>2453942</text:p>
          </table:table-cell>
          <table:table-cell office:value-type="float" office:value="2454614" calcext:value-type="float">
            <text:p>2454614</text:p>
          </table:table-cell>
          <table:table-cell table:formula="of:=[.C616]-[.B616]"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462272" calcext:value-type="float">
            <text:p>1462272</text:p>
          </table:table-cell>
          <table:table-cell office:value-type="float" office:value="1462947" calcext:value-type="float">
            <text:p>1462947</text:p>
          </table:table-cell>
          <table:table-cell table:formula="of:=[.C617]-[.B617]"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73514" calcext:value-type="float">
            <text:p>373514</text:p>
          </table:table-cell>
          <table:table-cell office:value-type="float" office:value="374190" calcext:value-type="float">
            <text:p>374190</text:p>
          </table:table-cell>
          <table:table-cell table:formula="of:=[.C618]-[.B618]"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218019" calcext:value-type="float">
            <text:p>1218019</text:p>
          </table:table-cell>
          <table:table-cell office:value-type="float" office:value="1218696" calcext:value-type="float">
            <text:p>1218696</text:p>
          </table:table-cell>
          <table:table-cell table:formula="of:=[.C619]-[.B619]"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295742" calcext:value-type="float">
            <text:p>1295742</text:p>
          </table:table-cell>
          <table:table-cell office:value-type="float" office:value="1296419" calcext:value-type="float">
            <text:p>1296419</text:p>
          </table:table-cell>
          <table:table-cell table:formula="of:=[.C620]-[.B620]"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834622" calcext:value-type="float">
            <text:p>1834622</text:p>
          </table:table-cell>
          <table:table-cell office:value-type="float" office:value="1835299" calcext:value-type="float">
            <text:p>1835299</text:p>
          </table:table-cell>
          <table:table-cell table:formula="of:=[.C621]-[.B621]"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667190" calcext:value-type="float">
            <text:p>3667190</text:p>
          </table:table-cell>
          <table:table-cell office:value-type="float" office:value="3667867" calcext:value-type="float">
            <text:p>3667867</text:p>
          </table:table-cell>
          <table:table-cell table:formula="of:=[.C622]-[.B622]"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770749" calcext:value-type="float">
            <text:p>1770749</text:p>
          </table:table-cell>
          <table:table-cell office:value-type="float" office:value="1771427" calcext:value-type="float">
            <text:p>1771427</text:p>
          </table:table-cell>
          <table:table-cell table:formula="of:=[.C623]-[.B623]"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44715" calcext:value-type="float">
            <text:p>44715</text:p>
          </table:table-cell>
          <table:table-cell office:value-type="float" office:value="45394" calcext:value-type="float">
            <text:p>45394</text:p>
          </table:table-cell>
          <table:table-cell table:formula="of:=[.C624]-[.B624]"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915338" calcext:value-type="float">
            <text:p>2915338</text:p>
          </table:table-cell>
          <table:table-cell office:value-type="float" office:value="2916020" calcext:value-type="float">
            <text:p>2916020</text:p>
          </table:table-cell>
          <table:table-cell table:formula="of:=[.C625]-[.B625]"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3202879" calcext:value-type="float">
            <text:p>3202879</text:p>
          </table:table-cell>
          <table:table-cell office:value-type="float" office:value="3203566" calcext:value-type="float">
            <text:p>3203566</text:p>
          </table:table-cell>
          <table:table-cell table:formula="of:=[.C626]-[.B626]"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954799" calcext:value-type="float">
            <text:p>2954799</text:p>
          </table:table-cell>
          <table:table-cell office:value-type="float" office:value="2955486" calcext:value-type="float">
            <text:p>2955486</text:p>
          </table:table-cell>
          <table:table-cell table:formula="of:=[.C627]-[.B627]"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783455" calcext:value-type="float">
            <text:p>3783455</text:p>
          </table:table-cell>
          <table:table-cell office:value-type="float" office:value="3784143" calcext:value-type="float">
            <text:p>3784143</text:p>
          </table:table-cell>
          <table:table-cell table:formula="of:=[.C628]-[.B628]"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847390" calcext:value-type="float">
            <text:p>5847390</text:p>
          </table:table-cell>
          <table:table-cell office:value-type="float" office:value="5848079" calcext:value-type="float">
            <text:p>5848079</text:p>
          </table:table-cell>
          <table:table-cell table:formula="of:=[.C629]-[.B629]"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703582" calcext:value-type="float">
            <text:p>3703582</text:p>
          </table:table-cell>
          <table:table-cell office:value-type="float" office:value="3704273" calcext:value-type="float">
            <text:p>3704273</text:p>
          </table:table-cell>
          <table:table-cell table:formula="of:=[.C630]-[.B630]"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307191" calcext:value-type="float">
            <text:p>307191</text:p>
          </table:table-cell>
          <table:table-cell office:value-type="float" office:value="307885" calcext:value-type="float">
            <text:p>307885</text:p>
          </table:table-cell>
          <table:table-cell table:formula="of:=[.C631]-[.B631]"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488067" calcext:value-type="float">
            <text:p>3488067</text:p>
          </table:table-cell>
          <table:table-cell office:value-type="float" office:value="3488762" calcext:value-type="float">
            <text:p>3488762</text:p>
          </table:table-cell>
          <table:table-cell table:formula="of:=[.C632]-[.B632]"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732798" calcext:value-type="float">
            <text:p>3732798</text:p>
          </table:table-cell>
          <table:table-cell office:value-type="float" office:value="3733494" calcext:value-type="float">
            <text:p>3733494</text:p>
          </table:table-cell>
          <table:table-cell table:formula="of:=[.C633]-[.B633]"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980140" calcext:value-type="float">
            <text:p>980140</text:p>
          </table:table-cell>
          <table:table-cell office:value-type="float" office:value="980836" calcext:value-type="float">
            <text:p>980836</text:p>
          </table:table-cell>
          <table:table-cell table:formula="of:=[.C634]-[.B634]"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606608" calcext:value-type="float">
            <text:p>2606608</text:p>
          </table:table-cell>
          <table:table-cell office:value-type="float" office:value="2607305" calcext:value-type="float">
            <text:p>2607305</text:p>
          </table:table-cell>
          <table:table-cell table:formula="of:=[.C635]-[.B635]"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900443" calcext:value-type="float">
            <text:p>3900443</text:p>
          </table:table-cell>
          <table:table-cell office:value-type="float" office:value="3901140" calcext:value-type="float">
            <text:p>3901140</text:p>
          </table:table-cell>
          <table:table-cell table:formula="of:=[.C636]-[.B636]"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215020" calcext:value-type="float">
            <text:p>1215020</text:p>
          </table:table-cell>
          <table:table-cell office:value-type="float" office:value="1215721" calcext:value-type="float">
            <text:p>1215721</text:p>
          </table:table-cell>
          <table:table-cell table:formula="of:=[.C637]-[.B637]"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058900" calcext:value-type="float">
            <text:p>4058900</text:p>
          </table:table-cell>
          <table:table-cell office:value-type="float" office:value="4059603" calcext:value-type="float">
            <text:p>4059603</text:p>
          </table:table-cell>
          <table:table-cell table:formula="of:=[.C638]-[.B638]"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759599" calcext:value-type="float">
            <text:p>1759599</text:p>
          </table:table-cell>
          <table:table-cell office:value-type="float" office:value="1760302" calcext:value-type="float">
            <text:p>1760302</text:p>
          </table:table-cell>
          <table:table-cell table:formula="of:=[.C639]-[.B639]"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911602" calcext:value-type="float">
            <text:p>1911602</text:p>
          </table:table-cell>
          <table:table-cell office:value-type="float" office:value="1912306" calcext:value-type="float">
            <text:p>1912306</text:p>
          </table:table-cell>
          <table:table-cell table:formula="of:=[.C640]-[.B640]"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244942" calcext:value-type="float">
            <text:p>1244942</text:p>
          </table:table-cell>
          <table:table-cell office:value-type="float" office:value="1245647" calcext:value-type="float">
            <text:p>1245647</text:p>
          </table:table-cell>
          <table:table-cell table:formula="of:=[.C641]-[.B641]"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326974" calcext:value-type="float">
            <text:p>1326974</text:p>
          </table:table-cell>
          <table:table-cell office:value-type="float" office:value="1327680" calcext:value-type="float">
            <text:p>1327680</text:p>
          </table:table-cell>
          <table:table-cell table:formula="of:=[.C642]-[.B642]"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860219" calcext:value-type="float">
            <text:p>1860219</text:p>
          </table:table-cell>
          <table:table-cell office:value-type="float" office:value="1860929" calcext:value-type="float">
            <text:p>1860929</text:p>
          </table:table-cell>
          <table:table-cell table:formula="of:=[.C643]-[.B643]"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980118" calcext:value-type="float">
            <text:p>1980118</text:p>
          </table:table-cell>
          <table:table-cell office:value-type="float" office:value="1980828" calcext:value-type="float">
            <text:p>1980828</text:p>
          </table:table-cell>
          <table:table-cell table:formula="of:=[.C644]-[.B644]"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582325" calcext:value-type="float">
            <text:p>2582325</text:p>
          </table:table-cell>
          <table:table-cell office:value-type="float" office:value="2583035" calcext:value-type="float">
            <text:p>2583035</text:p>
          </table:table-cell>
          <table:table-cell table:formula="of:=[.C645]-[.B645]"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LKMD01000201.1</text:p>
          </table:table-cell>
          <table:table-cell office:value-type="float" office:value="126552" calcext:value-type="float">
            <text:p>126552</text:p>
          </table:table-cell>
          <table:table-cell office:value-type="float" office:value="127262" calcext:value-type="float">
            <text:p>127262</text:p>
          </table:table-cell>
          <table:table-cell table:formula="of:=[.C646]-[.B646]"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307025" calcext:value-type="float">
            <text:p>1307025</text:p>
          </table:table-cell>
          <table:table-cell office:value-type="float" office:value="1307736" calcext:value-type="float">
            <text:p>1307736</text:p>
          </table:table-cell>
          <table:table-cell table:formula="of:=[.C647]-[.B647]"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2147237" calcext:value-type="float">
            <text:p>2147237</text:p>
          </table:table-cell>
          <table:table-cell office:value-type="float" office:value="2147948" calcext:value-type="float">
            <text:p>2147948</text:p>
          </table:table-cell>
          <table:table-cell table:formula="of:=[.C648]-[.B648]"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474942" calcext:value-type="float">
            <text:p>2474942</text:p>
          </table:table-cell>
          <table:table-cell office:value-type="float" office:value="2475655" calcext:value-type="float">
            <text:p>2475655</text:p>
          </table:table-cell>
          <table:table-cell table:formula="of:=[.C649]-[.B649]"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99249" calcext:value-type="float">
            <text:p>299249</text:p>
          </table:table-cell>
          <table:table-cell office:value-type="float" office:value="299963" calcext:value-type="float">
            <text:p>299963</text:p>
          </table:table-cell>
          <table:table-cell table:formula="of:=[.C650]-[.B650]"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737206" calcext:value-type="float">
            <text:p>737206</text:p>
          </table:table-cell>
          <table:table-cell office:value-type="float" office:value="737921" calcext:value-type="float">
            <text:p>737921</text:p>
          </table:table-cell>
          <table:table-cell table:formula="of:=[.C651]-[.B651]"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918269" calcext:value-type="float">
            <text:p>2918269</text:p>
          </table:table-cell>
          <table:table-cell office:value-type="float" office:value="2918986" calcext:value-type="float">
            <text:p>2918986</text:p>
          </table:table-cell>
          <table:table-cell table:formula="of:=[.C652]-[.B652]"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790375" calcext:value-type="float">
            <text:p>2790375</text:p>
          </table:table-cell>
          <table:table-cell office:value-type="float" office:value="2791094" calcext:value-type="float">
            <text:p>2791094</text:p>
          </table:table-cell>
          <table:table-cell table:formula="of:=[.C653]-[.B653]" office:value-type="float" office:value="719" calcext:value-type="float">
            <text:p>719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091684" calcext:value-type="float">
            <text:p>2091684</text:p>
          </table:table-cell>
          <table:table-cell office:value-type="float" office:value="2092406" calcext:value-type="float">
            <text:p>2092406</text:p>
          </table:table-cell>
          <table:table-cell table:formula="of:=[.C654]-[.B654]"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616552" calcext:value-type="float">
            <text:p>616552</text:p>
          </table:table-cell>
          <table:table-cell office:value-type="float" office:value="617275" calcext:value-type="float">
            <text:p>617275</text:p>
          </table:table-cell>
          <table:table-cell table:formula="of:=[.C655]-[.B655]"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832688" calcext:value-type="float">
            <text:p>1832688</text:p>
          </table:table-cell>
          <table:table-cell office:value-type="float" office:value="1833413" calcext:value-type="float">
            <text:p>1833413</text:p>
          </table:table-cell>
          <table:table-cell table:formula="of:=[.C656]-[.B656]"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522915" calcext:value-type="float">
            <text:p>1522915</text:p>
          </table:table-cell>
          <table:table-cell office:value-type="float" office:value="1523640" calcext:value-type="float">
            <text:p>1523640</text:p>
          </table:table-cell>
          <table:table-cell table:formula="of:=[.C657]-[.B657]"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270439" calcext:value-type="float">
            <text:p>2270439</text:p>
          </table:table-cell>
          <table:table-cell office:value-type="float" office:value="2271167" calcext:value-type="float">
            <text:p>2271167</text:p>
          </table:table-cell>
          <table:table-cell table:formula="of:=[.C658]-[.B658]"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35837" calcext:value-type="float">
            <text:p>235837</text:p>
          </table:table-cell>
          <table:table-cell office:value-type="float" office:value="236566" calcext:value-type="float">
            <text:p>236566</text:p>
          </table:table-cell>
          <table:table-cell table:formula="of:=[.C659]-[.B659]"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828970" calcext:value-type="float">
            <text:p>828970</text:p>
          </table:table-cell>
          <table:table-cell office:value-type="float" office:value="829700" calcext:value-type="float">
            <text:p>829700</text:p>
          </table:table-cell>
          <table:table-cell table:formula="of:=[.C660]-[.B660]"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662293" calcext:value-type="float">
            <text:p>1662293</text:p>
          </table:table-cell>
          <table:table-cell office:value-type="float" office:value="1663023" calcext:value-type="float">
            <text:p>1663023</text:p>
          </table:table-cell>
          <table:table-cell table:formula="of:=[.C661]-[.B661]"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408676" calcext:value-type="float">
            <text:p>1408676</text:p>
          </table:table-cell>
          <table:table-cell office:value-type="float" office:value="1409406" calcext:value-type="float">
            <text:p>1409406</text:p>
          </table:table-cell>
          <table:table-cell table:formula="of:=[.C662]-[.B662]"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522024" calcext:value-type="float">
            <text:p>3522024</text:p>
          </table:table-cell>
          <table:table-cell office:value-type="float" office:value="3522755" calcext:value-type="float">
            <text:p>3522755</text:p>
          </table:table-cell>
          <table:table-cell table:formula="of:=[.C663]-[.B663]"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875952" calcext:value-type="float">
            <text:p>2875952</text:p>
          </table:table-cell>
          <table:table-cell office:value-type="float" office:value="2876684" calcext:value-type="float">
            <text:p>2876684</text:p>
          </table:table-cell>
          <table:table-cell table:formula="of:=[.C664]-[.B664]"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92473" calcext:value-type="float">
            <text:p>392473</text:p>
          </table:table-cell>
          <table:table-cell office:value-type="float" office:value="393206" calcext:value-type="float">
            <text:p>393206</text:p>
          </table:table-cell>
          <table:table-cell table:formula="of:=[.C665]-[.B665]"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541032" calcext:value-type="float">
            <text:p>3541032</text:p>
          </table:table-cell>
          <table:table-cell office:value-type="float" office:value="3541766" calcext:value-type="float">
            <text:p>3541766</text:p>
          </table:table-cell>
          <table:table-cell table:formula="of:=[.C666]-[.B666]"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62016" calcext:value-type="float">
            <text:p>62016</text:p>
          </table:table-cell>
          <table:table-cell office:value-type="float" office:value="62751" calcext:value-type="float">
            <text:p>62751</text:p>
          </table:table-cell>
          <table:table-cell table:formula="of:=[.C667]-[.B667]"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233174" calcext:value-type="float">
            <text:p>1233174</text:p>
          </table:table-cell>
          <table:table-cell office:value-type="float" office:value="1233909" calcext:value-type="float">
            <text:p>1233909</text:p>
          </table:table-cell>
          <table:table-cell table:formula="of:=[.C668]-[.B668]"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058702" calcext:value-type="float">
            <text:p>1058702</text:p>
          </table:table-cell>
          <table:table-cell office:value-type="float" office:value="1059438" calcext:value-type="float">
            <text:p>1059438</text:p>
          </table:table-cell>
          <table:table-cell table:formula="of:=[.C669]-[.B669]"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552817" calcext:value-type="float">
            <text:p>3552817</text:p>
          </table:table-cell>
          <table:table-cell office:value-type="float" office:value="3553555" calcext:value-type="float">
            <text:p>3553555</text:p>
          </table:table-cell>
          <table:table-cell table:formula="of:=[.C670]-[.B670]"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177468" calcext:value-type="float">
            <text:p>2177468</text:p>
          </table:table-cell>
          <table:table-cell office:value-type="float" office:value="2178207" calcext:value-type="float">
            <text:p>2178207</text:p>
          </table:table-cell>
          <table:table-cell table:formula="of:=[.C671]-[.B671]"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660616" calcext:value-type="float">
            <text:p>5660616</text:p>
          </table:table-cell>
          <table:table-cell office:value-type="float" office:value="5661356" calcext:value-type="float">
            <text:p>5661356</text:p>
          </table:table-cell>
          <table:table-cell table:formula="of:=[.C672]-[.B672]"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2058025" calcext:value-type="float">
            <text:p>2058025</text:p>
          </table:table-cell>
          <table:table-cell office:value-type="float" office:value="2058766" calcext:value-type="float">
            <text:p>2058766</text:p>
          </table:table-cell>
          <table:table-cell table:formula="of:=[.C673]-[.B673]"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425119" calcext:value-type="float">
            <text:p>1425119</text:p>
          </table:table-cell>
          <table:table-cell office:value-type="float" office:value="1425863" calcext:value-type="float">
            <text:p>1425863</text:p>
          </table:table-cell>
          <table:table-cell table:formula="of:=[.C674]-[.B674]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1765" calcext:value-type="float">
            <text:p>21765</text:p>
          </table:table-cell>
          <table:table-cell office:value-type="float" office:value="22509" calcext:value-type="float">
            <text:p>22509</text:p>
          </table:table-cell>
          <table:table-cell table:formula="of:=[.C675]-[.B675]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868299" calcext:value-type="float">
            <text:p>2868299</text:p>
          </table:table-cell>
          <table:table-cell office:value-type="float" office:value="2869043" calcext:value-type="float">
            <text:p>2869043</text:p>
          </table:table-cell>
          <table:table-cell table:formula="of:=[.C676]-[.B676]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655926" calcext:value-type="float">
            <text:p>1655926</text:p>
          </table:table-cell>
          <table:table-cell office:value-type="float" office:value="1656670" calcext:value-type="float">
            <text:p>1656670</text:p>
          </table:table-cell>
          <table:table-cell table:formula="of:=[.C677]-[.B677]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857894" calcext:value-type="float">
            <text:p>1857894</text:p>
          </table:table-cell>
          <table:table-cell office:value-type="float" office:value="1858643" calcext:value-type="float">
            <text:p>1858643</text:p>
          </table:table-cell>
          <table:table-cell table:formula="of:=[.C678]-[.B678]"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634415" calcext:value-type="float">
            <text:p>634415</text:p>
          </table:table-cell>
          <table:table-cell office:value-type="float" office:value="635167" calcext:value-type="float">
            <text:p>635167</text:p>
          </table:table-cell>
          <table:table-cell table:formula="of:=[.C679]-[.B679]"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210222" calcext:value-type="float">
            <text:p>1210222</text:p>
          </table:table-cell>
          <table:table-cell office:value-type="float" office:value="1210976" calcext:value-type="float">
            <text:p>1210976</text:p>
          </table:table-cell>
          <table:table-cell table:formula="of:=[.C680]-[.B680]"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888084" calcext:value-type="float">
            <text:p>888084</text:p>
          </table:table-cell>
          <table:table-cell office:value-type="float" office:value="888838" calcext:value-type="float">
            <text:p>888838</text:p>
          </table:table-cell>
          <table:table-cell table:formula="of:=[.C681]-[.B681]"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73756" calcext:value-type="float">
            <text:p>273756</text:p>
          </table:table-cell>
          <table:table-cell office:value-type="float" office:value="274510" calcext:value-type="float">
            <text:p>274510</text:p>
          </table:table-cell>
          <table:table-cell table:formula="of:=[.C682]-[.B682]"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4072874" calcext:value-type="float">
            <text:p>4072874</text:p>
          </table:table-cell>
          <table:table-cell office:value-type="float" office:value="4073629" calcext:value-type="float">
            <text:p>4073629</text:p>
          </table:table-cell>
          <table:table-cell table:formula="of:=[.C683]-[.B683]" office:value-type="float" office:value="755" calcext:value-type="float">
            <text:p>755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82406" calcext:value-type="float">
            <text:p>182406</text:p>
          </table:table-cell>
          <table:table-cell office:value-type="float" office:value="183166" calcext:value-type="float">
            <text:p>183166</text:p>
          </table:table-cell>
          <table:table-cell table:formula="of:=[.C684]-[.B684]"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646396" calcext:value-type="float">
            <text:p>2646396</text:p>
          </table:table-cell>
          <table:table-cell office:value-type="float" office:value="2647156" calcext:value-type="float">
            <text:p>2647156</text:p>
          </table:table-cell>
          <table:table-cell table:formula="of:=[.C685]-[.B685]"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360516" calcext:value-type="float">
            <text:p>1360516</text:p>
          </table:table-cell>
          <table:table-cell office:value-type="float" office:value="1361277" calcext:value-type="float">
            <text:p>1361277</text:p>
          </table:table-cell>
          <table:table-cell table:formula="of:=[.C686]-[.B686]"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522697" calcext:value-type="float">
            <text:p>522697</text:p>
          </table:table-cell>
          <table:table-cell office:value-type="float" office:value="523459" calcext:value-type="float">
            <text:p>523459</text:p>
          </table:table-cell>
          <table:table-cell table:formula="of:=[.C687]-[.B687]"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324321" calcext:value-type="float">
            <text:p>2324321</text:p>
          </table:table-cell>
          <table:table-cell office:value-type="float" office:value="2325084" calcext:value-type="float">
            <text:p>2325084</text:p>
          </table:table-cell>
          <table:table-cell table:formula="of:=[.C688]-[.B688]"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035914" calcext:value-type="float">
            <text:p>1035914</text:p>
          </table:table-cell>
          <table:table-cell office:value-type="float" office:value="1036681" calcext:value-type="float">
            <text:p>1036681</text:p>
          </table:table-cell>
          <table:table-cell table:formula="of:=[.C689]-[.B689]"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023000" calcext:value-type="float">
            <text:p>1023000</text:p>
          </table:table-cell>
          <table:table-cell office:value-type="float" office:value="1023767" calcext:value-type="float">
            <text:p>1023767</text:p>
          </table:table-cell>
          <table:table-cell table:formula="of:=[.C690]-[.B690]"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2093055" calcext:value-type="float">
            <text:p>2093055</text:p>
          </table:table-cell>
          <table:table-cell office:value-type="float" office:value="2093823" calcext:value-type="float">
            <text:p>2093823</text:p>
          </table:table-cell>
          <table:table-cell table:formula="of:=[.C691]-[.B691]"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645021" calcext:value-type="float">
            <text:p>1645021</text:p>
          </table:table-cell>
          <table:table-cell office:value-type="float" office:value="1645790" calcext:value-type="float">
            <text:p>1645790</text:p>
          </table:table-cell>
          <table:table-cell table:formula="of:=[.C692]-[.B692]"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349824" calcext:value-type="float">
            <text:p>1349824</text:p>
          </table:table-cell>
          <table:table-cell office:value-type="float" office:value="1350594" calcext:value-type="float">
            <text:p>1350594</text:p>
          </table:table-cell>
          <table:table-cell table:formula="of:=[.C693]-[.B693]"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410261" calcext:value-type="float">
            <text:p>3410261</text:p>
          </table:table-cell>
          <table:table-cell office:value-type="float" office:value="3411032" calcext:value-type="float">
            <text:p>3411032</text:p>
          </table:table-cell>
          <table:table-cell table:formula="of:=[.C694]-[.B694]"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618629" calcext:value-type="float">
            <text:p>1618629</text:p>
          </table:table-cell>
          <table:table-cell office:value-type="float" office:value="1619400" calcext:value-type="float">
            <text:p>1619400</text:p>
          </table:table-cell>
          <table:table-cell table:formula="of:=[.C695]-[.B695]"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570442" calcext:value-type="float">
            <text:p>570442</text:p>
          </table:table-cell>
          <table:table-cell office:value-type="float" office:value="571214" calcext:value-type="float">
            <text:p>571214</text:p>
          </table:table-cell>
          <table:table-cell table:formula="of:=[.C696]-[.B696]"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306102" calcext:value-type="float">
            <text:p>1306102</text:p>
          </table:table-cell>
          <table:table-cell office:value-type="float" office:value="1306875" calcext:value-type="float">
            <text:p>1306875</text:p>
          </table:table-cell>
          <table:table-cell table:formula="of:=[.C697]-[.B697]"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156476" calcext:value-type="float">
            <text:p>3156476</text:p>
          </table:table-cell>
          <table:table-cell office:value-type="float" office:value="3157250" calcext:value-type="float">
            <text:p>3157250</text:p>
          </table:table-cell>
          <table:table-cell table:formula="of:=[.C698]-[.B698]"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4166530" calcext:value-type="float">
            <text:p>4166530</text:p>
          </table:table-cell>
          <table:table-cell office:value-type="float" office:value="4167304" calcext:value-type="float">
            <text:p>4167304</text:p>
          </table:table-cell>
          <table:table-cell table:formula="of:=[.C699]-[.B699]"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924940" calcext:value-type="float">
            <text:p>924940</text:p>
          </table:table-cell>
          <table:table-cell office:value-type="float" office:value="925714" calcext:value-type="float">
            <text:p>925714</text:p>
          </table:table-cell>
          <table:table-cell table:formula="of:=[.C700]-[.B700]"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917123" calcext:value-type="float">
            <text:p>3917123</text:p>
          </table:table-cell>
          <table:table-cell office:value-type="float" office:value="3917899" calcext:value-type="float">
            <text:p>3917899</text:p>
          </table:table-cell>
          <table:table-cell table:formula="of:=[.C701]-[.B701]"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788274" calcext:value-type="float">
            <text:p>788274</text:p>
          </table:table-cell>
          <table:table-cell office:value-type="float" office:value="789051" calcext:value-type="float">
            <text:p>789051</text:p>
          </table:table-cell>
          <table:table-cell table:formula="of:=[.C702]-[.B702]"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30579" calcext:value-type="float">
            <text:p>130579</text:p>
          </table:table-cell>
          <table:table-cell office:value-type="float" office:value="131357" calcext:value-type="float">
            <text:p>131357</text:p>
          </table:table-cell>
          <table:table-cell table:formula="of:=[.C703]-[.B703]"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452856" calcext:value-type="float">
            <text:p>1452856</text:p>
          </table:table-cell>
          <table:table-cell office:value-type="float" office:value="1453634" calcext:value-type="float">
            <text:p>1453634</text:p>
          </table:table-cell>
          <table:table-cell table:formula="of:=[.C704]-[.B704]"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616499" calcext:value-type="float">
            <text:p>2616499</text:p>
          </table:table-cell>
          <table:table-cell office:value-type="float" office:value="2617278" calcext:value-type="float">
            <text:p>2617278</text:p>
          </table:table-cell>
          <table:table-cell table:formula="of:=[.C705]-[.B705]"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855101" calcext:value-type="float">
            <text:p>1855101</text:p>
          </table:table-cell>
          <table:table-cell office:value-type="float" office:value="1855882" calcext:value-type="float">
            <text:p>1855882</text:p>
          </table:table-cell>
          <table:table-cell table:formula="of:=[.C706]-[.B706]"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879680" calcext:value-type="float">
            <text:p>879680</text:p>
          </table:table-cell>
          <table:table-cell office:value-type="float" office:value="880463" calcext:value-type="float">
            <text:p>880463</text:p>
          </table:table-cell>
          <table:table-cell table:formula="of:=[.C707]-[.B707]"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905008" calcext:value-type="float">
            <text:p>2905008</text:p>
          </table:table-cell>
          <table:table-cell office:value-type="float" office:value="2905793" calcext:value-type="float">
            <text:p>2905793</text:p>
          </table:table-cell>
          <table:table-cell table:formula="of:=[.C708]-[.B708]"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787898" calcext:value-type="float">
            <text:p>787898</text:p>
          </table:table-cell>
          <table:table-cell office:value-type="float" office:value="788684" calcext:value-type="float">
            <text:p>788684</text:p>
          </table:table-cell>
          <table:table-cell table:formula="of:=[.C709]-[.B709]"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558103" calcext:value-type="float">
            <text:p>1558103</text:p>
          </table:table-cell>
          <table:table-cell office:value-type="float" office:value="1558890" calcext:value-type="float">
            <text:p>1558890</text:p>
          </table:table-cell>
          <table:table-cell table:formula="of:=[.C710]-[.B710]"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304525" calcext:value-type="float">
            <text:p>1304525</text:p>
          </table:table-cell>
          <table:table-cell office:value-type="float" office:value="1305312" calcext:value-type="float">
            <text:p>1305312</text:p>
          </table:table-cell>
          <table:table-cell table:formula="of:=[.C711]-[.B711]"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610330" calcext:value-type="float">
            <text:p>1610330</text:p>
          </table:table-cell>
          <table:table-cell office:value-type="float" office:value="1611117" calcext:value-type="float">
            <text:p>1611117</text:p>
          </table:table-cell>
          <table:table-cell table:formula="of:=[.C712]-[.B712]"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095824" calcext:value-type="float">
            <text:p>2095824</text:p>
          </table:table-cell>
          <table:table-cell office:value-type="float" office:value="2096612" calcext:value-type="float">
            <text:p>2096612</text:p>
          </table:table-cell>
          <table:table-cell table:formula="of:=[.C713]-[.B713]"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387326" calcext:value-type="float">
            <text:p>2387326</text:p>
          </table:table-cell>
          <table:table-cell office:value-type="float" office:value="2388114" calcext:value-type="float">
            <text:p>2388114</text:p>
          </table:table-cell>
          <table:table-cell table:formula="of:=[.C714]-[.B714]"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727480" calcext:value-type="float">
            <text:p>2727480</text:p>
          </table:table-cell>
          <table:table-cell office:value-type="float" office:value="2728269" calcext:value-type="float">
            <text:p>2728269</text:p>
          </table:table-cell>
          <table:table-cell table:formula="of:=[.C715]-[.B715]"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LKMD01000201.1</text:p>
          </table:table-cell>
          <table:table-cell office:value-type="float" office:value="87250" calcext:value-type="float">
            <text:p>87250</text:p>
          </table:table-cell>
          <table:table-cell office:value-type="float" office:value="88039" calcext:value-type="float">
            <text:p>88039</text:p>
          </table:table-cell>
          <table:table-cell table:formula="of:=[.C716]-[.B716]"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801479" calcext:value-type="float">
            <text:p>1801479</text:p>
          </table:table-cell>
          <table:table-cell office:value-type="float" office:value="1802269" calcext:value-type="float">
            <text:p>1802269</text:p>
          </table:table-cell>
          <table:table-cell table:formula="of:=[.C717]-[.B717]"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562446" calcext:value-type="float">
            <text:p>562446</text:p>
          </table:table-cell>
          <table:table-cell office:value-type="float" office:value="563236" calcext:value-type="float">
            <text:p>563236</text:p>
          </table:table-cell>
          <table:table-cell table:formula="of:=[.C718]-[.B718]"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420878" calcext:value-type="float">
            <text:p>2420878</text:p>
          </table:table-cell>
          <table:table-cell office:value-type="float" office:value="2421669" calcext:value-type="float">
            <text:p>2421669</text:p>
          </table:table-cell>
          <table:table-cell table:formula="of:=[.C719]-[.B719]"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060814" calcext:value-type="float">
            <text:p>1060814</text:p>
          </table:table-cell>
          <table:table-cell office:value-type="float" office:value="1061606" calcext:value-type="float">
            <text:p>1061606</text:p>
          </table:table-cell>
          <table:table-cell table:formula="of:=[.C720]-[.B720]"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809851" calcext:value-type="float">
            <text:p>809851</text:p>
          </table:table-cell>
          <table:table-cell office:value-type="float" office:value="810643" calcext:value-type="float">
            <text:p>810643</text:p>
          </table:table-cell>
          <table:table-cell table:formula="of:=[.C721]-[.B721]"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3054272" calcext:value-type="float">
            <text:p>3054272</text:p>
          </table:table-cell>
          <table:table-cell office:value-type="float" office:value="3055067" calcext:value-type="float">
            <text:p>3055067</text:p>
          </table:table-cell>
          <table:table-cell table:formula="of:=[.C722]-[.B722]"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938820" calcext:value-type="float">
            <text:p>3938820</text:p>
          </table:table-cell>
          <table:table-cell office:value-type="float" office:value="3939616" calcext:value-type="float">
            <text:p>3939616</text:p>
          </table:table-cell>
          <table:table-cell table:formula="of:=[.C723]-[.B723]"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940133" calcext:value-type="float">
            <text:p>1940133</text:p>
          </table:table-cell>
          <table:table-cell office:value-type="float" office:value="1940930" calcext:value-type="float">
            <text:p>1940930</text:p>
          </table:table-cell>
          <table:table-cell table:formula="of:=[.C724]-[.B724]"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676403" calcext:value-type="float">
            <text:p>676403</text:p>
          </table:table-cell>
          <table:table-cell office:value-type="float" office:value="677201" calcext:value-type="float">
            <text:p>677201</text:p>
          </table:table-cell>
          <table:table-cell table:formula="of:=[.C725]-[.B725]"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364243" calcext:value-type="float">
            <text:p>2364243</text:p>
          </table:table-cell>
          <table:table-cell office:value-type="float" office:value="2365041" calcext:value-type="float">
            <text:p>2365041</text:p>
          </table:table-cell>
          <table:table-cell table:formula="of:=[.C726]-[.B726]"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977590" calcext:value-type="float">
            <text:p>4977590</text:p>
          </table:table-cell>
          <table:table-cell office:value-type="float" office:value="4978389" calcext:value-type="float">
            <text:p>4978389</text:p>
          </table:table-cell>
          <table:table-cell table:formula="of:=[.C727]-[.B727]"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356502" calcext:value-type="float">
            <text:p>2356502</text:p>
          </table:table-cell>
          <table:table-cell office:value-type="float" office:value="2357301" calcext:value-type="float">
            <text:p>2357301</text:p>
          </table:table-cell>
          <table:table-cell table:formula="of:=[.C728]-[.B728]"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506616" calcext:value-type="float">
            <text:p>2506616</text:p>
          </table:table-cell>
          <table:table-cell office:value-type="float" office:value="2507418" calcext:value-type="float">
            <text:p>2507418</text:p>
          </table:table-cell>
          <table:table-cell table:formula="of:=[.C729]-[.B729]"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901452" calcext:value-type="float">
            <text:p>2901452</text:p>
          </table:table-cell>
          <table:table-cell office:value-type="float" office:value="2902255" calcext:value-type="float">
            <text:p>2902255</text:p>
          </table:table-cell>
          <table:table-cell table:formula="of:=[.C730]-[.B730]"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804734" calcext:value-type="float">
            <text:p>804734</text:p>
          </table:table-cell>
          <table:table-cell office:value-type="float" office:value="805539" calcext:value-type="float">
            <text:p>805539</text:p>
          </table:table-cell>
          <table:table-cell table:formula="of:=[.C731]-[.B731]"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634107" calcext:value-type="float">
            <text:p>1634107</text:p>
          </table:table-cell>
          <table:table-cell office:value-type="float" office:value="1634915" calcext:value-type="float">
            <text:p>1634915</text:p>
          </table:table-cell>
          <table:table-cell table:formula="of:=[.C732]-[.B732]"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537636" calcext:value-type="float">
            <text:p>537636</text:p>
          </table:table-cell>
          <table:table-cell office:value-type="float" office:value="538446" calcext:value-type="float">
            <text:p>538446</text:p>
          </table:table-cell>
          <table:table-cell table:formula="of:=[.C733]-[.B733]"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281825" calcext:value-type="float">
            <text:p>1281825</text:p>
          </table:table-cell>
          <table:table-cell office:value-type="float" office:value="1282636" calcext:value-type="float">
            <text:p>1282636</text:p>
          </table:table-cell>
          <table:table-cell table:formula="of:=[.C734]-[.B734]"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522948" calcext:value-type="float">
            <text:p>1522948</text:p>
          </table:table-cell>
          <table:table-cell office:value-type="float" office:value="1523759" calcext:value-type="float">
            <text:p>1523759</text:p>
          </table:table-cell>
          <table:table-cell table:formula="of:=[.C735]-[.B735]"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4670" calcext:value-type="float">
            <text:p>24670</text:p>
          </table:table-cell>
          <table:table-cell office:value-type="float" office:value="25483" calcext:value-type="float">
            <text:p>25483</text:p>
          </table:table-cell>
          <table:table-cell table:formula="of:=[.C736]-[.B736]"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73755" calcext:value-type="float">
            <text:p>173755</text:p>
          </table:table-cell>
          <table:table-cell office:value-type="float" office:value="174569" calcext:value-type="float">
            <text:p>174569</text:p>
          </table:table-cell>
          <table:table-cell table:formula="of:=[.C737]-[.B737]"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735619" calcext:value-type="float">
            <text:p>2735619</text:p>
          </table:table-cell>
          <table:table-cell office:value-type="float" office:value="2736436" calcext:value-type="float">
            <text:p>2736436</text:p>
          </table:table-cell>
          <table:table-cell table:formula="of:=[.C738]-[.B738]"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90028" calcext:value-type="float">
            <text:p>290028</text:p>
          </table:table-cell>
          <table:table-cell office:value-type="float" office:value="290846" calcext:value-type="float">
            <text:p>290846</text:p>
          </table:table-cell>
          <table:table-cell table:formula="of:=[.C739]-[.B739]"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474711" calcext:value-type="float">
            <text:p>474711</text:p>
          </table:table-cell>
          <table:table-cell office:value-type="float" office:value="475530" calcext:value-type="float">
            <text:p>475530</text:p>
          </table:table-cell>
          <table:table-cell table:formula="of:=[.C740]-[.B740]"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707866" calcext:value-type="float">
            <text:p>1707866</text:p>
          </table:table-cell>
          <table:table-cell office:value-type="float" office:value="1708685" calcext:value-type="float">
            <text:p>1708685</text:p>
          </table:table-cell>
          <table:table-cell table:formula="of:=[.C741]-[.B741]"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851827" calcext:value-type="float">
            <text:p>1851827</text:p>
          </table:table-cell>
          <table:table-cell office:value-type="float" office:value="1852646" calcext:value-type="float">
            <text:p>1852646</text:p>
          </table:table-cell>
          <table:table-cell table:formula="of:=[.C742]-[.B742]"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282783" calcext:value-type="float">
            <text:p>2282783</text:p>
          </table:table-cell>
          <table:table-cell office:value-type="float" office:value="2283603" calcext:value-type="float">
            <text:p>2283603</text:p>
          </table:table-cell>
          <table:table-cell table:formula="of:=[.C743]-[.B743]"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735106" calcext:value-type="float">
            <text:p>735106</text:p>
          </table:table-cell>
          <table:table-cell office:value-type="float" office:value="735926" calcext:value-type="float">
            <text:p>735926</text:p>
          </table:table-cell>
          <table:table-cell table:formula="of:=[.C744]-[.B744]"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289535" calcext:value-type="float">
            <text:p>5289535</text:p>
          </table:table-cell>
          <table:table-cell office:value-type="float" office:value="5290359" calcext:value-type="float">
            <text:p>5290359</text:p>
          </table:table-cell>
          <table:table-cell table:formula="of:=[.C745]-[.B745]"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4169974" calcext:value-type="float">
            <text:p>4169974</text:p>
          </table:table-cell>
          <table:table-cell office:value-type="float" office:value="4170799" calcext:value-type="float">
            <text:p>4170799</text:p>
          </table:table-cell>
          <table:table-cell table:formula="of:=[.C746]-[.B746]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115327" calcext:value-type="float">
            <text:p>2115327</text:p>
          </table:table-cell>
          <table:table-cell office:value-type="float" office:value="2116156" calcext:value-type="float">
            <text:p>2116156</text:p>
          </table:table-cell>
          <table:table-cell table:formula="of:=[.C747]-[.B747]" office:value-type="float" office:value="829" calcext:value-type="float">
            <text:p>829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574984" calcext:value-type="float">
            <text:p>574984</text:p>
          </table:table-cell>
          <table:table-cell office:value-type="float" office:value="575813" calcext:value-type="float">
            <text:p>575813</text:p>
          </table:table-cell>
          <table:table-cell table:formula="of:=[.C748]-[.B748]" office:value-type="float" office:value="829" calcext:value-type="float">
            <text:p>829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225768" calcext:value-type="float">
            <text:p>4225768</text:p>
          </table:table-cell>
          <table:table-cell office:value-type="float" office:value="4226598" calcext:value-type="float">
            <text:p>4226598</text:p>
          </table:table-cell>
          <table:table-cell table:formula="of:=[.C749]-[.B749]"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331761" calcext:value-type="float">
            <text:p>4331761</text:p>
          </table:table-cell>
          <table:table-cell office:value-type="float" office:value="4332591" calcext:value-type="float">
            <text:p>4332591</text:p>
          </table:table-cell>
          <table:table-cell table:formula="of:=[.C750]-[.B750]"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97467" calcext:value-type="float">
            <text:p>297467</text:p>
          </table:table-cell>
          <table:table-cell office:value-type="float" office:value="298300" calcext:value-type="float">
            <text:p>298300</text:p>
          </table:table-cell>
          <table:table-cell table:formula="of:=[.C751]-[.B751]"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244510" calcext:value-type="float">
            <text:p>5244510</text:p>
          </table:table-cell>
          <table:table-cell office:value-type="float" office:value="5245344" calcext:value-type="float">
            <text:p>5245344</text:p>
          </table:table-cell>
          <table:table-cell table:formula="of:=[.C752]-[.B752]"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42134" calcext:value-type="float">
            <text:p>142134</text:p>
          </table:table-cell>
          <table:table-cell office:value-type="float" office:value="142972" calcext:value-type="float">
            <text:p>142972</text:p>
          </table:table-cell>
          <table:table-cell table:formula="of:=[.C753]-[.B753]"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260129" calcext:value-type="float">
            <text:p>5260129</text:p>
          </table:table-cell>
          <table:table-cell office:value-type="float" office:value="5260968" calcext:value-type="float">
            <text:p>5260968</text:p>
          </table:table-cell>
          <table:table-cell table:formula="of:=[.C754]-[.B754]"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77517" calcext:value-type="float">
            <text:p>177517</text:p>
          </table:table-cell>
          <table:table-cell office:value-type="float" office:value="178356" calcext:value-type="float">
            <text:p>178356</text:p>
          </table:table-cell>
          <table:table-cell table:formula="of:=[.C755]-[.B755]"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50520" calcext:value-type="float">
            <text:p>150520</text:p>
          </table:table-cell>
          <table:table-cell office:value-type="float" office:value="151360" calcext:value-type="float">
            <text:p>151360</text:p>
          </table:table-cell>
          <table:table-cell table:formula="of:=[.C756]-[.B756]"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72401" calcext:value-type="float">
            <text:p>72401</text:p>
          </table:table-cell>
          <table:table-cell office:value-type="float" office:value="73241" calcext:value-type="float">
            <text:p>73241</text:p>
          </table:table-cell>
          <table:table-cell table:formula="of:=[.C757]-[.B757]"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575364" calcext:value-type="float">
            <text:p>575364</text:p>
          </table:table-cell>
          <table:table-cell office:value-type="float" office:value="576205" calcext:value-type="float">
            <text:p>576205</text:p>
          </table:table-cell>
          <table:table-cell table:formula="of:=[.C758]-[.B758]" office:value-type="float" office:value="841" calcext:value-type="float">
            <text:p>841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175334" calcext:value-type="float">
            <text:p>3175334</text:p>
          </table:table-cell>
          <table:table-cell office:value-type="float" office:value="3176177" calcext:value-type="float">
            <text:p>3176177</text:p>
          </table:table-cell>
          <table:table-cell table:formula="of:=[.C759]-[.B759]"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015995" calcext:value-type="float">
            <text:p>1015995</text:p>
          </table:table-cell>
          <table:table-cell office:value-type="float" office:value="1016839" calcext:value-type="float">
            <text:p>1016839</text:p>
          </table:table-cell>
          <table:table-cell table:formula="of:=[.C760]-[.B760]"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114855" calcext:value-type="float">
            <text:p>2114855</text:p>
          </table:table-cell>
          <table:table-cell office:value-type="float" office:value="2115699" calcext:value-type="float">
            <text:p>2115699</text:p>
          </table:table-cell>
          <table:table-cell table:formula="of:=[.C761]-[.B761]"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856513" calcext:value-type="float">
            <text:p>2856513</text:p>
          </table:table-cell>
          <table:table-cell office:value-type="float" office:value="2857358" calcext:value-type="float">
            <text:p>2857358</text:p>
          </table:table-cell>
          <table:table-cell table:formula="of:=[.C762]-[.B762]"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965696" calcext:value-type="float">
            <text:p>965696</text:p>
          </table:table-cell>
          <table:table-cell office:value-type="float" office:value="966542" calcext:value-type="float">
            <text:p>966542</text:p>
          </table:table-cell>
          <table:table-cell table:formula="of:=[.C763]-[.B763]"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983721" calcext:value-type="float">
            <text:p>3983721</text:p>
          </table:table-cell>
          <table:table-cell office:value-type="float" office:value="3984568" calcext:value-type="float">
            <text:p>3984568</text:p>
          </table:table-cell>
          <table:table-cell table:formula="of:=[.C764]-[.B764]"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558198" calcext:value-type="float">
            <text:p>2558198</text:p>
          </table:table-cell>
          <table:table-cell office:value-type="float" office:value="2559046" calcext:value-type="float">
            <text:p>2559046</text:p>
          </table:table-cell>
          <table:table-cell table:formula="of:=[.C765]-[.B765]"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802346" calcext:value-type="float">
            <text:p>1802346</text:p>
          </table:table-cell>
          <table:table-cell office:value-type="float" office:value="1803194" calcext:value-type="float">
            <text:p>1803194</text:p>
          </table:table-cell>
          <table:table-cell table:formula="of:=[.C766]-[.B766]"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173720" calcext:value-type="float">
            <text:p>2173720</text:p>
          </table:table-cell>
          <table:table-cell office:value-type="float" office:value="2174568" calcext:value-type="float">
            <text:p>2174568</text:p>
          </table:table-cell>
          <table:table-cell table:formula="of:=[.C767]-[.B767]"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364985" calcext:value-type="float">
            <text:p>1364985</text:p>
          </table:table-cell>
          <table:table-cell office:value-type="float" office:value="1365833" calcext:value-type="float">
            <text:p>1365833</text:p>
          </table:table-cell>
          <table:table-cell table:formula="of:=[.C768]-[.B768]"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905560" calcext:value-type="float">
            <text:p>3905560</text:p>
          </table:table-cell>
          <table:table-cell office:value-type="float" office:value="3906409" calcext:value-type="float">
            <text:p>3906409</text:p>
          </table:table-cell>
          <table:table-cell table:formula="of:=[.C769]-[.B769]"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LKMD01000203.1</text:p>
          </table:table-cell>
          <table:table-cell office:value-type="float" office:value="45597" calcext:value-type="float">
            <text:p>45597</text:p>
          </table:table-cell>
          <table:table-cell office:value-type="float" office:value="46447" calcext:value-type="float">
            <text:p>46447</text:p>
          </table:table-cell>
          <table:table-cell table:formula="of:=[.C770]-[.B770]"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926398" calcext:value-type="float">
            <text:p>2926398</text:p>
          </table:table-cell>
          <table:table-cell office:value-type="float" office:value="2927249" calcext:value-type="float">
            <text:p>2927249</text:p>
          </table:table-cell>
          <table:table-cell table:formula="of:=[.C771]-[.B771]"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989133" calcext:value-type="float">
            <text:p>1989133</text:p>
          </table:table-cell>
          <table:table-cell office:value-type="float" office:value="1989985" calcext:value-type="float">
            <text:p>1989985</text:p>
          </table:table-cell>
          <table:table-cell table:formula="of:=[.C772]-[.B772]"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427606" calcext:value-type="float">
            <text:p>1427606</text:p>
          </table:table-cell>
          <table:table-cell office:value-type="float" office:value="1428459" calcext:value-type="float">
            <text:p>1428459</text:p>
          </table:table-cell>
          <table:table-cell table:formula="of:=[.C773]-[.B773]"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786980" calcext:value-type="float">
            <text:p>2786980</text:p>
          </table:table-cell>
          <table:table-cell office:value-type="float" office:value="2787834" calcext:value-type="float">
            <text:p>2787834</text:p>
          </table:table-cell>
          <table:table-cell table:formula="of:=[.C774]-[.B774]"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628958" calcext:value-type="float">
            <text:p>3628958</text:p>
          </table:table-cell>
          <table:table-cell office:value-type="float" office:value="3629812" calcext:value-type="float">
            <text:p>3629812</text:p>
          </table:table-cell>
          <table:table-cell table:formula="of:=[.C775]-[.B775]"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958512" calcext:value-type="float">
            <text:p>3958512</text:p>
          </table:table-cell>
          <table:table-cell office:value-type="float" office:value="3959366" calcext:value-type="float">
            <text:p>3959366</text:p>
          </table:table-cell>
          <table:table-cell table:formula="of:=[.C776]-[.B776]"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490069" calcext:value-type="float">
            <text:p>2490069</text:p>
          </table:table-cell>
          <table:table-cell office:value-type="float" office:value="2490924" calcext:value-type="float">
            <text:p>2490924</text:p>
          </table:table-cell>
          <table:table-cell table:formula="of:=[.C777]-[.B777]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204085" calcext:value-type="float">
            <text:p>2204085</text:p>
          </table:table-cell>
          <table:table-cell office:value-type="float" office:value="2204941" calcext:value-type="float">
            <text:p>2204941</text:p>
          </table:table-cell>
          <table:table-cell table:formula="of:=[.C778]-[.B778]"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01303" calcext:value-type="float">
            <text:p>101303</text:p>
          </table:table-cell>
          <table:table-cell office:value-type="float" office:value="102160" calcext:value-type="float">
            <text:p>102160</text:p>
          </table:table-cell>
          <table:table-cell table:formula="of:=[.C779]-[.B779]"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014888" calcext:value-type="float">
            <text:p>2014888</text:p>
          </table:table-cell>
          <table:table-cell office:value-type="float" office:value="2015746" calcext:value-type="float">
            <text:p>2015746</text:p>
          </table:table-cell>
          <table:table-cell table:formula="of:=[.C780]-[.B780]"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442376" calcext:value-type="float">
            <text:p>442376</text:p>
          </table:table-cell>
          <table:table-cell office:value-type="float" office:value="443234" calcext:value-type="float">
            <text:p>443234</text:p>
          </table:table-cell>
          <table:table-cell table:formula="of:=[.C781]-[.B781]"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955390" calcext:value-type="float">
            <text:p>955390</text:p>
          </table:table-cell>
          <table:table-cell office:value-type="float" office:value="956248" calcext:value-type="float">
            <text:p>956248</text:p>
          </table:table-cell>
          <table:table-cell table:formula="of:=[.C782]-[.B782]"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154300" calcext:value-type="float">
            <text:p>1154300</text:p>
          </table:table-cell>
          <table:table-cell office:value-type="float" office:value="1155159" calcext:value-type="float">
            <text:p>1155159</text:p>
          </table:table-cell>
          <table:table-cell table:formula="of:=[.C783]-[.B783]"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03148" calcext:value-type="float">
            <text:p>203148</text:p>
          </table:table-cell>
          <table:table-cell office:value-type="float" office:value="204008" calcext:value-type="float">
            <text:p>204008</text:p>
          </table:table-cell>
          <table:table-cell table:formula="of:=[.C784]-[.B784]"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406731" calcext:value-type="float">
            <text:p>406731</text:p>
          </table:table-cell>
          <table:table-cell office:value-type="float" office:value="407593" calcext:value-type="float">
            <text:p>407593</text:p>
          </table:table-cell>
          <table:table-cell table:formula="of:=[.C785]-[.B785]"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431664" calcext:value-type="float">
            <text:p>1431664</text:p>
          </table:table-cell>
          <table:table-cell office:value-type="float" office:value="1432527" calcext:value-type="float">
            <text:p>1432527</text:p>
          </table:table-cell>
          <table:table-cell table:formula="of:=[.C786]-[.B786]"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697810" calcext:value-type="float">
            <text:p>697810</text:p>
          </table:table-cell>
          <table:table-cell office:value-type="float" office:value="698678" calcext:value-type="float">
            <text:p>698678</text:p>
          </table:table-cell>
          <table:table-cell table:formula="of:=[.C787]-[.B787]"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420375" calcext:value-type="float">
            <text:p>3420375</text:p>
          </table:table-cell>
          <table:table-cell office:value-type="float" office:value="3421247" calcext:value-type="float">
            <text:p>3421247</text:p>
          </table:table-cell>
          <table:table-cell table:formula="of:=[.C788]-[.B788]"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832342" calcext:value-type="float">
            <text:p>3832342</text:p>
          </table:table-cell>
          <table:table-cell office:value-type="float" office:value="3833216" calcext:value-type="float">
            <text:p>3833216</text:p>
          </table:table-cell>
          <table:table-cell table:formula="of:=[.C789]-[.B789]"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787889" calcext:value-type="float">
            <text:p>2787889</text:p>
          </table:table-cell>
          <table:table-cell office:value-type="float" office:value="2788766" calcext:value-type="float">
            <text:p>2788766</text:p>
          </table:table-cell>
          <table:table-cell table:formula="of:=[.C790]-[.B790]"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891236" calcext:value-type="float">
            <text:p>4891236</text:p>
          </table:table-cell>
          <table:table-cell office:value-type="float" office:value="4892116" calcext:value-type="float">
            <text:p>4892116</text:p>
          </table:table-cell>
          <table:table-cell table:formula="of:=[.C791]-[.B791]"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976471" calcext:value-type="float">
            <text:p>1976471</text:p>
          </table:table-cell>
          <table:table-cell office:value-type="float" office:value="1977351" calcext:value-type="float">
            <text:p>1977351</text:p>
          </table:table-cell>
          <table:table-cell table:formula="of:=[.C792]-[.B792]"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936656" calcext:value-type="float">
            <text:p>936656</text:p>
          </table:table-cell>
          <table:table-cell office:value-type="float" office:value="937536" calcext:value-type="float">
            <text:p>937536</text:p>
          </table:table-cell>
          <table:table-cell table:formula="of:=[.C793]-[.B793]"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318256" calcext:value-type="float">
            <text:p>1318256</text:p>
          </table:table-cell>
          <table:table-cell office:value-type="float" office:value="1319137" calcext:value-type="float">
            <text:p>1319137</text:p>
          </table:table-cell>
          <table:table-cell table:formula="of:=[.C794]-[.B794]"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501783" calcext:value-type="float">
            <text:p>3501783</text:p>
          </table:table-cell>
          <table:table-cell office:value-type="float" office:value="3502665" calcext:value-type="float">
            <text:p>3502665</text:p>
          </table:table-cell>
          <table:table-cell table:formula="of:=[.C795]-[.B795]"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533047" calcext:value-type="float">
            <text:p>3533047</text:p>
          </table:table-cell>
          <table:table-cell office:value-type="float" office:value="3533929" calcext:value-type="float">
            <text:p>3533929</text:p>
          </table:table-cell>
          <table:table-cell table:formula="of:=[.C796]-[.B796]"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292983" calcext:value-type="float">
            <text:p>1292983</text:p>
          </table:table-cell>
          <table:table-cell office:value-type="float" office:value="1293866" calcext:value-type="float">
            <text:p>1293866</text:p>
          </table:table-cell>
          <table:table-cell table:formula="of:=[.C797]-[.B797]"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922182" calcext:value-type="float">
            <text:p>922182</text:p>
          </table:table-cell>
          <table:table-cell office:value-type="float" office:value="923066" calcext:value-type="float">
            <text:p>923066</text:p>
          </table:table-cell>
          <table:table-cell table:formula="of:=[.C798]-[.B798]"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393257" calcext:value-type="float">
            <text:p>1393257</text:p>
          </table:table-cell>
          <table:table-cell office:value-type="float" office:value="1394148" calcext:value-type="float">
            <text:p>1394148</text:p>
          </table:table-cell>
          <table:table-cell table:formula="of:=[.C799]-[.B799]"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659704" calcext:value-type="float">
            <text:p>659704</text:p>
          </table:table-cell>
          <table:table-cell office:value-type="float" office:value="660597" calcext:value-type="float">
            <text:p>660597</text:p>
          </table:table-cell>
          <table:table-cell table:formula="of:=[.C800]-[.B800]"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813682" calcext:value-type="float">
            <text:p>813682</text:p>
          </table:table-cell>
          <table:table-cell office:value-type="float" office:value="814577" calcext:value-type="float">
            <text:p>814577</text:p>
          </table:table-cell>
          <table:table-cell table:formula="of:=[.C801]-[.B801]"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612933" calcext:value-type="float">
            <text:p>2612933</text:p>
          </table:table-cell>
          <table:table-cell office:value-type="float" office:value="2613831" calcext:value-type="float">
            <text:p>2613831</text:p>
          </table:table-cell>
          <table:table-cell table:formula="of:=[.C802]-[.B802]"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349777" calcext:value-type="float">
            <text:p>1349777</text:p>
          </table:table-cell>
          <table:table-cell office:value-type="float" office:value="1350675" calcext:value-type="float">
            <text:p>1350675</text:p>
          </table:table-cell>
          <table:table-cell table:formula="of:=[.C803]-[.B803]"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365561" calcext:value-type="float">
            <text:p>2365561</text:p>
          </table:table-cell>
          <table:table-cell office:value-type="float" office:value="2366459" calcext:value-type="float">
            <text:p>2366459</text:p>
          </table:table-cell>
          <table:table-cell table:formula="of:=[.C804]-[.B804]"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316355" calcext:value-type="float">
            <text:p>1316355</text:p>
          </table:table-cell>
          <table:table-cell office:value-type="float" office:value="1317254" calcext:value-type="float">
            <text:p>1317254</text:p>
          </table:table-cell>
          <table:table-cell table:formula="of:=[.C805]-[.B805]"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879193" calcext:value-type="float">
            <text:p>4879193</text:p>
          </table:table-cell>
          <table:table-cell office:value-type="float" office:value="4880096" calcext:value-type="float">
            <text:p>4880096</text:p>
          </table:table-cell>
          <table:table-cell table:formula="of:=[.C806]-[.B806]"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212019" calcext:value-type="float">
            <text:p>1212019</text:p>
          </table:table-cell>
          <table:table-cell office:value-type="float" office:value="1212922" calcext:value-type="float">
            <text:p>1212922</text:p>
          </table:table-cell>
          <table:table-cell table:formula="of:=[.C807]-[.B807]"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991049" calcext:value-type="float">
            <text:p>3991049</text:p>
          </table:table-cell>
          <table:table-cell office:value-type="float" office:value="3991954" calcext:value-type="float">
            <text:p>3991954</text:p>
          </table:table-cell>
          <table:table-cell table:formula="of:=[.C808]-[.B808]"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631995" calcext:value-type="float">
            <text:p>3631995</text:p>
          </table:table-cell>
          <table:table-cell office:value-type="float" office:value="3632902" calcext:value-type="float">
            <text:p>3632902</text:p>
          </table:table-cell>
          <table:table-cell table:formula="of:=[.C809]-[.B809]"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010525" calcext:value-type="float">
            <text:p>3010525</text:p>
          </table:table-cell>
          <table:table-cell office:value-type="float" office:value="3011432" calcext:value-type="float">
            <text:p>3011432</text:p>
          </table:table-cell>
          <table:table-cell table:formula="of:=[.C810]-[.B810]"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377337" calcext:value-type="float">
            <text:p>377337</text:p>
          </table:table-cell>
          <table:table-cell office:value-type="float" office:value="378244" calcext:value-type="float">
            <text:p>378244</text:p>
          </table:table-cell>
          <table:table-cell table:formula="of:=[.C811]-[.B811]"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01128" calcext:value-type="float">
            <text:p>401128</text:p>
          </table:table-cell>
          <table:table-cell office:value-type="float" office:value="402036" calcext:value-type="float">
            <text:p>402036</text:p>
          </table:table-cell>
          <table:table-cell table:formula="of:=[.C812]-[.B812]"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084084" calcext:value-type="float">
            <text:p>1084084</text:p>
          </table:table-cell>
          <table:table-cell office:value-type="float" office:value="1084995" calcext:value-type="float">
            <text:p>1084995</text:p>
          </table:table-cell>
          <table:table-cell table:formula="of:=[.C813]-[.B813]"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628806" calcext:value-type="float">
            <text:p>1628806</text:p>
          </table:table-cell>
          <table:table-cell office:value-type="float" office:value="1629719" calcext:value-type="float">
            <text:p>1629719</text:p>
          </table:table-cell>
          <table:table-cell table:formula="of:=[.C814]-[.B814]"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LKMD01000209.1</text:p>
          </table:table-cell>
          <table:table-cell office:value-type="float" office:value="20554" calcext:value-type="float">
            <text:p>20554</text:p>
          </table:table-cell>
          <table:table-cell office:value-type="float" office:value="21469" calcext:value-type="float">
            <text:p>21469</text:p>
          </table:table-cell>
          <table:table-cell table:formula="of:=[.C815]-[.B815]"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483353" calcext:value-type="float">
            <text:p>483353</text:p>
          </table:table-cell>
          <table:table-cell office:value-type="float" office:value="484269" calcext:value-type="float">
            <text:p>484269</text:p>
          </table:table-cell>
          <table:table-cell table:formula="of:=[.C816]-[.B816]"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485857" calcext:value-type="float">
            <text:p>1485857</text:p>
          </table:table-cell>
          <table:table-cell office:value-type="float" office:value="1486774" calcext:value-type="float">
            <text:p>1486774</text:p>
          </table:table-cell>
          <table:table-cell table:formula="of:=[.C817]-[.B817]"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4148775" calcext:value-type="float">
            <text:p>4148775</text:p>
          </table:table-cell>
          <table:table-cell office:value-type="float" office:value="4149693" calcext:value-type="float">
            <text:p>4149693</text:p>
          </table:table-cell>
          <table:table-cell table:formula="of:=[.C818]-[.B818]"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653917" calcext:value-type="float">
            <text:p>1653917</text:p>
          </table:table-cell>
          <table:table-cell office:value-type="float" office:value="1654839" calcext:value-type="float">
            <text:p>1654839</text:p>
          </table:table-cell>
          <table:table-cell table:formula="of:=[.C819]-[.B819]"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68659" calcext:value-type="float">
            <text:p>168659</text:p>
          </table:table-cell>
          <table:table-cell office:value-type="float" office:value="169581" calcext:value-type="float">
            <text:p>169581</text:p>
          </table:table-cell>
          <table:table-cell table:formula="of:=[.C820]-[.B820]"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877823" calcext:value-type="float">
            <text:p>1877823</text:p>
          </table:table-cell>
          <table:table-cell office:value-type="float" office:value="1878745" calcext:value-type="float">
            <text:p>1878745</text:p>
          </table:table-cell>
          <table:table-cell table:formula="of:=[.C821]-[.B821]"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389862" calcext:value-type="float">
            <text:p>5389862</text:p>
          </table:table-cell>
          <table:table-cell office:value-type="float" office:value="5390786" calcext:value-type="float">
            <text:p>5390786</text:p>
          </table:table-cell>
          <table:table-cell table:formula="of:=[.C822]-[.B822]"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6059513" calcext:value-type="float">
            <text:p>6059513</text:p>
          </table:table-cell>
          <table:table-cell office:value-type="float" office:value="6060437" calcext:value-type="float">
            <text:p>6060437</text:p>
          </table:table-cell>
          <table:table-cell table:formula="of:=[.C823]-[.B823]"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580203" calcext:value-type="float">
            <text:p>3580203</text:p>
          </table:table-cell>
          <table:table-cell office:value-type="float" office:value="3581127" calcext:value-type="float">
            <text:p>3581127</text:p>
          </table:table-cell>
          <table:table-cell table:formula="of:=[.C824]-[.B824]"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46549" calcext:value-type="float">
            <text:p>46549</text:p>
          </table:table-cell>
          <table:table-cell office:value-type="float" office:value="47473" calcext:value-type="float">
            <text:p>47473</text:p>
          </table:table-cell>
          <table:table-cell table:formula="of:=[.C825]-[.B825]"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426936" calcext:value-type="float">
            <text:p>2426936</text:p>
          </table:table-cell>
          <table:table-cell office:value-type="float" office:value="2427860" calcext:value-type="float">
            <text:p>2427860</text:p>
          </table:table-cell>
          <table:table-cell table:formula="of:=[.C826]-[.B826]"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694584" calcext:value-type="float">
            <text:p>694584</text:p>
          </table:table-cell>
          <table:table-cell office:value-type="float" office:value="695509" calcext:value-type="float">
            <text:p>695509</text:p>
          </table:table-cell>
          <table:table-cell table:formula="of:=[.C827]-[.B827]"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737689" calcext:value-type="float">
            <text:p>2737689</text:p>
          </table:table-cell>
          <table:table-cell office:value-type="float" office:value="2738619" calcext:value-type="float">
            <text:p>2738619</text:p>
          </table:table-cell>
          <table:table-cell table:formula="of:=[.C828]-[.B828]"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528199" calcext:value-type="float">
            <text:p>528199</text:p>
          </table:table-cell>
          <table:table-cell office:value-type="float" office:value="529130" calcext:value-type="float">
            <text:p>529130</text:p>
          </table:table-cell>
          <table:table-cell table:formula="of:=[.C829]-[.B829]"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504689" calcext:value-type="float">
            <text:p>1504689</text:p>
          </table:table-cell>
          <table:table-cell office:value-type="float" office:value="1505621" calcext:value-type="float">
            <text:p>1505621</text:p>
          </table:table-cell>
          <table:table-cell table:formula="of:=[.C830]-[.B830]"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157428" calcext:value-type="float">
            <text:p>1157428</text:p>
          </table:table-cell>
          <table:table-cell office:value-type="float" office:value="1158360" calcext:value-type="float">
            <text:p>1158360</text:p>
          </table:table-cell>
          <table:table-cell table:formula="of:=[.C831]-[.B831]"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068991" calcext:value-type="float">
            <text:p>1068991</text:p>
          </table:table-cell>
          <table:table-cell office:value-type="float" office:value="1069924" calcext:value-type="float">
            <text:p>1069924</text:p>
          </table:table-cell>
          <table:table-cell table:formula="of:=[.C832]-[.B832]"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916247" calcext:value-type="float">
            <text:p>1916247</text:p>
          </table:table-cell>
          <table:table-cell office:value-type="float" office:value="1917180" calcext:value-type="float">
            <text:p>1917180</text:p>
          </table:table-cell>
          <table:table-cell table:formula="of:=[.C833]-[.B833]"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381285" calcext:value-type="float">
            <text:p>1381285</text:p>
          </table:table-cell>
          <table:table-cell office:value-type="float" office:value="1382218" calcext:value-type="float">
            <text:p>1382218</text:p>
          </table:table-cell>
          <table:table-cell table:formula="of:=[.C834]-[.B834]"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608274" calcext:value-type="float">
            <text:p>5608274</text:p>
          </table:table-cell>
          <table:table-cell office:value-type="float" office:value="5609208" calcext:value-type="float">
            <text:p>5609208</text:p>
          </table:table-cell>
          <table:table-cell table:formula="of:=[.C835]-[.B835]"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263900" calcext:value-type="float">
            <text:p>1263900</text:p>
          </table:table-cell>
          <table:table-cell office:value-type="float" office:value="1264837" calcext:value-type="float">
            <text:p>1264837</text:p>
          </table:table-cell>
          <table:table-cell table:formula="of:=[.C836]-[.B836]"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734149" calcext:value-type="float">
            <text:p>5734149</text:p>
          </table:table-cell>
          <table:table-cell office:value-type="float" office:value="5735088" calcext:value-type="float">
            <text:p>5735088</text:p>
          </table:table-cell>
          <table:table-cell table:formula="of:=[.C837]-[.B837]"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55206" calcext:value-type="float">
            <text:p>55206</text:p>
          </table:table-cell>
          <table:table-cell office:value-type="float" office:value="56147" calcext:value-type="float">
            <text:p>56147</text:p>
          </table:table-cell>
          <table:table-cell table:formula="of:=[.C838]-[.B838]"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551676" calcext:value-type="float">
            <text:p>1551676</text:p>
          </table:table-cell>
          <table:table-cell office:value-type="float" office:value="1552617" calcext:value-type="float">
            <text:p>1552617</text:p>
          </table:table-cell>
          <table:table-cell table:formula="of:=[.C839]-[.B839]"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936095" calcext:value-type="float">
            <text:p>936095</text:p>
          </table:table-cell>
          <table:table-cell office:value-type="float" office:value="937038" calcext:value-type="float">
            <text:p>937038</text:p>
          </table:table-cell>
          <table:table-cell table:formula="of:=[.C840]-[.B840]"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396924" calcext:value-type="float">
            <text:p>2396924</text:p>
          </table:table-cell>
          <table:table-cell office:value-type="float" office:value="2397868" calcext:value-type="float">
            <text:p>2397868</text:p>
          </table:table-cell>
          <table:table-cell table:formula="of:=[.C841]-[.B841]"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857611" calcext:value-type="float">
            <text:p>857611</text:p>
          </table:table-cell>
          <table:table-cell office:value-type="float" office:value="858555" calcext:value-type="float">
            <text:p>858555</text:p>
          </table:table-cell>
          <table:table-cell table:formula="of:=[.C842]-[.B842]"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LKMD01000252.1</text:p>
          </table:table-cell>
          <table:table-cell office:value-type="float" office:value="133254" calcext:value-type="float">
            <text:p>133254</text:p>
          </table:table-cell>
          <table:table-cell office:value-type="float" office:value="134198" calcext:value-type="float">
            <text:p>134198</text:p>
          </table:table-cell>
          <table:table-cell table:formula="of:=[.C843]-[.B843]"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897024" calcext:value-type="float">
            <text:p>1897024</text:p>
          </table:table-cell>
          <table:table-cell office:value-type="float" office:value="1897969" calcext:value-type="float">
            <text:p>1897969</text:p>
          </table:table-cell>
          <table:table-cell table:formula="of:=[.C844]-[.B844]"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638380" calcext:value-type="float">
            <text:p>3638380</text:p>
          </table:table-cell>
          <table:table-cell office:value-type="float" office:value="3639327" calcext:value-type="float">
            <text:p>3639327</text:p>
          </table:table-cell>
          <table:table-cell table:formula="of:=[.C845]-[.B845]"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893290" calcext:value-type="float">
            <text:p>2893290</text:p>
          </table:table-cell>
          <table:table-cell office:value-type="float" office:value="2894239" calcext:value-type="float">
            <text:p>2894239</text:p>
          </table:table-cell>
          <table:table-cell table:formula="of:=[.C846]-[.B846]"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76888" calcext:value-type="float">
            <text:p>276888</text:p>
          </table:table-cell>
          <table:table-cell office:value-type="float" office:value="277838" calcext:value-type="float">
            <text:p>277838</text:p>
          </table:table-cell>
          <table:table-cell table:formula="of:=[.C847]-[.B847]"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081006" calcext:value-type="float">
            <text:p>1081006</text:p>
          </table:table-cell>
          <table:table-cell office:value-type="float" office:value="1081958" calcext:value-type="float">
            <text:p>1081958</text:p>
          </table:table-cell>
          <table:table-cell table:formula="of:=[.C848]-[.B848]"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2052041" calcext:value-type="float">
            <text:p>2052041</text:p>
          </table:table-cell>
          <table:table-cell office:value-type="float" office:value="2052998" calcext:value-type="float">
            <text:p>2052998</text:p>
          </table:table-cell>
          <table:table-cell table:formula="of:=[.C849]-[.B849]" office:value-type="float" office:value="957" calcext:value-type="float">
            <text:p>95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81203" calcext:value-type="float">
            <text:p>381203</text:p>
          </table:table-cell>
          <table:table-cell office:value-type="float" office:value="382161" calcext:value-type="float">
            <text:p>382161</text:p>
          </table:table-cell>
          <table:table-cell table:formula="of:=[.C850]-[.B850]"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4150180" calcext:value-type="float">
            <text:p>4150180</text:p>
          </table:table-cell>
          <table:table-cell office:value-type="float" office:value="4151139" calcext:value-type="float">
            <text:p>4151139</text:p>
          </table:table-cell>
          <table:table-cell table:formula="of:=[.C851]-[.B851]"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133857" calcext:value-type="float">
            <text:p>3133857</text:p>
          </table:table-cell>
          <table:table-cell office:value-type="float" office:value="3134819" calcext:value-type="float">
            <text:p>3134819</text:p>
          </table:table-cell>
          <table:table-cell table:formula="of:=[.C852]-[.B852]"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71834" calcext:value-type="float">
            <text:p>171834</text:p>
          </table:table-cell>
          <table:table-cell office:value-type="float" office:value="172796" calcext:value-type="float">
            <text:p>172796</text:p>
          </table:table-cell>
          <table:table-cell table:formula="of:=[.C853]-[.B853]"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021233" calcext:value-type="float">
            <text:p>1021233</text:p>
          </table:table-cell>
          <table:table-cell office:value-type="float" office:value="1022196" calcext:value-type="float">
            <text:p>1022196</text:p>
          </table:table-cell>
          <table:table-cell table:formula="of:=[.C854]-[.B854]"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46219" calcext:value-type="float">
            <text:p>346219</text:p>
          </table:table-cell>
          <table:table-cell office:value-type="float" office:value="347183" calcext:value-type="float">
            <text:p>347183</text:p>
          </table:table-cell>
          <table:table-cell table:formula="of:=[.C855]-[.B855]" office:value-type="float" office:value="964" calcext:value-type="float">
            <text:p>964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142491" calcext:value-type="float">
            <text:p>2142491</text:p>
          </table:table-cell>
          <table:table-cell office:value-type="float" office:value="2143456" calcext:value-type="float">
            <text:p>2143456</text:p>
          </table:table-cell>
          <table:table-cell table:formula="of:=[.C856]-[.B856]"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779652" calcext:value-type="float">
            <text:p>779652</text:p>
          </table:table-cell>
          <table:table-cell office:value-type="float" office:value="780618" calcext:value-type="float">
            <text:p>780618</text:p>
          </table:table-cell>
          <table:table-cell table:formula="of:=[.C857]-[.B857]"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851292" calcext:value-type="float">
            <text:p>2851292</text:p>
          </table:table-cell>
          <table:table-cell office:value-type="float" office:value="2852265" calcext:value-type="float">
            <text:p>2852265</text:p>
          </table:table-cell>
          <table:table-cell table:formula="of:=[.C858]-[.B858]"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4024218" calcext:value-type="float">
            <text:p>4024218</text:p>
          </table:table-cell>
          <table:table-cell office:value-type="float" office:value="4025191" calcext:value-type="float">
            <text:p>4025191</text:p>
          </table:table-cell>
          <table:table-cell table:formula="of:=[.C859]-[.B859]"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216872" calcext:value-type="float">
            <text:p>2216872</text:p>
          </table:table-cell>
          <table:table-cell office:value-type="float" office:value="2217845" calcext:value-type="float">
            <text:p>2217845</text:p>
          </table:table-cell>
          <table:table-cell table:formula="of:=[.C860]-[.B860]"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247025" calcext:value-type="float">
            <text:p>3247025</text:p>
          </table:table-cell>
          <table:table-cell office:value-type="float" office:value="3248000" calcext:value-type="float">
            <text:p>3248000</text:p>
          </table:table-cell>
          <table:table-cell table:formula="of:=[.C861]-[.B861]"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472309" calcext:value-type="float">
            <text:p>1472309</text:p>
          </table:table-cell>
          <table:table-cell office:value-type="float" office:value="1473284" calcext:value-type="float">
            <text:p>1473284</text:p>
          </table:table-cell>
          <table:table-cell table:formula="of:=[.C862]-[.B862]"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185229" calcext:value-type="float">
            <text:p>2185229</text:p>
          </table:table-cell>
          <table:table-cell office:value-type="float" office:value="2186205" calcext:value-type="float">
            <text:p>2186205</text:p>
          </table:table-cell>
          <table:table-cell table:formula="of:=[.C863]-[.B863]"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533654" calcext:value-type="float">
            <text:p>1533654</text:p>
          </table:table-cell>
          <table:table-cell office:value-type="float" office:value="1534630" calcext:value-type="float">
            <text:p>1534630</text:p>
          </table:table-cell>
          <table:table-cell table:formula="of:=[.C864]-[.B864]"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778459" calcext:value-type="float">
            <text:p>2778459</text:p>
          </table:table-cell>
          <table:table-cell office:value-type="float" office:value="2779437" calcext:value-type="float">
            <text:p>2779437</text:p>
          </table:table-cell>
          <table:table-cell table:formula="of:=[.C865]-[.B865]" office:value-type="float" office:value="978" calcext:value-type="float">
            <text:p>978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887167" calcext:value-type="float">
            <text:p>3887167</text:p>
          </table:table-cell>
          <table:table-cell office:value-type="float" office:value="3888146" calcext:value-type="float">
            <text:p>3888146</text:p>
          </table:table-cell>
          <table:table-cell table:formula="of:=[.C866]-[.B866]" office:value-type="float" office:value="979" calcext:value-type="float">
            <text:p>979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533426" calcext:value-type="float">
            <text:p>533426</text:p>
          </table:table-cell>
          <table:table-cell office:value-type="float" office:value="534405" calcext:value-type="float">
            <text:p>534405</text:p>
          </table:table-cell>
          <table:table-cell table:formula="of:=[.C867]-[.B867]" office:value-type="float" office:value="979" calcext:value-type="float">
            <text:p>979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884438" calcext:value-type="float">
            <text:p>884438</text:p>
          </table:table-cell>
          <table:table-cell office:value-type="float" office:value="885418" calcext:value-type="float">
            <text:p>885418</text:p>
          </table:table-cell>
          <table:table-cell table:formula="of:=[.C868]-[.B868]"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724506" calcext:value-type="float">
            <text:p>2724506</text:p>
          </table:table-cell>
          <table:table-cell office:value-type="float" office:value="2725491" calcext:value-type="float">
            <text:p>2725491</text:p>
          </table:table-cell>
          <table:table-cell table:formula="of:=[.C869]-[.B869]"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564271" calcext:value-type="float">
            <text:p>564271</text:p>
          </table:table-cell>
          <table:table-cell office:value-type="float" office:value="565257" calcext:value-type="float">
            <text:p>565257</text:p>
          </table:table-cell>
          <table:table-cell table:formula="of:=[.C870]-[.B870]"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304712" calcext:value-type="float">
            <text:p>1304712</text:p>
          </table:table-cell>
          <table:table-cell office:value-type="float" office:value="1305700" calcext:value-type="float">
            <text:p>1305700</text:p>
          </table:table-cell>
          <table:table-cell table:formula="of:=[.C871]-[.B871]"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963509" calcext:value-type="float">
            <text:p>963509</text:p>
          </table:table-cell>
          <table:table-cell office:value-type="float" office:value="964498" calcext:value-type="float">
            <text:p>964498</text:p>
          </table:table-cell>
          <table:table-cell table:formula="of:=[.C872]-[.B872]"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445034" calcext:value-type="float">
            <text:p>1445034</text:p>
          </table:table-cell>
          <table:table-cell office:value-type="float" office:value="1446026" calcext:value-type="float">
            <text:p>1446026</text:p>
          </table:table-cell>
          <table:table-cell table:formula="of:=[.C873]-[.B873]"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192664" calcext:value-type="float">
            <text:p>1192664</text:p>
          </table:table-cell>
          <table:table-cell office:value-type="float" office:value="1193658" calcext:value-type="float">
            <text:p>1193658</text:p>
          </table:table-cell>
          <table:table-cell table:formula="of:=[.C874]-[.B874]"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4126465" calcext:value-type="float">
            <text:p>4126465</text:p>
          </table:table-cell>
          <table:table-cell office:value-type="float" office:value="4127459" calcext:value-type="float">
            <text:p>4127459</text:p>
          </table:table-cell>
          <table:table-cell table:formula="of:=[.C875]-[.B875]"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532667" calcext:value-type="float">
            <text:p>3532667</text:p>
          </table:table-cell>
          <table:table-cell office:value-type="float" office:value="3533662" calcext:value-type="float">
            <text:p>3533662</text:p>
          </table:table-cell>
          <table:table-cell table:formula="of:=[.C876]-[.B876]"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377592" calcext:value-type="float">
            <text:p>377592</text:p>
          </table:table-cell>
          <table:table-cell office:value-type="float" office:value="378587" calcext:value-type="float">
            <text:p>378587</text:p>
          </table:table-cell>
          <table:table-cell table:formula="of:=[.C877]-[.B877]"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22658" calcext:value-type="float">
            <text:p>222658</text:p>
          </table:table-cell>
          <table:table-cell office:value-type="float" office:value="223655" calcext:value-type="float">
            <text:p>223655</text:p>
          </table:table-cell>
          <table:table-cell table:formula="of:=[.C878]-[.B878]"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247875" calcext:value-type="float">
            <text:p>2247875</text:p>
          </table:table-cell>
          <table:table-cell office:value-type="float" office:value="2248873" calcext:value-type="float">
            <text:p>2248873</text:p>
          </table:table-cell>
          <table:table-cell table:formula="of:=[.C879]-[.B879]"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457408" calcext:value-type="float">
            <text:p>457408</text:p>
          </table:table-cell>
          <table:table-cell office:value-type="float" office:value="458409" calcext:value-type="float">
            <text:p>458409</text:p>
          </table:table-cell>
          <table:table-cell table:formula="of:=[.C880]-[.B880]"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159090" calcext:value-type="float">
            <text:p>2159090</text:p>
          </table:table-cell>
          <table:table-cell office:value-type="float" office:value="2160092" calcext:value-type="float">
            <text:p>2160092</text:p>
          </table:table-cell>
          <table:table-cell table:formula="of:=[.C881]-[.B881]"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721657" calcext:value-type="float">
            <text:p>2721657</text:p>
          </table:table-cell>
          <table:table-cell office:value-type="float" office:value="2722659" calcext:value-type="float">
            <text:p>2722659</text:p>
          </table:table-cell>
          <table:table-cell table:formula="of:=[.C882]-[.B882]"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4040776" calcext:value-type="float">
            <text:p>4040776</text:p>
          </table:table-cell>
          <table:table-cell office:value-type="float" office:value="4041779" calcext:value-type="float">
            <text:p>4041779</text:p>
          </table:table-cell>
          <table:table-cell table:formula="of:=[.C883]-[.B883]"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710405" calcext:value-type="float">
            <text:p>710405</text:p>
          </table:table-cell>
          <table:table-cell office:value-type="float" office:value="711408" calcext:value-type="float">
            <text:p>711408</text:p>
          </table:table-cell>
          <table:table-cell table:formula="of:=[.C884]-[.B884]"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504080" calcext:value-type="float">
            <text:p>2504080</text:p>
          </table:table-cell>
          <table:table-cell office:value-type="float" office:value="2505084" calcext:value-type="float">
            <text:p>2505084</text:p>
          </table:table-cell>
          <table:table-cell table:formula="of:=[.C885]-[.B885]"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LKMD01000252.1</text:p>
          </table:table-cell>
          <table:table-cell office:value-type="float" office:value="197286" calcext:value-type="float">
            <text:p>197286</text:p>
          </table:table-cell>
          <table:table-cell office:value-type="float" office:value="198290" calcext:value-type="float">
            <text:p>198290</text:p>
          </table:table-cell>
          <table:table-cell table:formula="of:=[.C886]-[.B886]"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852681" calcext:value-type="float">
            <text:p>4852681</text:p>
          </table:table-cell>
          <table:table-cell office:value-type="float" office:value="4853687" calcext:value-type="float">
            <text:p>4853687</text:p>
          </table:table-cell>
          <table:table-cell table:formula="of:=[.C887]-[.B887]"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00544" calcext:value-type="float">
            <text:p>100544</text:p>
          </table:table-cell>
          <table:table-cell office:value-type="float" office:value="101554" calcext:value-type="float">
            <text:p>101554</text:p>
          </table:table-cell>
          <table:table-cell table:formula="of:=[.C888]-[.B888]"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198134" calcext:value-type="float">
            <text:p>1198134</text:p>
          </table:table-cell>
          <table:table-cell office:value-type="float" office:value="1199145" calcext:value-type="float">
            <text:p>1199145</text:p>
          </table:table-cell>
          <table:table-cell table:formula="of:=[.C889]-[.B889]"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350936" calcext:value-type="float">
            <text:p>1350936</text:p>
          </table:table-cell>
          <table:table-cell office:value-type="float" office:value="1351950" calcext:value-type="float">
            <text:p>1351950</text:p>
          </table:table-cell>
          <table:table-cell table:formula="of:=[.C890]-[.B890]"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194796" calcext:value-type="float">
            <text:p>1194796</text:p>
          </table:table-cell>
          <table:table-cell office:value-type="float" office:value="1195814" calcext:value-type="float">
            <text:p>1195814</text:p>
          </table:table-cell>
          <table:table-cell table:formula="of:=[.C891]-[.B891]"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3233717" calcext:value-type="float">
            <text:p>3233717</text:p>
          </table:table-cell>
          <table:table-cell office:value-type="float" office:value="3234737" calcext:value-type="float">
            <text:p>3234737</text:p>
          </table:table-cell>
          <table:table-cell table:formula="of:=[.C892]-[.B892]"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839312" calcext:value-type="float">
            <text:p>5839312</text:p>
          </table:table-cell>
          <table:table-cell office:value-type="float" office:value="5840337" calcext:value-type="float">
            <text:p>5840337</text:p>
          </table:table-cell>
          <table:table-cell table:formula="of:=[.C893]-[.B893]"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388485" calcext:value-type="float">
            <text:p>1388485</text:p>
          </table:table-cell>
          <table:table-cell office:value-type="float" office:value="1389510" calcext:value-type="float">
            <text:p>1389510</text:p>
          </table:table-cell>
          <table:table-cell table:formula="of:=[.C894]-[.B894]"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902530" calcext:value-type="float">
            <text:p>1902530</text:p>
          </table:table-cell>
          <table:table-cell office:value-type="float" office:value="1903555" calcext:value-type="float">
            <text:p>1903555</text:p>
          </table:table-cell>
          <table:table-cell table:formula="of:=[.C895]-[.B895]"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067759" calcext:value-type="float">
            <text:p>2067759</text:p>
          </table:table-cell>
          <table:table-cell office:value-type="float" office:value="2068784" calcext:value-type="float">
            <text:p>2068784</text:p>
          </table:table-cell>
          <table:table-cell table:formula="of:=[.C896]-[.B896]"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521823" calcext:value-type="float">
            <text:p>521823</text:p>
          </table:table-cell>
          <table:table-cell office:value-type="float" office:value="522849" calcext:value-type="float">
            <text:p>522849</text:p>
          </table:table-cell>
          <table:table-cell table:formula="of:=[.C897]-[.B897]"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668424" calcext:value-type="float">
            <text:p>668424</text:p>
          </table:table-cell>
          <table:table-cell office:value-type="float" office:value="669453" calcext:value-type="float">
            <text:p>669453</text:p>
          </table:table-cell>
          <table:table-cell table:formula="of:=[.C898]-[.B898]"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043722" calcext:value-type="float">
            <text:p>3043722</text:p>
          </table:table-cell>
          <table:table-cell office:value-type="float" office:value="3044751" calcext:value-type="float">
            <text:p>3044751</text:p>
          </table:table-cell>
          <table:table-cell table:formula="of:=[.C899]-[.B899]"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773355" calcext:value-type="float">
            <text:p>3773355</text:p>
          </table:table-cell>
          <table:table-cell office:value-type="float" office:value="3774386" calcext:value-type="float">
            <text:p>3774386</text:p>
          </table:table-cell>
          <table:table-cell table:formula="of:=[.C900]-[.B900]"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LKMD01000252.1</text:p>
          </table:table-cell>
          <table:table-cell office:value-type="float" office:value="34395" calcext:value-type="float">
            <text:p>34395</text:p>
          </table:table-cell>
          <table:table-cell office:value-type="float" office:value="35426" calcext:value-type="float">
            <text:p>35426</text:p>
          </table:table-cell>
          <table:table-cell table:formula="of:=[.C901]-[.B901]"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180534" calcext:value-type="float">
            <text:p>1180534</text:p>
          </table:table-cell>
          <table:table-cell office:value-type="float" office:value="1181566" calcext:value-type="float">
            <text:p>1181566</text:p>
          </table:table-cell>
          <table:table-cell table:formula="of:=[.C902]-[.B902]"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444702" calcext:value-type="float">
            <text:p>444702</text:p>
          </table:table-cell>
          <table:table-cell office:value-type="float" office:value="445737" calcext:value-type="float">
            <text:p>445737</text:p>
          </table:table-cell>
          <table:table-cell table:formula="of:=[.C903]-[.B903]"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974620" calcext:value-type="float">
            <text:p>974620</text:p>
          </table:table-cell>
          <table:table-cell office:value-type="float" office:value="975659" calcext:value-type="float">
            <text:p>975659</text:p>
          </table:table-cell>
          <table:table-cell table:formula="of:=[.C904]-[.B904]"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843015" calcext:value-type="float">
            <text:p>843015</text:p>
          </table:table-cell>
          <table:table-cell office:value-type="float" office:value="844057" calcext:value-type="float">
            <text:p>844057</text:p>
          </table:table-cell>
          <table:table-cell table:formula="of:=[.C905]-[.B905]"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LKMD01000252.1</text:p>
          </table:table-cell>
          <table:table-cell office:value-type="float" office:value="30755" calcext:value-type="float">
            <text:p>30755</text:p>
          </table:table-cell>
          <table:table-cell office:value-type="float" office:value="31797" calcext:value-type="float">
            <text:p>31797</text:p>
          </table:table-cell>
          <table:table-cell table:formula="of:=[.C906]-[.B906]"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096252" calcext:value-type="float">
            <text:p>2096252</text:p>
          </table:table-cell>
          <table:table-cell office:value-type="float" office:value="2097296" calcext:value-type="float">
            <text:p>2097296</text:p>
          </table:table-cell>
          <table:table-cell table:formula="of:=[.C907]-[.B907]"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592477" calcext:value-type="float">
            <text:p>1592477</text:p>
          </table:table-cell>
          <table:table-cell office:value-type="float" office:value="1593522" calcext:value-type="float">
            <text:p>1593522</text:p>
          </table:table-cell>
          <table:table-cell table:formula="of:=[.C908]-[.B908]"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515024" calcext:value-type="float">
            <text:p>2515024</text:p>
          </table:table-cell>
          <table:table-cell office:value-type="float" office:value="2516070" calcext:value-type="float">
            <text:p>2516070</text:p>
          </table:table-cell>
          <table:table-cell table:formula="of:=[.C909]-[.B909]"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455003" calcext:value-type="float">
            <text:p>455003</text:p>
          </table:table-cell>
          <table:table-cell office:value-type="float" office:value="456049" calcext:value-type="float">
            <text:p>456049</text:p>
          </table:table-cell>
          <table:table-cell table:formula="of:=[.C910]-[.B910]"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595376" calcext:value-type="float">
            <text:p>3595376</text:p>
          </table:table-cell>
          <table:table-cell office:value-type="float" office:value="3596424" calcext:value-type="float">
            <text:p>3596424</text:p>
          </table:table-cell>
          <table:table-cell table:formula="of:=[.C911]-[.B911]"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483741" calcext:value-type="float">
            <text:p>483741</text:p>
          </table:table-cell>
          <table:table-cell office:value-type="float" office:value="484789" calcext:value-type="float">
            <text:p>484789</text:p>
          </table:table-cell>
          <table:table-cell table:formula="of:=[.C912]-[.B912]"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416191" calcext:value-type="float">
            <text:p>1416191</text:p>
          </table:table-cell>
          <table:table-cell office:value-type="float" office:value="1417240" calcext:value-type="float">
            <text:p>1417240</text:p>
          </table:table-cell>
          <table:table-cell table:formula="of:=[.C913]-[.B913]"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596618" calcext:value-type="float">
            <text:p>3596618</text:p>
          </table:table-cell>
          <table:table-cell office:value-type="float" office:value="3597668" calcext:value-type="float">
            <text:p>3597668</text:p>
          </table:table-cell>
          <table:table-cell table:formula="of:=[.C914]-[.B914]"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49070" calcext:value-type="float">
            <text:p>49070</text:p>
          </table:table-cell>
          <table:table-cell office:value-type="float" office:value="50123" calcext:value-type="float">
            <text:p>50123</text:p>
          </table:table-cell>
          <table:table-cell table:formula="of:=[.C915]-[.B915]"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138792" calcext:value-type="float">
            <text:p>2138792</text:p>
          </table:table-cell>
          <table:table-cell office:value-type="float" office:value="2139846" calcext:value-type="float">
            <text:p>2139846</text:p>
          </table:table-cell>
          <table:table-cell table:formula="of:=[.C916]-[.B916]"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683018" calcext:value-type="float">
            <text:p>2683018</text:p>
          </table:table-cell>
          <table:table-cell office:value-type="float" office:value="2684075" calcext:value-type="float">
            <text:p>2684075</text:p>
          </table:table-cell>
          <table:table-cell table:formula="of:=[.C917]-[.B917]"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96246" calcext:value-type="float">
            <text:p>396246</text:p>
          </table:table-cell>
          <table:table-cell office:value-type="float" office:value="397310" calcext:value-type="float">
            <text:p>397310</text:p>
          </table:table-cell>
          <table:table-cell table:formula="of:=[.C918]-[.B918]"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892349" calcext:value-type="float">
            <text:p>1892349</text:p>
          </table:table-cell>
          <table:table-cell office:value-type="float" office:value="1893414" calcext:value-type="float">
            <text:p>1893414</text:p>
          </table:table-cell>
          <table:table-cell table:formula="of:=[.C919]-[.B919]"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812170" calcext:value-type="float">
            <text:p>1812170</text:p>
          </table:table-cell>
          <table:table-cell office:value-type="float" office:value="1813239" calcext:value-type="float">
            <text:p>1813239</text:p>
          </table:table-cell>
          <table:table-cell table:formula="of:=[.C920]-[.B920]"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6055183" calcext:value-type="float">
            <text:p>6055183</text:p>
          </table:table-cell>
          <table:table-cell office:value-type="float" office:value="6056252" calcext:value-type="float">
            <text:p>6056252</text:p>
          </table:table-cell>
          <table:table-cell table:formula="of:=[.C921]-[.B921]"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124994" calcext:value-type="float">
            <text:p>3124994</text:p>
          </table:table-cell>
          <table:table-cell office:value-type="float" office:value="3126066" calcext:value-type="float">
            <text:p>3126066</text:p>
          </table:table-cell>
          <table:table-cell table:formula="of:=[.C922]-[.B922]"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131441" calcext:value-type="float">
            <text:p>1131441</text:p>
          </table:table-cell>
          <table:table-cell office:value-type="float" office:value="1132513" calcext:value-type="float">
            <text:p>1132513</text:p>
          </table:table-cell>
          <table:table-cell table:formula="of:=[.C923]-[.B923]"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581645" calcext:value-type="float">
            <text:p>581645</text:p>
          </table:table-cell>
          <table:table-cell office:value-type="float" office:value="582719" calcext:value-type="float">
            <text:p>582719</text:p>
          </table:table-cell>
          <table:table-cell table:formula="of:=[.C924]-[.B924]"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910057" calcext:value-type="float">
            <text:p>1910057</text:p>
          </table:table-cell>
          <table:table-cell office:value-type="float" office:value="1911135" calcext:value-type="float">
            <text:p>1911135</text:p>
          </table:table-cell>
          <table:table-cell table:formula="of:=[.C925]-[.B925]"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726687" calcext:value-type="float">
            <text:p>1726687</text:p>
          </table:table-cell>
          <table:table-cell office:value-type="float" office:value="1727766" calcext:value-type="float">
            <text:p>1727766</text:p>
          </table:table-cell>
          <table:table-cell table:formula="of:=[.C926]-[.B926]"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554610" calcext:value-type="float">
            <text:p>2554610</text:p>
          </table:table-cell>
          <table:table-cell office:value-type="float" office:value="2555691" calcext:value-type="float">
            <text:p>2555691</text:p>
          </table:table-cell>
          <table:table-cell table:formula="of:=[.C927]-[.B927]"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557028" calcext:value-type="float">
            <text:p>557028</text:p>
          </table:table-cell>
          <table:table-cell office:value-type="float" office:value="558111" calcext:value-type="float">
            <text:p>558111</text:p>
          </table:table-cell>
          <table:table-cell table:formula="of:=[.C928]-[.B928]"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887129" calcext:value-type="float">
            <text:p>1887129</text:p>
          </table:table-cell>
          <table:table-cell office:value-type="float" office:value="1888212" calcext:value-type="float">
            <text:p>1888212</text:p>
          </table:table-cell>
          <table:table-cell table:formula="of:=[.C929]-[.B929]"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861375" calcext:value-type="float">
            <text:p>5861375</text:p>
          </table:table-cell>
          <table:table-cell office:value-type="float" office:value="5862462" calcext:value-type="float">
            <text:p>5862462</text:p>
          </table:table-cell>
          <table:table-cell table:formula="of:=[.C930]-[.B930]"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LKMD01000129.1</text:p>
          </table:table-cell>
          <table:table-cell office:value-type="float" office:value="17216" calcext:value-type="float">
            <text:p>17216</text:p>
          </table:table-cell>
          <table:table-cell office:value-type="float" office:value="18305" calcext:value-type="float">
            <text:p>18305</text:p>
          </table:table-cell>
          <table:table-cell table:formula="of:=[.C931]-[.B931]"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640720" calcext:value-type="float">
            <text:p>1640720</text:p>
          </table:table-cell>
          <table:table-cell office:value-type="float" office:value="1641814" calcext:value-type="float">
            <text:p>1641814</text:p>
          </table:table-cell>
          <table:table-cell table:formula="of:=[.C932]-[.B932]"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632552" calcext:value-type="float">
            <text:p>2632552</text:p>
          </table:table-cell>
          <table:table-cell office:value-type="float" office:value="2633647" calcext:value-type="float">
            <text:p>2633647</text:p>
          </table:table-cell>
          <table:table-cell table:formula="of:=[.C933]-[.B933]"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281036" calcext:value-type="float">
            <text:p>1281036</text:p>
          </table:table-cell>
          <table:table-cell office:value-type="float" office:value="1282133" calcext:value-type="float">
            <text:p>1282133</text:p>
          </table:table-cell>
          <table:table-cell table:formula="of:=[.C934]-[.B934]"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646281" calcext:value-type="float">
            <text:p>646281</text:p>
          </table:table-cell>
          <table:table-cell office:value-type="float" office:value="647379" calcext:value-type="float">
            <text:p>647379</text:p>
          </table:table-cell>
          <table:table-cell table:formula="of:=[.C935]-[.B935]"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652399" calcext:value-type="float">
            <text:p>652399</text:p>
          </table:table-cell>
          <table:table-cell office:value-type="float" office:value="653499" calcext:value-type="float">
            <text:p>653499</text:p>
          </table:table-cell>
          <table:table-cell table:formula="of:=[.C936]-[.B936]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6161400" calcext:value-type="float">
            <text:p>6161400</text:p>
          </table:table-cell>
          <table:table-cell office:value-type="float" office:value="6162502" calcext:value-type="float">
            <text:p>6162502</text:p>
          </table:table-cell>
          <table:table-cell table:formula="of:=[.C937]-[.B937]"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870661" calcext:value-type="float">
            <text:p>3870661</text:p>
          </table:table-cell>
          <table:table-cell office:value-type="float" office:value="3871767" calcext:value-type="float">
            <text:p>3871767</text:p>
          </table:table-cell>
          <table:table-cell table:formula="of:=[.C938]-[.B938]"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520422" calcext:value-type="float">
            <text:p>1520422</text:p>
          </table:table-cell>
          <table:table-cell office:value-type="float" office:value="1521530" calcext:value-type="float">
            <text:p>1521530</text:p>
          </table:table-cell>
          <table:table-cell table:formula="of:=[.C939]-[.B939]"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360172" calcext:value-type="float">
            <text:p>3360172</text:p>
          </table:table-cell>
          <table:table-cell office:value-type="float" office:value="3361281" calcext:value-type="float">
            <text:p>3361281</text:p>
          </table:table-cell>
          <table:table-cell table:formula="of:=[.C940]-[.B940]"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703443" calcext:value-type="float">
            <text:p>1703443</text:p>
          </table:table-cell>
          <table:table-cell office:value-type="float" office:value="1704553" calcext:value-type="float">
            <text:p>1704553</text:p>
          </table:table-cell>
          <table:table-cell table:formula="of:=[.C941]-[.B941]"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817289" calcext:value-type="float">
            <text:p>1817289</text:p>
          </table:table-cell>
          <table:table-cell office:value-type="float" office:value="1818400" calcext:value-type="float">
            <text:p>1818400</text:p>
          </table:table-cell>
          <table:table-cell table:formula="of:=[.C942]-[.B942]"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875903" calcext:value-type="float">
            <text:p>875903</text:p>
          </table:table-cell>
          <table:table-cell office:value-type="float" office:value="877014" calcext:value-type="float">
            <text:p>877014</text:p>
          </table:table-cell>
          <table:table-cell table:formula="of:=[.C943]-[.B943]"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259647" calcext:value-type="float">
            <text:p>1259647</text:p>
          </table:table-cell>
          <table:table-cell office:value-type="float" office:value="1260759" calcext:value-type="float">
            <text:p>1260759</text:p>
          </table:table-cell>
          <table:table-cell table:formula="of:=[.C944]-[.B944]"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126349" calcext:value-type="float">
            <text:p>3126349</text:p>
          </table:table-cell>
          <table:table-cell office:value-type="float" office:value="3127463" calcext:value-type="float">
            <text:p>3127463</text:p>
          </table:table-cell>
          <table:table-cell table:formula="of:=[.C945]-[.B945]"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774337" calcext:value-type="float">
            <text:p>1774337</text:p>
          </table:table-cell>
          <table:table-cell office:value-type="float" office:value="1775451" calcext:value-type="float">
            <text:p>1775451</text:p>
          </table:table-cell>
          <table:table-cell table:formula="of:=[.C946]-[.B946]"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156361" calcext:value-type="float">
            <text:p>2156361</text:p>
          </table:table-cell>
          <table:table-cell office:value-type="float" office:value="2157476" calcext:value-type="float">
            <text:p>2157476</text:p>
          </table:table-cell>
          <table:table-cell table:formula="of:=[.C947]-[.B947]"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605598" calcext:value-type="float">
            <text:p>605598</text:p>
          </table:table-cell>
          <table:table-cell office:value-type="float" office:value="606714" calcext:value-type="float">
            <text:p>606714</text:p>
          </table:table-cell>
          <table:table-cell table:formula="of:=[.C948]-[.B948]"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727211" calcext:value-type="float">
            <text:p>727211</text:p>
          </table:table-cell>
          <table:table-cell office:value-type="float" office:value="728328" calcext:value-type="float">
            <text:p>728328</text:p>
          </table:table-cell>
          <table:table-cell table:formula="of:=[.C949]-[.B949]"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6040499" calcext:value-type="float">
            <text:p>6040499</text:p>
          </table:table-cell>
          <table:table-cell office:value-type="float" office:value="6041617" calcext:value-type="float">
            <text:p>6041617</text:p>
          </table:table-cell>
          <table:table-cell table:formula="of:=[.C950]-[.B950]"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154398" calcext:value-type="float">
            <text:p>2154398</text:p>
          </table:table-cell>
          <table:table-cell office:value-type="float" office:value="2155516" calcext:value-type="float">
            <text:p>2155516</text:p>
          </table:table-cell>
          <table:table-cell table:formula="of:=[.C951]-[.B951]"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420083" calcext:value-type="float">
            <text:p>420083</text:p>
          </table:table-cell>
          <table:table-cell office:value-type="float" office:value="421201" calcext:value-type="float">
            <text:p>421201</text:p>
          </table:table-cell>
          <table:table-cell table:formula="of:=[.C952]-[.B952]"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073083" calcext:value-type="float">
            <text:p>1073083</text:p>
          </table:table-cell>
          <table:table-cell office:value-type="float" office:value="1074207" calcext:value-type="float">
            <text:p>1074207</text:p>
          </table:table-cell>
          <table:table-cell table:formula="of:=[.C953]-[.B953]"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970475" calcext:value-type="float">
            <text:p>2970475</text:p>
          </table:table-cell>
          <table:table-cell office:value-type="float" office:value="2971601" calcext:value-type="float">
            <text:p>2971601</text:p>
          </table:table-cell>
          <table:table-cell table:formula="of:=[.C954]-[.B954]" office:value-type="float" office:value="1126" calcext:value-type="float">
            <text:p>1126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246630" calcext:value-type="float">
            <text:p>1246630</text:p>
          </table:table-cell>
          <table:table-cell office:value-type="float" office:value="1247756" calcext:value-type="float">
            <text:p>1247756</text:p>
          </table:table-cell>
          <table:table-cell table:formula="of:=[.C955]-[.B955]" office:value-type="float" office:value="1126" calcext:value-type="float">
            <text:p>1126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265693" calcext:value-type="float">
            <text:p>3265693</text:p>
          </table:table-cell>
          <table:table-cell office:value-type="float" office:value="3266822" calcext:value-type="float">
            <text:p>3266822</text:p>
          </table:table-cell>
          <table:table-cell table:formula="of:=[.C956]-[.B956]"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4309" calcext:value-type="float">
            <text:p>24309</text:p>
          </table:table-cell>
          <table:table-cell office:value-type="float" office:value="25438" calcext:value-type="float">
            <text:p>25438</text:p>
          </table:table-cell>
          <table:table-cell table:formula="of:=[.C957]-[.B957]"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429983" calcext:value-type="float">
            <text:p>429983</text:p>
          </table:table-cell>
          <table:table-cell office:value-type="float" office:value="431113" calcext:value-type="float">
            <text:p>431113</text:p>
          </table:table-cell>
          <table:table-cell table:formula="of:=[.C958]-[.B958]"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487057" calcext:value-type="float">
            <text:p>1487057</text:p>
          </table:table-cell>
          <table:table-cell office:value-type="float" office:value="1488189" calcext:value-type="float">
            <text:p>1488189</text:p>
          </table:table-cell>
          <table:table-cell table:formula="of:=[.C959]-[.B959]"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725217" calcext:value-type="float">
            <text:p>2725217</text:p>
          </table:table-cell>
          <table:table-cell office:value-type="float" office:value="2726349" calcext:value-type="float">
            <text:p>2726349</text:p>
          </table:table-cell>
          <table:table-cell table:formula="of:=[.C960]-[.B960]"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386776" calcext:value-type="float">
            <text:p>1386776</text:p>
          </table:table-cell>
          <table:table-cell office:value-type="float" office:value="1387909" calcext:value-type="float">
            <text:p>1387909</text:p>
          </table:table-cell>
          <table:table-cell table:formula="of:=[.C961]-[.B961]"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845885" calcext:value-type="float">
            <text:p>1845885</text:p>
          </table:table-cell>
          <table:table-cell office:value-type="float" office:value="1847019" calcext:value-type="float">
            <text:p>1847019</text:p>
          </table:table-cell>
          <table:table-cell table:formula="of:=[.C962]-[.B962]"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412443" calcext:value-type="float">
            <text:p>412443</text:p>
          </table:table-cell>
          <table:table-cell office:value-type="float" office:value="413582" calcext:value-type="float">
            <text:p>413582</text:p>
          </table:table-cell>
          <table:table-cell table:formula="of:=[.C963]-[.B963]"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LKMD01000252.1</text:p>
          </table:table-cell>
          <table:table-cell office:value-type="float" office:value="93438" calcext:value-type="float">
            <text:p>93438</text:p>
          </table:table-cell>
          <table:table-cell office:value-type="float" office:value="94581" calcext:value-type="float">
            <text:p>94581</text:p>
          </table:table-cell>
          <table:table-cell table:formula="of:=[.C964]-[.B964]"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811457" calcext:value-type="float">
            <text:p>811457</text:p>
          </table:table-cell>
          <table:table-cell office:value-type="float" office:value="812601" calcext:value-type="float">
            <text:p>812601</text:p>
          </table:table-cell>
          <table:table-cell table:formula="of:=[.C965]-[.B965]"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497186" calcext:value-type="float">
            <text:p>2497186</text:p>
          </table:table-cell>
          <table:table-cell office:value-type="float" office:value="2498336" calcext:value-type="float">
            <text:p>2498336</text:p>
          </table:table-cell>
          <table:table-cell table:formula="of:=[.C966]-[.B966]"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66278" calcext:value-type="float">
            <text:p>66278</text:p>
          </table:table-cell>
          <table:table-cell office:value-type="float" office:value="67431" calcext:value-type="float">
            <text:p>67431</text:p>
          </table:table-cell>
          <table:table-cell table:formula="of:=[.C967]-[.B967]"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901165" calcext:value-type="float">
            <text:p>5901165</text:p>
          </table:table-cell>
          <table:table-cell office:value-type="float" office:value="5902319" calcext:value-type="float">
            <text:p>5902319</text:p>
          </table:table-cell>
          <table:table-cell table:formula="of:=[.C968]-[.B968]" office:value-type="float" office:value="1154" calcext:value-type="float">
            <text:p>1154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843672" calcext:value-type="float">
            <text:p>843672</text:p>
          </table:table-cell>
          <table:table-cell office:value-type="float" office:value="844828" calcext:value-type="float">
            <text:p>844828</text:p>
          </table:table-cell>
          <table:table-cell table:formula="of:=[.C969]-[.B969]"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019936" calcext:value-type="float">
            <text:p>2019936</text:p>
          </table:table-cell>
          <table:table-cell office:value-type="float" office:value="2021093" calcext:value-type="float">
            <text:p>2021093</text:p>
          </table:table-cell>
          <table:table-cell table:formula="of:=[.C970]-[.B970]" office:value-type="float" office:value="1157" calcext:value-type="float">
            <text:p>1157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244235" calcext:value-type="float">
            <text:p>2244235</text:p>
          </table:table-cell>
          <table:table-cell office:value-type="float" office:value="2245392" calcext:value-type="float">
            <text:p>2245392</text:p>
          </table:table-cell>
          <table:table-cell table:formula="of:=[.C971]-[.B971]" office:value-type="float" office:value="1157" calcext:value-type="float">
            <text:p>1157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222252" calcext:value-type="float">
            <text:p>1222252</text:p>
          </table:table-cell>
          <table:table-cell office:value-type="float" office:value="1223418" calcext:value-type="float">
            <text:p>1223418</text:p>
          </table:table-cell>
          <table:table-cell table:formula="of:=[.C972]-[.B972]"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081113" calcext:value-type="float">
            <text:p>2081113</text:p>
          </table:table-cell>
          <table:table-cell office:value-type="float" office:value="2082283" calcext:value-type="float">
            <text:p>2082283</text:p>
          </table:table-cell>
          <table:table-cell table:formula="of:=[.C973]-[.B973]"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261016" calcext:value-type="float">
            <text:p>2261016</text:p>
          </table:table-cell>
          <table:table-cell office:value-type="float" office:value="2262191" calcext:value-type="float">
            <text:p>2262191</text:p>
          </table:table-cell>
          <table:table-cell table:formula="of:=[.C974]-[.B974]"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4124785" calcext:value-type="float">
            <text:p>4124785</text:p>
          </table:table-cell>
          <table:table-cell office:value-type="float" office:value="4125960" calcext:value-type="float">
            <text:p>4125960</text:p>
          </table:table-cell>
          <table:table-cell table:formula="of:=[.C975]-[.B975]"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484756" calcext:value-type="float">
            <text:p>1484756</text:p>
          </table:table-cell>
          <table:table-cell office:value-type="float" office:value="1485932" calcext:value-type="float">
            <text:p>1485932</text:p>
          </table:table-cell>
          <table:table-cell table:formula="of:=[.C976]-[.B976]"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69067" calcext:value-type="float">
            <text:p>69067</text:p>
          </table:table-cell>
          <table:table-cell office:value-type="float" office:value="70244" calcext:value-type="float">
            <text:p>70244</text:p>
          </table:table-cell>
          <table:table-cell table:formula="of:=[.C977]-[.B977]"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738941" calcext:value-type="float">
            <text:p>3738941</text:p>
          </table:table-cell>
          <table:table-cell office:value-type="float" office:value="3740119" calcext:value-type="float">
            <text:p>3740119</text:p>
          </table:table-cell>
          <table:table-cell table:formula="of:=[.C978]-[.B978]"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063539" calcext:value-type="float">
            <text:p>2063539</text:p>
          </table:table-cell>
          <table:table-cell office:value-type="float" office:value="2064717" calcext:value-type="float">
            <text:p>2064717</text:p>
          </table:table-cell>
          <table:table-cell table:formula="of:=[.C979]-[.B979]"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240192" calcext:value-type="float">
            <text:p>1240192</text:p>
          </table:table-cell>
          <table:table-cell office:value-type="float" office:value="1241371" calcext:value-type="float">
            <text:p>1241371</text:p>
          </table:table-cell>
          <table:table-cell table:formula="of:=[.C980]-[.B980]" office:value-type="float" office:value="1179" calcext:value-type="float">
            <text:p>1179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4172818" calcext:value-type="float">
            <text:p>4172818</text:p>
          </table:table-cell>
          <table:table-cell office:value-type="float" office:value="4173998" calcext:value-type="float">
            <text:p>4173998</text:p>
          </table:table-cell>
          <table:table-cell table:formula="of:=[.C981]-[.B981]"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65548" calcext:value-type="float">
            <text:p>65548</text:p>
          </table:table-cell>
          <table:table-cell office:value-type="float" office:value="66728" calcext:value-type="float">
            <text:p>66728</text:p>
          </table:table-cell>
          <table:table-cell table:formula="of:=[.C982]-[.B982]"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924070" calcext:value-type="float">
            <text:p>924070</text:p>
          </table:table-cell>
          <table:table-cell office:value-type="float" office:value="925251" calcext:value-type="float">
            <text:p>925251</text:p>
          </table:table-cell>
          <table:table-cell table:formula="of:=[.C983]-[.B983]"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788464" calcext:value-type="float">
            <text:p>2788464</text:p>
          </table:table-cell>
          <table:table-cell office:value-type="float" office:value="2789645" calcext:value-type="float">
            <text:p>2789645</text:p>
          </table:table-cell>
          <table:table-cell table:formula="of:=[.C984]-[.B984]"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205856" calcext:value-type="float">
            <text:p>1205856</text:p>
          </table:table-cell>
          <table:table-cell office:value-type="float" office:value="1207037" calcext:value-type="float">
            <text:p>1207037</text:p>
          </table:table-cell>
          <table:table-cell table:formula="of:=[.C985]-[.B985]"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901291" calcext:value-type="float">
            <text:p>1901291</text:p>
          </table:table-cell>
          <table:table-cell office:value-type="float" office:value="1902482" calcext:value-type="float">
            <text:p>1902482</text:p>
          </table:table-cell>
          <table:table-cell table:formula="of:=[.C986]-[.B986]"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917809" calcext:value-type="float">
            <text:p>917809</text:p>
          </table:table-cell>
          <table:table-cell office:value-type="float" office:value="919000" calcext:value-type="float">
            <text:p>919000</text:p>
          </table:table-cell>
          <table:table-cell table:formula="of:=[.C987]-[.B987]"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49482" calcext:value-type="float">
            <text:p>49482</text:p>
          </table:table-cell>
          <table:table-cell office:value-type="float" office:value="50676" calcext:value-type="float">
            <text:p>50676</text:p>
          </table:table-cell>
          <table:table-cell table:formula="of:=[.C988]-[.B988]"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LKMD01000252.1</text:p>
          </table:table-cell>
          <table:table-cell office:value-type="float" office:value="138932" calcext:value-type="float">
            <text:p>138932</text:p>
          </table:table-cell>
          <table:table-cell office:value-type="float" office:value="140131" calcext:value-type="float">
            <text:p>140131</text:p>
          </table:table-cell>
          <table:table-cell table:formula="of:=[.C989]-[.B989]"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995884" calcext:value-type="float">
            <text:p>2995884</text:p>
          </table:table-cell>
          <table:table-cell office:value-type="float" office:value="2997088" calcext:value-type="float">
            <text:p>2997088</text:p>
          </table:table-cell>
          <table:table-cell table:formula="of:=[.C990]-[.B990]"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770107" calcext:value-type="float">
            <text:p>770107</text:p>
          </table:table-cell>
          <table:table-cell office:value-type="float" office:value="771316" calcext:value-type="float">
            <text:p>771316</text:p>
          </table:table-cell>
          <table:table-cell table:formula="of:=[.C991]-[.B991]" office:value-type="float" office:value="1209" calcext:value-type="float">
            <text:p>1209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418827" calcext:value-type="float">
            <text:p>1418827</text:p>
          </table:table-cell>
          <table:table-cell office:value-type="float" office:value="1420036" calcext:value-type="float">
            <text:p>1420036</text:p>
          </table:table-cell>
          <table:table-cell table:formula="of:=[.C992]-[.B992]" office:value-type="float" office:value="1209" calcext:value-type="float">
            <text:p>1209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667672" calcext:value-type="float">
            <text:p>667672</text:p>
          </table:table-cell>
          <table:table-cell office:value-type="float" office:value="668882" calcext:value-type="float">
            <text:p>668882</text:p>
          </table:table-cell>
          <table:table-cell table:formula="of:=[.C993]-[.B993]" office:value-type="float" office:value="1210" calcext:value-type="float">
            <text:p>1210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330584" calcext:value-type="float">
            <text:p>1330584</text:p>
          </table:table-cell>
          <table:table-cell office:value-type="float" office:value="1331797" calcext:value-type="float">
            <text:p>1331797</text:p>
          </table:table-cell>
          <table:table-cell table:formula="of:=[.C994]-[.B994]" office:value-type="float" office:value="1213" calcext:value-type="float">
            <text:p>121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579131" calcext:value-type="float">
            <text:p>4579131</text:p>
          </table:table-cell>
          <table:table-cell office:value-type="float" office:value="4580347" calcext:value-type="float">
            <text:p>4580347</text:p>
          </table:table-cell>
          <table:table-cell table:formula="of:=[.C995]-[.B995]" office:value-type="float" office:value="1216" calcext:value-type="float">
            <text:p>1216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223982" calcext:value-type="float">
            <text:p>3223982</text:p>
          </table:table-cell>
          <table:table-cell office:value-type="float" office:value="3225199" calcext:value-type="float">
            <text:p>3225199</text:p>
          </table:table-cell>
          <table:table-cell table:formula="of:=[.C996]-[.B996]"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325580" calcext:value-type="float">
            <text:p>1325580</text:p>
          </table:table-cell>
          <table:table-cell office:value-type="float" office:value="1326798" calcext:value-type="float">
            <text:p>1326798</text:p>
          </table:table-cell>
          <table:table-cell table:formula="of:=[.C997]-[.B997]"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696921" calcext:value-type="float">
            <text:p>2696921</text:p>
          </table:table-cell>
          <table:table-cell office:value-type="float" office:value="2698141" calcext:value-type="float">
            <text:p>2698141</text:p>
          </table:table-cell>
          <table:table-cell table:formula="of:=[.C998]-[.B998]" office:value-type="float" office:value="1220" calcext:value-type="float">
            <text:p>1220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253114" calcext:value-type="float">
            <text:p>1253114</text:p>
          </table:table-cell>
          <table:table-cell office:value-type="float" office:value="1254335" calcext:value-type="float">
            <text:p>1254335</text:p>
          </table:table-cell>
          <table:table-cell table:formula="of:=[.C999]-[.B999]"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291461" calcext:value-type="float">
            <text:p>2291461</text:p>
          </table:table-cell>
          <table:table-cell office:value-type="float" office:value="2292684" calcext:value-type="float">
            <text:p>2292684</text:p>
          </table:table-cell>
          <table:table-cell table:formula="of:=[.C1000]-[.B1000]" office:value-type="float" office:value="1223" calcext:value-type="float">
            <text:p>1223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248730" calcext:value-type="float">
            <text:p>1248730</text:p>
          </table:table-cell>
          <table:table-cell office:value-type="float" office:value="1249955" calcext:value-type="float">
            <text:p>1249955</text:p>
          </table:table-cell>
          <table:table-cell table:formula="of:=[.C1001]-[.B1001]" office:value-type="float" office:value="1225" calcext:value-type="float">
            <text:p>1225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819072" calcext:value-type="float">
            <text:p>1819072</text:p>
          </table:table-cell>
          <table:table-cell office:value-type="float" office:value="1820298" calcext:value-type="float">
            <text:p>1820298</text:p>
          </table:table-cell>
          <table:table-cell table:formula="of:=[.C1002]-[.B1002]" office:value-type="float" office:value="1226" calcext:value-type="float">
            <text:p>1226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2109539" calcext:value-type="float">
            <text:p>2109539</text:p>
          </table:table-cell>
          <table:table-cell office:value-type="float" office:value="2110769" calcext:value-type="float">
            <text:p>2110769</text:p>
          </table:table-cell>
          <table:table-cell table:formula="of:=[.C1003]-[.B1003]" office:value-type="float" office:value="1230" calcext:value-type="float">
            <text:p>1230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09542" calcext:value-type="float">
            <text:p>109542</text:p>
          </table:table-cell>
          <table:table-cell office:value-type="float" office:value="110777" calcext:value-type="float">
            <text:p>110777</text:p>
          </table:table-cell>
          <table:table-cell table:formula="of:=[.C1004]-[.B1004]" office:value-type="float" office:value="1235" calcext:value-type="float">
            <text:p>1235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948517" calcext:value-type="float">
            <text:p>3948517</text:p>
          </table:table-cell>
          <table:table-cell office:value-type="float" office:value="3949753" calcext:value-type="float">
            <text:p>3949753</text:p>
          </table:table-cell>
          <table:table-cell table:formula="of:=[.C1005]-[.B1005]" office:value-type="float" office:value="1236" calcext:value-type="float">
            <text:p>1236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002931" calcext:value-type="float">
            <text:p>5002931</text:p>
          </table:table-cell>
          <table:table-cell office:value-type="float" office:value="5004168" calcext:value-type="float">
            <text:p>5004168</text:p>
          </table:table-cell>
          <table:table-cell table:formula="of:=[.C1006]-[.B1006]" office:value-type="float" office:value="1237" calcext:value-type="float">
            <text:p>1237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034934" calcext:value-type="float">
            <text:p>3034934</text:p>
          </table:table-cell>
          <table:table-cell office:value-type="float" office:value="3036172" calcext:value-type="float">
            <text:p>3036172</text:p>
          </table:table-cell>
          <table:table-cell table:formula="of:=[.C1007]-[.B1007]" office:value-type="float" office:value="1238" calcext:value-type="float">
            <text:p>1238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667877" calcext:value-type="float">
            <text:p>1667877</text:p>
          </table:table-cell>
          <table:table-cell office:value-type="float" office:value="1669117" calcext:value-type="float">
            <text:p>1669117</text:p>
          </table:table-cell>
          <table:table-cell table:formula="of:=[.C1008]-[.B1008]"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3262819" calcext:value-type="float">
            <text:p>3262819</text:p>
          </table:table-cell>
          <table:table-cell office:value-type="float" office:value="3264059" calcext:value-type="float">
            <text:p>3264059</text:p>
          </table:table-cell>
          <table:table-cell table:formula="of:=[.C1009]-[.B1009]"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783874" calcext:value-type="float">
            <text:p>1783874</text:p>
          </table:table-cell>
          <table:table-cell office:value-type="float" office:value="1785117" calcext:value-type="float">
            <text:p>1785117</text:p>
          </table:table-cell>
          <table:table-cell table:formula="of:=[.C1010]-[.B1010]" office:value-type="float" office:value="1243" calcext:value-type="float">
            <text:p>124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6080279" calcext:value-type="float">
            <text:p>6080279</text:p>
          </table:table-cell>
          <table:table-cell office:value-type="float" office:value="6081528" calcext:value-type="float">
            <text:p>6081528</text:p>
          </table:table-cell>
          <table:table-cell table:formula="of:=[.C1011]-[.B1011]"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741015" calcext:value-type="float">
            <text:p>1741015</text:p>
          </table:table-cell>
          <table:table-cell office:value-type="float" office:value="1742264" calcext:value-type="float">
            <text:p>1742264</text:p>
          </table:table-cell>
          <table:table-cell table:formula="of:=[.C1012]-[.B1012]"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551615" calcext:value-type="float">
            <text:p>1551615</text:p>
          </table:table-cell>
          <table:table-cell office:value-type="float" office:value="1552864" calcext:value-type="float">
            <text:p>1552864</text:p>
          </table:table-cell>
          <table:table-cell table:formula="of:=[.C1013]-[.B1013]"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064718" calcext:value-type="float">
            <text:p>1064718</text:p>
          </table:table-cell>
          <table:table-cell office:value-type="float" office:value="1065968" calcext:value-type="float">
            <text:p>1065968</text:p>
          </table:table-cell>
          <table:table-cell table:formula="of:=[.C1014]-[.B1014]"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340932" calcext:value-type="float">
            <text:p>3340932</text:p>
          </table:table-cell>
          <table:table-cell office:value-type="float" office:value="3342187" calcext:value-type="float">
            <text:p>3342187</text:p>
          </table:table-cell>
          <table:table-cell table:formula="of:=[.C1015]-[.B1015]"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460770" calcext:value-type="float">
            <text:p>3460770</text:p>
          </table:table-cell>
          <table:table-cell office:value-type="float" office:value="3462028" calcext:value-type="float">
            <text:p>3462028</text:p>
          </table:table-cell>
          <table:table-cell table:formula="of:=[.C1016]-[.B1016]" office:value-type="float" office:value="1258" calcext:value-type="float">
            <text:p>1258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072544" calcext:value-type="float">
            <text:p>1072544</text:p>
          </table:table-cell>
          <table:table-cell office:value-type="float" office:value="1073803" calcext:value-type="float">
            <text:p>1073803</text:p>
          </table:table-cell>
          <table:table-cell table:formula="of:=[.C1017]-[.B1017]" office:value-type="float" office:value="1259" calcext:value-type="float">
            <text:p>1259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587661" calcext:value-type="float">
            <text:p>2587661</text:p>
          </table:table-cell>
          <table:table-cell office:value-type="float" office:value="2588920" calcext:value-type="float">
            <text:p>2588920</text:p>
          </table:table-cell>
          <table:table-cell table:formula="of:=[.C1018]-[.B1018]" office:value-type="float" office:value="1259" calcext:value-type="float">
            <text:p>1259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84863" calcext:value-type="float">
            <text:p>84863</text:p>
          </table:table-cell>
          <table:table-cell office:value-type="float" office:value="86125" calcext:value-type="float">
            <text:p>86125</text:p>
          </table:table-cell>
          <table:table-cell table:formula="of:=[.C1019]-[.B1019]"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38312" calcext:value-type="float">
            <text:p>138312</text:p>
          </table:table-cell>
          <table:table-cell office:value-type="float" office:value="139579" calcext:value-type="float">
            <text:p>139579</text:p>
          </table:table-cell>
          <table:table-cell table:formula="of:=[.C1020]-[.B1020]"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LKMD01000252.1</text:p>
          </table:table-cell>
          <table:table-cell office:value-type="float" office:value="147736" calcext:value-type="float">
            <text:p>147736</text:p>
          </table:table-cell>
          <table:table-cell office:value-type="float" office:value="149003" calcext:value-type="float">
            <text:p>149003</text:p>
          </table:table-cell>
          <table:table-cell table:formula="of:=[.C1021]-[.B1021]"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759402" calcext:value-type="float">
            <text:p>5759402</text:p>
          </table:table-cell>
          <table:table-cell office:value-type="float" office:value="5760675" calcext:value-type="float">
            <text:p>5760675</text:p>
          </table:table-cell>
          <table:table-cell table:formula="of:=[.C1022]-[.B1022]" office:value-type="float" office:value="1273" calcext:value-type="float">
            <text:p>1273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678581" calcext:value-type="float">
            <text:p>2678581</text:p>
          </table:table-cell>
          <table:table-cell office:value-type="float" office:value="2679858" calcext:value-type="float">
            <text:p>2679858</text:p>
          </table:table-cell>
          <table:table-cell table:formula="of:=[.C1023]-[.B1023]" office:value-type="float" office:value="1277" calcext:value-type="float">
            <text:p>1277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675307" calcext:value-type="float">
            <text:p>1675307</text:p>
          </table:table-cell>
          <table:table-cell office:value-type="float" office:value="1676586" calcext:value-type="float">
            <text:p>1676586</text:p>
          </table:table-cell>
          <table:table-cell table:formula="of:=[.C1024]-[.B1024]" office:value-type="float" office:value="1279" calcext:value-type="float">
            <text:p>1279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346550" calcext:value-type="float">
            <text:p>5346550</text:p>
          </table:table-cell>
          <table:table-cell office:value-type="float" office:value="5347832" calcext:value-type="float">
            <text:p>5347832</text:p>
          </table:table-cell>
          <table:table-cell table:formula="of:=[.C1025]-[.B1025]" office:value-type="float" office:value="1282" calcext:value-type="float">
            <text:p>1282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53984" calcext:value-type="float">
            <text:p>153984</text:p>
          </table:table-cell>
          <table:table-cell office:value-type="float" office:value="155268" calcext:value-type="float">
            <text:p>155268</text:p>
          </table:table-cell>
          <table:table-cell table:formula="of:=[.C1026]-[.B1026]" office:value-type="float" office:value="1284" calcext:value-type="float">
            <text:p>128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865025" calcext:value-type="float">
            <text:p>5865025</text:p>
          </table:table-cell>
          <table:table-cell office:value-type="float" office:value="5866314" calcext:value-type="float">
            <text:p>5866314</text:p>
          </table:table-cell>
          <table:table-cell table:formula="of:=[.C1027]-[.B1027]"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322344" calcext:value-type="float">
            <text:p>3322344</text:p>
          </table:table-cell>
          <table:table-cell office:value-type="float" office:value="3323633" calcext:value-type="float">
            <text:p>3323633</text:p>
          </table:table-cell>
          <table:table-cell table:formula="of:=[.C1028]-[.B1028]"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741449" calcext:value-type="float">
            <text:p>4741449</text:p>
          </table:table-cell>
          <table:table-cell office:value-type="float" office:value="4742741" calcext:value-type="float">
            <text:p>4742741</text:p>
          </table:table-cell>
          <table:table-cell table:formula="of:=[.C1029]-[.B1029]"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851921" calcext:value-type="float">
            <text:p>3851921</text:p>
          </table:table-cell>
          <table:table-cell office:value-type="float" office:value="3853215" calcext:value-type="float">
            <text:p>3853215</text:p>
          </table:table-cell>
          <table:table-cell table:formula="of:=[.C1030]-[.B1030]"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257099" calcext:value-type="float">
            <text:p>2257099</text:p>
          </table:table-cell>
          <table:table-cell office:value-type="float" office:value="2258395" calcext:value-type="float">
            <text:p>2258395</text:p>
          </table:table-cell>
          <table:table-cell table:formula="of:=[.C1031]-[.B1031]" office:value-type="float" office:value="1296" calcext:value-type="float">
            <text:p>1296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2122429" calcext:value-type="float">
            <text:p>2122429</text:p>
          </table:table-cell>
          <table:table-cell office:value-type="float" office:value="2123727" calcext:value-type="float">
            <text:p>2123727</text:p>
          </table:table-cell>
          <table:table-cell table:formula="of:=[.C1032]-[.B1032]" office:value-type="float" office:value="1298" calcext:value-type="float">
            <text:p>1298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860870" calcext:value-type="float">
            <text:p>860870</text:p>
          </table:table-cell>
          <table:table-cell office:value-type="float" office:value="862172" calcext:value-type="float">
            <text:p>862172</text:p>
          </table:table-cell>
          <table:table-cell table:formula="of:=[.C1033]-[.B1033]"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LKMD01000111.1</text:p>
          </table:table-cell>
          <table:table-cell office:value-type="float" office:value="11411" calcext:value-type="float">
            <text:p>11411</text:p>
          </table:table-cell>
          <table:table-cell office:value-type="float" office:value="12713" calcext:value-type="float">
            <text:p>12713</text:p>
          </table:table-cell>
          <table:table-cell table:formula="of:=[.C1034]-[.B1034]"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886046" calcext:value-type="float">
            <text:p>2886046</text:p>
          </table:table-cell>
          <table:table-cell office:value-type="float" office:value="2887349" calcext:value-type="float">
            <text:p>2887349</text:p>
          </table:table-cell>
          <table:table-cell table:formula="of:=[.C1035]-[.B1035]" office:value-type="float" office:value="1303" calcext:value-type="float">
            <text:p>1303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558796" calcext:value-type="float">
            <text:p>2558796</text:p>
          </table:table-cell>
          <table:table-cell office:value-type="float" office:value="2560101" calcext:value-type="float">
            <text:p>2560101</text:p>
          </table:table-cell>
          <table:table-cell table:formula="of:=[.C1036]-[.B1036]"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945773" calcext:value-type="float">
            <text:p>2945773</text:p>
          </table:table-cell>
          <table:table-cell office:value-type="float" office:value="2947079" calcext:value-type="float">
            <text:p>2947079</text:p>
          </table:table-cell>
          <table:table-cell table:formula="of:=[.C1037]-[.B1037]" office:value-type="float" office:value="1306" calcext:value-type="float">
            <text:p>1306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844722" calcext:value-type="float">
            <text:p>844722</text:p>
          </table:table-cell>
          <table:table-cell office:value-type="float" office:value="846033" calcext:value-type="float">
            <text:p>846033</text:p>
          </table:table-cell>
          <table:table-cell table:formula="of:=[.C1038]-[.B1038]"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66626" calcext:value-type="float">
            <text:p>166626</text:p>
          </table:table-cell>
          <table:table-cell office:value-type="float" office:value="167938" calcext:value-type="float">
            <text:p>167938</text:p>
          </table:table-cell>
          <table:table-cell table:formula="of:=[.C1039]-[.B1039]" office:value-type="float" office:value="1312" calcext:value-type="float">
            <text:p>1312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762392" calcext:value-type="float">
            <text:p>762392</text:p>
          </table:table-cell>
          <table:table-cell office:value-type="float" office:value="763705" calcext:value-type="float">
            <text:p>763705</text:p>
          </table:table-cell>
          <table:table-cell table:formula="of:=[.C1040]-[.B1040]" office:value-type="float" office:value="1313" calcext:value-type="float">
            <text:p>1313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270466" calcext:value-type="float">
            <text:p>2270466</text:p>
          </table:table-cell>
          <table:table-cell office:value-type="float" office:value="2271781" calcext:value-type="float">
            <text:p>2271781</text:p>
          </table:table-cell>
          <table:table-cell table:formula="of:=[.C1041]-[.B1041]" office:value-type="float" office:value="1315" calcext:value-type="float">
            <text:p>1315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377908" calcext:value-type="float">
            <text:p>1377908</text:p>
          </table:table-cell>
          <table:table-cell office:value-type="float" office:value="1379223" calcext:value-type="float">
            <text:p>1379223</text:p>
          </table:table-cell>
          <table:table-cell table:formula="of:=[.C1042]-[.B1042]" office:value-type="float" office:value="1315" calcext:value-type="float">
            <text:p>1315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917541" calcext:value-type="float">
            <text:p>1917541</text:p>
          </table:table-cell>
          <table:table-cell office:value-type="float" office:value="1918859" calcext:value-type="float">
            <text:p>1918859</text:p>
          </table:table-cell>
          <table:table-cell table:formula="of:=[.C1043]-[.B1043]" office:value-type="float" office:value="1318" calcext:value-type="float">
            <text:p>1318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429083" calcext:value-type="float">
            <text:p>1429083</text:p>
          </table:table-cell>
          <table:table-cell office:value-type="float" office:value="1430401" calcext:value-type="float">
            <text:p>1430401</text:p>
          </table:table-cell>
          <table:table-cell table:formula="of:=[.C1044]-[.B1044]" office:value-type="float" office:value="1318" calcext:value-type="float">
            <text:p>1318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195918" calcext:value-type="float">
            <text:p>1195918</text:p>
          </table:table-cell>
          <table:table-cell office:value-type="float" office:value="1197241" calcext:value-type="float">
            <text:p>1197241</text:p>
          </table:table-cell>
          <table:table-cell table:formula="of:=[.C1045]-[.B1045]" office:value-type="float" office:value="1323" calcext:value-type="float">
            <text:p>1323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74191" calcext:value-type="float">
            <text:p>74191</text:p>
          </table:table-cell>
          <table:table-cell office:value-type="float" office:value="75515" calcext:value-type="float">
            <text:p>75515</text:p>
          </table:table-cell>
          <table:table-cell table:formula="of:=[.C1046]-[.B1046]"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722610" calcext:value-type="float">
            <text:p>1722610</text:p>
          </table:table-cell>
          <table:table-cell office:value-type="float" office:value="1723936" calcext:value-type="float">
            <text:p>1723936</text:p>
          </table:table-cell>
          <table:table-cell table:formula="of:=[.C1047]-[.B1047]" office:value-type="float" office:value="1326" calcext:value-type="float">
            <text:p>1326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987011" calcext:value-type="float">
            <text:p>1987011</text:p>
          </table:table-cell>
          <table:table-cell office:value-type="float" office:value="1988337" calcext:value-type="float">
            <text:p>1988337</text:p>
          </table:table-cell>
          <table:table-cell table:formula="of:=[.C1048]-[.B1048]" office:value-type="float" office:value="1326" calcext:value-type="float">
            <text:p>1326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123223" calcext:value-type="float">
            <text:p>1123223</text:p>
          </table:table-cell>
          <table:table-cell office:value-type="float" office:value="1124550" calcext:value-type="float">
            <text:p>1124550</text:p>
          </table:table-cell>
          <table:table-cell table:formula="of:=[.C1049]-[.B1049]" office:value-type="float" office:value="1327" calcext:value-type="float">
            <text:p>1327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990586" calcext:value-type="float">
            <text:p>990586</text:p>
          </table:table-cell>
          <table:table-cell office:value-type="float" office:value="991913" calcext:value-type="float">
            <text:p>991913</text:p>
          </table:table-cell>
          <table:table-cell table:formula="of:=[.C1050]-[.B1050]" office:value-type="float" office:value="1327" calcext:value-type="float">
            <text:p>1327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703261" calcext:value-type="float">
            <text:p>3703261</text:p>
          </table:table-cell>
          <table:table-cell office:value-type="float" office:value="3704589" calcext:value-type="float">
            <text:p>3704589</text:p>
          </table:table-cell>
          <table:table-cell table:formula="of:=[.C1051]-[.B1051]" office:value-type="float" office:value="1328" calcext:value-type="float">
            <text:p>1328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688833" calcext:value-type="float">
            <text:p>2688833</text:p>
          </table:table-cell>
          <table:table-cell office:value-type="float" office:value="2690161" calcext:value-type="float">
            <text:p>2690161</text:p>
          </table:table-cell>
          <table:table-cell table:formula="of:=[.C1052]-[.B1052]" office:value-type="float" office:value="1328" calcext:value-type="float">
            <text:p>1328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483706" calcext:value-type="float">
            <text:p>1483706</text:p>
          </table:table-cell>
          <table:table-cell office:value-type="float" office:value="1485036" calcext:value-type="float">
            <text:p>1485036</text:p>
          </table:table-cell>
          <table:table-cell table:formula="of:=[.C1053]-[.B1053]"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063110" calcext:value-type="float">
            <text:p>3063110</text:p>
          </table:table-cell>
          <table:table-cell office:value-type="float" office:value="3064443" calcext:value-type="float">
            <text:p>3064443</text:p>
          </table:table-cell>
          <table:table-cell table:formula="of:=[.C1054]-[.B1054]" office:value-type="float" office:value="1333" calcext:value-type="float">
            <text:p>1333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440313" calcext:value-type="float">
            <text:p>1440313</text:p>
          </table:table-cell>
          <table:table-cell office:value-type="float" office:value="1441648" calcext:value-type="float">
            <text:p>1441648</text:p>
          </table:table-cell>
          <table:table-cell table:formula="of:=[.C1055]-[.B1055]" office:value-type="float" office:value="1335" calcext:value-type="float">
            <text:p>1335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278633" calcext:value-type="float">
            <text:p>3278633</text:p>
          </table:table-cell>
          <table:table-cell office:value-type="float" office:value="3279971" calcext:value-type="float">
            <text:p>3279971</text:p>
          </table:table-cell>
          <table:table-cell table:formula="of:=[.C1056]-[.B1056]" office:value-type="float" office:value="1338" calcext:value-type="float">
            <text:p>1338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314430" calcext:value-type="float">
            <text:p>5314430</text:p>
          </table:table-cell>
          <table:table-cell office:value-type="float" office:value="5315772" calcext:value-type="float">
            <text:p>5315772</text:p>
          </table:table-cell>
          <table:table-cell table:formula="of:=[.C1057]-[.B1057]" office:value-type="float" office:value="1342" calcext:value-type="float">
            <text:p>134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261836" calcext:value-type="float">
            <text:p>3261836</text:p>
          </table:table-cell>
          <table:table-cell office:value-type="float" office:value="3263179" calcext:value-type="float">
            <text:p>3263179</text:p>
          </table:table-cell>
          <table:table-cell table:formula="of:=[.C1058]-[.B1058]" office:value-type="float" office:value="1343" calcext:value-type="float">
            <text:p>1343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871659" calcext:value-type="float">
            <text:p>1871659</text:p>
          </table:table-cell>
          <table:table-cell office:value-type="float" office:value="1873003" calcext:value-type="float">
            <text:p>1873003</text:p>
          </table:table-cell>
          <table:table-cell table:formula="of:=[.C1059]-[.B1059]"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655743" calcext:value-type="float">
            <text:p>1655743</text:p>
          </table:table-cell>
          <table:table-cell office:value-type="float" office:value="1657092" calcext:value-type="float">
            <text:p>1657092</text:p>
          </table:table-cell>
          <table:table-cell table:formula="of:=[.C1060]-[.B1060]" office:value-type="float" office:value="1349" calcext:value-type="float">
            <text:p>1349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4079837" calcext:value-type="float">
            <text:p>4079837</text:p>
          </table:table-cell>
          <table:table-cell office:value-type="float" office:value="4081189" calcext:value-type="float">
            <text:p>4081189</text:p>
          </table:table-cell>
          <table:table-cell table:formula="of:=[.C1061]-[.B1061]" office:value-type="float" office:value="1352" calcext:value-type="float">
            <text:p>135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296452" calcext:value-type="float">
            <text:p>3296452</text:p>
          </table:table-cell>
          <table:table-cell office:value-type="float" office:value="3297805" calcext:value-type="float">
            <text:p>3297805</text:p>
          </table:table-cell>
          <table:table-cell table:formula="of:=[.C1062]-[.B1062]" office:value-type="float" office:value="1353" calcext:value-type="float">
            <text:p>1353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376687" calcext:value-type="float">
            <text:p>3376687</text:p>
          </table:table-cell>
          <table:table-cell office:value-type="float" office:value="3378041" calcext:value-type="float">
            <text:p>3378041</text:p>
          </table:table-cell>
          <table:table-cell table:formula="of:=[.C1063]-[.B1063]"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197663" calcext:value-type="float">
            <text:p>5197663</text:p>
          </table:table-cell>
          <table:table-cell office:value-type="float" office:value="5199020" calcext:value-type="float">
            <text:p>5199020</text:p>
          </table:table-cell>
          <table:table-cell table:formula="of:=[.C1064]-[.B1064]"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43356" calcext:value-type="float">
            <text:p>143356</text:p>
          </table:table-cell>
          <table:table-cell office:value-type="float" office:value="144713" calcext:value-type="float">
            <text:p>144713</text:p>
          </table:table-cell>
          <table:table-cell table:formula="of:=[.C1065]-[.B1065]"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646526" calcext:value-type="float">
            <text:p>1646526</text:p>
          </table:table-cell>
          <table:table-cell office:value-type="float" office:value="1647885" calcext:value-type="float">
            <text:p>1647885</text:p>
          </table:table-cell>
          <table:table-cell table:formula="of:=[.C1066]-[.B1066]"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579356" calcext:value-type="float">
            <text:p>1579356</text:p>
          </table:table-cell>
          <table:table-cell office:value-type="float" office:value="1580717" calcext:value-type="float">
            <text:p>1580717</text:p>
          </table:table-cell>
          <table:table-cell table:formula="of:=[.C1067]-[.B1067]"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039671" calcext:value-type="float">
            <text:p>3039671</text:p>
          </table:table-cell>
          <table:table-cell office:value-type="float" office:value="3041033" calcext:value-type="float">
            <text:p>3041033</text:p>
          </table:table-cell>
          <table:table-cell table:formula="of:=[.C1068]-[.B1068]"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756617" calcext:value-type="float">
            <text:p>756617</text:p>
          </table:table-cell>
          <table:table-cell office:value-type="float" office:value="757979" calcext:value-type="float">
            <text:p>757979</text:p>
          </table:table-cell>
          <table:table-cell table:formula="of:=[.C1069]-[.B1069]"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688618" calcext:value-type="float">
            <text:p>3688618</text:p>
          </table:table-cell>
          <table:table-cell office:value-type="float" office:value="3689983" calcext:value-type="float">
            <text:p>3689983</text:p>
          </table:table-cell>
          <table:table-cell table:formula="of:=[.C1070]-[.B1070]" office:value-type="float" office:value="1365" calcext:value-type="float">
            <text:p>1365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517491" calcext:value-type="float">
            <text:p>517491</text:p>
          </table:table-cell>
          <table:table-cell office:value-type="float" office:value="518856" calcext:value-type="float">
            <text:p>518856</text:p>
          </table:table-cell>
          <table:table-cell table:formula="of:=[.C1071]-[.B1071]" office:value-type="float" office:value="1365" calcext:value-type="float">
            <text:p>1365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485715" calcext:value-type="float">
            <text:p>2485715</text:p>
          </table:table-cell>
          <table:table-cell office:value-type="float" office:value="2487083" calcext:value-type="float">
            <text:p>2487083</text:p>
          </table:table-cell>
          <table:table-cell table:formula="of:=[.C1072]-[.B1072]" office:value-type="float" office:value="1368" calcext:value-type="float">
            <text:p>1368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269456" calcext:value-type="float">
            <text:p>1269456</text:p>
          </table:table-cell>
          <table:table-cell office:value-type="float" office:value="1270825" calcext:value-type="float">
            <text:p>1270825</text:p>
          </table:table-cell>
          <table:table-cell table:formula="of:=[.C1073]-[.B1073]" office:value-type="float" office:value="1369" calcext:value-type="float">
            <text:p>1369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368029" calcext:value-type="float">
            <text:p>1368029</text:p>
          </table:table-cell>
          <table:table-cell office:value-type="float" office:value="1369400" calcext:value-type="float">
            <text:p>1369400</text:p>
          </table:table-cell>
          <table:table-cell table:formula="of:=[.C1074]-[.B1074]"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055357" calcext:value-type="float">
            <text:p>1055357</text:p>
          </table:table-cell>
          <table:table-cell office:value-type="float" office:value="1056733" calcext:value-type="float">
            <text:p>1056733</text:p>
          </table:table-cell>
          <table:table-cell table:formula="of:=[.C1075]-[.B1075]"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915966" calcext:value-type="float">
            <text:p>2915966</text:p>
          </table:table-cell>
          <table:table-cell office:value-type="float" office:value="2917352" calcext:value-type="float">
            <text:p>2917352</text:p>
          </table:table-cell>
          <table:table-cell table:formula="of:=[.C1076]-[.B1076]"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026494" calcext:value-type="float">
            <text:p>3026494</text:p>
          </table:table-cell>
          <table:table-cell office:value-type="float" office:value="3027881" calcext:value-type="float">
            <text:p>3027881</text:p>
          </table:table-cell>
          <table:table-cell table:formula="of:=[.C1077]-[.B1077]"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8068" calcext:value-type="float">
            <text:p>28068</text:p>
          </table:table-cell>
          <table:table-cell office:value-type="float" office:value="29455" calcext:value-type="float">
            <text:p>29455</text:p>
          </table:table-cell>
          <table:table-cell table:formula="of:=[.C1078]-[.B1078]"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831219" calcext:value-type="float">
            <text:p>831219</text:p>
          </table:table-cell>
          <table:table-cell office:value-type="float" office:value="832610" calcext:value-type="float">
            <text:p>832610</text:p>
          </table:table-cell>
          <table:table-cell table:formula="of:=[.C1079]-[.B1079]"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556211" calcext:value-type="float">
            <text:p>556211</text:p>
          </table:table-cell>
          <table:table-cell office:value-type="float" office:value="557603" calcext:value-type="float">
            <text:p>557603</text:p>
          </table:table-cell>
          <table:table-cell table:formula="of:=[.C1080]-[.B1080]"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341556" calcext:value-type="float">
            <text:p>3341556</text:p>
          </table:table-cell>
          <table:table-cell office:value-type="float" office:value="3342949" calcext:value-type="float">
            <text:p>3342949</text:p>
          </table:table-cell>
          <table:table-cell table:formula="of:=[.C1081]-[.B1081]"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907882" calcext:value-type="float">
            <text:p>907882</text:p>
          </table:table-cell>
          <table:table-cell office:value-type="float" office:value="909277" calcext:value-type="float">
            <text:p>909277</text:p>
          </table:table-cell>
          <table:table-cell table:formula="of:=[.C1082]-[.B1082]"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245889" calcext:value-type="float">
            <text:p>3245889</text:p>
          </table:table-cell>
          <table:table-cell office:value-type="float" office:value="3247285" calcext:value-type="float">
            <text:p>3247285</text:p>
          </table:table-cell>
          <table:table-cell table:formula="of:=[.C1083]-[.B1083]"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022935" calcext:value-type="float">
            <text:p>2022935</text:p>
          </table:table-cell>
          <table:table-cell office:value-type="float" office:value="2024332" calcext:value-type="float">
            <text:p>2024332</text:p>
          </table:table-cell>
          <table:table-cell table:formula="of:=[.C1084]-[.B1084]"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352680" calcext:value-type="float">
            <text:p>352680</text:p>
          </table:table-cell>
          <table:table-cell office:value-type="float" office:value="354077" calcext:value-type="float">
            <text:p>354077</text:p>
          </table:table-cell>
          <table:table-cell table:formula="of:=[.C1085]-[.B1085]"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646225" calcext:value-type="float">
            <text:p>646225</text:p>
          </table:table-cell>
          <table:table-cell office:value-type="float" office:value="647627" calcext:value-type="float">
            <text:p>647627</text:p>
          </table:table-cell>
          <table:table-cell table:formula="of:=[.C1086]-[.B1086]"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398403" calcext:value-type="float">
            <text:p>3398403</text:p>
          </table:table-cell>
          <table:table-cell office:value-type="float" office:value="3399806" calcext:value-type="float">
            <text:p>3399806</text:p>
          </table:table-cell>
          <table:table-cell table:formula="of:=[.C1087]-[.B1087]"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867405" calcext:value-type="float">
            <text:p>867405</text:p>
          </table:table-cell>
          <table:table-cell office:value-type="float" office:value="868808" calcext:value-type="float">
            <text:p>868808</text:p>
          </table:table-cell>
          <table:table-cell table:formula="of:=[.C1088]-[.B1088]"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477627" calcext:value-type="float">
            <text:p>1477627</text:p>
          </table:table-cell>
          <table:table-cell office:value-type="float" office:value="1479030" calcext:value-type="float">
            <text:p>1479030</text:p>
          </table:table-cell>
          <table:table-cell table:formula="of:=[.C1089]-[.B1089]"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13233" calcext:value-type="float">
            <text:p>213233</text:p>
          </table:table-cell>
          <table:table-cell office:value-type="float" office:value="214636" calcext:value-type="float">
            <text:p>214636</text:p>
          </table:table-cell>
          <table:table-cell table:formula="of:=[.C1090]-[.B1090]"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204413" calcext:value-type="float">
            <text:p>1204413</text:p>
          </table:table-cell>
          <table:table-cell office:value-type="float" office:value="1205817" calcext:value-type="float">
            <text:p>1205817</text:p>
          </table:table-cell>
          <table:table-cell table:formula="of:=[.C1091]-[.B1091]"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4187951" calcext:value-type="float">
            <text:p>4187951</text:p>
          </table:table-cell>
          <table:table-cell office:value-type="float" office:value="4189360" calcext:value-type="float">
            <text:p>4189360</text:p>
          </table:table-cell>
          <table:table-cell table:formula="of:=[.C1092]-[.B1092]"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312396" calcext:value-type="float">
            <text:p>1312396</text:p>
          </table:table-cell>
          <table:table-cell office:value-type="float" office:value="1313813" calcext:value-type="float">
            <text:p>1313813</text:p>
          </table:table-cell>
          <table:table-cell table:formula="of:=[.C1093]-[.B1093]" office:value-type="float" office:value="1417" calcext:value-type="float">
            <text:p>1417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076826" calcext:value-type="float">
            <text:p>2076826</text:p>
          </table:table-cell>
          <table:table-cell office:value-type="float" office:value="2078244" calcext:value-type="float">
            <text:p>2078244</text:p>
          </table:table-cell>
          <table:table-cell table:formula="of:=[.C1094]-[.B1094]"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861752" calcext:value-type="float">
            <text:p>1861752</text:p>
          </table:table-cell>
          <table:table-cell office:value-type="float" office:value="1863175" calcext:value-type="float">
            <text:p>1863175</text:p>
          </table:table-cell>
          <table:table-cell table:formula="of:=[.C1095]-[.B1095]"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205089" calcext:value-type="float">
            <text:p>1205089</text:p>
          </table:table-cell>
          <table:table-cell office:value-type="float" office:value="1206514" calcext:value-type="float">
            <text:p>1206514</text:p>
          </table:table-cell>
          <table:table-cell table:formula="of:=[.C1096]-[.B1096]"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941961" calcext:value-type="float">
            <text:p>3941961</text:p>
          </table:table-cell>
          <table:table-cell office:value-type="float" office:value="3943388" calcext:value-type="float">
            <text:p>3943388</text:p>
          </table:table-cell>
          <table:table-cell table:formula="of:=[.C1097]-[.B1097]"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822251" calcext:value-type="float">
            <text:p>1822251</text:p>
          </table:table-cell>
          <table:table-cell office:value-type="float" office:value="1823679" calcext:value-type="float">
            <text:p>1823679</text:p>
          </table:table-cell>
          <table:table-cell table:formula="of:=[.C1098]-[.B1098]"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652502" calcext:value-type="float">
            <text:p>1652502</text:p>
          </table:table-cell>
          <table:table-cell office:value-type="float" office:value="1653932" calcext:value-type="float">
            <text:p>1653932</text:p>
          </table:table-cell>
          <table:table-cell table:formula="of:=[.C1099]-[.B1099]"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780450" calcext:value-type="float">
            <text:p>1780450</text:p>
          </table:table-cell>
          <table:table-cell office:value-type="float" office:value="1781881" calcext:value-type="float">
            <text:p>1781881</text:p>
          </table:table-cell>
          <table:table-cell table:formula="of:=[.C1100]-[.B1100]"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LKMD01000252.1</text:p>
          </table:table-cell>
          <table:table-cell office:value-type="float" office:value="120756" calcext:value-type="float">
            <text:p>120756</text:p>
          </table:table-cell>
          <table:table-cell office:value-type="float" office:value="122187" calcext:value-type="float">
            <text:p>122187</text:p>
          </table:table-cell>
          <table:table-cell table:formula="of:=[.C1101]-[.B1101]"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4129113" calcext:value-type="float">
            <text:p>4129113</text:p>
          </table:table-cell>
          <table:table-cell office:value-type="float" office:value="4130545" calcext:value-type="float">
            <text:p>4130545</text:p>
          </table:table-cell>
          <table:table-cell table:formula="of:=[.C1102]-[.B1102]"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619749" calcext:value-type="float">
            <text:p>619749</text:p>
          </table:table-cell>
          <table:table-cell office:value-type="float" office:value="621182" calcext:value-type="float">
            <text:p>621182</text:p>
          </table:table-cell>
          <table:table-cell table:formula="of:=[.C1103]-[.B1103]"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903826" calcext:value-type="float">
            <text:p>903826</text:p>
          </table:table-cell>
          <table:table-cell office:value-type="float" office:value="905260" calcext:value-type="float">
            <text:p>905260</text:p>
          </table:table-cell>
          <table:table-cell table:formula="of:=[.C1104]-[.B1104]"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372702" calcext:value-type="float">
            <text:p>372702</text:p>
          </table:table-cell>
          <table:table-cell office:value-type="float" office:value="374137" calcext:value-type="float">
            <text:p>374137</text:p>
          </table:table-cell>
          <table:table-cell table:formula="of:=[.C1105]-[.B1105]"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169553" calcext:value-type="float">
            <text:p>5169553</text:p>
          </table:table-cell>
          <table:table-cell office:value-type="float" office:value="5170989" calcext:value-type="float">
            <text:p>5170989</text:p>
          </table:table-cell>
          <table:table-cell table:formula="of:=[.C1106]-[.B1106]"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914148" calcext:value-type="float">
            <text:p>3914148</text:p>
          </table:table-cell>
          <table:table-cell office:value-type="float" office:value="3915587" calcext:value-type="float">
            <text:p>3915587</text:p>
          </table:table-cell>
          <table:table-cell table:formula="of:=[.C1107]-[.B1107]"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404086" calcext:value-type="float">
            <text:p>404086</text:p>
          </table:table-cell>
          <table:table-cell office:value-type="float" office:value="405528" calcext:value-type="float">
            <text:p>405528</text:p>
          </table:table-cell>
          <table:table-cell table:formula="of:=[.C1108]-[.B1108]"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753637" calcext:value-type="float">
            <text:p>1753637</text:p>
          </table:table-cell>
          <table:table-cell office:value-type="float" office:value="1755080" calcext:value-type="float">
            <text:p>1755080</text:p>
          </table:table-cell>
          <table:table-cell table:formula="of:=[.C1109]-[.B1109]"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875566" calcext:value-type="float">
            <text:p>1875566</text:p>
          </table:table-cell>
          <table:table-cell office:value-type="float" office:value="1877009" calcext:value-type="float">
            <text:p>1877009</text:p>
          </table:table-cell>
          <table:table-cell table:formula="of:=[.C1110]-[.B1110]"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334766" calcext:value-type="float">
            <text:p>1334766</text:p>
          </table:table-cell>
          <table:table-cell office:value-type="float" office:value="1336210" calcext:value-type="float">
            <text:p>1336210</text:p>
          </table:table-cell>
          <table:table-cell table:formula="of:=[.C1111]-[.B1111]"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921040" calcext:value-type="float">
            <text:p>1921040</text:p>
          </table:table-cell>
          <table:table-cell office:value-type="float" office:value="1922485" calcext:value-type="float">
            <text:p>1922485</text:p>
          </table:table-cell>
          <table:table-cell table:formula="of:=[.C1112]-[.B1112]"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889663" calcext:value-type="float">
            <text:p>3889663</text:p>
          </table:table-cell>
          <table:table-cell office:value-type="float" office:value="3891111" calcext:value-type="float">
            <text:p>3891111</text:p>
          </table:table-cell>
          <table:table-cell table:formula="of:=[.C1113]-[.B1113]"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77280" calcext:value-type="float">
            <text:p>177280</text:p>
          </table:table-cell>
          <table:table-cell office:value-type="float" office:value="178730" calcext:value-type="float">
            <text:p>178730</text:p>
          </table:table-cell>
          <table:table-cell table:formula="of:=[.C1114]-[.B1114]"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72803" calcext:value-type="float">
            <text:p>372803</text:p>
          </table:table-cell>
          <table:table-cell office:value-type="float" office:value="374255" calcext:value-type="float">
            <text:p>374255</text:p>
          </table:table-cell>
          <table:table-cell table:formula="of:=[.C1115]-[.B1115]"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125369" calcext:value-type="float">
            <text:p>1125369</text:p>
          </table:table-cell>
          <table:table-cell office:value-type="float" office:value="1126828" calcext:value-type="float">
            <text:p>1126828</text:p>
          </table:table-cell>
          <table:table-cell table:formula="of:=[.C1116]-[.B1116]"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589794" calcext:value-type="float">
            <text:p>1589794</text:p>
          </table:table-cell>
          <table:table-cell office:value-type="float" office:value="1591253" calcext:value-type="float">
            <text:p>1591253</text:p>
          </table:table-cell>
          <table:table-cell table:formula="of:=[.C1117]-[.B1117]"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686262" calcext:value-type="float">
            <text:p>686262</text:p>
          </table:table-cell>
          <table:table-cell office:value-type="float" office:value="687723" calcext:value-type="float">
            <text:p>687723</text:p>
          </table:table-cell>
          <table:table-cell table:formula="of:=[.C1118]-[.B1118]"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749622" calcext:value-type="float">
            <text:p>1749622</text:p>
          </table:table-cell>
          <table:table-cell office:value-type="float" office:value="1751086" calcext:value-type="float">
            <text:p>1751086</text:p>
          </table:table-cell>
          <table:table-cell table:formula="of:=[.C1119]-[.B1119]"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729060" calcext:value-type="float">
            <text:p>1729060</text:p>
          </table:table-cell>
          <table:table-cell office:value-type="float" office:value="1730525" calcext:value-type="float">
            <text:p>1730525</text:p>
          </table:table-cell>
          <table:table-cell table:formula="of:=[.C1120]-[.B1120]"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952114" calcext:value-type="float">
            <text:p>2952114</text:p>
          </table:table-cell>
          <table:table-cell office:value-type="float" office:value="2953580" calcext:value-type="float">
            <text:p>2953580</text:p>
          </table:table-cell>
          <table:table-cell table:formula="of:=[.C1121]-[.B1121]"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869983" calcext:value-type="float">
            <text:p>3869983</text:p>
          </table:table-cell>
          <table:table-cell office:value-type="float" office:value="3871449" calcext:value-type="float">
            <text:p>3871449</text:p>
          </table:table-cell>
          <table:table-cell table:formula="of:=[.C1122]-[.B1122]"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32030" calcext:value-type="float">
            <text:p>132030</text:p>
          </table:table-cell>
          <table:table-cell office:value-type="float" office:value="133497" calcext:value-type="float">
            <text:p>133497</text:p>
          </table:table-cell>
          <table:table-cell table:formula="of:=[.C1123]-[.B1123]"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6091001" calcext:value-type="float">
            <text:p>6091001</text:p>
          </table:table-cell>
          <table:table-cell office:value-type="float" office:value="6092469" calcext:value-type="float">
            <text:p>6092469</text:p>
          </table:table-cell>
          <table:table-cell table:formula="of:=[.C1124]-[.B1124]"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353515" calcext:value-type="float">
            <text:p>3353515</text:p>
          </table:table-cell>
          <table:table-cell office:value-type="float" office:value="3354983" calcext:value-type="float">
            <text:p>3354983</text:p>
          </table:table-cell>
          <table:table-cell table:formula="of:=[.C1125]-[.B1125]"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254870" calcext:value-type="float">
            <text:p>2254870</text:p>
          </table:table-cell>
          <table:table-cell office:value-type="float" office:value="2256342" calcext:value-type="float">
            <text:p>2256342</text:p>
          </table:table-cell>
          <table:table-cell table:formula="of:=[.C1126]-[.B1126]"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892288" calcext:value-type="float">
            <text:p>892288</text:p>
          </table:table-cell>
          <table:table-cell office:value-type="float" office:value="893760" calcext:value-type="float">
            <text:p>893760</text:p>
          </table:table-cell>
          <table:table-cell table:formula="of:=[.C1127]-[.B1127]"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6171697" calcext:value-type="float">
            <text:p>6171697</text:p>
          </table:table-cell>
          <table:table-cell office:value-type="float" office:value="6173174" calcext:value-type="float">
            <text:p>6173174</text:p>
          </table:table-cell>
          <table:table-cell table:formula="of:=[.C1128]-[.B1128]"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3901791" calcext:value-type="float">
            <text:p>3901791</text:p>
          </table:table-cell>
          <table:table-cell office:value-type="float" office:value="3903269" calcext:value-type="float">
            <text:p>3903269</text:p>
          </table:table-cell>
          <table:table-cell table:formula="of:=[.C1129]-[.B1129]"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355930" calcext:value-type="float">
            <text:p>1355930</text:p>
          </table:table-cell>
          <table:table-cell office:value-type="float" office:value="1357408" calcext:value-type="float">
            <text:p>1357408</text:p>
          </table:table-cell>
          <table:table-cell table:formula="of:=[.C1130]-[.B1130]"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LKMD01000212.1</text:p>
          </table:table-cell>
          <table:table-cell office:value-type="float" office:value="22417" calcext:value-type="float">
            <text:p>22417</text:p>
          </table:table-cell>
          <table:table-cell office:value-type="float" office:value="23897" calcext:value-type="float">
            <text:p>23897</text:p>
          </table:table-cell>
          <table:table-cell table:formula="of:=[.C1131]-[.B1131]"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420069" calcext:value-type="float">
            <text:p>1420069</text:p>
          </table:table-cell>
          <table:table-cell office:value-type="float" office:value="1421553" calcext:value-type="float">
            <text:p>1421553</text:p>
          </table:table-cell>
          <table:table-cell table:formula="of:=[.C1132]-[.B1132]"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013479" calcext:value-type="float">
            <text:p>2013479</text:p>
          </table:table-cell>
          <table:table-cell office:value-type="float" office:value="2014965" calcext:value-type="float">
            <text:p>2014965</text:p>
          </table:table-cell>
          <table:table-cell table:formula="of:=[.C1133]-[.B1133]"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810469" calcext:value-type="float">
            <text:p>5810469</text:p>
          </table:table-cell>
          <table:table-cell office:value-type="float" office:value="5811955" calcext:value-type="float">
            <text:p>5811955</text:p>
          </table:table-cell>
          <table:table-cell table:formula="of:=[.C1134]-[.B1134]"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471210" calcext:value-type="float">
            <text:p>2471210</text:p>
          </table:table-cell>
          <table:table-cell office:value-type="float" office:value="2472698" calcext:value-type="float">
            <text:p>2472698</text:p>
          </table:table-cell>
          <table:table-cell table:formula="of:=[.C1135]-[.B1135]"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445865" calcext:value-type="float">
            <text:p>1445865</text:p>
          </table:table-cell>
          <table:table-cell office:value-type="float" office:value="1447353" calcext:value-type="float">
            <text:p>1447353</text:p>
          </table:table-cell>
          <table:table-cell table:formula="of:=[.C1136]-[.B1136]"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499708" calcext:value-type="float">
            <text:p>1499708</text:p>
          </table:table-cell>
          <table:table-cell office:value-type="float" office:value="1501200" calcext:value-type="float">
            <text:p>1501200</text:p>
          </table:table-cell>
          <table:table-cell table:formula="of:=[.C1137]-[.B1137]"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271785" calcext:value-type="float">
            <text:p>271785</text:p>
          </table:table-cell>
          <table:table-cell office:value-type="float" office:value="273278" calcext:value-type="float">
            <text:p>273278</text:p>
          </table:table-cell>
          <table:table-cell table:formula="of:=[.C1138]-[.B1138]"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182825" calcext:value-type="float">
            <text:p>2182825</text:p>
          </table:table-cell>
          <table:table-cell office:value-type="float" office:value="2184322" calcext:value-type="float">
            <text:p>2184322</text:p>
          </table:table-cell>
          <table:table-cell table:formula="of:=[.C1139]-[.B1139]"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752292" calcext:value-type="float">
            <text:p>2752292</text:p>
          </table:table-cell>
          <table:table-cell office:value-type="float" office:value="2753790" calcext:value-type="float">
            <text:p>2753790</text:p>
          </table:table-cell>
          <table:table-cell table:formula="of:=[.C1140]-[.B1140]"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088689" calcext:value-type="float">
            <text:p>2088689</text:p>
          </table:table-cell>
          <table:table-cell office:value-type="float" office:value="2090192" calcext:value-type="float">
            <text:p>2090192</text:p>
          </table:table-cell>
          <table:table-cell table:formula="of:=[.C1141]-[.B1141]"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455316" calcext:value-type="float">
            <text:p>1455316</text:p>
          </table:table-cell>
          <table:table-cell office:value-type="float" office:value="1456822" calcext:value-type="float">
            <text:p>1456822</text:p>
          </table:table-cell>
          <table:table-cell table:formula="of:=[.C1142]-[.B1142]"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396080" calcext:value-type="float">
            <text:p>396080</text:p>
          </table:table-cell>
          <table:table-cell office:value-type="float" office:value="397588" calcext:value-type="float">
            <text:p>397588</text:p>
          </table:table-cell>
          <table:table-cell table:formula="of:=[.C1143]-[.B1143]"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369755" calcext:value-type="float">
            <text:p>2369755</text:p>
          </table:table-cell>
          <table:table-cell office:value-type="float" office:value="2371264" calcext:value-type="float">
            <text:p>2371264</text:p>
          </table:table-cell>
          <table:table-cell table:formula="of:=[.C1144]-[.B1144]"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071149" calcext:value-type="float">
            <text:p>5071149</text:p>
          </table:table-cell>
          <table:table-cell office:value-type="float" office:value="5072659" calcext:value-type="float">
            <text:p>5072659</text:p>
          </table:table-cell>
          <table:table-cell table:formula="of:=[.C1145]-[.B1145]"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492353" calcext:value-type="float">
            <text:p>492353</text:p>
          </table:table-cell>
          <table:table-cell office:value-type="float" office:value="493863" calcext:value-type="float">
            <text:p>493863</text:p>
          </table:table-cell>
          <table:table-cell table:formula="of:=[.C1146]-[.B1146]"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232147" calcext:value-type="float">
            <text:p>3232147</text:p>
          </table:table-cell>
          <table:table-cell office:value-type="float" office:value="3233661" calcext:value-type="float">
            <text:p>3233661</text:p>
          </table:table-cell>
          <table:table-cell table:formula="of:=[.C1147]-[.B1147]"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LKMD01000252.1</text:p>
          </table:table-cell>
          <table:table-cell office:value-type="float" office:value="175664" calcext:value-type="float">
            <text:p>175664</text:p>
          </table:table-cell>
          <table:table-cell office:value-type="float" office:value="177179" calcext:value-type="float">
            <text:p>177179</text:p>
          </table:table-cell>
          <table:table-cell table:formula="of:=[.C1148]-[.B1148]"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285300" calcext:value-type="float">
            <text:p>2285300</text:p>
          </table:table-cell>
          <table:table-cell office:value-type="float" office:value="2286822" calcext:value-type="float">
            <text:p>2286822</text:p>
          </table:table-cell>
          <table:table-cell table:formula="of:=[.C1149]-[.B1149]"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587214" calcext:value-type="float">
            <text:p>3587214</text:p>
          </table:table-cell>
          <table:table-cell office:value-type="float" office:value="3588736" calcext:value-type="float">
            <text:p>3588736</text:p>
          </table:table-cell>
          <table:table-cell table:formula="of:=[.C1150]-[.B1150]"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2028438" calcext:value-type="float">
            <text:p>2028438</text:p>
          </table:table-cell>
          <table:table-cell office:value-type="float" office:value="2029960" calcext:value-type="float">
            <text:p>2029960</text:p>
          </table:table-cell>
          <table:table-cell table:formula="of:=[.C1151]-[.B1151]"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2076258" calcext:value-type="float">
            <text:p>2076258</text:p>
          </table:table-cell>
          <table:table-cell office:value-type="float" office:value="2077780" calcext:value-type="float">
            <text:p>2077780</text:p>
          </table:table-cell>
          <table:table-cell table:formula="of:=[.C1152]-[.B1152]"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589403" calcext:value-type="float">
            <text:p>3589403</text:p>
          </table:table-cell>
          <table:table-cell office:value-type="float" office:value="3590926" calcext:value-type="float">
            <text:p>3590926</text:p>
          </table:table-cell>
          <table:table-cell table:formula="of:=[.C1153]-[.B1153]"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053056" calcext:value-type="float">
            <text:p>3053056</text:p>
          </table:table-cell>
          <table:table-cell office:value-type="float" office:value="3054580" calcext:value-type="float">
            <text:p>3054580</text:p>
          </table:table-cell>
          <table:table-cell table:formula="of:=[.C1154]-[.B1154]"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734439" calcext:value-type="float">
            <text:p>3734439</text:p>
          </table:table-cell>
          <table:table-cell office:value-type="float" office:value="3735963" calcext:value-type="float">
            <text:p>3735963</text:p>
          </table:table-cell>
          <table:table-cell table:formula="of:=[.C1155]-[.B1155]"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955268" calcext:value-type="float">
            <text:p>955268</text:p>
          </table:table-cell>
          <table:table-cell office:value-type="float" office:value="956793" calcext:value-type="float">
            <text:p>956793</text:p>
          </table:table-cell>
          <table:table-cell table:formula="of:=[.C1156]-[.B1156]"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864090" calcext:value-type="float">
            <text:p>2864090</text:p>
          </table:table-cell>
          <table:table-cell office:value-type="float" office:value="2865616" calcext:value-type="float">
            <text:p>2865616</text:p>
          </table:table-cell>
          <table:table-cell table:formula="of:=[.C1157]-[.B1157]" office:value-type="float" office:value="1526" calcext:value-type="float">
            <text:p>1526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329921" calcext:value-type="float">
            <text:p>329921</text:p>
          </table:table-cell>
          <table:table-cell office:value-type="float" office:value="331450" calcext:value-type="float">
            <text:p>331450</text:p>
          </table:table-cell>
          <table:table-cell table:formula="of:=[.C1158]-[.B1158]"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016531" calcext:value-type="float">
            <text:p>2016531</text:p>
          </table:table-cell>
          <table:table-cell office:value-type="float" office:value="2018068" calcext:value-type="float">
            <text:p>2018068</text:p>
          </table:table-cell>
          <table:table-cell table:formula="of:=[.C1159]-[.B1159]"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495135" calcext:value-type="float">
            <text:p>495135</text:p>
          </table:table-cell>
          <table:table-cell office:value-type="float" office:value="496675" calcext:value-type="float">
            <text:p>496675</text:p>
          </table:table-cell>
          <table:table-cell table:formula="of:=[.C1160]-[.B1160]"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654715" calcext:value-type="float">
            <text:p>654715</text:p>
          </table:table-cell>
          <table:table-cell office:value-type="float" office:value="656256" calcext:value-type="float">
            <text:p>656256</text:p>
          </table:table-cell>
          <table:table-cell table:formula="of:=[.C1161]-[.B1161]"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798627" calcext:value-type="float">
            <text:p>1798627</text:p>
          </table:table-cell>
          <table:table-cell office:value-type="float" office:value="1800168" calcext:value-type="float">
            <text:p>1800168</text:p>
          </table:table-cell>
          <table:table-cell table:formula="of:=[.C1162]-[.B1162]"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221803" calcext:value-type="float">
            <text:p>2221803</text:p>
          </table:table-cell>
          <table:table-cell office:value-type="float" office:value="2223345" calcext:value-type="float">
            <text:p>2223345</text:p>
          </table:table-cell>
          <table:table-cell table:formula="of:=[.C1163]-[.B1163]"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740942" calcext:value-type="float">
            <text:p>740942</text:p>
          </table:table-cell>
          <table:table-cell office:value-type="float" office:value="742484" calcext:value-type="float">
            <text:p>742484</text:p>
          </table:table-cell>
          <table:table-cell table:formula="of:=[.C1164]-[.B1164]"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650919" calcext:value-type="float">
            <text:p>3650919</text:p>
          </table:table-cell>
          <table:table-cell office:value-type="float" office:value="3652462" calcext:value-type="float">
            <text:p>3652462</text:p>
          </table:table-cell>
          <table:table-cell table:formula="of:=[.C1165]-[.B1165]"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40303" calcext:value-type="float">
            <text:p>40303</text:p>
          </table:table-cell>
          <table:table-cell office:value-type="float" office:value="41846" calcext:value-type="float">
            <text:p>41846</text:p>
          </table:table-cell>
          <table:table-cell table:formula="of:=[.C1166]-[.B1166]"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485255" calcext:value-type="float">
            <text:p>2485255</text:p>
          </table:table-cell>
          <table:table-cell office:value-type="float" office:value="2486798" calcext:value-type="float">
            <text:p>2486798</text:p>
          </table:table-cell>
          <table:table-cell table:formula="of:=[.C1167]-[.B1167]"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322308" calcext:value-type="float">
            <text:p>2322308</text:p>
          </table:table-cell>
          <table:table-cell office:value-type="float" office:value="2323851" calcext:value-type="float">
            <text:p>2323851</text:p>
          </table:table-cell>
          <table:table-cell table:formula="of:=[.C1168]-[.B1168]"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893459" calcext:value-type="float">
            <text:p>5893459</text:p>
          </table:table-cell>
          <table:table-cell office:value-type="float" office:value="5895011" calcext:value-type="float">
            <text:p>5895011</text:p>
          </table:table-cell>
          <table:table-cell table:formula="of:=[.C1169]-[.B1169]" office:value-type="float" office:value="1552" calcext:value-type="float">
            <text:p>1552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274564" calcext:value-type="float">
            <text:p>1274564</text:p>
          </table:table-cell>
          <table:table-cell office:value-type="float" office:value="1276117" calcext:value-type="float">
            <text:p>1276117</text:p>
          </table:table-cell>
          <table:table-cell table:formula="of:=[.C1170]-[.B1170]"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701646" calcext:value-type="float">
            <text:p>2701646</text:p>
          </table:table-cell>
          <table:table-cell office:value-type="float" office:value="2703199" calcext:value-type="float">
            <text:p>2703199</text:p>
          </table:table-cell>
          <table:table-cell table:formula="of:=[.C1171]-[.B1171]"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80199" calcext:value-type="float">
            <text:p>80199</text:p>
          </table:table-cell>
          <table:table-cell office:value-type="float" office:value="81753" calcext:value-type="float">
            <text:p>81753</text:p>
          </table:table-cell>
          <table:table-cell table:formula="of:=[.C1172]-[.B1172]" office:value-type="float" office:value="1554" calcext:value-type="float">
            <text:p>1554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15498" calcext:value-type="float">
            <text:p>215498</text:p>
          </table:table-cell>
          <table:table-cell office:value-type="float" office:value="217055" calcext:value-type="float">
            <text:p>217055</text:p>
          </table:table-cell>
          <table:table-cell table:formula="of:=[.C1173]-[.B1173]"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005739" calcext:value-type="float">
            <text:p>1005739</text:p>
          </table:table-cell>
          <table:table-cell office:value-type="float" office:value="1007299" calcext:value-type="float">
            <text:p>1007299</text:p>
          </table:table-cell>
          <table:table-cell table:formula="of:=[.C1174]-[.B1174]"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24583" calcext:value-type="float">
            <text:p>124583</text:p>
          </table:table-cell>
          <table:table-cell office:value-type="float" office:value="126146" calcext:value-type="float">
            <text:p>126146</text:p>
          </table:table-cell>
          <table:table-cell table:formula="of:=[.C1175]-[.B1175]"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886457" calcext:value-type="float">
            <text:p>886457</text:p>
          </table:table-cell>
          <table:table-cell office:value-type="float" office:value="888023" calcext:value-type="float">
            <text:p>888023</text:p>
          </table:table-cell>
          <table:table-cell table:formula="of:=[.C1176]-[.B1176]"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978897" calcext:value-type="float">
            <text:p>2978897</text:p>
          </table:table-cell>
          <table:table-cell office:value-type="float" office:value="2980466" calcext:value-type="float">
            <text:p>2980466</text:p>
          </table:table-cell>
          <table:table-cell table:formula="of:=[.C1177]-[.B1177]"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656138" calcext:value-type="float">
            <text:p>2656138</text:p>
          </table:table-cell>
          <table:table-cell office:value-type="float" office:value="2657708" calcext:value-type="float">
            <text:p>2657708</text:p>
          </table:table-cell>
          <table:table-cell table:formula="of:=[.C1178]-[.B1178]"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378415" calcext:value-type="float">
            <text:p>378415</text:p>
          </table:table-cell>
          <table:table-cell office:value-type="float" office:value="379991" calcext:value-type="float">
            <text:p>379991</text:p>
          </table:table-cell>
          <table:table-cell table:formula="of:=[.C1179]-[.B1179]"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479129" calcext:value-type="float">
            <text:p>1479129</text:p>
          </table:table-cell>
          <table:table-cell office:value-type="float" office:value="1480706" calcext:value-type="float">
            <text:p>1480706</text:p>
          </table:table-cell>
          <table:table-cell table:formula="of:=[.C1180]-[.B1180]"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749748" calcext:value-type="float">
            <text:p>749748</text:p>
          </table:table-cell>
          <table:table-cell office:value-type="float" office:value="751329" calcext:value-type="float">
            <text:p>751329</text:p>
          </table:table-cell>
          <table:table-cell table:formula="of:=[.C1181]-[.B1181]"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6151951" calcext:value-type="float">
            <text:p>6151951</text:p>
          </table:table-cell>
          <table:table-cell office:value-type="float" office:value="6153533" calcext:value-type="float">
            <text:p>6153533</text:p>
          </table:table-cell>
          <table:table-cell table:formula="of:=[.C1182]-[.B1182]"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998726" calcext:value-type="float">
            <text:p>1998726</text:p>
          </table:table-cell>
          <table:table-cell office:value-type="float" office:value="2000311" calcext:value-type="float">
            <text:p>2000311</text:p>
          </table:table-cell>
          <table:table-cell table:formula="of:=[.C1183]-[.B1183]" office:value-type="float" office:value="1585" calcext:value-type="float">
            <text:p>1585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725948" calcext:value-type="float">
            <text:p>5725948</text:p>
          </table:table-cell>
          <table:table-cell office:value-type="float" office:value="5727534" calcext:value-type="float">
            <text:p>5727534</text:p>
          </table:table-cell>
          <table:table-cell table:formula="of:=[.C1184]-[.B1184]"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464111" calcext:value-type="float">
            <text:p>2464111</text:p>
          </table:table-cell>
          <table:table-cell office:value-type="float" office:value="2465702" calcext:value-type="float">
            <text:p>2465702</text:p>
          </table:table-cell>
          <table:table-cell table:formula="of:=[.C1185]-[.B1185]"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115331" calcext:value-type="float">
            <text:p>2115331</text:p>
          </table:table-cell>
          <table:table-cell office:value-type="float" office:value="2116925" calcext:value-type="float">
            <text:p>2116925</text:p>
          </table:table-cell>
          <table:table-cell table:formula="of:=[.C1186]-[.B1186]"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736253" calcext:value-type="float">
            <text:p>2736253</text:p>
          </table:table-cell>
          <table:table-cell office:value-type="float" office:value="2737850" calcext:value-type="float">
            <text:p>2737850</text:p>
          </table:table-cell>
          <table:table-cell table:formula="of:=[.C1187]-[.B1187]"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829394" calcext:value-type="float">
            <text:p>2829394</text:p>
          </table:table-cell>
          <table:table-cell office:value-type="float" office:value="2830992" calcext:value-type="float">
            <text:p>2830992</text:p>
          </table:table-cell>
          <table:table-cell table:formula="of:=[.C1188]-[.B1188]"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242860" calcext:value-type="float">
            <text:p>3242860</text:p>
          </table:table-cell>
          <table:table-cell office:value-type="float" office:value="3244458" calcext:value-type="float">
            <text:p>3244458</text:p>
          </table:table-cell>
          <table:table-cell table:formula="of:=[.C1189]-[.B1189]"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253513" calcext:value-type="float">
            <text:p>1253513</text:p>
          </table:table-cell>
          <table:table-cell office:value-type="float" office:value="1255113" calcext:value-type="float">
            <text:p>1255113</text:p>
          </table:table-cell>
          <table:table-cell table:formula="of:=[.C1190]-[.B1190]"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2166108" calcext:value-type="float">
            <text:p>2166108</text:p>
          </table:table-cell>
          <table:table-cell office:value-type="float" office:value="2167710" calcext:value-type="float">
            <text:p>2167710</text:p>
          </table:table-cell>
          <table:table-cell table:formula="of:=[.C1191]-[.B1191]"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785786" calcext:value-type="float">
            <text:p>1785786</text:p>
          </table:table-cell>
          <table:table-cell office:value-type="float" office:value="1787393" calcext:value-type="float">
            <text:p>1787393</text:p>
          </table:table-cell>
          <table:table-cell table:formula="of:=[.C1192]-[.B1192]" office:value-type="float" office:value="1607" calcext:value-type="float">
            <text:p>1607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228612" calcext:value-type="float">
            <text:p>1228612</text:p>
          </table:table-cell>
          <table:table-cell office:value-type="float" office:value="1230220" calcext:value-type="float">
            <text:p>1230220</text:p>
          </table:table-cell>
          <table:table-cell table:formula="of:=[.C1193]-[.B1193]"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715846" calcext:value-type="float">
            <text:p>715846</text:p>
          </table:table-cell>
          <table:table-cell office:value-type="float" office:value="717454" calcext:value-type="float">
            <text:p>717454</text:p>
          </table:table-cell>
          <table:table-cell table:formula="of:=[.C1194]-[.B1194]"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496707" calcext:value-type="float">
            <text:p>496707</text:p>
          </table:table-cell>
          <table:table-cell office:value-type="float" office:value="498316" calcext:value-type="float">
            <text:p>498316</text:p>
          </table:table-cell>
          <table:table-cell table:formula="of:=[.C1195]-[.B1195]" office:value-type="float" office:value="1609" calcext:value-type="float">
            <text:p>1609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199825" calcext:value-type="float">
            <text:p>2199825</text:p>
          </table:table-cell>
          <table:table-cell office:value-type="float" office:value="2201435" calcext:value-type="float">
            <text:p>2201435</text:p>
          </table:table-cell>
          <table:table-cell table:formula="of:=[.C1196]-[.B1196]" office:value-type="float" office:value="1610" calcext:value-type="float">
            <text:p>1610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425329" calcext:value-type="float">
            <text:p>1425329</text:p>
          </table:table-cell>
          <table:table-cell office:value-type="float" office:value="1426939" calcext:value-type="float">
            <text:p>1426939</text:p>
          </table:table-cell>
          <table:table-cell table:formula="of:=[.C1197]-[.B1197]" office:value-type="float" office:value="1610" calcext:value-type="float">
            <text:p>1610</text:p>
          </table:table-cell>
        </table:table-row>
        <table:table-row table:style-name="ro1">
          <table:table-cell office:value-type="string" calcext:value-type="string">
            <text:p>LKMD01000209.1</text:p>
          </table:table-cell>
          <table:table-cell office:value-type="float" office:value="11291" calcext:value-type="float">
            <text:p>11291</text:p>
          </table:table-cell>
          <table:table-cell office:value-type="float" office:value="12901" calcext:value-type="float">
            <text:p>12901</text:p>
          </table:table-cell>
          <table:table-cell table:formula="of:=[.C1198]-[.B1198]" office:value-type="float" office:value="1610" calcext:value-type="float">
            <text:p>1610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931309" calcext:value-type="float">
            <text:p>2931309</text:p>
          </table:table-cell>
          <table:table-cell office:value-type="float" office:value="2932923" calcext:value-type="float">
            <text:p>2932923</text:p>
          </table:table-cell>
          <table:table-cell table:formula="of:=[.C1199]-[.B1199]"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541209" calcext:value-type="float">
            <text:p>1541209</text:p>
          </table:table-cell>
          <table:table-cell office:value-type="float" office:value="1542830" calcext:value-type="float">
            <text:p>1542830</text:p>
          </table:table-cell>
          <table:table-cell table:formula="of:=[.C1200]-[.B1200]"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776900" calcext:value-type="float">
            <text:p>776900</text:p>
          </table:table-cell>
          <table:table-cell office:value-type="float" office:value="778523" calcext:value-type="float">
            <text:p>778523</text:p>
          </table:table-cell>
          <table:table-cell table:formula="of:=[.C1201]-[.B1201]"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852898" calcext:value-type="float">
            <text:p>2852898</text:p>
          </table:table-cell>
          <table:table-cell office:value-type="float" office:value="2854522" calcext:value-type="float">
            <text:p>2854522</text:p>
          </table:table-cell>
          <table:table-cell table:formula="of:=[.C1202]-[.B1202]"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701124" calcext:value-type="float">
            <text:p>2701124</text:p>
          </table:table-cell>
          <table:table-cell office:value-type="float" office:value="2702750" calcext:value-type="float">
            <text:p>2702750</text:p>
          </table:table-cell>
          <table:table-cell table:formula="of:=[.C1203]-[.B1203]"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51965" calcext:value-type="float">
            <text:p>51965</text:p>
          </table:table-cell>
          <table:table-cell office:value-type="float" office:value="53594" calcext:value-type="float">
            <text:p>53594</text:p>
          </table:table-cell>
          <table:table-cell table:formula="of:=[.C1204]-[.B1204]" office:value-type="float" office:value="1629" calcext:value-type="float">
            <text:p>1629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322560" calcext:value-type="float">
            <text:p>322560</text:p>
          </table:table-cell>
          <table:table-cell office:value-type="float" office:value="324189" calcext:value-type="float">
            <text:p>324189</text:p>
          </table:table-cell>
          <table:table-cell table:formula="of:=[.C1205]-[.B1205]" office:value-type="float" office:value="1629" calcext:value-type="float">
            <text:p>1629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2130860" calcext:value-type="float">
            <text:p>2130860</text:p>
          </table:table-cell>
          <table:table-cell office:value-type="float" office:value="2132492" calcext:value-type="float">
            <text:p>2132492</text:p>
          </table:table-cell>
          <table:table-cell table:formula="of:=[.C1206]-[.B1206]" office:value-type="float" office:value="1632" calcext:value-type="float">
            <text:p>1632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453605" calcext:value-type="float">
            <text:p>453605</text:p>
          </table:table-cell>
          <table:table-cell office:value-type="float" office:value="455239" calcext:value-type="float">
            <text:p>455239</text:p>
          </table:table-cell>
          <table:table-cell table:formula="of:=[.C1207]-[.B1207]" office:value-type="float" office:value="1634" calcext:value-type="float">
            <text:p>163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644843" calcext:value-type="float">
            <text:p>5644843</text:p>
          </table:table-cell>
          <table:table-cell office:value-type="float" office:value="5646478" calcext:value-type="float">
            <text:p>5646478</text:p>
          </table:table-cell>
          <table:table-cell table:formula="of:=[.C1208]-[.B1208]" office:value-type="float" office:value="1635" calcext:value-type="float">
            <text:p>1635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25350" calcext:value-type="float">
            <text:p>325350</text:p>
          </table:table-cell>
          <table:table-cell office:value-type="float" office:value="326986" calcext:value-type="float">
            <text:p>326986</text:p>
          </table:table-cell>
          <table:table-cell table:formula="of:=[.C1209]-[.B1209]" office:value-type="float" office:value="1636" calcext:value-type="float">
            <text:p>1636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4140811" calcext:value-type="float">
            <text:p>4140811</text:p>
          </table:table-cell>
          <table:table-cell office:value-type="float" office:value="4142447" calcext:value-type="float">
            <text:p>4142447</text:p>
          </table:table-cell>
          <table:table-cell table:formula="of:=[.C1210]-[.B1210]" office:value-type="float" office:value="1636" calcext:value-type="float">
            <text:p>1636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453724" calcext:value-type="float">
            <text:p>4453724</text:p>
          </table:table-cell>
          <table:table-cell office:value-type="float" office:value="4455362" calcext:value-type="float">
            <text:p>4455362</text:p>
          </table:table-cell>
          <table:table-cell table:formula="of:=[.C1211]-[.B1211]"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212805" calcext:value-type="float">
            <text:p>2212805</text:p>
          </table:table-cell>
          <table:table-cell office:value-type="float" office:value="2214448" calcext:value-type="float">
            <text:p>2214448</text:p>
          </table:table-cell>
          <table:table-cell table:formula="of:=[.C1212]-[.B1212]" office:value-type="float" office:value="1643" calcext:value-type="float">
            <text:p>1643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768818" calcext:value-type="float">
            <text:p>768818</text:p>
          </table:table-cell>
          <table:table-cell office:value-type="float" office:value="770462" calcext:value-type="float">
            <text:p>770462</text:p>
          </table:table-cell>
          <table:table-cell table:formula="of:=[.C1213]-[.B1213]"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216438" calcext:value-type="float">
            <text:p>3216438</text:p>
          </table:table-cell>
          <table:table-cell office:value-type="float" office:value="3218083" calcext:value-type="float">
            <text:p>3218083</text:p>
          </table:table-cell>
          <table:table-cell table:formula="of:=[.C1214]-[.B1214]"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105020" calcext:value-type="float">
            <text:p>2105020</text:p>
          </table:table-cell>
          <table:table-cell office:value-type="float" office:value="2106667" calcext:value-type="float">
            <text:p>2106667</text:p>
          </table:table-cell>
          <table:table-cell table:formula="of:=[.C1215]-[.B1215]" office:value-type="float" office:value="1647" calcext:value-type="float">
            <text:p>164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350337" calcext:value-type="float">
            <text:p>5350337</text:p>
          </table:table-cell>
          <table:table-cell office:value-type="float" office:value="5351985" calcext:value-type="float">
            <text:p>5351985</text:p>
          </table:table-cell>
          <table:table-cell table:formula="of:=[.C1216]-[.B1216]"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075438" calcext:value-type="float">
            <text:p>1075438</text:p>
          </table:table-cell>
          <table:table-cell office:value-type="float" office:value="1077088" calcext:value-type="float">
            <text:p>1077088</text:p>
          </table:table-cell>
          <table:table-cell table:formula="of:=[.C1217]-[.B1217]" office:value-type="float" office:value="1650" calcext:value-type="float">
            <text:p>1650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198529" calcext:value-type="float">
            <text:p>3198529</text:p>
          </table:table-cell>
          <table:table-cell office:value-type="float" office:value="3200183" calcext:value-type="float">
            <text:p>3200183</text:p>
          </table:table-cell>
          <table:table-cell table:formula="of:=[.C1218]-[.B1218]" office:value-type="float" office:value="1654" calcext:value-type="float">
            <text:p>1654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290188" calcext:value-type="float">
            <text:p>1290188</text:p>
          </table:table-cell>
          <table:table-cell office:value-type="float" office:value="1291843" calcext:value-type="float">
            <text:p>1291843</text:p>
          </table:table-cell>
          <table:table-cell table:formula="of:=[.C1219]-[.B1219]" office:value-type="float" office:value="1655" calcext:value-type="float">
            <text:p>1655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708432" calcext:value-type="float">
            <text:p>708432</text:p>
          </table:table-cell>
          <table:table-cell office:value-type="float" office:value="710089" calcext:value-type="float">
            <text:p>710089</text:p>
          </table:table-cell>
          <table:table-cell table:formula="of:=[.C1220]-[.B1220]" office:value-type="float" office:value="1657" calcext:value-type="float">
            <text:p>165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94419" calcext:value-type="float">
            <text:p>594419</text:p>
          </table:table-cell>
          <table:table-cell office:value-type="float" office:value="596079" calcext:value-type="float">
            <text:p>596079</text:p>
          </table:table-cell>
          <table:table-cell table:formula="of:=[.C1221]-[.B1221]"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605136" calcext:value-type="float">
            <text:p>1605136</text:p>
          </table:table-cell>
          <table:table-cell office:value-type="float" office:value="1606796" calcext:value-type="float">
            <text:p>1606796</text:p>
          </table:table-cell>
          <table:table-cell table:formula="of:=[.C1222]-[.B1222]"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015620" calcext:value-type="float">
            <text:p>1015620</text:p>
          </table:table-cell>
          <table:table-cell office:value-type="float" office:value="1017281" calcext:value-type="float">
            <text:p>1017281</text:p>
          </table:table-cell>
          <table:table-cell table:formula="of:=[.C1223]-[.B1223]"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788198" calcext:value-type="float">
            <text:p>3788198</text:p>
          </table:table-cell>
          <table:table-cell office:value-type="float" office:value="3789862" calcext:value-type="float">
            <text:p>3789862</text:p>
          </table:table-cell>
          <table:table-cell table:formula="of:=[.C1224]-[.B1224]"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801420" calcext:value-type="float">
            <text:p>801420</text:p>
          </table:table-cell>
          <table:table-cell office:value-type="float" office:value="803092" calcext:value-type="float">
            <text:p>803092</text:p>
          </table:table-cell>
          <table:table-cell table:formula="of:=[.C1225]-[.B1225]" office:value-type="float" office:value="1672" calcext:value-type="float">
            <text:p>1672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815526" calcext:value-type="float">
            <text:p>5815526</text:p>
          </table:table-cell>
          <table:table-cell office:value-type="float" office:value="5817199" calcext:value-type="float">
            <text:p>5817199</text:p>
          </table:table-cell>
          <table:table-cell table:formula="of:=[.C1226]-[.B1226]" office:value-type="float" office:value="1673" calcext:value-type="float">
            <text:p>1673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870801" calcext:value-type="float">
            <text:p>2870801</text:p>
          </table:table-cell>
          <table:table-cell office:value-type="float" office:value="2872474" calcext:value-type="float">
            <text:p>2872474</text:p>
          </table:table-cell>
          <table:table-cell table:formula="of:=[.C1227]-[.B1227]" office:value-type="float" office:value="1673" calcext:value-type="float">
            <text:p>1673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110117" calcext:value-type="float">
            <text:p>1110117</text:p>
          </table:table-cell>
          <table:table-cell office:value-type="float" office:value="1111797" calcext:value-type="float">
            <text:p>1111797</text:p>
          </table:table-cell>
          <table:table-cell table:formula="of:=[.C1228]-[.B1228]"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236936" calcext:value-type="float">
            <text:p>3236936</text:p>
          </table:table-cell>
          <table:table-cell office:value-type="float" office:value="3238620" calcext:value-type="float">
            <text:p>3238620</text:p>
          </table:table-cell>
          <table:table-cell table:formula="of:=[.C1229]-[.B1229]" office:value-type="float" office:value="1684" calcext:value-type="float">
            <text:p>168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794631" calcext:value-type="float">
            <text:p>3794631</text:p>
          </table:table-cell>
          <table:table-cell office:value-type="float" office:value="3796316" calcext:value-type="float">
            <text:p>3796316</text:p>
          </table:table-cell>
          <table:table-cell table:formula="of:=[.C1230]-[.B1230]" office:value-type="float" office:value="1685" calcext:value-type="float">
            <text:p>1685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22353" calcext:value-type="float">
            <text:p>322353</text:p>
          </table:table-cell>
          <table:table-cell office:value-type="float" office:value="324044" calcext:value-type="float">
            <text:p>324044</text:p>
          </table:table-cell>
          <table:table-cell table:formula="of:=[.C1231]-[.B1231]" office:value-type="float" office:value="1691" calcext:value-type="float">
            <text:p>1691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1196" calcext:value-type="float">
            <text:p>31196</text:p>
          </table:table-cell>
          <table:table-cell office:value-type="float" office:value="32889" calcext:value-type="float">
            <text:p>32889</text:p>
          </table:table-cell>
          <table:table-cell table:formula="of:=[.C1232]-[.B1232]" office:value-type="float" office:value="1693" calcext:value-type="float">
            <text:p>1693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040365" calcext:value-type="float">
            <text:p>3040365</text:p>
          </table:table-cell>
          <table:table-cell office:value-type="float" office:value="3042059" calcext:value-type="float">
            <text:p>3042059</text:p>
          </table:table-cell>
          <table:table-cell table:formula="of:=[.C1233]-[.B1233]" office:value-type="float" office:value="1694" calcext:value-type="float">
            <text:p>169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89432" calcext:value-type="float">
            <text:p>289432</text:p>
          </table:table-cell>
          <table:table-cell office:value-type="float" office:value="291129" calcext:value-type="float">
            <text:p>291129</text:p>
          </table:table-cell>
          <table:table-cell table:formula="of:=[.C1234]-[.B1234]" office:value-type="float" office:value="1697" calcext:value-type="float">
            <text:p>1697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513977" calcext:value-type="float">
            <text:p>3513977</text:p>
          </table:table-cell>
          <table:table-cell office:value-type="float" office:value="3515674" calcext:value-type="float">
            <text:p>3515674</text:p>
          </table:table-cell>
          <table:table-cell table:formula="of:=[.C1235]-[.B1235]" office:value-type="float" office:value="1697" calcext:value-type="float">
            <text:p>1697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613382" calcext:value-type="float">
            <text:p>613382</text:p>
          </table:table-cell>
          <table:table-cell office:value-type="float" office:value="615083" calcext:value-type="float">
            <text:p>615083</text:p>
          </table:table-cell>
          <table:table-cell table:formula="of:=[.C1236]-[.B1236]"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685852" calcext:value-type="float">
            <text:p>1685852</text:p>
          </table:table-cell>
          <table:table-cell office:value-type="float" office:value="1687570" calcext:value-type="float">
            <text:p>1687570</text:p>
          </table:table-cell>
          <table:table-cell table:formula="of:=[.C1237]-[.B1237]" office:value-type="float" office:value="1718" calcext:value-type="float">
            <text:p>1718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010580" calcext:value-type="float">
            <text:p>2010580</text:p>
          </table:table-cell>
          <table:table-cell office:value-type="float" office:value="2012299" calcext:value-type="float">
            <text:p>2012299</text:p>
          </table:table-cell>
          <table:table-cell table:formula="of:=[.C1238]-[.B1238]" office:value-type="float" office:value="1719" calcext:value-type="float">
            <text:p>1719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029917" calcext:value-type="float">
            <text:p>1029917</text:p>
          </table:table-cell>
          <table:table-cell office:value-type="float" office:value="1031636" calcext:value-type="float">
            <text:p>1031636</text:p>
          </table:table-cell>
          <table:table-cell table:formula="of:=[.C1239]-[.B1239]" office:value-type="float" office:value="1719" calcext:value-type="float">
            <text:p>1719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902293" calcext:value-type="float">
            <text:p>902293</text:p>
          </table:table-cell>
          <table:table-cell office:value-type="float" office:value="904024" calcext:value-type="float">
            <text:p>904024</text:p>
          </table:table-cell>
          <table:table-cell table:formula="of:=[.C1240]-[.B1240]" office:value-type="float" office:value="1731" calcext:value-type="float">
            <text:p>1731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877894" calcext:value-type="float">
            <text:p>2877894</text:p>
          </table:table-cell>
          <table:table-cell office:value-type="float" office:value="2879631" calcext:value-type="float">
            <text:p>2879631</text:p>
          </table:table-cell>
          <table:table-cell table:formula="of:=[.C1241]-[.B1241]" office:value-type="float" office:value="1737" calcext:value-type="float">
            <text:p>1737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3923654" calcext:value-type="float">
            <text:p>3923654</text:p>
          </table:table-cell>
          <table:table-cell office:value-type="float" office:value="3925401" calcext:value-type="float">
            <text:p>3925401</text:p>
          </table:table-cell>
          <table:table-cell table:formula="of:=[.C1242]-[.B1242]" office:value-type="float" office:value="1747" calcext:value-type="float">
            <text:p>1747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919323" calcext:value-type="float">
            <text:p>2919323</text:p>
          </table:table-cell>
          <table:table-cell office:value-type="float" office:value="2921074" calcext:value-type="float">
            <text:p>2921074</text:p>
          </table:table-cell>
          <table:table-cell table:formula="of:=[.C1243]-[.B1243]"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233553" calcext:value-type="float">
            <text:p>4233553</text:p>
          </table:table-cell>
          <table:table-cell office:value-type="float" office:value="4235307" calcext:value-type="float">
            <text:p>4235307</text:p>
          </table:table-cell>
          <table:table-cell table:formula="of:=[.C1244]-[.B1244]" office:value-type="float" office:value="1754" calcext:value-type="float">
            <text:p>1754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258019" calcext:value-type="float">
            <text:p>1258019</text:p>
          </table:table-cell>
          <table:table-cell office:value-type="float" office:value="1259776" calcext:value-type="float">
            <text:p>1259776</text:p>
          </table:table-cell>
          <table:table-cell table:formula="of:=[.C1245]-[.B1245]" office:value-type="float" office:value="1757" calcext:value-type="float">
            <text:p>1757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982609" calcext:value-type="float">
            <text:p>1982609</text:p>
          </table:table-cell>
          <table:table-cell office:value-type="float" office:value="1984368" calcext:value-type="float">
            <text:p>1984368</text:p>
          </table:table-cell>
          <table:table-cell table:formula="of:=[.C1246]-[.B1246]" office:value-type="float" office:value="1759" calcext:value-type="float">
            <text:p>1759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655995" calcext:value-type="float">
            <text:p>2655995</text:p>
          </table:table-cell>
          <table:table-cell office:value-type="float" office:value="2657759" calcext:value-type="float">
            <text:p>2657759</text:p>
          </table:table-cell>
          <table:table-cell table:formula="of:=[.C1247]-[.B1247]" office:value-type="float" office:value="1764" calcext:value-type="float">
            <text:p>176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876264" calcext:value-type="float">
            <text:p>3876264</text:p>
          </table:table-cell>
          <table:table-cell office:value-type="float" office:value="3878031" calcext:value-type="float">
            <text:p>3878031</text:p>
          </table:table-cell>
          <table:table-cell table:formula="of:=[.C1248]-[.B1248]" office:value-type="float" office:value="1767" calcext:value-type="float">
            <text:p>1767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313824" calcext:value-type="float">
            <text:p>1313824</text:p>
          </table:table-cell>
          <table:table-cell office:value-type="float" office:value="1315592" calcext:value-type="float">
            <text:p>1315592</text:p>
          </table:table-cell>
          <table:table-cell table:formula="of:=[.C1249]-[.B1249]" office:value-type="float" office:value="1768" calcext:value-type="float">
            <text:p>1768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962754" calcext:value-type="float">
            <text:p>1962754</text:p>
          </table:table-cell>
          <table:table-cell office:value-type="float" office:value="1964524" calcext:value-type="float">
            <text:p>1964524</text:p>
          </table:table-cell>
          <table:table-cell table:formula="of:=[.C1250]-[.B1250]" office:value-type="float" office:value="1770" calcext:value-type="float">
            <text:p>1770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911240" calcext:value-type="float">
            <text:p>911240</text:p>
          </table:table-cell>
          <table:table-cell office:value-type="float" office:value="913012" calcext:value-type="float">
            <text:p>913012</text:p>
          </table:table-cell>
          <table:table-cell table:formula="of:=[.C1251]-[.B1251]" office:value-type="float" office:value="1772" calcext:value-type="float">
            <text:p>177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077184" calcext:value-type="float">
            <text:p>3077184</text:p>
          </table:table-cell>
          <table:table-cell office:value-type="float" office:value="3078958" calcext:value-type="float">
            <text:p>3078958</text:p>
          </table:table-cell>
          <table:table-cell table:formula="of:=[.C1252]-[.B1252]" office:value-type="float" office:value="1774" calcext:value-type="float">
            <text:p>1774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170458" calcext:value-type="float">
            <text:p>2170458</text:p>
          </table:table-cell>
          <table:table-cell office:value-type="float" office:value="2172235" calcext:value-type="float">
            <text:p>2172235</text:p>
          </table:table-cell>
          <table:table-cell table:formula="of:=[.C1253]-[.B1253]" office:value-type="float" office:value="1777" calcext:value-type="float">
            <text:p>1777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60733" calcext:value-type="float">
            <text:p>60733</text:p>
          </table:table-cell>
          <table:table-cell office:value-type="float" office:value="62511" calcext:value-type="float">
            <text:p>62511</text:p>
          </table:table-cell>
          <table:table-cell table:formula="of:=[.C1254]-[.B1254]" office:value-type="float" office:value="1778" calcext:value-type="float">
            <text:p>1778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377712" calcext:value-type="float">
            <text:p>377712</text:p>
          </table:table-cell>
          <table:table-cell office:value-type="float" office:value="379496" calcext:value-type="float">
            <text:p>379496</text:p>
          </table:table-cell>
          <table:table-cell table:formula="of:=[.C1255]-[.B1255]"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261180" calcext:value-type="float">
            <text:p>3261180</text:p>
          </table:table-cell>
          <table:table-cell office:value-type="float" office:value="3262966" calcext:value-type="float">
            <text:p>3262966</text:p>
          </table:table-cell>
          <table:table-cell table:formula="of:=[.C1256]-[.B1256]" office:value-type="float" office:value="1786" calcext:value-type="float">
            <text:p>1786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631019" calcext:value-type="float">
            <text:p>631019</text:p>
          </table:table-cell>
          <table:table-cell office:value-type="float" office:value="632806" calcext:value-type="float">
            <text:p>632806</text:p>
          </table:table-cell>
          <table:table-cell table:formula="of:=[.C1257]-[.B1257]" office:value-type="float" office:value="1787" calcext:value-type="float">
            <text:p>1787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29565" calcext:value-type="float">
            <text:p>229565</text:p>
          </table:table-cell>
          <table:table-cell office:value-type="float" office:value="231353" calcext:value-type="float">
            <text:p>231353</text:p>
          </table:table-cell>
          <table:table-cell table:formula="of:=[.C1258]-[.B1258]" office:value-type="float" office:value="1788" calcext:value-type="float">
            <text:p>1788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408454" calcext:value-type="float">
            <text:p>1408454</text:p>
          </table:table-cell>
          <table:table-cell office:value-type="float" office:value="1410242" calcext:value-type="float">
            <text:p>1410242</text:p>
          </table:table-cell>
          <table:table-cell table:formula="of:=[.C1259]-[.B1259]" office:value-type="float" office:value="1788" calcext:value-type="float">
            <text:p>1788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900925" calcext:value-type="float">
            <text:p>1900925</text:p>
          </table:table-cell>
          <table:table-cell office:value-type="float" office:value="1902715" calcext:value-type="float">
            <text:p>1902715</text:p>
          </table:table-cell>
          <table:table-cell table:formula="of:=[.C1260]-[.B1260]"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257435" calcext:value-type="float">
            <text:p>3257435</text:p>
          </table:table-cell>
          <table:table-cell office:value-type="float" office:value="3259225" calcext:value-type="float">
            <text:p>3259225</text:p>
          </table:table-cell>
          <table:table-cell table:formula="of:=[.C1261]-[.B1261]"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686862" calcext:value-type="float">
            <text:p>686862</text:p>
          </table:table-cell>
          <table:table-cell office:value-type="float" office:value="688655" calcext:value-type="float">
            <text:p>688655</text:p>
          </table:table-cell>
          <table:table-cell table:formula="of:=[.C1262]-[.B1262]" office:value-type="float" office:value="1793" calcext:value-type="float">
            <text:p>1793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013076" calcext:value-type="float">
            <text:p>2013076</text:p>
          </table:table-cell>
          <table:table-cell office:value-type="float" office:value="2014870" calcext:value-type="float">
            <text:p>2014870</text:p>
          </table:table-cell>
          <table:table-cell table:formula="of:=[.C1263]-[.B1263]" office:value-type="float" office:value="1794" calcext:value-type="float">
            <text:p>179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050360" calcext:value-type="float">
            <text:p>4050360</text:p>
          </table:table-cell>
          <table:table-cell office:value-type="float" office:value="4052160" calcext:value-type="float">
            <text:p>4052160</text:p>
          </table:table-cell>
          <table:table-cell table:formula="of:=[.C1264]-[.B126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623520" calcext:value-type="float">
            <text:p>623520</text:p>
          </table:table-cell>
          <table:table-cell office:value-type="float" office:value="625320" calcext:value-type="float">
            <text:p>625320</text:p>
          </table:table-cell>
          <table:table-cell table:formula="of:=[.C1265]-[.B1265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LKMD01000252.1</text:p>
          </table:table-cell>
          <table:table-cell office:value-type="float" office:value="51289" calcext:value-type="float">
            <text:p>51289</text:p>
          </table:table-cell>
          <table:table-cell office:value-type="float" office:value="53090" calcext:value-type="float">
            <text:p>53090</text:p>
          </table:table-cell>
          <table:table-cell table:formula="of:=[.C1266]-[.B1266]" office:value-type="float" office:value="1801" calcext:value-type="float">
            <text:p>1801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3147788" calcext:value-type="float">
            <text:p>3147788</text:p>
          </table:table-cell>
          <table:table-cell office:value-type="float" office:value="3149591" calcext:value-type="float">
            <text:p>3149591</text:p>
          </table:table-cell>
          <table:table-cell table:formula="of:=[.C1267]-[.B1267]" office:value-type="float" office:value="1803" calcext:value-type="float">
            <text:p>1803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324337" calcext:value-type="float">
            <text:p>324337</text:p>
          </table:table-cell>
          <table:table-cell office:value-type="float" office:value="326141" calcext:value-type="float">
            <text:p>326141</text:p>
          </table:table-cell>
          <table:table-cell table:formula="of:=[.C1268]-[.B1268]" office:value-type="float" office:value="1804" calcext:value-type="float">
            <text:p>1804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801706" calcext:value-type="float">
            <text:p>1801706</text:p>
          </table:table-cell>
          <table:table-cell office:value-type="float" office:value="1803511" calcext:value-type="float">
            <text:p>1803511</text:p>
          </table:table-cell>
          <table:table-cell table:formula="of:=[.C1269]-[.B1269]" office:value-type="float" office:value="1805" calcext:value-type="float">
            <text:p>1805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205161" calcext:value-type="float">
            <text:p>2205161</text:p>
          </table:table-cell>
          <table:table-cell office:value-type="float" office:value="2206970" calcext:value-type="float">
            <text:p>2206970</text:p>
          </table:table-cell>
          <table:table-cell table:formula="of:=[.C1270]-[.B1270]" office:value-type="float" office:value="1809" calcext:value-type="float">
            <text:p>1809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667298" calcext:value-type="float">
            <text:p>4667298</text:p>
          </table:table-cell>
          <table:table-cell office:value-type="float" office:value="4669114" calcext:value-type="float">
            <text:p>4669114</text:p>
          </table:table-cell>
          <table:table-cell table:formula="of:=[.C1271]-[.B1271]" office:value-type="float" office:value="1816" calcext:value-type="float">
            <text:p>1816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833182" calcext:value-type="float">
            <text:p>833182</text:p>
          </table:table-cell>
          <table:table-cell office:value-type="float" office:value="835002" calcext:value-type="float">
            <text:p>835002</text:p>
          </table:table-cell>
          <table:table-cell table:formula="of:=[.C1272]-[.B1272]" office:value-type="float" office:value="1820" calcext:value-type="float">
            <text:p>1820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932247" calcext:value-type="float">
            <text:p>3932247</text:p>
          </table:table-cell>
          <table:table-cell office:value-type="float" office:value="3934069" calcext:value-type="float">
            <text:p>3934069</text:p>
          </table:table-cell>
          <table:table-cell table:formula="of:=[.C1273]-[.B1273]" office:value-type="float" office:value="1822" calcext:value-type="float">
            <text:p>182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257510" calcext:value-type="float">
            <text:p>3257510</text:p>
          </table:table-cell>
          <table:table-cell office:value-type="float" office:value="3259332" calcext:value-type="float">
            <text:p>3259332</text:p>
          </table:table-cell>
          <table:table-cell table:formula="of:=[.C1274]-[.B1274]" office:value-type="float" office:value="1822" calcext:value-type="float">
            <text:p>1822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062833" calcext:value-type="float">
            <text:p>2062833</text:p>
          </table:table-cell>
          <table:table-cell office:value-type="float" office:value="2064655" calcext:value-type="float">
            <text:p>2064655</text:p>
          </table:table-cell>
          <table:table-cell table:formula="of:=[.C1275]-[.B1275]" office:value-type="float" office:value="1822" calcext:value-type="float">
            <text:p>1822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777104" calcext:value-type="float">
            <text:p>2777104</text:p>
          </table:table-cell>
          <table:table-cell office:value-type="float" office:value="2778928" calcext:value-type="float">
            <text:p>2778928</text:p>
          </table:table-cell>
          <table:table-cell table:formula="of:=[.C1276]-[.B1276]" office:value-type="float" office:value="1824" calcext:value-type="float">
            <text:p>1824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545442" calcext:value-type="float">
            <text:p>1545442</text:p>
          </table:table-cell>
          <table:table-cell office:value-type="float" office:value="1547267" calcext:value-type="float">
            <text:p>1547267</text:p>
          </table:table-cell>
          <table:table-cell table:formula="of:=[.C1277]-[.B1277]" office:value-type="float" office:value="1825" calcext:value-type="float">
            <text:p>1825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313910" calcext:value-type="float">
            <text:p>1313910</text:p>
          </table:table-cell>
          <table:table-cell office:value-type="float" office:value="1315739" calcext:value-type="float">
            <text:p>1315739</text:p>
          </table:table-cell>
          <table:table-cell table:formula="of:=[.C1278]-[.B1278]" office:value-type="float" office:value="1829" calcext:value-type="float">
            <text:p>1829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909344" calcext:value-type="float">
            <text:p>2909344</text:p>
          </table:table-cell>
          <table:table-cell office:value-type="float" office:value="2911174" calcext:value-type="float">
            <text:p>2911174</text:p>
          </table:table-cell>
          <table:table-cell table:formula="of:=[.C1279]-[.B1279]" office:value-type="float" office:value="1830" calcext:value-type="float">
            <text:p>1830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845403" calcext:value-type="float">
            <text:p>2845403</text:p>
          </table:table-cell>
          <table:table-cell office:value-type="float" office:value="2847234" calcext:value-type="float">
            <text:p>2847234</text:p>
          </table:table-cell>
          <table:table-cell table:formula="of:=[.C1280]-[.B1280]" office:value-type="float" office:value="1831" calcext:value-type="float">
            <text:p>1831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974097" calcext:value-type="float">
            <text:p>974097</text:p>
          </table:table-cell>
          <table:table-cell office:value-type="float" office:value="975932" calcext:value-type="float">
            <text:p>975932</text:p>
          </table:table-cell>
          <table:table-cell table:formula="of:=[.C1281]-[.B1281]" office:value-type="float" office:value="1835" calcext:value-type="float">
            <text:p>1835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106964" calcext:value-type="float">
            <text:p>1106964</text:p>
          </table:table-cell>
          <table:table-cell office:value-type="float" office:value="1108803" calcext:value-type="float">
            <text:p>1108803</text:p>
          </table:table-cell>
          <table:table-cell table:formula="of:=[.C1282]-[.B1282]" office:value-type="float" office:value="1839" calcext:value-type="float">
            <text:p>1839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627995" calcext:value-type="float">
            <text:p>627995</text:p>
          </table:table-cell>
          <table:table-cell office:value-type="float" office:value="629836" calcext:value-type="float">
            <text:p>629836</text:p>
          </table:table-cell>
          <table:table-cell table:formula="of:=[.C1283]-[.B1283]" office:value-type="float" office:value="1841" calcext:value-type="float">
            <text:p>1841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387622" calcext:value-type="float">
            <text:p>2387622</text:p>
          </table:table-cell>
          <table:table-cell office:value-type="float" office:value="2389471" calcext:value-type="float">
            <text:p>2389471</text:p>
          </table:table-cell>
          <table:table-cell table:formula="of:=[.C1284]-[.B1284]" office:value-type="float" office:value="1849" calcext:value-type="float">
            <text:p>1849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642428" calcext:value-type="float">
            <text:p>2642428</text:p>
          </table:table-cell>
          <table:table-cell office:value-type="float" office:value="2644278" calcext:value-type="float">
            <text:p>2644278</text:p>
          </table:table-cell>
          <table:table-cell table:formula="of:=[.C1285]-[.B1285]" office:value-type="float" office:value="1850" calcext:value-type="float">
            <text:p>1850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889832" calcext:value-type="float">
            <text:p>889832</text:p>
          </table:table-cell>
          <table:table-cell office:value-type="float" office:value="891692" calcext:value-type="float">
            <text:p>891692</text:p>
          </table:table-cell>
          <table:table-cell table:formula="of:=[.C1286]-[.B1286]" office:value-type="float" office:value="1860" calcext:value-type="float">
            <text:p>1860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637794" calcext:value-type="float">
            <text:p>1637794</text:p>
          </table:table-cell>
          <table:table-cell office:value-type="float" office:value="1639657" calcext:value-type="float">
            <text:p>1639657</text:p>
          </table:table-cell>
          <table:table-cell table:formula="of:=[.C1287]-[.B1287]"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484043" calcext:value-type="float">
            <text:p>1484043</text:p>
          </table:table-cell>
          <table:table-cell office:value-type="float" office:value="1485910" calcext:value-type="float">
            <text:p>1485910</text:p>
          </table:table-cell>
          <table:table-cell table:formula="of:=[.C1288]-[.B1288]" office:value-type="float" office:value="1867" calcext:value-type="float">
            <text:p>186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863880" calcext:value-type="float">
            <text:p>3863880</text:p>
          </table:table-cell>
          <table:table-cell office:value-type="float" office:value="3865749" calcext:value-type="float">
            <text:p>3865749</text:p>
          </table:table-cell>
          <table:table-cell table:formula="of:=[.C1289]-[.B1289]" office:value-type="float" office:value="1869" calcext:value-type="float">
            <text:p>1869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910714" calcext:value-type="float">
            <text:p>1910714</text:p>
          </table:table-cell>
          <table:table-cell office:value-type="float" office:value="1912586" calcext:value-type="float">
            <text:p>1912586</text:p>
          </table:table-cell>
          <table:table-cell table:formula="of:=[.C1290]-[.B1290]" office:value-type="float" office:value="1872" calcext:value-type="float">
            <text:p>1872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692433" calcext:value-type="float">
            <text:p>2692433</text:p>
          </table:table-cell>
          <table:table-cell office:value-type="float" office:value="2694306" calcext:value-type="float">
            <text:p>2694306</text:p>
          </table:table-cell>
          <table:table-cell table:formula="of:=[.C1291]-[.B1291]" office:value-type="float" office:value="1873" calcext:value-type="float">
            <text:p>1873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998928" calcext:value-type="float">
            <text:p>3998928</text:p>
          </table:table-cell>
          <table:table-cell office:value-type="float" office:value="4000806" calcext:value-type="float">
            <text:p>4000806</text:p>
          </table:table-cell>
          <table:table-cell table:formula="of:=[.C1292]-[.B1292]" office:value-type="float" office:value="1878" calcext:value-type="float">
            <text:p>1878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882864" calcext:value-type="float">
            <text:p>882864</text:p>
          </table:table-cell>
          <table:table-cell office:value-type="float" office:value="884745" calcext:value-type="float">
            <text:p>884745</text:p>
          </table:table-cell>
          <table:table-cell table:formula="of:=[.C1293]-[.B1293]" office:value-type="float" office:value="1881" calcext:value-type="float">
            <text:p>1881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748610" calcext:value-type="float">
            <text:p>5748610</text:p>
          </table:table-cell>
          <table:table-cell office:value-type="float" office:value="5750494" calcext:value-type="float">
            <text:p>5750494</text:p>
          </table:table-cell>
          <table:table-cell table:formula="of:=[.C1294]-[.B1294]" office:value-type="float" office:value="1884" calcext:value-type="float">
            <text:p>1884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948258" calcext:value-type="float">
            <text:p>2948258</text:p>
          </table:table-cell>
          <table:table-cell office:value-type="float" office:value="2950158" calcext:value-type="float">
            <text:p>2950158</text:p>
          </table:table-cell>
          <table:table-cell table:formula="of:=[.C1295]-[.B1295]"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744695" calcext:value-type="float">
            <text:p>1744695</text:p>
          </table:table-cell>
          <table:table-cell office:value-type="float" office:value="1746596" calcext:value-type="float">
            <text:p>1746596</text:p>
          </table:table-cell>
          <table:table-cell table:formula="of:=[.C1296]-[.B1296]" office:value-type="float" office:value="1901" calcext:value-type="float">
            <text:p>1901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075539" calcext:value-type="float">
            <text:p>1075539</text:p>
          </table:table-cell>
          <table:table-cell office:value-type="float" office:value="1077441" calcext:value-type="float">
            <text:p>1077441</text:p>
          </table:table-cell>
          <table:table-cell table:formula="of:=[.C1297]-[.B1297]"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132820" calcext:value-type="float">
            <text:p>2132820</text:p>
          </table:table-cell>
          <table:table-cell office:value-type="float" office:value="2134726" calcext:value-type="float">
            <text:p>2134726</text:p>
          </table:table-cell>
          <table:table-cell table:formula="of:=[.C1298]-[.B1298]" office:value-type="float" office:value="1906" calcext:value-type="float">
            <text:p>1906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792584" calcext:value-type="float">
            <text:p>3792584</text:p>
          </table:table-cell>
          <table:table-cell office:value-type="float" office:value="3794492" calcext:value-type="float">
            <text:p>3794492</text:p>
          </table:table-cell>
          <table:table-cell table:formula="of:=[.C1299]-[.B1299]" office:value-type="float" office:value="1908" calcext:value-type="float">
            <text:p>1908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664900" calcext:value-type="float">
            <text:p>1664900</text:p>
          </table:table-cell>
          <table:table-cell office:value-type="float" office:value="1666813" calcext:value-type="float">
            <text:p>1666813</text:p>
          </table:table-cell>
          <table:table-cell table:formula="of:=[.C1300]-[.B1300]" office:value-type="float" office:value="1913" calcext:value-type="float">
            <text:p>1913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462760" calcext:value-type="float">
            <text:p>1462760</text:p>
          </table:table-cell>
          <table:table-cell office:value-type="float" office:value="1464682" calcext:value-type="float">
            <text:p>1464682</text:p>
          </table:table-cell>
          <table:table-cell table:formula="of:=[.C1301]-[.B1301]" office:value-type="float" office:value="1922" calcext:value-type="float">
            <text:p>1922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342880" calcext:value-type="float">
            <text:p>1342880</text:p>
          </table:table-cell>
          <table:table-cell office:value-type="float" office:value="1344811" calcext:value-type="float">
            <text:p>1344811</text:p>
          </table:table-cell>
          <table:table-cell table:formula="of:=[.C1302]-[.B1302]"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910520" calcext:value-type="float">
            <text:p>3910520</text:p>
          </table:table-cell>
          <table:table-cell office:value-type="float" office:value="3912462" calcext:value-type="float">
            <text:p>3912462</text:p>
          </table:table-cell>
          <table:table-cell table:formula="of:=[.C1303]-[.B1303]"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803820" calcext:value-type="float">
            <text:p>803820</text:p>
          </table:table-cell>
          <table:table-cell office:value-type="float" office:value="805762" calcext:value-type="float">
            <text:p>805762</text:p>
          </table:table-cell>
          <table:table-cell table:formula="of:=[.C1304]-[.B1304]"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204220" calcext:value-type="float">
            <text:p>3204220</text:p>
          </table:table-cell>
          <table:table-cell office:value-type="float" office:value="3206163" calcext:value-type="float">
            <text:p>3206163</text:p>
          </table:table-cell>
          <table:table-cell table:formula="of:=[.C1305]-[.B1305]"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76669" calcext:value-type="float">
            <text:p>76669</text:p>
          </table:table-cell>
          <table:table-cell office:value-type="float" office:value="78615" calcext:value-type="float">
            <text:p>78615</text:p>
          </table:table-cell>
          <table:table-cell table:formula="of:=[.C1306]-[.B1306]"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51385" calcext:value-type="float">
            <text:p>151385</text:p>
          </table:table-cell>
          <table:table-cell office:value-type="float" office:value="153337" calcext:value-type="float">
            <text:p>153337</text:p>
          </table:table-cell>
          <table:table-cell table:formula="of:=[.C1307]-[.B1307]"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130199" calcext:value-type="float">
            <text:p>1130199</text:p>
          </table:table-cell>
          <table:table-cell office:value-type="float" office:value="1132162" calcext:value-type="float">
            <text:p>1132162</text:p>
          </table:table-cell>
          <table:table-cell table:formula="of:=[.C1308]-[.B1308]" office:value-type="float" office:value="1963" calcext:value-type="float">
            <text:p>1963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338535" calcext:value-type="float">
            <text:p>2338535</text:p>
          </table:table-cell>
          <table:table-cell office:value-type="float" office:value="2340510" calcext:value-type="float">
            <text:p>2340510</text:p>
          </table:table-cell>
          <table:table-cell table:formula="of:=[.C1309]-[.B1309]"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2114854" calcext:value-type="float">
            <text:p>2114854</text:p>
          </table:table-cell>
          <table:table-cell office:value-type="float" office:value="2116829" calcext:value-type="float">
            <text:p>2116829</text:p>
          </table:table-cell>
          <table:table-cell table:formula="of:=[.C1310]-[.B1310]"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511820" calcext:value-type="float">
            <text:p>511820</text:p>
          </table:table-cell>
          <table:table-cell office:value-type="float" office:value="513807" calcext:value-type="float">
            <text:p>513807</text:p>
          </table:table-cell>
          <table:table-cell table:formula="of:=[.C1311]-[.B1311]"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424563" calcext:value-type="float">
            <text:p>424563</text:p>
          </table:table-cell>
          <table:table-cell office:value-type="float" office:value="426556" calcext:value-type="float">
            <text:p>426556</text:p>
          </table:table-cell>
          <table:table-cell table:formula="of:=[.C1312]-[.B1312]"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610960" calcext:value-type="float">
            <text:p>2610960</text:p>
          </table:table-cell>
          <table:table-cell office:value-type="float" office:value="2612954" calcext:value-type="float">
            <text:p>2612954</text:p>
          </table:table-cell>
          <table:table-cell table:formula="of:=[.C1313]-[.B1313]"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944779" calcext:value-type="float">
            <text:p>944779</text:p>
          </table:table-cell>
          <table:table-cell office:value-type="float" office:value="946778" calcext:value-type="float">
            <text:p>946778</text:p>
          </table:table-cell>
          <table:table-cell table:formula="of:=[.C1314]-[.B1314]"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939786" calcext:value-type="float">
            <text:p>939786</text:p>
          </table:table-cell>
          <table:table-cell office:value-type="float" office:value="941792" calcext:value-type="float">
            <text:p>941792</text:p>
          </table:table-cell>
          <table:table-cell table:formula="of:=[.C1315]-[.B1315]"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54307" calcext:value-type="float">
            <text:p>54307</text:p>
          </table:table-cell>
          <table:table-cell office:value-type="float" office:value="56314" calcext:value-type="float">
            <text:p>56314</text:p>
          </table:table-cell>
          <table:table-cell table:formula="of:=[.C1316]-[.B1316]"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457168" calcext:value-type="float">
            <text:p>2457168</text:p>
          </table:table-cell>
          <table:table-cell office:value-type="float" office:value="2459181" calcext:value-type="float">
            <text:p>2459181</text:p>
          </table:table-cell>
          <table:table-cell table:formula="of:=[.C1317]-[.B1317]"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750869" calcext:value-type="float">
            <text:p>1750869</text:p>
          </table:table-cell>
          <table:table-cell office:value-type="float" office:value="1752883" calcext:value-type="float">
            <text:p>1752883</text:p>
          </table:table-cell>
          <table:table-cell table:formula="of:=[.C1318]-[.B1318]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816251" calcext:value-type="float">
            <text:p>4816251</text:p>
          </table:table-cell>
          <table:table-cell office:value-type="float" office:value="4818272" calcext:value-type="float">
            <text:p>4818272</text:p>
          </table:table-cell>
          <table:table-cell table:formula="of:=[.C1319]-[.B1319]"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869660" calcext:value-type="float">
            <text:p>1869660</text:p>
          </table:table-cell>
          <table:table-cell office:value-type="float" office:value="1871690" calcext:value-type="float">
            <text:p>1871690</text:p>
          </table:table-cell>
          <table:table-cell table:formula="of:=[.C1320]-[.B1320]"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430432" calcext:value-type="float">
            <text:p>1430432</text:p>
          </table:table-cell>
          <table:table-cell office:value-type="float" office:value="1432462" calcext:value-type="float">
            <text:p>1432462</text:p>
          </table:table-cell>
          <table:table-cell table:formula="of:=[.C1321]-[.B1321]"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976032" calcext:value-type="float">
            <text:p>1976032</text:p>
          </table:table-cell>
          <table:table-cell office:value-type="float" office:value="1978065" calcext:value-type="float">
            <text:p>1978065</text:p>
          </table:table-cell>
          <table:table-cell table:formula="of:=[.C1322]-[.B1322]"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109269" calcext:value-type="float">
            <text:p>1109269</text:p>
          </table:table-cell>
          <table:table-cell office:value-type="float" office:value="1111304" calcext:value-type="float">
            <text:p>1111304</text:p>
          </table:table-cell>
          <table:table-cell table:formula="of:=[.C1323]-[.B1323]"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441149" calcext:value-type="float">
            <text:p>1441149</text:p>
          </table:table-cell>
          <table:table-cell office:value-type="float" office:value="1443197" calcext:value-type="float">
            <text:p>1443197</text:p>
          </table:table-cell>
          <table:table-cell table:formula="of:=[.C1324]-[.B1324]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307264" calcext:value-type="float">
            <text:p>307264</text:p>
          </table:table-cell>
          <table:table-cell office:value-type="float" office:value="309317" calcext:value-type="float">
            <text:p>309317</text:p>
          </table:table-cell>
          <table:table-cell table:formula="of:=[.C1325]-[.B1325]"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948706" calcext:value-type="float">
            <text:p>948706</text:p>
          </table:table-cell>
          <table:table-cell office:value-type="float" office:value="950772" calcext:value-type="float">
            <text:p>950772</text:p>
          </table:table-cell>
          <table:table-cell table:formula="of:=[.C1326]-[.B1326]"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483005" calcext:value-type="float">
            <text:p>483005</text:p>
          </table:table-cell>
          <table:table-cell office:value-type="float" office:value="485075" calcext:value-type="float">
            <text:p>485075</text:p>
          </table:table-cell>
          <table:table-cell table:formula="of:=[.C1327]-[.B1327]"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637221" calcext:value-type="float">
            <text:p>637221</text:p>
          </table:table-cell>
          <table:table-cell office:value-type="float" office:value="639292" calcext:value-type="float">
            <text:p>639292</text:p>
          </table:table-cell>
          <table:table-cell table:formula="of:=[.C1328]-[.B1328]"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829817" calcext:value-type="float">
            <text:p>2829817</text:p>
          </table:table-cell>
          <table:table-cell office:value-type="float" office:value="2831890" calcext:value-type="float">
            <text:p>2831890</text:p>
          </table:table-cell>
          <table:table-cell table:formula="of:=[.C1329]-[.B1329]" office:value-type="float" office:value="2073" calcext:value-type="float">
            <text:p>207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976604" calcext:value-type="float">
            <text:p>3976604</text:p>
          </table:table-cell>
          <table:table-cell office:value-type="float" office:value="3978678" calcext:value-type="float">
            <text:p>3978678</text:p>
          </table:table-cell>
          <table:table-cell table:formula="of:=[.C1330]-[.B1330]" office:value-type="float" office:value="2074" calcext:value-type="float">
            <text:p>2074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577676" calcext:value-type="float">
            <text:p>1577676</text:p>
          </table:table-cell>
          <table:table-cell office:value-type="float" office:value="1579753" calcext:value-type="float">
            <text:p>1579753</text:p>
          </table:table-cell>
          <table:table-cell table:formula="of:=[.C1331]-[.B1331]"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781600" calcext:value-type="float">
            <text:p>5781600</text:p>
          </table:table-cell>
          <table:table-cell office:value-type="float" office:value="5783678" calcext:value-type="float">
            <text:p>5783678</text:p>
          </table:table-cell>
          <table:table-cell table:formula="of:=[.C1332]-[.B1332]"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4102539" calcext:value-type="float">
            <text:p>4102539</text:p>
          </table:table-cell>
          <table:table-cell office:value-type="float" office:value="4104620" calcext:value-type="float">
            <text:p>4104620</text:p>
          </table:table-cell>
          <table:table-cell table:formula="of:=[.C1333]-[.B1333]"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571102" calcext:value-type="float">
            <text:p>2571102</text:p>
          </table:table-cell>
          <table:table-cell office:value-type="float" office:value="2573191" calcext:value-type="float">
            <text:p>2573191</text:p>
          </table:table-cell>
          <table:table-cell table:formula="of:=[.C1334]-[.B1334]"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974514" calcext:value-type="float">
            <text:p>974514</text:p>
          </table:table-cell>
          <table:table-cell office:value-type="float" office:value="976604" calcext:value-type="float">
            <text:p>976604</text:p>
          </table:table-cell>
          <table:table-cell table:formula="of:=[.C1335]-[.B1335]"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476499" calcext:value-type="float">
            <text:p>1476499</text:p>
          </table:table-cell>
          <table:table-cell office:value-type="float" office:value="1478592" calcext:value-type="float">
            <text:p>1478592</text:p>
          </table:table-cell>
          <table:table-cell table:formula="of:=[.C1336]-[.B1336]"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369139" calcext:value-type="float">
            <text:p>3369139</text:p>
          </table:table-cell>
          <table:table-cell office:value-type="float" office:value="3371252" calcext:value-type="float">
            <text:p>3371252</text:p>
          </table:table-cell>
          <table:table-cell table:formula="of:=[.C1337]-[.B1337]"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959694" calcext:value-type="float">
            <text:p>4959694</text:p>
          </table:table-cell>
          <table:table-cell office:value-type="float" office:value="4961810" calcext:value-type="float">
            <text:p>4961810</text:p>
          </table:table-cell>
          <table:table-cell table:formula="of:=[.C1338]-[.B1338]"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483220" calcext:value-type="float">
            <text:p>2483220</text:p>
          </table:table-cell>
          <table:table-cell office:value-type="float" office:value="2485336" calcext:value-type="float">
            <text:p>2485336</text:p>
          </table:table-cell>
          <table:table-cell table:formula="of:=[.C1339]-[.B1339]"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609430" calcext:value-type="float">
            <text:p>609430</text:p>
          </table:table-cell>
          <table:table-cell office:value-type="float" office:value="611576" calcext:value-type="float">
            <text:p>611576</text:p>
          </table:table-cell>
          <table:table-cell table:formula="of:=[.C1340]-[.B1340]" office:value-type="float" office:value="2146" calcext:value-type="float">
            <text:p>2146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994694" calcext:value-type="float">
            <text:p>994694</text:p>
          </table:table-cell>
          <table:table-cell office:value-type="float" office:value="996843" calcext:value-type="float">
            <text:p>996843</text:p>
          </table:table-cell>
          <table:table-cell table:formula="of:=[.C1341]-[.B1341]" office:value-type="float" office:value="2149" calcext:value-type="float">
            <text:p>2149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234634" calcext:value-type="float">
            <text:p>2234634</text:p>
          </table:table-cell>
          <table:table-cell office:value-type="float" office:value="2236783" calcext:value-type="float">
            <text:p>2236783</text:p>
          </table:table-cell>
          <table:table-cell table:formula="of:=[.C1342]-[.B1342]" office:value-type="float" office:value="2149" calcext:value-type="float">
            <text:p>2149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633130" calcext:value-type="float">
            <text:p>4633130</text:p>
          </table:table-cell>
          <table:table-cell office:value-type="float" office:value="4635282" calcext:value-type="float">
            <text:p>4635282</text:p>
          </table:table-cell>
          <table:table-cell table:formula="of:=[.C1343]-[.B1343]"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65881" calcext:value-type="float">
            <text:p>265881</text:p>
          </table:table-cell>
          <table:table-cell office:value-type="float" office:value="268041" calcext:value-type="float">
            <text:p>268041</text:p>
          </table:table-cell>
          <table:table-cell table:formula="of:=[.C1344]-[.B1344]"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275172" calcext:value-type="float">
            <text:p>1275172</text:p>
          </table:table-cell>
          <table:table-cell office:value-type="float" office:value="1277333" calcext:value-type="float">
            <text:p>1277333</text:p>
          </table:table-cell>
          <table:table-cell table:formula="of:=[.C1345]-[.B1345]" office:value-type="float" office:value="2161" calcext:value-type="float">
            <text:p>2161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838248" calcext:value-type="float">
            <text:p>838248</text:p>
          </table:table-cell>
          <table:table-cell office:value-type="float" office:value="840410" calcext:value-type="float">
            <text:p>840410</text:p>
          </table:table-cell>
          <table:table-cell table:formula="of:=[.C1346]-[.B1346]"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600208" calcext:value-type="float">
            <text:p>1600208</text:p>
          </table:table-cell>
          <table:table-cell office:value-type="float" office:value="1602371" calcext:value-type="float">
            <text:p>1602371</text:p>
          </table:table-cell>
          <table:table-cell table:formula="of:=[.C1347]-[.B1347]" office:value-type="float" office:value="2163" calcext:value-type="float">
            <text:p>216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387909" calcext:value-type="float">
            <text:p>3387909</text:p>
          </table:table-cell>
          <table:table-cell office:value-type="float" office:value="3390074" calcext:value-type="float">
            <text:p>3390074</text:p>
          </table:table-cell>
          <table:table-cell table:formula="of:=[.C1348]-[.B1348]"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935810" calcext:value-type="float">
            <text:p>935810</text:p>
          </table:table-cell>
          <table:table-cell office:value-type="float" office:value="937989" calcext:value-type="float">
            <text:p>937989</text:p>
          </table:table-cell>
          <table:table-cell table:formula="of:=[.C1349]-[.B1349]" office:value-type="float" office:value="2179" calcext:value-type="float">
            <text:p>2179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818829" calcext:value-type="float">
            <text:p>1818829</text:p>
          </table:table-cell>
          <table:table-cell office:value-type="float" office:value="1821009" calcext:value-type="float">
            <text:p>1821009</text:p>
          </table:table-cell>
          <table:table-cell table:formula="of:=[.C1350]-[.B1350]"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523756" calcext:value-type="float">
            <text:p>2523756</text:p>
          </table:table-cell>
          <table:table-cell office:value-type="float" office:value="2525937" calcext:value-type="float">
            <text:p>2525937</text:p>
          </table:table-cell>
          <table:table-cell table:formula="of:=[.C1351]-[.B1351]" office:value-type="float" office:value="2181" calcext:value-type="float">
            <text:p>2181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346311" calcext:value-type="float">
            <text:p>3346311</text:p>
          </table:table-cell>
          <table:table-cell office:value-type="float" office:value="3348499" calcext:value-type="float">
            <text:p>3348499</text:p>
          </table:table-cell>
          <table:table-cell table:formula="of:=[.C1352]-[.B1352]" office:value-type="float" office:value="2188" calcext:value-type="float">
            <text:p>2188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211021" calcext:value-type="float">
            <text:p>2211021</text:p>
          </table:table-cell>
          <table:table-cell office:value-type="float" office:value="2213209" calcext:value-type="float">
            <text:p>2213209</text:p>
          </table:table-cell>
          <table:table-cell table:formula="of:=[.C1353]-[.B1353]" office:value-type="float" office:value="2188" calcext:value-type="float">
            <text:p>2188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140032" calcext:value-type="float">
            <text:p>1140032</text:p>
          </table:table-cell>
          <table:table-cell office:value-type="float" office:value="1142229" calcext:value-type="float">
            <text:p>1142229</text:p>
          </table:table-cell>
          <table:table-cell table:formula="of:=[.C1354]-[.B1354]" office:value-type="float" office:value="2197" calcext:value-type="float">
            <text:p>2197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321534" calcext:value-type="float">
            <text:p>321534</text:p>
          </table:table-cell>
          <table:table-cell office:value-type="float" office:value="323738" calcext:value-type="float">
            <text:p>323738</text:p>
          </table:table-cell>
          <table:table-cell table:formula="of:=[.C1355]-[.B1355]"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204120" calcext:value-type="float">
            <text:p>2204120</text:p>
          </table:table-cell>
          <table:table-cell office:value-type="float" office:value="2206337" calcext:value-type="float">
            <text:p>2206337</text:p>
          </table:table-cell>
          <table:table-cell table:formula="of:=[.C1356]-[.B1356]" office:value-type="float" office:value="2217" calcext:value-type="float">
            <text:p>2217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081392" calcext:value-type="float">
            <text:p>2081392</text:p>
          </table:table-cell>
          <table:table-cell office:value-type="float" office:value="2083612" calcext:value-type="float">
            <text:p>2083612</text:p>
          </table:table-cell>
          <table:table-cell table:formula="of:=[.C1357]-[.B1357]" office:value-type="float" office:value="2220" calcext:value-type="float">
            <text:p>2220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157623" calcext:value-type="float">
            <text:p>2157623</text:p>
          </table:table-cell>
          <table:table-cell office:value-type="float" office:value="2159856" calcext:value-type="float">
            <text:p>2159856</text:p>
          </table:table-cell>
          <table:table-cell table:formula="of:=[.C1358]-[.B1358]" office:value-type="float" office:value="2233" calcext:value-type="float">
            <text:p>2233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978586" calcext:value-type="float">
            <text:p>978586</text:p>
          </table:table-cell>
          <table:table-cell office:value-type="float" office:value="980831" calcext:value-type="float">
            <text:p>980831</text:p>
          </table:table-cell>
          <table:table-cell table:formula="of:=[.C1359]-[.B1359]" office:value-type="float" office:value="2245" calcext:value-type="float">
            <text:p>2245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320622" calcext:value-type="float">
            <text:p>2320622</text:p>
          </table:table-cell>
          <table:table-cell office:value-type="float" office:value="2322877" calcext:value-type="float">
            <text:p>2322877</text:p>
          </table:table-cell>
          <table:table-cell table:formula="of:=[.C1360]-[.B1360]" office:value-type="float" office:value="2255" calcext:value-type="float">
            <text:p>2255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847864" calcext:value-type="float">
            <text:p>2847864</text:p>
          </table:table-cell>
          <table:table-cell office:value-type="float" office:value="2850123" calcext:value-type="float">
            <text:p>2850123</text:p>
          </table:table-cell>
          <table:table-cell table:formula="of:=[.C1361]-[.B1361]" office:value-type="float" office:value="2259" calcext:value-type="float">
            <text:p>2259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187899" calcext:value-type="float">
            <text:p>1187899</text:p>
          </table:table-cell>
          <table:table-cell office:value-type="float" office:value="1190158" calcext:value-type="float">
            <text:p>1190158</text:p>
          </table:table-cell>
          <table:table-cell table:formula="of:=[.C1362]-[.B1362]" office:value-type="float" office:value="2259" calcext:value-type="float">
            <text:p>2259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764380" calcext:value-type="float">
            <text:p>1764380</text:p>
          </table:table-cell>
          <table:table-cell office:value-type="float" office:value="1766645" calcext:value-type="float">
            <text:p>1766645</text:p>
          </table:table-cell>
          <table:table-cell table:formula="of:=[.C1363]-[.B1363]" office:value-type="float" office:value="2265" calcext:value-type="float">
            <text:p>2265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3098849" calcext:value-type="float">
            <text:p>3098849</text:p>
          </table:table-cell>
          <table:table-cell office:value-type="float" office:value="3101126" calcext:value-type="float">
            <text:p>3101126</text:p>
          </table:table-cell>
          <table:table-cell table:formula="of:=[.C1364]-[.B1364]" office:value-type="float" office:value="2277" calcext:value-type="float">
            <text:p>2277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2018420" calcext:value-type="float">
            <text:p>2018420</text:p>
          </table:table-cell>
          <table:table-cell office:value-type="float" office:value="2020711" calcext:value-type="float">
            <text:p>2020711</text:p>
          </table:table-cell>
          <table:table-cell table:formula="of:=[.C1365]-[.B1365]" office:value-type="float" office:value="2291" calcext:value-type="float">
            <text:p>2291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775077" calcext:value-type="float">
            <text:p>775077</text:p>
          </table:table-cell>
          <table:table-cell office:value-type="float" office:value="777375" calcext:value-type="float">
            <text:p>777375</text:p>
          </table:table-cell>
          <table:table-cell table:formula="of:=[.C1366]-[.B1366]" office:value-type="float" office:value="2298" calcext:value-type="float">
            <text:p>2298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535354" calcext:value-type="float">
            <text:p>535354</text:p>
          </table:table-cell>
          <table:table-cell office:value-type="float" office:value="537652" calcext:value-type="float">
            <text:p>537652</text:p>
          </table:table-cell>
          <table:table-cell table:formula="of:=[.C1367]-[.B1367]" office:value-type="float" office:value="2298" calcext:value-type="float">
            <text:p>2298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513146" calcext:value-type="float">
            <text:p>1513146</text:p>
          </table:table-cell>
          <table:table-cell office:value-type="float" office:value="1515450" calcext:value-type="float">
            <text:p>1515450</text:p>
          </table:table-cell>
          <table:table-cell table:formula="of:=[.C1368]-[.B1368]" office:value-type="float" office:value="2304" calcext:value-type="float">
            <text:p>2304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665405" calcext:value-type="float">
            <text:p>665405</text:p>
          </table:table-cell>
          <table:table-cell office:value-type="float" office:value="667715" calcext:value-type="float">
            <text:p>667715</text:p>
          </table:table-cell>
          <table:table-cell table:formula="of:=[.C1369]-[.B1369]"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128083" calcext:value-type="float">
            <text:p>5128083</text:p>
          </table:table-cell>
          <table:table-cell office:value-type="float" office:value="5130394" calcext:value-type="float">
            <text:p>5130394</text:p>
          </table:table-cell>
          <table:table-cell table:formula="of:=[.C1370]-[.B1370]" office:value-type="float" office:value="2311" calcext:value-type="float">
            <text:p>2311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298586" calcext:value-type="float">
            <text:p>4298586</text:p>
          </table:table-cell>
          <table:table-cell office:value-type="float" office:value="4300898" calcext:value-type="float">
            <text:p>4300898</text:p>
          </table:table-cell>
          <table:table-cell table:formula="of:=[.C1371]-[.B1371]" office:value-type="float" office:value="2312" calcext:value-type="float">
            <text:p>2312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102733" calcext:value-type="float">
            <text:p>1102733</text:p>
          </table:table-cell>
          <table:table-cell office:value-type="float" office:value="1105049" calcext:value-type="float">
            <text:p>1105049</text:p>
          </table:table-cell>
          <table:table-cell table:formula="of:=[.C1372]-[.B1372]" office:value-type="float" office:value="2316" calcext:value-type="float">
            <text:p>2316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861454" calcext:value-type="float">
            <text:p>861454</text:p>
          </table:table-cell>
          <table:table-cell office:value-type="float" office:value="863776" calcext:value-type="float">
            <text:p>863776</text:p>
          </table:table-cell>
          <table:table-cell table:formula="of:=[.C1373]-[.B1373]" office:value-type="float" office:value="2322" calcext:value-type="float">
            <text:p>2322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448490" calcext:value-type="float">
            <text:p>448490</text:p>
          </table:table-cell>
          <table:table-cell office:value-type="float" office:value="450814" calcext:value-type="float">
            <text:p>450814</text:p>
          </table:table-cell>
          <table:table-cell table:formula="of:=[.C1374]-[.B1374]" office:value-type="float" office:value="2324" calcext:value-type="float">
            <text:p>2324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471840" calcext:value-type="float">
            <text:p>471840</text:p>
          </table:table-cell>
          <table:table-cell office:value-type="float" office:value="474170" calcext:value-type="float">
            <text:p>474170</text:p>
          </table:table-cell>
          <table:table-cell table:formula="of:=[.C1375]-[.B1375]" office:value-type="float" office:value="2330" calcext:value-type="float">
            <text:p>2330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565938" calcext:value-type="float">
            <text:p>2565938</text:p>
          </table:table-cell>
          <table:table-cell office:value-type="float" office:value="2568274" calcext:value-type="float">
            <text:p>2568274</text:p>
          </table:table-cell>
          <table:table-cell table:formula="of:=[.C1376]-[.B1376]" office:value-type="float" office:value="2336" calcext:value-type="float">
            <text:p>2336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337206" calcext:value-type="float">
            <text:p>1337206</text:p>
          </table:table-cell>
          <table:table-cell office:value-type="float" office:value="1339544" calcext:value-type="float">
            <text:p>1339544</text:p>
          </table:table-cell>
          <table:table-cell table:formula="of:=[.C1377]-[.B1377]" office:value-type="float" office:value="2338" calcext:value-type="float">
            <text:p>2338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164028" calcext:value-type="float">
            <text:p>2164028</text:p>
          </table:table-cell>
          <table:table-cell office:value-type="float" office:value="2166369" calcext:value-type="float">
            <text:p>2166369</text:p>
          </table:table-cell>
          <table:table-cell table:formula="of:=[.C1378]-[.B1378]" office:value-type="float" office:value="2341" calcext:value-type="float">
            <text:p>2341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938824" calcext:value-type="float">
            <text:p>1938824</text:p>
          </table:table-cell>
          <table:table-cell office:value-type="float" office:value="1941196" calcext:value-type="float">
            <text:p>1941196</text:p>
          </table:table-cell>
          <table:table-cell table:formula="of:=[.C1379]-[.B1379]" office:value-type="float" office:value="2372" calcext:value-type="float">
            <text:p>2372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794850" calcext:value-type="float">
            <text:p>2794850</text:p>
          </table:table-cell>
          <table:table-cell office:value-type="float" office:value="2797232" calcext:value-type="float">
            <text:p>2797232</text:p>
          </table:table-cell>
          <table:table-cell table:formula="of:=[.C1380]-[.B1380]" office:value-type="float" office:value="2382" calcext:value-type="float">
            <text:p>2382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95925" calcext:value-type="float">
            <text:p>395925</text:p>
          </table:table-cell>
          <table:table-cell office:value-type="float" office:value="398309" calcext:value-type="float">
            <text:p>398309</text:p>
          </table:table-cell>
          <table:table-cell table:formula="of:=[.C1381]-[.B1381]" office:value-type="float" office:value="2384" calcext:value-type="float">
            <text:p>238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795917" calcext:value-type="float">
            <text:p>795917</text:p>
          </table:table-cell>
          <table:table-cell office:value-type="float" office:value="798306" calcext:value-type="float">
            <text:p>798306</text:p>
          </table:table-cell>
          <table:table-cell table:formula="of:=[.C1382]-[.B1382]" office:value-type="float" office:value="2389" calcext:value-type="float">
            <text:p>2389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279317" calcext:value-type="float">
            <text:p>1279317</text:p>
          </table:table-cell>
          <table:table-cell office:value-type="float" office:value="1281706" calcext:value-type="float">
            <text:p>1281706</text:p>
          </table:table-cell>
          <table:table-cell table:formula="of:=[.C1383]-[.B1383]" office:value-type="float" office:value="2389" calcext:value-type="float">
            <text:p>2389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976209" calcext:value-type="float">
            <text:p>1976209</text:p>
          </table:table-cell>
          <table:table-cell office:value-type="float" office:value="1978614" calcext:value-type="float">
            <text:p>1978614</text:p>
          </table:table-cell>
          <table:table-cell table:formula="of:=[.C1384]-[.B1384]" office:value-type="float" office:value="2405" calcext:value-type="float">
            <text:p>2405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692140" calcext:value-type="float">
            <text:p>1692140</text:p>
          </table:table-cell>
          <table:table-cell office:value-type="float" office:value="1694561" calcext:value-type="float">
            <text:p>1694561</text:p>
          </table:table-cell>
          <table:table-cell table:formula="of:=[.C1385]-[.B1385]" office:value-type="float" office:value="2421" calcext:value-type="float">
            <text:p>2421</text:p>
          </table:table-cell>
        </table:table-row>
        <table:table-row table:style-name="ro1">
          <table:table-cell office:value-type="string" calcext:value-type="string">
            <text:p>LKMD01000238.1</text:p>
          </table:table-cell>
          <table:table-cell office:value-type="float" office:value="76370" calcext:value-type="float">
            <text:p>76370</text:p>
          </table:table-cell>
          <table:table-cell office:value-type="float" office:value="78793" calcext:value-type="float">
            <text:p>78793</text:p>
          </table:table-cell>
          <table:table-cell table:formula="of:=[.C1386]-[.B1386]" office:value-type="float" office:value="2423" calcext:value-type="float">
            <text:p>2423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769238" calcext:value-type="float">
            <text:p>2769238</text:p>
          </table:table-cell>
          <table:table-cell office:value-type="float" office:value="2771663" calcext:value-type="float">
            <text:p>2771663</text:p>
          </table:table-cell>
          <table:table-cell table:formula="of:=[.C1387]-[.B1387]" office:value-type="float" office:value="2425" calcext:value-type="float">
            <text:p>2425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227210" calcext:value-type="float">
            <text:p>2227210</text:p>
          </table:table-cell>
          <table:table-cell office:value-type="float" office:value="2229636" calcext:value-type="float">
            <text:p>2229636</text:p>
          </table:table-cell>
          <table:table-cell table:formula="of:=[.C1388]-[.B1388]" office:value-type="float" office:value="2426" calcext:value-type="float">
            <text:p>2426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678160" calcext:value-type="float">
            <text:p>1678160</text:p>
          </table:table-cell>
          <table:table-cell office:value-type="float" office:value="1680586" calcext:value-type="float">
            <text:p>1680586</text:p>
          </table:table-cell>
          <table:table-cell table:formula="of:=[.C1389]-[.B1389]" office:value-type="float" office:value="2426" calcext:value-type="float">
            <text:p>2426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334431" calcext:value-type="float">
            <text:p>2334431</text:p>
          </table:table-cell>
          <table:table-cell office:value-type="float" office:value="2336862" calcext:value-type="float">
            <text:p>2336862</text:p>
          </table:table-cell>
          <table:table-cell table:formula="of:=[.C1390]-[.B1390]" office:value-type="float" office:value="2431" calcext:value-type="float">
            <text:p>2431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80129" calcext:value-type="float">
            <text:p>180129</text:p>
          </table:table-cell>
          <table:table-cell office:value-type="float" office:value="182563" calcext:value-type="float">
            <text:p>182563</text:p>
          </table:table-cell>
          <table:table-cell table:formula="of:=[.C1391]-[.B1391]" office:value-type="float" office:value="2434" calcext:value-type="float">
            <text:p>2434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968407" calcext:value-type="float">
            <text:p>1968407</text:p>
          </table:table-cell>
          <table:table-cell office:value-type="float" office:value="1970847" calcext:value-type="float">
            <text:p>1970847</text:p>
          </table:table-cell>
          <table:table-cell table:formula="of:=[.C1392]-[.B1392]" office:value-type="float" office:value="2440" calcext:value-type="float">
            <text:p>2440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449477" calcext:value-type="float">
            <text:p>449477</text:p>
          </table:table-cell>
          <table:table-cell office:value-type="float" office:value="451918" calcext:value-type="float">
            <text:p>451918</text:p>
          </table:table-cell>
          <table:table-cell table:formula="of:=[.C1393]-[.B1393]" office:value-type="float" office:value="2441" calcext:value-type="float">
            <text:p>2441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296503" calcext:value-type="float">
            <text:p>1296503</text:p>
          </table:table-cell>
          <table:table-cell office:value-type="float" office:value="1298955" calcext:value-type="float">
            <text:p>1298955</text:p>
          </table:table-cell>
          <table:table-cell table:formula="of:=[.C1394]-[.B1394]" office:value-type="float" office:value="2452" calcext:value-type="float">
            <text:p>2452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490325" calcext:value-type="float">
            <text:p>1490325</text:p>
          </table:table-cell>
          <table:table-cell office:value-type="float" office:value="1492785" calcext:value-type="float">
            <text:p>1492785</text:p>
          </table:table-cell>
          <table:table-cell table:formula="of:=[.C1395]-[.B1395]" office:value-type="float" office:value="2460" calcext:value-type="float">
            <text:p>2460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454024" calcext:value-type="float">
            <text:p>3454024</text:p>
          </table:table-cell>
          <table:table-cell office:value-type="float" office:value="3456496" calcext:value-type="float">
            <text:p>3456496</text:p>
          </table:table-cell>
          <table:table-cell table:formula="of:=[.C1396]-[.B1396]" office:value-type="float" office:value="2472" calcext:value-type="float">
            <text:p>2472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786764" calcext:value-type="float">
            <text:p>2786764</text:p>
          </table:table-cell>
          <table:table-cell office:value-type="float" office:value="2789238" calcext:value-type="float">
            <text:p>2789238</text:p>
          </table:table-cell>
          <table:table-cell table:formula="of:=[.C1397]-[.B1397]" office:value-type="float" office:value="2474" calcext:value-type="float">
            <text:p>247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040461" calcext:value-type="float">
            <text:p>5040461</text:p>
          </table:table-cell>
          <table:table-cell office:value-type="float" office:value="5042939" calcext:value-type="float">
            <text:p>5042939</text:p>
          </table:table-cell>
          <table:table-cell table:formula="of:=[.C1398]-[.B1398]" office:value-type="float" office:value="2478" calcext:value-type="float">
            <text:p>2478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4745674" calcext:value-type="float">
            <text:p>4745674</text:p>
          </table:table-cell>
          <table:table-cell office:value-type="float" office:value="4748155" calcext:value-type="float">
            <text:p>4748155</text:p>
          </table:table-cell>
          <table:table-cell table:formula="of:=[.C1399]-[.B1399]" office:value-type="float" office:value="2481" calcext:value-type="float">
            <text:p>2481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773681" calcext:value-type="float">
            <text:p>1773681</text:p>
          </table:table-cell>
          <table:table-cell office:value-type="float" office:value="1776165" calcext:value-type="float">
            <text:p>1776165</text:p>
          </table:table-cell>
          <table:table-cell table:formula="of:=[.C1400]-[.B1400]" office:value-type="float" office:value="2484" calcext:value-type="float">
            <text:p>2484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130319" calcext:value-type="float">
            <text:p>1130319</text:p>
          </table:table-cell>
          <table:table-cell office:value-type="float" office:value="1132804" calcext:value-type="float">
            <text:p>1132804</text:p>
          </table:table-cell>
          <table:table-cell table:formula="of:=[.C1401]-[.B1401]" office:value-type="float" office:value="2485" calcext:value-type="float">
            <text:p>2485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801281" calcext:value-type="float">
            <text:p>1801281</text:p>
          </table:table-cell>
          <table:table-cell office:value-type="float" office:value="1803773" calcext:value-type="float">
            <text:p>1803773</text:p>
          </table:table-cell>
          <table:table-cell table:formula="of:=[.C1402]-[.B1402]" office:value-type="float" office:value="2492" calcext:value-type="float">
            <text:p>2492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393889" calcext:value-type="float">
            <text:p>1393889</text:p>
          </table:table-cell>
          <table:table-cell office:value-type="float" office:value="1396389" calcext:value-type="float">
            <text:p>1396389</text:p>
          </table:table-cell>
          <table:table-cell table:formula="of:=[.C1403]-[.B1403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491891" calcext:value-type="float">
            <text:p>2491891</text:p>
          </table:table-cell>
          <table:table-cell office:value-type="float" office:value="2494408" calcext:value-type="float">
            <text:p>2494408</text:p>
          </table:table-cell>
          <table:table-cell table:formula="of:=[.C1404]-[.B1404]"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779443" calcext:value-type="float">
            <text:p>1779443</text:p>
          </table:table-cell>
          <table:table-cell office:value-type="float" office:value="1781962" calcext:value-type="float">
            <text:p>1781962</text:p>
          </table:table-cell>
          <table:table-cell table:formula="of:=[.C1405]-[.B1405]" office:value-type="float" office:value="2519" calcext:value-type="float">
            <text:p>2519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351661" calcext:value-type="float">
            <text:p>1351661</text:p>
          </table:table-cell>
          <table:table-cell office:value-type="float" office:value="1354182" calcext:value-type="float">
            <text:p>1354182</text:p>
          </table:table-cell>
          <table:table-cell table:formula="of:=[.C1406]-[.B1406]" office:value-type="float" office:value="2521" calcext:value-type="float">
            <text:p>2521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655813" calcext:value-type="float">
            <text:p>655813</text:p>
          </table:table-cell>
          <table:table-cell office:value-type="float" office:value="658336" calcext:value-type="float">
            <text:p>658336</text:p>
          </table:table-cell>
          <table:table-cell table:formula="of:=[.C1407]-[.B1407]"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277658" calcext:value-type="float">
            <text:p>1277658</text:p>
          </table:table-cell>
          <table:table-cell office:value-type="float" office:value="1280186" calcext:value-type="float">
            <text:p>1280186</text:p>
          </table:table-cell>
          <table:table-cell table:formula="of:=[.C1408]-[.B1408]"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809750" calcext:value-type="float">
            <text:p>809750</text:p>
          </table:table-cell>
          <table:table-cell office:value-type="float" office:value="812279" calcext:value-type="float">
            <text:p>812279</text:p>
          </table:table-cell>
          <table:table-cell table:formula="of:=[.C1409]-[.B1409]"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340547" calcext:value-type="float">
            <text:p>1340547</text:p>
          </table:table-cell>
          <table:table-cell office:value-type="float" office:value="1343087" calcext:value-type="float">
            <text:p>1343087</text:p>
          </table:table-cell>
          <table:table-cell table:formula="of:=[.C1410]-[.B1410]" office:value-type="float" office:value="2540" calcext:value-type="float">
            <text:p>2540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802969" calcext:value-type="float">
            <text:p>3802969</text:p>
          </table:table-cell>
          <table:table-cell office:value-type="float" office:value="3805511" calcext:value-type="float">
            <text:p>3805511</text:p>
          </table:table-cell>
          <table:table-cell table:formula="of:=[.C1411]-[.B1411]"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009192" calcext:value-type="float">
            <text:p>3009192</text:p>
          </table:table-cell>
          <table:table-cell office:value-type="float" office:value="3011734" calcext:value-type="float">
            <text:p>3011734</text:p>
          </table:table-cell>
          <table:table-cell table:formula="of:=[.C1412]-[.B1412]"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64865" calcext:value-type="float">
            <text:p>364865</text:p>
          </table:table-cell>
          <table:table-cell office:value-type="float" office:value="367408" calcext:value-type="float">
            <text:p>367408</text:p>
          </table:table-cell>
          <table:table-cell table:formula="of:=[.C1413]-[.B1413]"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024639" calcext:value-type="float">
            <text:p>1024639</text:p>
          </table:table-cell>
          <table:table-cell office:value-type="float" office:value="1027190" calcext:value-type="float">
            <text:p>1027190</text:p>
          </table:table-cell>
          <table:table-cell table:formula="of:=[.C1414]-[.B1414]" office:value-type="float" office:value="2551" calcext:value-type="float">
            <text:p>2551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191903" calcext:value-type="float">
            <text:p>2191903</text:p>
          </table:table-cell>
          <table:table-cell office:value-type="float" office:value="2194473" calcext:value-type="float">
            <text:p>2194473</text:p>
          </table:table-cell>
          <table:table-cell table:formula="of:=[.C1415]-[.B1415]" office:value-type="float" office:value="2570" calcext:value-type="float">
            <text:p>2570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285355" calcext:value-type="float">
            <text:p>2285355</text:p>
          </table:table-cell>
          <table:table-cell office:value-type="float" office:value="2287935" calcext:value-type="float">
            <text:p>2287935</text:p>
          </table:table-cell>
          <table:table-cell table:formula="of:=[.C1416]-[.B1416]"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821161" calcext:value-type="float">
            <text:p>821161</text:p>
          </table:table-cell>
          <table:table-cell office:value-type="float" office:value="823754" calcext:value-type="float">
            <text:p>823754</text:p>
          </table:table-cell>
          <table:table-cell table:formula="of:=[.C1417]-[.B1417]" office:value-type="float" office:value="2593" calcext:value-type="float">
            <text:p>2593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944758" calcext:value-type="float">
            <text:p>2944758</text:p>
          </table:table-cell>
          <table:table-cell office:value-type="float" office:value="2947359" calcext:value-type="float">
            <text:p>2947359</text:p>
          </table:table-cell>
          <table:table-cell table:formula="of:=[.C1418]-[.B1418]"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883537" calcext:value-type="float">
            <text:p>2883537</text:p>
          </table:table-cell>
          <table:table-cell office:value-type="float" office:value="2886151" calcext:value-type="float">
            <text:p>2886151</text:p>
          </table:table-cell>
          <table:table-cell table:formula="of:=[.C1419]-[.B1419]" office:value-type="float" office:value="2614" calcext:value-type="float">
            <text:p>2614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322587" calcext:value-type="float">
            <text:p>1322587</text:p>
          </table:table-cell>
          <table:table-cell office:value-type="float" office:value="1325215" calcext:value-type="float">
            <text:p>1325215</text:p>
          </table:table-cell>
          <table:table-cell table:formula="of:=[.C1420]-[.B1420]" office:value-type="float" office:value="2628" calcext:value-type="float">
            <text:p>2628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704128" calcext:value-type="float">
            <text:p>704128</text:p>
          </table:table-cell>
          <table:table-cell office:value-type="float" office:value="706758" calcext:value-type="float">
            <text:p>706758</text:p>
          </table:table-cell>
          <table:table-cell table:formula="of:=[.C1421]-[.B1421]" office:value-type="float" office:value="2630" calcext:value-type="float">
            <text:p>2630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367723" calcext:value-type="float">
            <text:p>367723</text:p>
          </table:table-cell>
          <table:table-cell office:value-type="float" office:value="370355" calcext:value-type="float">
            <text:p>370355</text:p>
          </table:table-cell>
          <table:table-cell table:formula="of:=[.C1422]-[.B1422]" office:value-type="float" office:value="2632" calcext:value-type="float">
            <text:p>2632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865015" calcext:value-type="float">
            <text:p>865015</text:p>
          </table:table-cell>
          <table:table-cell office:value-type="float" office:value="867648" calcext:value-type="float">
            <text:p>867648</text:p>
          </table:table-cell>
          <table:table-cell table:formula="of:=[.C1423]-[.B1423]" office:value-type="float" office:value="2633" calcext:value-type="float">
            <text:p>2633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740174" calcext:value-type="float">
            <text:p>1740174</text:p>
          </table:table-cell>
          <table:table-cell office:value-type="float" office:value="1742816" calcext:value-type="float">
            <text:p>1742816</text:p>
          </table:table-cell>
          <table:table-cell table:formula="of:=[.C1424]-[.B1424]" office:value-type="float" office:value="2642" calcext:value-type="float">
            <text:p>2642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470860" calcext:value-type="float">
            <text:p>1470860</text:p>
          </table:table-cell>
          <table:table-cell office:value-type="float" office:value="1473513" calcext:value-type="float">
            <text:p>1473513</text:p>
          </table:table-cell>
          <table:table-cell table:formula="of:=[.C1425]-[.B1425]" office:value-type="float" office:value="2653" calcext:value-type="float">
            <text:p>2653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425288" calcext:value-type="float">
            <text:p>1425288</text:p>
          </table:table-cell>
          <table:table-cell office:value-type="float" office:value="1427941" calcext:value-type="float">
            <text:p>1427941</text:p>
          </table:table-cell>
          <table:table-cell table:formula="of:=[.C1426]-[.B1426]" office:value-type="float" office:value="2653" calcext:value-type="float">
            <text:p>2653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981434" calcext:value-type="float">
            <text:p>981434</text:p>
          </table:table-cell>
          <table:table-cell office:value-type="float" office:value="984096" calcext:value-type="float">
            <text:p>984096</text:p>
          </table:table-cell>
          <table:table-cell table:formula="of:=[.C1427]-[.B1427]" office:value-type="float" office:value="2662" calcext:value-type="float">
            <text:p>2662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216386" calcext:value-type="float">
            <text:p>1216386</text:p>
          </table:table-cell>
          <table:table-cell office:value-type="float" office:value="1219062" calcext:value-type="float">
            <text:p>1219062</text:p>
          </table:table-cell>
          <table:table-cell table:formula="of:=[.C1428]-[.B1428]" office:value-type="float" office:value="2676" calcext:value-type="float">
            <text:p>2676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408515" calcext:value-type="float">
            <text:p>408515</text:p>
          </table:table-cell>
          <table:table-cell office:value-type="float" office:value="411202" calcext:value-type="float">
            <text:p>411202</text:p>
          </table:table-cell>
          <table:table-cell table:formula="of:=[.C1429]-[.B1429]" office:value-type="float" office:value="2687" calcext:value-type="float">
            <text:p>2687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875979" calcext:value-type="float">
            <text:p>1875979</text:p>
          </table:table-cell>
          <table:table-cell office:value-type="float" office:value="1878673" calcext:value-type="float">
            <text:p>1878673</text:p>
          </table:table-cell>
          <table:table-cell table:formula="of:=[.C1430]-[.B1430]" office:value-type="float" office:value="2694" calcext:value-type="float">
            <text:p>2694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946166" calcext:value-type="float">
            <text:p>2946166</text:p>
          </table:table-cell>
          <table:table-cell office:value-type="float" office:value="2948882" calcext:value-type="float">
            <text:p>2948882</text:p>
          </table:table-cell>
          <table:table-cell table:formula="of:=[.C1431]-[.B1431]" office:value-type="float" office:value="2716" calcext:value-type="float">
            <text:p>2716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418421" calcext:value-type="float">
            <text:p>1418421</text:p>
          </table:table-cell>
          <table:table-cell office:value-type="float" office:value="1421145" calcext:value-type="float">
            <text:p>1421145</text:p>
          </table:table-cell>
          <table:table-cell table:formula="of:=[.C1432]-[.B1432]" office:value-type="float" office:value="2724" calcext:value-type="float">
            <text:p>2724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58894" calcext:value-type="float">
            <text:p>158894</text:p>
          </table:table-cell>
          <table:table-cell office:value-type="float" office:value="161624" calcext:value-type="float">
            <text:p>161624</text:p>
          </table:table-cell>
          <table:table-cell table:formula="of:=[.C1433]-[.B1433]" office:value-type="float" office:value="2730" calcext:value-type="float">
            <text:p>2730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376965" calcext:value-type="float">
            <text:p>2376965</text:p>
          </table:table-cell>
          <table:table-cell office:value-type="float" office:value="2379696" calcext:value-type="float">
            <text:p>2379696</text:p>
          </table:table-cell>
          <table:table-cell table:formula="of:=[.C1434]-[.B1434]" office:value-type="float" office:value="2731" calcext:value-type="float">
            <text:p>2731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968570" calcext:value-type="float">
            <text:p>5968570</text:p>
          </table:table-cell>
          <table:table-cell office:value-type="float" office:value="5971302" calcext:value-type="float">
            <text:p>5971302</text:p>
          </table:table-cell>
          <table:table-cell table:formula="of:=[.C1435]-[.B1435]" office:value-type="float" office:value="2732" calcext:value-type="float">
            <text:p>2732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992634" calcext:value-type="float">
            <text:p>992634</text:p>
          </table:table-cell>
          <table:table-cell office:value-type="float" office:value="995366" calcext:value-type="float">
            <text:p>995366</text:p>
          </table:table-cell>
          <table:table-cell table:formula="of:=[.C1436]-[.B1436]" office:value-type="float" office:value="2732" calcext:value-type="float">
            <text:p>2732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629227" calcext:value-type="float">
            <text:p>629227</text:p>
          </table:table-cell>
          <table:table-cell office:value-type="float" office:value="631960" calcext:value-type="float">
            <text:p>631960</text:p>
          </table:table-cell>
          <table:table-cell table:formula="of:=[.C1437]-[.B1437]" office:value-type="float" office:value="2733" calcext:value-type="float">
            <text:p>2733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028346" calcext:value-type="float">
            <text:p>2028346</text:p>
          </table:table-cell>
          <table:table-cell office:value-type="float" office:value="2031080" calcext:value-type="float">
            <text:p>2031080</text:p>
          </table:table-cell>
          <table:table-cell table:formula="of:=[.C1438]-[.B1438]" office:value-type="float" office:value="2734" calcext:value-type="float">
            <text:p>2734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836861" calcext:value-type="float">
            <text:p>2836861</text:p>
          </table:table-cell>
          <table:table-cell office:value-type="float" office:value="2839602" calcext:value-type="float">
            <text:p>2839602</text:p>
          </table:table-cell>
          <table:table-cell table:formula="of:=[.C1439]-[.B1439]" office:value-type="float" office:value="2741" calcext:value-type="float">
            <text:p>2741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68437" calcext:value-type="float">
            <text:p>168437</text:p>
          </table:table-cell>
          <table:table-cell office:value-type="float" office:value="171207" calcext:value-type="float">
            <text:p>171207</text:p>
          </table:table-cell>
          <table:table-cell table:formula="of:=[.C1440]-[.B1440]" office:value-type="float" office:value="2770" calcext:value-type="float">
            <text:p>2770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485132" calcext:value-type="float">
            <text:p>2485132</text:p>
          </table:table-cell>
          <table:table-cell office:value-type="float" office:value="2487909" calcext:value-type="float">
            <text:p>2487909</text:p>
          </table:table-cell>
          <table:table-cell table:formula="of:=[.C1441]-[.B1441]" office:value-type="float" office:value="2777" calcext:value-type="float">
            <text:p>2777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288186" calcext:value-type="float">
            <text:p>2288186</text:p>
          </table:table-cell>
          <table:table-cell office:value-type="float" office:value="2290968" calcext:value-type="float">
            <text:p>2290968</text:p>
          </table:table-cell>
          <table:table-cell table:formula="of:=[.C1442]-[.B1442]" office:value-type="float" office:value="2782" calcext:value-type="float">
            <text:p>2782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384616" calcext:value-type="float">
            <text:p>1384616</text:p>
          </table:table-cell>
          <table:table-cell office:value-type="float" office:value="1387433" calcext:value-type="float">
            <text:p>1387433</text:p>
          </table:table-cell>
          <table:table-cell table:formula="of:=[.C1443]-[.B1443]" office:value-type="float" office:value="2817" calcext:value-type="float">
            <text:p>2817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62970" calcext:value-type="float">
            <text:p>562970</text:p>
          </table:table-cell>
          <table:table-cell office:value-type="float" office:value="565795" calcext:value-type="float">
            <text:p>565795</text:p>
          </table:table-cell>
          <table:table-cell table:formula="of:=[.C1444]-[.B1444]" office:value-type="float" office:value="2825" calcext:value-type="float">
            <text:p>2825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757718" calcext:value-type="float">
            <text:p>2757718</text:p>
          </table:table-cell>
          <table:table-cell office:value-type="float" office:value="2760555" calcext:value-type="float">
            <text:p>2760555</text:p>
          </table:table-cell>
          <table:table-cell table:formula="of:=[.C1445]-[.B1445]" office:value-type="float" office:value="2837" calcext:value-type="float">
            <text:p>2837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89876" calcext:value-type="float">
            <text:p>389876</text:p>
          </table:table-cell>
          <table:table-cell office:value-type="float" office:value="392720" calcext:value-type="float">
            <text:p>392720</text:p>
          </table:table-cell>
          <table:table-cell table:formula="of:=[.C1446]-[.B1446]" office:value-type="float" office:value="2844" calcext:value-type="float">
            <text:p>2844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106367" calcext:value-type="float">
            <text:p>2106367</text:p>
          </table:table-cell>
          <table:table-cell office:value-type="float" office:value="2109211" calcext:value-type="float">
            <text:p>2109211</text:p>
          </table:table-cell>
          <table:table-cell table:formula="of:=[.C1447]-[.B1447]" office:value-type="float" office:value="2844" calcext:value-type="float">
            <text:p>284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869276" calcext:value-type="float">
            <text:p>3869276</text:p>
          </table:table-cell>
          <table:table-cell office:value-type="float" office:value="3872135" calcext:value-type="float">
            <text:p>3872135</text:p>
          </table:table-cell>
          <table:table-cell table:formula="of:=[.C1448]-[.B1448]" office:value-type="float" office:value="2859" calcext:value-type="float">
            <text:p>2859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298042" calcext:value-type="float">
            <text:p>3298042</text:p>
          </table:table-cell>
          <table:table-cell office:value-type="float" office:value="3300903" calcext:value-type="float">
            <text:p>3300903</text:p>
          </table:table-cell>
          <table:table-cell table:formula="of:=[.C1449]-[.B1449]" office:value-type="float" office:value="2861" calcext:value-type="float">
            <text:p>2861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279711" calcext:value-type="float">
            <text:p>1279711</text:p>
          </table:table-cell>
          <table:table-cell office:value-type="float" office:value="1282586" calcext:value-type="float">
            <text:p>1282586</text:p>
          </table:table-cell>
          <table:table-cell table:formula="of:=[.C1450]-[.B1450]" office:value-type="float" office:value="2875" calcext:value-type="float">
            <text:p>2875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979012" calcext:value-type="float">
            <text:p>979012</text:p>
          </table:table-cell>
          <table:table-cell office:value-type="float" office:value="981896" calcext:value-type="float">
            <text:p>981896</text:p>
          </table:table-cell>
          <table:table-cell table:formula="of:=[.C1451]-[.B1451]"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617703" calcext:value-type="float">
            <text:p>2617703</text:p>
          </table:table-cell>
          <table:table-cell office:value-type="float" office:value="2620622" calcext:value-type="float">
            <text:p>2620622</text:p>
          </table:table-cell>
          <table:table-cell table:formula="of:=[.C1452]-[.B1452]" office:value-type="float" office:value="2919" calcext:value-type="float">
            <text:p>2919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000857" calcext:value-type="float">
            <text:p>1000857</text:p>
          </table:table-cell>
          <table:table-cell office:value-type="float" office:value="1003788" calcext:value-type="float">
            <text:p>1003788</text:p>
          </table:table-cell>
          <table:table-cell table:formula="of:=[.C1453]-[.B1453]" office:value-type="float" office:value="2931" calcext:value-type="float">
            <text:p>2931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187475" calcext:value-type="float">
            <text:p>5187475</text:p>
          </table:table-cell>
          <table:table-cell office:value-type="float" office:value="5190413" calcext:value-type="float">
            <text:p>5190413</text:p>
          </table:table-cell>
          <table:table-cell table:formula="of:=[.C1454]-[.B1454]" office:value-type="float" office:value="2938" calcext:value-type="float">
            <text:p>2938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76015" calcext:value-type="float">
            <text:p>176015</text:p>
          </table:table-cell>
          <table:table-cell office:value-type="float" office:value="178957" calcext:value-type="float">
            <text:p>178957</text:p>
          </table:table-cell>
          <table:table-cell table:formula="of:=[.C1455]-[.B1455]" office:value-type="float" office:value="2942" calcext:value-type="float">
            <text:p>2942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870921" calcext:value-type="float">
            <text:p>1870921</text:p>
          </table:table-cell>
          <table:table-cell office:value-type="float" office:value="1873867" calcext:value-type="float">
            <text:p>1873867</text:p>
          </table:table-cell>
          <table:table-cell table:formula="of:=[.C1456]-[.B1456]" office:value-type="float" office:value="2946" calcext:value-type="float">
            <text:p>2946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14620" calcext:value-type="float">
            <text:p>214620</text:p>
          </table:table-cell>
          <table:table-cell office:value-type="float" office:value="217567" calcext:value-type="float">
            <text:p>217567</text:p>
          </table:table-cell>
          <table:table-cell table:formula="of:=[.C1457]-[.B1457]" office:value-type="float" office:value="2947" calcext:value-type="float">
            <text:p>2947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3451695" calcext:value-type="float">
            <text:p>3451695</text:p>
          </table:table-cell>
          <table:table-cell office:value-type="float" office:value="3454681" calcext:value-type="float">
            <text:p>3454681</text:p>
          </table:table-cell>
          <table:table-cell table:formula="of:=[.C1458]-[.B1458]" office:value-type="float" office:value="2986" calcext:value-type="float">
            <text:p>2986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770004" calcext:value-type="float">
            <text:p>1770004</text:p>
          </table:table-cell>
          <table:table-cell office:value-type="float" office:value="1773015" calcext:value-type="float">
            <text:p>1773015</text:p>
          </table:table-cell>
          <table:table-cell table:formula="of:=[.C1459]-[.B1459]" office:value-type="float" office:value="3011" calcext:value-type="float">
            <text:p>3011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545540" calcext:value-type="float">
            <text:p>1545540</text:p>
          </table:table-cell>
          <table:table-cell office:value-type="float" office:value="1548560" calcext:value-type="float">
            <text:p>1548560</text:p>
          </table:table-cell>
          <table:table-cell table:formula="of:=[.C1460]-[.B1460]" office:value-type="float" office:value="3020" calcext:value-type="float">
            <text:p>3020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657474" calcext:value-type="float">
            <text:p>1657474</text:p>
          </table:table-cell>
          <table:table-cell office:value-type="float" office:value="1660502" calcext:value-type="float">
            <text:p>1660502</text:p>
          </table:table-cell>
          <table:table-cell table:formula="of:=[.C1461]-[.B1461]" office:value-type="float" office:value="3028" calcext:value-type="float">
            <text:p>3028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61520" calcext:value-type="float">
            <text:p>161520</text:p>
          </table:table-cell>
          <table:table-cell office:value-type="float" office:value="164561" calcext:value-type="float">
            <text:p>164561</text:p>
          </table:table-cell>
          <table:table-cell table:formula="of:=[.C1462]-[.B1462]" office:value-type="float" office:value="3041" calcext:value-type="float">
            <text:p>3041</text:p>
          </table:table-cell>
        </table:table-row>
        <table:table-row table:style-name="ro1">
          <table:table-cell office:value-type="string" calcext:value-type="string">
            <text:p>LKMD01000252.1</text:p>
          </table:table-cell>
          <table:table-cell office:value-type="float" office:value="166493" calcext:value-type="float">
            <text:p>166493</text:p>
          </table:table-cell>
          <table:table-cell office:value-type="float" office:value="169553" calcext:value-type="float">
            <text:p>169553</text:p>
          </table:table-cell>
          <table:table-cell table:formula="of:=[.C1463]-[.B1463]"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548311" calcext:value-type="float">
            <text:p>2548311</text:p>
          </table:table-cell>
          <table:table-cell office:value-type="float" office:value="2551381" calcext:value-type="float">
            <text:p>2551381</text:p>
          </table:table-cell>
          <table:table-cell table:formula="of:=[.C1464]-[.B1464]" office:value-type="float" office:value="3070" calcext:value-type="float">
            <text:p>3070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818795" calcext:value-type="float">
            <text:p>1818795</text:p>
          </table:table-cell>
          <table:table-cell office:value-type="float" office:value="1821905" calcext:value-type="float">
            <text:p>1821905</text:p>
          </table:table-cell>
          <table:table-cell table:formula="of:=[.C1465]-[.B1465]" office:value-type="float" office:value="3110" calcext:value-type="float">
            <text:p>3110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388825" calcext:value-type="float">
            <text:p>388825</text:p>
          </table:table-cell>
          <table:table-cell office:value-type="float" office:value="391941" calcext:value-type="float">
            <text:p>391941</text:p>
          </table:table-cell>
          <table:table-cell table:formula="of:=[.C1466]-[.B1466]" office:value-type="float" office:value="3116" calcext:value-type="float">
            <text:p>3116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3950731" calcext:value-type="float">
            <text:p>3950731</text:p>
          </table:table-cell>
          <table:table-cell office:value-type="float" office:value="3953850" calcext:value-type="float">
            <text:p>3953850</text:p>
          </table:table-cell>
          <table:table-cell table:formula="of:=[.C1467]-[.B1467]" office:value-type="float" office:value="3119" calcext:value-type="float">
            <text:p>3119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960580" calcext:value-type="float">
            <text:p>1960580</text:p>
          </table:table-cell>
          <table:table-cell office:value-type="float" office:value="1963723" calcext:value-type="float">
            <text:p>1963723</text:p>
          </table:table-cell>
          <table:table-cell table:formula="of:=[.C1468]-[.B1468]" office:value-type="float" office:value="3143" calcext:value-type="float">
            <text:p>3143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846424" calcext:value-type="float">
            <text:p>1846424</text:p>
          </table:table-cell>
          <table:table-cell office:value-type="float" office:value="1849573" calcext:value-type="float">
            <text:p>1849573</text:p>
          </table:table-cell>
          <table:table-cell table:formula="of:=[.C1469]-[.B1469]" office:value-type="float" office:value="3149" calcext:value-type="float">
            <text:p>3149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181530" calcext:value-type="float">
            <text:p>1181530</text:p>
          </table:table-cell>
          <table:table-cell office:value-type="float" office:value="1184712" calcext:value-type="float">
            <text:p>1184712</text:p>
          </table:table-cell>
          <table:table-cell table:formula="of:=[.C1470]-[.B1470]" office:value-type="float" office:value="3182" calcext:value-type="float">
            <text:p>3182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683656" calcext:value-type="float">
            <text:p>2683656</text:p>
          </table:table-cell>
          <table:table-cell office:value-type="float" office:value="2686840" calcext:value-type="float">
            <text:p>2686840</text:p>
          </table:table-cell>
          <table:table-cell table:formula="of:=[.C1471]-[.B1471]" office:value-type="float" office:value="3184" calcext:value-type="float">
            <text:p>318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2902438" calcext:value-type="float">
            <text:p>2902438</text:p>
          </table:table-cell>
          <table:table-cell office:value-type="float" office:value="2905653" calcext:value-type="float">
            <text:p>2905653</text:p>
          </table:table-cell>
          <table:table-cell table:formula="of:=[.C1472]-[.B1472]" office:value-type="float" office:value="3215" calcext:value-type="float">
            <text:p>3215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125856" calcext:value-type="float">
            <text:p>1125856</text:p>
          </table:table-cell>
          <table:table-cell office:value-type="float" office:value="1129096" calcext:value-type="float">
            <text:p>1129096</text:p>
          </table:table-cell>
          <table:table-cell table:formula="of:=[.C1473]-[.B1473]" office:value-type="float" office:value="3240" calcext:value-type="float">
            <text:p>3240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562965" calcext:value-type="float">
            <text:p>1562965</text:p>
          </table:table-cell>
          <table:table-cell office:value-type="float" office:value="1566206" calcext:value-type="float">
            <text:p>1566206</text:p>
          </table:table-cell>
          <table:table-cell table:formula="of:=[.C1474]-[.B1474]" office:value-type="float" office:value="3241" calcext:value-type="float">
            <text:p>3241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882653" calcext:value-type="float">
            <text:p>1882653</text:p>
          </table:table-cell>
          <table:table-cell office:value-type="float" office:value="1885904" calcext:value-type="float">
            <text:p>1885904</text:p>
          </table:table-cell>
          <table:table-cell table:formula="of:=[.C1475]-[.B1475]" office:value-type="float" office:value="3251" calcext:value-type="float">
            <text:p>3251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364344" calcext:value-type="float">
            <text:p>1364344</text:p>
          </table:table-cell>
          <table:table-cell office:value-type="float" office:value="1367598" calcext:value-type="float">
            <text:p>1367598</text:p>
          </table:table-cell>
          <table:table-cell table:formula="of:=[.C1476]-[.B1476]" office:value-type="float" office:value="3254" calcext:value-type="float">
            <text:p>325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101202" calcext:value-type="float">
            <text:p>5101202</text:p>
          </table:table-cell>
          <table:table-cell office:value-type="float" office:value="5104463" calcext:value-type="float">
            <text:p>5104463</text:p>
          </table:table-cell>
          <table:table-cell table:formula="of:=[.C1477]-[.B1477]" office:value-type="float" office:value="3261" calcext:value-type="float">
            <text:p>3261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82380" calcext:value-type="float">
            <text:p>82380</text:p>
          </table:table-cell>
          <table:table-cell office:value-type="float" office:value="85656" calcext:value-type="float">
            <text:p>85656</text:p>
          </table:table-cell>
          <table:table-cell table:formula="of:=[.C1478]-[.B1478]" office:value-type="float" office:value="3276" calcext:value-type="float">
            <text:p>3276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455232" calcext:value-type="float">
            <text:p>1455232</text:p>
          </table:table-cell>
          <table:table-cell office:value-type="float" office:value="1458525" calcext:value-type="float">
            <text:p>1458525</text:p>
          </table:table-cell>
          <table:table-cell table:formula="of:=[.C1479]-[.B1479]" office:value-type="float" office:value="3293" calcext:value-type="float">
            <text:p>3293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663462" calcext:value-type="float">
            <text:p>1663462</text:p>
          </table:table-cell>
          <table:table-cell office:value-type="float" office:value="1666787" calcext:value-type="float">
            <text:p>1666787</text:p>
          </table:table-cell>
          <table:table-cell table:formula="of:=[.C1480]-[.B1480]" office:value-type="float" office:value="3325" calcext:value-type="float">
            <text:p>3325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888414" calcext:value-type="float">
            <text:p>1888414</text:p>
          </table:table-cell>
          <table:table-cell office:value-type="float" office:value="1891766" calcext:value-type="float">
            <text:p>1891766</text:p>
          </table:table-cell>
          <table:table-cell table:formula="of:=[.C1481]-[.B1481]" office:value-type="float" office:value="3352" calcext:value-type="float">
            <text:p>3352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689204" calcext:value-type="float">
            <text:p>1689204</text:p>
          </table:table-cell>
          <table:table-cell office:value-type="float" office:value="1692556" calcext:value-type="float">
            <text:p>1692556</text:p>
          </table:table-cell>
          <table:table-cell table:formula="of:=[.C1482]-[.B1482]" office:value-type="float" office:value="3352" calcext:value-type="float">
            <text:p>3352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150593" calcext:value-type="float">
            <text:p>1150593</text:p>
          </table:table-cell>
          <table:table-cell office:value-type="float" office:value="1153947" calcext:value-type="float">
            <text:p>1153947</text:p>
          </table:table-cell>
          <table:table-cell table:formula="of:=[.C1483]-[.B1483]" office:value-type="float" office:value="3354" calcext:value-type="float">
            <text:p>3354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269673" calcext:value-type="float">
            <text:p>1269673</text:p>
          </table:table-cell>
          <table:table-cell office:value-type="float" office:value="1273059" calcext:value-type="float">
            <text:p>1273059</text:p>
          </table:table-cell>
          <table:table-cell table:formula="of:=[.C1484]-[.B1484]" office:value-type="float" office:value="3386" calcext:value-type="float">
            <text:p>3386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044442" calcext:value-type="float">
            <text:p>2044442</text:p>
          </table:table-cell>
          <table:table-cell office:value-type="float" office:value="2047846" calcext:value-type="float">
            <text:p>2047846</text:p>
          </table:table-cell>
          <table:table-cell table:formula="of:=[.C1485]-[.B1485]" office:value-type="float" office:value="3404" calcext:value-type="float">
            <text:p>3404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1472744" calcext:value-type="float">
            <text:p>1472744</text:p>
          </table:table-cell>
          <table:table-cell office:value-type="float" office:value="1476157" calcext:value-type="float">
            <text:p>1476157</text:p>
          </table:table-cell>
          <table:table-cell table:formula="of:=[.C1486]-[.B1486]" office:value-type="float" office:value="3413" calcext:value-type="float">
            <text:p>3413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274580" calcext:value-type="float">
            <text:p>2274580</text:p>
          </table:table-cell>
          <table:table-cell office:value-type="float" office:value="2277998" calcext:value-type="float">
            <text:p>2277998</text:p>
          </table:table-cell>
          <table:table-cell table:formula="of:=[.C1487]-[.B1487]" office:value-type="float" office:value="3418" calcext:value-type="float">
            <text:p>3418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386873" calcext:value-type="float">
            <text:p>1386873</text:p>
          </table:table-cell>
          <table:table-cell office:value-type="float" office:value="1390304" calcext:value-type="float">
            <text:p>1390304</text:p>
          </table:table-cell>
          <table:table-cell table:formula="of:=[.C1488]-[.B1488]" office:value-type="float" office:value="3431" calcext:value-type="float">
            <text:p>3431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21782" calcext:value-type="float">
            <text:p>121782</text:p>
          </table:table-cell>
          <table:table-cell office:value-type="float" office:value="125225" calcext:value-type="float">
            <text:p>125225</text:p>
          </table:table-cell>
          <table:table-cell table:formula="of:=[.C1489]-[.B1489]" office:value-type="float" office:value="3443" calcext:value-type="float">
            <text:p>3443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175251" calcext:value-type="float">
            <text:p>1175251</text:p>
          </table:table-cell>
          <table:table-cell office:value-type="float" office:value="1178702" calcext:value-type="float">
            <text:p>1178702</text:p>
          </table:table-cell>
          <table:table-cell table:formula="of:=[.C1490]-[.B1490]" office:value-type="float" office:value="3451" calcext:value-type="float">
            <text:p>3451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755404" calcext:value-type="float">
            <text:p>2755404</text:p>
          </table:table-cell>
          <table:table-cell office:value-type="float" office:value="2758927" calcext:value-type="float">
            <text:p>2758927</text:p>
          </table:table-cell>
          <table:table-cell table:formula="of:=[.C1491]-[.B1491]" office:value-type="float" office:value="3523" calcext:value-type="float">
            <text:p>3523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742173" calcext:value-type="float">
            <text:p>742173</text:p>
          </table:table-cell>
          <table:table-cell office:value-type="float" office:value="745698" calcext:value-type="float">
            <text:p>745698</text:p>
          </table:table-cell>
          <table:table-cell table:formula="of:=[.C1492]-[.B1492]" office:value-type="float" office:value="3525" calcext:value-type="float">
            <text:p>3525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781027" calcext:value-type="float">
            <text:p>781027</text:p>
          </table:table-cell>
          <table:table-cell office:value-type="float" office:value="784552" calcext:value-type="float">
            <text:p>784552</text:p>
          </table:table-cell>
          <table:table-cell table:formula="of:=[.C1493]-[.B1493]" office:value-type="float" office:value="3525" calcext:value-type="float">
            <text:p>3525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276722" calcext:value-type="float">
            <text:p>2276722</text:p>
          </table:table-cell>
          <table:table-cell office:value-type="float" office:value="2280261" calcext:value-type="float">
            <text:p>2280261</text:p>
          </table:table-cell>
          <table:table-cell table:formula="of:=[.C1494]-[.B1494]"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834236" calcext:value-type="float">
            <text:p>834236</text:p>
          </table:table-cell>
          <table:table-cell office:value-type="float" office:value="837832" calcext:value-type="float">
            <text:p>837832</text:p>
          </table:table-cell>
          <table:table-cell table:formula="of:=[.C1495]-[.B1495]"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679867" calcext:value-type="float">
            <text:p>1679867</text:p>
          </table:table-cell>
          <table:table-cell office:value-type="float" office:value="1683469" calcext:value-type="float">
            <text:p>1683469</text:p>
          </table:table-cell>
          <table:table-cell table:formula="of:=[.C1496]-[.B1496]" office:value-type="float" office:value="3602" calcext:value-type="float">
            <text:p>3602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556301" calcext:value-type="float">
            <text:p>2556301</text:p>
          </table:table-cell>
          <table:table-cell office:value-type="float" office:value="2559958" calcext:value-type="float">
            <text:p>2559958</text:p>
          </table:table-cell>
          <table:table-cell table:formula="of:=[.C1497]-[.B1497]" office:value-type="float" office:value="3657" calcext:value-type="float">
            <text:p>3657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679717" calcext:value-type="float">
            <text:p>2679717</text:p>
          </table:table-cell>
          <table:table-cell office:value-type="float" office:value="2683390" calcext:value-type="float">
            <text:p>2683390</text:p>
          </table:table-cell>
          <table:table-cell table:formula="of:=[.C1498]-[.B1498]" office:value-type="float" office:value="3673" calcext:value-type="float">
            <text:p>3673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09603" calcext:value-type="float">
            <text:p>109603</text:p>
          </table:table-cell>
          <table:table-cell office:value-type="float" office:value="113289" calcext:value-type="float">
            <text:p>113289</text:p>
          </table:table-cell>
          <table:table-cell table:formula="of:=[.C1499]-[.B1499]" office:value-type="float" office:value="3686" calcext:value-type="float">
            <text:p>3686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464995" calcext:value-type="float">
            <text:p>464995</text:p>
          </table:table-cell>
          <table:table-cell office:value-type="float" office:value="468681" calcext:value-type="float">
            <text:p>468681</text:p>
          </table:table-cell>
          <table:table-cell table:formula="of:=[.C1500]-[.B1500]" office:value-type="float" office:value="3686" calcext:value-type="float">
            <text:p>3686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773885" calcext:value-type="float">
            <text:p>2773885</text:p>
          </table:table-cell>
          <table:table-cell office:value-type="float" office:value="2777576" calcext:value-type="float">
            <text:p>2777576</text:p>
          </table:table-cell>
          <table:table-cell table:formula="of:=[.C1501]-[.B1501]" office:value-type="float" office:value="3691" calcext:value-type="float">
            <text:p>3691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447735" calcext:value-type="float">
            <text:p>1447735</text:p>
          </table:table-cell>
          <table:table-cell office:value-type="float" office:value="1451485" calcext:value-type="float">
            <text:p>1451485</text:p>
          </table:table-cell>
          <table:table-cell table:formula="of:=[.C1502]-[.B1502]" office:value-type="float" office:value="3750" calcext:value-type="float">
            <text:p>3750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2593816" calcext:value-type="float">
            <text:p>2593816</text:p>
          </table:table-cell>
          <table:table-cell office:value-type="float" office:value="2597624" calcext:value-type="float">
            <text:p>2597624</text:p>
          </table:table-cell>
          <table:table-cell table:formula="of:=[.C1503]-[.B1503]" office:value-type="float" office:value="3808" calcext:value-type="float">
            <text:p>3808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080178" calcext:value-type="float">
            <text:p>5080178</text:p>
          </table:table-cell>
          <table:table-cell office:value-type="float" office:value="5083998" calcext:value-type="float">
            <text:p>5083998</text:p>
          </table:table-cell>
          <table:table-cell table:formula="of:=[.C1504]-[.B1504]" office:value-type="float" office:value="3820" calcext:value-type="float">
            <text:p>3820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535547" calcext:value-type="float">
            <text:p>1535547</text:p>
          </table:table-cell>
          <table:table-cell office:value-type="float" office:value="1539407" calcext:value-type="float">
            <text:p>1539407</text:p>
          </table:table-cell>
          <table:table-cell table:formula="of:=[.C1505]-[.B1505]" office:value-type="float" office:value="3860" calcext:value-type="float">
            <text:p>3860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70154" calcext:value-type="float">
            <text:p>270154</text:p>
          </table:table-cell>
          <table:table-cell office:value-type="float" office:value="274059" calcext:value-type="float">
            <text:p>274059</text:p>
          </table:table-cell>
          <table:table-cell table:formula="of:=[.C1506]-[.B1506]" office:value-type="float" office:value="3905" calcext:value-type="float">
            <text:p>3905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047182" calcext:value-type="float">
            <text:p>2047182</text:p>
          </table:table-cell>
          <table:table-cell office:value-type="float" office:value="2051123" calcext:value-type="float">
            <text:p>2051123</text:p>
          </table:table-cell>
          <table:table-cell table:formula="of:=[.C1507]-[.B1507]" office:value-type="float" office:value="3941" calcext:value-type="float">
            <text:p>3941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267100" calcext:value-type="float">
            <text:p>3267100</text:p>
          </table:table-cell>
          <table:table-cell office:value-type="float" office:value="3271163" calcext:value-type="float">
            <text:p>3271163</text:p>
          </table:table-cell>
          <table:table-cell table:formula="of:=[.C1508]-[.B1508]"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195801" calcext:value-type="float">
            <text:p>2195801</text:p>
          </table:table-cell>
          <table:table-cell office:value-type="float" office:value="2199887" calcext:value-type="float">
            <text:p>2199887</text:p>
          </table:table-cell>
          <table:table-cell table:formula="of:=[.C1509]-[.B1509]" office:value-type="float" office:value="4086" calcext:value-type="float">
            <text:p>4086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755289" calcext:value-type="float">
            <text:p>755289</text:p>
          </table:table-cell>
          <table:table-cell office:value-type="float" office:value="759385" calcext:value-type="float">
            <text:p>759385</text:p>
          </table:table-cell>
          <table:table-cell table:formula="of:=[.C1510]-[.B1510]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599090" calcext:value-type="float">
            <text:p>5599090</text:p>
          </table:table-cell>
          <table:table-cell office:value-type="float" office:value="5603187" calcext:value-type="float">
            <text:p>5603187</text:p>
          </table:table-cell>
          <table:table-cell table:formula="of:=[.C1511]-[.B1511]"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1801866" calcext:value-type="float">
            <text:p>1801866</text:p>
          </table:table-cell>
          <table:table-cell office:value-type="float" office:value="1806028" calcext:value-type="float">
            <text:p>1806028</text:p>
          </table:table-cell>
          <table:table-cell table:formula="of:=[.C1512]-[.B1512]" office:value-type="float" office:value="4162" calcext:value-type="float">
            <text:p>4162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443127" calcext:value-type="float">
            <text:p>2443127</text:p>
          </table:table-cell>
          <table:table-cell office:value-type="float" office:value="2447373" calcext:value-type="float">
            <text:p>2447373</text:p>
          </table:table-cell>
          <table:table-cell table:formula="of:=[.C1513]-[.B1513]" office:value-type="float" office:value="4246" calcext:value-type="float">
            <text:p>4246</text:p>
          </table:table-cell>
        </table:table-row>
        <table:table-row table:style-name="ro1">
          <table:table-cell office:value-type="string" calcext:value-type="string">
            <text:p>LKMD01000252.1</text:p>
          </table:table-cell>
          <table:table-cell office:value-type="float" office:value="70548" calcext:value-type="float">
            <text:p>70548</text:p>
          </table:table-cell>
          <table:table-cell office:value-type="float" office:value="74799" calcext:value-type="float">
            <text:p>74799</text:p>
          </table:table-cell>
          <table:table-cell table:formula="of:=[.C1514]-[.B1514]" office:value-type="float" office:value="4251" calcext:value-type="float">
            <text:p>4251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508790" calcext:value-type="float">
            <text:p>2508790</text:p>
          </table:table-cell>
          <table:table-cell office:value-type="float" office:value="2513046" calcext:value-type="float">
            <text:p>2513046</text:p>
          </table:table-cell>
          <table:table-cell table:formula="of:=[.C1515]-[.B1515]" office:value-type="float" office:value="4256" calcext:value-type="float">
            <text:p>4256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229246" calcext:value-type="float">
            <text:p>1229246</text:p>
          </table:table-cell>
          <table:table-cell office:value-type="float" office:value="1233504" calcext:value-type="float">
            <text:p>1233504</text:p>
          </table:table-cell>
          <table:table-cell table:formula="of:=[.C1516]-[.B1516]" office:value-type="float" office:value="4258" calcext:value-type="float">
            <text:p>4258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808645" calcext:value-type="float">
            <text:p>1808645</text:p>
          </table:table-cell>
          <table:table-cell office:value-type="float" office:value="1812912" calcext:value-type="float">
            <text:p>1812912</text:p>
          </table:table-cell>
          <table:table-cell table:formula="of:=[.C1517]-[.B1517]" office:value-type="float" office:value="4267" calcext:value-type="float">
            <text:p>4267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002801" calcext:value-type="float">
            <text:p>2002801</text:p>
          </table:table-cell>
          <table:table-cell office:value-type="float" office:value="2007078" calcext:value-type="float">
            <text:p>2007078</text:p>
          </table:table-cell>
          <table:table-cell table:formula="of:=[.C1518]-[.B1518]" office:value-type="float" office:value="4277" calcext:value-type="float">
            <text:p>4277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983312" calcext:value-type="float">
            <text:p>1983312</text:p>
          </table:table-cell>
          <table:table-cell office:value-type="float" office:value="1987641" calcext:value-type="float">
            <text:p>1987641</text:p>
          </table:table-cell>
          <table:table-cell table:formula="of:=[.C1519]-[.B1519]" office:value-type="float" office:value="4329" calcext:value-type="float">
            <text:p>4329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415755" calcext:value-type="float">
            <text:p>5415755</text:p>
          </table:table-cell>
          <table:table-cell office:value-type="float" office:value="5420099" calcext:value-type="float">
            <text:p>5420099</text:p>
          </table:table-cell>
          <table:table-cell table:formula="of:=[.C1520]-[.B1520]"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1972392" calcext:value-type="float">
            <text:p>1972392</text:p>
          </table:table-cell>
          <table:table-cell office:value-type="float" office:value="1976743" calcext:value-type="float">
            <text:p>1976743</text:p>
          </table:table-cell>
          <table:table-cell table:formula="of:=[.C1521]-[.B1521]" office:value-type="float" office:value="4351" calcext:value-type="float">
            <text:p>4351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556282" calcext:value-type="float">
            <text:p>3556282</text:p>
          </table:table-cell>
          <table:table-cell office:value-type="float" office:value="3560693" calcext:value-type="float">
            <text:p>3560693</text:p>
          </table:table-cell>
          <table:table-cell table:formula="of:=[.C1522]-[.B1522]" office:value-type="float" office:value="4411" calcext:value-type="float">
            <text:p>4411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3226682" calcext:value-type="float">
            <text:p>3226682</text:p>
          </table:table-cell>
          <table:table-cell office:value-type="float" office:value="3231096" calcext:value-type="float">
            <text:p>3231096</text:p>
          </table:table-cell>
          <table:table-cell table:formula="of:=[.C1523]-[.B1523]" office:value-type="float" office:value="4414" calcext:value-type="float">
            <text:p>4414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935660" calcext:value-type="float">
            <text:p>5935660</text:p>
          </table:table-cell>
          <table:table-cell office:value-type="float" office:value="5940221" calcext:value-type="float">
            <text:p>5940221</text:p>
          </table:table-cell>
          <table:table-cell table:formula="of:=[.C1524]-[.B1524]" office:value-type="float" office:value="4561" calcext:value-type="float">
            <text:p>4561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760491" calcext:value-type="float">
            <text:p>760491</text:p>
          </table:table-cell>
          <table:table-cell office:value-type="float" office:value="765070" calcext:value-type="float">
            <text:p>765070</text:p>
          </table:table-cell>
          <table:table-cell table:formula="of:=[.C1525]-[.B1525]" office:value-type="float" office:value="4579" calcext:value-type="float">
            <text:p>4579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007460" calcext:value-type="float">
            <text:p>2007460</text:p>
          </table:table-cell>
          <table:table-cell office:value-type="float" office:value="2012049" calcext:value-type="float">
            <text:p>2012049</text:p>
          </table:table-cell>
          <table:table-cell table:formula="of:=[.C1526]-[.B1526]" office:value-type="float" office:value="4589" calcext:value-type="float">
            <text:p>4589</text:p>
          </table:table-cell>
        </table:table-row>
        <table:table-row table:style-name="ro1">
          <table:table-cell office:value-type="string" calcext:value-type="string">
            <text:p>CM008508.1</text:p>
          </table:table-cell>
          <table:table-cell office:value-type="float" office:value="291375" calcext:value-type="float">
            <text:p>291375</text:p>
          </table:table-cell>
          <table:table-cell office:value-type="float" office:value="296004" calcext:value-type="float">
            <text:p>296004</text:p>
          </table:table-cell>
          <table:table-cell table:formula="of:=[.C1527]-[.B1527]" office:value-type="float" office:value="4629" calcext:value-type="float">
            <text:p>4629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331309" calcext:value-type="float">
            <text:p>331309</text:p>
          </table:table-cell>
          <table:table-cell office:value-type="float" office:value="335959" calcext:value-type="float">
            <text:p>335959</text:p>
          </table:table-cell>
          <table:table-cell table:formula="of:=[.C1528]-[.B1528]" office:value-type="float" office:value="4650" calcext:value-type="float">
            <text:p>4650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2840580" calcext:value-type="float">
            <text:p>2840580</text:p>
          </table:table-cell>
          <table:table-cell office:value-type="float" office:value="2845250" calcext:value-type="float">
            <text:p>2845250</text:p>
          </table:table-cell>
          <table:table-cell table:formula="of:=[.C1529]-[.B1529]" office:value-type="float" office:value="4670" calcext:value-type="float">
            <text:p>4670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308218" calcext:value-type="float">
            <text:p>2308218</text:p>
          </table:table-cell>
          <table:table-cell office:value-type="float" office:value="2312890" calcext:value-type="float">
            <text:p>2312890</text:p>
          </table:table-cell>
          <table:table-cell table:formula="of:=[.C1530]-[.B1530]" office:value-type="float" office:value="4672" calcext:value-type="float">
            <text:p>4672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760646" calcext:value-type="float">
            <text:p>760646</text:p>
          </table:table-cell>
          <table:table-cell office:value-type="float" office:value="765398" calcext:value-type="float">
            <text:p>765398</text:p>
          </table:table-cell>
          <table:table-cell table:formula="of:=[.C1531]-[.B1531]" office:value-type="float" office:value="4752" calcext:value-type="float">
            <text:p>4752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1597411" calcext:value-type="float">
            <text:p>1597411</text:p>
          </table:table-cell>
          <table:table-cell office:value-type="float" office:value="1602234" calcext:value-type="float">
            <text:p>1602234</text:p>
          </table:table-cell>
          <table:table-cell table:formula="of:=[.C1532]-[.B1532]" office:value-type="float" office:value="4823" calcext:value-type="float">
            <text:p>4823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063188" calcext:value-type="float">
            <text:p>1063188</text:p>
          </table:table-cell>
          <table:table-cell office:value-type="float" office:value="1068033" calcext:value-type="float">
            <text:p>1068033</text:p>
          </table:table-cell>
          <table:table-cell table:formula="of:=[.C1533]-[.B1533]" office:value-type="float" office:value="4845" calcext:value-type="float">
            <text:p>4845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90574" calcext:value-type="float">
            <text:p>190574</text:p>
          </table:table-cell>
          <table:table-cell office:value-type="float" office:value="195561" calcext:value-type="float">
            <text:p>195561</text:p>
          </table:table-cell>
          <table:table-cell table:formula="of:=[.C1534]-[.B1534]" office:value-type="float" office:value="4987" calcext:value-type="float">
            <text:p>4987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523849" calcext:value-type="float">
            <text:p>2523849</text:p>
          </table:table-cell>
          <table:table-cell office:value-type="float" office:value="2528885" calcext:value-type="float">
            <text:p>2528885</text:p>
          </table:table-cell>
          <table:table-cell table:formula="of:=[.C1535]-[.B1535]" office:value-type="float" office:value="5036" calcext:value-type="float">
            <text:p>5036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449911" calcext:value-type="float">
            <text:p>2449911</text:p>
          </table:table-cell>
          <table:table-cell office:value-type="float" office:value="2455010" calcext:value-type="float">
            <text:p>2455010</text:p>
          </table:table-cell>
          <table:table-cell table:formula="of:=[.C1536]-[.B1536]" office:value-type="float" office:value="5099" calcext:value-type="float">
            <text:p>5099</text:p>
          </table:table-cell>
        </table:table-row>
        <table:table-row table:style-name="ro1">
          <table:table-cell office:value-type="string" calcext:value-type="string">
            <text:p>CM008499.1</text:p>
          </table:table-cell>
          <table:table-cell office:value-type="float" office:value="5299023" calcext:value-type="float">
            <text:p>5299023</text:p>
          </table:table-cell>
          <table:table-cell office:value-type="float" office:value="5304303" calcext:value-type="float">
            <text:p>5304303</text:p>
          </table:table-cell>
          <table:table-cell table:formula="of:=[.C1537]-[.B1537]" office:value-type="float" office:value="5280" calcext:value-type="float">
            <text:p>5280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609290" calcext:value-type="float">
            <text:p>609290</text:p>
          </table:table-cell>
          <table:table-cell office:value-type="float" office:value="614647" calcext:value-type="float">
            <text:p>614647</text:p>
          </table:table-cell>
          <table:table-cell table:formula="of:=[.C1538]-[.B1538]" office:value-type="float" office:value="5357" calcext:value-type="float">
            <text:p>5357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3108879" calcext:value-type="float">
            <text:p>3108879</text:p>
          </table:table-cell>
          <table:table-cell office:value-type="float" office:value="3114350" calcext:value-type="float">
            <text:p>3114350</text:p>
          </table:table-cell>
          <table:table-cell table:formula="of:=[.C1539]-[.B1539]"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3241316" calcext:value-type="float">
            <text:p>3241316</text:p>
          </table:table-cell>
          <table:table-cell office:value-type="float" office:value="3247060" calcext:value-type="float">
            <text:p>3247060</text:p>
          </table:table-cell>
          <table:table-cell table:formula="of:=[.C1540]-[.B1540]" office:value-type="float" office:value="5744" calcext:value-type="float">
            <text:p>5744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98753" calcext:value-type="float">
            <text:p>98753</text:p>
          </table:table-cell>
          <table:table-cell office:value-type="float" office:value="104743" calcext:value-type="float">
            <text:p>104743</text:p>
          </table:table-cell>
          <table:table-cell table:formula="of:=[.C1541]-[.B1541]" office:value-type="float" office:value="5990" calcext:value-type="float">
            <text:p>5990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527277" calcext:value-type="float">
            <text:p>2527277</text:p>
          </table:table-cell>
          <table:table-cell office:value-type="float" office:value="2533403" calcext:value-type="float">
            <text:p>2533403</text:p>
          </table:table-cell>
          <table:table-cell table:formula="of:=[.C1542]-[.B1542]" office:value-type="float" office:value="6126" calcext:value-type="float">
            <text:p>6126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479438" calcext:value-type="float">
            <text:p>2479438</text:p>
          </table:table-cell>
          <table:table-cell office:value-type="float" office:value="2485592" calcext:value-type="float">
            <text:p>2485592</text:p>
          </table:table-cell>
          <table:table-cell table:formula="of:=[.C1543]-[.B1543]" office:value-type="float" office:value="6154" calcext:value-type="float">
            <text:p>6154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18822" calcext:value-type="float">
            <text:p>18822</text:p>
          </table:table-cell>
          <table:table-cell office:value-type="float" office:value="25013" calcext:value-type="float">
            <text:p>25013</text:p>
          </table:table-cell>
          <table:table-cell table:formula="of:=[.C1544]-[.B1544]" office:value-type="float" office:value="6191" calcext:value-type="float">
            <text:p>6191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357051" calcext:value-type="float">
            <text:p>1357051</text:p>
          </table:table-cell>
          <table:table-cell office:value-type="float" office:value="1363260" calcext:value-type="float">
            <text:p>1363260</text:p>
          </table:table-cell>
          <table:table-cell table:formula="of:=[.C1545]-[.B1545]" office:value-type="float" office:value="6209" calcext:value-type="float">
            <text:p>6209</text:p>
          </table:table-cell>
        </table:table-row>
        <table:table-row table:style-name="ro1">
          <table:table-cell office:value-type="string" calcext:value-type="string">
            <text:p>CM008505.1</text:p>
          </table:table-cell>
          <table:table-cell office:value-type="float" office:value="1883872" calcext:value-type="float">
            <text:p>1883872</text:p>
          </table:table-cell>
          <table:table-cell office:value-type="float" office:value="1890172" calcext:value-type="float">
            <text:p>1890172</text:p>
          </table:table-cell>
          <table:table-cell table:formula="of:=[.C1546]-[.B1546]" office:value-type="float" office:value="6300" calcext:value-type="float">
            <text:p>6300</text:p>
          </table:table-cell>
        </table:table-row>
        <table:table-row table:style-name="ro1">
          <table:table-cell office:value-type="string" calcext:value-type="string">
            <text:p>CM008503.1</text:p>
          </table:table-cell>
          <table:table-cell office:value-type="float" office:value="3057688" calcext:value-type="float">
            <text:p>3057688</text:p>
          </table:table-cell>
          <table:table-cell office:value-type="float" office:value="3064089" calcext:value-type="float">
            <text:p>3064089</text:p>
          </table:table-cell>
          <table:table-cell table:formula="of:=[.C1547]-[.B1547]" office:value-type="float" office:value="6401" calcext:value-type="float">
            <text:p>6401</text:p>
          </table:table-cell>
        </table:table-row>
        <table:table-row table:style-name="ro1">
          <table:table-cell office:value-type="string" calcext:value-type="string">
            <text:p>CM008507.1</text:p>
          </table:table-cell>
          <table:table-cell office:value-type="float" office:value="1784431" calcext:value-type="float">
            <text:p>1784431</text:p>
          </table:table-cell>
          <table:table-cell office:value-type="float" office:value="1790845" calcext:value-type="float">
            <text:p>1790845</text:p>
          </table:table-cell>
          <table:table-cell table:formula="of:=[.C1548]-[.B1548]" office:value-type="float" office:value="6414" calcext:value-type="float">
            <text:p>6414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2468660" calcext:value-type="float">
            <text:p>2468660</text:p>
          </table:table-cell>
          <table:table-cell office:value-type="float" office:value="2475151" calcext:value-type="float">
            <text:p>2475151</text:p>
          </table:table-cell>
          <table:table-cell table:formula="of:=[.C1549]-[.B1549]" office:value-type="float" office:value="6491" calcext:value-type="float">
            <text:p>6491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085907" calcext:value-type="float">
            <text:p>2085907</text:p>
          </table:table-cell>
          <table:table-cell office:value-type="float" office:value="2092531" calcext:value-type="float">
            <text:p>2092531</text:p>
          </table:table-cell>
          <table:table-cell table:formula="of:=[.C1550]-[.B1550]" office:value-type="float" office:value="6624" calcext:value-type="float">
            <text:p>6624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2812601" calcext:value-type="float">
            <text:p>2812601</text:p>
          </table:table-cell>
          <table:table-cell office:value-type="float" office:value="2819238" calcext:value-type="float">
            <text:p>2819238</text:p>
          </table:table-cell>
          <table:table-cell table:formula="of:=[.C1551]-[.B1551]" office:value-type="float" office:value="6637" calcext:value-type="float">
            <text:p>6637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2660552" calcext:value-type="float">
            <text:p>2660552</text:p>
          </table:table-cell>
          <table:table-cell office:value-type="float" office:value="2667312" calcext:value-type="float">
            <text:p>2667312</text:p>
          </table:table-cell>
          <table:table-cell table:formula="of:=[.C1552]-[.B1552]" office:value-type="float" office:value="6760" calcext:value-type="float">
            <text:p>6760</text:p>
          </table:table-cell>
        </table:table-row>
        <table:table-row table:style-name="ro1">
          <table:table-cell office:value-type="string" calcext:value-type="string">
            <text:p>CM008500.1</text:p>
          </table:table-cell>
          <table:table-cell office:value-type="float" office:value="3381133" calcext:value-type="float">
            <text:p>3381133</text:p>
          </table:table-cell>
          <table:table-cell office:value-type="float" office:value="3388024" calcext:value-type="float">
            <text:p>3388024</text:p>
          </table:table-cell>
          <table:table-cell table:formula="of:=[.C1553]-[.B1553]" office:value-type="float" office:value="6891" calcext:value-type="float">
            <text:p>6891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2378197" calcext:value-type="float">
            <text:p>2378197</text:p>
          </table:table-cell>
          <table:table-cell office:value-type="float" office:value="2385256" calcext:value-type="float">
            <text:p>2385256</text:p>
          </table:table-cell>
          <table:table-cell table:formula="of:=[.C1554]-[.B1554]" office:value-type="float" office:value="7059" calcext:value-type="float">
            <text:p>7059</text:p>
          </table:table-cell>
        </table:table-row>
        <table:table-row table:style-name="ro1">
          <table:table-cell office:value-type="string" calcext:value-type="string">
            <text:p>CM008501.1</text:p>
          </table:table-cell>
          <table:table-cell office:value-type="float" office:value="1863814" calcext:value-type="float">
            <text:p>1863814</text:p>
          </table:table-cell>
          <table:table-cell office:value-type="float" office:value="1871031" calcext:value-type="float">
            <text:p>1871031</text:p>
          </table:table-cell>
          <table:table-cell table:formula="of:=[.C1555]-[.B1555]" office:value-type="float" office:value="7217" calcext:value-type="float">
            <text:p>7217</text:p>
          </table:table-cell>
        </table:table-row>
        <table:table-row table:style-name="ro1">
          <table:table-cell office:value-type="string" calcext:value-type="string">
            <text:p>CM008506.1</text:p>
          </table:table-cell>
          <table:table-cell office:value-type="float" office:value="1170553" calcext:value-type="float">
            <text:p>1170553</text:p>
          </table:table-cell>
          <table:table-cell office:value-type="float" office:value="1177844" calcext:value-type="float">
            <text:p>1177844</text:p>
          </table:table-cell>
          <table:table-cell table:formula="of:=[.C1556]-[.B1556]" office:value-type="float" office:value="7291" calcext:value-type="float">
            <text:p>7291</text:p>
          </table:table-cell>
        </table:table-row>
        <table:table-row table:style-name="ro1">
          <table:table-cell office:value-type="string" calcext:value-type="string">
            <text:p>LKMD01000212.1</text:p>
          </table:table-cell>
          <table:table-cell office:value-type="float" office:value="32426" calcext:value-type="float">
            <text:p>32426</text:p>
          </table:table-cell>
          <table:table-cell office:value-type="float" office:value="40923" calcext:value-type="float">
            <text:p>40923</text:p>
          </table:table-cell>
          <table:table-cell table:formula="of:=[.C1557]-[.B1557]" office:value-type="float" office:value="8497" calcext:value-type="float">
            <text:p>8497</text:p>
          </table:table-cell>
        </table:table-row>
        <table:table-row table:style-name="ro1">
          <table:table-cell office:value-type="string" calcext:value-type="string">
            <text:p>LKMD01000209.1</text:p>
          </table:table-cell>
          <table:table-cell office:value-type="float" office:value="27284" calcext:value-type="float">
            <text:p>27284</text:p>
          </table:table-cell>
          <table:table-cell office:value-type="float" office:value="35952" calcext:value-type="float">
            <text:p>35952</text:p>
          </table:table-cell>
          <table:table-cell table:formula="of:=[.C1558]-[.B1558]" office:value-type="float" office:value="8668" calcext:value-type="float">
            <text:p>8668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2805397" calcext:value-type="float">
            <text:p>2805397</text:p>
          </table:table-cell>
          <table:table-cell office:value-type="float" office:value="2818965" calcext:value-type="float">
            <text:p>2818965</text:p>
          </table:table-cell>
          <table:table-cell table:formula="of:=[.C1559]-[.B1559]" office:value-type="float" office:value="13568" calcext:value-type="float">
            <text:p>13568</text:p>
          </table:table-cell>
        </table:table-row>
        <table:table-row table:style-name="ro1">
          <table:table-cell office:value-type="string" calcext:value-type="string">
            <text:p>CM008504.1</text:p>
          </table:table-cell>
          <table:table-cell office:value-type="float" office:value="1715570" calcext:value-type="float">
            <text:p>1715570</text:p>
          </table:table-cell>
          <table:table-cell office:value-type="float" office:value="1729186" calcext:value-type="float">
            <text:p>1729186</text:p>
          </table:table-cell>
          <table:table-cell table:formula="of:=[.C1560]-[.B1560]" office:value-type="float" office:value="13616" calcext:value-type="float">
            <text:p>13616</text:p>
          </table:table-cell>
        </table:table-row>
        <table:table-row table:style-name="ro1">
          <table:table-cell office:value-type="string" calcext:value-type="string">
            <text:p>CM008502.1</text:p>
          </table:table-cell>
          <table:table-cell office:value-type="float" office:value="3382212" calcext:value-type="float">
            <text:p>3382212</text:p>
          </table:table-cell>
          <table:table-cell office:value-type="float" office:value="3405918" calcext:value-type="float">
            <text:p>3405918</text:p>
          </table:table-cell>
          <table:table-cell table:formula="of:=[.C1561]-[.B1561]" office:value-type="float" office:value="23706" calcext:value-type="float">
            <text:p>23706</text:p>
          </table:table-cell>
        </table:table-row>
        <table:table-row table:style-name="ro1">
          <table:table-cell table:number-columns-repeated="3"/>
          <table:table-cell table:formula="of:=SUM([.D1:.D1561];[.D1];[.D2:.D1561])" office:value-type="float" office:value="3762302" calcext:value-type="float">
            <text:p>37623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2:38:25.121322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9:18:31.911632690</meta:creation-date>
    <meta:generator>LibreOffice/6.4.6.2$Linux_X86_64 LibreOffice_project/40$Build-2</meta:generator>
    <dc:date>2021-04-12T16:49:35.361639475</dc:date>
    <meta:editing-duration>P8DT22H6M2S</meta:editing-duration>
    <meta:editing-cycles>38</meta:editing-cycles>
    <meta:document-statistic meta:table-count="7" meta:cell-count="2020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3.205cm" style:legend-expansion="high" chart:style-name="ch2"/>
        <chart:plot-area chart:style-name="ch3" table:cell-range-address="Goodness_of_fit.CD2:Goodness_of_fit.CH81" chart:data-source-has-labels="row" svg:x="0.32cm" svg:y="0.18cm" svg:width="12.376cm" svg:height="8.64cm">
          <chartooo:coordinate-region svg:x="1.232cm" svg:y="0.379cm" svg:width="11.464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oodness_of_fit.CD3:Goodness_of_fit.CD81" chart:label-cell-address="Goodness_of_fit.CD2:Goodness_of_fit.CD2" chart:class="chart:line">
            <chart:data-point chart:repeated="79"/>
          </chart:series>
          <chart:series chart:style-name="ch7" chart:values-cell-range-address="Goodness_of_fit.CE3:Goodness_of_fit.CE81" chart:label-cell-address="Goodness_of_fit.CE2:Goodness_of_fit.CE2" chart:class="chart:line">
            <chart:data-point chart:repeated="79"/>
          </chart:series>
          <chart:series chart:style-name="ch8" chart:values-cell-range-address="Goodness_of_fit.CF3:Goodness_of_fit.CF81" chart:label-cell-address="Goodness_of_fit.CF2:Goodness_of_fit.CF2" chart:class="chart:line">
            <chart:data-point chart:repeated="79"/>
          </chart:series>
          <chart:series chart:style-name="ch9" chart:values-cell-range-address="Goodness_of_fit.CG3:Goodness_of_fit.CG81" chart:label-cell-address="Goodness_of_fit.CG2:Goodness_of_fit.CG2" chart:class="chart:line">
            <chart:data-point chart:repeated="79"/>
          </chart:series>
          <chart:series chart:style-name="ch10" chart:values-cell-range-address="Goodness_of_fit.CH3:Goodness_of_fit.CH81" chart:label-cell-address="Goodness_of_fit.CH2:Goodness_of_fit.CH2" chart:class="chart:line">
            <chart:data-point chart:repeated="7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served</text:p>
                <draw:g>
                  <svg:desc>Goodness_of_fit.CD2:Goodness_of_fit.CD2</svg:desc>
                </draw:g>
              </table:table-cell>
              <table:table-cell office:value-type="string">
                <text:p>Bottleneck</text:p>
                <draw:g>
                  <svg:desc>Goodness_of_fit.CE2:Goodness_of_fit.CE2</svg:desc>
                </draw:g>
              </table:table-cell>
              <table:table-cell office:value-type="string">
                <text:p>Expansion</text:p>
                <draw:g>
                  <svg:desc>Goodness_of_fit.CF2:Goodness_of_fit.CF2</svg:desc>
                </draw:g>
              </table:table-cell>
              <table:table-cell office:value-type="string">
                <text:p>Bot-Bot</text:p>
                <draw:g>
                  <svg:desc>Goodness_of_fit.CG2:Goodness_of_fit.CG2</svg:desc>
                </draw:g>
              </table:table-cell>
              <table:table-cell office:value-type="string">
                <text:p>Bot-Exp</text:p>
                <draw:g>
                  <svg:desc>Goodness_of_fit.CH2:Goodness_of_fit.C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6221003795867">
                <text:p>0.156221003795867</text:p>
                <draw:g>
                  <svg:desc>Goodness_of_fit.CD3:Goodness_of_fit.CD81</svg:desc>
                </draw:g>
              </table:table-cell>
              <table:table-cell office:value-type="float" office:value="0.131996807692308">
                <text:p>0.131996807692308</text:p>
                <draw:g>
                  <svg:desc>Goodness_of_fit.CE3:Goodness_of_fit.CE81</svg:desc>
                </draw:g>
              </table:table-cell>
              <table:table-cell office:value-type="float" office:value="0.112450026923077">
                <text:p>0.112450026923077</text:p>
                <draw:g>
                  <svg:desc>Goodness_of_fit.CF3:Goodness_of_fit.CF81</svg:desc>
                </draw:g>
              </table:table-cell>
              <table:table-cell office:value-type="float" office:value="0.0534545076923077">
                <text:p>0.0534545076923077</text:p>
                <draw:g>
                  <svg:desc>Goodness_of_fit.CG3:Goodness_of_fit.CG81</svg:desc>
                </draw:g>
              </table:table-cell>
              <table:table-cell office:value-type="float" office:value="0.112450026923077">
                <text:p>0.112450026923077</text:p>
                <draw:g>
                  <svg:desc>Goodness_of_fit.CH3:Goodness_of_fit.CH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33487979755377">
                <text:p>0.0633487979755377</text:p>
              </table:table-cell>
              <table:table-cell office:value-type="float" office:value="0.0931361346153846">
                <text:p>0.0931361346153846</text:p>
              </table:table-cell>
              <table:table-cell office:value-type="float" office:value="0.0851964384615385">
                <text:p>0.0851964384615385</text:p>
              </table:table-cell>
              <table:table-cell office:value-type="float" office:value="0.0456791115384615">
                <text:p>0.0456791115384615</text:p>
              </table:table-cell>
              <table:table-cell office:value-type="float" office:value="0.0851964384615385">
                <text:p>0.0851964384615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58793757908056">
                <text:p>0.0658793757908056</text:p>
              </table:table-cell>
              <table:table-cell office:value-type="float" office:value="0.0698458923076923">
                <text:p>0.0698458923076923</text:p>
              </table:table-cell>
              <table:table-cell office:value-type="float" office:value="0.0672025423076923">
                <text:p>0.0672025423076923</text:p>
              </table:table-cell>
              <table:table-cell office:value-type="float" office:value="0.0407519615384615">
                <text:p>0.0407519615384615</text:p>
              </table:table-cell>
              <table:table-cell office:value-type="float" office:value="0.0672025423076923">
                <text:p>0.0672025423076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1530999578237">
                <text:p>0.0471530999578237</text:p>
              </table:table-cell>
              <table:table-cell office:value-type="float" office:value="0.0548797615384615">
                <text:p>0.0548797615384615</text:p>
              </table:table-cell>
              <table:table-cell office:value-type="float" office:value="0.0545661384615385">
                <text:p>0.0545661384615385</text:p>
              </table:table-cell>
              <table:table-cell office:value-type="float" office:value="0.0370903115384615">
                <text:p>0.0370903115384615</text:p>
              </table:table-cell>
              <table:table-cell office:value-type="float" office:value="0.0545661384615385">
                <text:p>0.05456613846153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1750316322227">
                <text:p>0.0351750316322227</text:p>
              </table:table-cell>
              <table:table-cell office:value-type="float" office:value="0.0447773730769231">
                <text:p>0.0447773730769231</text:p>
              </table:table-cell>
              <table:table-cell office:value-type="float" office:value="0.0454855461538462">
                <text:p>0.0454855461538462</text:p>
              </table:table-cell>
              <table:table-cell office:value-type="float" office:value="0.0341004384615385">
                <text:p>0.0341004384615385</text:p>
              </table:table-cell>
              <table:table-cell office:value-type="float" office:value="0.0454855461538462">
                <text:p>0.0454855461538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3070434415858">
                <text:p>0.0323070434415858</text:p>
              </table:table-cell>
              <table:table-cell office:value-type="float" office:value="0.0375971923076923">
                <text:p>0.0375971923076923</text:p>
              </table:table-cell>
              <table:table-cell office:value-type="float" office:value="0.0387435461538461">
                <text:p>0.0387435461538461</text:p>
              </table:table-cell>
              <table:table-cell office:value-type="float" office:value="0.0317736384615385">
                <text:p>0.0317736384615385</text:p>
              </table:table-cell>
              <table:table-cell office:value-type="float" office:value="0.0387435461538461">
                <text:p>0.0387435461538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69928300295234">
                <text:p>0.0269928300295234</text:p>
              </table:table-cell>
              <table:table-cell office:value-type="float" office:value="0.03237595">
                <text:p>0.03237595</text:p>
              </table:table-cell>
              <table:table-cell office:value-type="float" office:value="0.0336352923076923">
                <text:p>0.0336352923076923</text:p>
              </table:table-cell>
              <table:table-cell office:value-type="float" office:value="0.0297301653846154">
                <text:p>0.0297301653846154</text:p>
              </table:table-cell>
              <table:table-cell office:value-type="float" office:value="0.0336352923076923">
                <text:p>0.0336352923076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85575706452973">
                <text:p>0.0185575706452973</text:p>
              </table:table-cell>
              <table:table-cell office:value-type="float" office:value="0.0283366615384615">
                <text:p>0.0283366615384615</text:p>
              </table:table-cell>
              <table:table-cell office:value-type="float" office:value="0.0295872423076923">
                <text:p>0.0295872423076923</text:p>
              </table:table-cell>
              <table:table-cell office:value-type="float" office:value="0.0279508692307692">
                <text:p>0.0279508692307692</text:p>
              </table:table-cell>
              <table:table-cell office:value-type="float" office:value="0.0295872423076923">
                <text:p>0.0295872423076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85575706452973">
                <text:p>0.0185575706452973</text:p>
              </table:table-cell>
              <table:table-cell office:value-type="float" office:value="0.02521235">
                <text:p>0.02521235</text:p>
              </table:table-cell>
              <table:table-cell office:value-type="float" office:value="0.0263865884615385">
                <text:p>0.0263865884615385</text:p>
              </table:table-cell>
              <table:table-cell office:value-type="float" office:value="0.0264148230769231">
                <text:p>0.0264148230769231</text:p>
              </table:table-cell>
              <table:table-cell office:value-type="float" office:value="0.0263865884615385">
                <text:p>0.0263865884615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15099114297765">
                <text:p>0.0215099114297765</text:p>
              </table:table-cell>
              <table:table-cell office:value-type="float" office:value="0.0225965461538461">
                <text:p>0.0225965461538461</text:p>
              </table:table-cell>
              <table:table-cell office:value-type="float" office:value="0.0238147423076923">
                <text:p>0.0238147423076923</text:p>
              </table:table-cell>
              <table:table-cell office:value-type="float" office:value="0.0249919730769231">
                <text:p>0.0249919730769231</text:p>
              </table:table-cell>
              <table:table-cell office:value-type="float" office:value="0.0238147423076923">
                <text:p>0.02381474230769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1235765499789">
                <text:p>0.0171235765499789</text:p>
              </table:table-cell>
              <table:table-cell office:value-type="float" office:value="0.0206645346153846">
                <text:p>0.0206645346153846</text:p>
              </table:table-cell>
              <table:table-cell office:value-type="float" office:value="0.0217274076923077">
                <text:p>0.0217274076923077</text:p>
              </table:table-cell>
              <table:table-cell office:value-type="float" office:value="0.0236886769230769">
                <text:p>0.0236886769230769</text:p>
              </table:table-cell>
              <table:table-cell office:value-type="float" office:value="0.0217274076923077">
                <text:p>0.02172740769230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09658371994939">
                <text:p>0.0109658371994939</text:p>
              </table:table-cell>
              <table:table-cell office:value-type="float" office:value="0.0189020615384615">
                <text:p>0.0189020615384615</text:p>
              </table:table-cell>
              <table:table-cell office:value-type="float" office:value="0.0198634692307692">
                <text:p>0.0198634692307692</text:p>
              </table:table-cell>
              <table:table-cell office:value-type="float" office:value="0.0225031846153846">
                <text:p>0.0225031846153846</text:p>
              </table:table-cell>
              <table:table-cell office:value-type="float" office:value="0.0198634692307692">
                <text:p>0.01986346923076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07127794179671">
                <text:p>0.0107127794179671</text:p>
              </table:table-cell>
              <table:table-cell office:value-type="float" office:value="0.0174512538461538">
                <text:p>0.0174512538461538</text:p>
              </table:table-cell>
              <table:table-cell office:value-type="float" office:value="0.0183267538461538">
                <text:p>0.0183267538461538</text:p>
              </table:table-cell>
              <table:table-cell office:value-type="float" office:value="0.0214157576923077">
                <text:p>0.0214157576923077</text:p>
              </table:table-cell>
              <table:table-cell office:value-type="float" office:value="0.0183267538461538">
                <text:p>0.0183267538461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43525938422606">
                <text:p>0.00843525938422606</text:p>
              </table:table-cell>
              <table:table-cell office:value-type="float" office:value="0.0162273384615385">
                <text:p>0.0162273384615385</text:p>
              </table:table-cell>
              <table:table-cell office:value-type="float" office:value="0.0170685576923077">
                <text:p>0.0170685576923077</text:p>
              </table:table-cell>
              <table:table-cell office:value-type="float" office:value="0.0204618846153846">
                <text:p>0.0204618846153846</text:p>
              </table:table-cell>
              <table:table-cell office:value-type="float" office:value="0.0170685576923077">
                <text:p>0.01706855769230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18937157317588">
                <text:p>0.0118937157317588</text:p>
              </table:table-cell>
              <table:table-cell office:value-type="float" office:value="0.0150985769230769">
                <text:p>0.0150985769230769</text:p>
              </table:table-cell>
              <table:table-cell office:value-type="float" office:value="0.0158993884615385">
                <text:p>0.0158993884615385</text:p>
              </table:table-cell>
              <table:table-cell office:value-type="float" office:value="0.0194730307692308">
                <text:p>0.0194730307692308</text:p>
              </table:table-cell>
              <table:table-cell office:value-type="float" office:value="0.0158993884615385">
                <text:p>0.01589938846153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77266975959511">
                <text:p>0.00877266975959511</text:p>
              </table:table-cell>
              <table:table-cell office:value-type="float" office:value="0.0141485615384615">
                <text:p>0.0141485615384615</text:p>
              </table:table-cell>
              <table:table-cell office:value-type="float" office:value="0.0149381076923077">
                <text:p>0.0149381076923077</text:p>
              </table:table-cell>
              <table:table-cell office:value-type="float" office:value="0.0186676923076923">
                <text:p>0.0186676923076923</text:p>
              </table:table-cell>
              <table:table-cell office:value-type="float" office:value="0.0149381076923077">
                <text:p>0.01493810769230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037958667229">
                <text:p>0.010037958667229</text:p>
              </table:table-cell>
              <table:table-cell office:value-type="float" office:value="0.0133402961538462">
                <text:p>0.0133402961538462</text:p>
              </table:table-cell>
              <table:table-cell office:value-type="float" office:value="0.0140277153846154">
                <text:p>0.0140277153846154</text:p>
              </table:table-cell>
              <table:table-cell office:value-type="float" office:value="0.0178278807692308">
                <text:p>0.0178278807692308</text:p>
              </table:table-cell>
              <table:table-cell office:value-type="float" office:value="0.0140277153846154">
                <text:p>0.0140277153846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818220160269928">
                <text:p>0.00818220160269928</text:p>
              </table:table-cell>
              <table:table-cell office:value-type="float" office:value="0.0126310307692308">
                <text:p>0.0126310307692308</text:p>
              </table:table-cell>
              <table:table-cell office:value-type="float" office:value="0.01325285">
                <text:p>0.01325285</text:p>
              </table:table-cell>
              <table:table-cell office:value-type="float" office:value="0.0170832692307692">
                <text:p>0.0170832692307692</text:p>
              </table:table-cell>
              <table:table-cell office:value-type="float" office:value="0.01325285">
                <text:p>0.013252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53184310417545">
                <text:p>0.00953184310417545</text:p>
              </table:table-cell>
              <table:table-cell office:value-type="float" office:value="0.0119197192307692">
                <text:p>0.0119197192307692</text:p>
              </table:table-cell>
              <table:table-cell office:value-type="float" office:value="0.0125261153846154">
                <text:p>0.0125261153846154</text:p>
              </table:table-cell>
              <table:table-cell office:value-type="float" office:value="0.0163737538461538">
                <text:p>0.0163737538461538</text:p>
              </table:table-cell>
              <table:table-cell office:value-type="float" office:value="0.0125261153846154">
                <text:p>0.0125261153846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582032897511599">
                <text:p>0.00582032897511599</text:p>
              </table:table-cell>
              <table:table-cell office:value-type="float" office:value="0.0113377115384615">
                <text:p>0.0113377115384615</text:p>
              </table:table-cell>
              <table:table-cell office:value-type="float" office:value="0.0119143307692308">
                <text:p>0.0119143307692308</text:p>
              </table:table-cell>
              <table:table-cell office:value-type="float" office:value="0.0158204692307692">
                <text:p>0.0158204692307692</text:p>
              </table:table-cell>
              <table:table-cell office:value-type="float" office:value="0.0119143307692308">
                <text:p>0.0119143307692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700126528890763">
                <text:p>0.00700126528890763</text:p>
              </table:table-cell>
              <table:table-cell office:value-type="float" office:value="0.0108077269230769">
                <text:p>0.0108077269230769</text:p>
              </table:table-cell>
              <table:table-cell office:value-type="float" office:value="0.0113397">
                <text:p>0.0113397</text:p>
              </table:table-cell>
              <table:table-cell office:value-type="float" office:value="0.0151795615384615">
                <text:p>0.0151795615384615</text:p>
              </table:table-cell>
              <table:table-cell office:value-type="float" office:value="0.0113397">
                <text:p>0.01133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598903416280051">
                <text:p>0.00598903416280051</text:p>
              </table:table-cell>
              <table:table-cell office:value-type="float" office:value="0.0103080538461538">
                <text:p>0.0103080538461538</text:p>
              </table:table-cell>
              <table:table-cell office:value-type="float" office:value="0.0108429038461538">
                <text:p>0.0108429038461538</text:p>
              </table:table-cell>
              <table:table-cell office:value-type="float" office:value="0.0145957">
                <text:p>0.0145957</text:p>
              </table:table-cell>
              <table:table-cell office:value-type="float" office:value="0.0108429038461538">
                <text:p>0.01084290384615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83509067903838">
                <text:p>0.0083509067903838</text:p>
              </table:table-cell>
              <table:table-cell office:value-type="float" office:value="0.00988459961538462">
                <text:p>0.00988459961538462</text:p>
              </table:table-cell>
              <table:table-cell office:value-type="float" office:value="0.0103315503846154">
                <text:p>0.0103315503846154</text:p>
              </table:table-cell>
              <table:table-cell office:value-type="float" office:value="0.0141091384615385">
                <text:p>0.0141091384615385</text:p>
              </table:table-cell>
              <table:table-cell office:value-type="float" office:value="0.0103315503846154">
                <text:p>0.0103315503846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767608603964572">
                <text:p>0.00767608603964572</text:p>
              </table:table-cell>
              <table:table-cell office:value-type="float" office:value="0.00947744">
                <text:p>0.00947744</text:p>
              </table:table-cell>
              <table:table-cell office:value-type="float" office:value="0.00994977730769231">
                <text:p>0.00994977730769231</text:p>
              </table:table-cell>
              <table:table-cell office:value-type="float" office:value="0.0136059615384615">
                <text:p>0.0136059615384615</text:p>
              </table:table-cell>
              <table:table-cell office:value-type="float" office:value="0.00994977730769231">
                <text:p>0.009949777307692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38633487979755">
                <text:p>0.00438633487979755</text:p>
              </table:table-cell>
              <table:table-cell office:value-type="float" office:value="0.00907334384615385">
                <text:p>0.00907334384615385</text:p>
              </table:table-cell>
              <table:table-cell office:value-type="float" office:value="0.00954386961538462">
                <text:p>0.00954386961538462</text:p>
              </table:table-cell>
              <table:table-cell office:value-type="float" office:value="0.0131606461538462">
                <text:p>0.0131606461538462</text:p>
              </table:table-cell>
              <table:table-cell office:value-type="float" office:value="0.00954386961538462">
                <text:p>0.009543869615384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55672711935892">
                <text:p>0.0055672711935892</text:p>
              </table:table-cell>
              <table:table-cell office:value-type="float" office:value="0.00873214807692308">
                <text:p>0.00873214807692308</text:p>
              </table:table-cell>
              <table:table-cell office:value-type="float" office:value="0.00918631653846154">
                <text:p>0.00918631653846154</text:p>
              </table:table-cell>
              <table:table-cell office:value-type="float" office:value="0.0127396692307692">
                <text:p>0.0127396692307692</text:p>
              </table:table-cell>
              <table:table-cell office:value-type="float" office:value="0.00918631653846154">
                <text:p>0.009186316538461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776043863348798">
                <text:p>0.00776043863348798</text:p>
              </table:table-cell>
              <table:table-cell office:value-type="float" office:value="0.00840792269230769">
                <text:p>0.00840792269230769</text:p>
              </table:table-cell>
              <table:table-cell office:value-type="float" office:value="0.00881968461538462">
                <text:p>0.00881968461538462</text:p>
              </table:table-cell>
              <table:table-cell office:value-type="float" office:value="0.0122886423076923">
                <text:p>0.0122886423076923</text:p>
              </table:table-cell>
              <table:table-cell office:value-type="float" office:value="0.00881968461538462">
                <text:p>0.008819684615384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674820750738085">
                <text:p>0.00674820750738085</text:p>
              </table:table-cell>
              <table:table-cell office:value-type="float" office:value="0.00811057307692308">
                <text:p>0.00811057307692308</text:p>
              </table:table-cell>
              <table:table-cell office:value-type="float" office:value="0.00854444615384615">
                <text:p>0.00854444615384615</text:p>
              </table:table-cell>
              <table:table-cell office:value-type="float" office:value="0.0118304192307692">
                <text:p>0.0118304192307692</text:p>
              </table:table-cell>
              <table:table-cell office:value-type="float" office:value="0.00854444615384615">
                <text:p>0.00854444615384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38633487979755">
                <text:p>0.00438633487979755</text:p>
              </table:table-cell>
              <table:table-cell office:value-type="float" office:value="0.007782795">
                <text:p>0.007782795</text:p>
              </table:table-cell>
              <table:table-cell office:value-type="float" office:value="0.00819409461538462">
                <text:p>0.00819409461538462</text:p>
              </table:table-cell>
              <table:table-cell office:value-type="float" office:value="0.0115104961538462">
                <text:p>0.0115104961538462</text:p>
              </table:table-cell>
              <table:table-cell office:value-type="float" office:value="0.00819409461538462">
                <text:p>0.008194094615384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404892450442851">
                <text:p>0.00404892450442851</text:p>
              </table:table-cell>
              <table:table-cell office:value-type="float" office:value="0.00758558615384615">
                <text:p>0.00758558615384615</text:p>
              </table:table-cell>
              <table:table-cell office:value-type="float" office:value="0.00794394692307692">
                <text:p>0.00794394692307692</text:p>
              </table:table-cell>
              <table:table-cell office:value-type="float" office:value="0.0111463307692308">
                <text:p>0.0111463307692308</text:p>
              </table:table-cell>
              <table:table-cell office:value-type="float" office:value="0.00794394692307692">
                <text:p>0.00794394692307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691691269506537">
                <text:p>0.00691691269506537</text:p>
              </table:table-cell>
              <table:table-cell office:value-type="float" office:value="0.00730855076923077">
                <text:p>0.00730855076923077</text:p>
              </table:table-cell>
              <table:table-cell office:value-type="float" office:value="0.00772671653846154">
                <text:p>0.00772671653846154</text:p>
              </table:table-cell>
              <table:table-cell office:value-type="float" office:value="0.0108084307692308">
                <text:p>0.0108084307692308</text:p>
              </table:table-cell>
              <table:table-cell office:value-type="float" office:value="0.00772671653846154">
                <text:p>0.007726716538461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733867566427668">
                <text:p>0.00733867566427668</text:p>
              </table:table-cell>
              <table:table-cell office:value-type="float" office:value="0.007086715">
                <text:p>0.007086715</text:p>
              </table:table-cell>
              <table:table-cell office:value-type="float" office:value="0.00746443461538462">
                <text:p>0.00746443461538462</text:p>
              </table:table-cell>
              <table:table-cell office:value-type="float" office:value="0.0104456807692308">
                <text:p>0.0104456807692308</text:p>
              </table:table-cell>
              <table:table-cell office:value-type="float" office:value="0.00746443461538462">
                <text:p>0.007464434615384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818220160269928">
                <text:p>0.00818220160269928</text:p>
              </table:table-cell>
              <table:table-cell office:value-type="float" office:value="0.00686416730769231">
                <text:p>0.00686416730769231</text:p>
              </table:table-cell>
              <table:table-cell office:value-type="float" office:value="0.00721867">
                <text:p>0.00721867</text:p>
              </table:table-cell>
              <table:table-cell office:value-type="float" office:value="0.0102167688461538">
                <text:p>0.0102167688461538</text:p>
              </table:table-cell>
              <table:table-cell office:value-type="float" office:value="0.00721867">
                <text:p>0.007218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725432307043442">
                <text:p>0.00725432307043442</text:p>
              </table:table-cell>
              <table:table-cell office:value-type="float" office:value="0.00670398153846154">
                <text:p>0.00670398153846154</text:p>
              </table:table-cell>
              <table:table-cell office:value-type="float" office:value="0.00702256653846154">
                <text:p>0.00702256653846154</text:p>
              </table:table-cell>
              <table:table-cell office:value-type="float" office:value="0.00989743346153846">
                <text:p>0.00989743346153846</text:p>
              </table:table-cell>
              <table:table-cell office:value-type="float" office:value="0.00702256653846154">
                <text:p>0.007022566538461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80809784900886">
                <text:p>0.00480809784900886</text:p>
              </table:table-cell>
              <table:table-cell office:value-type="float" office:value="0.00649185730769231">
                <text:p>0.00649185730769231</text:p>
              </table:table-cell>
              <table:table-cell office:value-type="float" office:value="0.00680759153846154">
                <text:p>0.00680759153846154</text:p>
              </table:table-cell>
              <table:table-cell office:value-type="float" office:value="0.00964662346153846">
                <text:p>0.00964662346153846</text:p>
              </table:table-cell>
              <table:table-cell office:value-type="float" office:value="0.00680759153846154">
                <text:p>0.006807591538461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860396457191059">
                <text:p>0.00860396457191059</text:p>
              </table:table-cell>
              <table:table-cell office:value-type="float" office:value="0.00630770230769231">
                <text:p>0.00630770230769231</text:p>
              </table:table-cell>
              <table:table-cell office:value-type="float" office:value="0.00664207307692308">
                <text:p>0.00664207307692308</text:p>
              </table:table-cell>
              <table:table-cell office:value-type="float" office:value="0.00938354461538461">
                <text:p>0.00938354461538461</text:p>
              </table:table-cell>
              <table:table-cell office:value-type="float" office:value="0.00664207307692308">
                <text:p>0.006642073076923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776043863348798">
                <text:p>0.00776043863348798</text:p>
              </table:table-cell>
              <table:table-cell office:value-type="float" office:value="0.00611434576923077">
                <text:p>0.00611434576923077</text:p>
              </table:table-cell>
              <table:table-cell office:value-type="float" office:value="0.00647039230769231">
                <text:p>0.00647039230769231</text:p>
              </table:table-cell>
              <table:table-cell office:value-type="float" office:value="0.00913426230769231">
                <text:p>0.00913426230769231</text:p>
              </table:table-cell>
              <table:table-cell office:value-type="float" office:value="0.00647039230769231">
                <text:p>0.006470392307692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674820750738085">
                <text:p>0.00674820750738085</text:p>
              </table:table-cell>
              <table:table-cell office:value-type="float" office:value="0.00596188038461539">
                <text:p>0.00596188038461539</text:p>
              </table:table-cell>
              <table:table-cell office:value-type="float" office:value="0.00627269">
                <text:p>0.00627269</text:p>
              </table:table-cell>
              <table:table-cell office:value-type="float" office:value="0.008890435">
                <text:p>0.008890435</text:p>
              </table:table-cell>
              <table:table-cell office:value-type="float" office:value="0.00627269">
                <text:p>0.006272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742302825811894">
                <text:p>0.00742302825811894</text:p>
              </table:table-cell>
              <table:table-cell office:value-type="float" office:value="0.00582770692307692">
                <text:p>0.00582770692307692</text:p>
              </table:table-cell>
              <table:table-cell office:value-type="float" office:value="0.00612713">
                <text:p>0.00612713</text:p>
              </table:table-cell>
              <table:table-cell office:value-type="float" office:value="0.00868269153846154">
                <text:p>0.00868269153846154</text:p>
              </table:table-cell>
              <table:table-cell office:value-type="float" office:value="0.00612713">
                <text:p>0.006127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683256010122311">
                <text:p>0.00683256010122311</text:p>
              </table:table-cell>
              <table:table-cell office:value-type="float" office:value="0.00566643192307692">
                <text:p>0.00566643192307692</text:p>
              </table:table-cell>
              <table:table-cell office:value-type="float" office:value="0.00598765384615384">
                <text:p>0.00598765384615384</text:p>
              </table:table-cell>
              <table:table-cell office:value-type="float" office:value="0.00844808615384615">
                <text:p>0.00844808615384615</text:p>
              </table:table-cell>
              <table:table-cell office:value-type="float" office:value="0.00598765384615384">
                <text:p>0.005987653846153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83509067903838">
                <text:p>0.0083509067903838</text:p>
              </table:table-cell>
              <table:table-cell office:value-type="float" office:value="0.00553423653846154">
                <text:p>0.00553423653846154</text:p>
              </table:table-cell>
              <table:table-cell office:value-type="float" office:value="0.00584486769230769">
                <text:p>0.00584486769230769</text:p>
              </table:table-cell>
              <table:table-cell office:value-type="float" office:value="0.00829196346153846">
                <text:p>0.00829196346153846</text:p>
              </table:table-cell>
              <table:table-cell office:value-type="float" office:value="0.00584486769230769">
                <text:p>0.005844867692307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725432307043442">
                <text:p>0.00725432307043442</text:p>
              </table:table-cell>
              <table:table-cell office:value-type="float" office:value="0.00539663923076923">
                <text:p>0.00539663923076923</text:p>
              </table:table-cell>
              <table:table-cell office:value-type="float" office:value="0.00567604076923077">
                <text:p>0.00567604076923077</text:p>
              </table:table-cell>
              <table:table-cell office:value-type="float" office:value="0.00807046961538461">
                <text:p>0.00807046961538461</text:p>
              </table:table-cell>
              <table:table-cell office:value-type="float" office:value="0.00567604076923077">
                <text:p>0.005676040769230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47068747363981">
                <text:p>0.00447068747363981</text:p>
              </table:table-cell>
              <table:table-cell office:value-type="float" office:value="0.00525985846153846">
                <text:p>0.00525985846153846</text:p>
              </table:table-cell>
              <table:table-cell office:value-type="float" office:value="0.00556313076923077">
                <text:p>0.00556313076923077</text:p>
              </table:table-cell>
              <table:table-cell office:value-type="float" office:value="0.00790799769230769">
                <text:p>0.00790799769230769</text:p>
              </table:table-cell>
              <table:table-cell office:value-type="float" office:value="0.00556313076923077">
                <text:p>0.005563130769230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666385491353859">
                <text:p>0.00666385491353859</text:p>
              </table:table-cell>
              <table:table-cell office:value-type="float" office:value="0.00518396307692308">
                <text:p>0.00518396307692308</text:p>
              </table:table-cell>
              <table:table-cell office:value-type="float" office:value="0.00543419884615385">
                <text:p>0.00543419884615385</text:p>
              </table:table-cell>
              <table:table-cell office:value-type="float" office:value="0.00771132730769231">
                <text:p>0.00771132730769231</text:p>
              </table:table-cell>
              <table:table-cell office:value-type="float" office:value="0.00543419884615385">
                <text:p>0.005434198846153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506115563053564">
                <text:p>0.00506115563053564</text:p>
              </table:table-cell>
              <table:table-cell office:value-type="float" office:value="0.00505606961538462">
                <text:p>0.00505606961538462</text:p>
              </table:table-cell>
              <table:table-cell office:value-type="float" office:value="0.00528423384615385">
                <text:p>0.00528423384615385</text:p>
              </table:table-cell>
              <table:table-cell office:value-type="float" office:value="0.00753908">
                <text:p>0.00753908</text:p>
              </table:table-cell>
              <table:table-cell office:value-type="float" office:value="0.00528423384615385">
                <text:p>0.005284233846153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531421341206242">
                <text:p>0.00531421341206242</text:p>
              </table:table-cell>
              <table:table-cell office:value-type="float" office:value="0.00495051153846154">
                <text:p>0.00495051153846154</text:p>
              </table:table-cell>
              <table:table-cell office:value-type="float" office:value="0.00518227461538462">
                <text:p>0.00518227461538462</text:p>
              </table:table-cell>
              <table:table-cell office:value-type="float" office:value="0.00737255115384616">
                <text:p>0.00737255115384616</text:p>
              </table:table-cell>
              <table:table-cell office:value-type="float" office:value="0.00518227461538462">
                <text:p>0.005182274615384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573597638127372">
                <text:p>0.00573597638127372</text:p>
              </table:table-cell>
              <table:table-cell office:value-type="float" office:value="0.00482029538461538">
                <text:p>0.00482029538461538</text:p>
              </table:table-cell>
              <table:table-cell office:value-type="float" office:value="0.00506245423076923">
                <text:p>0.00506245423076923</text:p>
              </table:table-cell>
              <table:table-cell office:value-type="float" office:value="0.00724165769230769">
                <text:p>0.00724165769230769</text:p>
              </table:table-cell>
              <table:table-cell office:value-type="float" office:value="0.00506245423076923">
                <text:p>0.005062454230769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51455082243779">
                <text:p>0.0051455082243779</text:p>
              </table:table-cell>
              <table:table-cell office:value-type="float" office:value="0.00472000115384615">
                <text:p>0.00472000115384615</text:p>
              </table:table-cell>
              <table:table-cell office:value-type="float" office:value="0.00498649230769231">
                <text:p>0.00498649230769231</text:p>
              </table:table-cell>
              <table:table-cell office:value-type="float" office:value="0.00705206615384615">
                <text:p>0.00705206615384615</text:p>
              </table:table-cell>
              <table:table-cell office:value-type="float" office:value="0.00498649230769231">
                <text:p>0.004986492307692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13327709827077">
                <text:p>0.00413327709827077</text:p>
              </table:table-cell>
              <table:table-cell office:value-type="float" office:value="0.00461094038461539">
                <text:p>0.00461094038461539</text:p>
              </table:table-cell>
              <table:table-cell office:value-type="float" office:value="0.00487775730769231">
                <text:p>0.00487775730769231</text:p>
              </table:table-cell>
              <table:table-cell office:value-type="float" office:value="0.00692566423076923">
                <text:p>0.00692566423076923</text:p>
              </table:table-cell>
              <table:table-cell office:value-type="float" office:value="0.00487775730769231">
                <text:p>0.004877757307692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345845634753269">
                <text:p>0.00345845634753269</text:p>
              </table:table-cell>
              <table:table-cell office:value-type="float" office:value="0.00457699192307692">
                <text:p>0.00457699192307692</text:p>
              </table:table-cell>
              <table:table-cell office:value-type="float" office:value="0.00476045230769231">
                <text:p>0.00476045230769231</text:p>
              </table:table-cell>
              <table:table-cell office:value-type="float" office:value="0.00676292230769231">
                <text:p>0.00676292230769231</text:p>
              </table:table-cell>
              <table:table-cell office:value-type="float" office:value="0.00476045230769231">
                <text:p>0.004760452307692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438633487979755">
                <text:p>0.00438633487979755</text:p>
              </table:table-cell>
              <table:table-cell office:value-type="float" office:value="0.00442828846153846">
                <text:p>0.00442828846153846</text:p>
              </table:table-cell>
              <table:table-cell office:value-type="float" office:value="0.00465423615384615">
                <text:p>0.00465423615384615</text:p>
              </table:table-cell>
              <table:table-cell office:value-type="float" office:value="0.00669060307692308">
                <text:p>0.00669060307692308</text:p>
              </table:table-cell>
              <table:table-cell office:value-type="float" office:value="0.00465423615384615">
                <text:p>0.004654236153846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573597638127372">
                <text:p>0.00573597638127372</text:p>
              </table:table-cell>
              <table:table-cell office:value-type="float" office:value="0.00435788115384615">
                <text:p>0.00435788115384615</text:p>
              </table:table-cell>
              <table:table-cell office:value-type="float" office:value="0.00460837115384615">
                <text:p>0.00460837115384615</text:p>
              </table:table-cell>
              <table:table-cell office:value-type="float" office:value="0.00649478884615385">
                <text:p>0.00649478884615385</text:p>
              </table:table-cell>
              <table:table-cell office:value-type="float" office:value="0.00460837115384615">
                <text:p>0.004608371153846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548291859974694">
                <text:p>0.00548291859974694</text:p>
              </table:table-cell>
              <table:table-cell office:value-type="float" office:value="0.00427161038461539">
                <text:p>0.00427161038461539</text:p>
              </table:table-cell>
              <table:table-cell office:value-type="float" office:value="0.004492015">
                <text:p>0.004492015</text:p>
              </table:table-cell>
              <table:table-cell office:value-type="float" office:value="0.00643360076923077">
                <text:p>0.00643360076923077</text:p>
              </table:table-cell>
              <table:table-cell office:value-type="float" office:value="0.004492015">
                <text:p>0.0044920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522986081822016">
                <text:p>0.00522986081822016</text:p>
              </table:table-cell>
              <table:table-cell office:value-type="float" office:value="0.00421276115384615">
                <text:p>0.00421276115384615</text:p>
              </table:table-cell>
              <table:table-cell office:value-type="float" office:value="0.00442187346153846">
                <text:p>0.00442187346153846</text:p>
              </table:table-cell>
              <table:table-cell office:value-type="float" office:value="0.00632168115384615">
                <text:p>0.00632168115384615</text:p>
              </table:table-cell>
              <table:table-cell office:value-type="float" office:value="0.00442187346153846">
                <text:p>0.004421873461538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497680303669338">
                <text:p>0.00497680303669338</text:p>
              </table:table-cell>
              <table:table-cell office:value-type="float" office:value="0.00412159653846154">
                <text:p>0.00412159653846154</text:p>
              </table:table-cell>
              <table:table-cell office:value-type="float" office:value="0.004335825">
                <text:p>0.004335825</text:p>
              </table:table-cell>
              <table:table-cell office:value-type="float" office:value="0.00619893461538462">
                <text:p>0.00619893461538462</text:p>
              </table:table-cell>
              <table:table-cell office:value-type="float" office:value="0.004335825">
                <text:p>0.0043358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649514972585407">
                <text:p>0.00649514972585407</text:p>
              </table:table-cell>
              <table:table-cell office:value-type="float" office:value="0.004060635">
                <text:p>0.004060635</text:p>
              </table:table-cell>
              <table:table-cell office:value-type="float" office:value="0.00426761115384615">
                <text:p>0.00426761115384615</text:p>
              </table:table-cell>
              <table:table-cell office:value-type="float" office:value="0.00608025153846154">
                <text:p>0.00608025153846154</text:p>
              </table:table-cell>
              <table:table-cell office:value-type="float" office:value="0.00426761115384615">
                <text:p>0.004267611153846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539856600590468">
                <text:p>0.00539856600590468</text:p>
              </table:table-cell>
              <table:table-cell office:value-type="float" office:value="0.00398830076923077">
                <text:p>0.00398830076923077</text:p>
              </table:table-cell>
              <table:table-cell office:value-type="float" office:value="0.00417994461538462">
                <text:p>0.00417994461538462</text:p>
              </table:table-cell>
              <table:table-cell office:value-type="float" office:value="0.00596037653846154">
                <text:p>0.00596037653846154</text:p>
              </table:table-cell>
              <table:table-cell office:value-type="float" office:value="0.00417994461538462">
                <text:p>0.00417994461538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565162378743146">
                <text:p>0.00565162378743146</text:p>
              </table:table-cell>
              <table:table-cell office:value-type="float" office:value="0.00390570923076923">
                <text:p>0.00390570923076923</text:p>
              </table:table-cell>
              <table:table-cell office:value-type="float" office:value="0.00411856692307692">
                <text:p>0.00411856692307692</text:p>
              </table:table-cell>
              <table:table-cell office:value-type="float" office:value="0.00583470846153846">
                <text:p>0.00583470846153846</text:p>
              </table:table-cell>
              <table:table-cell office:value-type="float" office:value="0.00411856692307692">
                <text:p>0.004118566923076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447068747363981">
                <text:p>0.00447068747363981</text:p>
              </table:table-cell>
              <table:table-cell office:value-type="float" office:value="0.00384532192307692">
                <text:p>0.00384532192307692</text:p>
              </table:table-cell>
              <table:table-cell office:value-type="float" office:value="0.00402956076923077">
                <text:p>0.00402956076923077</text:p>
              </table:table-cell>
              <table:table-cell office:value-type="float" office:value="0.00573005307692308">
                <text:p>0.00573005307692308</text:p>
              </table:table-cell>
              <table:table-cell office:value-type="float" office:value="0.00402956076923077">
                <text:p>0.004029560769230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371151412905947">
                <text:p>0.00371151412905947</text:p>
              </table:table-cell>
              <table:table-cell office:value-type="float" office:value="0.00378896307692308">
                <text:p>0.00378896307692308</text:p>
              </table:table-cell>
              <table:table-cell office:value-type="float" office:value="0.00396994461538461">
                <text:p>0.00396994461538461</text:p>
              </table:table-cell>
              <table:table-cell office:value-type="float" office:value="0.00566518384615385">
                <text:p>0.00566518384615385</text:p>
              </table:table-cell>
              <table:table-cell office:value-type="float" office:value="0.00396994461538461">
                <text:p>0.003969944615384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489245044285112">
                <text:p>0.00489245044285112</text:p>
              </table:table-cell>
              <table:table-cell office:value-type="float" office:value="0.00369943192307692">
                <text:p>0.00369943192307692</text:p>
              </table:table-cell>
              <table:table-cell office:value-type="float" office:value="0.00390578461538462">
                <text:p>0.00390578461538462</text:p>
              </table:table-cell>
              <table:table-cell office:value-type="float" office:value="0.00554646">
                <text:p>0.00554646</text:p>
              </table:table-cell>
              <table:table-cell office:value-type="float" office:value="0.00390578461538462">
                <text:p>0.003905784615384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641079713201181">
                <text:p>0.00641079713201181</text:p>
              </table:table-cell>
              <table:table-cell office:value-type="float" office:value="0.00366592653846154">
                <text:p>0.00366592653846154</text:p>
              </table:table-cell>
              <table:table-cell office:value-type="float" office:value="0.00384784307692308">
                <text:p>0.00384784307692308</text:p>
              </table:table-cell>
              <table:table-cell office:value-type="float" office:value="0.00547684115384615">
                <text:p>0.00547684115384615</text:p>
              </table:table-cell>
              <table:table-cell office:value-type="float" office:value="0.00384784307692308">
                <text:p>0.003847843076923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55672711935892">
                <text:p>0.0055672711935892</text:p>
              </table:table-cell>
              <table:table-cell office:value-type="float" office:value="0.00359590346153846">
                <text:p>0.00359590346153846</text:p>
              </table:table-cell>
              <table:table-cell office:value-type="float" office:value="0.00378543807692308">
                <text:p>0.00378543807692308</text:p>
              </table:table-cell>
              <table:table-cell office:value-type="float" office:value="0.00537296269230769">
                <text:p>0.00537296269230769</text:p>
              </table:table-cell>
              <table:table-cell office:value-type="float" office:value="0.00378543807692308">
                <text:p>0.003785438076923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624209194432729">
                <text:p>0.00624209194432729</text:p>
              </table:table-cell>
              <table:table-cell office:value-type="float" office:value="0.00353080384615385">
                <text:p>0.00353080384615385</text:p>
              </table:table-cell>
              <table:table-cell office:value-type="float" office:value="0.00373233653846154">
                <text:p>0.00373233653846154</text:p>
              </table:table-cell>
              <table:table-cell office:value-type="float" office:value="0.00528347346153846">
                <text:p>0.00528347346153846</text:p>
              </table:table-cell>
              <table:table-cell office:value-type="float" office:value="0.00373233653846154">
                <text:p>0.003732336538461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598903416280051">
                <text:p>0.00598903416280051</text:p>
              </table:table-cell>
              <table:table-cell office:value-type="float" office:value="0.00347039192307692">
                <text:p>0.00347039192307692</text:p>
              </table:table-cell>
              <table:table-cell office:value-type="float" office:value="0.00367527846153846">
                <text:p>0.00367527846153846</text:p>
              </table:table-cell>
              <table:table-cell office:value-type="float" office:value="0.00523465692307692">
                <text:p>0.00523465692307692</text:p>
              </table:table-cell>
              <table:table-cell office:value-type="float" office:value="0.00367527846153846">
                <text:p>0.003675278461538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590468156895825">
                <text:p>0.00590468156895825</text:p>
              </table:table-cell>
              <table:table-cell office:value-type="float" office:value="0.00344490115384615">
                <text:p>0.00344490115384615</text:p>
              </table:table-cell>
              <table:table-cell office:value-type="float" office:value="0.00363214307692308">
                <text:p>0.00363214307692308</text:p>
              </table:table-cell>
              <table:table-cell office:value-type="float" office:value="0.00516273615384615">
                <text:p>0.00516273615384615</text:p>
              </table:table-cell>
              <table:table-cell office:value-type="float" office:value="0.00363214307692308">
                <text:p>0.003632143076923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641079713201181">
                <text:p>0.00641079713201181</text:p>
              </table:table-cell>
              <table:table-cell office:value-type="float" office:value="0.00338684730769231">
                <text:p>0.00338684730769231</text:p>
              </table:table-cell>
              <table:table-cell office:value-type="float" office:value="0.00356255961538462">
                <text:p>0.00356255961538462</text:p>
              </table:table-cell>
              <table:table-cell office:value-type="float" office:value="0.00506121076923077">
                <text:p>0.00506121076923077</text:p>
              </table:table-cell>
              <table:table-cell office:value-type="float" office:value="0.00356255961538462">
                <text:p>0.003562559615384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379586672290173">
                <text:p>0.00379586672290173</text:p>
              </table:table-cell>
              <table:table-cell office:value-type="float" office:value="0.00333062192307692">
                <text:p>0.00333062192307692</text:p>
              </table:table-cell>
              <table:table-cell office:value-type="float" office:value="0.00349891615384615">
                <text:p>0.00349891615384615</text:p>
              </table:table-cell>
              <table:table-cell office:value-type="float" office:value="0.00500186846153846">
                <text:p>0.00500186846153846</text:p>
              </table:table-cell>
              <table:table-cell office:value-type="float" office:value="0.00349891615384615">
                <text:p>0.003498916153846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700126528890763">
                <text:p>0.00700126528890763</text:p>
              </table:table-cell>
              <table:table-cell office:value-type="float" office:value="0.00329349538461538">
                <text:p>0.00329349538461538</text:p>
              </table:table-cell>
              <table:table-cell office:value-type="float" office:value="0.00349405">
                <text:p>0.00349405</text:p>
              </table:table-cell>
              <table:table-cell office:value-type="float" office:value="0.00493223846153846">
                <text:p>0.00493223846153846</text:p>
              </table:table-cell>
              <table:table-cell office:value-type="float" office:value="0.00349405">
                <text:p>0.003494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75073808519612">
                <text:p>0.0075073808519612</text:p>
              </table:table-cell>
              <table:table-cell office:value-type="float" office:value="0.00320067269230769">
                <text:p>0.00320067269230769</text:p>
              </table:table-cell>
              <table:table-cell office:value-type="float" office:value="0.00340510615384615">
                <text:p>0.00340510615384615</text:p>
              </table:table-cell>
              <table:table-cell office:value-type="float" office:value="0.00485921192307692">
                <text:p>0.00485921192307692</text:p>
              </table:table-cell>
              <table:table-cell office:value-type="float" office:value="0.00340510615384615">
                <text:p>0.003405106153846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683256010122311">
                <text:p>0.00683256010122311</text:p>
              </table:table-cell>
              <table:table-cell office:value-type="float" office:value="0.00320659576923077">
                <text:p>0.00320659576923077</text:p>
              </table:table-cell>
              <table:table-cell office:value-type="float" office:value="0.00333274269230769">
                <text:p>0.00333274269230769</text:p>
              </table:table-cell>
              <table:table-cell office:value-type="float" office:value="0.00478212730769231">
                <text:p>0.00478212730769231</text:p>
              </table:table-cell>
              <table:table-cell office:value-type="float" office:value="0.00333274269230769">
                <text:p>0.003332742692307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776043863348798">
                <text:p>0.00776043863348798</text:p>
              </table:table-cell>
              <table:table-cell office:value-type="float" office:value="0.00316257192307692">
                <text:p>0.00316257192307692</text:p>
              </table:table-cell>
              <table:table-cell office:value-type="float" office:value="0.00332072">
                <text:p>0.00332072</text:p>
              </table:table-cell>
              <table:table-cell office:value-type="float" office:value="0.00471232807692308">
                <text:p>0.00471232807692308</text:p>
              </table:table-cell>
              <table:table-cell office:value-type="float" office:value="0.00332072">
                <text:p>0.003320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843525938422606">
                <text:p>0.00843525938422606</text:p>
              </table:table-cell>
              <table:table-cell office:value-type="float" office:value="0.00311582884615385">
                <text:p>0.00311582884615385</text:p>
              </table:table-cell>
              <table:table-cell office:value-type="float" office:value="0.00325744576923077">
                <text:p>0.00325744576923077</text:p>
              </table:table-cell>
              <table:table-cell office:value-type="float" office:value="0.00467309038461539">
                <text:p>0.00467309038461539</text:p>
              </table:table-cell>
              <table:table-cell office:value-type="float" office:value="0.00325744576923077">
                <text:p>0.003257445769230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98692534795445">
                <text:p>0.0098692534795445</text:p>
              </table:table-cell>
              <table:table-cell office:value-type="float" office:value="0.00307412423076923">
                <text:p>0.00307412423076923</text:p>
              </table:table-cell>
              <table:table-cell office:value-type="float" office:value="0.00324321692307692">
                <text:p>0.00324321692307692</text:p>
              </table:table-cell>
              <table:table-cell office:value-type="float" office:value="0.00459515730769231">
                <text:p>0.00459515730769231</text:p>
              </table:table-cell>
              <table:table-cell office:value-type="float" office:value="0.00324321692307692">
                <text:p>0.003243216923076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15563053563897">
                <text:p>0.0115563053563897</text:p>
              </table:table-cell>
              <table:table-cell office:value-type="float" office:value="0.00302965615384615">
                <text:p>0.00302965615384615</text:p>
              </table:table-cell>
              <table:table-cell office:value-type="float" office:value="0.00319950192307692">
                <text:p>0.00319950192307692</text:p>
              </table:table-cell>
              <table:table-cell office:value-type="float" office:value="0.00450987730769231">
                <text:p>0.00450987730769231</text:p>
              </table:table-cell>
              <table:table-cell office:value-type="float" office:value="0.00319950192307692">
                <text:p>0.003199501923076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28215942640236">
                <text:p>0.0128215942640236</text:p>
              </table:table-cell>
              <table:table-cell office:value-type="float" office:value="0.00299364615384615">
                <text:p>0.00299364615384615</text:p>
              </table:table-cell>
              <table:table-cell office:value-type="float" office:value="0.00315511115384615">
                <text:p>0.00315511115384615</text:p>
              </table:table-cell>
              <table:table-cell office:value-type="float" office:value="0.00448446769230769">
                <text:p>0.00448446769230769</text:p>
              </table:table-cell>
              <table:table-cell office:value-type="float" office:value="0.00315511115384615">
                <text:p>0.003155111153846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53521720792914">
                <text:p>0.0153521720792914</text:p>
              </table:table-cell>
              <table:table-cell office:value-type="float" office:value="0.00294908615384615">
                <text:p>0.00294908615384615</text:p>
              </table:table-cell>
              <table:table-cell office:value-type="float" office:value="0.00309334846153846">
                <text:p>0.00309334846153846</text:p>
              </table:table-cell>
              <table:table-cell office:value-type="float" office:value="0.00440798653846154">
                <text:p>0.00440798653846154</text:p>
              </table:table-cell>
              <table:table-cell office:value-type="float" office:value="0.00309334846153846">
                <text:p>0.003093348461538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23154787009701">
                <text:p>0.0123154787009701</text:p>
              </table:table-cell>
              <table:table-cell office:value-type="float" office:value="0.00291077538461538">
                <text:p>0.00291077538461538</text:p>
              </table:table-cell>
              <table:table-cell office:value-type="float" office:value="0.00304482653846154">
                <text:p>0.00304482653846154</text:p>
              </table:table-cell>
              <table:table-cell office:value-type="float" office:value="0.00436236115384615">
                <text:p>0.00436236115384615</text:p>
              </table:table-cell>
              <table:table-cell office:value-type="float" office:value="0.00304482653846154">
                <text:p>0.003044826538461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72458878110502">
                <text:p>0.0272458878110502</text:p>
              </table:table-cell>
              <table:table-cell office:value-type="float" office:value="0.002868805">
                <text:p>0.002868805</text:p>
              </table:table-cell>
              <table:table-cell office:value-type="float" office:value="0.00301472653846154">
                <text:p>0.00301472653846154</text:p>
              </table:table-cell>
              <table:table-cell office:value-type="float" office:value="0.00428109423076923">
                <text:p>0.00428109423076923</text:p>
              </table:table-cell>
              <table:table-cell office:value-type="float" office:value="0.00301472653846154">
                <text:p>0.00301472653846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